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ヒラギノ角ゴシック" svg:font-family="ヒラギノ角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standard">
      <style:graphic-properties draw:stroke="dash" draw:stroke-dash="Dot" svg:stroke-color="#000000" svg:stroke-linecap="butt" draw:fill="solid" draw:fill-color="#ffffff" draw:textarea-horizontal-align="justify" draw:textarea-vertical-align="middle" draw:auto-grow-height="false" fo:min-height="1.264cm" fo:min-width="7.314cm"/>
    </style:style>
    <style:style style:name="gr3" style:family="graphic" style:parent-style-name="standard">
      <style:graphic-properties draw:stroke="dash" draw:stroke-dash="Dot" svg:stroke-color="#000000" svg:stroke-linecap="butt" draw:fill="solid" draw:fill-color="#ffffff" draw:textarea-horizontal-align="justify" draw:textarea-vertical-align="middle" draw:auto-grow-height="false" fo:min-height="1.194cm" fo:min-width="7.244cm"/>
    </style:style>
    <style:style style:name="gr4" style:family="graphic" style:parent-style-name="standard">
      <style:graphic-properties draw:stroke="none" draw:fill-color="#808080" draw:textarea-horizontal-align="justify" draw:textarea-vertical-align="middle" draw:auto-grow-height="false" fo:min-height="0.1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159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1.526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829cm" fo:padding-top="0cm" fo:padding-bottom="0cm" fo:padding-left="0cm" fo:padding-right="0cm"/>
      <style:paragraph-properties style:writing-mode="lr-tb"/>
    </style:style>
    <style:style style:name="gr9" style:family="graphic">
      <style:graphic-properties style:writing-mode="lr-tb"/>
    </style:style>
    <style:style style:name="gr10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439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18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45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425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87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01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69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7cm" fo:min-width="1.357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3cm" fo:min-width="1.018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86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07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4cm" fo:min-width="1.954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0.8cm" fo:min-width="1.6cm" fo:padding-top="0cm" fo:padding-bottom="0cm" fo:padding-left="0cm" fo:padding-right="0cm" style:writing-mode="lr-tb"/>
      <style:paragraph-properties style:writing-mode="lr-tb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0.4cm" fo:min-width="1.4cm" fo:padding-top="0cm" fo:padding-bottom="0cm" fo:padding-left="0cm" fo:padding-right="0cm" style:writing-mode="lr-tb"/>
      <style:paragraph-properties style:writing-mode="lr-tb"/>
    </style:style>
    <style:style style:name="gr25" style:family="graphic" style:parent-style-name="objectwithoutfill">
      <style:graphic-properties svg:stroke-color="#000000" draw:marker-end="Arrowheads_20_2" draw:fill="none" draw:textarea-vertical-align="middle"/>
    </style:style>
    <style:style style:name="gr26" style:family="graphic" style:parent-style-name="standard">
      <style:graphic-properties svg:stroke-color="#000000" draw:fill="none" draw:textarea-horizontal-align="justify" draw:textarea-vertical-align="middle" draw:auto-grow-height="false" fo:min-height="0.8cm" fo:min-width="2cm" fo:padding-top="0cm" fo:padding-bottom="0cm" fo:padding-left="0cm" fo:padding-right="0cm" style:writing-mode="lr-tb"/>
      <style:paragraph-properties style:writing-mode="lr-tb"/>
    </style:style>
    <style:style style:name="gr27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min-height="0.12cm" fo:min-width="2.67cm" fo:padding-top="0.14cm" fo:padding-bottom="0.14cm" fo:padding-left="0.265cm" fo:padding-right="0.265cm"/>
    </style:style>
    <style:style style:name="gr28" style:family="graphic" style:parent-style-name="objectwithoutfill">
      <style:graphic-properties svg:stroke-color="#000000" draw:marker-start="Arrowheads_20_3" draw:marker-end="Arrowheads_20_3" draw:fill="none" draw:textarea-vertical-align="middle"/>
    </style:style>
    <style:style style:name="gr29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min-height="0.92cm" fo:min-width="2.67cm" fo:padding-top="0.14cm" fo:padding-bottom="0.14cm" fo:padding-left="0.265cm" fo:padding-right="0.265cm"/>
    </style:style>
    <style:style style:name="gr30" style:family="graphic" style:parent-style-name="objectwithoutfill">
      <style:graphic-properties draw:stroke="dash" draw:stroke-dash="Dot" svg:stroke-color="#000000" svg:stroke-linecap="butt" draw:fill="none" draw:textarea-vertical-align="middle"/>
    </style:style>
    <style:style style:name="gr31" style:family="graphic" style:parent-style-name="standard">
      <style:graphic-properties draw:stroke="dash" draw:stroke-dash="Dot" svg:stroke-width="0.02cm" svg:stroke-color="#3465a4" draw:marker-start-width="0.23cm" draw:marker-end-width="0.23cm" svg:stroke-linecap="butt" draw:fill="none" draw:textarea-horizontal-align="justify" draw:textarea-vertical-align="middle" draw:auto-grow-height="false" fo:min-height="1.606cm" fo:min-width="2.756cm" fo:padding-top="0.135cm" fo:padding-bottom="0.135cm" fo:padding-left="0.26cm" fo:padding-right="0.26cm"/>
    </style:style>
    <style:style style:name="gr32" style:family="graphic" style:parent-style-name="standard">
      <style:graphic-properties draw:stroke="dash" draw:stroke-dash="Dot" svg:stroke-width="0.02cm" svg:stroke-color="#3465a4" draw:marker-start-width="0.23cm" draw:marker-end-width="0.23cm" svg:stroke-linecap="butt" draw:fill="none" draw:textarea-horizontal-align="justify" draw:textarea-vertical-align="middle" draw:auto-grow-height="false" fo:min-height="1.605cm" fo:min-width="2.756cm" fo:padding-top="0.135cm" fo:padding-bottom="0.135cm" fo:padding-left="0.26cm" fo:padding-right="0.26cm"/>
    </style:style>
    <style:style style:name="gr33" style:family="graphic" style:parent-style-name="standard">
      <style:graphic-properties draw:stroke="dash" draw:stroke-dash="Dot" svg:stroke-width="0.02cm" svg:stroke-color="#3465a4" draw:marker-start-width="0.23cm" draw:marker-end-width="0.23cm" svg:stroke-linecap="butt" draw:fill="none" draw:textarea-horizontal-align="justify" draw:textarea-vertical-align="middle" draw:auto-grow-height="false" fo:min-height="1.604cm" fo:min-width="2.756cm" fo:padding-top="0.135cm" fo:padding-bottom="0.135cm" fo:padding-left="0.26cm" fo:padding-right="0.26cm"/>
    </style:style>
    <style:style style:name="gr34" style:family="graphic" style:parent-style-name="objectwithoutfill">
      <style:graphic-properties draw:stroke="dash" draw:stroke-dash="Dot" svg:stroke-width="0.02cm" svg:stroke-color="#3465a4" draw:marker-start-width="0.23cm" draw:marker-end-width="0.23cm" svg:stroke-linecap="butt" draw:fill="none" draw:textarea-vertical-align="middle" fo:padding-top="0.135cm" fo:padding-bottom="0.135cm" fo:padding-left="0.26cm" fo:padding-right="0.2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22cm" fo:padding-top="0cm" fo:padding-bottom="0cm" fo:padding-left="0cm" fo:padding-right="0cm"/>
      <style:paragraph-properties style:writing-mode="lr-tb"/>
    </style:style>
    <style:style style:name="gr36" style:family="graphic" style:parent-style-name="objectwithoutfill">
      <style:graphic-properties svg:stroke-color="#000000" draw:marker-end="Arrowheads_20_4" draw:fill="none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43cm" fo:padding-top="0cm" fo:padding-bottom="0cm" fo:padding-left="0cm" fo:padding-right="0cm"/>
      <style:paragraph-properties style:writing-mode="lr-tb"/>
    </style:style>
    <style:style style:name="gr38" style:family="graphic" style:parent-style-name="objectwithoutfill">
      <style:graphic-properties svg:stroke-width="0.02cm" svg:stroke-color="#000000" draw:marker-start-width="0.23cm" draw:marker-end="Arrowheads_20_5" draw:marker-end-width="0.23cm" draw:fill="none" draw:textarea-vertical-align="middle" fo:padding-top="0.135cm" fo:padding-bottom="0.135cm" fo:padding-left="0.26cm" fo:padding-right="0.2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34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41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57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73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09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79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15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152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99cm" fo:padding-top="0cm" fo:padding-bottom="0cm" fo:padding-left="0cm" fo:padding-right="0cm"/>
      <style:paragraph-properties style:writing-mode="lr-tb"/>
    </style:style>
    <style:style style:name="gr48" style:family="graphic" style:parent-style-name="objectwithoutfill">
      <style:graphic-properties draw:fill="none" draw:textarea-vertical-align="middle"/>
    </style:style>
    <style:style style:name="gr49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cm" fo:min-width="0cm"/>
    </style:style>
    <style:style style:name="gr50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51" style:family="graphic" style:parent-style-name="standard">
      <style:graphic-properties draw:stroke="none" svg:stroke-color="#000000" draw:fill-color="#c9211e" draw:textarea-horizontal-align="justify" draw:textarea-vertical-align="middle" draw:auto-grow-height="false" fo:min-height="0cm" fo:min-width="0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69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54" style:family="graphic" style:parent-style-name="standard">
      <style:graphic-properties draw:stroke="dash" draw:stroke-dash="Dot" svg:stroke-color="#808080" svg:stroke-linecap="butt" draw:fill="none" draw:fill-color="#ffffff" draw:textarea-horizontal-align="justify" draw:textarea-vertical-align="middle" draw:auto-grow-height="false" fo:min-height="1.264cm" fo:min-width="7.314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61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dash" draw:stroke-dash="Dot" svg:stroke-color="#000000" svg:stroke-linecap="butt" draw:fill="none" draw:textarea-horizontal-align="justify" draw:textarea-vertical-align="middle" draw:auto-grow-height="false" fo:min-height="0.15cm" fo:min-width="7.8cm"/>
    </style:style>
    <style:style style:name="gr57" style:family="graphic" style:parent-style-name="standard">
      <style:graphic-properties draw:stroke="dash" draw:stroke-dash="Dot" svg:stroke-color="#000000" svg:stroke-linecap="butt" draw:fill="none" draw:fill-color="#ffffff" draw:textarea-horizontal-align="justify" draw:textarea-vertical-align="middle" draw:auto-grow-height="false" fo:min-height="2.002cm" fo:min-width="2.856cm"/>
    </style:style>
    <style:style style:name="gr58" style:family="graphic" style:parent-style-name="standard">
      <style:graphic-properties draw:stroke="dash" draw:stroke-dash="Dot" svg:stroke-color="#000000" svg:stroke-linecap="butt" draw:fill="none" draw:fill-color="#ffffff" draw:textarea-horizontal-align="justify" draw:textarea-vertical-align="middle" draw:auto-grow-height="false" fo:min-height="2.044cm" fo:min-width="1.098cm"/>
    </style:style>
    <style:style style:name="gr59" style:family="graphic" style:parent-style-name="standard">
      <style:graphic-properties draw:stroke="dash" draw:stroke-dash="Dot" svg:stroke-color="#000000" svg:stroke-linecap="butt" draw:fill="none" draw:fill-color="#ffffff" draw:textarea-horizontal-align="justify" draw:textarea-vertical-align="middle" draw:auto-grow-height="false" fo:min-height="2.044cm" fo:min-width="1.097cm"/>
    </style:style>
    <style:style style:name="gr60" style:family="graphic" style:parent-style-name="objectwithoutfill">
      <style:graphic-properties svg:stroke-color="#808080" draw:fill="none" draw:textarea-vertical-align="middle"/>
    </style:style>
    <style:style style:name="gr61" style:family="graphic" style:parent-style-name="standard">
      <style:graphic-properties draw:stroke="none" svg:stroke-color="#000000" draw:fill-color="#00a933" draw:textarea-horizontal-align="justify" draw:textarea-vertical-align="middle" draw:auto-grow-height="false" fo:min-height="0cm" fo:min-width="0cm"/>
    </style:style>
    <style:style style:name="gr62" style:family="graphic" style:parent-style-name="standard">
      <style:graphic-properties draw:stroke="dash" draw:stroke-dash="Dot" svg:stroke-color="#c9211e" svg:stroke-linecap="butt" draw:fill="none" draw:textarea-horizontal-align="justify" draw:textarea-vertical-align="middle" draw:auto-grow-height="false" fo:min-height="1.888cm" fo:min-width="0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1.907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554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341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521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64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71cm" fo:min-width="1.357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41cm" fo:min-width="1.018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89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1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24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min-height="0.52cm" fo:min-width="2.67cm" fo:padding-top="0.14cm" fo:padding-bottom="0.14cm" fo:padding-left="0.265cm" fo:padding-right="0.265cm"/>
    </style:style>
    <style:style style:name="gr74" style:family="graphic" style:parent-style-name="standard">
      <style:graphic-properties draw:stroke="dash" draw:stroke-dash="Dot" svg:stroke-width="0.02cm" svg:stroke-color="#3465a4" draw:marker-start-width="0.23cm" draw:marker-end-width="0.23cm" svg:stroke-linecap="butt" draw:fill="none" draw:textarea-horizontal-align="justify" draw:textarea-vertical-align="middle" draw:auto-grow-height="false" fo:min-height="1.418cm" fo:min-width="2.768cm" fo:padding-top="0.135cm" fo:padding-bottom="0.135cm" fo:padding-left="0.26cm" fo:padding-right="0.26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85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71cm" fo:min-width="1.018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41cm" fo:min-width="0.679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52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17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09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9.646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156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207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18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1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1cm" fo:min-width="1.018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64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02cm" fo:padding-top="0cm" fo:padding-bottom="0cm" fo:padding-left="0cm" fo:padding-right="0cm"/>
      <style:paragraph-properties style:writing-mode="lr-tb"/>
    </style:style>
    <style:style style:name="gr89" style:family="graphic" style:parent-style-name="objectwithoutfill">
      <style:graphic-properties svg:stroke-color="#000000" draw:marker-start="Arrowheads_20_1" draw:marker-end="Arrowheads_20_1" draw:fill="none" draw:textarea-vertical-align="middle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8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05cm" fo:min-width="1.018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-color="#808080"/>
      <style:paragraph-properties fo:text-align="center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style:font-name="DejaVu Sans Mono1" fo:font-size="8pt" style:font-size-asian="8pt" style:font-size-complex="8pt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style:paragraph-properties fo:line-height="80%"/>
    </style:style>
    <style:style style:name="P9" style:family="paragraph">
      <loext:graphic-properties draw:fill="none" draw:fill-color="#ffffff"/>
      <style:paragraph-properties fo:line-height="80%"/>
      <style:text-properties style:font-name="DejaVu Sans Mono1" fo:font-size="8pt" style:font-size-asian="8pt" style:font-size-complex="8pt"/>
    </style:style>
    <style:style style:name="P10" style:family="paragraph">
      <style:text-properties fo:font-size="8pt" style:font-size-asian="8pt" style:font-size-complex="8pt"/>
    </style:style>
    <style:style style:name="P11" style:family="paragraph">
      <style:paragraph-properties fo:text-align="center"/>
      <style:text-properties fo:font-size="10pt" style:font-size-asian="10pt" style:font-size-complex="10pt"/>
    </style:style>
    <style:style style:name="P12" style:family="paragraph">
      <loext:graphic-properties draw:fill="none"/>
      <style:paragraph-properties fo:text-align="center" style:writing-mode="lr-tb"/>
      <style:text-properties fo:font-size="10pt" style:font-size-asian="10pt" style:font-size-complex="10pt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-color="#c9211e"/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</style:style>
    <style:style style:name="P16" style:family="paragraph">
      <loext:graphic-properties draw:fill-color="#00a933"/>
      <style:paragraph-properties fo:text-align="center"/>
    </style:style>
    <style:style style:name="P17" style:family="paragraph">
      <loext:graphic-properties draw:fill="none" draw:fill-color="#ffffff"/>
      <style:text-properties style:font-name="DejaVu Sans Mono1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DejaVu Sans Mono1" fo:font-size="8pt" style:font-size-asian="8pt" style:font-size-complex="8pt"/>
    </style:style>
    <style:style style:name="T4" style:family="text">
      <style:text-properties fo:color="#c9211e" loext:opacity="100%" style:font-name="DejaVu Sans Mono1" fo:font-size="8pt" style:font-size-asian="8pt" style:font-size-complex="8pt"/>
    </style:style>
    <style:style style:name="T5" style:family="text">
      <style:text-properties fo:color="#000000" loext:opacity="100%" style:font-name="DejaVu Sans Mono1" fo:font-size="8pt" style:font-size-asian="8pt" style:font-size-complex="8pt"/>
    </style:style>
    <style:style style:name="T6" style:family="text">
      <style:text-properties style:font-name="DejaVu Sans Mono1" fo:font-size="10pt" style:font-size-asian="10pt" style:font-size-complex="10pt"/>
    </style:style>
    <style:style style:name="T7" style:family="text">
      <style:text-properties fo:color="#999999" loext:opacity="100%" style:font-name="DejaVu Sans Mono1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5cm" svg:y1="15.5cm" svg:x2="6.1cm" svg:y2="16.1cm">
          <text:p/>
        </draw:line>
        <draw:custom-shape draw:style-name="gr2" draw:text-style-name="P2" draw:layer="layout" svg:width="7.9cm" svg:height="1.6cm" svg:x="1.802cm" svg:y="12.202cm">
          <text:p/>
          <draw:enhanced-geometry svg:viewBox="0 0 21600 21600" draw:path-stretchpoint-x="10800" draw:path-stretchpoint-y="10800" draw:text-areas="?f3 ?f4 ?f5 ?f6" draw:type="round-rectangle" draw:modifiers="1983.260462211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7.9cm" svg:height="1.6cm" svg:x="1.6cm" svg:y="12.4cm">
          <text:p/>
          <draw:enhanced-geometry svg:viewBox="0 0 21600 21600" draw:path-stretchpoint-x="10800" draw:path-stretchpoint-y="10800" draw:text-areas="?f3 ?f4 ?f5 ?f6" draw:type="round-rectangle" draw:modifiers="1983.260462211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0.3cm" svg:height="0.4cm" svg:x="2.7cm" svg:y="4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301cm" svg:height="0.4cm" svg:x="5.1cm" svg:y="4.6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301cm" svg:height="0.4cm" svg:x="3.5cm" svg:y="4.6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391cm" svg:height="0.395cm" svg:x="19.5cm" svg:y="0.5cm">
          <draw:text-box>
            <text:p><text:span text:style-name="T1">10</text:span></text:p>
          </draw:text-box>
        </draw:frame>
        <draw:frame draw:style-name="gr6" draw:text-style-name="P5" draw:layer="layout" svg:width="0.159cm" svg:height="0.319cm" svg:x="19.101cm" svg:y="0.501cm">
          <draw:text-box>
            <text:p><text:span text:style-name="T2">8</text:span></text:p>
          </draw:text-box>
        </draw:frame>
        <draw:frame draw:style-name="gr7" draw:text-style-name="P6" draw:layer="layout" svg:width="1.526cm" svg:height="0.661cm" svg:x="18.502cm" svg:y="1.002cm">
          <draw:text-box>
            <text:p><text:span text:style-name="T3">(A,T,G,C)</text:span></text:p>
            <text:p><text:span text:style-name="T3">(0,1,2,3)</text:span></text:p>
          </draw:text-box>
        </draw:frame>
        <draw:frame draw:style-name="gr8" draw:text-style-name="P4" draw:layer="layout" svg:width="3.829cm" svg:height="0.395cm" svg:x="1.202cm" svg:y="8.204cm">
          <draw:text-box>
            <text:p><text:span text:style-name="T1">[Composite symbol sets]</text:span></text:p>
          </draw:text-box>
        </draw:frame>
        <draw:g draw:style-name="gr9">
          <svg:title>TexMaths</svg:title>
          <svg:desc>10§display§\Phi_0 
\subseteq
\left\{
(\sigma_0, \sigma_1, \sigma_2, \sigma_3)
\in
\mathbb{Z}_{k+1}^4
\,\middle|\,
\sigma_0 \!+\! \sigma_1 \!=\! k, 
\sigma_2 \!=\! \sigma_3 \!=\! 0
\right\}§svg§600§TRUE§</svg:desc>
          <draw:g>
            <draw:path draw:style-name="gr10" draw:text-style-name="P7" draw:layer="layout" svg:width="0.213cm" svg:height="0.238cm" svg:x="1.43cm" svg:y="8.742cm" svg:viewBox="0 0 214 239" svg:d="M121 192c54-4 93-37 93-72 0-37-40-68-93-73 0-6 0-13 0-19 0-12 0-17 33-17 4 0 8 0 12 0 0-4 0-7 0-11-13 1-46 1-60 1-15 0-47 0-59-1 0 4 0 7 0 11 4 0 7 0 11 0 34 0 34 4 34 17 0 6 0 13 0 19-54 6-92 38-92 73 0 36 39 67 92 72 0 6 0 13 0 20 0 12 0 17-34 17-4 0-7 0-11 0 0 3 0 7 0 10 12-1 45-1 59-1s47 0 60 1c0-3 0-7 0-10-4 0-8 0-12 0-33 0-33-5-33-17 0-7 0-14 0-20zM92 184c-50-6-57-42-57-64 0-18 4-58 57-65 0 43 0 86 0 129zM121 55c48 6 58 38 58 65 0 21-5 58-58 65 0-44 0-87 0-130z">
              <text:p/>
            </draw:path>
            <draw:path draw:style-name="gr10" draw:text-style-name="P7" draw:layer="layout" svg:width="0.113cm" svg:height="0.167cm" svg:x="1.677cm" svg:y="8.871cm" svg:viewBox="0 0 114 168" svg:d="M114 85c0-27-3-47-14-64-8-11-23-21-43-21-57 0-57 67-57 85s0 83 57 83 57-65 57-83zM57 161c-11 0-26-6-31-26-3-15-3-35-3-53s0-37 3-50c5-20 21-25 31-25 13 0 26 8 31 22 4 14 4 31 4 53 0 18 0 36-3 52-5 22-22 27-32 27z">
              <text:p/>
            </draw:path>
            <draw:path draw:style-name="gr10" draw:text-style-name="P7" draw:layer="layout" svg:width="0.213cm" svg:height="0.27cm" svg:x="1.949cm" svg:y="8.758cm" svg:viewBox="0 0 214 271" svg:d="M202 15c6 0 12-1 12-8s-6-7-12-7c-31 0-63 0-94 0-61 0-108 46-108 102s48 102 108 102c31 0 63 0 94 0 6 0 12 0 12-7s-6-7-12-7c-31 0-63 0-94 0-55 0-94-41-94-88s40-87 94-87c31 0 63 0 94 0zM19 257c-6 0-12 0-12 7s6 7 12 7c61 0 122 0 183 0 6 0 12 0 12-7s-6-7-12-7c-61 0-122 0-183 0z">
              <text:p/>
            </draw:path>
            <draw:path draw:style-name="gr10" draw:text-style-name="P7" draw:layer="layout" svg:width="0.124cm" svg:height="0.419cm" svg:x="2.33cm" svg:y="8.683cm" svg:viewBox="0 0 125 420" svg:d="M51 154c0 25-12 38-48 52-2 1-3 2-3 5 0 2 1 3 4 4 47 19 47 37 47 56 0 33 0 65 0 97 0 10 5 23 21 33 17 12 46 19 49 19s4 0 4-4c0-3 0-4-6-6-10-4-37-14-43-36-1-4-1-5-1-18 0-28 0-57 0-86 0-18 0-43-57-59 57-18 57-42 57-61 0-29 0-58 0-86 0-19 0-38 48-55 2-1 2-3 2-4 0-3-1-5-4-5s-52 12-65 35c-5 10-5 13-5 29 0 30 0 60 0 90z">
              <text:p/>
            </draw:path>
            <draw:path draw:style-name="gr10" draw:text-style-name="P7" draw:layer="layout" svg:width="0.081cm" svg:height="0.349cm" svg:x="2.53cm" svg:y="8.718cm" svg:viewBox="0 0 82 350" svg:d="M82 347c0-1 0-2-6-8-44-44-55-109-55-163 0-61 13-122 56-166 5-4 5-5 5-6 0-2-2-4-4-4-3 0-35 24-56 69-18 38-22 77-22 107 0 27 4 69 23 108 22 44 52 66 55 66 2 0 4-1 4-3z">
              <text:p/>
            </draw:path>
            <draw:path draw:style-name="gr10" draw:text-style-name="P7" draw:layer="layout" svg:width="0.184cm" svg:height="0.154cm" svg:x="2.646cm" svg:y="8.83cm" svg:viewBox="0 0 185 155" svg:d="M168 21c5 0 17 0 17-12 0-9-7-9-13-9-27 0-53 0-80 0-53 0-92 58-92 100 0 31 20 55 52 55 42 0 88-42 88-96 0-6 0-23-10-38 13 0 25 0 38 0zM53 148c-18 0-32-13-32-38 0-11 5-39 17-60 15-24 36-29 48-29 29 0 32 23 32 34 0 16-7 45-19 63-14 21-33 30-46 30z">
              <text:p/>
            </draw:path>
            <draw:path draw:style-name="gr10" draw:text-style-name="P7" draw:layer="layout" svg:width="0.113cm" svg:height="0.167cm" svg:x="2.846cm" svg:y="8.871cm" svg:viewBox="0 0 114 168" svg:d="M114 85c0-27-3-47-15-64-7-11-23-21-42-21-57 0-57 67-57 85s0 83 57 83 57-65 57-83zM57 161c-12 0-27-6-31-26-4-15-4-35-4-53s0-37 4-50c5-20 21-25 31-25 13 0 26 8 30 22s4 31 4 53c0 18 0 36-3 52-5 22-21 27-31 27z">
              <text:p/>
            </draw:path>
            <draw:path draw:style-name="gr10" draw:text-style-name="P7" draw:layer="layout" svg:width="0.04cm" svg:height="0.104cm" svg:x="3.021cm" svg:y="8.943cm" svg:viewBox="0 0 41 105" svg:d="M41 37c0-23-9-37-23-37-11 0-18 9-18 19 0 9 7 19 18 19 5 0 9-2 13-5 1-1 1-1 1-1 1 0 1 0 1 5 0 26-12 47-24 59-4 4-4 4-4 5 0 3 2 4 4 4 4 0 32-27 32-68z">
              <text:p/>
            </draw:path>
            <draw:path draw:style-name="gr10" draw:text-style-name="P7" draw:layer="layout" svg:width="0.185cm" svg:height="0.154cm" svg:x="3.16cm" svg:y="8.83cm" svg:viewBox="0 0 186 155" svg:d="M169 21c4 0 17 0 17-12 0-9-7-9-14-9-27 0-53 0-80 0-53 0-92 58-92 100 0 31 21 55 53 55 41 0 88-42 88-96 0-6 0-23-11-38 13 0 26 0 39 0zM53 148c-17 0-31-13-31-38 0-11 4-39 16-60 15-24 36-29 48-29 30 0 33 23 33 34 0 16-7 45-19 63-14 21-33 30-47 30z">
              <text:p/>
            </draw:path>
            <draw:path draw:style-name="gr10" draw:text-style-name="P7" draw:layer="layout" svg:width="0.089cm" svg:height="0.162cm" svg:x="3.374cm" svg:y="8.871cm" svg:viewBox="0 0 90 163" svg:d="M56 7c0-7-1-7-7-7-16 16-39 16-49 16 0 3 0 6 0 9 6 0 23 0 36-7 0 42 0 83 0 125 0 8 0 11-25 11-3 0-6 0-9 0 0 3 0 6 0 9 5 0 35-1 44-1 8 0 38 1 44 1 0-3 0-6 0-9-3 0-6 0-9 0-25 0-25-3-25-11 0-46 0-91 0-136z">
              <text:p/>
            </draw:path>
            <draw:path draw:style-name="gr10" draw:text-style-name="P7" draw:layer="layout" svg:width="0.041cm" svg:height="0.104cm" svg:x="3.535cm" svg:y="8.943cm" svg:viewBox="0 0 42 105" svg:d="M42 37c0-23-9-37-23-37-12 0-19 9-19 19 0 9 7 19 19 19 4 0 9-2 12-5 1-1 1-1 2-1 0 2 1 0 1 5 0 26-12 47-24 59-4 4-4 4-4 5 0 3 2 4 4 4 3 0 32-27 32-68z">
              <text:p/>
            </draw:path>
            <draw:path draw:style-name="gr10" draw:text-style-name="P7" draw:layer="layout" svg:width="0.185cm" svg:height="0.154cm" svg:x="3.675cm" svg:y="8.83cm" svg:viewBox="0 0 186 155" svg:d="M168 21c5 0 18 0 18-12 0-9-8-9-14-9-27 0-53 0-80 0-53 0-92 58-92 100 0 31 20 55 52 55 42 0 89-42 89-96 0-6 0-23-11-38 13 0 25 0 38 0zM53 148c-17 0-31-13-31-38 0-11 4-39 16-60 15-24 36-29 48-29 29 0 32 23 32 34 0 16-7 45-19 63-14 21-33 30-46 30z">
              <text:p/>
            </draw:path>
            <draw:path draw:style-name="gr10" draw:text-style-name="P7" draw:layer="layout" svg:width="0.107cm" svg:height="0.162cm" svg:x="3.878cm" svg:y="8.871cm" svg:viewBox="0 0 108 163" svg:d="M108 119c-3 0-5 0-8 0-1 5-3 19-6 22-2 1-21 1-25 1-15 0-30 0-45 0 26-22 34-29 49-41 18-14 35-30 35-53 0-30-26-48-57-48s-51 22-51 44c0 13 10 14 13 14 6 0 13-4 13-13 0-5-2-13-15-13 8-18 25-23 36-23 25 0 38 19 38 39 0 21-16 38-24 47-20 19-39 39-59 59-2 2-2 2-2 9 34 0 67 0 101 0 2-15 5-30 7-44z">
              <text:p/>
            </draw:path>
            <draw:path draw:style-name="gr10" draw:text-style-name="P7" draw:layer="layout" svg:width="0.04cm" svg:height="0.104cm" svg:x="4.05cm" svg:y="8.943cm" svg:viewBox="0 0 41 105" svg:d="M41 37c0-23-9-37-22-37-12 0-19 9-19 19 0 9 7 19 19 19 4 0 8-2 12-5 1-1 1-1 2-1 0 2 0 0 0 5 0 26-12 47-23 59-4 4-4 4-4 5 0 3 1 4 3 4 4 0 32-27 32-68z">
              <text:p/>
            </draw:path>
            <draw:path draw:style-name="gr10" draw:text-style-name="P7" draw:layer="layout" svg:width="0.185cm" svg:height="0.154cm" svg:x="4.189cm" svg:y="8.83cm" svg:viewBox="0 0 186 155" svg:d="M169 21c5 0 17 0 17-12 0-9-7-9-13-9-27 0-54 0-81 0-53 0-92 58-92 100 0 31 21 55 53 55 42 0 88-42 88-96 0-6 0-23-11-38 13 0 26 0 39 0zM53 148c-17 0-31-13-31-38 0-11 4-39 17-60 14-24 35-29 47-29 30 0 33 23 33 34 0 16-7 45-19 63-14 21-33 30-47 30z">
              <text:p/>
            </draw:path>
            <draw:path draw:style-name="gr10" draw:text-style-name="P7" draw:layer="layout" svg:width="0.112cm" svg:height="0.167cm" svg:x="4.39cm" svg:y="8.871cm" svg:viewBox="0 0 113 168" svg:d="M54 81c19 0 33 13 33 40 0 30-18 39-32 39-10 0-32-2-42-17 12 0 14-8 14-14 0-8-6-13-13-13s-14 4-14 14c0 23 26 38 55 38 35 0 58-23 58-47 0-19-16-39-43-44 26-10 36-28 36-43 0-19-23-34-50-34s-48 13-48 33c0 8 5 13 12 13 8 0 13-6 13-12 0-8-5-13-13-13 9-11 26-14 35-14 11 0 27 6 27 27 0 10-4 22-10 29-8 10-15 10-27 11-7 0-7 0-8 1-1 0-3 0-3 3s2 3 7 3c4 0 9 0 13 0z">
              <text:p/>
            </draw:path>
            <draw:path draw:style-name="gr10" draw:text-style-name="P7" draw:layer="layout" svg:width="0.081cm" svg:height="0.349cm" svg:x="4.554cm" svg:y="8.718cm" svg:viewBox="0 0 82 350" svg:d="M82 176c0-27-4-70-23-110-21-43-52-66-55-66-2 0-4 2-4 4 0 1 0 2 7 8 35 35 55 91 55 164 0 59-13 121-57 165-5 4-5 5-5 6 0 2 2 3 4 3 3 0 35-24 56-68 18-39 22-77 22-106z">
              <text:p/>
            </draw:path>
            <draw:path draw:style-name="gr10" draw:text-style-name="P7" draw:layer="layout" svg:width="0.175cm" svg:height="0.203cm" svg:x="4.798cm" svg:y="8.792cm" svg:viewBox="0 0 176 204" svg:d="M163 109c6 0 13 0 13-7s-7-7-13-7c-50 0-99 0-149 0 4-47 45-81 94-81 18 0 37 0 55 0 6 0 13 0 13-7s-7-7-13-7c-18 0-37 0-55 0-60 0-108 46-108 102s48 102 108 102c18 0 37 0 55 0 6 0 13 0 13-7s-7-7-13-7c-18 0-37 0-55 0-49 0-90-34-94-81 50 0 99 0 149 0z">
              <text:p/>
            </draw:path>
            <draw:path draw:style-name="gr10" draw:text-style-name="P7" draw:layer="layout" svg:width="0.213cm" svg:height="0.239cm" svg:x="5.11cm" svg:y="8.741cm" svg:viewBox="0 0 214 240" svg:d="M200 13c3-5 3-5 3-6 0-7-5-7-11-7-54 0-107 0-161 0-12 0-12 1-13 10-2 16-3 32-5 48 0 1-1 3-1 4 0 5 4 7 7 7s5-2 6-5c1-9 4-24 26-37 20-13 44-14 56-14 10 0 19 0 29 0-44 71-88 143-132 215-4 5-4 5-4 6 0 6 6 6 12 6 60 0 121 0 181 0 10 0 10-1 12-9 3-23 6-46 9-69 0-4-3-7-6-7-5 0-6 4-7 11-6 29-33 62-83 62-17 0-33 0-50 0 44-72 88-144 132-215zM30 13c6 0 13 0 19 0-10 5-16 11-20 15 0-5 1-10 1-15zM150 13c12 0 24 0 36 0-44 71-89 143-133 215-12 0-23 0-35 0 44-72 88-144 132-215zM169 228c10-6 19-13 27-23-1 7-2 11-3 23-8 0-16 0-24 0z">
              <text:p/>
            </draw:path>
            <draw:path draw:style-name="gr10" draw:text-style-name="P7" draw:layer="layout" svg:width="0.12cm" svg:height="0.165cm" svg:x="5.344cm" svg:y="8.671cm" svg:viewBox="0 0 121 166" svg:d="M121 125c0-3 0-6 0-8-9 0-18 0-27 0 0-37 0-73 0-110 0-5 0-7-6-7-3 0-4 0-6 4-27 38-55 75-82 113 0 2 0 5 0 8 24 0 49 0 73 0 0 7 0 14 0 21 0 8 0 11-20 11-2 0-5 0-7 0 0 3 0 6 0 9 12-1 28-1 37-1s25 0 37 1c0-3 0-6 0-9-2 0-4 0-6 0-20 0-20-3-20-11 0-7 0-14 0-21 9 0 18 0 27 0zM74 27c0 30 0 60 0 90-21 0-43 0-64 0 21-30 43-60 64-90z">
              <text:p/>
            </draw:path>
            <draw:path draw:style-name="gr10" draw:text-style-name="P7" draw:layer="layout" svg:width="0.12cm" svg:height="0.172cm" svg:x="5.353cm" svg:y="8.897cm" svg:viewBox="0 0 121 173" svg:d="M59 7c0-1 1-3 1-4s-1-3-4-3c-5 0-25 2-32 2-2 1-5 1-5 6 0 3 3 3 6 3 12 0 12 2 12 4s0 3-1 6c-11 46-23 92-34 139-2 4-2 4-2 5 0 4 3 8 9 8s9-5 11-10c0-1 11-45 12-48 17 2 32 7 32 20 0 1 0 2-1 5-1 4-1 5-1 8 0 17 14 25 26 25 24 0 21-26 31-38 0-3-3-3-4-3-3 0-3 1-5 6-2 11-9 28-21 28-7 0-9-6-9-13 0-4 0-4 2-11 0-1 1-5 1-7 0-22-30-26-40-27 7-4 16-12 21-16 12-12 24-23 38-23 3 0 6 1 8 3-10 2-13 10-13 14 0 5 5 9 10 9 7 0 14-5 14-16 0-8-6-17-19-17-14 0-26 10-39 22-10 9-18 17-29 21 8-33 17-65 25-98z">
              <text:p/>
            </draw:path>
            <draw:path draw:style-name="gr10" draw:text-style-name="P7" draw:layer="layout" svg:width="0.18cm" svg:height="0.18cm" svg:x="5.507cm" svg:y="8.915cm" svg:viewBox="0 0 181 181" svg:d="M97 97c25 0 50 0 75 0 4 0 9 0 9-6s-5-6-9-6c-25 0-50 0-75 0 0-25 0-51 0-76 0-3 0-9-6-9s-6 6-6 9c0 25 0 51 0 76-25 0-51 0-76 0-3 0-9 0-9 6s6 6 9 6c25 0 51 0 76 0 0 25 0 50 0 75 0 3 0 9 6 9s6-5 6-9c0-25 0-50 0-75z">
              <text:p/>
            </draw:path>
            <draw:path draw:style-name="gr10" draw:text-style-name="P7" draw:layer="layout" svg:width="0.088cm" svg:height="0.162cm" svg:x="5.732cm" svg:y="8.904cm" svg:viewBox="0 0 89 163" svg:d="M55 7c0-6 0-7-7-7-16 16-38 16-48 16 0 3 0 6 0 9 6 0 22 0 35-7 0 42 0 83 0 125 0 8 0 12-24 12-3 0-7 0-10 0 0 2 0 5 0 8 5 0 35-1 44-1 8 0 39 1 44 1 0-3 0-6 0-8-3 0-6 0-9 0-25 0-25-4-25-12 0-46 0-91 0-136z">
              <text:p/>
            </draw:path>
            <draw:path draw:style-name="gr10" draw:text-style-name="P7" draw:layer="layout" svg:width="0.014cm" svg:height="0.224cm" svg:x="5.972cm" svg:y="8.676cm" svg:viewBox="0 0 15 225" svg:d="M0 212c0 6 0 13 7 13 8 0 8-7 8-13 0-67 0-133 0-199 0-6 0-13-7-13-8 0-8 7-8 13 0 66 0 132 0 199z">
              <text:p/>
            </draw:path>
            <draw:path draw:style-name="gr10" draw:text-style-name="P7" draw:layer="layout" svg:width="0.014cm" svg:height="0.224cm" svg:x="5.972cm" svg:y="8.887cm" svg:viewBox="0 0 15 225" svg:d="M0 212c0 5 0 13 7 13 8 0 8-7 8-13 0-67 0-133 0-199 0-6 0-13-7-13-8 0-8 7-8 13 0 66 0 132 0 199z">
              <text:p/>
            </draw:path>
            <draw:path draw:style-name="gr10" draw:text-style-name="P7" draw:layer="layout" svg:width="0.185cm" svg:height="0.154cm" svg:x="6.11cm" svg:y="8.83cm" svg:viewBox="0 0 186 155" svg:d="M169 21c4 0 17 0 17-12 0-9-7-9-14-9-27 0-53 0-80 0-53 0-92 58-92 100 0 31 21 55 53 55 41 0 88-42 88-96 0-6 0-23-11-38 13 0 26 0 39 0zM53 148c-17 0-31-13-31-38 0-11 4-39 16-60 15-24 36-29 48-29 30 0 33 23 33 34 0 16-7 45-19 63-14 21-33 30-47 30z">
              <text:p/>
            </draw:path>
            <draw:path draw:style-name="gr10" draw:text-style-name="P7" draw:layer="layout" svg:width="0.114cm" svg:height="0.167cm" svg:x="6.31cm" svg:y="8.871cm" svg:viewBox="0 0 115 168" svg:d="M115 85c0-27-4-47-15-64-8-11-23-21-43-21-57 0-57 67-57 85s0 83 57 83 58-65 58-83zM57 161c-11 0-26-6-31-26-3-15-3-35-3-53s0-37 3-50c6-20 21-25 31-25 14 0 27 8 31 22s4 31 4 53c0 18 0 36-3 52-5 22-22 27-32 27z">
              <text:p/>
            </draw:path>
            <draw:path draw:style-name="gr10" draw:text-style-name="P7" draw:layer="layout" svg:width="0.233cm" svg:height="0.233cm" svg:x="6.494cm" svg:y="8.777cm" svg:viewBox="0 0 234 234" svg:d="M124 124c33 0 66 0 99 0 4 0 11 0 11-7s-7-7-11-7c-33 0-66 0-99 0 0-33 0-65 0-98 0-5 0-12-7-12s-7 7-7 12c0 33 0 65 0 98-33 0-65 0-98 0-5 0-12 0-12 7s7 7 12 7c33 0 65 0 98 0 0 32 0 65 0 98 0 5 0 12 7 12s7-7 7-12c0-33 0-66 0-98z">
              <text:p/>
            </draw:path>
            <draw:path draw:style-name="gr10" draw:text-style-name="P7" draw:layer="layout" svg:width="0.185cm" svg:height="0.154cm" svg:x="6.781cm" svg:y="8.83cm" svg:viewBox="0 0 186 155" svg:d="M169 21c4 0 17 0 17-12 0-9-8-9-14-9-27 0-53 0-80 0-53 0-92 58-92 100 0 31 21 55 53 55 41 0 88-42 88-96 0-6 0-23-11-38 13 0 26 0 39 0zM53 148c-17 0-31-13-31-38 0-11 4-39 16-60 15-24 36-29 48-29 30 0 32 23 32 34 0 16-7 45-19 63-13 21-32 30-46 30z">
              <text:p/>
            </draw:path>
            <draw:path draw:style-name="gr10" draw:text-style-name="P7" draw:layer="layout" svg:width="0.089cm" svg:height="0.162cm" svg:x="6.995cm" svg:y="8.871cm" svg:viewBox="0 0 90 163" svg:d="M56 7c0-7-1-7-8-7-15 16-38 16-48 16 0 3 0 6 0 9 6 0 22 0 36-7 0 42 0 83 0 125 0 8 0 11-25 11-3 0-6 0-9 0 0 3 0 6 0 9 4 0 35-1 44-1 7 0 38 1 44 1 0-3 0-6 0-9-3 0-7 0-10 0-24 0-24-3-24-11 0-46 0-91 0-136z">
              <text:p/>
            </draw:path>
            <draw:path draw:style-name="gr10" draw:text-style-name="P7" draw:layer="layout" svg:width="0.232cm" svg:height="0.081cm" svg:x="7.185cm" svg:y="8.853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10" draw:text-style-name="P7" draw:layer="layout" svg:width="0.158cm" svg:height="0.245cm" svg:x="7.497cm" svg:y="8.738cm" svg:viewBox="0 0 159 246" svg:d="M81 4c-1-1 0-4-4-4-8 0-34 3-43 4-3 0-7 0-7 7 0 4 3 4 9 4 16 0 17 2 17 6 0 2-1 5-1 7-17 67-34 134-51 202-1 4-1 5-1 7 0 8 7 9 10 9 5 0 10-3 12-7 2-3 17-67 20-76 12 1 40 7 40 30 0 3 0 4-1 7 0 5-1 9-1 13 0 20 14 33 32 33 11 0 20-5 28-17 9-16 13-35 13-36 0-3-4-3-5-3-3 0-3 1-5 6-7 26-15 43-30 43-7 0-11-4-11-16 0-6 1-14 2-19 2-6 2-8 2-11 0-23-22-33-52-37 11-6 22-18 30-26 17-19 33-34 50-34 2 0 3 0 3 1 5 0 5 0 8 2 1 1 1 1 1 2-17 1-20 15-20 19 0 5 4 12 14 12 9 0 19-8 19-21 0-11-8-22-24-22-10 0-26 2-51 30-12 14-26 28-39 33 12-50 24-99 36-148z">
              <text:p/>
            </draw:path>
            <draw:path draw:style-name="gr10" draw:text-style-name="P7" draw:layer="layout" svg:width="0.04cm" svg:height="0.104cm" svg:x="7.702cm" svg:y="8.943cm" svg:viewBox="0 0 41 105" svg:d="M41 37c0-23-9-37-23-37-11 0-18 9-18 19 0 9 7 19 18 19 4 0 9-2 13-5 1-1 1-1 1-1 1 0 1 0 1 5 0 26-12 47-24 59-4 4-4 4-4 5 0 3 2 4 4 4 4 0 32-27 32-68z">
              <text:p/>
            </draw:path>
            <draw:path draw:style-name="gr10" draw:text-style-name="P7" draw:layer="layout" svg:width="0.185cm" svg:height="0.154cm" svg:x="7.841cm" svg:y="8.83cm" svg:viewBox="0 0 186 155" svg:d="M169 21c4 0 17 0 17-12 0-9-8-9-14-9-27 0-53 0-80 0-53 0-92 58-92 100 0 31 21 55 53 55 41 0 88-42 88-96 0-6 0-23-11-38 13 0 26 0 39 0zM53 148c-17 0-31-13-31-38 0-11 4-39 16-60 15-24 36-29 48-29 30 0 32 23 32 34 0 16-7 45-19 63-13 21-32 30-46 30z">
              <text:p/>
            </draw:path>
            <draw:path draw:style-name="gr10" draw:text-style-name="P7" draw:layer="layout" svg:width="0.108cm" svg:height="0.162cm" svg:x="8.044cm" svg:y="8.871cm" svg:viewBox="0 0 109 163" svg:d="M109 119c-3 0-6 0-9 0 0 5-3 19-6 22-2 1-21 1-25 1-15 0-30 0-45 0 26-22 35-29 49-41 19-14 36-30 36-53 0-30-26-48-58-48-30 0-51 22-51 44 0 13 10 14 13 14 6 0 13-4 13-13 0-5-2-13-15-13 8-18 25-23 36-23 25 0 38 19 38 39 0 21-16 38-23 47-20 19-40 39-60 59-2 2-2 2-2 9 34 0 67 0 101 0 3-15 5-30 8-44z">
              <text:p/>
            </draw:path>
            <draw:path draw:style-name="gr10" draw:text-style-name="P7" draw:layer="layout" svg:width="0.232cm" svg:height="0.081cm" svg:x="8.245cm" svg:y="8.853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10" draw:text-style-name="P7" draw:layer="layout" svg:width="0.185cm" svg:height="0.154cm" svg:x="8.551cm" svg:y="8.83cm" svg:viewBox="0 0 186 155" svg:d="M168 21c5 0 18 0 18-12 0-9-8-9-14-9-27 0-53 0-80 0-53 0-92 58-92 100 0 31 21 55 52 55 42 0 89-42 89-96 0-6 0-23-11-38 13 0 25 0 38 0zM53 148c-17 0-31-13-31-38 0-11 4-39 16-60 15-24 36-29 48-29 29 0 32 23 32 34 0 16-7 45-19 63-13 21-32 30-46 30z">
              <text:p/>
            </draw:path>
            <draw:path draw:style-name="gr10" draw:text-style-name="P7" draw:layer="layout" svg:width="0.112cm" svg:height="0.167cm" svg:x="8.752cm" svg:y="8.871cm" svg:viewBox="0 0 113 168" svg:d="M53 81c20 0 33 13 33 40 0 30-17 39-32 39-9 0-31-2-41-17 11 0 14-8 14-14 0-8-6-13-14-13-7 0-13 4-13 14 0 23 25 38 55 38 34 0 58-23 58-47 0-19-16-39-43-44 26-10 35-28 35-43 0-19-23-34-50-34-28 0-48 13-48 33 0 8 6 13 13 13 8 0 12-6 12-12 0-8-4-13-12-13 9-11 26-14 35-14 11 0 26 6 26 27 0 10-3 22-10 29-8 10-15 10-27 11-6 0-7 0-8 1s-2 0-2 3 2 3 6 3 9 0 13 0z">
              <text:p/>
            </draw:path>
            <draw:path draw:style-name="gr10" draw:text-style-name="P7" draw:layer="layout" svg:width="0.232cm" svg:height="0.081cm" svg:x="8.955cm" svg:y="8.853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10" draw:text-style-name="P7" draw:layer="layout" svg:width="0.147cm" svg:height="0.239cm" svg:x="9.261cm" svg:y="8.748cm" svg:viewBox="0 0 148 240" svg:d="M148 121c0-28-2-56-14-82-16-33-45-39-60-39-21 0-47 9-61 42-11 24-13 51-13 79 0 27 1 58 16 85 15 28 41 34 58 34 19 0 45-7 61-39 11-25 13-52 13-80zM74 234c-14 0-35-9-41-43-4-21-4-53-4-74 0-22 0-45 3-64 7-42 33-45 42-45 11 0 35 6 41 41 4 19 4 46 4 68 0 26 0 50-4 73-5 33-25 44-41 44z">
              <text:p/>
            </draw:path>
            <draw:path draw:style-name="gr10" draw:text-style-name="P7" draw:layer="layout" svg:width="0.124cm" svg:height="0.419cm" svg:x="9.463cm" svg:y="8.683cm" svg:viewBox="0 0 125 420" svg:d="M75 266c0-12 0-32 45-50 4-2 5-2 5-5 0-1 0-4-3-4-47-19-47-38-47-58 0-33 0-65 0-97-1-19-17-30-22-33-15-11-45-19-49-19-3 0-4 2-4 5s1 4 4 4c46 18 46 36 46 55 0 28 0 57 0 86 0 19 0 43 57 61-57 18-57 38-57 60 0 29 0 58 0 86 0 18 0 36-45 53-4 2-5 2-5 6 0 2 1 4 4 4 1 0 47-9 63-32 8-10 8-18 8-31 0-30 0-60 0-91z">
              <text:p/>
            </draw:path>
          </draw:g>
        </draw:g>
        <draw:g draw:style-name="gr9">
          <svg:title>TexMaths</svg:title>
          <svg:desc>10§display§\Phi_1
\subseteq
\left\{
(\sigma_0, \sigma_1, \sigma_2, \sigma_3)
\in
\mathbb{Z}_{k+1}^4
\,\middle|\,
\sigma_0 \!=\! \sigma_1 \!=\! 0, 
\sigma_2 \!+\! \sigma_3 \!=\! k
\right\}§svg§600§TRUE§</svg:desc>
          <draw:g>
            <draw:path draw:style-name="gr10" draw:text-style-name="P7" draw:layer="layout" svg:width="0.213cm" svg:height="0.238cm" svg:x="1.43cm" svg:y="9.243cm" svg:viewBox="0 0 214 239" svg:d="M121 192c54-4 93-37 93-72 0-37-40-68-93-73 0-6 0-13 0-19 0-12 0-17 33-17 4 0 8 0 12 0 0-4 0-7 0-11-13 1-46 1-60 1-15 0-47 0-59-1 0 4 0 7 0 11 4 0 7 0 11 0 34 0 34 4 34 17 0 6 0 13 0 19-54 6-92 38-92 73 0 36 39 67 92 72 0 6 0 13 0 20 0 12 0 17-34 17-4 0-7 0-11 0 0 3 0 7 0 10 12-1 45-1 59-1s47 0 60 1c0-3 0-7 0-10-4 0-8 0-12 0-33 0-33-5-33-17 0-7 0-14 0-20zM92 184c-50-6-57-42-57-64 0-18 4-58 57-65 0 43 0 86 0 129zM121 55c48 6 58 38 58 65 0 21-5 58-58 65 0-44 0-87 0-130z">
              <text:p/>
            </draw:path>
            <draw:path draw:style-name="gr10" draw:text-style-name="P7" draw:layer="layout" svg:width="0.089cm" svg:height="0.162cm" svg:x="1.691cm" svg:y="9.372cm" svg:viewBox="0 0 90 163" svg:d="M56 7c0-7-1-7-8-7-15 16-38 16-48 16 0 3 0 6 0 9 6 0 22 0 36-7 0 42 0 83 0 125 0 8 0 11-25 11-3 0-6 0-9 0 0 3 0 6 0 9 4 0 35-1 44-1 7 0 38 1 44 1 0-3 0-6 0-9-3 0-7 0-10 0-24 0-24-3-24-11 0-46 0-91 0-136z">
              <text:p/>
            </draw:path>
            <draw:path draw:style-name="gr10" draw:text-style-name="P7" draw:layer="layout" svg:width="0.213cm" svg:height="0.27cm" svg:x="1.949cm" svg:y="9.259cm" svg:viewBox="0 0 214 271" svg:d="M202 15c6 0 12-1 12-8s-6-7-12-7c-31 0-63 0-94 0-61 0-108 46-108 102s48 102 108 102c31 0 63 0 94 0 6 0 12 0 12-7s-6-7-12-7c-31 0-63 0-94 0-55 0-94-41-94-88s40-87 94-87c31 0 63 0 94 0zM19 257c-6 0-12 0-12 7s6 7 12 7c61 0 122 0 183 0 6 0 12 0 12-7s-6-7-12-7c-61 0-122 0-183 0z">
              <text:p/>
            </draw:path>
            <draw:path draw:style-name="gr10" draw:text-style-name="P7" draw:layer="layout" svg:width="0.124cm" svg:height="0.419cm" svg:x="2.33cm" svg:y="9.184cm" svg:viewBox="0 0 125 420" svg:d="M51 154c0 25-12 38-48 52-2 1-3 2-3 5 0 2 1 3 4 4 47 19 47 37 47 56 0 33 0 65 0 97 0 10 5 23 21 33 17 12 46 19 49 19s4 0 4-4c0-3 0-4-6-6-10-4-37-14-43-36-1-4-1-5-1-18 0-28 0-57 0-86 0-18 0-43-57-59 57-18 57-42 57-61 0-29 0-58 0-86 0-19 0-38 48-55 2-1 2-3 2-4 0-3-1-5-4-5s-52 12-65 35c-5 10-5 13-5 29 0 30 0 60 0 90z">
              <text:p/>
            </draw:path>
            <draw:path draw:style-name="gr10" draw:text-style-name="P7" draw:layer="layout" svg:width="0.081cm" svg:height="0.349cm" svg:x="2.53cm" svg:y="9.219cm" svg:viewBox="0 0 82 350" svg:d="M82 347c0-1 0-2-6-8-44-44-55-109-55-163 0-61 13-122 56-166 5-4 5-5 5-6 0-2-2-4-4-4-3 0-35 24-56 69-18 38-22 77-22 107 0 27 4 69 23 108 22 44 52 66 55 66 2 0 4-1 4-3z">
              <text:p/>
            </draw:path>
            <draw:path draw:style-name="gr10" draw:text-style-name="P7" draw:layer="layout" svg:width="0.184cm" svg:height="0.154cm" svg:x="2.646cm" svg:y="9.331cm" svg:viewBox="0 0 185 155" svg:d="M168 21c5 0 17 0 17-12 0-9-7-9-13-9-27 0-53 0-80 0-53 0-92 58-92 100 0 31 20 55 52 55 42 0 88-42 88-96 0-6 0-23-10-38 13 0 25 0 38 0zM53 148c-18 0-32-13-32-38 0-11 5-39 17-60 15-24 36-29 48-29 29 0 32 23 32 34 0 16-7 45-19 63-14 21-33 30-46 30z">
              <text:p/>
            </draw:path>
            <draw:path draw:style-name="gr10" draw:text-style-name="P7" draw:layer="layout" svg:width="0.113cm" svg:height="0.167cm" svg:x="2.846cm" svg:y="9.372cm" svg:viewBox="0 0 114 168" svg:d="M114 85c0-27-3-47-15-64-7-11-23-21-42-21-57 0-57 67-57 85s0 83 57 83 57-65 57-83zM57 161c-12 0-27-6-31-26-4-15-4-35-4-53s0-37 4-50c5-20 21-25 31-25 13 0 26 8 30 22s4 31 4 53c0 18 0 36-3 52-5 22-21 27-31 27z">
              <text:p/>
            </draw:path>
            <draw:path draw:style-name="gr10" draw:text-style-name="P7" draw:layer="layout" svg:width="0.04cm" svg:height="0.104cm" svg:x="3.021cm" svg:y="9.444cm" svg:viewBox="0 0 41 105" svg:d="M41 37c0-23-9-37-23-37-11 0-18 9-18 19 0 9 7 19 18 19 5 0 9-2 13-5 1-1 1-1 1-1 1 0 1 0 1 5 0 26-12 47-24 59-4 4-4 4-4 5 0 3 2 4 4 4 4 0 32-27 32-68z">
              <text:p/>
            </draw:path>
            <draw:path draw:style-name="gr10" draw:text-style-name="P7" draw:layer="layout" svg:width="0.185cm" svg:height="0.154cm" svg:x="3.16cm" svg:y="9.331cm" svg:viewBox="0 0 186 155" svg:d="M169 21c4 0 17 0 17-12 0-9-7-9-14-9-27 0-53 0-80 0-53 0-92 58-92 100 0 31 21 55 53 55 41 0 88-42 88-96 0-6 0-23-11-38 13 0 26 0 39 0zM53 148c-17 0-31-13-31-38 0-11 4-39 16-60 15-24 36-29 48-29 30 0 33 23 33 34 0 16-7 45-19 63-14 21-33 30-47 30z">
              <text:p/>
            </draw:path>
            <draw:path draw:style-name="gr10" draw:text-style-name="P7" draw:layer="layout" svg:width="0.089cm" svg:height="0.162cm" svg:x="3.374cm" svg:y="9.372cm" svg:viewBox="0 0 90 163" svg:d="M56 7c0-7-1-7-7-7-16 16-39 16-49 16 0 3 0 6 0 9 6 0 23 0 36-7 0 42 0 83 0 125 0 8 0 11-25 11-3 0-6 0-9 0 0 3 0 6 0 9 5 0 35-1 44-1 8 0 38 1 44 1 0-3 0-6 0-9-3 0-6 0-9 0-25 0-25-3-25-11 0-46 0-91 0-136z">
              <text:p/>
            </draw:path>
            <draw:path draw:style-name="gr10" draw:text-style-name="P7" draw:layer="layout" svg:width="0.041cm" svg:height="0.104cm" svg:x="3.535cm" svg:y="9.444cm" svg:viewBox="0 0 42 105" svg:d="M42 37c0-23-9-37-23-37-12 0-19 9-19 19 0 9 7 19 19 19 4 0 9-2 12-5 1-1 1-1 2-1 0 2 1 0 1 5 0 26-12 47-24 59-4 4-4 4-4 5 0 3 2 4 4 4 3 0 32-27 32-68z">
              <text:p/>
            </draw:path>
            <draw:path draw:style-name="gr10" draw:text-style-name="P7" draw:layer="layout" svg:width="0.185cm" svg:height="0.154cm" svg:x="3.675cm" svg:y="9.331cm" svg:viewBox="0 0 186 155" svg:d="M168 21c5 0 18 0 18-12 0-9-8-9-14-9-27 0-53 0-80 0-53 0-92 58-92 100 0 31 20 55 52 55 42 0 89-42 89-96 0-6 0-23-11-38 13 0 25 0 38 0zM53 148c-17 0-31-13-31-38 0-11 4-39 16-60 15-24 36-29 48-29 29 0 32 23 32 34 0 16-7 45-19 63-14 21-33 30-46 30z">
              <text:p/>
            </draw:path>
            <draw:path draw:style-name="gr10" draw:text-style-name="P7" draw:layer="layout" svg:width="0.107cm" svg:height="0.162cm" svg:x="3.878cm" svg:y="9.372cm" svg:viewBox="0 0 108 163" svg:d="M108 119c-3 0-5 0-8 0-1 5-3 19-6 22-2 1-21 1-25 1-15 0-30 0-45 0 26-22 34-29 49-41 18-14 35-30 35-53 0-30-26-48-57-48s-51 22-51 44c0 13 10 14 13 14 6 0 13-4 13-13 0-5-2-13-15-13 8-18 25-23 36-23 25 0 38 19 38 39 0 21-16 38-24 47-20 19-39 39-59 59-2 2-2 2-2 9 34 0 67 0 101 0 2-15 5-30 7-44z">
              <text:p/>
            </draw:path>
            <draw:path draw:style-name="gr10" draw:text-style-name="P7" draw:layer="layout" svg:width="0.04cm" svg:height="0.104cm" svg:x="4.05cm" svg:y="9.444cm" svg:viewBox="0 0 41 105" svg:d="M41 37c0-23-9-37-22-37-12 0-19 9-19 19 0 9 7 19 19 19 4 0 8-2 12-5 1-1 1-1 2-1 0 2 0 0 0 5 0 26-12 47-23 59-4 4-4 4-4 5 0 3 1 4 3 4 4 0 32-27 32-68z">
              <text:p/>
            </draw:path>
            <draw:path draw:style-name="gr10" draw:text-style-name="P7" draw:layer="layout" svg:width="0.185cm" svg:height="0.154cm" svg:x="4.189cm" svg:y="9.331cm" svg:viewBox="0 0 186 155" svg:d="M169 21c5 0 17 0 17-12 0-9-7-9-13-9-27 0-54 0-81 0-53 0-92 58-92 100 0 31 21 55 53 55 42 0 88-42 88-96 0-6 0-23-11-38 13 0 26 0 39 0zM53 148c-17 0-31-13-31-38 0-11 4-39 17-60 14-24 35-29 47-29 30 0 33 23 33 34 0 16-7 45-19 63-14 21-33 30-47 30z">
              <text:p/>
            </draw:path>
            <draw:path draw:style-name="gr10" draw:text-style-name="P7" draw:layer="layout" svg:width="0.112cm" svg:height="0.167cm" svg:x="4.39cm" svg:y="9.372cm" svg:viewBox="0 0 113 168" svg:d="M54 81c19 0 33 13 33 40 0 30-18 39-32 39-10 0-32-2-42-17 12 0 14-8 14-14 0-8-6-13-13-13s-14 4-14 14c0 23 26 38 55 38 35 0 58-23 58-47 0-19-16-39-43-44 26-10 36-28 36-43 0-19-23-34-50-34s-48 13-48 33c0 8 5 13 12 13 8 0 13-6 13-12 0-8-5-13-13-13 9-11 26-14 35-14 11 0 27 6 27 27 0 10-4 22-10 29-8 10-15 10-27 11-7 0-7 0-8 1-1 0-3 0-3 3s2 3 7 3c4 0 9 0 13 0z">
              <text:p/>
            </draw:path>
            <draw:path draw:style-name="gr10" draw:text-style-name="P7" draw:layer="layout" svg:width="0.081cm" svg:height="0.349cm" svg:x="4.554cm" svg:y="9.219cm" svg:viewBox="0 0 82 350" svg:d="M82 176c0-27-4-70-23-110-21-43-52-66-55-66-2 0-4 2-4 4 0 1 0 2 7 8 35 35 55 91 55 164 0 59-13 121-57 165-5 4-5 5-5 6 0 2 2 3 4 3 3 0 35-24 56-68 18-39 22-77 22-106z">
              <text:p/>
            </draw:path>
            <draw:path draw:style-name="gr10" draw:text-style-name="P7" draw:layer="layout" svg:width="0.175cm" svg:height="0.203cm" svg:x="4.798cm" svg:y="9.293cm" svg:viewBox="0 0 176 204" svg:d="M163 109c6 0 13 0 13-7s-7-7-13-7c-50 0-99 0-149 0 4-47 45-81 94-81 18 0 37 0 55 0 6 0 13 0 13-7s-7-7-13-7c-18 0-37 0-55 0-60 0-108 46-108 102s48 102 108 102c18 0 37 0 55 0 6 0 13 0 13-7s-7-7-13-7c-18 0-37 0-55 0-49 0-90-34-94-81 50 0 99 0 149 0z">
              <text:p/>
            </draw:path>
            <draw:path draw:style-name="gr10" draw:text-style-name="P7" draw:layer="layout" svg:width="0.213cm" svg:height="0.239cm" svg:x="5.11cm" svg:y="9.242cm" svg:viewBox="0 0 214 240" svg:d="M200 13c3-5 3-5 3-6 0-7-5-7-11-7-54 0-107 0-161 0-12 0-12 1-13 10-2 16-3 32-5 48 0 1-1 3-1 4 0 5 4 7 7 7s5-2 6-5c1-9 4-24 26-37 20-13 44-14 56-14 10 0 19 0 29 0-44 71-88 143-132 215-4 5-4 5-4 6 0 6 6 6 12 6 60 0 121 0 181 0 10 0 10-1 12-9 3-23 6-46 9-69 0-4-3-7-6-7-5 0-6 4-7 11-6 29-33 62-83 62-17 0-33 0-50 0 44-72 88-144 132-215zM30 13c6 0 13 0 19 0-10 5-16 11-20 15 0-5 1-10 1-15zM150 13c12 0 24 0 36 0-44 71-89 143-133 215-12 0-23 0-35 0 44-72 88-144 132-215zM169 228c10-6 19-13 27-23-1 7-2 11-3 23-8 0-16 0-24 0z">
              <text:p/>
            </draw:path>
            <draw:path draw:style-name="gr10" draw:text-style-name="P7" draw:layer="layout" svg:width="0.12cm" svg:height="0.165cm" svg:x="5.344cm" svg:y="9.172cm" svg:viewBox="0 0 121 166" svg:d="M121 125c0-3 0-6 0-8-9 0-18 0-27 0 0-37 0-73 0-110 0-5 0-7-6-7-3 0-4 0-6 4-27 38-55 75-82 113 0 2 0 5 0 8 24 0 49 0 73 0 0 7 0 14 0 21 0 8 0 11-20 11-2 0-5 0-7 0 0 3 0 6 0 9 12-1 28-1 37-1s25 0 37 1c0-3 0-6 0-9-2 0-4 0-6 0-20 0-20-3-20-11 0-7 0-14 0-21 9 0 18 0 27 0zM74 27c0 30 0 60 0 90-21 0-43 0-64 0 21-30 43-60 64-90z">
              <text:p/>
            </draw:path>
            <draw:path draw:style-name="gr10" draw:text-style-name="P7" draw:layer="layout" svg:width="0.12cm" svg:height="0.172cm" svg:x="5.353cm" svg:y="9.398cm" svg:viewBox="0 0 121 173" svg:d="M59 7c0-1 1-3 1-4s-1-3-4-3c-5 0-25 2-32 2-2 1-5 1-5 6 0 3 3 3 6 3 12 0 12 2 12 4s0 3-1 6c-11 46-23 92-34 139-2 4-2 4-2 5 0 4 3 8 9 8s9-5 11-10c0-1 11-45 12-48 17 2 32 7 32 20 0 1 0 2-1 5-1 4-1 5-1 8 0 17 14 25 26 25 24 0 21-26 31-38 0-3-3-3-4-3-3 0-3 1-5 6-2 11-9 28-21 28-7 0-9-6-9-13 0-4 0-4 2-11 0-1 1-5 1-7 0-22-30-26-40-27 7-4 16-12 21-16 12-12 24-23 38-23 3 0 6 1 8 3-10 2-13 10-13 14 0 5 5 9 10 9 7 0 14-5 14-16 0-8-6-17-19-17-14 0-26 10-39 22-10 9-18 17-29 21 8-33 17-65 25-98z">
              <text:p/>
            </draw:path>
            <draw:path draw:style-name="gr10" draw:text-style-name="P7" draw:layer="layout" svg:width="0.18cm" svg:height="0.18cm" svg:x="5.507cm" svg:y="9.416cm" svg:viewBox="0 0 181 181" svg:d="M97 97c25 0 50 0 75 0 4 0 9 0 9-6s-5-6-9-6c-25 0-50 0-75 0 0-25 0-51 0-76 0-3 0-9-6-9s-6 6-6 9c0 25 0 51 0 76-25 0-51 0-76 0-3 0-9 0-9 6s6 6 9 6c25 0 51 0 76 0 0 25 0 50 0 75 0 3 0 9 6 9s6-5 6-9c0-25 0-50 0-75z">
              <text:p/>
            </draw:path>
            <draw:path draw:style-name="gr10" draw:text-style-name="P7" draw:layer="layout" svg:width="0.088cm" svg:height="0.162cm" svg:x="5.732cm" svg:y="9.405cm" svg:viewBox="0 0 89 163" svg:d="M55 7c0-6 0-7-7-7-16 16-38 16-48 16 0 3 0 6 0 9 6 0 22 0 35-7 0 42 0 83 0 125 0 8 0 12-24 12-3 0-7 0-10 0 0 2 0 5 0 8 5 0 35-1 44-1 8 0 39 1 44 1 0-3 0-6 0-8-3 0-6 0-9 0-25 0-25-4-25-12 0-46 0-91 0-136z">
              <text:p/>
            </draw:path>
            <draw:path draw:style-name="gr10" draw:text-style-name="P7" draw:layer="layout" svg:width="0.014cm" svg:height="0.224cm" svg:x="5.972cm" svg:y="9.177cm" svg:viewBox="0 0 15 225" svg:d="M0 212c0 6 0 13 7 13 8 0 8-7 8-13 0-67 0-133 0-199 0-6 0-13-7-13-8 0-8 7-8 13 0 66 0 132 0 199z">
              <text:p/>
            </draw:path>
            <draw:path draw:style-name="gr10" draw:text-style-name="P7" draw:layer="layout" svg:width="0.014cm" svg:height="0.224cm" svg:x="5.972cm" svg:y="9.388cm" svg:viewBox="0 0 15 225" svg:d="M0 212c0 5 0 13 7 13 8 0 8-7 8-13 0-67 0-133 0-199 0-6 0-13-7-13-8 0-8 7-8 13 0 66 0 132 0 199z">
              <text:p/>
            </draw:path>
            <draw:path draw:style-name="gr10" draw:text-style-name="P7" draw:layer="layout" svg:width="0.185cm" svg:height="0.154cm" svg:x="6.11cm" svg:y="9.331cm" svg:viewBox="0 0 186 155" svg:d="M169 21c4 0 17 0 17-12 0-9-7-9-14-9-27 0-53 0-80 0-53 0-92 58-92 100 0 31 21 55 53 55 41 0 88-42 88-96 0-6 0-23-11-38 13 0 26 0 39 0zM53 148c-17 0-31-13-31-38 0-11 4-39 16-60 15-24 36-29 48-29 30 0 33 23 33 34 0 16-7 45-19 63-14 21-33 30-47 30z">
              <text:p/>
            </draw:path>
            <draw:path draw:style-name="gr10" draw:text-style-name="P7" draw:layer="layout" svg:width="0.114cm" svg:height="0.167cm" svg:x="6.31cm" svg:y="9.372cm" svg:viewBox="0 0 115 168" svg:d="M115 85c0-27-4-47-15-64-8-11-23-21-43-21-57 0-57 67-57 85s0 83 57 83 58-65 58-83zM57 161c-11 0-26-6-31-26-3-15-3-35-3-53s0-37 3-50c6-20 21-25 31-25 14 0 27 8 31 22s4 31 4 53c0 18 0 36-3 52-5 22-22 27-32 27z">
              <text:p/>
            </draw:path>
            <draw:path draw:style-name="gr10" draw:text-style-name="P7" draw:layer="layout" svg:width="0.233cm" svg:height="0.081cm" svg:x="6.514cm" svg:y="9.354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0" draw:text-style-name="P7" draw:layer="layout" svg:width="0.185cm" svg:height="0.154cm" svg:x="6.82cm" svg:y="9.331cm" svg:viewBox="0 0 186 155" svg:d="M169 21c4 0 17 0 17-12 0-9-8-9-14-9-27 0-53 0-80 0-53 0-92 58-92 100 0 31 21 55 53 55 41 0 88-42 88-96 0-6 0-23-11-38 13 0 26 0 39 0zM53 148c-17 0-31-13-31-38 0-11 4-39 16-60 15-24 36-29 48-29 30 0 32 23 32 34 0 16-7 45-19 63-13 21-32 30-46 30z">
              <text:p/>
            </draw:path>
            <draw:path draw:style-name="gr10" draw:text-style-name="P7" draw:layer="layout" svg:width="0.089cm" svg:height="0.162cm" svg:x="7.034cm" svg:y="9.372cm" svg:viewBox="0 0 90 163" svg:d="M56 7c0-7-1-7-8-7-15 16-38 16-48 16 0 3 0 6 0 9 6 0 22 0 36-7 0 42 0 83 0 125 0 8 0 11-25 11-3 0-6 0-9 0 0 3 0 6 0 9 4 0 35-1 44-1 7 0 38 1 44 1 0-3 0-6 0-9-3 0-7 0-10 0-24 0-24-3-24-11 0-46 0-91 0-136z">
              <text:p/>
            </draw:path>
            <draw:path draw:style-name="gr10" draw:text-style-name="P7" draw:layer="layout" svg:width="0.232cm" svg:height="0.081cm" svg:x="7.224cm" svg:y="9.354cm" svg:viewBox="0 0 233 82" svg:d="M222 14c5 0 11 0 11-7s-6-7-11-7c-70 0-141 0-211 0-5 0-11 0-11 7s6 7 12 7c70 0 140 0 210 0zM222 82c5 0 11 0 11-7s-6-7-11-7c-70 0-140 0-210 0-6 0-12 0-12 7s6 7 11 7c70 0 141 0 211 0z">
              <text:p/>
            </draw:path>
            <draw:path draw:style-name="gr10" draw:text-style-name="P7" draw:layer="layout" svg:width="0.147cm" svg:height="0.239cm" svg:x="7.53cm" svg:y="9.249cm" svg:viewBox="0 0 148 240" svg:d="M148 121c0-28-2-56-14-82-16-33-45-39-60-39-21 0-46 9-61 42-11 24-13 51-13 79 0 27 2 58 16 85 15 28 41 34 58 34 19 0 46-7 61-39 11-25 13-52 13-80zM74 234c-14 0-34-9-41-43-4-21-4-53-4-74 0-22 0-45 3-64 7-42 33-45 42-45 12 0 35 6 41 41 4 19 4 46 4 68 0 26 0 50-4 73-5 33-25 44-41 44z">
              <text:p/>
            </draw:path>
            <draw:path draw:style-name="gr10" draw:text-style-name="P7" draw:layer="layout" svg:width="0.04cm" svg:height="0.104cm" svg:x="7.722cm" svg:y="9.444cm" svg:viewBox="0 0 41 105" svg:d="M41 37c0-23-8-37-22-37-12 0-19 9-19 19 0 9 7 19 19 19 4 0 9-2 12-5 1-1 1-1 2-1 0 2 1 0 1 5 0 26-13 47-24 59-4 4-4 4-4 5 0 3 2 4 4 4 3 0 31-27 31-68z">
              <text:p/>
            </draw:path>
            <draw:path draw:style-name="gr10" draw:text-style-name="P7" draw:layer="layout" svg:width="0.185cm" svg:height="0.154cm" svg:x="7.862cm" svg:y="9.331cm" svg:viewBox="0 0 186 155" svg:d="M168 21c5 0 18 0 18-12 0-9-8-9-14-9-27 0-53 0-80 0-53 0-92 58-92 100 0 31 20 55 52 55 42 0 89-42 89-96 0-6 0-23-11-38 13 0 25 0 38 0zM53 148c-17 0-32-13-32-38 0-11 5-39 17-60 15-24 36-29 48-29 29 0 32 23 32 34 0 16-7 45-19 63-14 21-33 30-46 30z">
              <text:p/>
            </draw:path>
            <draw:path draw:style-name="gr10" draw:text-style-name="P7" draw:layer="layout" svg:width="0.107cm" svg:height="0.162cm" svg:x="8.065cm" svg:y="9.372cm" svg:viewBox="0 0 108 163" svg:d="M108 119c-3 0-5 0-8 0-1 5-3 19-6 22-2 1-21 1-25 1-15 0-30 0-45 0 26-22 34-29 49-41 18-14 35-30 35-53 0-30-26-48-57-48s-51 22-51 44c0 13 10 14 13 14 6 0 13-4 13-13 0-5-2-13-15-13 8-18 25-23 36-23 25 0 37 19 37 39 0 21-15 38-23 47-20 19-39 39-59 59-2 2-2 2-2 9 34 0 67 0 101 0 2-15 5-30 7-44z">
              <text:p/>
            </draw:path>
            <draw:path draw:style-name="gr10" draw:text-style-name="P7" draw:layer="layout" svg:width="0.233cm" svg:height="0.233cm" svg:x="8.246cm" svg:y="9.278cm" svg:viewBox="0 0 234 234" svg:d="M124 124c33 0 65 0 98 0 5 0 12 0 12-7s-7-7-12-7c-33 0-65 0-98 0 0-33 0-65 0-98 0-5 0-12-7-12s-7 7-7 12c0 33 0 65 0 98-33 0-65 0-98 0-5 0-12 0-12 7s7 7 12 7c33 0 65 0 98 0 0 32 0 65 0 98 0 5 0 12 7 12s7-7 7-12c0-33 0-66 0-98z">
              <text:p/>
            </draw:path>
            <draw:path draw:style-name="gr10" draw:text-style-name="P7" draw:layer="layout" svg:width="0.185cm" svg:height="0.154cm" svg:x="8.532cm" svg:y="9.331cm" svg:viewBox="0 0 186 155" svg:d="M169 21c5 0 17 0 17-12 0-9-7-9-13-9-27 0-53 0-80 0-54 0-93 58-93 100 0 31 21 55 53 55 42 0 88-42 88-96 0-6 0-23-11-38 13 0 26 0 39 0zM54 148c-18 0-32-13-32-38 0-11 4-39 17-60 15-24 36-29 48-29 29 0 32 23 32 34 0 16-7 45-19 63-14 21-33 30-46 30z">
              <text:p/>
            </draw:path>
            <draw:path draw:style-name="gr10" draw:text-style-name="P7" draw:layer="layout" svg:width="0.112cm" svg:height="0.167cm" svg:x="8.733cm" svg:y="9.372cm" svg:viewBox="0 0 113 168" svg:d="M54 81c19 0 33 13 33 40 0 30-18 39-32 39-10 0-31-2-42-17 12 0 15-8 15-14 0-8-6-13-14-13-7 0-14 4-14 14 0 23 26 38 56 38 34 0 57-23 57-47 0-19-15-39-42-44 25-10 35-28 35-43 0-19-23-34-50-34s-48 13-48 33c0 8 5 13 13 13 7 0 12-6 12-12 0-8-5-13-12-13 8-11 25-14 34-14 11 0 27 6 27 27 0 10-4 22-10 29-8 10-15 10-27 11-6 0-7 0-8 1-1 0-3 0-3 3s3 3 7 3 9 0 13 0z">
              <text:p/>
            </draw:path>
            <draw:path draw:style-name="gr10" draw:text-style-name="P7" draw:layer="layout" svg:width="0.233cm" svg:height="0.081cm" svg:x="8.936cm" svg:y="9.354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0" draw:text-style-name="P7" draw:layer="layout" svg:width="0.158cm" svg:height="0.245cm" svg:x="9.248cm" svg:y="9.239cm" svg:viewBox="0 0 159 246" svg:d="M82 4c-2-1 0-4-5-4-8 0-33 3-43 4-2 0-6 0-6 7 0 4 3 4 8 4 17 0 18 2 18 6 0 2-1 5-1 7-17 67-34 134-51 202-2 4-2 5-2 7 0 8 7 9 10 9 5 0 10-3 12-7 2-3 18-67 20-76 12 1 41 7 41 30 0 3 0 4-1 7-1 5-2 9-2 13 0 20 14 33 33 33 10 0 20-5 27-17 9-16 13-35 13-36 0-3-3-3-4-3-4 0-4 1-5 6-7 26-15 43-31 43-6 0-11-4-11-16 0-6 2-14 3-19 1-6 1-8 1-11 0-23-22-33-52-37 11-6 23-18 31-26 16-19 33-34 50-34 2 0 2 0 3 1 4 0 5 0 7 2 1 1 1 1 2 2-17 1-20 15-20 19 0 5 4 12 13 12s19-8 19-21c0-11-8-22-23-22-10 0-26 2-52 30-12 14-25 28-39 33 12-50 25-99 37-148z">
              <text:p/>
            </draw:path>
            <draw:path draw:style-name="gr10" draw:text-style-name="P7" draw:layer="layout" svg:width="0.124cm" svg:height="0.419cm" svg:x="9.463cm" svg:y="9.184cm" svg:viewBox="0 0 125 420" svg:d="M75 266c0-12 0-32 45-50 4-2 5-2 5-5 0-1 0-4-3-4-47-19-47-38-47-58 0-33 0-65 0-97-1-19-17-30-22-33-15-11-45-19-49-19-3 0-4 2-4 5s1 4 4 4c46 18 46 36 46 55 0 28 0 57 0 86 0 19 0 43 57 61-57 18-57 38-57 60 0 29 0 58 0 86 0 18 0 36-45 53-4 2-5 2-5 6 0 2 1 4 4 4 1 0 47-9 63-32 8-10 8-18 8-31 0-30 0-60 0-91z">
              <text:p/>
            </draw:path>
          </draw:g>
        </draw:g>
        <draw:g draw:style-name="gr9">
          <svg:title>TexMaths</svg:title>
          <svg:desc>10§display§| \Phi_0 | \!=\! 
| \Phi_1 | \!=\!
2^{k_{\rm b}}
\!\leq\!
k \!+\! 1§svg§600§TRUE§</svg:desc>
          <draw:g>
            <draw:path draw:style-name="gr10" draw:text-style-name="P7" draw:layer="layout" svg:width="0.013cm" svg:height="0.349cm" svg:x="1.909cm" svg:y="9.77cm" svg:viewBox="0 0 14 350" svg:d="M14 13c0-7 0-13-7-13s-7 6-7 13c0 108 0 216 0 324 0 7 0 13 7 13s7-6 7-13c0-108 0-216 0-324z">
              <text:p/>
            </draw:path>
            <draw:path draw:style-name="gr10" draw:text-style-name="P7" draw:layer="layout" svg:width="0.213cm" svg:height="0.237cm" svg:x="1.984cm" svg:y="9.794cm" svg:viewBox="0 0 214 238" svg:d="M121 192c54-4 93-37 93-72 0-37-40-69-93-73 0-7 0-13 0-20 0-12 0-16 33-16 4 0 8 0 12 0 0-4 0-7 0-11-13 1-45 1-59 1-15 0-48 0-60-1 0 4 0 7 0 11 4 0 7 0 11 0 34 0 34 4 34 16 0 7 0 13 0 20-54 5-92 38-92 72 0 36 39 68 92 73 0 6 0 13 0 19 0 12 0 16-34 16-4 0-7 0-11 0 0 4 0 8 0 11 12-1 44-1 59-1 14 0 47 0 60 1 0-3 0-7 0-11-4 0-8 0-12 0-33 0-33-4-33-16 0-6 0-13 0-19zM92 184c-50-7-56-43-56-64 0-19 3-58 56-65 0 43 0 86 0 129zM121 55c48 5 58 38 58 64 0 21-5 59-58 65 0-43 0-86 0-129z">
              <text:p/>
            </draw:path>
            <draw:path draw:style-name="gr10" draw:text-style-name="P7" draw:layer="layout" svg:width="0.113cm" svg:height="0.167cm" svg:x="2.231cm" svg:y="9.922cm" svg:viewBox="0 0 114 168" svg:d="M114 85c0-27-3-47-14-64-8-11-23-21-43-21-57 0-57 67-57 85 0 17 0 83 57 83s57-66 57-83zM57 161c-11 0-26-7-31-27-3-14-3-34-3-53 0-18 0-36 3-50 6-19 21-24 31-24 14 0 26 8 31 22 4 13 4 31 4 52 0 19 0 37-3 52-5 23-22 28-32 28z">
              <text:p/>
            </draw:path>
            <draw:path draw:style-name="gr10" draw:text-style-name="P7" draw:layer="layout" svg:width="0.013cm" svg:height="0.349cm" svg:x="2.418cm" svg:y="9.77cm" svg:viewBox="0 0 14 350" svg:d="M14 13c0-7 0-13-7-13s-7 6-7 13c0 108 0 216 0 324 0 7 0 13 7 13s7-6 7-13c0-108 0-216 0-324z">
              <text:p/>
            </draw:path>
            <draw:path draw:style-name="gr10" draw:text-style-name="P7" draw:layer="layout" svg:width="0.232cm" svg:height="0.081cm" svg:x="2.533cm" svg:y="9.905cm" svg:viewBox="0 0 233 82" svg:d="M221 14c5 0 12 0 12-7s-7-7-11-7c-70 0-141 0-211 0-5 0-11 0-11 7s6 7 11 7c70 0 140 0 210 0zM222 82c4 0 11 0 11-7s-7-7-12-7c-70 0-140 0-210 0-5 0-11 0-11 7s6 7 11 7c70 0 141 0 211 0z">
              <text:p/>
            </draw:path>
            <draw:path draw:style-name="gr10" draw:text-style-name="P7" draw:layer="layout" svg:width="0.013cm" svg:height="0.349cm" svg:x="2.867cm" svg:y="9.77cm" svg:viewBox="0 0 14 350" svg:d="M14 13c0-7 0-13-7-13s-7 6-7 13c0 108 0 216 0 324 0 7 0 13 7 13s7-6 7-13c0-108 0-216 0-324z">
              <text:p/>
            </draw:path>
            <draw:path draw:style-name="gr10" draw:text-style-name="P7" draw:layer="layout" svg:width="0.213cm" svg:height="0.237cm" svg:x="2.942cm" svg:y="9.794cm" svg:viewBox="0 0 214 238" svg:d="M121 192c54-4 93-37 93-72 0-37-40-69-93-73 0-7 0-13 0-20 0-12 0-16 33-16 4 0 8 0 12 0 0-4 0-7 0-11-13 1-45 1-59 1-15 0-48 0-60-1 0 4 0 7 0 11 4 0 7 0 11 0 34 0 34 4 34 16 0 7 0 13 0 20-54 5-92 38-92 72 0 36 39 68 92 73 0 6 0 13 0 19 0 12 0 16-34 16-4 0-7 0-11 0 0 4 0 8 0 11 12-1 44-1 59-1 14 0 47 0 60 1 0-3 0-7 0-11-4 0-8 0-12 0-33 0-33-4-33-16 0-6 0-13 0-19zM92 184c-50-7-56-43-56-64 0-19 3-58 56-65 0 43 0 86 0 129zM121 55c48 5 58 38 58 64 0 21-5 59-58 65 0-43 0-86 0-129z">
              <text:p/>
            </draw:path>
            <draw:path draw:style-name="gr10" draw:text-style-name="P7" draw:layer="layout" svg:width="0.089cm" svg:height="0.162cm" svg:x="3.203cm" svg:y="9.922cm" svg:viewBox="0 0 90 163" svg:d="M56 7c0-7-1-7-7-7-16 15-39 16-49 16 0 3 0 5 0 8 6 0 22 0 36-6 0 42 0 83 0 125 0 8 0 11-25 11-3 0-6 0-9 0 0 3 0 6 0 9 4 0 35-1 44-1 7 0 38 1 44 1 0-3 0-6 0-9-3 0-6 0-9 0-25 0-25-3-25-11 0-46 0-91 0-136z">
              <text:p/>
            </draw:path>
            <draw:path draw:style-name="gr10" draw:text-style-name="P7" draw:layer="layout" svg:width="0.013cm" svg:height="0.349cm" svg:x="3.376cm" svg:y="9.77cm" svg:viewBox="0 0 14 350" svg:d="M14 13c0-7 0-13-7-13s-7 6-7 13c0 108 0 216 0 324 0 7 0 13 7 13s7-6 7-13c0-108 0-216 0-324z">
              <text:p/>
            </draw:path>
            <draw:path draw:style-name="gr10" draw:text-style-name="P7" draw:layer="layout" svg:width="0.233cm" svg:height="0.081cm" svg:x="3.49cm" svg:y="9.905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10" draw:text-style-name="P7" draw:layer="layout" svg:width="0.139cm" svg:height="0.231cm" svg:x="3.8cm" svg:y="9.8cm" svg:viewBox="0 0 140 232" svg:d="M27 205c12-11 25-23 37-35 55-48 76-67 76-102 0-40-32-68-75-68-39 0-65 32-65 63 0 20 17 20 18 20 6 0 19-4 19-19 0-9-7-18-19-18-3 0-4 0-5 0 8-23 27-35 48-35 32 0 47 28 47 57 0 28-18 55-37 77-22 25-45 50-67 74-4 4-4 5-4 13 43 0 87 0 130 0 3-20 7-40 10-60-3 0-6 0-9 0-2 11-4 26-8 30-2 3-25 3-33 3-21 0-42 0-63 0z">
              <text:p/>
            </draw:path>
            <draw:path draw:style-name="gr10" draw:text-style-name="P7" draw:layer="layout" svg:width="0.12cm" svg:height="0.172cm" svg:x="3.976cm" svg:y="9.718cm" svg:viewBox="0 0 121 173" svg:d="M59 7c0-1 1-3 1-4s-1-3-4-3c-5 0-25 2-32 2-2 1-5 1-5 6 0 4 3 4 6 4 12 0 12 1 12 3s0 3-1 6c-12 46-23 92-35 139-1 4-1 3-1 5 0 4 3 8 9 8s9-5 11-10c0-1 11-45 12-48 17 2 31 7 31 20 0 1 0 3 0 5-1 4-1 5-1 8 0 17 14 25 26 25 24 0 31-37 31-38 0-3-3-3-4-3-3 0-3 1-5 6-2 11-9 28-21 28-7 0-9-6-9-13 0-4 0-4 2-11 0-1 1-5 1-7 0-22-30-26-40-26 7-5 16-13 20-17 13-11 25-23 39-23 3 0 6 1 8 3-10 2-13 10-13 14 0 5 5 9 10 9 7 0 14-5 14-16 0-8-6-17-19-17-14 0-26 10-39 22-10 10-18 17-29 21 8-33 17-65 25-98z">
              <text:p/>
            </draw:path>
            <draw:path draw:style-name="gr10" draw:text-style-name="P7" draw:layer="layout" svg:width="0.104cm" svg:height="0.123cm" svg:x="4.121cm" svg:y="9.804cm" svg:viewBox="0 0 105 124" svg:d="M29 0c-10 1-19 1-29 2 0 3 0 5 0 8 13 0 14 1 14 9 0 34 0 68 0 103 3 0 5 0 8 0 1-3 2-5 4-7 0-1 1-3 1-4 8 8 19 13 30 13 27 0 48-18 48-40 0-21-19-40-46-40-9 0-20 3-30 10 0-18 0-36 0-54zM30 63c6-9 17-13 28-13 21 0 30 15 30 34 0 10-3 19-10 25-5 6-14 9-22 9-12 0-21-7-26-15 0-14 0-27 0-40z">
              <text:p/>
            </draw:path>
            <draw:path draw:style-name="gr10" draw:text-style-name="P7" draw:layer="layout" svg:width="0.214cm" svg:height="0.269cm" svg:x="4.342cm" svg:y="9.81cm" svg:viewBox="0 0 215 270" svg:d="M208 15c4-2 7-4 7-8s-3-7-7-7c-2 0-5 2-6 2-65 31-130 61-195 92-6 3-7 5-7 8s2 6 7 8c65 30 130 60 195 91 4 1 5 1 6 1 4 0 7-2 7-6 0-3-1-5-7-8-61-29-123-58-184-86 61-29 123-58 184-87zM203 270c6 0 12 0 12-7s-7-7-13-7c-63 0-126 0-189 0-5 0-13 0-13 7s7 7 13 7c63 0 127 0 190 0z">
              <text:p/>
            </draw:path>
            <draw:path draw:style-name="gr10" draw:text-style-name="P7" draw:layer="layout" svg:width="0.158cm" svg:height="0.245cm" svg:x="4.645cm" svg:y="9.79cm" svg:viewBox="0 0 159 246" svg:d="M81 4c0-1 0-4-4-4-8 0-34 3-43 3-3 1-7 1-7 7 0 5 3 5 9 5 16 0 17 2 17 6 0 2-1 5-1 7-17 67-34 134-51 201-1 5-1 5-1 7 0 8 7 10 10 10 5 0 10-3 12-7 2-3 17-67 20-76 12 1 40 7 40 30 0 2 0 4-1 7 0 3-1 8-1 11 0 21 14 35 32 35 11 0 20-5 28-18 9-16 13-34 13-35 0-3-4-3-5-3-3 0-3 1-5 6-7 25-15 42-30 42-7 0-11-3-11-16 0-6 1-14 2-20 2-5 2-6 2-10 0-22-22-33-52-36 11-7 22-18 30-26 17-19 33-34 50-34 2 0 3 0 4 0 4 1 4 1 7 3 1 0 1 1 1 2-17 1-20 14-20 18 0 6 4 13 14 13 9 0 19-8 19-22 0-10-8-22-24-22-10 0-26 3-51 31-12 13-26 27-39 33 12-50 24-99 36-148z">
              <text:p/>
            </draw:path>
            <draw:path draw:style-name="gr10" draw:text-style-name="P7" draw:layer="layout" svg:width="0.232cm" svg:height="0.231cm" svg:x="4.859cm" svg:y="9.829cm" svg:viewBox="0 0 233 232" svg:d="M124 124c33 0 65 0 98 0 5 0 11 0 11-7s-6-7-11-7c-33 0-65 0-98 0 0-33 0-66 0-99 0-5 0-11-7-11s-7 6-7 11c0 33 0 66 0 99-33 0-66 0-99 0-5 0-11 0-11 7s6 7 11 7c33 0 66 0 99 0 0 32 0 65 0 97 0 5 0 11 7 11s7-6 7-11c0-32 0-65 0-97z">
              <text:p/>
            </draw:path>
            <draw:path draw:style-name="gr10" draw:text-style-name="P7" draw:layer="layout" svg:width="0.115cm" svg:height="0.231cm" svg:x="5.163cm" svg:y="9.8cm" svg:viewBox="0 0 116 232" svg:d="M72 9c0-9 0-9-8-9-22 22-53 22-64 22 0 4 0 7 0 11 7 0 28 0 46-9 0 60 0 121 0 181 0 12-1 16-33 16-4 0-7 0-11 0 0 4 0 8 0 11 12-1 43-1 57-1s45 0 57 1c0-3 0-7 0-11-4 0-7 0-11 0-32 0-33-3-33-16 0-65 0-131 0-196z">
              <text:p/>
            </draw:path>
          </draw:g>
        </draw:g>
        <draw:frame draw:style-name="gr11" draw:text-style-name="P4" draw:layer="layout" svg:width="4.439cm" svg:height="0.395cm" svg:x="1.202cm" svg:y="6.805cm">
          <draw:text-box>
            <text:p><text:span text:style-name="T1">[Binary constraint vector set]</text:span></text:p>
          </draw:text-box>
        </draw:frame>
        <draw:g draw:style-name="gr9">
          <svg:title>TexMaths</svg:title>
          <svg:desc>10§display§\mathcal{B} \!\subset\! \mathbb{B}^{\nu}
\quad
(
|\mathcal{B}| \!\geq\! 2^{k_{\rm a}}, 
\mathcal{B} \!\cap\! \{ (01)^{\frac{\nu}{2}}, (10)^{\frac{\nu}{2}} \} \!=\! \phi
)§svg§600§TRUE§</svg:desc>
          <draw:g>
            <draw:path draw:style-name="gr10" draw:text-style-name="P7" draw:layer="layout" svg:width="0.222cm" svg:height="0.253cm" svg:x="1.459cm" svg:y="7.305cm" svg:viewBox="0 0 223 254" svg:d="M88 9c1-3 1-4 1-5 0-3-1-4-4-4-4 0-15 6-22 9-16 8-29 15-29 21 0 2 2 2 4 2 4 0 13-5 20-8-5 34-13 79-19 109-13 60-20 80-37 114-2 4-2 4-2 5 0 2 3 2 4 2 5 0 20-6 26-16 4-8 17-34 28-73 8-30 21-76 46-113 16-22 31-33 53-33 19 0 36 12 36 31 0 31-33 42-70 54-4 2-28 10-28 19 0 2 2 2 3 2 2 0 10-1 17-1 36 0 65 21 65 54 0 43-38 57-70 57-27 0-40-15-44-20-2-2-2-2-5-2-8 0-26 11-26 17 0 1 14 24 52 24 50 0 122-35 122-90 0-30-19-52-55-59 28-11 69-37 69-70 0-20-17-35-43-35-12 0-57 3-99 56 2-16 5-31 7-47z">
              <text:p/>
            </draw:path>
            <draw:path draw:style-name="gr10" draw:text-style-name="P7" draw:layer="layout" svg:width="0.214cm" svg:height="0.201cm" svg:x="1.758cm" svg:y="7.363cm" svg:viewBox="0 0 215 202" svg:d="M203 14c6 0 12 0 12-7s-6-7-12-7c-32 0-63 0-95 0-60 0-108 46-108 102s48 100 108 100c32 0 63 0 95 0 6 0 12 0 12-6 0-7-6-7-12-7-31 0-63 0-94 0-55 0-95-40-95-87s40-88 95-88c31 0 63 0 94 0z">
              <text:p/>
            </draw:path>
            <draw:path draw:style-name="gr10" draw:text-style-name="P7" draw:layer="layout" svg:width="0.214cm" svg:height="0.238cm" svg:x="2.045cm" svg:y="7.312cm" svg:viewBox="0 0 215 239" svg:d="M46 32c0-4 0-13-4-19 13 0 26 0 39 0-5 5-5 12-5 17 0 60 0 120 0 179 0 5 0 12 5 18-13 0-26 0-39 0 4-6 4-15 4-20 0-58 0-117 0-175zM141 106c12-11 15-29 15-44 0-25-8-40-16-48 24 3 49 12 49 46 0 23-25 41-48 46zM88 31c0-7 0-10 5-14 2-1 7-4 15-4 16 0 35 12 35 49 0 39-20 47-55 48 0-27 0-53 0-79zM162 112c20-10 39-28 39-52 0-49-40-60-83-60-36 0-71 0-107 0-6 0-11 0-11 7 0 6 6 6 11 6 21 0 22 3 22 20 0 58 0 116 0 174 0 17-1 20-23 20-4 0-10 0-10 6s5 6 11 6c35 0 70 0 105 0 43 0 99-16 99-64 0-37-27-56-53-63zM88 208c0-28 0-57 0-86 29 0 41 0 51 8 14 11 15 34 15 45 0 13-1 52-45 52-21 0-21-12-21-19zM151 223c13-15 15-32 15-48 0-24-5-43-19-54 32 5 55 23 55 54 0 26-21 41-51 48z">
              <text:p/>
            </draw:path>
            <draw:path draw:style-name="gr10" draw:text-style-name="P7" draw:layer="layout" svg:width="0.125cm" svg:height="0.108cm" svg:x="2.294cm" svg:y="7.299cm" svg:viewBox="0 0 126 109" svg:d="M43 8c1-1 1-3 1-4-1-1 0-4-4-4-5 1-14 2-16 2-5 0-9 0-14 1-4 0-7 0-7 6 0 3 4 3 7 3 12 0 12 1 12 4 0 1-2 6-3 9-4 17-8 33-12 50-6 24-7 29-7 30 0 4 3 4 4 4s3 0 4 0c22-4 53-15 80-39 33-29 38-61 38-62 0-4-3-8-8-8-9 0-11 7-13 14-10 35-43 73-84 85 7-31 15-61 22-91z">
              <text:p/>
            </draw:path>
            <draw:path draw:style-name="gr10" draw:text-style-name="P7" draw:layer="layout" svg:width="0.08cm" svg:height="0.349cm" svg:x="2.837cm" svg:y="7.289cm" svg:viewBox="0 0 81 350" svg:d="M81 346c0-1 0-1-6-7-44-44-55-111-55-163 0-61 13-122 57-166 4-4 4-5 4-6 0-2-1-4-3-4-4 0-35 24-56 69-18 38-22 77-22 107 0 26 4 68 23 108 21 43 51 66 55 66 2 0 3-1 3-4z">
              <text:p/>
            </draw:path>
            <draw:path draw:style-name="gr10" draw:text-style-name="P7" draw:layer="layout" svg:width="0.013cm" svg:height="0.349cm" svg:x="2.98cm" svg:y="7.289cm" svg:viewBox="0 0 14 350" svg:d="M14 13c0-6 0-13-7-13s-7 7-7 13c0 108 0 216 0 324 0 7 0 13 7 13s7-6 7-13c0-108 0-216 0-324z">
              <text:p/>
            </draw:path>
            <draw:path draw:style-name="gr10" draw:text-style-name="P7" draw:layer="layout" svg:width="0.222cm" svg:height="0.253cm" svg:x="3.047cm" svg:y="7.305cm" svg:viewBox="0 0 223 254" svg:d="M88 9c0-3 0-4 0-5 0-3 0-4-4-4-3 0-14 6-21 9-16 8-29 15-29 21 0 2 2 2 3 2 5 0 14-5 20-8-4 34-12 79-19 109-13 60-19 80-36 114-2 4-2 4-2 5 0 2 2 2 3 2 6 0 21-6 26-16 5-8 18-34 29-73 7-30 21-76 46-113 16-22 31-33 53-33 19 0 36 12 36 31 0 31-33 42-70 54-4 2-28 10-28 19 0 2 2 2 3 2 2 0 10-1 17-1 36 0 64 21 64 54 0 43-37 57-69 57-27 0-40-15-45-20-1-2-1-2-4-2-8 0-26 11-26 17 0 1 14 24 52 24 49 0 122-35 122-90 0-30-19-52-55-59 28-11 69-37 69-70 0-20-17-35-43-35-12 0-57 3-99 56 2-16 5-31 7-47z">
              <text:p/>
            </draw:path>
            <draw:path draw:style-name="gr10" draw:text-style-name="P7" draw:layer="layout" svg:width="0.013cm" svg:height="0.349cm" svg:x="3.32cm" svg:y="7.289cm" svg:viewBox="0 0 14 350" svg:d="M14 13c0-6 0-13-7-13s-7 7-7 13c0 108 0 216 0 324 0 7 0 13 7 13s7-6 7-13c0-108 0-216 0-324z">
              <text:p/>
            </draw:path>
            <draw:path draw:style-name="gr10" draw:text-style-name="P7" draw:layer="layout" svg:width="0.213cm" svg:height="0.269cm" svg:x="3.444cm" svg:y="7.329cm" svg:viewBox="0 0 214 270" svg:d="M207 110c5-2 7-5 7-8s-1-6-7-8c-64-30-129-61-193-91-5-3-5-2-7-3-5 0-7 4-7 7 0 5 2 6 6 8 62 29 123 58 185 87-61 28-123 57-184 86-7 3-7 6-7 8 0 4 3 6 7 6 1 0 1 0 6-1 65-31 129-61 194-91zM202 270c6 0 12 0 12-7s-7-7-12-7c-63 0-127 0-190 0-5 0-12 0-12 7s6 7 12 7c63 0 127 0 190 0z">
              <text:p/>
            </draw:path>
            <draw:path draw:style-name="gr10" draw:text-style-name="P7" draw:layer="layout" svg:width="0.14cm" svg:height="0.231cm" svg:x="3.744cm" svg:y="7.319cm" svg:viewBox="0 0 141 232" svg:d="M27 205c13-11 25-23 38-35 54-48 76-67 76-102 0-40-32-68-75-68-40 0-66 32-66 63 0 20 18 20 19 20 6 0 18-4 18-19 0-9-6-18-18-18-3 0-4 0-5 1 8-23 27-36 47-36 32 0 48 28 48 57 0 28-18 56-37 77-23 25-45 50-68 74-4 4-4 5-4 13 44 0 87 0 131 0 3-20 7-40 10-60-3 0-6 0-9 0-2 11-4 26-8 31-2 2-26 2-33 2-21 0-43 0-64 0z">
              <text:p/>
            </draw:path>
            <draw:path draw:style-name="gr10" draw:text-style-name="P7" draw:layer="layout" svg:width="0.12cm" svg:height="0.172cm" svg:x="3.921cm" svg:y="7.237cm" svg:viewBox="0 0 121 173" svg:d="M58 8c1-1 1-3 1-4s-1-4-3-4c-5 0-26 2-32 3-2 0-5 0-5 5 0 4 3 4 6 4 12 0 12 2 12 4 0 1-1 3-1 5-12 46-23 92-35 139-1 4-1 3-1 5 0 4 3 8 8 8 7 0 10-5 12-10 0-1 11-44 12-48 17 2 31 8 31 20 0 2 0 3 0 5-1 4-1 5-1 8 0 17 14 25 26 25 24 0 21-25 31-37 0-4-3-4-4-4-3 0-4 2-5 6-3 11-9 28-21 28-7 0-9-6-9-13 0-4 0-4 1-11 1 0 2-4 2-7 0-22-30-25-40-26 7-5 16-13 20-16 13-12 25-24 39-24 3 0 6 1 8 4-11 1-13 10-13 13 0 6 4 9 10 9 7 0 14-5 14-15 0-8-6-18-19-18-14 0-27 11-39 22-11 10-19 17-29 22 8-33 16-65 24-98z">
              <text:p/>
            </draw:path>
            <draw:path draw:style-name="gr10" draw:text-style-name="P7" draw:layer="layout" svg:width="0.098cm" svg:height="0.08cm" svg:x="4.066cm" svg:y="7.364cm" svg:viewBox="0 0 99 81" svg:d="M78 27c0-17-18-27-40-27-10 0-31 1-31 16 0 6 5 9 9 9 5 0 10-3 10-9 0-4-3-7-4-8 6-2 14-2 16-2 15 0 24 8 24 21 0 1 0 3 0 4-17 1-26 2-40 7-12 4-22 11-22 22 0 17 21 21 35 21 13 0 24-6 29-15 1 6 5 14 14 14 1 0 21 0 21-17 0-3 0-7 0-10-2 0-5 0-7 0 0 3 0 7 0 10 0 1 0 9-7 9s-7-8-7-9c0-12 0-24 0-36zM62 54c0 19-21 21-25 21-11 0-21-6-21-15 0-5 4-22 46-23 0 6 0 11 0 17z">
              <text:p/>
            </draw:path>
            <draw:path draw:style-name="gr10" draw:text-style-name="P7" draw:layer="layout" svg:width="0.04cm" svg:height="0.104cm" svg:x="4.237cm" svg:y="7.514cm" svg:viewBox="0 0 41 105" svg:d="M41 37c0-23-9-37-23-37-11 0-18 9-18 19 0 9 7 18 18 18 5 0 9-1 13-4 1-1 1-1 2-1 0 2 0 0 0 5 0 26-12 47-24 59-4 3-4 4-4 5 0 3 2 4 4 4 4 0 32-27 32-68z">
              <text:p/>
            </draw:path>
            <draw:path draw:style-name="gr10" draw:text-style-name="P7" draw:layer="layout" svg:width="0.222cm" svg:height="0.253cm" svg:x="4.373cm" svg:y="7.305cm" svg:viewBox="0 0 223 254" svg:d="M88 9c1-3 1-4 1-5 0-3-1-4-4-4-4 0-14 6-21 9-17 8-30 15-30 21 0 2 3 2 4 2 4 0 13-5 20-8-4 34-13 79-19 109-13 60-20 80-37 114-2 4-2 4-2 5 0 2 3 2 4 2 5 0 20-6 26-16 4-8 18-34 28-73 8-30 21-76 46-113 17-22 31-33 53-33 19 0 37 12 37 31 0 31-34 42-70 54-5 2-29 10-29 19 0 2 3 2 4 2s9-1 17-1c35 0 64 21 64 54 0 43-37 57-69 57-27 0-40-15-45-20-1-2-2-2-5-2-7 0-25 11-25 17 0 1 14 24 51 24 50 0 123-35 123-90 0-30-20-52-56-59 28-11 69-37 69-70 0-20-16-35-42-35-12 0-57 3-100 56 2-16 5-31 7-47z">
              <text:p/>
            </draw:path>
            <draw:path draw:style-name="gr10" draw:text-style-name="P7" draw:layer="layout" svg:width="0.195cm" svg:height="0.215cm" svg:x="4.642cm" svg:y="7.343cm" svg:viewBox="0 0 196 216" svg:d="M196 76c0-53-54-76-98-76-46 0-98 24-98 76 0 42 0 85 0 127 0 7 0 13 7 13s7-6 7-13c0-41 0-83 0-125 0-53 57-64 84-64 16 0 38 3 56 15 27 17 27 39 27 49 0 42 0 84 0 125 0 7 0 13 8 13 7 0 7-6 7-13 0-42 0-85 0-127z">
              <text:p/>
            </draw:path>
            <draw:path draw:style-name="gr10" draw:text-style-name="P7" draw:layer="layout" svg:width="0.124cm" svg:height="0.349cm" svg:x="4.902cm" svg:y="7.289cm" svg:viewBox="0 0 125 350" svg:d="M74 47c0-14 9-36 48-39 1 0 3-2 3-4 0-4-3-4-7-4-35 0-67 18-67 44s0 53 0 80c0 14 0 25-15 37-12 10-25 11-33 11-2 0-3 2-3 4 0 3 2 3 6 4 23 1 40 14 43 30 2 4 2 4 2 17 0 23 0 46 0 69 0 15 0 26 16 40 14 10 37 14 51 14 4 0 7 0 7-4 0-3-2-3-6-4-22-1-39-12-44-30-1-3-1-4-1-17 0-24 0-48 0-73 0-16-3-21-14-33-7-7-18-10-27-13 28-8 41-24 41-45 0-28 0-56 0-84z">
              <text:p/>
            </draw:path>
            <draw:path draw:style-name="gr10" draw:text-style-name="P7" draw:layer="layout" svg:width="0.081cm" svg:height="0.349cm" svg:x="5.087cm" svg:y="7.289cm" svg:viewBox="0 0 82 350" svg:d="M82 346c0-1 0-1-6-7-44-44-55-111-55-163 0-61 13-122 56-166 5-4 5-5 5-6 0-2-2-4-4-4-3 0-35 24-56 69-18 38-22 77-22 107 0 26 4 68 23 108 21 43 52 66 55 66 2 0 4-1 4-4z">
              <text:p/>
            </draw:path>
            <draw:path draw:style-name="gr10" draw:text-style-name="P7" draw:layer="layout" svg:width="0.147cm" svg:height="0.239cm" svg:x="5.203cm" svg:y="7.319cm" svg:viewBox="0 0 148 240" svg:d="M148 121c0-28-2-56-14-82-17-33-45-39-60-39-21 0-47 9-61 42-12 24-13 51-13 79 0 27 1 58 16 84 15 28 40 35 58 35s45-7 61-40c11-24 13-51 13-79zM74 232c-14 0-35-8-41-41-4-21-4-53-4-74 0-22 0-46 3-64 6-42 33-45 42-45 11 0 34 6 41 41 4 19 4 46 4 68 0 26 0 50-4 73-6 32-26 42-41 42z">
              <text:p/>
            </draw:path>
            <draw:path draw:style-name="gr10" draw:text-style-name="P7" draw:layer="layout" svg:width="0.115cm" svg:height="0.231cm" svg:x="5.396cm" svg:y="7.319cm" svg:viewBox="0 0 116 232" svg:d="M72 9c0-8 0-9-8-9-22 22-53 22-64 22 0 4 0 7 0 11 7 0 28 0 46-9 0 60 0 121 0 181 0 12-1 17-33 17-4 0-7 0-11 0 0 4 0 7 0 10 12-1 43-1 57-1s45 0 57 1c0-3 0-6 0-10-4 0-7 0-11 0-32 0-33-4-33-17 0-65 0-131 0-196z">
              <text:p/>
            </draw:path>
            <draw:path draw:style-name="gr10" draw:text-style-name="P7" draw:layer="layout" svg:width="0.081cm" svg:height="0.349cm" svg:x="5.56cm" svg:y="7.289cm" svg:viewBox="0 0 82 350" svg:d="M82 176c0-28-4-70-23-110-21-43-52-66-55-66-2 0-4 2-4 4 0 1 0 2 7 8 35 35 55 90 55 164 0 59-13 120-57 165-5 4-5 4-5 5 0 3 2 4 4 4 3 0 35-24 56-68 18-39 22-78 22-106z">
              <text:p/>
            </draw:path>
            <draw:path draw:style-name="gr10" draw:text-style-name="P7" draw:layer="layout" svg:width="0.098cm" svg:height="0.076cm" svg:x="5.741cm" svg:y="7.236cm" svg:viewBox="0 0 99 77" svg:d="M32 7c1-3 1-3 1-4 0-3-3-3-6-3-7 1-14 1-21 2-3 0-4 0-5 1 0 1-1 3-1 4 0 3 3 3 5 3 6 0 8 0 10 1 0 3 0 3-1 7-4 17-9 33-13 50 0 2-1 4-1 6 0 3 1 3 3 3 1 0 2 0 3 0 13-1 37-7 60-24 27-20 33-44 33-47s-3-6-7-6c-3 0-7 2-8 7-3 8-8 24-27 41-9 8-24 17-41 22 5-21 11-42 16-63z">
              <text:p/>
            </draw:path>
            <draw:path draw:style-name="gr10" draw:text-style-name="P7" draw:layer="layout" svg:width="0.137cm" svg:height="0.011cm" svg:x="5.719cm" svg:y="7.34cm" svg:viewBox="0 0 138 12" svg:d="M0 0c46 0 92 0 138 0 0 4 0 8 0 12-46 0-92 0-138 0 0-4 0-8 0-12z">
              <text:p/>
            </draw:path>
            <draw:path draw:style-name="gr10" draw:text-style-name="P7" draw:layer="layout" svg:width="0.087cm" svg:height="0.116cm" svg:x="5.744cm" svg:y="7.375cm" svg:viewBox="0 0 88 117" svg:d="M88 83c-3 0-5 0-8 0 0 4-2 14-5 16-1 1-16 1-19 1-11 0-23 0-34 0 12-8 25-18 35-25 16-11 31-21 31-40 0-22-22-35-47-35-23 0-41 14-41 31 0 9 8 11 10 11 5 0 11-3 11-10s-5-10-10-11c5-8 15-13 27-13 17 0 31 10 31 27 0 15-10 26-24 38s-29 24-43 36c-1 2-2 2-2 3s0 3 0 5c27 0 55 0 82 0 2-12 4-23 6-34z">
              <text:p/>
            </draw:path>
            <draw:path draw:style-name="gr10" draw:text-style-name="P7" draw:layer="layout" svg:width="0.04cm" svg:height="0.104cm" svg:x="5.947cm" svg:y="7.514cm" svg:viewBox="0 0 41 105" svg:d="M41 37c0-23-9-37-23-37-11 0-18 9-18 19 0 9 7 18 18 18 5 0 9-1 13-4 1-1 1-1 1-1 1 0 1 0 1 5 0 26-12 47-24 59-4 3-4 4-4 5 0 3 2 4 4 4 4 0 32-27 32-68z">
              <text:p/>
            </draw:path>
            <draw:path draw:style-name="gr10" draw:text-style-name="P7" draw:layer="layout" svg:width="0.08cm" svg:height="0.349cm" svg:x="6.108cm" svg:y="7.289cm" svg:viewBox="0 0 81 350" svg:d="M81 346c0-1 0-1-6-7-44-44-55-111-55-163 0-61 13-122 56-166 5-4 5-5 5-6 0-2-1-4-3-4-4 0-36 24-56 69-18 38-22 77-22 107 0 26 3 68 23 108 21 43 51 66 55 66 2 0 3-1 3-4z">
              <text:p/>
            </draw:path>
            <draw:path draw:style-name="gr10" draw:text-style-name="P7" draw:layer="layout" svg:width="0.115cm" svg:height="0.231cm" svg:x="6.241cm" svg:y="7.319cm" svg:viewBox="0 0 116 232" svg:d="M72 9c0-8 0-9-8-9-22 22-53 22-64 22 0 4 0 7 0 11 7 0 27 0 46-9 0 60 0 121 0 181 0 12-1 17-33 17-4 0-7 0-11 0 0 4 0 7 0 10 12-1 43-1 57-1s44 0 57 1c0-3 0-6 0-10-4 0-8 0-12 0-31 0-32-4-32-17 0-65 0-131 0-196z">
              <text:p/>
            </draw:path>
            <draw:path draw:style-name="gr10" draw:text-style-name="P7" draw:layer="layout" svg:width="0.147cm" svg:height="0.239cm" svg:x="6.399cm" svg:y="7.319cm" svg:viewBox="0 0 148 240" svg:d="M148 121c0-28-2-56-14-82-16-33-45-39-60-39-21 0-47 9-61 42-11 24-13 51-13 79 0 27 1 58 16 84 15 28 40 35 58 35 19 0 45-7 61-40 11-24 13-51 13-79zM74 232c-14 0-35-8-41-41-4-21-4-53-4-74 0-22 0-46 3-64 6-42 33-45 42-45 11 0 34 6 41 41 4 19 4 46 4 68 0 26 0 50-4 73-6 32-26 42-41 42z">
              <text:p/>
            </draw:path>
            <draw:path draw:style-name="gr10" draw:text-style-name="P7" draw:layer="layout" svg:width="0.08cm" svg:height="0.349cm" svg:x="6.581cm" svg:y="7.289cm" svg:viewBox="0 0 81 350" svg:d="M81 176c0-28-3-70-23-110-21-43-51-66-55-66-2 0-3 2-3 4 0 1 0 2 7 8 34 35 54 90 54 164 0 59-13 120-57 165-4 4-4 4-4 5 0 3 1 4 3 4 4 0 36-24 56-68 18-39 22-78 22-106z">
              <text:p/>
            </draw:path>
            <draw:path draw:style-name="gr10" draw:text-style-name="P7" draw:layer="layout" svg:width="0.098cm" svg:height="0.076cm" svg:x="6.761cm" svg:y="7.236cm" svg:viewBox="0 0 99 77" svg:d="M32 7c1-3 1-3 1-4 0-3-3-3-6-3-7 1-14 1-21 2-3 0-3 0-4 1s-2 3-2 4c0 3 3 3 6 3 6 0 7 0 9 1 0 3 0 3-1 7-4 17-9 33-13 50 0 2-1 4-1 6 0 3 2 3 4 3 1 0 2 0 3 0 13-1 37-7 60-24 27-20 32-44 32-47s-2-6-6-6-8 2-9 7c-2 8-7 24-26 41-10 8-25 17-42 22 5-21 11-42 16-63z">
              <text:p/>
            </draw:path>
            <draw:path draw:style-name="gr10" draw:text-style-name="P7" draw:layer="layout" svg:width="0.136cm" svg:height="0.011cm" svg:x="6.74cm" svg:y="7.34cm" svg:viewBox="0 0 137 12" svg:d="M0 0c46 0 91 0 137 0 0 4 0 8 0 12-46 0-91 0-137 0 0-4 0-8 0-12z">
              <text:p/>
            </draw:path>
            <draw:path draw:style-name="gr10" draw:text-style-name="P7" draw:layer="layout" svg:width="0.086cm" svg:height="0.116cm" svg:x="6.765cm" svg:y="7.375cm" svg:viewBox="0 0 87 117" svg:d="M87 83c-2 0-5 0-7 0-1 4-3 14-5 16-2 1-17 1-19 1-12 0-23 0-35 0 12-8 25-18 36-25 15-11 30-21 30-40 0-22-21-35-46-35-24 0-41 14-41 31 0 9 7 11 10 11 5 0 10-3 10-10s-4-10-10-11c5-8 15-13 27-13 17 0 31 10 31 27 0 15-10 26-23 38-14 12-29 24-43 36-2 2-2 2-2 3s0 3 0 5c27 0 54 0 81 0 2-12 4-23 6-34z">
              <text:p/>
            </draw:path>
            <draw:path draw:style-name="gr10" draw:text-style-name="P7" draw:layer="layout" svg:width="0.124cm" svg:height="0.349cm" svg:x="6.962cm" svg:y="7.289cm" svg:viewBox="0 0 125 350" svg:d="M51 303c0 14-9 37-48 39-1 1-3 2-3 4 0 4 4 4 7 4 34 0 67-17 67-44 0-26 0-53 0-80 0-13 0-24 14-35 13-10 26-11 34-11 2-1 3-2 3-4 0-4-2-4-6-4-23-2-40-14-44-31-1-4-1-5-1-17 0-24 0-47 0-70 0-15 0-26-17-39-14-11-38-15-50-15-3 0-7 0-7 4s2 4 6 4c22 2 39 13 44 31 1 3 1 4 1 16 0 24 0 49 0 74 0 16 3 22 14 33 7 7 17 11 27 14-29 8-41 24-41 43 0 28 0 56 0 84z">
              <text:p/>
            </draw:path>
            <draw:path draw:style-name="gr10" draw:text-style-name="P7" draw:layer="layout" svg:width="0.233cm" svg:height="0.081cm" svg:x="7.171cm" svg:y="7.424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0" draw:text-style-name="P7" draw:layer="layout" svg:width="0.183cm" svg:height="0.313cm" svg:x="7.481cm" svg:y="7.309cm" svg:viewBox="0 0 184 314" svg:d="M137 9c0-1 1-3 1-5 0-1 0-4-5-4-3 0-3 1-5 7-7 27-13 54-20 81-56 2-108 48-108 96 0 32 25 60 68 63-3 10-6 22-8 33-5 16-8 29-8 30 0 4 2 4 4 4s3 0 4-1c0-1 2-9 4-14 4-17 9-34 13-52 56-2 107-48 107-95 0-28-18-60-67-64 7-26 13-53 20-79zM69 239c-21-1-46-13-46-48 0-42 30-91 83-95-12 48-25 96-37 143zM115 96c27 1 47 17 47 48 0 42-31 91-83 95 12-47 24-95 36-143z">
              <text:p/>
            </draw:path>
            <draw:path draw:style-name="gr10" draw:text-style-name="P7" draw:layer="layout" svg:width="0.081cm" svg:height="0.349cm" svg:x="7.693cm" svg:y="7.289cm" svg:viewBox="0 0 82 350" svg:d="M82 176c0-28-4-70-23-110-21-43-52-66-55-66-2 0-4 2-4 4 0 1 0 2 7 8 35 35 55 90 55 164 0 59-13 120-57 165-5 4-5 4-5 5 0 3 2 4 4 4 3 0 35-24 56-68 18-39 22-78 22-106z">
              <text:p/>
            </draw:path>
          </draw:g>
        </draw:g>
        <draw:frame draw:style-name="gr12" draw:text-style-name="P4" draw:layer="layout" svg:width="2.618cm" svg:height="0.395cm" svg:x="1.203cm" svg:y="10.206cm">
          <draw:text-box>
            <text:p><text:span text:style-name="T1">[Inner codebook]</text:span></text:p>
          </draw:text-box>
        </draw:frame>
        <draw:g draw:style-name="gr9">
          <svg:title>TexMaths</svg:title>
          <svg:desc>10§display§\mathcal{C}
\subseteq
\left\{
(c_0, \dots, c_{\nu-1})
\,\middle|\,
c_j \!\in\! \Phi_{b_j}, 
(b_0, \dots, b_{\nu-1}) \!\in\! \mathcal{B}
\right\}§svg§600§TRUE§</svg:desc>
          <draw:g>
            <draw:path draw:style-name="gr10" draw:text-style-name="P7" draw:layer="layout" svg:width="0.182cm" svg:height="0.254cm" svg:x="1.492cm" svg:y="10.727cm" svg:viewBox="0 0 183 255" svg:d="M170 193c0-2-2-3-3-3-6 0-10 3-15 5-7 5-9 7-13 13-11 16-26 28-49 28-32 0-60-22-60-75 0-31 13-73 31-101 16-22 35-40 71-40 13 0 22 4 22 17s-13 38-18 45c-2 4-2 4-2 5 0 2 2 2 4 2 7 0 20-7 24-13 1-1 21-36 21-54 0-19-15-22-28-22-51 0-93 34-109 53-42 51-46 105-46 124 0 50 26 78 67 78 56 0 103-54 103-62z">
              <text:p/>
            </draw:path>
            <draw:path draw:style-name="gr10" draw:text-style-name="P7" draw:layer="layout" svg:width="0.214cm" svg:height="0.27cm" svg:x="1.82cm" svg:y="10.751cm" svg:viewBox="0 0 215 271" svg:d="M202 15c6 0 13 0 13-7 0-8-7-8-13-8-31 0-63 0-94 0-60 0-108 46-108 102s49 102 108 102c31 0 63 0 94 0 6 0 13 0 13-7s-7-7-13-7c-31 0-62 0-93 0-56 0-95-41-95-88s40-87 95-87c31 0 62 0 93 0zM19 257c-6 0-12 0-12 7s6 7 12 7c61 0 122 0 183 0 6 0 13 0 13-7s-7-7-13-7c-61 0-122 0-183 0z">
              <text:p/>
            </draw:path>
            <draw:path draw:style-name="gr10" draw:text-style-name="P7" draw:layer="layout" svg:width="0.124cm" svg:height="0.419cm" svg:x="2.202cm" svg:y="10.676cm" svg:viewBox="0 0 125 420" svg:d="M50 154c0 25-12 38-48 52-1 1-2 3-2 5s0 4 3 5c47 17 47 36 47 55 0 33 0 65 0 97 0 10 6 23 21 33 17 12 46 19 49 19 4 0 5-1 5-4s-1-4-6-6c-11-3-38-14-44-36-1-4-1-5-1-18 0-28 0-57 0-86 0-18 0-44-57-59 57-18 57-41 57-61 0-29 0-58 0-86 0-19 0-38 48-55 3-1 3-3 3-4 0-3-1-5-5-5-2 0-52 12-64 35-6 10-6 13-6 29 0 30 0 60 0 90z">
              <text:p/>
            </draw:path>
            <draw:path draw:style-name="gr10" draw:text-style-name="P7" draw:layer="layout" svg:width="0.08cm" svg:height="0.35cm" svg:x="2.402cm" svg:y="10.711cm" svg:viewBox="0 0 81 351" svg:d="M81 347c0-1 0-2-6-8-44-44-55-110-55-163 0-61 13-122 57-166 4-4 4-5 4-6 0-2-1-4-3-4-4 0-36 24-56 69-18 39-22 78-22 107 0 27 3 69 23 109 21 43 51 66 55 66 2 0 3-2 3-4z">
              <text:p/>
            </draw:path>
            <draw:path draw:style-name="gr10" draw:text-style-name="P7" draw:layer="layout" svg:width="0.136cm" svg:height="0.158cm" svg:x="2.518cm" svg:y="10.82cm" svg:viewBox="0 0 137 159" svg:d="M125 21c-6 0-11 0-16 5-5 6-6 12-6 14 0 8 6 12 13 12 10 0 20-8 20-22 0-17-17-30-42-30-47 0-94 50-94 99 0 32 20 60 57 60 50 0 80-38 80-42 0-2-3-4-5-4-1 0-2 0-4 3-28 35-66 35-71 35-22 0-31-17-31-38 0-15 7-49 19-71 11-20 30-35 49-35 12 0 26 5 31 14z">
              <text:p/>
            </draw:path>
            <draw:path draw:style-name="gr10" draw:text-style-name="P7" draw:layer="layout" svg:width="0.113cm" svg:height="0.167cm" svg:x="2.668cm" svg:y="10.864cm" svg:viewBox="0 0 114 168" svg:d="M114 85c0-27-3-46-14-64-8-11-23-21-43-21-57 0-57 67-57 85s0 83 57 83 57-65 57-83zM57 161c-11 0-26-6-31-26-3-15-3-35-3-53s0-37 3-50c6-20 21-25 31-25 14 0 26 8 31 22 4 14 4 31 4 53 0 18 0 36-3 52-5 22-22 27-32 27z">
              <text:p/>
            </draw:path>
            <draw:path draw:style-name="gr10" draw:text-style-name="P7" draw:layer="layout" svg:width="0.04cm" svg:height="0.104cm" svg:x="2.843cm" svg:y="10.937cm" svg:viewBox="0 0 41 105" svg:d="M41 36c0-23-8-36-22-36-12 0-19 8-19 18s7 19 19 19c4 0 9-2 12-5 1-1 1-1 2-1 0 2 1 0 1 5 0 26-13 47-24 59-4 4-4 5-4 6 0 2 2 4 4 4 3 0 31-28 31-69z">
              <text:p/>
            </draw:path>
            <draw:path draw:style-name="gr10" draw:text-style-name="P7" draw:layer="layout" svg:width="0.036cm" svg:height="0.036cm" svg:x="3cm" svg:y="10.937cm" svg:viewBox="0 0 37 37" svg:d="M37 18c0-10-9-18-19-18s-18 8-18 18 8 19 18 19 19-9 19-19z">
              <text:p/>
            </draw:path>
            <draw:path draw:style-name="gr10" draw:text-style-name="P7" draw:layer="layout" svg:width="0.036cm" svg:height="0.036cm" svg:x="3.156cm" svg:y="10.937cm" svg:viewBox="0 0 37 37" svg:d="M37 18c0-10-9-18-19-18-11 0-18 8-18 18s7 19 18 19c10 0 19-9 19-19z">
              <text:p/>
            </draw:path>
            <draw:path draw:style-name="gr10" draw:text-style-name="P7" draw:layer="layout" svg:width="0.036cm" svg:height="0.036cm" svg:x="3.312cm" svg:y="10.937cm" svg:viewBox="0 0 37 37" svg:d="M37 18c0-10-8-18-18-18-11 0-19 8-19 18s8 19 19 19c10 0 18-9 18-19z">
              <text:p/>
            </draw:path>
            <draw:path draw:style-name="gr10" draw:text-style-name="P7" draw:layer="layout" svg:width="0.04cm" svg:height="0.104cm" svg:x="3.468cm" svg:y="10.937cm" svg:viewBox="0 0 41 105" svg:d="M41 36c0-23-9-36-22-36-12 0-19 8-19 18s7 19 19 19c4 0 8-2 12-5 1-1 1-1 2-1 0 2 0 0 0 5 0 26-12 47-23 59-4 4-4 5-4 6 0 2 1 4 3 4 4 0 32-28 32-69z">
              <text:p/>
            </draw:path>
            <draw:path draw:style-name="gr10" draw:text-style-name="P7" draw:layer="layout" svg:width="0.136cm" svg:height="0.158cm" svg:x="3.608cm" svg:y="10.82cm" svg:viewBox="0 0 137 159" svg:d="M125 21c-5 0-10 0-15 5-6 6-7 12-7 14 0 8 7 12 13 12 11 0 20-8 20-22 0-17-16-30-41-30-48 0-95 50-95 99 0 32 21 60 57 60 51 0 80-38 80-42 0-2-2-4-4-4s-3 0-5 3c-27 35-66 35-70 35-22 0-32-17-32-38 0-15 7-49 19-71 11-20 31-35 50-35 12 0 25 5 30 14z">
              <text:p/>
            </draw:path>
            <draw:path draw:style-name="gr10" draw:text-style-name="P7" draw:layer="layout" svg:width="0.125cm" svg:height="0.107cm" svg:x="3.764cm" svg:y="10.918cm" svg:viewBox="0 0 126 108" svg:d="M44 7c0-1 0-2 0-4-1-1 0-3-4-3-5 0-14 1-16 1-4 1-9 1-13 2-4 0-7 0-7 5 0 4 3 4 6 4 12 0 12 1 12 3s-1 7-2 10c-4 17-9 33-13 50-6 24-7 29-7 30 0 3 4 3 5 3s3 0 4 0c22-3 53-15 79-38 34-30 25-41 38-62 0-5-3-8-8-8-8 0-10 7-12 14-10 35-43 72-85 85 8-31 15-61 23-92z">
              <text:p/>
            </draw:path>
            <draw:path draw:style-name="gr10" draw:text-style-name="P7" draw:layer="layout" svg:width="0.165cm" svg:height="0.011cm" svg:x="3.93cm" svg:y="10.959cm" svg:viewBox="0 0 166 12" svg:d="M156 12c4 0 10 0 10-6s-5-6-10-6c-49 0-97 0-146 0-4 0-10 0-10 6s6 6 10 6c49 0 97 0 146 0z">
              <text:p/>
            </draw:path>
            <draw:path draw:style-name="gr10" draw:text-style-name="P7" draw:layer="layout" svg:width="0.088cm" svg:height="0.162cm" svg:x="4.15cm" svg:y="10.864cm" svg:viewBox="0 0 89 163" svg:d="M55 7c0-7 0-7-7-7-16 16-38 16-48 16 0 3 0 6 0 9 6 0 22 0 35-7 0 42 0 83 0 125 0 8 0 12-24 12-3 0-6 0-9 0 0 2 0 5 0 8 4 0 34-1 43-1 8 0 39 1 44 1 0-3 0-6 0-8-3 0-6 0-9 0-25 0-25-4-25-12 0-46 0-91 0-136z">
              <text:p/>
            </draw:path>
            <draw:path draw:style-name="gr10" draw:text-style-name="P7" draw:layer="layout" svg:width="0.08cm" svg:height="0.35cm" svg:x="4.301cm" svg:y="10.711cm" svg:viewBox="0 0 81 351" svg:d="M81 176c0-27-4-70-23-110-21-43-51-66-55-66-2 0-3 2-3 4 0 1 0 2 6 8 35 35 55 91 55 164 0 59-13 121-57 165-4 4-4 5-4 6 0 2 1 4 3 4 4 0 35-24 56-69 18-39 22-77 22-106z">
              <text:p/>
            </draw:path>
            <draw:path draw:style-name="gr10" draw:text-style-name="P7" draw:layer="layout" svg:width="0.014cm" svg:height="0.223cm" svg:x="4.527cm" svg:y="10.669cm" svg:viewBox="0 0 15 224" svg:d="M0 212c0 6 0 12 7 12 8 0 8-6 8-12 0-67 0-133 0-199 0-6 0-13-7-13-8 0-8 7-8 13 0 66 0 132 0 199z">
              <text:p/>
            </draw:path>
            <draw:path draw:style-name="gr10" draw:text-style-name="P7" draw:layer="layout" svg:width="0.014cm" svg:height="0.223cm" svg:x="4.527cm" svg:y="10.88cm" svg:viewBox="0 0 15 224" svg:d="M0 212c0 6 0 12 7 12 8 0 8-6 8-12 0-67 0-133 0-199 0-6 0-13-7-13-8 0-8 7-8 13 0 66 0 132 0 199z">
              <text:p/>
            </draw:path>
            <draw:path draw:style-name="gr10" draw:text-style-name="P7" draw:layer="layout" svg:width="0.136cm" svg:height="0.158cm" svg:x="4.666cm" svg:y="10.82cm" svg:viewBox="0 0 137 159" svg:d="M125 21c-6 0-11 0-16 5-5 6-6 12-6 14 0 8 6 12 13 12 10 0 20-8 20-22 0-17-17-30-42-30-47 0-94 50-94 99 0 32 20 60 57 60 50 0 80-38 80-42 0-2-2-4-5-4-1 0-2 0-4 3-28 35-66 35-70 35-23 0-32-17-32-38 0-15 7-49 19-71 11-20 30-35 49-35 12 0 26 5 31 14z">
              <text:p/>
            </draw:path>
            <draw:path draw:style-name="gr10" draw:text-style-name="P7" draw:layer="layout" svg:width="0.107cm" svg:height="0.213cm" svg:x="4.804cm" svg:y="10.864cm" svg:viewBox="0 0 108 214" svg:d="M108 10c0-4-4-10-10-10-7 0-14 7-14 14 0 4 3 9 10 9 6 0 14-6 14-13zM55 175c-4 17-17 32-31 32-3 0-6-1-9-2 6-3 8-9 8-12 0-6-4-9-9-9-8 0-14 6-14 14 0 9 9 16 24 16s44-9 51-39 15-59 22-88c1-3 1-5 1-9 0-13-11-23-26-23-27 0-43 34-43 38 0 3 3 2 4 3 3 0 4-1 5-5 6-14 19-29 33-29 7 0 9 4 9 12 0 3-1 6-1 7-8 31-16 62-24 94z">
              <text:p/>
            </draw:path>
            <draw:path draw:style-name="gr10" draw:text-style-name="P7" draw:layer="layout" svg:width="0.175cm" svg:height="0.203cm" svg:x="5.02cm" svg:y="10.785cm" svg:viewBox="0 0 176 204" svg:d="M163 109c6 0 13 0 13-7s-7-7-13-7c-50 0-99 0-149 0 5-47 45-81 94-81 18 0 37 0 55 0 6 0 13 0 13-7s-7-7-13-7c-18 0-37 0-55 0-60 0-108 46-108 102s48 102 108 102c18 0 37 0 55 0 6 0 13 0 13-7s-7-7-13-7c-18 0-37 0-55 0-49 0-89-34-94-81 50 0 99 0 149 0z">
              <text:p/>
            </draw:path>
            <draw:path draw:style-name="gr10" draw:text-style-name="P7" draw:layer="layout" svg:width="0.213cm" svg:height="0.238cm" svg:x="5.283cm" svg:y="10.735cm" svg:viewBox="0 0 214 239" svg:d="M120 192c55-4 94-36 94-72s-40-68-94-73c0-6 0-13 0-19 0-12 0-17 34-17 4 0 7 0 11 0 0-4 0-7 0-11-12 1-45 1-59 1-15 0-47 0-60-1 0 4 0 7 0 11 4 0 8 0 12 0 33 0 33 4 33 17 0 6 0 13 0 19-54 6-91 38-91 73 0 36 39 67 91 72 0 6 0 13 0 20 0 11 0 16-33 16-4 0-8 0-12 0 0 4 0 8 0 11 13-1 44-1 59-1 14 0 48 0 60 1 0-3 0-7 0-11-4 0-7 0-11 0-34 0-34-5-34-16 0-7 0-14 0-20zM91 184c-50-6-56-42-56-64 0-18 3-58 56-65 0 43 0 86 0 129zM120 55c49 6 59 38 59 65 0 21-6 58-59 65 0-44 0-87 0-130z">
              <text:p/>
            </draw:path>
            <draw:path draw:style-name="gr10" draw:text-style-name="P7" draw:layer="layout" svg:width="0.099cm" svg:height="0.172cm" svg:x="5.533cm" svg:y="10.857cm" svg:viewBox="0 0 100 173" svg:d="M49 7c0-1 1-3 1-4s-1-3-4-3c-5 0-26 2-32 2-2 1-5 1-5 6 0 3 3 3 6 3 12 0 12 2 12 4s-2 12-4 17c-2 8-3 15-5 23-3 8-16 62-17 65-1 6-1 9-1 12 0 25 16 41 36 41 31 0 64-34 64-70 0-29-20-41-37-41-13 0-24 7-31 14 6-23 11-46 17-69zM36 166c-12 0-18-11-18-25 0-9 2-18 9-45 1-5 1-5 6-11 9-11 20-16 29-16 10 0 18 7 18 24 0 10-5 35-13 49-6 12-18 24-31 24z">
              <text:p/>
            </draw:path>
            <draw:path draw:style-name="gr10" draw:text-style-name="P7" draw:layer="layout" svg:width="0.082cm" svg:height="0.153cm" svg:x="5.647cm" svg:y="10.944cm" svg:viewBox="0 0 83 154" svg:d="M83 8c0-4-3-8-8-8s-11 6-11 11c0 4 4 8 8 8 6 0 11-6 11-11zM45 125c-4 14-15 23-25 23-3 0-5-1-7-1 4-3 6-7 6-10s-2-7-8-7-11 6-11 11c0 8 8 13 20 13s35-7 40-28 11-42 16-63c0-2 1-4 1-6 0-10-10-17-22-17-21 0-34 24-34 27s2 2 3 3c3 0 3-1 4-3 8-17 20-21 26-21 7 0 8 6 8 9s0 3-1 5c-5 21-11 43-16 65z">
              <text:p/>
            </draw:path>
            <draw:path draw:style-name="gr10" draw:text-style-name="P7" draw:layer="layout" svg:width="0.041cm" svg:height="0.104cm" svg:x="5.819cm" svg:y="10.937cm" svg:viewBox="0 0 42 105" svg:d="M42 36c0-23-9-36-23-36-12 0-19 8-19 18s7 19 19 19c4 0 9-2 12-5 1-1 1-1 2-1 0 2 1 0 1 5 0 26-12 47-24 59-4 4-4 5-4 6 0 2 2 4 4 4 3 0 32-28 32-69z">
              <text:p/>
            </draw:path>
            <draw:path draw:style-name="gr10" draw:text-style-name="P7" draw:layer="layout" svg:width="0.081cm" svg:height="0.35cm" svg:x="5.98cm" svg:y="10.711cm" svg:viewBox="0 0 82 351" svg:d="M82 347c0-1 0-2-6-8-44-44-55-110-55-163 0-61 13-122 56-166 5-4 5-5 5-6 0-2-2-4-4-4-3 0-35 24-56 69-18 39-22 78-22 107 0 27 4 69 23 109 21 43 52 66 55 66 2 0 4-2 4-4z">
              <text:p/>
            </draw:path>
            <draw:path draw:style-name="gr10" draw:text-style-name="P7" draw:layer="layout" svg:width="0.128cm" svg:height="0.246cm" svg:x="6.099cm" svg:y="10.731cm" svg:viewBox="0 0 129 247" svg:d="M67 4c-2-1 0-4-5-4-8 0-33 3-42 4-3 0-7 0-7 7 0 4 3 4 8 4 17 0 18 2 18 6 0 2-3 14-5 22-10 38-19 76-29 114-4 18-5 23-5 36 0 32 18 54 44 54 42 0 85-52 85-102 0-32-19-56-47-56-16 0-30 10-41 21 9-36 17-71 26-106zM34 137c2-8 2-9 5-13 17-22 33-28 42-28 13 0 23 11 23 33 0 21-12 61-18 75-12 22-28 35-42 35-12 0-23-10-23-35 0-6 0-13 5-35 3-11 5-22 8-32z">
              <text:p/>
            </draw:path>
            <draw:path draw:style-name="gr10" draw:text-style-name="P7" draw:layer="layout" svg:width="0.113cm" svg:height="0.167cm" svg:x="6.246cm" svg:y="10.864cm" svg:viewBox="0 0 114 168" svg:d="M114 85c0-27-3-46-15-64-7-11-23-21-42-21-57 0-57 67-57 85s0 83 57 83 57-65 57-83zM57 161c-12 0-27-6-32-26-3-15-3-35-3-53s0-37 4-50c5-20 21-25 31-25 13 0 26 8 30 22s4 31 4 53c0 18 0 36-3 52-5 22-21 27-31 27z">
              <text:p/>
            </draw:path>
            <draw:path draw:style-name="gr10" draw:text-style-name="P7" draw:layer="layout" svg:width="0.04cm" svg:height="0.104cm" svg:x="6.421cm" svg:y="10.937cm" svg:viewBox="0 0 41 105" svg:d="M41 36c0-23-9-36-23-36-11 0-18 8-18 18s7 19 18 19c5 0 9-2 13-5 1-1 1-1 1-1 1 0 1 0 1 5 0 26-12 47-24 59-4 4-4 5-4 6 0 2 2 4 4 4 4 0 32-28 32-69z">
              <text:p/>
            </draw:path>
            <draw:path draw:style-name="gr10" draw:text-style-name="P7" draw:layer="layout" svg:width="0.036cm" svg:height="0.036cm" svg:x="6.577cm" svg:y="10.937cm" svg:viewBox="0 0 37 37" svg:d="M37 18c0-10-8-18-18-18-11 0-19 8-19 18s8 19 19 19c10 0 18-9 18-19z">
              <text:p/>
            </draw:path>
            <draw:path draw:style-name="gr10" draw:text-style-name="P7" draw:layer="layout" svg:width="0.036cm" svg:height="0.036cm" svg:x="6.733cm" svg:y="10.937cm" svg:viewBox="0 0 37 37" svg:d="M37 18c0-10-8-18-18-18s-19 8-19 18 9 19 19 19 18-9 18-19z">
              <text:p/>
            </draw:path>
            <draw:path draw:style-name="gr10" draw:text-style-name="P7" draw:layer="layout" svg:width="0.036cm" svg:height="0.036cm" svg:x="6.889cm" svg:y="10.937cm" svg:viewBox="0 0 37 37" svg:d="M37 18c0-10-8-18-18-18s-19 8-19 18 9 19 19 19 18-9 18-19z">
              <text:p/>
            </draw:path>
            <draw:path draw:style-name="gr10" draw:text-style-name="P7" draw:layer="layout" svg:width="0.041cm" svg:height="0.104cm" svg:x="7.045cm" svg:y="10.937cm" svg:viewBox="0 0 42 105" svg:d="M42 36c0-23-9-36-23-36-12 0-19 8-19 18s7 19 19 19c4 0 9-2 12-5 1-1 1-1 2-1 0 2 1 0 1 5 0 26-13 47-24 59-4 4-4 5-4 6 0 2 2 4 4 4 3 0 32-28 32-69z">
              <text:p/>
            </draw:path>
            <draw:path draw:style-name="gr10" draw:text-style-name="P7" draw:layer="layout" svg:width="0.128cm" svg:height="0.246cm" svg:x="7.188cm" svg:y="10.731cm" svg:viewBox="0 0 129 247" svg:d="M67 4c-1-1 0-4-4-4-8 0-34 3-43 4-3 0-7 0-7 7 0 4 3 4 9 4 17 0 17 2 17 6 0 2-3 14-5 22-9 38-19 76-28 114-5 18-6 23-6 36 0 32 19 54 45 54 41 0 84-52 84-102 0-32-18-56-47-56-16 0-30 10-41 21 9-36 17-71 26-106zM34 137c2-8 2-9 6-13 17-22 33-28 42-28 12 0 22 11 22 33 0 21-12 61-18 75-12 22-28 35-41 35-12 0-24-10-24-35 0-6 0-13 6-35 2-11 5-22 7-32z">
              <text:p/>
            </draw:path>
            <draw:path draw:style-name="gr10" draw:text-style-name="P7" draw:layer="layout" svg:width="0.126cm" svg:height="0.107cm" svg:x="7.34cm" svg:y="10.918cm" svg:viewBox="0 0 127 108" svg:d="M44 7c0-1 0-2 0-4-1-1 0-3-4-3-5 0-14 1-16 1-4 1-9 1-13 2-4 0-7 0-7 5 0 4 3 4 6 4 12 0 12 1 12 3s-1 7-2 10c-4 17-8 33-12 50-7 24-8 29-8 30 0 3 4 3 5 3s3 0 4 0c22-3 53-15 79-38 34-30 26-41 39-62 0-5-4-8-9-8-8 0-10 7-12 14-10 35-43 72-85 85 8-31 15-61 23-92z">
              <text:p/>
            </draw:path>
            <draw:path draw:style-name="gr10" draw:text-style-name="P7" draw:layer="layout" svg:width="0.165cm" svg:height="0.011cm" svg:x="7.506cm" svg:y="10.959cm" svg:viewBox="0 0 166 12" svg:d="M156 12c4 0 10 0 10-6s-5-6-10-6c-49 0-97 0-146 0-4 0-10 0-10 6s6 6 10 6c49 0 97 0 146 0z">
              <text:p/>
            </draw:path>
            <draw:path draw:style-name="gr10" draw:text-style-name="P7" draw:layer="layout" svg:width="0.088cm" svg:height="0.162cm" svg:x="7.726cm" svg:y="10.864cm" svg:viewBox="0 0 89 163" svg:d="M55 7c0-7 0-7-7-7-16 16-38 16-48 16 0 3 0 6 0 9 6 0 22 0 36-7 0 42 0 83 0 125 0 8 0 12-25 12-3 0-6 0-9 0 0 2 0 5 0 8 4 0 34-1 43-1 8 0 39 1 44 1 0-3 0-6 0-8-3 0-6 0-9 0-25 0-25-4-25-12 0-46 0-91 0-136z">
              <text:p/>
            </draw:path>
            <draw:path draw:style-name="gr10" draw:text-style-name="P7" draw:layer="layout" svg:width="0.08cm" svg:height="0.35cm" svg:x="7.877cm" svg:y="10.711cm" svg:viewBox="0 0 81 351" svg:d="M81 176c0-27-4-70-23-110-21-43-51-66-55-66-2 0-3 2-3 4 0 1 0 2 6 8 35 35 55 91 55 164 0 59-13 121-57 165-4 4-4 5-4 6 0 2 1 4 3 4 4 0 35-24 56-69 18-39 22-77 22-106z">
              <text:p/>
            </draw:path>
            <draw:path draw:style-name="gr10" draw:text-style-name="P7" draw:layer="layout" svg:width="0.174cm" svg:height="0.203cm" svg:x="8.062cm" svg:y="10.785cm" svg:viewBox="0 0 175 204" svg:d="M163 109c6 0 12 0 12-7s-6-7-12-7c-50 0-99 0-149 0 4-47 45-81 94-81 18 0 37 0 55 0 6 0 12 0 12-7s-6-7-12-7c-19 0-37 0-56 0-60 0-107 46-107 102s47 102 107 102c19 0 37 0 56 0 6 0 12 0 12-7s-6-7-12-7c-18 0-37 0-55 0-49 0-90-34-94-81 50 0 99 0 149 0z">
              <text:p/>
            </draw:path>
            <draw:path draw:style-name="gr10" draw:text-style-name="P7" draw:layer="layout" svg:width="0.222cm" svg:height="0.253cm" svg:x="8.316cm" svg:y="10.727cm" svg:viewBox="0 0 223 254" svg:d="M88 9c1-3 1-4 1-5 0-3-1-4-4-4-4 0-14 6-21 9-17 8-30 15-30 21 0 2 2 2 4 2 4 0 13-5 20-8-4 35-13 79-19 110-13 59-20 81-37 114-2 3-1 3-2 4 0 2 3 2 4 2 5 0 20-6 26-16 4-8 18-32 28-73 8-30 21-76 46-112 16-23 31-34 53-34 19 0 37 13 37 31 0 31-34 42-70 55-5 1-29 9-29 18 0 2 3 3 4 3s9-2 17-2c35 0 64 21 64 55 0 42-37 56-69 56-27 0-40-15-45-18-1-2-2-3-5-3-7 0-25 10-25 16 0 1 13 24 51 24 50 0 123-35 123-90 0-30-20-52-56-58 28-12 69-38 69-71 0-20-16-35-42-35-12 0-57 3-100 56 2-16 5-31 7-47z">
              <text:p/>
            </draw:path>
            <draw:path draw:style-name="gr10" draw:text-style-name="P7" draw:layer="layout" svg:width="0.124cm" svg:height="0.419cm" svg:x="8.587cm" svg:y="10.676cm" svg:viewBox="0 0 125 420" svg:d="M75 266c0-11 0-33 45-50 4-2 5-2 5-5 0-1 0-4-2-4-48-19-48-38-48-58 0-33 0-65 0-97-1-19-16-30-22-33-15-11-45-19-49-19-3 0-4 2-4 5s2 4 4 4c47 18 47 36 47 55 0 28 0 57 0 86 0 20 0 43 56 61-56 18-56 38-56 60 0 29 0 58 0 86 0 18 0 37-45 53-5 2-6 3-6 6s1 4 4 4c1 0 47-9 64-32 7-10 7-18 7-31 0-30 0-60 0-91z">
              <text:p/>
            </draw:path>
          </draw:g>
        </draw:g>
        <draw:frame draw:style-name="gr13" draw:text-style-name="P5" draw:layer="layout" svg:width="0.345cm" svg:height="0.319cm" svg:x="9.702cm" svg:y="8.702cm">
          <draw:text-box>
            <text:p><text:span text:style-name="T2">AT</text:span></text:p>
          </draw:text-box>
        </draw:frame>
        <draw:frame draw:style-name="gr14" draw:text-style-name="P5" draw:layer="layout" svg:width="0.425cm" svg:height="0.319cm" svg:x="9.703cm" svg:y="9.203cm">
          <draw:text-box>
            <text:p><text:span text:style-name="T2">GC</text:span></text:p>
          </draw:text-box>
        </draw:frame>
        <draw:frame draw:style-name="gr15" draw:text-style-name="P4" draw:layer="layout" svg:width="1.987cm" svg:height="0.395cm" svg:x="13.003cm" svg:y="2.206cm">
          <draw:text-box>
            <text:p><text:span text:style-name="T1">Code length:</text:span></text:p>
          </draw:text-box>
        </draw:frame>
        <draw:g draw:style-name="gr9">
          <svg:title>TexMaths</svg:title>
          <svg:desc>10§display§\nu§svg§600§TRUE§</svg:desc>
          <draw:g>
            <draw:path draw:style-name="gr10" draw:text-style-name="P7" draw:layer="layout" svg:width="0.163cm" svg:height="0.152cm" svg:x="15.219cm" svg:y="2.34cm" svg:viewBox="0 0 164 153" svg:d="M60 4c0-1 0-4-5-4-8 0-33 3-42 3-3 1-7 1-7 7 0 5 3 5 8 5 17 0 18 2 18 6 0 2-4 18-7 28-7 28-14 56-21 84-2 5-4 15-4 16 0 4 4 4 6 4s3 0 5 0c24-4 62-18 97-51 47-42 56-89 56-93 0-6-4-9-10-9-3 0-11 1-14 11-22 79-74 118-114 131 11-46 22-92 34-138z">
              <text:p/>
            </draw:path>
          </draw:g>
        </draw:g>
        <draw:frame draw:style-name="gr16" draw:text-style-name="P4" draw:layer="layout" svg:width="1.001cm" svg:height="0.395cm" svg:x="15.604cm" svg:y="2.207cm">
          <draw:text-box>
            <text:p><text:span text:style-name="T1">(even)</text:span></text:p>
          </draw:text-box>
        </draw:frame>
        <draw:frame draw:style-name="gr17" draw:text-style-name="P4" draw:layer="layout" svg:width="0.569cm" svg:height="0.395cm" svg:x="13.002cm" svg:y="3.605cm">
          <draw:text-box>
            <text:p><text:span text:style-name="T1">[ex]</text:span></text:p>
          </draw:text-box>
        </draw:frame>
        <draw:g draw:style-name="gr9">
          <svg:title>TexMaths</svg:title>
          <svg:desc>10§display§\nu \!=\! 6,
| \mathcal{B} | \!=\! 16,  
k \!=\! 7, 
k_{\rm a} \!=\! 4, 
k_{\rm b} \!=\! 3§svg§600§TRUE§</svg:desc>
          <draw:g>
            <draw:path draw:style-name="gr10" draw:text-style-name="P7" draw:layer="layout" svg:width="0.165cm" svg:height="0.154cm" svg:x="13.723cm" svg:y="3.799cm" svg:viewBox="0 0 166 155" svg:d="M60 4c-1-1 0-4-4-4-8 0-34 3-43 4-3 0-7 0-7 7 0 4 3 4 9 4 16 0 17 2 17 6 0 2-4 19-6 28-7 28-15 57-22 86-1 5-4 15-4 16 0 4 4 4 6 4s3 0 5 0c24-4 63-18 99-51 46-44 56-91 56-94 0-6-5-10-10-10-3 0-11 2-14 12-23 79-76 119-116 132 11-47 23-93 34-140z">
              <text:p/>
            </draw:path>
            <draw:path draw:style-name="gr10" draw:text-style-name="P7" draw:layer="layout" svg:width="0.233cm" svg:height="0.082cm" svg:x="13.959cm" svg:y="3.825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10" draw:text-style-name="P7" draw:layer="layout" svg:width="0.144cm" svg:height="0.239cm" svg:x="14.267cm" svg:y="3.721cm" svg:viewBox="0 0 145 240" svg:d="M31 118c0-3 0-6 0-8 0-89 44-102 62-102 8 0 23 3 31 14-6 0-20 0-20 16 0 11 9 16 17 16 5 0 16-3 16-16 0-22-16-38-45-38-45 0-92 45-92 122 0 93 40 118 73 118 39 0 72-33 72-78s-31-79-70-79c-24 0-37 18-44 35zM73 230c-22 0-33-21-35-26-6-16-6-44-6-50 0-27 11-62 43-62 5 0 22 0 33 21 6 13 6 31 6 48s0 34-6 46c-11 21-27 23-35 23z">
              <text:p/>
            </draw:path>
            <draw:path draw:style-name="gr10" draw:text-style-name="P7" draw:layer="layout" svg:width="0.04cm" svg:height="0.104cm" svg:x="14.458cm" svg:y="3.916cm" svg:viewBox="0 0 41 105" svg:d="M41 37c0-23-9-37-23-37-11 0-18 9-18 19 0 9 7 18 18 18 5 0 9-1 13-4 1-1 1-1 1-1 1 0 1 0 1 5 0 26-12 47-24 58-4 4-4 5-4 6 0 2 2 4 4 4 4 0 32-27 32-68z">
              <text:p/>
            </draw:path>
            <draw:path draw:style-name="gr10" draw:text-style-name="P7" draw:layer="layout" svg:width="0.013cm" svg:height="0.349cm" svg:x="14.626cm" svg:y="3.691cm" svg:viewBox="0 0 14 350" svg:d="M14 13c0-6 0-13-7-13s-7 7-7 13c0 108 0 216 0 324 0 6 0 13 7 13s7-7 7-13c0-108 0-216 0-324z">
              <text:p/>
            </draw:path>
            <draw:path draw:style-name="gr10" draw:text-style-name="P7" draw:layer="layout" svg:width="0.222cm" svg:height="0.253cm" svg:x="14.692cm" svg:y="3.707cm" svg:viewBox="0 0 223 254" svg:d="M88 9c0-4 0-4 0-6s0-3-3-3c-4 0-15 5-22 9-16 8-29 14-29 21 0 2 2 2 3 2 5 0 14-5 20-8-4 34-12 79-18 109-13 59-20 80-37 114-2 3-1 3-2 4 0 3 2 2 3 3 6 0 21-6 26-16 5-8 18-34 29-74 8-30 21-76 46-112 16-23 31-33 53-33 19 0 36 12 36 31 0 31-33 42-70 54-4 2-28 10-28 19 0 2 2 2 3 2 2 0 10-1 17-1 36 0 64 21 64 54 0 43-37 57-69 57-27 0-40-15-44-20-2-2-2-3-5-3-8 0-26 11-26 18 0 1 14 24 52 24 50 0 122-35 122-91 0-29-19-51-55-58 28-12 69-37 69-70 0-20-17-35-43-35-12 0-57 3-99 55 2-15 5-31 7-46z">
              <text:p/>
            </draw:path>
            <draw:path draw:style-name="gr10" draw:text-style-name="P7" draw:layer="layout" svg:width="0.013cm" svg:height="0.349cm" svg:x="14.965cm" svg:y="3.691cm" svg:viewBox="0 0 14 350" svg:d="M14 13c0-6 0-13-7-13s-7 7-7 13c0 108 0 216 0 324 0 6 0 13 7 13s7-7 7-13c0-108 0-216 0-324z">
              <text:p/>
            </draw:path>
            <draw:path draw:style-name="gr10" draw:text-style-name="P7" draw:layer="layout" svg:width="0.233cm" svg:height="0.082cm" svg:x="15.079cm" svg:y="3.825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10" draw:text-style-name="P7" draw:layer="layout" svg:width="0.115cm" svg:height="0.231cm" svg:x="15.403cm" svg:y="3.721cm" svg:viewBox="0 0 116 232" svg:d="M72 9c0-9 0-9-8-9-22 22-53 22-64 22 0 4 0 7 0 11 7 0 28 0 46-9 0 60 0 120 0 180 0 13-1 17-33 17-4 0-7 0-11 0 0 4 0 8 0 11 12-1 43-1 57-1s45 0 57 1c0-3 0-7 0-11-4 0-7 0-11 0-32 0-33-4-33-17 0-65 0-130 0-195z">
              <text:p/>
            </draw:path>
            <draw:path draw:style-name="gr10" draw:text-style-name="P7" draw:layer="layout" svg:width="0.145cm" svg:height="0.239cm" svg:x="15.562cm" svg:y="3.721cm" svg:viewBox="0 0 146 240" svg:d="M32 118c0-3 0-6 0-8 0-89 43-102 61-102 9 0 23 3 31 14-5 0-19 0-19 16 0 11 8 16 16 16 6 0 16-3 16-16 0-22-15-38-44-38-45 0-93 45-93 122 0 93 41 118 74 118 39 0 72-33 72-78s-31-79-70-79c-24 0-37 18-44 35zM74 230c-23 0-33-21-35-26-6-16-6-44-6-50 0-27 11-62 42-62 6 0 22 0 33 21 6 13 6 31 6 48s0 34-6 46c-10 21-26 23-34 23z">
              <text:p/>
            </draw:path>
            <draw:path draw:style-name="gr10" draw:text-style-name="P7" draw:layer="layout" svg:width="0.04cm" svg:height="0.104cm" svg:x="15.753cm" svg:y="3.916cm" svg:viewBox="0 0 41 105" svg:d="M41 37c0-23-8-37-22-37-12 0-19 9-19 19 0 9 7 18 19 18 4 0 9-1 12-4 1-1 1-1 2-1 0 2 1 0 1 5 0 26-13 47-24 58-4 4-4 5-4 6 0 2 2 4 3 4 4 0 32-27 32-68z">
              <text:p/>
            </draw:path>
            <draw:path draw:style-name="gr10" draw:text-style-name="P7" draw:layer="layout" svg:width="0.158cm" svg:height="0.245cm" svg:x="15.899cm" svg:y="3.711cm" svg:viewBox="0 0 159 246" svg:d="M81 4c0-1 0-4-4-4-9 0-34 3-43 3-3 1-7 1-7 7 0 5 3 5 8 5 17 0 18 2 18 6 0 2-1 5-1 7-17 67-34 134-51 200-1 5-1 6-1 8 0 8 7 10 10 10 4 0 10-3 12-7 1-4 17-67 19-76 12 1 41 7 41 29 0 2 0 4-1 7-1 4-1 8-1 12 0 21 14 35 32 35 11 0 20-6 28-19 9-15 12-34 12-35 0-3-3-3-4-3-3 0-4 1-5 6-7 25-15 43-30 43-7 0-12-4-12-16 0-6 2-14 3-20 2-6 2-7 2-11 0-21-22-32-52-36 11-6 22-17 30-25 17-19 33-34 50-34 2 0 2 0 3 0 5 1 5 1 8 3 0 0 0 1 1 1-17 2-20 15-20 19 0 6 4 13 13 13 10 0 20-8 20-22 0-10-8-22-24-22-10 0-26 3-51 31-12 13-26 27-39 33 12-50 24-99 36-148z">
              <text:p/>
            </draw:path>
            <draw:path draw:style-name="gr10" draw:text-style-name="P7" draw:layer="layout" svg:width="0.233cm" svg:height="0.082cm" svg:x="16.132cm" svg:y="3.825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10" draw:text-style-name="P7" draw:layer="layout" svg:width="0.15cm" svg:height="0.243cm" svg:x="16.443cm" svg:y="3.717cm" svg:viewBox="0 0 151 244" svg:d="M148 24c3-5 3-5 3-13-28 0-57 0-85 0-43 0-44-4-45-11-3 0-6 0-9 0-4 24-8 48-12 72 3 0 6 0 9 0 1-5 4-27 9-32 2-2 30-2 34-2 24 0 49 0 73 0-4 6-32 44-39 56-32 47-44 95-44 131 0 3 0 19 17 19 16 0 16-16 16-19 0-6 0-12 0-18 0-19 1-38 4-57 1-8 6-38 21-60 16-22 32-44 48-66z">
              <text:p/>
            </draw:path>
            <draw:path draw:style-name="gr10" draw:text-style-name="P7" draw:layer="layout" svg:width="0.041cm" svg:height="0.104cm" svg:x="16.629cm" svg:y="3.916cm" svg:viewBox="0 0 42 105" svg:d="M42 37c0-23-9-37-23-37-11 0-19 9-19 19 0 9 8 18 19 18 4 0 9-1 12-4 1-1 1-1 2-1s1 0 1 5c0 26-12 47-24 58-4 4-4 5-4 6 0 2 2 4 4 4 3 0 32-27 32-68z">
              <text:p/>
            </draw:path>
            <draw:path draw:style-name="gr10" draw:text-style-name="P7" draw:layer="layout" svg:width="0.158cm" svg:height="0.245cm" svg:x="16.775cm" svg:y="3.711cm" svg:viewBox="0 0 159 246" svg:d="M81 4c0-1 0-4-4-4-8 0-34 3-43 3-3 1-7 1-7 7 0 5 3 5 9 5 16 0 17 2 17 6 0 2-1 5-1 7-17 67-34 134-51 200-1 5-1 6-1 8 0 8 7 10 10 10 5 0 10-3 12-7s17-67 20-76c12 1 40 7 40 29 0 2 0 4-1 7 0 4-1 8-1 12 0 21 14 35 32 35 11 0 20-6 28-19 9-15 13-34 13-35 0-3-4-3-5-3-3 0-3 1-5 6-7 25-15 43-30 43-7 0-11-4-11-16 0-6 1-14 2-20 2-6 2-7 2-11 0-21-22-32-52-36 11-6 22-17 30-25 17-19 33-34 50-34 2 0 2 0 3 0 5 1 5 1 8 3 1 0 1 0 1 1-17 2-20 15-20 19 0 6 4 13 14 13 9 0 19-8 19-22 0-10-8-22-24-22-10 0-26 3-51 31-12 13-26 27-39 33 12-50 24-99 36-148z">
              <text:p/>
            </draw:path>
            <draw:path draw:style-name="gr10" draw:text-style-name="P7" draw:layer="layout" svg:width="0.122cm" svg:height="0.111cm" svg:x="16.952cm" svg:y="3.896cm" svg:viewBox="0 0 123 112" svg:d="M96 44c0-13 0-22-11-31-10-9-22-13-37-13-23 0-40 9-40 24 0 8 6 12 12 12 7 0 12-5 12-11 0-5-2-10-9-12 9-6 23-6 25-6 14 0 29 9 29 30 0 2 0 5 0 7-14 1-30 2-48 8-22 8-29 22-29 33 0 21 25 27 43 27 20 0 31-11 36-20 1 10 8 19 19 19 1 0 25 0 25-23 0-5 0-10 0-14-3 0-6 0-9 0 0 4 0 8 0 13 0 3 0 15-9 15s-9-12-9-15c0-15 0-29 0-43zM77 75c0 24-21 30-32 30-13 0-24-8-24-20 0-14 11-32 56-34 0 8 0 16 0 24z">
              <text:p/>
            </draw:path>
            <draw:path draw:style-name="gr10" draw:text-style-name="P7" draw:layer="layout" svg:width="0.232cm" svg:height="0.082cm" svg:x="17.155cm" svg:y="3.825cm" svg:viewBox="0 0 233 83" svg:d="M221 15c6 0 12-1 12-8s-6-7-11-7c-70 0-141 0-211 0-5 0-11 0-11 7s6 8 12 8c70 0 139 0 209 0zM222 83c5 0 11 0 11-7 0-8-6-8-12-8-70 0-139 0-209 0-6 0-12 0-12 8 0 7 6 7 11 7 70 0 141 0 211 0z">
              <text:p/>
            </draw:path>
            <draw:path draw:style-name="gr10" draw:text-style-name="P7" draw:layer="layout" svg:width="0.155cm" svg:height="0.235cm" svg:x="17.457cm" svg:y="3.717cm" svg:viewBox="0 0 156 236" svg:d="M94 179c0 10 0 20 0 30 0 12-1 16-27 16-2 0-5 0-7 0 0 4 0 8 0 11 14-1 32-1 47-1s33 0 48 1c0-3 0-7 0-11-3 0-5 0-8 0-26 0-26-4-26-16 0-10 0-20 0-30 12 0 23 0 35 0 0-4 0-8 0-11-12 0-23 0-35 0 0-53 0-106 0-159 0-7 0-9-6-9-3 0-4 0-7 4-36 55-72 109-108 164 0 3 0 7 0 11 31 0 63 0 94 0zM96 168c-29 0-57 0-86 0 29-44 57-87 86-130 0 43 0 86 0 130z">
              <text:p/>
            </draw:path>
            <draw:path draw:style-name="gr10" draw:text-style-name="P7" draw:layer="layout" svg:width="0.04cm" svg:height="0.104cm" svg:x="17.653cm" svg:y="3.916cm" svg:viewBox="0 0 41 105" svg:d="M41 37c0-23-8-37-22-37-12 0-19 9-19 19 0 9 7 18 19 18 4 0 9-1 12-4 1-1 1-1 2-1 0 2 1 0 1 5 0 26-13 47-24 58-4 4-4 5-4 6 0 2 2 4 3 4 4 0 32-27 32-68z">
              <text:p/>
            </draw:path>
            <draw:path draw:style-name="gr10" draw:text-style-name="P7" draw:layer="layout" svg:width="0.158cm" svg:height="0.245cm" svg:x="17.799cm" svg:y="3.711cm" svg:viewBox="0 0 159 246" svg:d="M81 4c0-1 0-4-5-4-8 0-33 3-42 3-3 1-7 1-7 7 0 5 3 5 8 5 17 0 18 2 18 6 0 2-1 5-1 7-17 67-34 134-51 200-1 5-1 6-1 8 0 8 7 10 10 10 4 0 10-3 12-7 1-4 17-67 19-76 12 1 41 7 41 29 0 2 0 4-1 7-1 4-1 8-1 12 0 21 14 35 32 35 10 0 20-6 28-19 8-15 12-34 12-35 0-3-3-3-4-3-3 0-4 1-5 6-7 25-15 43-30 43-7 0-12-4-12-16 0-6 2-14 3-20 2-6 2-7 2-11 0-21-23-32-52-36 11-6 22-17 30-25 17-19 33-34 50-34 2 0 2 0 3 0 4 1 5 1 8 3 0 0 0 1 1 1-17 2-20 15-20 19 0 6 4 13 13 13s20-8 20-22c0-10-8-22-24-22-10 0-26 3-52 31-11 13-25 27-39 33 12-50 25-99 37-148z">
              <text:p/>
            </draw:path>
            <draw:path draw:style-name="gr10" draw:text-style-name="P7" draw:layer="layout" svg:width="0.131cm" svg:height="0.172cm" svg:x="17.974cm" svg:y="3.836cm" svg:viewBox="0 0 132 173" svg:d="M37 0c-12 1-25 2-37 3 0 3 0 6 0 9 17 0 19 2 19 14 0 48 0 96 0 145 3 0 5 0 8 0 3-5 6-10 9-15 9 12 22 17 35 17 33 0 61-24 61-55 0-30-26-55-58-55-15 0-28 5-37 14 0-26 0-51 0-77zM38 89c7-12 20-20 35-20 14 0 24 8 28 16 5 7 8 16 8 32 0 6 0 25-10 36s-22 13-29 13c-19 0-29-15-32-20 0-19 0-38 0-57z">
              <text:p/>
            </draw:path>
            <draw:path draw:style-name="gr10" draw:text-style-name="P7" draw:layer="layout" svg:width="0.232cm" svg:height="0.082cm" svg:x="18.194cm" svg:y="3.825cm" svg:viewBox="0 0 233 83" svg:d="M221 15c6 0 12-1 12-8s-6-7-11-7c-70 0-141 0-211 0-5 0-11 0-11 7s6 8 12 8c70 0 139 0 209 0zM222 83c5 0 11 0 11-7 0-8-6-8-12-8-70 0-139 0-209 0-6 0-12 0-12 8 0 7 6 7 11 7 70 0 141 0 211 0z">
              <text:p/>
            </draw:path>
            <draw:path draw:style-name="gr10" draw:text-style-name="P7" draw:layer="layout" svg:width="0.145cm" svg:height="0.239cm" svg:x="18.501cm" svg:y="3.721cm" svg:viewBox="0 0 146 240" svg:d="M87 110c29-10 49-34 49-62 0-29-31-48-64-48-36 0-63 21-63 47 0 12 8 19 18 19 11 0 18-8 18-18 0-18-16-18-21-18 10-17 34-22 46-22 15 0 34 8 34 40 0 4-1 24-10 40-10 16-22 18-31 18-3 0-11 1-14 1s-5 1-5 4c0 4 2 4 8 4 5 0 11 0 16 0 29 0 42 24 42 58 0 47-25 57-40 57s-42-6-54-27c12 2 23-6 23-18 0-13-9-20-19-20-9 0-20 5-20 21 0 31 33 54 71 54 43 0 75-32 75-67 0-29-22-56-59-63z">
              <text:p/>
            </draw:path>
          </draw:g>
        </draw:g>
        <draw:frame draw:style-name="gr18" draw:text-style-name="P9" draw:layer="layout" svg:width="1.357cm" svg:height="2.377cm" svg:x="13.101cm" svg:y="4.502cm">
          <draw:text-box>
            <text:p text:style-name="P8"><text:span text:style-name="T3">0:001011</text:span></text:p>
            <text:p text:style-name="P8"><text:span text:style-name="T3">1:001101</text:span></text:p>
            <text:p text:style-name="P8"><text:span text:style-name="T3">2:001110</text:span></text:p>
            <text:p text:style-name="P8"><text:span text:style-name="T3">3:010011</text:span></text:p>
            <text:p text:style-name="P8"><text:span text:style-name="T4">-:010101</text:span></text:p>
            <text:p text:style-name="P8"><text:span text:style-name="T3">4:010110</text:span></text:p>
            <text:p text:style-name="P8"><text:span text:style-name="T3">5:011001</text:span></text:p>
            <text:p text:style-name="P8"><text:span text:style-name="T3">6:011010</text:span></text:p>
            <text:p text:style-name="P8"><text:span text:style-name="T5">7:011100</text:span></text:p>
          </draw:text-box>
        </draw:frame>
        <draw:g draw:style-name="gr9">
          <svg:title>TexMaths</svg:title>
          <svg:desc>10§display§\mathcal{B}\! :§svg§600§TRUE§</svg:desc>
          <draw:g>
            <draw:path draw:style-name="gr10" draw:text-style-name="P7" draw:layer="layout" svg:width="0.221cm" svg:height="0.253cm" svg:x="13.104cm" svg:y="4.216cm" svg:viewBox="0 0 222 254" svg:d="M88 10c1-4 1-5 1-6 0-2-1-3-4-3-4 0-15 5-22 8-16 8-29 15-29 21 0 2 2 2 4 2 4 0 13-5 20-8-5 35-13 79-19 109-13 59-20 80-37 114-2 3-1 3-2 4 0 3 3 3 4 3 5 0 20-6 26-16 4-8 18-34 28-74 8-30 21-75 46-111 16-23 31-34 53-34 19 0 35 13 35 31 0 31-32 42-69 54-4 2-28 10-28 19 0 2 2 2 3 2 2 0 10-1 17-1 36 0 64 20 64 53 0 44-37 58-69 58-27 0-40-15-44-20-2-2-2-2-5-2-8 0-25 10-25 17 0 1 13 24 51 24 50 0 121-35 121-91 0-29-20-51-54-58 27-11 68-37 68-70 0-20-17-35-42-35-12 0-57 3-99 56 2-15 4-31 7-46z">
              <text:p/>
            </draw:path>
            <draw:path draw:style-name="gr10" draw:text-style-name="P7" draw:layer="layout" svg:width="0.036cm" svg:height="0.149cm" svg:x="13.403cm" svg:y="4.312cm" svg:viewBox="0 0 37 150" svg:d="M37 19c0-10-9-19-19-19s-18 9-18 19 8 18 18 18 19-8 19-18zM37 133c0-11-9-19-19-19s-18 8-18 19c0 10 8 17 18 17s19-8 19-17z">
              <text:p/>
            </draw:path>
          </draw:g>
        </draw:g>
        <draw:frame draw:style-name="gr18" draw:text-style-name="P9" draw:layer="layout" svg:width="1.357cm" svg:height="2.377cm" svg:x="14.701cm" svg:y="4.503cm">
          <draw:text-box>
            <text:p text:style-name="P8"><text:span text:style-name="T3">8:110100</text:span></text:p>
            <text:p text:style-name="P8"><text:span text:style-name="T3">9:110010</text:span></text:p>
            <text:p text:style-name="P8"><text:span text:style-name="T3">A:110001</text:span></text:p>
            <text:p text:style-name="P8"><text:span text:style-name="T3">B:101100</text:span></text:p>
            <text:p text:style-name="P8"><text:span text:style-name="T4">-:101010</text:span></text:p>
            <text:p text:style-name="P8"><text:span text:style-name="T3">C:101001</text:span></text:p>
            <text:p text:style-name="P8"><text:span text:style-name="T3">D:100110</text:span></text:p>
            <text:p text:style-name="P8"><text:span text:style-name="T3">E:100101</text:span></text:p>
            <text:p text:style-name="P8"><text:span text:style-name="T5">F:100011</text:span></text:p>
          </draw:text-box>
        </draw:frame>
        <draw:g draw:style-name="gr9">
          <svg:title>TexMaths</svg:title>
          <svg:desc>10§display§\Phi_0\! :§svg§600§TRUE§</svg:desc>
          <draw:g>
            <draw:path draw:style-name="gr10" draw:text-style-name="P7" draw:layer="layout" svg:width="0.213cm" svg:height="0.237cm" svg:x="16.307cm" svg:y="4.218cm" svg:viewBox="0 0 214 238" svg:d="M121 191c54-4 93-36 93-71 0-36-40-68-93-73 0-6 0-13 0-19 0-12 0-17 33-17 3 0 7 0 11 0 0-4 0-7 0-11-12 1-45 1-59 1-15 0-47 0-59-1 0 4 0 7 0 11 4 0 7 0 11 0 33 0 33 5 33 17 0 6 0 13 0 19-53 6-91 38-91 73 0 36 39 66 91 71 0 7 0 14 0 20 0 12 0 17-33 17-4 0-7 0-11 0 0 4 0 7 0 10 12-1 44-1 59-1 14 0 47 0 59 1 0-3 0-6 0-10-4 0-8 0-11 0-33 0-33-5-33-17 0-6 0-13 0-20zM91 183c-49-7-56-41-56-63 0-18 4-57 56-64 0 42 0 85 0 127zM121 55c48 6 58 38 58 65 0 21-5 57-58 63 0-42 0-85 0-128z">
              <text:p/>
            </draw:path>
            <draw:path draw:style-name="gr10" draw:text-style-name="P7" draw:layer="layout" svg:width="0.113cm" svg:height="0.166cm" svg:x="16.554cm" svg:y="4.347cm" svg:viewBox="0 0 114 167" svg:d="M114 85c0-27-3-47-15-64-7-11-23-21-42-21-57 0-57 67-57 85 0 17 0 82 57 82s57-65 57-82zM57 161c-12 0-27-7-31-27-4-14-4-34-4-52s0-37 4-50c5-20 21-25 31-25 13 0 26 8 30 22s4 31 4 53c0 18 0 36-3 51-5 23-21 28-31 28z">
              <text:p/>
            </draw:path>
            <draw:path draw:style-name="gr10" draw:text-style-name="P7" draw:layer="layout" svg:width="0.036cm" svg:height="0.15cm" svg:x="16.767cm" svg:y="4.306cm" svg:viewBox="0 0 37 151" svg:d="M37 19c0-10-9-19-19-19s-18 9-18 19 8 19 18 19 19-9 19-19zM37 133c0-10-9-19-19-19s-18 9-18 19 8 18 18 18 19-8 19-18z">
              <text:p/>
            </draw:path>
          </draw:g>
        </draw:g>
        <draw:frame draw:style-name="gr19" draw:text-style-name="P9" draw:layer="layout" svg:width="1.018cm" svg:height="2.113cm" svg:x="16.403cm" svg:y="4.505cm">
          <draw:text-box>
            <text:p text:style-name="P8"><text:span text:style-name="T3">0:0700</text:span></text:p>
            <text:p text:style-name="P8"><text:span text:style-name="T3">1:1600</text:span></text:p>
            <text:p text:style-name="P8"><text:span text:style-name="T3">2:2500</text:span></text:p>
            <text:p text:style-name="P8"><text:span text:style-name="T3">3:3400</text:span></text:p>
            <text:p text:style-name="P8"><text:span text:style-name="T3">4:4300</text:span></text:p>
            <text:p text:style-name="P8"><text:span text:style-name="T3">5:5200</text:span></text:p>
            <text:p text:style-name="P8"><text:span text:style-name="T3">6:6100</text:span></text:p>
            <text:p text:style-name="P8"><text:span text:style-name="T3">7:7000</text:span></text:p>
          </draw:text-box>
        </draw:frame>
        <draw:g draw:style-name="gr9">
          <svg:title>TexMaths</svg:title>
          <svg:desc>10§display§\Phi_1\! :§svg§600§TRUE§</svg:desc>
          <draw:g>
            <draw:path draw:style-name="gr10" draw:text-style-name="P7" draw:layer="layout" svg:width="0.213cm" svg:height="0.237cm" svg:x="17.709cm" svg:y="4.221cm" svg:viewBox="0 0 214 238" svg:d="M121 191c54-4 93-36 93-71 0-36-40-68-93-73 0-6 0-13 0-19 0-12 0-17 33-17 3 0 7 0 11 0 0-4 0-7 0-11-12 1-45 1-59 1-15 0-47 0-59-1 0 4 0 7 0 11 4 0 7 0 11 0 33 0 33 5 33 17 0 6 0 13 0 19-53 6-91 38-91 73 0 36 39 66 91 71 0 7 0 14 0 20 0 12 0 16-33 16-4 0-7 0-11 0 0 4 0 8 0 11 12-1 44-1 59-1 14 0 47 0 59 1 0-3 0-7 0-11-4 0-8 0-11 0-33 0-33-4-33-16 0-6 0-13 0-20zM91 183c-49-7-56-41-56-63 0-18 4-58 56-65 0 43 0 86 0 128zM121 55c48 6 58 38 58 65 0 21-5 57-58 63 0-42 0-85 0-128z">
              <text:p/>
            </draw:path>
            <draw:path draw:style-name="gr10" draw:text-style-name="P7" draw:layer="layout" svg:width="0.088cm" svg:height="0.161cm" svg:x="17.969cm" svg:y="4.35cm" svg:viewBox="0 0 89 162" svg:d="M55 7c0-7 0-7-7-7-16 16-38 16-48 16 0 3 0 6 0 9 6 0 22 0 35-7 0 41 0 83 0 125 0 8 0 11-24 11-3 0-7 0-10 0 0 3 0 5 0 8 5 0 35-1 44-1 8 0 39 1 44 1 0-3 0-5 0-8-3 0-6 0-9 0-25 0-25-3-25-11 0-46 0-91 0-136z">
              <text:p/>
            </draw:path>
            <draw:path draw:style-name="gr10" draw:text-style-name="P7" draw:layer="layout" svg:width="0.036cm" svg:height="0.15cm" svg:x="18.169cm" svg:y="4.309cm" svg:viewBox="0 0 37 151" svg:d="M37 19c0-10-9-19-19-19s-18 9-18 19 8 19 18 19 19-9 19-19zM37 133c0-10-9-19-19-19s-18 9-18 19 8 18 18 18 19-8 19-18z">
              <text:p/>
            </draw:path>
          </draw:g>
        </draw:g>
        <draw:frame draw:style-name="gr19" draw:text-style-name="P9" draw:layer="layout" svg:width="1.018cm" svg:height="2.113cm" svg:x="17.804cm" svg:y="4.506cm">
          <draw:text-box>
            <text:p text:style-name="P8"><text:span text:style-name="T3">0:0007</text:span></text:p>
            <text:p text:style-name="P8"><text:span text:style-name="T3">1:0016</text:span></text:p>
            <text:p text:style-name="P8"><text:span text:style-name="T3">2:0025</text:span></text:p>
            <text:p text:style-name="P8"><text:span text:style-name="T3">3:0034</text:span></text:p>
            <text:p text:style-name="P8"><text:span text:style-name="T3">4:0043</text:span></text:p>
            <text:p text:style-name="P8"><text:span text:style-name="T3">5:0052</text:span></text:p>
            <text:p text:style-name="P8"><text:span text:style-name="T3">6:0061</text:span></text:p>
            <text:p text:style-name="P8"><text:span text:style-name="T3">7:0070</text:span></text:p>
          </draw:text-box>
        </draw:frame>
        <draw:frame draw:style-name="gr20" draw:text-style-name="P4" draw:layer="layout" svg:width="1.386cm" svg:height="0.395cm" svg:x="10.804cm" svg:y="7.307cm">
          <draw:text-box>
            <text:p><text:span text:style-name="T1">[Encode]</text:span></text:p>
          </draw:text-box>
        </draw:frame>
        <draw:frame draw:style-name="gr21" draw:text-style-name="P4" draw:layer="layout" svg:width="1.407cm" svg:height="0.395cm" svg:x="1.205cm" svg:y="11.608cm">
          <draw:text-box>
            <text:p><text:span text:style-name="T1">[Decode]</text:span></text:p>
          </draw:text-box>
        </draw:frame>
        <draw:frame draw:style-name="gr22" draw:text-style-name="P5" draw:layer="layout" svg:width="1.954cm" svg:height="0.319cm" svg:x="16.902cm" svg:y="6.606cm">
          <draw:text-box>
            <text:p text:style-name="P10">(Lee distance?)</text:p>
          </draw:text-box>
        </draw:frame>
        <draw:custom-shape draw:style-name="gr23" draw:text-style-name="P12" draw:layer="layout" svg:width="1.6cm" svg:height="0.8cm" svg:x="1.8cm" svg:y="1.8cm">
          <text:p text:style-name="P11"><text:span text:style-name="T1">outer</text:span></text:p>
          <text:p text:style-name="P11"><text:span text:style-name="T1">encode</text:span></text:p>
          <draw:enhanced-geometry svg:viewBox="0 0 21600 21600" draw:type="rectangle" draw:enhanced-path="M 0 0 L 21600 0 21600 21600 0 21600 0 0 Z N"/>
        </draw:custom-shape>
        <draw:custom-shape draw:style-name="gr24" draw:text-style-name="P12" draw:layer="layout" svg:width="1.4cm" svg:height="0.4cm" svg:x="5cm" svg:y="1.8cm">
          <text:p text:style-name="P11"><text:span text:style-name="T1">inner-A</text:span></text:p>
          <draw:enhanced-geometry svg:viewBox="0 0 21600 21600" draw:type="rectangle" draw:enhanced-path="M 0 0 L 21600 0 21600 21600 0 21600 0 0 Z N"/>
        </draw:custom-shape>
        <draw:line draw:style-name="gr25" draw:text-style-name="P1" draw:layer="layout" svg:x1="1.4cm" svg:y1="2.2cm" svg:x2="1.8cm" svg:y2="2.2cm">
          <text:p/>
        </draw:line>
        <draw:g draw:style-name="gr9">
          <svg:title>TexMaths</svg:title>
          <svg:desc>10§display§\bm{c}^{\rm a}_i \!\in\! \mathbb{B}^{k_{\rm a}}§svg§600§TRUE§</svg:desc>
          <draw:g>
            <draw:path draw:style-name="gr10" draw:text-style-name="P7" draw:layer="layout" svg:width="0.162cm" svg:height="0.16cm" svg:x="3.438cm" svg:y="1.719cm" svg:viewBox="0 0 163 161" svg:d="M135 19c-18 6-19 23-19 24 0 5 3 16 18 16 14 0 25-13 25-27 0-18-18-32-49-32-71 0-110 54-110 100 0 32 20 61 74 61 10 0 34-1 55-9 20-8 34-22 34-26 0-3-5-9-9-9-2 0-2 1-5 3-19 20-47 28-74 28-23 0-35-11-35-32 0-13 9-55 20-74 14-24 35-30 50-30 5 0 16 0 25 7z">
              <text:p/>
            </draw:path>
            <draw:path draw:style-name="gr10" draw:text-style-name="P7" draw:layer="layout" svg:width="0.121cm" svg:height="0.111cm" svg:x="3.616cm" svg:y="1.623cm" svg:viewBox="0 0 122 112" svg:d="M96 43c0-13 0-22-12-31-10-8-22-12-36-12-23 0-40 9-40 24 0 7 6 12 12 12 7 0 12-5 12-12 0-4-2-9-9-11 9-6 23-6 25-6 13 0 28 9 28 29 0 3 0 5 0 8-13 0-29 1-47 8-23 8-29 21-29 32 0 22 25 28 43 28 19 0 31-11 36-21 1 10 8 19 19 19 8-8 24 0 24-23 0-5 0-9 0-13-3 0-5 0-8 0 0 4 0 8 0 13 0 2 0 14-9 14s-9-11-9-15c0-15 0-29 0-43zM76 75c0 23-20 30-31 30-13 0-25-9-25-21 0-13 12-32 56-34 0 8 0 17 0 25z">
              <text:p/>
            </draw:path>
            <draw:path draw:style-name="gr10" draw:text-style-name="P7" draw:layer="layout" svg:width="0.073cm" svg:height="0.164cm" svg:x="3.614cm" svg:y="1.8cm" svg:viewBox="0 0 74 165" svg:d="M68 9c0-4-3-9-10-9s-14 6-14 13c0 5 3 10 10 10s14-7 14-14zM18 134c-1 3-3 6-3 10 0 12 10 21 24 21 24 0 35-34 35-38 0-3-3-3-4-3-3 0-4 2-5 4-5 20-16 30-26 30-4 0-6-3-6-8 0-6 2-11 4-16 3-7 5-13 8-20 2-6 11-28 12-31 1-2 2-5 2-8 0-11-10-21-24-21-24 0-35 34-35 38 0 3 3 3 4 3 3 0 3-1 4-4 7-21 17-30 27-30 3 0 6 2 6 9 0 5-2 9-8 24-5 13-10 26-15 40z">
              <text:p/>
            </draw:path>
            <draw:path draw:style-name="gr10" draw:text-style-name="P7" draw:layer="layout" svg:width="0.174cm" svg:height="0.201cm" svg:x="3.828cm" svg:y="1.688cm" svg:viewBox="0 0 175 202" svg:d="M163 108c6 0 12 0 12-7s-6-7-12-7c-50 0-99 0-149 0 4-47 45-80 94-80 18 0 37 0 55 0 6 0 12 0 12-7s-6-7-12-7c-19 0-37 0-56 0-60 0-107 45-107 101s47 101 107 101c19 0 37 0 56 0 6 0 12 0 12-6 0-7-6-7-12-7-18 0-37 0-55 0-49 0-90-34-94-81 50 0 99 0 149 0z">
              <text:p/>
            </draw:path>
            <draw:path draw:style-name="gr10" draw:text-style-name="P7" draw:layer="layout" svg:width="0.214cm" svg:height="0.238cm" svg:x="4.074cm" svg:y="1.637cm" svg:viewBox="0 0 215 239" svg:d="M46 32c0-5 0-14-3-20 13 0 25 0 38 0-5 6-5 13-5 18 0 60 0 120 0 179 0 5 0 12 5 18-13 0-25 0-38 0 3-7 3-15 3-20 0-58 0-117 0-175zM141 105c12-11 15-29 15-44 0-24-8-39-16-47 24 2 49 11 49 46 0 22-25 40-48 45zM89 31c0-7 0-11 4-15 2 0 7-4 16-4 15 0 34 12 34 49 0 39-20 48-54 49 0-27 0-53 0-79zM162 111c20-10 39-27 39-51 0-49-40-60-83-60-35 0-71 0-106 0-7 0-12 0-12 6s6 6 11 6c21 0 22 4 22 20 0 58 0 116 0 174 0 18-1 21-23 21-4 0-10 0-10 6s5 6 12 6c35 0 69 0 104 0 43 0 99-17 99-65 0-36-27-56-53-63zM89 208c0-28 0-57 0-86 28 0 40 0 50 8 14 10 15 33 15 44 0 14-1 53-45 53-20 0-20-13-20-19zM151 222c13-14 15-32 15-48 0-24-5-42-19-54 32 6 55 24 55 54 0 27-21 41-51 48z">
              <text:p/>
            </draw:path>
            <draw:path draw:style-name="gr10" draw:text-style-name="P7" draw:layer="layout" svg:width="0.12cm" svg:height="0.172cm" svg:x="4.323cm" svg:y="1.562cm" svg:viewBox="0 0 121 173" svg:d="M58 7c1 0 1-3 1-4s-1-3-3-3c-5 0-26 2-32 2-2 1-5 1-5 6 0 4 3 4 6 4 12 0 12 1 12 3s-1 3-1 6c-12 46-23 92-35 138-1 5-1 5-1 6 0 4 3 8 8 8 7 0 10-5 12-11 0-1 11-44 12-47 17 2 31 7 31 20 0 1 0 2 0 5-1 3-1 5-1 7 0 18 14 26 26 26 24 0 21-26 31-38 0-3-3-3-4-3-3 0-4 1-5 6-3 10-10 28-22 28-6 0-8-6-8-13 0-4 0-5 1-11 1-1 2-5 2-8 0-21-30-25-40-26 7-4 16-12 20-16 13-12 25-23 39-23 3 0 6 1 8 3-11 2-13 10-13 14 0 5 4 9 10 9 7 0 14-5 14-16 0-8-6-17-19-17-14 0-27 10-39 22-11 9-19 17-29 21 8-33 16-65 24-98z">
              <text:p/>
            </draw:path>
            <draw:path draw:style-name="gr10" draw:text-style-name="P7" draw:layer="layout" svg:width="0.098cm" svg:height="0.079cm" svg:x="4.468cm" svg:y="1.689cm" svg:viewBox="0 0 99 80" svg:d="M78 26c0-17-18-26-40-26-11 0-31 0-31 15 0 7 5 10 9 10 5 0 10-4 10-10 0-4-3-6-4-8 5-1 14-1 16-1 15 0 24 8 24 20 0 2 0 3 0 5-17 1-27 1-40 6-12 4-22 11-22 23 0 16 21 20 35 20 13 0 24-5 29-14 1 6 5 13 14 13 1 0 21 0 21-16 0-3 0-7 0-10-2 0-5 0-7 0 0 3 0 6 0 9 0 2 0 10-7 10s-7-8-7-10c0-12 0-24 0-36zM62 53c0 20-21 21-25 21-11 0-21-5-21-14 0-6 4-22 46-24 0 6 0 11 0 17z">
              <text:p/>
            </draw:path>
          </draw:g>
        </draw:g>
        <draw:g draw:style-name="gr9">
          <svg:title>TexMaths</svg:title>
          <svg:desc>10§display§\bm{c}^{\rm b}_i \!\in\! \mathbb{B}^{k_{\rm b} \nu} §svg§600§TRUE§</svg:desc>
          <draw:g>
            <draw:path draw:style-name="gr10" draw:text-style-name="P7" draw:layer="layout" svg:width="0.162cm" svg:height="0.16cm" svg:x="3.442cm" svg:y="2.244cm" svg:viewBox="0 0 163 161" svg:d="M135 20c-18 5-13 15-19 23 0 6 4 17 18 17 15 0 25-13 25-27 0-19-18-33-49-33-70 0-110 55-110 101 0 31 20 60 75 60 9 0 33 0 54-8 20-8 34-22 34-27 0-3-5-9-8-9-2 0-3 1-6 4-19 20-46 28-74 28-23 0-34-12-34-33 0-12 9-55 19-73 14-24 36-30 50-30 5 0 16 0 25 7z">
              <text:p/>
            </draw:path>
            <draw:path draw:style-name="gr10" draw:text-style-name="P7" draw:layer="layout" svg:width="0.131cm" svg:height="0.172cm" svg:x="3.618cm" svg:y="2.087cm" svg:viewBox="0 0 132 173" svg:d="M37 0c-12 1-25 2-37 3 0 3 0 6 0 9 17 0 19 2 19 14 0 48 0 96 0 145 3 0 5 0 8 0 3-5 6-10 9-15 9 12 23 17 36 17 32 0 60-24 60-55 0-30-25-56-58-56-14 0-28 6-37 15 0-26 0-51 0-77zM38 88c7-11 20-19 35-19 14 0 24 8 29 15 5 8 7 17 7 33 0 6 0 24-10 36-9 11-21 13-29 13-19 0-29-15-32-20 0-20 0-39 0-58z">
              <text:p/>
            </draw:path>
            <draw:path draw:style-name="gr10" draw:text-style-name="P7" draw:layer="layout" svg:width="0.073cm" svg:height="0.165cm" svg:x="3.618cm" svg:y="2.325cm" svg:viewBox="0 0 74 166" svg:d="M68 10c0-4-3-10-10-10s-14 7-14 14c0 4 4 9 10 9 7 0 14-7 14-13zM18 135c-1 3-2 6-2 10 0 11 9 21 23 21 25 0 35-34 35-38 0-3-3-3-4-3-3 0-3 1-4 4-6 20-17 30-26 30-5 0-6-3-6-9 0-5 1-10 3-15 3-7 6-14 8-20 3-6 11-28 12-31s2-6 2-8c0-12-10-21-23-21-25 0-36 33-36 38 0 3 3 3 4 3 3 0 4-1 4-4 7-21 18-30 27-30 4 0 6 2 6 8s-2 10-8 25c-5 13-10 26-15 40z">
              <text:p/>
            </draw:path>
            <draw:path draw:style-name="gr10" draw:text-style-name="P7" draw:layer="layout" svg:width="0.175cm" svg:height="0.203cm" svg:x="3.847cm" svg:y="2.213cm" svg:viewBox="0 0 176 204" svg:d="M163 109c6 0 13 0 13-7s-7-7-13-7c-50 0-99 0-149 0 5-47 45-81 95-81 18 0 36 0 54 0 6 0 13 0 13-7s-7-7-13-7c-18 0-37 0-55 0-60 0-108 46-108 102s48 102 108 102c18 0 37 0 55 0 6 0 13 0 13-7s-7-7-13-7c-18 0-36 0-54 0-50 0-90-34-95-81 50 0 99 0 149 0z">
              <text:p/>
            </draw:path>
            <draw:path draw:style-name="gr10" draw:text-style-name="P7" draw:layer="layout" svg:width="0.214cm" svg:height="0.239cm" svg:x="4.094cm" svg:y="2.162cm" svg:viewBox="0 0 215 240" svg:d="M46 32c0-4 0-13-3-20 13 0 25 0 38 0-4 6-4 13-4 18 0 60 0 120 0 180 0 5 0 12 4 17-13 0-25 0-38 0 3-6 3-14 3-18 0-59 0-118 0-177zM142 106c11-11 14-29 14-44 0-25-8-40-16-48 24 3 49 11 49 46 0 23-24 41-47 46zM89 31c0-7 0-10 5-14 1-1 7-5 15-5 15 0 35 13 35 50 0 39-20 47-55 48 0-27 0-53 0-79zM163 112c19-10 39-28 39-52 0-49-41-60-84-60-35 0-71 0-106 0-6 0-12 0-12 7 0 5 6 5 12 5 21 0 22 4 22 21 0 58 0 116 0 175 0 16-2 19-24 19-4 0-10 0-10 6 0 7 6 7 12 7 35 0 69 0 104 0 44 0 99-17 99-65 0-37-27-56-52-63zM89 209c0-29 0-58 0-87 28 0 40 0 51 8 14 11 15 34 15 45 0 14-1 52-45 52-21 0-21-12-21-18zM151 223c13-14 16-32 16-48 0-24-5-43-19-54 32 5 55 23 55 54 0 27-21 41-52 48z">
              <text:p/>
            </draw:path>
            <draw:path draw:style-name="gr10" draw:text-style-name="P7" draw:layer="layout" svg:width="0.12cm" svg:height="0.172cm" svg:x="4.342cm" svg:y="2.087cm" svg:viewBox="0 0 121 173" svg:d="M59 8c0-1 1-3 1-4 0-2-1-4-4-4-5 0-25 2-31 3-2 0-6 0-6 5 0 4 4 4 7 4 11 0 11 1 11 3s0 4-1 6c-11 46-23 92-34 139-2 4-1 3-2 5 0 4 3 8 9 8s10-5 11-10c1-1 11-44 12-48 18 2 32 8 32 20 0 2 0 3-1 5-1 4-1 5-1 8 0 17 14 25 26 25 24 0 21-25 31-37 0-4-2-3-3-4-4 0-4 2-5 6-3 11-10 28-22 28-7 0-9-6-9-13 0-4 0-4 2-11 0-3 1-4 1-7 0-22-29-25-40-26 7-5 16-13 21-16 12-12 24-24 38-24 3 0 6 1 8 3-10 2-12 11-12 14 0 6 4 9 9 9 7 0 14-5 14-15 0-9-5-18-19-18s-26 10-39 22c-10 10-18 17-28 22 8-33 16-65 24-98z">
              <text:p/>
            </draw:path>
            <draw:path draw:style-name="gr10" draw:text-style-name="P7" draw:layer="layout" svg:width="0.104cm" svg:height="0.123cm" svg:x="4.487cm" svg:y="2.173cm" svg:viewBox="0 0 105 124" svg:d="M29 0c-10 1-19 1-29 2 0 3 0 5 0 8 13 0 14 1 14 10 0 34 0 68 0 102 3 0 5 0 8 0 1-2 2-5 4-7 0-1 1-2 2-3 7 8 18 12 29 12 27 0 48-18 48-40 0-21-19-40-46-40-9 0-20 3-30 10 0-18 0-36 0-54zM30 63c6-8 17-13 28-13 21 0 30 15 30 34 0 10-3 19-10 26-5 5-14 8-22 8-12 0-21-7-26-15 0-14 0-27 0-40z">
              <text:p/>
            </draw:path>
            <draw:path draw:style-name="gr10" draw:text-style-name="P7" draw:layer="layout" svg:width="0.126cm" svg:height="0.108cm" svg:x="4.64cm" svg:y="2.149cm" svg:viewBox="0 0 127 109" svg:d="M44 7c0-1 1-2 1-3-1-1 0-4-4-4-5 1-14 2-16 2-5 0-9 0-14 1-4 0-7 0-7 5 0 4 4 4 7 4 11 0 11 1 11 4 0 1-1 6-2 9-4 17-8 33-12 50-6 24-8 29-8 30 0 4 4 4 5 4s3 0 4 0c22-4 53-15 79-39 34-29 39-61 39-62 0-4-4-8-9-8-8 0-10 7-12 14-10 35-43 73-85 85 8-31 15-61 23-92z">
              <text:p/>
            </draw:path>
          </draw:g>
        </draw:g>
        <draw:line draw:style-name="gr25" draw:text-style-name="P1" draw:layer="layout" svg:x1="3.4cm" svg:y1="2cm" svg:x2="5cm" svg:y2="2cm">
          <text:p/>
        </draw:line>
        <draw:line draw:style-name="gr25" draw:text-style-name="P1" draw:layer="layout" svg:x1="3.4cm" svg:y1="2.5cm" svg:x2="5.6cm" svg:y2="2.5cm">
          <text:p/>
        </draw:line>
        <draw:g draw:style-name="gr9">
          <svg:title>TexMaths</svg:title>
          <svg:desc>10§display§\bm{s}_i \!\in\! \Phi^{\nu}§svg§600§TRUE§</svg:desc>
          <draw:g>
            <draw:path draw:style-name="gr10" draw:text-style-name="P7" draw:layer="layout" svg:width="0.146cm" svg:height="0.16cm" svg:x="7.246cm" svg:y="2.334cm" svg:viewBox="0 0 147 161" svg:d="M126 20c-12 4-15 15-15 20 0 9 7 14 15 14s21-7 21-24c0-18-18-30-50-30-10 0-30 0-46 13-16 11-21 32-21 41 0 10 5 20 12 26 10 8 16 9 40 13 11 2 32 6 32 22 0 1 0 33-53 33-17 0-30-3-38-9 12-4 20-14 20-24 0-13-10-16-17-16-12 0-26 9-26 27 0 23 25 35 61 35 80 0 80-60 80-61 0-11-6-21-14-28-11-9-25-12-37-14-19-3-33-6-33-19 0-1 0-27 39-27 7 0 20 1 30 8z">
              <text:p/>
            </draw:path>
            <draw:path draw:style-name="gr10" draw:text-style-name="P7" draw:layer="layout" svg:width="0.074cm" svg:height="0.164cm" svg:x="7.424cm" svg:y="2.382cm" svg:viewBox="0 0 75 165" svg:d="M68 9c0-4-3-9-9-9-7 0-14 6-14 13 0 5 3 10 10 10s13-7 13-14zM18 134c-1 3-2 6-2 10 0 12 10 21 23 21 25 0 36-34 36-38 0-3-3-3-4-3-4 0-4 2-5 4-5 20-16 30-26 30-5 0-6-3-6-9 0-5 2-10 4-15 2-7 5-14 8-20 2-6 11-28 12-31 1-2 1-5 1-8 0-11-10-21-23-21-24 0-36 34-36 38 0 3 4 3 5 3 3 0 3-1 4-4 6-21 17-30 26-30 4 0 6 2 6 9 0 5-1 9-7 24-5 13-11 26-16 40z">
              <text:p/>
            </draw:path>
            <draw:path draw:style-name="gr10" draw:text-style-name="P7" draw:layer="layout" svg:width="0.174cm" svg:height="0.201cm" svg:x="7.598cm" svg:y="2.303cm" svg:viewBox="0 0 175 202" svg:d="M163 108c6 0 12 0 12-7s-6-7-12-7c-50 0-99 0-149 0 4-47 45-80 94-80 18 0 37 0 55 0 6 0 12 0 12-7s-6-7-12-7c-18 0-37 0-55 0-60 0-108 45-108 101s48 101 108 101c18 0 37 0 55 0 6 0 12 0 12-7s-6-7-12-7c-18 0-37 0-55 0-49 0-90-33-94-80 50 0 99 0 149 0z">
              <text:p/>
            </draw:path>
            <draw:path draw:style-name="gr10" draw:text-style-name="P7" draw:layer="layout" svg:width="0.212cm" svg:height="0.237cm" svg:x="7.861cm" svg:y="2.253cm" svg:viewBox="0 0 213 238" svg:d="M120 191c54-5 93-36 93-72s-40-68-93-72c0-7 0-13 0-20 0-12 0-16 33-16 4 0 8 0 12 0 0-4 0-7 0-11-13 1-45 1-59 1-15 0-47 0-60-1 0 4 0 7 0 11 4 0 7 0 11 0 34 0 34 4 34 16 0 7 0 13 0 20-54 5-91 37-91 72 0 36 38 66 91 72 0 7 0 13 0 19 0 12 0 17-34 17-4 0-7 0-11 0 0 4 0 8 0 11 13-1 44-1 59-1 14 0 47 0 60 1 0-3 0-7 0-11-4 0-8 0-12 0-33 0-33-5-33-17 0-6 0-12 0-19zM91 183c-50-7-56-42-56-64 0-18 3-57 56-64 0 43 0 86 0 128zM120 55c48 5 58 37 58 64 0 21-5 58-58 64 0-42 0-85 0-128z">
              <text:p/>
            </draw:path>
            <draw:path draw:style-name="gr10" draw:text-style-name="P7" draw:layer="layout" svg:width="0.126cm" svg:height="0.107cm" svg:x="8.112cm" svg:y="2.239cm" svg:viewBox="0 0 127 108" svg:d="M44 7c0-1 1-2 1-3s0-4-4-4c-1 0-15 1-16 1-5 1-9 1-14 2-4 0-7 0-7 5 0 4 4 4 7 4 11 0 11 1 11 3s-1 7-2 10c-4 16-8 32-12 49-6 25-8 30-8 31 0 3 4 3 5 3s3 0 4 0c22-3 53-15 79-38 34-30 39-61 39-62 0-4-4-8-9-8-8 0-10 7-12 14-10 35-43 72-85 84 8-31 15-61 23-91z">
              <text:p/>
            </draw:path>
          </draw:g>
        </draw:g>
        <draw:custom-shape draw:style-name="gr23" draw:text-style-name="P12" draw:layer="layout" svg:width="1.6cm" svg:height="0.8cm" svg:x="8.6cm" svg:y="1.8cm">
          <text:p text:style-name="P11"><text:span text:style-name="T1">synthesis</text:span></text:p>
          <draw:enhanced-geometry svg:viewBox="0 0 21600 21600" draw:type="rectangle" draw:enhanced-path="M 0 0 L 21600 0 21600 21600 0 21600 0 0 Z N"/>
        </draw:custom-shape>
        <draw:line draw:style-name="gr25" draw:text-style-name="P1" draw:layer="layout" svg:x1="10.2cm" svg:y1="2.2cm" svg:x2="11.8cm" svg:y2="2.2cm">
          <text:p/>
        </draw:line>
        <draw:g draw:style-name="gr9">
          <svg:title>TexMaths</svg:title>
          <svg:desc>10§display§\bm{x}^j \!\in\! \Sigma^{N}§svg§600§TRUE§</svg:desc>
          <draw:g>
            <draw:path draw:style-name="gr10" draw:text-style-name="P7" draw:layer="layout" svg:width="0.198cm" svg:height="0.161cm" svg:x="10.371cm" svg:y="1.921cm" svg:viewBox="0 0 199 162" svg:d="M175 18c-13 4-19 16-19 24s6 16 18 16 25-10 25-27c0-19-19-31-40-31-20 0-33 15-38 22-8-15-28-22-48-22-44 0-68 43-68 55 0 5 5 5 8 5 4 0 7 0 8-5 10-32 36-42 50-42 13 0 20 6 20 17 0 7-5 26-8 39-4 16-8 32-12 48-5 21-18 32-30 32-2 0-10 0-17-5 13-4 19-16 19-25 0-7-6-16-18-16s-25 11-25 28c0 18 19 31 40 31 20 0 33-16 38-22 9 15 28 22 48 22 44 0 68-44 68-55 0-5-5-5-8-5-4 0-7 0-8 4-10 32-36 43-50 43-13 0-20-6-20-18 0-7 5-26 8-39 3-9 11-42 12-47 6-21 18-32 30-32 2 0 10 0 17 5z">
              <text:p/>
            </draw:path>
            <draw:path draw:style-name="gr10" draw:text-style-name="P7" draw:layer="layout" svg:width="0.107cm" svg:height="0.211cm" svg:x="10.589cm" svg:y="1.772cm" svg:viewBox="0 0 108 212" svg:d="M108 9c0-4-3-9-10-9s-13 7-13 14c0 4 3 9 9 9 7 0 14-6 14-14zM56 175c-4 16-17 30-32 30-3 0-6 0-9-1 7-3 9-9 9-13 0-6-5-9-10-9-7 0-14 7-14 15 0 9 10 15 25 15 14 0 43-9 51-38 7-30 15-59 22-88 1-2 1-5 1-8 0-14-11-23-26-23-28 0-43 34-43 37s3 3 4 3c3 0 3 0 5-4 6-14 19-29 33-29 6 0 8 4 8 12 0 2 0 6 0 7-8 31-16 62-24 94z">
              <text:p/>
            </draw:path>
            <draw:path draw:style-name="gr10" draw:text-style-name="P7" draw:layer="layout" svg:width="0.175cm" svg:height="0.202cm" svg:x="10.805cm" svg:y="1.89cm" svg:viewBox="0 0 176 203" svg:d="M164 109c6 0 12 0 12-7s-6-7-12-7c-50 0-99 0-149 0 4-47 44-81 94-81 18 0 37 0 55 0 6 0 12 0 12-7s-6-7-12-7c-19 0-37 0-56 0-60 0-108 46-108 102s48 101 108 101c19 0 37 0 56 0 6 0 12 0 12-7s-6-7-12-7c-18 0-37 0-55 0-50 0-90-33-94-80 50 0 99 0 149 0z">
              <text:p/>
            </draw:path>
            <draw:path draw:style-name="gr10" draw:text-style-name="P7" draw:layer="layout" svg:width="0.213cm" svg:height="0.238cm" svg:x="11.068cm" svg:y="1.84cm" svg:viewBox="0 0 214 239" svg:d="M111 125c3-3 2-4 3-5 0-2-1-4-2-5-24-35-48-69-72-104 27 0 54 0 81 0 59 0 77 13 84 68 3 0 6 0 9 0-4-26-7-53-10-79-65 0-130 0-195 0-8 0-9 0-9 8 29 42 58 84 87 127-28 31-55 63-83 94-4 4-4 5-4 6 0 4 4 4 9 4 65 0 130 0 195 0 3-27 6-55 10-82-3 0-6 0-9 0-6 58-30 67-85 67-32 0-65 0-97 0 29-33 59-66 88-99z">
              <text:p/>
            </draw:path>
            <draw:path draw:style-name="gr10" draw:text-style-name="P7" draw:layer="layout" svg:width="0.218cm" svg:height="0.167cm" svg:x="11.319cm" svg:y="1.767cm" svg:viewBox="0 0 219 168" svg:d="M188 27c2-9 6-17 26-18 1 0 5 0 5-5 0-2-1-4-4-4-8 0-17 1-25 1-6 0-21-1-27-1-1 0-4 0-4 6 0 3 3 3 5 3 12 0 16 4 16 10 0 2-1 3-1 6-9 35-18 71-27 107-21-43-41-85-62-128-2-4-3-4-9-4-11 0-23 0-34 0-4 0-7 0-7 6 0 3 3 3 8 3s10 0 15 1c-11 44-21 88-32 132-3 9-7 16-26 17-2 0-5 0-5 5 0 3 2 4 3 4 9 0 18-1 26-1 6 0 20 1 26 1 3 0 5-1 5-5s-3-4-6-4c-15 0-15-7-15-10 0-1 0-2 1-6 10-42 21-84 31-126 24 49 48 98 72 147 2 4 3 4 5 4 4 0 4-1 6-5 11-46 23-91 34-136z">
              <text:p/>
            </draw:path>
          </draw:g>
        </draw:g>
        <draw:g draw:style-name="gr9">
          <svg:title>TexMaths</svg:title>
          <svg:desc>10§display§i \!\in\! [n]§svg§600§TRUE§</svg:desc>
          <draw:g>
            <draw:path draw:style-name="gr10" draw:text-style-name="P7" draw:layer="layout" svg:width="0.092cm" svg:height="0.233cm" svg:x="3.812cm" svg:y="2.659cm" svg:viewBox="0 0 93 234" svg:d="M90 13c0-7-5-13-13-13-10 0-19 9-19 19 0 6 4 12 13 12 8 0 19-8 19-18zM63 144c4-10 4-11 8-20 2-7 4-12 4-19 0-15-11-28-29-28-33 0-46 51-46 54s3 2 4 3c4 0 4-1 6-6 9-33 23-44 35-44 3 0 9 0 9 12 0 7-2 14-4 18-3 9-18 50-24 64-4 9-8 20-8 28 0 16 12 28 29 28 33 0 46-50 46-54 0-3-3-3-5-3-3 0-3 1-5 6-6 22-18 44-36 44-6 0-8-4-8-12 0-9 2-14 10-35 5-12 9-24 14-36z">
              <text:p/>
            </draw:path>
            <draw:path draw:style-name="gr10" draw:text-style-name="P7" draw:layer="layout" svg:width="0.174cm" svg:height="0.201cm" svg:x="3.991cm" svg:y="2.701cm" svg:viewBox="0 0 175 202" svg:d="M163 109c6 0 12 0 12-7s-6-7-12-7c-50 0-99 0-149 0 5-47 45-80 94-80 18 0 36 0 55 0 6 0 12-1 12-8s-6-7-12-7c-19 0-37 0-55 0-60 0-108 46-108 102s48 100 108 100c18 0 36 0 55 0 6 0 12 0 12-7s-6-6-12-6c-19 0-37 0-55 0-49 0-89-33-94-80 50 0 99 0 149 0z">
              <text:p/>
            </draw:path>
            <draw:path draw:style-name="gr10" draw:text-style-name="P7" draw:layer="layout" svg:width="0.047cm" svg:height="0.348cm" svg:x="4.275cm" svg:y="2.628cm" svg:viewBox="0 0 48 349" svg:d="M48 349c0-5 0-9 0-14-11 0-23 0-34 0 0-107 0-214 0-321 11 0 23 0 34 0 0-5 0-9 0-14-16 0-32 0-48 0 0 116 0 233 0 349 16 0 32 0 48 0z">
              <text:p/>
            </draw:path>
            <draw:path draw:style-name="gr10" draw:text-style-name="P7" draw:layer="layout" svg:width="0.189cm" svg:height="0.157cm" svg:x="4.342cm" svg:y="2.736cm" svg:viewBox="0 0 190 158" svg:d="M20 134c-1 5-3 13-3 15 0 6 5 9 10 9s11-2 13-9c1-1 5-18 7-26 3-11 5-22 8-32 2-8 4-15 6-23 1-6 4-16 4-18 6-11 24-43 57-43 16 0 19 13 19 25 0 22-17 66-22 82-4 8-4 12-4 16 0 16 12 28 29 28 33 0 46-51 46-54s-3-3-4-3c-4 0-4 1-6 6-7 24-18 44-35 44-6 0-9-4-9-12 0-9 3-17 7-25 6-18 21-57 21-77 0-23-15-37-40-37-32 0-49 22-55 30-2-19-17-30-33-30-17 0-22 13-26 20-5 12-10 32-10 34 0 3 3 3 4 3 3 0 4 0 6-8 6-25 13-42 25-42 7 0 11 5 11 17 0 7-1 11-5 29-7 27-14 54-21 81z">
              <text:p/>
            </draw:path>
            <draw:path draw:style-name="gr10" draw:text-style-name="P7" draw:layer="layout" svg:width="0.047cm" svg:height="0.348cm" svg:x="4.55cm" svg:y="2.628cm" svg:viewBox="0 0 48 349" svg:d="M48 0c-16 0-32 0-48 0 0 5 0 9 0 14 11 0 23 0 34 0 0 107 0 214 0 321-11 0-23 0-34 0 0 5 0 9 0 14 16 0 32 0 48 0 0-116 0-233 0-349z">
              <text:p/>
            </draw:path>
          </draw:g>
        </draw:g>
        <draw:custom-shape draw:style-name="gr26" draw:text-style-name="P12" draw:layer="layout" svg:width="2cm" svg:height="0.8cm" draw:transform="rotate (-1.5707963267949) translate (12.6cm 1.8cm)">
          <text:p text:style-name="P11"><text:span text:style-name="T1">IDS</text:span></text:p>
          <text:p text:style-name="P11"><text:span text:style-name="T1">channel</text:span></text:p>
          <draw:enhanced-geometry svg:viewBox="0 0 21600 21600" draw:type="rectangle" draw:enhanced-path="M 0 0 L 21600 0 21600 21600 0 21600 0 0 Z N"/>
        </draw:custom-shape>
        <draw:g draw:style-name="gr9">
          <svg:title>TexMaths</svg:title>
          <svg:desc>10§display§N \!=\! \nu n§svg§600§TRUE§</svg:desc>
          <draw:g>
            <draw:path draw:style-name="gr10" draw:text-style-name="P7" draw:layer="layout" svg:width="0.295cm" svg:height="0.237cm" svg:x="15.211cm" svg:y="2.667cm" svg:viewBox="0 0 296 238" svg:d="M252 37c3-14 10-25 38-26 1 0 6 0 6-7-2-1 0-4-5-4-12 0-24 1-35 1-12 0-25-1-36-1-2 0-7 0-7 7 0 4 4 4 7 4 20 0 24 8 24 15 0 1-1 7-1 8-14 51-27 103-40 154-26-60-51-121-77-181-3-7-3-7-12-7-16 0-31 0-47 0-7 0-10 0-10 7 0 4 3 4 10 4 2 0 24 0 24 3-16 62-31 125-47 187-4 14-10 25-38 26-2 0-6 1-6 7 0 3 2 4 5 4 11 0 23-1 35-1s24 1 36 1c2 0 6 0 6-7 0-3-3-4-7-4-20 0-23-8-23-15 0-3 0-4 1-8 16-61 31-123 47-184 1 2 1 3 3 6 29 68 58 137 87 205 3 6 4 7 7 7 4 0 4-1 6-7 16-65 32-129 49-194z">
              <text:p/>
            </draw:path>
            <draw:path draw:style-name="gr10" draw:text-style-name="P7" draw:layer="layout" svg:width="0.233cm" svg:height="0.081cm" svg:x="15.576cm" svg:y="2.778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0" draw:text-style-name="P7" draw:layer="layout" svg:width="0.165cm" svg:height="0.153cm" svg:x="15.886cm" svg:y="2.751cm" svg:viewBox="0 0 166 154" svg:d="M60 4c-1-1 0-4-4-4-8 0-34 3-43 4-3 0-7 1-7 7 0 4 3 4 9 4 17 0 17 3 17 6 0 2-4 19-6 28-7 28-15 57-22 85-1 5-4 15-4 16 0 4 4 4 6 4s3 0 5 0c24-4 63-18 99-50 46-43 56-91 56-94 0-6-4-10-10-10-3 0-11 2-14 12-23 79-76 118-116 131 11-46 23-93 34-139z">
              <text:p/>
            </draw:path>
            <draw:path draw:style-name="gr10" draw:text-style-name="P7" draw:layer="layout" svg:width="0.189cm" svg:height="0.157cm" svg:x="16.074cm" svg:y="2.751cm" svg:viewBox="0 0 190 158" svg:d="M20 133c-1 6-3 14-3 16 0 6 5 9 10 9s11-3 13-10c1-1 5-17 7-26 3-10 5-20 8-30 2-8 4-16 6-24 1-6 4-16 4-17 6-11 24-43 58-43 15 0 19 13 19 25 0 21-18 66-23 81-3 7-4 11-4 15 0 17 13 29 29 29 33 0 46-50 46-53s-3-3-4-3c-4 0-4 1-5 6-8 23-19 42-36 42-6 0-9-3-9-11 0-9 3-17 7-24 6-19 21-57 21-77 0-24-15-38-40-38-32 0-49 23-55 31-2-20-16-31-32-31-17 0-23 14-27 20-5 12-10 33-10 34 0 4 3 4 4 4 3 0 4-1 6-8 6-25 13-42 26-42 7 0 10 5 10 16 0 8-1 11-5 30-7 26-14 53-21 79z">
              <text:p/>
            </draw:path>
          </draw:g>
        </draw:g>
        <draw:line draw:style-name="gr25" draw:text-style-name="P1" draw:layer="layout" svg:x1="11.8cm" svg:y1="3.4cm" svg:x2="10.2cm" svg:y2="3.4cm">
          <text:p/>
        </draw:line>
        <draw:g draw:style-name="gr9">
          <svg:title>TexMaths</svg:title>
          <svg:desc>10§display§\bm{y}^j \!\in\! \Sigma^{N_j}§svg§600§TRUE§</svg:desc>
          <draw:g>
            <draw:path draw:style-name="gr10" draw:text-style-name="P7" draw:layer="layout" svg:width="0.192cm" svg:height="0.227cm" svg:x="10.373cm" svg:y="3.123cm" svg:viewBox="0 0 193 228" svg:d="M191 26c2-6 2-7 2-8 0-8-5-15-16-15-19 0-23 16-25 26-3 12-6 24-9 36-5 17-11 44-15 58-2 8-13 16-14 17-4 2-12 8-24 8-20 0-21-17-21-25 0-22 11-49 21-74 3-9 4-12 4-18 0-20-20-31-39-31-37 0-55 47-55 54 0 5 5 5 8 5 5 0 7 0 9-4 11-39 30-43 36-43 2 0 6 0 6 8s-4 17-6 23c-14 35-21 55-21 72 0 40 35 46 55 46 9 0 21-1 34-10-10 42-36 64-60 64-5 0-15 0-22-5 12-4 17-14 17-22 0-13-10-16-17-16-13 0-25 11-25 26 0 17 18 30 47 30 40 0 87-27 97-69 11-45 22-89 33-133z">
              <text:p/>
            </draw:path>
            <draw:path draw:style-name="gr10" draw:text-style-name="P7" draw:layer="layout" svg:width="0.107cm" svg:height="0.211cm" svg:x="10.582cm" svg:y="2.974cm" svg:viewBox="0 0 108 212" svg:d="M108 9c0-4-3-9-10-9s-14 7-14 13c0 4 3 10 10 10s14-7 14-14zM56 175c-4 16-17 30-32 30-3 0-6-1-9-2 7-3 9-9 9-11 0-6-5-9-10-9-8 0-14 6-14 13 0 9 9 16 24 16 14 0 44-9 52-38 7-30 15-59 22-88 0-3 1-5 1-9 0-13-12-23-26-23-28 0-43 34-43 38 0 3 3 3 4 3 3 0 3-1 5-4 6-15 19-30 33-30 6 0 8 4 8 12 0 3 0 6 0 8-8 31-16 62-24 94z">
              <text:p/>
            </draw:path>
            <draw:path draw:style-name="gr10" draw:text-style-name="P7" draw:layer="layout" svg:width="0.175cm" svg:height="0.201cm" svg:x="10.798cm" svg:y="3.092cm" svg:viewBox="0 0 176 202" svg:d="M164 109c6 0 12 0 12-7s-6-7-12-7c-50 0-99 0-149 0 4-47 44-81 94-81 18 0 37 0 55 0 6 0 12 0 12-7s-6-7-12-7c-19 0-37 0-56 0-60 0-108 46-108 102s48 100 108 100c19 0 37 0 56 0 6 0 12 0 12-7 0-6-6-6-12-6-18 0-37 0-55 0-50 0-90-33-94-80 50 0 99 0 149 0z">
              <text:p/>
            </draw:path>
            <draw:path draw:style-name="gr10" draw:text-style-name="P7" draw:layer="layout" svg:width="0.213cm" svg:height="0.237cm" svg:x="11.061cm" svg:y="3.042cm" svg:viewBox="0 0 214 238" svg:d="M111 125c3-4 3-5 3-6s-1-3-2-5c-24-35-48-69-72-103 27 0 54 0 81 0 59 0 77 12 84 68 3 0 6 0 9 0-4-26-7-53-10-79-65 0-130 0-195 0-8 0-9 0-9 8 29 42 58 84 87 127-28 31-55 63-83 94-4 4-4 4-4 5 0 4 4 4 9 4 65 0 130 0 195 0 3-27 6-54 10-81-3 0-6 0-9 0-6 57-30 66-85 66-32 0-65 0-97 0 29-32 59-65 88-98z">
              <text:p/>
            </draw:path>
            <draw:path draw:style-name="gr10" draw:text-style-name="P7" draw:layer="layout" svg:width="0.218cm" svg:height="0.167cm" svg:x="11.312cm" svg:y="2.969cm" svg:viewBox="0 0 219 168" svg:d="M188 27c2-10 6-18 26-18 1 0 5 0 5-6 0-1-1-3-4-3-8 0-17 1-25 1-6 0-20-1-26-1-2 0-5 0-5 5 0 4 3 4 5 4 12 0 16 4 16 10 0 2 0 3-1 6-9 36-18 71-27 107-21-43-41-85-62-128-2-4-3-4-9-4-11 0-22 0-33 0-5 0-8 0-8 5 0 4 3 4 8 4s10 0 16 1c-11 44-22 87-33 131-3 10-7 17-26 18-2 0-5 0-5 5 0 3 2 4 4 4 8 0 17-1 25-1 6 0 20 1 26 1 3 0 5-2 5-6 0-3-3-3-5-3-16-1-16-7-16-11 0-1 0-2 1-6 10-42 21-83 31-125 24 48 48 97 72 146 2 4 3 5 6 5 4 0 4-1 5-6 11-45 23-90 34-135z">
              <text:p/>
            </draw:path>
            <draw:path draw:style-name="gr10" draw:text-style-name="P7" draw:layer="layout" svg:width="0.082cm" svg:height="0.151cm" svg:x="11.524cm" svg:y="3.055cm" svg:viewBox="0 0 83 152" svg:d="M83 7c0-4-3-7-8-7s-11 5-11 10c0 4 4 8 8 8 6 0 11-6 11-11zM45 124c-4 14-15 23-25 23-3 0-5-1-7-1 4-3 6-7 6-10s-2-7-8-7-11 6-11 11c0 8 8 12 20 12s35-6 40-27 11-42 16-63c0-2 1-3 1-6 0-10-10-17-22-17-21 0-34 24-34 27s3 3 4 3c2 0 3-1 3-3 8-17 20-21 26-21 7 0 8 6 8 9s0 4-1 5c-5 21-11 43-16 65z">
              <text:p/>
            </draw:path>
          </draw:g>
        </draw:g>
        <draw:custom-shape draw:style-name="gr23" draw:text-style-name="P12" draw:layer="layout" svg:width="1.6cm" svg:height="0.8cm" svg:x="8.6cm" svg:y="3cm">
          <text:p text:style-name="P11"><text:span text:style-name="T1">alignment</text:span></text:p>
          <text:p text:style-name="P11"><text:span text:style-name="T1">(?)</text:span></text:p>
          <draw:enhanced-geometry svg:viewBox="0 0 21600 21600" draw:type="rectangle" draw:enhanced-path="M 0 0 L 21600 0 21600 21600 0 21600 0 0 Z N"/>
        </draw:custom-shape>
        <draw:line draw:style-name="gr25" draw:text-style-name="P1" draw:layer="layout" svg:x1="8.6cm" svg:y1="3.3cm" svg:x2="7cm" svg:y2="3.3cm">
          <text:p/>
        </draw:line>
        <draw:line draw:style-name="gr25" draw:text-style-name="P1" draw:layer="layout" svg:x1="7cm" svg:y1="3.5cm" svg:x2="8.6cm" svg:y2="3.5cm">
          <text:p/>
        </draw:line>
        <draw:custom-shape draw:style-name="gr26" draw:text-style-name="P12" draw:layer="layout" svg:width="2cm" svg:height="0.8cm" svg:x="5cm" svg:y="3cm">
          <text:p text:style-name="P11"><text:span text:style-name="T1">LLR calc</text:span></text:p>
          <text:p text:style-name="P11"><text:span text:style-name="T1">(?)</text:span></text:p>
          <draw:enhanced-geometry svg:viewBox="0 0 21600 21600" draw:type="rectangle" draw:enhanced-path="M 0 0 L 21600 0 21600 21600 0 21600 0 0 Z N"/>
        </draw:custom-shape>
        <draw:custom-shape draw:style-name="gr23" draw:text-style-name="P12" draw:layer="layout" svg:width="1.6cm" svg:height="0.8cm" svg:x="1.8cm" svg:y="3cm">
          <text:p text:style-name="P11"><text:span text:style-name="T1">outer</text:span></text:p>
          <text:p text:style-name="P11"><text:span text:style-name="T1">decode</text:span></text:p>
          <draw:enhanced-geometry svg:viewBox="0 0 21600 21600" draw:type="rectangle" draw:enhanced-path="M 0 0 L 21600 0 21600 21600 0 21600 0 0 Z N"/>
        </draw:custom-shape>
        <draw:line draw:style-name="gr25" draw:text-style-name="P1" draw:layer="layout" svg:x1="5.001cm" svg:y1="3.4cm" svg:x2="3.401cm" svg:y2="3.4cm">
          <text:p/>
        </draw:line>
        <draw:line draw:style-name="gr25" draw:text-style-name="P1" draw:layer="layout" svg:x1="1.8cm" svg:y1="3.4cm" svg:x2="1.4cm" svg:y2="3.4cm">
          <text:p/>
        </draw:line>
        <draw:g draw:style-name="gr9">
          <svg:title>TexMaths</svg:title>
          <svg:desc>9§display§\bm{c}^{\rm a}_0§svg§600§TRUE§</svg:desc>
          <draw:g>
            <draw:path draw:style-name="gr10" draw:text-style-name="P7" draw:layer="layout" svg:width="0.145cm" svg:height="0.144cm" svg:x="2.33cm" svg:y="4.724cm" svg:viewBox="0 0 146 145" svg:d="M121 17c-17 5-11 14-17 22 0 5 3 14 16 14s23-11 23-24c0-16-17-29-44-29-64 0-99 49-99 90 0 29 18 55 66 55 8 0 31 0 50-7 18-8 30-21 30-25 0-2-4-8-8-8-2 0-2 1-4 4-17 18-43 25-67 25-20 0-31-11-31-30 0-11 8-49 18-65 12-22 31-28 45-28 4 0 14 1 22 6z">
              <text:p/>
            </draw:path>
            <draw:path draw:style-name="gr10" draw:text-style-name="P7" draw:layer="layout" svg:width="0.109cm" svg:height="0.1cm" svg:x="2.489cm" svg:y="4.638cm" svg:viewBox="0 0 110 101" svg:d="M86 40c0-12 0-21-10-29-9-7-20-11-32-11-21 0-36 8-36 22 0 7 5 10 11 10 5 0 10-4 10-10 0-4-2-9-7-10 8-6 20-6 21-6 13 0 26 8 26 27 0 2 0 4 0 7-12 0-27 0-43 7-20 7-26 20-26 29 0 19 23 25 39 25 17 0 28-10 33-19 1 9 6 18 17 18 7-7 21 0 21-22 0-4 0-8 0-11-2 0-4 0-7 0 0 3 0 7 0 11 0 3 1 13-8 13-8 0-9-10-9-13 0-13 0-26 0-38zM69 67c0 21-19 27-29 27s-21-7-21-18c0-12 11-29 50-30 0 7 0 14 0 21z">
              <text:p/>
            </draw:path>
            <draw:path draw:style-name="gr10" draw:text-style-name="P7" draw:layer="layout" svg:width="0.101cm" svg:height="0.15cm" svg:x="2.489cm" svg:y="4.798cm" svg:viewBox="0 0 102 151" svg:d="M102 76c0-24-3-42-13-57-7-10-21-19-38-19-51 0-51 61-51 76 0 16 0 75 51 75s51-59 51-75zM51 145c-11 0-24-7-28-25-3-12-3-30-3-46s0-34 3-46c5-17 19-22 28-22 12 0 23 7 27 20s4 28 4 48c0 16 0 32-3 46-5 20-19 25-28 25z">
              <text:p/>
            </draw:path>
          </draw:g>
        </draw:g>
        <draw:custom-shape draw:style-name="gr27" draw:text-style-name="P1" draw:layer="layout" svg:width="3.2cm" svg:height="0.4cm" svg:x="2.2cm" svg:y="4.6cm">
          <text:p/>
          <draw:enhanced-geometry svg:viewBox="0 0 21600 21600" draw:type="rectangle" draw:enhanced-path="M 0 0 L 21600 0 21600 21600 0 21600 0 0 Z N"/>
        </draw:custom-shape>
        <draw:g draw:style-name="gr9">
          <svg:title>TexMaths</svg:title>
          <svg:desc>9§display§\bm{c}^{\rm b}_0§svg§600§TRUE§</svg:desc>
          <draw:g>
            <draw:path draw:style-name="gr10" draw:text-style-name="P7" draw:layer="layout" svg:width="0.145cm" svg:height="0.143cm" svg:x="2.332cm" svg:y="5.355cm" svg:viewBox="0 0 146 144" svg:d="M121 17c-17 5-11 14-17 22 0 5 3 14 15 14 14 0 23-11 23-24 0-16-17-29-43-29-64 0-99 48-99 90 0 28 18 54 66 54 8 0 31 0 50-7 17-7 30-20 30-24 0-3-5-8-8-8-2 0-3 1-5 4-17 17-42 25-66 25-20 0-31-11-31-30 0-11 8-49 18-65 12-22 31-28 45-28 4 0 14 1 22 6z">
              <text:p/>
            </draw:path>
            <draw:path draw:style-name="gr10" draw:text-style-name="P7" draw:layer="layout" svg:width="0.116cm" svg:height="0.154cm" svg:x="2.49cm" svg:y="5.214cm" svg:viewBox="0 0 117 155" svg:d="M33 0c-11 1-22 2-33 3 0 2 0 5 0 8 14 0 16 2 16 12 0 43 0 86 0 129 3 0 5 0 8 0 3-4 5-9 7-13 8 12 21 16 33 16 28 0 53-21 53-50 0-27-22-49-51-49-13 0-26 5-33 13 0-23 0-46 0-69zM34 79c5-10 18-17 30-17 13 0 22 7 26 13 5 7 8 16 8 30 0 5 0 21-9 32-9 10-20 12-26 12-18 0-27-14-29-19 0-17 0-34 0-51z">
              <text:p/>
            </draw:path>
            <draw:path draw:style-name="gr10" draw:text-style-name="P7" draw:layer="layout" svg:width="0.1cm" svg:height="0.15cm" svg:x="2.491cm" svg:y="5.428cm" svg:viewBox="0 0 101 151" svg:d="M101 76c0-24-2-42-12-57-7-10-21-19-39-19-50 0-50 61-50 76 0 16 0 75 50 75 51 0 51-60 51-75zM50 144c-10 0-23-6-28-24-2-12-2-30-2-46 0-17 0-34 3-46 5-17 18-22 27-22 13 0 23 7 28 20 4 12 4 28 4 48 0 16 0 32-3 45-5 21-20 25-29 25z">
              <text:p/>
            </draw:path>
          </draw:g>
        </draw:g>
        <draw:line draw:style-name="gr1" draw:text-style-name="P1" draw:layer="layout" svg:x1="3cm" svg:y1="4.6cm" svg:x2="3cm" svg:y2="5cm">
          <text:p/>
        </draw:line>
        <draw:g draw:style-name="gr9">
          <svg:title>TexMaths</svg:title>
          <svg:desc>9§display§\bm{c}^{\rm a}_{n-1}§svg§600§TRUE§</svg:desc>
          <draw:g>
            <draw:path draw:style-name="gr10" draw:text-style-name="P7" draw:layer="layout" svg:width="0.146cm" svg:height="0.144cm" svg:x="4.631cm" svg:y="4.726cm" svg:viewBox="0 0 147 145" svg:d="M121 18c-16 4-17 21-17 22 0 4 4 14 16 14 14 0 23-12 23-24 0-17-16-30-44-30-63 0-99 49-99 91 0 28 18 54 67 54 9 0 30 0 49-8 18-7 31-19 31-24 0-2-5-8-8-8-1 0-2 1-5 4-16 18-41 25-67 25-20 0-30-11-30-30 0-11 8-49 17-65 13-22 32-27 45-27 4 0 14 0 22 6z">
              <text:p/>
            </draw:path>
            <draw:path draw:style-name="gr10" draw:text-style-name="P7" draw:layer="layout" svg:width="0.11cm" svg:height="0.1cm" svg:x="4.791cm" svg:y="4.64cm" svg:viewBox="0 0 111 101" svg:d="M86 40c0-12 0-20-10-29-9-7-19-11-33-11-21 0-35 8-35 22 0 7 5 10 10 10 6 0 11-4 11-10 0-4-2-9-8-10 8-6 20-6 22-6 13 0 26 8 26 27 0 2 0 4 0 7-12 0-27 1-43 7-20 7-26 19-26 29 0 19 22 25 39 25 18 0 28-10 32-18 1 9 7 17 17 17 1 0 23 0 23-21 0-4 0-8 0-13-3 0-6 0-8 0 0 4 0 8 0 12 0 3 0 14-9 14-8 0-8-11-8-14 0-13 0-26 0-38zM69 67c0 22-19 27-29 27-11 0-21-7-21-18 0-12 10-28 50-30 0 7 0 14 0 21z">
              <text:p/>
            </draw:path>
            <draw:path draw:style-name="gr10" draw:text-style-name="P7" draw:layer="layout" svg:width="0.134cm" svg:height="0.099cm" svg:x="4.789cm" svg:y="4.849cm" svg:viewBox="0 0 135 100" svg:d="M16 84c-1 2-2 8-2 9 0 4 4 7 8 7s8-3 9-6c0-2 2-9 3-13 2-5 4-15 6-20 0-4 2-10 3-14 3-9 3-11 9-20s17-21 33-21c13 0 14 11 14 16 0 13-10 37-14 46-2 7-3 8-3 13 0 12 10 19 21 19 22 0 32-31 32-34s-3-3-4-3c-2 0-2 1-3 3-6 18-16 27-25 27-4 0-5-3-5-8 0-4 2-8 5-18 3-6 12-29 12-42 0-21-17-25-29-25-18 0-30 12-37 20-1-16-15-20-24-20s-14 7-17 12c-5 8-8 20-8 22 0 3 3 3 4 3 3 0 3-1 5-7 3-13 7-24 15-24 7 0 8 5 8 11 0 5-2 12-3 18-2 6-5 15-6 20-2 9-4 19-7 29z">
              <text:p/>
            </draw:path>
            <draw:path draw:style-name="gr10" draw:text-style-name="P7" draw:layer="layout" svg:width="0.148cm" svg:height="0.01cm" svg:x="4.959cm" svg:y="4.886cm" svg:viewBox="0 0 149 11" svg:d="M140 11c4 0 9 0 9-6 0-5-5-5-9-5-44 0-88 0-132 0-4 0-8 0-8 5 0 6 4 6 8 6 44 0 88 0 132 0z">
              <text:p/>
            </draw:path>
            <draw:path draw:style-name="gr10" draw:text-style-name="P7" draw:layer="layout" svg:width="0.08cm" svg:height="0.145cm" svg:x="5.156cm" svg:y="4.8cm" svg:viewBox="0 0 81 146" svg:d="M50 6c0-5-1-6-7-6-13 14-34 14-43 14 0 3 0 6 0 8 5 0 20 0 32-6 0 38 0 75 0 112 0 8 0 10-22 10-3 0-6 0-8 0 0 3 0 6 0 8 3 0 31 0 39 0 7 0 35 0 40 0 0-2 0-5 0-8-3 0-6 0-9 0-22 0-22-2-22-10 0-40 0-81 0-122z">
              <text:p/>
            </draw:path>
          </draw:g>
        </draw:g>
        <draw:g draw:style-name="gr9">
          <svg:title>TexMaths</svg:title>
          <svg:desc>9§display§\bm{c}^{\rm b}_{n-1}§svg§600§TRUE§</svg:desc>
          <draw:g>
            <draw:path draw:style-name="gr10" draw:text-style-name="P7" draw:layer="layout" svg:width="0.146cm" svg:height="0.144cm" svg:x="4.634cm" svg:y="5.357cm" svg:viewBox="0 0 147 145" svg:d="M121 17c-16 5-17 21-17 22 0 4 3 14 16 14s23-12 23-24c0-16-16-29-44-29-64 0-99 49-99 90 0 29 18 55 67 55 9 0 30-1 49-8 18-8 31-20 31-24 0-2-5-8-9-8-1 0-1 1-4 3-17 18-42 25-67 25-20 0-31-10-31-29 0-11 8-49 18-66 13-22 31-27 45-27 4 0 14 0 22 6z">
              <text:p/>
            </draw:path>
            <draw:path draw:style-name="gr10" draw:text-style-name="P7" draw:layer="layout" svg:width="0.117cm" svg:height="0.154cm" svg:x="4.792cm" svg:y="5.216cm" svg:viewBox="0 0 118 155" svg:d="M33 0c-11 1-22 2-33 3 0 2 0 5 0 8 15 0 16 1 16 12 0 43 0 87 0 130 3 0 6 0 8 0 3-5 5-9 7-14 9 12 21 16 33 16 29 0 54-22 54-50 0-27-23-49-51-49-14 0-26 5-34 13 0-23 0-46 0-69zM34 79c6-10 18-17 32-17 12 0 20 7 25 13 4 7 7 16 7 30 0 6 0 22-9 32s-20 12-26 12c-18 0-26-14-29-19 0-17 0-34 0-51z">
              <text:p/>
            </draw:path>
            <draw:path draw:style-name="gr10" draw:text-style-name="P7" draw:layer="layout" svg:width="0.134cm" svg:height="0.099cm" svg:x="4.792cm" svg:y="5.479cm" svg:viewBox="0 0 135 100" svg:d="M16 84c-1 2-2 8-2 9 0 5 4 7 8 7 3 0 6-3 8-5 1-2 3-9 4-14 1-4 4-15 5-20 1-4 2-9 3-14 3-9 4-11 10-20s16-21 33-21c13 0 13 12 13 16 0 13-9 37-13 47-2 6-3 8-3 12 0 12 10 19 20 19 23 0 33-31 33-34s-3-2-4-3c-3 0-3 2-4 3-6 18-15 27-24 27-4 0-5-2-5-7s1-8 5-18c2-7 12-30 12-43 0-21-17-25-29-25-19 0-31 12-37 21-2-16-15-21-24-21-10 0-14 7-18 13-4 8-7 20-7 21 0 3 3 3 4 3 2 0 2-1 4-6 4-14 8-25 16-25 6 0 7 6 7 11s-2 13-3 19-4 14-5 20c-2 9-4 18-7 28z">
              <text:p/>
            </draw:path>
            <draw:path draw:style-name="gr10" draw:text-style-name="P7" draw:layer="layout" svg:width="0.148cm" svg:height="0.01cm" svg:x="4.961cm" svg:y="5.516cm" svg:viewBox="0 0 149 11" svg:d="M140 11c4 0 9 0 9-6 0-5-5-5-9-5-44 0-87 0-131 0-4 0-9 0-9 5 0 6 5 6 9 6 44 0 87 0 131 0z">
              <text:p/>
            </draw:path>
            <draw:path draw:style-name="gr10" draw:text-style-name="P7" draw:layer="layout" svg:width="0.079cm" svg:height="0.145cm" svg:x="5.159cm" svg:y="5.431cm" svg:viewBox="0 0 80 146" svg:d="M49 6c0-6 0-6-6-6-14 13-34 13-43 13 0 3 0 6 0 9 4 0 20 0 31-7 0 38 0 75 0 113 0 8 0 10-21 10-3 0-6 0-9 0 0 3 0 6 0 8 4 0 31 0 39 0s36 0 40 0c0-2 0-5 0-8-3 0-5 0-8 0-23 0-23-2-23-10 0-41 0-81 0-122z">
              <text:p/>
            </draw:path>
          </draw:g>
        </draw:g>
        <draw:line draw:style-name="gr1" draw:text-style-name="P1" draw:layer="layout" svg:x1="4.601cm" svg:y1="4.601cm" svg:x2="4.6cm" svg:y2="5cm">
          <text:p/>
        </draw:line>
        <draw:g draw:style-name="gr9">
          <svg:title>TexMaths</svg:title>
          <svg:desc>9§display§\bm{c}^{\rm a}_1§svg§600§TRUE§</svg:desc>
          <draw:g>
            <draw:path draw:style-name="gr10" draw:text-style-name="P7" draw:layer="layout" svg:width="0.145cm" svg:height="0.143cm" svg:x="3.132cm" svg:y="4.725cm" svg:viewBox="0 0 146 144" svg:d="M121 17c-17 5-11 14-17 22 0 5 3 14 16 14s23-11 23-24c0-16-17-29-44-29-64 0-99 48-99 90 0 28 18 54 66 54 8 0 31 0 50-7 18-7 30-20 30-24 0-3-4-8-8-8-2 0-2 1-4 4-17 18-43 24-67 24-20 0-31-10-31-29 0-11 8-49 18-65 12-22 31-28 45-28 4 0 14 1 22 6z">
              <text:p/>
            </draw:path>
            <draw:path draw:style-name="gr10" draw:text-style-name="P7" draw:layer="layout" svg:width="0.109cm" svg:height="0.1cm" svg:x="3.291cm" svg:y="4.639cm" svg:viewBox="0 0 110 101" svg:d="M86 39c0-11 0-20-10-28-9-7-20-11-32-11-21 0-36 8-36 22 0 7 5 10 11 10 5 0 10-4 10-10 0-4-2-9-7-10 8-6 20-6 21-6 13 0 26 8 26 27 0 2 0 4 0 6-12 1-27 1-43 8-20 7-26 19-26 29 0 19 23 25 39 25 17 0 28-10 33-19 1 9 6 18 17 18 7-8 21 0 21-22 0-4 0-8 0-12-2 0-4 0-7 0 0 4 0 8 0 12 0 3 1 13-8 13-8 0-9-10-9-13 0-13 0-26 0-39zM69 67c0 21-19 27-29 27s-21-7-21-18c0-12 11-29 50-30 0 7 0 14 0 21z">
              <text:p/>
            </draw:path>
            <draw:path draw:style-name="gr10" draw:text-style-name="P7" draw:layer="layout" svg:width="0.079cm" svg:height="0.145cm" svg:x="3.303cm" svg:y="4.799cm" svg:viewBox="0 0 80 146" svg:d="M49 6c0-6 0-6-6-6-14 13-34 14-43 14 0 3 0 6 0 8 5 0 20 0 31-6 0 38 0 75 0 112 0 8 0 10-21 10-3 0-6 0-9 0 0 3 0 6 0 8 4 0 31-1 39-1s35 1 40 1c0-2 0-5 0-8-3 0-6 0-8 0-23 0-23-2-23-10 0-40 0-81 0-122z">
              <text:p/>
            </draw:path>
          </draw:g>
        </draw:g>
        <draw:g draw:style-name="gr9">
          <svg:title>TexMaths</svg:title>
          <svg:desc>9§display§\bm{c}^{\rm b}_1§svg§600§TRUE§</svg:desc>
          <draw:g>
            <draw:path draw:style-name="gr10" draw:text-style-name="P7" draw:layer="layout" svg:width="0.145cm" svg:height="0.144cm" svg:x="3.134cm" svg:y="5.356cm" svg:viewBox="0 0 146 145" svg:d="M121 17c-17 5-11 14-17 22 0 4 3 14 15 14 14 0 23-11 23-24 0-16-17-29-43-29-64 0-99 48-99 90 0 29 18 55 66 55 8 0 31 0 50-8 17-7 30-20 30-24 0-3-5-8-8-8-2 0-3 1-5 4-17 18-42 24-66 24-20 0-31-10-31-29 0-11 8-49 18-65 12-22 31-28 45-28 4 0 14 1 22 6z">
              <text:p/>
            </draw:path>
            <draw:path draw:style-name="gr10" draw:text-style-name="P7" draw:layer="layout" svg:width="0.116cm" svg:height="0.154cm" svg:x="3.292cm" svg:y="5.215cm" svg:viewBox="0 0 117 155" svg:d="M33 0c-11 1-22 2-33 3 0 2 0 5 0 8 14 0 16 2 16 12 0 43 0 87 0 130 3 0 5 0 8 0 3-5 5-9 7-14 8 12 21 16 33 16 28 0 53-21 53-50 0-27-22-49-51-49-13 0-26 5-33 13 0-23 0-46 0-69zM34 79c5-10 18-17 30-17 13 0 22 7 26 13 5 7 8 16 8 30 0 5 0 22-9 32s-20 12-26 12c-18 0-27-13-29-19 0-17 0-34 0-51z">
              <text:p/>
            </draw:path>
            <draw:path draw:style-name="gr10" draw:text-style-name="P7" draw:layer="layout" svg:width="0.079cm" svg:height="0.145cm" svg:x="3.305cm" svg:y="5.43cm" svg:viewBox="0 0 80 146" svg:d="M49 6c0-6-1-6-6-6-14 13-34 14-43 14 0 3 0 5 0 8 4 0 20 0 31-6 0 38 0 75 0 112 0 8 0 10-21 10-3 0-6 0-9 0 0 3 0 6 0 8 4 0 31-1 39-1 7 0 34 1 40 1 0-2 0-5 0-8-3 0-6 0-9 0-22 0-22-2-22-10 0-40 0-81 0-122z">
              <text:p/>
            </draw:path>
          </draw:g>
        </draw:g>
        <draw:line draw:style-name="gr1" draw:text-style-name="P1" draw:layer="layout" svg:x1="3.801cm" svg:y1="4.6cm" svg:x2="3.8cm" svg:y2="5cm">
          <text:p/>
        </draw:line>
        <draw:line draw:style-name="gr28" draw:text-style-name="P1" draw:layer="layout" svg:x1="2.2cm" svg:y1="4.5cm" svg:x2="2.7cm" svg:y2="4.5cm">
          <text:p/>
        </draw:line>
        <draw:g draw:style-name="gr9">
          <svg:title>TexMaths</svg:title>
          <svg:desc>10§display§k_{\rm a}§svg§600§TRUE§</svg:desc>
          <draw:g>
            <draw:path draw:style-name="gr10" draw:text-style-name="P7" draw:layer="layout" svg:width="0.157cm" svg:height="0.245cm" svg:x="2.304cm" svg:y="4.161cm" svg:viewBox="0 0 158 246" svg:d="M81 4c-2-1 0-4-4-4-8 0-34 3-43 4-3 0-7 0-7 7 0 4 3 4 9 4 17 0 17 2 17 6-1 2-1 5-1 7-17 67-34 133-51 200-1 5-1 6-1 8 0 8 7 10 10 10 5 0 10-3 12-7s18-68 20-77c12 1 40 6 40 30 0 2 0 3-1 7 0 4-1 8-1 12 0 21 14 35 32 35 11 0 20-6 28-19 9-15 11-34 11-35 0-4-2-4-3-4-3 0-4 2-5 7-7 25-15 43-30 43-7 0-11-4-11-16 0-6 1-14 2-20 2-6 2-7 2-11 0-23-22-33-52-37 11-5 22-16 30-24 17-19 33-34 50-34 2 0 2 0 3 0 5 1 5 1 8 3 0 0 0 1 1 2-17 1-20 14-20 18 0 6 4 13 13 13 10 0 19-8 19-22 0-10-8-22-23-22-10 0-26 3-51 31-12 13-26 27-39 32 12-49 24-98 36-147z">
              <text:p/>
            </draw:path>
            <draw:path draw:style-name="gr10" draw:text-style-name="P7" draw:layer="layout" svg:width="0.121cm" svg:height="0.111cm" svg:x="2.48cm" svg:y="4.346cm" svg:viewBox="0 0 122 112" svg:d="M96 44c0-13 0-22-12-32-10-8-22-12-36-12-23 0-40 9-40 24 0 8 6 12 12 12 7 0 12-5 12-12 0-4-2-9-9-11 9-6 23-6 24-6 14 0 29 9 29 30 0 2 0 5 0 7-13 1-30 2-47 8-23 8-29 22-29 33 0 21 25 27 43 27 19 0 31-11 36-21 1 10 7 20 19 20 8-8 24 0 24-24 0-5 0-9 0-13-3 0-6 0-8 0 0 4 0 8 0 13 0 3 0 14-9 14s-9-11-9-14c0-15 0-29 0-43zM76 75c0 24-20 30-31 30-13 0-25-8-25-20 0-14 12-33 56-34 0 8 0 16 0 24z">
              <text:p/>
            </draw:path>
          </draw:g>
        </draw:g>
        <draw:line draw:style-name="gr28" draw:text-style-name="P1" draw:layer="layout" svg:x1="2.2cm" svg:y1="5.7cm" svg:x2="3cm" svg:y2="5.7cm">
          <text:p/>
        </draw:line>
        <draw:g draw:style-name="gr9">
          <svg:title>TexMaths</svg:title>
          <svg:desc>10§display§k_{\rm b} \nu §svg§600§TRUE§</svg:desc>
          <draw:g>
            <draw:path draw:style-name="gr10" draw:text-style-name="P7" draw:layer="layout" svg:width="0.158cm" svg:height="0.246cm" svg:x="2.307cm" svg:y="5.763cm" svg:viewBox="0 0 159 247" svg:d="M82 4c-2-1 0-4-5-4-8 0-34 3-43 4-3 0-6 0-6 7 0 4 3 4 8 4 17 0 18 2 18 6-1 2-1 5-2 7-17 67-33 134-50 201-2 5-2 6-2 8 0 8 7 10 10 10 5 0 10-4 12-8 2-3 18-68 20-76 12 0 41 6 41 29 0 3 0 4-1 8s-2 8-2 12c0 21 14 35 32 35 11 0 20-6 28-19 9-15 8-23 13-35 0-4-3-4-4-4-4 0-4 1-5 6-7 26-15 44-31 44-7 0-11-4-11-17 0-6 1-14 3-19 1-6 1-8 1-11 0-23-22-32-52-36 11-6 22-18 30-26 17-19 33-34 51-34 2 0 2 0 3 1 4 0 4 0 7 3 1 0 1 0 1 1-16 1-20 15-20 19 0 5 4 12 14 12 9 0 19-8 19-21 0-11-8-22-24-22-10 0-26 2-51 31-12 13-26 27-39 32 12-50 25-99 37-148z">
              <text:p/>
            </draw:path>
            <draw:path draw:style-name="gr10" draw:text-style-name="P7" draw:layer="layout" svg:width="0.13cm" svg:height="0.171cm" svg:x="2.483cm" svg:y="5.889cm" svg:viewBox="0 0 131 172" svg:d="M36 0c-12 1-24 2-36 3 0 3 0 5 0 8 16 0 18 2 18 15 0 48 0 96 0 143 3 0 5 0 8 0 3-5 6-9 9-14 9 12 23 17 36 17 32 0 60-24 60-55 0-30-25-55-58-55-14 0-28 6-37 15 0-26 0-51 0-77zM37 88c7-11 21-19 35-19s24 8 29 15 8 17 8 33c0 6 0 24-10 36-10 10-22 12-29 12-20 0-30-15-33-20 0-19 0-38 0-57z">
              <text:p/>
            </draw:path>
            <draw:path draw:style-name="gr10" draw:text-style-name="P7" draw:layer="layout" svg:width="0.164cm" svg:height="0.154cm" svg:x="2.661cm" svg:y="5.852cm" svg:viewBox="0 0 165 155" svg:d="M60 3c-2-1 0-3-5-3-8 0-34 2-43 3-3 0-6 1-6 7 0 4 3 4 8 4 17 0 18 3 18 6s-5 19-7 29c-7 28-15 57-22 86-1 5-2 10-3 15 0 4 3 5 5 5s3 0 5 0c25-5 63-18 99-52 46-43 56-91 56-94 0-6-4-9-10-9-3 0-11 1-14 11-23 80-76 119-116 132 12-47 23-93 35-140z">
              <text:p/>
            </draw:path>
          </draw:g>
        </draw:g>
        <draw:custom-shape draw:style-name="gr27" draw:text-style-name="P1" draw:layer="layout" svg:width="3.2cm" svg:height="0.4cm" svg:x="5.8cm" svg:y="5.2cm">
          <text:p/>
          <draw:enhanced-geometry svg:viewBox="0 0 21600 21600" draw:type="rectangle" draw:enhanced-path="M 0 0 L 21600 0 21600 21600 0 21600 0 0 Z N"/>
        </draw:custom-shape>
        <draw:g draw:style-name="gr9">
          <svg:title>TexMaths</svg:title>
          <svg:desc>10§display§\dots§svg§600§TRUE§</svg:desc>
          <draw:g>
            <draw:path draw:style-name="gr10" draw:text-style-name="P7" draw:layer="layout" svg:width="0.036cm" svg:height="0.035cm" svg:x="3.978cm" svg:y="4.843cm" svg:viewBox="0 0 37 36" svg:d="M37 19c0-11-8-19-18-19s-19 8-19 19c0 10 9 17 19 17s18-7 18-17z">
              <text:p/>
            </draw:path>
            <draw:path draw:style-name="gr10" draw:text-style-name="P7" draw:layer="layout" svg:width="0.036cm" svg:height="0.035cm" svg:x="4.134cm" svg:y="4.843cm" svg:viewBox="0 0 37 36" svg:d="M37 19c0-11-8-19-18-19-11 0-19 8-19 19 0 10 8 17 19 17 10 0 18-7 18-17z">
              <text:p/>
            </draw:path>
            <draw:path draw:style-name="gr10" draw:text-style-name="P7" draw:layer="layout" svg:width="0.036cm" svg:height="0.035cm" svg:x="4.289cm" svg:y="4.843cm" svg:viewBox="0 0 37 36" svg:d="M37 19c0-11-9-19-19-19s-18 8-18 19c0 10 8 17 18 17s19-7 19-17z">
              <text:p/>
            </draw:path>
          </draw:g>
        </draw:g>
        <draw:g draw:style-name="gr9">
          <svg:title>TexMaths</svg:title>
          <svg:desc>10§display§\dots§svg§600§TRUE§</svg:desc>
          <draw:g>
            <draw:path draw:style-name="gr10" draw:text-style-name="P7" draw:layer="layout" svg:width="0.036cm" svg:height="0.035cm" svg:x="3.978cm" svg:y="5.443cm" svg:viewBox="0 0 37 36" svg:d="M37 19c0-11-8-19-18-19s-19 8-19 19c0 10 9 17 19 17s18-7 18-17z">
              <text:p/>
            </draw:path>
            <draw:path draw:style-name="gr10" draw:text-style-name="P7" draw:layer="layout" svg:width="0.036cm" svg:height="0.035cm" svg:x="4.134cm" svg:y="5.443cm" svg:viewBox="0 0 37 36" svg:d="M37 19c0-11-8-19-18-19-11 0-19 8-19 19 0 10 8 17 19 17 10 0 18-7 18-17z">
              <text:p/>
            </draw:path>
            <draw:path draw:style-name="gr10" draw:text-style-name="P7" draw:layer="layout" svg:width="0.036cm" svg:height="0.035cm" svg:x="4.289cm" svg:y="5.443cm" svg:viewBox="0 0 37 36" svg:d="M37 19c0-11-9-19-19-19s-18 8-18 19c0 10 8 17 18 17s19-7 19-17z">
              <text:p/>
            </draw:path>
          </draw:g>
        </draw:g>
        <draw:line draw:style-name="gr1" draw:text-style-name="P1" draw:layer="layout" svg:x1="6.6cm" svg:y1="5.2cm" svg:x2="6.6cm" svg:y2="5.6cm">
          <text:p/>
        </draw:line>
        <draw:line draw:style-name="gr1" draw:text-style-name="P1" draw:layer="layout" svg:x1="7.4cm" svg:y1="5.2cm" svg:x2="7.4cm" svg:y2="5.6cm">
          <text:p/>
        </draw:line>
        <draw:line draw:style-name="gr1" draw:text-style-name="P1" draw:layer="layout" svg:x1="8.2cm" svg:y1="5.2cm" svg:x2="8.2cm" svg:y2="5.6cm">
          <text:p/>
        </draw:line>
        <draw:g draw:style-name="gr9">
          <svg:title>TexMaths</svg:title>
          <svg:desc>10§display§\dots§svg§600§TRUE§</svg:desc>
          <draw:g>
            <draw:path draw:style-name="gr10" draw:text-style-name="P7" draw:layer="layout" svg:width="0.036cm" svg:height="0.035cm" svg:x="7.678cm" svg:y="5.443cm" svg:viewBox="0 0 37 36" svg:d="M37 19c0-11-8-19-18-19s-19 8-19 19c0 10 9 17 19 17s18-7 18-17z">
              <text:p/>
            </draw:path>
            <draw:path draw:style-name="gr10" draw:text-style-name="P7" draw:layer="layout" svg:width="0.036cm" svg:height="0.035cm" svg:x="7.834cm" svg:y="5.443cm" svg:viewBox="0 0 37 36" svg:d="M37 19c0-11-8-19-18-19-11 0-19 8-19 19 0 10 8 17 19 17 10 0 18-7 18-17z">
              <text:p/>
            </draw:path>
            <draw:path draw:style-name="gr10" draw:text-style-name="P7" draw:layer="layout" svg:width="0.036cm" svg:height="0.035cm" svg:x="7.989cm" svg:y="5.443cm" svg:viewBox="0 0 37 36" svg:d="M37 19c0-11-9-19-19-19s-18 8-18 19c0 10 8 17 18 17s19-7 19-17z">
              <text:p/>
            </draw:path>
          </draw:g>
        </draw:g>
        <draw:g draw:style-name="gr9">
          <svg:title>TexMaths</svg:title>
          <svg:desc>9§display§\bm{s}_0§svg§600§TRUE§</svg:desc>
          <draw:g>
            <draw:path draw:style-name="gr10" draw:text-style-name="P7" draw:layer="layout" svg:width="0.131cm" svg:height="0.144cm" svg:x="6.02cm" svg:y="5.364cm" svg:viewBox="0 0 132 145" svg:d="M113 18c-10 5-14 14-14 18 0 8 7 13 15 13 7 0 18-7 18-21 0-17-17-28-45-28-9 0-27 1-41 12s-20 29-20 37c0 9 5 18 12 23 9 7 14 8 36 13 9 1 28 4 28 19 0 1 0 30-47 30-15 0-27-4-34-9 11-3 17-12 17-21 0-12-9-15-15-15-11 0-23 9-23 25 0 20 23 31 54 31 72 0 48-36 72-54 0-11-5-20-12-26-10-8-22-11-33-13-18-2-30-5-30-17 12-8 0-23 35-23 7 0 19 0 27 6z">
              <text:p/>
            </draw:path>
            <draw:path draw:style-name="gr10" draw:text-style-name="P7" draw:layer="layout" svg:width="0.102cm" svg:height="0.15cm" svg:x="6.181cm" svg:y="5.407cm" svg:viewBox="0 0 103 151" svg:d="M103 76c0-25-3-42-13-57-7-10-21-19-39-19-51 0-51 60-51 76s0 75 51 75c52 0 52-59 52-75zM51 144c-10 0-23-5-28-23-3-14-3-32-3-48s0-32 3-45c5-17 19-22 28-22 12 0 24 8 27 20 4 12 5 28 5 47 0 16 0 33-4 47-3 20-19 24-28 24z">
              <text:p/>
            </draw:path>
          </draw:g>
        </draw:g>
        <draw:g draw:style-name="gr9">
          <svg:title>TexMaths</svg:title>
          <svg:desc>9§display§\bm{s}_1§svg§600§TRUE§</svg:desc>
          <draw:g>
            <draw:path draw:style-name="gr10" draw:text-style-name="P7" draw:layer="layout" svg:width="0.131cm" svg:height="0.143cm" svg:x="6.821cm" svg:y="5.365cm" svg:viewBox="0 0 132 144" svg:d="M112 18c-11 4-13 13-13 18 0 8 7 13 13 13 8 0 20-6 20-21 0-17-17-28-45-28-10 0-27 1-41 12-15 10-20 28-20 36 0 9 5 18 12 25 9 6 14 7 36 11 9 2 27 6 27 19 0 2 0 30-46 30-16 0-27-3-34-8 10-3 17-12 17-22 0-11-9-14-16-14-10 0-22 9-22 25 0 19 22 30 54 30 72 0 48-36 72-54 0-10-6-18-13-25-10-9-21-10-32-12-18-4-30-6-30-17 0-1 0-24 35-24 6 0 18 0 26 6z">
              <text:p/>
            </draw:path>
            <draw:path draw:style-name="gr10" draw:text-style-name="P7" draw:layer="layout" svg:width="0.079cm" svg:height="0.145cm" svg:x="6.994cm" svg:y="5.408cm" svg:viewBox="0 0 80 146" svg:d="M49 6c0-6 0-6-6-6-14 14-34 14-43 14 0 3 0 6 0 8 5 0 20 0 31-6 0 37 0 75 0 112 0 7 0 10-21 10-3 0-6 0-9 0 0 3 0 5 0 8 4 0 31-1 39-1s35 1 40 1c0-3 0-5 0-8-3 0-6 0-8 0-23 0-23-3-23-10 0-41 0-81 0-122z">
              <text:p/>
            </draw:path>
          </draw:g>
        </draw:g>
        <draw:g draw:style-name="gr9">
          <svg:title>TexMaths</svg:title>
          <svg:desc>9§display§\bm{s}_{n-1}§svg§600§TRUE§</svg:desc>
          <draw:g>
            <draw:path draw:style-name="gr10" draw:text-style-name="P7" draw:layer="layout" svg:width="0.131cm" svg:height="0.143cm" svg:x="8.323cm" svg:y="5.367cm" svg:viewBox="0 0 132 144" svg:d="M112 18c-9 4-13 13-13 18 0 8 7 13 14 13 8 0 19-6 19-21 0-17-17-28-45-28-9 0-27 1-41 12-15 10-20 28-20 36 0 9 5 18 12 24 9 7 14 8 36 12 9 1 28 5 28 19 0 1 0 30-47 30-15 0-27-3-34-8 10-3 17-12 17-22 0-12-9-14-16-14-10 0-22 9-22 24 0 21 22 31 54 31 72 0 48-35 72-53 0-11-5-20-13-26-10-9-21-10-32-13-18-3-30-5-30-16 0-1 0-24 35-24 7 0 18 0 26 6z">
              <text:p/>
            </draw:path>
            <draw:path draw:style-name="gr10" draw:text-style-name="P7" draw:layer="layout" svg:width="0.134cm" svg:height="0.098cm" svg:x="8.483cm" svg:y="5.459cm" svg:viewBox="0 0 135 99" svg:d="M16 82c-1 3-2 9-2 9 0 6 4 8 8 8s8-3 9-5c0-2 2-9 3-14 1-4 4-14 6-20 0-4 2-9 3-14 2-9 3-11 9-20s16-21 33-21c13 0 13 12 13 17 0 12-9 36-13 46-2 6-3 8-3 12 0 11 10 19 21 19 22 0 32-31 32-34s-3-3-4-3c-3 0-3 2-4 4-5 17-15 26-24 26-4 0-5-2-5-7s1-8 5-18c3-7 12-30 12-43 0-20-17-24-29-24-19 0-30 11-37 20-1-16-15-20-24-20s-14 6-17 12c-5 8-8 20-8 21 0 3 3 3 4 3 2 0 3-1 4-6 4-14 8-25 16-25 7 0 7 6 7 11s-1 13-2 19c-2 6-5 14-6 20-2 9-4 18-7 27z">
              <text:p/>
            </draw:path>
            <draw:path draw:style-name="gr10" draw:text-style-name="P7" draw:layer="layout" svg:width="0.148cm" svg:height="0.01cm" svg:x="8.652cm" svg:y="5.495cm" svg:viewBox="0 0 149 11" svg:d="M140 11c4 0 9 0 9-6 0-5-4-5-9-5-43 0-87 0-131 0-4 0-9 0-9 5 0 6 5 6 9 6 44 0 88 0 131 0z">
              <text:p/>
            </draw:path>
            <draw:path draw:style-name="gr10" draw:text-style-name="P7" draw:layer="layout" svg:width="0.079cm" svg:height="0.145cm" svg:x="8.85cm" svg:y="5.41cm" svg:viewBox="0 0 80 146" svg:d="M49 6c0-6 0-6-6-6-14 13-34 14-43 14 0 3 0 5 0 8 5 0 20 0 31-6 0 37 0 74 0 111 0 8 0 11-21 11-3 0-6 0-9 0 0 3 0 5 0 8 4-1 31-1 39-1s36 0 40 1c0-3 0-5 0-8-3 0-5 0-8 0-23 0-23-3-23-11 0-40 0-80 0-121z">
              <text:p/>
            </draw:path>
          </draw:g>
        </draw:g>
        <draw:line draw:style-name="gr28" draw:text-style-name="P1" draw:layer="layout" svg:x1="5.8cm" svg:y1="4.5cm" svg:x2="6.6cm" svg:y2="4.5cm">
          <text:p/>
        </draw:line>
        <draw:g draw:style-name="gr9">
          <svg:title>TexMaths</svg:title>
          <svg:desc>10§display§\nu§svg§600§TRUE§</svg:desc>
          <draw:g>
            <draw:path draw:style-name="gr10" draw:text-style-name="P7" draw:layer="layout" svg:width="0.163cm" svg:height="0.152cm" svg:x="6.171cm" svg:y="4.285cm" svg:viewBox="0 0 164 153" svg:d="M60 4c0-1 0-4-5-4-8 0-33 3-42 3-3 1-7 1-7 7 0 5 3 5 8 5 17 0 18 2 18 6 0 2-4 18-7 28-7 28-14 56-21 84-2 5-4 15-4 16 0 4 4 4 6 4s3 0 5 0c24-4 62-18 97-51 47-42 56-89 56-93 0-6-4-9-10-9-3 0-11 1-14 11-22 79-74 118-114 131 11-46 22-92 34-138z">
              <text:p/>
            </draw:path>
          </draw:g>
        </draw:g>
        <draw:line draw:style-name="gr28" draw:text-style-name="P1" draw:layer="layout" svg:x1="5.8cm" svg:y1="5.7cm" svg:x2="9cm" svg:y2="5.7cm">
          <text:p/>
        </draw:line>
        <draw:g draw:style-name="gr9">
          <svg:title>TexMaths</svg:title>
          <svg:desc>10§display§N \!=\! \nu n§svg§600§TRUE§</svg:desc>
          <draw:g>
            <draw:path draw:style-name="gr10" draw:text-style-name="P7" draw:layer="layout" svg:width="0.295cm" svg:height="0.237cm" svg:x="7.012cm" svg:y="5.742cm" svg:viewBox="0 0 296 238" svg:d="M252 37c3-14 10-25 38-26 1 0 6 0 6-7-2-1 0-4-5-4-12 0-24 1-35 1-12 0-25-1-36-1-2 0-7 0-7 7 0 4 4 4 7 4 20 0 24 8 24 15 0 1-1 7-1 8-14 51-27 103-40 154-26-60-51-121-77-181-3-7-3-7-12-7-16 0-31 0-47 0-7 0-10 0-10 7 0 4 3 4 10 4 2 0 24 0 24 3-16 62-31 125-47 187-4 14-10 25-38 26-2 0-6 1-6 7 0 3 2 4 5 4 11 0 23-1 35-1s24 1 36 1c2 0 6 0 6-7 0-3-3-4-7-4-20 0-23-8-23-15 0-3 0-4 1-8 16-61 31-123 47-184 1 2 1 3 3 6 29 68 58 137 87 205 3 6 4 7 7 7 4 0 4-1 6-7 16-65 32-129 49-194z">
              <text:p/>
            </draw:path>
            <draw:path draw:style-name="gr10" draw:text-style-name="P7" draw:layer="layout" svg:width="0.233cm" svg:height="0.081cm" svg:x="7.377cm" svg:y="5.853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0" draw:text-style-name="P7" draw:layer="layout" svg:width="0.165cm" svg:height="0.153cm" svg:x="7.687cm" svg:y="5.826cm" svg:viewBox="0 0 166 154" svg:d="M60 4c-1-1 0-4-4-4-8 0-34 3-43 4-3 0-7 1-7 7 0 4 3 4 9 4 17 0 17 3 17 6 0 2-4 19-6 28-7 28-15 57-22 85-1 5-4 15-4 16 0 4 4 4 6 4s3 0 5 0c24-4 63-18 99-50 46-43 56-91 56-94 0-6-4-10-10-10-3 0-11 2-14 12-23 79-76 118-116 131 11-46 23-93 34-139z">
              <text:p/>
            </draw:path>
            <draw:path draw:style-name="gr10" draw:text-style-name="P7" draw:layer="layout" svg:width="0.189cm" svg:height="0.157cm" svg:x="7.875cm" svg:y="5.826cm" svg:viewBox="0 0 190 158" svg:d="M20 133c-1 6-3 14-3 16 0 6 5 9 10 9s11-3 13-10c1-1 5-17 7-26 3-10 5-20 8-30 2-8 4-16 6-24 1-6 4-16 4-17 6-11 24-43 58-43 15 0 19 13 19 25 0 21-18 66-23 81-3 7-4 11-4 15 0 17 13 29 29 29 33 0 46-50 46-53s-3-3-4-3c-4 0-4 1-5 6-8 23-19 42-36 42-6 0-9-3-9-11 0-9 3-17 7-24 6-19 21-57 21-77 0-24-15-38-40-38-32 0-49 23-55 31-2-20-16-31-32-31-17 0-23 14-27 20-5 12-10 33-10 34 0 4 3 4 4 4 3 0 4-1 6-8 6-25 13-42 26-42 7 0 10 5 10 16 0 8-1 11-5 30-7 26-14 53-21 79z">
              <text:p/>
            </draw:path>
          </draw:g>
        </draw:g>
        <draw:custom-shape draw:style-name="gr29" draw:text-style-name="P1" draw:layer="layout" svg:width="3.2cm" svg:height="1.2cm" svg:x="9.4cm" svg:y="4.6cm">
          <text:p/>
          <draw:enhanced-geometry svg:viewBox="0 0 21600 21600" draw:type="rectangle" draw:enhanced-path="M 0 0 L 21600 0 21600 21600 0 21600 0 0 Z N"/>
        </draw:custom-shape>
        <draw:g draw:style-name="gr9">
          <svg:title>TexMaths</svg:title>
          <svg:desc>9§display§\bm{x}^0_0§svg§600§TRUE§</svg:desc>
          <draw:g>
            <draw:path draw:style-name="gr10" draw:text-style-name="P7" draw:layer="layout" svg:width="0.177cm" svg:height="0.143cm" svg:x="9.471cm" svg:y="4.766cm" svg:viewBox="0 0 178 144" svg:d="M156 16c-10 4-17 14-17 22 0 7 6 14 16 14 11 0 23-9 23-24 0-17-16-28-36-28-18 0-30 13-33 20-8-14-26-20-44-20-40 0-61 39-61 49 0 5 5 5 8 5s6 0 7-5c9-28 31-37 45-37 11 0 17 5 17 15 0 6-5 23-7 35-4 14-8 29-11 43-5 19-15 29-26 29-2 0-9 0-15-6 10-2 17-13 17-21 0-7-6-15-17-15-10 0-22 9-22 25 0 17 17 27 36 27 18 0 30-13 33-18 8 13 26 18 44 18 40 0 61-38 61-48 0-4-5-4-8-4s-5 0-7 3c-9 29-31 39-45 39-12 0-17-7-17-16 0-7 4-24 7-35 2-9 9-38 11-43 4-18 15-28 27-28 1 0 8 0 14 4z">
              <text:p/>
            </draw:path>
            <draw:path draw:style-name="gr10" draw:text-style-name="P7" draw:layer="layout" svg:width="0.101cm" svg:height="0.15cm" svg:x="9.678cm" svg:y="4.632cm" svg:viewBox="0 0 102 151" svg:d="M102 76c0-24-2-42-12-57-7-10-21-19-39-19-51 0-51 61-51 76 0 16 0 75 51 75s51-59 51-75zM51 144c-10 0-23-6-28-24-2-12-2-30-2-47 0-16 0-33 2-45 5-17 19-22 28-22 12 0 24 7 28 20 3 12 4 28 4 47 0 17 0 33-3 46-5 20-20 25-29 25z">
              <text:p/>
            </draw:path>
            <draw:path draw:style-name="gr10" draw:text-style-name="P7" draw:layer="layout" svg:width="0.101cm" svg:height="0.15cm" svg:x="9.678cm" svg:y="4.839cm" svg:viewBox="0 0 102 151" svg:d="M102 76c0-24-2-41-12-57-7-10-21-19-39-19-51 0-51 60-51 76s0 75 51 75 51-59 51-75zM51 144c-10 0-23-5-28-24-2-12-2-30-2-46 0-17 0-34 2-45 5-18 19-23 28-23 12 0 24 7 28 20 3 13 4 28 4 48 0 16 0 32-3 45-5 21-20 25-29 25z">
              <text:p/>
            </draw:path>
          </draw:g>
        </draw:g>
        <draw:g draw:style-name="gr9">
          <svg:title>TexMaths</svg:title>
          <svg:desc>9§display§\bm{x}^{r-1}_0§svg§600§TRUE§</svg:desc>
          <draw:g>
            <draw:path draw:style-name="gr10" draw:text-style-name="P7" draw:layer="layout" svg:width="0.178cm" svg:height="0.144cm" svg:x="9.471cm" svg:y="5.548cm" svg:viewBox="0 0 179 145" svg:d="M157 16c-11 4-17 15-17 22s6 14 15 14c12 0 24-9 24-24 0-16-17-28-36-28-18 0-30 13-34 20-8-14-25-20-43-20-41 0-62 39-62 49 0 5 5 5 8 5s6 0 7-5c9-28 31-37 45-37 11 0 17 5 17 15 0 6-4 23-7 35-4 14-7 29-10 43-6 19-16 29-27 29-2 0-9 0-15-5 10-3 17-14 17-22 0-6-6-15-17-15-10 0-22 9-22 26 0 16 17 27 36 27 18 0 30-14 34-19 7 13 25 19 43 19 40 0 61-39 61-49 0-4-4-4-7-4-4 0-6 0-8 3-9 29-31 39-44 39s-18-6-18-16c0-7 5-24 7-35 2-8 9-38 11-43 5-18 16-28 27-28 2 0 9 0 15 4z">
              <text:p/>
            </draw:path>
            <draw:path draw:style-name="gr10" draw:text-style-name="P7" draw:layer="layout" svg:width="0.102cm" svg:height="0.098cm" svg:x="9.677cm" svg:y="5.459cm" svg:viewBox="0 0 103 99" svg:d="M42 52c0-1 5-21 6-21 0-2 7-14 13-19 3-2 9-6 18-6 3 0 8 0 13 3-8 2-10 8-10 12 0 5 4 9 9 9s12-5 12-14c0-12-12-16-23-16-12 0-22 4-31 15-5-13-18-15-23-15-8 0-14 4-18 11-4 9-8 21-8 22 0 3 4 3 4 3 3 0 3 0 5-6 4-14 7-24 16-24 6 0 7 5 7 11 0 4-1 12-3 18s-4 15-5 20c-2 9-5 18-7 28-1 3-2 6-3 9 0 5 5 7 8 7s8-2 9-7c1 0 3-10 5-16 2-8 4-16 6-24z">
              <text:p/>
            </draw:path>
            <draw:path draw:style-name="gr10" draw:text-style-name="P7" draw:layer="layout" svg:width="0.148cm" svg:height="0.01cm" svg:x="9.814cm" svg:y="5.495cm" svg:viewBox="0 0 149 11" svg:d="M140 11c4 0 9 0 9-5 0-6-5-6-9-6-44 0-87 0-131 0-4 0-9 0-9 5 0 6 5 6 9 6 44 0 87 0 131 0z">
              <text:p/>
            </draw:path>
            <draw:path draw:style-name="gr10" draw:text-style-name="P7" draw:layer="layout" svg:width="0.079cm" svg:height="0.145cm" svg:x="10.012cm" svg:y="5.41cm" svg:viewBox="0 0 80 146" svg:d="M49 6c0-6 0-6-6-6-14 13-34 14-43 14 0 3 0 6 0 8 5 0 20 0 31-6 0 38 0 75 0 112 0 8 0 10-21 10-3 0-6 0-9 0 0 3 0 6 0 8 4 0 31-1 39-1s35 1 40 1c0-2 0-5 0-8-3 0-5 0-8 0-23 0-23-2-23-10 0-40 0-81 0-122z">
              <text:p/>
            </draw:path>
            <draw:path draw:style-name="gr10" draw:text-style-name="P7" draw:layer="layout" svg:width="0.101cm" svg:height="0.15cm" svg:x="9.679cm" svg:y="5.628cm" svg:viewBox="0 0 102 151" svg:d="M102 76c0-24-3-41-13-57-7-10-21-19-38-19-51 0-51 60-51 76s0 75 51 75 51-59 51-75zM51 145c-11 0-24-6-29-25-2-12-2-30-2-46 0-17 0-34 3-45 5-18 19-23 28-23 12 0 24 7 27 20 4 13 4 28 4 48 0 16 0 32-3 45-4 21-20 26-28 26z">
              <text:p/>
            </draw:path>
          </draw:g>
        </draw:g>
        <draw:line draw:style-name="gr30" draw:text-style-name="P1" draw:layer="layout" svg:x1="10.2cm" svg:y1="4.6cm" svg:x2="10.2cm" svg:y2="5.8cm">
          <text:p/>
        </draw:line>
        <draw:line draw:style-name="gr30" draw:text-style-name="P1" draw:layer="layout" svg:x1="11.8cm" svg:y1="4.6cm" svg:x2="11.8cm" svg:y2="5.8cm">
          <text:p/>
        </draw:line>
        <draw:g draw:style-name="gr9">
          <svg:title>TexMaths</svg:title>
          <svg:desc>8§display§\vdots§svg§600§TRUE§</svg:desc>
          <draw:g>
            <draw:path draw:style-name="gr10" draw:text-style-name="P7" draw:layer="layout" svg:width="0.027cm" svg:height="0.029cm" svg:x="10.638cm" svg:y="5.072cm" svg:viewBox="0 0 28 30" svg:d="M28 15c0-9-6-15-14-15s-14 7-14 15c0 9 6 15 14 15s14-7 14-15z">
              <text:p/>
            </draw:path>
            <draw:path draw:style-name="gr10" draw:text-style-name="P7" draw:layer="layout" svg:width="0.027cm" svg:height="0.029cm" svg:x="10.638cm" svg:y="5.184cm" svg:viewBox="0 0 28 30" svg:d="M28 15c0-9-6-15-14-15s-14 7-14 15c0 9 6 15 14 15s14-7 14-15z">
              <text:p/>
            </draw:path>
            <draw:path draw:style-name="gr10" draw:text-style-name="P7" draw:layer="layout" svg:width="0.027cm" svg:height="0.029cm" svg:x="10.638cm" svg:y="5.295cm" svg:viewBox="0 0 28 30" svg:d="M28 14c0-8-6-14-14-14s-14 6-14 14c0 9 6 16 14 16s14-7 14-16z">
              <text:p/>
            </draw:path>
          </draw:g>
        </draw:g>
        <draw:line draw:style-name="gr28" draw:text-style-name="P1" draw:layer="layout" svg:x1="9.4cm" svg:y1="4.5cm" svg:x2="12.6cm" svg:y2="4.5cm">
          <text:p/>
        </draw:line>
        <draw:g draw:style-name="gr9">
          <svg:title>TexMaths</svg:title>
          <svg:desc>10§display§N§svg§600§TRUE§</svg:desc>
          <draw:g>
            <draw:path draw:style-name="gr10" draw:text-style-name="P7" draw:layer="layout" svg:width="0.293cm" svg:height="0.237cm" svg:x="10.806cm" svg:y="4.243cm" svg:viewBox="0 0 294 238" svg:d="M250 37c4-14 10-25 38-26 2 0 6-1 6-7 0-1 0-4-5-4-11 0-23 1-35 1s-24-1-36-1c-2 0-6 0-6 7 0 4 4 4 6 4 20 0 24 8 24 15 0 1-1 7-1 8-13 51-26 103-39 154-26-60-52-121-77-181-2-7-3-7-11-7-16 0-32 0-47 0-7 0-10 0-10 7 0 4 3 4 10 4 2 0 24 0 24 3-16 62-32 125-47 187-4 14-10 25-38 26-2 0-6 1-6 7 0 3 2 4 5 4 11 0 23-1 35-1s24 1 36 1c1 0 6 0 6-7 0-3-3-4-7-4-20-1-23-8-23-15 0-3 0-4 1-8 15-61 31-123 47-184 1 2 1 3 3 6 29 68 57 137 86 205 2 6 3 7 7 7 3 0 3-1 5-7 17-65 33-129 49-194z">
              <text:p/>
            </draw:path>
          </draw:g>
        </draw:g>
        <draw:custom-shape draw:style-name="gr31" draw:text-style-name="P1" draw:layer="layout" svg:width="3.4cm" svg:height="2cm" svg:x="2.1cm" svg:y="4.1cm">
          <text:p/>
          <draw:enhanced-geometry svg:viewBox="0 0 21600 21600" draw:path-stretchpoint-x="10800" draw:path-stretchpoint-y="10800" draw:text-areas="?f3 ?f4 ?f5 ?f6" draw:type="round-rectangle" draw:modifiers="2314.71404775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3.4cm" svg:height="1.999cm" svg:x="5.7cm" svg:y="4.101cm">
          <text:p/>
          <draw:enhanced-geometry svg:viewBox="0 0 21600 21600" draw:path-stretchpoint-x="10800" draw:path-stretchpoint-y="10800" draw:text-areas="?f3 ?f4 ?f5 ?f6" draw:type="round-rectangle" draw:modifiers="2314.71404775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" draw:layer="layout" svg:width="3.4cm" svg:height="1.998cm" svg:x="9.3cm" svg:y="4.102cm">
          <text:p/>
          <draw:enhanced-geometry svg:viewBox="0 0 21600 21600" draw:path-stretchpoint-x="10800" draw:path-stretchpoint-y="10800" draw:text-areas="?f3 ?f4 ?f5 ?f6" draw:type="round-rectangle" draw:modifiers="2314.71404775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4" draw:text-style-name="P1" draw:layer="layout" svg:x1="4.8cm" svg:y1="2cm" svg:x2="4.8cm" svg:y2="4.1cm">
          <text:p/>
        </draw:line>
        <draw:line draw:style-name="gr34" draw:text-style-name="P1" draw:layer="layout" svg:x1="8.4cm" svg:y1="2.2cm" svg:x2="8.401cm" svg:y2="4.1cm">
          <text:p/>
        </draw:line>
        <draw:line draw:style-name="gr34" draw:text-style-name="P1" draw:layer="layout" svg:x1="11.701cm" svg:y1="2.2cm" svg:x2="11.702cm" svg:y2="4.1cm">
          <text:p/>
        </draw:line>
        <draw:g draw:style-name="gr9">
          <svg:title>TexMaths</svg:title>
          <svg:desc>10§display§j \!\in\! [r]§svg§600§TRUE§</svg:desc>
          <draw:g>
            <draw:path draw:style-name="gr10" draw:text-style-name="P7" draw:layer="layout" svg:width="0.143cm" svg:height="0.301cm" svg:x="10.713cm" svg:y="2.307cm" svg:viewBox="0 0 144 302" svg:d="M144 13c0-7-5-13-13-13s-19 8-19 19c0 7 5 12 13 12 9 0 19-9 19-18zM73 248c-6 27-23 47-43 47-2 0-7 0-13-4 10-2 15-11 15-18 0-6-4-12-13-12s-19 7-19 20c0 14 14 21 31 21 24 0 57-18 66-53 11-42 21-85 32-127 2-7 2-12 2-13 0-20-15-32-32-32-36 0-56 51-56 54s3 3 4 3c3 0 4 0 6-7 9-21 25-43 45-43 5 0 11 2 11 17 0 8-1 11-3 17-11 43-22 87-33 130z">
              <text:p/>
            </draw:path>
            <draw:path draw:style-name="gr10" draw:text-style-name="P7" draw:layer="layout" svg:width="0.175cm" svg:height="0.201cm" svg:x="10.95cm" svg:y="2.349cm" svg:viewBox="0 0 176 202" svg:d="M164 109c6 0 12 0 12-7s-6-7-12-7c-50 0-99 0-149 0 4-47 44-80 94-80 18 0 36 0 55 0 6 0 12-1 12-8s-6-7-12-7c-19 0-37 0-56 0-60 0-108 46-108 102s48 100 108 100c19 0 37 0 56 0 6 0 12 0 12-7s-6-6-12-6c-19 0-37 0-55 0-50 0-90-33-94-80 50 0 99 0 149 0z">
              <text:p/>
            </draw:path>
            <draw:path draw:style-name="gr10" draw:text-style-name="P7" draw:layer="layout" svg:width="0.047cm" svg:height="0.348cm" svg:x="11.235cm" svg:y="2.276cm" svg:viewBox="0 0 48 349" svg:d="M48 349c0-5 0-9 0-14-11 0-23 0-34 0 0-107 0-214 0-321 11 0 23 0 34 0 0-5 0-9 0-14-16 0-32 0-48 0 0 116 0 233 0 349 16 0 32 0 48 0z">
              <text:p/>
            </draw:path>
            <draw:path draw:style-name="gr10" draw:text-style-name="P7" draw:layer="layout" svg:width="0.142cm" svg:height="0.157cm" svg:x="11.301cm" svg:y="2.384cm" svg:viewBox="0 0 143 158" svg:d="M21 134c-1 5-3 13-3 15 0 6 5 9 10 9 4 0 10-2 13-9 1-2 13-49 14-56 3-11 9-36 11-45 2-5 11-21 20-29 3-2 13-12 28-12 9 0 14 5 15 5-11 1-19 10-19 19 0 6 4 12 14 12 9 0 19-8 19-20 0-13-11-23-29-23-23 0-38 17-45 27-3-16-15-27-32-27-16 0-23 13-26 20-6 12-11 33-11 34 0 3 3 2 4 3 4 0 4 0 6-8 6-25 13-42 26-42 6 0 11 3 11 17 0 7-1 11-6 29-7 27-13 54-20 81z">
              <text:p/>
            </draw:path>
            <draw:path draw:style-name="gr10" draw:text-style-name="P7" draw:layer="layout" svg:width="0.047cm" svg:height="0.348cm" svg:x="11.467cm" svg:y="2.276cm" svg:viewBox="0 0 48 349" svg:d="M48 0c-16 0-32 0-48 0 0 5 0 9 0 14 11 0 23 0 34 0 0 107 0 214 0 321-11 0-23 0-34 0 0 5 0 9 0 14 16 0 32 0 48 0 0-116 0-233 0-349z">
              <text:p/>
            </draw:path>
          </draw:g>
        </draw:g>
        <draw:g draw:style-name="gr9">
          <svg:title>TexMaths</svg:title>
          <svg:desc>10§display§f_{\rm e}^{\rm a}: \mathbb{B}^{k_{\rm a}n} \to \mathcal{B}^{n}§svg§600§TRUE§</svg:desc>
          <draw:g>
            <draw:path draw:style-name="gr10" draw:text-style-name="P7" draw:layer="layout" svg:width="0.175cm" svg:height="0.318cm" svg:x="12.587cm" svg:y="7.807cm" svg:viewBox="0 0 176 319" svg:d="M111 107c10 0 20 0 30 0 7 0 10 0 10-7 0-4-3-4-9-4-10 0-19 0-29 0 2-14 5-27 7-40 1-7 6-32 8-36 4-7 10-12 17-12 1 0 11 0 17 6-15 2-19 14-19 19 0 8 7 12 13 12 9 0 20-7 20-21 0-16-17-24-31-24-12 0-34 6-45 41-2 8-3 11-11 55-8 0-16 0-24 0-7 0-11 0-11 7 0 4 3 4 10 4 8 0 15 0 23 0-9 46-17 92-26 138-7 34-13 66-31 66-1 0-10 0-17-7 16-1 20-13 20-18 0-9-7-13-13-13-10 0-20 8-20 21 0 16 16 25 30 25 19 0 33-21 40-35 11-22 19-64 19-67 7-36 15-73 22-110z">
              <text:p/>
            </draw:path>
            <draw:path draw:style-name="gr10" draw:text-style-name="P7" draw:layer="layout" svg:width="0.122cm" svg:height="0.111cm" svg:x="12.792cm" svg:y="7.8cm" svg:viewBox="0 0 123 112" svg:d="M96 44c0-13 0-22-11-32-10-8-22-12-37-12-23 0-39 9-39 24 0 8 5 12 11 12 7 0 12-5 12-12 0-4-2-9-9-11 9-6 23-6 25-6 14 0 29 9 29 30 0 2 0 5 0 7-14 1-30 2-48 8-22 8-29 22-29 33 0 21 26 27 43 27 20 0 31-11 36-20 1 10 8 19 19 19 1 0 25 0 25-23 0-5 0-10 0-14-3 0-6 0-9 0 0 4 0 8 0 13 0 3 0 15-9 15s-9-12-9-15c0-15 0-29 0-43zM77 75c0 24-21 30-32 30-13 0-24-8-24-20 0-14 11-33 56-34 0 8 0 16 0 24z">
              <text:p/>
            </draw:path>
            <draw:path draw:style-name="gr10" draw:text-style-name="P7" draw:layer="layout" svg:width="0.105cm" svg:height="0.111cm" svg:x="12.75cm" svg:y="8.031cm" svg:viewBox="0 0 106 112" svg:d="M99 53c5 0 7 0 7-5 0-22-12-48-49-48-32 0-57 25-57 56s28 56 60 56c33 0 46-27 46-32 0-1-1-4-4-4-4 0-4 2-5 4-7 20-26 24-35 24-12 0-23-5-30-15-9-11-9-26-9-36 25 0 51 0 76 0zM23 47c3-35 25-40 34-40 30 0 31 34 32 40-22 0-44 0-66 0z">
              <text:p/>
            </draw:path>
            <draw:path draw:style-name="gr10" draw:text-style-name="P7" draw:layer="layout" svg:width="0.036cm" svg:height="0.151cm" svg:x="13.064cm" svg:y="7.903cm" svg:viewBox="0 0 37 152" svg:d="M37 19c0-10-8-19-18-19-11 0-19 9-19 19s8 19 19 19c10 0 18-9 18-19zM37 133c0-10-8-19-18-19-11 0-19 9-19 19s8 19 19 19c10 0 18-9 18-19z">
              <text:p/>
            </draw:path>
            <draw:path draw:style-name="gr10" draw:text-style-name="P7" draw:layer="layout" svg:width="0.214cm" svg:height="0.239cm" svg:x="13.232cm" svg:y="7.814cm" svg:viewBox="0 0 215 240" svg:d="M46 32c0-4 0-13-3-20 13 0 25 0 38 0-4 6-4 13-4 18 0 60 0 120 0 180 0 6 0 12 4 17-13 0-25 0-38 0 3-6 3-14 3-18 0-59 0-118 0-177zM142 106c11-11 14-29 14-44 0-25-8-40-16-48 24 3 49 11 49 46 0 23-24 41-47 46zM89 31c0-7 0-10 5-14 1-1 7-5 15-5 15 0 35 13 35 50 0 39-20 47-55 48 0-27 0-53 0-79zM163 112c19-10 39-28 39-52 0-49-41-60-84-60-35 0-71 0-106 0-6 0-12 0-12 7 0 5 6 5 12 5 21 0 22 4 22 21 0 58 0 116 0 175 0 16-2 19-24 19-4 0-10 0-10 6 0 7 6 7 12 7 35 0 69 0 104 0 44 0 99-17 99-65 0-37-27-56-52-63zM89 209c0-29 0-58 0-87 28 0 40 0 51 8 14 11 15 34 15 45 0 14-1 52-45 52-21 0-21-11-21-18zM151 223c13-14 16-32 16-48 0-24-5-43-19-54 32 5 55 23 55 54 0 27-21 41-52 48z">
              <text:p/>
            </draw:path>
            <draw:path draw:style-name="gr10" draw:text-style-name="P7" draw:layer="layout" svg:width="0.12cm" svg:height="0.172cm" svg:x="13.482cm" svg:y="7.739cm" svg:viewBox="0 0 121 173" svg:d="M58 8c0-1 1-3 1-4 0-2-1-4-4-4-5 0-25 2-31 3-2 0-6 0-6 5 0 4 4 4 7 4 11 0 11 1 11 3s0 4-1 6c-11 46-23 92-34 139-1 4-1 3-1 5 0 4 3 8 8 8 7 0 10-5 11-10 1-1 11-44 12-48 18 2 32 8 32 20 0 2 0 3-1 5-1 4-1 5-1 8 0 17 15 25 26 25 24 0 21-25 32-37 0-4-3-3-4-4-4 0-4 2-5 6-3 11-10 28-22 28-7 0-8-6-8-13 0-4 0-4 1-11 0-3 1-4 1-7 0-22-29-25-40-26 8-5 17-13 21-16 12-12 25-24 38-24 3 0 7 1 9 3-11 2-13 11-13 14 0 6 4 9 10 9s14-5 14-15c0-9-6-18-19-18-14 0-27 10-40 22-10 10-18 17-28 22 8-33 16-65 24-98z">
              <text:p/>
            </draw:path>
            <draw:path draw:style-name="gr10" draw:text-style-name="P7" draw:layer="layout" svg:width="0.098cm" svg:height="0.08cm" svg:x="13.627cm" svg:y="7.866cm" svg:viewBox="0 0 99 81" svg:d="M77 27c0-17-17-27-39-27-11 0-31 1-31 16 0 6 5 9 9 9 5 0 9-3 9-9 0-4-2-7-4-8 6-2 15-2 17-2 14 0 24 8 24 21 0 1 0 3 0 4-17 1-27 2-40 7-12 4-22 11-22 22 0 17 20 21 34 21s24-6 30-15c1 6 5 14 14 14 1 0 21 0 21-17 0-3 0-7 0-10-3 0-5 0-8 0 0 3 0 7 0 10 0 1 0 9-7 9s-7-8-7-9c0-12 0-24 0-36zM62 54c0 19-21 21-26 21-10 0-20-6-20-15 0-5 4-22 46-23 0 6 0 11 0 17z">
              <text:p/>
            </draw:path>
            <draw:path draw:style-name="gr10" draw:text-style-name="P7" draw:layer="layout" svg:width="0.149cm" svg:height="0.11cm" svg:x="13.76cm" svg:y="7.801cm" svg:viewBox="0 0 150 111" svg:d="M19 93c-1 3-2 6-3 10 0 6 5 8 9 8s8-3 9-5 3-10 5-15c1-5 3-16 5-23 1-5 3-10 4-16 3-10 3-12 10-22s19-23 37-23c15 0 15 13 15 17 0 15-11 42-15 53-2 7-3 9-3 13 0 13 11 21 23 21 25 0 35-34 35-37 0-4-2-3-3-4-4 0-4 2-5 5-6 19-16 29-26 29-5 0-6-3-6-8 0-6 1-9 5-20 3-8 13-34 13-48 0-23-19-28-32-28-20 0-34 13-41 23-2-17-16-23-27-23-10 0-16 8-19 14-5 9-9 23-9 24 0 3 3 2 4 3 4 0 4-1 6-7 3-15 8-27 18-27 6 0 8 6 8 12 0 5-2 14-4 21-2 6-4 16-5 22-3 10-5 20-8 31z">
              <text:p/>
            </draw:path>
            <draw:path draw:style-name="gr10" draw:text-style-name="P7" draw:layer="layout" svg:width="0.311cm" svg:height="0.182cm" svg:x="14.057cm" svg:y="7.875cm" svg:viewBox="0 0 312 183" svg:d="M274 99c-20 15-29 29-32 34-16 24-13 30-19 46 0 4 5 4 7 4 6 0 7 0 8-7 8-34 29-63 69-80 4-1 5-2 5-4 0-3-2-4-3-4-15-6-58-24-71-82-1-5-2-6-8-6-2 0-7 0-7 4 0 1 3 23 18 47 7 10 17 23 33 34-87 0-175 0-262 0-6 0-12 0-12 7s6 7 12 7c87 0 175 0 262 0z">
              <text:p/>
            </draw:path>
            <draw:path draw:style-name="gr10" draw:text-style-name="P7" draw:layer="layout" svg:width="0.222cm" svg:height="0.253cm" svg:x="14.497cm" svg:y="7.807cm" svg:viewBox="0 0 223 254" svg:d="M88 9c1-4 1-4 1-5 0-3-1-4-4-4-4 0-15 5-22 9-16 8-29 15-29 21 0 2 2 2 4 2 4 0 13-5 20-8-5 34-13 79-19 110-13 59-20 81-37 114-2 3-2 3-2 4 0 2 3 2 4 2 5 0 20-6 26-16 4-8 17-33 28-73 8-30 21-76 46-113 16-22 31-33 53-33 19 0 36 12 36 31 0 31-33 42-70 54-4 2-28 10-28 19 0 2 2 2 3 2 2 0 10-1 17-1 36 0 65 21 65 54 0 43-38 57-70 57-27 0-40-15-44-19-2-1-2-2-5-2-8 0-26 10-26 16 0 1 14 24 52 24 50 0 122-35 122-90 0-30-19-52-55-59 28-11 69-37 69-70 0-20-17-35-43-35-12 0-57 3-99 56 2-16 5-31 7-47z">
              <text:p/>
            </draw:path>
            <draw:path draw:style-name="gr10" draw:text-style-name="P7" draw:layer="layout" svg:width="0.15cm" svg:height="0.11cm" svg:x="14.739cm" svg:y="7.801cm" svg:viewBox="0 0 151 111" svg:d="M19 93c-1 3-2 6-3 10 0 6 5 8 9 8s7-3 9-5 4-10 5-15 4-16 5-23c2-5 3-10 4-16 3-10 4-12 11-22s18-23 37-23c14 0 14 13 14 17 0 15-10 42-14 53-3 7-4 9-4 13 0 13 11 21 23 21 25 0 36-34 36-37 0-4-3-4-4-4-4 0-4 2-5 5-5 19-16 29-26 29-5 0-6-3-6-8 0-6 1-9 6-20 3-8 13-34 13-48 0-23-19-28-32-28-21 0-35 13-42 23-2-17-16-23-26-23-11 0-16 8-20 14-5 9-9 23-9 24 0 3 4 3 5 3 3 0 3-1 5-7 4-15 8-27 18-27 6 0 8 6 8 12 0 5-3 14-4 21-2 6-4 16-5 22-3 10-5 20-8 31z">
              <text:p/>
            </draw:path>
          </draw:g>
        </draw:g>
        <draw:g draw:style-name="gr9">
          <svg:title>TexMaths</svg:title>
          <svg:desc>10§display§f_{\rm e}^i: \mathbb{B}^{k_{\rm b}} \to \Phi_i
\ 
(i \!\in\! \mathbb{B})§svg§600§TRUE§</svg:desc>
          <draw:g>
            <draw:path draw:style-name="gr10" draw:text-style-name="P7" draw:layer="layout" svg:width="0.175cm" svg:height="0.318cm" svg:x="12.587cm" svg:y="8.307cm" svg:viewBox="0 0 176 319" svg:d="M111 107c10 0 20 0 30 0 7 0 10 0 10-7 0-4-3-4-9-4-10 0-19 0-29 0 2-14 5-27 7-40 1-7 6-32 8-36 4-7 10-12 17-12 1 0 11 0 17 6-15 2-19 14-19 19 0 8 7 12 13 12 9 0 20-7 20-21 0-16-17-24-31-24-12 0-34 6-45 41-2 8-3 11-11 55-8 0-16 0-24 0-7 0-11 0-11 7 0 4 3 4 10 4 8 0 15 0 23 0-9 46-17 92-26 138-7 34-13 66-31 66-1 0-10 0-17-7 16-1 20-13 20-18 0-9-7-13-13-13-10 0-20 8-20 21 0 16 16 25 30 25 19 0 33-21 40-35 11-22 19-64 19-67 7-36 15-73 22-110z">
              <text:p/>
            </draw:path>
            <draw:path draw:style-name="gr10" draw:text-style-name="P7" draw:layer="layout" svg:width="0.074cm" svg:height="0.164cm" svg:x="12.79cm" svg:y="8.247cm" svg:viewBox="0 0 75 165" svg:d="M68 9c0-4-3-9-10-9-6 0-13 6-13 13 0 5 3 10 9 10 7 0 14-7 14-14zM18 134c-1 3-2 6-2 10 0 12 10 21 23 21 25 0 36-34 36-37 0-4-3-3-4-4-4 0-4 2-5 5-6 19-17 29-26 29-5 0-6-3-6-8 0-6 1-11 4-16 2-7 5-13 7-20 3-6 12-28 13-31 0-2 1-5 1-8 0-11-10-21-23-21-25 0-36 34-36 38 0 3 3 3 4 3 4 0 4-1 5-4 6-21 17-30 26-30 4 0 6 2 6 9 0 5-1 9-8 24-5 13-10 26-15 40z">
              <text:p/>
            </draw:path>
            <draw:path draw:style-name="gr10" draw:text-style-name="P7" draw:layer="layout" svg:width="0.105cm" svg:height="0.111cm" svg:x="12.75cm" svg:y="8.531cm" svg:viewBox="0 0 106 112" svg:d="M99 53c5 0 7 0 7-5 0-22-12-48-49-48-32 0-57 25-57 56s28 56 60 56c33 0 46-27 46-32 0-1-1-4-4-4-4 0-4 2-5 4-8 20-26 24-35 24-12 0-23-5-30-15-9-11-9-26-9-36 25 0 51 0 76 0zM23 47c3-35 25-40 34-40 30 0 31 34 31 40-22 0-43 0-65 0z">
              <text:p/>
            </draw:path>
            <draw:path draw:style-name="gr10" draw:text-style-name="P7" draw:layer="layout" svg:width="0.036cm" svg:height="0.151cm" svg:x="13.023cm" svg:y="8.403cm" svg:viewBox="0 0 37 152" svg:d="M37 19c0-10-8-19-18-19s-19 9-19 19 9 19 19 19 18-9 18-19zM37 133c0-10-8-19-18-19s-19 9-19 19 9 19 19 19 18-9 18-19z">
              <text:p/>
            </draw:path>
            <draw:path draw:style-name="gr10" draw:text-style-name="P7" draw:layer="layout" svg:width="0.214cm" svg:height="0.239cm" svg:x="13.191cm" svg:y="8.314cm" svg:viewBox="0 0 215 240" svg:d="M46 32c0-4 0-13-3-20 13 0 26 0 39 0-5 6-5 13-5 18 0 60 0 120 0 180 0 6 0 12 5 17-13 0-26 0-39 0 3-6 3-14 3-18 0-59 0-118 0-177zM142 106c12-11 14-29 14-44 0-25-7-40-15-48 24 3 49 11 49 46 0 23-25 41-48 46zM89 31c0-7 0-10 5-14 2-1 7-5 15-5 16 0 35 13 35 50 0 39-20 47-55 48 0-27 0-53 0-79zM163 112c20-10 39-28 39-52 0-49-40-60-83-60-36 0-71 0-107 0-6 0-12 0-12 7 0 5 6 5 12 5 21 0 22 4 22 21 0 58 0 116 0 175 0 16-1 19-23 19-4 0-11 0-11 6 0 7 6 7 12 7 35 0 70 0 105 0 43 0 98-17 98-65 0-37-26-56-52-63zM89 209c0-29 0-58 0-87 28 0 40 0 51 8 14 11 15 34 15 45 0 14-1 52-45 52-21 0-21-11-21-18zM152 223c13-14 15-32 15-48 0-24-5-43-19-54 32 5 55 23 55 54 0 27-21 41-51 48z">
              <text:p/>
            </draw:path>
            <draw:path draw:style-name="gr10" draw:text-style-name="P7" draw:layer="layout" svg:width="0.12cm" svg:height="0.172cm" svg:x="13.441cm" svg:y="8.239cm" svg:viewBox="0 0 121 173" svg:d="M58 8c1-1 1-3 1-4 0-2-1-4-4-4-4 0-25 2-31 3-2 0-5 0-5 5 0 4 3 4 6 4 12 0 12 1 12 3s-1 4-1 6c-12 46-23 92-35 139-1 4-1 3-1 5 0 4 3 8 8 8 7 0 10-5 12-10 0-1 11-44 12-48 17 2 31 8 31 20 0 2 0 3 0 5-1 4-1 5-1 8 0 17 14 25 26 25 24 0 21-25 31-37 0-4-3-4-4-4-3 0-4 2-5 6-3 11-10 28-22 28-6 0-8-6-8-13 0-4 0-4 1-11 1 0 1-4 1-7 0-22-29-25-39-26 7-5 16-13 20-16 13-12 25-24 39-24 3 0 6 1 8 3-11 2-13 11-13 14 0 6 4 9 10 9s14-5 14-15c0-9-6-18-19-18-14 0-27 10-39 22-11 10-19 17-29 22 8-33 16-65 24-98z">
              <text:p/>
            </draw:path>
            <draw:path draw:style-name="gr10" draw:text-style-name="P7" draw:layer="layout" svg:width="0.105cm" svg:height="0.123cm" svg:x="13.585cm" svg:y="8.325cm" svg:viewBox="0 0 106 124" svg:d="M30 0c-10 1-20 1-30 2 0 3 0 5 0 8 13 0 15 1 15 10 0 34 0 68 0 102 2 0 5 0 7 0 1-2 3-5 4-7 1-1 1-2 2-3 8 8 18 12 29 12 27 0 49-18 49-40 0-21-20-40-46-40-10 0-21 3-30 10 0-18 0-36 0-54zM30 63c6-8 18-13 28-13 21 0 30 15 30 34 0 10-2 19-9 26-6 5-14 8-23 8-12 0-21-7-26-15 0-14 0-27 0-40z">
              <text:p/>
            </draw:path>
            <draw:path draw:style-name="gr10" draw:text-style-name="P7" draw:layer="layout" svg:width="0.311cm" svg:height="0.182cm" svg:x="13.856cm" svg:y="8.375cm" svg:viewBox="0 0 312 183" svg:d="M273 99c-19 15-29 29-31 34-16 24-13 30-19 46 0 4 4 4 7 4 6 0 6 0 8-7 8-34 29-63 68-80 5-1 6-2 6-4 0-3-2-3-3-4-16-6-58-24-72-82-1-5-1-6-7-6-3 0-7 0-7 4 0 1 3 23 18 47 7 10 17 23 32 34-87 0-174 0-261 0-6 0-12 0-12 7s6 7 12 7c87 0 174 0 261 0z">
              <text:p/>
            </draw:path>
            <draw:path draw:style-name="gr10" draw:text-style-name="P7" draw:layer="layout" svg:width="0.213cm" svg:height="0.238cm" svg:x="14.304cm" svg:y="8.315cm" svg:viewBox="0 0 214 239" svg:d="M120 192c55-4 94-37 94-72 0-37-40-69-94-73 0-6 0-13 0-19 0-12 0-17 34-17 4 0 7 0 11 0 0-4 0-7 0-11-12 1-45 1-59 1s-47 0-60-1c0 4 0 7 0 11 4 0 8 0 12 0 33 0 33 4 33 17 0 6 0 13 0 19-54 6-91 38-91 73 0 36 39 67 91 72 0 6 0 13 0 20 0 11 0 16-33 16-4 0-8 0-12 0 0 4 0 8 0 11 13-1 45-1 60-1 14 0 47 0 59 1 0-3 0-7 0-11-4 0-7 0-11 0-34 0-34-5-34-16 0-7 0-14 0-20zM91 184c-50-7-56-42-56-64 0-18 4-58 56-65 0 43 0 86 0 129zM120 55c49 6 59 38 59 65 0 21-6 58-59 64 0-43 0-86 0-129z">
              <text:p/>
            </draw:path>
            <draw:path draw:style-name="gr10" draw:text-style-name="P7" draw:layer="layout" svg:width="0.073cm" svg:height="0.165cm" svg:x="14.55cm" svg:y="8.443cm" svg:viewBox="0 0 74 166" svg:d="M68 10c0-4-3-10-10-10s-14 7-14 14c0 4 3 9 10 9s14-7 14-13zM17 134c-1 4-2 7-2 11 0 11 10 21 24 21 24 0 35-34 35-38 0-3-3-3-4-3-3 0-4 1-5 4-5 20-16 30-26 30-5 0-6-3-6-9 0-5 2-10 4-16 3-6 5-13 8-19 2-6 11-28 12-31s2-6 2-8c0-12-10-21-24-21-24 0-35 33-35 37s3 4 4 4c3 0 3-2 4-4 7-21 17-30 26-30 4 0 7 2 7 8s-2 10-8 25c-5 13-11 26-16 39z">
              <text:p/>
            </draw:path>
            <draw:path draw:style-name="gr10" draw:text-style-name="P7" draw:layer="layout" svg:width="0.08cm" svg:height="0.349cm" svg:x="14.807cm" svg:y="8.291cm" svg:viewBox="0 0 81 350" svg:d="M81 347c0-1 0-2-6-8-44-44-55-110-55-163 0-61 14-122 57-166 4-4 4-5 4-6 0-3-1-4-3-4-4 0-35 24-56 69-18 38-22 77-22 107 0 27 4 69 23 108 21 44 51 66 55 66 2 0 3-1 3-3z">
              <text:p/>
            </draw:path>
            <draw:path draw:style-name="gr10" draw:text-style-name="P7" draw:layer="layout" svg:width="0.092cm" svg:height="0.233cm" svg:x="14.919cm" svg:y="8.323cm" svg:viewBox="0 0 93 234" svg:d="M89 12c0-7-4-12-13-12s-19 9-19 18c0 7 5 13 14 13 8 0 18-8 18-19zM63 144c4-10 4-11 7-20 3-7 5-12 5-19 0-16-11-29-29-29-33 0-46 51-46 55 0 3 3 3 4 3 4 0 4-1 6-6 9-33 23-44 35-44 3 0 9 0 9 11 0 8-3 15-4 19-3 9-19 50-24 65-4 9-8 20-8 28 0 15 12 27 29 27 33 0 46-49 46-53 0-3-4-3-5-3-3 0-3 1-5 6-6 22-18 43-36 43-6 0-8-4-8-11 0-9 2-14 10-35 5-13 9-25 14-37z">
              <text:p/>
            </draw:path>
            <draw:path draw:style-name="gr10" draw:text-style-name="P7" draw:layer="layout" svg:width="0.175cm" svg:height="0.203cm" svg:x="15.098cm" svg:y="8.365cm" svg:viewBox="0 0 176 204" svg:d="M163 109c6 0 13 0 13-7s-7-7-13-7c-50 0-99 0-149 0 5-47 45-81 94-81 18 0 37 0 55 0 6 0 13 0 13-7s-7-7-13-7c-18 0-37 0-55 0-60 0-108 46-108 102s48 102 108 102c18 0 37 0 55 0 6 0 13 0 13-7s-7-7-13-7c-18 0-37 0-55 0-49 0-89-34-94-81 50 0 99 0 149 0z">
              <text:p/>
            </draw:path>
            <draw:path draw:style-name="gr10" draw:text-style-name="P7" draw:layer="layout" svg:width="0.214cm" svg:height="0.239cm" svg:x="15.345cm" svg:y="8.314cm" svg:viewBox="0 0 215 240" svg:d="M46 32c0-4 0-13-3-20 13 0 25 0 38 0-4 6-4 13-4 18 0 60 0 120 0 180 0 6 0 12 4 17-13 0-25 0-38 0 3-6 3-14 3-18 0-59 0-118 0-177zM142 106c11-11 14-29 14-44 0-25-8-40-16-48 25 3 50 11 50 46 0 23-25 41-48 46zM89 31c0-7 0-10 5-14 1-1 7-5 15-5 16 0 35 13 35 50 0 39-20 47-55 48 0-27 0-53 0-79zM163 112c20-10 39-28 39-52 0-49-41-60-83-60-36 0-71 0-107 0-6 0-12 0-12 7 0 5 6 5 12 5 21 0 22 4 22 21 0 58 0 116 0 175 0 16-2 19-24 19-4 0-10 0-10 6 0 7 6 7 12 7 35 0 69 0 104 0 44 0 99-17 99-65 0-37-27-56-52-63zM89 209c0-29 0-58 0-87 28 0 40 0 51 8 14 11 15 34 15 45 0 14-1 52-45 52-21 0-21-11-21-18zM152 223c13-14 15-32 15-48 0-24-5-43-19-54 32 5 55 23 55 54 0 27-21 41-51 48z">
              <text:p/>
            </draw:path>
            <draw:path draw:style-name="gr10" draw:text-style-name="P7" draw:layer="layout" svg:width="0.081cm" svg:height="0.349cm" svg:x="15.596cm" svg:y="8.291cm" svg:viewBox="0 0 82 350" svg:d="M82 176c0-28-4-70-23-110-21-43-52-66-55-66-2 0-4 2-4 4 0 1 0 2 7 8 34 35 54 91 54 164 0 59-13 121-56 165-5 4-5 5-5 6 0 2 2 3 4 3 3 0 35-24 56-68 18-39 22-77 22-106z">
              <text:p/>
            </draw:path>
          </draw:g>
        </draw:g>
        <draw:frame draw:style-name="gr35" draw:text-style-name="P4" draw:layer="layout" svg:width="1.522cm" svg:height="0.395cm" svg:x="16.005cm" svg:y="8.208cm">
          <draw:text-box>
            <text:p><text:span text:style-name="T1">(bijection)</text:span></text:p>
          </draw:text-box>
        </draw:frame>
        <draw:g draw:style-name="gr9">
          <svg:title>TexMaths</svg:title>
          <svg:desc>10§display§s_{i,j} \!=\!
f_{\rm e}^{b_i}(\bm{c}^{\rm b}_{i,j}) 
§svg§600§TRUE§</svg:desc>
          <draw:g>
            <draw:path draw:style-name="gr10" draw:text-style-name="P7" draw:layer="layout" svg:width="0.128cm" svg:height="0.158cm" svg:x="11.58cm" svg:y="10.873cm" svg:viewBox="0 0 129 159" svg:d="M119 24c-10 0-17 8-17 16 0 5 3 10 11 10s16-6 16-20c0-15-15-30-42-30-46 0-59 36-59 51 0 28 26 33 36 35 19 4 37 7 37 27 0 9-8 38-50 38-5 0-32 0-40-18 13 2 22-9 22-19 0-8-6-12-13-12-9 0-20 7-20 23 0 20 20 34 50 34 57 0 71-42 71-58 0-13-7-22-11-26-10-10-20-11-35-14-13-3-27-6-27-22 0-10 9-31 39-31 9 0 27 2 32 16z">
              <text:p/>
            </draw:path>
            <draw:path draw:style-name="gr10" draw:text-style-name="P7" draw:layer="layout" svg:width="0.073cm" svg:height="0.164cm" svg:x="11.738cm" svg:y="10.918cm" svg:viewBox="0 0 74 165" svg:d="M68 9c0-4-3-9-10-9-6 0-14 6-14 14 0 4 4 9 10 9 7 0 14-7 14-14zM18 134c-1 3-2 6-2 10 0 12 10 21 23 21 25 0 35-34 35-37s-2-2-3-3c-4 0-4 1-5 4-6 19-17 29-26 29-5 0-6-3-6-8 0-6 1-11 4-16 2-7 5-13 7-20 3-5 12-28 12-31 1-2 2-5 2-8 0-11-10-20-23-20-25 0-36 33-36 37 0 3 3 3 4 3 4 0 4-1 5-4 6-21 17-30 26-30 4 0 6 2 6 9 0 6-1 9-8 25-5 13-10 26-15 39z">
              <text:p/>
            </draw:path>
            <draw:path draw:style-name="gr10" draw:text-style-name="P7" draw:layer="layout" svg:width="0.031cm" svg:height="0.074cm" svg:x="11.853cm" svg:y="11.052cm" svg:viewBox="0 0 32 75" svg:d="M25 24c0 13-3 29-20 45 0 1-1 2-1 3s2 3 3 3c4 0 25-19 25-49 0-15-6-26-18-26-8 0-14 6-14 14 0 7 6 14 15 14 5 0 9-4 10-4z">
              <text:p/>
            </draw:path>
            <draw:path draw:style-name="gr10" draw:text-style-name="P7" draw:layer="layout" svg:width="0.107cm" svg:height="0.212cm" svg:x="11.909cm" svg:y="10.918cm" svg:viewBox="0 0 108 213" svg:d="M108 9c0-4-3-9-10-9s-13 7-13 14c0 3 3 9 9 9 7 0 14-7 14-14zM56 175c-4 17-17 31-32 31-3 0-6 0-9-1 7-3 9-9 9-13 0-6-5-9-10-9-7 0-14 7-14 14 0 10 10 16 25 16 14 0 43-9 51-39 7-30 15-59 22-88 1-2 1-5 1-8 0-14-11-23-26-23-28 0-43 34-43 37s3 3 4 3c3 0 3 0 5-4 6-14 19-30 33-30 6 0 8 5 8 12 0 3 0 7 0 8-8 31-16 62-24 94z">
              <text:p/>
            </draw:path>
            <draw:path draw:style-name="gr10" draw:text-style-name="P7" draw:layer="layout" svg:width="0.233cm" svg:height="0.082cm" svg:x="12.116cm" svg:y="10.899cm" svg:viewBox="0 0 234 83" svg:d="M222 15c5 0 12-1 12-8s-7-7-12-7c-70 0-140 0-210 0-5 0-12 0-12 7s7 8 12 8c70 0 140 0 210 0zM222 83c5 0 12 0 12-7s-7-7-12-7c-70 0-140 0-210 0-5 0-12 0-12 7s7 7 12 7c70 0 140 0 210 0z">
              <text:p/>
            </draw:path>
            <draw:path draw:style-name="gr10" draw:text-style-name="P7" draw:layer="layout" svg:width="0.174cm" svg:height="0.317cm" svg:x="12.427cm" svg:y="10.781cm" svg:viewBox="0 0 175 318" svg:d="M110 107c10 0 21 0 31 0 7 0 10 0 10-7 0-4-3-4-9-4-10 0-19 0-29 0 2-14 5-27 7-40 1-7 6-32 8-36 4-7 9-12 17-12 1 0 10 0 17 6-15 1-19 14-19 19 0 8 6 12 13 12 9 0 19-8 19-21 0-16-16-24-30-24-12 0-34 6-45 41-2 7-3 11-11 55-8 0-17 0-25 0-6 0-10 0-10 7 0 4 3 4 10 4 8 0 15 0 23 0-9 46-17 92-26 137-7 34-13 66-31 66-1 0-10 0-17-6 16-1 19-14 19-19 0-8-6-12-13-12-9 0-19 8-19 21 0 16 16 24 30 24 19 0 33-21 40-34 11-22 19-63 19-66 7-37 14-74 21-111z">
              <text:p/>
            </draw:path>
            <draw:path draw:style-name="gr10" draw:text-style-name="P7" draw:layer="layout" svg:width="0.098cm" svg:height="0.172cm" svg:x="12.634cm" svg:y="10.713cm" svg:viewBox="0 0 99 173" svg:d="M48 7c0-1 1-3 1-4s-1-3-4-3c-5 0-25 2-31 2-2 1-6 1-6 6 0 4 4 4 7 4 12 0 12 1 12 3s-3 12-4 17c-2 8-4 15-6 23s-16 62-16 65c-1 6-1 9-1 12 0 25 15 41 36 41 30 0 63-34 63-70 0-29-20-41-37-41-13 0-23 7-31 14 6-23 11-46 17-69zM36 166c-12 0-19-11-19-25 0-9 2-18 9-45 2-5 2-5 6-11 10-11 21-16 29-16 10 0 18 7 18 24 0 10-5 35-12 49-6 12-19 24-31 24z">
              <text:p/>
            </draw:path>
            <draw:path draw:style-name="gr10" draw:text-style-name="P7" draw:layer="layout" svg:width="0.061cm" svg:height="0.118cm" svg:x="12.757cm" svg:y="10.801cm" svg:viewBox="0 0 62 119" svg:d="M53 8c0-4-3-8-7-8-5 0-11 5-11 11 0 5 4 8 8 8 5 0 10-6 10-11zM62 92c0-2-3-2-4-2-3 0-3 0-4 4-3 9-11 19-20 19-4 0-5-2-5-6s1-6 2-9c1-4 3-7 4-10 0-1 7-18 10-24 1-3 2-6 2-9 0-8-8-15-19-15-18 0-28 22-28 27 0 3 3 3 4 3 2 0 3-1 4-4 3-12 12-20 19-20 4 0 6 2 6 7 0 2 0 3-1 6-2 3-10 22-12 28-1 3-1 3-4 9-1 3-2 5-2 8 0 9 9 15 19 15 19 0 29-22 29-27z">
              <text:p/>
            </draw:path>
            <draw:path draw:style-name="gr10" draw:text-style-name="P7" draw:layer="layout" svg:width="0.105cm" svg:height="0.111cm" svg:x="12.59cm" svg:y="11.004cm" svg:viewBox="0 0 106 112" svg:d="M99 54c5 0 7 0 7-5 0-22-12-49-49-49-32 0-57 26-57 56 0 31 27 56 60 56s46-26 46-32c0-1-1-3-5-3-3 0-3 1-4 4-8 20-26 24-35 24-12 0-23-6-30-15-9-12-10-26-10-36 26 0 51 0 77 0zM23 48c2-35 25-41 34-41 30 0 31 34 31 41-22 0-43 0-65 0z">
              <text:p/>
            </draw:path>
            <draw:path draw:style-name="gr10" draw:text-style-name="P7" draw:layer="layout" svg:width="0.081cm" svg:height="0.349cm" svg:x="12.904cm" svg:y="10.765cm" svg:viewBox="0 0 82 350" svg:d="M82 346c0-1 0-1-6-7-44-45-55-111-55-163 0-62 13-123 56-166 5-5 5-5 5-6 0-3-1-4-4-4s-35 24-55 69c-18 38-23 77-23 107 0 27 4 68 24 108 21 43 51 66 54 66s4-1 4-4z">
              <text:p/>
            </draw:path>
            <draw:path draw:style-name="gr10" draw:text-style-name="P7" draw:layer="layout" svg:width="0.163cm" svg:height="0.16cm" svg:x="13.022cm" svg:y="10.87cm" svg:viewBox="0 0 164 161" svg:d="M136 19c-19 6-19 23-19 24 0 5 3 16 17 16 15 0 26-12 26-27 0-18-19-32-50-32-70 0-110 54-110 100 0 32 20 61 75 61 9 0 33 0 54-8s35-23 35-27c0-3-6-9-9-9-2 0-3 1-5 4-19 20-47 27-74 27-24 0-35-11-35-32 0-13 9-55 20-74 14-23 35-30 50-30 4 0 16 1 25 7z">
              <text:p/>
            </draw:path>
            <draw:path draw:style-name="gr10" draw:text-style-name="P7" draw:layer="layout" svg:width="0.13cm" svg:height="0.172cm" svg:x="13.199cm" svg:y="10.713cm" svg:viewBox="0 0 131 173" svg:d="M37 0c-12 1-25 2-37 3 0 3 0 6 0 9 16 0 18 2 18 14 0 48 0 96 0 144 3 0 5 0 8 0 3-5 6-10 9-15 9 13 23 18 36 18 32 0 60-24 60-56 0-30-25-55-57-55-15 0-29 6-37 15 0-26 0-51 0-77zM38 88c6-11 20-19 34-19s24 8 29 15 8 17 8 33c0 6 0 24-10 36-10 11-22 13-29 13-20 0-30-15-32-21 0-19 0-38 0-57z">
              <text:p/>
            </draw:path>
            <draw:path draw:style-name="gr10" draw:text-style-name="P7" draw:layer="layout" svg:width="0.074cm" svg:height="0.164cm" svg:x="13.198cm" svg:y="10.951cm" svg:viewBox="0 0 75 165" svg:d="M68 9c0-3-3-9-10-9-6 0-13 7-13 14 0 4 3 9 10 9s13-7 13-14zM18 134c-1 3-2 6-2 11 0 11 10 20 23 20 25 0 36-34 36-37s-3-3-4-3c-4 0-4 1-5 4-6 19-16 29-26 29-5 0-6-3-6-8 0-6 2-10 4-16s5-13 8-19c2-6 11-29 12-32 0-2 1-5 1-7 0-12-10-21-23-21-24 0-36 33-36 37 0 3 3 2 4 3 4 0 4-1 5-4 6-21 17-29 26-29 4 0 6 1 6 8 0 6-1 9-7 25-5 13-11 26-16 39z">
              <text:p/>
            </draw:path>
            <draw:path draw:style-name="gr10" draw:text-style-name="P7" draw:layer="layout" svg:width="0.03cm" svg:height="0.074cm" svg:x="13.314cm" svg:y="11.086cm" svg:viewBox="0 0 31 75" svg:d="M24 24c0 13-3 29-19 45-1 1-2 2-2 3 0 2 2 3 3 3 4 0 25-19 25-49 0-15-6-26-17-26-9 0-14 6-14 14s5 14 14 14c6 0 7-3 10-4z">
              <text:p/>
            </draw:path>
            <draw:path draw:style-name="gr10" draw:text-style-name="P7" draw:layer="layout" svg:width="0.107cm" svg:height="0.212cm" svg:x="13.369cm" svg:y="10.951cm" svg:viewBox="0 0 108 213" svg:d="M108 9c0-4-3-9-9-9-8 0-14 7-14 14 0 4 3 9 10 9 6 0 13-6 13-14zM56 175c-4 17-17 31-31 31-4 0-7 0-9-1 6-3 8-9 8-13 0-6-5-9-10-9-7 0-14 7-14 15 0 9 10 15 25 15s43-9 51-39c7-30 15-59 22-88 1-2 1-5 1-8 0-14-11-23-26-23-27 0-43 34-43 37s3 3 4 3c3 0 3 0 5-4 6-14 19-29 33-29 6 0 9 4 9 12 0 2-1 6-1 7-8 31-16 62-24 94z">
              <text:p/>
            </draw:path>
            <draw:path draw:style-name="gr10" draw:text-style-name="P7" draw:layer="layout" svg:width="0.08cm" svg:height="0.349cm" svg:x="13.538cm" svg:y="10.765cm" svg:viewBox="0 0 81 350" svg:d="M81 176c0-28-4-70-23-110-21-43-51-66-55-66-2 0-3 2-3 4 0 1 0 1 6 8 35 34 55 90 55 164 0 58-13 120-57 164-4 5-4 5-4 6 0 2 1 4 3 4 4 0 35-24 56-69 18-38 22-76 22-105z">
              <text:p/>
            </draw:path>
          </draw:g>
        </draw:g>
        <draw:g draw:style-name="gr9">
          <svg:title>TexMaths</svg:title>
          <svg:desc>10§display§\Phi \!=\!
\Phi_0 \!\cup\! \Phi_1§svg§600§TRUE§</svg:desc>
          <draw:g>
            <draw:path draw:style-name="gr10" draw:text-style-name="P7" draw:layer="layout" svg:width="0.213cm" svg:height="0.237cm" svg:x="6.047cm" svg:y="9.798cm" svg:viewBox="0 0 214 238" svg:d="M121 191c54-4 93-37 93-71 0-37-40-68-93-73 0-6 0-13 0-19 0-12 0-17 33-17 4 0 7 0 11 0 0-4 0-7 0-11-12 1-45 1-59 1-15 0-47 0-60-1 0 4 0 7 0 11 4 0 8 0 12 0 33 0 33 4 33 17 0 6 0 13 0 19-53 6-91 38-91 73s39 66 91 71c0 7 0 14 0 20 0 12 0 17-33 17-4 0-8 0-12 0 0 4 0 7 0 10 13-1 45-1 60-1 14 0 47 0 59 1 0-3 0-6 0-10-4 0-7 0-11 0-33 0-33-5-33-17 0-6 0-13 0-20zM91 183c-50-7-56-41-56-63 0-18 4-58 56-65 0 43 0 86 0 128zM121 55c48 6 58 38 58 65 0 21-5 57-58 63 0-42 0-85 0-128z">
              <text:p/>
            </draw:path>
            <draw:path draw:style-name="gr10" draw:text-style-name="P7" draw:layer="layout" svg:width="0.232cm" svg:height="0.081cm" svg:x="6.34cm" svg:y="9.909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10" draw:text-style-name="P7" draw:layer="layout" svg:width="0.213cm" svg:height="0.237cm" svg:x="6.652cm" svg:y="9.798cm" svg:viewBox="0 0 214 238" svg:d="M121 191c54-4 93-37 93-71 0-37-40-68-93-73 0-6 0-13 0-19 0-12 0-17 33-17 4 0 8 0 12 0 0-4 0-7 0-11-13 1-46 1-60 1-15 0-47 0-60-1 0 4 0 7 0 11 4 0 8 0 12 0 33 0 33 4 33 17 0 6 0 13 0 19-53 6-91 38-91 73s39 66 91 71c0 7 0 14 0 20 0 12 0 17-33 17-4 0-8 0-12 0 0 4 0 7 0 10 13-1 45-1 60-1 14 0 47 0 60 1 0-3 0-6 0-10-4 0-8 0-12 0-33 0-33-5-33-17 0-6 0-13 0-20zM91 183c-50-7-56-41-56-63 0-18 4-58 56-65 0 43 0 86 0 128zM121 55c48 6 58 38 58 65 0 21-5 57-58 63 0-42 0-85 0-128z">
              <text:p/>
            </draw:path>
            <draw:path draw:style-name="gr10" draw:text-style-name="P7" draw:layer="layout" svg:width="0.113cm" svg:height="0.166cm" svg:x="6.898cm" svg:y="9.927cm" svg:viewBox="0 0 114 167" svg:d="M114 85c0-27-3-47-15-64-7-11-22-21-42-21-57 0-57 67-57 85 0 17 0 82 57 82s57-65 57-82zM57 160c-11 0-26-7-31-26-4-14-4-34-4-52s0-37 4-50c5-20 21-25 31-25 13 0 26 8 30 22s5 31 5 53c0 18 0 36-4 51-4 22-21 27-31 27z">
              <text:p/>
            </draw:path>
            <draw:path draw:style-name="gr10" draw:text-style-name="P7" draw:layer="layout" svg:width="0.194cm" svg:height="0.215cm" svg:x="7.082cm" svg:y="9.828cm" svg:viewBox="0 0 195 216" svg:d="M195 12c0-6 0-12-7-12s-7 6-7 12c0 42 0 84 0 127 0 52-57 63-84 63-16 0-38-3-56-15-27-17-27-39-27-48 0-43 0-85 0-127 0-6 0-12-7-12s-7 6-7 12c0 43 0 86 0 129 0 52 53 75 97 75 46 0 98-24 98-75 0-43 0-86 0-129z">
              <text:p/>
            </draw:path>
            <draw:path draw:style-name="gr10" draw:text-style-name="P7" draw:layer="layout" svg:width="0.213cm" svg:height="0.237cm" svg:x="7.336cm" svg:y="9.798cm" svg:viewBox="0 0 214 238" svg:d="M120 191c55-4 94-37 94-71 0-37-40-68-94-73 0-6 0-13 0-19 0-12 0-17 34-17 4 0 7 0 11 0 0-4 0-7 0-11-13 1-45 1-59 1-15 0-47 0-60-1 0 4 0 7 0 11 4 0 8 0 12 0 33 0 33 4 33 17 0 6 0 13 0 19-54 6-91 38-91 73s39 66 91 71c0 7 0 14 0 20 0 12 0 17-33 17-4 0-8 0-12 0 0 4 0 7 0 10 13-1 44-1 59-1 14 0 47 0 60 1 0-3 0-6 0-10-4 0-7 0-11 0-34 0-34-5-34-17 0-6 0-13 0-20zM91 183c-50-7-56-41-56-63 0-18 3-58 56-65 0 43 0 86 0 128zM120 55c49 6 58 38 58 65 0 21-5 57-58 63 0-42 0-85 0-128z">
              <text:p/>
            </draw:path>
            <draw:path draw:style-name="gr10" draw:text-style-name="P7" draw:layer="layout" svg:width="0.089cm" svg:height="0.161cm" svg:x="7.596cm" svg:y="9.927cm" svg:viewBox="0 0 90 162" svg:d="M56 7c0-7 0-7-7-7-16 16-38 16-49 16 0 3 0 6 0 9 6 0 23 0 36-7 0 41 0 83 0 125 0 7 0 10-24 10-3 0-7 0-10 0 0 3 0 6 0 9 5 0 35-1 44-1 8 0 39 1 44 1 0-3 0-6 0-9-3 0-6 0-9 0-25 0-25-3-25-10 0-46 0-91 0-136z">
              <text:p/>
            </draw:path>
          </draw:g>
        </draw:g>
        <draw:custom-shape draw:style-name="gr24" draw:text-style-name="P12" draw:layer="layout" svg:width="1.4cm" svg:height="0.4cm" svg:x="5.6cm" svg:y="2.3cm">
          <text:p text:style-name="P11"><text:span text:style-name="T1">inner-B</text:span></text:p>
          <draw:enhanced-geometry svg:viewBox="0 0 21600 21600" draw:type="rectangle" draw:enhanced-path="M 0 0 L 21600 0 21600 21600 0 21600 0 0 Z N"/>
        </draw:custom-shape>
        <draw:polyline draw:style-name="gr36" draw:text-style-name="P1" draw:layer="layout" svg:width="1.599cm" svg:height="0.299cm" svg:x="7cm" svg:y="2.2cm" svg:viewBox="0 0 1600 300" draw:points="0,300 200,300 200,0 1600,0">
          <text:p/>
        </draw:polyline>
        <draw:polyline draw:style-name="gr36" draw:text-style-name="P1" draw:layer="layout" svg:width="0.299cm" svg:height="0.299cm" svg:x="6.4cm" svg:y="2cm" svg:viewBox="0 0 300 300" draw:points="0,0 300,0 300,300">
          <text:p/>
        </draw:polyline>
        <draw:g draw:style-name="gr9">
          <svg:title>TexMaths</svg:title>
          <svg:desc>10§display§\bm{b}_i \!\in\! \mathcal{B}§svg§600§TRUE§</svg:desc>
          <draw:g>
            <draw:path draw:style-name="gr10" draw:text-style-name="P7" draw:layer="layout" svg:width="0.158cm" svg:height="0.244cm" svg:x="6.452cm" svg:y="1.671cm" svg:viewBox="0 0 159 245" svg:d="M80 12c2-4 2-5 2-6 0-4-4-6-8-6-1 0-2 0-2 1-15 1-31 1-46 2-5 0-11 0-11 10 0 6 7 6 9 6 4 0 10 0 15 1-3 12-6 27-10 40-8 32-16 64-24 96-5 20-5 24-5 32 0 45 33 57 60 57 63 0 99-57 99-102 0-43-32-58-61-58-17 0-31 7-38 11 7-28 13-56 20-84zM60 232c-13 0-25-7-25-29 0-11 4-24 6-35 4-13 10-36 12-47 2-6 22-24 43-24 22 0 24 19 24 27 0 18-12 60-18 74-12 28-31 34-42 34z">
              <text:p/>
            </draw:path>
            <draw:path draw:style-name="gr10" draw:text-style-name="P7" draw:layer="layout" svg:width="0.074cm" svg:height="0.163cm" svg:x="6.628cm" svg:y="1.804cm" svg:viewBox="0 0 75 164" svg:d="M68 9c0-3-3-9-10-9-6 0-13 7-13 14 0 4 3 9 9 9 8 0 14-7 14-14zM18 134c-1 3-2 6-2 10 0 11 10 20 23 20 25 0 36-33 36-36 0-4-3-3-4-4-4 0-4 2-5 5-6 19-16 28-26 28-5 0-6-3-6-7 0-6 2-11 4-16 2-7 5-13 8-20 2-6 11-28 12-31 0-2 1-5 1-8 0-11-10-20-23-20-25 0-36 33-36 37 0 3 3 2 4 3 4 0 4-1 5-4 6-21 17-30 26-30 4 0 6 2 6 9 0 6-1 9-7 24-5 13-11 26-16 40z">
              <text:p/>
            </draw:path>
            <draw:path draw:style-name="gr10" draw:text-style-name="P7" draw:layer="layout" svg:width="0.174cm" svg:height="0.201cm" svg:x="6.802cm" svg:y="1.725cm" svg:viewBox="0 0 175 202" svg:d="M163 109c6 0 12 0 12-7s-6-7-12-7c-50 0-99 0-149 0 4-47 45-81 94-81 18 0 36 0 55 0 6 0 12 0 12-7s-6-7-12-7c-19 0-37 0-56 0-60 0-107 46-107 102 0 55 47 100 107 100 19 0 37 0 56 0 6 0 12 0 12-7s-6-7-12-7c-19 0-37 0-55 0-49 0-90-34-94-79 50 0 99 0 149 0z">
              <text:p/>
            </draw:path>
            <draw:path draw:style-name="gr10" draw:text-style-name="P7" draw:layer="layout" svg:width="0.222cm" svg:height="0.253cm" svg:x="7.055cm" svg:y="1.667cm" svg:viewBox="0 0 223 254" svg:d="M88 9c1-3 1-4 1-5 0-3-1-4-4-4-4 0-15 6-22 9-16 8-29 15-29 21 0 2 2 2 4 2 4 0 13-5 20-8-5 34-13 79-19 109-13 59-20 80-37 114-2 3-1 3-2 4 0 3 3 3 4 3 5 0 20-7 26-16 4-8 17-34 28-75 8-29 21-74 46-111 16-22 31-33 53-33 19 0 36 12 36 31 0 31-33 42-70 54-4 2-28 10-28 19 0 2 2 2 3 2 2 0 10-1 17-1 36 0 64 21 64 53 0 44-37 58-69 58-27 0-40-15-44-20-2-2-2-3-5-3-8 0-25 11-25 18 0 1 13 24 51 24 50 0 122-35 122-92 0-28-19-50-55-57 28-12 69-37 69-70 0-20-17-35-43-35-12 0-57 3-99 56 2-16 5-31 7-47z">
              <text:p/>
            </draw:path>
          </draw:g>
        </draw:g>
        <draw:frame draw:style-name="gr37" draw:text-style-name="P4" draw:layer="layout" svg:width="1.043cm" svg:height="0.395cm" svg:x="16.005cm" svg:y="7.709cm">
          <draw:text-box>
            <text:p><text:span text:style-name="T1">(lossy)</text:span></text:p>
          </draw:text-box>
        </draw:frame>
        <draw:custom-shape draw:style-name="gr27" draw:text-style-name="P1" draw:layer="layout" svg:width="3.2cm" svg:height="0.4cm" svg:x="2.2cm" svg:y="5.2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.001cm" svg:y1="5.2cm" svg:x2="3.001cm" svg:y2="5.6cm">
          <text:p/>
        </draw:line>
        <draw:line draw:style-name="gr1" draw:text-style-name="P1" draw:layer="layout" svg:x1="4.602cm" svg:y1="5.201cm" svg:x2="4.601cm" svg:y2="5.6cm">
          <text:p/>
        </draw:line>
        <draw:line draw:style-name="gr1" draw:text-style-name="P1" draw:layer="layout" svg:x1="3.802cm" svg:y1="5.2cm" svg:x2="3.801cm" svg:y2="5.6cm">
          <text:p/>
        </draw:line>
        <draw:custom-shape draw:style-name="gr27" draw:text-style-name="P1" draw:layer="layout" svg:width="3.2cm" svg:height="0.4cm" svg:x="5.8cm" svg:y="4.6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6cm" svg:y1="4.6cm" svg:x2="6.6cm" svg:y2="5cm">
          <text:p/>
        </draw:line>
        <draw:line draw:style-name="gr1" draw:text-style-name="P1" draw:layer="layout" svg:x1="7.4cm" svg:y1="4.6cm" svg:x2="7.4cm" svg:y2="5cm">
          <text:p/>
        </draw:line>
        <draw:line draw:style-name="gr1" draw:text-style-name="P1" draw:layer="layout" svg:x1="8.2cm" svg:y1="4.6cm" svg:x2="8.2cm" svg:y2="5cm">
          <text:p/>
        </draw:line>
        <draw:g draw:style-name="gr9">
          <svg:title>TexMaths</svg:title>
          <svg:desc>10§display§\dots§svg§600§TRUE§</svg:desc>
          <draw:g>
            <draw:path draw:style-name="gr10" draw:text-style-name="P7" draw:layer="layout" svg:width="0.036cm" svg:height="0.035cm" svg:x="7.678cm" svg:y="4.843cm" svg:viewBox="0 0 37 36" svg:d="M37 19c0-11-8-19-18-19s-19 8-19 19c0 10 9 17 19 17s18-7 18-17z">
              <text:p/>
            </draw:path>
            <draw:path draw:style-name="gr10" draw:text-style-name="P7" draw:layer="layout" svg:width="0.036cm" svg:height="0.035cm" svg:x="7.834cm" svg:y="4.843cm" svg:viewBox="0 0 37 36" svg:d="M37 19c0-11-8-19-18-19-11 0-19 8-19 19 0 10 8 17 19 17 10 0 18-7 18-17z">
              <text:p/>
            </draw:path>
            <draw:path draw:style-name="gr10" draw:text-style-name="P7" draw:layer="layout" svg:width="0.036cm" svg:height="0.035cm" svg:x="7.989cm" svg:y="4.843cm" svg:viewBox="0 0 37 36" svg:d="M37 19c0-11-9-19-19-19s-18 8-18 19c0 10 8 17 18 17s19-7 19-17z">
              <text:p/>
            </draw:path>
          </draw:g>
        </draw:g>
        <draw:g draw:style-name="gr9">
          <svg:title>TexMaths</svg:title>
          <svg:desc>9§display§\bm{b}_0§svg§600§TRUE§</svg:desc>
          <draw:g>
            <draw:path draw:style-name="gr10" draw:text-style-name="P7" draw:layer="layout" svg:width="0.142cm" svg:height="0.22cm" svg:x="6.021cm" svg:y="4.691cm" svg:viewBox="0 0 143 221" svg:d="M72 11c2-5 2-5 2-6 0-3-4-5-8-5-1 0-1 0-1 0-14 1-28 1-42 2-4 1-10 1-10 10 0 5 7 5 9 5 3 0 8 0 13 1-3 11-5 24-9 36-7 29-14 58-22 87-4 18-4 21-4 29 0 40 30 51 54 51 56 0 89-51 89-93 0-38-29-52-55-52-15 0-28 7-34 10 6-25 12-50 18-75zM54 210c-12 0-23-7-23-26 0-11 4-23 6-32 3-12 8-34 11-43 1-6 19-21 38-21 20 0 22 16 22 23 0 16-11 56-17 68-10 26-28 31-37 31z">
              <text:p/>
            </draw:path>
            <draw:path draw:style-name="gr10" draw:text-style-name="P7" draw:layer="layout" svg:width="0.101cm" svg:height="0.15cm" svg:x="6.18cm" svg:y="4.81cm" svg:viewBox="0 0 102 151" svg:d="M102 76c0-24-2-42-12-57-7-10-21-19-39-19-51 0-51 61-51 76 0 16 0 75 51 75s51-60 51-75zM51 144c-10 0-23-6-28-24-3-12-3-30-3-46 0-17 0-34 3-46 5-17 19-22 28-22 12 0 23 7 27 20s5 28 5 48c0 16 0 32-4 45-4 21-19 25-28 25z">
              <text:p/>
            </draw:path>
          </draw:g>
        </draw:g>
        <draw:g draw:style-name="gr9">
          <svg:title>TexMaths</svg:title>
          <svg:desc>9§display§\bm{b}_1§svg§600§TRUE§</svg:desc>
          <draw:g>
            <draw:path draw:style-name="gr10" draw:text-style-name="P7" draw:layer="layout" svg:width="0.142cm" svg:height="0.22cm" svg:x="6.822cm" svg:y="4.692cm" svg:viewBox="0 0 143 221" svg:d="M72 11c2-5 2-5 2-6 0-3-4-5-8-5-1 0-1 0-2 0-14 1-27 1-41 2-4 1-10 1-10 10 0 5 7 5 9 5 3 0 8 0 13 1-3 11-5 24-9 36-7 29-14 58-22 87-4 18-4 22-4 29 0 40 30 51 54 51 56 0 89-51 89-92 0-39-29-53-55-53-15 0-28 7-34 10 6-25 12-50 18-75zM54 210c-12 0-23-7-23-27 0-10 4-21 6-31 2-12 8-33 11-43 1-6 19-22 38-22 20 0 21 17 21 24 0 17-11 56-16 68-10 26-28 31-37 31z">
              <text:p/>
            </draw:path>
            <draw:path draw:style-name="gr10" draw:text-style-name="P7" draw:layer="layout" svg:width="0.079cm" svg:height="0.145cm" svg:x="6.993cm" svg:y="4.812cm" svg:viewBox="0 0 80 146" svg:d="M49 6c0-6 0-6-6-6-14 13-34 14-43 14 0 3 0 6 0 8 5 0 20 0 31-6 0 38 0 75 0 113 0 7 0 9-21 9-3 0-6 0-8 0 0 3 0 6 0 8 3 0 30 0 38 0s35 0 40 0c0-2 0-5 0-8-3 0-6 0-8 0-23 0-23-2-23-9 0-41 0-82 0-123z">
              <text:p/>
            </draw:path>
          </draw:g>
        </draw:g>
        <draw:g draw:style-name="gr9">
          <svg:title>TexMaths</svg:title>
          <svg:desc>9§display§\bm{b}_{n-1}§svg§600§TRUE§</svg:desc>
          <draw:g>
            <draw:path draw:style-name="gr10" draw:text-style-name="P7" draw:layer="layout" svg:width="0.143cm" svg:height="0.22cm" svg:x="8.323cm" svg:y="4.693cm" svg:viewBox="0 0 144 221" svg:d="M73 11c1-4 0-3 1-5 0-4-4-6-7-6-1 0-1 0-2 1-14 0-27 1-41 2-4 0-11 0-11 9 0 6 7 6 9 6 3 0 9 0 13 0-3 11-5 24-9 37-7 28-14 57-22 86-4 18-4 21-4 28 0 41 31 52 54 52 57 0 90-52 90-93 0-38-30-52-56-52-15 0-28 6-34 10 6-25 13-50 19-75zM55 210c-13 0-24-6-24-26 0-10 4-22 6-32 3-12 9-34 11-43 1-5 19-21 38-21 20 0 22 17 22 23 0 17-11 56-16 67-11 26-28 32-37 32z">
              <text:p/>
            </draw:path>
            <draw:path draw:style-name="gr10" draw:text-style-name="P7" draw:layer="layout" svg:width="0.134cm" svg:height="0.099cm" svg:x="8.481cm" svg:y="4.862cm" svg:viewBox="0 0 135 100" svg:d="M17 83c-1 3-3 8-3 9 0 5 5 8 8 8 4 0 8-4 9-6 0-2 2-9 4-13 1-5 4-15 5-20 0-5 2-10 3-14 3-9 3-11 10-21 5-8 16-20 32-20 14 0 14 11 14 16 0 13-10 37-14 46-1 6-2 8-2 13 0 11 9 19 20 19 23 0 32-31 32-35 0-2-3-2-4-2-2 0-2 1-3 3-6 18-15 27-24 27-4 0-5-3-5-8 0-4 1-8 4-18 3-6 12-29 12-42 0-21-17-25-29-25-18 0-30 12-37 20-1-16-14-20-23-20-10 0-15 7-18 12-4 8-8 20-8 22 0 3 2 2 4 3 3 0 3-1 5-7 4-13 7-24 16-24 6 0 7 5 7 11 0 5-1 12-3 18s-4 15-5 20c-2 9-5 19-7 28z">
              <text:p/>
            </draw:path>
            <draw:path draw:style-name="gr10" draw:text-style-name="P7" draw:layer="layout" svg:width="0.148cm" svg:height="0.01cm" svg:x="8.651cm" svg:y="4.898cm" svg:viewBox="0 0 149 11" svg:d="M140 11c4 0 9 0 9-6 0-5-5-5-9-5-43 0-87 0-131 0-4 0-9 0-9 5 0 6 4 6 9 6 44 0 88 0 131 0z">
              <text:p/>
            </draw:path>
            <draw:path draw:style-name="gr10" draw:text-style-name="P7" draw:layer="layout" svg:width="0.08cm" svg:height="0.145cm" svg:x="8.848cm" svg:y="4.812cm" svg:viewBox="0 0 81 146" svg:d="M50 6c0-5-1-6-6-6-14 14-35 14-44 14 0 3 0 6 0 8 5 0 20 0 32-6 0 37 0 75 0 112 0 7 0 10-22 10-3 0-6 0-8 0 0 3 0 5 0 8 4 0 31-1 39-1 7 0 35 1 40 1 0-3 0-5 0-8-3 0-6 0-9 0-22 0-22-3-22-10 0-40 0-81 0-122z">
              <text:p/>
            </draw:path>
          </draw:g>
        </draw:g>
        <draw:line draw:style-name="gr38" draw:text-style-name="P1" draw:layer="layout" svg:x1="5.4cm" svg:y1="4.8cm" svg:x2="5.8cm" svg:y2="4.8cm">
          <text:p/>
        </draw:line>
        <draw:line draw:style-name="gr38" draw:text-style-name="P1" draw:layer="layout" svg:x1="5.4cm" svg:y1="5.4cm" svg:x2="5.8cm" svg:y2="5.4cm">
          <text:p/>
        </draw:line>
        <draw:line draw:style-name="gr38" draw:text-style-name="P1" draw:layer="layout" svg:x1="6.2cm" svg:y1="5cm" svg:x2="6.2cm" svg:y2="5.2cm">
          <text:p/>
        </draw:line>
        <draw:line draw:style-name="gr38" draw:text-style-name="P1" draw:layer="layout" svg:x1="7cm" svg:y1="5cm" svg:x2="7cm" svg:y2="5.2cm">
          <text:p/>
        </draw:line>
        <draw:line draw:style-name="gr38" draw:text-style-name="P1" draw:layer="layout" svg:x1="8.6cm" svg:y1="5cm" svg:x2="8.6cm" svg:y2="5.2cm">
          <text:p/>
        </draw:line>
        <draw:line draw:style-name="gr1" draw:text-style-name="P1" draw:layer="layout" svg:x1="9.4cm" svg:y1="5cm" svg:x2="12.6cm" svg:y2="5cm">
          <text:p/>
        </draw:line>
        <draw:line draw:style-name="gr1" draw:text-style-name="P1" draw:layer="layout" svg:x1="9.4cm" svg:y1="5.4cm" svg:x2="12.6cm" svg:y2="5.4cm">
          <text:p/>
        </draw:line>
        <draw:polyline draw:style-name="gr38" draw:text-style-name="P1" draw:layer="layout" svg:width="0.399cm" svg:height="0.199cm" svg:x="9cm" svg:y="5.2cm" svg:viewBox="0 0 400 200" draw:points="0,200 200,200 200,0 400,0">
          <text:p/>
        </draw:polyline>
        <draw:frame draw:style-name="gr39" draw:text-style-name="P4" draw:layer="layout" svg:width="0.434cm" svg:height="0.395cm" svg:x="11.005cm" svg:y="10.208cm">
          <draw:text-box>
            <text:p><text:span text:style-name="T1">(1)</text:span></text:p>
          </draw:text-box>
        </draw:frame>
        <draw:g draw:style-name="gr9">
          <svg:title>TexMaths</svg:title>
          <svg:desc>10§display§\bm{b}
\!=\! 
(\bm{b}_0, \dots, \bm{b}_{n-1})
\!=\! 
f_{\rm e}^{\rm a}(\bm{c}^{\rm a} ) 
§svg§600§TRUE§</svg:desc>
          <draw:g>
            <draw:path draw:style-name="gr10" draw:text-style-name="P7" draw:layer="layout" svg:width="0.159cm" svg:height="0.244cm" svg:x="11.608cm" svg:y="10.295cm" svg:viewBox="0 0 160 245" svg:d="M80 12c2-5 1-4 2-6 0-5-4-6-8-6-1 0-1 0-2 0-15 1-31 1-46 2-5 0-11 1-11 11 0 6 7 6 9 6 4 0 10 0 15 1-3 12-6 27-10 40-8 32-16 64-24 97-5 19-5 22-5 31 0 44 33 57 60 57 63 0 100-57 100-103 0-43-33-58-62-58-17 0-31 7-38 12 7-28 13-56 20-84zM60 232c-13 0-25-7-25-29 0-11 4-24 6-34 4-13 10-38 12-48 2-6 22-24 43-24 22 0 24 19 24 27 0 18-12 60-18 74-12 28-31 34-42 34z">
              <text:p/>
            </draw:path>
            <draw:path draw:style-name="gr10" draw:text-style-name="P7" draw:layer="layout" svg:width="0.233cm" svg:height="0.081cm" svg:x="11.831cm" svg:y="10.409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10" draw:text-style-name="P7" draw:layer="layout" svg:width="0.08cm" svg:height="0.349cm" svg:x="12.159cm" svg:y="10.275cm" svg:viewBox="0 0 81 350" svg:d="M81 346c0-1 0-2-6-8-43-44-55-110-55-163 0-61 14-122 57-166 4-4 4-4 4-5 0-3-1-4-3-4-4 0-35 24-56 68-18 39-22 78-22 107 0 27 4 69 23 109 21 43 51 66 55 66 2 0 3-2 3-4z">
              <text:p/>
            </draw:path>
            <draw:path draw:style-name="gr10" draw:text-style-name="P7" draw:layer="layout" svg:width="0.159cm" svg:height="0.244cm" svg:x="12.279cm" svg:y="10.295cm" svg:viewBox="0 0 160 245" svg:d="M81 12c1-5 1-4 1-6 0-5-4-6-8-6-1 0-1 0-2 0-15 1-31 1-46 2-5 0-11 1-11 11 0 6 7 6 9 6 4 0 10 0 15 1-3 12-6 27-10 40-8 32-16 64-24 97-5 19-5 22-5 31 0 44 33 57 60 57 63 0 100-57 100-103 0-43-33-58-62-58-17 0-31 7-38 12 7-28 14-56 21-84zM60 232c-13 0-25-7-25-29 0-11 4-24 6-34 4-13 10-38 12-48 2-6 22-24 43-24 22 0 24 19 24 27 0 18-12 60-18 74-12 28-31 34-42 34z">
              <text:p/>
            </draw:path>
            <draw:path draw:style-name="gr10" draw:text-style-name="P7" draw:layer="layout" svg:width="0.113cm" svg:height="0.166cm" svg:x="12.457cm" svg:y="10.428cm" svg:viewBox="0 0 114 167" svg:d="M114 84c0-27-3-46-15-63-7-12-23-21-42-21-57 0-57 66-57 84 0 17 0 83 57 83s57-65 57-83zM57 161c-12 0-27-7-32-27-3-15-3-35-3-53s0-37 4-50c5-19 21-25 31-25 13 0 26 9 30 23 4 13 4 31 4 52 0 18 0 36-3 52-5 22-22 28-31 28z">
              <text:p/>
            </draw:path>
            <draw:path draw:style-name="gr10" draw:text-style-name="P7" draw:layer="layout" svg:width="0.04cm" svg:height="0.104cm" svg:x="12.632cm" svg:y="10.5cm" svg:viewBox="0 0 41 105" svg:d="M41 37c0-24-9-37-23-37-11 0-18 8-18 18s7 19 18 19c4 0 9-2 13-5 1 0 1-1 1-1 1 0 1 1 1 6 0 25-12 47-24 58-4 4-4 5-4 6 0 2 2 4 4 4 4 0 32-27 32-68z">
              <text:p/>
            </draw:path>
            <draw:path draw:style-name="gr10" draw:text-style-name="P7" draw:layer="layout" svg:width="0.036cm" svg:height="0.036cm" svg:x="12.788cm" svg:y="10.5cm" svg:viewBox="0 0 37 37" svg:d="M37 18c0-10-9-18-19-18-11 0-18 8-18 18s7 19 18 19c10 0 19-9 19-19z">
              <text:p/>
            </draw:path>
            <draw:path draw:style-name="gr10" draw:text-style-name="P7" draw:layer="layout" svg:width="0.036cm" svg:height="0.036cm" svg:x="12.944cm" svg:y="10.5cm" svg:viewBox="0 0 37 37" svg:d="M37 18c0-10-8-18-18-18-11 0-19 8-19 18s8 19 19 19c10 0 18-9 18-19z">
              <text:p/>
            </draw:path>
            <draw:path draw:style-name="gr10" draw:text-style-name="P7" draw:layer="layout" svg:width="0.036cm" svg:height="0.036cm" svg:x="13.1cm" svg:y="10.5cm" svg:viewBox="0 0 37 37" svg:d="M37 18c0-10-8-18-18-18s-19 8-19 18 9 19 19 19 18-9 18-19z">
              <text:p/>
            </draw:path>
            <draw:path draw:style-name="gr10" draw:text-style-name="P7" draw:layer="layout" svg:width="0.04cm" svg:height="0.104cm" svg:x="13.256cm" svg:y="10.5cm" svg:viewBox="0 0 41 105" svg:d="M41 37c0-24-8-37-22-37-12 0-19 8-19 18s7 19 19 19c4 0 9-2 12-5 1 0 1-1 2-1 0 2 1 1 1 6 0 25-13 47-24 58-4 4-4 5-4 6 0 2 2 4 3 4 4 0 32-27 32-68z">
              <text:p/>
            </draw:path>
            <draw:path draw:style-name="gr10" draw:text-style-name="P7" draw:layer="layout" svg:width="0.158cm" svg:height="0.244cm" svg:x="13.401cm" svg:y="10.295cm" svg:viewBox="0 0 159 245" svg:d="M80 12c1-5 1-4 1-6 0-5-3-6-7-6-2 0-2 0-3 0-15 1-30 1-45 2-5 0-11 1-11 11 0 6 6 6 9 6 4 0 10 0 15 1-3 12-7 27-10 40-8 32-17 64-25 97-4 19-4 22-4 31 0 44 33 57 59 57 64 0 100-57 100-103 0-43-32-58-61-58-17 0-31 7-39 12 7-28 14-56 21-84zM60 232c-14 0-25-7-25-29 0-11 3-24 6-34 3-13 9-38 12-48 1-6 21-24 43-24s23 19 23 27c0 18-12 60-17 74-12 28-32 34-42 34z">
              <text:p/>
            </draw:path>
            <draw:path draw:style-name="gr10" draw:text-style-name="P7" draw:layer="layout" svg:width="0.149cm" svg:height="0.11cm" svg:x="13.577cm" svg:y="10.481cm" svg:viewBox="0 0 150 111" svg:d="M18 93c-1 3-2 9-2 10 0 5 4 8 8 8 5 0 9-3 10-5 1-3 3-11 4-16 1-4 4-16 6-22 1-5 3-11 4-16 3-10 3-12 10-22s19-23 37-23c14 0 15 13 15 17 0 15-11 42-15 53-3 6-4 9-4 13 0 13 11 21 24 21 24 0 35-34 35-38 0-3-3-3-4-3-3 0-3 2-4 4-6 20-17 30-27 30-5 0-6-3-6-9 0-5 2-8 6-19 3-8 13-34 13-48 0-24-19-28-32-28-20 0-34 13-42 23-1-17-16-23-26-23s-16 8-19 14c-6 9-9 23-9 24 0 3 3 3 4 3 3 0 4-1 5-7 4-15 9-27 18-27 7 0 9 6 9 12 0 5-3 14-4 21-2 6-5 16-6 22-3 10-5 20-8 31z">
              <text:p/>
            </draw:path>
            <draw:path draw:style-name="gr10" draw:text-style-name="P7" draw:layer="layout" svg:width="0.165cm" svg:height="0.011cm" svg:x="13.765cm" svg:y="10.522cm" svg:viewBox="0 0 166 12" svg:d="M156 12c4 0 10 0 10-6s-6-6-10-6c-49 0-98 0-147 0-4 0-9 0-9 6s5 6 9 6c49 0 98 0 147 0z">
              <text:p/>
            </draw:path>
            <draw:path draw:style-name="gr10" draw:text-style-name="P7" draw:layer="layout" svg:width="0.089cm" svg:height="0.161cm" svg:x="13.984cm" svg:y="10.428cm" svg:viewBox="0 0 90 162" svg:d="M56 6c0-6 0-6-7-6-16 15-39 15-49 15 0 3 0 6 0 9 6 0 23 0 36-7 0 42 0 83 0 125 0 8 0 12-25 12-3 0-6 0-9 0 0 2 0 5 0 8 5 0 35-1 44-1 8 0 39 1 44 1 0-3 0-6 0-8-3 0-6 0-9 0-25 0-25-4-25-12 0-46 0-91 0-136z">
              <text:p/>
            </draw:path>
            <draw:path draw:style-name="gr10" draw:text-style-name="P7" draw:layer="layout" svg:width="0.081cm" svg:height="0.349cm" svg:x="14.135cm" svg:y="10.275cm" svg:viewBox="0 0 82 350" svg:d="M82 175c0-27-4-69-23-109-21-43-52-66-55-66-2 0-4 1-4 4 0 1 0 1 7 8 34 34 54 90 54 163 0 59-13 121-56 165-5 4-5 5-5 6 0 2 2 4 4 4 3 0 35-24 56-69 18-38 22-77 22-106z">
              <text:p/>
            </draw:path>
            <draw:path draw:style-name="gr10" draw:text-style-name="P7" draw:layer="layout" svg:width="0.232cm" svg:height="0.081cm" svg:x="14.311cm" svg:y="10.409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10" draw:text-style-name="P7" draw:layer="layout" svg:width="0.174cm" svg:height="0.317cm" svg:x="14.622cm" svg:y="10.291cm" svg:viewBox="0 0 175 318" svg:d="M110 107c10 0 20 0 30 0 7 0 11 0 11-7 0-4-4-4-10-4-10 0-19 0-29 0 3-14 5-27 8-40 1-8 6-32 8-37 3-6 9-12 17-12 1 0 10 0 17 7-16 1-19 13-19 19 0 8 6 12 13 12 9 0 19-8 19-21 0-16-16-24-30-24-12 0-34 6-45 41-2 7-3 11-12 55-8 0-16 0-24 0-6 0-10 0-10 6 0 5 3 5 9 5 8 0 16 0 24 0-9 46-18 91-27 137-6 34-12 66-30 66-2 0-10 0-17-6 16-1 19-14 19-19 0-8-6-12-13-12-9 0-19 7-19 21 0 15 15 24 30 24 19 0 33-21 39-34 12-22 20-65 20-67 7-37 14-73 21-110z">
              <text:p/>
            </draw:path>
            <draw:path draw:style-name="gr10" draw:text-style-name="P7" draw:layer="layout" svg:width="0.121cm" svg:height="0.111cm" svg:x="14.827cm" svg:y="10.284cm" svg:viewBox="0 0 122 112" svg:d="M96 43c0-13 0-22-11-31-11-8-22-12-37-12-23 0-40 9-40 24 0 7 6 12 12 12 7 0 12-5 12-12 0-4-2-9-9-11 9-6 23-6 25-6 13 0 28 9 28 29 0 3 0 5 0 8-13 0-29 1-47 8-22 8-29 21-29 32 0 21 25 28 43 28 19 0 31-11 36-21 1 10 8 19 19 19 1 0 24 0 24-23 0-5 0-9 0-13-3 0-5 0-8 0 0 4 0 8 0 13 0 2 0 14-9 14s-9-11-9-15c0-15 0-29 0-43zM76 75c0 23-20 30-31 30-13 0-25-9-25-21 0-13 12-32 56-34 0 8 0 16 0 25z">
              <text:p/>
            </draw:path>
            <draw:path draw:style-name="gr10" draw:text-style-name="P7" draw:layer="layout" svg:width="0.104cm" svg:height="0.111cm" svg:x="14.785cm" svg:y="10.514cm" svg:viewBox="0 0 105 112" svg:d="M99 54c5 0 6 0 6-6 0-21-12-48-48-48-33 0-57 26-57 56 0 31 27 56 60 56s45-26 45-32c0-1 0-3-4-3-3 0-3 1-4 4-8 19-27 23-35 23-12 0-23-5-30-14-9-12-10-27-10-36 26 0 51 0 77 0zM23 47c2-34 24-40 34-40 30 0 31 34 31 40-22 0-43 0-65 0z">
              <text:p/>
            </draw:path>
            <draw:path draw:style-name="gr10" draw:text-style-name="P7" draw:layer="layout" svg:width="0.08cm" svg:height="0.349cm" svg:x="15.006cm" svg:y="10.275cm" svg:viewBox="0 0 81 350" svg:d="M81 346c0-1 0-2-6-8-44-44-55-110-55-163 0-61 13-122 56-166 5-4 5-4 5-5 0-3-1-4-3-4-4 0-36 24-56 68-18 39-22 78-22 107 0 27 3 69 23 109 21 43 51 66 55 66 2 0 3-2 3-4z">
              <text:p/>
            </draw:path>
            <draw:path draw:style-name="gr10" draw:text-style-name="P7" draw:layer="layout" svg:width="0.162cm" svg:height="0.161cm" svg:x="15.124cm" svg:y="10.379cm" svg:viewBox="0 0 163 162" svg:d="M135 20c-19 6-19 23-19 24 0 5 3 16 17 16 15 0 26-13 26-27 0-19-19-33-49-33-71 0-110 55-110 101 0 32 19 61 74 61 9 0 33-1 55-9 20-8 34-22 34-26 0-3-6-9-9-9-2 0-3 1-5 3-19 20-47 28-74 28-23 0-35-11-35-33 0-12 9-55 20-73 14-24 35-30 50-30 4 0 16 0 25 7z">
              <text:p/>
            </draw:path>
            <draw:path draw:style-name="gr10" draw:text-style-name="P7" draw:layer="layout" svg:width="0.122cm" svg:height="0.111cm" svg:x="15.301cm" svg:y="10.284cm" svg:viewBox="0 0 123 112" svg:d="M97 43c0-13 0-22-12-31-10-8-22-12-36-12-24 0-40 9-40 24 0 7 5 12 12 12 6 0 11-5 11-12 0-4-2-9-8-11 9-6 23-6 24-6 14 0 29 9 29 29 0 3 0 5 0 8-13 0-30 1-48 8-22 8-29 21-29 32 0 21 26 28 43 28 20 0 32-11 37-21 1 10 7 19 19 19 8-8 24 0 24-23 0-5 0-9 0-13-3 0-5 0-8 0 0 4 0 8 0 13 0 2 0 14-9 14s-9-11-9-15c0-15 0-29 0-43zM77 75c0 23-21 30-32 30-12 0-24-9-24-21 0-13 12-32 56-34 0 8 0 16 0 25z">
              <text:p/>
            </draw:path>
            <draw:path draw:style-name="gr10" draw:text-style-name="P7" draw:layer="layout" svg:width="0.081cm" svg:height="0.349cm" svg:x="15.465cm" svg:y="10.275cm" svg:viewBox="0 0 82 350" svg:d="M82 175c0-27-4-69-23-109-21-43-51-66-55-66-2 0-4 1-4 4 0 1 0 1 7 8 35 34 55 90 55 163 0 59-13 121-57 165-5 4-5 5-5 6 0 2 2 4 4 4 4 0 35-24 56-69 18-38 22-77 22-106z">
              <text:p/>
            </draw:path>
          </draw:g>
        </draw:g>
        <draw:g draw:style-name="gr9">
          <svg:title>TexMaths</svg:title>
          <svg:desc>10§display§\bm{b}_i
\!=\!
(b_{i,0}, \dots, b_{i,\nu-1})
\!\in\!
\tilde{\mathcal{B}}§svg§600§TRUE§</svg:desc>
          <draw:g>
            <draw:path draw:style-name="gr10" draw:text-style-name="P7" draw:layer="layout" svg:width="0.159cm" svg:height="0.245cm" svg:x="15.867cm" svg:y="10.288cm" svg:viewBox="0 0 160 246" svg:d="M81 12c1-5 1-4 1-6 0-5-4-6-8-6-1 0-1 0-2 0-15 1-30 1-45 2-5 0-12 1-12 11 0 6 7 6 9 6 4 0 11 0 15 1-3 12-6 27-10 40-8 32-16 65-24 97-5 19-5 24-5 32 0 44 34 57 60 57 64 0 100-57 100-104 0-43-33-58-62-58-17 0-31 7-38 12 7-28 14-56 21-84zM61 233c-14 0-26-7-26-29 0-11 4-24 6-35 4-13 10-38 12-48 2-6 22-24 43-24 22 0 24 19 24 27 0 18-12 61-18 75-11 28-31 34-41 34z">
              <text:p/>
            </draw:path>
            <draw:path draw:style-name="gr10" draw:text-style-name="P7" draw:layer="layout" svg:width="0.073cm" svg:height="0.164cm" svg:x="16.044cm" svg:y="10.421cm" svg:viewBox="0 0 74 165" svg:d="M68 9c0-4-3-9-10-9s-14 6-14 13c0 4 3 10 10 10s14-7 14-14zM17 134c-1 3-2 6-2 10 0 12 10 21 24 21 24 0 35-34 35-38 0-3-3-3-4-3-3 0-4 2-5 4-5 20-16 30-26 30-5 0-6-3-6-9 0-5 2-10 4-15 3-7 5-13 8-20 2-6 11-28 12-31 1-2 2-5 2-8 0-11-10-21-24-21-24 0-35 34-35 38 0 3 3 3 4 3 3 0 3-1 4-4 7-21 17-30 26-30 4 0 7 2 7 9 0 5-2 9-8 24-5 13-11 27-16 40z">
              <text:p/>
            </draw:path>
            <draw:path draw:style-name="gr10" draw:text-style-name="P7" draw:layer="layout" svg:width="0.232cm" svg:height="0.081cm" svg:x="16.208cm" svg:y="10.402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10" draw:text-style-name="P7" draw:layer="layout" svg:width="0.081cm" svg:height="0.35cm" svg:x="16.535cm" svg:y="10.268cm" svg:viewBox="0 0 82 351" svg:d="M82 347c0-1 0-2-6-8-44-44-56-110-56-164 0-61 14-122 57-165 5-5 5-5 5-6 0-3-2-4-4-4-3 0-35 24-56 68-18 39-22 78-22 107 0 28 4 70 23 110 21 43 52 66 55 66 2 0 4-2 4-4z">
              <text:p/>
            </draw:path>
            <draw:path draw:style-name="gr10" draw:text-style-name="P7" draw:layer="layout" svg:width="0.129cm" svg:height="0.246cm" svg:x="16.653cm" svg:y="10.288cm" svg:viewBox="0 0 130 247" svg:d="M68 4c0-1 0-4-5-4-8 0-33 2-43 3-2 1-6 1-6 7 0 4 3 4 8 4 17 0 18 3 18 6s-3 15-5 22c-10 38-19 76-29 114-4 18-6 23-6 36 0 33 19 55 45 55 42 0 85-52 85-103 0-32-19-56-47-56-16 0-31 10-41 21 9-35 17-70 26-105zM35 136c2-8 2-8 5-12 17-23 33-28 42-28 13 0 22 10 22 33 0 20-11 61-17 74-12 23-28 36-42 36-12 0-23-9-23-35 0-7 0-14 5-36 3-11 5-21 8-32z">
              <text:p/>
            </draw:path>
            <draw:path draw:style-name="gr10" draw:text-style-name="P7" draw:layer="layout" svg:width="0.074cm" svg:height="0.164cm" svg:x="16.799cm" svg:y="10.421cm" svg:viewBox="0 0 75 165" svg:d="M68 9c0-4-3-9-9-9-7 0-14 6-14 13 0 4 3 10 10 10s13-7 13-14zM18 134c-1 3-2 6-2 10 0 12 10 21 23 21 25 0 36-34 36-38 0-3-3-3-4-3-4 0-4 2-5 4-5 20-16 30-26 30-5 0-6-3-6-9 0-5 2-10 4-15 2-7 5-13 8-20 2-6 11-28 12-31 1-2 1-5 1-8 0-11-10-21-23-21-24 0-36 34-36 38 0 3 3 2 4 3 4 0 4-1 5-4 6-21 17-30 26-30 4 0 6 2 6 9 0 5-1 9-7 24-5 13-11 27-16 40z">
              <text:p/>
            </draw:path>
            <draw:path draw:style-name="gr10" draw:text-style-name="P7" draw:layer="layout" svg:width="0.03cm" svg:height="0.075cm" svg:x="16.915cm" svg:y="10.555cm" svg:viewBox="0 0 31 76" svg:d="M24 25c0 13-2 29-19 44-1 1-2 2-2 3 0 2 2 4 4 4 3 0 24-20 24-49 0-15-6-27-17-27-8 0-14 7-14 14 0 8 5 14 14 14 6 0 7-2 10-3z">
              <text:p/>
            </draw:path>
            <draw:path draw:style-name="gr10" draw:text-style-name="P7" draw:layer="layout" svg:width="0.114cm" svg:height="0.166cm" svg:x="16.983cm" svg:y="10.421cm" svg:viewBox="0 0 115 167" svg:d="M115 84c0-27-4-46-15-63-8-12-23-21-43-21-57 0-57 67-57 84 0 18 0 83 57 83 58 0 58-65 58-83zM57 160c-11 0-26-6-31-26-3-15-3-35-3-53s0-37 3-50c6-19 21-25 31-25 14 0 27 9 31 23 4 13 4 31 4 52 0 18 0 36-3 52-5 22-22 27-32 27z">
              <text:p/>
            </draw:path>
            <draw:path draw:style-name="gr10" draw:text-style-name="P7" draw:layer="layout" svg:width="0.041cm" svg:height="0.104cm" svg:x="17.158cm" svg:y="10.494cm" svg:viewBox="0 0 42 105" svg:d="M42 37c0-24-9-37-23-37-12 0-19 9-19 18 0 10 7 19 19 19 4 0 9-2 12-5 1 0 1-1 2-1 0 2 1 1 1 6 0 25-12 47-24 58-4 4-4 5-4 6 0 2 2 4 4 4 3 0 32-27 32-68z">
              <text:p/>
            </draw:path>
            <draw:path draw:style-name="gr10" draw:text-style-name="P7" draw:layer="layout" svg:width="0.036cm" svg:height="0.036cm" svg:x="17.315cm" svg:y="10.494cm" svg:viewBox="0 0 37 37" svg:d="M37 18c0-10-9-18-19-18s-18 8-18 18 8 19 18 19 19-9 19-19z">
              <text:p/>
            </draw:path>
            <draw:path draw:style-name="gr10" draw:text-style-name="P7" draw:layer="layout" svg:width="0.036cm" svg:height="0.036cm" svg:x="17.471cm" svg:y="10.494cm" svg:viewBox="0 0 37 37" svg:d="M37 18c0-10-8-18-19-18-10 0-18 8-18 18s8 19 18 19c11 0 19-9 19-19z">
              <text:p/>
            </draw:path>
            <draw:path draw:style-name="gr10" draw:text-style-name="P7" draw:layer="layout" svg:width="0.036cm" svg:height="0.036cm" svg:x="17.627cm" svg:y="10.494cm" svg:viewBox="0 0 37 37" svg:d="M37 18c0-10-7-18-18-18-10 0-19 8-19 18s9 19 19 19c11 0 18-9 18-19z">
              <text:p/>
            </draw:path>
            <draw:path draw:style-name="gr10" draw:text-style-name="P7" draw:layer="layout" svg:width="0.04cm" svg:height="0.104cm" svg:x="17.783cm" svg:y="10.494cm" svg:viewBox="0 0 41 105" svg:d="M41 37c0-24-9-37-22-37-12 0-19 9-19 18 0 10 7 19 19 19 4 0 8-2 12-5 1 0 1-1 2-1 0 2 0 1 0 6 0 25-12 47-23 58-4 4-4 5-4 6 0 2 1 4 3 4 4 0 32-27 32-68z">
              <text:p/>
            </draw:path>
            <draw:path draw:style-name="gr10" draw:text-style-name="P7" draw:layer="layout" svg:width="0.128cm" svg:height="0.246cm" svg:x="17.926cm" svg:y="10.288cm" svg:viewBox="0 0 129 247" svg:d="M67 4c0-1 0-4-5-4-8 0-33 2-42 3-3 1-7 1-7 7 0 4 3 4 8 4 17 0 18 3 18 6s-3 15-5 22c-10 38-19 76-29 114-4 18-5 23-5 36 0 33 18 55 44 55 42 0 85-52 85-103 0-32-19-56-47-56-16 0-30 10-41 21 9-35 17-70 26-105zM34 136c2-8 2-8 5-12 17-23 33-28 42-28 13 0 23 10 23 33 0 20-12 61-18 74-12 23-28 36-42 36-12 0-23-9-23-35 0-7 0-14 5-36 3-11 5-21 8-32z">
              <text:p/>
            </draw:path>
            <draw:path draw:style-name="gr10" draw:text-style-name="P7" draw:layer="layout" svg:width="0.074cm" svg:height="0.164cm" svg:x="18.071cm" svg:y="10.421cm" svg:viewBox="0 0 75 165" svg:d="M68 9c0-4-2-9-9-9s-14 6-14 13c0 4 3 10 10 10s13-7 13-14zM18 134c-1 3-2 6-2 10 0 12 10 21 23 21 25 0 36-34 36-38 0-3-3-3-4-3-3 0-4 2-5 4-5 20-16 30-26 30-5 0-6-3-6-9 0-5 2-10 4-15 2-7 5-13 8-20 2-6 11-28 12-31 1-2 1-5 1-8 0-11-9-21-23-21-24 0-36 34-36 38 0 3 4 3 5 3 3 0 3-1 4-4 6-21 17-30 26-30 4 0 6 2 6 9 0 5-1 9-7 24-5 13-11 27-16 40z">
              <text:p/>
            </draw:path>
            <draw:path draw:style-name="gr10" draw:text-style-name="P7" draw:layer="layout" svg:width="0.03cm" svg:height="0.075cm" svg:x="18.187cm" svg:y="10.555cm" svg:viewBox="0 0 31 76" svg:d="M24 25c0 13-2 29-19 44-1 1-2 2-2 3 0 2 2 4 4 4 3 0 24-20 24-49 0-15-6-27-17-27-8 0-14 7-14 14 0 8 5 14 14 14 6 0 7-2 10-3z">
              <text:p/>
            </draw:path>
            <draw:path draw:style-name="gr10" draw:text-style-name="P7" draw:layer="layout" svg:width="0.125cm" svg:height="0.107cm" svg:x="18.261cm" svg:y="10.475cm" svg:viewBox="0 0 126 108" svg:d="M43 7c1-1 1-2 1-3s0-4-4-4c-5 0-14 1-16 1-5 1-9 1-14 2-4 0-7 0-7 5 0 4 4 4 7 4 12 0 12 1 12 3s-2 7-3 10c-4 17-8 33-12 50-6 24-7 29-7 30 0 3 3 3 4 3s3 0 4 0c22-3 53-15 80-38 33-29 38-61 38-62 0-4-3-8-8-8-9 0-11 7-13 14-10 35-43 72-84 85 7-31 15-61 22-92z">
              <text:p/>
            </draw:path>
            <draw:path draw:style-name="gr10" draw:text-style-name="P7" draw:layer="layout" svg:width="0.166cm" svg:height="0.011cm" svg:x="18.426cm" svg:y="10.516cm" svg:viewBox="0 0 167 12" svg:d="M157 12c4 0 10 0 10-6s-6-6-10-6c-49 0-98 0-147 0-4 0-10 0-10 6s6 6 10 6c49 0 98 0 147 0z">
              <text:p/>
            </draw:path>
            <draw:path draw:style-name="gr10" draw:text-style-name="P7" draw:layer="layout" svg:width="0.089cm" svg:height="0.161cm" svg:x="18.646cm" svg:y="10.421cm" svg:viewBox="0 0 90 162" svg:d="M56 6c0-6-1-6-7-6-16 15-39 15-49 15 0 3 0 6 0 9 6 0 22 0 36-7 0 42 0 83 0 125 0 8 0 12-25 12-3 0-6 0-9 0 0 3 0 5 0 8 4 0 35-1 44-1 7 0 38 1 44 1 0-3 0-5 0-8-3 0-6 0-9 0-25 0-25-4-25-12 0-45 0-91 0-136z">
              <text:p/>
            </draw:path>
            <draw:path draw:style-name="gr10" draw:text-style-name="P7" draw:layer="layout" svg:width="0.081cm" svg:height="0.35cm" svg:x="18.797cm" svg:y="10.268cm" svg:viewBox="0 0 82 351" svg:d="M82 175c0-27-4-69-23-109-22-43-52-66-55-66-2 0-4 1-4 4 0 1 0 1 7 8 34 34 54 90 54 163 0 60-13 122-56 166-5 4-5 5-5 6 0 2 2 4 4 4 3 0 35-24 56-69 17-38 22-77 22-107z">
              <text:p/>
            </draw:path>
            <draw:path draw:style-name="gr10" draw:text-style-name="P7" draw:layer="layout" svg:width="0.175cm" svg:height="0.202cm" svg:x="18.982cm" svg:y="10.342cm" svg:viewBox="0 0 176 203" svg:d="M163 108c6 0 13 0 13-7s-7-7-13-7c-50 0-99 0-149 0 5-47 45-80 95-80 18 0 36 0 54 0 6 0 13 0 13-7s-7-7-13-7c-18 0-37 0-55 0-60 0-108 45-108 101s48 102 108 102c18 0 37 0 55 0 6 0 13 0 13-7s-7-7-13-7c-18 0-36 0-54 0-50 0-90-34-95-81 50 0 99 0 149 0z">
              <text:p/>
            </draw:path>
            <draw:path draw:style-name="gr10" draw:text-style-name="P7" draw:layer="layout" svg:width="0.116cm" svg:height="0.032cm" svg:x="19.337cm" svg:y="10.208cm" svg:viewBox="0 0 117 33" svg:d="M117 5c-2-2-4-3-6-5 0 1-13 17-28 17-9 0-17-5-23-9-10-5-16-8-22-8-13 0-20 8-38 28 2 2 4 3 6 5 0-1 13-17 28-17 8 0 17 5 23 9 10 5 16 8 22 8 13 0 20-8 38-28z">
              <text:p/>
            </draw:path>
            <draw:path draw:style-name="gr10" draw:text-style-name="P7" draw:layer="layout" svg:width="0.222cm" svg:height="0.255cm" svg:x="19.237cm" svg:y="10.283cm" svg:viewBox="0 0 223 256" svg:d="M87 10c1-4 1-5 1-6 0-2-1-3-4-3-4 0-14 5-21 9-16 8-30 14-30 21 0 2 3 2 4 2 4 0 14-5 20-8-4 34-12 79-19 109-13 60-19 81-37 115-1 3-1 3-1 4 0 3 2 3 3 3 6 0 21-7 26-17 5-8 18-33 29-74 7-30 21-76 46-112 16-23 31-33 53-33 19 0 36 12 36 31 0 30-33 42-70 54-4 1-28 10-28 18 0 3 2 3 3 3s10-1 17-1c35 0 64 21 64 54 0 43-37 57-69 57-27 0-40-14-45-19-1-2-1-3-4-3-8 0-26 11-26 17 0 1 14 25 52 25 49 0 122-35 122-92 0-29-20-51-55-58 28-12 69-37 69-70 0-20-17-36-43-36-12 0-57 4-100 56 2-15 5-31 7-46z">
              <text:p/>
            </draw:path>
          </draw:g>
        </draw:g>
        <draw:g draw:style-name="gr9">
          <svg:title>TexMaths</svg:title>
          <svg:desc>10§display§\tilde{\mathcal{B}} \!=\!
\mathcal{B} \cup \{ (01)^{\frac{\nu}{2}}, (10)^{\frac{\nu}{2}} \}§svg§600§TRUE§</svg:desc>
          <draw:g>
            <draw:path draw:style-name="gr10" draw:text-style-name="P7" draw:layer="layout" svg:width="0.116cm" svg:height="0.032cm" svg:x="1.546cm" svg:y="7.704cm" svg:viewBox="0 0 117 33" svg:d="M117 5c-2-2-3-3-5-5-10 6-14 17-29 17-8 0-17-5-23-9-9-6-16-8-22-8-13 0-20 8-38 27 2 2 4 4 6 6 0-1 13-17 29-17 8 0 17 5 23 9 9 5 15 8 21 8 14 0 20-8 38-28z">
              <text:p/>
            </draw:path>
            <draw:path draw:style-name="gr10" draw:text-style-name="P7" draw:layer="layout" svg:width="0.222cm" svg:height="0.253cm" svg:x="1.446cm" svg:y="7.779cm" svg:viewBox="0 0 223 254" svg:d="M88 10c1-4 1-5 1-6 0-2-1-3-4-3-4 0-15 5-22 8-16 8-29 15-29 21 0 2 2 2 4 2 4 0 13-4 20-8-5 35-13 80-19 110-13 59-20 80-37 114-2 3-2 3-2 4 0 2 3 2 4 2 5 0 20-6 26-16 4-8 17-33 28-73 8-30 21-76 46-112 16-23 31-34 53-34 19 0 36 13 36 31 0 31-33 42-70 55-4 1-28 9-28 18 0 2 2 3 3 3 2 0 10-2 17-2 36 0 65 21 65 54 0 43-38 57-70 57-27 0-40-15-44-20-2-1-2-2-5-2-8 0-26 11-26 17 0 1 14 24 52 24 50 0 122-35 122-90 0-30-19-52-55-58 28-12 69-37 69-70 0-21-17-36-43-36-12 0-57 3-99 56 2-15 5-31 7-46z">
              <text:p/>
            </draw:path>
            <draw:path draw:style-name="gr10" draw:text-style-name="P7" draw:layer="layout" svg:width="0.232cm" svg:height="0.081cm" svg:x="1.736cm" svg:y="7.898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10" draw:text-style-name="P7" draw:layer="layout" svg:width="0.222cm" svg:height="0.253cm" svg:x="2.039cm" svg:y="7.779cm" svg:viewBox="0 0 223 254" svg:d="M88 10c0-4 0-5 0-6 0-2 0-3-4-3-3 0-14 5-21 8-16 8-29 15-29 21 0 2 2 2 3 2 5 0 14-4 20-8-4 35-12 80-19 110-13 59-19 80-36 114-2 3-2 3-2 4 0 2 2 2 3 2 6 0 21-6 26-16 5-8 18-33 29-73 8-30 21-76 46-112 16-23 31-34 53-34 19 0 36 13 36 31 0 31-33 42-70 55-4 1-28 9-28 18 0 2 2 3 3 3 2 0 10-2 17-2 36 0 64 21 64 54 0 43-37 57-69 57-27 0-40-15-44-20-2-1-2-2-5-2-8 0-26 11-26 17 0 1 14 24 52 24 49 0 122-35 122-90 0-30-19-52-55-58 28-12 69-37 69-70 0-21-17-36-43-36-12 0-57 3-99 56 2-15 5-31 7-46z">
              <text:p/>
            </draw:path>
            <draw:path draw:style-name="gr10" draw:text-style-name="P7" draw:layer="layout" svg:width="0.194cm" svg:height="0.215cm" svg:x="2.367cm" svg:y="7.817cm" svg:viewBox="0 0 195 216" svg:d="M195 13c0-7 0-13-7-13s-7 6-7 13c0 42 0 84 0 126 0 53-57 64-83 64-16 0-38-3-57-15-27-17-27-39-27-49 0-42 0-84 0-126 0-7 0-13-7-13s-7 6-7 13c0 43 0 85 0 128 0 53 54 75 98 75 45 0 97-23 97-75 0-43 0-85 0-128z">
              <text:p/>
            </draw:path>
            <draw:path draw:style-name="gr10" draw:text-style-name="P7" draw:layer="layout" svg:width="0.124cm" svg:height="0.348cm" svg:x="2.685cm" svg:y="7.764cm" svg:viewBox="0 0 125 349" svg:d="M75 46c0-14 9-36 47-38 2-1 3-2 3-4 0-4-3-4-7-4-35 0-67 18-67 44s0 52 0 79c0 14 0 25-14 37-12 10-26 11-33 11-2 0-4 2-4 4 0 3 3 3 6 4 23 1 40 14 44 30 1 4 1 4 1 17 0 23 0 46 0 69 0 15 0 26 17 40 14 10 37 14 50 14 4 0 7 0 7-4 0-3-2-3-5-4-23-1-40-12-44-30-1-3-1-4-1-17 0-24 0-48 0-73 0-16-4-21-15-32-8-8-17-11-27-14 29-8 42-24 42-45 0-28 0-56 0-84z">
              <text:p/>
            </draw:path>
            <draw:path draw:style-name="gr10" draw:text-style-name="P7" draw:layer="layout" svg:width="0.08cm" svg:height="0.348cm" svg:x="2.871cm" svg:y="7.764cm" svg:viewBox="0 0 81 349" svg:d="M81 345c0-1 0-1-6-7-44-44-55-111-55-163 0-61 13-122 57-166 4-4 4-5 4-6 0-2-1-3-3-3-4 0-36 24-56 68-18 39-22 77-22 107 0 27 3 69 23 108 21 43 51 66 55 66 2 0 3-1 3-4z">
              <text:p/>
            </draw:path>
            <draw:path draw:style-name="gr10" draw:text-style-name="P7" draw:layer="layout" svg:width="0.147cm" svg:height="0.239cm" svg:x="2.986cm" svg:y="7.793cm" svg:viewBox="0 0 148 240" svg:d="M148 121c0-28-2-56-14-82-16-33-45-39-60-39-21 0-46 9-61 42-11 24-13 51-13 79 0 27 2 58 16 84 15 28 41 35 58 35 19 0 46-7 61-39 11-25 13-52 13-80zM74 232c-14 0-35-8-41-41-4-21-4-53-4-74 0-22 0-45 3-64 7-42 33-45 42-45 12 0 35 6 41 41 4 20 4 46 4 68 0 26 0 50-4 73-5 32-25 42-41 42z">
              <text:p/>
            </draw:path>
            <draw:path draw:style-name="gr10" draw:text-style-name="P7" draw:layer="layout" svg:width="0.115cm" svg:height="0.231cm" svg:x="3.178cm" svg:y="7.793cm" svg:viewBox="0 0 116 232" svg:d="M72 9c0-8 0-9-8-9-21 23-52 23-64 23 0 3 0 7 0 10 7 0 28 0 46-9 0 60 0 121 0 181 0 12-1 17-32 17-4 0-8 0-12 0 0 4 0 7 0 10 13-1 43-1 57-1s45 0 57 1c0-3 0-6 0-10-4 0-7 0-11 0-32 0-33-4-33-17 0-65 0-131 0-196z">
              <text:p/>
            </draw:path>
            <draw:path draw:style-name="gr10" draw:text-style-name="P7" draw:layer="layout" svg:width="0.08cm" svg:height="0.348cm" svg:x="3.343cm" svg:y="7.764cm" svg:viewBox="0 0 81 349" svg:d="M81 175c0-27-4-70-23-109-21-43-51-66-55-66-2 0-3 1-3 3 0 1 0 2 6 8 35 35 55 91 55 164 0 59-13 120-57 165-4 4-4 4-4 5 0 3 1 4 3 4 4 0 35-24 56-68 18-39 22-77 22-106z">
              <text:p/>
            </draw:path>
            <draw:path draw:style-name="gr10" draw:text-style-name="P7" draw:layer="layout" svg:width="0.098cm" svg:height="0.077cm" svg:x="3.523cm" svg:y="7.71cm" svg:viewBox="0 0 99 78" svg:d="M32 7c1-2 1-3 1-4 0-3-3-3-6-2-7 0-14 1-21 1-3 0-4 0-4 1-1 1-2 3-2 4 0 3 3 3 6 3 6 0 7 1 9 1 0 3 0 4-1 7-4 17-9 33-13 50 0 2-1 6-1 7 0 2 2 3 4 3 1 0 2 0 3 0 13-2 37-8 60-25 26-19 32-44 32-47 0-2-2-6-7-6-3 0-7 3-8 7-2 8-7 24-26 41-10 9-25 17-42 22 5-21 11-42 16-63z">
              <text:p/>
            </draw:path>
            <draw:path draw:style-name="gr10" draw:text-style-name="P7" draw:layer="layout" svg:width="0.136cm" svg:height="0.011cm" svg:x="3.502cm" svg:y="7.815cm" svg:viewBox="0 0 137 12" svg:d="M0 0c46 0 91 0 137 0 0 4 0 8 0 12-46 0-91 0-137 0 0-4 0-8 0-12z">
              <text:p/>
            </draw:path>
            <draw:path draw:style-name="gr10" draw:text-style-name="P7" draw:layer="layout" svg:width="0.086cm" svg:height="0.115cm" svg:x="3.527cm" svg:y="7.85cm" svg:viewBox="0 0 87 116" svg:d="M87 82c-2 0-5 0-7 0-1 4-3 15-5 16s-17 1-19 1c-12 0-23 0-35 0 12-8 25-18 35-25 16-11 31-21 31-40 0-22-21-34-46-34-24 0-41 13-41 30 0 10 7 11 10 11 4 0 10-3 10-10s-4-10-10-11c5-7 15-13 27-13 17 0 31 10 31 28 0 14-10 26-23 37-14 12-29 24-43 36-2 2-2 2-2 3s0 3 0 5c27 0 54 0 81 0 2-12 4-23 6-34z">
              <text:p/>
            </draw:path>
            <draw:path draw:style-name="gr10" draw:text-style-name="P7" draw:layer="layout" svg:width="0.04cm" svg:height="0.104cm" svg:x="3.729cm" svg:y="7.988cm" svg:viewBox="0 0 41 105" svg:d="M41 37c0-23-9-37-22-37-12 0-19 9-19 19 0 9 7 18 19 18 4 0 8-1 12-4 1-1 1-1 2-1 0 2 0 0 0 5 0 26-11 47-23 59-4 3-4 4-4 5 0 3 1 4 3 4 4 0 32-27 32-68z">
              <text:p/>
            </draw:path>
            <draw:path draw:style-name="gr10" draw:text-style-name="P7" draw:layer="layout" svg:width="0.08cm" svg:height="0.348cm" svg:x="3.89cm" svg:y="7.764cm" svg:viewBox="0 0 81 349" svg:d="M81 345c0-1 0-1-6-7-44-44-55-111-55-163 0-61 13-122 57-166 4-4 4-5 4-6 0-2-1-3-3-3-4 0-35 24-56 68-18 39-22 77-22 107 0 27 4 69 23 108 21 43 51 66 55 66 2 0 3-1 3-4z">
              <text:p/>
            </draw:path>
            <draw:path draw:style-name="gr10" draw:text-style-name="P7" draw:layer="layout" svg:width="0.115cm" svg:height="0.231cm" svg:x="4.023cm" svg:y="7.793cm" svg:viewBox="0 0 116 232" svg:d="M72 9c0-8 0-9-8-9-22 23-53 23-64 23 0 3 0 7 0 10 7 0 28 0 46-9 0 60 0 121 0 181 0 12-1 17-33 17-4 0-7 0-11 0 0 4 0 7 0 10 12-1 43-1 57-1s45 0 57 1c0-3 0-6 0-10-4 0-7 0-11 0-32 0-33-4-33-17 0-65 0-131 0-196z">
              <text:p/>
            </draw:path>
            <draw:path draw:style-name="gr10" draw:text-style-name="P7" draw:layer="layout" svg:width="0.147cm" svg:height="0.239cm" svg:x="4.181cm" svg:y="7.793cm" svg:viewBox="0 0 148 240" svg:d="M148 121c0-28-2-56-14-82-16-33-45-39-60-39-21 0-47 9-61 42-11 24-13 51-13 79 0 27 1 58 16 84 15 28 41 35 58 35 19 0 45-7 61-39 11-25 13-52 13-80zM74 232c-14 0-35-8-41-41-4-21-4-53-4-74 0-22 0-45 3-64 7-42 33-45 42-45 11 0 35 6 41 41 4 20 4 46 4 68 0 26 0 50-4 73-5 32-25 42-41 42z">
              <text:p/>
            </draw:path>
            <draw:path draw:style-name="gr10" draw:text-style-name="P7" draw:layer="layout" svg:width="0.08cm" svg:height="0.348cm" svg:x="4.363cm" svg:y="7.764cm" svg:viewBox="0 0 81 349" svg:d="M81 175c0-27-3-70-23-109-21-43-51-66-55-66-2 0-3 1-3 3 0 1 0 2 7 8 34 35 54 91 54 164 0 59-13 120-56 165-5 4-5 4-5 5 0 3 1 4 3 4 4 0 36-24 56-68 18-39 22-77 22-106z">
              <text:p/>
            </draw:path>
            <draw:path draw:style-name="gr10" draw:text-style-name="P7" draw:layer="layout" svg:width="0.098cm" svg:height="0.077cm" svg:x="4.543cm" svg:y="7.71cm" svg:viewBox="0 0 99 78" svg:d="M32 7c1-2 1-3 1-4 0-3-3-3-5-2-7 0-15 1-22 1-3 0-3 0-4 1s-1 3-1 4c0 3 2 3 5 3 6 0 7 1 9 1 0 3 0 4-1 7-4 17-8 33-12 50-1 2-2 6-2 7 0 2 2 3 4 3 1 0 2 0 3 0 13-2 37-8 60-25 27-19 32-44 32-47 0-2-2-6-6-6s-8 3-9 7c-2 8-7 24-26 41-10 9-25 17-41 22 5-21 10-42 15-63z">
              <text:p/>
            </draw:path>
            <draw:path draw:style-name="gr10" draw:text-style-name="P7" draw:layer="layout" svg:width="0.136cm" svg:height="0.011cm" svg:x="4.522cm" svg:y="7.815cm" svg:viewBox="0 0 137 12" svg:d="M0 0c46 0 91 0 137 0 0 4 0 8 0 12-46 0-91 0-137 0 0-4 0-8 0-12z">
              <text:p/>
            </draw:path>
            <draw:path draw:style-name="gr10" draw:text-style-name="P7" draw:layer="layout" svg:width="0.086cm" svg:height="0.115cm" svg:x="4.547cm" svg:y="7.85cm" svg:viewBox="0 0 87 116" svg:d="M87 82c-2 0-5 0-7 0-1 4-2 15-5 16-2 1-16 1-19 1-12 0-23 0-35 0 12-8 25-18 36-25 15-11 30-21 30-40 0-22-21-34-46-34-24 0-41 13-41 30 0 10 7 11 10 11 5 0 10-3 10-10s-4-10-10-11c5-7 15-13 27-13 17 0 31 10 31 28 0 14-10 26-23 37-14 12-29 24-43 36-2 2-2 2-2 3s0 3 0 5c27 0 54 0 81 0 2-12 4-23 6-34z">
              <text:p/>
            </draw:path>
            <draw:path draw:style-name="gr10" draw:text-style-name="P7" draw:layer="layout" svg:width="0.124cm" svg:height="0.348cm" svg:x="4.744cm" svg:y="7.764cm" svg:viewBox="0 0 125 349" svg:d="M51 302c0 14-9 37-48 39-1 1-3 2-3 4 0 4 4 4 7 4 34 0 67-17 67-44 0-26 0-53 0-80 0-13 0-23 14-35 13-10 26-11 34-11 2-1 3-2 3-4 0-4-2-4-6-4-23-1-40-14-44-31-1-4-1-5-1-17 0-24 0-47 0-70 0-14 0-26-16-39-15-11-39-14-51-14-3 0-7 0-7 4 0 3 2 3 6 4 22 1 39 12 44 30 1 3 1 4 1 16 0 24 0 49 0 74 0 16 3 21 14 33 7 7 17 11 27 14-28 8-41 24-41 43 0 28 0 56 0 84z">
              <text:p/>
            </draw:path>
          </draw:g>
        </draw:g>
        <draw:frame draw:style-name="gr39" draw:text-style-name="P4" draw:layer="layout" svg:width="0.434cm" svg:height="0.395cm" svg:x="11.005cm" svg:y="10.709cm">
          <draw:text-box>
            <text:p><text:span text:style-name="T1">(2)</text:span></text:p>
          </draw:text-box>
        </draw:frame>
        <draw:g draw:style-name="gr9">
          <svg:title>TexMaths</svg:title>
          <svg:desc>10§display§\bm{s}_i
\!=\!
(s_{i,0}, \dots, s_{i,\nu-1})
\!\in\!
\Phi^{\nu}
§svg§600§TRUE§</svg:desc>
          <draw:g>
            <draw:path draw:style-name="gr10" draw:text-style-name="P7" draw:layer="layout" svg:width="0.146cm" svg:height="0.16cm" svg:x="15.867cm" svg:y="9.82cm" svg:viewBox="0 0 147 161" svg:d="M126 20c-12 4-15 15-15 20 0 9 7 14 15 14s21-7 21-24c0-18-18-30-50-30-10 0-30 0-46 13-16 11-21 32-21 41 0 10 5 20 12 26 10 8 16 9 40 13 11 2 32 6 32 22 0 1 0 33-53 33-17 0-30-3-38-9 12-3 20-14 20-24 0-13-10-16-17-16-12 0-26 10-26 27 0 23 25 35 61 35 80 0 80-60 80-61 0-11-6-21-14-28-11-9-25-12-37-14-19-3-33-6-33-19 0-1 0-27 39-27 8 0 20 1 30 8z">
              <text:p/>
            </draw:path>
            <draw:path draw:style-name="gr10" draw:text-style-name="P7" draw:layer="layout" svg:width="0.074cm" svg:height="0.164cm" svg:x="16.045cm" svg:y="9.868cm" svg:viewBox="0 0 75 165" svg:d="M69 9c0-4-3-9-10-9s-14 6-14 13c0 5 3 10 10 10s14-7 14-14zM18 134c-1 3-2 6-2 10 0 12 10 21 24 21 24 0 35-34 35-38 0-3-3-3-4-3-3 0-4 2-5 4-5 20-16 30-26 30-5 0-6-3-6-9 0-5 2-10 4-15 2-7 5-13 8-20 2-6 11-28 12-31 1-2 1-5 1-8 0-11-9-21-23-21-24 0-36 34-36 38 0 3 4 3 5 3 3 0 3-1 4-4 6-21 17-30 26-30 4 0 6 2 6 9 0 5-1 9-7 24-5 13-11 26-16 40z">
              <text:p/>
            </draw:path>
            <draw:path draw:style-name="gr10" draw:text-style-name="P7" draw:layer="layout" svg:width="0.232cm" svg:height="0.081cm" svg:x="16.21cm" svg:y="9.849cm" svg:viewBox="0 0 233 82" svg:d="M221 14c6 0 12 0 12-7s-6-7-11-7c-70 0-141 0-211 0-5 0-11 0-11 7s6 7 11 7c70 0 140 0 210 0zM222 82c5 0 11 0 11-7s-6-7-12-7c-70 0-140 0-210 0-5 0-11 0-11 7s6 7 11 7c70 0 141 0 211 0z">
              <text:p/>
            </draw:path>
            <draw:path draw:style-name="gr10" draw:text-style-name="P7" draw:layer="layout" svg:width="0.08cm" svg:height="0.349cm" svg:x="16.537cm" svg:y="9.715cm" svg:viewBox="0 0 81 350" svg:d="M81 346c0-1 0-2-6-8-43-44-55-110-55-163 0-61 14-122 57-165 4-5 4-5 4-6 0-3-1-4-3-4-4 0-35 24-56 69-18 38-22 77-22 106 0 27 4 69 23 109 21 43 51 66 55 66 2 0 3-2 3-4z">
              <text:p/>
            </draw:path>
            <draw:path draw:style-name="gr10" draw:text-style-name="P7" draw:layer="layout" svg:width="0.128cm" svg:height="0.158cm" svg:x="16.657cm" svg:y="9.823cm" svg:viewBox="0 0 129 159" svg:d="M119 24c-10 0-17 8-17 16 0 5 3 10 11 10s16-6 16-20c0-16-15-30-41-30-47 0-60 36-60 51 0 28 26 33 36 35 19 3 37 7 37 27 0 9-8 38-50 38-5 0-32 0-40-18 13 1 22-9 22-19 0-8-6-12-13-12-9 0-20 7-20 23 0 20 20 34 50 34 57 0 71-43 71-58 0-13-7-22-11-26-9-10-20-12-35-15-13-2-27-5-27-21 0-10 9-31 40-31 8 0 26 2 31 16z">
              <text:p/>
            </draw:path>
            <draw:path draw:style-name="gr10" draw:text-style-name="P7" draw:layer="layout" svg:width="0.074cm" svg:height="0.164cm" svg:x="16.815cm" svg:y="9.868cm" svg:viewBox="0 0 75 165" svg:d="M68 9c0-4-3-9-10-9-6 0-13 6-13 13 0 5 3 10 9 10 8 0 14-7 14-14zM18 134c-1 3-2 6-2 10 0 12 10 21 23 21 25 0 36-34 36-38 0-3-3-2-4-3-4 0-4 2-5 4-6 20-17 30-26 30-5 0-6-3-6-9 0-5 1-10 4-15 2-7 5-13 8-20 2-6 11-28 12-31 0-2 1-5 1-8 0-11-10-21-23-21-25 0-36 34-36 38 0 3 3 3 4 3 4 0 4-1 5-4 6-21 17-30 26-30 4 0 6 2 6 9 0 5-1 9-8 24-5 13-10 26-15 40z">
              <text:p/>
            </draw:path>
            <draw:path draw:style-name="gr10" draw:text-style-name="P7" draw:layer="layout" svg:width="0.031cm" svg:height="0.075cm" svg:x="16.93cm" svg:y="10.001cm" svg:viewBox="0 0 32 76" svg:d="M25 25c0 13-3 29-19 44-1 1-2 2-2 3 0 2 2 4 3 4 4 0 25-20 25-49 0-15-6-27-18-27-8 0-14 7-14 14 0 8 6 14 15 14 6 0 7-2 10-3z">
              <text:p/>
            </draw:path>
            <draw:path draw:style-name="gr10" draw:text-style-name="P7" draw:layer="layout" svg:width="0.113cm" svg:height="0.166cm" svg:x="16.999cm" svg:y="9.868cm" svg:viewBox="0 0 114 167" svg:d="M114 84c0-27-3-46-14-63-8-12-23-21-43-21-57 0-57 66-57 84 0 17 0 83 57 83s57-65 57-83zM57 161c-11 0-26-7-31-27-3-15-3-35-3-53s0-36 3-50c5-19 21-24 31-24 13 0 26 8 31 22 4 13 4 31 4 52 0 18 0 36-3 52-5 22-22 28-32 28z">
              <text:p/>
            </draw:path>
            <draw:path draw:style-name="gr10" draw:text-style-name="P7" draw:layer="layout" svg:width="0.04cm" svg:height="0.104cm" svg:x="17.174cm" svg:y="9.94cm" svg:viewBox="0 0 41 105" svg:d="M41 37c0-24-9-37-22-37-12 0-19 9-19 18 0 10 7 19 19 19 4 0 9-1 12-5 1 0 1-1 2-1 0 2 1 1 1 6 0 26-13 47-24 58-4 4-4 5-4 6 0 2 2 4 3 4 4 0 32-27 32-68z">
              <text:p/>
            </draw:path>
            <draw:path draw:style-name="gr10" draw:text-style-name="P7" draw:layer="layout" svg:width="0.037cm" svg:height="0.036cm" svg:x="17.33cm" svg:y="9.94cm" svg:viewBox="0 0 38 37" svg:d="M38 18c0-10-9-18-19-18s-19 7-19 18c0 10 9 19 19 19s19-8 19-19z">
              <text:p/>
            </draw:path>
            <draw:path draw:style-name="gr10" draw:text-style-name="P7" draw:layer="layout" svg:width="0.037cm" svg:height="0.036cm" svg:x="17.486cm" svg:y="9.94cm" svg:viewBox="0 0 38 37" svg:d="M38 18c0-10-9-18-19-18s-19 7-19 18c0 10 9 19 19 19s19-8 19-19z">
              <text:p/>
            </draw:path>
            <draw:path draw:style-name="gr10" draw:text-style-name="P7" draw:layer="layout" svg:width="0.036cm" svg:height="0.036cm" svg:x="17.643cm" svg:y="9.94cm" svg:viewBox="0 0 37 37" svg:d="M37 18c0-10-9-18-19-18s-18 7-18 18c0 10 8 19 18 19s19-8 19-19z">
              <text:p/>
            </draw:path>
            <draw:path draw:style-name="gr10" draw:text-style-name="P7" draw:layer="layout" svg:width="0.04cm" svg:height="0.104cm" svg:x="17.798cm" svg:y="9.94cm" svg:viewBox="0 0 41 105" svg:d="M41 37c0-24-9-37-23-37-11 0-18 9-18 18 0 10 7 19 18 19 5 0 9-1 13-5 1 0 1-1 1-1 1 0 1 1 1 6 0 26-12 47-24 58-4 4-4 5-4 6 0 2 2 4 4 4 4 0 32-27 32-68z">
              <text:p/>
            </draw:path>
            <draw:path draw:style-name="gr10" draw:text-style-name="P7" draw:layer="layout" svg:width="0.128cm" svg:height="0.158cm" svg:x="17.942cm" svg:y="9.823cm" svg:viewBox="0 0 129 159" svg:d="M119 24c-10 0-17 8-17 16 0 5 3 10 11 10s16-6 16-20c0-16-15-30-42-30-46 0-59 36-59 51 0 28 26 33 36 35 19 3 37 7 37 27 0 9-8 38-50 38-5 0-32 0-40-18 13 1 22-9 22-19 0-8-6-12-13-12-9 0-20 7-20 23 0 20 20 34 50 34 57 0 71-43 71-58 0-13-7-22-11-26-10-10-20-12-35-15-13-2-27-5-27-21 0-10 9-31 39-31 9 0 27 2 32 16z">
              <text:p/>
            </draw:path>
            <draw:path draw:style-name="gr10" draw:text-style-name="P7" draw:layer="layout" svg:width="0.073cm" svg:height="0.164cm" svg:x="18.1cm" svg:y="9.868cm" svg:viewBox="0 0 74 165" svg:d="M68 9c0-4-3-9-10-9-6 0-14 6-14 13 0 5 4 10 10 10 7 0 14-7 14-14zM18 134c-1 3-2 6-2 10 0 12 10 21 23 21 25 0 35-34 35-38 0-3-2-2-3-3-4 0-4 2-5 4-6 20-17 30-26 30-5 0-6-3-6-9 0-5 1-10 4-15 2-7 5-13 7-20 3-6 12-28 13-31 0-2 1-5 1-8 0-11-10-21-23-21-25 0-36 34-36 38 0 3 3 3 4 3 4 0 4-1 5-4 6-21 17-30 26-30 4 0 6 2 6 9 0 5-1 9-8 24-5 13-10 26-15 40z">
              <text:p/>
            </draw:path>
            <draw:path draw:style-name="gr10" draw:text-style-name="P7" draw:layer="layout" svg:width="0.031cm" svg:height="0.075cm" svg:x="18.215cm" svg:y="10.001cm" svg:viewBox="0 0 32 76" svg:d="M25 25c0 13-3 29-19 44-1 1-2 2-2 3 0 2 2 4 3 4 4 0 25-20 25-49 0-15-6-27-18-27-8 0-14 7-14 14 0 8 6 14 15 14 6 0 9-3 10-3z">
              <text:p/>
            </draw:path>
            <draw:path draw:style-name="gr10" draw:text-style-name="P7" draw:layer="layout" svg:width="0.126cm" svg:height="0.107cm" svg:x="18.289cm" svg:y="9.921cm" svg:viewBox="0 0 127 108" svg:d="M44 7c0-1 0-2 0-3-1-1 0-4-3-4-1 0-15 2-16 2-5 0-10 0-14 1-4 0-7 0-7 5 0 4 3 4 6 4 12 0 12 1 12 4 0 1-1 6-2 9-4 17-8 33-12 50-7 24-8 29-8 30 0 3 4 3 5 3s3 0 4 0c22-3 53-14 79-38 34-29 39-61 39-62 0-4-4-8-9-8-8 0-10 7-12 14-10 35-43 72-85 85 8-31 15-61 23-92z">
              <text:p/>
            </draw:path>
            <draw:path draw:style-name="gr10" draw:text-style-name="P7" draw:layer="layout" svg:width="0.165cm" svg:height="0.011cm" svg:x="18.455cm" svg:y="9.962cm" svg:viewBox="0 0 166 12" svg:d="M156 12c4 0 10 0 10-6s-5-6-10-6c-49 0-97 0-146 0-4 0-10 0-10 6s6 6 10 6c49 0 97 0 146 0z">
              <text:p/>
            </draw:path>
            <draw:path draw:style-name="gr10" draw:text-style-name="P7" draw:layer="layout" svg:width="0.088cm" svg:height="0.161cm" svg:x="18.675cm" svg:y="9.868cm" svg:viewBox="0 0 89 162" svg:d="M55 7c0-7 0-7-7-7-16 15-38 15-48 15 0 3 0 6 0 9 6 0 22 0 36-7 0 42 0 83 0 125 0 8 0 12-25 12-3 0-6 0-9 0 0 2 0 5 0 8 4 0 34 0 43 0 8 0 39 0 44 0 0-3 0-6 0-8-3 0-6 0-9 0-25 0-25-4-25-12 0-45 0-90 0-135z">
              <text:p/>
            </draw:path>
            <draw:path draw:style-name="gr10" draw:text-style-name="P7" draw:layer="layout" svg:width="0.08cm" svg:height="0.349cm" svg:x="18.826cm" svg:y="9.715cm" svg:viewBox="0 0 81 350" svg:d="M81 175c0-27-4-69-23-109-21-43-51-66-55-66-2 0-3 2-3 4 0 1 0 1 6 8 35 34 55 90 55 163 0 59-13 121-57 165-4 4-4 5-4 6 0 2 1 4 3 4 4 0 35-24 56-69 18-38 22-77 22-106z">
              <text:p/>
            </draw:path>
            <draw:path draw:style-name="gr10" draw:text-style-name="P7" draw:layer="layout" svg:width="0.174cm" svg:height="0.201cm" svg:x="19.011cm" svg:y="9.789cm" svg:viewBox="0 0 175 202" svg:d="M163 108c6 0 12 0 12-7s-6-7-12-7c-50 0-99 0-149 0 4-47 45-80 94-80 18 0 37 0 55 0 6 0 12 0 12-7s-6-7-12-7c-19 0-37 0-56 0-60 0-107 45-107 101s47 101 107 101c19 0 37 0 56 0 6 0 12 0 12-7 0-6-6-6-12-6-18 0-37 0-55 0-49 0-90-34-94-81 50 0 99 0 149 0z">
              <text:p/>
            </draw:path>
            <draw:path draw:style-name="gr10" draw:text-style-name="P7" draw:layer="layout" svg:width="0.213cm" svg:height="0.237cm" svg:x="19.274cm" svg:y="9.739cm" svg:viewBox="0 0 214 238" svg:d="M121 192c54-5 93-37 93-73s-40-68-93-72c0-7 0-13 0-20 0-12 0-16 33-16 4 0 8 0 12 0 0-4 0-7 0-11-13 1-46 1-60 1-15 0-47 0-59-1 0 4 0 7 0 11 4 0 7 0 11 0 34 0 34 4 34 16 0 7 0 13 0 20-54 5-92 37-92 72 0 36 39 67 92 73 0 6 0 12 0 18 0 12 0 17-34 17-4 0-7 0-11 0 0 4 0 8 0 11 12-1 45-1 59-1s47 0 60 1c0-3 0-7 0-11-4 0-8 0-12 0-33 0-33-4-33-17 0-6 0-12 0-18zM92 184c-50-7-57-43-57-65 0-18 4-57 57-64 0 43 0 86 0 129zM121 55c48 5 58 37 58 64 0 21-5 59-58 65 0-43 0-86 0-129z">
              <text:p/>
            </draw:path>
            <draw:path draw:style-name="gr10" draw:text-style-name="P7" draw:layer="layout" svg:width="0.126cm" svg:height="0.107cm" svg:x="19.526cm" svg:y="9.725cm" svg:viewBox="0 0 127 108" svg:d="M44 7c0-1 1-2 1-3s0-4-4-4c-1 0-15 1-16 1-5 1-9 1-14 2-4 0-7 0-7 5 0 4 3 4 6 4 12 0 12 1 12 3s-1 7-2 10c-4 16-8 33-12 49-6 25-8 30-8 31 0 3 4 3 5 3s3 0 4 0c22-3 53-15 79-38 34-30 26-41 39-62 0-4-4-8-9-8-8 0-10 7-12 14-10 35-43 72-85 84 8-31 15-61 23-91z">
              <text:p/>
            </draw:path>
          </draw:g>
        </draw:g>
        <draw:frame draw:style-name="gr40" draw:text-style-name="P4" draw:layer="layout" svg:width="1.441cm" svg:height="0.395cm" svg:x="11.005cm" svg:y="7.708cm">
          <draw:text-box>
            <text:p><text:span text:style-name="T1">mapping:</text:span></text:p>
          </draw:text-box>
        </draw:frame>
        <draw:frame draw:style-name="gr41" draw:text-style-name="P4" draw:layer="layout" svg:width="0.857cm" svg:height="0.395cm" svg:x="11.006cm" svg:y="8.709cm">
          <draw:text-box>
            <text:p><text:span text:style-name="T1">input:</text:span></text:p>
          </draw:text-box>
        </draw:frame>
        <draw:g draw:style-name="gr9">
          <svg:title>TexMaths</svg:title>
          <svg:desc>10§display§\bm{c}^{\rm a} 
\!=\!
(
\bm{c}^{\rm a}_0,
\dots, 
\bm{c}^{\rm a}_{n-1}
) §svg§600§TRUE§</svg:desc>
          <draw:g>
            <draw:path draw:style-name="gr10" draw:text-style-name="P7" draw:layer="layout" svg:width="0.162cm" svg:height="0.16cm" svg:x="12.587cm" svg:y="8.851cm" svg:viewBox="0 0 163 161" svg:d="M135 20c-18 6-19 23-19 24 0 5 3 16 18 16s25-13 25-27c0-19-18-33-49-33-71 0-110 55-110 101 0 31 20 60 74 60 10 0 34 0 55-8 20-8 34-22 34-27 0-2-5-9-8-9s-3 1-6 4c-19 20-46 28-74 28-23 0-35-12-35-33 0-12 10-55 20-73 14-24 36-30 50-30 5 0 16 0 25 7z">
              <text:p/>
            </draw:path>
            <draw:path draw:style-name="gr10" draw:text-style-name="P7" draw:layer="layout" svg:width="0.121cm" svg:height="0.11cm" svg:x="12.765cm" svg:y="8.756cm" svg:viewBox="0 0 122 111" svg:d="M96 43c0-13 0-22-11-31-11-8-22-12-37-12-23 0-40 9-40 23 0 8 6 12 12 12 7 0 12-4 12-11 0-4-2-9-9-11 9-6 23-6 25-6 13 0 28 9 28 29 0 3 0 5 0 8-13 0-29 1-47 8-22 8-29 21-29 32 0 21 25 27 43 27 19 0 31-11 36-20 1 10 8 19 19 19 1 0 24 0 24-23 0-5 0-10 0-14-3 0-5 0-8 0 0 4 0 9 0 14 0 2 0 14-9 14s-9-12-9-15c0-15 0-29 0-43zM76 74c0 24-20 31-31 31-13 0-25-9-25-21 0-13 12-32 56-34 0 8 0 16 0 24z">
              <text:p/>
            </draw:path>
            <draw:path draw:style-name="gr10" draw:text-style-name="P7" draw:layer="layout" svg:width="0.232cm" svg:height="0.081cm" svg:x="12.968cm" svg:y="8.881cm" svg:viewBox="0 0 233 82" svg:d="M221 14c5 0 12 0 12-7s-7-7-11-7c-70 0-141 0-211 0-5 0-11 0-11 7s6 7 11 7c70 0 140 0 210 0zM222 82c4 0 11 0 11-7s-7-7-12-7c-70 0-140 0-210 0-5 0-11 0-11 7s6 7 11 7c70 0 141 0 211 0z">
              <text:p/>
            </draw:path>
            <draw:path draw:style-name="gr10" draw:text-style-name="P7" draw:layer="layout" svg:width="0.08cm" svg:height="0.348cm" svg:x="13.295cm" svg:y="8.747cm" svg:viewBox="0 0 81 349" svg:d="M81 346c0-1 0-2-6-8-44-44-55-110-55-163 0-61 14-122 57-166 4-4 4-4 4-5 0-3-1-4-3-4-4 0-35 24-56 68-18 39-22 78-22 107 0 26 4 69 23 108 21 43 51 66 55 66 2 0 3-1 3-3z">
              <text:p/>
            </draw:path>
            <draw:path draw:style-name="gr10" draw:text-style-name="P7" draw:layer="layout" svg:width="0.162cm" svg:height="0.16cm" svg:x="13.413cm" svg:y="8.851cm" svg:viewBox="0 0 163 161" svg:d="M135 20c-19 6-19 23-19 24 0 5 3 16 18 16 14 0 25-13 25-27 0-19-18-33-49-33-71 0-110 55-110 101 0 31 20 60 74 60 9 0 34 0 55-8 20-8 34-22 34-27 0-2-5-9-9-9-2 0-2 1-5 4-19 20-47 28-74 28-23 0-35-12-35-33 0-12 9-55 20-73 14-24 35-30 50-30 5 0 16 0 25 7z">
              <text:p/>
            </draw:path>
            <draw:path draw:style-name="gr10" draw:text-style-name="P7" draw:layer="layout" svg:width="0.121cm" svg:height="0.11cm" svg:x="13.591cm" svg:y="8.756cm" svg:viewBox="0 0 122 111" svg:d="M96 43c0-13 0-22-12-31-10-8-21-12-36-12-23 0-40 9-40 23 0 8 6 12 12 12 7 0 12-4 12-11 0-4-2-9-9-11 9-6 23-6 25-6 13 0 28 9 28 29 0 3 0 5 0 8-13 0-29 1-47 8-23 8-29 21-29 32 0 21 25 27 43 27 19 0 31-11 36-20 1 10 8 19 19 19 8-8 24 0 24-23 0-5 0-10 0-14-3 0-5 0-8 0 0 4 0 9 0 14 0 2 0 14-9 14s-9-12-9-15c0-15 0-29 0-43zM76 74c0 24-20 31-31 31-13 0-25-9-25-21 0-13 12-32 56-34 0 8 0 16 0 24z">
              <text:p/>
            </draw:path>
            <draw:path draw:style-name="gr10" draw:text-style-name="P7" draw:layer="layout" svg:width="0.113cm" svg:height="0.167cm" svg:x="13.59cm" svg:y="8.932cm" svg:viewBox="0 0 114 168" svg:d="M114 85c0-27-3-46-15-64-7-11-22-21-42-21-57 0-57 67-57 85s0 83 57 83 57-65 57-83zM57 161c-11 0-26-6-31-27-4-14-4-34-4-52s0-37 4-50c5-20 21-25 31-25 13 0 26 8 30 23 4 13 5 30 5 52 0 18 0 36-4 51-5 23-21 28-31 28z">
              <text:p/>
            </draw:path>
            <draw:path draw:style-name="gr10" draw:text-style-name="P7" draw:layer="layout" svg:width="0.04cm" svg:height="0.104cm" svg:x="13.765cm" svg:y="8.971cm" svg:viewBox="0 0 41 105" svg:d="M41 37c0-23-9-37-23-37-11 0-18 9-18 19 0 9 7 19 18 19 5 0 9-2 13-5 1-1 1-1 2-1 0 2 0 0 0 5 0 26-12 47-24 59-4 4-4 4-4 5 0 3 2 4 4 4 4 0 32-27 32-68z">
              <text:p/>
            </draw:path>
            <draw:path draw:style-name="gr10" draw:text-style-name="P7" draw:layer="layout" svg:width="0.036cm" svg:height="0.037cm" svg:x="13.921cm" svg:y="8.971cm" svg:viewBox="0 0 37 38" svg:d="M37 19c0-10-8-19-18-19-11 0-19 9-19 19s8 19 19 19c10 0 18-9 18-19z">
              <text:p/>
            </draw:path>
            <draw:path draw:style-name="gr10" draw:text-style-name="P7" draw:layer="layout" svg:width="0.036cm" svg:height="0.037cm" svg:x="14.076cm" svg:y="8.971cm" svg:viewBox="0 0 37 38" svg:d="M37 19c0-10-8-19-18-19s-19 9-19 19 9 19 19 19 18-9 18-19z">
              <text:p/>
            </draw:path>
            <draw:path draw:style-name="gr10" draw:text-style-name="P7" draw:layer="layout" svg:width="0.036cm" svg:height="0.037cm" svg:x="14.232cm" svg:y="8.971cm" svg:viewBox="0 0 37 38" svg:d="M37 19c0-10-8-19-18-19s-19 9-19 19 9 19 19 19 18-9 18-19z">
              <text:p/>
            </draw:path>
            <draw:path draw:style-name="gr10" draw:text-style-name="P7" draw:layer="layout" svg:width="0.04cm" svg:height="0.104cm" svg:x="14.388cm" svg:y="8.971cm" svg:viewBox="0 0 41 105" svg:d="M41 37c0-23-8-37-22-37-12 0-19 9-19 19 0 9 7 19 19 19 4 0 9-2 12-5 1-1 1-1 2-1 0 2 1 0 1 5 0 26-13 47-24 59-4 4-4 4-4 5 0 3 2 4 4 4 3 0 31-27 31-68z">
              <text:p/>
            </draw:path>
            <draw:path draw:style-name="gr10" draw:text-style-name="P7" draw:layer="layout" svg:width="0.163cm" svg:height="0.16cm" svg:x="14.53cm" svg:y="8.851cm" svg:viewBox="0 0 164 161" svg:d="M136 20c-19 6-19 23-19 24 0 5 3 16 17 16 15 0 26-13 26-27 0-19-19-33-50-33-70 0-110 55-110 101 0 31 20 60 75 60 9 0 33 0 54-8s35-22 35-27c0-2-6-9-9-9-2 0-3 1-5 4-19 20-47 28-74 28-24 0-35-12-35-33 0-12 9-55 20-73 14-24 35-30 50-30 4 0 16 0 25 7z">
              <text:p/>
            </draw:path>
            <draw:path draw:style-name="gr10" draw:text-style-name="P7" draw:layer="layout" svg:width="0.122cm" svg:height="0.11cm" svg:x="14.708cm" svg:y="8.756cm" svg:viewBox="0 0 123 111" svg:d="M96 43c0-13 0-22-11-31-10-8-22-12-36-12-24 0-40 9-40 23 0 8 5 12 12 12 6 0 11-4 11-11 0-4-2-9-8-11 8-6 23-6 24-6 14 0 29 9 29 29 0 3 0 5 0 8-14 0-30 1-48 8-22 8-29 21-29 32 0 21 26 27 43 27 20 0 31-11 37-20 1 10 7 19 19 19 8-8 24 0 24-23 0-5 0-10 0-14-3 0-5 0-8 0 0 4 0 9 0 14 0 2-1 14-10 14-10 0-9-12-9-15 0-15 0-29 0-43zM77 74c0 24-21 31-32 31-12 0-24-9-24-21 0-13 12-32 56-34 0 8 0 16 0 24z">
              <text:p/>
            </draw:path>
            <draw:path draw:style-name="gr10" draw:text-style-name="P7" draw:layer="layout" svg:width="0.149cm" svg:height="0.11cm" svg:x="14.706cm" svg:y="8.987cm" svg:viewBox="0 0 150 111" svg:d="M19 93c-1 3-3 9-3 10 0 5 5 8 9 8s8-4 9-6 3-10 5-15c1-5 4-16 5-22 1-5 3-11 4-17 3-10 3-12 11-22 6-9 18-22 36-22 15 0 15 12 15 17 0 15-11 42-15 52-2 7-3 9-3 13 0 13 11 22 23 22 25 0 35-34 35-38 0-3-2-2-3-3-4 0-4 1-5 4-6 20-16 30-26 30-5 0-6-4-6-9 0-6 1-9 5-20 3-7 13-33 13-47 0-24-19-28-32-28-20 0-34 13-41 22-2-17-16-22-26-22-11 0-17 8-20 13-5 9-9 23-9 25 0 3 3 2 4 3 4 0 4-1 6-8 4-14 8-26 18-26 6 0 8 5 8 12 0 5-2 13-4 20-2 6-4 17-5 22-3 10-5 21-8 32z">
              <text:p/>
            </draw:path>
            <draw:path draw:style-name="gr10" draw:text-style-name="P7" draw:layer="layout" svg:width="0.165cm" svg:height="0.011cm" svg:x="14.895cm" svg:y="9.028cm" svg:viewBox="0 0 166 12" svg:d="M156 12c4 0 10 0 10-6s-6-6-10-6c-49 0-97 0-146 0-4 0-10 0-10 6s6 6 10 6c49 0 97 0 146 0z">
              <text:p/>
            </draw:path>
            <draw:path draw:style-name="gr10" draw:text-style-name="P7" draw:layer="layout" svg:width="0.088cm" svg:height="0.162cm" svg:x="15.115cm" svg:y="8.932cm" svg:viewBox="0 0 89 163" svg:d="M55 7c0-6 0-7-7-7-16 16-38 16-48 16 0 3 0 6 0 9 6 0 22 0 35-7 0 41 0 83 0 125 0 8 0 11-24 11-3 0-7 0-10 0 0 3 0 6 0 9 5 0 35-1 44-1 8 0 39 1 44 1 0-3 0-6 0-9-3 0-6 0-9 0-25 0-25-3-25-11 0-46 0-91 0-136z">
              <text:p/>
            </draw:path>
            <draw:path draw:style-name="gr10" draw:text-style-name="P7" draw:layer="layout" svg:width="0.08cm" svg:height="0.348cm" svg:x="15.266cm" svg:y="8.747cm" svg:viewBox="0 0 81 349" svg:d="M81 175c0-27-4-70-23-109-21-43-51-66-55-66-2 0-3 1-3 4 0 1 0 1 6 8 35 34 55 90 55 163 0 59-13 121-57 165-4 4-4 5-4 6 0 2 1 3 3 3 4 0 35-24 56-68 18-39 22-78 22-106z">
              <text:p/>
            </draw:path>
          </draw:g>
        </draw:g>
        <draw:g draw:style-name="gr9">
          <svg:title>TexMaths</svg:title>
          <svg:desc>10§display§\bm{c}^{\rm a}_i \!\in\! \mathbb{B}^{k_{\rm a}}§svg§600§TRUE§</svg:desc>
          <draw:g>
            <draw:path draw:style-name="gr10" draw:text-style-name="P7" draw:layer="layout" svg:width="0.162cm" svg:height="0.16cm" svg:x="15.667cm" svg:y="8.846cm" svg:viewBox="0 0 163 161" svg:d="M135 19c-18 6-19 23-19 24 0 5 3 16 18 16 14 0 25-13 25-27 0-18-18-32-49-32-71 0-110 54-110 100 0 32 20 61 74 61 10 0 34-1 55-9 20-8 34-22 34-26 0-3-5-9-9-9-2 0-2 1-5 3-19 20-47 28-74 28-23 0-35-11-35-32 0-13 9-55 20-74 14-24 35-30 50-30 5 0 16 0 25 7z">
              <text:p/>
            </draw:path>
            <draw:path draw:style-name="gr10" draw:text-style-name="P7" draw:layer="layout" svg:width="0.121cm" svg:height="0.111cm" svg:x="15.845cm" svg:y="8.75cm" svg:viewBox="0 0 122 112" svg:d="M96 43c0-13 0-22-12-31-10-8-22-12-36-12-23 0-40 9-40 24 0 7 6 12 12 12 7 0 12-5 12-12 0-4-2-9-9-11 9-6 23-6 25-6 13 0 28 9 28 29 0 3 0 5 0 8-13 0-29 1-47 8-23 8-29 21-29 32 0 22 25 28 43 28 19 0 31-11 36-21 1 10 8 19 19 19 8-8 24 0 24-23 0-5 0-9 0-13-3 0-5 0-8 0 0 4 0 8 0 13 0 2 0 14-9 14s-9-11-9-15c0-15 0-29 0-43zM76 75c0 23-20 30-31 30-13 0-25-9-25-21 0-13 12-32 56-34 0 8 0 17 0 25z">
              <text:p/>
            </draw:path>
            <draw:path draw:style-name="gr10" draw:text-style-name="P7" draw:layer="layout" svg:width="0.073cm" svg:height="0.164cm" svg:x="15.843cm" svg:y="8.927cm" svg:viewBox="0 0 74 165" svg:d="M68 9c0-4-3-9-10-9s-14 6-14 13c0 5 3 10 10 10s14-7 14-14zM18 134c-1 3-3 6-3 10 0 12 10 21 24 21 24 0 35-34 35-38 0-3-3-3-4-3-3 0-4 2-5 4-5 20-16 30-26 30-4 0-6-3-6-8 0-6 2-11 4-16 3-7 5-13 8-20 2-6 11-28 12-31 1-2 2-5 2-8 0-11-10-21-24-21-24 0-35 34-35 38 0 3 3 3 4 3 3 0 3-1 4-4 7-21 17-30 27-30 3 0 6 2 6 9 0 5-2 9-8 24-5 13-10 26-15 40z">
              <text:p/>
            </draw:path>
            <draw:path draw:style-name="gr10" draw:text-style-name="P7" draw:layer="layout" svg:width="0.174cm" svg:height="0.201cm" svg:x="16.057cm" svg:y="8.815cm" svg:viewBox="0 0 175 202" svg:d="M163 108c6 0 12 0 12-7s-6-7-12-7c-50 0-99 0-149 0 4-47 45-80 94-80 18 0 37 0 55 0 6 0 12 0 12-7s-6-7-12-7c-19 0-37 0-56 0-60 0-107 45-107 101s47 101 107 101c19 0 37 0 56 0 6 0 12 0 12-6 0-7-6-7-12-7-18 0-37 0-55 0-49 0-90-34-94-81 50 0 99 0 149 0z">
              <text:p/>
            </draw:path>
            <draw:path draw:style-name="gr10" draw:text-style-name="P7" draw:layer="layout" svg:width="0.214cm" svg:height="0.238cm" svg:x="16.303cm" svg:y="8.764cm" svg:viewBox="0 0 215 239" svg:d="M46 32c0-5 0-14-3-20 13 0 25 0 38 0-5 6-5 13-5 18 0 60 0 120 0 179 0 5 0 12 5 18-13 0-25 0-38 0 3-7 3-15 3-20 0-58 0-117 0-175zM141 105c12-11 15-29 15-44 0-24-8-39-16-47 24 2 49 11 49 46 0 22-25 40-48 45zM89 31c0-7 0-11 4-15 2 0 7-4 16-4 15 0 34 12 34 49 0 39-20 48-54 49 0-27 0-53 0-79zM162 111c20-10 39-27 39-51 0-49-40-60-83-60-35 0-71 0-106 0-7 0-12 0-12 6s6 6 11 6c21 0 22 4 22 20 0 58 0 116 0 174 0 18-1 21-23 21-4 0-10 0-10 6s5 6 12 6c35 0 69 0 104 0 43 0 99-17 99-65 0-36-27-56-53-63zM89 208c0-28 0-57 0-86 28 0 40 0 50 8 14 10 15 33 15 44 0 14-1 53-45 53-20 0-20-13-20-19zM151 222c13-14 15-32 15-48 0-24-5-42-19-54 32 6 55 24 55 54 0 27-21 41-51 48z">
              <text:p/>
            </draw:path>
            <draw:path draw:style-name="gr10" draw:text-style-name="P7" draw:layer="layout" svg:width="0.12cm" svg:height="0.172cm" svg:x="16.552cm" svg:y="8.689cm" svg:viewBox="0 0 121 173" svg:d="M58 7c1 0 1-3 1-4s-1-3-3-3c-5 0-26 2-32 2-2 1-5 1-5 6 0 4 3 4 6 4 12 0 12 1 12 3s-1 3-1 6c-12 46-23 92-35 138-1 5-1 5-1 6 0 4 3 8 8 8 7 0 10-5 12-11 0-1 11-44 12-47 17 2 31 7 31 20 0 1 0 2 0 5-1 3-1 5-1 7 0 18 14 26 26 26 24 0 21-26 31-38 0-3-3-3-4-3-3 0-4 1-5 6-3 10-10 28-22 28-6 0-8-6-8-13 0-4 0-5 1-11 1-1 2-5 2-8 0-21-30-25-40-26 7-4 16-12 20-16 13-12 25-23 39-23 3 0 6 1 8 3-11 2-13 10-13 14 0 5 4 9 10 9 7 0 14-5 14-16 0-8-6-17-19-17-14 0-27 10-39 22-11 9-19 17-29 21 8-33 16-65 24-98z">
              <text:p/>
            </draw:path>
            <draw:path draw:style-name="gr10" draw:text-style-name="P7" draw:layer="layout" svg:width="0.098cm" svg:height="0.079cm" svg:x="16.697cm" svg:y="8.816cm" svg:viewBox="0 0 99 80" svg:d="M78 26c0-17-18-26-40-26-11 0-31 0-31 15 0 7 5 10 9 10 5 0 10-4 10-10 0-4-3-6-4-8 5-1 14-1 16-1 15 0 24 8 24 20 0 2 0 3 0 5-17 1-27 1-40 6-12 4-22 11-22 23 0 16 21 20 35 20 13 0 24-5 29-14 1 6 5 13 14 13 1 0 21 0 21-16 0-3 0-7 0-10-2 0-5 0-7 0 0 3 0 6 0 9 0 2 0 10-7 10s-7-8-7-10c0-12 0-24 0-36zM62 53c0 20-21 21-25 21-11 0-21-5-21-14 0-6 4-22 46-24 0 6 0 11 0 17z">
              <text:p/>
            </draw:path>
          </draw:g>
        </draw:g>
        <draw:g draw:style-name="gr9">
          <svg:title>TexMaths</svg:title>
          <svg:desc>10§display§\bm{c}^{\rm b} 
\!=\!
(
\bm{c}^{\rm b}_0,
\dots, 
\bm{c}^{\rm b}_{n-1}
) §svg§600§TRUE§</svg:desc>
          <draw:g>
            <draw:path draw:style-name="gr10" draw:text-style-name="P7" draw:layer="layout" svg:width="0.162cm" svg:height="0.16cm" svg:x="12.589cm" svg:y="9.306cm" svg:viewBox="0 0 163 161" svg:d="M135 19c-18 6-13 16-19 24 0 6 3 16 18 16s25-12 25-27c0-18-18-32-49-32-71 0-110 54-110 100 0 32 20 61 74 61 10 0 34 0 55-8 20-8 34-23 34-27 0-3-5-9-8-9-2 0-3 1-6 4-19 20-46 28-74 28-23 0-35-12-35-33 0-12 10-55 20-73 14-24 36-31 50-31 5 0 16 1 25 7z">
              <text:p/>
            </draw:path>
            <draw:path draw:style-name="gr10" draw:text-style-name="P7" draw:layer="layout" svg:width="0.131cm" svg:height="0.172cm" svg:x="12.765cm" svg:y="9.149cm" svg:viewBox="0 0 132 173" svg:d="M37 0c-12 1-25 2-37 3 0 3 0 6 0 9 17 0 19 2 19 14 0 48 0 96 0 144 3 0 5 0 8 0 3-5 6-10 9-15 9 13 23 18 36 18 32 0 60-24 60-56 0-30-25-55-58-55-14 0-28 6-37 15 0-26 0-51 0-77zM38 88c7-11 20-19 35-19 14 0 24 8 29 15s8 17 8 33c0 6 0 24-11 36-9 11-21 13-29 13-19 0-29-15-32-21 0-19 0-38 0-57z">
              <text:p/>
            </draw:path>
            <draw:path draw:style-name="gr10" draw:text-style-name="P7" draw:layer="layout" svg:width="0.232cm" svg:height="0.081cm" svg:x="12.985cm" svg:y="9.336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10" draw:text-style-name="P7" draw:layer="layout" svg:width="0.081cm" svg:height="0.349cm" svg:x="13.312cm" svg:y="9.201cm" svg:viewBox="0 0 82 350" svg:d="M82 347c0-1 0-2-6-8-44-44-55-111-55-163 0-61 13-122 56-166 5-5 5-5 5-6 0-3-2-4-4-4-3 0-35 24-56 69-18 38-22 77-22 107 0 27 4 68 23 108 21 43 52 66 55 66 2 0 4-1 4-3z">
              <text:p/>
            </draw:path>
            <draw:path draw:style-name="gr10" draw:text-style-name="P7" draw:layer="layout" svg:width="0.163cm" svg:height="0.16cm" svg:x="13.43cm" svg:y="9.306cm" svg:viewBox="0 0 164 161" svg:d="M135 19c-18 6-12 16-18 24 0 6 3 16 17 16 15 0 25-12 25-27 0-18-18-32-49-32-70 0-110 54-110 100 0 32 20 61 75 61 9 0 33 0 54-8s35-23 35-27c0-3-6-9-9-9-2 0-3 1-5 4-19 20-47 28-75 28-23 0-34-12-34-33 0-12 9-55 19-73 14-24 36-31 51-31 4 0 15 1 24 7z">
              <text:p/>
            </draw:path>
            <draw:path draw:style-name="gr10" draw:text-style-name="P7" draw:layer="layout" svg:width="0.13cm" svg:height="0.172cm" svg:x="13.607cm" svg:y="9.149cm" svg:viewBox="0 0 131 173" svg:d="M36 0c-12 1-24 2-36 3 0 3 0 6 0 9 16 0 18 2 18 14 0 48 0 96 0 144 3 0 5 0 8 0 3-5 6-10 9-15 9 13 23 18 36 18 32 0 60-24 60-56 0-30-25-55-57-55-15 0-29 6-38 15 0-26 0-51 0-77zM37 88c7-11 21-19 35-19s24 8 29 15 8 17 8 33c0 6 0 24-10 36-10 11-22 13-29 13-20 0-30-15-33-21 0-19 0-38 0-57z">
              <text:p/>
            </draw:path>
            <draw:path draw:style-name="gr10" draw:text-style-name="P7" draw:layer="layout" svg:width="0.113cm" svg:height="0.167cm" svg:x="13.607cm" svg:y="9.387cm" svg:viewBox="0 0 114 168" svg:d="M114 85c0-27-3-47-14-64-8-11-23-21-43-21-57 0-57 67-57 85 0 17 0 83 57 83s57-66 57-83zM57 161c-11 0-26-7-31-27-3-14-3-34-3-52s0-37 3-51c5-19 21-24 31-24 14 0 26 8 31 22 4 13 4 31 4 53 0 18 0 36-3 51-5 23-22 28-32 28z">
              <text:p/>
            </draw:path>
            <draw:path draw:style-name="gr10" draw:text-style-name="P7" draw:layer="layout" svg:width="0.041cm" svg:height="0.104cm" svg:x="13.797cm" svg:y="9.426cm" svg:viewBox="0 0 42 105" svg:d="M42 37c0-23-9-37-23-37-12 0-19 9-19 19 0 9 7 18 19 18 4 0 9-1 12-4 1-1 1-1 2-1 0 2 1 0 1 5 0 26-12 47-24 59-4 3-4 4-4 5 0 3 2 4 4 4 3 0 32-27 32-68z">
              <text:p/>
            </draw:path>
            <draw:path draw:style-name="gr10" draw:text-style-name="P7" draw:layer="layout" svg:width="0.036cm" svg:height="0.036cm" svg:x="13.954cm" svg:y="9.426cm" svg:viewBox="0 0 37 37" svg:d="M37 19c0-10-9-19-19-19s-18 9-18 19 8 18 18 18 19-8 19-18z">
              <text:p/>
            </draw:path>
            <draw:path draw:style-name="gr10" draw:text-style-name="P7" draw:layer="layout" svg:width="0.036cm" svg:height="0.036cm" svg:x="14.109cm" svg:y="9.426cm" svg:viewBox="0 0 37 37" svg:d="M37 19c0-10-9-19-19-19-11 0-18 9-18 19s7 18 18 18c10 0 19-8 19-18z">
              <text:p/>
            </draw:path>
            <draw:path draw:style-name="gr10" draw:text-style-name="P7" draw:layer="layout" svg:width="0.036cm" svg:height="0.036cm" svg:x="14.265cm" svg:y="9.426cm" svg:viewBox="0 0 37 37" svg:d="M37 19c0-10-8-19-18-19-11 0-19 9-19 19s8 18 19 18c10 0 18-8 18-18z">
              <text:p/>
            </draw:path>
            <draw:path draw:style-name="gr10" draw:text-style-name="P7" draw:layer="layout" svg:width="0.04cm" svg:height="0.104cm" svg:x="14.421cm" svg:y="9.426cm" svg:viewBox="0 0 41 105" svg:d="M41 37c0-23-9-37-22-37-12 0-19 9-19 19 0 9 7 18 19 18 4 0 9-1 12-4 1-1 1-1 2-1 0 2 1 0 1 5 0 26-12 47-24 59-4 3-4 4-4 5 0 3 2 4 3 4 4 0 32-27 32-68z">
              <text:p/>
            </draw:path>
            <draw:path draw:style-name="gr10" draw:text-style-name="P7" draw:layer="layout" svg:width="0.163cm" svg:height="0.16cm" svg:x="14.563cm" svg:y="9.306cm" svg:viewBox="0 0 164 161" svg:d="M136 19c-19 6-13 16-19 24 0 6 3 16 17 16 15 0 25-12 25-27 0-18-18-32-49-32-70 0-110 54-110 100 0 32 20 61 75 61 9 0 33 0 54-8s35-23 35-27c0-3-6-9-9-9-2 0-3 1-5 4-19 20-47 28-75 28-23 0-34-12-34-33 0-12 9-55 19-73 14-24 36-31 51-31 4 0 15 1 25 7z">
              <text:p/>
            </draw:path>
            <draw:path draw:style-name="gr10" draw:text-style-name="P7" draw:layer="layout" svg:width="0.13cm" svg:height="0.172cm" svg:x="14.74cm" svg:y="9.149cm" svg:viewBox="0 0 131 173" svg:d="M36 0c-12 1-24 2-36 3 0 3 0 6 0 9 16 0 18 2 18 14 0 48 0 96 0 144 3 0 5 0 8 0 3-5 6-10 9-15 9 13 23 18 36 18 32 0 60-24 60-56 0-30-25-55-57-55-15 0-29 6-38 15 0-26 0-51 0-77zM37 88c7-11 21-19 35-19s24 8 29 15 8 17 8 33c0 6 0 24-10 36-10 11-22 13-29 13-20 0-30-15-33-21 0-19 0-38 0-57z">
              <text:p/>
            </draw:path>
            <draw:path draw:style-name="gr10" draw:text-style-name="P7" draw:layer="layout" svg:width="0.149cm" svg:height="0.11cm" svg:x="14.739cm" svg:y="9.442cm" svg:viewBox="0 0 150 111" svg:d="M19 93c-1 3-3 9-3 10 0 5 4 8 8 8 5 0 9-4 10-6s3-10 4-15c2-5 4-16 6-22 1-6 3-11 4-17 3-10 3-12 10-22s19-22 37-22c15 0 15 12 15 17 0 15-11 42-15 52-2 7-3 9-3 13 0 13 10 22 23 22 25 0 35-34 35-38 0-3-3-3-4-3-3 0-3 1-4 4-6 20-17 30-26 30-6 0-6-4-6-9 0-6 1-9 5-20 3-7 13-33 13-47 0-24-19-28-32-28-20 0-34 12-41 22-2-17-17-22-27-22s-16 7-19 13c-6 9-9 23-9 24 0 4 3 4 4 4 4 0 4-1 6-8 3-14 8-26 18-26 6 0 8 5 8 12 0 4-2 13-4 20s-4 17-6 22c-2 10-5 21-7 32z">
              <text:p/>
            </draw:path>
            <draw:path draw:style-name="gr10" draw:text-style-name="P7" draw:layer="layout" svg:width="0.165cm" svg:height="0.011cm" svg:x="14.928cm" svg:y="9.483cm" svg:viewBox="0 0 166 12" svg:d="M156 12c4 0 10 0 10-6s-6-6-10-6c-49 0-97 0-146 0-4 0-10 0-10 5 0 7 5 7 10 7 49 0 97 0 146 0z">
              <text:p/>
            </draw:path>
            <draw:path draw:style-name="gr10" draw:text-style-name="P7" draw:layer="layout" svg:width="0.088cm" svg:height="0.162cm" svg:x="15.148cm" svg:y="9.387cm" svg:viewBox="0 0 89 163" svg:d="M55 7c0-7 0-7-7-7-16 15-38 16-48 16 0 3 0 6 0 9 6 0 22 0 35-7 0 42 0 83 0 125 0 8 0 11-24 11-3 0-7 0-10 0 0 3 0 6 0 9 5 0 35-1 44-1 8 0 39 1 44 1 0-3 0-6 0-9-3 0-6 0-9 0-25 0-25-3-25-11 0-46 0-91 0-136z">
              <text:p/>
            </draw:path>
            <draw:path draw:style-name="gr10" draw:text-style-name="P7" draw:layer="layout" svg:width="0.081cm" svg:height="0.349cm" svg:x="15.298cm" svg:y="9.201cm" svg:viewBox="0 0 82 350" svg:d="M82 176c0-28-4-70-23-110-21-43-51-66-55-66-2 0-4 2-4 4 0 1 0 1 7 8 35 34 55 90 55 164 0 59-13 120-57 165-5 4-5 5-5 6 0 2 2 3 4 3 4 0 35-24 56-68 18-39 22-78 22-106z">
              <text:p/>
            </draw:path>
          </draw:g>
        </draw:g>
        <draw:g draw:style-name="gr9">
          <svg:title>TexMaths</svg:title>
          <svg:desc>10§display§\bm{c}^{\rm b}_i 
\!\in\! 
\mathbb{B}^{k_{\rm b} \nu},
\bm{c}^{\rm b}_{i,j}
\!=\!
[ \bm{c}^{\rm b}_i ]_{j\nu}^{j\nu+\nu-1}§svg§600§TRUE§</svg:desc>
          <draw:g>
            <draw:path draw:style-name="gr10" draw:text-style-name="P7" draw:layer="layout" svg:width="0.162cm" svg:height="0.16cm" svg:x="15.667cm" svg:y="9.335cm" svg:viewBox="0 0 163 161" svg:d="M135 20c-18 5-13 15-19 23 0 6 3 16 18 16s25-12 25-27c0-18-18-32-49-32-71 0-110 55-110 100 0 32 20 61 74 61 10 0 34 0 55-8 20-8 34-23 34-27 0-3-5-9-8-9s-3 1-6 4c-19 20-46 27-74 27-23 0-35-11-35-32 0-12 10-55 20-73 14-24 36-30 50-30 5 0 16 0 25 7z">
              <text:p/>
            </draw:path>
            <draw:path draw:style-name="gr10" draw:text-style-name="P7" draw:layer="layout" svg:width="0.131cm" svg:height="0.172cm" svg:x="15.843cm" svg:y="9.178cm" svg:viewBox="0 0 132 173" svg:d="M37 0c-12 1-25 2-37 3 0 3 0 6 0 9 17 0 19 2 19 14 0 48 0 96 0 145 3 0 5 0 8 0 3-5 6-10 9-15 9 12 23 17 36 17 32 0 60-24 60-55 0-30-25-56-58-56-14 0-28 6-37 15 0-26 0-51 0-77zM38 88c7-11 20-19 35-19 14 0 24 8 29 15 5 8 7 17 7 33 0 6 0 24-10 36-9 11-21 13-29 13-19 0-29-15-32-20 0-20 0-39 0-58z">
              <text:p/>
            </draw:path>
            <draw:path draw:style-name="gr10" draw:text-style-name="P7" draw:layer="layout" svg:width="0.073cm" svg:height="0.164cm" svg:x="15.843cm" svg:y="9.416cm" svg:viewBox="0 0 74 165" svg:d="M68 10c0-4-3-10-10-10s-14 7-14 14c0 4 4 9 10 9 7 0 14-7 14-13zM18 134c-1 3-2 6-2 11 0 11 9 20 23 20 25 0 35-33 35-37 0-3-3-3-4-3-3 0-3 1-4 4-6 19-17 29-26 29-5 0-7-3-7-8 0-6 2-10 4-16 3-6 6-13 8-19 3-6 11-29 12-32 1-2 2-5 2-7 0-12-10-21-24-21-24 0-35 33-35 37 0 3 3 3 4 3 3 0 4-1 4-3 7-22 18-30 27-30 4 0 6 2 6 8s-2 10-8 25c-5 13-10 26-15 39z">
              <text:p/>
            </draw:path>
            <draw:path draw:style-name="gr10" draw:text-style-name="P7" draw:layer="layout" svg:width="0.175cm" svg:height="0.202cm" svg:x="16.072cm" svg:y="9.304cm" svg:viewBox="0 0 176 203" svg:d="M164 109c6 0 12 0 12-7s-6-7-12-7c-50 0-99 0-149 0 4-47 44-81 94-81 18 0 37 0 55 0 6 0 12 0 12-7s-6-7-12-7c-19 0-37 0-56 0-60 0-108 46-108 102s48 101 108 101c19 0 37 0 56 0 6 0 12 0 12-7s-6-7-12-7c-18 0-37 0-55 0-50 0-90-33-94-80 50 0 99 0 149 0z">
              <text:p/>
            </draw:path>
            <draw:path draw:style-name="gr10" draw:text-style-name="P7" draw:layer="layout" svg:width="0.215cm" svg:height="0.239cm" svg:x="16.319cm" svg:y="9.253cm" svg:viewBox="0 0 216 240" svg:d="M47 32c0-4 0-13-4-19 13 0 26 0 39 0-5 5-5 12-5 17 0 60 0 120 0 180 0 5 0 12 5 18-13 0-26 0-39 0 4-6 4-15 4-20 0-59 0-118 0-176zM142 106c12-11 14-29 14-44 0-25-7-40-15-48 24 3 49 11 49 46 0 23-25 41-48 46zM89 31c0-7 0-10 5-14 2-1 7-4 15-4 16 0 35 12 35 49 0 39-20 47-55 48 0-27 0-53 0-79zM163 112c20-10 39-28 39-52 0-49-40-60-83-60-36 0-71 0-107 0-6 0-12 0-12 7 0 6 6 6 12 6 21 0 22 3 22 20 0 58 0 116 0 175 0 17-1 20-23 20-4 0-11 0-11 6 0 5 6 6 12 6 35 0 70 0 105 0 43 0 99-17 99-65 0-37-27-56-53-63zM89 209c0-29 0-58 0-87 28 0 40 0 51 8 14 11 15 34 15 45 0 13-1 53-45 53-21 0-21-12-21-19zM152 224c13-15 15-33 15-49 0-24-5-43-19-54 32 5 55 23 55 54 0 26-21 42-51 49z">
              <text:p/>
            </draw:path>
            <draw:path draw:style-name="gr10" draw:text-style-name="P7" draw:layer="layout" svg:width="0.12cm" svg:height="0.172cm" svg:x="16.569cm" svg:y="9.178cm" svg:viewBox="0 0 121 173" svg:d="M59 8c0-1 1-3 1-4s-1-4-4-4c-5 0-26 2-32 3-2 0-5 0-5 5 0 4 3 4 6 4 12 0 12 2 12 4 0 1-1 3-1 5-12 46-23 92-35 139-1 4-1 3-1 5 0 4 3 8 8 8 7 0 10-5 12-10 0-1 11-44 12-48 17 2 31 8 31 20 0 1 0 3 0 5-1 4-1 5-1 8 0 17 14 25 26 25 24 0 21-25 31-37 0-4-3-4-4-4-3 0-4 2-5 6-3 11-9 28-21 28-7 0-9-6-9-13 0-4 0-4 1-11 1 0 2-5 2-7 0-22-30-25-40-26 7-5 16-13 20-16 13-12 25-24 39-24 3 0 6 1 8 3-11 2-13 11-13 14 0 6 4 9 10 9 7 0 14-5 14-15 0-9-6-18-19-18-14 0-27 10-39 22-11 10-19 17-29 22 8-33 17-65 25-98z">
              <text:p/>
            </draw:path>
            <draw:path draw:style-name="gr10" draw:text-style-name="P7" draw:layer="layout" svg:width="0.105cm" svg:height="0.123cm" svg:x="16.713cm" svg:y="9.264cm" svg:viewBox="0 0 106 124" svg:d="M30 0c-10 1-20 1-30 2 0 3 0 5 0 8 13 0 15 1 15 10 0 34 0 68 0 102 2 0 5 0 7 0 2-3 3-5 4-7 1-1 2-3 2-4 8 8 19 13 30 13 26 0 48-18 48-40 0-21-20-40-46-40-10 0-21 3-30 10 0-18 0-36 0-54zM31 63c5-8 17-13 28-13 20 0 29 15 29 34 0 10-2 19-9 26-5 5-14 8-22 8-12 0-22-7-26-15 0-14 0-27 0-40z">
              <text:p/>
            </draw:path>
            <draw:path draw:style-name="gr10" draw:text-style-name="P7" draw:layer="layout" svg:width="0.126cm" svg:height="0.108cm" svg:x="16.867cm" svg:y="9.24cm" svg:viewBox="0 0 127 109" svg:d="M44 8c0-1 1-3 1-4-1-1 0-4-4-4-1 0-15 2-16 2-5 0-10 0-14 1-4 0-7 0-7 6 0 3 3 3 6 3 12 0 12 1 12 4 0 1-1 6-2 9-4 17-8 33-12 50-7 24-8 29-8 30 0 4 4 4 5 4s3 0 4 0c22-4 53-15 79-39 34-29 39-61 39-62 0-4-4-8-9-8-8 0-10 7-12 14-10 35-43 73-85 85 8-30 15-61 23-91z">
              <text:p/>
            </draw:path>
            <draw:path draw:style-name="gr10" draw:text-style-name="P7" draw:layer="layout" svg:width="0.04cm" svg:height="0.104cm" svg:x="17.054cm" svg:y="9.455cm" svg:viewBox="0 0 41 105" svg:d="M41 37c0-23-8-37-22-37-12 0-19 9-19 19 0 9 7 18 19 18 4 0 9-1 12-4 1-1 1-1 2-1 0 2 1 0 1 5 0 26-13 47-24 58-4 4-4 5-4 6 0 3 2 4 3 4 4 0 32-27 32-68z">
              <text:p/>
            </draw:path>
            <draw:path draw:style-name="gr10" draw:text-style-name="P7" draw:layer="layout" svg:width="0.163cm" svg:height="0.16cm" svg:x="17.196cm" svg:y="9.335cm" svg:viewBox="0 0 164 161" svg:d="M136 20c-19 5-13 15-19 23 0 6 3 16 17 16 15 0 26-12 26-27 0-18-19-32-50-32-70 0-110 55-110 100 0 32 20 61 75 61 9 0 33 0 54-8s35-23 35-27c0-3-6-9-9-9-2 0-3 1-5 4-19 20-47 27-74 27-24 0-35-11-35-32 0-12 9-55 20-73 14-24 35-30 50-30 4 0 16 0 25 7z">
              <text:p/>
            </draw:path>
            <draw:path draw:style-name="gr10" draw:text-style-name="P7" draw:layer="layout" svg:width="0.13cm" svg:height="0.172cm" svg:x="17.373cm" svg:y="9.178cm" svg:viewBox="0 0 131 173" svg:d="M37 0c-12 1-25 2-37 3 0 3 0 6 0 9 16 0 18 2 18 14 0 48 0 96 0 145 3 0 6 0 9 0 3-5 5-10 8-15 9 12 23 17 36 17 33 0 60-24 60-55 0-30-25-56-57-56-15 0-29 6-37 15 0-26 0-51 0-77zM38 88c6-11 20-19 35-19 13 0 23 8 28 15 5 8 8 17 8 33 0 6 0 24-10 36-10 11-22 13-29 13-20 0-30-15-32-20 0-20 0-39 0-58z">
              <text:p/>
            </draw:path>
            <draw:path draw:style-name="gr10" draw:text-style-name="P7" draw:layer="layout" svg:width="0.074cm" svg:height="0.164cm" svg:x="17.372cm" svg:y="9.416cm" svg:viewBox="0 0 75 165" svg:d="M68 10c0-4-3-10-9-10-7 0-14 7-14 14 0 4 3 9 10 9s13-7 13-13zM18 134c-1 3-2 6-2 11 0 11 10 20 23 20 25 0 36-33 36-37 0-3-3-3-4-3-4 0-4 1-5 4-5 19-16 29-26 29-5 0-6-3-6-8 0-6 2-10 4-16s5-13 8-19c2-6 11-29 12-32 1-2 1-5 1-7 0-12-10-21-23-21-24 0-36 33-36 37 0 3 3 2 4 3 4 0 4-1 5-3 6-22 17-30 26-30 4 0 6 2 6 8s-1 10-7 25c-5 13-11 26-16 39z">
              <text:p/>
            </draw:path>
            <draw:path draw:style-name="gr10" draw:text-style-name="P7" draw:layer="layout" svg:width="0.03cm" svg:height="0.074cm" svg:x="17.488cm" svg:y="9.551cm" svg:viewBox="0 0 31 75" svg:d="M24 24c0 13-2 29-19 45-1 1-2 2-2 3 0 2 2 3 4 3 3 0 24-19 24-49 0-15-6-26-17-26-8 0-14 6-14 14s5 14 14 14c6 0 7-3 10-4z">
              <text:p/>
            </draw:path>
            <draw:path draw:style-name="gr10" draw:text-style-name="P7" draw:layer="layout" svg:width="0.107cm" svg:height="0.212cm" svg:x="17.544cm" svg:y="9.416cm" svg:viewBox="0 0 108 213" svg:d="M108 10c0-5-4-10-10-10-7 0-14 7-14 14 0 4 3 9 10 9 6 0 14-6 14-13zM55 175c-4 17-17 31-31 31-4 0-6 0-9-1 6-3 8-9 8-13 0-6-5-9-9-9-8 0-14 7-14 14 0 10 9 16 24 16s43-9 51-39c7-30 15-59 22-88 1-2 1-5 1-8 0-14-11-23-26-23-27 0-43 34-43 37s3 2 4 3c3 0 3 0 5-4 6-14 19-29 33-29 7 0 9 4 9 12 0 2-1 6-1 7-8 31-16 62-24 94z">
              <text:p/>
            </draw:path>
            <draw:path draw:style-name="gr10" draw:text-style-name="P7" draw:layer="layout" svg:width="0.233cm" svg:height="0.081cm" svg:x="17.749cm" svg:y="9.365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0" draw:text-style-name="P7" draw:layer="layout" svg:width="0.048cm" svg:height="0.349cm" svg:x="18.083cm" svg:y="9.23cm" svg:viewBox="0 0 49 350" svg:d="M49 350c0-4 0-9 0-14-12 0-23 0-35 0 0-107 0-215 0-322 12 0 23 0 35 0 0-5 0-9 0-14-16 0-33 0-49 0 0 117 0 234 0 350 16 0 33 0 49 0z">
              <text:p/>
            </draw:path>
            <draw:path draw:style-name="gr10" draw:text-style-name="P7" draw:layer="layout" svg:width="0.162cm" svg:height="0.16cm" svg:x="18.156cm" svg:y="9.335cm" svg:viewBox="0 0 163 161" svg:d="M135 20c-19 5-13 15-19 23 0 6 3 16 18 16 14 0 25-12 25-27 0-18-18-32-49-32-71 0-110 55-110 100 0 32 19 61 74 61 9 0 34 0 55-8 20-8 34-23 34-27 0-3-5-9-9-9-2 0-2 1-5 4-19 20-47 27-74 27-23 0-35-11-35-32 0-12 9-55 20-73 14-24 35-30 50-30 5 0 16 0 25 7z">
              <text:p/>
            </draw:path>
            <draw:path draw:style-name="gr10" draw:text-style-name="P7" draw:layer="layout" svg:width="0.131cm" svg:height="0.172cm" svg:x="18.332cm" svg:y="9.178cm" svg:viewBox="0 0 132 173" svg:d="M37 0c-12 1-25 2-37 3 0 3 0 6 0 9 17 0 18 2 18 14 0 48 0 96 0 145 3 0 6 0 9 0 3-5 5-10 8-15 10 12 23 17 36 17 33 0 61-24 61-55 0-30-26-56-58-56-15 0-28 6-37 15 0-26 0-51 0-77zM38 88c7-11 20-19 35-19 14 0 23 8 28 15 5 8 8 17 8 33 0 6 0 24-10 36-10 11-22 13-29 13-20 0-29-15-32-20 0-20 0-39 0-58z">
              <text:p/>
            </draw:path>
            <draw:path draw:style-name="gr10" draw:text-style-name="P7" draw:layer="layout" svg:width="0.073cm" svg:height="0.164cm" svg:x="18.332cm" svg:y="9.416cm" svg:viewBox="0 0 74 165" svg:d="M68 10c0-4-3-10-10-10s-14 7-14 14c0 4 3 9 10 9s14-7 14-13zM17 134c0 3-2 6-2 11 0 11 10 20 24 20 24 0 35-33 35-37 0-3-3-3-4-3-3 0-4 1-5 4-5 19-16 29-26 29-5 0-6-3-6-8 0-6 2-10 4-16 3-6 5-13 8-19 2-6 11-29 12-32 1-2 2-5 2-7 0-12-10-21-24-21-24 0-35 33-35 37 0 3 3 3 4 3 3 0 3-1 4-3 7-22 17-30 26-30 4 0 7 2 7 8s-2 10-8 25c-5 13-11 26-16 39z">
              <text:p/>
            </draw:path>
            <draw:path draw:style-name="gr10" draw:text-style-name="P7" draw:layer="layout" svg:width="0.048cm" svg:height="0.349cm" svg:x="18.5cm" svg:y="9.23cm" svg:viewBox="0 0 49 350" svg:d="M49 0c-16 0-33 0-49 0 0 5 0 9 0 14 12 0 23 0 35 0 0 107 0 215 0 322-12 0-23 0-35 0 0 5 0 10 0 14 16 0 33 0 49 0 0-116 0-233 0-350z">
              <text:p/>
            </draw:path>
            <draw:path draw:style-name="gr10" draw:text-style-name="P7" draw:layer="layout" svg:width="0.107cm" svg:height="0.212cm" svg:x="18.59cm" svg:y="9.162cm" svg:viewBox="0 0 108 213" svg:d="M108 10c0-5-3-10-10-10s-13 7-13 14c0 4 3 9 10 9 6 0 13-6 13-13zM56 175c-4 17-17 31-32 31-3 0-6 0-8-1 6-3 8-9 8-13 0-6-5-9-10-9-7 0-14 7-14 14 0 10 10 16 25 16 14 0 43-9 51-39 7-30 15-59 22-88 1-2 1-5 1-8 0-14-11-23-26-23-27 0-43 34-43 37s3 3 4 3c3 0 3 0 5-4 6-14 19-29 33-29 6 0 9 4 9 12 0 2-1 6-1 7-8 31-16 62-24 94z">
              <text:p/>
            </draw:path>
            <draw:path draw:style-name="gr10" draw:text-style-name="P7" draw:layer="layout" svg:width="0.125cm" svg:height="0.107cm" svg:x="18.739cm" svg:y="9.217cm" svg:viewBox="0 0 126 108" svg:d="M44 7c0-1 0-3 0-4-1-1 0-3-4-3-5 0-14 1-16 1-5 0-9 1-14 1-4 0-7 1-7 6 0 3 4 3 7 3 12 0 12 2 12 4 0 1-2 6-3 9-4 17-8 33-12 50-6 25-7 29-7 30 0 4 3 4 4 4s3 0 4 0c22-4 54-15 80-38 33-30 25-41 38-62 0-5-3-8-8-8-9 0-10 7-13 13-10 35-43 73-84 85 8-30 15-61 23-91z">
              <text:p/>
            </draw:path>
            <draw:path draw:style-name="gr10" draw:text-style-name="P7" draw:layer="layout" svg:width="0.18cm" svg:height="0.18cm" svg:x="18.895cm" svg:y="9.173cm" svg:viewBox="0 0 181 181" svg:d="M97 96c25 0 50 0 75 0 3 0 9 0 9-5 0-7-5-7-9-7-25 0-50 0-75 0 0-25 0-50 0-75 0-3 0-9-6-9s-6 6-6 9c0 25 0 50 0 75-25 0-51 0-76 0-3 0-9 0-9 6s6 6 9 6c25 0 51 0 76 0 0 25 0 50 0 76 0 3 0 9 6 9s6-6 6-9c0-26 0-51 0-76z">
              <text:p/>
            </draw:path>
            <draw:path draw:style-name="gr10" draw:text-style-name="P7" draw:layer="layout" svg:width="0.125cm" svg:height="0.107cm" svg:x="19.112cm" svg:y="9.217cm" svg:viewBox="0 0 126 108" svg:d="M44 7c0-1 0-3 0-4-1-1 0-3-4-3-5 0-14 1-16 1-5 0-9 1-14 1-4 0-7 1-7 6 0 3 4 3 7 3 12 0 12 2 12 4 0 1-2 6-3 9-4 17-8 33-12 50-6 25-7 29-7 30 0 4 3 4 4 4s3 0 4 0c22-4 53-15 80-38 33-30 25-41 38-62 0-5-3-8-8-8-9 0-11 7-13 13-10 35-43 73-84 85 8-30 15-61 23-91z">
              <text:p/>
            </draw:path>
            <draw:path draw:style-name="gr10" draw:text-style-name="P7" draw:layer="layout" svg:width="0.165cm" svg:height="0.011cm" svg:x="19.278cm" svg:y="9.257cm" svg:viewBox="0 0 166 12" svg:d="M156 12c4 0 10 0 10-5 0-7-6-7-10-7-49 0-98 0-147 0-3 0-9 0-9 6s5 6 9 6c49 0 98 0 147 0z">
              <text:p/>
            </draw:path>
            <draw:path draw:style-name="gr10" draw:text-style-name="P7" draw:layer="layout" svg:width="0.089cm" svg:height="0.162cm" svg:x="19.497cm" svg:y="9.162cm" svg:viewBox="0 0 90 163" svg:d="M56 7c0-7 0-7-7-7-16 15-38 16-49 16 0 3 0 6 0 9 6 0 23 0 36-7 0 42 0 83 0 125 0 8 0 11-24 11-3 0-7 0-10 0 0 3 0 6 0 9 5 0 35-1 44-1 8 0 39 1 44 1 0-3 0-6 0-9-3 0-6 0-9 0-25 0-25-3-25-11 0-46 0-91 0-136z">
              <text:p/>
            </draw:path>
            <draw:path draw:style-name="gr10" draw:text-style-name="P7" draw:layer="layout" svg:width="0.107cm" svg:height="0.212cm" svg:x="18.59cm" svg:y="9.427cm" svg:viewBox="0 0 108 213" svg:d="M108 10c0-5-3-10-10-10s-13 7-13 14c0 4 3 9 10 9 6 0 13-6 13-13zM56 175c-4 17-17 31-32 31-3 0-6 0-8-1 6-3 8-9 8-13 0-6-5-9-10-9-7 0-14 7-14 15 0 9 10 15 25 15 14 0 43-9 51-39 7-30 15-59 22-88 1-2 1-4 1-8 0-14-11-23-26-23-27 0-43 34-43 37 0 4 3 4 4 4 3 0 3-1 5-5 6-14 19-29 33-29 6 0 9 4 9 12 0 2-1 6-1 7-8 31-16 62-24 94z">
              <text:p/>
            </draw:path>
            <draw:path draw:style-name="gr10" draw:text-style-name="P7" draw:layer="layout" svg:width="0.125cm" svg:height="0.107cm" svg:x="18.739cm" svg:y="9.482cm" svg:viewBox="0 0 126 108" svg:d="M44 7c0-1 0-3 0-4-1-1 0-3-4-3-5 0-14 1-16 1-5 0-9 1-14 1-4 0-7 1-7 6 0 3 4 3 7 3 12 0 12 2 12 4 0 1-2 6-3 10-4 16-8 33-12 49-6 25-7 30-7 31 0 3 3 3 4 3s3 0 4 0c22-3 54-15 80-38 33-30 25-41 38-62 0-5-3-8-8-8-9 0-10 7-13 14-10 34-43 72-84 84 8-30 15-61 23-91z">
              <text:p/>
            </draw:path>
          </draw:g>
        </draw:g>
        <draw:frame draw:style-name="gr42" draw:text-style-name="P4" draw:layer="layout" svg:width="1.073cm" svg:height="0.395cm" svg:x="11.007cm" svg:y="9.61cm">
          <draw:text-box>
            <text:p><text:span text:style-name="T1">output:</text:span></text:p>
          </draw:text-box>
        </draw:frame>
        <draw:g draw:style-name="gr9">
          <svg:title>TexMaths</svg:title>
          <svg:desc>10§display§\bm{s} \!=\!
(\bm{s}_0, \dots, \bm{s}_{n-1})§svg§600§TRUE§</svg:desc>
          <draw:g>
            <draw:path draw:style-name="gr10" draw:text-style-name="P7" draw:layer="layout" svg:width="0.146cm" svg:height="0.16cm" svg:x="12.589cm" svg:y="9.807cm" svg:viewBox="0 0 147 161" svg:d="M125 21c-11 4-14 15-14 20 0 9 7 14 15 14s21-7 21-24c0-18-18-31-50-31-10 0-30 1-46 13s-21 32-21 41c0 11 4 20 12 27 10 8 16 9 40 13 10 2 31 6 31 21 0 2 0 34-52 34-17 0-30-4-38-9 12-4 20-14 20-25 0-12-11-16-18-16-12 0-25 10-25 28 0 22 25 34 60 34 81 0 54-40 81-60 0-12-6-21-15-28-10-10-24-12-36-14-19-4-33-6-33-19 0-1 0-27 39-27 7 0 20 1 29 8z">
              <text:p/>
            </draw:path>
            <draw:path draw:style-name="gr10" draw:text-style-name="P7" draw:layer="layout" svg:width="0.233cm" svg:height="0.081cm" svg:x="12.814cm" svg:y="9.837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0" draw:text-style-name="P7" draw:layer="layout" svg:width="0.08cm" svg:height="0.348cm" svg:x="13.142cm" svg:y="9.703cm" svg:viewBox="0 0 81 349" svg:d="M81 345c0-1 0-1-6-7-44-44-55-110-55-163 0-61 14-122 57-166 4-4 4-4 4-6s-1-3-3-3c-4 0-35 24-56 68-18 39-22 78-22 107 0 26 4 69 23 108 21 43 51 66 55 66 2 0 3-1 3-4z">
              <text:p/>
            </draw:path>
            <draw:path draw:style-name="gr10" draw:text-style-name="P7" draw:layer="layout" svg:width="0.146cm" svg:height="0.16cm" svg:x="13.264cm" svg:y="9.807cm" svg:viewBox="0 0 147 161" svg:d="M125 21c-11 4-15 15-15 20 0 9 8 14 15 14 9 0 22-7 22-24 0-18-19-31-50-31-11 0-30 1-46 13s-22 32-22 41c0 11 5 20 13 27 10 8 16 9 40 13 10 2 31 6 31 21 0 2 0 34-52 34-17 0-30-4-38-9 12-4 19-14 19-25 0-12-10-16-17-16-12 0-25 10-25 28 0 22 24 34 60 34 80 0 53-40 80-60 0-12-6-21-14-28-11-10-24-12-36-14-20-4-33-6-33-19 0-1 0-27 39-27 7 0 20 1 29 8z">
              <text:p/>
            </draw:path>
            <draw:path draw:style-name="gr10" draw:text-style-name="P7" draw:layer="layout" svg:width="0.113cm" svg:height="0.167cm" svg:x="13.443cm" svg:y="9.855cm" svg:viewBox="0 0 114 168" svg:d="M114 85c0-27-3-46-14-64-8-11-23-21-43-21-57 0-57 67-57 85 0 17 0 83 57 83s57-66 57-83zM57 161c-11 0-26-7-31-27-3-14-3-34-3-52s0-37 3-50c5-20 21-25 31-25 13 0 26 8 31 22 4 14 4 31 4 53 0 18 0 36-3 51-5 23-22 28-32 28z">
              <text:p/>
            </draw:path>
            <draw:path draw:style-name="gr10" draw:text-style-name="P7" draw:layer="layout" svg:width="0.04cm" svg:height="0.104cm" svg:x="13.618cm" svg:y="9.927cm" svg:viewBox="0 0 41 105" svg:d="M41 37c0-23-8-37-22-37-12 0-19 9-19 19 0 9 7 19 19 19 4 0 9-2 12-5 1-1 1-1 2-1 0 2 1 0 1 5 0 26-12 47-24 59-4 3-4 4-4 5 0 3 2 4 3 4 4 0 32-27 32-68z">
              <text:p/>
            </draw:path>
            <draw:path draw:style-name="gr10" draw:text-style-name="P7" draw:layer="layout" svg:width="0.037cm" svg:height="0.037cm" svg:x="13.774cm" svg:y="9.927cm" svg:viewBox="0 0 38 38" svg:d="M38 19c0-10-9-19-19-19s-19 9-19 19 9 19 19 19 19-9 19-19z">
              <text:p/>
            </draw:path>
            <draw:path draw:style-name="gr10" draw:text-style-name="P7" draw:layer="layout" svg:width="0.036cm" svg:height="0.037cm" svg:x="13.93cm" svg:y="9.927cm" svg:viewBox="0 0 37 38" svg:d="M37 19c0-10-9-19-19-19s-18 9-18 19 8 19 18 19 19-9 19-19z">
              <text:p/>
            </draw:path>
            <draw:path draw:style-name="gr10" draw:text-style-name="P7" draw:layer="layout" svg:width="0.036cm" svg:height="0.037cm" svg:x="14.086cm" svg:y="9.927cm" svg:viewBox="0 0 37 38" svg:d="M37 19c0-10-9-19-19-19-11 0-18 9-18 19s7 19 18 19c10 0 19-9 19-19z">
              <text:p/>
            </draw:path>
            <draw:path draw:style-name="gr10" draw:text-style-name="P7" draw:layer="layout" svg:width="0.04cm" svg:height="0.104cm" svg:x="14.242cm" svg:y="9.927cm" svg:viewBox="0 0 41 105" svg:d="M41 37c0-23-9-37-22-37-12 0-19 9-19 19 0 9 7 19 19 19 4 0 8-2 12-5 1-1 1-1 2-1 0 2 0 0 0 5 0 26-12 47-24 59-4 3-4 4-4 5 0 3 2 4 4 4 4 0 32-27 32-68z">
              <text:p/>
            </draw:path>
            <draw:path draw:style-name="gr10" draw:text-style-name="P7" draw:layer="layout" svg:width="0.146cm" svg:height="0.16cm" svg:x="14.388cm" svg:y="9.807cm" svg:viewBox="0 0 147 161" svg:d="M125 21c-11 4-14 15-14 20 0 9 7 14 15 14s21-7 21-24c0-18-19-31-50-31-10 0-30 1-46 13s-22 32-22 41c0 11 5 20 13 27 10 8 16 9 40 13 10 2 31 6 31 21 0 2 0 34-52 34-17 0-30-4-38-9 12-4 19-14 19-25 0-12-10-16-17-16-12 0-25 10-25 28 0 22 24 34 60 34 80 0 53-40 80-60 0-12-6-21-14-28-11-10-24-12-36-14-20-4-33-6-33-19 0-1 0-27 39-27 7 0 20 1 29 8z">
              <text:p/>
            </draw:path>
            <draw:path draw:style-name="gr10" draw:text-style-name="P7" draw:layer="layout" svg:width="0.149cm" svg:height="0.109cm" svg:x="14.566cm" svg:y="9.909cm" svg:viewBox="0 0 150 110" svg:d="M19 93c-1 3-3 9-3 10 0 5 4 7 8 7 5 0 9-3 10-5s3-10 4-15c2-5 4-16 6-22 1-6 3-11 4-17 3-10 3-12 10-22 7-9 19-22 37-22 15 0 15 12 15 17 0 15-11 42-15 52-2 7-3 9-3 13 0 13 10 21 23 21 25 0 35-33 35-37 0-3-3-3-4-3-3 0-3 1-4 4-6 20-16 30-26 30-5 0-6-4-6-9 0-6 1-9 5-20 3-7 13-33 13-47 0-24-19-28-32-28-20 0-34 12-41 22-2-17-17-22-27-22s-16 8-19 13c-5 9-9 23-9 24 0 4 3 3 4 4 4 0 4-1 6-8 3-14 8-26 18-26 6 0 8 5 8 12 0 4-2 13-4 20-2 6-4 17-6 22-2 10-5 21-7 32z">
              <text:p/>
            </draw:path>
            <draw:path draw:style-name="gr10" draw:text-style-name="P7" draw:layer="layout" svg:width="0.165cm" svg:height="0.011cm" svg:x="14.755cm" svg:y="9.95cm" svg:viewBox="0 0 166 12" svg:d="M156 12c4 0 10 0 10-6s-6-6-10-6c-49 0-97 0-146 0-4 0-10 0-10 6s5 6 10 6c49 0 97 0 146 0z">
              <text:p/>
            </draw:path>
            <draw:path draw:style-name="gr10" draw:text-style-name="P7" draw:layer="layout" svg:width="0.088cm" svg:height="0.162cm" svg:x="14.975cm" svg:y="9.855cm" svg:viewBox="0 0 89 163" svg:d="M55 7c0-6 0-7-7-7-16 16-38 16-48 16 0 3 0 6 0 9 6 0 22 0 35-7 0 41 0 83 0 125 0 8 0 11-24 11-3 0-7 0-10 0 0 3 0 6 0 9 5 0 35-1 44-1 8 0 39 1 44 1 0-3 0-6 0-9-3 0-6 0-9 0-25 0-25-3-25-11 0-46 0-91 0-136z">
              <text:p/>
            </draw:path>
            <draw:path draw:style-name="gr10" draw:text-style-name="P7" draw:layer="layout" svg:width="0.081cm" svg:height="0.348cm" svg:x="15.125cm" svg:y="9.703cm" svg:viewBox="0 0 82 349" svg:d="M82 175c0-27-4-70-23-109-21-43-51-66-55-66-2 0-4 1-4 3s0 2 7 9c35 34 55 90 55 163 0 59-13 120-57 165-5 4-5 4-5 5 0 3 2 4 4 4 4 0 35-24 56-68 18-39 22-78 22-106z">
              <text:p/>
            </draw:path>
          </draw:g>
        </draw:g>
        <draw:g draw:style-name="gr9">
          <svg:title>TexMaths</svg:title>
          <svg:desc>10§display§( 
i \!\in\! [n], 
j \!\in\! [\nu]
)§svg§600§TRUE§</svg:desc>
          <draw:g>
            <draw:path draw:style-name="gr10" draw:text-style-name="P7" draw:layer="layout" svg:width="0.081cm" svg:height="0.348cm" svg:x="14.012cm" svg:y="10.777cm" svg:viewBox="0 0 82 349" svg:d="M82 345c0-1 0-1-6-7-44-44-56-110-56-163 0-61 14-122 57-166 5-4 5-4 5-6s-2-3-4-3c-4 0-35 24-56 68-18 39-22 78-22 107 0 26 4 69 23 108 21 43 51 66 55 66 2 0 4-1 4-4z">
              <text:p/>
            </draw:path>
            <draw:path draw:style-name="gr10" draw:text-style-name="P7" draw:layer="layout" svg:width="0.092cm" svg:height="0.233cm" svg:x="14.124cm" svg:y="10.808cm" svg:viewBox="0 0 93 234" svg:d="M90 13c0-7-5-13-13-13-10 0-19 9-19 19 0 6 5 12 13 12s19-8 19-18zM63 144c4-10 4-11 8-20 2-7 4-12 4-19 0-15-11-28-29-28-33 0-46 51-46 54s3 2 4 3c4 0 4-1 6-6 9-33 23-44 35-44 3 0 9 0 9 12 0 7-2 14-4 18-3 9-18 50-24 64-3 9-8 20-8 28 0 16 12 28 29 28 33 0 46-50 46-54 0-3-3-3-4-3-4 0-4 1-6 6-6 22-18 44-36 44-6 0-8-4-8-12 0-9 2-14 10-35 5-12 9-24 14-36z">
              <text:p/>
            </draw:path>
            <draw:path draw:style-name="gr10" draw:text-style-name="P7" draw:layer="layout" svg:width="0.175cm" svg:height="0.201cm" svg:x="14.303cm" svg:y="10.85cm" svg:viewBox="0 0 176 202" svg:d="M163 109c6 0 13 0 13-7s-7-7-13-7c-50 0-99 0-149 0 5-47 45-80 95-80 18 0 36 0 54 0 6 0 13-1 13-8s-7-7-13-7c-18 0-37 0-55 0-60 0-108 46-108 102s48 100 108 100c18 0 37 0 55 0 6 0 13 0 13-7s-7-6-13-6c-18 0-36 0-54 0-50 0-90-33-95-80 50 0 99 0 149 0z">
              <text:p/>
            </draw:path>
            <draw:path draw:style-name="gr10" draw:text-style-name="P7" draw:layer="layout" svg:width="0.047cm" svg:height="0.348cm" svg:x="14.589cm" svg:y="10.777cm" svg:viewBox="0 0 48 349" svg:d="M48 349c0-5 0-9 0-14-11 0-23 0-34 0 0-107 0-214 0-321 11 0 23 0 34 0 0-5 0-9 0-14-16 0-32 0-48 0 0 116 0 233 0 349 16 0 32 0 48 0z">
              <text:p/>
            </draw:path>
            <draw:path draw:style-name="gr10" draw:text-style-name="P7" draw:layer="layout" svg:width="0.189cm" svg:height="0.157cm" svg:x="14.655cm" svg:y="10.885cm" svg:viewBox="0 0 190 158" svg:d="M21 134c-1 5-4 13-4 15 0 6 5 9 11 9 4 0 10-2 13-9 0-1 4-18 6-26 3-11 5-22 8-32 2-8 4-15 6-23 1-6 4-16 5-18 5-11 24-43 57-43 16 0 19 13 19 25 0 22-17 66-23 82-3 8-3 12-3 16 0 16 12 28 28 28 33 0 46-51 46-54s-3-3-4-3c-3 0-3 1-5 6-7 24-19 44-36 44-6 0-8-4-8-12 0-9 3-17 6-25 7-18 21-57 21-77 0-23-15-37-40-37-32 0-49 22-55 30-2-19-16-30-32-30s-23 13-27 20c-5 12-10 32-10 34 0 3 3 3 4 3 4 0 4 0 6-8 6-25 13-42 26-42 7 0 11 5 11 17 0 7-1 11-6 29-7 27-13 54-20 81z">
              <text:p/>
            </draw:path>
            <draw:path draw:style-name="gr10" draw:text-style-name="P7" draw:layer="layout" svg:width="0.047cm" svg:height="0.348cm" svg:x="14.863cm" svg:y="10.777cm" svg:viewBox="0 0 48 349" svg:d="M48 0c-16 0-32 0-48 0 0 5 0 9 0 14 11 0 23 0 34 0 0 107 0 214 0 321-11 0-23 0-34 0 0 5 0 9 0 14 16 0 32 0 48 0 0-116 0-233 0-349z">
              <text:p/>
            </draw:path>
            <draw:path draw:style-name="gr10" draw:text-style-name="P7" draw:layer="layout" svg:width="0.041cm" svg:height="0.104cm" svg:x="14.983cm" svg:y="11.001cm" svg:viewBox="0 0 42 105" svg:d="M42 37c0-23-9-37-23-37-12 0-19 9-19 19 0 9 7 19 19 19 4 0 9-2 12-5 1-1 1-1 2-1 0 2 1 0 1 5 0 26-12 47-24 59-4 3-4 4-4 5 0 3 2 4 4 4 3 0 32-27 32-68z">
              <text:p/>
            </draw:path>
            <draw:path draw:style-name="gr10" draw:text-style-name="P7" draw:layer="layout" svg:width="0.143cm" svg:height="0.301cm" svg:x="15.104cm" svg:y="10.808cm" svg:viewBox="0 0 144 302" svg:d="M144 13c0-7-5-13-14-13-8 0-18 8-18 19 0 7 5 12 13 12 9 0 19-9 19-18zM73 248c-6 27-23 47-43 47-2 0-7 0-14-4 11-2 16-11 16-18 0-6-4-12-13-12s-19 7-19 20c0 14 14 21 31 21 24 0 57-18 66-53 11-42 21-85 32-127 2-7 2-12 2-13 0-20-15-32-33-32-35 0-55 51-55 54s3 3 4 3c3 0 3 0 6-7 9-21 25-43 44-43 5 0 12 2 12 17 0 8-1 11-3 17-11 43-22 87-33 130z">
              <text:p/>
            </draw:path>
            <draw:path draw:style-name="gr10" draw:text-style-name="P7" draw:layer="layout" svg:width="0.175cm" svg:height="0.201cm" svg:x="15.341cm" svg:y="10.85cm" svg:viewBox="0 0 176 202" svg:d="M164 109c6 0 12 0 12-7s-6-7-12-7c-50 0-99 0-149 0 4-47 44-80 94-80 18 0 37 0 55 0 6 0 12-1 12-8s-6-7-12-7c-19 0-37 0-56 0-60 0-108 46-108 102s48 100 108 100c19 0 37 0 56 0 6 0 12 0 12-7s-6-6-12-6c-18 0-37 0-55 0-50 0-90-33-94-80 50 0 99 0 149 0z">
              <text:p/>
            </draw:path>
            <draw:path draw:style-name="gr10" draw:text-style-name="P7" draw:layer="layout" svg:width="0.047cm" svg:height="0.348cm" svg:x="15.627cm" svg:y="10.777cm" svg:viewBox="0 0 48 349" svg:d="M48 349c0-5 0-9 0-14-11 0-23 0-34 0 0-107 0-214 0-321 11 0 23 0 34 0 0-5 0-9 0-14-16 0-32 0-48 0 0 116 0 233 0 349 16 0 32 0 48 0z">
              <text:p/>
            </draw:path>
            <draw:path draw:style-name="gr10" draw:text-style-name="P7" draw:layer="layout" svg:width="0.164cm" svg:height="0.154cm" svg:x="15.702cm" svg:y="10.885cm" svg:viewBox="0 0 165 155" svg:d="M60 4c0-1 0-4-5-4-8 0-34 3-43 3-3 1-6 1-6 7 0 5 3 5 8 5 17 0 18 2 18 5s-5 19-7 29c-7 28-15 57-22 86-1 5-2 10-3 15 0 4 3 5 5 5s3 0 5 0c25-5 63-18 99-52 47-43 56-91 56-94 0-6-4-9-10-9-3 0-11 1-14 11-22 80-76 119-116 132 12-47 23-93 35-139z">
              <text:p/>
            </draw:path>
            <draw:path draw:style-name="gr10" draw:text-style-name="P7" draw:layer="layout" svg:width="0.047cm" svg:height="0.348cm" svg:x="15.887cm" svg:y="10.777cm" svg:viewBox="0 0 48 349" svg:d="M48 0c-16 0-32 0-48 0 0 5 0 9 0 14 11 0 23 0 34 0 0 107 0 214 0 321-11 0-23 0-34 0 0 5 0 9 0 14 16 0 32 0 48 0 0-116 0-233 0-349z">
              <text:p/>
            </draw:path>
            <draw:path draw:style-name="gr10" draw:text-style-name="P7" draw:layer="layout" svg:width="0.081cm" svg:height="0.348cm" svg:x="15.996cm" svg:y="10.777cm" svg:viewBox="0 0 82 349" svg:d="M82 175c0-27-4-70-23-109-21-43-51-66-55-66-2 0-4 1-4 3s0 2 7 9c35 34 55 90 55 163 0 59-13 120-57 165-5 4-5 4-5 5 0 3 2 4 4 4 4 0 35-24 56-68 18-39 22-78 22-106z">
              <text:p/>
            </draw:path>
          </draw:g>
        </draw:g>
        <draw:frame draw:style-name="gr43" draw:text-style-name="P4" draw:layer="layout" svg:width="2.009cm" svg:height="0.395cm" svg:x="13.004cm" svg:y="2.607cm">
          <draw:text-box>
            <text:p><text:span text:style-name="T1">Block length:</text:span></text:p>
          </draw:text-box>
        </draw:frame>
        <draw:frame draw:style-name="gr44" draw:text-style-name="P4" draw:layer="layout" svg:width="1.479cm" svg:height="0.395cm" svg:x="13.004cm" svg:y="1.807cm">
          <draw:text-box>
            <text:p><text:span text:style-name="T1">Alphabet:</text:span></text:p>
          </draw:text-box>
        </draw:frame>
        <draw:g draw:style-name="gr9">
          <svg:title>TexMaths</svg:title>
          <svg:desc>10§display§\Sigma \!=\! \{0,1,2,3\}
\leftrightarrow
\{ {\sf A}, {\sf T}, {\sf G}, {\sf C} \}§svg§600§TRUE§</svg:desc>
          <draw:g>
            <draw:path draw:style-name="gr10" draw:text-style-name="P7" draw:layer="layout" svg:width="0.213cm" svg:height="0.238cm" svg:x="14.629cm" svg:y="1.866cm" svg:viewBox="0 0 214 239" svg:d="M111 125c3-3 2-4 3-5 0-2-1-4-2-5-24-35-48-69-72-104 27 0 54 0 81 0 59 0 77 13 84 68 3 0 6 0 9 0-3-26-7-53-10-79-65 0-130 0-195 0-8 0-9 0-9 8 29 42 58 84 87 127-28 31-55 63-83 94-4 4-4 5-4 6 0 4 4 4 9 4 65 0 130 0 195 0 3-27 7-55 10-82-3 0-6 0-9 0-6 57-30 67-85 67-32 0-65 0-97 0 29-33 59-66 88-99z">
              <text:p/>
            </draw:path>
            <draw:path draw:style-name="gr10" draw:text-style-name="P7" draw:layer="layout" svg:width="0.232cm" svg:height="0.081cm" svg:x="14.922cm" svg:y="1.977cm" svg:viewBox="0 0 233 82" svg:d="M222 14c5 0 11 0 11-7s-6-7-11-7c-70 0-141 0-211 0-5 0-11 0-11 7s6 7 12 7c70 0 140 0 210 0zM222 82c5 0 11 0 11-7s-6-7-11-7c-70 0-140 0-210 0-6 0-12 0-12 7s6 7 11 7c70 0 141 0 211 0z">
              <text:p/>
            </draw:path>
            <draw:path draw:style-name="gr10" draw:text-style-name="P7" draw:layer="layout" svg:width="0.124cm" svg:height="0.348cm" svg:x="15.24cm" svg:y="1.843cm" svg:viewBox="0 0 125 349" svg:d="M74 47c0-14 9-37 47-39 2-1 4-2 4-4 0-4-3-4-7-4-35 0-67 18-68 44 0 26 0 53 0 80 0 13 0 24-14 36-12 10-25 11-33 11-2 0-3 2-3 4s2 2 5 3c24 1 40 14 44 31 1 4 1 5 1 17 0 23 0 46 0 69 0 15 0 26 17 40 14 10 37 14 51 14 4 0 7 0 7-4 0-3-3-3-6-4-22-1-39-12-44-30-1-3-1-4-1-17 0-24 0-48 0-73 0-16-3-22-14-33-8-8-18-11-28-13 29-8 42-24 42-44 0-28 0-56 0-84z">
              <text:p/>
            </draw:path>
            <draw:path draw:style-name="gr10" draw:text-style-name="P7" draw:layer="layout" svg:width="0.147cm" svg:height="0.239cm" svg:x="15.404cm" svg:y="1.872cm" svg:viewBox="0 0 148 240" svg:d="M148 121c0-27-2-56-14-81-16-34-45-40-60-40-21 0-47 9-61 42-11 24-13 52-13 79s1 57 16 84c15 28 40 35 58 35 19 0 45-7 61-40 11-25 13-51 13-79zM74 233c-14 0-35-9-41-43-4-20-4-52-4-73 0-22 0-45 3-64 7-42 33-45 42-45 11 0 34 6 41 41 4 20 4 46 4 68 0 27 0 50-4 72-6 33-26 44-41 44z">
              <text:p/>
            </draw:path>
            <draw:path draw:style-name="gr10" draw:text-style-name="P7" draw:layer="layout" svg:width="0.04cm" svg:height="0.104cm" svg:x="15.596cm" svg:y="2.067cm" svg:viewBox="0 0 41 105" svg:d="M41 37c0-23-9-37-22-37-12 0-19 9-19 19 0 9 7 19 19 19 4 0 8-2 12-5 1-1 1-1 2-1 0 2 0 0 0 5 0 26-11 47-23 59-4 3-4 4-4 5 0 3 1 4 3 4 4 0 32-27 32-68z">
              <text:p/>
            </draw:path>
            <draw:path draw:style-name="gr10" draw:text-style-name="P7" draw:layer="layout" svg:width="0.115cm" svg:height="0.232cm" svg:x="15.753cm" svg:y="1.872cm" svg:viewBox="0 0 116 233" svg:d="M72 9c0-8 0-9-8-9-22 23-52 23-64 23 0 4 0 7 0 11 7 0 28 0 46-9 0 60 0 120 0 180 0 12-1 17-32 17-4 0-8 0-12 0 0 4 0 8 0 11 13-2 43-2 57-2s45 0 57 2c0-3 0-7 0-11-4 0-7 0-11 0-32 0-33-4-33-17 0-65 0-131 0-196z">
              <text:p/>
            </draw:path>
            <draw:path draw:style-name="gr10" draw:text-style-name="P7" draw:layer="layout" svg:width="0.04cm" svg:height="0.104cm" svg:x="15.928cm" svg:y="2.067cm" svg:viewBox="0 0 41 105" svg:d="M41 37c0-23-9-37-22-37-12 0-19 9-19 19 0 9 7 19 19 19 4 0 8-2 12-5 1-1 1-1 2-1 0 2 0 0 0 5 0 26-12 47-24 59-3 3-3 4-3 5 0 3 1 4 3 4 4 0 32-27 32-68z">
              <text:p/>
            </draw:path>
            <draw:path draw:style-name="gr10" draw:text-style-name="P7" draw:layer="layout" svg:width="0.14cm" svg:height="0.232cm" svg:x="16.071cm" svg:y="1.872cm" svg:viewBox="0 0 141 233" svg:d="M27 206c13-12 25-24 38-36 55-48 76-67 76-102 0-40-32-68-75-68-40 0-66 33-66 64 0 19 18 19 19 19 6 0 18-4 18-18 0-9-6-18-18-18-3 0-4 0-5 0 8-23 27-36 48-36 32 0 47 29 47 57s-18 56-37 78c-23 25-45 49-68 74-4 3-4 4-4 13 44 0 87 0 131 0 3-20 7-40 10-60-3 0-6 0-9 0-2 9-4 24-8 30-2 3-26 3-33 3-21 0-43 0-64 0z">
              <text:p/>
            </draw:path>
            <draw:path draw:style-name="gr10" draw:text-style-name="P7" draw:layer="layout" svg:width="0.04cm" svg:height="0.104cm" svg:x="16.26cm" svg:y="2.067cm" svg:viewBox="0 0 41 105" svg:d="M41 37c0-23-9-37-23-37-11 0-18 9-18 19 0 9 7 19 18 19 5 0 9-2 13-5 1-1 1-1 1-1 1 0 1 0 1 5 0 26-12 47-24 59-4 3-4 4-4 5 0 3 2 4 4 4 4 0 32-27 32-68z">
              <text:p/>
            </draw:path>
            <draw:path draw:style-name="gr10" draw:text-style-name="P7" draw:layer="layout" svg:width="0.145cm" svg:height="0.239cm" svg:x="16.4cm" svg:y="1.872cm" svg:viewBox="0 0 146 240" svg:d="M88 110c28-9 49-34 49-61 0-29-31-49-65-49-35 0-62 21-62 48 0 12 8 18 18 18 11 0 18-7 18-18 0-17-17-17-22-17 11-17 34-22 47-22 14 0 33 8 33 39 0 5 0 25-9 40-11 17-23 18-32 18-2 1-11 1-13 1-3 1-6 1-6 5s3 4 9 4c5 0 10 0 15 0 29 0 42 23 42 58 0 46-24 56-40 56-15 0-41-6-53-26 12 2 23-6 23-19 0-12-10-19-20-19-8 0-20 5-20 19 0 32 33 55 71 55 43 0 75-32 75-66 0-29-22-56-58-64z">
              <text:p/>
            </draw:path>
            <draw:path draw:style-name="gr10" draw:text-style-name="P7" draw:layer="layout" svg:width="0.123cm" svg:height="0.348cm" svg:x="16.587cm" svg:y="1.843cm" svg:viewBox="0 0 124 349" svg:d="M50 302c0 14-9 37-47 39-2 1-3 2-3 4 0 4 4 4 7 4 34 0 66-17 67-44 0-26 0-53 0-80 0-13 0-24 14-36 12-10 26-11 33-11 2-1 3-2 3-3 0-4-2-4-5-4-23-1-40-14-44-31-1-4-1-5-1-17 0-23 0-46 0-69 0-15 0-26-17-40-14-11-38-14-50-14-3 0-7 0-7 4 0 3 2 3 5 4 22 1 40 12 44 30 1 3 1 4 1 17 0 24 0 48 0 73 0 16 3 22 14 33 8 8 18 11 28 14-29 7-42 23-42 43 0 28 0 56 0 84z">
              <text:p/>
            </draw:path>
            <draw:path draw:style-name="gr10" draw:text-style-name="P7" draw:layer="layout" svg:width="0.311cm" svg:height="0.18cm" svg:x="16.853cm" svg:y="1.927cm" svg:viewBox="0 0 312 181" svg:d="M39 84c19-15 28-29 31-34 16-24 13-31 19-46 0-4-4-4-7-4-6 0-6 0-8 7-8 34-29 63-68 79-4 2-6 3-6 5s2 3 6 5c36 15 60 42 69 80 1 4 1 5 7 5 3 0 7 0 7-4 0-1-3-22-18-45-7-11-17-23-32-34 78 0 157 0 235 0-20 15-29 29-32 34-16 24-13 30-19 45 0 4 5 4 8 4 5 0 6 0 7-6 8-34 29-63 69-79 4-2 5-3 5-5s-2-4-3-4c-15-6-58-23-71-82-1-4-2-5-7-5-3 0-8 0-8 4 0 1 4 23 18 46 7 11 18 23 33 34-78 0-157 0-235 0z">
              <text:p/>
            </draw:path>
            <draw:path draw:style-name="gr10" draw:text-style-name="P7" draw:layer="layout" svg:width="0.124cm" svg:height="0.348cm" svg:x="17.308cm" svg:y="1.843cm" svg:viewBox="0 0 125 349" svg:d="M74 47c0-14 9-37 48-39 1-1 3-2 3-4 0-4-3-4-7-4-35 0-67 18-67 44s0 53 0 80c0 13 0 24-14 36-13 10-26 11-34 11-2 0-3 2-3 4s2 2 6 3c23 1 40 14 44 31 1 4 1 5 1 17 0 23 0 46 0 69 0 15 0 26 16 40 14 10 37 14 51 14 4 0 7 0 7-4 0-3-2-3-6-4-22-1-39-12-44-30-1-3-1-4-1-17 0-24 0-48 0-73 0-16-3-21-14-33-7-7-18-11-27-13 28-8 41-24 41-44 0-28 0-56 0-84z">
              <text:p/>
            </draw:path>
            <draw:path draw:style-name="gr10" draw:text-style-name="P7" draw:layer="layout" svg:width="0.214cm" svg:height="0.241cm" svg:x="17.468cm" svg:y="1.863cm" svg:viewBox="0 0 215 242" svg:d="M123 0c-10 0-21 0-31 0-31 81-61 162-92 242 9 0 17 0 26 0 9-24 18-48 27-71 34 0 68 0 102 0 9 23 18 47 27 71 11 0 22 0 33 0-31-80-61-161-92-242zM148 151c-29 0-58 0-87 0 7-21 15-42 22-63 8-21 19-50 21-63h1c0 5 3 13 11 37 11 29 21 59 32 89z">
              <text:p/>
            </draw:path>
            <draw:path draw:style-name="gr10" draw:text-style-name="P7" draw:layer="layout" svg:width="0.04cm" svg:height="0.104cm" svg:x="17.723cm" svg:y="2.067cm" svg:viewBox="0 0 41 105" svg:d="M41 37c0-23-9-37-23-37-11 0-18 9-18 19 0 9 7 19 18 19 5 0 9-2 13-5 1-1 1-1 1-1 1 0 1 0 1 5 0 26-12 47-24 59-4 3-4 4-4 5 0 3 2 4 4 4 4 0 32-27 32-68z">
              <text:p/>
            </draw:path>
            <draw:path draw:style-name="gr10" draw:text-style-name="P7" draw:layer="layout" svg:width="0.213cm" svg:height="0.239cm" svg:x="17.861cm" svg:y="1.865cm" svg:viewBox="0 0 214 240" svg:d="M123 22c10 0 21 0 31 0 5 0 9 0 13 0 16 0 31 0 47 0 0-7 0-15 0-22-71 0-143 0-214 0 0 7 0 15 0 22 16 0 31 0 47 0 5 0 9 0 13 0 11 0 21 0 32 0 0 73 0 146 0 218 10 0 21 0 31 0 0-72 0-145 0-218z">
              <text:p/>
            </draw:path>
            <draw:path draw:style-name="gr10" draw:text-style-name="P7" draw:layer="layout" svg:width="0.04cm" svg:height="0.104cm" svg:x="18.118cm" svg:y="2.067cm" svg:viewBox="0 0 41 105" svg:d="M41 37c0-23-9-37-22-37-12 0-19 9-19 19 0 9 7 19 19 19 4 0 9-2 12-5 1-1 1-1 2-1 0 2 0 0 0 5 0 26-11 47-23 59-4 3-4 4-4 5 0 3 1 4 3 4 4 0 32-27 32-68z">
              <text:p/>
            </draw:path>
            <draw:path draw:style-name="gr10" draw:text-style-name="P7" draw:layer="layout" svg:width="0.187cm" svg:height="0.249cm" svg:x="18.267cm" svg:y="1.858cm" svg:viewBox="0 0 188 250" svg:d="M188 143c-25 0-49 0-74 0 0 7 0 14 0 22 15 0 31 0 46 0 0 18 0 37 0 56-14 4-31 7-46 7-46 0-82-47-82-102s35-103 81-103c29 0 49 9 67 23 2-9 3-19 5-28-20-13-47-18-71-18-67 0-114 62-114 126 0 62 47 124 114 124 26 0 50-7 74-17 0-30 0-60 0-90z">
              <text:p/>
            </draw:path>
            <draw:path draw:style-name="gr10" draw:text-style-name="P7" draw:layer="layout" svg:width="0.04cm" svg:height="0.104cm" svg:x="18.509cm" svg:y="2.067cm" svg:viewBox="0 0 41 105" svg:d="M41 37c0-23-9-37-23-37-11 0-18 9-18 19 0 9 7 19 18 19 4 0 9-2 12-5 2-1 1-1 2-1s1 0 1 5c0 26-12 47-24 59-4 3-4 4-4 5 0 3 2 4 4 4 4 0 32-27 32-68z">
              <text:p/>
            </draw:path>
            <draw:path draw:style-name="gr10" draw:text-style-name="P7" draw:layer="layout" svg:width="0.182cm" svg:height="0.248cm" svg:x="18.658cm" svg:y="1.859cm" svg:viewBox="0 0 183 249" svg:d="M181 206c-21 13-33 21-67 21-51 0-83-52-83-102 0-48 29-103 83-103 25 0 41 6 60 18 2-9 3-19 5-28-15-8-42-12-64-12-65 0-115 54-115 128 0 54 41 121 115 121 32 0 45-5 68-19-1-8-1-16-2-24z">
              <text:p/>
            </draw:path>
            <draw:path draw:style-name="gr10" draw:text-style-name="P7" draw:layer="layout" svg:width="0.124cm" svg:height="0.348cm" svg:x="18.884cm" svg:y="1.843cm" svg:viewBox="0 0 125 349" svg:d="M51 302c0 14-9 37-48 39-1 1-3 2-3 4 0 4 4 4 7 4 34 0 67-17 67-44 0-26 0-53 0-80 0-13 0-24 14-36 13-10 26-11 34-11 2-1 3-2 3-3 0-4-2-4-6-4-23-1-40-14-44-31-1-4-1-5-1-17 0-23 0-46 0-69 0-15 0-26-16-40-15-11-39-14-51-14-3 0-7 0-7 4 0 3 2 3 6 4 22 1 39 12 44 30 1 3 1 4 1 17 0 24 0 48 0 73 0 16 3 22 14 33 7 8 17 11 27 14-28 7-41 23-41 43 0 28 0 56 0 84z">
              <text:p/>
            </draw:path>
          </draw:g>
        </draw:g>
        <draw:frame draw:style-name="gr45" draw:text-style-name="P4" draw:layer="layout" svg:width="1.115cm" svg:height="0.395cm" svg:x="16.405cm" svg:y="2.608cm">
          <draw:text-box>
            <text:p><text:span text:style-name="T1">symbol</text:span></text:p>
          </draw:text-box>
        </draw:frame>
        <draw:g draw:style-name="gr9">
          <svg:title>TexMaths</svg:title>
          <svg:desc>10§display§n§svg§600§TRUE§</svg:desc>
          <draw:g>
            <draw:path draw:style-name="gr10" draw:text-style-name="P7" draw:layer="layout" svg:width="0.187cm" svg:height="0.156cm" svg:x="15.463cm" svg:y="3.163cm" svg:viewBox="0 0 188 157" svg:d="M21 133c-1 5-4 13-4 15 0 6 5 9 11 9 4 0 10-3 12-10 1 0 5-17 7-26 2-10 5-20 8-31 2-8 4-14 6-22 1-6 4-16 4-18 5-11 24-42 56-42 16 0 19 13 19 24 0 22-17 65-23 80-3 8-3 13-3 16 0 17 12 29 28 29 33 0 46-51 46-54s-3-3-4-3c-4 0-4 1-5 6-7 24-19 43-36 43-6 0-8-3-8-11 0-9 3-17 6-25 7-18 21-56 21-76 0-23-15-37-40-37-30 0-47 22-53 30-2-19-16-30-32-30s-23 14-27 20c-5 12-10 32-10 34 0 3 3 3 4 3 4 0 4 0 6-8 6-25 13-41 26-41 7 0 10 4 10 16 0 7-1 11-5 29-7 26-13 53-20 80z">
              <text:p/>
            </draw:path>
          </draw:g>
        </draw:g>
        <draw:frame draw:style-name="gr46" draw:text-style-name="P4" draw:layer="layout" svg:width="3.152cm" svg:height="0.395cm" svg:x="15.306cm" svg:y="3.009cm">
          <draw:text-box>
            <text:p><text:span text:style-name="T1">( <text:s text:c="2"/>codewords/block)</text:span></text:p>
          </draw:text-box>
        </draw:frame>
        <draw:frame draw:style-name="gr47" draw:text-style-name="P4" draw:layer="layout" svg:width="1.899cm" svg:height="0.395cm" svg:x="5.106cm" svg:y="7.71cm">
          <draw:text-box>
            <text:p><text:span text:style-name="T1">(re-balance)</text:span></text:p>
          </draw:text-box>
        </draw:frame>
        <draw:line draw:style-name="gr48" draw:text-style-name="P1" draw:layer="layout" svg:x1="10.6cm" svg:y1="6.6cm" svg:x2="10.6cm" svg:y2="11.4cm">
          <text:p/>
        </draw:line>
        <draw:line draw:style-name="gr48" draw:text-style-name="P1" draw:layer="layout" svg:x1="1cm" svg:y1="6.6cm" svg:x2="10.6cm" svg:y2="6.6cm">
          <text:p/>
        </draw:line>
        <draw:line draw:style-name="gr48" draw:text-style-name="P1" draw:layer="layout" svg:x1="10.6cm" svg:y1="7.2cm" svg:x2="20cm" svg:y2="7.2cm">
          <text:p/>
        </draw:line>
        <draw:line draw:style-name="gr48" draw:text-style-name="P1" draw:layer="layout" svg:x1="1cm" svg:y1="11.4cm" svg:x2="20cm" svg:y2="11.4cm">
          <text:p/>
        </draw:line>
        <draw:custom-shape draw:style-name="gr49" draw:text-style-name="P13" draw:layer="layout" svg:width="0.2cm" svg:height="0.2cm" svg:x="1.8cm" svg:y="12.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" draw:layer="layout" svg:width="0.2cm" svg:height="0.2cm" svg:x="2.4cm" svg:y="1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2cm" svg:height="0.2cm" svg:x="4.801cm" svg:y="12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2cm" svg:height="0.2cm" svg:x="5.402cm" svg:y="12.902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" draw:layer="layout" svg:width="0.2cm" svg:height="0.2cm" svg:x="6.002cm" svg:y="12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2cm" svg:height="0.2cm" svg:x="8.403cm" svg:y="12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3" draw:layer="layout" svg:width="0.2cm" svg:height="0.2cm" svg:x="9.003cm" svg:y="12.904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cm" svg:y1="13cm" svg:x2="2.4cm" svg:y2="13cm">
          <text:p/>
        </draw:line>
        <draw:line draw:style-name="gr1" draw:text-style-name="P1" draw:layer="layout" svg:x1="5cm" svg:y1="13cm" svg:x2="5.4cm" svg:y2="13cm">
          <text:p/>
        </draw:line>
        <draw:line draw:style-name="gr1" draw:text-style-name="P1" draw:layer="layout" svg:x1="5.6cm" svg:y1="13cm" svg:x2="6cm" svg:y2="13cm">
          <text:p/>
        </draw:line>
        <draw:line draw:style-name="gr1" draw:text-style-name="P1" draw:layer="layout" svg:x1="8.6cm" svg:y1="13cm" svg:x2="9cm" svg:y2="13cm">
          <text:p/>
        </draw:line>
        <draw:line draw:style-name="gr1" draw:text-style-name="P1" draw:layer="layout" svg:x1="3.8cm" svg:y1="13cm" svg:x2="4cm" svg:y2="13cm">
          <text:p/>
        </draw:line>
        <draw:line draw:style-name="gr1" draw:text-style-name="P1" draw:layer="layout" svg:x1="4.6cm" svg:y1="13cm" svg:x2="4.8cm" svg:y2="13cm">
          <text:p/>
        </draw:line>
        <draw:line draw:style-name="gr1" draw:text-style-name="P1" draw:layer="layout" svg:x1="6.2cm" svg:y1="13cm" svg:x2="6.4cm" svg:y2="13cm">
          <text:p/>
        </draw:line>
        <draw:line draw:style-name="gr1" draw:text-style-name="P1" draw:layer="layout" svg:x1="7cm" svg:y1="13cm" svg:x2="7.2cm" svg:y2="13cm">
          <text:p/>
        </draw:line>
        <draw:line draw:style-name="gr30" draw:text-style-name="P1" draw:layer="layout" svg:x1="4cm" svg:y1="13cm" svg:x2="4.6cm" svg:y2="13cm">
          <text:p/>
        </draw:line>
        <draw:line draw:style-name="gr30" draw:text-style-name="P1" draw:layer="layout" svg:x1="6.4cm" svg:y1="13cm" svg:x2="7cm" svg:y2="13cm">
          <text:p/>
        </draw:line>
        <draw:custom-shape draw:style-name="gr51" draw:text-style-name="P14" draw:layer="layout" svg:width="0.2cm" svg:height="0.2cm" svg:x="3.002cm" svg:y="12.902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.6cm" svg:y1="13cm" svg:x2="3cm" svg:y2="13cm">
          <text:p/>
        </draw:line>
        <draw:g draw:style-name="gr9">
          <svg:title>TexMaths</svg:title>
          <svg:desc>8§display§\tilde{d}^j_0§svg§600§TRUE§</svg:desc>
          <draw:g>
            <draw:path draw:style-name="gr10" draw:text-style-name="P7" draw:layer="layout" svg:width="0.092cm" svg:height="0.025cm" svg:x="2.485cm" svg:y="12.535cm" svg:viewBox="0 0 93 26" svg:d="M93 5c-1-2-3-3-5-5 0 1-10 14-23 14-6 0-12-4-17-7-8-5-13-7-18-7-10 0-16 6-30 22 2 2 3 3 5 4 7-4 10-13 22-13 6 0 14 5 18 7 8 5 13 6 18 6 10 0 16-6 30-21z">
              <text:p/>
            </draw:path>
            <draw:path draw:style-name="gr10" draw:text-style-name="P7" draw:layer="layout" svg:width="0.132cm" svg:height="0.196cm" svg:x="2.424cm" svg:y="12.602cm" svg:viewBox="0 0 133 197" svg:d="M133 3c0-1 0-3-4-3s-30 2-35 3c-2 0-4 2-4 5 0 4 2 4 6 4 14 0 15 2 15 5-1 2-1 3-1 5-6 22-11 44-17 67-5-11-13-19-26-19-33 0-67 42-67 82 0 27 15 45 37 45 6 0 20-1 36-21 3 12 12 21 26 21 9 0 16-6 20-15 5-10 9-27 9-28 0-2-3-2-4-2-2 0-3 0-4 4-4 19-9 35-20 35-8 0-9-7-9-12 0-7 1-9 1-14 14-54 27-108 41-162zM75 161c-2 5-2 6-6 11-12 15-24 19-32 19-13 0-17-16-17-26 0-14 9-49 15-61 9-17 22-27 33-27 18 0 22 23 22 24 0 2-1 3-2 5-4 18-9 37-13 55z">
              <text:p/>
            </draw:path>
            <draw:path draw:style-name="gr10" draw:text-style-name="P7" draw:layer="layout" svg:width="0.085cm" svg:height="0.169cm" svg:x="2.558cm" svg:y="12.532cm" svg:viewBox="0 0 86 170" svg:d="M86 7c0-3-2-7-8-7s-10 6-10 11c0 3 2 7 7 7s11-5 11-11zM45 140c-4 13-14 24-26 24-2 0-5 0-6 0 5-3 6-8 6-11 0-5-4-7-8-7-5 0-11 6-11 12 0 7 8 12 20 12 11 0 34-7 41-31 5-24 11-47 17-70 1-2 1-4 1-7 0-11-9-18-21-18-21 0-34 27-34 29 0 3 2 3 3 3 2 0 2 0 4-3 5-12 15-24 26-24 5 0 7 4 7 9 0 3 0 6 0 7-7 25-13 50-19 75z">
              <text:p/>
            </draw:path>
            <draw:path draw:style-name="gr10" draw:text-style-name="P7" draw:layer="layout" svg:width="0.09cm" svg:height="0.133cm" svg:x="2.568cm" svg:y="12.741cm" svg:viewBox="0 0 91 134" svg:d="M91 68c0-22-3-38-11-51-7-9-19-17-35-17-45 0-45 54-45 68s0 66 45 66c46 0 46-53 46-66zM45 128c-8 0-20-5-24-21-3-11-3-27-3-42 0-14 0-29 3-40 4-15 16-19 24-19 11 0 21 6 25 17 2 11 3 25 3 42 0 15 0 29-3 41-3 18-17 22-25 22z">
              <text:p/>
            </draw:path>
          </draw:g>
        </draw:g>
        <draw:line draw:style-name="gr1" draw:text-style-name="P1" draw:layer="layout" svg:x1="3.1cm" svg:y1="13.1cm" svg:x2="3.1cm" svg:y2="13.6cm">
          <text:p/>
        </draw:line>
        <draw:custom-shape draw:style-name="gr50" draw:text-style-name="P1" draw:layer="layout" svg:width="0.2cm" svg:height="0.2cm" svg:x="3.001cm" svg:y="13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9">
          <svg:title>TexMaths</svg:title>
          <svg:desc>8§display§\bm{x}^j_0§svg§600§TRUE§</svg:desc>
          <draw:g>
            <draw:path draw:style-name="gr10" draw:text-style-name="P7" draw:layer="layout" svg:width="0.157cm" svg:height="0.127cm" svg:x="2.626cm" svg:y="13.62cm" svg:viewBox="0 0 158 128" svg:d="M139 14c-10 3-16 12-16 20 0 6 5 12 15 12 9 0 20-8 20-21 0-15-15-25-32-25-16 0-26 12-30 17-7-11-23-17-39-17-35 0-53 34-53 44 0 4 4 4 6 4 4 0 6 0 7-4 8-26 28-34 40-34 10 0 15 5 15 14 0 6-4 21-7 31-3 13-6 26-9 38-4 17-14 26-23 26-2 0-8 0-14-5 10-2 15-12 15-19 0-6-5-13-14-13-10 0-20 8-20 22 0 15 15 24 32 24 16 0 26-12 29-16 8 12 23 16 39 16 35 0 55-34 55-43 0-4-5-4-8-4s-4 0-6 4c-8 25-28 34-40 34-10 0-15-6-15-15 0-5 3-20 6-31 2-7 8-33 10-38 4-17 13-25 24-25 1 0 7 0 13 4z">
              <text:p/>
            </draw:path>
            <draw:path draw:style-name="gr10" draw:text-style-name="P7" draw:layer="layout" svg:width="0.085cm" svg:height="0.169cm" svg:x="2.799cm" svg:y="13.482cm" svg:viewBox="0 0 86 170" svg:d="M86 7c0-3-2-7-8-7s-10 6-10 11c0 3 2 7 7 7s11-5 11-11zM45 140c-4 13-14 24-25 24-3 0-6 0-7 0 5-3 6-8 6-11 0-5-4-7-8-7-5 0-11 6-11 12 0 7 8 12 20 12 11 0 34-7 41-31 5-24 11-47 17-70 1-2 1-4 1-7 0-11-9-18-21-18-21 0-34 27-34 29 0 3 2 3 3 3 2 0 2 0 4-3 5-12 15-24 26-24 5 0 7 4 7 9 0 3 0 6 0 7-7 25-13 50-19 75z">
              <text:p/>
            </draw:path>
            <draw:path draw:style-name="gr10" draw:text-style-name="P7" draw:layer="layout" svg:width="0.09cm" svg:height="0.133cm" svg:x="2.809cm" svg:y="13.691cm" svg:viewBox="0 0 91 134" svg:d="M91 68c0-22-3-38-11-51-7-9-19-17-35-17-45 0-45 54-45 68s0 66 45 66c46 0 46-53 46-66zM45 128c-8 0-20-5-24-21-3-11-3-27-3-42 0-14 0-29 3-40 4-15 16-19 24-19 11 0 21 6 25 17 2 11 3 25 3 42 0 15 0 29-2 41-4 18-18 22-26 22z">
              <text:p/>
            </draw:path>
          </draw:g>
        </draw:g>
        <draw:custom-shape draw:style-name="gr50" draw:text-style-name="P1" draw:layer="layout" svg:width="0.2cm" svg:height="0.2cm" svg:x="7.204cm" svg:y="12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2cm" svg:height="0.2cm" svg:x="7.803cm" svg:y="12.904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7.401cm" svg:y1="13.001cm" svg:x2="7.801cm" svg:y2="13.001cm">
          <text:p/>
        </draw:line>
        <draw:line draw:style-name="gr1" draw:text-style-name="P1" draw:layer="layout" svg:x1="8.001cm" svg:y1="13.001cm" svg:x2="8.401cm" svg:y2="13.001cm">
          <text:p/>
        </draw:line>
        <draw:g draw:style-name="gr9">
          <svg:title>TexMaths</svg:title>
          <svg:desc>8§display§\tilde{d}^j_i§svg§600§TRUE§</svg:desc>
          <draw:g>
            <draw:path draw:style-name="gr10" draw:text-style-name="P7" draw:layer="layout" svg:width="0.092cm" svg:height="0.025cm" svg:x="4.888cm" svg:y="12.538cm" svg:viewBox="0 0 93 26" svg:d="M93 5c-1-2-3-3-5-5 0 1-10 14-23 14-6 0-12-4-17-7-8-5-13-7-18-7-10 0-16 6-30 22 2 2 3 3 5 4 7-4 10-13 22-13 6 0 14 4 18 7 8 5 13 6 18 6 10 0 16-6 30-21z">
              <text:p/>
            </draw:path>
            <draw:path draw:style-name="gr10" draw:text-style-name="P7" draw:layer="layout" svg:width="0.132cm" svg:height="0.196cm" svg:x="4.827cm" svg:y="12.605cm" svg:viewBox="0 0 133 197" svg:d="M133 3c0-1 0-3-4-3s-30 2-35 3c-2 0-4 2-4 5 0 4 2 4 6 4 14 0 15 2 15 4s-1 4-1 6c-6 22-11 44-17 66-5-10-13-18-26-18-33 0-67 42-67 82 0 27 15 45 37 45 6 0 20-1 36-21 3 12 12 21 26 21 9 0 16-6 21-16 4-9 8-26 8-27 0-3-3-3-4-3-2 0-3 1-4 5-4 18-9 35-20 35-8 0-9-7-9-13s1-9 1-14c14-53 28-107 41-161zM75 160c-2 6-2 6-6 11-12 15-24 20-32 20-13 0-17-15-17-27 0-13 9-47 15-61 9-16 22-26 33-26 18 0 21 23 21 24 0 2 0 4-1 5-4 18-9 36-13 54z">
              <text:p/>
            </draw:path>
            <draw:path draw:style-name="gr10" draw:text-style-name="P7" draw:layer="layout" svg:width="0.085cm" svg:height="0.169cm" svg:x="4.961cm" svg:y="12.535cm" svg:viewBox="0 0 86 170" svg:d="M86 7c0-3-2-7-8-7-5 0-11 6-11 10s2 8 8 8 11-5 11-11zM45 140c-4 13-14 24-26 24-2 0-5 0-6-1 5-3 6-7 6-10 0-5-4-7-8-7-5 0-11 5-11 11 0 7 8 13 20 13 11 0 34-7 41-31 5-24 11-47 17-70 0-3 1-4 1-8 0-10-10-18-21-18-22 0-34 28-34 30 0 3 2 3 3 3 2 0 2-1 4-3 5-12 15-24 26-24 5 0 7 3 7 9 0 3 0 5 0 7-7 25-13 50-19 75z">
              <text:p/>
            </draw:path>
            <draw:path draw:style-name="gr10" draw:text-style-name="P7" draw:layer="layout" svg:width="0.058cm" svg:height="0.131cm" svg:x="4.97cm" svg:y="12.747cm" svg:viewBox="0 0 59 132" svg:d="M54 7c0-3-2-7-8-7-5 0-11 5-11 10 0 4 2 8 8 8s11-5 11-11zM14 107c0 2-1 5-1 8 0 10 7 17 18 17 19 0 28-27 28-31 0-2-2-2-3-2-3 0-3 2-3 3-5 16-14 24-21 24-4 0-6-2-6-6 0-5 2-9 3-13 3-6 5-10 7-16 1-5 9-22 9-25 1-1 2-4 2-6 0-9-8-17-19-17-19 0-28 27-28 30s2 3 3 3c3 0 3-1 3-3 6-17 15-24 22-24 3 0 5 1 5 7 0 4-2 7-7 19-4 11-8 21-12 32z">
              <text:p/>
            </draw:path>
          </draw:g>
        </draw:g>
        <draw:g draw:style-name="gr9">
          <svg:title>TexMaths</svg:title>
          <svg:desc>8§display§\tilde{d}^j_{i+1}§svg§600§TRUE§</svg:desc>
          <draw:g>
            <draw:path draw:style-name="gr10" draw:text-style-name="P7" draw:layer="layout" svg:width="0.092cm" svg:height="0.025cm" svg:x="5.99cm" svg:y="12.54cm" svg:viewBox="0 0 93 26" svg:d="M93 5c-1-2-3-3-4-5 0 1-11 14-23 14-7 0-13-4-18-7-8-5-13-7-18-7-10 0-16 6-30 22 2 2 3 3 5 4 7-4 10-13 22-13 7 0 14 5 18 7 8 5 13 6 18 6 10 0 16-6 30-21z">
              <text:p/>
            </draw:path>
            <draw:path draw:style-name="gr10" draw:text-style-name="P7" draw:layer="layout" svg:width="0.132cm" svg:height="0.196cm" svg:x="5.929cm" svg:y="12.607cm" svg:viewBox="0 0 133 197" svg:d="M133 3c0-1 0-3-4-3s-30 2-35 3c-2 0-4 2-4 5 0 4 3 4 7 4 13 0 14 2 14 5 0 2-1 4-1 5-5 22-11 45-17 67-5-11-13-19-26-19-33 0-67 42-67 83 0 26 15 44 38 44 5 0 19 0 35-20 3 12 12 20 26 20 10 0 16-6 21-15 4-10 8-27 8-28 0-2-3-2-4-2-2 0-2 1-4 5-3 18-9 34-20 34-8 0-9-7-9-13s1-9 2-13c13-54 27-108 40-162zM75 161c-2 5-2 6-6 11-12 15-24 19-31 19-14 0-18-15-18-26 0-14 9-48 15-61 9-17 22-27 33-27 18 0 22 23 22 24 0 2-1 4-1 5-5 19-9 37-14 55z">
              <text:p/>
            </draw:path>
            <draw:path draw:style-name="gr10" draw:text-style-name="P7" draw:layer="layout" svg:width="0.085cm" svg:height="0.169cm" svg:x="6.063cm" svg:y="12.537cm" svg:viewBox="0 0 86 170" svg:d="M86 7c0-3-2-7-8-7-5 0-10 6-10 11 0 3 2 7 7 7 6 0 11-5 11-11zM45 140c-4 13-14 25-25 25-3 0-6-1-7-2 5-2 6-6 6-10s-4-7-8-7c-5 0-11 6-11 11 0 8 8 13 20 13s34-7 41-31c5-23 11-47 17-70 1-3 1-4 1-7 0-11-9-19-21-19-21 0-34 28-34 31 0 2 2 2 3 2 3 0 3 0 4-3 5-11 15-24 26-24 5 0 7 4 7 9 0 3 0 6 0 7-7 25-13 50-19 75z">
              <text:p/>
            </draw:path>
            <draw:path draw:style-name="gr10" draw:text-style-name="P7" draw:layer="layout" svg:width="0.058cm" svg:height="0.131cm" svg:x="6.073cm" svg:y="12.75cm" svg:viewBox="0 0 59 132" svg:d="M54 8c0-3-2-8-8-8-5 0-11 6-11 11 0 3 3 7 8 7 6 0 11-5 11-10zM14 107c0 3-1 5-1 9 0 9 8 16 18 16 20 0 28-27 28-30 0-2-2-2-3-2-3 0-3 1-3 3-5 16-14 24-21 24-4 0-5-3-5-7 0-5 1-8 3-13s4-10 6-15 9-23 9-26c1-1 2-4 2-5 0-10-8-17-18-17-20 0-29 26-29 30 0 3 2 3 3 3 3 0 3-2 4-3 5-18 14-24 21-24 3 0 5 1 5 6s-1 8-7 20c-4 10-8 21-12 31z">
              <text:p/>
            </draw:path>
            <draw:path draw:style-name="gr10" draw:text-style-name="P7" draw:layer="layout" svg:width="0.143cm" svg:height="0.144cm" svg:x="6.156cm" svg:y="12.758cm" svg:viewBox="0 0 144 145" svg:d="M77 78c20 0 40 0 59 0 4 0 8 0 8-5s-4-5-8-5c-19 0-39 0-59 0 0-20 0-41 0-61 0-2 0-7-5-7s-5 5-5 7c0 20 0 41 0 61-20 0-40 0-60 0-2 0-7 0-7 4 0 6 4 6 7 6 20 0 40 0 60 0 0 19 0 39 0 59 0 3 0 8 5 8s5-5 5-8c0-20 0-40 0-59z">
              <text:p/>
            </draw:path>
            <draw:path draw:style-name="gr10" draw:text-style-name="P7" draw:layer="layout" svg:width="0.07cm" svg:height="0.129cm" svg:x="6.336cm" svg:y="12.75cm" svg:viewBox="0 0 71 130" svg:d="M44 6c0-6 0-6-6-6-12 12-30 13-38 13 0 2 0 5 0 7 5 0 18 0 28-6 0 34 0 67 0 100 0 7 0 9-19 9-3 0-6 0-8 0 0 2 0 5 0 7 4 0 28-1 35-1 6 0 31 1 35 1 0-2 0-5 0-7-2 0-5 0-7 0-20 0-20-2-20-9 0-36 0-72 0-108z">
              <text:p/>
            </draw:path>
          </draw:g>
        </draw:g>
        <draw:g draw:style-name="gr9">
          <svg:title>TexMaths</svg:title>
          <svg:desc>8§display§\tilde{d}^j_{n-1}§svg§600§TRUE§</svg:desc>
          <draw:g>
            <draw:path draw:style-name="gr10" draw:text-style-name="P7" draw:layer="layout" svg:width="0.093cm" svg:height="0.025cm" svg:x="7.092cm" svg:y="12.541cm" svg:viewBox="0 0 94 26" svg:d="M94 5c-2-2-3-3-4-5 0 1-12 14-24 14-6 0-13-4-18-7-8-5-13-7-18-7-10 0-16 6-30 22 2 2 3 3 5 4 8-4 10-13 23-13 6 0 13 5 18 7 8 5 12 6 17 6 11 0 16-6 31-21z">
              <text:p/>
            </draw:path>
            <draw:path draw:style-name="gr10" draw:text-style-name="P7" draw:layer="layout" svg:width="0.133cm" svg:height="0.196cm" svg:x="7.03cm" svg:y="12.608cm" svg:viewBox="0 0 134 197" svg:d="M134 3c0-1 0-3-4-3s-31 2-36 3c-2 0-4 2-4 5 0 4 3 4 7 4 13 0 14 2 14 5 0 2 0 3-1 5-5 22-11 45-16 67-5-11-14-19-26-19-33 0-68 42-68 83 0 26 15 44 38 44 5 0 19-1 36-21 2 12 12 21 25 21 11 0 17-6 21-15 5-10 9-27 9-28 0-3-3-3-3-3-4 0-4 2-4 6-5 18-11 34-22 34-7 0-9-7-9-13s1-9 3-13c13-54 26-108 40-162zM75 161c-1 5-1 5-5 10-12 16-24 20-32 20-14 0-18-15-18-26 0-14 9-48 15-61 9-17 22-27 33-27 18 0 22 23 22 24 0 2 0 4 0 5-5 18-10 36-15 55z">
              <text:p/>
            </draw:path>
            <draw:path draw:style-name="gr10" draw:text-style-name="P7" draw:layer="layout" svg:width="0.085cm" svg:height="0.169cm" svg:x="7.165cm" svg:y="12.538cm" svg:viewBox="0 0 86 170" svg:d="M86 7c0-3-3-7-8-7s-11 6-11 10 3 8 8 8 11-5 11-11zM45 140c-4 13-15 25-26 25-2 0-5-1-7-2 5-2 6-6 6-10s-3-7-7-7c-6 0-11 5-11 11 0 8 7 13 19 13s35-7 41-31c6-23 12-47 18-70 0-3 1-4 1-7 0-11-9-19-21-19-22 0-35 28-35 30 0 3 2 2 3 3 3 0 4-1 4-3 5-12 16-24 27-24 5 0 7 4 7 9 0 3-1 5-1 7-6 25-12 50-18 75z">
              <text:p/>
            </draw:path>
            <draw:path draw:style-name="gr10" draw:text-style-name="P7" draw:layer="layout" svg:width="0.119cm" svg:height="0.088cm" svg:x="7.174cm" svg:y="12.79cm" svg:viewBox="0 0 120 89" svg:d="M15 74c-1 3-2 7-2 8 0 5 4 7 7 7s6-2 7-4 3-8 4-13c1-3 3-13 4-18 1-4 3-8 3-12 3-8 3-10 9-18 5-8 15-18 29-18 12 0 12 10 12 13 0 12-9 34-12 42-2 6-2 8-2 11 0 10 8 17 18 17 20 0 28-28 28-31 0-2-2-1-2-2-4 0-4 1-4 3-5 16-13 24-21 24-4 0-5-2-5-6 0-5 1-8 4-16 2-7 10-27 10-39 0-18-15-22-25-22-16 0-27 10-33 18-2-13-13-18-21-18-9 0-13 6-16 11-4 7-7 19-7 19 0 3 2 2 3 3 3 0 3-1 5-6 3-12 6-21 14-21 5 0 7 4 7 9 0 4-2 12-3 17-2 5-4 13-4 18-3 8-5 16-7 24z">
              <text:p/>
            </draw:path>
            <draw:path draw:style-name="gr10" draw:text-style-name="P7" draw:layer="layout" svg:width="0.132cm" svg:height="0.009cm" svg:x="7.325cm" svg:y="12.823cm" svg:viewBox="0 0 133 10" svg:d="M125 10c3 0 8 0 8-5s-5-5-8-5c-39 0-78 0-117 0-3 0-8 0-8 5s4 5 8 5c39 0 78 0 117 0z">
              <text:p/>
            </draw:path>
            <draw:path draw:style-name="gr10" draw:text-style-name="P7" draw:layer="layout" svg:width="0.07cm" svg:height="0.129cm" svg:x="7.501cm" svg:y="12.747cm" svg:viewBox="0 0 71 130" svg:d="M44 6c0-6 0-6-6-6-12 12-30 12-38 12 0 2 0 5 0 7 4 0 18 0 28-5 0 33 0 66 0 99 0 8 0 10-19 10-3 0-6 0-8 0 0 2 0 5 0 7 4-1 28-1 35-1 6 0 31 0 35 1 0-2 0-5 0-7-2 0-5 0-7 0-20 0-20-2-20-10 0-36 0-71 0-107z">
              <text:p/>
            </draw:path>
          </draw:g>
        </draw:g>
        <draw:g draw:style-name="gr9">
          <svg:title>TexMaths</svg:title>
          <svg:desc>8§display§\tilde{d}^j_{n}§svg§600§TRUE§</svg:desc>
          <draw:g>
            <draw:path draw:style-name="gr10" draw:text-style-name="P7" draw:layer="layout" svg:width="0.092cm" svg:height="0.025cm" svg:x="8.392cm" svg:y="12.538cm" svg:viewBox="0 0 93 26" svg:d="M93 4c-1-1-3-3-5-4 0 1-10 14-22 14-7 0-13-4-18-8-8-4-13-6-18-6-10 0-16 6-30 22 2 2 3 3 5 4 0 0 10-13 23-13 6 0 13 4 17 7 8 4 13 6 18 6 10 0 16-6 30-22z">
              <text:p/>
            </draw:path>
            <draw:path draw:style-name="gr10" draw:text-style-name="P7" draw:layer="layout" svg:width="0.132cm" svg:height="0.196cm" svg:x="8.331cm" svg:y="12.605cm" svg:viewBox="0 0 133 197" svg:d="M133 2c-1 0 0-2-4-2s-30 2-35 2c-2 1-4 3-4 6s2 3 6 3c14 0 15 3 15 5s-1 4-1 6c-6 22-11 44-17 66-5-11-13-18-25-18-33 0-68 41-68 82 0 26 15 45 37 45 6 0 20-1 36-21 3 12 12 21 26 21 9 0 16-6 21-16 4-9 5-18 8-27 0-3-3-3-4-3-2 0-2 1-4 5-4 18-9 35-20 35-8 0-9-7-9-13 0-7 1-9 1-14 14-54 28-108 41-162zM75 160c-2 5-2 6-6 11-12 15-24 20-32 20-13 0-17-15-17-27 0-14 9-48 15-61 9-16 22-26 33-26 18 0 22 22 22 24 0 1-1 4-1 4-5 19-9 37-14 55z">
              <text:p/>
            </draw:path>
            <draw:path draw:style-name="gr10" draw:text-style-name="P7" draw:layer="layout" svg:width="0.085cm" svg:height="0.169cm" svg:x="8.465cm" svg:y="12.553cm" svg:viewBox="0 0 86 170" svg:d="M86 8c0-3-2-8-8-8-5 0-10 6-10 11 0 3 2 7 7 7 6 0 11-4 11-10zM45 140c-4 13-14 24-25 24-3 0-6 0-7 0 5-3 6-8 6-11 0-5-4-7-8-7-5 0-11 6-11 12 0 7 8 12 20 12 11 0 34-7 41-31 5-23 11-46 17-70 1-2 1-4 1-7 0-11-9-18-21-18-21 0-34 27-34 29 0 4 2 4 3 4 2 0 2-1 4-4 5-12 15-24 26-24 5 0 7 4 7 10 0 2 0 5 0 6-7 25-13 50-19 75z">
              <text:p/>
            </draw:path>
            <draw:path draw:style-name="gr10" draw:text-style-name="P7" draw:layer="layout" svg:width="0.119cm" svg:height="0.088cm" svg:x="8.474cm" svg:y="12.781cm" svg:viewBox="0 0 120 89" svg:d="M14 74c0 3-1 7-1 8 0 4 3 7 6 7 4 0 7-3 8-5s2-8 3-12c1-3 3-13 5-18 1-4 2-9 3-12 3-8 3-10 8-18 6-8 15-18 30-18 11 0 11 10 11 13 0 12-8 34-11 42-3 5-3 8-3 11 0 10 8 17 19 17 19 0 28-28 28-31 0-2-3-2-4-2-3 0-3 1-4 3-4 16-12 24-20 24-4 0-5-2-5-7 0-4 1-7 5-16 2-6 10-26 10-38 0-19-15-22-25-22-16 0-28 10-34 18-1-13-13-18-21-18s-12 6-15 10c-5 8-7 19-7 20 0 3 2 3 3 3 3 0 3-1 5-6 2-12 6-21 14-21 5 0 7 4 7 9 0 4-2 11-3 16-2 5-4 14-5 18-2 9-5 17-7 25z">
              <text:p/>
            </draw:path>
          </draw:g>
        </draw:g>
        <draw:line draw:style-name="gr30" draw:text-style-name="P1" draw:layer="layout" svg:x1="11cm" svg:y1="4.6cm" svg:x2="11cm" svg:y2="5.8cm">
          <text:p/>
        </draw:line>
        <draw:g draw:style-name="gr9">
          <svg:title>TexMaths</svg:title>
          <svg:desc>8§display§\vdots§svg§600§TRUE§</svg:desc>
          <draw:g>
            <draw:path draw:style-name="gr10" draw:text-style-name="P7" draw:layer="layout" svg:width="0.027cm" svg:height="0.029cm" svg:x="9.838cm" svg:y="5.073cm" svg:viewBox="0 0 28 30" svg:d="M28 15c0-9-6-15-14-15s-14 7-14 15c0 9 6 15 14 15s14-7 14-15z">
              <text:p/>
            </draw:path>
            <draw:path draw:style-name="gr10" draw:text-style-name="P7" draw:layer="layout" svg:width="0.027cm" svg:height="0.029cm" svg:x="9.838cm" svg:y="5.185cm" svg:viewBox="0 0 28 30" svg:d="M28 15c0-9-6-15-14-15s-14 7-14 15c0 9 6 15 14 15s14-7 14-15z">
              <text:p/>
            </draw:path>
            <draw:path draw:style-name="gr10" draw:text-style-name="P7" draw:layer="layout" svg:width="0.027cm" svg:height="0.029cm" svg:x="9.838cm" svg:y="5.296cm" svg:viewBox="0 0 28 30" svg:d="M28 14c0-8-6-14-14-14s-14 6-14 14c0 9 6 16 14 16s14-7 14-16z">
              <text:p/>
            </draw:path>
          </draw:g>
        </draw:g>
        <draw:g draw:style-name="gr9">
          <svg:title>TexMaths</svg:title>
          <svg:desc>8§display§\vdots§svg§600§TRUE§</svg:desc>
          <draw:g>
            <draw:path draw:style-name="gr10" draw:text-style-name="P7" draw:layer="layout" svg:width="0.027cm" svg:height="0.029cm" svg:x="12.238cm" svg:y="5.074cm" svg:viewBox="0 0 28 30" svg:d="M28 15c0-9-6-15-14-15s-14 7-14 15c0 9 6 15 14 15s14-7 14-15z">
              <text:p/>
            </draw:path>
            <draw:path draw:style-name="gr10" draw:text-style-name="P7" draw:layer="layout" svg:width="0.027cm" svg:height="0.029cm" svg:x="12.238cm" svg:y="5.186cm" svg:viewBox="0 0 28 30" svg:d="M28 15c0-9-6-15-14-15s-14 7-14 15c0 9 6 15 14 15s14-7 14-15z">
              <text:p/>
            </draw:path>
            <draw:path draw:style-name="gr10" draw:text-style-name="P7" draw:layer="layout" svg:width="0.027cm" svg:height="0.029cm" svg:x="12.238cm" svg:y="5.297cm" svg:viewBox="0 0 28 30" svg:d="M28 14c0-8-6-14-14-14s-14 6-14 14c0 9 6 16 14 16s14-7 14-16z">
              <text:p/>
            </draw:path>
          </draw:g>
        </draw:g>
        <draw:g draw:style-name="gr9">
          <svg:title>TexMaths</svg:title>
          <svg:desc>10§display§\dots§svg§600§TRUE§</svg:desc>
          <draw:g>
            <draw:path draw:style-name="gr10" draw:text-style-name="P7" draw:layer="layout" svg:width="0.036cm" svg:height="0.035cm" svg:x="11.178cm" svg:y="4.843cm" svg:viewBox="0 0 37 36" svg:d="M37 19c0-11-8-19-18-19s-19 8-19 19c0 10 9 17 19 17s18-7 18-17z">
              <text:p/>
            </draw:path>
            <draw:path draw:style-name="gr10" draw:text-style-name="P7" draw:layer="layout" svg:width="0.036cm" svg:height="0.035cm" svg:x="11.334cm" svg:y="4.843cm" svg:viewBox="0 0 37 36" svg:d="M37 19c0-11-8-19-18-19-11 0-19 8-19 19 0 10 8 17 19 17 10 0 18-7 18-17z">
              <text:p/>
            </draw:path>
            <draw:path draw:style-name="gr10" draw:text-style-name="P7" draw:layer="layout" svg:width="0.036cm" svg:height="0.035cm" svg:x="11.489cm" svg:y="4.843cm" svg:viewBox="0 0 37 36" svg:d="M37 19c0-11-9-19-19-19s-18 8-18 19c0 10 8 17 18 17s19-7 19-17z">
              <text:p/>
            </draw:path>
          </draw:g>
        </draw:g>
        <draw:g draw:style-name="gr9">
          <svg:title>TexMaths</svg:title>
          <svg:desc>10§display§\dots§svg§600§TRUE§</svg:desc>
          <draw:g>
            <draw:path draw:style-name="gr10" draw:text-style-name="P7" draw:layer="layout" svg:width="0.036cm" svg:height="0.035cm" svg:x="11.178cm" svg:y="5.643cm" svg:viewBox="0 0 37 36" svg:d="M37 19c0-11-8-19-18-19s-19 8-19 19c0 10 9 17 19 17s18-7 18-17z">
              <text:p/>
            </draw:path>
            <draw:path draw:style-name="gr10" draw:text-style-name="P7" draw:layer="layout" svg:width="0.036cm" svg:height="0.035cm" svg:x="11.334cm" svg:y="5.643cm" svg:viewBox="0 0 37 36" svg:d="M37 19c0-11-8-19-18-19-11 0-19 8-19 19 0 10 8 17 19 17 10 0 18-7 18-17z">
              <text:p/>
            </draw:path>
            <draw:path draw:style-name="gr10" draw:text-style-name="P7" draw:layer="layout" svg:width="0.036cm" svg:height="0.035cm" svg:x="11.489cm" svg:y="5.643cm" svg:viewBox="0 0 37 36" svg:d="M37 19c0-11-9-19-19-19s-18 8-18 19c0 10 8 17 18 17s19-7 19-17z">
              <text:p/>
            </draw:path>
          </draw:g>
        </draw:g>
        <draw:g draw:style-name="gr9">
          <svg:title>TexMaths</svg:title>
          <svg:desc>9§display§\bm{x}^0_1§svg§600§TRUE§</svg:desc>
          <draw:g>
            <draw:path draw:style-name="gr10" draw:text-style-name="P7" draw:layer="layout" svg:width="0.177cm" svg:height="0.144cm" svg:x="10.273cm" svg:y="4.768cm" svg:viewBox="0 0 178 145" svg:d="M156 16c-10 3-17 14-17 22 0 7 6 14 16 14 11 0 23-9 23-24 0-17-16-28-36-28-18 0-30 13-33 19-8-13-26-19-44-19-40 0-61 39-61 49 0 5 5 5 8 5s6 0 7-5c9-28 31-37 45-37 11 0 17 5 17 15 0 6-5 23-7 35-4 14-8 29-11 43-5 19-15 29-26 29-2 0-9 0-15-6 10-2 17-13 17-21 0-7-6-14-17-14-10 0-22 9-22 24 0 17 17 28 36 28 18 0 30-14 33-19 8 13 26 19 44 19 40 0 61-39 61-49 0-4-5-4-8-4s-5 0-7 3c-9 29-31 39-45 39-12 0-17-6-17-16 0-7 4-24 7-35 2-8 9-38 11-43 4-18 15-28 27-28 1 0 8 0 14 4z">
              <text:p/>
            </draw:path>
            <draw:path draw:style-name="gr10" draw:text-style-name="P7" draw:layer="layout" svg:width="0.101cm" svg:height="0.15cm" svg:x="10.48cm" svg:y="4.634cm" svg:viewBox="0 0 102 151" svg:d="M102 76c0-24-2-42-12-57-7-10-21-19-39-19-51 0-51 61-51 76 0 16 0 75 51 75s51-59 51-75zM51 145c-10 0-23-7-28-25-2-12-2-30-2-47 0-15 0-33 2-45 5-17 19-22 28-22 12 0 24 7 28 20 3 12 4 28 4 47 0 17 0 33-3 46-5 20-20 26-29 26z">
              <text:p/>
            </draw:path>
            <draw:path draw:style-name="gr10" draw:text-style-name="P7" draw:layer="layout" svg:width="0.079cm" svg:height="0.145cm" svg:x="10.492cm" svg:y="4.842cm" svg:viewBox="0 0 80 146" svg:d="M50 6c0-6-1-6-7-6-13 14-34 14-43 14 0 3 0 6 0 8 5 0 20 0 32-6 0 38 0 75 0 112 0 8 0 10-22 10-3 0-6 0-8 0 0 3 0 6 0 8 3 0 31 0 39 0 7 0 34 0 39 0 0-2 0-5 0-8-3 0-5 0-8 0-22 0-22-2-22-10 0-40 0-81 0-122z">
              <text:p/>
            </draw:path>
          </draw:g>
        </draw:g>
        <draw:g draw:style-name="gr9">
          <svg:title>TexMaths</svg:title>
          <svg:desc>9§display§\bm{x}^{r-1}_1§svg§600§TRUE§</svg:desc>
          <draw:g>
            <draw:path draw:style-name="gr10" draw:text-style-name="P7" draw:layer="layout" svg:width="0.178cm" svg:height="0.144cm" svg:x="10.273cm" svg:y="5.55cm" svg:viewBox="0 0 179 145" svg:d="M157 16c-11 4-17 15-17 22s6 14 15 14c12 0 24-9 24-24 0-16-17-28-36-28-18 0-30 13-34 20-8-14-25-20-43-20-41 0-62 39-62 49 0 5 5 5 8 5s6 0 7-5c9-28 31-37 45-37 11 0 17 5 17 15 0 6-4 23-7 35-4 14-7 29-10 43-6 19-16 29-27 29-2 0-9 0-15-5 10-3 17-14 17-22 0-6-6-14-17-14-10 0-22 9-22 25s17 27 36 27c18 0 30-14 34-19 7 13 25 19 43 19 40 0 61-39 61-49 0-4-4-4-7-4-4 0-6 0-8 3-9 29-31 39-44 39s-18-6-18-16c0-7 5-24 7-35 2-8 9-38 11-43 5-18 16-28 27-28 2 0 9 0 15 4z">
              <text:p/>
            </draw:path>
            <draw:path draw:style-name="gr10" draw:text-style-name="P7" draw:layer="layout" svg:width="0.102cm" svg:height="0.098cm" svg:x="10.479cm" svg:y="5.461cm" svg:viewBox="0 0 103 99" svg:d="M42 52c0-1 5-21 6-21 0-2 7-14 13-19 3-2 9-6 18-6 3 0 8 0 13 3-8 2-10 8-10 12 0 5 4 9 9 9s12-5 12-14c0-12-12-16-23-16-12 0-22 4-31 15-5-13-18-15-23-15-8 0-14 4-18 11-4 9-8 21-8 22 0 3 4 3 4 3 3 0 3 0 5-6 4-14 7-24 16-24 6 0 7 5 7 11 0 4-1 12-3 18s-4 15-5 20c-2 9-5 18-7 28-1 3-2 6-3 9 0 5 5 7 8 7s8-2 9-6c1-1 3-11 5-17 2-8 4-16 6-24z">
              <text:p/>
            </draw:path>
            <draw:path draw:style-name="gr10" draw:text-style-name="P7" draw:layer="layout" svg:width="0.148cm" svg:height="0.01cm" svg:x="10.616cm" svg:y="5.497cm" svg:viewBox="0 0 149 11" svg:d="M140 11c4 0 9 0 9-6 0-5-5-5-9-5-44 0-87 0-131 0-4 0-9 0-9 5 0 6 5 6 9 6 44 0 87 0 131 0z">
              <text:p/>
            </draw:path>
            <draw:path draw:style-name="gr10" draw:text-style-name="P7" draw:layer="layout" svg:width="0.079cm" svg:height="0.146cm" svg:x="10.814cm" svg:y="5.412cm" svg:viewBox="0 0 80 147" svg:d="M49 6c0-6 0-6-6-6-14 13-34 14-43 14 0 3 0 6 0 8 5 0 20 0 31-6 0 38 0 75 0 113 0 7 0 9-21 9-3 0-6 0-9 0 0 3 0 6 0 9 4 0 31-1 39-1s35 1 40 1c0-3 0-6 0-9-3 0-5 0-8 0-23 0-23-2-23-9 0-41 0-82 0-123z">
              <text:p/>
            </draw:path>
            <draw:path draw:style-name="gr10" draw:text-style-name="P7" draw:layer="layout" svg:width="0.079cm" svg:height="0.146cm" svg:x="10.493cm" svg:y="5.63cm" svg:viewBox="0 0 80 147" svg:d="M49 6c0-6 0-6-6-6-14 14-34 14-43 14 0 3 0 6 0 8 4 0 20 0 31-6 0 38 0 75 0 113 0 7 0 9-21 9-3 0-6 0-9 0 0 3 0 6 0 9 4 0 31-1 39-1s35 1 40 1c0-3 0-6 0-9-3 0-5 0-8 0-23 0-23-2-23-9 0-41 0-82 0-123z">
              <text:p/>
            </draw:path>
          </draw:g>
        </draw:g>
        <draw:g draw:style-name="gr9">
          <svg:title>TexMaths</svg:title>
          <svg:desc>9§display§\bm{x}^0_{n-1}§svg§600§TRUE§</svg:desc>
          <draw:g>
            <draw:path draw:style-name="gr10" draw:text-style-name="P7" draw:layer="layout" svg:width="0.178cm" svg:height="0.144cm" svg:x="11.875cm" svg:y="4.769cm" svg:viewBox="0 0 179 145" svg:d="M157 16c-11 4-17 14-17 22 0 7 6 15 15 15 12 0 24-10 24-25 0-16-17-28-36-28-18 0-30 13-34 20-8-14-25-20-43-20-41 0-62 39-62 49 0 5 5 5 8 5s6 0 7-5c9-28 32-37 45-37 11 0 18 5 18 15 0 6-5 23-8 35-4 14-7 29-10 43-6 19-16 29-27 29-2 0-9 0-15-5 10-3 17-14 17-21 0-8-6-16-17-16-10 0-22 10-22 25 0 17 17 28 36 28 18 0 30-13 34-19 7 13 25 19 43 19 40 0 61-38 61-49 0-5-4-5-7-5-4 0-6 0-7 5-10 28-32 38-45 38s-18-6-18-17c0-6 4-22 7-34 2-9 9-38 11-43 4-18 16-28 27-28 2 0 9 0 15 4z">
              <text:p/>
            </draw:path>
            <draw:path draw:style-name="gr10" draw:text-style-name="P7" draw:layer="layout" svg:width="0.101cm" svg:height="0.15cm" svg:x="12.082cm" svg:y="4.635cm" svg:viewBox="0 0 102 151" svg:d="M102 76c0-24-2-42-13-57-6-10-21-19-38-19-51 0-51 61-51 76 0 16 0 75 51 75s51-60 51-75zM51 144c-11 0-24-6-28-24-3-12-3-30-3-46 0-17 0-34 3-46 5-17 19-22 28-22 12 0 24 7 27 20 4 12 4 28 4 48 0 16 0 32-3 45-4 21-19 25-28 25z">
              <text:p/>
            </draw:path>
            <draw:path draw:style-name="gr10" draw:text-style-name="P7" draw:layer="layout" svg:width="0.134cm" svg:height="0.099cm" svg:x="12.082cm" svg:y="4.891cm" svg:viewBox="0 0 135 100" svg:d="M16 83c-1 3-3 8-3 9 0 6 5 8 9 8 3 0 6-3 8-5 1-2 3-9 4-14 1-4 4-15 5-20s2-10 3-14c3-9 4-11 10-20s16-21 33-21c13 0 13 12 13 16 0 13-9 37-13 47-2 6-3 8-3 12 0 11 10 19 20 19 23 0 33-31 33-35 0-2-3-1-4-2-3 0-3 2-4 3-6 18-15 27-24 27-4 0-5-2-5-7s1-8 4-18c3-7 12-30 12-43 0-21-16-25-28-25-19 0-31 12-37 21-2-16-15-21-24-21-10 0-14 7-18 13-4 8-7 20-7 21 0 3 3 3 4 3 2 0 2-1 4-7 4-13 7-24 16-24 6 0 7 6 7 11s-1 13-3 19-4 14-5 20c-2 9-4 18-7 27z">
              <text:p/>
            </draw:path>
            <draw:path draw:style-name="gr10" draw:text-style-name="P7" draw:layer="layout" svg:width="0.148cm" svg:height="0.01cm" svg:x="12.25cm" svg:y="4.928cm" svg:viewBox="0 0 149 11" svg:d="M140 11c4 0 9 0 9-6 0-5-5-5-9-5-44 0-87 0-131 0-4 0-9 0-9 5 0 6 5 6 9 6 44 0 87 0 131 0z">
              <text:p/>
            </draw:path>
            <draw:path draw:style-name="gr10" draw:text-style-name="P7" draw:layer="layout" svg:width="0.079cm" svg:height="0.145cm" svg:x="12.448cm" svg:y="4.843cm" svg:viewBox="0 0 80 146" svg:d="M49 5c0-5 0-5-6-5-14 13-34 13-43 13 0 3 0 6 0 9 4 0 20 0 31-7 0 38 0 75 0 112 0 8 0 11-21 11-3 0-6 0-9 0 0 3 0 5 0 8 4-1 31-1 39-1s35 0 40 1c0-3 0-5 0-8-3 0-5 0-8 0-23 0-23-3-23-11 0-40 0-81 0-122z">
              <text:p/>
            </draw:path>
          </draw:g>
        </draw:g>
        <draw:g draw:style-name="gr9">
          <svg:title>TexMaths</svg:title>
          <svg:desc>9§display§\bm{x}^{r-1}_{n-1}§svg§600§TRUE§</svg:desc>
          <draw:g>
            <draw:path draw:style-name="gr10" draw:text-style-name="P7" draw:layer="layout" svg:width="0.178cm" svg:height="0.143cm" svg:x="11.875cm" svg:y="5.553cm" svg:viewBox="0 0 179 144" svg:d="M157 15c-11 4-17 15-17 23 0 6 6 14 15 14 12 0 24-9 24-25s-17-27-36-27c-18 0-30 13-34 19-8-14-25-19-43-19-40 0-62 39-62 48 0 5 5 5 8 5s6 0 7-4c9-28 32-38 45-38 11 0 18 5 18 16 0 5-5 23-7 34-4 14-8 29-11 43-6 20-16 29-27 29-2 0-9 0-15-5 11-3 17-14 17-21s-6-15-17-15c-10 0-22 9-22 25s17 27 36 27c18 0 30-13 34-19 7 13 25 19 43 19 40 0 61-38 61-49 0-4-4-4-7-4-4 0-6 0-7 4-9 29-32 38-45 38-12 0-18-6-18-15 0-8 5-24 7-35 2-9 9-38 11-44 4-18 16-28 27-28 2 0 9 0 15 4z">
              <text:p/>
            </draw:path>
            <draw:path draw:style-name="gr10" draw:text-style-name="P7" draw:layer="layout" svg:width="0.101cm" svg:height="0.098cm" svg:x="12.082cm" svg:y="5.463cm" svg:viewBox="0 0 102 99" svg:d="M41 53c0-2 6-22 6-22 1-2 7-13 14-18 2-2 8-7 17-7 3 0 8 0 13 3-7 2-10 8-10 13 0 4 3 8 9 8 5 0 12-5 12-14 0-12-12-16-23-16-12 0-22 4-31 15-4-13-17-15-23-15-8 0-13 5-17 11-5 9-8 21-8 22 0 4 3 4 4 4 2 0 2-1 4-7 4-14 8-24 16-24 6 0 7 5 7 11 0 4-2 12-3 18-2 6-4 15-5 20-2 9-4 19-7 28-1 3-2 9-2 9 0 5 4 7 8 7 3 0 7-2 9-7 0 0 3-10 4-16 2-7 4-15 6-23z">
              <text:p/>
            </draw:path>
            <draw:path draw:style-name="gr10" draw:text-style-name="P7" draw:layer="layout" svg:width="0.148cm" svg:height="0.01cm" svg:x="12.218cm" svg:y="5.5cm" svg:viewBox="0 0 149 11" svg:d="M141 11c3 0 8 0 8-6 0-5-4-5-8-5-44 0-88 0-132 0-4 0-9 0-9 4 0 7 5 7 9 7 44 0 88 0 132 0z">
              <text:p/>
            </draw:path>
            <draw:path draw:style-name="gr10" draw:text-style-name="P7" draw:layer="layout" svg:width="0.079cm" svg:height="0.145cm" svg:x="12.416cm" svg:y="5.414cm" svg:viewBox="0 0 80 146" svg:d="M49 6c0-6 0-6-6-6-14 14-34 14-43 14 0 3 0 6 0 8 5 0 20 0 31-6 0 38 0 75 0 112 0 8 0 10-21 10-3 0-6 0-8 0 0 3 0 6 0 8 3 0 30-1 38-1s35 1 40 1c0-2 0-5 0-8-3 0-5 0-8 0-23 0-23-2-23-10 0-40 0-81 0-122z">
              <text:p/>
            </draw:path>
            <draw:path draw:style-name="gr10" draw:text-style-name="P7" draw:layer="layout" svg:width="0.134cm" svg:height="0.099cm" svg:x="12.082cm" svg:y="5.681cm" svg:viewBox="0 0 135 100" svg:d="M16 83c-1 3-2 9-2 9 0 5 4 8 8 8 3 0 6-3 8-6 1-2 3-9 4-13s4-15 5-20c1-4 2-10 3-14 3-9 4-11 10-20s16-21 33-21c13 0 13 12 13 16 0 13-9 37-13 46-2 6-3 9-3 13 0 11 10 19 20 19 23 0 33-31 33-34s-3-2-4-3c-3 0-3 2-4 3-6 18-15 27-24 27-4 0-5-2-5-8 0-4 1-7 4-18 3-6 13-29 13-42 0-21-17-25-29-25-19 0-31 12-37 21-2-16-15-21-24-21-10 0-14 7-18 12-4 9-7 20-7 22 0 3 3 3 4 3 2 0 2-1 4-6 4-14 8-25 16-25 6 0 7 5 7 11 0 5-2 12-3 18-2 6-4 15-5 21-2 9-4 18-7 27z">
              <text:p/>
            </draw:path>
            <draw:path draw:style-name="gr10" draw:text-style-name="P7" draw:layer="layout" svg:width="0.148cm" svg:height="0.01cm" svg:x="12.25cm" svg:y="5.718cm" svg:viewBox="0 0 149 11" svg:d="M140 11c4 0 9 0 9-6 0-5-5-5-9-5-44 0-87 0-131 0-4 0-9 0-9 5 0 6 5 6 9 6 44 0 87 0 131 0z">
              <text:p/>
            </draw:path>
            <draw:path draw:style-name="gr10" draw:text-style-name="P7" draw:layer="layout" svg:width="0.08cm" svg:height="0.144cm" svg:x="12.447cm" svg:y="5.633cm" svg:viewBox="0 0 81 145" svg:d="M50 5c0-5-1-5-6-5-14 13-35 13-44 13 0 3 0 6 0 9 5 0 21 0 32-7 0 38 0 75 0 112 0 8 0 11-22 11-3 0-6 0-8 0 0 3 0 5 0 7 4 0 31-1 39-1 7 0 34 1 40 1 0-2 0-4 0-7-3 0-6 0-9 0-22 0-22-3-22-11 0-40 0-81 0-122z">
              <text:p/>
            </draw:path>
          </draw:g>
        </draw:g>
        <draw:custom-shape draw:style-name="gr50" draw:text-style-name="P1" draw:layer="layout" svg:width="0.2cm" svg:height="0.2cm" svg:x="3.601cm" svg:y="12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.201cm" svg:y1="13.001cm" svg:x2="3.601cm" svg:y2="13.001cm">
          <text:p/>
        </draw:line>
        <draw:g draw:style-name="gr9">
          <svg:title>TexMaths</svg:title>
          <svg:desc>8§display§\tilde{d}^j_1§svg§600§TRUE§</svg:desc>
          <draw:g>
            <draw:path draw:style-name="gr10" draw:text-style-name="P7" draw:layer="layout" svg:width="0.091cm" svg:height="0.025cm" svg:x="3.686cm" svg:y="12.537cm" svg:viewBox="0 0 92 26" svg:d="M92 5c-1-2-2-3-4-5 0 1-10 14-23 14-6 0-13-4-18-7-7-5-12-7-17-7-11 0-16 6-30 22 2 2 3 3 5 4 7-4 10-13 22-13 6 0 14 5 18 7 8 5 13 6 18 6 10 0 16-6 29-21z">
              <text:p/>
            </draw:path>
            <draw:path draw:style-name="gr10" draw:text-style-name="P7" draw:layer="layout" svg:width="0.132cm" svg:height="0.196cm" svg:x="3.625cm" svg:y="12.604cm" svg:viewBox="0 0 133 197" svg:d="M133 3c0-1 0-3-4-3s-30 2-35 3c-2 0-4 2-4 5 0 4 2 4 6 4 14 0 15 2 15 5-1 2-1 3-1 5-6 22-11 44-17 67-5-11-13-19-26-19-33 0-67 42-67 82 0 27 15 45 37 45 6 0 20-1 36-21 3 12 12 21 26 21 9 0 16-6 20-15 5-11 8-27 8-28 0-2-2-2-3-2-2 0-3 0-4 4-5 19-9 35-21 35-7 0-8-8-8-13 0-7 1-8 1-13 14-54 27-108 41-162zM75 161c-2 5-2 6-6 10-12 16-24 20-32 20-13 0-17-16-17-26 0-14 9-49 15-61 9-17 22-27 33-27 17 0 21 23 21 24 0 2 0 3-1 5-4 18-9 37-13 55z">
              <text:p/>
            </draw:path>
            <draw:path draw:style-name="gr10" draw:text-style-name="P7" draw:layer="layout" svg:width="0.085cm" svg:height="0.169cm" svg:x="3.759cm" svg:y="12.534cm" svg:viewBox="0 0 86 170" svg:d="M86 7c0-3-3-7-8-7-6 0-11 6-11 11 0 3 2 7 8 7 5 0 11-5 11-11zM45 140c-4 13-14 24-26 24-2 0-5 0-7 0 6-3 7-8 7-11 0-5-4-7-8-7-5 0-11 6-11 11 0 8 8 13 19 13 12 0 35-7 41-31s11-47 17-70c1-2 2-4 2-7 0-11-10-18-22-18-21 0-33 27-33 29 0 3 2 3 3 3 2 0 2 0 4-3 5-12 14-24 26-24 5 0 7 4 7 9 0 3 0 6-1 7-6 25-12 50-18 75z">
              <text:p/>
            </draw:path>
            <draw:path draw:style-name="gr10" draw:text-style-name="P7" draw:layer="layout" svg:width="0.07cm" svg:height="0.129cm" svg:x="3.78cm" svg:y="12.743cm" svg:viewBox="0 0 71 130" svg:d="M44 6c0-6 0-6-6-6-13 12-30 13-38 13 0 2 0 4 0 6 5 0 18 0 28-5 0 34 0 67 0 100 0 6 0 9-19 9-3 0-5 0-7 0 0 2 0 5 0 7 3 0 27-1 34-1 6 0 31 1 35 1 0-2 0-5 0-7-3 0-5 0-7 0-20 0-20-3-20-9 0-36 0-72 0-108z">
              <text:p/>
            </draw:path>
          </draw:g>
        </draw:g>
        <draw:line draw:style-name="gr1" draw:text-style-name="P1" draw:layer="layout" svg:x1="5.501cm" svg:y1="13.101cm" svg:x2="5.501cm" svg:y2="13.601cm">
          <text:p/>
        </draw:line>
        <draw:custom-shape draw:style-name="gr50" draw:text-style-name="P1" draw:layer="layout" svg:width="0.2cm" svg:height="0.2cm" svg:x="5.402cm" svg:y="13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902cm" svg:y1="13.102cm" svg:x2="7.902cm" svg:y2="13.602cm">
          <text:p/>
        </draw:line>
        <draw:custom-shape draw:style-name="gr50" draw:text-style-name="P1" draw:layer="layout" svg:width="0.2cm" svg:height="0.2cm" svg:x="7.803cm" svg:y="13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9">
          <svg:title>TexMaths</svg:title>
          <svg:desc>8§display§\bm{x}^j_i§svg§600§TRUE§</svg:desc>
          <draw:g>
            <draw:path draw:style-name="gr10" draw:text-style-name="P7" draw:layer="layout" svg:width="0.157cm" svg:height="0.128cm" svg:x="5.028cm" svg:y="13.622cm" svg:viewBox="0 0 158 129" svg:d="M139 14c-10 3-15 12-15 20 0 5 4 12 14 12 9 0 20-8 20-22s-15-24-32-24c-16 0-26 12-30 17-7-12-23-17-39-17-35 0-53 34-53 43 0 4 4 4 6 4 4 0 6 0 7-3 8-26 28-34 40-34 10 0 15 4 15 14 0 5-4 21-7 30-3 13-6 26-9 39-4 17-14 25-23 25-2 0-8 0-14-4 10-3 15-13 15-19s-5-13-14-13c-10 0-20 8-20 22s15 25 32 25c16 0 26-12 29-18 8 12 23 18 39 18 35 0 55-35 55-44 0-4-5-4-8-4s-4 0-6 4c-8 25-28 33-40 33-10 0-15-5-15-13 0-7 3-21 6-32 2-7 8-33 10-38 4-17 14-25 24-25 1 0 7 0 13 4z">
              <text:p/>
            </draw:path>
            <draw:path draw:style-name="gr10" draw:text-style-name="P7" draw:layer="layout" svg:width="0.085cm" svg:height="0.169cm" svg:x="5.201cm" svg:y="13.484cm" svg:viewBox="0 0 86 170" svg:d="M86 7c0-3-2-7-8-7-5 0-11 6-11 10s2 8 8 8c5 0 11-5 11-11zM45 140c-4 13-14 24-26 24-2 0-5 0-6-1 5-3 6-7 6-10 0-5-4-7-8-7-5 0-11 5-11 11 0 7 8 13 20 13 11 0 34-7 41-31 5-24 11-47 17-70 0-3 1-4 1-8 0-10-10-18-21-18-21 0-34 28-34 30 0 3 2 3 3 3 2 0 2-1 4-3 5-12 15-24 26-24 5 0 7 3 7 9 0 3 0 5 0 7-7 25-13 50-19 75z">
              <text:p/>
            </draw:path>
            <draw:path draw:style-name="gr10" draw:text-style-name="P7" draw:layer="layout" svg:width="0.058cm" svg:height="0.131cm" svg:x="5.21cm" svg:y="13.696cm" svg:viewBox="0 0 59 132" svg:d="M54 7c0-3-2-7-8-7-5 0-11 5-11 10 0 4 2 8 8 8s11-5 11-11zM14 107c0 2-1 5-1 8 0 10 7 17 18 17 19 0 28-27 28-31 0-2-2-2-3-2-3 0-3 2-3 3-5 16-14 24-21 24-4 0-5-2-5-6 0-5 1-9 2-13 3-6 5-10 7-16 1-5 9-22 9-25 1-1 2-4 2-6 0-9-8-17-19-17-19 0-28 27-28 30s2 3 3 3c3 0 3-1 4-3 5-17 14-24 21-24 3 0 5 1 5 7 0 4-2 7-7 19-4 11-8 21-12 32z">
              <text:p/>
            </draw:path>
          </draw:g>
        </draw:g>
        <draw:g draw:style-name="gr9">
          <svg:title>TexMaths</svg:title>
          <svg:desc>8§display§\bm{x}^j_{n-1}§svg§600§TRUE§</svg:desc>
          <draw:g>
            <draw:path draw:style-name="gr10" draw:text-style-name="P7" draw:layer="layout" svg:width="0.158cm" svg:height="0.128cm" svg:x="7.13cm" svg:y="13.624cm" svg:viewBox="0 0 159 129" svg:d="M140 14c-11 3-15 12-15 20 0 5 4 12 13 12 11 0 21-8 21-21 0-15-15-25-32-25-16 0-26 12-30 17-7-12-23-17-39-17-36 0-54 34-54 43 0 4 4 4 6 4 4 0 6 0 7-3 8-26 29-34 40-34 10 0 16 5 16 14 0 5-4 21-7 30-3 13-6 26-9 39-5 17-15 25-24 25-2 0-8 0-14-4 10-2 15-12 15-19 0-6-4-13-14-13s-20 8-20 22c0 15 15 25 32 25 16 0 26-12 30-17 7 11 23 17 39 17 35 0 54-35 54-44 0-4-4-4-6-4-4 0-6 0-7 4-9 25-29 33-40 33s-16-5-16-13c0-7 4-21 7-32 1-7 8-33 9-38 4-17 15-25 24-25 2 0 8 0 14 4z">
              <text:p/>
            </draw:path>
            <draw:path draw:style-name="gr10" draw:text-style-name="P7" draw:layer="layout" svg:width="0.085cm" svg:height="0.169cm" svg:x="7.304cm" svg:y="13.486cm" svg:viewBox="0 0 86 170" svg:d="M86 7c0-3-2-7-8-7-5 0-11 6-11 10s3 8 8 8c6 0 11-5 11-11zM45 140c-3 13-14 25-26 25-2 0-5-1-7-2 6-2 7-6 7-10s-4-7-8-7c-6 0-11 5-11 11 0 8 8 13 19 13 12 0 35-7 41-31 6-23 12-47 18-70 0-3 1-4 1-7 0-11-9-19-21-19-22 0-35 28-35 30 0 3 3 3 4 3 3 0 3-1 4-3 5-12 15-24 27-24 4 0 6 4 6 9 0 3 0 5-1 7-6 25-12 50-18 75z">
              <text:p/>
            </draw:path>
            <draw:path draw:style-name="gr10" draw:text-style-name="P7" draw:layer="layout" svg:width="0.119cm" svg:height="0.088cm" svg:x="7.314cm" svg:y="13.738cm" svg:viewBox="0 0 120 89" svg:d="M14 74c0 3-2 7-2 8 0 5 4 7 7 7s6-2 7-4c2-2 4-8 4-13 1-3 4-13 4-18 2-4 3-8 4-12 2-8 3-10 8-18 6-8 15-18 30-18 11 0 11 10 11 13 0 12-8 34-11 42-2 6-3 8-3 11 0 10 9 17 18 17 20 0 29-28 29-31 0-2-2-1-3-2-4 0-4 1-4 3-5 16-13 24-21 24-4 0-5-2-5-6 0-5 1-8 4-16 3-7 10-27 10-39 0-18-14-22-24-22-17 0-28 10-34 18-1-13-13-18-21-18s-12 6-16 11c-4 7-6 19-6 19 0 3 2 3 3 3 3 0 3-1 4-6 3-12 7-21 15-21 4 0 6 4 6 9 0 4-2 12-3 17-2 5-3 13-4 18-2 8-4 16-7 24z">
              <text:p/>
            </draw:path>
            <draw:path draw:style-name="gr10" draw:text-style-name="P7" draw:layer="layout" svg:width="0.132cm" svg:height="0.009cm" svg:x="7.464cm" svg:y="13.771cm" svg:viewBox="0 0 133 10" svg:d="M125 10c3 0 8 0 8-5s-5-5-8-5c-39 0-78 0-117 0-3 0-8 0-8 5s5 5 8 5c39 0 78 0 117 0z">
              <text:p/>
            </draw:path>
            <draw:path draw:style-name="gr10" draw:text-style-name="P7" draw:layer="layout" svg:width="0.07cm" svg:height="0.129cm" svg:x="7.64cm" svg:y="13.695cm" svg:viewBox="0 0 71 130" svg:d="M44 6c0-6 0-6-6-6-12 12-30 12-38 12 0 2 0 5 0 7 4 0 18 0 28-5 0 33 0 66 0 99 0 8 0 10-19 10-3 0-6 0-8 0 0 2 0 5 0 7 4-1 28-1 35-1 6 0 31 0 35 1 0-2 0-5 0-7-2 0-5 0-7 0-20 0-20-2-20-10 0-36 0-71 0-107z">
              <text:p/>
            </draw:path>
          </draw:g>
        </draw:g>
        <draw:g draw:style-name="gr9">
          <svg:title>TexMaths</svg:title>
          <svg:desc>10§display§\tilde{d}^j_i 
\!=\!
d^j_{i\nu}§svg§600§TRUE§</svg:desc>
          <draw:g>
            <draw:path draw:style-name="gr10" draw:text-style-name="P7" draw:layer="layout" svg:width="0.116cm" svg:height="0.032cm" svg:x="10.245cm" svg:y="12.165cm" svg:viewBox="0 0 117 33" svg:d="M117 6c-2-2-4-4-6-6 0 1-13 17-28 17-8 0-17-5-23-8-10-6-16-9-22-9-13 0-20 8-38 28 2 2 4 3 6 5 10-6 13-17 29-17 8 0 16 5 22 9 10 6 16 8 22 8 14 0 20-8 38-27z">
              <text:p/>
            </draw:path>
            <draw:path draw:style-name="gr10" draw:text-style-name="P7" draw:layer="layout" svg:width="0.166cm" svg:height="0.246cm" svg:x="10.168cm" svg:y="12.249cm" svg:viewBox="0 0 167 247" svg:d="M167 4c0-1 0-4-4-4-6 0-39 3-45 4-3 0-5 2-5 6 0 5 3 5 8 5 17 0 18 2 18 5 0 2-1 5-1 7-7 28-14 55-21 83-6-12-17-22-32-22-41 0-85 52-85 103 0 33 19 56 47 56 7 0 24-2 45-27 3 15 15 27 32 27 13 0 21-8 26-20 6-12 11-33 11-34 0-4-3-4-4-4-4 0-4 2-5 7-6 22-13 43-27 43-9 0-11-9-11-16 0-8 1-11 3-17 17-67 33-135 50-202zM94 201c-2 7-2 7-7 13-15 19-30 25-40 25-17 0-22-19-22-33 0-17 11-60 19-77 11-20 27-33 41-33 23 0 28 29 28 31s-1 4-1 6c-6 23-12 45-18 68z">
              <text:p/>
            </draw:path>
            <draw:path draw:style-name="gr10" draw:text-style-name="P7" draw:layer="layout" svg:width="0.107cm" svg:height="0.212cm" svg:x="10.337cm" svg:y="12.161cm" svg:viewBox="0 0 108 213" svg:d="M108 9c0-4-4-9-10-9-7 0-14 7-14 13 0 4 3 10 10 10 6 0 14-7 14-14zM55 175c-4 17-17 31-31 31-3 0-6-1-9-2 6-3 8-9 8-12 0-6-4-9-9-9-8 0-14 6-14 14 0 9 9 16 24 16s44-9 51-39c7-29 15-59 22-88 1-3 1-5 1-9 0-13-11-23-26-23-27 0-43 35-43 38s3 2 4 3c3 0 4-1 5-4 6-14 19-30 33-30 7 0 9 4 9 12 0 3-1 6-1 8-8 31-16 63-24 94z">
              <text:p/>
            </draw:path>
            <draw:path draw:style-name="gr10" draw:text-style-name="P7" draw:layer="layout" svg:width="0.074cm" svg:height="0.164cm" svg:x="10.348cm" svg:y="12.427cm" svg:viewBox="0 0 75 165" svg:d="M68 9c0-4-3-9-10-9-6 0-13 6-13 13 0 5 3 10 10 10s13-7 13-14zM18 134c-1 3-2 6-2 10 0 12 10 21 23 21 25 0 36-34 36-38 0-3-3-3-4-3-4 0-4 2-5 4-6 20-16 30-26 30-5 0-6-3-6-8 0-6 2-11 4-16 2-7 5-13 8-20 2-6 11-28 12-31 0-2 1-5 1-8 0-11-10-21-23-21-24 0-36 34-36 38 0 3 3 2 4 3 4 0 4-1 5-4 6-21 17-30 26-30 4 0 6 2 6 9 0 5-1 9-7 24-5 13-11 27-16 40z">
              <text:p/>
            </draw:path>
            <draw:path draw:style-name="gr10" draw:text-style-name="P7" draw:layer="layout" svg:width="0.233cm" svg:height="0.081cm" svg:x="10.543cm" svg:y="12.363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0" draw:text-style-name="P7" draw:layer="layout" svg:width="0.166cm" svg:height="0.246cm" svg:x="10.85cm" svg:y="12.249cm" svg:viewBox="0 0 167 247" svg:d="M167 4c0-1 0-4-5-4s-38 3-44 4c-3 0-5 2-5 6 0 5 3 5 8 5 17 0 18 2 18 5 0 2-1 5-1 7-7 28-14 55-21 83-7-12-17-22-33-22-41 0-84 52-84 103 0 33 19 56 46 56 7 0 25-2 46-27 3 15 15 27 32 27 12 0 20-8 26-20s11-33 11-34c0-4-4-4-5-4-3 0-4 2-5 7-6 22-12 43-26 43-10 0-11-9-11-16 0-8 1-11 2-17 17-67 34-135 51-202zM94 201c-2 7-2 7-7 13-16 19-30 25-40 25-17 0-22-19-22-33 0-17 11-60 19-77 11-20 27-33 41-33 23 0 27 29 27 31s0 4-1 6c-6 23-11 45-17 68z">
              <text:p/>
            </draw:path>
            <draw:path draw:style-name="gr10" draw:text-style-name="P7" draw:layer="layout" svg:width="0.107cm" svg:height="0.212cm" svg:x="11.018cm" svg:y="12.161cm" svg:viewBox="0 0 108 213" svg:d="M108 9c0-4-3-9-10-9s-13 7-13 13c0 4 3 10 10 10 6 0 13-7 13-14zM56 175c-4 17-17 31-32 31-3 0-6-1-8-2 6-3 8-9 8-12 0-6-5-9-10-9-7 0-14 6-14 14 0 9 11 16 25 16 15 0 43-9 51-39 7-29 15-59 22-88 1-3 1-5 1-9 0-13-11-23-26-23-27 0-43 35-43 38s3 3 4 3c3 0 3-1 5-4 6-14 19-30 33-30 6 0 9 4 9 12 0 3-1 6-1 8-8 31-16 63-24 94z">
              <text:p/>
            </draw:path>
            <draw:path draw:style-name="gr10" draw:text-style-name="P7" draw:layer="layout" svg:width="0.073cm" svg:height="0.164cm" svg:x="11.03cm" svg:y="12.427cm" svg:viewBox="0 0 74 165" svg:d="M68 9c0-4-3-9-10-9-6 0-14 6-14 13 0 5 4 10 10 10 7 0 14-7 14-14zM18 134c-1 3-2 6-2 10 0 12 10 21 23 21 25 0 35-34 35-38 0-3-3-3-4-3-3 0-3 2-4 4-6 20-17 30-26 30-5 0-6-3-6-8 0-6 1-11 4-16 2-7 5-13 7-20 3-6 11-28 12-31 1-2 2-5 2-8 0-11-10-21-23-21-25 0-36 34-36 38 0 3 3 3 4 3 4 0 4-1 5-4 6-21 17-30 26-30 4 0 6 2 6 9 0 5-1 9-8 24-5 13-10 27-15 40z">
              <text:p/>
            </draw:path>
            <draw:path draw:style-name="gr10" draw:text-style-name="P7" draw:layer="layout" svg:width="0.125cm" svg:height="0.108cm" svg:x="11.136cm" svg:y="12.481cm" svg:viewBox="0 0 126 109" svg:d="M43 8c1-1 1-3 1-4-1-1 0-4-4-4-5 1-14 2-16 2-5 0-9 0-14 1-4 0-7 0-7 6 0 3 4 3 7 3 12 0 12 1 12 4 0 1-2 6-3 9-4 17-8 33-12 50-6 24-7 29-7 30 0 4 3 4 4 4s3 0 4 0c22-4 53-15 80-39 33-29 38-61 38-62 0-4-3-8-8-8-9 0-11 7-13 14-10 35-43 72-84 85 7-30 15-61 22-91z">
              <text:p/>
            </draw:path>
          </draw:g>
        </draw:g>
        <draw:frame draw:style-name="gr52" draw:text-style-name="P4" draw:layer="layout" svg:width="2.169cm" svg:height="0.395cm" svg:x="11.405cm" svg:y="12.209cm">
          <draw:text-box>
            <text:p><text:span text:style-name="T1">(symbol level)</text:span></text:p>
          </draw:text-box>
        </draw:frame>
        <draw:g draw:style-name="gr9">
          <svg:title>TexMaths</svg:title>
          <svg:desc>10§display§j \!\in\! [r]§svg§600§TRUE§</svg:desc>
          <draw:g>
            <draw:path draw:style-name="gr10" draw:text-style-name="P7" draw:layer="layout" svg:width="0.143cm" svg:height="0.301cm" svg:x="10.168cm" svg:y="12.733cm" svg:viewBox="0 0 144 302" svg:d="M144 13c0-7-5-13-13-13s-19 8-19 19c0 7 5 12 13 12 9 0 19-9 19-18zM73 248c-6 27-23 47-43 47-2 0-7 0-13-4 10-2 15-11 15-18 0-6-4-12-13-12s-19 7-19 20c0 14 14 21 31 21 24 0 57-18 66-53 11-42 21-85 32-127 2-7 2-12 2-13 0-20-15-32-32-32-36 0-56 51-56 54s3 3 4 3c3 0 4 0 6-7 9-21 25-43 45-43 5 0 11 2 11 17 0 8-1 11-3 17-11 43-22 87-33 130z">
              <text:p/>
            </draw:path>
            <draw:path draw:style-name="gr10" draw:text-style-name="P7" draw:layer="layout" svg:width="0.175cm" svg:height="0.201cm" svg:x="10.405cm" svg:y="12.775cm" svg:viewBox="0 0 176 202" svg:d="M164 109c6 0 12 0 12-7s-6-7-12-7c-50 0-99 0-149 0 4-47 44-80 94-80 18 0 36 0 55 0 6 0 12-1 12-8s-6-7-12-7c-19 0-37 0-56 0-60 0-108 46-108 102s48 100 108 100c19 0 37 0 56 0 6 0 12 0 12-7s-6-6-12-6c-19 0-37 0-55 0-50 0-90-33-94-80 50 0 99 0 149 0z">
              <text:p/>
            </draw:path>
            <draw:path draw:style-name="gr10" draw:text-style-name="P7" draw:layer="layout" svg:width="0.047cm" svg:height="0.348cm" svg:x="10.69cm" svg:y="12.702cm" svg:viewBox="0 0 48 349" svg:d="M48 349c0-5 0-9 0-14-11 0-23 0-34 0 0-107 0-214 0-321 11 0 23 0 34 0 0-5 0-9 0-14-16 0-32 0-48 0 0 116 0 233 0 349 16 0 32 0 48 0z">
              <text:p/>
            </draw:path>
            <draw:path draw:style-name="gr10" draw:text-style-name="P7" draw:layer="layout" svg:width="0.142cm" svg:height="0.157cm" svg:x="10.756cm" svg:y="12.81cm" svg:viewBox="0 0 143 158" svg:d="M21 134c-1 5-3 13-3 15 0 6 5 9 10 9 4 0 10-2 13-9 1-2 13-49 14-56 3-11 9-36 11-45 2-5 11-21 20-29 3-2 13-12 28-12 9 0 14 5 15 5-11 1-19 10-19 19 0 6 4 12 14 12 9 0 19-8 19-20 0-13-11-23-29-23-23 0-38 17-45 27-3-16-15-27-32-27-16 0-23 13-26 20-6 12-11 33-11 34 0 3 3 2 4 3 4 0 4 0 6-8 6-25 13-42 26-42 6 0 11 3 11 17 0 7-1 11-6 29-7 27-13 54-20 81z">
              <text:p/>
            </draw:path>
            <draw:path draw:style-name="gr10" draw:text-style-name="P7" draw:layer="layout" svg:width="0.047cm" svg:height="0.348cm" svg:x="10.922cm" svg:y="12.702cm" svg:viewBox="0 0 48 349" svg:d="M48 0c-16 0-32 0-48 0 0 5 0 9 0 14 11 0 23 0 34 0 0 107 0 214 0 321-11 0-23 0-34 0 0 5 0 9 0 14 16 0 32 0 48 0 0-116 0-233 0-349z">
              <text:p/>
            </draw:path>
          </draw:g>
        </draw:g>
        <draw:line draw:style-name="gr1" draw:text-style-name="P1" draw:layer="layout" svg:x1="3.1cm" svg:y1="13.8cm" svg:x2="3.1cm" svg:y2="14cm">
          <text:p/>
        </draw:line>
        <draw:line draw:style-name="gr1" draw:text-style-name="P1" draw:layer="layout" svg:x1="5.5cm" svg:y1="13.8cm" svg:x2="5.5cm" svg:y2="14cm">
          <text:p/>
        </draw:line>
        <draw:line draw:style-name="gr1" draw:text-style-name="P1" draw:layer="layout" svg:x1="7.9cm" svg:y1="13.8cm" svg:x2="7.9cm" svg:y2="14cm">
          <text:p/>
        </draw:line>
        <draw:custom-shape draw:style-name="gr50" draw:text-style-name="P1" draw:layer="layout" svg:width="0.2cm" svg:height="0.2cm" svg:x="6.003cm" svg:y="14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0.2cm" svg:height="0.2cm" svg:x="5.404cm" svg:y="15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2cm" svg:height="0.2cm" svg:x="4.805cm" svg:y="16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9">
          <svg:title>TexMaths</svg:title>
          <svg:desc>8§display§\bm{x}^0_i§svg§600§TRUE§</svg:desc>
          <draw:g>
            <draw:path draw:style-name="gr10" draw:text-style-name="P7" draw:layer="layout" svg:width="0.157cm" svg:height="0.128cm" svg:x="5.73cm" svg:y="14.805cm" svg:viewBox="0 0 158 129" svg:d="M139 14c-10 4-16 13-16 20 0 6 5 13 15 13 9 0 20-9 20-22 0-15-15-25-32-25-16 0-26 12-30 18-7-12-23-18-39-18-35 0-53 34-53 44 0 4 4 4 6 4 4 0 6 0 7-4 8-26 28-34 40-34 10 0 15 5 15 14 0 6-4 21-7 31-3 13-6 26-9 38-4 17-14 26-23 26-2 0-8 0-14-4 10-3 15-13 15-19 0-7-5-14-14-14-10 0-20 9-20 23s15 24 32 24c16 0 26-12 29-17 8 12 23 17 39 17 35 0 55-34 55-44 0-4-5-4-8-4s-4 0-6 4c-8 25-28 34-40 34-10 0-15-5-15-14 0-6 3-20 6-31 2-8 8-34 10-38 4-17 13-26 24-26 1 0 7 0 13 4z">
              <text:p/>
            </draw:path>
            <draw:path draw:style-name="gr10" draw:text-style-name="P7" draw:layer="layout" svg:width="0.09cm" svg:height="0.133cm" svg:x="5.913cm" svg:y="14.686cm" svg:viewBox="0 0 91 134" svg:d="M91 68c0-22-3-38-11-51-7-9-19-17-35-17-45 0-45 54-45 68s0 66 45 66c46 0 46-53 46-66zM45 129c-8 0-20-6-24-22-3-11-3-27-3-42 0-14 0-29 3-40 4-15 16-19 24-19 11 0 21 6 25 17 2 11 3 25 3 42 0 15 0 29-2 41-4 19-18 23-26 23z">
              <text:p/>
            </draw:path>
            <draw:path draw:style-name="gr10" draw:text-style-name="P7" draw:layer="layout" svg:width="0.058cm" svg:height="0.131cm" svg:x="5.912cm" svg:y="14.871cm" svg:viewBox="0 0 59 132" svg:d="M54 7c0-3-2-7-8-7-5 0-11 5-11 10 0 4 3 8 8 8 6 0 11-5 11-11zM14 107c0 2-1 5-1 8 0 10 8 17 18 17 20 0 28-27 28-31 0-2-2-2-3-2-3 0-3 2-3 3-5 16-14 24-21 24-4 0-5-2-5-6 0-5 1-9 3-13 2-6 4-10 6-16 2-5 9-22 9-25 1-1 2-4 2-6 0-9-8-17-18-17-20 0-29 27-29 30s2 3 3 3c3 0 3-1 4-3 5-17 14-24 21-24 3 0 5 1 5 7 0 4-2 7-7 19-4 11-8 21-12 32z">
              <text:p/>
            </draw:path>
          </draw:g>
        </draw:g>
        <draw:g draw:style-name="gr9">
          <svg:title>TexMaths</svg:title>
          <svg:desc>8§display§\bm{x}^j_i§svg§600§TRUE§</svg:desc>
          <draw:g>
            <draw:path draw:style-name="gr10" draw:text-style-name="P7" draw:layer="layout" svg:width="0.157cm" svg:height="0.128cm" svg:x="5.033cm" svg:y="15.427cm" svg:viewBox="0 0 158 129" svg:d="M139 14c-10 3-15 12-15 20 0 5 4 12 14 12 9 0 20-8 20-22s-15-24-32-24c-16 0-26 12-30 17-7-12-23-17-39-17-35 0-53 34-53 43 0 4 4 4 6 4 4 0 6 0 7-3 8-26 28-34 40-34 10 0 15 4 15 14 0 5-4 21-7 30-3 13-6 26-9 39-4 17-14 25-23 25-2 0-8 0-14-4 10-3 15-13 15-19s-5-13-14-13c-10 0-20 8-20 22s15 25 32 25c16 0 26-12 29-18 8 12 23 18 39 18 35 0 55-35 55-44 0-4-5-4-8-4s-4 0-6 4c-8 25-28 33-40 33-10 0-15-5-15-13 0-7 3-21 6-32 2-7 8-33 10-38 4-17 14-25 24-25 1 0 7 0 13 4z">
              <text:p/>
            </draw:path>
            <draw:path draw:style-name="gr10" draw:text-style-name="P7" draw:layer="layout" svg:width="0.085cm" svg:height="0.169cm" svg:x="5.206cm" svg:y="15.289cm" svg:viewBox="0 0 86 170" svg:d="M86 7c0-3-2-7-8-7-5 0-11 6-11 10s2 8 8 8c5 0 11-5 11-11zM45 140c-4 13-14 24-26 24-2 0-5 0-6-1 5-3 6-7 6-10 0-5-4-7-8-7-5 0-11 5-11 11 0 7 8 13 20 13 11 0 34-7 41-31 5-24 11-47 17-70 0-3 1-4 1-8 0-10-10-18-21-18-21 0-34 28-34 30 0 3 2 3 3 3 2 0 2-1 4-3 5-12 15-24 26-24 5 0 7 3 7 9 0 3 0 5 0 7-7 25-13 50-19 75z">
              <text:p/>
            </draw:path>
            <draw:path draw:style-name="gr10" draw:text-style-name="P7" draw:layer="layout" svg:width="0.058cm" svg:height="0.131cm" svg:x="5.215cm" svg:y="15.501cm" svg:viewBox="0 0 59 132" svg:d="M54 7c0-3-2-7-8-7-5 0-11 5-11 10 0 4 2 8 8 8s11-5 11-11zM14 107c0 2-1 5-1 8 0 10 7 17 18 17 19 0 28-27 28-31 0-2-2-2-3-2-3 0-3 2-3 3-5 16-14 24-21 24-4 0-5-2-5-6 0-5 1-9 2-13 3-6 5-10 7-16 1-5 9-22 9-25 1-1 2-4 2-6 0-9-8-17-19-17-19 0-28 27-28 30s2 3 3 3c3 0 3-1 4-3 5-17 14-24 21-24 3 0 5 1 5 7 0 4-2 7-7 19-4 11-8 21-12 32z">
              <text:p/>
            </draw:path>
          </draw:g>
        </draw:g>
        <draw:g draw:style-name="gr9">
          <svg:title>TexMaths</svg:title>
          <svg:desc>8§display§\bm{x}^{r-1}_i§svg§600§TRUE§</svg:desc>
          <draw:g>
            <draw:path draw:style-name="gr10" draw:text-style-name="P7" draw:layer="layout" svg:width="0.158cm" svg:height="0.128cm" svg:x="4.234cm" svg:y="16.013cm" svg:viewBox="0 0 159 129" svg:d="M140 14c-11 4-15 13-15 20 0 6 4 13 13 13 11 0 21-9 21-22 0-15-15-25-32-25-16 0-26 12-30 18-8-12-23-18-39-18-36 0-54 35-54 44 0 4 4 4 6 4 4 0 6 0 7-4 8-25 28-34 40-34 10 0 15 5 15 15 0 5-3 21-6 30-3 13-6 26-9 38-5 18-15 26-24 26-2 0-8 0-14-4 10-3 15-13 15-19 0-7-4-14-14-14s-20 9-20 23 15 24 32 24c16 0 26-12 30-17 7 12 23 17 39 17 35 0 54-34 54-44 0-3-4-3-6-3-4 0-6 0-8 3-8 26-28 34-39 34s-16-5-16-14c0-6 4-20 7-31 1-8 8-33 9-38 4-17 15-26 24-26 2 0 8 0 14 4z">
              <text:p/>
            </draw:path>
            <draw:path draw:style-name="gr10" draw:text-style-name="P7" draw:layer="layout" svg:width="0.091cm" svg:height="0.087cm" svg:x="4.417cm" svg:y="15.934cm" svg:viewBox="0 0 92 88" svg:d="M38 46c0 0 4-18 4-19s7-12 12-17c3-1 8-4 16-4 3 0 7 0 11 2-6 2-8 7-8 11s3 7 8 7c4 0 11-4 11-12 0-10-11-14-21-14s-19 4-28 14c-4-12-15-14-20-14-7 0-13 4-16 10-4 8-7 19-7 20 0 2 3 2 4 2 2 0 2 0 4-6 3-12 6-20 14-20 5 0 7 4 7 9 0 3-2 11-3 16-2 6-4 14-4 18-3 8-5 16-7 25-1 3-2 8-2 8 0 4 4 6 7 6 2 0 6-2 8-6 1 0 2-9 4-14 2-7 4-14 6-22z">
              <text:p/>
            </draw:path>
            <draw:path draw:style-name="gr10" draw:text-style-name="P7" draw:layer="layout" svg:width="0.132cm" svg:height="0.009cm" svg:x="4.539cm" svg:y="15.966cm" svg:viewBox="0 0 133 10" svg:d="M125 10c3 0 8 0 8-4 0-6-5-6-8-6-39 0-78 0-117 0-3 0-8 0-8 5s5 5 8 5c39 0 78 0 117 0z">
              <text:p/>
            </draw:path>
            <draw:path draw:style-name="gr10" draw:text-style-name="P7" draw:layer="layout" svg:width="0.07cm" svg:height="0.129cm" svg:x="4.715cm" svg:y="15.89cm" svg:viewBox="0 0 71 130" svg:d="M44 6c0-6 0-6-6-6-12 12-30 13-38 13 0 2 0 5 0 7 5 0 18 0 28-6 0 34 0 67 0 100 0 7 0 9-19 9-3 0-6 0-8 0 0 2 0 5 0 7 4 0 28-1 35-1 6 0 31 1 35 1 0-2 0-5 0-7-2 0-5 0-7 0-20 0-20-2-20-9 0-36 0-72 0-108z">
              <text:p/>
            </draw:path>
            <draw:path draw:style-name="gr10" draw:text-style-name="P7" draw:layer="layout" svg:width="0.059cm" svg:height="0.131cm" svg:x="4.417cm" svg:y="16.088cm" svg:viewBox="0 0 60 132" svg:d="M54 7c0-3-2-7-7-7s-11 5-11 10c0 4 2 8 8 8s10-5 10-11zM14 107c0 2-1 5-1 8 0 10 8 17 18 17 20 0 29-27 29-31 0-2-2-2-3-2-3 0-3 2-4 3-4 16-13 24-21 24-4 0-5-2-5-6 0-5 2-9 3-13 2-6 4-10 7-16 1-5 9-22 9-25 1-1 1-4 1-6 0-9-8-17-18-17-19 0-29 27-29 31 0 2 3 2 4 2 2 0 2-1 3-3 5-17 14-24 21-24 3 0 5 1 5 7 0 4-1 7-6 19-4 11-8 21-13 32z">
              <text:p/>
            </draw:path>
          </draw:g>
        </draw:g>
        <draw:custom-shape draw:style-name="gr54" draw:text-style-name="P15" draw:layer="layout" svg:width="7.9cm" svg:height="1.6cm" svg:x="1.403cm" svg:y="12.703cm">
          <text:p/>
          <draw:enhanced-geometry svg:viewBox="0 0 21600 21600" draw:path-stretchpoint-x="10800" draw:path-stretchpoint-y="10800" draw:text-areas="?f3 ?f4 ?f5 ?f6" draw:type="round-rectangle" draw:modifiers="1983.260462211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6.1cm" svg:y1="14.6cm" svg:x2="6.1cm" svg:y2="14.8cm">
          <text:p/>
        </draw:line>
        <draw:line draw:style-name="gr1" draw:text-style-name="P1" draw:layer="layout" svg:x1="5.5cm" svg:y1="14.6cm" svg:x2="5.5cm" svg:y2="15.4cm">
          <text:p/>
        </draw:line>
        <draw:line draw:style-name="gr1" draw:text-style-name="P1" draw:layer="layout" svg:x1="4.9cm" svg:y1="14.6cm" svg:x2="4.9cm" svg:y2="16cm">
          <text:p/>
        </draw:line>
        <draw:custom-shape draw:style-name="gr50" draw:text-style-name="P1" draw:layer="layout" svg:width="0.2cm" svg:height="0.2cm" svg:x="6.506cm" svg:y="1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2cm" svg:height="0.2cm" svg:x="5.507cm" svg:y="1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6.1cm" svg:y1="15cm" svg:x2="6.1cm" svg:y2="16cm">
          <text:p/>
        </draw:line>
        <draw:line draw:style-name="gr1" draw:text-style-name="P1" draw:layer="layout" svg:x1="5cm" svg:y1="16.1cm" svg:x2="6.1cm" svg:y2="16.1cm">
          <text:p/>
        </draw:line>
        <draw:line draw:style-name="gr30" draw:text-style-name="P1" draw:layer="layout" svg:x1="5.9cm" svg:y1="15.1cm" svg:x2="5.7cm" svg:y2="15.3cm">
          <text:p/>
        </draw:line>
        <draw:line draw:style-name="gr30" draw:text-style-name="P1" draw:layer="layout" svg:x1="5.3cm" svg:y1="15.7cm" svg:x2="5.1cm" svg:y2="15.9cm">
          <text:p/>
        </draw:line>
        <draw:line draw:style-name="gr1" draw:text-style-name="P1" draw:layer="layout" svg:x1="6.1cm" svg:y1="16.2cm" svg:x2="5.6cm" svg:y2="16.6cm">
          <text:p/>
        </draw:line>
        <draw:custom-shape draw:style-name="gr49" draw:text-style-name="P13" draw:layer="layout" svg:width="0.2cm" svg:height="0.2cm" svg:x="5.002cm" svg:y="16.60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3" draw:layer="layout" svg:width="0.2cm" svg:height="0.2cm" svg:x="7.002cm" svg:y="16.602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5.2cm" svg:y1="16.7cm" svg:x2="5.5cm" svg:y2="16.7cm">
          <text:p/>
        </draw:line>
        <draw:g draw:style-name="gr9">
          <svg:title>TexMaths</svg:title>
          <svg:desc>8§display§\bm{c}^{\rm a}_i§svg§600§TRUE§</svg:desc>
          <draw:g>
            <draw:path draw:style-name="gr10" draw:text-style-name="P7" draw:layer="layout" svg:width="0.129cm" svg:height="0.127cm" svg:x="5.748cm" svg:y="16.659cm" svg:viewBox="0 0 130 128" svg:d="M108 16c-15 4-16 18-16 19 0 4 3 13 15 13 11 0 20-11 20-22 0-15-15-26-39-26-57 0-88 44-88 80 0 25 16 48 59 48 8 0 27 0 44-6 16-6 27-18 27-22 0-1-5-7-7-7s-2 1-4 3c-15 16-38 23-59 23-19 0-28-10-28-27 0-9 8-43 16-58 11-19 28-24 40-24 4 0 12 0 20 6z">
              <text:p/>
            </draw:path>
            <draw:path draw:style-name="gr10" draw:text-style-name="P7" draw:layer="layout" svg:width="0.097cm" svg:height="0.088cm" svg:x="5.889cm" svg:y="16.583cm" svg:viewBox="0 0 98 89" svg:d="M77 35c0-10 0-17-9-25-8-7-18-10-29-10-19 0-32 7-32 19 0 6 4 10 10 10 5 0 9-4 9-9 0-4-2-8-7-10 7-4 18-4 19-4 11 0 23 7 23 23 0 2 0 4 0 6-11 1-24 2-38 6-17 7-23 18-23 27 0 16 21 21 34 21 16 0 25-9 30-16 1 8 5 15 15 15 6-6 19 0 19-18 0-4 0-7 0-11-2 0-5 0-7 0 0 3 0 7 0 10s0 12-7 12-7-9-7-12c0-11 0-23 0-34zM61 60c0 19-16 24-25 24-10 0-19-7-19-16 0-11 9-26 44-27 0 6 0 12 0 19z">
              <text:p/>
            </draw:path>
            <draw:path draw:style-name="gr10" draw:text-style-name="P7" draw:layer="layout" svg:width="0.059cm" svg:height="0.13cm" svg:x="5.887cm" svg:y="16.726cm" svg:viewBox="0 0 60 131" svg:d="M54 7c0-3-2-7-7-7-6 0-11 5-11 10 0 4 2 8 8 8 5 0 10-6 10-11zM14 107c0 2-1 5-1 8 0 8 8 16 18 16 20 0 29-27 29-30 0-2-3-2-3-2-4 0-4 1-4 3-4 16-13 24-21 24-4 0-5-3-5-7s2-8 3-12c2-6 4-11 7-16 1-5 8-22 9-25 1-2 1-5 1-6 0-10-7-17-18-17-19 0-29 26-29 30 0 3 3 3 4 3 2 0 2-1 3-4 5-16 14-23 21-23 3 0 5 1 5 7 0 4-1 7-6 19-4 11-8 21-13 32z">
              <text:p/>
            </draw:path>
          </draw:g>
        </draw:g>
        <draw:line draw:style-name="gr1" draw:text-style-name="P1" draw:layer="layout" svg:x1="5.6cm" svg:y1="16.8cm" svg:x2="5.6cm" svg:y2="17cm">
          <text:p/>
        </draw:line>
        <draw:line draw:style-name="gr1" draw:text-style-name="P1" draw:layer="layout" svg:x1="6.6cm" svg:y1="16.8cm" svg:x2="6.6cm" svg:y2="17cm">
          <text:p/>
        </draw:line>
        <draw:line draw:style-name="gr1" draw:text-style-name="P1" draw:layer="layout" svg:x1="6.7cm" svg:y1="16.7cm" svg:x2="7cm" svg:y2="16.7cm">
          <text:p/>
        </draw:line>
        <draw:line draw:style-name="gr1" draw:text-style-name="P1" draw:layer="layout" svg:x1="6.1cm" svg:y1="16.2cm" svg:x2="6.6cm" svg:y2="16.6cm">
          <text:p/>
        </draw:line>
        <draw:frame draw:style-name="gr55" draw:text-style-name="P4" draw:layer="layout" svg:width="1.661cm" svg:height="0.395cm" svg:x="4.706cm" svg:y="17.21cm">
          <draw:text-box>
            <text:p><text:span text:style-name="T1">outer code</text:span></text:p>
          </draw:text-box>
        </draw:frame>
        <draw:custom-shape draw:style-name="gr56" draw:text-style-name="P1" draw:layer="layout" svg:width="8.3cm" svg:height="0.4cm" svg:x="1.4cm" svg:y="17.2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5" draw:layer="layout" svg:width="3.5cm" svg:height="2.396cm" svg:x="3.8cm" svg:y="14.604cm">
          <text:p/>
          <draw:enhanced-geometry svg:viewBox="0 0 21600 21600" draw:path-stretchpoint-x="10800" draw:path-stretchpoint-y="10800" draw:text-areas="?f3 ?f4 ?f5 ?f6" draw:type="round-rectangle" draw:modifiers="2216.77096370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15" draw:layer="layout" svg:width="1.7cm" svg:height="2.396cm" svg:x="8cm" svg:y="14.606cm">
          <text:p/>
          <draw:enhanced-geometry svg:viewBox="0 0 21600 21600" draw:path-stretchpoint-x="10800" draw:path-stretchpoint-y="10800" draw:text-areas="?f3 ?f4 ?f5 ?f6" draw:type="round-rectangle" draw:modifiers="2216.77096370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15" draw:layer="layout" svg:width="1.699cm" svg:height="2.396cm" svg:x="1.401cm" svg:y="14.607cm">
          <text:p/>
          <draw:enhanced-geometry svg:viewBox="0 0 21600 21600" draw:path-stretchpoint-x="10800" draw:path-stretchpoint-y="10800" draw:text-areas="?f3 ?f4 ?f5 ?f6" draw:type="round-rectangle" draw:modifiers="2216.77096370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9">
          <svg:title>TexMaths</svg:title>
          <svg:desc>10§display§\dots§svg§600§TRUE§</svg:desc>
          <draw:g>
            <draw:path draw:style-name="gr10" draw:text-style-name="P7" draw:layer="layout" svg:width="0.036cm" svg:height="0.035cm" svg:x="3.294cm" svg:y="15.613cm" svg:viewBox="0 0 37 36" svg:d="M37 19c0-11-8-19-18-19s-19 8-19 19c0 10 9 17 19 17s18-7 18-17z">
              <text:p/>
            </draw:path>
            <draw:path draw:style-name="gr10" draw:text-style-name="P7" draw:layer="layout" svg:width="0.036cm" svg:height="0.035cm" svg:x="3.45cm" svg:y="15.613cm" svg:viewBox="0 0 37 36" svg:d="M37 19c0-11-8-19-18-19-11 0-19 8-19 19 0 10 8 17 19 17 10 0 18-7 18-17z">
              <text:p/>
            </draw:path>
            <draw:path draw:style-name="gr10" draw:text-style-name="P7" draw:layer="layout" svg:width="0.036cm" svg:height="0.035cm" svg:x="3.605cm" svg:y="15.613cm" svg:viewBox="0 0 37 36" svg:d="M37 19c0-11-9-19-19-19s-18 8-18 19c0 10 8 17 18 17s19-7 19-17z">
              <text:p/>
            </draw:path>
          </draw:g>
        </draw:g>
        <draw:g draw:style-name="gr9">
          <svg:title>TexMaths</svg:title>
          <svg:desc>10§display§\dots§svg§600§TRUE§</svg:desc>
          <draw:g>
            <draw:path draw:style-name="gr10" draw:text-style-name="P7" draw:layer="layout" svg:width="0.036cm" svg:height="0.035cm" svg:x="7.494cm" svg:y="15.613cm" svg:viewBox="0 0 37 36" svg:d="M37 19c0-11-8-19-18-19s-19 8-19 19c0 10 9 17 19 17s18-7 18-17z">
              <text:p/>
            </draw:path>
            <draw:path draw:style-name="gr10" draw:text-style-name="P7" draw:layer="layout" svg:width="0.036cm" svg:height="0.035cm" svg:x="7.65cm" svg:y="15.613cm" svg:viewBox="0 0 37 36" svg:d="M37 19c0-11-8-19-18-19-11 0-19 8-19 19 0 10 8 17 19 17 10 0 18-7 18-17z">
              <text:p/>
            </draw:path>
            <draw:path draw:style-name="gr10" draw:text-style-name="P7" draw:layer="layout" svg:width="0.036cm" svg:height="0.035cm" svg:x="7.805cm" svg:y="15.613cm" svg:viewBox="0 0 37 36" svg:d="M37 19c0-11-9-19-19-19s-18 8-18 19c0 10 8 17 18 17s19-7 19-17z">
              <text:p/>
            </draw:path>
          </draw:g>
        </draw:g>
        <draw:g draw:style-name="gr9">
          <svg:title>TexMaths</svg:title>
          <svg:desc>8§display§0§svg§600§TRUE§</svg:desc>
          <draw:g>
            <draw:path draw:style-name="gr10" draw:text-style-name="P7" draw:layer="layout" svg:width="0.116cm" svg:height="0.191cm" svg:x="9.71cm" svg:y="13.636cm" svg:viewBox="0 0 117 192" svg:d="M117 96c0-22-2-44-11-65-13-26-36-31-47-31-17 0-38 7-49 33-8 20-10 41-10 63 0 21 1 47 13 68 12 22 32 28 45 28 15 0 37-6 49-33 8-19 10-40 10-63zM58 186c-10 0-27-7-32-34-3-17-3-42-3-59s0-36 2-51c5-33 27-36 33-36 10 0 28 5 34 33 2 15 2 37 2 54 0 21 0 40-3 58-4 27-20 35-33 35z">
              <text:p/>
            </draw:path>
          </draw:g>
        </draw:g>
        <draw:g draw:style-name="gr9">
          <svg:title>TexMaths</svg:title>
          <svg:desc>8§display§j§svg§600§TRUE§</svg:desc>
          <draw:g>
            <draw:path draw:style-name="gr10" draw:text-style-name="P7" draw:layer="layout" svg:width="0.113cm" svg:height="0.241cm" svg:x="9.487cm" svg:y="13.838cm" svg:viewBox="0 0 114 242" svg:d="M114 10c0-5-4-10-10-10-7 0-16 6-16 15 0 6 4 10 11 10 8 0 15-7 15-15zM58 199c-5 21-18 37-34 37-2 0-6 0-11-3 9-1 13-9 13-14s-4-11-11-11-15 7-15 16c0 12 11 18 25 18 19 0 45-15 52-42 8-34 17-68 25-103 2-5 2-9 2-10 0-16-12-26-26-26-29 0-44 40-44 44 0 2 3 2 3 2 3 0 3 0 5-6 7-16 20-34 35-34 4 0 9 2 9 13 0 6-1 9-1 14-9 35-18 70-27 105z">
              <text:p/>
            </draw:path>
          </draw:g>
        </draw:g>
        <draw:g draw:style-name="gr9">
          <svg:title>TexMaths</svg:title>
          <svg:desc>8§display§r \!-\! 1§svg§600§TRUE§</svg:desc>
          <draw:g>
            <draw:path draw:style-name="gr10" draw:text-style-name="P7" draw:layer="layout" svg:width="0.113cm" svg:height="0.126cm" svg:x="9.312cm" svg:y="14.226cm" svg:viewBox="0 0 114 127" svg:d="M17 107c-1 5-3 11-3 13 0 4 4 7 8 7s8-3 11-8c0-1 9-39 11-44 2-10 7-29 9-37 1-3 9-16 16-22 1-2 10-10 22-10 7 0 8 3 11 4-8 1-14 8-14 16 0 4 3 9 11 9s15-6 15-17c0-9-9-18-23-18-18 0-31 14-36 22-2-12-13-22-25-22-13 0-19 11-21 16-5 10-9 26-9 27 0 3 2 2 3 3 3 0 3-1 5-6 5-20 10-34 21-34 5 0 9 3 9 13 0 7-1 9-5 24-6 21-11 43-16 64z">
              <text:p/>
            </draw:path>
            <draw:path draw:style-name="gr10" draw:text-style-name="P7" draw:layer="layout" svg:width="0.17cm" svg:height="0.01cm" svg:x="9.477cm" svg:y="14.275cm" svg:viewBox="0 0 171 11" svg:d="M161 11c5 0 10 0 10-5 0-6-5-6-10-6-50 0-101 0-151 0-5 0-10 0-10 6 0 5 5 5 10 5 50 0 101 0 151 0z">
              <text:p/>
            </draw:path>
            <draw:path draw:style-name="gr10" draw:text-style-name="P7" draw:layer="layout" svg:width="0.092cm" svg:height="0.185cm" svg:x="9.712cm" svg:y="14.164cm" svg:viewBox="0 0 93 186" svg:d="M58 7c0-6 0-7-7-7-17 18-42 18-51 18 0 2 0 5 0 8 6 0 22 0 37-7 0 48 0 96 0 144 0 11-1 14-26 14-3 0-6 0-9 0 0 3 0 6 0 9 10-1 34-1 45-1s36 0 46 1c0-3 0-6 0-9-3 0-6 0-9 0-26 0-26-3-26-14 0-52 0-104 0-156z">
              <text:p/>
            </draw:path>
          </draw:g>
        </draw:g>
        <draw:g draw:style-name="gr9">
          <svg:title>TexMaths</svg:title>
          <svg:desc>8§display§0§svg§600§TRUE§</svg:desc>
          <draw:g>
            <draw:path draw:style-name="gr10" draw:text-style-name="P7" draw:layer="layout" svg:width="0.116cm" svg:height="0.191cm" svg:x="1.611cm" svg:y="14.737cm" svg:viewBox="0 0 117 192" svg:d="M117 96c0-22-2-44-11-65-13-26-36-31-47-31-17 0-38 7-49 33-8 20-10 41-10 63 0 21 1 47 13 68 12 22 32 28 45 28 15 0 37-6 49-33 8-19 10-40 10-63zM58 186c-10 0-27-7-32-34-3-17-3-42-3-59s0-36 2-51c5-33 27-36 33-36 10 0 28 5 34 33 2 15 2 37 2 54 0 21 0 40-3 58-4 27-20 35-33 35z">
              <text:p/>
            </draw:path>
          </draw:g>
        </draw:g>
        <draw:g draw:style-name="gr9">
          <svg:title>TexMaths</svg:title>
          <svg:desc>8§display§i§svg§600§TRUE§</svg:desc>
          <draw:g>
            <draw:path draw:style-name="gr10" draw:text-style-name="P7" draw:layer="layout" svg:width="0.072cm" svg:height="0.186cm" svg:x="4.013cm" svg:y="14.739cm" svg:viewBox="0 0 73 187" svg:d="M71 10c0-5-4-10-11-10s-15 7-15 15c0 5 4 10 11 10 6 0 15-7 15-15zM49 115c4-8 4-9 7-16 2-6 4-10 4-15 0-12-10-23-23-23-27 0-37 40-37 42 0 4 2 4 3 4 3 0 3-1 5-5 7-26 18-35 28-35 2 0 7 0 7 9 0 6-3 12-3 15-3 7-15 39-19 51-4 7-7 16-7 22 0 13 10 23 23 23 26 0 36-41 36-43s-2-2-3-2c-3 0-3 0-4 4-6 18-14 35-29 35-4 0-6-3-6-9 0-7 2-11 8-28 3-10 7-20 10-29z">
              <text:p/>
            </draw:path>
          </draw:g>
        </draw:g>
        <draw:g draw:style-name="gr9">
          <svg:title>TexMaths</svg:title>
          <svg:desc>8§display§n \!-\! 1§svg§600§TRUE§</svg:desc>
          <draw:g>
            <draw:path draw:style-name="gr10" draw:text-style-name="P7" draw:layer="layout" svg:width="0.151cm" svg:height="0.126cm" svg:x="8.213cm" svg:y="14.802cm" svg:viewBox="0 0 152 127" svg:d="M17 107c-1 5-3 11-3 13 0 4 4 7 8 7s8-3 11-8c0-1 3-14 5-21 2-8 4-16 6-25 1-6 3-12 5-19 0-5 3-13 4-13 4-9 18-35 45-35 13 0 15 11 15 20 0 17-14 53-18 65-2 6-3 9-3 13 0 13 10 23 23 23 26 0 37-41 37-43 0-3-3-3-4-3-3 0-3 1-4 5-5 19-15 34-28 34-5 0-7-2-7-8 0-8 3-14 5-20 5-15 17-46 17-62 0-19-12-30-32-30-26 0-39 18-44 25-2-16-13-25-25-25-13 0-19 11-21 16-5 10-9 26-9 27 0 3 2 2 3 3 3 0 3-1 5-6 5-20 10-34 21-34 5 0 9 4 9 13 0 7-1 9-5 24-6 21-11 43-16 64z">
              <text:p/>
            </draw:path>
            <draw:path draw:style-name="gr10" draw:text-style-name="P7" draw:layer="layout" svg:width="0.17cm" svg:height="0.01cm" svg:x="8.412cm" svg:y="14.851cm" svg:viewBox="0 0 171 11" svg:d="M161 11c5 0 10 0 10-5 0-6-5-6-10-6-50 0-101 0-151 0-5 0-10 0-10 6 0 5 5 5 10 5 50 0 101 0 151 0z">
              <text:p/>
            </draw:path>
            <draw:path draw:style-name="gr10" draw:text-style-name="P7" draw:layer="layout" svg:width="0.092cm" svg:height="0.185cm" svg:x="8.646cm" svg:y="14.74cm" svg:viewBox="0 0 93 186" svg:d="M57 7c0-6 0-7-6-7-17 18-42 18-51 18 0 2 0 5 0 8 6 0 22 0 37-7 0 48 0 96 0 144 0 11-1 14-26 14-3 0-6 0-9 0 0 3 0 6 0 9 10-1 34-1 45-1s36 0 46 1c0-3 0-6 0-9-3 0-6 0-9 0-26 0-27-3-27-14 0-52 0-104 0-156z">
              <text:p/>
            </draw:path>
          </draw:g>
        </draw:g>
        <draw:line draw:style-name="gr1" draw:text-style-name="P1" draw:layer="layout" svg:x1="5.6cm" svg:y1="17cm" svg:x2="5.6cm" svg:y2="17.2cm">
          <text:p/>
        </draw:line>
        <draw:line draw:style-name="gr1" draw:text-style-name="P1" draw:layer="layout" svg:x1="6.6cm" svg:y1="17cm" svg:x2="6.6cm" svg:y2="17.2cm">
          <text:p/>
        </draw:line>
        <draw:line draw:style-name="gr1" draw:text-style-name="P1" draw:layer="layout" svg:x1="8.8cm" svg:y1="17cm" svg:x2="8.8cm" svg:y2="17.2cm">
          <text:p/>
        </draw:line>
        <draw:line draw:style-name="gr1" draw:text-style-name="P1" draw:layer="layout" svg:x1="9.2cm" svg:y1="17cm" svg:x2="9.2cm" svg:y2="17.2cm">
          <text:p/>
        </draw:line>
        <draw:line draw:style-name="gr1" draw:text-style-name="P1" draw:layer="layout" svg:x1="2.3cm" svg:y1="17cm" svg:x2="2.3cm" svg:y2="17.2cm">
          <text:p/>
        </draw:line>
        <draw:line draw:style-name="gr1" draw:text-style-name="P1" draw:layer="layout" svg:x1="2.7cm" svg:y1="17cm" svg:x2="2.7cm" svg:y2="17.2cm">
          <text:p/>
        </draw:line>
        <draw:line draw:style-name="gr60" draw:text-style-name="P1" draw:layer="layout" svg:x1="2.8cm" svg:y1="14.1cm" svg:x2="2.8cm" svg:y2="14.3cm">
          <text:p/>
        </draw:line>
        <draw:line draw:style-name="gr60" draw:text-style-name="P1" draw:layer="layout" svg:x1="5.2cm" svg:y1="14.1cm" svg:x2="5.2cm" svg:y2="14.3cm">
          <text:p/>
        </draw:line>
        <draw:line draw:style-name="gr60" draw:text-style-name="P1" draw:layer="layout" svg:x1="7.6cm" svg:y1="14.1cm" svg:x2="7.6cm" svg:y2="14.3cm">
          <text:p/>
        </draw:line>
        <draw:line draw:style-name="gr1" draw:text-style-name="P1" draw:layer="layout" svg:x1="5.5cm" svg:y1="14.4cm" svg:x2="5.5cm" svg:y2="14.6cm">
          <text:p/>
        </draw:line>
        <draw:line draw:style-name="gr1" draw:text-style-name="P1" draw:layer="layout" svg:x1="4.9cm" svg:y1="14.4cm" svg:x2="4.9cm" svg:y2="14.6cm">
          <text:p/>
        </draw:line>
        <draw:line draw:style-name="gr1" draw:text-style-name="P1" draw:layer="layout" svg:x1="6.1cm" svg:y1="14.4cm" svg:x2="6.1cm" svg:y2="14.6cm">
          <text:p/>
        </draw:line>
        <draw:line draw:style-name="gr1" draw:text-style-name="P1" draw:layer="layout" svg:x1="8.4cm" svg:y1="14.4cm" svg:x2="8.4cm" svg:y2="14.6cm">
          <text:p/>
        </draw:line>
        <draw:line draw:style-name="gr1" draw:text-style-name="P1" draw:layer="layout" svg:x1="8.8cm" svg:y1="14.4cm" svg:x2="8.8cm" svg:y2="14.6cm">
          <text:p/>
        </draw:line>
        <draw:line draw:style-name="gr1" draw:text-style-name="P1" draw:layer="layout" svg:x1="9.2cm" svg:y1="14.4cm" svg:x2="9.2cm" svg:y2="14.6cm">
          <text:p/>
        </draw:line>
        <draw:line draw:style-name="gr1" draw:text-style-name="P1" draw:layer="layout" svg:x1="1.9cm" svg:y1="14.4cm" svg:x2="1.9cm" svg:y2="14.6cm">
          <text:p/>
        </draw:line>
        <draw:line draw:style-name="gr1" draw:text-style-name="P1" draw:layer="layout" svg:x1="2.3cm" svg:y1="14.4cm" svg:x2="2.3cm" svg:y2="14.6cm">
          <text:p/>
        </draw:line>
        <draw:line draw:style-name="gr1" draw:text-style-name="P1" draw:layer="layout" svg:x1="2.7cm" svg:y1="14.4cm" svg:x2="2.7cm" svg:y2="14.6cm">
          <text:p/>
        </draw:line>
        <draw:g draw:style-name="gr9">
          <svg:title>TexMaths</svg:title>
          <svg:desc>8§display§\bm{c}^{\rm b}_i§svg§600§TRUE§</svg:desc>
          <draw:g>
            <draw:path draw:style-name="gr10" draw:text-style-name="P7" draw:layer="layout" svg:width="0.129cm" svg:height="0.127cm" svg:x="6.238cm" svg:y="16.661cm" svg:viewBox="0 0 130 128" svg:d="M108 16c-15 4-10 12-15 18 0 5 2 14 14 14 11 0 20-11 20-22 0-15-14-26-39-26-57 0-88 44-88 81 0 24 16 47 59 47 7 0 27 0 44-6 16-6 27-18 27-21s-5-8-7-8-2 1-4 4c-15 15-38 22-59 22-18 0-28-10-28-26 0-10 8-44 16-59 11-19 28-24 40-24 4 0 13 0 20 6z">
              <text:p/>
            </draw:path>
            <draw:path draw:style-name="gr10" draw:text-style-name="P7" draw:layer="layout" svg:width="0.104cm" svg:height="0.137cm" svg:x="6.378cm" svg:y="16.536cm" svg:viewBox="0 0 105 138" svg:d="M30 0c-10 1-20 2-30 2 0 3 0 5 0 8 13 0 14 1 14 11 0 38 0 77 0 115 2 0 5 0 7 0 2-4 5-8 7-12 7 10 18 14 29 14 25 0 48-19 48-44 0-24-20-45-46-45-12 0-23 5-29 12 0-20 0-41 0-61zM30 70c5-9 16-15 27-15 12 0 20 6 24 12s6 14 6 26c0 5 0 19-9 29-7 9-17 10-22 10-16 0-24-12-26-16 0-15 0-30 0-46z">
              <text:p/>
            </draw:path>
            <draw:path draw:style-name="gr10" draw:text-style-name="P7" draw:layer="layout" svg:width="0.059cm" svg:height="0.131cm" svg:x="6.378cm" svg:y="16.727cm" svg:viewBox="0 0 60 132" svg:d="M54 8c0-3-2-8-8-8-4 0-10 6-10 11 0 3 2 7 7 7 6 0 11-5 11-10zM14 108c0 2-1 4-1 8 0 8 8 16 18 16 20 0 29-27 29-30 0-2-2-1-3-2-4 0-4 1-4 3-5 16-13 24-21 24-4 0-5-3-5-7s2-8 3-12c2-6 4-11 7-16 1-5 9-23 9-25s1-5 1-6c0-10-8-17-18-17-19 0-29 26-29 30 0 3 2 2 3 3 3 0 3-1 4-4 5-16 14-24 21-24 3 0 5 2 5 7s-1 8-6 20c-4 10-8 21-13 32z">
              <text:p/>
            </draw:path>
          </draw:g>
        </draw:g>
        <draw:custom-shape draw:style-name="gr61" draw:text-style-name="P16" draw:layer="layout" svg:width="0.2cm" svg:height="0.2cm" svg:x="6.002cm" svg:y="16.002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1" draw:layer="layout" svg:width="0.4cm" svg:height="2.2cm" svg:x="5.3cm" svg:y="13.5cm">
          <text:p/>
          <draw:enhanced-geometry svg:viewBox="0 0 21600 21600" draw:path-stretchpoint-x="10800" draw:path-stretchpoint-y="10800" draw:text-areas="?f3 ?f4 ?f5 ?f6" draw:type="round-rectangle" draw:modifiers="5884.38538205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9">
          <svg:title>TexMaths</svg:title>
          <svg:desc>8§latex§\begin{align*}
&amp;
p
\left( 
\bm{y}^0, \dots, \bm{y}^{r-1}, 
\bm{x}^0, \dots, \bm{x}^{r-1}, 
\tilde{\bm{d}}^0, \dots, \tilde{\bm{d}}^{r-1},  
\bm{c}^{\rm a}, \bm{c}^{\rm b}
\right) \\
&amp; =
p
\left( 
\bm{y}^0, \dots, \bm{y}^{r-1}  
\middle|
\bm{x}^0, \dots, \bm{x}^{r-1}, 
\tilde{\bm{d}}^0, \dots, \tilde{\bm{d}}^{r-1}, 
\bm{c}^{\rm a}, \bm{c}^{\rm b}
\right)
p
\left(
\tilde{\bm{d}}^0, \dots, \tilde{\bm{d}}^{r-1}
\right)
p
\left(
\bm{x}^0, \dots, \bm{x}^{r-1}
\middle|
\bm{c}^{\rm a}, \bm{c}^{\rm b}
\right)
p
\left(
\bm{c}^{\rm a}, \bm{c}^{\rm b}
\right) \\
&amp; = 
p
\left(
\bm{c}^{\rm a}
\right)
p
\left(
\bm{c}^{\rm b}
\right)
\prod_{j=0}^{r-1}
p
\left( 
\bm{y}^j 
\middle|
\bm{x}^j, \tilde{\bm{d}}^j
\right)
p
\left(
\tilde{\bm{d}}^j
\right)
p
\left(
\bm{x}^j
\middle|
\bm{c}^{\rm a}, 
\bm{c}^{\rm b}
\right) \\
&amp; = 
\left(
\prod_{i=0}^{n-1}
p
\left(
\bm{c}^{\rm a}_i
\right)
p
\left(
\bm{c}^{\rm b}_i
\right)
\right)
\prod_{j=0}^{r-1}
\left(
p(\tilde{d}^j_0)
\prod_{i=0}^{n-1}
p
\left( 
[\bm{y}^j]_{ i\nu+\tilde{d}^j_i }^{ i\nu+\nu-1+\tilde{d}^j_{i+1} } 
\middle|
x^j_i, \tilde{d}^j_i, \tilde{d}^j_{i+1}, 
\right)
p
\left(
\tilde{d}^j_{i+1}
\middle|
\tilde{d}^j_{i}
\right)
p
\left(
\bm{x}^j_i
\middle|
\bm{c}^{\rm a}_i, 
\bm{c}^{\rm b}_i
\right)
\right)
\end{align*} §svg§600§TRUE§</svg:desc>
          <draw:g>
            <draw:path draw:style-name="gr10" draw:text-style-name="P7" draw:layer="layout" svg:width="0.145cm" svg:height="0.177cm" svg:x="1.375cm" svg:y="17.998cm" svg:viewBox="0 0 146 178" svg:d="M22 158c-3 10-3 12-16 12-3 0-6 0-6 5 0 3 2 3 4 3 7 0 15 0 23 0 10 0 19 0 28 0 2 0 5 0 5-5 0-3-2-3-6-3-15 0-15-2-15-4 0-4 12-50 14-57 4 9 12 18 26 18 33 0 67-41 67-82 0-27-16-45-36-45-15 0-28 10-37 21-3-15-15-21-26-21-13 0-18 11-21 16-4 10-8 26-8 27 0 3 2 2 3 3 3 0 3 0 5-7 4-20 10-33 20-33 5 0 9 2 9 13 0 7-1 10-2 15-11 41-21 83-31 124zM71 36c2-7 10-15 15-19 9-9 18-11 23-11 11 0 17 10 17 27 0 16-8 49-14 59-10 20-23 29-34 29-18 0-21-23-21-25 0-1 0-1 1-5 4-18 9-37 13-55z">
              <text:p/>
            </draw:path>
            <draw:path draw:style-name="gr10" draw:text-style-name="P7" draw:layer="layout" svg:width="0.105cm" svg:height="0.504cm" svg:x="1.623cm" svg:y="17.799cm" svg:viewBox="0 0 106 505" svg:d="M94 502c0 1 3 3 4 3 2 0 4 0 6 0 1 0 2 0 2-2s0-2 0-2c-11-11-26-26-43-57-30-55-41-123-41-191 0-125 35-198 84-248 0-1 0-1 0-2 0-3-1-3-4-3-4 0-5 0-8 2-26 24-56 62-76 122-12 37-18 82-18 129 0 66 12 141 56 207 8 11 12 15 18 22 3 4 7 8 9 11 4 3 8 6 11 9z">
              <text:p/>
            </draw:path>
            <draw:path draw:style-name="gr10" draw:text-style-name="P7" draw:layer="layout" svg:width="0.153cm" svg:height="0.183cm" svg:x="1.749cm" svg:y="17.995cm" svg:viewBox="0 0 154 184" svg:d="M153 22c1-6 1-6 1-7 0-6-4-13-12-13-16 0-19 14-20 21-3 10-6 20-8 30-4 13-8 35-12 46-1 7-10 13-11 14-3 1-9 6-19 6-17 0-17-13-17-20 0-17 9-39 17-60 2-7 3-9 3-13 0-16-16-26-31-26-30 0-44 38-44 44 0 4 4 4 6 4 4 0 6 0 7-4 9-31 25-34 29-34 2 0 4 0 4 6s-2 14-4 18c-11 28-17 44-17 59 0 32 29 37 45 37 7 0 16-1 27-9-8 35-29 53-48 53-4 0-12 0-18-4 9-4 14-12 14-19 0-10-8-13-14-13-10 0-21 9-21 22 0 14 16 24 39 24 32 0 69-22 77-57 9-35 18-70 27-105z">
              <text:p/>
            </draw:path>
            <draw:path draw:style-name="gr10" draw:text-style-name="P7" draw:layer="layout" svg:width="0.09cm" svg:height="0.133cm" svg:x="1.927cm" svg:y="17.876cm" svg:viewBox="0 0 91 134" svg:d="M91 68c0-22-2-38-12-51-5-9-17-17-33-17-46 0-46 54-46 68s0 66 46 66c45 0 45-52 45-66zM46 129c-9 0-21-6-25-22-3-11-3-27-3-42s0-29 3-40c4-15 17-19 25-19 10 0 20 6 24 17 3 11 4 25 4 42 0 15 0 29-4 41-4 19-16 23-24 23z">
              <text:p/>
            </draw:path>
            <draw:path draw:style-name="gr10" draw:text-style-name="P7" draw:layer="layout" svg:width="0.032cm" svg:height="0.083cm" svg:x="2.067cm" svg:y="18.093cm" svg:viewBox="0 0 33 84" svg:d="M33 30c0-19-7-30-18-30-9 0-15 7-15 14 0 8 6 16 15 16 3 0 7-1 10-4 1 0 1-1 1-1 0 1 0 1 0 5 0 20-9 37-19 46-2 3-2 4-2 5 0 2 1 3 2 3 3 0 26-22 26-54z">
              <text:p/>
            </draw:path>
            <draw:path draw:style-name="gr10" draw:text-style-name="P7" draw:layer="layout" svg:width="0.029cm" svg:height="0.029cm" svg:x="2.192cm" svg:y="18.093cm" svg:viewBox="0 0 30 30" svg:d="M30 14c0-8-7-14-15-14s-15 6-15 14c0 9 7 16 15 16s15-7 15-16z">
              <text:p/>
            </draw:path>
            <draw:path draw:style-name="gr10" draw:text-style-name="P7" draw:layer="layout" svg:width="0.029cm" svg:height="0.029cm" svg:x="2.317cm" svg:y="18.093cm" svg:viewBox="0 0 30 30" svg:d="M30 14c0-8-7-14-15-14s-15 6-15 14c0 9 7 16 15 16s15-7 15-16z">
              <text:p/>
            </draw:path>
            <draw:path draw:style-name="gr10" draw:text-style-name="P7" draw:layer="layout" svg:width="0.029cm" svg:height="0.029cm" svg:x="2.441cm" svg:y="18.093cm" svg:viewBox="0 0 30 30" svg:d="M30 14c0-8-7-14-15-14s-15 6-15 14c0 9 7 16 15 16s15-7 15-16z">
              <text:p/>
            </draw:path>
            <draw:path draw:style-name="gr10" draw:text-style-name="P7" draw:layer="layout" svg:width="0.032cm" svg:height="0.083cm" svg:x="2.567cm" svg:y="18.093cm" svg:viewBox="0 0 33 84" svg:d="M33 30c0-19-7-30-19-30-8 0-14 7-14 14 0 8 6 16 14 16 4 0 8-1 11-4 1 0 0-1 1-1 0 0 0 1 0 5 0 20-9 37-19 46-3 3-3 4-3 5 0 2 2 3 3 3 3 0 26-22 26-54z">
              <text:p/>
            </draw:path>
            <draw:path draw:style-name="gr10" draw:text-style-name="P7" draw:layer="layout" svg:width="0.153cm" svg:height="0.183cm" svg:x="2.677cm" svg:y="17.995cm" svg:viewBox="0 0 154 184" svg:d="M153 22c1-6 1-6 1-7 0-6-4-13-12-13-16 0-19 14-20 21-3 10-5 20-8 30-4 13-8 35-12 46-1 7-10 13-11 14-3 1-9 6-19 6-17 0-17-13-17-20 0-17 9-39 17-60 2-7 3-9 3-13 0-16-16-26-31-26-30 0-44 38-44 44 0 4 4 4 6 4 4 0 6 0 7-4 9-31 25-34 29-34 2 0 5 0 5 6s-3 14-5 18c-11 28-16 44-16 59 0 32 28 37 44 37 7 0 16-1 27-9-8 35-29 53-48 53-4 0-12 0-18-4 9-4 14-12 14-19 0-10-8-13-14-13-10 0-20 9-20 22 0 14 15 24 38 24 32 0 69-22 77-57 9-35 18-70 27-105z">
              <text:p/>
            </draw:path>
            <draw:path draw:style-name="gr10" draw:text-style-name="P7" draw:layer="layout" svg:width="0.09cm" svg:height="0.087cm" svg:x="2.853cm" svg:y="17.92cm" svg:viewBox="0 0 91 88" svg:d="M37 46c0 0 5-18 5-20 0 0 6-11 12-16 3-1 8-5 16-5 2 0 7 1 11 3-7 2-9 7-9 10 0 5 4 8 8 8s11-4 11-12c0-10-10-14-21-14-10 0-19 4-28 14-3-12-15-14-20-14-7 0-12 4-15 10-5 8-7 19-7 20 0 2 2 2 3 2 3 0 3 0 4-6 3-12 7-21 15-21 5 0 6 5 6 9s-2 12-3 17c-1 6-3 14-4 18-2 8-4 17-7 25 0 3-1 8-1 8 0 4 3 6 6 6s7-2 9-6c0 0 2-9 3-14 2-7 4-14 6-22z">
              <text:p/>
            </draw:path>
            <draw:path draw:style-name="gr10" draw:text-style-name="P7" draw:layer="layout" svg:width="0.132cm" svg:height="0.009cm" svg:x="2.976cm" svg:y="17.952cm" svg:viewBox="0 0 133 10" svg:d="M125 10c3 0 8 0 8-4 0-6-5-6-8-6-39 0-78 0-117 0-3 0-8 0-8 5s4 5 8 5c39 0 78 0 117 0z">
              <text:p/>
            </draw:path>
            <draw:path draw:style-name="gr10" draw:text-style-name="P7" draw:layer="layout" svg:width="0.07cm" svg:height="0.129cm" svg:x="3.152cm" svg:y="17.876cm" svg:viewBox="0 0 71 130" svg:d="M44 6c0-6 0-6-6-6-12 12-30 12-38 12 0 2 0 5 0 7 5 0 18 0 28-5 0 33 0 67 0 100 0 7 0 9-19 9-3 0-6 0-8 0 0 3 0 5 0 7 4 0 28 0 35 0 6 0 31 0 35 0 0-2 0-4 0-7-2 0-5 0-7 0-20 0-20-2-20-9 0-36 0-72 0-108z">
              <text:p/>
            </draw:path>
            <draw:path draw:style-name="gr10" draw:text-style-name="P7" draw:layer="layout" svg:width="0.032cm" svg:height="0.083cm" svg:x="3.28cm" svg:y="18.093cm" svg:viewBox="0 0 33 84" svg:d="M33 30c0-19-7-30-19-30-8 0-14 7-14 14 0 8 6 16 14 16 4 0 8-1 11-4 1 0 0-1 1-1 0 0 0 1 0 5 0 20-9 37-19 46-3 3-3 4-3 5 0 2 2 3 3 3 3 0 26-22 26-54z">
              <text:p/>
            </draw:path>
            <draw:path draw:style-name="gr10" draw:text-style-name="P7" draw:layer="layout" svg:width="0.158cm" svg:height="0.129cm" svg:x="3.392cm" svg:y="17.995cm" svg:viewBox="0 0 159 130" svg:d="M140 14c-10 4-15 13-15 20 0 6 5 13 14 13 10 0 20-9 20-22 0-15-15-25-32-25-16 0-26 12-30 18-7-12-23-18-39-18-36 0-54 35-54 44 0 4 4 4 6 4 4 0 6 0 7-4 8-26 29-34 40-34 10 0 16 5 16 15 0 5-4 21-7 30-3 13-6 26-9 39-5 17-15 25-24 25-2 0-8 0-14-4 11-3 15-12 15-19 0-6-4-13-14-13s-20 8-20 22c0 15 15 25 32 25 16 0 26-12 30-18 7 12 23 18 39 18 35 0 54-35 54-44 0-4-4-4-6-4-3 0-6 0-7 4-8 25-28 33-40 33-10 0-16-5-16-13 0-7 4-21 7-32 1-7 9-33 9-38 5-17 15-26 24-26 2 0 8 0 14 4z">
              <text:p/>
            </draw:path>
            <draw:path draw:style-name="gr10" draw:text-style-name="P7" draw:layer="layout" svg:width="0.09cm" svg:height="0.133cm" svg:x="3.576cm" svg:y="17.876cm" svg:viewBox="0 0 91 134" svg:d="M91 68c0-22-2-38-11-51-6-9-18-17-34-17-46 0-46 54-46 68s0 66 46 66c45 0 45-52 45-66zM46 129c-9 0-21-6-25-22-3-11-3-27-3-42s0-29 3-40c4-15 17-19 25-19 10 0 20 6 24 17s4 25 4 42c0 15 0 29-3 41-4 19-17 23-25 23z">
              <text:p/>
            </draw:path>
            <draw:path draw:style-name="gr10" draw:text-style-name="P7" draw:layer="layout" svg:width="0.032cm" svg:height="0.083cm" svg:x="3.716cm" svg:y="18.093cm" svg:viewBox="0 0 33 84" svg:d="M33 30c0-19-7-30-18-30-9 0-15 7-15 14 0 8 6 16 15 16 3 0 7-1 10-4 1 0 1-1 1-1 1 1 1 1 1 5 0 20-10 37-19 46-3 3-3 4-3 5 0 2 1 3 2 3 3 0 26-22 26-54z">
              <text:p/>
            </draw:path>
            <draw:path draw:style-name="gr10" draw:text-style-name="P7" draw:layer="layout" svg:width="0.029cm" svg:height="0.029cm" svg:x="3.841cm" svg:y="18.093cm" svg:viewBox="0 0 30 30" svg:d="M30 14c0-8-7-14-15-14s-15 6-15 14c0 9 7 16 15 16s15-7 15-16z">
              <text:p/>
            </draw:path>
            <draw:path draw:style-name="gr10" draw:text-style-name="P7" draw:layer="layout" svg:width="0.029cm" svg:height="0.029cm" svg:x="3.967cm" svg:y="18.093cm" svg:viewBox="0 0 30 30" svg:d="M30 14c0-8-8-14-16-14s-14 6-14 14c0 9 6 16 14 16s16-7 16-16z">
              <text:p/>
            </draw:path>
            <draw:path draw:style-name="gr10" draw:text-style-name="P7" draw:layer="layout" svg:width="0.029cm" svg:height="0.029cm" svg:x="4.092cm" svg:y="18.093cm" svg:viewBox="0 0 30 30" svg:d="M30 14c0-8-7-14-16-14-8 0-14 6-14 14 0 9 6 16 14 16 9 0 16-7 16-16z">
              <text:p/>
            </draw:path>
            <draw:path draw:style-name="gr10" draw:text-style-name="P7" draw:layer="layout" svg:width="0.032cm" svg:height="0.083cm" svg:x="4.216cm" svg:y="18.093cm" svg:viewBox="0 0 33 84" svg:d="M33 30c0-19-7-30-18-30-9 0-15 7-15 14 0 8 6 16 15 16 3 0 7-1 10-4 1 0 1-1 1-1 0 1 0 1 0 5 0 20-9 37-19 46-2 3-2 4-2 5 0 2 1 3 2 3 3 0 26-22 26-54z">
              <text:p/>
            </draw:path>
            <draw:path draw:style-name="gr10" draw:text-style-name="P7" draw:layer="layout" svg:width="0.158cm" svg:height="0.129cm" svg:x="4.328cm" svg:y="17.995cm" svg:viewBox="0 0 159 130" svg:d="M140 14c-10 4-15 13-15 20 0 6 5 13 14 13 10 0 20-9 20-22 0-15-14-25-32-25-16 0-26 12-29 18-8-12-24-18-40-18-35 0-54 35-54 44 0 4 4 4 6 4 4 0 6 0 7-4 9-26 29-34 40-34s16 5 16 15c0 5-4 21-7 30-3 13-6 26-9 39-4 17-15 25-24 25-2 0-8 0-14-4 11-3 15-12 15-19 0-6-4-13-13-13-11 0-21 8-21 22 0 15 15 25 32 25 16 0 26-12 30-18 8 12 23 18 39 18 36 0 55-35 55-44 0-4-5-4-7-4-3 0-5 0-7 4-8 25-28 33-40 33-10 0-15-5-15-13 0-7 3-21 6-32 2-7 9-33 10-38 4-17 14-26 23-26 2 0 8 0 14 4z">
              <text:p/>
            </draw:path>
            <draw:path draw:style-name="gr10" draw:text-style-name="P7" draw:layer="layout" svg:width="0.091cm" svg:height="0.087cm" svg:x="4.512cm" svg:y="17.92cm" svg:viewBox="0 0 92 88" svg:d="M37 46c1 0 5-18 5-20 0 0 6-11 12-16 3-1 8-5 16-5 3 0 8 1 12 3-7 2-9 7-9 10 0 5 3 8 8 8 4 0 11-4 11-12 0-10-11-14-22-14-9 0-18 4-27 14-4-12-16-14-21-14-7 0-12 4-15 10-4 8-7 19-7 20 0 2 2 1 3 2 3 0 3 0 5-6 2-12 6-21 14-21 5 0 7 5 7 9s-2 12-3 17c-2 6-4 14-5 18-2 8-4 17-6 25-1 3-2 8-2 8 0 4 4 6 6 6 3 0 7-2 9-6 1 0 2-9 4-14 2-7 3-14 5-22z">
              <text:p/>
            </draw:path>
            <draw:path draw:style-name="gr10" draw:text-style-name="P7" draw:layer="layout" svg:width="0.132cm" svg:height="0.009cm" svg:x="4.634cm" svg:y="17.952cm" svg:viewBox="0 0 133 10" svg:d="M126 10c3 0 7 0 7-4 0-6-4-6-7-6-40 0-79 0-118 0-3 0-8 0-8 5s5 5 8 5c39 0 78 0 118 0z">
              <text:p/>
            </draw:path>
            <draw:path draw:style-name="gr10" draw:text-style-name="P7" draw:layer="layout" svg:width="0.071cm" svg:height="0.129cm" svg:x="4.81cm" svg:y="17.876cm" svg:viewBox="0 0 72 130" svg:d="M45 6c0-6-1-6-7-6-12 12-30 12-38 12 0 2 0 5 0 7 5 0 18 0 29-5 0 33 0 67 0 100 0 7 0 9-20 9-3 0-5 0-7 0 0 3 0 5 0 7 3 0 27 0 35 0 5 0 30 0 35 0 0-2 0-4 0-7-3 0-5 0-8 0-19 0-19-2-19-9 0-36 0-72 0-108z">
              <text:p/>
            </draw:path>
            <draw:path draw:style-name="gr10" draw:text-style-name="P7" draw:layer="layout" svg:width="0.032cm" svg:height="0.083cm" svg:x="4.939cm" svg:y="18.093cm" svg:viewBox="0 0 33 84" svg:d="M33 30c0-19-7-30-18-30-9 0-15 7-15 14 0 8 6 16 15 16 3 0 7-1 10-4 1 0 1-1 1-1 1 1 1 1 1 5 0 20-10 37-19 46-3 3-3 4-3 5 0 2 1 3 2 3 3 0 26-22 26-54z">
              <text:p/>
            </draw:path>
            <draw:path draw:style-name="gr10" draw:text-style-name="P7" draw:layer="layout" svg:width="0.093cm" svg:height="0.025cm" svg:x="5.132cm" svg:y="17.861cm" svg:viewBox="0 0 94 26" svg:d="M94 4c-2-1-4-3-5-4-8 5-11 14-23 14-7 0-13-5-18-8-8-4-13-6-18-6-10 0-16 6-30 22 2 1 3 2 5 4 7-5 10-14 22-14 7 0 14 5 19 7 8 5 12 7 17 7 11 0 16-6 31-22z">
              <text:p/>
            </draw:path>
            <draw:path draw:style-name="gr10" draw:text-style-name="P7" draw:layer="layout" svg:width="0.156cm" svg:height="0.197cm" svg:x="5.052cm" svg:y="17.927cm" svg:viewBox="0 0 157 198" svg:d="M156 10c1-4 1-3 1-4 0-4-3-6-6-6-1 0-1 0-2 1-12 0-24 1-36 1-4 0-9 0-9 8 0 6 5 6 7 6 3 0 8 0 12 0-5 21-10 42-15 62-5-4-14-10-29-10-49 0-79 45-79 83 0 35 26 47 49 47 20 0 35-12 39-16 11 16 30 16 33 16 10 0 18-6 24-16 7-12 11-27 11-28 0-4-5-4-7-4-3 0-4 0-6 1-1 1-1 1-2 8-6 23-12 28-19 28-3 0-7-1-7-10 0-4 1-8 2-12 13-52 26-103 39-155zM86 169c-8 9-22 18-36 18-17 0-18-15-18-21 0-15 10-49 14-60 8-20 22-28 34-28 16 0 23 13 23 16 0 2 0 3-1 4-5 24-11 47-16 71z">
              <text:p/>
            </draw:path>
            <draw:path draw:style-name="gr10" draw:text-style-name="P7" draw:layer="layout" svg:width="0.09cm" svg:height="0.133cm" svg:x="5.221cm" svg:y="17.876cm" svg:viewBox="0 0 91 134" svg:d="M91 68c0-22-2-38-11-51-6-9-18-17-34-17-46 0-46 54-46 68s0 66 46 66c45 0 45-52 45-66zM46 129c-9 0-21-6-25-22-3-11-3-27-3-42s0-29 3-40c4-15 17-19 25-19 11 0 20 6 24 17s4 25 4 42c0 15 0 29-3 41-4 19-17 23-25 23z">
              <text:p/>
            </draw:path>
            <draw:path draw:style-name="gr10" draw:text-style-name="P7" draw:layer="layout" svg:width="0.032cm" svg:height="0.083cm" svg:x="5.361cm" svg:y="18.093cm" svg:viewBox="0 0 33 84" svg:d="M33 30c0-19-7-30-18-30-9 0-15 7-15 14 0 8 6 16 15 16 3 0 7-1 10-4 1 0 1-1 1-1 1 1 1 1 1 5 0 20-10 37-19 46-3 3-3 4-3 5 0 2 1 3 2 3 3 0 26-22 26-54z">
              <text:p/>
            </draw:path>
            <draw:path draw:style-name="gr10" draw:text-style-name="P7" draw:layer="layout" svg:width="0.029cm" svg:height="0.029cm" svg:x="5.486cm" svg:y="18.093cm" svg:viewBox="0 0 30 30" svg:d="M30 14c0-8-7-14-15-14s-15 6-15 14c0 9 7 16 15 16s15-7 15-16z">
              <text:p/>
            </draw:path>
            <draw:path draw:style-name="gr10" draw:text-style-name="P7" draw:layer="layout" svg:width="0.029cm" svg:height="0.029cm" svg:x="5.612cm" svg:y="18.093cm" svg:viewBox="0 0 30 30" svg:d="M30 14c0-8-8-14-16-14s-14 6-14 14c0 9 6 16 14 16s16-7 16-16z">
              <text:p/>
            </draw:path>
            <draw:path draw:style-name="gr10" draw:text-style-name="P7" draw:layer="layout" svg:width="0.029cm" svg:height="0.029cm" svg:x="5.736cm" svg:y="18.093cm" svg:viewBox="0 0 30 30" svg:d="M30 14c0-8-7-14-16-14-8 0-14 6-14 14 0 9 6 16 14 16 9 0 16-7 16-16z">
              <text:p/>
            </draw:path>
            <draw:path draw:style-name="gr10" draw:text-style-name="P7" draw:layer="layout" svg:width="0.032cm" svg:height="0.083cm" svg:x="5.861cm" svg:y="18.093cm" svg:viewBox="0 0 33 84" svg:d="M33 30c0-19-7-30-18-30-9 0-15 7-15 14 0 8 6 16 15 16 3 0 7-1 10-4 1 0 1-1 1-1 0 1 0 1 0 5 0 20-9 37-18 46-3 3-3 4-3 5 0 2 1 3 2 3 3 0 26-22 26-54z">
              <text:p/>
            </draw:path>
            <draw:path draw:style-name="gr10" draw:text-style-name="P7" draw:layer="layout" svg:width="0.093cm" svg:height="0.025cm" svg:x="6.055cm" svg:y="17.861cm" svg:viewBox="0 0 94 26" svg:d="M94 4c-2-1-4-3-5-4-8 5-11 14-23 14-7 0-13-5-18-8-8-4-13-6-18-6-11 0-16 6-30 22 1 1 3 2 4 4 8-5 11-14 23-14 7 0 14 5 19 7 8 5 12 7 17 7 11 0 16-6 31-22z">
              <text:p/>
            </draw:path>
            <draw:path draw:style-name="gr10" draw:text-style-name="P7" draw:layer="layout" svg:width="0.156cm" svg:height="0.197cm" svg:x="5.975cm" svg:y="17.927cm" svg:viewBox="0 0 157 198" svg:d="M156 10c1-4 1-3 1-4 0-4-3-6-6-6-1 0-1 0-2 1-12 0-24 1-36 1-4 0-9 0-9 8 0 6 5 6 7 6 3 0 8 0 11 0-5 21-10 42-15 62-4-4-13-10-28-10-49 0-79 45-79 83 0 35 26 47 49 47 20 0 35-12 39-16 11 16 30 16 33 16 10 0 18-6 24-16 7-12 11-27 11-28 0-4-5-4-7-4-3 0-4 0-6 1-1 1-1 1-2 8-6 23-12 28-19 28-3 0-7-1-7-10 0-4 1-8 2-12 13-52 26-103 39-155zM86 169c-8 9-22 18-36 18-17 0-18-15-18-21 0-15 10-49 14-60 8-20 22-28 34-28 16 0 23 13 23 16 0 2 0 3-1 4-5 24-11 47-16 71z">
              <text:p/>
            </draw:path>
            <draw:path draw:style-name="gr10" draw:text-style-name="P7" draw:layer="layout" svg:width="0.09cm" svg:height="0.087cm" svg:x="6.143cm" svg:y="17.92cm" svg:viewBox="0 0 91 88" svg:d="M37 46c0 0 5-18 5-20 0 0 6-11 12-16 3-1 8-5 16-5 2 0 8 1 11 3-6 2-8 7-8 10 0 5 3 8 8 8 4 0 10-4 10-12 0-10-10-14-21-14-10 0-19 4-27 14-4-12-16-14-21-14-7 0-12 4-15 10-5 8-7 19-7 20 0 2 2 2 3 2 3 0 3 0 4-6 3-12 7-21 15-21 5 0 7 5 7 9s-2 12-3 17c-2 6-4 14-5 18-2 8-4 17-7 25 0 3-1 8-1 8 0 4 3 6 6 6s7-2 9-6c0 0 2-9 3-14 2-7 4-14 6-22z">
              <text:p/>
            </draw:path>
            <draw:path draw:style-name="gr10" draw:text-style-name="P7" draw:layer="layout" svg:width="0.132cm" svg:height="0.009cm" svg:x="6.265cm" svg:y="17.952cm" svg:viewBox="0 0 133 10" svg:d="M125 10c3 0 8 0 8-4 0-6-4-6-8-6-39 0-78 0-117 0-3 0-8 0-8 5s5 5 8 5c39 0 78 0 117 0z">
              <text:p/>
            </draw:path>
            <draw:path draw:style-name="gr10" draw:text-style-name="P7" draw:layer="layout" svg:width="0.07cm" svg:height="0.129cm" svg:x="6.441cm" svg:y="17.876cm" svg:viewBox="0 0 71 130" svg:d="M44 6c0-6 0-6-6-6-12 12-30 12-38 12 0 2 0 5 0 7 5 0 18 0 29-5 0 33 0 67 0 100 0 7 0 9-20 9-3 0-5 0-7 0 0 3 0 5 0 7 3 0 27 0 34 0 6 0 31 0 35 0 0-2 0-4 0-7-2 0-5 0-7 0-20 0-20-2-20-9 0-36 0-72 0-108z">
              <text:p/>
            </draw:path>
            <draw:path draw:style-name="gr10" draw:text-style-name="P7" draw:layer="layout" svg:width="0.032cm" svg:height="0.083cm" svg:x="6.57cm" svg:y="18.093cm" svg:viewBox="0 0 33 84" svg:d="M33 30c0-19-7-30-18-30-9 0-15 7-15 14 0 8 6 16 15 16 3 0 7-1 10-4 1 0 1-1 1-1 0 1 0 1 0 5 0 20-10 37-19 46-3 3-2 4-2 5 0 2 1 3 2 3 3 0 26-22 26-54z">
              <text:p/>
            </draw:path>
            <draw:path draw:style-name="gr10" draw:text-style-name="P7" draw:layer="layout" svg:width="0.129cm" svg:height="0.129cm" svg:x="6.683cm" svg:y="17.995cm" svg:viewBox="0 0 130 130" svg:d="M108 16c-14 5-15 18-15 19 0 4 3 13 14 13 12 0 20-10 20-22 0-15-14-26-39-26-57 0-88 44-88 81 0 25 16 49 60 49 7 0 26 0 43-8 16-6 27-17 27-20s-4-8-6-8-2 1-5 4c-15 16-37 21-59 21-18 0-28-9-28-25 0-11 8-45 16-60 11-19 29-24 40-24 4 0 13 0 20 6z">
              <text:p/>
            </draw:path>
            <draw:path draw:style-name="gr10" draw:text-style-name="P7" draw:layer="layout" svg:width="0.097cm" svg:height="0.089cm" svg:x="6.826cm" svg:y="17.918cm" svg:viewBox="0 0 98 90" svg:d="M77 35c0-10 0-17-9-25-8-7-18-10-30-10-18 0-32 7-32 19 0 7 5 10 10 10 6 0 10-4 10-9 0-4-2-8-8-10 8-4 19-4 20-4 12 0 24 7 24 24 0 2 0 4 0 6-12 0-24 1-39 6-17 7-23 17-23 26 0 17 20 22 34 22 16 0 25-9 29-16 1 8 7 15 15 15 1 0 20 0 20-19 0-3 0-7 0-11-2 0-4 0-7 0 0 4 0 8 0 11 0 2 0 12-7 12s-7-10-7-12c0-12 0-23 0-35zM62 60c0 19-17 25-26 25-10 0-19-7-19-17s9-26 45-27c0 6 0 13 0 19z">
              <text:p/>
            </draw:path>
            <draw:path draw:style-name="gr10" draw:text-style-name="P7" draw:layer="layout" svg:width="0.032cm" svg:height="0.083cm" svg:x="6.965cm" svg:y="18.093cm" svg:viewBox="0 0 33 84" svg:d="M33 30c0-19-7-30-18-30-9 0-15 7-15 14 0 8 6 16 15 16 3 0 7-1 10-4 1 0 1-1 1-1 1 1 1 1 1 5 0 20-10 37-19 46-3 3-3 4-3 5 0 2 1 3 2 3 3 0 26-22 26-54z">
              <text:p/>
            </draw:path>
            <draw:path draw:style-name="gr10" draw:text-style-name="P7" draw:layer="layout" svg:width="0.13cm" svg:height="0.129cm" svg:x="7.079cm" svg:y="17.995cm" svg:viewBox="0 0 131 130" svg:d="M109 16c-15 5-15 18-15 19 0 4 2 13 13 13 12 0 21-10 21-22 0-15-15-26-40-26-56 0-88 44-88 81 0 25 16 49 60 49 7 0 26 0 43-8 17-6 28-17 28-20s-5-8-7-8-2 1-4 4c-15 16-38 21-59 21-19 0-28-9-28-25 0-11 7-45 15-60 12-19 29-24 41-24 3 0 13 0 20 6z">
              <text:p/>
            </draw:path>
            <draw:path draw:style-name="gr10" draw:text-style-name="P7" draw:layer="layout" svg:width="0.104cm" svg:height="0.137cm" svg:x="7.22cm" svg:y="17.869cm" svg:viewBox="0 0 105 138" svg:d="M30 0c-10 1-20 2-30 2 0 3 0 5 0 8 13 0 14 1 14 11 0 38 0 77 0 116 3 0 5 0 7 0 2-4 5-8 7-12 7 9 18 13 29 13 26 0 48-19 48-44 0-24-20-44-46-44-12 0-23 4-29 12 0-21 0-41 0-62zM30 71c5-9 16-16 28-16 11 0 19 7 23 13s6 13 6 26c0 4 0 20-8 28-8 9-17 12-23 12-16 0-24-13-26-17 0-15 0-31 0-46z">
              <text:p/>
            </draw:path>
            <draw:path draw:style-name="gr10" draw:text-style-name="P7" draw:layer="layout" svg:width="0.106cm" svg:height="0.504cm" svg:x="7.359cm" svg:y="17.799cm" svg:viewBox="0 0 107 505" svg:d="M107 253c0-81-19-167-74-230-4-5-15-16-22-21-1-2-2-2-5-2-4 0-6 0-6 3 0 1 1 2 2 3 9 9 24 25 42 56 30 54 42 124 42 191 0 121-34 196-85 248 0 0-1 1-1 2 0 2 2 2 6 2 3 0 4 0 6-2 27-22 57-62 76-121 13-39 19-84 19-129z">
              <text:p/>
            </draw:path>
            <draw:path draw:style-name="gr10" draw:text-style-name="P7" draw:layer="layout" svg:width="0.185cm" svg:height="0.065cm" svg:x="1.478cm" svg:y="18.637cm" svg:viewBox="0 0 186 66" svg:d="M177 11c5 0 9 0 9-5 0-6-4-6-8-6-57 0-113 0-169 0-4 0-9 0-9 6 0 5 5 5 9 5 56 0 112 0 168 0zM178 66c4 0 8 0 8-6s-4-6-9-6c-56 0-112 0-168 0-4 0-9 0-9 6s5 6 9 6c56 0 112 0 169 0z">
              <text:p/>
            </draw:path>
            <draw:path draw:style-name="gr10" draw:text-style-name="P7" draw:layer="layout" svg:width="0.145cm" svg:height="0.177cm" svg:x="1.75cm" svg:y="18.616cm" svg:viewBox="0 0 146 178" svg:d="M22 158c-3 10-4 12-16 12-4 0-6 0-6 5 0 3 1 3 3 3 8 0 16 0 24 0 9 0 19 0 27 0 2 0 6 0 6-5 0-3-3-3-7-3-14 0-14-2-14-4 0-4 12-50 14-56 4 8 11 17 25 17 33 0 68-41 68-82 0-27-16-45-37-45-14 0-27 10-37 21-2-15-14-21-25-21-13 0-18 11-21 16-5 10-8 26-8 27 0 3 2 3 3 3 2 0 3 0 5-7 4-19 10-33 20-33 5 0 8 2 8 13 0 7 0 10-1 15-11 41-21 83-31 124zM71 37c2-8 9-16 15-20 9-9 17-11 22-11 11 0 18 10 18 27 0 16-9 49-14 59-10 20-23 29-34 29-18 0-22-23-22-25 0-1 0-1 1-5 5-18 9-36 14-54z">
              <text:p/>
            </draw:path>
            <draw:path draw:style-name="gr10" draw:text-style-name="P7" draw:layer="layout" svg:width="0.106cm" svg:height="0.504cm" svg:x="1.997cm" svg:y="18.417cm" svg:viewBox="0 0 107 505" svg:d="M94 502c1 1 3 2 4 3 2 0 4 0 6 0 1 0 3 0 3-2s-1-2-1-2c-10-11-25-26-43-57-30-54-41-123-41-191 0-125 35-198 84-248 1-1 1-1 1-2 0-3-1-3-5-3s-4 0-7 2c-26 24-57 63-76 122-12 37-19 82-19 129 0 66 13 141 57 207 7 11 12 15 17 22 4 4 8 8 10 11 3 3 7 6 10 9z">
              <text:p/>
            </draw:path>
            <draw:path draw:style-name="gr10" draw:text-style-name="P7" draw:layer="layout" svg:width="0.154cm" svg:height="0.183cm" svg:x="2.124cm" svg:y="18.613cm" svg:viewBox="0 0 155 184" svg:d="M154 22c1-6 1-6 1-7 0-6-5-13-13-13-15 0-18 14-20 21-3 10-5 20-8 30-3 13-8 35-12 46 0 7-9 13-10 14-3 1-10 6-19 6-17 0-17-13-17-20 0-17 8-39 16-59 3-8 4-10 4-14 0-16-16-26-32-26-30 0-44 38-44 44 0 4 5 4 7 4 3 0 5 0 7-3 8-31 24-35 28-35 3 0 5 0 5 6 0 7-3 14-5 18-11 28-16 44-16 59 0 32 28 37 44 37 8 0 17-1 28-9-8 35-30 53-49 53-3 0-11 0-17-4 9-4 14-11 14-19 0-10-9-13-15-13-10 0-20 9-20 22 0 14 15 24 38 24 33 0 69-22 78-56 9-35 18-71 27-106z">
              <text:p/>
            </draw:path>
            <draw:path draw:style-name="gr10" draw:text-style-name="P7" draw:layer="layout" svg:width="0.091cm" svg:height="0.133cm" svg:x="2.301cm" svg:y="18.494cm" svg:viewBox="0 0 92 134" svg:d="M92 68c0-22-3-38-12-51-6-9-18-17-34-17-46 0-46 54-46 68s0 66 46 66 46-52 46-66zM46 129c-9 0-21-5-25-22-3-11-3-27-3-42 0-14 0-29 3-40 5-15 17-19 25-19 11 0 21 6 24 17 4 11 4 25 4 42 0 15 0 29-3 41-4 19-17 23-25 23z">
              <text:p/>
            </draw:path>
            <draw:path draw:style-name="gr10" draw:text-style-name="P7" draw:layer="layout" svg:width="0.033cm" svg:height="0.083cm" svg:x="2.441cm" svg:y="18.711cm" svg:viewBox="0 0 34 84" svg:d="M34 30c0-19-8-30-19-30-9 0-15 7-15 15 0 7 6 15 15 15 3 0 7-1 10-4 1 0 1 0 1 0 1 0 1 0 1 4 0 20-9 37-19 47-3 2-3 3-3 4 0 2 1 3 3 3s26-22 26-54z">
              <text:p/>
            </draw:path>
            <draw:path draw:style-name="gr10" draw:text-style-name="P7" draw:layer="layout" svg:width="0.029cm" svg:height="0.029cm" svg:x="2.567cm" svg:y="18.711cm" svg:viewBox="0 0 30 30" svg:d="M30 15c0-9-8-15-16-15s-14 7-14 15c0 9 6 15 14 15s16-7 16-15z">
              <text:p/>
            </draw:path>
            <draw:path draw:style-name="gr10" draw:text-style-name="P7" draw:layer="layout" svg:width="0.029cm" svg:height="0.029cm" svg:x="2.692cm" svg:y="18.711cm" svg:viewBox="0 0 30 30" svg:d="M30 15c0-9-7-15-16-15-8 0-14 7-14 15 0 9 6 15 14 15 9 0 16-7 16-15z">
              <text:p/>
            </draw:path>
            <draw:path draw:style-name="gr10" draw:text-style-name="P7" draw:layer="layout" svg:width="0.029cm" svg:height="0.029cm" svg:x="2.817cm" svg:y="18.711cm" svg:viewBox="0 0 30 30" svg:d="M30 15c0-9-6-15-15-15-8 0-15 7-15 15 0 9 7 15 15 15 9 0 15-7 15-15z">
              <text:p/>
            </draw:path>
            <draw:path draw:style-name="gr10" draw:text-style-name="P7" draw:layer="layout" svg:width="0.032cm" svg:height="0.083cm" svg:x="2.941cm" svg:y="18.711cm" svg:viewBox="0 0 33 84" svg:d="M33 30c0-19-7-30-18-30-9 0-15 7-15 15 0 7 6 15 15 15 3 0 7-1 10-4 1 0 1 0 1 0 1 1 1 0 1 4 0 20-10 37-19 47-3 2-3 3-3 4 0 2 1 3 2 3 3 0 26-22 26-54z">
              <text:p/>
            </draw:path>
            <draw:path draw:style-name="gr10" draw:text-style-name="P7" draw:layer="layout" svg:width="0.154cm" svg:height="0.183cm" svg:x="3.051cm" svg:y="18.613cm" svg:viewBox="0 0 155 184" svg:d="M154 22c1-6 1-6 1-7 0-6-5-13-13-13-15 0-18 14-20 21-3 10-5 20-8 30-3 13-8 35-12 46 0 7-9 13-10 14-3 1-10 6-19 6-17 0-17-13-17-20 0-17 9-39 16-59 3-8 4-10 4-14 0-16-16-26-32-26-30 0-44 38-44 44 0 4 5 4 7 4 3 0 6 0 7-3 9-31 24-35 28-35 3 0 5 0 5 6 0 7-3 14-5 18-11 28-16 44-16 59 0 32 28 37 44 37 8 0 17-1 28-9-8 35-29 53-49 53-3 0-11 0-17-4 9-4 14-11 14-19 0-10-8-13-15-13-10 0-20 9-20 22 0 14 15 24 38 24 33 0 69-22 78-56 9-35 18-71 27-106z">
              <text:p/>
            </draw:path>
            <draw:path draw:style-name="gr10" draw:text-style-name="P7" draw:layer="layout" svg:width="0.091cm" svg:height="0.088cm" svg:x="3.228cm" svg:y="18.538cm" svg:viewBox="0 0 92 89" svg:d="M38 46c0 0 4-18 4-19s7-12 12-17c3-1 8-4 16-4 3 0 8 0 12 2-7 2-9 7-9 11s3 7 8 7 11-4 11-12c0-10-11-14-21-14s-19 4-28 14c-4-12-16-14-20-14-8 0-13 4-16 10-4 8-7 19-7 20 0 2 2 1 3 2 3 0 3 0 5-6 3-12 6-20 14-20 5 0 7 4 7 9 0 3-2 11-3 16-2 6-4 14-4 18-3 8-5 17-7 25-1 3-2 8-2 8 0 4 4 7 7 7 2 0 6-3 8-7 1 0 2-9 4-14 2-7 4-14 6-22z">
              <text:p/>
            </draw:path>
            <draw:path draw:style-name="gr10" draw:text-style-name="P7" draw:layer="layout" svg:width="0.133cm" svg:height="0.009cm" svg:x="3.35cm" svg:y="18.57cm" svg:viewBox="0 0 134 10" svg:d="M126 10c3 0 8 0 8-4 0-6-5-6-8-6-40 0-79 0-118 0-3 0-8 0-8 5s5 5 8 5c39 0 78 0 118 0z">
              <text:p/>
            </draw:path>
            <draw:path draw:style-name="gr10" draw:text-style-name="P7" draw:layer="layout" svg:width="0.071cm" svg:height="0.129cm" svg:x="3.526cm" svg:y="18.494cm" svg:viewBox="0 0 72 130" svg:d="M45 6c0-6-1-6-7-6-12 12-30 13-38 13 0 2 0 4 0 6 5 0 18 0 29-5 0 34 0 67 0 100 0 7 0 9-20 9-3 0-5 0-7 0 0 3 0 5 0 7 3 0 28 0 35 0 5 0 30 0 35 0 0-2 0-4 0-7-3 0-5 0-8 0-19 0-19-2-19-9 0-36 0-72 0-108z">
              <text:p/>
            </draw:path>
            <draw:path draw:style-name="gr10" draw:text-style-name="P7" draw:layer="layout" svg:width="0.011cm" svg:height="0.179cm" svg:x="3.672cm" svg:y="18.412cm" svg:viewBox="0 0 12 180" svg:d="M0 170c0 4 0 10 6 10s6-6 6-10c0-54 0-107 0-160 0-4 0-10-6-10s-6 6-6 10c0 53 0 106 0 160z">
              <text:p/>
            </draw:path>
            <draw:path draw:style-name="gr10" draw:text-style-name="P7" draw:layer="layout" svg:width="0.011cm" svg:height="0.179cm" svg:x="3.672cm" svg:y="18.58cm" svg:viewBox="0 0 12 180" svg:d="M0 170c0 4 0 10 6 10s6-6 6-10c0-54 0-107 0-160 0-4 0-10-6-10s-6 6-6 10c0 53 0 106 0 160z">
              <text:p/>
            </draw:path>
            <draw:path draw:style-name="gr10" draw:text-style-name="P7" draw:layer="layout" svg:width="0.011cm" svg:height="0.18cm" svg:x="3.672cm" svg:y="18.748cm" svg:viewBox="0 0 12 181" svg:d="M0 170c0 5 0 11 6 11s6-6 6-11c0-53 0-106 0-160 0-4 0-10-6-10s-6 6-6 10c0 54 0 107 0 160z">
              <text:p/>
            </draw:path>
            <draw:path draw:style-name="gr10" draw:text-style-name="P7" draw:layer="layout" svg:width="0.157cm" svg:height="0.129cm" svg:x="3.736cm" svg:y="18.613cm" svg:viewBox="0 0 158 130" svg:d="M140 14c-10 4-15 13-15 20 0 6 5 13 13 13 10 0 20-8 20-22 0-15-14-25-32-25-16 0-26 12-29 18-7-12-23-18-39-18-36 0-55 35-55 44 0 4 4 4 7 4 4 0 5 0 7-3 8-26 28-35 40-35 10 0 15 5 15 15 0 5-4 21-6 30-4 13-7 26-10 39-4 17-14 25-24 25-1 0-8 0-14-4 11-2 16-12 16-19 0-6-5-13-14-13-10 0-20 8-20 22 0 15 14 25 32 25 16 0 26-12 30-17 7 11 23 17 39 17 35 0 54-35 54-44 0-4-4-4-7-4s-5 0-6 4c-8 25-28 33-40 33-11 0-16-5-16-13 0-7 4-21 7-32 1-7 8-33 9-38 4-17 14-26 24-26 1 0 8 0 14 4z">
              <text:p/>
            </draw:path>
            <draw:path draw:style-name="gr10" draw:text-style-name="P7" draw:layer="layout" svg:width="0.09cm" svg:height="0.133cm" svg:x="3.92cm" svg:y="18.494cm" svg:viewBox="0 0 91 134" svg:d="M91 68c0-22-2-38-12-51-5-9-18-17-33-17-46 0-46 54-46 68s0 66 46 66c45 0 45-52 45-66zM46 129c-10 0-22-5-26-22-2-11-2-27-2-42 0-14 0-29 3-40 4-15 17-19 25-19 10 0 20 6 24 17 3 11 3 25 3 42 0 15 0 29-3 41-4 19-16 23-24 23z">
              <text:p/>
            </draw:path>
            <draw:path draw:style-name="gr10" draw:text-style-name="P7" draw:layer="layout" svg:width="0.032cm" svg:height="0.083cm" svg:x="4.06cm" svg:y="18.711cm" svg:viewBox="0 0 33 84" svg:d="M33 30c0-19-7-30-19-30-8 0-14 7-14 15 0 7 6 15 14 15 4 0 8-1 11-4 1 0 0 0 1 0v4c0 20-9 37-19 47-3 2-3 3-3 4 0 2 2 3 3 3 3 0 26-22 26-54z">
              <text:p/>
            </draw:path>
            <draw:path draw:style-name="gr10" draw:text-style-name="P7" draw:layer="layout" svg:width="0.029cm" svg:height="0.029cm" svg:x="4.185cm" svg:y="18.711cm" svg:viewBox="0 0 30 30" svg:d="M30 15c0-9-6-15-15-15-8 0-15 7-15 15 0 9 7 15 15 15 9 0 15-7 15-15z">
              <text:p/>
            </draw:path>
            <draw:path draw:style-name="gr10" draw:text-style-name="P7" draw:layer="layout" svg:width="0.029cm" svg:height="0.029cm" svg:x="4.31cm" svg:y="18.711cm" svg:viewBox="0 0 30 30" svg:d="M30 15c0-9-7-15-15-15s-15 7-15 15c0 9 7 15 15 15s15-7 15-15z">
              <text:p/>
            </draw:path>
            <draw:path draw:style-name="gr10" draw:text-style-name="P7" draw:layer="layout" svg:width="0.029cm" svg:height="0.029cm" svg:x="4.435cm" svg:y="18.711cm" svg:viewBox="0 0 30 30" svg:d="M30 15c0-9-7-15-15-15s-15 7-15 15c0 9 7 15 15 15s15-7 15-15z">
              <text:p/>
            </draw:path>
            <draw:path draw:style-name="gr10" draw:text-style-name="P7" draw:layer="layout" svg:width="0.032cm" svg:height="0.083cm" svg:x="4.56cm" svg:y="18.711cm" svg:viewBox="0 0 33 84" svg:d="M33 30c0-19-7-30-19-30-8 0-14 7-14 15 0 7 6 15 14 15 4 0 8-1 10-4 1 0 1 0 2 0v4c0 20-9 37-19 47-3 2-3 3-3 4 0 2 2 3 3 3 3 0 26-22 26-54z">
              <text:p/>
            </draw:path>
            <draw:path draw:style-name="gr10" draw:text-style-name="P7" draw:layer="layout" svg:width="0.158cm" svg:height="0.129cm" svg:x="4.672cm" svg:y="18.613cm" svg:viewBox="0 0 159 130" svg:d="M140 14c-10 4-15 13-15 20 0 6 5 13 13 13 11 0 21-8 21-22 0-15-15-25-32-25-16 0-26 12-30 18-7-12-23-18-39-18-36 0-55 35-55 44 0 4 5 4 7 4 4 0 6 0 7-3 8-26 28-35 40-35 10 0 16 5 16 15 0 5-4 21-7 30-4 13-7 26-10 39-4 17-14 25-23 25-2 0-8 0-14-4 10-2 15-12 15-19 0-6-4-13-14-13s-20 8-20 22c0 15 14 25 32 25 16 0 26-12 30-17 7 11 23 17 39 17 35 0 54-35 54-44 0-4-4-4-6-4-3 0-6 0-7 4-8 25-28 33-40 33-11 0-16-5-16-13 0-7 4-21 7-32 1-7 8-33 9-38 4-17 15-26 24-26 2 0 8 0 14 4z">
              <text:p/>
            </draw:path>
            <draw:path draw:style-name="gr10" draw:text-style-name="P7" draw:layer="layout" svg:width="0.09cm" svg:height="0.088cm" svg:x="4.856cm" svg:y="18.538cm" svg:viewBox="0 0 91 89" svg:d="M37 46c0 0 5-18 5-19s6-12 12-17c2-1 8-4 16-4 2 0 7 0 11 2-7 2-9 7-9 11s4 7 8 7 11-4 11-12c0-10-10-14-21-14-10 0-19 4-28 14-3-12-15-14-20-14-7 0-12 4-15 10-5 8-7 19-7 20 0 2 2 2 3 2 3 0 3 0 4-6 3-12 7-20 15-20 5 0 6 4 6 9 0 3-2 11-3 16-1 6-3 14-4 18-2 8-4 17-7 25 0 3-1 8-1 8 0 4 3 7 6 7s7-3 9-7c0 0 2-9 3-14 2-7 4-14 6-22z">
              <text:p/>
            </draw:path>
            <draw:path draw:style-name="gr10" draw:text-style-name="P7" draw:layer="layout" svg:width="0.132cm" svg:height="0.009cm" svg:x="4.978cm" svg:y="18.57cm" svg:viewBox="0 0 133 10" svg:d="M125 10c3 0 8 0 8-4 0-6-5-6-8-6-39 0-78 0-117 0-3 0-8 0-8 5s4 5 8 5c39 0 78 0 117 0z">
              <text:p/>
            </draw:path>
            <draw:path draw:style-name="gr10" draw:text-style-name="P7" draw:layer="layout" svg:width="0.07cm" svg:height="0.129cm" svg:x="5.154cm" svg:y="18.494cm" svg:viewBox="0 0 71 130" svg:d="M44 6c0-6 0-6-6-6-12 12-30 13-38 13 0 2 0 4 0 6 5 0 18 0 28-5 0 34 0 67 0 100 0 7 0 9-19 9-3 0-6 0-8 0 0 3 0 5 0 7 4 0 28 0 35 0 6 0 31 0 35 0 0-2 0-4 0-7-2 0-5 0-7 0-20 0-20-2-20-9 0-36 0-72 0-108z">
              <text:p/>
            </draw:path>
            <draw:path draw:style-name="gr10" draw:text-style-name="P7" draw:layer="layout" svg:width="0.032cm" svg:height="0.083cm" svg:x="5.283cm" svg:y="18.711cm" svg:viewBox="0 0 33 84" svg:d="M33 30c0-19-7-30-19-30-8 0-14 7-14 15 0 7 6 15 14 15 4 0 8-1 11-4 1 0 0 0 1 0v4c0 20-9 37-19 47-3 2-3 3-3 4 0 2 2 3 3 3 3 0 26-22 26-54z">
              <text:p/>
            </draw:path>
            <draw:path draw:style-name="gr10" draw:text-style-name="P7" draw:layer="layout" svg:width="0.093cm" svg:height="0.025cm" svg:x="5.476cm" svg:y="18.479cm" svg:viewBox="0 0 94 26" svg:d="M94 4c-2-1-3-3-4-4-8 5-11 14-24 14-6 0-13-5-18-8-7-4-13-6-18-6-10 0-16 6-30 22 2 1 3 2 5 4 8-5 10-13 23-13 6 0 14 4 18 6 8 5 13 7 18 7 10 0 16-6 30-22z">
              <text:p/>
            </draw:path>
            <draw:path draw:style-name="gr10" draw:text-style-name="P7" draw:layer="layout" svg:width="0.157cm" svg:height="0.197cm" svg:x="5.396cm" svg:y="18.545cm" svg:viewBox="0 0 158 198" svg:d="M157 10c1-4 0-3 1-4 0-4-4-6-7-6-1 0-1 0-1 1-13 0-25 1-37 1-4 0-9 1-9 8 0 6 5 6 7 6 3 0 8 0 12 0-5 21-10 42-15 62-4-4-14-10-28-10-50 0-80 45-80 83 0 35 26 47 50 47 20 0 34-12 39-16 10 16 29 16 32 16 10 0 18-6 25-16 7-12 10-27 10-28 0-4-4-4-6-4-4 0-5 0-6 1s-1 1-2 8c-6 23-12 28-20 28-3 0-6-1-6-10 0-4 1-8 2-12 13-52 26-103 39-155zM86 170c-8 8-21 17-35 17-17 0-19-15-19-21 0-15 10-49 14-60 9-20 23-28 34-28 17 0 23 14 23 16s0 3 0 4c-6 24-12 48-17 72z">
              <text:p/>
            </draw:path>
            <draw:path draw:style-name="gr10" draw:text-style-name="P7" draw:layer="layout" svg:width="0.09cm" svg:height="0.133cm" svg:x="5.565cm" svg:y="18.494cm" svg:viewBox="0 0 91 134" svg:d="M91 68c0-22-2-38-12-51-5-9-18-17-33-17-46 0-46 54-46 68s0 66 46 66c45 0 45-52 45-66zM46 129c-10 0-22-5-25-22-3-11-3-27-3-42 0-14 0-29 3-40 4-15 17-19 25-19 10 0 20 6 24 17 3 11 3 25 3 42 0 15 0 29-3 41-4 19-16 23-24 23z">
              <text:p/>
            </draw:path>
            <draw:path draw:style-name="gr10" draw:text-style-name="P7" draw:layer="layout" svg:width="0.032cm" svg:height="0.083cm" svg:x="5.705cm" svg:y="18.711cm" svg:viewBox="0 0 33 84" svg:d="M33 30c0-19-7-30-19-30-8 0-14 7-14 15 0 7 6 15 14 15 4 0 8-1 11-4 1 0 1 0 1 0 0 1 0 0 0 4 0 20-9 37-19 47-3 2-3 3-3 4 0 2 2 3 3 3 3 0 26-22 26-54z">
              <text:p/>
            </draw:path>
            <draw:path draw:style-name="gr10" draw:text-style-name="P7" draw:layer="layout" svg:width="0.029cm" svg:height="0.029cm" svg:x="5.83cm" svg:y="18.711cm" svg:viewBox="0 0 30 30" svg:d="M30 15c0-9-6-15-15-15-8 0-15 7-15 15 0 9 7 15 15 15 9 0 15-7 15-15z">
              <text:p/>
            </draw:path>
            <draw:path draw:style-name="gr10" draw:text-style-name="P7" draw:layer="layout" svg:width="0.029cm" svg:height="0.029cm" svg:x="5.955cm" svg:y="18.711cm" svg:viewBox="0 0 30 30" svg:d="M30 15c0-9-7-15-15-15s-15 7-15 15c0 9 7 15 15 15s15-7 15-15z">
              <text:p/>
            </draw:path>
            <draw:path draw:style-name="gr10" draw:text-style-name="P7" draw:layer="layout" svg:width="0.029cm" svg:height="0.029cm" svg:x="6.079cm" svg:y="18.711cm" svg:viewBox="0 0 30 30" svg:d="M30 15c0-9-7-15-15-15s-15 7-15 15c0 9 7 15 15 15s15-7 15-15z">
              <text:p/>
            </draw:path>
            <draw:path draw:style-name="gr10" draw:text-style-name="P7" draw:layer="layout" svg:width="0.032cm" svg:height="0.083cm" svg:x="6.205cm" svg:y="18.711cm" svg:viewBox="0 0 33 84" svg:d="M33 30c0-19-7-30-19-30-8 0-14 7-14 15 0 7 6 15 14 15 4 0 8-1 11-4 1 0 0 0 1 0v4c0 20-9 37-19 47-3 2-3 3-3 4 0 2 2 3 3 3 3 0 26-22 26-54z">
              <text:p/>
            </draw:path>
            <draw:path draw:style-name="gr10" draw:text-style-name="P7" draw:layer="layout" svg:width="0.093cm" svg:height="0.025cm" svg:x="6.398cm" svg:y="18.479cm" svg:viewBox="0 0 94 26" svg:d="M94 4c-2-1-3-3-4-4-8 5-12 14-24 14-6 0-13-5-18-8-7-4-13-6-18-6-10 0-16 6-30 22 2 1 3 2 5 4 8-5 10-13 23-13 6 0 14 4 18 6 8 5 12 7 17 7 11 0 16-6 31-22z">
              <text:p/>
            </draw:path>
            <draw:path draw:style-name="gr10" draw:text-style-name="P7" draw:layer="layout" svg:width="0.157cm" svg:height="0.197cm" svg:x="6.318cm" svg:y="18.545cm" svg:viewBox="0 0 158 198" svg:d="M156 10c2-4 1-3 2-4 0-4-4-6-7-6-1 0-1 0-1 1-13 0-25 1-37 1-4 0-9 1-9 8 0 6 5 6 7 6 3 0 8 0 12 0-5 21-10 42-15 62-4-4-14-10-28-10-50 0-80 45-80 83 0 35 26 47 50 47 20 0 34-12 39-16 10 16 29 16 32 16 10 0 18-6 25-16 7-12 10-27 10-28 0-4-4-4-6-4-4 0-5 0-6 1s-1 1-2 8c-6 23-12 28-20 28-3 0-6-1-6-10 0-4 1-8 2-12 12-52 25-103 38-155zM86 170c-8 8-21 17-35 17-17 0-19-15-19-21 0-15 10-49 14-60 9-20 23-28 34-28 17 0 23 14 23 16s0 3 0 4c-6 24-12 48-17 72z">
              <text:p/>
            </draw:path>
            <draw:path draw:style-name="gr10" draw:text-style-name="P7" draw:layer="layout" svg:width="0.091cm" svg:height="0.088cm" svg:x="6.486cm" svg:y="18.538cm" svg:viewBox="0 0 92 89" svg:d="M38 46c0 0 4-18 4-19 1-1 7-12 13-17 2-1 7-4 15-4 3 0 8 0 12 2-7 2-9 7-9 11s3 7 8 7 11-4 11-12c0-10-11-14-21-14s-19 4-28 14c-3-12-15-14-20-14-7 0-13 4-15 10-5 8-8 19-8 20 0 2 3 2 4 2 2 0 2 0 4-6 3-12 6-20 14-20 5 0 7 4 7 9 0 3-2 11-3 16-2 6-4 14-4 18-3 8-5 17-7 25-1 3-2 8-2 8 0 4 4 7 7 7 2 0 6-3 8-7 1 0 3-9 4-14 2-7 4-14 6-22z">
              <text:p/>
            </draw:path>
            <draw:path draw:style-name="gr10" draw:text-style-name="P7" draw:layer="layout" svg:width="0.133cm" svg:height="0.009cm" svg:x="6.608cm" svg:y="18.57cm" svg:viewBox="0 0 134 10" svg:d="M126 10c3 0 8 0 8-4 0-6-5-6-8-6-40 0-79 0-118 0-3 0-8 0-8 5s5 5 8 5c39 0 78 0 118 0z">
              <text:p/>
            </draw:path>
            <draw:path draw:style-name="gr10" draw:text-style-name="P7" draw:layer="layout" svg:width="0.071cm" svg:height="0.129cm" svg:x="6.784cm" svg:y="18.494cm" svg:viewBox="0 0 72 130" svg:d="M45 6c0-6-1-6-6-6-13 12-31 13-39 13 0 2 0 4 0 6 5 0 18 0 29-5 0 34 0 67 0 100 0 7 0 9-20 9-3 0-5 0-7 0 0 3 0 5 0 7 4 0 28 0 35 0 6 0 31 0 35 0 0-2 0-4 0-7-2 0-5 0-7 0-20 0-20-2-20-9 0-36 0-72 0-108z">
              <text:p/>
            </draw:path>
            <draw:path draw:style-name="gr10" draw:text-style-name="P7" draw:layer="layout" svg:width="0.033cm" svg:height="0.083cm" svg:x="6.913cm" svg:y="18.711cm" svg:viewBox="0 0 34 84" svg:d="M34 30c0-19-8-30-19-30-9 0-15 7-15 15 0 7 6 15 15 15 3 0 7-1 10-4 1 0 1 0 1 0 1 1 1 0 1 4 0 20-9 37-19 47-3 2-3 3-3 4 0 2 1 3 3 3s26-22 26-54z">
              <text:p/>
            </draw:path>
            <draw:path draw:style-name="gr10" draw:text-style-name="P7" draw:layer="layout" svg:width="0.129cm" svg:height="0.129cm" svg:x="7.027cm" svg:y="18.613cm" svg:viewBox="0 0 130 130" svg:d="M108 16c-15 5-15 18-15 19 0 4 2 13 13 13 12 0 21-10 21-22 0-15-14-26-39-26-57 0-88 44-88 81 0 25 15 49 59 49 7 0 27 0 44-7 16-6 27-18 27-21s-4-8-7-8c-1 0-2 1-4 4-15 16-37 21-59 21-18 0-28-9-28-25 0-11 7-44 16-60 11-19 28-24 40-24 4 0 13 0 20 6z">
              <text:p/>
            </draw:path>
            <draw:path draw:style-name="gr10" draw:text-style-name="P7" draw:layer="layout" svg:width="0.097cm" svg:height="0.089cm" svg:x="7.169cm" svg:y="18.536cm" svg:viewBox="0 0 98 90" svg:d="M78 35c0-10 0-17-10-25-8-7-18-10-29-10-19 0-32 7-32 19 0 7 4 10 10 10 5 0 9-4 9-9 0-3-2-8-7-10 7-4 19-4 19-4 12 0 24 7 24 24 0 2 0 4 0 6-11 0-24 1-39 6-17 7-23 17-23 26 0 17 21 22 34 22 16 0 26-8 30-16 1 8 6 15 15 15 7-6 19 0 19-19 0-3 0-7 0-11-2 0-4 0-6 0 0 4 0 8 0 11 0 2 0 12-7 12s-7-10-7-12c0-12 0-23 0-35zM62 60c0 19-17 25-26 25-10 0-19-7-19-17s9-26 45-27c0 6 0 13 0 19z">
              <text:p/>
            </draw:path>
            <draw:path draw:style-name="gr10" draw:text-style-name="P7" draw:layer="layout" svg:width="0.032cm" svg:height="0.083cm" svg:x="7.309cm" svg:y="18.711cm" svg:viewBox="0 0 33 84" svg:d="M33 30c0-19-7-30-19-30-8 0-14 7-14 15 0 7 6 15 14 15 4 0 8-1 11-4 1 0 0 0 1 0v4c0 20-9 37-19 47-3 2-3 3-3 4 0 2 2 3 3 3 3 0 26-22 26-54z">
              <text:p/>
            </draw:path>
            <draw:path draw:style-name="gr10" draw:text-style-name="P7" draw:layer="layout" svg:width="0.129cm" svg:height="0.129cm" svg:x="7.423cm" svg:y="18.613cm" svg:viewBox="0 0 130 130" svg:d="M108 16c-14 5-15 18-15 19 0 4 2 13 14 13s20-10 20-22c0-15-14-26-39-26-57 0-88 44-88 81 0 25 16 49 59 49 8 0 27 0 44-7 16-6 27-18 27-21s-4-8-6-8-2 1-5 4c-15 16-37 21-59 21-18 0-28-9-28-25 0-11 7-44 16-60 11-19 28-24 40-24 4 0 13 0 20 6z">
              <text:p/>
            </draw:path>
            <draw:path draw:style-name="gr10" draw:text-style-name="P7" draw:layer="layout" svg:width="0.105cm" svg:height="0.138cm" svg:x="7.563cm" svg:y="18.488cm" svg:viewBox="0 0 106 139" svg:d="M30 0c-10 1-20 2-30 2 0 3 0 5 0 8 14 0 15 1 15 11 0 38 0 77 0 116 2 0 4 0 7 0 2-4 4-8 7-12 7 9 18 14 29 14 25 0 48-20 48-45 0-24-20-44-47-44-11 0-22 5-29 12 0-21 0-41 0-62zM30 71c6-9 16-15 28-15s20 6 24 12 5 14 5 26c0 4 0 20-8 28-7 9-17 12-23 12-15 0-23-13-26-17 0-15 0-31 0-46z">
              <text:p/>
            </draw:path>
            <draw:path draw:style-name="gr10" draw:text-style-name="P7" draw:layer="layout" svg:width="0.105cm" svg:height="0.504cm" svg:x="7.703cm" svg:y="18.417cm" svg:viewBox="0 0 106 505" svg:d="M106 253c0-81-18-167-74-230-4-5-14-15-21-21-1-2-2-2-6-2-3 0-5 0-5 3 0 1 1 2 2 3 9 9 24 25 41 56 31 54 42 124 42 191 0 122-34 196-84 248-1 0-1 1-1 2 0 2 2 2 5 2 4 0 5 0 7-2 26-22 57-62 76-121 12-38 18-84 18-129z">
              <text:p/>
            </draw:path>
            <draw:path draw:style-name="gr10" draw:text-style-name="P7" draw:layer="layout" svg:width="0.146cm" svg:height="0.177cm" svg:x="7.898cm" svg:y="18.616cm" svg:viewBox="0 0 147 178" svg:d="M22 158c-3 10-3 12-16 12-3 0-6 0-6 5 0 3 2 3 4 3 7 0 15 0 23 0 10 0 19 0 28 0 2 0 5 0 5-5 0-3-2-3-6-3-15 0-15-2-15-4 0-4 12-50 15-56 3 8 11 17 25 17 33 0 68-41 68-82 0-27-16-45-37-45-15 0-28 10-37 21-3-15-15-21-26-21-13 0-18 11-21 16-4 10-8 26-8 27 0 3 3 3 4 3 2 0 2 0 4-7 4-19 11-33 20-33 5 0 9 2 9 13 0 7-1 10-1 15-11 41-22 83-32 124zM71 37c3-8 10-16 15-20 10-9 18-11 23-11 11 0 17 10 17 27 0 16-8 49-14 59-10 20-22 29-33 29-19 0-22-23-22-25 0-1 0-1 1-5 4-18 9-36 13-54z">
              <text:p/>
            </draw:path>
            <draw:path draw:style-name="gr10" draw:text-style-name="P7" draw:layer="layout" svg:width="0.106cm" svg:height="0.504cm" svg:x="8.146cm" svg:y="18.417cm" svg:viewBox="0 0 107 505" svg:d="M94 502c1 1 3 2 4 3 2 0 4 0 6 0 1 0 3 0 3-2s-1-2-1-2c-10-11-25-26-43-57-30-54-41-123-41-191 0-125 35-198 84-248 1-1 1-1 1-2 0-3-2-3-5-3-4 0-4 0-7 2-27 24-57 63-77 122-12 37-18 82-18 129 0 66 12 141 56 207 8 11 12 15 18 22 3 4 7 8 9 11 4 3 8 6 11 9z">
              <text:p/>
            </draw:path>
            <draw:path draw:style-name="gr10" draw:text-style-name="P7" draw:layer="layout" svg:width="0.093cm" svg:height="0.025cm" svg:x="8.356cm" svg:y="18.479cm" svg:viewBox="0 0 94 26" svg:d="M94 4c-2-1-4-3-5-4-8 5-11 14-23 14-7 0-14-5-19-8-7-4-13-6-17-6-11 0-16 6-30 22 1 1 3 2 4 4 8-5 10-13 23-13 7 0 14 4 19 6 7 5 12 7 17 7 11 0 16-6 31-22z">
              <text:p/>
            </draw:path>
            <draw:path draw:style-name="gr10" draw:text-style-name="P7" draw:layer="layout" svg:width="0.156cm" svg:height="0.197cm" svg:x="8.276cm" svg:y="18.545cm" svg:viewBox="0 0 157 198" svg:d="M156 10c1-4 1-3 1-4 0-4-3-6-7-6 0 0-1 0-1 1-12 0-25 1-37 1-3 0-9 1-9 8 0 6 6 6 7 6 4 0 9 0 12 0-5 21-10 42-15 62-4-4-13-10-28-10-49 0-79 45-79 83 0 35 26 47 49 47 20 0 34-12 39-16 10 16 29 16 32 16 10 0 18-6 25-16 7-12 10-27 10-28 0-4-4-4-6-4-3 0-4 0-6 1-1 1-1 1-2 8-6 23-12 28-19 28-4 0-7-1-7-10 0-4 1-8 2-12 13-52 26-103 39-155zM85 170c-8 8-21 17-35 17-17 0-19-15-19-21 0-15 10-49 15-60 8-20 22-28 33-28 17 0 24 14 24 16s0 3-1 4c-5 24-11 48-17 72z">
              <text:p/>
            </draw:path>
            <draw:path draw:style-name="gr10" draw:text-style-name="P7" draw:layer="layout" svg:width="0.09cm" svg:height="0.133cm" svg:x="8.445cm" svg:y="18.494cm" svg:viewBox="0 0 91 134" svg:d="M91 68c0-22-2-38-12-51-5-9-17-17-33-17-46 0-46 54-46 68s0 66 46 66c45 0 45-52 45-66zM46 129c-9 0-21-5-25-22-3-11-3-27-3-42 0-14 0-29 3-40 4-15 17-19 25-19 10 0 20 6 24 17 3 11 4 25 4 42 0 15 0 29-4 41-4 19-16 23-24 23z">
              <text:p/>
            </draw:path>
            <draw:path draw:style-name="gr10" draw:text-style-name="P7" draw:layer="layout" svg:width="0.032cm" svg:height="0.083cm" svg:x="8.585cm" svg:y="18.711cm" svg:viewBox="0 0 33 84" svg:d="M33 30c0-19-7-30-18-30-9 0-15 7-15 15 0 7 6 15 15 15 3 0 7-1 10-4 1 0 1 0 1 0 0 1 0 0 0 4 0 20-9 37-19 47-2 2-2 3-2 4 0 2 1 3 2 3 3 0 26-22 26-54z">
              <text:p/>
            </draw:path>
            <draw:path draw:style-name="gr10" draw:text-style-name="P7" draw:layer="layout" svg:width="0.029cm" svg:height="0.029cm" svg:x="8.71cm" svg:y="18.711cm" svg:viewBox="0 0 30 30" svg:d="M30 15c0-9-7-15-15-15s-15 7-15 15c0 9 7 15 15 15s15-7 15-15z">
              <text:p/>
            </draw:path>
            <draw:path draw:style-name="gr10" draw:text-style-name="P7" draw:layer="layout" svg:width="0.029cm" svg:height="0.029cm" svg:x="8.835cm" svg:y="18.711cm" svg:viewBox="0 0 30 30" svg:d="M30 15c0-9-7-15-15-15s-15 7-15 15c0 9 7 15 15 15s15-7 15-15z">
              <text:p/>
            </draw:path>
            <draw:path draw:style-name="gr10" draw:text-style-name="P7" draw:layer="layout" svg:width="0.029cm" svg:height="0.029cm" svg:x="8.959cm" svg:y="18.711cm" svg:viewBox="0 0 30 30" svg:d="M30 15c0-9-7-15-15-15s-15 7-15 15c0 9 7 15 15 15s15-7 15-15z">
              <text:p/>
            </draw:path>
            <draw:path draw:style-name="gr10" draw:text-style-name="P7" draw:layer="layout" svg:width="0.032cm" svg:height="0.083cm" svg:x="9.085cm" svg:y="18.711cm" svg:viewBox="0 0 33 84" svg:d="M33 30c0-19-7-30-19-30-8 0-14 7-14 15 0 7 6 15 14 15 4 0 8-1 11-4 1 0 0 0 1 0v4c0 20-9 37-19 47-3 2-3 3-3 4 0 2 2 3 3 3 3 0 26-22 26-54z">
              <text:p/>
            </draw:path>
            <draw:path draw:style-name="gr10" draw:text-style-name="P7" draw:layer="layout" svg:width="0.093cm" svg:height="0.025cm" svg:x="9.278cm" svg:y="18.479cm" svg:viewBox="0 0 94 26" svg:d="M94 4c-2-1-3-3-4-4-8 5-11 14-24 14-6 0-13-5-18-8-7-4-13-6-18-6-10 0-16 6-30 22 2 1 3 2 5 4 8-5 10-13 23-13 6 0 14 4 18 6 8 5 13 7 18 7 10 0 16-6 30-22z">
              <text:p/>
            </draw:path>
            <draw:path draw:style-name="gr10" draw:text-style-name="P7" draw:layer="layout" svg:width="0.157cm" svg:height="0.197cm" svg:x="9.198cm" svg:y="18.545cm" svg:viewBox="0 0 158 198" svg:d="M157 10c1-4 0-3 1-4 0-4-4-6-7-6-1 0-1 0-1 1-13 0-25 1-37 1-4 0-9 1-9 8 0 6 5 6 7 6 3 0 8 0 12 0-5 21-10 42-15 62-4-4-14-10-28-10-50 0-80 45-80 83 0 35 26 47 50 47 20 0 34-12 39-16 10 16 29 16 32 16 10 0 18-6 25-16 7-12 10-27 10-28 0-4-4-4-6-4-4 0-5 0-6 1s-1 1-2 8c-6 23-12 28-20 28-3 0-6-1-6-10 0-4 1-8 2-12 13-52 26-103 39-155zM86 170c-8 8-21 17-35 17-17 0-19-15-19-21 0-15 10-49 14-60 9-20 23-28 34-28 17 0 23 14 23 16s0 3 0 4c-6 24-12 48-17 72z">
              <text:p/>
            </draw:path>
            <draw:path draw:style-name="gr10" draw:text-style-name="P7" draw:layer="layout" svg:width="0.091cm" svg:height="0.088cm" svg:x="9.366cm" svg:y="18.538cm" svg:viewBox="0 0 92 89" svg:d="M38 46c0 0 4-18 4-19 1-1 7-12 13-17 2-1 7-4 16-4 2 0 7 0 11 2-7 2-9 7-9 11s3 7 8 7 11-4 11-12c0-10-11-14-21-14s-19 4-28 14c-3-12-15-14-20-14-7 0-12 4-15 10-5 8-8 19-8 20 0 2 3 2 4 2 2 0 2 0 4-6 3-12 6-20 14-20 5 0 7 4 7 9 0 3-2 11-3 16-2 6-4 14-4 18-3 8-5 17-7 25-1 3-2 8-2 8 0 4 4 7 7 7s6-3 8-7c1 0 3-9 4-14 2-7 4-14 6-22z">
              <text:p/>
            </draw:path>
            <draw:path draw:style-name="gr10" draw:text-style-name="P7" draw:layer="layout" svg:width="0.132cm" svg:height="0.009cm" svg:x="9.489cm" svg:y="18.57cm" svg:viewBox="0 0 133 10" svg:d="M125 10c3 0 8 0 8-4 0-6-5-6-8-6-39 0-79 0-118 0-3 0-7 0-7 5s4 5 7 5c39 0 79 0 118 0z">
              <text:p/>
            </draw:path>
            <draw:path draw:style-name="gr10" draw:text-style-name="P7" draw:layer="layout" svg:width="0.071cm" svg:height="0.129cm" svg:x="9.664cm" svg:y="18.494cm" svg:viewBox="0 0 72 130" svg:d="M45 6c0-6 0-6-6-6-13 12-30 13-39 13 0 2 0 4 0 6 5 0 18 0 29-5 0 34 0 67 0 100 0 7 0 9-19 9-3 0-6 0-8 0 0 3 0 5 0 7 4 0 28 0 35 0 6 0 31 0 35 0 0-2 0-4 0-7-2 0-5 0-7 0-20 0-20-2-20-9 0-36 0-72 0-108z">
              <text:p/>
            </draw:path>
            <draw:path draw:style-name="gr10" draw:text-style-name="P7" draw:layer="layout" svg:width="0.105cm" svg:height="0.504cm" svg:x="9.779cm" svg:y="18.417cm" svg:viewBox="0 0 106 505" svg:d="M106 253c0-81-18-167-73-230-4-5-15-15-22-21-1-2-2-2-5-2-4 0-6 0-6 3 0 1 1 2 2 3 9 9 24 25 42 56 30 54 42 124 42 191 0 122-34 196-85 248 0 0-1 1-1 2 0 2 2 2 6 2 3 0 4 0 6-2 26-22 57-62 76-121 13-38 18-84 18-129z">
              <text:p/>
            </draw:path>
            <draw:path draw:style-name="gr10" draw:text-style-name="P7" draw:layer="layout" svg:width="0.145cm" svg:height="0.177cm" svg:x="9.975cm" svg:y="18.616cm" svg:viewBox="0 0 146 178" svg:d="M22 158c-3 10-4 12-16 12-4 0-6 0-6 5 0 3 1 3 3 3 8 0 16 0 24 0 9 0 19 0 27 0 2 0 6 0 6-5 0-3-3-3-7-3-14 0-14-2-14-4 0-4 11-50 14-56 4 8 11 17 25 17 33 0 68-41 68-82 0-27-16-45-37-45-14 0-27 10-37 21-2-15-14-21-25-21-13 0-18 11-21 16-5 10-8 26-8 27 0 3 2 3 3 3 2 0 3 0 5-7 4-19 10-33 20-33 4 0 8 2 8 13 0 7 0 10-1 15-11 41-21 83-31 124zM70 37c3-8 10-16 16-20 9-9 17-11 22-11 11 0 18 10 18 27 0 16-9 49-14 59-10 20-23 29-34 29-18 0-22-23-22-25 0-1 0-1 1-5 4-18 9-36 13-54z">
              <text:p/>
            </draw:path>
            <draw:path draw:style-name="gr10" draw:text-style-name="P7" draw:layer="layout" svg:width="0.072cm" svg:height="0.336cm" svg:x="10.215cm" svg:y="18.502cm" svg:viewBox="0 0 73 337" svg:d="M73 333c0 0 0-1-1-2-13-14-32-36-44-82-6-26-9-55-9-81 0-74 18-126 51-162 3-3 3-3 3-4 0-2-3-2-3-2-4 0-20 17-24 21-28 33-46 85-46 147 0 40 6 97 43 144 3 3 22 25 27 25 0 0 3 0 3-4z">
              <text:p/>
            </draw:path>
            <draw:path draw:style-name="gr10" draw:text-style-name="P7" draw:layer="layout" svg:width="0.158cm" svg:height="0.129cm" svg:x="10.312cm" svg:y="18.613cm" svg:viewBox="0 0 159 130" svg:d="M140 14c-10 4-15 13-15 20 0 6 5 13 13 13 11 0 21-8 21-22 0-15-15-25-33-25-16 0-26 12-29 18-7-12-23-18-39-18-36 0-55 35-55 44 0 4 4 4 7 4 4 0 5 0 7-3 8-26 28-35 40-35 10 0 15 5 15 15 0 5-4 21-6 30-4 13-7 26-10 39-4 17-14 25-24 25-1 0-7 0-14-4 11-2 16-12 16-19 0-6-5-13-14-13-10 0-20 8-20 22 0 15 14 25 32 25 16 0 26-12 30-17 7 11 23 17 39 17 35 0 54-35 54-44 0-4-4-4-6-4-4 0-6 0-7 4-8 25-28 33-40 33-11 0-16-5-16-13 0-7 4-21 7-32 1-7 8-33 9-38 4-17 14-26 24-26 1 0 8 0 14 4z">
              <text:p/>
            </draw:path>
            <draw:path draw:style-name="gr10" draw:text-style-name="P7" draw:layer="layout" svg:width="0.09cm" svg:height="0.133cm" svg:x="10.497cm" svg:y="18.494cm" svg:viewBox="0 0 91 134" svg:d="M91 68c0-22-2-38-12-51-5-9-18-17-33-17-46 0-46 54-46 68s0 66 46 66c45 0 45-52 45-66zM46 129c-10 0-22-5-26-22-2-11-2-27-2-42 0-14 0-29 3-40 4-15 17-19 25-19 10 0 20 6 24 17 3 11 3 25 3 42 0 15 0 29-3 41-4 19-16 23-24 23z">
              <text:p/>
            </draw:path>
            <draw:path draw:style-name="gr10" draw:text-style-name="P7" draw:layer="layout" svg:width="0.032cm" svg:height="0.083cm" svg:x="10.637cm" svg:y="18.711cm" svg:viewBox="0 0 33 84" svg:d="M33 30c0-19-7-30-19-30-8 0-14 7-14 15 0 7 6 15 14 15 4 0 8-1 11-4 1 0 0 0 1 0v4c0 20-9 37-19 47-3 2-3 3-3 4 0 2 2 3 3 3 3 0 26-22 26-54z">
              <text:p/>
            </draw:path>
            <draw:path draw:style-name="gr10" draw:text-style-name="P7" draw:layer="layout" svg:width="0.029cm" svg:height="0.029cm" svg:x="10.762cm" svg:y="18.711cm" svg:viewBox="0 0 30 30" svg:d="M30 15c0-9-6-15-15-15-8 0-15 7-15 15 0 9 7 15 15 15 9 0 15-7 15-15z">
              <text:p/>
            </draw:path>
            <draw:path draw:style-name="gr10" draw:text-style-name="P7" draw:layer="layout" svg:width="0.029cm" svg:height="0.029cm" svg:x="10.886cm" svg:y="18.711cm" svg:viewBox="0 0 30 30" svg:d="M30 15c0-9-7-15-15-15s-15 7-15 15c0 9 7 15 15 15s15-7 15-15z">
              <text:p/>
            </draw:path>
            <draw:path draw:style-name="gr10" draw:text-style-name="P7" draw:layer="layout" svg:width="0.029cm" svg:height="0.029cm" svg:x="11.011cm" svg:y="18.711cm" svg:viewBox="0 0 30 30" svg:d="M30 15c0-9-7-15-15-15s-15 7-15 15c0 9 7 15 15 15s15-7 15-15z">
              <text:p/>
            </draw:path>
            <draw:path draw:style-name="gr10" draw:text-style-name="P7" draw:layer="layout" svg:width="0.032cm" svg:height="0.083cm" svg:x="11.137cm" svg:y="18.711cm" svg:viewBox="0 0 33 84" svg:d="M33 30c0-19-7-30-19-30-8 0-14 7-14 15 0 7 6 15 14 15 4 0 8-1 10-4 1 0 1 0 2 0v4c0 20-9 37-19 47-3 2-3 3-3 4 0 2 2 3 3 3 3 0 26-22 26-54z">
              <text:p/>
            </draw:path>
            <draw:path draw:style-name="gr10" draw:text-style-name="P7" draw:layer="layout" svg:width="0.158cm" svg:height="0.129cm" svg:x="11.248cm" svg:y="18.613cm" svg:viewBox="0 0 159 130" svg:d="M140 14c-10 4-15 13-15 20 0 6 5 13 13 13 11 0 21-8 21-22 0-15-15-25-32-25-16 0-26 12-30 18-7-12-23-18-39-18-36 0-55 35-55 44 0 4 5 4 7 4 4 0 6 0 7-3 8-26 28-35 40-35 10 0 16 5 16 15 0 5-4 21-7 30-4 13-7 26-10 39-4 17-14 25-23 25-2 0-8 0-14-4 10-2 15-12 15-19 0-6-4-13-14-13s-20 8-20 22c0 15 14 25 32 25 16 0 26-12 30-17 7 11 23 17 39 17 35 0 54-35 54-44 0-4-4-4-6-4-3 0-6 0-7 4-8 25-28 33-40 33-11 0-16-5-16-13 0-7 4-21 7-32 1-7 8-33 9-38 4-17 15-26 24-26 2 0 8 0 14 4z">
              <text:p/>
            </draw:path>
            <draw:path draw:style-name="gr10" draw:text-style-name="P7" draw:layer="layout" svg:width="0.09cm" svg:height="0.088cm" svg:x="11.432cm" svg:y="18.538cm" svg:viewBox="0 0 91 89" svg:d="M37 46c0 0 5-18 5-19s6-12 12-17c3-1 8-4 16-4 2 0 7 0 11 2-7 2-9 7-9 11s4 7 8 7 11-4 11-12c0-10-10-14-21-14-10 0-19 4-28 14-3-12-15-14-20-14-7 0-12 4-15 10-5 8-7 19-7 20 0 2 2 2 3 2 3 0 3 0 4-6 3-12 7-20 15-20 5 0 6 4 6 9 0 3-2 11-3 16-1 6-3 14-4 18-2 8-4 17-7 25 0 3-1 8-1 8 0 4 3 7 6 7s7-3 9-7c0 0 2-9 3-14 2-7 4-14 6-22z">
              <text:p/>
            </draw:path>
            <draw:path draw:style-name="gr10" draw:text-style-name="P7" draw:layer="layout" svg:width="0.132cm" svg:height="0.009cm" svg:x="11.554cm" svg:y="18.57cm" svg:viewBox="0 0 133 10" svg:d="M125 10c3 0 8 0 8-4 0-6-5-6-8-6-39 0-78 0-117 0-3 0-8 0-8 5s4 5 8 5c39 0 78 0 117 0z">
              <text:p/>
            </draw:path>
            <draw:path draw:style-name="gr10" draw:text-style-name="P7" draw:layer="layout" svg:width="0.07cm" svg:height="0.129cm" svg:x="11.73cm" svg:y="18.494cm" svg:viewBox="0 0 71 130" svg:d="M44 6c0-6 0-6-6-6-12 12-30 13-38 13 0 2 0 4 0 6 5 0 18 0 28-5 0 34 0 67 0 100 0 7 0 9-19 9-3 0-6 0-8 0 0 3 0 5 0 7 4 0 28 0 35 0 6 0 31 0 35 0 0-2 0-4 0-7-2 0-5 0-7 0-20 0-20-2-20-9 0-36 0-72 0-108z">
              <text:p/>
            </draw:path>
            <draw:path draw:style-name="gr10" draw:text-style-name="P7" draw:layer="layout" svg:width="0.012cm" svg:height="0.18cm" svg:x="11.875cm" svg:y="18.496cm" svg:viewBox="0 0 13 181" svg:d="M0 170c0 4 0 11 6 11 7 0 7-6 7-11 0-53 0-106 0-160 0-4 0-10-7-10-6 0-6 6-6 10 0 54 0 107 0 160z">
              <text:p/>
            </draw:path>
            <draw:path draw:style-name="gr10" draw:text-style-name="P7" draw:layer="layout" svg:width="0.012cm" svg:height="0.18cm" svg:x="11.875cm" svg:y="18.664cm" svg:viewBox="0 0 13 181" svg:d="M0 170c0 4 0 11 6 11 7 0 7-6 7-11 0-53 0-106 0-160 0-4 0-10-7-10-6 0-6 6-6 10 0 54 0 107 0 160z">
              <text:p/>
            </draw:path>
            <draw:path draw:style-name="gr10" draw:text-style-name="P7" draw:layer="layout" svg:width="0.129cm" svg:height="0.129cm" svg:x="11.942cm" svg:y="18.613cm" svg:viewBox="0 0 130 130" svg:d="M108 16c-15 5-15 18-15 19 0 4 2 13 14 13 11 0 20-10 20-22 0-15-14-26-39-26-57 0-88 44-88 81 0 25 15 49 59 49 7 0 27 0 44-7 16-6 27-18 27-21s-4-8-7-8c-1 0-1 1-4 4-15 16-37 21-59 21-18 0-28-9-28-25 0-11 7-44 16-60 11-19 28-24 40-24 4 0 13 0 20 6z">
              <text:p/>
            </draw:path>
            <draw:path draw:style-name="gr10" draw:text-style-name="P7" draw:layer="layout" svg:width="0.097cm" svg:height="0.089cm" svg:x="12.084cm" svg:y="18.536cm" svg:viewBox="0 0 98 90" svg:d="M77 35c0-10 0-17-10-25-8-7-17-10-29-10-18 0-32 7-32 19 0 7 5 10 10 10 6 0 10-4 10-9 0-3-2-8-8-10 8-4 19-4 20-4 11 0 23 7 23 24 0 2 0 4 0 6-11 0-23 1-38 6-18 7-23 17-23 26 0 17 20 22 34 22 16 0 25-8 29-16 1 8 7 15 15 15 7-6 20 0 20-19 0-3 0-7 0-11-3 0-5 0-7 0 0 4 0 8 0 11 0 2 0 12-7 12s-7-10-7-12c0-12 0-23 0-35zM61 60c0 19-16 25-25 25-10 0-20-7-20-17s10-26 45-27c0 6 0 13 0 19z">
              <text:p/>
            </draw:path>
            <draw:path draw:style-name="gr10" draw:text-style-name="P7" draw:layer="layout" svg:width="0.032cm" svg:height="0.083cm" svg:x="12.223cm" svg:y="18.711cm" svg:viewBox="0 0 33 84" svg:d="M33 30c0-19-7-30-18-30-9 0-15 7-15 15 0 7 6 15 15 15 3 0 7-1 10-4 1 0 1 0 1 0 0 1 0 0 0 4 0 20-9 37-19 47-2 2-2 3-2 4 0 2 1 3 2 3 3 0 26-22 26-54z">
              <text:p/>
            </draw:path>
            <draw:path draw:style-name="gr10" draw:text-style-name="P7" draw:layer="layout" svg:width="0.13cm" svg:height="0.129cm" svg:x="12.337cm" svg:y="18.613cm" svg:viewBox="0 0 131 130" svg:d="M108 16c-14 5-15 18-15 19 0 4 3 13 14 13 12 0 20-10 20-22 0-15-14-26-39-26-57 0-88 44-88 81 0 25 16 49 60 49 7 0 26 0 43-7 16-6 28-18 28-21s-5-8-7-8-2 1-5 4c-15 16-37 21-59 21-18 0-27-9-27-25 0-11 7-44 15-60 11-19 29-24 40-24 4 0 13 0 20 6z">
              <text:p/>
            </draw:path>
            <draw:path draw:style-name="gr10" draw:text-style-name="P7" draw:layer="layout" svg:width="0.105cm" svg:height="0.138cm" svg:x="12.477cm" svg:y="18.488cm" svg:viewBox="0 0 106 139" svg:d="M30 0c-10 1-20 2-30 2 0 3 0 5 0 8 14 0 15 1 15 11 0 38 0 77 0 116 2 0 4 0 7 0 2-4 4-8 7-12 7 9 18 14 29 14 25 0 48-20 48-45 0-24-20-44-47-44-11 0-22 5-29 12 0-21 0-41 0-62zM30 71c6-9 16-15 28-15s20 6 24 12 6 14 6 26c0 4 0 20-8 28-8 9-18 12-23 12-16 0-24-13-27-17 0-15 0-31 0-46z">
              <text:p/>
            </draw:path>
            <draw:path draw:style-name="gr10" draw:text-style-name="P7" draw:layer="layout" svg:width="0.072cm" svg:height="0.336cm" svg:x="12.619cm" svg:y="18.502cm" svg:viewBox="0 0 73 337" svg:d="M73 168c0-40-7-96-43-144-4-3-22-24-27-24-1 0-3 0-3 2 0 1 0 3 2 4 13 14 31 36 43 81 6 26 9 55 9 81 0 29-3 57-10 85-11 39-27 61-42 77-2 3-1 2-2 3 0 3 2 4 3 4 4 0 19-18 23-21 28-34 47-85 47-148z">
              <text:p/>
            </draw:path>
            <draw:path draw:style-name="gr10" draw:text-style-name="P7" draw:layer="layout" svg:width="0.145cm" svg:height="0.177cm" svg:x="12.773cm" svg:y="18.616cm" svg:viewBox="0 0 146 178" svg:d="M22 158c-3 10-4 12-16 12-4 0-6 0-6 5 0 3 1 3 3 3 8 0 16 0 24 0 9 0 19 0 27 0 2 0 6 0 6-5 0-3-3-3-7-3-14 0-14-2-14-4 0-4 12-50 14-56 4 8 11 17 25 17 33 0 68-41 68-82 0-27-16-45-37-45-14 0-27 10-37 21-2-15-14-21-25-21-13 0-18 11-21 16-5 10-8 26-8 27 0 3 2 3 3 3 2 0 3 0 5-7 4-19 10-33 20-33 5 0 8 2 8 13 0 7 0 10-1 15-11 41-21 83-31 124zM70 37c3-8 10-16 16-20 9-9 17-11 22-11 11 0 18 10 18 27 0 16-9 49-14 59-10 20-23 29-34 29-18 0-22-23-22-25 0-1 0-1 1-5 4-18 9-36 13-54z">
              <text:p/>
            </draw:path>
            <draw:path draw:style-name="gr10" draw:text-style-name="P7" draw:layer="layout" svg:width="0.072cm" svg:height="0.336cm" svg:x="13.013cm" svg:y="18.502cm" svg:viewBox="0 0 73 337" svg:d="M73 333c0 0 0-1-1-2-13-14-32-36-44-82-6-26-9-55-9-81 0-74 18-126 51-162 3-3 3-3 3-4 0-2-2-2-3-2-4 0-20 17-24 21-28 33-46 85-46 147 0 40 6 97 43 144 3 3 22 25 27 25 1 0 3 0 3-4z">
              <text:p/>
            </draw:path>
            <draw:path draw:style-name="gr10" draw:text-style-name="P7" draw:layer="layout" svg:width="0.13cm" svg:height="0.129cm" svg:x="13.112cm" svg:y="18.613cm" svg:viewBox="0 0 131 130" svg:d="M109 16c-15 5-15 18-15 19 0 4 2 13 13 13 12 0 21-10 21-22 0-15-15-26-40-26-56 0-88 44-88 81 0 25 16 49 60 49 7 0 26 0 43-7 17-6 28-18 28-21s-5-8-7-8-2 1-4 4c-15 16-38 21-59 21-19 0-28-9-28-25 0-11 7-44 16-60 11-19 28-24 40-24 3 0 13 0 20 6z">
              <text:p/>
            </draw:path>
            <draw:path draw:style-name="gr10" draw:text-style-name="P7" draw:layer="layout" svg:width="0.097cm" svg:height="0.089cm" svg:x="13.254cm" svg:y="18.536cm" svg:viewBox="0 0 98 90" svg:d="M77 35c0-10 0-17-9-25-8-7-18-10-29-10-19 0-32 7-32 19 0 7 4 10 10 10 5 0 9-4 9-9 0-3-2-8-7-10 7-4 19-4 19-4 12 0 24 7 24 24 0 2 0 4 0 6-12 0-24 1-39 6-17 7-23 17-23 26 0 17 21 22 34 22 16 0 26-8 30-16 1 8 6 15 15 15 7-6 19 0 19-19 0-3 0-7 0-11-2 0-4 0-6 0 0 4 0 8 0 11 0 2 0 12-7 12-8 0-8-10-8-12 0-12 0-23 0-35zM62 60c0 19-17 25-26 25-10 0-19-7-19-17s9-26 45-27c0 6 0 13 0 19z">
              <text:p/>
            </draw:path>
            <draw:path draw:style-name="gr10" draw:text-style-name="P7" draw:layer="layout" svg:width="0.032cm" svg:height="0.083cm" svg:x="13.394cm" svg:y="18.711cm" svg:viewBox="0 0 33 84" svg:d="M33 30c0-19-7-30-19-30-8 0-14 7-14 15 0 7 6 15 14 15 4 0 8-1 11-4 1 0 0 0 1 0v4c0 20-9 37-19 47-3 2-3 3-3 4 0 2 2 3 3 3 3 0 26-22 26-54z">
              <text:p/>
            </draw:path>
            <draw:path draw:style-name="gr10" draw:text-style-name="P7" draw:layer="layout" svg:width="0.129cm" svg:height="0.129cm" svg:x="13.508cm" svg:y="18.613cm" svg:viewBox="0 0 130 130" svg:d="M108 16c-15 5-15 18-15 19 0 4 2 13 14 13 11 0 20-10 20-22 0-15-14-26-39-26-57 0-88 44-88 81 0 25 15 49 59 49 7 0 27 0 44-7 16-6 27-18 27-21s-4-8-7-8c-1 0-1 1-4 4-15 16-37 21-59 21-18 0-28-9-28-25 0-11 7-44 16-60 11-19 28-24 40-24 4 0 13 0 20 6z">
              <text:p/>
            </draw:path>
            <draw:path draw:style-name="gr10" draw:text-style-name="P7" draw:layer="layout" svg:width="0.105cm" svg:height="0.138cm" svg:x="13.649cm" svg:y="18.488cm" svg:viewBox="0 0 106 139" svg:d="M30 0c-10 1-20 2-30 2 0 3 0 5 0 8 14 0 15 1 15 11 0 38 0 77 0 116 2 0 4 0 7 0 2-4 4-8 6-12 8 9 18 14 29 14 26 0 49-20 49-45 0-24-21-44-47-44-12 0-22 5-29 12 0-21 0-41 0-62zM30 71c6-9 16-15 28-15s20 6 23 12c4 6 6 14 6 26 0 4 0 20-8 28-8 9-17 12-23 12-15 0-23-13-26-17 0-15 0-31 0-46z">
              <text:p/>
            </draw:path>
            <draw:path draw:style-name="gr10" draw:text-style-name="P7" draw:layer="layout" svg:width="0.073cm" svg:height="0.336cm" svg:x="13.789cm" svg:y="18.502cm" svg:viewBox="0 0 74 337" svg:d="M74 168c0-40-8-96-44-144-3-3-21-24-27-24-1 0-3 0-3 2 0 1 1 3 2 4 13 14 32 36 44 81 6 26 8 55 8 81 0 29-2 57-10 85-10 39-27 61-42 77-2 3-1 2-2 3 0 3 2 4 3 4 5 0 20-18 23-21 29-34 48-85 48-148z">
              <text:p/>
            </draw:path>
            <draw:path draw:style-name="gr10" draw:text-style-name="P7" draw:layer="layout" svg:width="0.185cm" svg:height="0.065cm" svg:x="1.478cm" svg:y="19.438cm" svg:viewBox="0 0 186 66" svg:d="M177 11c5 0 9 0 9-5 0-6-4-6-8-6-57 0-113 0-169 0-4 0-9 0-9 6 0 5 5 5 9 5 56 0 112 0 168 0zM178 66c4 0 8 0 8-6s-4-6-9-6c-56 0-112 0-168 0-4 0-9 0-9 6s5 6 9 6c56 0 112 0 169 0z">
              <text:p/>
            </draw:path>
            <draw:path draw:style-name="gr10" draw:text-style-name="P7" draw:layer="layout" svg:width="0.145cm" svg:height="0.177cm" svg:x="1.75cm" svg:y="19.418cm" svg:viewBox="0 0 146 178" svg:d="M22 158c-3 10-4 12-16 12-4 0-6 0-6 5 0 3 1 3 3 3 8 0 16 0 24 0 9 0 19 0 27 0 2 0 6 0 6-5 0-3-3-3-7-3-14 0-14-2-14-4 0-4 12-50 14-56 4 8 11 17 25 17 33 0 68-41 68-82 0-27-16-45-37-45-14 0-27 10-37 21-2-15-14-21-25-21-13 0-18 11-21 16-5 10-8 26-8 27 0 3 2 3 3 3 2 0 3 0 5-7 4-20 10-33 20-33 5 0 8 2 8 13 0 7 0 10-1 15-11 41-21 83-31 124zM71 36c2-7 9-15 15-19 9-9 17-11 22-11 11 0 18 10 18 27 0 16-9 49-14 59-10 20-23 29-34 29-18 0-22-23-22-25 0-1 0-1 1-5 5-18 9-37 14-55z">
              <text:p/>
            </draw:path>
            <draw:path draw:style-name="gr10" draw:text-style-name="P7" draw:layer="layout" svg:width="0.065cm" svg:height="0.28cm" svg:x="1.975cm" svg:y="19.331cm" svg:viewBox="0 0 66 281" svg:d="M66 278c0-1 0-1-5-6-35-36-45-89-45-132 0-49 11-98 46-133 4-3 4-4 4-5s-2-2-4-2-28 18-44 54c-15 32-18 63-18 86 0 22 3 56 18 88 17 34 42 53 44 53s4-1 4-3z">
              <text:p/>
            </draw:path>
            <draw:path draw:style-name="gr10" draw:text-style-name="P7" draw:layer="layout" svg:width="0.129cm" svg:height="0.129cm" svg:x="2.069cm" svg:y="19.414cm" svg:viewBox="0 0 130 130" svg:d="M108 16c-14 5-15 18-15 19 0 4 3 13 14 13 12 0 20-10 20-22 0-15-14-26-39-26-57 0-88 44-88 81 0 25 16 49 60 49 7 0 26 0 43-7 16-7 27-18 27-21s-4-8-6-8-2 1-5 4c-15 16-37 21-59 21-18 0-28-9-28-25 0-11 8-45 16-60 11-19 29-24 40-24 4 0 13 0 20 6z">
              <text:p/>
            </draw:path>
            <draw:path draw:style-name="gr10" draw:text-style-name="P7" draw:layer="layout" svg:width="0.097cm" svg:height="0.089cm" svg:x="2.212cm" svg:y="19.338cm" svg:viewBox="0 0 98 90" svg:d="M77 35c0-10 0-17-9-25-8-7-18-10-30-10-18 0-32 7-32 19 0 7 5 10 10 10 6 0 10-4 10-9 0-3-2-8-8-10 8-4 19-4 20-4 12 0 24 7 24 24 0 2 0 4 0 6-12 0-24 1-39 6-17 7-23 17-23 26 0 17 20 22 34 22 16 0 25-9 29-16 1 8 7 15 15 15 1 0 20 0 20-19 0-3 0-7 0-11-2 0-4 0-7 0 0 4 0 8 0 11 0 2 0 12-7 12s-7-10-7-12c0-12 0-23 0-35zM62 60c0 19-17 25-26 25-10 0-19-7-19-17s9-26 45-27c0 6 0 13 0 19z">
              <text:p/>
            </draw:path>
            <draw:path draw:style-name="gr10" draw:text-style-name="P7" draw:layer="layout" svg:width="0.065cm" svg:height="0.28cm" svg:x="2.343cm" svg:y="19.331cm" svg:viewBox="0 0 66 281" svg:d="M66 140c0-22-4-56-20-87-16-35-40-53-43-53-2 0-3 1-3 2s0 2 6 7c27 28 43 73 43 131 0 48-11 98-45 133-4 4-4 4-4 5 0 2 1 3 3 3 3 0 28-19 44-55 15-31 19-62 19-86z">
              <text:p/>
            </draw:path>
            <draw:path draw:style-name="gr10" draw:text-style-name="P7" draw:layer="layout" svg:width="0.145cm" svg:height="0.177cm" svg:x="2.474cm" svg:y="19.418cm" svg:viewBox="0 0 146 178" svg:d="M22 158c-3 10-3 12-16 12-3 0-6 0-6 5 0 3 2 3 4 3 7 0 15 0 23 0 10 0 19 0 28 0 2 0 5 0 5-5 0-3-2-3-6-3-15 0-15-2-15-4 0-4 12-50 14-56 4 8 12 17 26 17 33 0 67-41 67-82 0-27-16-45-36-45-15 0-28 10-37 21-3-15-15-21-26-21-13 0-18 11-21 16-4 10-8 26-8 27 0 3 2 2 3 3 3 0 3 0 5-7 4-20 10-33 20-33 5 0 9 2 9 13 0 7-1 10-2 15-11 41-21 83-31 124zM71 36c2-7 10-15 15-19 9-9 18-11 23-11 11 0 17 10 17 27 0 16-8 49-14 59-10 20-23 29-34 29-18 0-21-23-21-25 0-1 0-1 1-5 4-18 9-37 13-55z">
              <text:p/>
            </draw:path>
            <draw:path draw:style-name="gr10" draw:text-style-name="P7" draw:layer="layout" svg:width="0.073cm" svg:height="0.336cm" svg:x="2.714cm" svg:y="19.303cm" svg:viewBox="0 0 74 337" svg:d="M74 334c0-1-1-1-2-2-13-14-32-37-43-82-7-26-10-55-10-81 0-74 18-126 52-162 3-3 3-3 3-4 0-3-3-3-4-3-4 0-20 18-23 22-29 33-47 84-47 147 0 40 7 96 44 144 2 3 21 24 26 24 1 0 4 0 4-3z">
              <text:p/>
            </draw:path>
            <draw:path draw:style-name="gr10" draw:text-style-name="P7" draw:layer="layout" svg:width="0.129cm" svg:height="0.129cm" svg:x="2.813cm" svg:y="19.414cm" svg:viewBox="0 0 130 130" svg:d="M108 16c-14 5-15 18-15 19 0 4 2 13 14 13s20-10 20-22c0-15-14-26-39-26-57 0-88 44-88 81 0 25 16 49 59 49 8 0 27 0 44-7 16-7 27-18 27-21s-4-8-6-8-2 1-5 4c-15 16-37 21-59 21-18 0-28-9-28-25 0-11 7-45 16-60 11-19 28-24 40-24 4 0 13 0 20 6z">
              <text:p/>
            </draw:path>
            <draw:path draw:style-name="gr10" draw:text-style-name="P7" draw:layer="layout" svg:width="0.105cm" svg:height="0.137cm" svg:x="2.954cm" svg:y="19.289cm" svg:viewBox="0 0 106 138" svg:d="M30 0c-10 1-20 2-30 2 0 3 0 5 0 8 14 0 15 1 15 11 0 38 0 77 0 116 2 0 4 0 7 0 2-4 4-8 7-12 7 9 18 13 29 13 25 0 48-19 48-44 0-24-21-44-47-44-11 0-22 4-29 12 0-21 0-41 0-62zM30 71c6-9 16-16 28-16s20 7 24 13c3 6 5 13 5 26 0 4 0 20-8 28-7 9-17 12-23 12-15 0-23-13-26-17 0-15 0-31 0-46z">
              <text:p/>
            </draw:path>
            <draw:path draw:style-name="gr10" draw:text-style-name="P7" draw:layer="layout" svg:width="0.073cm" svg:height="0.336cm" svg:x="3.095cm" svg:y="19.303cm" svg:viewBox="0 0 74 337" svg:d="M74 169c0-40-8-96-44-144-3-3-21-25-26-25-2 0-4 1-4 3 0 1 1 2 2 3 13 15 32 37 44 82 6 26 8 54 8 81 0 28-2 57-9 85-11 39-27 61-42 77-3 2-2 2-3 3 0 3 2 3 4 3 4 0 19-17 22-21 29-34 48-84 48-147z">
              <text:p/>
            </draw:path>
            <draw:path draw:style-name="gr10" draw:text-style-name="P7" draw:layer="layout" svg:width="0.091cm" svg:height="0.088cm" svg:x="3.268cm" svg:y="19.103cm" svg:viewBox="0 0 92 89" svg:d="M37 47c1-1 5-18 5-20 0-1 6-11 12-16 3-1 8-5 16-5 3 0 8 0 12 3-7 1-9 7-9 10 0 5 3 7 8 7 4 0 11-3 11-12s-11-14-22-14c-9 0-18 5-27 14-4-12-16-14-21-14-7 0-12 5-15 10-4 8-7 20-7 20 0 3 2 2 3 3 3 0 3-1 5-6 2-12 6-21 14-21 5 0 7 4 7 9 0 4-2 12-3 17-2 5-4 13-5 18-2 8-4 16-6 24-1 4-1 6-2 8 0 5 4 7 7 7 2 0 6-2 8-6 1-1 2-9 4-14 2-7 3-15 5-22z">
              <text:p/>
            </draw:path>
            <draw:path draw:style-name="gr10" draw:text-style-name="P7" draw:layer="layout" svg:width="0.133cm" svg:height="0.009cm" svg:x="3.39cm" svg:y="19.136cm" svg:viewBox="0 0 134 10" svg:d="M126 10c3 0 8 0 8-5s-5-5-8-5c-40 0-79 0-118 0-3 0-8 0-8 5s5 5 8 5c39 0 78 0 118 0z">
              <text:p/>
            </draw:path>
            <draw:path draw:style-name="gr10" draw:text-style-name="P7" draw:layer="layout" svg:width="0.071cm" svg:height="0.129cm" svg:x="3.566cm" svg:y="19.06cm" svg:viewBox="0 0 72 130" svg:d="M45 5c0-5-1-5-7-5-12 12-30 12-38 12 0 2 0 5 0 7 5 0 18 0 29-5 0 33 0 67 0 100 0 7 0 9-20 9-3 0-5 0-7 0 0 3 0 5 0 7 3 0 28 0 35 0 5 0 30 0 35 0 0-2 0-4 0-7-3 0-5 0-8 0-19 0-19-2-19-9 0-36 0-73 0-109z">
              <text:p/>
            </draw:path>
            <draw:path draw:style-name="gr10" draw:text-style-name="P7" draw:layer="layout" svg:width="0.326cm" svg:height="0.392cm" svg:x="3.294cm" svg:y="19.275cm" svg:viewBox="0 0 327 393" svg:d="M327 393c0-5 0-10 0-15-37 0-46-13-46-30 0-101 0-201 0-302 0-18 9-31 46-31 0-5 0-10 0-15-109 0-218 0-327 0 0 5 0 10 0 15 37 0 46 13 46 31 0 101 0 201 0 302 0 17-9 30-46 30 0 5 0 10 0 15 45 0 90 0 135 0 0-5 0-10 0-15-37 0-46-13-46-30 0-111 0-222 0-333 50 0 100 0 149 0 0 111 0 222 0 333 0 17-9 30-46 30 0 5 0 10 0 15 45 0 90 0 135 0z">
              <text:p/>
            </draw:path>
            <draw:path draw:style-name="gr10" draw:text-style-name="P7" draw:layer="layout" svg:width="0.085cm" svg:height="0.169cm" svg:x="3.263cm" svg:y="19.743cm" svg:viewBox="0 0 86 170" svg:d="M86 7c0-3-2-7-8-7-5 0-10 6-10 10s2 8 8 8c5 0 10-5 10-11zM45 140c-3 14-14 25-26 25-2 0-5 0-6-1 5-2 6-7 6-10 0-5-4-8-8-8-5 0-11 6-11 12 0 8 8 12 20 12s34-7 41-31c6-23 12-47 17-70 1-3 1-4 1-7 0-11-9-19-21-19-21 0-34 27-34 31 0 2 2 2 3 2 3 0 3-1 4-3 5-12 15-24 27-24 4 0 7 3 7 9 0 3-1 5-1 7-6 25-13 50-19 75z">
              <text:p/>
            </draw:path>
            <draw:path draw:style-name="gr10" draw:text-style-name="P7" draw:layer="layout" svg:width="0.144cm" svg:height="0.052cm" svg:x="3.381cm" svg:y="19.798cm" svg:viewBox="0 0 145 53" svg:d="M138 10c2 0 7 0 7-5s-5-5-7-5c-44 0-87 0-131 0-2 0-7 0-7 5s5 5 7 5c44 0 87 0 131 0zM138 53c2 0 7 0 7-5s-5-5-7-5c-44 0-87 0-131 0-2 0-7 0-7 5s5 5 7 5c44 0 87 0 131 0z">
              <text:p/>
            </draw:path>
            <draw:path draw:style-name="gr10" draw:text-style-name="P7" draw:layer="layout" svg:width="0.091cm" svg:height="0.134cm" svg:x="3.55cm" svg:y="19.742cm" svg:viewBox="0 0 92 135" svg:d="M92 68c0-22-3-37-12-50-6-10-18-18-34-18-46 0-46 54-46 68s0 67 46 67 46-53 46-67zM46 130c-9 0-21-6-25-22-3-12-3-28-3-42 0-15 0-30 3-40 5-16 17-20 25-20 11 0 21 6 24 18 4 10 4 25 4 42 0 14 0 28-3 41-4 18-17 23-25 23z">
              <text:p/>
            </draw:path>
            <draw:path draw:style-name="gr10" draw:text-style-name="P7" draw:layer="layout" svg:width="0.145cm" svg:height="0.177cm" svg:x="3.695cm" svg:y="19.418cm" svg:viewBox="0 0 146 178" svg:d="M22 158c-3 10-4 12-16 12-3 0-6 0-6 5 0 3 1 3 3 3 8 0 16 0 24 0 9 0 19 0 28 0 1 0 5 0 5-5 0-3-3-3-6-3-15 0-15-2-15-4 0-4 12-50 14-56 4 8 12 17 25 17 33 0 68-41 68-82 0-27-16-45-37-45-14 0-27 10-37 21-2-15-14-21-25-21-13 0-18 11-21 16-5 10-8 26-8 27 0 3 2 3 3 3 3 0 3 0 5-7 4-20 10-33 20-33 5 0 9 2 9 13 0 7-1 10-2 15-11 41-21 83-31 124zM71 36c2-7 10-15 15-19 9-9 17-11 22-11 11 0 18 10 18 27 0 16-9 49-14 59-10 20-23 29-34 29-18 0-22-23-22-25 0-1 0-1 1-5 5-18 9-37 14-55z">
              <text:p/>
            </draw:path>
            <draw:path draw:style-name="gr10" draw:text-style-name="P7" draw:layer="layout" svg:width="0.105cm" svg:height="0.504cm" svg:x="3.943cm" svg:y="19.219cm" svg:viewBox="0 0 106 505" svg:d="M94 502c0 1 3 3 4 3s3 0 5 0c1 0 3 0 3-2s0-2 0-2c-11-11-26-26-44-57-30-55-41-123-41-191 0-125 36-198 85-248 0-1 0-1 0-2 0-3-1-3-4-3-4 0-5 0-8 2-26 24-56 62-76 122-12 37-18 82-18 129 0 66 12 141 56 207 7 11 12 15 18 22 3 4 7 8 9 11 4 3 7 6 11 9z">
              <text:p/>
            </draw:path>
            <draw:path draw:style-name="gr10" draw:text-style-name="P7" draw:layer="layout" svg:width="0.153cm" svg:height="0.183cm" svg:x="4.069cm" svg:y="19.414cm" svg:viewBox="0 0 154 184" svg:d="M153 22c1-6 1-6 1-7 0-6-4-13-13-13-15 0-18 14-20 21-3 10-5 20-7 30-4 13-9 35-12 46-1 7-10 13-11 14-3 1-10 6-19 6-17 0-17-13-17-20 0-17 9-39 16-60 3-7 4-9 4-13 0-16-16-26-32-26-29 0-43 38-43 44 0 4 4 4 6 4 4 0 6 0 7-4 9-31 25-34 29-34 2 0 4 0 4 6s-3 14-4 18c-11 28-17 44-17 59 0 32 28 37 45 37 7 0 16-1 27-9-8 35-29 53-49 53-3 0-11 0-17-4 9-4 14-12 14-19 0-10-8-13-14-13-10 0-21 9-21 22 0 14 16 24 38 24 33 0 70-22 78-57 9-35 18-70 27-105z">
              <text:p/>
            </draw:path>
            <draw:path draw:style-name="gr10" draw:text-style-name="P7" draw:layer="layout" svg:width="0.085cm" svg:height="0.169cm" svg:x="4.236cm" svg:y="19.295cm" svg:viewBox="0 0 86 170" svg:d="M86 7c0-3-2-7-8-7-5 0-11 6-11 10s3 8 8 8c6 0 11-5 11-11zM45 140c-4 14-15 25-26 25-2 0-5 0-7-1 5-2 6-7 6-10 0-5-3-8-7-8-6 0-11 6-11 12 0 8 7 12 19 12s35-7 41-31c6-23 12-47 18-70 0-2 1-4 1-7 0-11-9-18-21-18-22 0-35 27-35 30 0 2 2 1 3 2 3 0 4 0 4-3 6-11 16-24 28-24 4 0 6 4 6 10 0 2-1 5-1 6-6 25-12 50-18 75z">
              <text:p/>
            </draw:path>
            <draw:path draw:style-name="gr10" draw:text-style-name="P7" draw:layer="layout" svg:width="0.011cm" svg:height="0.179cm" svg:x="4.396cm" svg:y="19.213cm" svg:viewBox="0 0 12 180" svg:d="M0 170c0 4 0 10 6 10s6-6 6-10c0-54 0-107 0-160 0-4 0-10-6-10s-6 6-6 10c0 53 0 106 0 160z">
              <text:p/>
            </draw:path>
            <draw:path draw:style-name="gr10" draw:text-style-name="P7" draw:layer="layout" svg:width="0.011cm" svg:height="0.18cm" svg:x="4.396cm" svg:y="19.381cm" svg:viewBox="0 0 12 181" svg:d="M0 170c0 5 0 11 6 11s6-6 6-11c0-53 0-106 0-160 0-4 0-10-6-10s-6 6-6 10c0 54 0 107 0 160z">
              <text:p/>
            </draw:path>
            <draw:path draw:style-name="gr10" draw:text-style-name="P7" draw:layer="layout" svg:width="0.011cm" svg:height="0.18cm" svg:x="4.396cm" svg:y="19.55cm" svg:viewBox="0 0 12 181" svg:d="M0 170c0 5 0 11 6 11s6-6 6-11c0-53 0-106 0-160 0-4 0-10-6-10s-6 6-6 10c0 54 0 107 0 160z">
              <text:p/>
            </draw:path>
            <draw:path draw:style-name="gr10" draw:text-style-name="P7" draw:layer="layout" svg:width="0.158cm" svg:height="0.129cm" svg:x="4.459cm" svg:y="19.414cm" svg:viewBox="0 0 159 130" svg:d="M140 14c-10 4-15 13-15 20 0 6 5 13 14 13 10 0 20-9 20-22 0-15-14-25-32-25-16 0-26 12-29 18-8-12-24-18-40-18-35 0-54 35-54 44 0 4 4 4 6 4 4 0 6 0 7-4 9-26 29-34 40-34s16 5 16 15c0 5-4 21-7 30-3 13-6 26-9 39-4 17-15 25-24 25-2 0-8 0-14-4 11-2 15-12 15-19 0-6-4-13-13-13-11 0-21 8-21 22 0 15 15 25 32 25 16 0 26-12 30-17 8 11 23 17 39 17 36 0 55-35 55-44 0-4-5-4-7-4-3 0-5 0-7 4-8 25-28 33-40 33-10 0-15-5-15-13 0-7 3-21 6-32 2-7 9-33 10-38 4-17 14-26 23-26 2 0 8 0 14 4z">
              <text:p/>
            </draw:path>
            <draw:path draw:style-name="gr10" draw:text-style-name="P7" draw:layer="layout" svg:width="0.085cm" svg:height="0.169cm" svg:x="4.634cm" svg:y="19.295cm" svg:viewBox="0 0 86 170" svg:d="M86 7c0-3-3-7-8-7s-11 6-11 10 3 8 8 8 11-5 11-11zM44 140c-3 14-14 25-25 25-3 0-5 0-7-1 5-2 6-7 6-10 0-5-3-8-7-8-6 0-11 6-11 12 0 8 7 12 19 12s35-7 41-31c6-23 12-47 18-70 0-2 0-4 0-7 0-11-8-18-20-18-22 0-35 27-35 30 0 2 2 1 3 2 3 0 3 0 4-3 5-11 16-24 27-24 5 0 7 4 7 10 0 2-1 5-1 6-6 25-13 50-19 75z">
              <text:p/>
            </draw:path>
            <draw:path draw:style-name="gr10" draw:text-style-name="P7" draw:layer="layout" svg:width="0.032cm" svg:height="0.083cm" svg:x="4.776cm" svg:y="19.512cm" svg:viewBox="0 0 33 84" svg:d="M33 30c0-19-7-30-18-30-9 0-15 7-15 15 0 7 6 15 15 15 3 0 7-1 10-4 1 0 1 0 1 0 0 1 0 0 0 4 0 20-10 37-19 46-3 3-2 4-2 5 0 2 1 3 2 3 3 0 26-22 26-54z">
              <text:p/>
            </draw:path>
            <draw:path draw:style-name="gr10" draw:text-style-name="P7" draw:layer="layout" svg:width="0.093cm" svg:height="0.025cm" svg:x="4.97cm" svg:y="19.28cm" svg:viewBox="0 0 94 26" svg:d="M94 4c-2-1-4-3-5-4-8 5-11 14-23 14-7 0-14-5-19-8-7-4-12-6-17-6-11 0-16 6-30 22 1 1 3 2 4 4 8-5 11-14 23-14 7 0 14 5 19 7 7 5 12 7 17 7 11 0 16-6 31-22z">
              <text:p/>
            </draw:path>
            <draw:path draw:style-name="gr10" draw:text-style-name="P7" draw:layer="layout" svg:width="0.156cm" svg:height="0.197cm" svg:x="4.89cm" svg:y="19.347cm" svg:viewBox="0 0 157 198" svg:d="M156 10c1-4 1-3 1-4 0-4-3-6-7-6l-1 1c-12 0-24 1-36 1-4 0-10 0-10 8 0 6 6 6 7 6 4 0 9 0 12 0-5 21-10 42-15 62-4-4-13-10-28-10-49 0-79 45-79 83 0 35 26 47 49 47 20 0 34-12 39-16 10 16 30 16 32 16 10 0 19-6 25-16 7-12 10-27 10-28 0-4-4-4-6-4-3 0-4 0-6 1-1 1-1 1-2 8-6 23-12 28-19 28-4 0-7-1-7-10 0-4 1-8 2-12 13-52 26-103 39-155zM86 169c-9 9-22 18-36 18-17 0-19-15-19-21 0-15 10-49 15-60 8-20 22-28 33-28 17 0 24 13 24 16 0 2 0 3-1 4-5 24-11 47-16 71z">
              <text:p/>
            </draw:path>
            <draw:path draw:style-name="gr10" draw:text-style-name="P7" draw:layer="layout" svg:width="0.085cm" svg:height="0.169cm" svg:x="5.048cm" svg:y="19.295cm" svg:viewBox="0 0 86 170" svg:d="M86 7c0-3-2-7-8-7-5 0-10 6-10 10s2 8 7 8c6 0 11-5 11-11zM45 140c-3 14-14 25-26 25-2 0-5 0-7-1 6-2 7-7 7-10 0-5-4-8-8-8-5 0-11 6-11 12 0 8 8 12 19 12 12 0 35-7 42-31 6-23 12-47 17-70 1-2 1-4 1-7 0-11-9-18-21-18-22 0-34 27-34 30 0 2 2 2 3 2 3 0 3 0 4-3 5-11 15-24 27-24 4 0 6 4 6 10 0 2 0 5 0 6-6 25-13 50-19 75z">
              <text:p/>
            </draw:path>
            <draw:path draw:style-name="gr10" draw:text-style-name="P7" draw:layer="layout" svg:width="0.105cm" svg:height="0.504cm" svg:x="5.177cm" svg:y="19.219cm" svg:viewBox="0 0 106 505" svg:d="M106 253c0-81-18-167-73-230-4-5-15-16-22-21-1-2-2-2-5-2-4 0-6 0-6 3 0 1 1 2 2 3 9 9 24 25 42 56 30 54 42 124 42 191 0 121-34 196-85 248 0 0-1 1-1 2 0 2 2 2 6 2 3 0 4 0 6-2 26-22 57-62 76-121 13-39 18-84 18-129z">
              <text:p/>
            </draw:path>
            <draw:path draw:style-name="gr10" draw:text-style-name="P7" draw:layer="layout" svg:width="0.146cm" svg:height="0.177cm" svg:x="5.372cm" svg:y="19.418cm" svg:viewBox="0 0 147 178" svg:d="M22 158c-2 10-3 12-15 12-4 0-7 0-7 5 0 3 2 3 4 3 7 0 16 0 24 0 9 0 18 0 27 0 2 0 6 0 6-5 0-3-3-3-7-3-14 0-14-2-14-4 0-4 11-50 14-56 3 8 11 17 25 17 33 0 68-41 68-82 0-27-16-45-37-45-14 0-28 10-37 21-3-15-15-21-26-21-13 0-17 11-21 16-4 10-8 26-8 27 0 3 3 3 4 3 2 0 3 0 4-7 5-20 11-33 20-33 5 0 9 2 9 13 0 7-1 10-1 15-11 41-22 83-32 124zM71 36c3-7 10-15 15-19 10-9 18-11 23-11 11 0 18 10 18 27 0 16-9 49-14 59-10 20-23 29-34 29-18 0-22-23-22-25 0-1 0-1 1-5 4-18 9-37 13-55z">
              <text:p/>
            </draw:path>
            <draw:path draw:style-name="gr10" draw:text-style-name="P7" draw:layer="layout" svg:width="0.106cm" svg:height="0.504cm" svg:x="5.62cm" svg:y="19.219cm" svg:viewBox="0 0 107 505" svg:d="M94 502c1 1 3 2 4 3 2 0 4 0 6 0 1 0 3 0 3-2s-1-2-1-2c-10-11-25-26-43-57-30-55-41-123-41-191 0-125 35-198 84-248 1-1 1-1 1-2 0-3-2-3-5-3-4 0-4 0-7 2-27 24-57 62-76 122-13 37-19 82-19 129 0 66 12 141 57 207 7 11 12 15 17 22 4 4 8 8 9 11 4 3 8 6 11 9z">
              <text:p/>
            </draw:path>
            <draw:path draw:style-name="gr10" draw:text-style-name="P7" draw:layer="layout" svg:width="0.093cm" svg:height="0.025cm" svg:x="5.831cm" svg:y="19.28cm" svg:viewBox="0 0 94 26" svg:d="M94 4c-2-1-4-3-5-4-8 5-11 14-23 14-7 0-14-5-18-8-8-4-13-6-18-6-11 0-16 6-30 22 1 1 3 2 4 4 8-5 11-14 23-14 7 0 14 5 19 7 8 5 12 7 17 7 11 0 16-6 31-22z">
              <text:p/>
            </draw:path>
            <draw:path draw:style-name="gr10" draw:text-style-name="P7" draw:layer="layout" svg:width="0.156cm" svg:height="0.197cm" svg:x="5.751cm" svg:y="19.347cm" svg:viewBox="0 0 157 198" svg:d="M156 10c1-4 1-3 1-4 0-4-3-6-6-6-1 0-1 0-2 1-12 0-24 1-36 1-4 0-10 0-10 8 0 6 6 6 8 6 3 0 8 0 11 0-5 21-10 42-15 62-4-4-13-10-28-10-49 0-79 45-79 83 0 35 26 47 49 47 20 0 35-12 39-16 10 16 30 16 33 16 10 0 18-6 24-16 7-12 10-27 10-28 0-4-4-4-6-4-3 0-4 0-6 1-1 1-1 1-2 8-6 23-12 28-19 28-4 0-7-1-7-10 0-4 1-8 2-12 13-52 26-103 39-155zM86 169c-9 9-22 18-36 18-17 0-19-15-19-21 0-15 10-49 15-60 8-20 22-28 34-28 16 0 23 13 23 16 0 2 0 3-1 4-5 24-11 47-16 71z">
              <text:p/>
            </draw:path>
            <draw:path draw:style-name="gr10" draw:text-style-name="P7" draw:layer="layout" svg:width="0.085cm" svg:height="0.169cm" svg:x="5.909cm" svg:y="19.295cm" svg:viewBox="0 0 86 170" svg:d="M86 7c0-3-2-7-8-7-5 0-10 6-10 10s2 8 7 8c6 0 11-5 11-11zM45 140c-3 14-14 25-26 25-2 0-5 0-6-1 5-2 6-7 6-10 0-5-4-8-8-8-5 0-11 6-11 12 0 8 8 12 20 12s34-7 41-31c6-23 12-47 17-70 1-2 1-4 1-7 0-11-9-18-21-18-21 0-34 27-34 30 0 2 2 2 3 2 3 0 3 0 4-3 5-11 15-24 27-24 4 0 6 4 6 10 0 2 0 5 0 6-6 25-13 50-19 75z">
              <text:p/>
            </draw:path>
            <draw:path draw:style-name="gr10" draw:text-style-name="P7" draw:layer="layout" svg:width="0.106cm" svg:height="0.504cm" svg:x="6.038cm" svg:y="19.219cm" svg:viewBox="0 0 107 505" svg:d="M107 253c0-81-19-167-74-230-4-5-15-16-22-21-1-2-2-2-5-2-4 0-6 0-6 3 0 1 1 2 2 3 9 9 24 25 42 56 30 54 42 124 42 191 0 121-34 196-85 248 0 0-1 1-1 2 0 2 2 2 6 2 3 0 4 0 6-2 26-22 57-62 76-121 13-39 19-84 19-129z">
              <text:p/>
            </draw:path>
            <draw:path draw:style-name="gr10" draw:text-style-name="P7" draw:layer="layout" svg:width="0.145cm" svg:height="0.177cm" svg:x="6.234cm" svg:y="19.418cm" svg:viewBox="0 0 146 178" svg:d="M22 158c-3 10-4 12-16 12-4 0-6 0-6 5 0 3 1 3 3 3 8 0 16 0 24 0 9 0 19 0 27 0 2 0 6 0 6-5 0-3-3-3-7-3-14 0-14-2-14-4 0-4 12-50 14-56 4 8 11 17 25 17 33 0 68-41 68-82 0-27-16-45-37-45-14 0-27 10-37 21-2-15-14-21-25-21-13 0-18 11-21 16-5 10-8 26-8 27 0 3 2 3 3 3 2 0 3 0 5-7 4-20 10-33 20-33 5 0 8 2 8 13 0 7 0 10-1 15-11 41-21 83-31 124zM70 36c3-7 10-15 16-19 9-9 17-11 22-11 11 0 18 10 18 27 0 16-9 49-14 59-10 20-23 29-34 29-18 0-22-23-22-25 0-1 0-1 1-5 4-18 9-37 13-55z">
              <text:p/>
            </draw:path>
            <draw:path draw:style-name="gr10" draw:text-style-name="P7" draw:layer="layout" svg:width="0.072cm" svg:height="0.336cm" svg:x="6.474cm" svg:y="19.303cm" svg:viewBox="0 0 73 337" svg:d="M73 334c0-1 0-1-1-2-13-14-32-37-44-82-6-26-9-55-9-81 0-74 18-126 51-162 3-3 3-3 3-4 0-3-2-3-3-3-4 0-20 18-24 22-28 33-46 84-46 147 0 40 6 96 43 144 3 3 22 24 27 24 1 0 3 0 3-3z">
              <text:p/>
            </draw:path>
            <draw:path draw:style-name="gr10" draw:text-style-name="P7" draw:layer="layout" svg:width="0.158cm" svg:height="0.129cm" svg:x="6.571cm" svg:y="19.414cm" svg:viewBox="0 0 159 130" svg:d="M140 14c-10 4-15 13-15 20 0 6 5 13 13 13 11 0 21-9 21-22 0-15-15-25-33-25-16 0-26 12-29 18-7-12-23-18-39-18-36 0-55 35-55 44 0 4 4 4 7 4 4 0 5 0 7-4 8-26 28-34 40-34 10 0 15 5 15 15 0 5-4 21-6 30-4 13-7 26-10 39-4 17-14 25-24 25-1 0-7 0-13-4 10-2 15-12 15-19 0-6-4-13-14-13s-20 8-20 22c0 15 14 25 32 25 16 0 26-12 30-17 7 11 23 17 39 17 35 0 54-35 54-44 0-4-4-4-6-4-4 0-6 0-7 4-8 25-28 33-40 33-11 0-16-5-16-13 0-7 4-21 7-32 1-7 8-33 9-38 4-17 14-26 24-26 2 0 8 0 14 4z">
              <text:p/>
            </draw:path>
            <draw:path draw:style-name="gr10" draw:text-style-name="P7" draw:layer="layout" svg:width="0.085cm" svg:height="0.169cm" svg:x="6.745cm" svg:y="19.295cm" svg:viewBox="0 0 86 170" svg:d="M86 7c0-3-2-7-8-7-5 0-11 6-11 10s3 8 8 8c6 0 11-5 11-11zM45 140c-3 14-14 25-26 25-2 0-5 0-7-1 6-2 6-7 6-10 0-5-3-8-7-8-6 0-11 6-11 12 0 8 7 12 19 12s35-7 41-31c6-23 12-47 18-70 0-2 1-4 1-7 0-11-9-18-21-18-22 0-35 27-35 30 0 2 3 2 4 2 3 0 3 0 4-3 5-11 15-24 27-24 4 0 6 4 6 10 0 2 0 5-1 6-6 25-12 50-18 75z">
              <text:p/>
            </draw:path>
            <draw:path draw:style-name="gr10" draw:text-style-name="P7" draw:layer="layout" svg:width="0.011cm" svg:height="0.18cm" svg:x="6.904cm" svg:y="19.297cm" svg:viewBox="0 0 12 181" svg:d="M0 170c0 4 0 11 6 11s6-6 6-11c0-53 0-106 0-160 0-4 0-10-6-10s-6 6-6 10c0 54 0 107 0 160z">
              <text:p/>
            </draw:path>
            <draw:path draw:style-name="gr10" draw:text-style-name="P7" draw:layer="layout" svg:width="0.011cm" svg:height="0.18cm" svg:x="6.904cm" svg:y="19.466cm" svg:viewBox="0 0 12 181" svg:d="M0 170c0 4 0 11 6 11s6-7 6-11c0-53 0-106 0-160 0-4 0-10-6-10s-6 6-6 10c0 54 0 107 0 160z">
              <text:p/>
            </draw:path>
            <draw:path draw:style-name="gr10" draw:text-style-name="P7" draw:layer="layout" svg:width="0.13cm" svg:height="0.129cm" svg:x="6.97cm" svg:y="19.414cm" svg:viewBox="0 0 131 130" svg:d="M109 16c-15 5-15 18-15 19 0 4 2 13 13 13 12 0 20-10 20-22 0-15-14-26-39-26-56 0-88 44-88 81 0 25 16 49 60 49 7 0 26 0 43-7s28-18 28-21-5-8-7-8-2 1-4 4c-15 16-38 21-60 21-18 0-27-9-27-25 0-11 7-45 15-60 11-19 29-24 41-24 3 0 12 0 20 6z">
              <text:p/>
            </draw:path>
            <draw:path draw:style-name="gr10" draw:text-style-name="P7" draw:layer="layout" svg:width="0.097cm" svg:height="0.089cm" svg:x="7.112cm" svg:y="19.338cm" svg:viewBox="0 0 98 90" svg:d="M77 35c0-10 0-17-9-25-8-7-18-10-29-10-19 0-32 7-32 19 0 7 4 10 10 10 5 0 9-4 9-9 0-3-2-8-8-10 8-4 20-4 20-4 12 0 24 7 24 24 0 2 0 4 0 6-12 0-24 1-39 6-17 7-23 17-23 26 0 17 21 22 34 22 16 0 25-9 30-16 1 8 6 15 14 15 1 0 20 0 20-19 0-3 0-7 0-11-2 0-4 0-7 0 0 4 0 8 0 11 0 2 0 12-7 12s-7-10-7-12c0-12 0-23 0-35zM62 60c0 19-17 25-26 25-10 0-19-7-19-17s9-26 45-27c0 6 0 13 0 19z">
              <text:p/>
            </draw:path>
            <draw:path draw:style-name="gr10" draw:text-style-name="P7" draw:layer="layout" svg:width="0.033cm" svg:height="0.083cm" svg:x="7.251cm" svg:y="19.512cm" svg:viewBox="0 0 34 84" svg:d="M34 30c0-19-8-30-19-30-9 0-15 7-15 15 0 7 6 15 15 15 3 0 7-1 10-4 1 0 1 0 1 0 1 1 1 0 1 4 0 20-9 37-19 46-3 3-3 4-3 5 0 2 1 3 3 3s26-22 26-54z">
              <text:p/>
            </draw:path>
            <draw:path draw:style-name="gr10" draw:text-style-name="P7" draw:layer="layout" svg:width="0.129cm" svg:height="0.129cm" svg:x="7.366cm" svg:y="19.414cm" svg:viewBox="0 0 130 130" svg:d="M108 16c-15 5-15 18-15 19 0 4 2 13 13 13 12 0 21-10 21-22 0-15-14-26-39-26-57 0-88 44-88 81 0 25 15 49 59 49 7 0 27 0 44-7 16-7 27-18 27-21s-4-8-7-8c-1 0-2 1-4 4-15 16-37 21-59 21-18 0-28-9-28-25 0-11 7-45 16-60 11-19 28-24 40-24 4 0 13 0 20 6z">
              <text:p/>
            </draw:path>
            <draw:path draw:style-name="gr10" draw:text-style-name="P7" draw:layer="layout" svg:width="0.105cm" svg:height="0.137cm" svg:x="7.507cm" svg:y="19.289cm" svg:viewBox="0 0 106 138" svg:d="M30 0c-10 1-20 2-30 2 0 3 0 5 0 8 14 0 14 1 14 11 0 38 0 77 0 116 3 0 5 0 8 0 2-4 4-8 6-12 8 9 18 13 29 13 26 0 49-19 49-44 0-24-21-44-47-44-12 0-22 4-29 12 0-21 0-41 0-62zM30 71c6-9 16-16 28-16s19 7 23 13 6 13 6 26c0 4 0 20-8 28-8 9-17 12-23 12-16 0-24-13-26-17 0-15 0-31 0-46z">
              <text:p/>
            </draw:path>
            <draw:path draw:style-name="gr10" draw:text-style-name="P7" draw:layer="layout" svg:width="0.073cm" svg:height="0.336cm" svg:x="7.647cm" svg:y="19.303cm" svg:viewBox="0 0 74 337" svg:d="M74 169c0-40-8-96-44-144-4-3-21-25-27-25-1 0-3 1-3 3 0 1 1 2 2 3 13 15 32 37 43 82 6 26 9 54 9 81 0 28-3 57-10 85-10 39-27 61-42 77-2 2-1 2-2 3 0 3 2 3 3 3 5 0 20-17 23-21 29-34 48-84 48-147z">
              <text:p/>
            </draw:path>
            <draw:path draw:style-name="gr10" draw:text-style-name="P7" draw:layer="layout" svg:width="0.185cm" svg:height="0.065cm" svg:x="1.478cm" svg:y="20.455cm" svg:viewBox="0 0 186 66" svg:d="M177 11c5 0 9 0 9-5 0-6-4-6-8-6-57 0-113 0-169 0-4 0-9 0-9 6 0 5 5 5 9 5 56 0 112 0 168 0zM178 66c4 0 8 0 8-6s-4-6-9-6c-56 0-112 0-168 0-4 0-9 0-9 6s5 6 9 6c56 0 112 0 169 0z">
              <text:p/>
            </draw:path>
            <draw:path draw:style-name="gr10" draw:text-style-name="P7" draw:layer="layout" svg:width="0.145cm" svg:height="0.842cm" svg:x="1.825cm" svg:y="20.066cm" svg:viewBox="0 0 146 843" svg:d="M146 841c0-1 0-2-1-4-27-32-50-68-67-108-36-86-51-187-51-308 0-119 14-224 55-316 16-36 38-69 63-99 1-1 1-2 1-3 0-3-2-3-6-3s-5 0-6 1c-13 16-17 17-39 48-49 69-73 152-86 236-7 44-9 91-9 136 0 105 13 213 58 309 20 43 47 81 75 111 2 2 2 2 7 2 4 0 6 0 6-2z">
              <text:p/>
            </draw:path>
            <draw:path draw:style-name="gr10" draw:text-style-name="P7" draw:layer="layout" svg:width="0.119cm" svg:height="0.088cm" svg:x="1.991cm" svg:y="20.12cm" svg:viewBox="0 0 120 89" svg:d="M14 74c0 4-1 8-1 9 0 4 3 6 6 6s7-3 8-4c1-2 3-8 3-12 1-4 4-13 4-18 2-5 3-9 4-13 2-8 3-10 8-18 6-8 15-18 30-18 11 0 11 10 11 14 0 11-8 34-11 42-2 5-3 7-3 10 0 10 9 17 19 17 19 0 28-27 28-30 0-2-2-2-3-2-3 0-3 1-4 3-4 15-13 24-21 24-4 0-5-3-5-7 0-5 1-7 5-16 2-7 10-27 10-38 0-19-15-23-25-23-17 0-27 10-34 18-1-13-13-18-21-18s-12 6-16 11c-4 7-6 19-6 19 0 3 2 3 3 3 3 0 3 0 4-6 3-12 7-21 15-21 5 0 6 4 6 9 0 4-2 12-3 17s-3 14-4 18c-2 8-4 16-7 24z">
              <text:p/>
            </draw:path>
            <draw:path draw:style-name="gr10" draw:text-style-name="P7" draw:layer="layout" svg:width="0.133cm" svg:height="0.009cm" svg:x="2.141cm" svg:y="20.153cm" svg:viewBox="0 0 134 10" svg:d="M126 10c3 0 8 0 8-5s-5-5-8-5c-40 0-79 0-118 0-3 0-8 0-8 5s5 5 8 5c39 0 78 0 118 0z">
              <text:p/>
            </draw:path>
            <draw:path draw:style-name="gr10" draw:text-style-name="P7" draw:layer="layout" svg:width="0.071cm" svg:height="0.129cm" svg:x="2.317cm" svg:y="20.077cm" svg:viewBox="0 0 72 130" svg:d="M45 5c0-5-1-5-7-5-12 12-30 12-38 12 0 2 0 5 0 7 5 0 18 0 29-5 0 33 0 67 0 100 0 7 0 9-20 9-3 0-5 0-7 0 0 3 0 5 0 7 3 0 28 0 35 0 5 0 30 0 35 0 0-2 0-4 0-7-3 0-5 0-8 0-19 0-19-2-19-9 0-36 0-73 0-109z">
              <text:p/>
            </draw:path>
            <draw:path draw:style-name="gr10" draw:text-style-name="P7" draw:layer="layout" svg:width="0.326cm" svg:height="0.392cm" svg:x="2.031cm" svg:y="20.291cm" svg:viewBox="0 0 327 393" svg:d="M327 393c0-5 0-10 0-15-37 0-45-13-45-30 0-101 0-201 0-302 0-18 8-31 45-31 0-5 0-10 0-15-109 0-218 0-327 0 0 5 0 10 0 15 38 0 46 14 46 31 0 101 0 201 0 302 0 18-9 30-46 30 0 5 0 10 0 15 45 0 90 0 135 0 0-5 0-10 0-15-37 0-46-13-46-30 0-111 0-222 0-333 50 0 100 0 149 0 0 111 0 222 0 333 0 18-8 30-46 30 0 5 0 10 0 15 45 0 90 0 135 0z">
              <text:p/>
            </draw:path>
            <draw:path draw:style-name="gr10" draw:text-style-name="P7" draw:layer="layout" svg:width="0.058cm" svg:height="0.131cm" svg:x="2.022cm" svg:y="20.76cm" svg:viewBox="0 0 59 132" svg:d="M54 7c0-3-2-7-8-7-5 0-11 5-11 10 0 4 3 8 8 8 6 0 11-5 11-11zM14 107c0 3-2 5-2 8 0 10 8 17 19 17 19 0 28-27 28-30s-2-3-3-3c-2 0-2 2-3 4-5 15-14 23-21 23-4 0-6-2-6-6 0-5 2-9 4-13 2-5 4-10 6-16 2-5 9-22 10-25 0-1 1-4 1-6 0-9-8-17-19-17-19 0-28 27-28 31 0 2 2 2 3 2 3 0 3-1 3-3 6-17 15-24 22-24 3 0 5 1 5 7 0 4-2 7-7 19-4 11-8 22-12 32z">
              <text:p/>
            </draw:path>
            <draw:path draw:style-name="gr10" draw:text-style-name="P7" draw:layer="layout" svg:width="0.144cm" svg:height="0.052cm" svg:x="2.106cm" svg:y="20.814cm" svg:viewBox="0 0 145 53" svg:d="M138 10c2 0 7 0 7-5s-5-5-7-5c-44 0-87 0-131 0-2 0-7 0-7 5s4 5 7 5c44 0 87 0 131 0zM138 53c2 0 7 0 7-5s-5-5-7-5c-44 0-87 0-131 0-3 0-7 0-7 5s5 5 7 5c44 0 87 0 131 0z">
              <text:p/>
            </draw:path>
            <draw:path draw:style-name="gr10" draw:text-style-name="P7" draw:layer="layout" svg:width="0.09cm" svg:height="0.134cm" svg:x="2.275cm" svg:y="20.759cm" svg:viewBox="0 0 91 135" svg:d="M91 68c0-22-2-37-11-50-6-10-18-18-34-18-46 0-46 54-46 68s0 67 46 67c45 0 45-53 45-67zM46 130c-9 0-21-6-25-22-3-11-3-28-3-42 0-15 0-29 3-40 4-16 17-20 25-20 10 0 20 6 24 18 4 10 4 25 4 42 0 14 0 29-3 41-4 18-17 23-25 23z">
              <text:p/>
            </draw:path>
            <draw:path draw:style-name="gr10" draw:text-style-name="P7" draw:layer="layout" svg:width="0.145cm" svg:height="0.177cm" svg:x="2.446cm" svg:y="20.434cm" svg:viewBox="0 0 146 178" svg:d="M22 158c-3 10-4 12-16 12-3 0-6 0-6 5 0 3 2 3 3 3 8 0 16 0 24 0 10 0 19 0 28 0 2 0 5 0 5-5 0-3-2-3-6-3-15 0-15-2-15-4 0-4 12-50 14-56 4 8 12 17 26 17 32 0 67-41 67-82 0-27-16-45-36-45-15 0-28 10-37 21-3-15-15-21-26-21-13 0-18 11-21 16-4 10-8 26-8 27 0 3 2 2 3 3 3 0 3 0 5-7 4-20 10-33 20-33 5 0 9 2 9 13 0 7-1 10-2 15-11 41-21 83-31 124zM71 37c2-8 10-16 15-20 9-9 18-11 23-11 11 0 17 10 17 27 0 16-9 49-14 59-10 20-23 29-34 29-18 0-21-23-21-25 0-1 0-1 1-5 4-18 9-36 13-54z">
              <text:p/>
            </draw:path>
            <draw:path draw:style-name="gr10" draw:text-style-name="P7" draw:layer="layout" svg:width="0.065cm" svg:height="0.28cm" svg:x="2.671cm" svg:y="20.348cm" svg:viewBox="0 0 66 281" svg:d="M66 278c0-1 0-1-5-6-35-35-44-89-44-132 0-49 10-98 45-133 4-3 4-4 4-5s-2-2-4-2-28 19-44 54c-14 32-18 63-18 86 0 22 3 56 18 88 18 34 42 53 44 53s4-1 4-3z">
              <text:p/>
            </draw:path>
            <draw:path draw:style-name="gr10" draw:text-style-name="P7" draw:layer="layout" svg:width="0.13cm" svg:height="0.129cm" svg:x="2.765cm" svg:y="20.431cm" svg:viewBox="0 0 131 130" svg:d="M109 16c-15 5-15 18-15 19 0 4 2 13 13 13 12 0 21-10 21-22 0-15-15-26-40-26-56 0-88 44-88 81 0 25 16 49 60 49 7 0 26 0 43-7 17-6 28-18 28-21s-5-8-7-8-2 1-4 4c-15 16-38 21-59 21-19 0-28-9-28-25 0-11 7-44 15-60 11-19 29-24 41-24 3 0 13 0 20 6z">
              <text:p/>
            </draw:path>
            <draw:path draw:style-name="gr10" draw:text-style-name="P7" draw:layer="layout" svg:width="0.097cm" svg:height="0.089cm" svg:x="2.908cm" svg:y="20.354cm" svg:viewBox="0 0 98 90" svg:d="M77 35c0-10 0-17-9-25-8-7-18-10-29-10-19 0-32 7-32 19 0 7 4 10 10 10 5 0 9-4 9-9 0-3-2-8-7-10 7-4 19-4 19-4 12 0 24 7 24 24 0 2 0 4 0 6-12 0-24 1-39 6-17 7-23 17-23 26 0 17 21 22 34 22 16 0 25-8 30-16 1 8 6 15 15 15 7-6 19 0 19-19 0-3 0-7 0-11-2 0-4 0-6 0 0 4 0 8 0 11 0 2 0 12-8 12s-7-10-7-12c0-12 0-23 0-35zM62 60c0 19-17 25-26 25-10 0-19-7-19-17s9-26 45-27c0 6 0 13 0 19z">
              <text:p/>
            </draw:path>
            <draw:path draw:style-name="gr10" draw:text-style-name="P7" draw:layer="layout" svg:width="0.059cm" svg:height="0.132cm" svg:x="2.906cm" svg:y="20.497cm" svg:viewBox="0 0 60 133" svg:d="M54 7c0-3-2-7-8-7-4 0-10 5-10 11 0 3 2 7 8 7s10-5 10-11zM14 107c0 3-1 5-1 9 0 9 8 17 18 17 20 0 29-27 29-31 0-2-2-2-3-2-3 0-3 1-4 3-5 16-13 24-21 24-4 0-5-3-5-7 0-5 2-8 3-13 2-5 4-10 7-15 1-5 9-23 9-26 0-1 1-4 1-5 0-10-8-17-18-17-20 0-29 26-29 30 0 2 2 1 3 2 3 0 3-1 4-3 5-17 14-24 21-24 3 0 5 1 5 7 0 5-1 7-6 20-4 10-8 21-13 31z">
              <text:p/>
            </draw:path>
            <draw:path draw:style-name="gr10" draw:text-style-name="P7" draw:layer="layout" svg:width="0.065cm" svg:height="0.28cm" svg:x="3.039cm" svg:y="20.348cm" svg:viewBox="0 0 66 281" svg:d="M66 140c0-22-4-56-19-87-17-35-41-53-44-53-1 0-3 1-3 2s0 2 6 7c27 28 43 73 43 131 0 48-11 98-45 134-4 3-4 3-4 4 0 2 2 3 3 3 3 0 28-19 45-55 14-31 18-62 18-86z">
              <text:p/>
            </draw:path>
            <draw:path draw:style-name="gr10" draw:text-style-name="P7" draw:layer="layout" svg:width="0.146cm" svg:height="0.177cm" svg:x="3.17cm" svg:y="20.434cm" svg:viewBox="0 0 147 178" svg:d="M22 158c-2 10-3 12-16 12-3 0-6 0-6 5 0 3 2 3 4 3 7 0 16 0 23 0 10 0 19 0 28 0 2 0 5 0 5-5 0-3-2-3-6-3-15 0-15-2-15-4 0-4 12-50 15-56 3 8 11 17 25 17 33 0 68-41 68-82 0-27-16-45-37-45-15 0-28 10-37 21-3-15-15-21-26-21-13 0-18 11-21 16-4 10-8 26-8 27 0 3 3 3 4 3 2 0 3 0 4-7 5-20 11-33 20-33 5 0 9 2 9 13 0 7-1 10-1 15-11 41-22 83-32 124zM71 37c3-8 10-16 15-20 10-9 18-11 23-11 11 0 17 10 17 27 0 16-8 49-13 59-10 20-23 29-34 29-19 0-22-23-22-25 0-1 0-1 1-5 4-18 9-36 13-54z">
              <text:p/>
            </draw:path>
            <draw:path draw:style-name="gr10" draw:text-style-name="P7" draw:layer="layout" svg:width="0.073cm" svg:height="0.336cm" svg:x="3.41cm" svg:y="20.32cm" svg:viewBox="0 0 74 337" svg:d="M74 333c0 0-1-1-1-2-14-14-32-37-44-82-7-26-9-55-9-81 0-74 18-126 51-162 3-3 3-3 3-4 0-2-3-2-4-2-4 0-19 17-23 21-29 33-47 85-47 147 0 40 7 97 44 144 3 3 22 25 26 25 1 0 4 0 4-4z">
              <text:p/>
            </draw:path>
            <draw:path draw:style-name="gr10" draw:text-style-name="P7" draw:layer="layout" svg:width="0.13cm" svg:height="0.129cm" svg:x="3.509cm" svg:y="20.431cm" svg:viewBox="0 0 131 130" svg:d="M108 16c-14 5-15 18-15 19 0 4 3 13 14 13 12 0 20-10 20-22 0-15-14-26-39-26-56 0-88 44-88 81 0 25 16 49 60 49 7 0 26 0 43-7 17-6 28-18 28-21s-5-8-7-8-2 1-4 4c-15 16-38 21-60 21-18 0-27-9-27-25 0-11 7-44 15-60 11-19 29-24 41-24 3 0 12 0 19 6z">
              <text:p/>
            </draw:path>
            <draw:path draw:style-name="gr10" draw:text-style-name="P7" draw:layer="layout" svg:width="0.105cm" svg:height="0.138cm" svg:x="3.65cm" svg:y="20.305cm" svg:viewBox="0 0 106 139" svg:d="M30 0c-10 1-20 2-30 2 0 3 0 5 0 8 14 0 15 1 15 11 0 38 0 77 0 116 2 0 4 0 7 0 2-4 4-8 7-12 7 9 18 14 29 14 25 0 48-20 48-45 0-24-20-44-46-44-12 0-23 5-30 12 0-21 0-41 0-62zM30 71c6-9 17-15 28-15 12 0 20 6 24 12s6 13 6 26c0 4 0 20-8 28-8 9-18 12-23 12-16 0-24-13-27-17 0-15 0-31 0-46z">
              <text:p/>
            </draw:path>
            <draw:path draw:style-name="gr10" draw:text-style-name="P7" draw:layer="layout" svg:width="0.059cm" svg:height="0.132cm" svg:x="3.65cm" svg:y="20.497cm" svg:viewBox="0 0 60 133" svg:d="M54 7c0-3-2-7-8-7-4 0-10 5-10 11 0 3 2 7 7 7 7 0 11-5 11-11zM14 107c0 3-1 5-1 9 0 9 8 17 18 17 20 0 29-27 29-31 0-2-2-1-3-2-3 0-3 1-4 3-5 16-14 24-21 24-4 0-5-3-5-7 0-5 1-8 3-13s4-10 7-15c1-5 9-23 9-26 0-1 1-4 1-5 0-10-8-17-18-17-20 0-29 26-29 30 0 2 2 2 3 2 3 0 3-1 4-3 5-17 14-24 21-24 3 0 5 1 5 7 0 5-1 7-7 20-4 10-8 21-12 31z">
              <text:p/>
            </draw:path>
            <draw:path draw:style-name="gr10" draw:text-style-name="P7" draw:layer="layout" svg:width="0.072cm" svg:height="0.336cm" svg:x="3.792cm" svg:y="20.32cm" svg:viewBox="0 0 73 337" svg:d="M73 168c0-40-7-96-43-144-4-3-22-24-27-24-1 0-3 0-3 2 0 1 0 2 2 4 13 14 32 36 43 81 6 26 9 55 9 81 0 28-3 57-10 85-10 39-27 61-42 77-2 3-1 2-2 3 0 3 2 4 3 4 4 0 20-18 23-22 29-33 47-84 47-147z">
              <text:p/>
            </draw:path>
            <draw:path draw:style-name="gr10" draw:text-style-name="P7" draw:layer="layout" svg:width="0.145cm" svg:height="0.842cm" svg:x="3.917cm" svg:y="20.066cm" svg:viewBox="0 0 146 843" svg:d="M146 421c0-104-12-211-57-307-20-44-47-82-75-112-3-1-3-2-8-2-4 0-6 0-6 3 0 1 2 3 2 3 27 33 49 69 66 108 37 86 51 187 51 307s-13 225-55 317c-16 36-38 69-62 99-1 1-2 3-2 4 0 2 2 2 6 2s5 0 6-1c13-16 18-17 39-48 49-69 74-151 87-235 7-46 8-91 8-138z">
              <text:p/>
            </draw:path>
            <draw:path draw:style-name="gr10" draw:text-style-name="P7" draw:layer="layout" svg:width="0.09cm" svg:height="0.088cm" svg:x="4.187cm" svg:y="20.12cm" svg:viewBox="0 0 91 89" svg:d="M37 47c0-1 5-18 5-20 0-1 6-11 12-16 3-1 8-5 16-5 2 0 7 0 11 3-7 1-9 7-9 10 0 5 4 7 8 7s11-3 11-12-10-14-21-14c-10 0-19 5-28 14-3-12-15-14-20-14-7 0-12 5-15 10-5 8-7 20-7 20 0 3 2 3 3 3 3 0 3 0 4-6 3-12 7-21 15-21 5 0 6 4 6 9 0 4-2 12-3 17s-3 14-4 18c-2 8-4 16-7 24 0 4-1 8-1 9 0 4 3 6 6 6s7-2 9-6c0-1 2-9 3-14 2-7 4-15 6-22z">
              <text:p/>
            </draw:path>
            <draw:path draw:style-name="gr10" draw:text-style-name="P7" draw:layer="layout" svg:width="0.132cm" svg:height="0.009cm" svg:x="4.309cm" svg:y="20.153cm" svg:viewBox="0 0 133 10" svg:d="M125 10c3 0 8 0 8-5s-5-5-8-5c-39 0-78 0-117 0-3 0-8 0-8 5s4 5 8 5c39 0 78 0 117 0z">
              <text:p/>
            </draw:path>
            <draw:path draw:style-name="gr10" draw:text-style-name="P7" draw:layer="layout" svg:width="0.07cm" svg:height="0.129cm" svg:x="4.485cm" svg:y="20.077cm" svg:viewBox="0 0 71 130" svg:d="M44 5c0-5 0-5-6-5-12 12-30 12-38 12 0 2 0 5 0 7 5 0 18 0 28-5 0 33 0 67 0 100 0 7 0 9-19 9-3 0-6 0-8 0 0 3 0 5 0 7 4 0 28 0 35 0 6 0 31 0 35 0 0-2 0-4 0-7-2 0-5 0-7 0-20 0-20-2-20-9 0-36 0-73 0-109z">
              <text:p/>
            </draw:path>
            <draw:path draw:style-name="gr10" draw:text-style-name="P7" draw:layer="layout" svg:width="0.327cm" svg:height="0.392cm" svg:x="4.212cm" svg:y="20.291cm" svg:viewBox="0 0 328 393" svg:d="M328 393c0-5 0-10 0-15-38 0-46-13-46-30 0-101 0-201 0-302 0-18 8-31 46-31 0-5 0-10 0-15-109 0-219 0-328 0 0 5 0 10 0 15 38 0 46 14 46 31 0 101 0 201 0 302 0 18-8 30-46 30 0 5 0 10 0 15 45 0 90 0 135 0 0-5 0-10 0-15-37 0-45-13-45-30 0-111 0-222 0-333 49 0 99 0 148 0 0 111 0 222 0 333 0 18-8 30-45 30 0 5 0 10 0 15 45 0 90 0 135 0z">
              <text:p/>
            </draw:path>
            <draw:path draw:style-name="gr10" draw:text-style-name="P7" draw:layer="layout" svg:width="0.085cm" svg:height="0.169cm" svg:x="4.182cm" svg:y="20.76cm" svg:viewBox="0 0 86 170" svg:d="M86 7c0-3-2-7-8-7-5 0-11 6-11 10s3 8 8 8c6 0 11-5 11-11zM45 140c-4 14-15 25-26 25-2 0-5 0-7-1 5-2 6-7 6-10 0-5-3-8-7-8-6 0-11 6-11 12 0 8 7 12 19 12s35-7 41-31c6-23 12-47 18-70 0-3 1-4 1-7 0-11-9-19-21-19-22 0-35 28-35 31 0 2 3 2 4 2 2 0 3-1 3-3 6-12 16-24 28-24 4 0 6 3 6 9 0 3 0 5-1 7-6 25-12 50-18 75z">
              <text:p/>
            </draw:path>
            <draw:path draw:style-name="gr10" draw:text-style-name="P7" draw:layer="layout" svg:width="0.144cm" svg:height="0.052cm" svg:x="4.3cm" svg:y="20.814cm" svg:viewBox="0 0 145 53" svg:d="M137 10c3 0 8 0 8-5s-5-5-7-5c-44 0-87 0-131 0-3 0-7 0-7 5s4 5 7 5c43 0 87 0 130 0zM138 53c2 0 7 0 7-5s-5-5-8-5c-43 0-87 0-130 0-3 0-7 0-7 5s4 5 7 5c44 0 87 0 131 0z">
              <text:p/>
            </draw:path>
            <draw:path draw:style-name="gr10" draw:text-style-name="P7" draw:layer="layout" svg:width="0.09cm" svg:height="0.134cm" svg:x="4.469cm" svg:y="20.759cm" svg:viewBox="0 0 91 135" svg:d="M91 68c0-22-2-37-11-50-6-10-18-18-34-18-46 0-46 54-46 68s0 67 46 67c45 0 45-53 45-67zM46 130c-9 0-21-6-25-22-3-11-3-28-3-42 0-15 0-29 3-40 4-16 17-20 25-20 10 0 20 6 24 18 3 10 4 25 4 42 0 14 0 29-4 41-3 18-16 23-24 23z">
              <text:p/>
            </draw:path>
            <draw:path draw:style-name="gr10" draw:text-style-name="P7" draw:layer="layout" svg:width="0.146cm" svg:height="0.842cm" svg:x="4.688cm" svg:y="20.066cm" svg:viewBox="0 0 147 843" svg:d="M147 841c0-1 0-2-2-4-27-32-49-68-66-108-37-86-51-187-51-308 0-119 14-224 55-316 16-36 38-69 63-99 0-1 1-2 1-3 0-3-2-3-6-3s-5 0-6 1c-13 16-17 17-39 48-50 69-74 152-86 236-8 44-10 91-10 136 0 105 14 213 58 309 20 43 48 81 75 111 2 2 3 2 8 2 4 0 6 0 6-2z">
              <text:p/>
            </draw:path>
            <draw:path draw:style-name="gr10" draw:text-style-name="P7" draw:layer="layout" svg:width="0.146cm" svg:height="0.177cm" svg:x="4.836cm" svg:y="20.434cm" svg:viewBox="0 0 147 178" svg:d="M22 158c-2 10-3 12-15 12-4 0-7 0-7 5 0 3 2 3 4 3 8 0 16 0 24 0 9 0 18 0 27 0 2 0 6 0 6-5 0-3-3-3-7-3-14 0-14-2-14-4 0-4 11-50 14-56 3 8 11 17 25 17 33 0 68-41 68-82 0-27-16-45-37-45-14 0-28 10-37 21-3-15-15-21-25-21-14 0-18 11-21 16-5 10-9 26-9 27 0 3 3 3 4 3 2 0 3 0 4-7 5-20 11-33 20-33 5 0 9 2 9 13 0 7-1 10-1 15-11 41-21 83-32 124zM71 37c3-8 10-16 15-20 10-9 18-11 23-11 11 0 18 10 18 27 0 16-9 49-14 59-10 20-23 29-34 29-18 0-22-23-22-25 0-1 0-1 1-5 4-18 9-36 13-54z">
              <text:p/>
            </draw:path>
            <draw:path draw:style-name="gr10" draw:text-style-name="P7" draw:layer="layout" svg:width="0.065cm" svg:height="0.28cm" svg:x="5.014cm" svg:y="20.348cm" svg:viewBox="0 0 66 281" svg:d="M66 278c0-1 0-1-5-6-35-35-44-89-44-132 0-49 10-98 45-133 4-3 4-4 4-5s-2-2-4-2-28 19-44 54c-14 32-18 63-18 86 0 22 3 56 19 88 17 34 41 53 43 53s4-1 4-3z">
              <text:p/>
            </draw:path>
            <draw:path draw:style-name="gr10" draw:text-style-name="P7" draw:layer="layout" svg:width="0.093cm" svg:height="0.025cm" svg:x="5.169cm" svg:y="20.297cm" svg:viewBox="0 0 94 26" svg:d="M94 4c-2-1-4-3-5-4-8 5-11 14-23 14-7 0-14-5-19-8-7-4-13-6-17-6-11 0-16 6-30 22 1 1 3 2 4 4 8-5 11-13 23-13 7 0 14 4 19 6 7 5 12 7 17 7 11 0 16-6 31-22z">
              <text:p/>
            </draw:path>
            <draw:path draw:style-name="gr10" draw:text-style-name="P7" draw:layer="layout" svg:width="0.133cm" svg:height="0.197cm" svg:x="5.107cm" svg:y="20.363cm" svg:viewBox="0 0 134 198" svg:d="M134 3c-1-1 0-3-4-3s-31 2-36 3c-1 1-4 2-4 6 0 3 4 3 8 3 13 0 13 2 13 5 0 2 0 4-1 5-5 23-11 45-16 67-5-11-13-18-26-18-33 0-68 42-68 83 0 26 16 44 38 44 5 0 20 0 36-20 3 11 12 20 26 20 10 0 16-6 21-15 5-10 8-27 8-28 0-3-3-3-3-3-4 0-4 2-4 6-5 18-10 34-22 34-7 0-8-7-8-13s1-9 2-13c13-55 27-109 40-163zM75 162c-1 5-1 5-5 10-12 16-24 20-32 20-14 0-18-15-18-26 0-14 9-48 16-62 8-16 21-26 32-26 18 0 22 22 22 24s0 4 0 5c-5 18-10 36-15 55z">
              <text:p/>
            </draw:path>
            <draw:path draw:style-name="gr10" draw:text-style-name="P7" draw:layer="layout" svg:width="0.085cm" svg:height="0.17cm" svg:x="5.242cm" svg:y="20.293cm" svg:viewBox="0 0 86 171" svg:d="M86 8c0-4-2-8-8-8-5 0-10 6-10 11 0 3 2 7 7 7 6 0 11-4 11-10zM45 140c-3 14-14 26-26 26-2 0-5-1-7-2 6-2 7-7 7-10 0-4-4-7-8-7-5 0-11 5-11 11 0 8 8 13 19 13 12 0 35-7 42-31 6-24 12-47 17-70 1-3 1-4 1-8 0-11-9-18-21-18-22 0-34 27-34 30s2 3 3 3c3 0 3-1 4-4 5-11 15-23 27-23 4 0 6 3 6 9 0 3 0 5 0 6-6 25-13 50-19 75z">
              <text:p/>
            </draw:path>
            <draw:path draw:style-name="gr10" draw:text-style-name="P7" draw:layer="layout" svg:width="0.09cm" svg:height="0.133cm" svg:x="5.252cm" svg:y="20.503cm" svg:viewBox="0 0 91 134" svg:d="M91 67c0-21-2-37-11-50-6-10-18-17-34-17-46 0-46 53-46 67s0 67 46 67c45 0 45-52 45-67zM46 129c-9 0-21-6-25-22-3-11-3-28-3-42 0-15 0-29 3-40 4-15 17-20 25-20 10 0 20 7 24 18 3 11 4 25 4 42 0 14 0 29-4 41-3 19-16 23-24 23z">
              <text:p/>
            </draw:path>
            <draw:path draw:style-name="gr10" draw:text-style-name="P7" draw:layer="layout" svg:width="0.064cm" svg:height="0.28cm" svg:x="5.384cm" svg:y="20.348cm" svg:viewBox="0 0 65 281" svg:d="M65 140c0-22-3-56-19-87-16-35-40-53-44-53-1 0-2 1-2 2s0 2 5 7c28 28 44 73 44 131 0 48-11 98-46 134-3 3-3 3-3 4 0 2 1 3 2 3 4 0 28-19 45-55 15-31 18-62 18-86z">
              <text:p/>
            </draw:path>
            <draw:path draw:style-name="gr10" draw:text-style-name="P7" draw:layer="layout" svg:width="0.119cm" svg:height="0.088cm" svg:x="5.534cm" svg:y="20.12cm" svg:viewBox="0 0 120 89" svg:d="M14 74c0 4-1 8-1 9 0 4 3 6 6 6s7-3 8-4c1-2 3-8 3-12 1-4 4-13 4-18 2-5 3-9 4-13 2-8 3-10 8-18 6-8 15-18 30-18 11 0 11 10 11 14 0 11-8 34-11 42-2 5-3 7-3 10 0 10 9 17 18 17 20 0 29-27 29-30 0-2-2-2-3-2-3 0-3 1-4 3-4 15-13 24-21 24-4 0-5-3-5-7 0-5 1-7 5-16 2-7 10-27 10-38 0-19-15-23-25-23-17 0-27 10-34 18-1-13-13-18-21-18s-12 6-16 11c-4 7-6 19-6 19 0 3 2 3 3 3 3 0 3 0 4-6 3-12 7-21 15-21 5 0 6 4 6 9 0 4-2 12-3 17s-3 14-4 18c-2 8-4 16-7 24z">
              <text:p/>
            </draw:path>
            <draw:path draw:style-name="gr10" draw:text-style-name="P7" draw:layer="layout" svg:width="0.133cm" svg:height="0.009cm" svg:x="5.684cm" svg:y="20.153cm" svg:viewBox="0 0 134 10" svg:d="M126 10c3 0 8 0 8-5s-5-5-8-5c-40 0-79 0-118 0-3 0-8 0-8 5s5 5 8 5c39 0 78 0 118 0z">
              <text:p/>
            </draw:path>
            <draw:path draw:style-name="gr10" draw:text-style-name="P7" draw:layer="layout" svg:width="0.071cm" svg:height="0.129cm" svg:x="5.86cm" svg:y="20.077cm" svg:viewBox="0 0 72 130" svg:d="M45 5c0-5-1-5-7-5-12 12-30 12-38 12 0 2 0 5 0 7 5 0 18 0 29-5 0 33 0 67 0 100 0 7 0 9-20 9-3 0-5 0-7 0 0 3 0 5 0 7 3 0 28 0 35 0 5 0 30 0 35 0 0-2 0-4 0-7-3 0-5 0-8 0-19 0-19-2-19-9 0-36 0-73 0-109z">
              <text:p/>
            </draw:path>
            <draw:path draw:style-name="gr10" draw:text-style-name="P7" draw:layer="layout" svg:width="0.326cm" svg:height="0.392cm" svg:x="5.574cm" svg:y="20.291cm" svg:viewBox="0 0 327 393" svg:d="M327 393c0-5 0-10 0-15-37 0-45-13-45-30 0-101 0-201 0-302 0-18 8-31 45-31 0-5 0-10 0-15-109 0-218 0-327 0 0 5 0 10 0 15 38 0 46 14 46 31 0 101 0 201 0 302 0 18-9 30-46 30 0 5 0 10 0 15 45 0 90 0 135 0 0-5 0-10 0-15-37 0-46-13-46-30 0-111 0-222 0-333 50 0 100 0 149 0 0 111 0 222 0 333 0 18-8 30-46 30 0 5 0 10 0 15 45 0 90 0 135 0z">
              <text:p/>
            </draw:path>
            <draw:path draw:style-name="gr10" draw:text-style-name="P7" draw:layer="layout" svg:width="0.058cm" svg:height="0.131cm" svg:x="5.565cm" svg:y="20.76cm" svg:viewBox="0 0 59 132" svg:d="M54 7c0-3-2-7-8-7-5 0-11 5-11 10 0 4 3 8 8 8 6 0 11-5 11-11zM14 107c0 3-2 5-2 8 0 10 8 17 19 17 19 0 28-27 28-30s-2-3-3-3c-2 0-2 2-3 4-5 15-14 23-21 23-4 0-6-2-6-6 0-5 2-9 4-13 2-5 4-10 6-16 2-5 9-22 10-25 0-1 1-4 1-6 0-9-8-17-19-17-19 0-28 27-28 31 0 2 2 2 3 2 3 0 3-1 3-3 6-17 15-24 22-24 3 0 5 1 5 7 0 4-2 7-7 19-4 11-8 22-12 32z">
              <text:p/>
            </draw:path>
            <draw:path draw:style-name="gr10" draw:text-style-name="P7" draw:layer="layout" svg:width="0.144cm" svg:height="0.052cm" svg:x="5.649cm" svg:y="20.814cm" svg:viewBox="0 0 145 53" svg:d="M138 10c2 0 7 0 7-5s-5-5-7-5c-44 0-87 0-131 0-2 0-7 0-7 5s4 5 7 5c44 0 87 0 131 0zM138 53c2 0 7 0 7-5s-5-5-7-5c-44 0-87 0-131 0-3 0-7 0-7 5s5 5 7 5c44 0 87 0 131 0z">
              <text:p/>
            </draw:path>
            <draw:path draw:style-name="gr10" draw:text-style-name="P7" draw:layer="layout" svg:width="0.09cm" svg:height="0.134cm" svg:x="5.818cm" svg:y="20.759cm" svg:viewBox="0 0 91 135" svg:d="M91 68c0-22-2-37-11-50-6-10-18-18-34-18-46 0-46 54-46 68s0 67 46 67c45 0 45-53 45-67zM46 130c-9 0-21-6-25-22-3-11-3-28-3-42 0-15 0-29 3-40 4-16 17-20 25-20 10 0 20 6 24 18 4 10 4 25 4 42 0 14 0 29-3 41-4 18-17 23-25 23z">
              <text:p/>
            </draw:path>
            <draw:path draw:style-name="gr10" draw:text-style-name="P7" draw:layer="layout" svg:width="0.145cm" svg:height="0.177cm" svg:x="5.989cm" svg:y="20.434cm" svg:viewBox="0 0 146 178" svg:d="M22 158c-3 10-4 12-16 12-3 0-6 0-6 5 0 3 2 3 3 3 8 0 16 0 24 0 10 0 19 0 28 0 1 0 5 0 5-5 0-3-2-3-6-3-15 0-15-2-15-4 0-4 12-50 14-56 4 8 12 17 26 17 32 0 67-41 67-82 0-27-16-45-36-45-15 0-28 10-37 21-3-15-15-21-26-21-13 0-18 11-21 16-4 10-8 26-8 27 0 3 2 3 3 3 3 0 3 0 5-7 4-20 10-33 20-33 5 0 9 2 9 13 0 7-1 10-2 15-11 41-21 83-31 124zM71 37c2-8 10-16 15-20 9-9 18-11 22-11 12 0 18 10 18 27 0 16-9 49-14 59-10 20-23 29-34 29-18 0-22-23-22-25 0-1 0-1 2-5 4-18 9-36 13-54z">
              <text:p/>
            </draw:path>
            <draw:path draw:style-name="gr10" draw:text-style-name="P7" draw:layer="layout" svg:width="0.137cm" svg:height="0.673cm" svg:x="6.245cm" svg:y="20.151cm" svg:viewBox="0 0 138 674" svg:d="M138 671c0-1 0-2-1-2-11-11-29-30-48-60-46-72-66-164-66-272 0-75 10-173 56-257 23-40 46-63 58-75 1-1 1-2 1-3 0-2-2-2-6-2s-5 0-9 4c-94 86-123 214-123 333 0 110 25 221 96 305 6 7 17 19 28 28 3 4 4 4 8 4s6 0 6-3z">
              <text:p/>
            </draw:path>
            <draw:path draw:style-name="gr10" draw:text-style-name="P7" draw:layer="layout" svg:width="0.037cm" svg:height="0.28cm" svg:x="6.427cm" svg:y="20.348cm" svg:viewBox="0 0 38 281" svg:d="M38 281c0-4 0-8 0-11-9 0-18 0-27 0 0-87 0-173 0-259 9 0 18 0 27 0 0-4 0-7 0-11-12 0-25 0-38 0 0 94 0 187 0 281 13 0 26 0 38 0z">
              <text:p/>
            </draw:path>
            <draw:path draw:style-name="gr10" draw:text-style-name="P7" draw:layer="layout" svg:width="0.153cm" svg:height="0.183cm" svg:x="6.48cm" svg:y="20.431cm" svg:viewBox="0 0 154 184" svg:d="M154 22c0-6 0-6 0-7 0-6-4-13-12-13-15 0-19 14-20 21-3 10-5 20-8 30-3 13-8 35-12 46-1 7-10 13-11 14-3 1-9 6-19 6-16 0-17-13-17-20 0-17 9-39 17-59 3-8 4-10 4-14 0-16-17-26-32-26-30 0-44 38-44 44 0 4 4 4 6 4 4 0 6 0 8-3 8-31 24-35 28-35 2 0 5 0 5 6s-3 14-5 18c-11 28-16 44-16 59 0 32 28 37 44 37 7 0 16-1 27-9-8 35-29 53-48 53-4 0-12 0-18-4 10-4 14-11 14-19 0-10-8-13-14-13-10 0-20 9-20 22 0 14 15 24 38 24 32 0 69-22 78-56 9-35 18-71 27-106z">
              <text:p/>
            </draw:path>
            <draw:path draw:style-name="gr10" draw:text-style-name="P7" draw:layer="layout" svg:width="0.085cm" svg:height="0.169cm" svg:x="6.647cm" svg:y="20.312cm" svg:viewBox="0 0 86 170" svg:d="M86 7c0-3-2-7-8-7-5 0-10 6-10 11 0 3 2 7 7 7 6 0 11-4 11-11zM45 140c-3 14-14 25-26 25-2 0-5 0-6-1 5-2 6-7 6-10 0-5-4-8-8-8-5 0-11 6-11 12 0 8 8 12 20 12s34-7 41-31c6-23 12-47 17-70 1-2 1-4 1-7 0-11-9-18-21-18-21 0-34 27-34 30 0 2 2 2 3 2 3 0 3 0 4-3 5-11 15-23 27-23 4 0 6 3 6 9 0 2 0 5 0 6-6 25-13 50-19 75z">
              <text:p/>
            </draw:path>
            <draw:path draw:style-name="gr10" draw:text-style-name="P7" draw:layer="layout" svg:width="0.037cm" svg:height="0.28cm" svg:x="6.772cm" svg:y="20.348cm" svg:viewBox="0 0 38 281" svg:d="M38 0c-12 0-25 0-38 0 0 4 0 7 0 11 9 0 18 0 27 0 0 86 0 172 0 259-9 0-18 0-27 0 0 3 0 7 0 11 13 0 26 0 38 0 0-94 0-187 0-281z">
              <text:p/>
            </draw:path>
            <draw:path draw:style-name="gr10" draw:text-style-name="P7" draw:layer="layout" svg:width="0.058cm" svg:height="0.131cm" svg:x="6.854cm" svg:y="20.244cm" svg:viewBox="0 0 59 132" svg:d="M54 7c0-3-2-7-8-7-5 0-11 5-11 10 0 4 3 8 8 8 6 0 11-5 11-11zM14 107c0 3-2 5-2 8 0 10 8 17 19 17 19 0 28-27 28-30s-2-3-3-3c-2 0-3 2-4 3-4 16-13 24-21 24-4 0-5-2-5-6 0-5 2-9 4-13 2-5 4-10 6-16 2-5 9-22 10-25 0-1 1-4 1-6 0-9-8-17-19-17-19 0-28 27-28 31 0 2 2 2 3 2 3 0 3-1 3-3 6-17 14-24 21-24 3 0 6 1 6 7 0 4-2 7-7 19-4 11-8 22-12 32z">
              <text:p/>
            </draw:path>
            <draw:path draw:style-name="gr10" draw:text-style-name="P7" draw:layer="layout" svg:width="0.101cm" svg:height="0.086cm" svg:x="6.938cm" svg:y="20.287cm" svg:viewBox="0 0 102 87" svg:d="M35 6c0-1 1-2 1-3s0-3-3-3c-1 0-12 1-13 1-4 1-7 1-11 1-3 0-6 0-6 4s3 4 5 4c10 0 10 0 10 2s-1 6-2 8c-3 13-6 27-10 40-4 19-6 23-6 24 0 3 3 3 4 3s2 0 3 0c18-3 43-12 63-31 28-23 32-49 32-50 0-3-4-6-8-6-6 0-8 6-9 11-8 28-35 59-68 68 6-24 12-49 18-73z">
              <text:p/>
            </draw:path>
            <draw:path draw:style-name="gr10" draw:text-style-name="P7" draw:layer="layout" svg:width="0.144cm" svg:height="0.145cm" svg:x="7.063cm" svg:y="20.252cm" svg:viewBox="0 0 145 146" svg:d="M78 78c20 0 40 0 60 0 2 0 7 0 7-5s-5-5-7-5c-20 0-40 0-60 0 0-20 0-40 0-60 0-3 0-8-5-8s-5 5-5 8c0 20 0 40 0 60-20 0-41 0-61 0-2 0-7 0-7 5s5 5 7 5c20 0 41 0 61 0 0 20 0 40 0 60 0 3 0 8 4 8 6 0 6-5 6-8 0-20 0-40 0-60z">
              <text:p/>
            </draw:path>
            <draw:path draw:style-name="gr10" draw:text-style-name="P7" draw:layer="layout" svg:width="0.101cm" svg:height="0.086cm" svg:x="7.236cm" svg:y="20.287cm" svg:viewBox="0 0 102 87" svg:d="M35 6c0-1 1-2 1-3s0-3-3-3c-4 0-12 1-13 1-4 1-7 1-11 1-3 0-6 0-6 4s3 4 6 4c9 0 9 0 9 2s-1 6-2 8c-3 13-6 27-10 40-4 19-6 23-6 24 0 3 3 3 4 3s2 0 3 0c18-3 43-12 63-31 28-23 32-49 32-50 0-3-4-6-7-6-7 0-9 6-10 11-8 28-35 59-68 68 6-24 12-49 18-73z">
              <text:p/>
            </draw:path>
            <draw:path draw:style-name="gr10" draw:text-style-name="P7" draw:layer="layout" svg:width="0.133cm" svg:height="0.009cm" svg:x="7.369cm" svg:y="20.32cm" svg:viewBox="0 0 134 10" svg:d="M126 10c3 0 8 0 8-5s-5-5-8-5c-40 0-79 0-118 0-3 0-8 0-8 5s5 5 8 5c39 0 78 0 118 0z">
              <text:p/>
            </draw:path>
            <draw:path draw:style-name="gr10" draw:text-style-name="P7" draw:layer="layout" svg:width="0.071cm" svg:height="0.13cm" svg:x="7.545cm" svg:y="20.243cm" svg:viewBox="0 0 72 131" svg:d="M45 6c0-5-1-6-7-6-12 13-30 13-38 13 0 2 0 5 0 7 5 0 18 0 29-6 0 34 0 68 0 101 0 7 0 9-20 9-3 0-5 0-7 0 0 2 0 5 0 7 3-1 28-1 35-1 5 0 30 0 35 1 0-2 0-5 0-7-3 0-5 0-8 0-19 0-19-2-19-9 0-36 0-73 0-109z">
              <text:p/>
            </draw:path>
            <draw:path draw:style-name="gr10" draw:text-style-name="P7" draw:layer="layout" svg:width="0.144cm" svg:height="0.145cm" svg:x="7.65cm" svg:y="20.252cm" svg:viewBox="0 0 145 146" svg:d="M77 78c20 0 40 0 61 0 2 0 7 0 7-5s-5-5-7-5c-21 0-41 0-61 0 0-20 0-40 0-60 0-3 0-8-5-8s-5 5-5 8c0 20 0 40 0 60-20 0-40 0-60 0-2 0-7 0-7 5s4 5 7 5c20 0 40 0 60 0 0 20 0 40 0 60 0 3 0 8 5 8s5-5 5-8c0-20 0-40 0-60z">
              <text:p/>
            </draw:path>
            <draw:path draw:style-name="gr10" draw:text-style-name="P7" draw:layer="layout" svg:width="0.072cm" svg:height="0.019cm" svg:x="7.867cm" svg:y="20.189cm" svg:viewBox="0 0 73 20" svg:d="M69 0c-6 6-11 10-17 10s-11-4-13-4c-7-4-11-6-15-6-8 0-11 3-24 16 1 1 3 3 4 4 6-6 12-9 17-9s11 3 13 3c7 4 11 6 16 6 8 0 10-3 23-16-2-1-3-3-4-4z">
              <text:p/>
            </draw:path>
            <draw:path draw:style-name="gr10" draw:text-style-name="P7" draw:layer="layout" svg:width="0.101cm" svg:height="0.137cm" svg:x="7.82cm" svg:y="20.237cm" svg:viewBox="0 0 102 138" svg:d="M101 6c0-1 1-3 1-4 0 0-1-2-4-2-4 0-20 2-25 2-2 0-4 0-4 4s2 4 5 4c9 0 9 0 9 2s0 2-1 5c-3 15-7 30-11 45-4-7-10-12-20-12-25 0-51 28-51 56 0 19 13 32 30 32 11 0 20-5 28-13 4 12 15 13 20 13 8 0 12-4 16-10 4-7 4-13 7-19 0-3-3-3-3-3-4 0-4 0-5 6-3 10-6 21-15 21-4 0-6-4-6-10 0-3 1-5 2-8 9-36 18-73 27-109zM58 112c0 6-5 10-9 13-2 1-10 8-19 8-7 0-14-5-14-19 0-11 6-32 10-40 9-16 20-19 25-19 14 0 18 15 18 17 0 1-1 2-1 3-3 12-6 25-10 37z">
              <text:p/>
            </draw:path>
            <draw:path draw:style-name="gr10" draw:text-style-name="P7" draw:layer="layout" svg:width="0.065cm" svg:height="0.121cm" svg:x="7.931cm" svg:y="20.185cm" svg:viewBox="0 0 66 122" svg:d="M66 6c0-4-2-6-6-6s-8 4-8 8c0 3 2 6 6 6s8-4 8-8zM36 100c-2 10-12 18-20 18-2 0-4-1-6-1 4-3 5-6 5-7 0-3-1-7-6-7s-9 5-9 10 6 9 16 9 28-4 32-22c4-17 9-34 13-50 0-2 1-3 1-5 0-8-8-14-18-14-17 0-27 19-27 22 0 2 2 2 3 2 2 0 2-1 3-2 7-14 16-17 21-17 6 0 6 5 6 7 0 3 0 3-1 4-4 18-9 35-13 53z">
              <text:p/>
            </draw:path>
            <draw:path draw:style-name="gr10" draw:text-style-name="P7" draw:layer="layout" svg:width="0.048cm" svg:height="0.094cm" svg:x="7.939cm" svg:y="20.345cm" svg:viewBox="0 0 49 95" svg:d="M42 6c0-4-2-6-6-6s-8 3-8 8c0 4 3 6 6 6 4 0 8-4 8-8zM49 74c0-3-2-2-3-3-2 0-2 1-4 3-1 8-8 16-15 16-3 0-4-2-4-5s0-4 2-7c1-3 2-6 3-8 0-1 6-14 8-20 1-2 2-4 2-6 0-7-7-13-16-13-15 0-22 19-22 22 0 2 2 2 2 2 3 0 3-1 4-3 3-10 10-16 16-16 2 0 4 2 4 6 0 0 0 2-1 4-1 3-7 18-9 23-1 2-1 2-3 7-1 2-2 4-2 6 0 8 7 13 15 13 16 0 23-18 23-21z">
              <text:p/>
            </draw:path>
            <draw:path draw:style-name="gr10" draw:text-style-name="P7" draw:layer="layout" svg:width="0.117cm" svg:height="0.116cm" svg:x="8.014cm" svg:y="20.345cm" svg:viewBox="0 0 118 117" svg:d="M63 62c16 0 33 0 49 0 2 0 6 0 6-4s-4-4-6-4c-16 0-33 0-49 0 0-16 0-32 0-48 0-3 0-6-4-6s-4 3-4 6c0 16 0 32 0 48-16 0-33 0-49 0-2 0-6 0-6 4s4 4 6 4c16 0 33 0 49 0 0 17 0 33 0 49 0 2 0 6 4 6s4-4 4-6c0-16 0-32 0-49z">
              <text:p/>
            </draw:path>
            <draw:path draw:style-name="gr10" draw:text-style-name="P7" draw:layer="layout" svg:width="0.057cm" svg:height="0.093cm" svg:x="8.165cm" svg:y="20.345cm" svg:viewBox="0 0 58 94" svg:d="M36 4c0-4-1-4-5-4-10 9-25 9-29 9 0 0-1 0-2 0 0 2 0 4 0 6 1 0 2 0 2 0 4 0 12-1 21-4 0 24 0 47 0 71 0 4 0 5-15 5-2 0-5 0-7 0 0 2 0 4 0 7 8-1 21-1 29-1s20 0 28 1c0-3 0-5 0-7-3 0-5 0-8 0-14 0-14-1-14-5 0-26 0-52 0-78z">
              <text:p/>
            </draw:path>
            <draw:path draw:style-name="gr10" draw:text-style-name="P7" draw:layer="layout" svg:width="0.058cm" svg:height="0.132cm" svg:x="6.854cm" svg:y="20.565cm" svg:viewBox="0 0 59 133" svg:d="M54 8c0-3-2-8-8-8-5 0-11 6-11 11 0 3 3 7 8 7 6 0 11-5 11-10zM14 108c0 2-2 5-2 8 0 9 8 17 19 17 19 0 28-27 28-31 0-2-2-2-3-2-2 0-3 1-4 3-4 16-13 24-21 24-4 0-5-2-5-7 0-4 2-8 4-12 2-6 4-11 6-16s9-22 10-25c0-2 1-5 1-6 0-10-8-17-19-17-19 0-28 26-28 30 0 3 2 3 3 3 3 0 3-1 3-3 6-17 14-24 21-24 3 0 6 1 6 6s-2 8-7 20c-4 11-8 21-12 32z">
              <text:p/>
            </draw:path>
            <draw:path draw:style-name="gr10" draw:text-style-name="P7" draw:layer="layout" svg:width="0.101cm" svg:height="0.085cm" svg:x="6.938cm" svg:y="20.609cm" svg:viewBox="0 0 102 86" svg:d="M35 6c0-1 1-2 1-4-1 0 0-2-3-2-1 0-12 1-13 1-4 1-7 1-11 1-3 0-6 0-6 4 0 3 3 3 5 3 10 0 10 1 10 3s-1 6-2 8c-3 13-6 26-10 39-4 20-6 24-6 25 0 2 3 2 4 2s2 0 3 0c18-2 43-12 63-30 28-24 21-33 32-50 0-4-4-6-8-6-6 0-8 6-9 11-8 28-35 58-68 68 6-24 12-49 18-73z">
              <text:p/>
            </draw:path>
            <draw:path draw:style-name="gr10" draw:text-style-name="P7" draw:layer="layout" svg:width="0.144cm" svg:height="0.144cm" svg:x="7.063cm" svg:y="20.573cm" svg:viewBox="0 0 145 145" svg:d="M78 78c20 0 40 0 60 0 2 0 7 0 7-5s-5-5-7-5c-20 0-40 0-60 0 0-20 0-41 0-61 0-2 0-7-5-7s-5 5-5 7c0 20 0 41 0 61-20 0-41 0-61 0-2 0-7 0-7 5s5 5 7 5c20 0 41 0 61 0 0 20 0 40 0 60 0 3 0 7 4 7 6 0 6-4 6-7 0-20 0-40 0-60z">
              <text:p/>
            </draw:path>
            <draw:path draw:style-name="gr10" draw:text-style-name="P7" draw:layer="layout" svg:width="0.071cm" svg:height="0.019cm" svg:x="7.281cm" svg:y="20.511cm" svg:viewBox="0 0 72 20" svg:d="M68 0c-6 6-11 9-17 9-5 0-11-3-13-4-7-3-11-5-15-5-8 0-11 3-23 16 1 1 2 3 3 4 7-6 12-10 18-10 5 0 10 4 12 4 7 4 11 6 16 6 8 0 11-3 23-16-1-1-3-3-4-4z">
              <text:p/>
            </draw:path>
            <draw:path draw:style-name="gr10" draw:text-style-name="P7" draw:layer="layout" svg:width="0.101cm" svg:height="0.137cm" svg:x="7.234cm" svg:y="20.559cm" svg:viewBox="0 0 102 138" svg:d="M101 6c0-1 0-3 1-4 0 0-1-2-4-2-4 0-20 2-25 2-1 0-4 0-4 4 0 3 3 3 5 3 9 0 9 1 9 3s0 2-1 4c-3 15-7 30-11 45-4-7-10-11-20-11-25 0-51 28-51 56 0 19 13 32 30 32 11 0 20-6 28-13 4 11 15 13 20 13 8 0 12-4 16-10 4-8 7-19 7-20 0-2-3-2-3-2-3 0-4 0-4 6-3 9-7 21-15 21-5 0-6-4-6-10 0-4 0-5 1-8 9-36 18-73 27-109zM59 112c-1 6-6 9-10 13-2 1-10 8-19 8-7 0-14-5-14-19 0-11 6-32 10-40 10-16 20-19 25-19 14 0 18 15 18 17 0 1-1 2-1 3-3 12-6 25-9 37z">
              <text:p/>
            </draw:path>
            <draw:path draw:style-name="gr10" draw:text-style-name="P7" draw:layer="layout" svg:width="0.065cm" svg:height="0.122cm" svg:x="7.344cm" svg:y="20.506cm" svg:viewBox="0 0 66 123" svg:d="M66 6c0-3-2-6-5-6-5 0-9 5-9 9 0 3 2 5 6 5s8-4 8-8zM36 100c-2 11-11 18-20 18-2 0-4 0-5 0 3-3 4-6 4-8 0-3-1-6-6-6s-9 5-9 9c0 6 6 10 16 10s28-5 32-22 9-34 13-51c1-1 1-3 1-4 0-8-8-14-18-14-17 0-27 19-27 22 0 2 2 2 3 2 2 0 2-1 3-2 7-14 16-17 21-17 6 0 6 5 6 7s0 2 0 4c-5 17-9 35-14 52z">
              <text:p/>
            </draw:path>
            <draw:path draw:style-name="gr10" draw:text-style-name="P7" draw:layer="layout" svg:width="0.049cm" svg:height="0.094cm" svg:x="7.352cm" svg:y="20.665cm" svg:viewBox="0 0 50 95" svg:d="M42 6c0-3-2-6-5-6-4 0-9 4-9 9 0 4 3 5 6 5 4 0 8-4 8-8zM50 74c0-2-3-2-4-2-2 0-2 0-3 3-2 7-9 16-16 16-3 0-4-2-4-5 0-4 1-5 2-8s2-5 3-8c0 0 6-14 8-19 1-2 2-5 2-7 0-6-7-12-16-12-14 0-22 18-22 22 0 2 2 1 2 2 3 0 4-1 4-3 3-10 10-16 16-16 3 0 4 1 4 5 0 2 0 3 0 5-2 3-8 18-10 23-1 2-1 2-3 7-1 2-2 4-2 6 0 7 7 12 15 12 16 0 24-17 24-21z">
              <text:p/>
            </draw:path>
            <draw:path draw:style-name="gr10" draw:text-style-name="P7" draw:layer="layout" svg:width="0.011cm" svg:height="0.18cm" svg:x="8.31cm" svg:y="20.145cm" svg:viewBox="0 0 12 181" svg:d="M0 170c0 5 0 11 6 11s6-6 6-11c0-53 0-106 0-160 0-4 0-10-6-10s-6 6-6 10c0 54 0 107 0 160z">
              <text:p/>
            </draw:path>
            <draw:path draw:style-name="gr10" draw:text-style-name="P7" draw:layer="layout" svg:width="0.011cm" svg:height="0.18cm" svg:x="8.31cm" svg:y="20.313cm" svg:viewBox="0 0 12 181" svg:d="M0 170c0 4 0 11 6 11s6-6 6-11c0-53 0-106 0-160 0-4 0-10-6-10s-6 6-6 10c0 54 0 107 0 160z">
              <text:p/>
            </draw:path>
            <draw:path draw:style-name="gr10" draw:text-style-name="P7" draw:layer="layout" svg:width="0.011cm" svg:height="0.18cm" svg:x="8.31cm" svg:y="20.482cm" svg:viewBox="0 0 12 181" svg:d="M0 170c0 4 0 11 6 11s6-6 6-11c0-53 0-106 0-160 0-4 0-10-6-10s-6 6-6 10c0 54 0 107 0 160z">
              <text:p/>
            </draw:path>
            <draw:path draw:style-name="gr10" draw:text-style-name="P7" draw:layer="layout" svg:width="0.011cm" svg:height="0.179cm" svg:x="8.31cm" svg:y="20.651cm" svg:viewBox="0 0 12 180" svg:d="M0 170c0 4 0 10 6 10s6-6 6-10c0-54 0-107 0-160 0-4 0-10-6-10s-6 6-6 10c0 53 0 106 0 160z">
              <text:p/>
            </draw:path>
            <draw:path draw:style-name="gr10" draw:text-style-name="P7" draw:layer="layout" svg:width="0.139cm" svg:height="0.126cm" svg:x="8.371cm" svg:y="20.434cm" svg:viewBox="0 0 140 127" svg:d="M86 39c1-7 8-33 28-33 1 0 8 0 14 4-8 1-14 8-14 15 0 5 4 9 11 9 6 0 15-4 15-16 0-14-17-18-26-18-16 0-26 15-30 22-6-20-22-22-30-22-29 0-45 36-45 43 0 3 2 3 3 3 2 0 3 0 4-3 10-30 28-37 38-37 4 0 15 3 15 19 0 9-5 28-15 67-5 18-15 29-28 29-1 0-8 0-13-3 7-2 13-8 13-16s-6-10-11-10c-8 0-15 8-15 17 0 13 14 18 26 18 19 0 29-20 30-21 3 10 14 21 30 21 29 0 45-36 45-43 0-3-2-3-3-3-2 0-3 1-4 3-9 30-28 37-37 37-11 0-16-9-16-19 0-6 2-12 5-24 3-13 6-26 10-39z">
              <text:p/>
            </draw:path>
            <draw:path draw:style-name="gr10" draw:text-style-name="P7" draw:layer="layout" svg:width="0.085cm" svg:height="0.17cm" svg:x="8.523cm" svg:y="20.293cm" svg:viewBox="0 0 86 171" svg:d="M86 8c0-4-3-8-8-8s-11 6-11 11c0 3 3 7 8 7 6 0 11-4 11-10zM45 140c-4 14-15 26-26 26-2 0-5-1-7-2 5-2 6-7 6-10 0-4-3-7-7-7-6 0-11 5-11 11 0 8 7 13 19 13s35-7 41-31 12-47 18-70c0-3 1-4 1-8 0-11-9-18-21-18-22 0-35 27-35 30s2 2 3 3c3 0 4-1 4-4 5-11 16-23 27-23 5 0 7 3 7 9 0 3-1 5-1 6-6 25-12 50-18 75z">
              <text:p/>
            </draw:path>
            <draw:path draw:style-name="gr10" draw:text-style-name="P7" draw:layer="layout" svg:width="0.059cm" svg:height="0.132cm" svg:x="8.532cm" svg:y="20.506cm" svg:viewBox="0 0 60 133" svg:d="M54 7c0-3-2-7-7-7s-11 5-11 11c0 3 2 7 8 7s10-5 10-11zM14 107c0 3-1 6-1 9 0 9 8 17 18 17 20 0 29-27 29-31 0-2-2-2-3-2-3 0-3 1-4 3-5 16-13 24-21 24-4 0-5-2-5-7s2-8 3-13c2-5 4-10 7-15 1-5 9-23 9-26 1-1 1-4 1-5 0-10-8-17-18-17-19 0-29 26-29 30 0 3 2 2 3 3 3 0 3-2 4-3 5-18 14-24 21-24 3 0 5 1 5 6s-1 8-6 20c-4 10-8 21-13 31z">
              <text:p/>
            </draw:path>
            <draw:path draw:style-name="gr10" draw:text-style-name="P7" draw:layer="layout" svg:width="0.032cm" svg:height="0.083cm" svg:x="8.666cm" svg:y="20.529cm" svg:viewBox="0 0 33 84" svg:d="M33 30c0-19-7-30-18-30-9 0-15 7-15 15 0 7 6 15 15 15 3 0 7-1 10-4 1 0 1 0 1 0 0 1 0 0 0 4 0 20-9 37-19 47-2 2-2 3-2 4 0 2 1 3 2 3 3 0 26-22 26-54z">
              <text:p/>
            </draw:path>
            <draw:path draw:style-name="gr10" draw:text-style-name="P7" draw:layer="layout" svg:width="0.093cm" svg:height="0.025cm" svg:x="8.839cm" svg:y="20.297cm" svg:viewBox="0 0 94 26" svg:d="M94 4c-2-1-3-3-4-4-8 5-12 14-24 14-6 0-13-5-18-8-7-4-13-6-18-6-10 0-16 6-30 22 2 1 3 2 5 4 8-5 10-13 23-13 6 0 14 4 18 6 8 5 12 7 17 7 11 0 16-6 31-22z">
              <text:p/>
            </draw:path>
            <draw:path draw:style-name="gr10" draw:text-style-name="P7" draw:layer="layout" svg:width="0.133cm" svg:height="0.197cm" svg:x="8.778cm" svg:y="20.363cm" svg:viewBox="0 0 134 198" svg:d="M134 3c-1-1 0-3-4-3s-31 2-36 3c-2 1-4 2-4 6 0 3 3 3 8 3 12 0 13 2 13 5 0 2 0 4-1 5-5 23-11 45-16 67-5-11-13-18-26-18-33 0-68 42-68 83 0 26 15 44 38 44 5 0 19 0 36-20 2 11 12 20 25 20 11 0 17-6 21-15 5-10 9-27 9-28 0-3-3-3-3-3-4 0-4 2-4 6-5 18-10 34-22 34-7 0-8-7-8-13s0-9 2-13c13-55 26-109 40-163zM75 162c-1 5-1 5-5 10-12 16-24 20-32 20-14 0-18-15-18-26 0-14 9-48 15-62 9-16 22-26 33-26 18 0 22 22 22 24s0 4 0 5c-5 18-10 36-15 55z">
              <text:p/>
            </draw:path>
            <draw:path draw:style-name="gr10" draw:text-style-name="P7" draw:layer="layout" svg:width="0.085cm" svg:height="0.17cm" svg:x="8.913cm" svg:y="20.293cm" svg:viewBox="0 0 86 171" svg:d="M86 8c0-4-2-8-8-8-5 0-11 6-11 11 0 3 3 7 8 7 6 0 11-4 11-10zM45 140c-3 14-15 26-26 26-2 0-5-1-7-2 6-2 6-7 6-10 0-4-3-7-7-7-6 0-11 5-11 11 0 8 7 13 19 13s35-7 41-31 12-47 18-70c0-3 1-4 1-8 0-11-9-18-21-18-22 0-35 27-35 30s3 3 4 3c3 0 3-1 3-4 6-11 16-23 28-23 4 0 6 3 6 9 0 3 0 5-1 6-6 25-12 50-18 75z">
              <text:p/>
            </draw:path>
            <draw:path draw:style-name="gr10" draw:text-style-name="P7" draw:layer="layout" svg:width="0.059cm" svg:height="0.132cm" svg:x="8.922cm" svg:y="20.506cm" svg:viewBox="0 0 60 133" svg:d="M55 7c0-3-2-7-8-7-5 0-11 5-11 11 0 3 2 7 8 7s11-5 11-11zM14 107c0 3-1 6-1 9 0 9 8 17 19 17 19 0 28-27 28-31 0-2-2-2-3-2-3 0-3 1-4 3-4 16-13 24-21 24-4 0-5-2-5-7s2-8 3-13c3-5 4-10 7-15 1-5 9-23 9-26 1-1 1-4 1-5 0-10-7-17-18-17-19 0-29 26-29 30 0 3 3 3 4 3 2 0 2-2 3-3 5-18 14-24 21-24 3 0 6 1 6 6s-2 8-7 20c-4 10-8 21-13 31z">
              <text:p/>
            </draw:path>
            <draw:path draw:style-name="gr10" draw:text-style-name="P7" draw:layer="layout" svg:width="0.032cm" svg:height="0.083cm" svg:x="9.055cm" svg:y="20.529cm" svg:viewBox="0 0 33 84" svg:d="M33 30c0-19-7-30-18-30-9 0-15 7-15 15 0 7 6 15 15 15 3 0 7-1 10-4 1 0 1 0 1 0 1 1 1 0 1 4 0 20-10 37-19 47-3 2-3 3-3 4 0 2 1 3 2 3 3 0 26-22 26-54z">
              <text:p/>
            </draw:path>
            <draw:path draw:style-name="gr10" draw:text-style-name="P7" draw:layer="layout" svg:width="0.093cm" svg:height="0.025cm" svg:x="9.229cm" svg:y="20.297cm" svg:viewBox="0 0 94 26" svg:d="M94 4c-1-1-3-3-4-4-8 5-11 14-24 14-6 0-13-5-18-8-7-4-13-6-18-6-10 0-16 6-30 22 2 1 3 2 5 4 8-5 10-13 23-13 6 0 14 4 18 6 8 5 13 7 18 7 10 0 16-6 30-22z">
              <text:p/>
            </draw:path>
            <draw:path draw:style-name="gr10" draw:text-style-name="P7" draw:layer="layout" svg:width="0.133cm" svg:height="0.197cm" svg:x="9.167cm" svg:y="20.363cm" svg:viewBox="0 0 134 198" svg:d="M134 3c-1-1 0-3-4-3s-31 2-36 3c-2 1-4 2-4 6 0 3 4 3 8 3 13 0 13 2 13 5 0 2 0 4-1 5-5 23-11 45-16 67-5-11-13-18-26-18-33 0-68 42-68 83 0 26 16 44 38 44 5 0 20 0 36-20 2 11 12 20 26 20 10 0 16-6 21-15 5-10 8-27 8-28 0-3-3-3-3-3-4 0-4 2-4 6-5 18-10 34-22 34-7 0-8-7-8-13s0-9 2-13c13-55 26-109 40-163zM75 162c-1 5-1 5-5 10-12 16-24 20-32 20-14 0-18-15-18-26 0-14 9-48 15-62 9-16 22-26 33-26 18 0 22 22 22 24s0 4 0 5c-5 18-10 36-15 55z">
              <text:p/>
            </draw:path>
            <draw:path draw:style-name="gr10" draw:text-style-name="P7" draw:layer="layout" svg:width="0.085cm" svg:height="0.17cm" svg:x="9.302cm" svg:y="20.293cm" svg:viewBox="0 0 86 171" svg:d="M86 8c0-4-2-8-8-8-5 0-11 6-11 11 0 3 3 7 8 7 6 0 11-4 11-10zM45 140c-3 14-14 26-26 26-2 0-5-1-7-2 6-2 7-7 7-10 0-4-4-7-8-7-6 0-11 5-11 11 0 8 8 13 19 13 12 0 35-7 42-31 6-24 12-47 17-70 0-3 1-4 1-8 0-11-9-18-21-18-22 0-34 27-34 30s2 3 3 3c3 0 3-1 4-4 5-11 15-23 27-23 4 0 6 3 6 9 0 3 0 5 0 6-6 25-13 50-19 75z">
              <text:p/>
            </draw:path>
            <draw:path draw:style-name="gr10" draw:text-style-name="P7" draw:layer="layout" svg:width="0.058cm" svg:height="0.132cm" svg:x="9.312cm" svg:y="20.506cm" svg:viewBox="0 0 59 133" svg:d="M54 7c0-3-2-7-8-7-5 0-11 5-11 11 0 3 3 7 8 7 6 0 11-5 11-11zM14 107c0 3-2 6-2 9 0 9 8 17 19 17 19 0 28-27 28-31 0-2-2-2-3-2-2 0-2 1-3 3-5 16-14 24-22 24-3 0-5-2-5-7s2-8 4-13 4-10 6-15 9-23 10-26c0-1 1-4 1-5 0-10-8-17-19-17-19 0-28 26-28 30 0 3 2 3 3 3 3 0 3-2 3-3 6-18 14-24 22-24 2 0 5 1 5 6s-2 8-7 20c-4 10-8 21-12 31z">
              <text:p/>
            </draw:path>
            <draw:path draw:style-name="gr10" draw:text-style-name="P7" draw:layer="layout" svg:width="0.144cm" svg:height="0.144cm" svg:x="9.396cm" svg:y="20.515cm" svg:viewBox="0 0 145 145" svg:d="M77 78c20 0 40 0 61 0 2 0 7 0 7-5s-5-5-7-5c-21 0-41 0-61 0 0-20 0-41 0-61 0-2 0-7-5-7s-5 5-5 7c0 20 0 41 0 61-20 0-40 0-60 0-2 0-7 0-7 4 0 6 4 6 7 6 20 0 40 0 60 0 0 20 0 40 0 60 0 2 0 7 5 7s5-4 5-7c0-20 0-40 0-60z">
              <text:p/>
            </draw:path>
            <draw:path draw:style-name="gr10" draw:text-style-name="P7" draw:layer="layout" svg:width="0.071cm" svg:height="0.129cm" svg:x="9.576cm" svg:y="20.506cm" svg:viewBox="0 0 72 130" svg:d="M45 6c0-6-1-6-7-6-12 12-30 13-38 13 0 2 0 4 0 6 5 0 18 0 29-5 0 34 0 67 0 100 0 7 0 9-20 9-3 0-5 0-7 0 0 3 0 5 0 7 3 0 27 0 35 0 5 0 30 0 35 0 0-2 0-4 0-7-3 0-5 0-8 0-19 0-19-2-19-9 0-36 0-72 0-108z">
              <text:p/>
            </draw:path>
            <draw:path draw:style-name="gr10" draw:text-style-name="P7" draw:layer="layout" svg:width="0.032cm" svg:height="0.083cm" svg:x="9.705cm" svg:y="20.529cm" svg:viewBox="0 0 33 84" svg:d="M33 30c0-19-7-30-18-30-9 0-15 7-15 15 0 7 6 15 15 15 3 0 7-1 10-4 1 0 1 0 1 0 1 1 1 0 1 4 0 20-10 37-19 47-3 2-3 3-3 4 0 2 1 3 2 3 3 0 26-22 26-54z">
              <text:p/>
            </draw:path>
            <draw:path draw:style-name="gr10" draw:text-style-name="P7" draw:layer="layout" svg:width="0.137cm" svg:height="0.673cm" svg:x="9.815cm" svg:y="20.151cm" svg:viewBox="0 0 138 674" svg:d="M138 337c0-111-24-222-96-306-6-6-16-17-28-28-4-3-4-3-8-3-3 0-6 0-6 2s2 3 2 4c10 9 28 28 48 59 44 72 65 164 65 272 0 76-10 172-56 256-22 40-45 64-57 76-1 0-2 1-2 2 0 3 3 3 6 3 4 0 4 0 9-5 94-85 123-214 123-332z">
              <text:p/>
            </draw:path>
            <draw:path draw:style-name="gr10" draw:text-style-name="P7" draw:layer="layout" svg:width="0.146cm" svg:height="0.177cm" svg:x="10.05cm" svg:y="20.434cm" svg:viewBox="0 0 147 178" svg:d="M22 158c-3 10-3 12-16 12-3 0-6 0-6 5 0 3 2 3 4 3 7 0 15 0 23 0 10 0 19 0 28 0 2 0 5 0 5-5 0-3-2-3-6-3-15 0-15-2-15-4 0-4 12-50 15-56 3 8 11 17 25 17 33 0 68-41 68-82 0-27-16-45-37-45-15 0-28 10-37 21-3-15-15-21-26-21-13 0-18 11-21 16-4 10-8 26-8 27 0 3 2 2 3 3 3 0 3 0 5-7 4-20 10-33 20-33 5 0 9 2 9 13 0 7-1 10-1 15-11 41-22 83-32 124zM71 37c3-8 10-16 15-20 10-9 18-11 23-11 11 0 17 10 17 27 0 16-8 49-14 59-10 20-22 29-33 29-19 0-22-23-22-25 0-1 0-1 1-5 4-18 9-36 13-54z">
              <text:p/>
            </draw:path>
            <draw:path draw:style-name="gr10" draw:text-style-name="P7" draw:layer="layout" svg:width="0.106cm" svg:height="0.504cm" svg:x="10.298cm" svg:y="20.235cm" svg:viewBox="0 0 107 505" svg:d="M94 502c0 1 3 2 4 3 2 0 4 0 6 0 1 0 3 0 3-2s-1-2-1-2c-10-11-25-26-43-57-30-55-41-123-41-191 0-125 35-198 84-248 1-1 1-1 1-2 0-3-2-3-5-3-4 0-4 0-8 2-26 24-56 63-76 122-12 37-18 82-18 129 0 66 12 141 56 207 8 11 12 15 18 22 3 4 7 8 9 11 4 3 8 6 11 9z">
              <text:p/>
            </draw:path>
            <draw:path draw:style-name="gr10" draw:text-style-name="P7" draw:layer="layout" svg:width="0.093cm" svg:height="0.025cm" svg:x="10.489cm" svg:y="20.297cm" svg:viewBox="0 0 94 26" svg:d="M94 4c-2-1-4-3-5-4-8 5-11 14-23 14-6 0-13-5-18-8-8-4-13-6-18-6-10 0-16 6-30 22 2 1 3 2 5 4 7-5 10-13 22-13 7 0 14 4 19 6 8 5 12 7 17 7 11 0 16-6 31-22z">
              <text:p/>
            </draw:path>
            <draw:path draw:style-name="gr10" draw:text-style-name="P7" draw:layer="layout" svg:width="0.133cm" svg:height="0.197cm" svg:x="10.427cm" svg:y="20.363cm" svg:viewBox="0 0 134 198" svg:d="M134 3c-2-1 0-3-4-3s-31 2-36 3c-2 1-4 2-4 6 0 3 3 3 7 3 13 0 14 2 14 5 0 2 0 4-1 5-5 23-11 45-16 67-6-11-14-18-27-18-33 0-67 42-67 83 0 26 15 44 37 44 5 0 20 0 37-20 2 11 12 20 25 20 10 0 17-6 21-15 5-10 9-27 9-28 0-3-3-3-4-3-3 0-3 2-3 6-5 18-11 34-22 34-8 0-9-7-9-13s1-9 2-13c13-55 27-109 41-163zM75 162c-1 5-1 5-5 10-13 16-24 20-32 20-14 0-18-15-18-26 0-14 9-48 15-62 9-16 22-26 33-26 18 0 22 22 22 24s0 4-1 5c-5 18-9 36-14 55z">
              <text:p/>
            </draw:path>
            <draw:path draw:style-name="gr10" draw:text-style-name="P7" draw:layer="layout" svg:width="0.085cm" svg:height="0.17cm" svg:x="10.562cm" svg:y="20.293cm" svg:viewBox="0 0 86 171" svg:d="M86 8c0-4-3-8-8-8s-11 6-11 11c0 3 3 7 8 7s11-4 11-10zM44 140c-3 14-14 26-25 26-3 0-5-1-7-2 5-2 6-7 6-10 0-4-3-7-7-7-6 0-11 5-11 11 0 8 7 13 19 13s35-7 41-31 12-47 18-70c0-3 0-4 0-8 0-11-8-18-20-18-22 0-35 27-35 30s2 2 3 3c3 0 3-1 4-4 5-11 16-23 27-23 5 0 7 3 7 9 0 3-1 5-1 6-6 25-13 50-19 75z">
              <text:p/>
            </draw:path>
            <draw:path draw:style-name="gr10" draw:text-style-name="P7" draw:layer="layout" svg:width="0.059cm" svg:height="0.132cm" svg:x="10.571cm" svg:y="20.506cm" svg:viewBox="0 0 60 133" svg:d="M54 7c0-3-2-7-8-7-4 0-10 5-10 11 0 3 2 7 8 7s10-5 10-11zM14 107c0 3-1 6-1 9 0 9 8 17 18 17 20 0 29-27 29-31 0-2-2-1-3-2-3 0-3 1-4 3-5 16-13 24-21 24-4 0-5-2-5-7s2-8 3-13c2-5 4-10 7-15 1-5 9-23 9-26 0-1 1-4 1-5 0-10-8-17-18-17-20 0-29 26-29 30 0 3 2 2 3 3 3 0 3-2 4-3 5-18 14-24 21-24 3 0 5 1 5 6s-1 8-6 20c-4 10-8 21-13 31z">
              <text:p/>
            </draw:path>
            <draw:path draw:style-name="gr10" draw:text-style-name="P7" draw:layer="layout" svg:width="0.144cm" svg:height="0.144cm" svg:x="10.655cm" svg:y="20.515cm" svg:viewBox="0 0 145 145" svg:d="M78 78c20 0 40 0 60 0 2 0 7 0 7-5s-4-5-7-5c-20 0-40 0-60 0 0-20 0-41 0-61 0-2 0-7-5-7s-5 5-5 7c0 20 0 41 0 61-20 0-41 0-61 0-2 0-7 0-7 4 0 6 5 6 7 6 20 0 41 0 61 0 0 20 0 40 0 60 0 2 0 7 5 7s5-4 5-7c0-20 0-40 0-60z">
              <text:p/>
            </draw:path>
            <draw:path draw:style-name="gr10" draw:text-style-name="P7" draw:layer="layout" svg:width="0.07cm" svg:height="0.129cm" svg:x="10.836cm" svg:y="20.506cm" svg:viewBox="0 0 71 130" svg:d="M44 6c0-6 0-6-6-6-12 12-30 13-38 13 0 2 0 4 0 6 4 0 18 0 28-5 0 34 0 67 0 100 0 7 0 9-19 9-3 0-6 0-8 0 0 3 0 5 0 7 4 0 28 0 35 0 6 0 31 0 35 0 0-2 0-4 0-7-2 0-5 0-7 0-20 0-20-2-20-9 0-36 0-72 0-108z">
              <text:p/>
            </draw:path>
            <draw:path draw:style-name="gr10" draw:text-style-name="P7" draw:layer="layout" svg:width="0.012cm" svg:height="0.179cm" svg:x="10.981cm" svg:y="20.229cm" svg:viewBox="0 0 13 180" svg:d="M0 170c0 4 0 10 6 10 7 0 7-6 7-10 0-54 0-107 0-160 0-4 0-10-7-10-6 0-6 6-6 10 0 53 0 106 0 160z">
              <text:p/>
            </draw:path>
            <draw:path draw:style-name="gr10" draw:text-style-name="P7" draw:layer="layout" svg:width="0.012cm" svg:height="0.179cm" svg:x="10.981cm" svg:y="20.398cm" svg:viewBox="0 0 13 180" svg:d="M0 170c0 4 0 10 6 10 7 0 7-6 7-10 0-54 0-107 0-160 0-4 0-10-7-10-6 0-6 6-6 10 0 53 0 106 0 160z">
              <text:p/>
            </draw:path>
            <draw:path draw:style-name="gr10" draw:text-style-name="P7" draw:layer="layout" svg:width="0.012cm" svg:height="0.18cm" svg:x="10.981cm" svg:y="20.566cm" svg:viewBox="0 0 13 181" svg:d="M0 170c0 5 0 11 6 11 7 0 7-6 7-11 0-53 0-106 0-160 0-4 0-10-7-10-6 0-6 6-6 10 0 54 0 107 0 160z">
              <text:p/>
            </draw:path>
            <draw:path draw:style-name="gr10" draw:text-style-name="P7" draw:layer="layout" svg:width="0.093cm" svg:height="0.025cm" svg:x="11.107cm" svg:y="20.297cm" svg:viewBox="0 0 94 26" svg:d="M94 4c-2-1-4-3-5-4-8 5-11 14-23 14-7 0-13-5-18-8-8-4-13-6-18-6-10 0-16 6-30 22 2 1 3 2 5 4 7-5 10-13 22-13 7 0 14 4 19 6 8 5 12 7 17 7 11 0 16-6 31-22z">
              <text:p/>
            </draw:path>
            <draw:path draw:style-name="gr10" draw:text-style-name="P7" draw:layer="layout" svg:width="0.133cm" svg:height="0.197cm" svg:x="11.046cm" svg:y="20.363cm" svg:viewBox="0 0 134 198" svg:d="M134 3c-2-1 0-3-4-3s-31 2-36 3c-2 1-4 2-4 6 0 3 3 3 7 3 13 0 14 2 14 5 0 2 0 4-1 5-5 23-11 45-16 67-6-11-14-18-27-18-33 0-67 42-67 83 0 26 15 44 37 44 5 0 20 0 37-20 2 11 12 20 25 20 10 0 16-6 21-15 5-10 9-27 9-28 0-3-3-3-4-3-3 0-3 2-4 6-5 18-10 34-21 34-8 0-9-7-9-13s1-9 2-13c13-55 27-109 41-163zM75 162c-1 5-1 5-5 10-13 16-24 20-32 20-14 0-18-15-18-26 0-14 9-48 15-62 9-16 22-26 33-26 18 0 22 22 22 24s0 4-1 5c-5 18-9 36-14 55z">
              <text:p/>
            </draw:path>
            <draw:path draw:style-name="gr10" draw:text-style-name="P7" draw:layer="layout" svg:width="0.085cm" svg:height="0.17cm" svg:x="11.181cm" svg:y="20.293cm" svg:viewBox="0 0 86 171" svg:d="M86 8c0-4-3-8-8-8s-11 6-11 11c0 3 3 7 8 7s11-4 11-10zM44 140c-3 14-14 26-25 26-3 0-5-1-7-2 5-2 6-7 6-10 0-4-4-7-7-7-6 0-11 5-11 11 0 8 7 13 19 13s35-7 41-31 12-47 18-70c0-3 0-4 0-8 0-11-8-18-20-18-22 0-35 27-35 30s3 3 3 3c3 0 3-1 4-4 5-11 16-23 27-23 5 0 7 3 7 9 0 3-1 5-1 6-6 25-13 50-19 75z">
              <text:p/>
            </draw:path>
            <draw:path draw:style-name="gr10" draw:text-style-name="P7" draw:layer="layout" svg:width="0.059cm" svg:height="0.132cm" svg:x="11.19cm" svg:y="20.506cm" svg:viewBox="0 0 60 133" svg:d="M54 7c0-3-2-7-8-7-4 0-10 5-10 11 0 3 2 7 7 7 7 0 11-5 11-11zM14 107c0 3-1 6-1 9 0 9 8 17 18 17 20 0 29-27 29-31 0-2-2-1-3-2-3 0-3 1-4 3-5 16-13 24-21 24-4 0-5-2-5-7s1-8 3-13 4-10 7-15c1-5 9-23 9-26 0-1 1-4 1-5 0-10-8-17-18-17-20 0-29 26-29 30 0 3 2 2 3 3 3 0 3-2 4-3 5-18 14-24 21-24 3 0 5 1 5 6s-1 8-6 20c-4 10-8 21-13 31z">
              <text:p/>
            </draw:path>
            <draw:path draw:style-name="gr10" draw:text-style-name="P7" draw:layer="layout" svg:width="0.106cm" svg:height="0.504cm" svg:x="11.309cm" svg:y="20.235cm" svg:viewBox="0 0 107 505" svg:d="M107 253c0-81-19-167-74-230-4-5-15-15-21-21-2-2-3-2-6-2-4 0-6 0-6 3 0 1 2 2 2 3 9 9 24 25 42 56 30 54 42 124 42 191 0 122-34 196-84 248-1 0-2 1-2 2 0 2 2 2 6 2 3 0 4 0 6-2 27-22 57-62 77-121 12-38 18-84 18-129z">
              <text:p/>
            </draw:path>
            <draw:path draw:style-name="gr10" draw:text-style-name="P7" draw:layer="layout" svg:width="0.145cm" svg:height="0.177cm" svg:x="11.505cm" svg:y="20.434cm" svg:viewBox="0 0 146 178" svg:d="M22 158c-3 10-4 12-16 12-3 0-6 0-6 5 0 3 2 3 3 3 8 0 16 0 24 0 9 0 19 0 28 0 1 0 5 0 5-5 0-3-3-3-6-3-15 0-15-2-15-4 0-4 12-50 14-56 4 8 12 17 26 17 32 0 67-41 67-82 0-27-16-45-36-45-15 0-28 10-38 21-2-15-14-21-25-21-13 0-18 11-21 16-4 10-8 26-8 27 0 3 2 3 3 3 3 0 3 0 5-7 4-20 10-33 20-33 5 0 9 2 9 13 0 7-1 10-2 15-11 41-21 83-31 124zM71 37c2-8 10-16 15-20 9-9 17-11 22-11 12 0 18 10 18 27 0 16-9 49-14 59-10 20-23 29-34 29-18 0-22-23-22-25 0-1 0-1 1-5 5-18 9-36 14-54z">
              <text:p/>
            </draw:path>
            <draw:path draw:style-name="gr10" draw:text-style-name="P7" draw:layer="layout" svg:width="0.105cm" svg:height="0.504cm" svg:x="11.753cm" svg:y="20.235cm" svg:viewBox="0 0 106 505" svg:d="M94 502c0 1 3 3 4 3s3 0 5 0c1 0 3 0 3-2s0-2 0-2c-11-11-26-26-44-57-30-55-41-123-41-191 0-125 36-198 85-248 0-1 0-1 0-2 0-3-1-3-4-3-4 0-5 0-8 2-26 24-56 63-76 122-12 37-18 82-18 129 0 66 12 141 56 207 7 11 12 15 18 22 3 4 7 8 9 11 4 3 7 6 11 9z">
              <text:p/>
            </draw:path>
            <draw:path draw:style-name="gr10" draw:text-style-name="P7" draw:layer="layout" svg:width="0.158cm" svg:height="0.129cm" svg:x="11.881cm" svg:y="20.431cm" svg:viewBox="0 0 159 130" svg:d="M140 14c-10 4-15 13-15 20 0 6 5 13 13 13 11 0 21-8 21-22 0-15-15-25-32-25-16 0-26 12-30 18-7-12-23-18-39-18-36 0-55 35-55 44 0 4 5 4 7 4 4 0 5 0 7-3 8-26 28-35 40-35 10 0 15 5 15 15 0 5-4 21-6 30-4 13-7 26-10 39-4 17-14 25-24 25-1 0-7 0-13-4 10-2 15-12 15-19 0-6-4-13-14-13s-20 8-20 22c0 15 14 25 32 25 16 0 26-12 30-17 7 11 23 17 39 17 35 0 54-35 54-44 0-4-4-4-6-4-4 0-6 0-7 4-8 25-28 33-40 33-11 0-16-5-16-13 0-7 4-21 7-32 1-7 8-33 9-38 4-17 15-26 24-26 2 0 8 0 14 4z">
              <text:p/>
            </draw:path>
            <draw:path draw:style-name="gr10" draw:text-style-name="P7" draw:layer="layout" svg:width="0.085cm" svg:height="0.17cm" svg:x="12.055cm" svg:y="20.293cm" svg:viewBox="0 0 86 171" svg:d="M86 8c0-4-2-8-8-8-5 0-11 6-11 11 0 3 3 7 8 7 6 0 11-4 11-10zM45 140c-3 14-14 26-26 26-2 0-5-1-7-2 6-2 7-7 7-10 0-4-4-7-8-7-6 0-11 5-11 11 0 8 8 13 19 13 12 0 35-7 41-31s12-47 18-70c0-3 1-4 1-8 0-11-9-18-21-18-22 0-35 27-35 30s3 3 4 3c3 0 3-1 4-4 5-11 15-23 27-23 4 0 6 3 6 9 0 3 0 5-1 6-6 25-12 50-18 75z">
              <text:p/>
            </draw:path>
            <draw:path draw:style-name="gr10" draw:text-style-name="P7" draw:layer="layout" svg:width="0.058cm" svg:height="0.132cm" svg:x="12.065cm" svg:y="20.506cm" svg:viewBox="0 0 59 133" svg:d="M54 7c0-3-2-7-8-7-5 0-11 5-11 11 0 3 3 7 8 7 6 0 11-5 11-11zM14 107c-1 3-2 6-2 9 0 9 8 17 19 17 19 0 28-27 28-31 0-2-2-2-3-2-2 0-3 1-4 3-4 16-13 24-21 24-4 0-5-2-5-7s2-8 4-13 4-10 6-15 9-23 10-26c0-1 1-4 1-5 0-10-8-17-19-17-19 0-28 26-28 30 0 3 2 3 3 3 3 0 3-2 3-3 6-18 14-24 21-24 3 0 6 1 6 6s-2 8-7 20c-4 10-8 21-12 31z">
              <text:p/>
            </draw:path>
            <draw:path draw:style-name="gr10" draw:text-style-name="P7" draw:layer="layout" svg:width="0.011cm" svg:height="0.179cm" svg:x="12.214cm" svg:y="20.229cm" svg:viewBox="0 0 12 180" svg:d="M0 170c0 4 0 10 6 10s6-6 6-10c0-54 0-107 0-160 0-4 0-10-6-10s-6 6-6 10c0 53 0 106 0 160z">
              <text:p/>
            </draw:path>
            <draw:path draw:style-name="gr10" draw:text-style-name="P7" draw:layer="layout" svg:width="0.011cm" svg:height="0.179cm" svg:x="12.214cm" svg:y="20.398cm" svg:viewBox="0 0 12 180" svg:d="M0 170c0 4 0 10 6 10s6-6 6-10c0-54 0-107 0-160 0-4 0-10-6-10s-6 6-6 10c0 53 0 106 0 160z">
              <text:p/>
            </draw:path>
            <draw:path draw:style-name="gr10" draw:text-style-name="P7" draw:layer="layout" svg:width="0.011cm" svg:height="0.18cm" svg:x="12.214cm" svg:y="20.566cm" svg:viewBox="0 0 12 181" svg:d="M0 170c0 5 0 11 6 11s6-6 6-11c0-53 0-106 0-160 0-4 0-10-6-10s-6 6-6 10c0 54 0 107 0 160z">
              <text:p/>
            </draw:path>
            <draw:path draw:style-name="gr10" draw:text-style-name="P7" draw:layer="layout" svg:width="0.13cm" svg:height="0.129cm" svg:x="12.28cm" svg:y="20.431cm" svg:viewBox="0 0 131 130" svg:d="M109 16c-15 5-15 18-15 19 0 4 2 13 13 13 12 0 21-10 21-22 0-15-15-26-40-26-56 0-88 44-88 81 0 25 16 49 60 49 7 0 26 0 43-7 17-6 28-18 28-21s-5-8-7-8-2 1-4 4c-15 16-38 21-59 21-19 0-28-9-28-25 0-11 7-44 15-60 11-19 29-24 41-24 3 0 13 0 20 6z">
              <text:p/>
            </draw:path>
            <draw:path draw:style-name="gr10" draw:text-style-name="P7" draw:layer="layout" svg:width="0.097cm" svg:height="0.089cm" svg:x="12.422cm" svg:y="20.354cm" svg:viewBox="0 0 98 90" svg:d="M77 35c0-10 0-17-9-25-8-7-18-10-29-10-19 0-32 7-32 19 0 7 4 10 10 10 5 0 9-4 9-9 0-3-2-8-7-10 7-4 19-4 19-4 12 0 24 7 24 24 0 2 0 4 0 6-12 0-24 1-39 6-17 7-23 17-23 26 0 17 21 22 34 22 16 0 25-8 30-16 1 8 6 15 15 15 7-6 19 0 19-19 0-3 0-7 0-11-2 0-4 0-6 0 0 4 0 8 0 11 0 2 0 12-8 12s-7-10-7-12c0-12 0-23 0-35zM62 60c0 19-17 25-26 25-10 0-19-7-19-17s9-26 45-27c0 6 0 13 0 19z">
              <text:p/>
            </draw:path>
            <draw:path draw:style-name="gr10" draw:text-style-name="P7" draw:layer="layout" svg:width="0.059cm" svg:height="0.132cm" svg:x="12.421cm" svg:y="20.497cm" svg:viewBox="0 0 60 133" svg:d="M54 7c0-3-2-7-8-7-4 0-10 5-10 11 0 3 2 7 8 7s10-5 10-11zM14 107c0 3-1 5-1 9 0 9 8 17 18 17 20 0 29-27 29-31 0-2-2-2-3-2-3 0-3 1-4 3-5 16-13 24-21 24-4 0-5-3-5-7 0-5 2-8 3-13 2-5 4-10 7-15 1-5 9-23 9-26 0-1 1-4 1-5 0-10-8-17-18-17-20 0-29 26-29 30 0 2 2 1 3 2 3 0 3-1 4-3 5-17 14-24 21-24 3 0 5 1 5 7 0 5-1 7-6 20-4 10-8 21-13 31z">
              <text:p/>
            </draw:path>
            <draw:path draw:style-name="gr10" draw:text-style-name="P7" draw:layer="layout" svg:width="0.032cm" svg:height="0.083cm" svg:x="12.562cm" svg:y="20.529cm" svg:viewBox="0 0 33 84" svg:d="M33 30c0-19-7-30-19-30-8 0-14 7-14 15 0 7 6 15 14 15 4 0 8-1 10-4 1 0 1 0 2 0v4c0 20-9 37-19 47-3 2-3 3-3 4 0 2 2 3 3 3 3 0 26-22 26-54z">
              <text:p/>
            </draw:path>
            <draw:path draw:style-name="gr10" draw:text-style-name="P7" draw:layer="layout" svg:width="0.129cm" svg:height="0.129cm" svg:x="12.676cm" svg:y="20.431cm" svg:viewBox="0 0 130 130" svg:d="M108 16c-15 5-15 18-15 19 0 4 2 13 14 13 11 0 20-10 20-22 0-15-14-26-39-26-57 0-88 44-88 81 0 25 15 49 59 49 7 0 27 0 44-7 16-6 27-18 27-21s-4-8-7-8c-1 0-2 1-4 4-15 16-37 21-59 21-18 0-28-9-28-25 0-11 7-44 16-60 11-19 28-24 40-24 4 0 13 0 20 6z">
              <text:p/>
            </draw:path>
            <draw:path draw:style-name="gr10" draw:text-style-name="P7" draw:layer="layout" svg:width="0.105cm" svg:height="0.138cm" svg:x="12.817cm" svg:y="20.305cm" svg:viewBox="0 0 106 139" svg:d="M30 0c-10 1-20 2-30 2 0 3 0 5 0 8 14 0 14 1 14 11 0 38 0 77 0 116 3 0 5 0 8 0 2-4 4-8 6-12 8 9 18 14 29 14 26 0 49-20 49-45 0-24-21-44-47-44-12 0-22 5-29 12 0-21 0-41 0-62zM30 71c6-9 16-15 28-15s19 6 23 12 6 13 6 26c0 4 0 20-8 28-8 9-17 12-23 12-16 0-23-13-26-17 0-15 0-31 0-46z">
              <text:p/>
            </draw:path>
            <draw:path draw:style-name="gr10" draw:text-style-name="P7" draw:layer="layout" svg:width="0.059cm" svg:height="0.132cm" svg:x="12.816cm" svg:y="20.497cm" svg:viewBox="0 0 60 133" svg:d="M55 7c0-3-2-7-8-7-5 0-11 5-11 11 0 3 2 7 8 7s11-5 11-11zM14 107c0 3-1 5-1 9 0 9 8 17 19 17 19 0 28-27 28-31 0-2-2-2-3-2-3 0-3 1-4 3-4 16-13 24-21 24-4 0-5-3-5-7 0-5 2-8 3-13 3-5 4-10 7-15 1-5 9-23 9-26 1-1 2-4 2-5 0-10-8-17-19-17-19 0-29 26-29 30 0 2 3 2 4 2 2 0 2-1 3-3 5-17 14-24 21-24 3 0 6 1 6 7 0 5-2 7-7 20-4 10-8 21-13 31z">
              <text:p/>
            </draw:path>
            <draw:path draw:style-name="gr10" draw:text-style-name="P7" draw:layer="layout" svg:width="0.106cm" svg:height="0.504cm" svg:x="12.955cm" svg:y="20.235cm" svg:viewBox="0 0 107 505" svg:d="M107 253c0-81-19-167-74-230-4-5-15-15-21-21-2-2-2-2-6-2-3 0-6 0-6 3 0 1 2 2 2 3 9 9 24 25 42 56 30 54 42 124 42 191 0 122-34 196-84 248-1 0-2 1-2 2 0 2 3 2 6 2 4 0 4 0 6-2 27-22 57-62 77-121 12-38 18-84 18-129z">
              <text:p/>
            </draw:path>
            <draw:path draw:style-name="gr10" draw:text-style-name="P7" draw:layer="layout" svg:width="0.145cm" svg:height="0.842cm" svg:x="13.123cm" svg:y="20.066cm" svg:viewBox="0 0 146 843" svg:d="M146 421c0-104-13-211-58-307-20-44-46-82-74-112-3-1-4-2-8-2s-6 0-6 3c0 1 1 3 2 3 26 33 49 69 65 108 37 86 52 187 52 307s-14 225-56 317c-16 36-37 69-62 99 0 1-1 3-1 4 0 2 2 2 6 2s4 0 5-1c14-16 18-17 40-48 49-69 74-151 86-235 7-46 9-91 9-138z">
              <text:p/>
            </draw:path>
          </draw:g>
        </draw:g>
      </draw:page>
      <draw:page draw:name="page2" draw:style-name="dp1" draw:master-page-name="Default"/>
      <draw:page draw:name="page3" draw:style-name="dp1" draw:master-page-name="Default">
        <draw:custom-shape draw:style-name="gr4" draw:text-style-name="P3" draw:layer="layout" svg:width="0.3cm" svg:height="0.4cm" svg:x="3.1cm" svg:y="4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301cm" svg:height="0.4cm" svg:x="5.5cm" svg:y="4.6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301cm" svg:height="0.4cm" svg:x="3.9cm" svg:y="4.6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391cm" svg:height="0.395cm" svg:x="19.5cm" svg:y="0.5cm">
          <draw:text-box>
            <text:p><text:span text:style-name="T1">10</text:span></text:p>
          </draw:text-box>
        </draw:frame>
        <draw:frame draw:style-name="gr6" draw:text-style-name="P5" draw:layer="layout" svg:width="0.159cm" svg:height="0.319cm" svg:x="19.101cm" svg:y="0.501cm">
          <draw:text-box>
            <text:p><text:span text:style-name="T2">8</text:span></text:p>
          </draw:text-box>
        </draw:frame>
        <draw:frame draw:style-name="gr63" draw:text-style-name="P17" draw:layer="layout" svg:width="1.907cm" svg:height="0.823cm" svg:x="18.102cm" svg:y="1.002cm">
          <draw:text-box>
            <text:p><text:span text:style-name="T6">(A,T,G,C)</text:span></text:p>
            <text:p><text:span text:style-name="T6">(0,1,2,3)</text:span></text:p>
          </draw:text-box>
        </draw:frame>
        <draw:frame draw:style-name="gr64" draw:text-style-name="P4" draw:layer="layout" svg:width="3.554cm" svg:height="0.395cm" svg:x="1.402cm" svg:y="7.404cm">
          <draw:text-box>
            <text:p><text:span text:style-name="T1">Composite symbol set:</text:span></text:p>
          </draw:text-box>
        </draw:frame>
        <draw:g draw:style-name="gr9">
          <svg:title>TexMaths</svg:title>
          <svg:desc>10§display§\Phi_0 
\subseteq
\left\{
(\sigma_0, \sigma_1, \sigma_2, \sigma_3)
\in
\mathbb{Z}_{k+1}^4
\,\middle|\,
\sigma_0 \!+\! \sigma_1 \!=\! k, 
\sigma_2 \!=\! \sigma_3 \!=\! 0
\right\}§svg§600§TRUE§</svg:desc>
          <draw:g>
            <draw:path draw:style-name="gr10" draw:text-style-name="P7" draw:layer="layout" svg:width="0.213cm" svg:height="0.238cm" svg:x="1.63cm" svg:y="7.942cm" svg:viewBox="0 0 214 239" svg:d="M121 192c54-4 93-37 93-72 0-37-40-68-93-73 0-6 0-13 0-19 0-12 0-17 33-17 4 0 8 0 12 0 0-4 0-7 0-11-13 1-46 1-60 1-15 0-47 0-59-1 0 4 0 7 0 11 4 0 7 0 11 0 34 0 34 4 34 17 0 6 0 13 0 19-54 6-92 38-92 73 0 36 39 67 92 72 0 6 0 13 0 20 0 12 0 17-34 17-4 0-7 0-11 0 0 3 0 7 0 10 12-1 45-1 59-1s47 0 60 1c0-3 0-7 0-10-4 0-8 0-12 0-33 0-33-5-33-17 0-7 0-14 0-20zM92 184c-50-6-57-42-57-64 0-18 4-58 57-65 0 43 0 86 0 129zM121 55c48 6 58 38 58 65 0 21-5 58-58 65 0-44 0-87 0-130z">
              <text:p/>
            </draw:path>
            <draw:path draw:style-name="gr10" draw:text-style-name="P7" draw:layer="layout" svg:width="0.113cm" svg:height="0.167cm" svg:x="1.877cm" svg:y="8.071cm" svg:viewBox="0 0 114 168" svg:d="M114 85c0-27-3-47-14-64-8-11-23-21-43-21-57 0-57 67-57 85s0 83 57 83 57-65 57-83zM57 161c-11 0-26-6-31-26-3-15-3-35-3-53s0-37 3-50c5-20 21-25 31-25 13 0 26 8 31 22 4 14 4 31 4 53 0 18 0 36-3 52-5 22-22 27-32 27z">
              <text:p/>
            </draw:path>
            <draw:path draw:style-name="gr10" draw:text-style-name="P7" draw:layer="layout" svg:width="0.213cm" svg:height="0.27cm" svg:x="2.149cm" svg:y="7.958cm" svg:viewBox="0 0 214 271" svg:d="M202 15c6 0 12-1 12-8s-6-7-12-7c-31 0-63 0-94 0-61 0-108 46-108 102s48 102 108 102c31 0 63 0 94 0 6 0 12 0 12-7s-6-7-12-7c-31 0-63 0-94 0-55 0-94-41-94-88s40-87 94-87c31 0 63 0 94 0zM19 257c-6 0-12 0-12 7s6 7 12 7c61 0 122 0 183 0 6 0 12 0 12-7s-6-7-12-7c-61 0-122 0-183 0z">
              <text:p/>
            </draw:path>
            <draw:path draw:style-name="gr10" draw:text-style-name="P7" draw:layer="layout" svg:width="0.124cm" svg:height="0.419cm" svg:x="2.53cm" svg:y="7.883cm" svg:viewBox="0 0 125 420" svg:d="M51 154c0 25-12 38-48 52-2 1-3 2-3 5 0 2 1 3 4 4 47 19 47 37 47 56 0 33 0 65 0 97 0 10 5 23 21 33 17 12 46 19 49 19s4 0 4-4c0-3 0-4-6-6-10-4-37-14-43-36-1-4-1-5-1-18 0-28 0-57 0-86 0-18 0-43-57-59 57-18 57-42 57-61 0-29 0-58 0-86 0-19 0-38 48-55 2-1 2-3 2-4 0-3-1-5-4-5s-52 12-65 35c-5 10-5 13-5 29 0 30 0 60 0 90z">
              <text:p/>
            </draw:path>
            <draw:path draw:style-name="gr10" draw:text-style-name="P7" draw:layer="layout" svg:width="0.081cm" svg:height="0.349cm" svg:x="2.73cm" svg:y="7.918cm" svg:viewBox="0 0 82 350" svg:d="M82 347c0-1 0-2-6-8-44-44-55-109-55-163 0-61 13-122 56-166 5-4 5-5 5-6 0-2-2-4-4-4-3 0-35 24-56 69-18 38-22 77-22 107 0 27 4 69 23 108 22 44 52 66 55 66 2 0 4-1 4-3z">
              <text:p/>
            </draw:path>
            <draw:path draw:style-name="gr10" draw:text-style-name="P7" draw:layer="layout" svg:width="0.184cm" svg:height="0.154cm" svg:x="2.846cm" svg:y="8.03cm" svg:viewBox="0 0 185 155" svg:d="M168 21c5 0 17 0 17-12 0-9-7-9-13-9-27 0-53 0-80 0-53 0-92 58-92 100 0 31 20 55 52 55 42 0 88-42 88-96 0-6 0-23-10-38 13 0 25 0 38 0zM53 148c-18 0-32-13-32-38 0-11 5-39 17-60 15-24 36-29 48-29 29 0 32 23 32 34 0 16-7 45-19 63-14 21-33 30-46 30z">
              <text:p/>
            </draw:path>
            <draw:path draw:style-name="gr10" draw:text-style-name="P7" draw:layer="layout" svg:width="0.113cm" svg:height="0.167cm" svg:x="3.046cm" svg:y="8.071cm" svg:viewBox="0 0 114 168" svg:d="M114 85c0-27-3-47-15-64-7-11-23-21-42-21-57 0-57 67-57 85s0 83 57 83 57-65 57-83zM57 161c-12 0-27-6-31-26-4-15-4-35-4-53s0-37 4-50c5-20 21-25 31-25 13 0 26 8 30 22s4 31 4 53c0 18 0 36-3 52-5 22-21 27-31 27z">
              <text:p/>
            </draw:path>
            <draw:path draw:style-name="gr10" draw:text-style-name="P7" draw:layer="layout" svg:width="0.04cm" svg:height="0.104cm" svg:x="3.221cm" svg:y="8.143cm" svg:viewBox="0 0 41 105" svg:d="M41 37c0-23-9-37-23-37-11 0-18 9-18 19 0 9 7 19 18 19 5 0 9-2 13-5 1-1 1-1 1-1 1 0 1 0 1 5 0 26-12 47-24 59-4 4-4 4-4 5 0 3 2 4 4 4 4 0 32-27 32-68z">
              <text:p/>
            </draw:path>
            <draw:path draw:style-name="gr10" draw:text-style-name="P7" draw:layer="layout" svg:width="0.185cm" svg:height="0.154cm" svg:x="3.36cm" svg:y="8.03cm" svg:viewBox="0 0 186 155" svg:d="M169 21c4 0 17 0 17-12 0-9-7-9-14-9-27 0-53 0-80 0-53 0-92 58-92 100 0 31 21 55 53 55 41 0 88-42 88-96 0-6 0-23-11-38 13 0 26 0 39 0zM53 148c-17 0-31-13-31-38 0-11 4-39 16-60 15-24 36-29 48-29 30 0 33 23 33 34 0 16-7 45-19 63-14 21-33 30-47 30z">
              <text:p/>
            </draw:path>
            <draw:path draw:style-name="gr10" draw:text-style-name="P7" draw:layer="layout" svg:width="0.089cm" svg:height="0.162cm" svg:x="3.574cm" svg:y="8.071cm" svg:viewBox="0 0 90 163" svg:d="M56 7c0-7-1-7-7-7-16 16-39 16-49 16 0 3 0 6 0 9 6 0 23 0 36-7 0 42 0 83 0 125 0 8 0 11-25 11-3 0-6 0-9 0 0 3 0 6 0 9 5 0 35-1 44-1 8 0 38 1 44 1 0-3 0-6 0-9-3 0-6 0-9 0-25 0-25-3-25-11 0-46 0-91 0-136z">
              <text:p/>
            </draw:path>
            <draw:path draw:style-name="gr10" draw:text-style-name="P7" draw:layer="layout" svg:width="0.041cm" svg:height="0.104cm" svg:x="3.735cm" svg:y="8.143cm" svg:viewBox="0 0 42 105" svg:d="M42 37c0-23-9-37-23-37-12 0-19 9-19 19 0 9 7 19 19 19 4 0 9-2 12-5 1-1 1-1 2-1 0 2 1 0 1 5 0 26-12 47-24 59-4 4-4 4-4 5 0 3 2 4 4 4 3 0 32-27 32-68z">
              <text:p/>
            </draw:path>
            <draw:path draw:style-name="gr10" draw:text-style-name="P7" draw:layer="layout" svg:width="0.185cm" svg:height="0.154cm" svg:x="3.875cm" svg:y="8.03cm" svg:viewBox="0 0 186 155" svg:d="M168 21c5 0 18 0 18-12 0-9-8-9-14-9-27 0-53 0-80 0-53 0-92 58-92 100 0 31 20 55 52 55 42 0 89-42 89-96 0-6 0-23-11-38 13 0 25 0 38 0zM53 148c-17 0-31-13-31-38 0-11 4-39 16-60 15-24 36-29 48-29 29 0 32 23 32 34 0 16-7 45-19 63-14 21-33 30-46 30z">
              <text:p/>
            </draw:path>
            <draw:path draw:style-name="gr10" draw:text-style-name="P7" draw:layer="layout" svg:width="0.107cm" svg:height="0.162cm" svg:x="4.078cm" svg:y="8.071cm" svg:viewBox="0 0 108 163" svg:d="M108 119c-3 0-5 0-8 0-1 5-3 19-6 22-2 1-21 1-25 1-15 0-30 0-45 0 26-22 34-29 49-41 18-14 35-30 35-53 0-30-26-48-57-48s-51 22-51 44c0 13 10 14 13 14 6 0 13-4 13-13 0-5-2-13-15-13 8-18 25-23 36-23 25 0 38 19 38 39 0 21-16 38-24 47-20 19-39 39-59 59-2 2-2 2-2 9 34 0 67 0 101 0 2-15 5-30 7-44z">
              <text:p/>
            </draw:path>
            <draw:path draw:style-name="gr10" draw:text-style-name="P7" draw:layer="layout" svg:width="0.04cm" svg:height="0.104cm" svg:x="4.25cm" svg:y="8.143cm" svg:viewBox="0 0 41 105" svg:d="M41 37c0-23-9-37-22-37-12 0-19 9-19 19 0 9 7 19 19 19 4 0 8-2 12-5 1-1 1-1 2-1 0 2 0 0 0 5 0 26-12 47-23 59-4 4-4 4-4 5 0 3 1 4 3 4 4 0 32-27 32-68z">
              <text:p/>
            </draw:path>
            <draw:path draw:style-name="gr10" draw:text-style-name="P7" draw:layer="layout" svg:width="0.185cm" svg:height="0.154cm" svg:x="4.389cm" svg:y="8.03cm" svg:viewBox="0 0 186 155" svg:d="M169 21c5 0 17 0 17-12 0-9-7-9-13-9-27 0-54 0-81 0-53 0-92 58-92 100 0 31 21 55 53 55 42 0 88-42 88-96 0-6 0-23-11-38 13 0 26 0 39 0zM53 148c-17 0-31-13-31-38 0-11 4-39 17-60 14-24 35-29 47-29 30 0 33 23 33 34 0 16-7 45-19 63-14 21-33 30-47 30z">
              <text:p/>
            </draw:path>
            <draw:path draw:style-name="gr10" draw:text-style-name="P7" draw:layer="layout" svg:width="0.112cm" svg:height="0.167cm" svg:x="4.59cm" svg:y="8.071cm" svg:viewBox="0 0 113 168" svg:d="M54 81c19 0 33 13 33 40 0 30-18 39-32 39-10 0-32-2-42-17 12 0 14-8 14-14 0-8-6-13-13-13s-14 4-14 14c0 23 26 38 55 38 35 0 58-23 58-47 0-19-16-39-43-44 26-10 36-28 36-43 0-19-23-34-50-34s-48 13-48 33c0 8 5 13 12 13 8 0 13-6 13-12 0-8-5-13-13-13 9-11 26-14 35-14 11 0 27 6 27 27 0 10-4 22-10 29-8 10-15 10-27 11-7 0-7 0-8 1-1 0-3 0-3 3s2 3 7 3c4 0 9 0 13 0z">
              <text:p/>
            </draw:path>
            <draw:path draw:style-name="gr10" draw:text-style-name="P7" draw:layer="layout" svg:width="0.081cm" svg:height="0.349cm" svg:x="4.754cm" svg:y="7.918cm" svg:viewBox="0 0 82 350" svg:d="M82 176c0-27-4-70-23-110-21-43-52-66-55-66-2 0-4 2-4 4 0 1 0 2 7 8 35 35 55 91 55 164 0 59-13 121-57 165-5 4-5 5-5 6 0 2 2 3 4 3 3 0 35-24 56-68 18-39 22-77 22-106z">
              <text:p/>
            </draw:path>
            <draw:path draw:style-name="gr10" draw:text-style-name="P7" draw:layer="layout" svg:width="0.175cm" svg:height="0.203cm" svg:x="4.998cm" svg:y="7.992cm" svg:viewBox="0 0 176 204" svg:d="M163 109c6 0 13 0 13-7s-7-7-13-7c-50 0-99 0-149 0 4-47 45-81 94-81 18 0 37 0 55 0 6 0 13 0 13-7s-7-7-13-7c-18 0-37 0-55 0-60 0-108 46-108 102s48 102 108 102c18 0 37 0 55 0 6 0 13 0 13-7s-7-7-13-7c-18 0-37 0-55 0-49 0-90-34-94-81 50 0 99 0 149 0z">
              <text:p/>
            </draw:path>
            <draw:path draw:style-name="gr10" draw:text-style-name="P7" draw:layer="layout" svg:width="0.213cm" svg:height="0.239cm" svg:x="5.31cm" svg:y="7.941cm" svg:viewBox="0 0 214 240" svg:d="M200 13c3-5 3-5 3-6 0-7-5-7-11-7-54 0-107 0-161 0-12 0-12 1-13 10-2 16-3 32-5 48 0 1-1 3-1 4 0 5 4 7 7 7s5-2 6-5c1-9 4-24 26-37 20-13 44-14 56-14 10 0 19 0 29 0-44 71-88 143-132 215-4 5-4 5-4 6 0 6 6 6 12 6 60 0 121 0 181 0 10 0 10-1 12-9 3-23 6-46 9-69 0-4-3-7-6-7-5 0-6 4-7 11-6 29-33 62-83 62-17 0-33 0-50 0 44-72 88-144 132-215zM30 13c6 0 13 0 19 0-10 5-16 11-20 15 0-5 1-10 1-15zM150 13c12 0 24 0 36 0-44 71-89 143-133 215-12 0-23 0-35 0 44-72 88-144 132-215zM169 228c10-6 19-13 27-23-1 7-2 11-3 23-8 0-16 0-24 0z">
              <text:p/>
            </draw:path>
            <draw:path draw:style-name="gr10" draw:text-style-name="P7" draw:layer="layout" svg:width="0.12cm" svg:height="0.165cm" svg:x="5.544cm" svg:y="7.871cm" svg:viewBox="0 0 121 166" svg:d="M121 125c0-3 0-6 0-8-9 0-18 0-27 0 0-37 0-73 0-110 0-5 0-7-6-7-3 0-4 0-6 4-27 38-55 75-82 113 0 2 0 5 0 8 24 0 49 0 73 0 0 7 0 14 0 21 0 8 0 11-20 11-2 0-5 0-7 0 0 3 0 6 0 9 12-1 28-1 37-1s25 0 37 1c0-3 0-6 0-9-2 0-4 0-6 0-20 0-20-3-20-11 0-7 0-14 0-21 9 0 18 0 27 0zM74 27c0 30 0 60 0 90-21 0-43 0-64 0 21-30 43-60 64-90z">
              <text:p/>
            </draw:path>
            <draw:path draw:style-name="gr10" draw:text-style-name="P7" draw:layer="layout" svg:width="0.12cm" svg:height="0.172cm" svg:x="5.553cm" svg:y="8.097cm" svg:viewBox="0 0 121 173" svg:d="M59 7c0-1 1-3 1-4s-1-3-4-3c-5 0-25 2-32 2-2 1-5 1-5 6 0 3 3 3 6 3 12 0 12 2 12 4s0 3-1 6c-11 46-23 92-34 139-2 4-2 4-2 5 0 4 3 8 9 8s9-5 11-10c0-1 11-45 12-48 17 2 32 7 32 20 0 1 0 2-1 5-1 4-1 5-1 8 0 17 14 25 26 25 24 0 21-26 31-38 0-3-3-3-4-3-3 0-3 1-5 6-2 11-9 28-21 28-7 0-9-6-9-13 0-4 0-4 2-11 0-1 1-5 1-7 0-22-30-26-40-27 7-4 16-12 21-16 12-12 24-23 38-23 3 0 6 1 8 3-10 2-13 10-13 14 0 5 5 9 10 9 7 0 14-5 14-16 0-8-6-17-19-17-14 0-26 10-39 22-10 9-18 17-29 21 8-33 17-65 25-98z">
              <text:p/>
            </draw:path>
            <draw:path draw:style-name="gr10" draw:text-style-name="P7" draw:layer="layout" svg:width="0.18cm" svg:height="0.18cm" svg:x="5.707cm" svg:y="8.115cm" svg:viewBox="0 0 181 181" svg:d="M97 97c25 0 50 0 75 0 4 0 9 0 9-6s-5-6-9-6c-25 0-50 0-75 0 0-25 0-51 0-76 0-3 0-9-6-9s-6 6-6 9c0 25 0 51 0 76-25 0-51 0-76 0-3 0-9 0-9 6s6 6 9 6c25 0 51 0 76 0 0 25 0 50 0 75 0 3 0 9 6 9s6-5 6-9c0-25 0-50 0-75z">
              <text:p/>
            </draw:path>
            <draw:path draw:style-name="gr10" draw:text-style-name="P7" draw:layer="layout" svg:width="0.088cm" svg:height="0.162cm" svg:x="5.932cm" svg:y="8.104cm" svg:viewBox="0 0 89 163" svg:d="M55 7c0-6 0-7-7-7-16 16-38 16-48 16 0 3 0 6 0 9 6 0 22 0 35-7 0 42 0 83 0 125 0 8 0 12-24 12-3 0-7 0-10 0 0 2 0 5 0 8 5 0 35-1 44-1 8 0 39 1 44 1 0-3 0-6 0-8-3 0-6 0-9 0-25 0-25-4-25-12 0-46 0-91 0-136z">
              <text:p/>
            </draw:path>
            <draw:path draw:style-name="gr10" draw:text-style-name="P7" draw:layer="layout" svg:width="0.014cm" svg:height="0.224cm" svg:x="6.172cm" svg:y="7.876cm" svg:viewBox="0 0 15 225" svg:d="M0 212c0 6 0 13 7 13 8 0 8-7 8-13 0-67 0-133 0-199 0-6 0-13-7-13-8 0-8 7-8 13 0 66 0 132 0 199z">
              <text:p/>
            </draw:path>
            <draw:path draw:style-name="gr10" draw:text-style-name="P7" draw:layer="layout" svg:width="0.014cm" svg:height="0.224cm" svg:x="6.172cm" svg:y="8.087cm" svg:viewBox="0 0 15 225" svg:d="M0 212c0 5 0 13 7 13 8 0 8-7 8-13 0-67 0-133 0-199 0-6 0-13-7-13-8 0-8 7-8 13 0 66 0 132 0 199z">
              <text:p/>
            </draw:path>
            <draw:path draw:style-name="gr10" draw:text-style-name="P7" draw:layer="layout" svg:width="0.185cm" svg:height="0.154cm" svg:x="6.31cm" svg:y="8.03cm" svg:viewBox="0 0 186 155" svg:d="M169 21c4 0 17 0 17-12 0-9-7-9-14-9-27 0-53 0-80 0-53 0-92 58-92 100 0 31 21 55 53 55 41 0 88-42 88-96 0-6 0-23-11-38 13 0 26 0 39 0zM53 148c-17 0-31-13-31-38 0-11 4-39 16-60 15-24 36-29 48-29 30 0 33 23 33 34 0 16-7 45-19 63-14 21-33 30-47 30z">
              <text:p/>
            </draw:path>
            <draw:path draw:style-name="gr10" draw:text-style-name="P7" draw:layer="layout" svg:width="0.114cm" svg:height="0.167cm" svg:x="6.51cm" svg:y="8.071cm" svg:viewBox="0 0 115 168" svg:d="M115 85c0-27-4-47-15-64-8-11-23-21-43-21-57 0-57 67-57 85s0 83 57 83 58-65 58-83zM57 161c-11 0-26-6-31-26-3-15-3-35-3-53s0-37 3-50c6-20 21-25 31-25 14 0 27 8 31 22s4 31 4 53c0 18 0 36-3 52-5 22-22 27-32 27z">
              <text:p/>
            </draw:path>
            <draw:path draw:style-name="gr10" draw:text-style-name="P7" draw:layer="layout" svg:width="0.233cm" svg:height="0.233cm" svg:x="6.694cm" svg:y="7.977cm" svg:viewBox="0 0 234 234" svg:d="M124 124c33 0 66 0 99 0 4 0 11 0 11-7s-7-7-11-7c-33 0-66 0-99 0 0-33 0-65 0-98 0-5 0-12-7-12s-7 7-7 12c0 33 0 65 0 98-33 0-65 0-98 0-5 0-12 0-12 7s7 7 12 7c33 0 65 0 98 0 0 32 0 65 0 98 0 5 0 12 7 12s7-7 7-12c0-33 0-66 0-98z">
              <text:p/>
            </draw:path>
            <draw:path draw:style-name="gr10" draw:text-style-name="P7" draw:layer="layout" svg:width="0.185cm" svg:height="0.154cm" svg:x="6.981cm" svg:y="8.03cm" svg:viewBox="0 0 186 155" svg:d="M169 21c4 0 17 0 17-12 0-9-8-9-14-9-27 0-53 0-80 0-53 0-92 58-92 100 0 31 21 55 53 55 41 0 88-42 88-96 0-6 0-23-11-38 13 0 26 0 39 0zM53 148c-17 0-31-13-31-38 0-11 4-39 16-60 15-24 36-29 48-29 30 0 32 23 32 34 0 16-7 45-19 63-13 21-32 30-46 30z">
              <text:p/>
            </draw:path>
            <draw:path draw:style-name="gr10" draw:text-style-name="P7" draw:layer="layout" svg:width="0.089cm" svg:height="0.162cm" svg:x="7.195cm" svg:y="8.071cm" svg:viewBox="0 0 90 163" svg:d="M56 7c0-7-1-7-8-7-15 16-38 16-48 16 0 3 0 6 0 9 6 0 22 0 36-7 0 42 0 83 0 125 0 8 0 11-25 11-3 0-6 0-9 0 0 3 0 6 0 9 4 0 35-1 44-1 7 0 38 1 44 1 0-3 0-6 0-9-3 0-7 0-10 0-24 0-24-3-24-11 0-46 0-91 0-136z">
              <text:p/>
            </draw:path>
            <draw:path draw:style-name="gr10" draw:text-style-name="P7" draw:layer="layout" svg:width="0.232cm" svg:height="0.081cm" svg:x="7.385cm" svg:y="8.053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10" draw:text-style-name="P7" draw:layer="layout" svg:width="0.158cm" svg:height="0.245cm" svg:x="7.697cm" svg:y="7.938cm" svg:viewBox="0 0 159 246" svg:d="M81 4c-1-1 0-4-4-4-8 0-34 3-43 4-3 0-7 0-7 7 0 4 3 4 9 4 16 0 17 2 17 6 0 2-1 5-1 7-17 67-34 134-51 202-1 4-1 5-1 7 0 8 7 9 10 9 5 0 10-3 12-7 2-3 17-67 20-76 12 1 40 7 40 30 0 3 0 4-1 7 0 5-1 9-1 13 0 20 14 33 32 33 11 0 20-5 28-17 9-16 13-35 13-36 0-3-4-3-5-3-3 0-3 1-5 6-7 26-15 43-30 43-7 0-11-4-11-16 0-6 1-14 2-19 2-6 2-8 2-11 0-23-22-33-52-37 11-6 22-18 30-26 17-19 33-34 50-34 2 0 3 0 3 1 5 0 5 0 8 2 1 1 1 1 1 2-17 1-20 15-20 19 0 5 4 12 14 12 9 0 19-8 19-21 0-11-8-22-24-22-10 0-26 2-51 30-12 14-26 28-39 33 12-50 24-99 36-148z">
              <text:p/>
            </draw:path>
            <draw:path draw:style-name="gr10" draw:text-style-name="P7" draw:layer="layout" svg:width="0.04cm" svg:height="0.104cm" svg:x="7.902cm" svg:y="8.143cm" svg:viewBox="0 0 41 105" svg:d="M41 37c0-23-9-37-23-37-11 0-18 9-18 19 0 9 7 19 18 19 4 0 9-2 13-5 1-1 1-1 1-1 1 0 1 0 1 5 0 26-12 47-24 59-4 4-4 4-4 5 0 3 2 4 4 4 4 0 32-27 32-68z">
              <text:p/>
            </draw:path>
            <draw:path draw:style-name="gr10" draw:text-style-name="P7" draw:layer="layout" svg:width="0.185cm" svg:height="0.154cm" svg:x="8.041cm" svg:y="8.03cm" svg:viewBox="0 0 186 155" svg:d="M169 21c4 0 17 0 17-12 0-9-8-9-14-9-27 0-53 0-80 0-53 0-92 58-92 100 0 31 21 55 53 55 41 0 88-42 88-96 0-6 0-23-11-38 13 0 26 0 39 0zM53 148c-17 0-31-13-31-38 0-11 4-39 16-60 15-24 36-29 48-29 30 0 32 23 32 34 0 16-7 45-19 63-13 21-32 30-46 30z">
              <text:p/>
            </draw:path>
            <draw:path draw:style-name="gr10" draw:text-style-name="P7" draw:layer="layout" svg:width="0.108cm" svg:height="0.162cm" svg:x="8.244cm" svg:y="8.071cm" svg:viewBox="0 0 109 163" svg:d="M109 119c-3 0-6 0-9 0 0 5-3 19-6 22-2 1-21 1-25 1-15 0-30 0-45 0 26-22 35-29 49-41 19-14 36-30 36-53 0-30-26-48-58-48-30 0-51 22-51 44 0 13 10 14 13 14 6 0 13-4 13-13 0-5-2-13-15-13 8-18 25-23 36-23 25 0 38 19 38 39 0 21-16 38-23 47-20 19-40 39-60 59-2 2-2 2-2 9 34 0 67 0 101 0 3-15 5-30 8-44z">
              <text:p/>
            </draw:path>
            <draw:path draw:style-name="gr10" draw:text-style-name="P7" draw:layer="layout" svg:width="0.232cm" svg:height="0.081cm" svg:x="8.445cm" svg:y="8.053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10" draw:text-style-name="P7" draw:layer="layout" svg:width="0.185cm" svg:height="0.154cm" svg:x="8.751cm" svg:y="8.03cm" svg:viewBox="0 0 186 155" svg:d="M168 21c5 0 18 0 18-12 0-9-8-9-14-9-27 0-53 0-80 0-53 0-92 58-92 100 0 31 21 55 52 55 42 0 89-42 89-96 0-6 0-23-11-38 13 0 25 0 38 0zM53 148c-17 0-31-13-31-38 0-11 4-39 16-60 15-24 36-29 48-29 29 0 32 23 32 34 0 16-7 45-19 63-13 21-32 30-46 30z">
              <text:p/>
            </draw:path>
            <draw:path draw:style-name="gr10" draw:text-style-name="P7" draw:layer="layout" svg:width="0.112cm" svg:height="0.167cm" svg:x="8.952cm" svg:y="8.071cm" svg:viewBox="0 0 113 168" svg:d="M53 81c20 0 33 13 33 40 0 30-17 39-32 39-9 0-31-2-41-17 11 0 14-8 14-14 0-8-6-13-14-13-7 0-13 4-13 14 0 23 25 38 55 38 34 0 58-23 58-47 0-19-16-39-43-44 26-10 35-28 35-43 0-19-23-34-50-34-28 0-48 13-48 33 0 8 6 13 13 13 8 0 12-6 12-12 0-8-4-13-12-13 9-11 26-14 35-14 11 0 26 6 26 27 0 10-3 22-10 29-8 10-15 10-27 11-6 0-7 0-8 1s-2 0-2 3 2 3 6 3 9 0 13 0z">
              <text:p/>
            </draw:path>
            <draw:path draw:style-name="gr10" draw:text-style-name="P7" draw:layer="layout" svg:width="0.232cm" svg:height="0.081cm" svg:x="9.155cm" svg:y="8.053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10" draw:text-style-name="P7" draw:layer="layout" svg:width="0.147cm" svg:height="0.239cm" svg:x="9.461cm" svg:y="7.948cm" svg:viewBox="0 0 148 240" svg:d="M148 121c0-28-2-56-14-82-16-33-45-39-60-39-21 0-47 9-61 42-11 24-13 51-13 79 0 27 1 58 16 85 15 28 41 34 58 34 19 0 45-7 61-39 11-25 13-52 13-80zM74 234c-14 0-35-9-41-43-4-21-4-53-4-74 0-22 0-45 3-64 7-42 33-45 42-45 11 0 35 6 41 41 4 19 4 46 4 68 0 26 0 50-4 73-5 33-25 44-41 44z">
              <text:p/>
            </draw:path>
            <draw:path draw:style-name="gr10" draw:text-style-name="P7" draw:layer="layout" svg:width="0.124cm" svg:height="0.419cm" svg:x="9.663cm" svg:y="7.883cm" svg:viewBox="0 0 125 420" svg:d="M75 266c0-12 0-32 45-50 4-2 5-2 5-5 0-1 0-4-3-4-47-19-47-38-47-58 0-33 0-65 0-97-1-19-17-30-22-33-15-11-45-19-49-19-3 0-4 2-4 5s1 4 4 4c46 18 46 36 46 55 0 28 0 57 0 86 0 19 0 43 57 61-57 18-57 38-57 60 0 29 0 58 0 86 0 18 0 36-45 53-4 2-5 2-5 6 0 2 1 4 4 4 1 0 47-9 63-32 8-10 8-18 8-31 0-30 0-60 0-91z">
              <text:p/>
            </draw:path>
          </draw:g>
        </draw:g>
        <draw:g draw:style-name="gr9">
          <svg:title>TexMaths</svg:title>
          <svg:desc>10§display§\Phi_1
\subseteq
\left\{
(\sigma_0, \sigma_1, \sigma_2, \sigma_3)
\in
\mathbb{Z}_{k+1}^4
\,\middle|\,
\sigma_0 \!=\! \sigma_1 \!=\! 0, 
\sigma_2 \!+\! \sigma_3 \!=\! k
\right\}§svg§600§TRUE§</svg:desc>
          <draw:g>
            <draw:path draw:style-name="gr10" draw:text-style-name="P7" draw:layer="layout" svg:width="0.213cm" svg:height="0.238cm" svg:x="1.63cm" svg:y="8.443cm" svg:viewBox="0 0 214 239" svg:d="M121 192c54-4 93-37 93-72 0-37-40-68-93-73 0-6 0-13 0-19 0-12 0-17 33-17 4 0 8 0 12 0 0-4 0-7 0-11-13 1-46 1-60 1-15 0-47 0-59-1 0 4 0 7 0 11 4 0 7 0 11 0 34 0 34 4 34 17 0 6 0 13 0 19-54 6-92 38-92 73 0 36 39 67 92 72 0 6 0 13 0 20 0 12 0 17-34 17-4 0-7 0-11 0 0 3 0 7 0 10 12-1 45-1 59-1s47 0 60 1c0-3 0-7 0-10-4 0-8 0-12 0-33 0-33-5-33-17 0-7 0-14 0-20zM92 184c-50-6-57-42-57-64 0-18 4-58 57-65 0 43 0 86 0 129zM121 55c48 6 58 38 58 65 0 21-5 58-58 65 0-44 0-87 0-130z">
              <text:p/>
            </draw:path>
            <draw:path draw:style-name="gr10" draw:text-style-name="P7" draw:layer="layout" svg:width="0.089cm" svg:height="0.162cm" svg:x="1.891cm" svg:y="8.572cm" svg:viewBox="0 0 90 163" svg:d="M56 7c0-7-1-7-8-7-15 16-38 16-48 16 0 3 0 6 0 9 6 0 22 0 36-7 0 42 0 83 0 125 0 8 0 11-25 11-3 0-6 0-9 0 0 3 0 6 0 9 4 0 35-1 44-1 7 0 38 1 44 1 0-3 0-6 0-9-3 0-7 0-10 0-24 0-24-3-24-11 0-46 0-91 0-136z">
              <text:p/>
            </draw:path>
            <draw:path draw:style-name="gr10" draw:text-style-name="P7" draw:layer="layout" svg:width="0.213cm" svg:height="0.27cm" svg:x="2.149cm" svg:y="8.459cm" svg:viewBox="0 0 214 271" svg:d="M202 15c6 0 12-1 12-8s-6-7-12-7c-31 0-63 0-94 0-61 0-108 46-108 102s48 102 108 102c31 0 63 0 94 0 6 0 12 0 12-7s-6-7-12-7c-31 0-63 0-94 0-55 0-94-41-94-88s40-87 94-87c31 0 63 0 94 0zM19 257c-6 0-12 0-12 7s6 7 12 7c61 0 122 0 183 0 6 0 12 0 12-7s-6-7-12-7c-61 0-122 0-183 0z">
              <text:p/>
            </draw:path>
            <draw:path draw:style-name="gr10" draw:text-style-name="P7" draw:layer="layout" svg:width="0.124cm" svg:height="0.419cm" svg:x="2.53cm" svg:y="8.384cm" svg:viewBox="0 0 125 420" svg:d="M51 154c0 25-12 38-48 52-2 1-3 2-3 5 0 2 1 3 4 4 47 19 47 37 47 56 0 33 0 65 0 97 0 10 5 23 21 33 17 12 46 19 49 19s4 0 4-4c0-3 0-4-6-6-10-4-37-14-43-36-1-4-1-5-1-18 0-28 0-57 0-86 0-18 0-43-57-59 57-18 57-42 57-61 0-29 0-58 0-86 0-19 0-38 48-55 2-1 2-3 2-4 0-3-1-5-4-5s-52 12-65 35c-5 10-5 13-5 29 0 30 0 60 0 90z">
              <text:p/>
            </draw:path>
            <draw:path draw:style-name="gr10" draw:text-style-name="P7" draw:layer="layout" svg:width="0.081cm" svg:height="0.349cm" svg:x="2.73cm" svg:y="8.419cm" svg:viewBox="0 0 82 350" svg:d="M82 347c0-1 0-2-6-8-44-44-55-109-55-163 0-61 13-122 56-166 5-4 5-5 5-6 0-2-2-4-4-4-3 0-35 24-56 69-18 38-22 77-22 107 0 27 4 69 23 108 22 44 52 66 55 66 2 0 4-1 4-3z">
              <text:p/>
            </draw:path>
            <draw:path draw:style-name="gr10" draw:text-style-name="P7" draw:layer="layout" svg:width="0.184cm" svg:height="0.154cm" svg:x="2.846cm" svg:y="8.531cm" svg:viewBox="0 0 185 155" svg:d="M168 21c5 0 17 0 17-12 0-9-7-9-13-9-27 0-53 0-80 0-53 0-92 58-92 100 0 31 20 55 52 55 42 0 88-42 88-96 0-6 0-23-10-38 13 0 25 0 38 0zM53 148c-18 0-32-13-32-38 0-11 5-39 17-60 15-24 36-29 48-29 29 0 32 23 32 34 0 16-7 45-19 63-14 21-33 30-46 30z">
              <text:p/>
            </draw:path>
            <draw:path draw:style-name="gr10" draw:text-style-name="P7" draw:layer="layout" svg:width="0.113cm" svg:height="0.167cm" svg:x="3.046cm" svg:y="8.572cm" svg:viewBox="0 0 114 168" svg:d="M114 85c0-27-3-47-15-64-7-11-23-21-42-21-57 0-57 67-57 85s0 83 57 83 57-65 57-83zM57 161c-12 0-27-6-31-26-4-15-4-35-4-53s0-37 4-50c5-20 21-25 31-25 13 0 26 8 30 22s4 31 4 53c0 18 0 36-3 52-5 22-21 27-31 27z">
              <text:p/>
            </draw:path>
            <draw:path draw:style-name="gr10" draw:text-style-name="P7" draw:layer="layout" svg:width="0.04cm" svg:height="0.104cm" svg:x="3.221cm" svg:y="8.644cm" svg:viewBox="0 0 41 105" svg:d="M41 37c0-23-9-37-23-37-11 0-18 9-18 19 0 9 7 19 18 19 5 0 9-2 13-5 1-1 1-1 1-1 1 0 1 0 1 5 0 26-12 47-24 59-4 4-4 4-4 5 0 3 2 4 4 4 4 0 32-27 32-68z">
              <text:p/>
            </draw:path>
            <draw:path draw:style-name="gr10" draw:text-style-name="P7" draw:layer="layout" svg:width="0.185cm" svg:height="0.154cm" svg:x="3.36cm" svg:y="8.531cm" svg:viewBox="0 0 186 155" svg:d="M169 21c4 0 17 0 17-12 0-9-7-9-14-9-27 0-53 0-80 0-53 0-92 58-92 100 0 31 21 55 53 55 41 0 88-42 88-96 0-6 0-23-11-38 13 0 26 0 39 0zM53 148c-17 0-31-13-31-38 0-11 4-39 16-60 15-24 36-29 48-29 30 0 33 23 33 34 0 16-7 45-19 63-14 21-33 30-47 30z">
              <text:p/>
            </draw:path>
            <draw:path draw:style-name="gr10" draw:text-style-name="P7" draw:layer="layout" svg:width="0.089cm" svg:height="0.162cm" svg:x="3.574cm" svg:y="8.572cm" svg:viewBox="0 0 90 163" svg:d="M56 7c0-7-1-7-7-7-16 16-39 16-49 16 0 3 0 6 0 9 6 0 23 0 36-7 0 42 0 83 0 125 0 8 0 11-25 11-3 0-6 0-9 0 0 3 0 6 0 9 5 0 35-1 44-1 8 0 38 1 44 1 0-3 0-6 0-9-3 0-6 0-9 0-25 0-25-3-25-11 0-46 0-91 0-136z">
              <text:p/>
            </draw:path>
            <draw:path draw:style-name="gr10" draw:text-style-name="P7" draw:layer="layout" svg:width="0.041cm" svg:height="0.104cm" svg:x="3.735cm" svg:y="8.644cm" svg:viewBox="0 0 42 105" svg:d="M42 37c0-23-9-37-23-37-12 0-19 9-19 19 0 9 7 19 19 19 4 0 9-2 12-5 1-1 1-1 2-1 0 2 1 0 1 5 0 26-12 47-24 59-4 4-4 4-4 5 0 3 2 4 4 4 3 0 32-27 32-68z">
              <text:p/>
            </draw:path>
            <draw:path draw:style-name="gr10" draw:text-style-name="P7" draw:layer="layout" svg:width="0.185cm" svg:height="0.154cm" svg:x="3.875cm" svg:y="8.531cm" svg:viewBox="0 0 186 155" svg:d="M168 21c5 0 18 0 18-12 0-9-8-9-14-9-27 0-53 0-80 0-53 0-92 58-92 100 0 31 20 55 52 55 42 0 89-42 89-96 0-6 0-23-11-38 13 0 25 0 38 0zM53 148c-17 0-31-13-31-38 0-11 4-39 16-60 15-24 36-29 48-29 29 0 32 23 32 34 0 16-7 45-19 63-14 21-33 30-46 30z">
              <text:p/>
            </draw:path>
            <draw:path draw:style-name="gr10" draw:text-style-name="P7" draw:layer="layout" svg:width="0.107cm" svg:height="0.162cm" svg:x="4.078cm" svg:y="8.572cm" svg:viewBox="0 0 108 163" svg:d="M108 119c-3 0-5 0-8 0-1 5-3 19-6 22-2 1-21 1-25 1-15 0-30 0-45 0 26-22 34-29 49-41 18-14 35-30 35-53 0-30-26-48-57-48s-51 22-51 44c0 13 10 14 13 14 6 0 13-4 13-13 0-5-2-13-15-13 8-18 25-23 36-23 25 0 38 19 38 39 0 21-16 38-24 47-20 19-39 39-59 59-2 2-2 2-2 9 34 0 67 0 101 0 2-15 5-30 7-44z">
              <text:p/>
            </draw:path>
            <draw:path draw:style-name="gr10" draw:text-style-name="P7" draw:layer="layout" svg:width="0.04cm" svg:height="0.104cm" svg:x="4.25cm" svg:y="8.644cm" svg:viewBox="0 0 41 105" svg:d="M41 37c0-23-9-37-22-37-12 0-19 9-19 19 0 9 7 19 19 19 4 0 8-2 12-5 1-1 1-1 2-1 0 2 0 0 0 5 0 26-12 47-23 59-4 4-4 4-4 5 0 3 1 4 3 4 4 0 32-27 32-68z">
              <text:p/>
            </draw:path>
            <draw:path draw:style-name="gr10" draw:text-style-name="P7" draw:layer="layout" svg:width="0.185cm" svg:height="0.154cm" svg:x="4.389cm" svg:y="8.531cm" svg:viewBox="0 0 186 155" svg:d="M169 21c5 0 17 0 17-12 0-9-7-9-13-9-27 0-54 0-81 0-53 0-92 58-92 100 0 31 21 55 53 55 42 0 88-42 88-96 0-6 0-23-11-38 13 0 26 0 39 0zM53 148c-17 0-31-13-31-38 0-11 4-39 17-60 14-24 35-29 47-29 30 0 33 23 33 34 0 16-7 45-19 63-14 21-33 30-47 30z">
              <text:p/>
            </draw:path>
            <draw:path draw:style-name="gr10" draw:text-style-name="P7" draw:layer="layout" svg:width="0.112cm" svg:height="0.167cm" svg:x="4.59cm" svg:y="8.572cm" svg:viewBox="0 0 113 168" svg:d="M54 81c19 0 33 13 33 40 0 30-18 39-32 39-10 0-32-2-42-17 12 0 14-8 14-14 0-8-6-13-13-13s-14 4-14 14c0 23 26 38 55 38 35 0 58-23 58-47 0-19-16-39-43-44 26-10 36-28 36-43 0-19-23-34-50-34s-48 13-48 33c0 8 5 13 12 13 8 0 13-6 13-12 0-8-5-13-13-13 9-11 26-14 35-14 11 0 27 6 27 27 0 10-4 22-10 29-8 10-15 10-27 11-7 0-7 0-8 1-1 0-3 0-3 3s2 3 7 3c4 0 9 0 13 0z">
              <text:p/>
            </draw:path>
            <draw:path draw:style-name="gr10" draw:text-style-name="P7" draw:layer="layout" svg:width="0.081cm" svg:height="0.349cm" svg:x="4.754cm" svg:y="8.419cm" svg:viewBox="0 0 82 350" svg:d="M82 176c0-27-4-70-23-110-21-43-52-66-55-66-2 0-4 2-4 4 0 1 0 2 7 8 35 35 55 91 55 164 0 59-13 121-57 165-5 4-5 5-5 6 0 2 2 3 4 3 3 0 35-24 56-68 18-39 22-77 22-106z">
              <text:p/>
            </draw:path>
            <draw:path draw:style-name="gr10" draw:text-style-name="P7" draw:layer="layout" svg:width="0.175cm" svg:height="0.203cm" svg:x="4.998cm" svg:y="8.493cm" svg:viewBox="0 0 176 204" svg:d="M163 109c6 0 13 0 13-7s-7-7-13-7c-50 0-99 0-149 0 4-47 45-81 94-81 18 0 37 0 55 0 6 0 13 0 13-7s-7-7-13-7c-18 0-37 0-55 0-60 0-108 46-108 102s48 102 108 102c18 0 37 0 55 0 6 0 13 0 13-7s-7-7-13-7c-18 0-37 0-55 0-49 0-90-34-94-81 50 0 99 0 149 0z">
              <text:p/>
            </draw:path>
            <draw:path draw:style-name="gr10" draw:text-style-name="P7" draw:layer="layout" svg:width="0.213cm" svg:height="0.239cm" svg:x="5.31cm" svg:y="8.442cm" svg:viewBox="0 0 214 240" svg:d="M200 13c3-5 3-5 3-6 0-7-5-7-11-7-54 0-107 0-161 0-12 0-12 1-13 10-2 16-3 32-5 48 0 1-1 3-1 4 0 5 4 7 7 7s5-2 6-5c1-9 4-24 26-37 20-13 44-14 56-14 10 0 19 0 29 0-44 71-88 143-132 215-4 5-4 5-4 6 0 6 6 6 12 6 60 0 121 0 181 0 10 0 10-1 12-9 3-23 6-46 9-69 0-4-3-7-6-7-5 0-6 4-7 11-6 29-33 62-83 62-17 0-33 0-50 0 44-72 88-144 132-215zM30 13c6 0 13 0 19 0-10 5-16 11-20 15 0-5 1-10 1-15zM150 13c12 0 24 0 36 0-44 71-89 143-133 215-12 0-23 0-35 0 44-72 88-144 132-215zM169 228c10-6 19-13 27-23-1 7-2 11-3 23-8 0-16 0-24 0z">
              <text:p/>
            </draw:path>
            <draw:path draw:style-name="gr10" draw:text-style-name="P7" draw:layer="layout" svg:width="0.12cm" svg:height="0.165cm" svg:x="5.544cm" svg:y="8.372cm" svg:viewBox="0 0 121 166" svg:d="M121 125c0-3 0-6 0-8-9 0-18 0-27 0 0-37 0-73 0-110 0-5 0-7-6-7-3 0-4 0-6 4-27 38-55 75-82 113 0 2 0 5 0 8 24 0 49 0 73 0 0 7 0 14 0 21 0 8 0 11-20 11-2 0-5 0-7 0 0 3 0 6 0 9 12-1 28-1 37-1s25 0 37 1c0-3 0-6 0-9-2 0-4 0-6 0-20 0-20-3-20-11 0-7 0-14 0-21 9 0 18 0 27 0zM74 27c0 30 0 60 0 90-21 0-43 0-64 0 21-30 43-60 64-90z">
              <text:p/>
            </draw:path>
            <draw:path draw:style-name="gr10" draw:text-style-name="P7" draw:layer="layout" svg:width="0.12cm" svg:height="0.172cm" svg:x="5.553cm" svg:y="8.598cm" svg:viewBox="0 0 121 173" svg:d="M59 7c0-1 1-3 1-4s-1-3-4-3c-5 0-25 2-32 2-2 1-5 1-5 6 0 3 3 3 6 3 12 0 12 2 12 4s0 3-1 6c-11 46-23 92-34 139-2 4-2 4-2 5 0 4 3 8 9 8s9-5 11-10c0-1 11-45 12-48 17 2 32 7 32 20 0 1 0 2-1 5-1 4-1 5-1 8 0 17 14 25 26 25 24 0 21-26 31-38 0-3-3-3-4-3-3 0-3 1-5 6-2 11-9 28-21 28-7 0-9-6-9-13 0-4 0-4 2-11 0-1 1-5 1-7 0-22-30-26-40-27 7-4 16-12 21-16 12-12 24-23 38-23 3 0 6 1 8 3-10 2-13 10-13 14 0 5 5 9 10 9 7 0 14-5 14-16 0-8-6-17-19-17-14 0-26 10-39 22-10 9-18 17-29 21 8-33 17-65 25-98z">
              <text:p/>
            </draw:path>
            <draw:path draw:style-name="gr10" draw:text-style-name="P7" draw:layer="layout" svg:width="0.18cm" svg:height="0.18cm" svg:x="5.707cm" svg:y="8.616cm" svg:viewBox="0 0 181 181" svg:d="M97 97c25 0 50 0 75 0 4 0 9 0 9-6s-5-6-9-6c-25 0-50 0-75 0 0-25 0-51 0-76 0-3 0-9-6-9s-6 6-6 9c0 25 0 51 0 76-25 0-51 0-76 0-3 0-9 0-9 6s6 6 9 6c25 0 51 0 76 0 0 25 0 50 0 75 0 3 0 9 6 9s6-5 6-9c0-25 0-50 0-75z">
              <text:p/>
            </draw:path>
            <draw:path draw:style-name="gr10" draw:text-style-name="P7" draw:layer="layout" svg:width="0.088cm" svg:height="0.162cm" svg:x="5.932cm" svg:y="8.605cm" svg:viewBox="0 0 89 163" svg:d="M55 7c0-6 0-7-7-7-16 16-38 16-48 16 0 3 0 6 0 9 6 0 22 0 35-7 0 42 0 83 0 125 0 8 0 12-24 12-3 0-7 0-10 0 0 2 0 5 0 8 5 0 35-1 44-1 8 0 39 1 44 1 0-3 0-6 0-8-3 0-6 0-9 0-25 0-25-4-25-12 0-46 0-91 0-136z">
              <text:p/>
            </draw:path>
            <draw:path draw:style-name="gr10" draw:text-style-name="P7" draw:layer="layout" svg:width="0.014cm" svg:height="0.224cm" svg:x="6.172cm" svg:y="8.377cm" svg:viewBox="0 0 15 225" svg:d="M0 212c0 6 0 13 7 13 8 0 8-7 8-13 0-67 0-133 0-199 0-6 0-13-7-13-8 0-8 7-8 13 0 66 0 132 0 199z">
              <text:p/>
            </draw:path>
            <draw:path draw:style-name="gr10" draw:text-style-name="P7" draw:layer="layout" svg:width="0.014cm" svg:height="0.224cm" svg:x="6.172cm" svg:y="8.588cm" svg:viewBox="0 0 15 225" svg:d="M0 212c0 5 0 13 7 13 8 0 8-7 8-13 0-67 0-133 0-199 0-6 0-13-7-13-8 0-8 7-8 13 0 66 0 132 0 199z">
              <text:p/>
            </draw:path>
            <draw:path draw:style-name="gr10" draw:text-style-name="P7" draw:layer="layout" svg:width="0.185cm" svg:height="0.154cm" svg:x="6.31cm" svg:y="8.531cm" svg:viewBox="0 0 186 155" svg:d="M169 21c4 0 17 0 17-12 0-9-7-9-14-9-27 0-53 0-80 0-53 0-92 58-92 100 0 31 21 55 53 55 41 0 88-42 88-96 0-6 0-23-11-38 13 0 26 0 39 0zM53 148c-17 0-31-13-31-38 0-11 4-39 16-60 15-24 36-29 48-29 30 0 33 23 33 34 0 16-7 45-19 63-14 21-33 30-47 30z">
              <text:p/>
            </draw:path>
            <draw:path draw:style-name="gr10" draw:text-style-name="P7" draw:layer="layout" svg:width="0.114cm" svg:height="0.167cm" svg:x="6.51cm" svg:y="8.572cm" svg:viewBox="0 0 115 168" svg:d="M115 85c0-27-4-47-15-64-8-11-23-21-43-21-57 0-57 67-57 85s0 83 57 83 58-65 58-83zM57 161c-11 0-26-6-31-26-3-15-3-35-3-53s0-37 3-50c6-20 21-25 31-25 14 0 27 8 31 22s4 31 4 53c0 18 0 36-3 52-5 22-22 27-32 27z">
              <text:p/>
            </draw:path>
            <draw:path draw:style-name="gr10" draw:text-style-name="P7" draw:layer="layout" svg:width="0.233cm" svg:height="0.081cm" svg:x="6.714cm" svg:y="8.554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0" draw:text-style-name="P7" draw:layer="layout" svg:width="0.185cm" svg:height="0.154cm" svg:x="7.02cm" svg:y="8.531cm" svg:viewBox="0 0 186 155" svg:d="M169 21c4 0 17 0 17-12 0-9-8-9-14-9-27 0-53 0-80 0-53 0-92 58-92 100 0 31 21 55 53 55 41 0 88-42 88-96 0-6 0-23-11-38 13 0 26 0 39 0zM53 148c-17 0-31-13-31-38 0-11 4-39 16-60 15-24 36-29 48-29 30 0 32 23 32 34 0 16-7 45-19 63-13 21-32 30-46 30z">
              <text:p/>
            </draw:path>
            <draw:path draw:style-name="gr10" draw:text-style-name="P7" draw:layer="layout" svg:width="0.089cm" svg:height="0.162cm" svg:x="7.234cm" svg:y="8.572cm" svg:viewBox="0 0 90 163" svg:d="M56 7c0-7-1-7-8-7-15 16-38 16-48 16 0 3 0 6 0 9 6 0 22 0 36-7 0 42 0 83 0 125 0 8 0 11-25 11-3 0-6 0-9 0 0 3 0 6 0 9 4 0 35-1 44-1 7 0 38 1 44 1 0-3 0-6 0-9-3 0-7 0-10 0-24 0-24-3-24-11 0-46 0-91 0-136z">
              <text:p/>
            </draw:path>
            <draw:path draw:style-name="gr10" draw:text-style-name="P7" draw:layer="layout" svg:width="0.232cm" svg:height="0.081cm" svg:x="7.424cm" svg:y="8.554cm" svg:viewBox="0 0 233 82" svg:d="M222 14c5 0 11 0 11-7s-6-7-11-7c-70 0-141 0-211 0-5 0-11 0-11 7s6 7 12 7c70 0 140 0 210 0zM222 82c5 0 11 0 11-7s-6-7-11-7c-70 0-140 0-210 0-6 0-12 0-12 7s6 7 11 7c70 0 141 0 211 0z">
              <text:p/>
            </draw:path>
            <draw:path draw:style-name="gr10" draw:text-style-name="P7" draw:layer="layout" svg:width="0.147cm" svg:height="0.239cm" svg:x="7.73cm" svg:y="8.449cm" svg:viewBox="0 0 148 240" svg:d="M148 121c0-28-2-56-14-82-16-33-45-39-60-39-21 0-46 9-61 42-11 24-13 51-13 79 0 27 2 58 16 85 15 28 41 34 58 34 19 0 46-7 61-39 11-25 13-52 13-80zM74 234c-14 0-34-9-41-43-4-21-4-53-4-74 0-22 0-45 3-64 7-42 33-45 42-45 12 0 35 6 41 41 4 19 4 46 4 68 0 26 0 50-4 73-5 33-25 44-41 44z">
              <text:p/>
            </draw:path>
            <draw:path draw:style-name="gr10" draw:text-style-name="P7" draw:layer="layout" svg:width="0.04cm" svg:height="0.104cm" svg:x="7.922cm" svg:y="8.644cm" svg:viewBox="0 0 41 105" svg:d="M41 37c0-23-8-37-22-37-12 0-19 9-19 19 0 9 7 19 19 19 4 0 9-2 12-5 1-1 1-1 2-1 0 2 1 0 1 5 0 26-13 47-24 59-4 4-4 4-4 5 0 3 2 4 4 4 3 0 31-27 31-68z">
              <text:p/>
            </draw:path>
            <draw:path draw:style-name="gr10" draw:text-style-name="P7" draw:layer="layout" svg:width="0.185cm" svg:height="0.154cm" svg:x="8.062cm" svg:y="8.531cm" svg:viewBox="0 0 186 155" svg:d="M168 21c5 0 18 0 18-12 0-9-8-9-14-9-27 0-53 0-80 0-53 0-92 58-92 100 0 31 20 55 52 55 42 0 89-42 89-96 0-6 0-23-11-38 13 0 25 0 38 0zM53 148c-17 0-32-13-32-38 0-11 5-39 17-60 15-24 36-29 48-29 29 0 32 23 32 34 0 16-7 45-19 63-14 21-33 30-46 30z">
              <text:p/>
            </draw:path>
            <draw:path draw:style-name="gr10" draw:text-style-name="P7" draw:layer="layout" svg:width="0.107cm" svg:height="0.162cm" svg:x="8.265cm" svg:y="8.572cm" svg:viewBox="0 0 108 163" svg:d="M108 119c-3 0-5 0-8 0-1 5-3 19-6 22-2 1-21 1-25 1-15 0-30 0-45 0 26-22 34-29 49-41 18-14 35-30 35-53 0-30-26-48-57-48s-51 22-51 44c0 13 10 14 13 14 6 0 13-4 13-13 0-5-2-13-15-13 8-18 25-23 36-23 25 0 37 19 37 39 0 21-15 38-23 47-20 19-39 39-59 59-2 2-2 2-2 9 34 0 67 0 101 0 2-15 5-30 7-44z">
              <text:p/>
            </draw:path>
            <draw:path draw:style-name="gr10" draw:text-style-name="P7" draw:layer="layout" svg:width="0.233cm" svg:height="0.233cm" svg:x="8.446cm" svg:y="8.478cm" svg:viewBox="0 0 234 234" svg:d="M124 124c33 0 65 0 98 0 5 0 12 0 12-7s-7-7-12-7c-33 0-65 0-98 0 0-33 0-65 0-98 0-5 0-12-7-12s-7 7-7 12c0 33 0 65 0 98-33 0-65 0-98 0-5 0-12 0-12 7s7 7 12 7c33 0 65 0 98 0 0 32 0 65 0 98 0 5 0 12 7 12s7-7 7-12c0-33 0-66 0-98z">
              <text:p/>
            </draw:path>
            <draw:path draw:style-name="gr10" draw:text-style-name="P7" draw:layer="layout" svg:width="0.185cm" svg:height="0.154cm" svg:x="8.732cm" svg:y="8.531cm" svg:viewBox="0 0 186 155" svg:d="M169 21c5 0 17 0 17-12 0-9-7-9-13-9-27 0-53 0-80 0-54 0-93 58-93 100 0 31 21 55 53 55 42 0 88-42 88-96 0-6 0-23-11-38 13 0 26 0 39 0zM54 148c-18 0-32-13-32-38 0-11 4-39 17-60 15-24 36-29 48-29 29 0 32 23 32 34 0 16-7 45-19 63-14 21-33 30-46 30z">
              <text:p/>
            </draw:path>
            <draw:path draw:style-name="gr10" draw:text-style-name="P7" draw:layer="layout" svg:width="0.112cm" svg:height="0.167cm" svg:x="8.933cm" svg:y="8.572cm" svg:viewBox="0 0 113 168" svg:d="M54 81c19 0 33 13 33 40 0 30-18 39-32 39-10 0-31-2-42-17 12 0 15-8 15-14 0-8-6-13-14-13-7 0-14 4-14 14 0 23 26 38 56 38 34 0 57-23 57-47 0-19-15-39-42-44 25-10 35-28 35-43 0-19-23-34-50-34s-48 13-48 33c0 8 5 13 13 13 7 0 12-6 12-12 0-8-5-13-12-13 8-11 25-14 34-14 11 0 27 6 27 27 0 10-4 22-10 29-8 10-15 10-27 11-6 0-7 0-8 1-1 0-3 0-3 3s3 3 7 3 9 0 13 0z">
              <text:p/>
            </draw:path>
            <draw:path draw:style-name="gr10" draw:text-style-name="P7" draw:layer="layout" svg:width="0.233cm" svg:height="0.081cm" svg:x="9.136cm" svg:y="8.554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0" draw:text-style-name="P7" draw:layer="layout" svg:width="0.158cm" svg:height="0.245cm" svg:x="9.448cm" svg:y="8.439cm" svg:viewBox="0 0 159 246" svg:d="M82 4c-2-1 0-4-5-4-8 0-33 3-43 4-2 0-6 0-6 7 0 4 3 4 8 4 17 0 18 2 18 6 0 2-1 5-1 7-17 67-34 134-51 202-2 4-2 5-2 7 0 8 7 9 10 9 5 0 10-3 12-7 2-3 18-67 20-76 12 1 41 7 41 30 0 3 0 4-1 7-1 5-2 9-2 13 0 20 14 33 33 33 10 0 20-5 27-17 9-16 13-35 13-36 0-3-3-3-4-3-4 0-4 1-5 6-7 26-15 43-31 43-6 0-11-4-11-16 0-6 2-14 3-19 1-6 1-8 1-11 0-23-22-33-52-37 11-6 23-18 31-26 16-19 33-34 50-34 2 0 2 0 3 1 4 0 5 0 7 2 1 1 1 1 2 2-17 1-20 15-20 19 0 5 4 12 13 12s19-8 19-21c0-11-8-22-23-22-10 0-26 2-52 30-12 14-25 28-39 33 12-50 25-99 37-148z">
              <text:p/>
            </draw:path>
            <draw:path draw:style-name="gr10" draw:text-style-name="P7" draw:layer="layout" svg:width="0.124cm" svg:height="0.419cm" svg:x="9.663cm" svg:y="8.384cm" svg:viewBox="0 0 125 420" svg:d="M75 266c0-12 0-32 45-50 4-2 5-2 5-5 0-1 0-4-3-4-47-19-47-38-47-58 0-33 0-65 0-97-1-19-17-30-22-33-15-11-45-19-49-19-3 0-4 2-4 5s1 4 4 4c46 18 46 36 46 55 0 28 0 57 0 86 0 19 0 43 57 61-57 18-57 38-57 60 0 29 0 58 0 86 0 18 0 36-45 53-4 2-5 2-5 6 0 2 1 4 4 4 1 0 47-9 63-32 8-10 8-18 8-31 0-30 0-60 0-91z">
              <text:p/>
            </draw:path>
          </draw:g>
        </draw:g>
        <draw:g draw:style-name="gr9">
          <svg:title>TexMaths</svg:title>
          <svg:desc>10§display§| \Phi_0 | \!=\! 
| \Phi_1 | \!=\!
2^{k_{\rm b}}
\!\leq\!
k \!+\! 1§svg§600§TRUE§</svg:desc>
          <draw:g>
            <draw:path draw:style-name="gr10" draw:text-style-name="P7" draw:layer="layout" svg:width="0.013cm" svg:height="0.349cm" svg:x="2.109cm" svg:y="8.97cm" svg:viewBox="0 0 14 350" svg:d="M14 13c0-7 0-13-7-13s-7 6-7 13c0 108 0 216 0 324 0 7 0 13 7 13s7-6 7-13c0-108 0-216 0-324z">
              <text:p/>
            </draw:path>
            <draw:path draw:style-name="gr10" draw:text-style-name="P7" draw:layer="layout" svg:width="0.213cm" svg:height="0.237cm" svg:x="2.184cm" svg:y="8.994cm" svg:viewBox="0 0 214 238" svg:d="M121 192c54-4 93-37 93-72 0-37-40-69-93-73 0-7 0-13 0-20 0-12 0-16 33-16 4 0 8 0 12 0 0-4 0-7 0-11-13 1-45 1-59 1-15 0-48 0-60-1 0 4 0 7 0 11 4 0 7 0 11 0 34 0 34 4 34 16 0 7 0 13 0 20-54 5-92 38-92 72 0 36 39 68 92 73 0 6 0 13 0 19 0 12 0 16-34 16-4 0-7 0-11 0 0 4 0 8 0 11 12-1 44-1 59-1 14 0 47 0 60 1 0-3 0-7 0-11-4 0-8 0-12 0-33 0-33-4-33-16 0-6 0-13 0-19zM92 184c-50-7-56-43-56-64 0-19 3-58 56-65 0 43 0 86 0 129zM121 55c48 5 58 38 58 64 0 21-5 59-58 65 0-43 0-86 0-129z">
              <text:p/>
            </draw:path>
            <draw:path draw:style-name="gr10" draw:text-style-name="P7" draw:layer="layout" svg:width="0.113cm" svg:height="0.167cm" svg:x="2.431cm" svg:y="9.122cm" svg:viewBox="0 0 114 168" svg:d="M114 85c0-27-3-47-14-64-8-11-23-21-43-21-57 0-57 67-57 85 0 17 0 83 57 83s57-66 57-83zM57 161c-11 0-26-7-31-27-3-14-3-34-3-53 0-18 0-36 3-50 6-19 21-24 31-24 14 0 26 8 31 22 4 13 4 31 4 52 0 19 0 37-3 52-5 23-22 28-32 28z">
              <text:p/>
            </draw:path>
            <draw:path draw:style-name="gr10" draw:text-style-name="P7" draw:layer="layout" svg:width="0.013cm" svg:height="0.349cm" svg:x="2.618cm" svg:y="8.97cm" svg:viewBox="0 0 14 350" svg:d="M14 13c0-7 0-13-7-13s-7 6-7 13c0 108 0 216 0 324 0 7 0 13 7 13s7-6 7-13c0-108 0-216 0-324z">
              <text:p/>
            </draw:path>
            <draw:path draw:style-name="gr10" draw:text-style-name="P7" draw:layer="layout" svg:width="0.232cm" svg:height="0.081cm" svg:x="2.733cm" svg:y="9.105cm" svg:viewBox="0 0 233 82" svg:d="M221 14c5 0 12 0 12-7s-7-7-11-7c-70 0-141 0-211 0-5 0-11 0-11 7s6 7 11 7c70 0 140 0 210 0zM222 82c4 0 11 0 11-7s-7-7-12-7c-70 0-140 0-210 0-5 0-11 0-11 7s6 7 11 7c70 0 141 0 211 0z">
              <text:p/>
            </draw:path>
            <draw:path draw:style-name="gr10" draw:text-style-name="P7" draw:layer="layout" svg:width="0.013cm" svg:height="0.349cm" svg:x="3.067cm" svg:y="8.97cm" svg:viewBox="0 0 14 350" svg:d="M14 13c0-7 0-13-7-13s-7 6-7 13c0 108 0 216 0 324 0 7 0 13 7 13s7-6 7-13c0-108 0-216 0-324z">
              <text:p/>
            </draw:path>
            <draw:path draw:style-name="gr10" draw:text-style-name="P7" draw:layer="layout" svg:width="0.213cm" svg:height="0.237cm" svg:x="3.142cm" svg:y="8.994cm" svg:viewBox="0 0 214 238" svg:d="M121 192c54-4 93-37 93-72 0-37-40-69-93-73 0-7 0-13 0-20 0-12 0-16 33-16 4 0 8 0 12 0 0-4 0-7 0-11-13 1-45 1-59 1-15 0-48 0-60-1 0 4 0 7 0 11 4 0 7 0 11 0 34 0 34 4 34 16 0 7 0 13 0 20-54 5-92 38-92 72 0 36 39 68 92 73 0 6 0 13 0 19 0 12 0 16-34 16-4 0-7 0-11 0 0 4 0 8 0 11 12-1 44-1 59-1 14 0 47 0 60 1 0-3 0-7 0-11-4 0-8 0-12 0-33 0-33-4-33-16 0-6 0-13 0-19zM92 184c-50-7-56-43-56-64 0-19 3-58 56-65 0 43 0 86 0 129zM121 55c48 5 58 38 58 64 0 21-5 59-58 65 0-43 0-86 0-129z">
              <text:p/>
            </draw:path>
            <draw:path draw:style-name="gr10" draw:text-style-name="P7" draw:layer="layout" svg:width="0.089cm" svg:height="0.162cm" svg:x="3.403cm" svg:y="9.122cm" svg:viewBox="0 0 90 163" svg:d="M56 7c0-7-1-7-7-7-16 15-39 16-49 16 0 3 0 5 0 8 6 0 22 0 36-6 0 42 0 83 0 125 0 8 0 11-25 11-3 0-6 0-9 0 0 3 0 6 0 9 4 0 35-1 44-1 7 0 38 1 44 1 0-3 0-6 0-9-3 0-6 0-9 0-25 0-25-3-25-11 0-46 0-91 0-136z">
              <text:p/>
            </draw:path>
            <draw:path draw:style-name="gr10" draw:text-style-name="P7" draw:layer="layout" svg:width="0.013cm" svg:height="0.349cm" svg:x="3.576cm" svg:y="8.97cm" svg:viewBox="0 0 14 350" svg:d="M14 13c0-7 0-13-7-13s-7 6-7 13c0 108 0 216 0 324 0 7 0 13 7 13s7-6 7-13c0-108 0-216 0-324z">
              <text:p/>
            </draw:path>
            <draw:path draw:style-name="gr10" draw:text-style-name="P7" draw:layer="layout" svg:width="0.233cm" svg:height="0.081cm" svg:x="3.69cm" svg:y="9.105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10" draw:text-style-name="P7" draw:layer="layout" svg:width="0.139cm" svg:height="0.231cm" svg:x="4cm" svg:y="9cm" svg:viewBox="0 0 140 232" svg:d="M27 205c12-11 25-23 37-35 55-48 76-67 76-102 0-40-32-68-75-68-39 0-65 32-65 63 0 20 17 20 18 20 6 0 19-4 19-19 0-9-7-18-19-18-3 0-4 0-5 0 8-23 27-35 48-35 32 0 47 28 47 57 0 28-18 55-37 77-22 25-45 50-67 74-4 4-4 5-4 13 43 0 87 0 130 0 3-20 7-40 10-60-3 0-6 0-9 0-2 11-4 26-8 30-2 3-25 3-33 3-21 0-42 0-63 0z">
              <text:p/>
            </draw:path>
            <draw:path draw:style-name="gr10" draw:text-style-name="P7" draw:layer="layout" svg:width="0.12cm" svg:height="0.172cm" svg:x="4.176cm" svg:y="8.918cm" svg:viewBox="0 0 121 173" svg:d="M59 7c0-1 1-3 1-4s-1-3-4-3c-5 0-25 2-32 2-2 1-5 1-5 6 0 4 3 4 6 4 12 0 12 1 12 3s0 3-1 6c-12 46-23 92-35 139-1 4-1 3-1 5 0 4 3 8 9 8s9-5 11-10c0-1 11-45 12-48 17 2 31 7 31 20 0 1 0 3 0 5-1 4-1 5-1 8 0 17 14 25 26 25 24 0 31-37 31-38 0-3-3-3-4-3-3 0-3 1-5 6-2 11-9 28-21 28-7 0-9-6-9-13 0-4 0-4 2-11 0-1 1-5 1-7 0-22-30-26-40-26 7-5 16-13 20-17 13-11 25-23 39-23 3 0 6 1 8 3-10 2-13 10-13 14 0 5 5 9 10 9 7 0 14-5 14-16 0-8-6-17-19-17-14 0-26 10-39 22-10 10-18 17-29 21 8-33 17-65 25-98z">
              <text:p/>
            </draw:path>
            <draw:path draw:style-name="gr10" draw:text-style-name="P7" draw:layer="layout" svg:width="0.104cm" svg:height="0.123cm" svg:x="4.321cm" svg:y="9.004cm" svg:viewBox="0 0 105 124" svg:d="M29 0c-10 1-19 1-29 2 0 3 0 5 0 8 13 0 14 1 14 9 0 34 0 68 0 103 3 0 5 0 8 0 1-3 2-5 4-7 0-1 1-3 1-4 8 8 19 13 30 13 27 0 48-18 48-40 0-21-19-40-46-40-9 0-20 3-30 10 0-18 0-36 0-54zM30 63c6-9 17-13 28-13 21 0 30 15 30 34 0 10-3 19-10 25-5 6-14 9-22 9-12 0-21-7-26-15 0-14 0-27 0-40z">
              <text:p/>
            </draw:path>
            <draw:path draw:style-name="gr10" draw:text-style-name="P7" draw:layer="layout" svg:width="0.214cm" svg:height="0.269cm" svg:x="4.542cm" svg:y="9.01cm" svg:viewBox="0 0 215 270" svg:d="M208 15c4-2 7-4 7-8s-3-7-7-7c-2 0-5 2-6 2-65 31-130 61-195 92-6 3-7 5-7 8s2 6 7 8c65 30 130 60 195 91 4 1 5 1 6 1 4 0 7-2 7-6 0-3-1-5-7-8-61-29-123-58-184-86 61-29 123-58 184-87zM203 270c6 0 12 0 12-7s-7-7-13-7c-63 0-126 0-189 0-5 0-13 0-13 7s7 7 13 7c63 0 127 0 190 0z">
              <text:p/>
            </draw:path>
            <draw:path draw:style-name="gr10" draw:text-style-name="P7" draw:layer="layout" svg:width="0.158cm" svg:height="0.245cm" svg:x="4.845cm" svg:y="8.99cm" svg:viewBox="0 0 159 246" svg:d="M81 4c0-1 0-4-4-4-8 0-34 3-43 3-3 1-7 1-7 7 0 5 3 5 9 5 16 0 17 2 17 6 0 2-1 5-1 7-17 67-34 134-51 201-1 5-1 5-1 7 0 8 7 10 10 10 5 0 10-3 12-7 2-3 17-67 20-76 12 1 40 7 40 30 0 2 0 4-1 7 0 3-1 8-1 11 0 21 14 35 32 35 11 0 20-5 28-18 9-16 13-34 13-35 0-3-4-3-5-3-3 0-3 1-5 6-7 25-15 42-30 42-7 0-11-3-11-16 0-6 1-14 2-20 2-5 2-6 2-10 0-22-22-33-52-36 11-7 22-18 30-26 17-19 33-34 50-34 2 0 3 0 4 0 4 1 4 1 7 3 1 0 1 1 1 2-17 1-20 14-20 18 0 6 4 13 14 13 9 0 19-8 19-22 0-10-8-22-24-22-10 0-26 3-51 31-12 13-26 27-39 33 12-50 24-99 36-148z">
              <text:p/>
            </draw:path>
            <draw:path draw:style-name="gr10" draw:text-style-name="P7" draw:layer="layout" svg:width="0.232cm" svg:height="0.231cm" svg:x="5.059cm" svg:y="9.029cm" svg:viewBox="0 0 233 232" svg:d="M124 124c33 0 65 0 98 0 5 0 11 0 11-7s-6-7-11-7c-33 0-65 0-98 0 0-33 0-66 0-99 0-5 0-11-7-11s-7 6-7 11c0 33 0 66 0 99-33 0-66 0-99 0-5 0-11 0-11 7s6 7 11 7c33 0 66 0 99 0 0 32 0 65 0 97 0 5 0 11 7 11s7-6 7-11c0-32 0-65 0-97z">
              <text:p/>
            </draw:path>
            <draw:path draw:style-name="gr10" draw:text-style-name="P7" draw:layer="layout" svg:width="0.115cm" svg:height="0.231cm" svg:x="5.363cm" svg:y="9cm" svg:viewBox="0 0 116 232" svg:d="M72 9c0-9 0-9-8-9-22 22-53 22-64 22 0 4 0 7 0 11 7 0 28 0 46-9 0 60 0 121 0 181 0 12-1 16-33 16-4 0-7 0-11 0 0 4 0 8 0 11 12-1 43-1 57-1s45 0 57 1c0-3 0-7 0-11-4 0-7 0-11 0-32 0-33-3-33-16 0-65 0-131 0-196z">
              <text:p/>
            </draw:path>
          </draw:g>
        </draw:g>
        <draw:frame draw:style-name="gr65" draw:text-style-name="P4" draw:layer="layout" svg:width="4.341cm" svg:height="0.395cm" svg:x="1.402cm" svg:y="7.005cm">
          <draw:text-box>
            <text:p><text:span text:style-name="T1">Binary constraint vector set:</text:span></text:p>
          </draw:text-box>
        </draw:frame>
        <draw:g draw:style-name="gr9">
          <svg:title>TexMaths</svg:title>
          <svg:desc>10§display§\mathcal{B} \!\subset\! \mathbb{B}^{\nu}
\quad
(|\mathcal{B}| \!\geq\! 2^{k_{\rm a}})§svg§600§TRUE§</svg:desc>
          <draw:g>
            <draw:path draw:style-name="gr10" draw:text-style-name="P7" draw:layer="layout" svg:width="0.222cm" svg:height="0.253cm" svg:x="5.956cm" svg:y="7.103cm" svg:viewBox="0 0 223 254" svg:d="M88 9c1-4 1-4 1-6s-1-3-4-3c-4 0-15 5-22 9-16 8-29 14-29 21 0 2 2 2 4 2 4 0 13-5 20-8-5 34-13 79-19 109-13 60-20 80-37 114-2 4-2 4-2 5 0 2 3 2 4 2 5 0 20-6 26-16 4-8 17-34 28-74 8-30 21-76 46-112 16-23 31-33 53-33 19 0 36 12 36 31 0 31-33 42-70 54-4 2-28 10-28 19 0 2 2 2 3 2 2 0 10-1 17-1 36 0 65 21 65 54 0 43-38 57-70 57-27 0-40-15-44-20-2-2-2-2-5-2-8 0-26 10-26 17 0 1 14 24 52 24 50 0 122-35 122-91 0-29-19-51-55-58 28-12 69-37 69-70 0-20-17-35-43-35-12 0-57 3-99 55 2-15 5-31 7-46z">
              <text:p/>
            </draw:path>
            <draw:path draw:style-name="gr10" draw:text-style-name="P7" draw:layer="layout" svg:width="0.214cm" svg:height="0.201cm" svg:x="6.255cm" svg:y="7.161cm" svg:viewBox="0 0 215 202" svg:d="M202 14c6 0 13 0 13-7s-7-7-13-7c-31 0-63 0-94 0-60 0-108 45-108 102 0 56 48 100 108 100 31 0 63 0 94 0 6 0 13 0 13-6 0-7-7-7-13-7-31 0-62 0-93 0-55 0-95-40-95-87s40-88 95-88c31 0 62 0 93 0z">
              <text:p/>
            </draw:path>
            <draw:path draw:style-name="gr10" draw:text-style-name="P7" draw:layer="layout" svg:width="0.214cm" svg:height="0.238cm" svg:x="6.541cm" svg:y="7.11cm" svg:viewBox="0 0 215 239" svg:d="M46 32c0-5 0-13-3-20 13 0 25 0 38 0-4 6-4 13-4 18 0 60 0 120 0 179 0 5 0 12 4 18-13 0-25 0-38 0 3-6 3-15 3-20 0-58 0-117 0-175zM142 106c11-12 14-30 14-45 0-24-7-39-16-47 25 2 50 11 50 46 0 22-25 41-48 46zM89 31c0-7 0-11 5-15 2 0 7-4 15-4 16 0 35 13 35 49 0 40-20 48-55 49 0-27 0-53 0-79zM163 112c20-11 39-28 39-52 0-49-40-60-83-60-36 0-71 0-107 0-6 0-12 0-12 6s6 6 12 6c21 0 22 4 22 21 0 58 0 116 0 174 0 17-1 20-24 20-3 0-10 0-10 6s6 6 12 6c35 0 70 0 105 0 43 0 98-17 98-64 0-37-26-56-52-63zM89 208c0-28 0-57 0-86 28 0 40 0 51 8 14 11 15 33 15 45 0 13-1 52-45 52-21 0-21-12-21-19zM152 223c13-15 15-33 15-48 0-25-5-43-19-54 32 5 55 23 55 54 0 26-21 41-51 48z">
              <text:p/>
            </draw:path>
            <draw:path draw:style-name="gr10" draw:text-style-name="P7" draw:layer="layout" svg:width="0.126cm" svg:height="0.107cm" svg:x="6.79cm" svg:y="7.097cm" svg:viewBox="0 0 127 108" svg:d="M44 7c0-1 1-2 1-3s0-4-4-4c-1 0-15 1-16 1-5 1-9 1-14 2-4 0-7 0-7 5 0 4 3 4 6 4 12 0 12 1 12 3s-1 7-2 10c-4 17-8 33-12 50-6 24-8 29-8 30 0 3 4 3 5 3s3 0 4 0c22-3 53-15 79-38 34-30 26-41 39-62 0-4-4-8-9-8-8 0-10 7-12 14-10 35-43 72-85 85 8-31 15-61 23-92z">
              <text:p/>
            </draw:path>
            <draw:path draw:style-name="gr10" draw:text-style-name="P7" draw:layer="layout" svg:width="0.081cm" svg:height="0.349cm" svg:x="7.333cm" svg:y="7.087cm" svg:viewBox="0 0 82 350" svg:d="M82 346c0-1 0-1-6-7-44-44-55-111-55-163 0-61 13-123 56-166 5-5 5-5 5-6 0-3-2-4-4-4-3 0-35 24-56 69-18 38-22 77-22 107 0 26 4 68 23 108 21 43 52 66 55 66 2 0 4-1 4-4z">
              <text:p/>
            </draw:path>
            <draw:path draw:style-name="gr10" draw:text-style-name="P7" draw:layer="layout" svg:width="0.013cm" svg:height="0.349cm" svg:x="7.476cm" svg:y="7.087cm" svg:viewBox="0 0 14 350" svg:d="M14 13c0-7 0-13-7-13s-7 6-7 13c0 108 0 216 0 324 0 7 0 13 7 13s7-6 7-13c0-108 0-216 0-324z">
              <text:p/>
            </draw:path>
            <draw:path draw:style-name="gr10" draw:text-style-name="P7" draw:layer="layout" svg:width="0.222cm" svg:height="0.253cm" svg:x="7.542cm" svg:y="7.103cm" svg:viewBox="0 0 223 254" svg:d="M88 9c1-4 1-4 1-6s-1-3-4-3c-4 0-15 5-22 9-16 8-29 14-29 21 0 2 2 2 4 2 4 0 13-5 20-8-4 34-13 79-19 109-13 60-20 80-37 114-2 4-2 4-2 5 0 2 3 2 4 2 5 0 20-6 26-16 4-8 18-34 28-74 8-30 21-76 46-112 16-23 31-33 53-33 19 0 36 12 36 31 0 31-33 42-70 54-4 2-28 10-28 19 0 2 2 2 3 2 2 0 10-1 17-1 36 0 65 21 65 54 0 43-38 57-70 57-27 0-40-15-44-20-2-2-2-2-5-2-7 0-25 10-25 17 0 1 13 24 51 24 50 0 122-35 122-91 0-29-19-51-55-58 28-12 69-37 69-70 0-20-17-35-43-35-12 0-57 3-99 55 2-15 5-31 7-46z">
              <text:p/>
            </draw:path>
            <draw:path draw:style-name="gr10" draw:text-style-name="P7" draw:layer="layout" svg:width="0.013cm" svg:height="0.349cm" svg:x="7.815cm" svg:y="7.087cm" svg:viewBox="0 0 14 350" svg:d="M14 13c0-7 0-13-7-13s-7 6-7 13c0 108 0 216 0 324 0 7 0 13 7 13s7-6 7-13c0-108 0-216 0-324z">
              <text:p/>
            </draw:path>
            <draw:path draw:style-name="gr10" draw:text-style-name="P7" draw:layer="layout" svg:width="0.213cm" svg:height="0.269cm" svg:x="7.939cm" svg:y="7.127cm" svg:viewBox="0 0 214 270" svg:d="M207 110c5-2 7-5 7-8 0-4-1-6-7-8-64-30-129-61-193-91-5-3-5-2-7-3-4 0-7 3-7 7s3 6 6 8c62 29 123 58 185 87-61 28-123 57-184 86-7 3-7 6-7 8 0 4 3 6 7 6 1 0 2 0 6-1 65-31 129-61 194-91zM202 270c6 0 12 0 12-7s-7-7-12-7c-63 0-127 0-190 0-5 0-12 0-12 7s6 7 12 7c63 0 127 0 190 0z">
              <text:p/>
            </draw:path>
            <draw:path draw:style-name="gr10" draw:text-style-name="P7" draw:layer="layout" svg:width="0.14cm" svg:height="0.231cm" svg:x="8.239cm" svg:y="7.117cm" svg:viewBox="0 0 141 232" svg:d="M27 205c13-11 25-23 38-35 54-48 76-67 76-102 0-40-32-68-75-68-40 0-66 32-66 63 0 20 18 20 19 20 6 0 18-4 18-19 0-9-6-18-18-18-3 0-4 0-5 0 8-23 27-35 48-35 31 0 47 28 47 57 0 28-18 55-37 77-23 25-45 50-68 74-4 4-4 5-4 13 44 0 87 0 131 0 3-20 7-40 10-60-3 0-6 0-9 0-2 11-4 26-8 30-2 3-26 3-33 3-21 0-43 0-64 0z">
              <text:p/>
            </draw:path>
            <draw:path draw:style-name="gr10" draw:text-style-name="P7" draw:layer="layout" svg:width="0.12cm" svg:height="0.172cm" svg:x="8.416cm" svg:y="7.035cm" svg:viewBox="0 0 121 173" svg:d="M58 7c1 0 1-3 1-4s-1-3-4-3c-4 0-25 2-31 2-2 1-5 1-5 6 0 4 3 4 6 4 12 0 12 1 12 3s-1 3-1 6c-12 46-23 92-35 139-1 4-1 3-1 5 0 4 3 8 8 8 7 0 10-5 12-10 0-1 11-45 12-48 17 2 31 7 31 20 0 1 0 3 0 5-1 4-1 5-1 8 0 17 14 25 26 25 24 0 31-37 31-38 0-3-3-3-4-3-3 0-4 1-5 6-3 11-10 28-22 28-6 0-8-6-8-13 0-4 0-4 1-11 1-1 2-5 2-7 0-22-30-26-40-26 7-5 16-13 20-17 13-11 25-23 39-23 3 0 6 1 8 3-11 2-13 10-13 14 0 5 4 9 10 9 7 0 14-5 14-16 0-8-6-17-19-17-14 0-27 10-39 22-11 10-19 17-29 21 8-33 16-65 24-98z">
              <text:p/>
            </draw:path>
            <draw:path draw:style-name="gr10" draw:text-style-name="P7" draw:layer="layout" svg:width="0.098cm" svg:height="0.079cm" svg:x="8.561cm" svg:y="7.162cm" svg:viewBox="0 0 99 80" svg:d="M78 26c0-16-18-26-40-26-11 0-31 0-31 15 0 7 5 10 9 10 5 0 10-3 10-9 0-5-3-7-4-8 5-2 14-2 16-2 15 0 24 8 24 21 0 1 0 3 0 4-17 1-26 2-40 6-12 4-22 12-22 23 0 17 21 20 35 20 13 0 24-5 29-14 1 6 5 14 14 14 1 0 21 0 21-17 0-3 0-7 0-10-2 0-5 0-7 0 0 3 0 6 0 9 0 2 0 10-7 10s-7-8-7-10c0-12 0-24 0-36zM62 54c0 19-21 21-25 21-11 0-21-6-21-15 0-6 4-22 46-24 0 6 0 12 0 18z">
              <text:p/>
            </draw:path>
            <draw:path draw:style-name="gr10" draw:text-style-name="P7" draw:layer="layout" svg:width="0.08cm" svg:height="0.349cm" svg:x="8.722cm" svg:y="7.087cm" svg:viewBox="0 0 81 350" svg:d="M81 176c0-28-4-70-23-110-21-43-51-66-55-66-2 0-3 2-3 4 0 1 0 1 6 8 35 34 55 90 55 164 0 59-13 120-57 165-4 4-4 4-4 5 0 3 1 4 3 4 4 0 35-24 56-68 18-39 22-78 22-106z">
              <text:p/>
            </draw:path>
          </draw:g>
        </draw:g>
        <draw:frame draw:style-name="gr66" draw:text-style-name="P4" draw:layer="layout" svg:width="2.521cm" svg:height="0.395cm" svg:x="1.403cm" svg:y="9.406cm">
          <draw:text-box>
            <text:p><text:span text:style-name="T1">Inner codebook:</text:span></text:p>
          </draw:text-box>
        </draw:frame>
        <draw:g draw:style-name="gr9">
          <svg:title>TexMaths</svg:title>
          <svg:desc>10§display§\mathcal{C}
\subseteq
\left\{
(c_0, \dots, c_{\nu-1})
\,\middle|\,
c_j \!\in\! \Phi_{b_j}, 
(b_0, \dots, b_{\nu-1}) \!\in\! \mathcal{B}
\right\}§svg§600§TRUE§</svg:desc>
          <draw:g>
            <draw:path draw:style-name="gr10" draw:text-style-name="P7" draw:layer="layout" svg:width="0.182cm" svg:height="0.254cm" svg:x="1.692cm" svg:y="9.927cm" svg:viewBox="0 0 183 255" svg:d="M170 193c0-2-2-3-3-3-6 0-10 3-15 5-7 5-9 7-13 13-11 16-26 28-49 28-32 0-60-22-60-75 0-31 13-73 31-101 16-22 35-40 71-40 13 0 22 4 22 17s-13 38-18 45c-2 4-2 4-2 5 0 2 2 2 4 2 7 0 20-7 24-13 1-1 21-36 21-54 0-19-15-22-28-22-51 0-93 34-109 53-42 51-46 105-46 124 0 50 26 78 67 78 56 0 103-54 103-62z">
              <text:p/>
            </draw:path>
            <draw:path draw:style-name="gr10" draw:text-style-name="P7" draw:layer="layout" svg:width="0.214cm" svg:height="0.27cm" svg:x="2.02cm" svg:y="9.951cm" svg:viewBox="0 0 215 271" svg:d="M202 15c6 0 13 0 13-7 0-8-7-8-13-8-31 0-63 0-94 0-60 0-108 46-108 102s49 102 108 102c31 0 63 0 94 0 6 0 13 0 13-7s-7-7-13-7c-31 0-62 0-93 0-56 0-95-41-95-88s40-87 95-87c31 0 62 0 93 0zM19 257c-6 0-12 0-12 7s6 7 12 7c61 0 122 0 183 0 6 0 13 0 13-7s-7-7-13-7c-61 0-122 0-183 0z">
              <text:p/>
            </draw:path>
            <draw:path draw:style-name="gr10" draw:text-style-name="P7" draw:layer="layout" svg:width="0.124cm" svg:height="0.419cm" svg:x="2.402cm" svg:y="9.876cm" svg:viewBox="0 0 125 420" svg:d="M50 154c0 25-12 38-48 52-1 1-2 3-2 5s0 4 3 5c47 17 47 36 47 55 0 33 0 65 0 97 0 10 6 23 21 33 17 12 46 19 49 19 4 0 5-1 5-4s-1-4-6-6c-11-3-38-14-44-36-1-4-1-5-1-18 0-28 0-57 0-86 0-18 0-44-57-59 57-18 57-41 57-61 0-29 0-58 0-86 0-19 0-38 48-55 3-1 3-3 3-4 0-3-1-5-5-5-2 0-52 12-64 35-6 10-6 13-6 29 0 30 0 60 0 90z">
              <text:p/>
            </draw:path>
            <draw:path draw:style-name="gr10" draw:text-style-name="P7" draw:layer="layout" svg:width="0.08cm" svg:height="0.35cm" svg:x="2.602cm" svg:y="9.911cm" svg:viewBox="0 0 81 351" svg:d="M81 347c0-1 0-2-6-8-44-44-55-110-55-163 0-61 13-122 57-166 4-4 4-5 4-6 0-2-1-4-3-4-4 0-36 24-56 69-18 39-22 78-22 107 0 27 3 69 23 109 21 43 51 66 55 66 2 0 3-2 3-4z">
              <text:p/>
            </draw:path>
            <draw:path draw:style-name="gr10" draw:text-style-name="P7" draw:layer="layout" svg:width="0.136cm" svg:height="0.158cm" svg:x="2.718cm" svg:y="10.02cm" svg:viewBox="0 0 137 159" svg:d="M125 21c-6 0-11 0-16 5-5 6-6 12-6 14 0 8 6 12 13 12 10 0 20-8 20-22 0-17-17-30-42-30-47 0-94 50-94 99 0 32 20 60 57 60 50 0 80-38 80-42 0-2-3-4-5-4-1 0-2 0-4 3-28 35-66 35-71 35-22 0-31-17-31-38 0-15 7-49 19-71 11-20 30-35 49-35 12 0 26 5 31 14z">
              <text:p/>
            </draw:path>
            <draw:path draw:style-name="gr10" draw:text-style-name="P7" draw:layer="layout" svg:width="0.113cm" svg:height="0.167cm" svg:x="2.868cm" svg:y="10.064cm" svg:viewBox="0 0 114 168" svg:d="M114 85c0-27-3-46-14-64-8-11-23-21-43-21-57 0-57 67-57 85s0 83 57 83 57-65 57-83zM57 161c-11 0-26-6-31-26-3-15-3-35-3-53s0-37 3-50c6-20 21-25 31-25 14 0 26 8 31 22 4 14 4 31 4 53 0 18 0 36-3 52-5 22-22 27-32 27z">
              <text:p/>
            </draw:path>
            <draw:path draw:style-name="gr10" draw:text-style-name="P7" draw:layer="layout" svg:width="0.04cm" svg:height="0.104cm" svg:x="3.043cm" svg:y="10.137cm" svg:viewBox="0 0 41 105" svg:d="M41 36c0-23-8-36-22-36-12 0-19 8-19 18s7 19 19 19c4 0 9-2 12-5 1-1 1-1 2-1 0 2 1 0 1 5 0 26-13 47-24 59-4 4-4 5-4 6 0 2 2 4 4 4 3 0 31-28 31-69z">
              <text:p/>
            </draw:path>
            <draw:path draw:style-name="gr10" draw:text-style-name="P7" draw:layer="layout" svg:width="0.036cm" svg:height="0.036cm" svg:x="3.2cm" svg:y="10.137cm" svg:viewBox="0 0 37 37" svg:d="M37 18c0-10-9-18-19-18s-18 8-18 18 8 19 18 19 19-9 19-19z">
              <text:p/>
            </draw:path>
            <draw:path draw:style-name="gr10" draw:text-style-name="P7" draw:layer="layout" svg:width="0.036cm" svg:height="0.036cm" svg:x="3.356cm" svg:y="10.137cm" svg:viewBox="0 0 37 37" svg:d="M37 18c0-10-9-18-19-18-11 0-18 8-18 18s7 19 18 19c10 0 19-9 19-19z">
              <text:p/>
            </draw:path>
            <draw:path draw:style-name="gr10" draw:text-style-name="P7" draw:layer="layout" svg:width="0.036cm" svg:height="0.036cm" svg:x="3.512cm" svg:y="10.137cm" svg:viewBox="0 0 37 37" svg:d="M37 18c0-10-8-18-18-18-11 0-19 8-19 18s8 19 19 19c10 0 18-9 18-19z">
              <text:p/>
            </draw:path>
            <draw:path draw:style-name="gr10" draw:text-style-name="P7" draw:layer="layout" svg:width="0.04cm" svg:height="0.104cm" svg:x="3.668cm" svg:y="10.137cm" svg:viewBox="0 0 41 105" svg:d="M41 36c0-23-9-36-22-36-12 0-19 8-19 18s7 19 19 19c4 0 8-2 12-5 1-1 1-1 2-1 0 2 0 0 0 5 0 26-12 47-23 59-4 4-4 5-4 6 0 2 1 4 3 4 4 0 32-28 32-69z">
              <text:p/>
            </draw:path>
            <draw:path draw:style-name="gr10" draw:text-style-name="P7" draw:layer="layout" svg:width="0.136cm" svg:height="0.158cm" svg:x="3.808cm" svg:y="10.02cm" svg:viewBox="0 0 137 159" svg:d="M125 21c-5 0-10 0-15 5-6 6-7 12-7 14 0 8 7 12 13 12 11 0 20-8 20-22 0-17-16-30-41-30-48 0-95 50-95 99 0 32 21 60 57 60 51 0 80-38 80-42 0-2-2-4-4-4s-3 0-5 3c-27 35-66 35-70 35-22 0-32-17-32-38 0-15 7-49 19-71 11-20 31-35 50-35 12 0 25 5 30 14z">
              <text:p/>
            </draw:path>
            <draw:path draw:style-name="gr10" draw:text-style-name="P7" draw:layer="layout" svg:width="0.125cm" svg:height="0.107cm" svg:x="3.964cm" svg:y="10.118cm" svg:viewBox="0 0 126 108" svg:d="M44 7c0-1 0-2 0-4-1-1 0-3-4-3-5 0-14 1-16 1-4 1-9 1-13 2-4 0-7 0-7 5 0 4 3 4 6 4 12 0 12 1 12 3s-1 7-2 10c-4 17-9 33-13 50-6 24-7 29-7 30 0 3 4 3 5 3s3 0 4 0c22-3 53-15 79-38 34-30 25-41 38-62 0-5-3-8-8-8-8 0-10 7-12 14-10 35-43 72-85 85 8-31 15-61 23-92z">
              <text:p/>
            </draw:path>
            <draw:path draw:style-name="gr10" draw:text-style-name="P7" draw:layer="layout" svg:width="0.165cm" svg:height="0.011cm" svg:x="4.13cm" svg:y="10.159cm" svg:viewBox="0 0 166 12" svg:d="M156 12c4 0 10 0 10-6s-5-6-10-6c-49 0-97 0-146 0-4 0-10 0-10 6s6 6 10 6c49 0 97 0 146 0z">
              <text:p/>
            </draw:path>
            <draw:path draw:style-name="gr10" draw:text-style-name="P7" draw:layer="layout" svg:width="0.088cm" svg:height="0.162cm" svg:x="4.35cm" svg:y="10.064cm" svg:viewBox="0 0 89 163" svg:d="M55 7c0-7 0-7-7-7-16 16-38 16-48 16 0 3 0 6 0 9 6 0 22 0 35-7 0 42 0 83 0 125 0 8 0 12-24 12-3 0-6 0-9 0 0 2 0 5 0 8 4 0 34-1 43-1 8 0 39 1 44 1 0-3 0-6 0-8-3 0-6 0-9 0-25 0-25-4-25-12 0-46 0-91 0-136z">
              <text:p/>
            </draw:path>
            <draw:path draw:style-name="gr10" draw:text-style-name="P7" draw:layer="layout" svg:width="0.08cm" svg:height="0.35cm" svg:x="4.501cm" svg:y="9.911cm" svg:viewBox="0 0 81 351" svg:d="M81 176c0-27-4-70-23-110-21-43-51-66-55-66-2 0-3 2-3 4 0 1 0 2 6 8 35 35 55 91 55 164 0 59-13 121-57 165-4 4-4 5-4 6 0 2 1 4 3 4 4 0 35-24 56-69 18-39 22-77 22-106z">
              <text:p/>
            </draw:path>
            <draw:path draw:style-name="gr10" draw:text-style-name="P7" draw:layer="layout" svg:width="0.014cm" svg:height="0.223cm" svg:x="4.727cm" svg:y="9.869cm" svg:viewBox="0 0 15 224" svg:d="M0 212c0 6 0 12 7 12 8 0 8-6 8-12 0-67 0-133 0-199 0-6 0-13-7-13-8 0-8 7-8 13 0 66 0 132 0 199z">
              <text:p/>
            </draw:path>
            <draw:path draw:style-name="gr10" draw:text-style-name="P7" draw:layer="layout" svg:width="0.014cm" svg:height="0.223cm" svg:x="4.727cm" svg:y="10.08cm" svg:viewBox="0 0 15 224" svg:d="M0 212c0 6 0 12 7 12 8 0 8-6 8-12 0-67 0-133 0-199 0-6 0-13-7-13-8 0-8 7-8 13 0 66 0 132 0 199z">
              <text:p/>
            </draw:path>
            <draw:path draw:style-name="gr10" draw:text-style-name="P7" draw:layer="layout" svg:width="0.136cm" svg:height="0.158cm" svg:x="4.866cm" svg:y="10.02cm" svg:viewBox="0 0 137 159" svg:d="M125 21c-6 0-11 0-16 5-5 6-6 12-6 14 0 8 6 12 13 12 10 0 20-8 20-22 0-17-17-30-42-30-47 0-94 50-94 99 0 32 20 60 57 60 50 0 80-38 80-42 0-2-2-4-5-4-1 0-2 0-4 3-28 35-66 35-70 35-23 0-32-17-32-38 0-15 7-49 19-71 11-20 30-35 49-35 12 0 26 5 31 14z">
              <text:p/>
            </draw:path>
            <draw:path draw:style-name="gr10" draw:text-style-name="P7" draw:layer="layout" svg:width="0.107cm" svg:height="0.213cm" svg:x="5.004cm" svg:y="10.064cm" svg:viewBox="0 0 108 214" svg:d="M108 10c0-4-4-10-10-10-7 0-14 7-14 14 0 4 3 9 10 9 6 0 14-6 14-13zM55 175c-4 17-17 32-31 32-3 0-6-1-9-2 6-3 8-9 8-12 0-6-4-9-9-9-8 0-14 6-14 14 0 9 9 16 24 16s44-9 51-39 15-59 22-88c1-3 1-5 1-9 0-13-11-23-26-23-27 0-43 34-43 38 0 3 3 2 4 3 3 0 4-1 5-5 6-14 19-29 33-29 7 0 9 4 9 12 0 3-1 6-1 7-8 31-16 62-24 94z">
              <text:p/>
            </draw:path>
            <draw:path draw:style-name="gr10" draw:text-style-name="P7" draw:layer="layout" svg:width="0.175cm" svg:height="0.203cm" svg:x="5.22cm" svg:y="9.985cm" svg:viewBox="0 0 176 204" svg:d="M163 109c6 0 13 0 13-7s-7-7-13-7c-50 0-99 0-149 0 5-47 45-81 94-81 18 0 37 0 55 0 6 0 13 0 13-7s-7-7-13-7c-18 0-37 0-55 0-60 0-108 46-108 102s48 102 108 102c18 0 37 0 55 0 6 0 13 0 13-7s-7-7-13-7c-18 0-37 0-55 0-49 0-89-34-94-81 50 0 99 0 149 0z">
              <text:p/>
            </draw:path>
            <draw:path draw:style-name="gr10" draw:text-style-name="P7" draw:layer="layout" svg:width="0.213cm" svg:height="0.238cm" svg:x="5.483cm" svg:y="9.935cm" svg:viewBox="0 0 214 239" svg:d="M120 192c55-4 94-36 94-72s-40-68-94-73c0-6 0-13 0-19 0-12 0-17 34-17 4 0 7 0 11 0 0-4 0-7 0-11-12 1-45 1-59 1-15 0-47 0-60-1 0 4 0 7 0 11 4 0 8 0 12 0 33 0 33 4 33 17 0 6 0 13 0 19-54 6-91 38-91 73 0 36 39 67 91 72 0 6 0 13 0 20 0 11 0 16-33 16-4 0-8 0-12 0 0 4 0 8 0 11 13-1 44-1 59-1 14 0 48 0 60 1 0-3 0-7 0-11-4 0-7 0-11 0-34 0-34-5-34-16 0-7 0-14 0-20zM91 184c-50-6-56-42-56-64 0-18 3-58 56-65 0 43 0 86 0 129zM120 55c49 6 59 38 59 65 0 21-6 58-59 65 0-44 0-87 0-130z">
              <text:p/>
            </draw:path>
            <draw:path draw:style-name="gr10" draw:text-style-name="P7" draw:layer="layout" svg:width="0.099cm" svg:height="0.172cm" svg:x="5.733cm" svg:y="10.057cm" svg:viewBox="0 0 100 173" svg:d="M49 7c0-1 1-3 1-4s-1-3-4-3c-5 0-26 2-32 2-2 1-5 1-5 6 0 3 3 3 6 3 12 0 12 2 12 4s-2 12-4 17c-2 8-3 15-5 23-3 8-16 62-17 65-1 6-1 9-1 12 0 25 16 41 36 41 31 0 64-34 64-70 0-29-20-41-37-41-13 0-24 7-31 14 6-23 11-46 17-69zM36 166c-12 0-18-11-18-25 0-9 2-18 9-45 1-5 1-5 6-11 9-11 20-16 29-16 10 0 18 7 18 24 0 10-5 35-13 49-6 12-18 24-31 24z">
              <text:p/>
            </draw:path>
            <draw:path draw:style-name="gr10" draw:text-style-name="P7" draw:layer="layout" svg:width="0.082cm" svg:height="0.153cm" svg:x="5.847cm" svg:y="10.144cm" svg:viewBox="0 0 83 154" svg:d="M83 8c0-4-3-8-8-8s-11 6-11 11c0 4 4 8 8 8 6 0 11-6 11-11zM45 125c-4 14-15 23-25 23-3 0-5-1-7-1 4-3 6-7 6-10s-2-7-8-7-11 6-11 11c0 8 8 13 20 13s35-7 40-28 11-42 16-63c0-2 1-4 1-6 0-10-10-17-22-17-21 0-34 24-34 27s2 2 3 3c3 0 3-1 4-3 8-17 20-21 26-21 7 0 8 6 8 9s0 3-1 5c-5 21-11 43-16 65z">
              <text:p/>
            </draw:path>
            <draw:path draw:style-name="gr10" draw:text-style-name="P7" draw:layer="layout" svg:width="0.041cm" svg:height="0.104cm" svg:x="6.019cm" svg:y="10.137cm" svg:viewBox="0 0 42 105" svg:d="M42 36c0-23-9-36-23-36-12 0-19 8-19 18s7 19 19 19c4 0 9-2 12-5 1-1 1-1 2-1 0 2 1 0 1 5 0 26-12 47-24 59-4 4-4 5-4 6 0 2 2 4 4 4 3 0 32-28 32-69z">
              <text:p/>
            </draw:path>
            <draw:path draw:style-name="gr10" draw:text-style-name="P7" draw:layer="layout" svg:width="0.081cm" svg:height="0.35cm" svg:x="6.18cm" svg:y="9.911cm" svg:viewBox="0 0 82 351" svg:d="M82 347c0-1 0-2-6-8-44-44-55-110-55-163 0-61 13-122 56-166 5-4 5-5 5-6 0-2-2-4-4-4-3 0-35 24-56 69-18 39-22 78-22 107 0 27 4 69 23 109 21 43 52 66 55 66 2 0 4-2 4-4z">
              <text:p/>
            </draw:path>
            <draw:path draw:style-name="gr10" draw:text-style-name="P7" draw:layer="layout" svg:width="0.128cm" svg:height="0.246cm" svg:x="6.299cm" svg:y="9.931cm" svg:viewBox="0 0 129 247" svg:d="M67 4c-2-1 0-4-5-4-8 0-33 3-42 4-3 0-7 0-7 7 0 4 3 4 8 4 17 0 18 2 18 6 0 2-3 14-5 22-10 38-19 76-29 114-4 18-5 23-5 36 0 32 18 54 44 54 42 0 85-52 85-102 0-32-19-56-47-56-16 0-30 10-41 21 9-36 17-71 26-106zM34 137c2-8 2-9 5-13 17-22 33-28 42-28 13 0 23 11 23 33 0 21-12 61-18 75-12 22-28 35-42 35-12 0-23-10-23-35 0-6 0-13 5-35 3-11 5-22 8-32z">
              <text:p/>
            </draw:path>
            <draw:path draw:style-name="gr10" draw:text-style-name="P7" draw:layer="layout" svg:width="0.113cm" svg:height="0.167cm" svg:x="6.446cm" svg:y="10.064cm" svg:viewBox="0 0 114 168" svg:d="M114 85c0-27-3-46-15-64-7-11-23-21-42-21-57 0-57 67-57 85s0 83 57 83 57-65 57-83zM57 161c-12 0-27-6-32-26-3-15-3-35-3-53s0-37 4-50c5-20 21-25 31-25 13 0 26 8 30 22s4 31 4 53c0 18 0 36-3 52-5 22-21 27-31 27z">
              <text:p/>
            </draw:path>
            <draw:path draw:style-name="gr10" draw:text-style-name="P7" draw:layer="layout" svg:width="0.04cm" svg:height="0.104cm" svg:x="6.621cm" svg:y="10.137cm" svg:viewBox="0 0 41 105" svg:d="M41 36c0-23-9-36-23-36-11 0-18 8-18 18s7 19 18 19c5 0 9-2 13-5 1-1 1-1 1-1 1 0 1 0 1 5 0 26-12 47-24 59-4 4-4 5-4 6 0 2 2 4 4 4 4 0 32-28 32-69z">
              <text:p/>
            </draw:path>
            <draw:path draw:style-name="gr10" draw:text-style-name="P7" draw:layer="layout" svg:width="0.036cm" svg:height="0.036cm" svg:x="6.777cm" svg:y="10.137cm" svg:viewBox="0 0 37 37" svg:d="M37 18c0-10-8-18-18-18-11 0-19 8-19 18s8 19 19 19c10 0 18-9 18-19z">
              <text:p/>
            </draw:path>
            <draw:path draw:style-name="gr10" draw:text-style-name="P7" draw:layer="layout" svg:width="0.036cm" svg:height="0.036cm" svg:x="6.933cm" svg:y="10.137cm" svg:viewBox="0 0 37 37" svg:d="M37 18c0-10-8-18-18-18s-19 8-19 18 9 19 19 19 18-9 18-19z">
              <text:p/>
            </draw:path>
            <draw:path draw:style-name="gr10" draw:text-style-name="P7" draw:layer="layout" svg:width="0.036cm" svg:height="0.036cm" svg:x="7.089cm" svg:y="10.137cm" svg:viewBox="0 0 37 37" svg:d="M37 18c0-10-8-18-18-18s-19 8-19 18 9 19 19 19 18-9 18-19z">
              <text:p/>
            </draw:path>
            <draw:path draw:style-name="gr10" draw:text-style-name="P7" draw:layer="layout" svg:width="0.041cm" svg:height="0.104cm" svg:x="7.245cm" svg:y="10.137cm" svg:viewBox="0 0 42 105" svg:d="M42 36c0-23-9-36-23-36-12 0-19 8-19 18s7 19 19 19c4 0 9-2 12-5 1-1 1-1 2-1 0 2 1 0 1 5 0 26-13 47-24 59-4 4-4 5-4 6 0 2 2 4 4 4 3 0 32-28 32-69z">
              <text:p/>
            </draw:path>
            <draw:path draw:style-name="gr10" draw:text-style-name="P7" draw:layer="layout" svg:width="0.128cm" svg:height="0.246cm" svg:x="7.388cm" svg:y="9.931cm" svg:viewBox="0 0 129 247" svg:d="M67 4c-1-1 0-4-4-4-8 0-34 3-43 4-3 0-7 0-7 7 0 4 3 4 9 4 17 0 17 2 17 6 0 2-3 14-5 22-9 38-19 76-28 114-5 18-6 23-6 36 0 32 19 54 45 54 41 0 84-52 84-102 0-32-18-56-47-56-16 0-30 10-41 21 9-36 17-71 26-106zM34 137c2-8 2-9 6-13 17-22 33-28 42-28 12 0 22 11 22 33 0 21-12 61-18 75-12 22-28 35-41 35-12 0-24-10-24-35 0-6 0-13 6-35 2-11 5-22 7-32z">
              <text:p/>
            </draw:path>
            <draw:path draw:style-name="gr10" draw:text-style-name="P7" draw:layer="layout" svg:width="0.126cm" svg:height="0.107cm" svg:x="7.54cm" svg:y="10.118cm" svg:viewBox="0 0 127 108" svg:d="M44 7c0-1 0-2 0-4-1-1 0-3-4-3-5 0-14 1-16 1-4 1-9 1-13 2-4 0-7 0-7 5 0 4 3 4 6 4 12 0 12 1 12 3s-1 7-2 10c-4 17-8 33-12 50-7 24-8 29-8 30 0 3 4 3 5 3s3 0 4 0c22-3 53-15 79-38 34-30 26-41 39-62 0-5-4-8-9-8-8 0-10 7-12 14-10 35-43 72-85 85 8-31 15-61 23-92z">
              <text:p/>
            </draw:path>
            <draw:path draw:style-name="gr10" draw:text-style-name="P7" draw:layer="layout" svg:width="0.165cm" svg:height="0.011cm" svg:x="7.706cm" svg:y="10.159cm" svg:viewBox="0 0 166 12" svg:d="M156 12c4 0 10 0 10-6s-5-6-10-6c-49 0-97 0-146 0-4 0-10 0-10 6s6 6 10 6c49 0 97 0 146 0z">
              <text:p/>
            </draw:path>
            <draw:path draw:style-name="gr10" draw:text-style-name="P7" draw:layer="layout" svg:width="0.088cm" svg:height="0.162cm" svg:x="7.926cm" svg:y="10.064cm" svg:viewBox="0 0 89 163" svg:d="M55 7c0-7 0-7-7-7-16 16-38 16-48 16 0 3 0 6 0 9 6 0 22 0 36-7 0 42 0 83 0 125 0 8 0 12-25 12-3 0-6 0-9 0 0 2 0 5 0 8 4 0 34-1 43-1 8 0 39 1 44 1 0-3 0-6 0-8-3 0-6 0-9 0-25 0-25-4-25-12 0-46 0-91 0-136z">
              <text:p/>
            </draw:path>
            <draw:path draw:style-name="gr10" draw:text-style-name="P7" draw:layer="layout" svg:width="0.08cm" svg:height="0.35cm" svg:x="8.077cm" svg:y="9.911cm" svg:viewBox="0 0 81 351" svg:d="M81 176c0-27-4-70-23-110-21-43-51-66-55-66-2 0-3 2-3 4 0 1 0 2 6 8 35 35 55 91 55 164 0 59-13 121-57 165-4 4-4 5-4 6 0 2 1 4 3 4 4 0 35-24 56-69 18-39 22-77 22-106z">
              <text:p/>
            </draw:path>
            <draw:path draw:style-name="gr10" draw:text-style-name="P7" draw:layer="layout" svg:width="0.174cm" svg:height="0.203cm" svg:x="8.262cm" svg:y="9.985cm" svg:viewBox="0 0 175 204" svg:d="M163 109c6 0 12 0 12-7s-6-7-12-7c-50 0-99 0-149 0 4-47 45-81 94-81 18 0 37 0 55 0 6 0 12 0 12-7s-6-7-12-7c-19 0-37 0-56 0-60 0-107 46-107 102s47 102 107 102c19 0 37 0 56 0 6 0 12 0 12-7s-6-7-12-7c-18 0-37 0-55 0-49 0-90-34-94-81 50 0 99 0 149 0z">
              <text:p/>
            </draw:path>
            <draw:path draw:style-name="gr10" draw:text-style-name="P7" draw:layer="layout" svg:width="0.222cm" svg:height="0.253cm" svg:x="8.516cm" svg:y="9.927cm" svg:viewBox="0 0 223 254" svg:d="M88 9c1-3 1-4 1-5 0-3-1-4-4-4-4 0-14 6-21 9-17 8-30 15-30 21 0 2 2 2 4 2 4 0 13-5 20-8-4 35-13 79-19 110-13 59-20 81-37 114-2 3-1 3-2 4 0 2 3 2 4 2 5 0 20-6 26-16 4-8 18-32 28-73 8-30 21-76 46-112 16-23 31-34 53-34 19 0 37 13 37 31 0 31-34 42-70 55-5 1-29 9-29 18 0 2 3 3 4 3s9-2 17-2c35 0 64 21 64 55 0 42-37 56-69 56-27 0-40-15-45-18-1-2-2-3-5-3-7 0-25 10-25 16 0 1 13 24 51 24 50 0 123-35 123-90 0-30-20-52-56-58 28-12 69-38 69-71 0-20-16-35-42-35-12 0-57 3-100 56 2-16 5-31 7-47z">
              <text:p/>
            </draw:path>
            <draw:path draw:style-name="gr10" draw:text-style-name="P7" draw:layer="layout" svg:width="0.124cm" svg:height="0.419cm" svg:x="8.787cm" svg:y="9.876cm" svg:viewBox="0 0 125 420" svg:d="M75 266c0-11 0-33 45-50 4-2 5-2 5-5 0-1 0-4-2-4-48-19-48-38-48-58 0-33 0-65 0-97-1-19-16-30-22-33-15-11-45-19-49-19-3 0-4 2-4 5s2 4 4 4c47 18 47 36 47 55 0 28 0 57 0 86 0 20 0 43 56 61-56 18-56 38-56 60 0 29 0 58 0 86 0 18 0 37-45 53-5 2-6 3-6 6s1 4 4 4c1 0 47-9 64-32 7-10 7-18 7-31 0-30 0-60 0-91z">
              <text:p/>
            </draw:path>
          </draw:g>
        </draw:g>
        <draw:frame draw:style-name="gr13" draw:text-style-name="P5" draw:layer="layout" svg:width="0.345cm" svg:height="0.319cm" svg:x="9.902cm" svg:y="7.902cm">
          <draw:text-box>
            <text:p><text:span text:style-name="T2">AT</text:span></text:p>
          </draw:text-box>
        </draw:frame>
        <draw:frame draw:style-name="gr14" draw:text-style-name="P5" draw:layer="layout" svg:width="0.425cm" svg:height="0.319cm" svg:x="9.903cm" svg:y="8.403cm">
          <draw:text-box>
            <text:p><text:span text:style-name="T2">GC</text:span></text:p>
          </draw:text-box>
        </draw:frame>
        <draw:frame draw:style-name="gr15" draw:text-style-name="P4" draw:layer="layout" svg:width="1.987cm" svg:height="0.395cm" svg:x="1.403cm" svg:y="6.606cm">
          <draw:text-box>
            <text:p><text:span text:style-name="T1">Code length:</text:span></text:p>
          </draw:text-box>
        </draw:frame>
        <draw:g draw:style-name="gr9">
          <svg:title>TexMaths</svg:title>
          <svg:desc>10§display§\nu§svg§600§TRUE§</svg:desc>
          <draw:g>
            <draw:path draw:style-name="gr10" draw:text-style-name="P7" draw:layer="layout" svg:width="0.163cm" svg:height="0.152cm" svg:x="3.619cm" svg:y="6.74cm" svg:viewBox="0 0 164 153" svg:d="M60 4c0-1 0-4-5-4-8 0-33 3-42 3-3 1-7 1-7 7 0 5 3 5 8 5 17 0 18 2 18 6 0 2-4 18-7 28-7 28-14 56-21 84-2 5-4 15-4 16 0 4 4 4 6 4s3 0 5 0c24-4 62-18 97-51 47-42 56-89 56-93 0-6-4-9-10-9-3 0-11 1-14 11-22 79-74 118-114 131 11-46 22-92 34-138z">
              <text:p/>
            </draw:path>
          </draw:g>
        </draw:g>
        <draw:frame draw:style-name="gr16" draw:text-style-name="P4" draw:layer="layout" svg:width="1.001cm" svg:height="0.395cm" svg:x="4.004cm" svg:y="6.607cm">
          <draw:text-box>
            <text:p><text:span text:style-name="T1">(even)</text:span></text:p>
          </draw:text-box>
        </draw:frame>
        <draw:frame draw:style-name="gr67" draw:text-style-name="P4" draw:layer="layout" svg:width="1.564cm" svg:height="0.395cm" svg:x="11.002cm" svg:y="6.605cm">
          <draw:text-box>
            <text:p><text:span text:style-name="T1">(example)</text:span></text:p>
          </draw:text-box>
        </draw:frame>
        <draw:g draw:style-name="gr9">
          <svg:title>TexMaths</svg:title>
          <svg:desc>10§display§\nu \!=\! 6,
| \mathcal{B} | \!=\! 16,  
k \!=\! 7, 
k_{\rm a} \!=\! 4, 
k_{\rm b} \!=\! 3,§svg§600§TRUE§</svg:desc>
          <draw:g>
            <draw:path draw:style-name="gr10" draw:text-style-name="P7" draw:layer="layout" svg:width="0.164cm" svg:height="0.154cm" svg:x="12.723cm" svg:y="6.799cm" svg:viewBox="0 0 165 155" svg:d="M60 4c0-1 0-4-4-4-9 0-34 3-43 3-3 1-7 1-7 7 0 5 3 5 8 5 17 0 18 2 18 5s-4 19-7 29c-7 28-14 57-21 86-2 5-3 10-4 15 0 4 4 5 6 5s3 0 5 0c24-5 62-18 99-52 46-43 55-91 55-94 0-6-4-9-10-9-3 0-11 1-13 11-23 80-76 119-116 132 11-47 23-93 34-139z">
              <text:p/>
            </draw:path>
            <draw:path draw:style-name="gr10" draw:text-style-name="P7" draw:layer="layout" svg:width="0.233cm" svg:height="0.081cm" svg:x="12.959cm" svg:y="6.825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0" draw:text-style-name="P7" draw:layer="layout" svg:width="0.145cm" svg:height="0.239cm" svg:x="13.266cm" svg:y="6.72cm" svg:viewBox="0 0 146 240" svg:d="M32 119c0-3 0-6 0-9 0-88 44-101 62-101 8 0 23 2 30 14-5 0-19 0-19 16 0 11 9 16 16 16 6 0 16-3 16-17 0-21-15-38-44-38-45 0-93 46-93 123 0 92 41 117 74 117 39 0 72-33 72-78 0-44-31-78-70-78-24 0-37 18-44 35zM74 230c-22 0-33-21-35-26-6-16-6-43-6-50 0-27 11-62 43-62 5 0 21 0 32 22 7 13 7 31 7 48 0 16 0 33-6 46-11 21-27 22-35 22z">
              <text:p/>
            </draw:path>
            <draw:path draw:style-name="gr10" draw:text-style-name="P7" draw:layer="layout" svg:width="0.04cm" svg:height="0.104cm" svg:x="13.458cm" svg:y="6.915cm" svg:viewBox="0 0 41 105" svg:d="M41 37c0-23-9-37-23-37-11 0-18 9-18 19 0 9 7 19 18 19 4 0 9-2 12-5 2-1 1-1 2-1s1 0 1 5c0 26-12 47-24 59-4 3-4 4-4 5 0 3 2 4 4 4 4 0 32-27 32-68z">
              <text:p/>
            </draw:path>
            <draw:path draw:style-name="gr10" draw:text-style-name="P7" draw:layer="layout" svg:width="0.013cm" svg:height="0.348cm" svg:x="13.625cm" svg:y="6.691cm" svg:viewBox="0 0 14 349" svg:d="M14 13c0-7 0-13-7-13s-7 6-7 13c0 108 0 215 0 323 0 7 0 13 7 13s7-6 7-13c0-108 0-215 0-323z">
              <text:p/>
            </draw:path>
            <draw:path draw:style-name="gr10" draw:text-style-name="P7" draw:layer="layout" svg:width="0.222cm" svg:height="0.253cm" svg:x="13.692cm" svg:y="6.706cm" svg:viewBox="0 0 223 254" svg:d="M87 10c1-4 1-5 1-6 0-2-1-3-4-3-4 0-14 4-21 8-16 8-30 15-30 21 0 3 3 3 4 3 4 0 14-5 20-8-4 34-12 79-19 109-13 58-19 80-37 114-1 3-1 3-1 4 0 2 2 2 3 2 6 0 21-6 26-16 5-8 18-34 29-73 7-30 21-76 46-112 16-23 31-33 53-33 19 0 36 12 36 30 0 31-33 42-70 55-4 1-28 9-28 18 0 2 2 3 3 3s10-2 17-2c35 0 64 21 64 54 0 43-37 57-69 57-27 0-40-15-45-20-1-1-1-2-4-2-8 0-26 11-26 17 0 1 14 24 52 24 49 0 122-35 122-90 0-30-20-52-55-58 28-12 69-37 69-70 0-21-17-36-43-36-12 0-57 4-100 56 2-15 5-31 7-46z">
              <text:p/>
            </draw:path>
            <draw:path draw:style-name="gr10" draw:text-style-name="P7" draw:layer="layout" svg:width="0.013cm" svg:height="0.348cm" svg:x="13.964cm" svg:y="6.691cm" svg:viewBox="0 0 14 349" svg:d="M14 13c0-7 0-13-7-13s-7 6-7 13c0 108 0 215 0 323 0 7 0 13 7 13s7-6 7-13c0-108 0-215 0-323z">
              <text:p/>
            </draw:path>
            <draw:path draw:style-name="gr10" draw:text-style-name="P7" draw:layer="layout" svg:width="0.233cm" svg:height="0.081cm" svg:x="14.079cm" svg:y="6.825cm" svg:viewBox="0 0 234 82" svg:d="M222 14c5 0 12 0 12-7s-7-7-12-7c-70 0-141 0-211 0-4 0-11 0-11 7s7 7 12 7c70 0 140 0 210 0zM222 82c5 0 12 0 12-7s-7-7-12-7c-70 0-140 0-210 0-5 0-12 0-12 7s7 7 11 7c70 0 141 0 211 0z">
              <text:p/>
            </draw:path>
            <draw:path draw:style-name="gr10" draw:text-style-name="P7" draw:layer="layout" svg:width="0.115cm" svg:height="0.232cm" svg:x="14.403cm" svg:y="6.72cm" svg:viewBox="0 0 116 233" svg:d="M72 9c0-8 0-9-8-9-22 23-53 23-64 23 0 4 0 7 0 11 7 0 28 0 46-9 0 60 0 120 0 180 0 12-1 17-33 17-4 0-7 0-11 0 0 4 0 8 0 11 12-2 43-2 57-2s44 0 57 2c0-3 0-7 0-11-4 0-7 0-11 0-32 0-33-4-33-17 0-65 0-131 0-196z">
              <text:p/>
            </draw:path>
            <draw:path draw:style-name="gr10" draw:text-style-name="P7" draw:layer="layout" svg:width="0.145cm" svg:height="0.239cm" svg:x="14.562cm" svg:y="6.72cm" svg:viewBox="0 0 146 240" svg:d="M32 119c0-3 0-6 0-9 0-88 43-101 61-101 9 0 23 2 31 14-5 0-19 0-19 16 0 11 8 16 16 16 5 0 16-3 16-17 0-21-15-38-45-38-45 0-92 46-92 123 0 92 41 117 73 117 39 0 73-33 73-78 0-44-31-78-70-78-24 0-37 18-44 35zM73 230c-22 0-32-21-34-26-7-16-7-43-7-50 0-27 12-62 43-62 6 0 22 0 33 22 6 13 6 31 6 48 0 16 0 33-6 46-10 21-27 22-35 22z">
              <text:p/>
            </draw:path>
            <draw:path draw:style-name="gr10" draw:text-style-name="P7" draw:layer="layout" svg:width="0.04cm" svg:height="0.104cm" svg:x="14.753cm" svg:y="6.915cm" svg:viewBox="0 0 41 105" svg:d="M41 37c0-23-9-37-22-37-12 0-19 9-19 19 0 9 7 19 19 19 4 0 9-2 12-5 1-1 1-1 2-1 0 2 0 0 0 5 0 26-11 47-23 59-4 3-4 4-4 5 0 3 1 4 3 4 4 0 32-27 32-68z">
              <text:p/>
            </draw:path>
            <draw:path draw:style-name="gr10" draw:text-style-name="P7" draw:layer="layout" svg:width="0.159cm" svg:height="0.244cm" svg:x="14.898cm" svg:y="6.711cm" svg:viewBox="0 0 160 245" svg:d="M82 3c-2-1 0-3-5-3-8 0-33 2-43 3-2 0-6 1-6 7 0 4 3 4 8 4 17 0 18 3 18 6 0 2-1 5-1 7-17 67-34 134-51 201-2 5-2 5-2 8 0 8 7 9 11 9s9-3 12-7c1-3 17-67 19-76 12 1 41 7 41 29 0 3 0 4-1 7-1 5-2 9-2 13 0 20 15 34 33 34 10 0 20-5 28-18 8-16 12-35 12-36 0-3-3-3-4-3-4 0-4 1-5 6-7 26-15 44-30 44-7 0-12-4-12-17 0-6 2-14 3-19 1-6 1-8 1-11 0-22-22-32-52-36 11-6 23-17 31-26 17-18 33-34 50-34 2 0 2 0 3 1 4 1 5 1 7 3 1 0 1 0 2 1-17 1-20 15-20 19 0 6 4 12 13 12s20-8 20-21c0-11-9-22-24-22-10 0-26 3-52 31-12 13-25 27-39 32 12-50 25-99 37-148z">
              <text:p/>
            </draw:path>
            <draw:path draw:style-name="gr10" draw:text-style-name="P7" draw:layer="layout" svg:width="0.232cm" svg:height="0.081cm" svg:x="15.132cm" svg:y="6.825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10" draw:text-style-name="P7" draw:layer="layout" svg:width="0.15cm" svg:height="0.242cm" svg:x="15.443cm" svg:y="6.717cm" svg:viewBox="0 0 151 243" svg:d="M148 23c3-4 3-5 3-12-29 0-57 0-86 0-42 0-43-4-45-11-3 0-5 0-8 0-4 24-8 48-12 72 3 0 6 0 9 0 1-6 4-28 9-32 2-2 29-2 34-2 24 0 49 0 73 0-4 6-32 44-40 55-31 48-43 95-43 131 0 3-1 19 16 19 16 0 17-16 17-19 0-6 0-12 0-18 0-19 1-37 3-56 2-8 7-38 22-60 16-23 32-45 48-67z">
              <text:p/>
            </draw:path>
            <draw:path draw:style-name="gr10" draw:text-style-name="P7" draw:layer="layout" svg:width="0.04cm" svg:height="0.104cm" svg:x="15.629cm" svg:y="6.915cm" svg:viewBox="0 0 41 105" svg:d="M41 37c0-23-8-37-22-37-12 0-19 9-19 19 0 9 7 19 19 19 4 0 9-2 12-5 1-1 1-1 2-1 0 2 1 0 1 5 0 26-12 47-24 59-4 3-4 4-4 5 0 3 2 4 3 4 4 0 32-27 32-68z">
              <text:p/>
            </draw:path>
            <draw:path draw:style-name="gr10" draw:text-style-name="P7" draw:layer="layout" svg:width="0.158cm" svg:height="0.244cm" svg:x="15.775cm" svg:y="6.711cm" svg:viewBox="0 0 159 245" svg:d="M81 3c-2-1 0-3-5-3-8 0-33 2-42 3-3 0-7 1-7 7 0 4 3 4 8 4 17 0 18 3 18 6 0 2-1 5-1 7-17 67-34 134-51 201-1 5-1 5-1 8 0 8 7 9 10 9 4 0 10-3 12-7 1-3 17-67 19-76 12 1 41 7 41 29 0 3 0 4-1 7-1 5-1 9-1 13 0 20 14 34 32 34 11 0 20-5 28-18 9-16 12-35 12-36 0-3-3-3-4-3-3 0-4 1-5 6-7 26-15 44-30 44-7 0-12-4-12-17 0-6 2-14 3-19 2-6 2-8 2-11 0-22-22-32-52-36 11-6 22-17 30-26 17-18 33-34 50-34 2 0 3 0 3 1 4 1 5 1 8 3l1 1c-17 1-20 15-20 19 0 6 4 12 13 12 10 0 20-8 20-21 0-11-8-22-24-22-10 0-26 3-51 31-12 13-26 27-39 32 12-50 24-99 36-148z">
              <text:p/>
            </draw:path>
            <draw:path draw:style-name="gr10" draw:text-style-name="P7" draw:layer="layout" svg:width="0.121cm" svg:height="0.11cm" svg:x="15.952cm" svg:y="6.896cm" svg:viewBox="0 0 122 111" svg:d="M96 43c0-13 0-22-11-31-11-8-22-12-37-12-23 0-40 9-40 23 0 8 6 12 12 12 7 0 12-4 12-11 0-4-2-9-9-11 9-6 23-6 25-6 13 0 28 9 28 29 0 3 0 5 0 8-13 0-29 1-47 8-22 8-29 21-29 32 0 21 25 27 43 27 19 0 31-11 36-20 1 10 8 19 19 19 1 0 24 0 24-23 0-5 0-10 0-14-3 0-5 0-8 0 0 4 0 9 0 14 0 2 0 14-9 14s-9-12-9-15c0-15 0-29 0-43zM76 74c0 24-20 31-31 31-13 0-25-9-25-21 0-13 12-32 56-34 0 8 0 16 0 24z">
              <text:p/>
            </draw:path>
            <draw:path draw:style-name="gr10" draw:text-style-name="P7" draw:layer="layout" svg:width="0.233cm" svg:height="0.081cm" svg:x="16.154cm" svg:y="6.825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10" draw:text-style-name="P7" draw:layer="layout" svg:width="0.155cm" svg:height="0.235cm" svg:x="16.457cm" svg:y="6.717cm" svg:viewBox="0 0 156 236" svg:d="M93 178c0 10 0 20 0 30 0 13 0 17-26 17-3 0-5 0-8 0 0 4 0 8 0 11 15-2 33-2 48-2s33 0 48 2c0-3 0-7 0-11-3 0-5 0-8 0-26 0-27-4-27-17 0-10 0-20 0-30 12 0 24 0 36 0 0-3 0-7 0-10-12 0-24 0-36 0 0-53 0-106 0-159 0-7 0-9-5-9-3 0-4 0-7 4-36 54-72 109-108 164 0 3 0 7 0 10 31 0 62 0 93 0zM96 168c-29 0-57 0-86 0 29-44 57-88 86-131 0 43 0 87 0 131z">
              <text:p/>
            </draw:path>
            <draw:path draw:style-name="gr10" draw:text-style-name="P7" draw:layer="layout" svg:width="0.04cm" svg:height="0.104cm" svg:x="16.653cm" svg:y="6.915cm" svg:viewBox="0 0 41 105" svg:d="M41 37c0-23-9-37-22-37-12 0-19 9-19 19 0 9 7 19 19 19 4 0 8-2 12-5 1-1 1-1 2-1 0 2 0 0 0 5 0 26-11 47-23 59-4 3-4 4-4 5 0 3 1 4 3 4 4 0 32-27 32-68z">
              <text:p/>
            </draw:path>
            <draw:path draw:style-name="gr10" draw:text-style-name="P7" draw:layer="layout" svg:width="0.158cm" svg:height="0.244cm" svg:x="16.798cm" svg:y="6.711cm" svg:viewBox="0 0 159 245" svg:d="M82 3c-2-1 0-3-5-3-8 0-33 2-43 3-2 0-6 1-6 7 0 4 3 4 8 4 17 0 18 3 18 6 0 2-1 5-1 7-17 67-34 134-51 201-2 5-2 5-2 8 0 8 7 9 10 9 5 0 10-3 12-7 2-3 18-67 20-76 12 1 41 7 41 29 0 3 0 4-1 7-1 5-2 9-2 13 0 20 14 34 33 34 10 0 20-5 27-18 9-16 13-35 13-36 0-3-3-3-4-3-4 0-4 1-5 6-7 26-15 44-31 44-6 0-11-4-11-17 0-6 2-14 3-19 1-6 1-8 1-11 0-22-22-32-52-36 11-6 23-17 31-26 16-18 33-34 50-34 2 0 2 0 3 1 4 1 5 1 7 3 1 0 1 0 2 1-17 1-20 15-20 19 0 6 4 12 13 12s19-8 19-21c0-11-8-22-23-22-10 0-26 3-52 31-12 13-25 27-39 32 12-50 25-99 37-148z">
              <text:p/>
            </draw:path>
            <draw:path draw:style-name="gr10" draw:text-style-name="P7" draw:layer="layout" svg:width="0.131cm" svg:height="0.171cm" svg:x="16.974cm" svg:y="6.836cm" svg:viewBox="0 0 132 172" svg:d="M37 0c-12 1-25 2-37 3 0 3 0 5 0 8 17 0 18 2 18 15 0 48 0 96 0 144 3 0 6 0 9 0 3-5 5-10 8-15 10 12 23 17 36 17 33 0 61-24 61-55 0-30-26-55-58-55-15 0-28 6-37 15 0-26 0-51 0-77zM38 88c7-11 20-19 35-19 14 0 23 8 28 15s8 17 8 33c0 5 0 24-10 35s-22 14-29 14c-20 0-29-16-32-21 0-19 0-38 0-57z">
              <text:p/>
            </draw:path>
            <draw:path draw:style-name="gr10" draw:text-style-name="P7" draw:layer="layout" svg:width="0.233cm" svg:height="0.081cm" svg:x="17.193cm" svg:y="6.825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0" draw:text-style-name="P7" draw:layer="layout" svg:width="0.145cm" svg:height="0.239cm" svg:x="17.501cm" svg:y="6.72cm" svg:viewBox="0 0 146 240" svg:d="M87 110c29-9 49-34 49-61 0-29-31-49-65-49-35 0-62 21-62 48 0 12 8 18 18 18 11 0 18-7 18-18 0-17-16-17-22-17 11-17 34-22 47-22 14 0 34 8 34 39 0 5-1 25-10 40-11 17-23 18-31 18-3 1-12 1-14 1-3 1-5 1-5 5s2 4 8 4c5 0 11 0 16 0 28 0 41 23 41 58 0 46-24 56-39 56s-42-6-54-26c12 2 23-6 23-19 0-12-9-19-20-19-8 0-19 5-19 19 0 32 32 55 71 55 43 0 75-32 75-66 0-29-23-56-59-64z">
              <text:p/>
            </draw:path>
            <draw:path draw:style-name="gr10" draw:text-style-name="P7" draw:layer="layout" svg:width="0.04cm" svg:height="0.104cm" svg:x="17.692cm" svg:y="6.915cm" svg:viewBox="0 0 41 105" svg:d="M41 37c0-23-9-37-22-37-12 0-19 9-19 19 0 9 7 19 19 19 4 0 8-2 12-5 1-1 1-1 2-1 0 2 0 0 0 5 0 26-12 47-24 59-3 3-3 4-3 5 0 3 1 4 3 4 4 0 32-27 32-68z">
              <text:p/>
            </draw:path>
          </draw:g>
        </draw:g>
        <draw:frame draw:style-name="gr68" draw:text-style-name="P6" draw:layer="layout" svg:width="1.357cm" svg:height="2.971cm" svg:x="11.601cm" svg:y="7.102cm">
          <draw:text-box>
            <text:p><text:span text:style-name="T3">0:001011</text:span></text:p>
            <text:p><text:span text:style-name="T3">1:001101</text:span></text:p>
            <text:p><text:span text:style-name="T3">2:001110</text:span></text:p>
            <text:p><text:span text:style-name="T3">3:010011</text:span></text:p>
            <text:p><text:span text:style-name="T4">-:010101</text:span></text:p>
            <text:p><text:span text:style-name="T3">4:010110</text:span></text:p>
            <text:p><text:span text:style-name="T3">5:011001</text:span></text:p>
            <text:p><text:span text:style-name="T3">6:011010</text:span></text:p>
            <text:p><text:span text:style-name="T5">7:011100</text:span></text:p>
          </draw:text-box>
        </draw:frame>
        <draw:g draw:style-name="gr9">
          <svg:title>TexMaths</svg:title>
          <svg:desc>10§display§\mathcal{B}\! :§svg§600§TRUE§</svg:desc>
          <draw:g>
            <draw:path draw:style-name="gr10" draw:text-style-name="P7" draw:layer="layout" svg:width="0.221cm" svg:height="0.253cm" svg:x="11.104cm" svg:y="7.116cm" svg:viewBox="0 0 222 254" svg:d="M88 10c1-4 1-5 1-6 0-2-1-3-4-3-4 0-15 5-22 8-16 8-29 15-29 21 0 2 2 2 4 2 4 0 13-5 20-8-5 35-13 79-19 109-13 59-20 80-37 114-2 3-1 3-2 4 0 3 3 3 4 3 5 0 20-6 26-16 4-8 18-34 28-74 8-30 21-75 46-111 16-23 31-34 53-34 19 0 35 13 35 31 0 31-32 42-69 54-4 2-28 10-28 19 0 2 2 2 3 2 2 0 10-1 17-1 36 0 64 20 64 53 0 44-37 58-69 58-27 0-40-15-44-20-2-2-2-2-5-2-8 0-25 10-25 17 0 1 13 24 51 24 50 0 121-35 121-91 0-29-20-51-54-58 27-11 68-37 68-70 0-20-17-35-42-35-12 0-57 3-99 56 2-15 4-31 7-46z">
              <text:p/>
            </draw:path>
            <draw:path draw:style-name="gr10" draw:text-style-name="P7" draw:layer="layout" svg:width="0.036cm" svg:height="0.149cm" svg:x="11.403cm" svg:y="7.212cm" svg:viewBox="0 0 37 150" svg:d="M37 19c0-10-9-19-19-19s-18 9-18 19 8 18 18 18 19-8 19-18zM37 133c0-11-9-19-19-19s-18 8-18 19c0 10 8 17 18 17s19-8 19-17z">
              <text:p/>
            </draw:path>
          </draw:g>
        </draw:g>
        <draw:frame draw:style-name="gr68" draw:text-style-name="P6" draw:layer="layout" svg:width="1.357cm" svg:height="2.971cm" svg:x="13.201cm" svg:y="7.103cm">
          <draw:text-box>
            <text:p><text:span text:style-name="T3">8:110100</text:span></text:p>
            <text:p><text:span text:style-name="T3">9:110010</text:span></text:p>
            <text:p><text:span text:style-name="T3">A:110001</text:span></text:p>
            <text:p><text:span text:style-name="T3">B:101100</text:span></text:p>
            <text:p><text:span text:style-name="T4">-:101010</text:span></text:p>
            <text:p><text:span text:style-name="T3">C:101001</text:span></text:p>
            <text:p><text:span text:style-name="T3">D:100110</text:span></text:p>
            <text:p><text:span text:style-name="T3">E:100101</text:span></text:p>
            <text:p><text:span text:style-name="T5">F:100011</text:span></text:p>
          </draw:text-box>
        </draw:frame>
        <draw:g draw:style-name="gr9">
          <svg:title>TexMaths</svg:title>
          <svg:desc>10§display§\Phi_0\! :§svg§600§TRUE§</svg:desc>
          <draw:g>
            <draw:path draw:style-name="gr10" draw:text-style-name="P7" draw:layer="layout" svg:width="0.213cm" svg:height="0.237cm" svg:x="14.907cm" svg:y="7.118cm" svg:viewBox="0 0 214 238" svg:d="M121 191c54-4 93-36 93-71 0-36-40-68-93-73 0-6 0-13 0-19 0-12 0-17 33-17 3 0 7 0 11 0 0-4 0-7 0-11-12 1-45 1-59 1-15 0-47 0-59-1 0 4 0 7 0 11 4 0 7 0 11 0 33 0 33 5 33 17 0 6 0 13 0 19-53 6-91 38-91 73 0 36 39 66 91 71 0 7 0 14 0 20 0 12 0 17-33 17-4 0-7 0-11 0 0 4 0 7 0 10 12-1 44-1 59-1 14 0 47 0 59 1 0-3 0-6 0-10-4 0-8 0-11 0-33 0-33-5-33-17 0-6 0-13 0-20zM91 183c-49-7-56-41-56-63 0-18 4-57 56-64 0 42 0 85 0 127zM121 55c48 6 58 38 58 65 0 21-5 57-58 63 0-42 0-85 0-128z">
              <text:p/>
            </draw:path>
            <draw:path draw:style-name="gr10" draw:text-style-name="P7" draw:layer="layout" svg:width="0.113cm" svg:height="0.166cm" svg:x="15.154cm" svg:y="7.247cm" svg:viewBox="0 0 114 167" svg:d="M114 85c0-27-3-47-15-64-7-11-23-21-42-21-57 0-57 67-57 85 0 17 0 82 57 82s57-65 57-82zM57 161c-12 0-27-7-31-27-4-14-4-34-4-52s0-37 4-50c5-20 21-25 31-25 13 0 26 8 30 22s4 31 4 53c0 18 0 36-3 51-5 23-21 28-31 28z">
              <text:p/>
            </draw:path>
            <draw:path draw:style-name="gr10" draw:text-style-name="P7" draw:layer="layout" svg:width="0.036cm" svg:height="0.15cm" svg:x="15.367cm" svg:y="7.206cm" svg:viewBox="0 0 37 151" svg:d="M37 19c0-10-9-19-19-19s-18 9-18 19 8 19 18 19 19-9 19-19zM37 133c0-10-9-19-19-19s-18 9-18 19 8 18 18 18 19-8 19-18z">
              <text:p/>
            </draw:path>
          </draw:g>
        </draw:g>
        <draw:frame draw:style-name="gr69" draw:text-style-name="P6" draw:layer="layout" svg:width="1.018cm" svg:height="2.641cm" svg:x="15.503cm" svg:y="7.105cm">
          <draw:text-box>
            <text:p><text:span text:style-name="T3">0:0700</text:span></text:p>
            <text:p><text:span text:style-name="T3">1:1600</text:span></text:p>
            <text:p><text:span text:style-name="T3">2:2500</text:span></text:p>
            <text:p><text:span text:style-name="T3">3:3400</text:span></text:p>
            <text:p><text:span text:style-name="T3">4:4300</text:span></text:p>
            <text:p><text:span text:style-name="T3">5:5200</text:span></text:p>
            <text:p><text:span text:style-name="T3">6:6100</text:span></text:p>
            <text:p><text:span text:style-name="T3">7:7000</text:span></text:p>
          </draw:text-box>
        </draw:frame>
        <draw:g draw:style-name="gr9">
          <svg:title>TexMaths</svg:title>
          <svg:desc>10§display§\Phi_1\! :§svg§600§TRUE§</svg:desc>
          <draw:g>
            <draw:path draw:style-name="gr10" draw:text-style-name="P7" draw:layer="layout" svg:width="0.213cm" svg:height="0.237cm" svg:x="16.709cm" svg:y="7.121cm" svg:viewBox="0 0 214 238" svg:d="M121 191c54-4 93-36 93-71 0-36-40-68-93-73 0-6 0-13 0-19 0-12 0-17 33-17 3 0 7 0 11 0 0-4 0-7 0-11-12 1-45 1-59 1-15 0-47 0-59-1 0 4 0 7 0 11 4 0 7 0 11 0 33 0 33 5 33 17 0 6 0 13 0 19-53 6-91 38-91 73 0 36 39 66 91 71 0 7 0 14 0 20 0 12 0 16-33 16-4 0-7 0-11 0 0 4 0 8 0 11 12-1 44-1 59-1 14 0 47 0 59 1 0-3 0-7 0-11-4 0-8 0-11 0-33 0-33-4-33-16 0-6 0-13 0-20zM91 183c-49-7-56-41-56-63 0-18 4-58 56-65 0 43 0 86 0 128zM121 55c48 6 58 38 58 65 0 21-5 57-58 63 0-42 0-85 0-128z">
              <text:p/>
            </draw:path>
            <draw:path draw:style-name="gr10" draw:text-style-name="P7" draw:layer="layout" svg:width="0.088cm" svg:height="0.161cm" svg:x="16.969cm" svg:y="7.25cm" svg:viewBox="0 0 89 162" svg:d="M55 7c0-7 0-7-7-7-16 16-38 16-48 16 0 3 0 6 0 9 6 0 22 0 35-7 0 41 0 83 0 125 0 8 0 11-24 11-3 0-7 0-10 0 0 3 0 5 0 8 5 0 35-1 44-1 8 0 39 1 44 1 0-3 0-5 0-8-3 0-6 0-9 0-25 0-25-3-25-11 0-46 0-91 0-136z">
              <text:p/>
            </draw:path>
            <draw:path draw:style-name="gr10" draw:text-style-name="P7" draw:layer="layout" svg:width="0.036cm" svg:height="0.15cm" svg:x="17.169cm" svg:y="7.209cm" svg:viewBox="0 0 37 151" svg:d="M37 19c0-10-9-19-19-19s-18 9-18 19 8 19 18 19 19-9 19-19zM37 133c0-10-9-19-19-19s-18 9-18 19 8 18 18 18 19-8 19-18z">
              <text:p/>
            </draw:path>
          </draw:g>
        </draw:g>
        <draw:frame draw:style-name="gr69" draw:text-style-name="P6" draw:layer="layout" svg:width="1.018cm" svg:height="2.641cm" svg:x="17.304cm" svg:y="7.106cm">
          <draw:text-box>
            <text:p><text:span text:style-name="T3">0:0007</text:span></text:p>
            <text:p><text:span text:style-name="T3">1:0016</text:span></text:p>
            <text:p><text:span text:style-name="T3">2:0025</text:span></text:p>
            <text:p><text:span text:style-name="T3">3:0034</text:span></text:p>
            <text:p><text:span text:style-name="T3">4:0043</text:span></text:p>
            <text:p><text:span text:style-name="T3">5:0052</text:span></text:p>
            <text:p><text:span text:style-name="T3">6:0061</text:span></text:p>
            <text:p><text:span text:style-name="T3">7:0070</text:span></text:p>
          </draw:text-box>
        </draw:frame>
        <draw:frame draw:style-name="gr70" draw:text-style-name="P4" draw:layer="layout" svg:width="1.289cm" svg:height="0.395cm" svg:x="1.404cm" svg:y="10.507cm">
          <draw:text-box>
            <text:p><text:span text:style-name="T1">Encode:</text:span></text:p>
          </draw:text-box>
        </draw:frame>
        <draw:frame draw:style-name="gr71" draw:text-style-name="P4" draw:layer="layout" svg:width="1.31cm" svg:height="0.395cm" svg:x="1.405cm" svg:y="16.408cm">
          <draw:text-box>
            <text:p><text:span text:style-name="T1">Decode:</text:span></text:p>
          </draw:text-box>
        </draw:frame>
        <draw:frame draw:style-name="gr72" draw:text-style-name="P4" draw:layer="layout" svg:width="1.424cm" svg:height="0.395cm" svg:x="16.502cm" svg:y="9.806cm">
          <draw:text-box>
            <text:p><text:span text:style-name="T1">Lee dist?</text:span></text:p>
          </draw:text-box>
        </draw:frame>
        <draw:custom-shape draw:style-name="gr23" draw:text-style-name="P12" draw:layer="layout" svg:width="1.6cm" svg:height="0.8cm" svg:x="2.2cm" svg:y="1.8cm">
          <text:p text:style-name="P11"><text:span text:style-name="T1">outer</text:span></text:p>
          <text:p text:style-name="P11"><text:span text:style-name="T1">encode</text:span></text:p>
          <draw:enhanced-geometry svg:viewBox="0 0 21600 21600" draw:type="rectangle" draw:enhanced-path="M 0 0 L 21600 0 21600 21600 0 21600 0 0 Z N"/>
        </draw:custom-shape>
        <draw:custom-shape draw:style-name="gr24" draw:text-style-name="P12" draw:layer="layout" svg:width="1.4cm" svg:height="0.4cm" svg:x="5.4cm" svg:y="1.8cm">
          <text:p text:style-name="P11"><text:span text:style-name="T1">inner-A</text:span></text:p>
          <draw:enhanced-geometry svg:viewBox="0 0 21600 21600" draw:type="rectangle" draw:enhanced-path="M 0 0 L 21600 0 21600 21600 0 21600 0 0 Z N"/>
        </draw:custom-shape>
        <draw:line draw:style-name="gr25" draw:text-style-name="P1" draw:layer="layout" svg:x1="1.8cm" svg:y1="2.2cm" svg:x2="2.2cm" svg:y2="2.2cm">
          <text:p/>
        </draw:line>
        <draw:g draw:style-name="gr9">
          <svg:title>TexMaths</svg:title>
          <svg:desc>10§display§\bm{c}^{\rm a}_i \!\in\! \mathbb{B}^{k_{\rm a}}§svg§600§TRUE§</svg:desc>
          <draw:g>
            <draw:path draw:style-name="gr10" draw:text-style-name="P7" draw:layer="layout" svg:width="0.162cm" svg:height="0.16cm" svg:x="3.838cm" svg:y="1.719cm" svg:viewBox="0 0 163 161" svg:d="M135 19c-18 6-19 23-19 24 0 5 3 16 18 16 14 0 25-13 25-27 0-18-18-32-49-32-71 0-110 54-110 100 0 32 20 61 74 61 10 0 34-1 55-9 20-8 34-22 34-26 0-3-5-9-9-9-2 0-2 1-5 3-19 20-47 28-74 28-23 0-35-11-35-32 0-13 9-55 20-74 14-24 35-30 50-30 5 0 16 0 25 7z">
              <text:p/>
            </draw:path>
            <draw:path draw:style-name="gr10" draw:text-style-name="P7" draw:layer="layout" svg:width="0.121cm" svg:height="0.111cm" svg:x="4.016cm" svg:y="1.623cm" svg:viewBox="0 0 122 112" svg:d="M96 43c0-13 0-22-12-31-10-8-22-12-36-12-23 0-40 9-40 24 0 7 6 12 12 12 7 0 12-5 12-12 0-4-2-9-9-11 9-6 23-6 25-6 13 0 28 9 28 29 0 3 0 5 0 8-13 0-29 1-47 8-23 8-29 21-29 32 0 22 25 28 43 28 19 0 31-11 36-21 1 10 8 19 19 19 8-8 24 0 24-23 0-5 0-9 0-13-3 0-5 0-8 0 0 4 0 8 0 13 0 2 0 14-9 14s-9-11-9-15c0-15 0-29 0-43zM76 75c0 23-20 30-31 30-13 0-25-9-25-21 0-13 12-32 56-34 0 8 0 17 0 25z">
              <text:p/>
            </draw:path>
            <draw:path draw:style-name="gr10" draw:text-style-name="P7" draw:layer="layout" svg:width="0.073cm" svg:height="0.164cm" svg:x="4.014cm" svg:y="1.8cm" svg:viewBox="0 0 74 165" svg:d="M68 9c0-4-3-9-10-9s-14 6-14 13c0 5 3 10 10 10s14-7 14-14zM18 134c-1 3-3 6-3 10 0 12 10 21 24 21 24 0 35-34 35-38 0-3-3-3-4-3-3 0-4 2-5 4-5 20-16 30-26 30-4 0-6-3-6-8 0-6 2-11 4-16 3-7 5-13 8-20 2-6 11-28 12-31 1-2 2-5 2-8 0-11-10-21-24-21-24 0-35 34-35 38 0 3 3 3 4 3 3 0 3-1 4-4 7-21 17-30 27-30 3 0 6 2 6 9 0 5-2 9-8 24-5 13-10 26-15 40z">
              <text:p/>
            </draw:path>
            <draw:path draw:style-name="gr10" draw:text-style-name="P7" draw:layer="layout" svg:width="0.174cm" svg:height="0.201cm" svg:x="4.228cm" svg:y="1.688cm" svg:viewBox="0 0 175 202" svg:d="M163 108c6 0 12 0 12-7s-6-7-12-7c-50 0-99 0-149 0 4-47 45-80 94-80 18 0 37 0 55 0 6 0 12 0 12-7s-6-7-12-7c-19 0-37 0-56 0-60 0-107 45-107 101s47 101 107 101c19 0 37 0 56 0 6 0 12 0 12-6 0-7-6-7-12-7-18 0-37 0-55 0-49 0-90-34-94-81 50 0 99 0 149 0z">
              <text:p/>
            </draw:path>
            <draw:path draw:style-name="gr10" draw:text-style-name="P7" draw:layer="layout" svg:width="0.214cm" svg:height="0.238cm" svg:x="4.474cm" svg:y="1.637cm" svg:viewBox="0 0 215 239" svg:d="M46 32c0-5 0-14-3-20 13 0 25 0 38 0-5 6-5 13-5 18 0 60 0 120 0 179 0 5 0 12 5 18-13 0-25 0-38 0 3-7 3-15 3-20 0-58 0-117 0-175zM141 105c12-11 15-29 15-44 0-24-8-39-16-47 24 2 49 11 49 46 0 22-25 40-48 45zM89 31c0-7 0-11 4-15 2 0 7-4 16-4 15 0 34 12 34 49 0 39-20 48-54 49 0-27 0-53 0-79zM162 111c20-10 39-27 39-51 0-49-40-60-83-60-35 0-71 0-106 0-7 0-12 0-12 6s6 6 11 6c21 0 22 4 22 20 0 58 0 116 0 174 0 18-1 21-23 21-4 0-10 0-10 6s5 6 12 6c35 0 69 0 104 0 43 0 99-17 99-65 0-36-27-56-53-63zM89 208c0-28 0-57 0-86 28 0 40 0 50 8 14 10 15 33 15 44 0 14-1 53-45 53-20 0-20-13-20-19zM151 222c13-14 15-32 15-48 0-24-5-42-19-54 32 6 55 24 55 54 0 27-21 41-51 48z">
              <text:p/>
            </draw:path>
            <draw:path draw:style-name="gr10" draw:text-style-name="P7" draw:layer="layout" svg:width="0.12cm" svg:height="0.172cm" svg:x="4.723cm" svg:y="1.562cm" svg:viewBox="0 0 121 173" svg:d="M58 7c1 0 1-3 1-4s-1-3-3-3c-5 0-26 2-32 2-2 1-5 1-5 6 0 4 3 4 6 4 12 0 12 1 12 3s-1 3-1 6c-12 46-23 92-35 138-1 5-1 5-1 6 0 4 3 8 8 8 7 0 10-5 12-11 0-1 11-44 12-47 17 2 31 7 31 20 0 1 0 2 0 5-1 3-1 5-1 7 0 18 14 26 26 26 24 0 21-26 31-38 0-3-3-3-4-3-3 0-4 1-5 6-3 10-10 28-22 28-6 0-8-6-8-13 0-4 0-5 1-11 1-1 2-5 2-8 0-21-30-25-40-26 7-4 16-12 20-16 13-12 25-23 39-23 3 0 6 1 8 3-11 2-13 10-13 14 0 5 4 9 10 9 7 0 14-5 14-16 0-8-6-17-19-17-14 0-27 10-39 22-11 9-19 17-29 21 8-33 16-65 24-98z">
              <text:p/>
            </draw:path>
            <draw:path draw:style-name="gr10" draw:text-style-name="P7" draw:layer="layout" svg:width="0.098cm" svg:height="0.079cm" svg:x="4.868cm" svg:y="1.689cm" svg:viewBox="0 0 99 80" svg:d="M78 26c0-17-18-26-40-26-11 0-31 0-31 15 0 7 5 10 9 10 5 0 10-4 10-10 0-4-3-6-4-8 5-1 14-1 16-1 15 0 24 8 24 20 0 2 0 3 0 5-17 1-27 1-40 6-12 4-22 11-22 23 0 16 21 20 35 20 13 0 24-5 29-14 1 6 5 13 14 13 1 0 21 0 21-16 0-3 0-7 0-10-2 0-5 0-7 0 0 3 0 6 0 9 0 2 0 10-7 10s-7-8-7-10c0-12 0-24 0-36zM62 53c0 20-21 21-25 21-11 0-21-5-21-14 0-6 4-22 46-24 0 6 0 11 0 17z">
              <text:p/>
            </draw:path>
          </draw:g>
        </draw:g>
        <draw:g draw:style-name="gr9">
          <svg:title>TexMaths</svg:title>
          <svg:desc>10§display§\bm{c}^{\rm b}_i \!\in\! \mathbb{B}^{k_{\rm b} \nu} §svg§600§TRUE§</svg:desc>
          <draw:g>
            <draw:path draw:style-name="gr10" draw:text-style-name="P7" draw:layer="layout" svg:width="0.162cm" svg:height="0.16cm" svg:x="3.842cm" svg:y="2.692cm" svg:viewBox="0 0 163 161" svg:d="M135 20c-18 5-13 15-19 23 0 6 4 17 18 17 15 0 25-13 25-27 0-19-18-33-49-33-70 0-110 55-110 101 0 31 20 60 75 60 9 0 33 0 54-8 20-8 34-22 34-27 0-3-5-9-8-9-2 0-3 1-6 4-19 20-46 28-74 28-23 0-34-12-34-33 0-12 9-55 19-73 14-24 36-30 50-30 5 0 16 0 25 7z">
              <text:p/>
            </draw:path>
            <draw:path draw:style-name="gr10" draw:text-style-name="P7" draw:layer="layout" svg:width="0.131cm" svg:height="0.172cm" svg:x="4.018cm" svg:y="2.535cm" svg:viewBox="0 0 132 173" svg:d="M37 0c-12 1-25 2-37 3 0 3 0 6 0 9 17 0 19 2 19 14 0 48 0 96 0 145 3 0 5 0 8 0 3-5 6-10 9-15 9 12 23 17 36 17 32 0 60-24 60-55 0-30-25-56-58-56-14 0-28 6-37 15 0-26 0-51 0-77zM38 88c7-11 20-19 35-19 14 0 24 8 29 15 5 8 7 17 7 33 0 6 0 24-10 36-9 11-21 13-29 13-19 0-29-15-32-20 0-20 0-39 0-58z">
              <text:p/>
            </draw:path>
            <draw:path draw:style-name="gr10" draw:text-style-name="P7" draw:layer="layout" svg:width="0.073cm" svg:height="0.165cm" svg:x="4.018cm" svg:y="2.773cm" svg:viewBox="0 0 74 166" svg:d="M68 10c0-4-3-10-10-10s-14 7-14 14c0 4 4 9 10 9 7 0 14-7 14-13zM18 135c-1 3-2 6-2 10 0 11 9 21 23 21 25 0 35-34 35-38 0-3-3-3-4-3-3 0-3 1-4 4-6 20-17 30-26 30-5 0-6-3-6-9 0-5 1-10 3-15 3-7 6-14 8-20 3-6 11-28 12-31s2-6 2-8c0-12-10-21-23-21-25 0-36 33-36 38 0 3 3 3 4 3 3 0 4-1 4-4 7-21 18-30 27-30 4 0 6 2 6 8s-2 10-8 25c-5 13-10 26-15 40z">
              <text:p/>
            </draw:path>
            <draw:path draw:style-name="gr10" draw:text-style-name="P7" draw:layer="layout" svg:width="0.175cm" svg:height="0.203cm" svg:x="4.247cm" svg:y="2.661cm" svg:viewBox="0 0 176 204" svg:d="M163 109c6 0 13 0 13-7s-7-7-13-7c-50 0-99 0-149 0 5-47 45-81 95-81 18 0 36 0 54 0 6 0 13 0 13-7s-7-7-13-7c-18 0-37 0-55 0-60 0-108 46-108 102s48 102 108 102c18 0 37 0 55 0 6 0 13 0 13-7s-7-7-13-7c-18 0-36 0-54 0-50 0-90-34-95-81 50 0 99 0 149 0z">
              <text:p/>
            </draw:path>
            <draw:path draw:style-name="gr10" draw:text-style-name="P7" draw:layer="layout" svg:width="0.214cm" svg:height="0.239cm" svg:x="4.494cm" svg:y="2.61cm" svg:viewBox="0 0 215 240" svg:d="M46 32c0-4 0-13-3-20 13 0 25 0 38 0-4 6-4 13-4 18 0 60 0 120 0 180 0 5 0 12 4 17-13 0-25 0-38 0 3-6 3-14 3-18 0-59 0-118 0-177zM142 106c11-11 14-29 14-44 0-25-8-40-16-48 24 3 49 11 49 46 0 23-24 41-47 46zM89 31c0-7 0-10 5-14 1-1 7-5 15-5 15 0 35 13 35 50 0 39-20 47-55 48 0-27 0-53 0-79zM163 112c19-10 39-28 39-52 0-49-41-60-84-60-35 0-71 0-106 0-6 0-12 0-12 7 0 5 6 5 12 5 21 0 22 4 22 21 0 58 0 116 0 175 0 16-2 19-24 19-4 0-10 0-10 6 0 7 6 7 12 7 35 0 69 0 104 0 44 0 99-17 99-65 0-37-27-56-52-63zM89 209c0-29 0-58 0-87 28 0 40 0 51 8 14 11 15 34 15 45 0 14-1 52-45 52-21 0-21-12-21-18zM151 223c13-14 16-32 16-48 0-24-5-43-19-54 32 5 55 23 55 54 0 27-21 41-52 48z">
              <text:p/>
            </draw:path>
            <draw:path draw:style-name="gr10" draw:text-style-name="P7" draw:layer="layout" svg:width="0.12cm" svg:height="0.172cm" svg:x="4.742cm" svg:y="2.535cm" svg:viewBox="0 0 121 173" svg:d="M59 8c0-1 1-3 1-4 0-2-1-4-4-4-5 0-25 2-31 3-2 0-6 0-6 5 0 4 4 4 7 4 11 0 11 1 11 3s0 4-1 6c-11 46-23 92-34 139-2 4-1 3-2 5 0 4 3 8 9 8s10-5 11-10c1-1 11-44 12-48 18 2 32 8 32 20 0 2 0 3-1 5-1 4-1 5-1 8 0 17 14 25 26 25 24 0 21-25 31-37 0-4-2-3-3-4-4 0-4 2-5 6-3 11-10 28-22 28-7 0-9-6-9-13 0-4 0-4 2-11 0-3 1-4 1-7 0-22-29-25-40-26 7-5 16-13 21-16 12-12 24-24 38-24 3 0 6 1 8 3-10 2-12 11-12 14 0 6 4 9 9 9 7 0 14-5 14-15 0-9-5-18-19-18s-26 10-39 22c-10 10-18 17-28 22 8-33 16-65 24-98z">
              <text:p/>
            </draw:path>
            <draw:path draw:style-name="gr10" draw:text-style-name="P7" draw:layer="layout" svg:width="0.104cm" svg:height="0.123cm" svg:x="4.887cm" svg:y="2.621cm" svg:viewBox="0 0 105 124" svg:d="M29 0c-10 1-19 1-29 2 0 3 0 5 0 8 13 0 14 1 14 10 0 34 0 68 0 102 3 0 5 0 8 0 1-2 2-5 4-7 0-1 1-2 2-3 7 8 18 12 29 12 27 0 48-18 48-40 0-21-19-40-46-40-9 0-20 3-30 10 0-18 0-36 0-54zM30 63c6-8 17-13 28-13 21 0 30 15 30 34 0 10-3 19-10 26-5 5-14 8-22 8-12 0-21-7-26-15 0-14 0-27 0-40z">
              <text:p/>
            </draw:path>
            <draw:path draw:style-name="gr10" draw:text-style-name="P7" draw:layer="layout" svg:width="0.126cm" svg:height="0.108cm" svg:x="5.04cm" svg:y="2.597cm" svg:viewBox="0 0 127 109" svg:d="M44 7c0-1 1-2 1-3-1-1 0-4-4-4-5 1-14 2-16 2-5 0-9 0-14 1-4 0-7 0-7 5 0 4 4 4 7 4 11 0 11 1 11 4 0 1-1 6-2 9-4 17-8 33-12 50-6 24-8 29-8 30 0 4 4 4 5 4s3 0 4 0c22-4 53-15 79-39 34-29 39-61 39-62 0-4-4-8-9-8-8 0-10 7-12 14-10 35-43 73-85 85 8-31 15-61 23-92z">
              <text:p/>
            </draw:path>
          </draw:g>
        </draw:g>
        <draw:line draw:style-name="gr25" draw:text-style-name="P1" draw:layer="layout" svg:x1="3.8cm" svg:y1="2cm" svg:x2="5.4cm" svg:y2="2cm">
          <text:p/>
        </draw:line>
        <draw:line draw:style-name="gr25" draw:text-style-name="P1" draw:layer="layout" svg:x1="3.8cm" svg:y1="2.5cm" svg:x2="6cm" svg:y2="2.5cm">
          <text:p/>
        </draw:line>
        <draw:g draw:style-name="gr9">
          <svg:title>TexMaths</svg:title>
          <svg:desc>10§display§\bm{s}_i \!\in\! \Phi^{\nu}§svg§600§TRUE§</svg:desc>
          <draw:g>
            <draw:path draw:style-name="gr10" draw:text-style-name="P7" draw:layer="layout" svg:width="0.146cm" svg:height="0.16cm" svg:x="7.646cm" svg:y="2.334cm" svg:viewBox="0 0 147 161" svg:d="M126 20c-12 4-15 15-15 20 0 9 7 14 15 14s21-7 21-24c0-18-18-30-50-30-10 0-30 0-46 13-16 11-21 32-21 41 0 10 5 20 12 26 10 8 16 9 40 13 11 2 32 6 32 22 0 1 0 33-53 33-17 0-30-3-38-9 12-4 20-14 20-24 0-13-10-16-17-16-12 0-26 9-26 27 0 23 25 35 61 35 80 0 80-60 80-61 0-11-6-21-14-28-11-9-25-12-37-14-19-3-33-6-33-19 0-1 0-27 39-27 7 0 20 1 30 8z">
              <text:p/>
            </draw:path>
            <draw:path draw:style-name="gr10" draw:text-style-name="P7" draw:layer="layout" svg:width="0.074cm" svg:height="0.164cm" svg:x="7.824cm" svg:y="2.382cm" svg:viewBox="0 0 75 165" svg:d="M68 9c0-4-3-9-9-9-7 0-14 6-14 13 0 5 3 10 10 10s13-7 13-14zM18 134c-1 3-2 6-2 10 0 12 10 21 23 21 25 0 36-34 36-38 0-3-3-3-4-3-4 0-4 2-5 4-5 20-16 30-26 30-5 0-6-3-6-9 0-5 2-10 4-15 2-7 5-14 8-20 2-6 11-28 12-31 1-2 1-5 1-8 0-11-10-21-23-21-24 0-36 34-36 38 0 3 4 3 5 3 3 0 3-1 4-4 6-21 17-30 26-30 4 0 6 2 6 9 0 5-1 9-7 24-5 13-11 26-16 40z">
              <text:p/>
            </draw:path>
            <draw:path draw:style-name="gr10" draw:text-style-name="P7" draw:layer="layout" svg:width="0.174cm" svg:height="0.201cm" svg:x="7.998cm" svg:y="2.303cm" svg:viewBox="0 0 175 202" svg:d="M163 108c6 0 12 0 12-7s-6-7-12-7c-50 0-99 0-149 0 4-47 45-80 94-80 18 0 37 0 55 0 6 0 12 0 12-7s-6-7-12-7c-18 0-37 0-55 0-60 0-108 45-108 101s48 101 108 101c18 0 37 0 55 0 6 0 12 0 12-7s-6-7-12-7c-18 0-37 0-55 0-49 0-90-33-94-80 50 0 99 0 149 0z">
              <text:p/>
            </draw:path>
            <draw:path draw:style-name="gr10" draw:text-style-name="P7" draw:layer="layout" svg:width="0.212cm" svg:height="0.237cm" svg:x="8.261cm" svg:y="2.253cm" svg:viewBox="0 0 213 238" svg:d="M120 191c54-5 93-36 93-72s-40-68-93-72c0-7 0-13 0-20 0-12 0-16 33-16 4 0 8 0 12 0 0-4 0-7 0-11-13 1-45 1-59 1-15 0-47 0-60-1 0 4 0 7 0 11 4 0 7 0 11 0 34 0 34 4 34 16 0 7 0 13 0 20-54 5-91 37-91 72 0 36 38 66 91 72 0 7 0 13 0 19 0 12 0 17-34 17-4 0-7 0-11 0 0 4 0 8 0 11 13-1 44-1 59-1 14 0 47 0 60 1 0-3 0-7 0-11-4 0-8 0-12 0-33 0-33-5-33-17 0-6 0-12 0-19zM91 183c-50-7-56-42-56-64 0-18 3-57 56-64 0 43 0 86 0 128zM120 55c48 5 58 37 58 64 0 21-5 58-58 64 0-42 0-85 0-128z">
              <text:p/>
            </draw:path>
            <draw:path draw:style-name="gr10" draw:text-style-name="P7" draw:layer="layout" svg:width="0.126cm" svg:height="0.107cm" svg:x="8.512cm" svg:y="2.239cm" svg:viewBox="0 0 127 108" svg:d="M44 7c0-1 1-2 1-3s0-4-4-4c-1 0-15 1-16 1-5 1-9 1-14 2-4 0-7 0-7 5 0 4 4 4 7 4 11 0 11 1 11 3s-1 7-2 10c-4 16-8 32-12 49-6 25-8 30-8 31 0 3 4 3 5 3s3 0 4 0c22-3 53-15 79-38 34-30 39-61 39-62 0-4-4-8-9-8-8 0-10 7-12 14-10 35-43 72-85 84 8-31 15-61 23-91z">
              <text:p/>
            </draw:path>
          </draw:g>
        </draw:g>
        <draw:custom-shape draw:style-name="gr23" draw:text-style-name="P12" draw:layer="layout" svg:width="1.6cm" svg:height="0.8cm" svg:x="9cm" svg:y="1.8cm">
          <text:p text:style-name="P11"><text:span text:style-name="T1">synthesis</text:span></text:p>
          <draw:enhanced-geometry svg:viewBox="0 0 21600 21600" draw:type="rectangle" draw:enhanced-path="M 0 0 L 21600 0 21600 21600 0 21600 0 0 Z N"/>
        </draw:custom-shape>
        <draw:line draw:style-name="gr25" draw:text-style-name="P1" draw:layer="layout" svg:x1="10.6cm" svg:y1="2.2cm" svg:x2="12.2cm" svg:y2="2.2cm">
          <text:p/>
        </draw:line>
        <draw:g draw:style-name="gr9">
          <svg:title>TexMaths</svg:title>
          <svg:desc>10§display§\bm{x}_j \!\in\! \Sigma^{N}§svg§600§TRUE§</svg:desc>
          <draw:g>
            <draw:path draw:style-name="gr10" draw:text-style-name="P7" draw:layer="layout" svg:width="0.198cm" svg:height="0.16cm" svg:x="10.77cm" svg:y="1.921cm" svg:viewBox="0 0 199 161" svg:d="M175 18c-13 3-19 15-19 24 0 8 6 16 18 16s25-10 25-27c0-19-19-31-40-31-20 0-33 15-38 21-9-14-28-21-48-21-45 0-68 43-68 55 0 4 5 4 8 4 4 0 7 0 8-4 10-32 36-42 50-42 13 0 20 6 20 17 0 7-5 26-8 39-4 16-8 32-12 48-6 21-18 32-30 32-2 0-10 0-17-6 13-3 19-15 19-24 0-8-6-16-18-16s-25 10-25 27c0 19 19 31 40 31 20 0 33-15 38-21 8 14 28 21 48 21 44 0 68-43 68-55 0-4-5-4-8-4-4 0-7 0-8 4-10 32-36 43-50 43s-20-7-20-18c0-7 5-26 8-39 2-9 10-42 12-48 5-21 18-31 30-31 2 0 10 0 17 5z">
              <text:p/>
            </draw:path>
            <draw:path draw:style-name="gr10" draw:text-style-name="P7" draw:layer="layout" svg:width="0.107cm" svg:height="0.211cm" svg:x="10.988cm" svg:y="1.969cm" svg:viewBox="0 0 108 212" svg:d="M108 10c0-5-3-10-10-10s-14 7-14 14c0 4 3 9 10 9s14-6 14-13zM56 175c-4 17-17 31-32 31-3 0-6 0-9-1 7-3 9-9 9-13 0-6-5-9-10-9-7 0-14 7-14 15 0 9 9 14 24 14 14 0 44-8 52-38 7-30 15-59 22-88 0-2 1-5 1-8 0-14-12-23-26-23-28 0-43 34-43 37s3 3 4 3c3 0 3 0 5-4 6-14 19-29 33-29 6 0 8 4 8 12 0 2 0 6 0 7-8 31-16 62-24 94z">
              <text:p/>
            </draw:path>
            <draw:path draw:style-name="gr10" draw:text-style-name="P7" draw:layer="layout" svg:width="0.175cm" svg:height="0.202cm" svg:x="11.204cm" svg:y="1.89cm" svg:viewBox="0 0 176 203" svg:d="M164 109c6 0 12 0 12-7s-6-7-12-7c-50 0-99 0-149 0 4-47 44-81 94-81 18 0 37 0 55 0 6 0 12 0 12-7s-6-7-12-7c-19 0-37 0-56 0-60 0-108 46-108 102s48 101 108 101c19 0 37 0 56 0 6 0 12 0 12-7s-6-7-12-7c-18 0-37 0-55 0-50 0-90-33-94-80 50 0 99 0 149 0z">
              <text:p/>
            </draw:path>
            <draw:path draw:style-name="gr10" draw:text-style-name="P7" draw:layer="layout" svg:width="0.213cm" svg:height="0.237cm" svg:x="11.467cm" svg:y="1.84cm" svg:viewBox="0 0 214 238" svg:d="M111 125c3-3 3-5 3-6s-1-3-2-4c-24-35-48-69-72-104 27 0 54 0 81 0 59 0 77 12 84 68 3 0 6 0 9 0-4-26-7-53-10-79-65 0-130 0-195 0-8 0-9 0-9 8 29 42 58 84 87 127-28 31-55 63-83 94-4 4-4 4-4 5 0 4 4 4 9 4 65 0 130 0 195 0 3-27 6-54 10-81-3 0-6 0-9 0-6 57-30 67-85 67-32 0-65 0-97 0 29-33 59-66 88-99z">
              <text:p/>
            </draw:path>
            <draw:path draw:style-name="gr10" draw:text-style-name="P7" draw:layer="layout" svg:width="0.218cm" svg:height="0.167cm" svg:x="11.718cm" svg:y="1.767cm" svg:viewBox="0 0 219 168" svg:d="M188 27c2-10 6-18 26-18 1 0 5 0 5-6 0-1-1-3-4-3-8 0-17 1-25 1-6 0-20-1-26-1-2 0-5 0-5 5 0 4 3 4 5 4 12 0 16 4 16 10 0 2 0 3-1 6-9 36-18 71-27 107-21-43-41-85-62-128-2-4-3-4-9-4-11 0-22 0-33 0-5 0-8 0-8 5 0 4 3 4 8 4s10 0 16 1c-11 44-22 87-33 131-3 10-7 17-26 18-2 0-5 0-5 5 0 3 2 4 4 4 8 0 17-1 25-1 6 0 20 1 26 1 3 0 5-2 5-6 0-3-3-3-5-3-16-1-16-7-16-11 0-1 0-2 1-6 10-42 21-83 31-125 24 49 48 97 72 146 2 4 3 5 6 5 4 0 4-1 5-6 11-45 23-90 34-135z">
              <text:p/>
            </draw:path>
          </draw:g>
        </draw:g>
        <draw:g draw:style-name="gr9">
          <svg:title>TexMaths</svg:title>
          <svg:desc>10§display§i \!\in\! [n]§svg§600§TRUE§</svg:desc>
          <draw:g>
            <draw:path draw:style-name="gr10" draw:text-style-name="P7" draw:layer="layout" svg:width="0.092cm" svg:height="0.233cm" svg:x="13.212cm" svg:y="1.859cm" svg:viewBox="0 0 93 234" svg:d="M90 13c0-7-5-13-13-13-10 0-19 9-19 19 0 6 4 12 13 12 8 0 19-8 19-18zM63 144c4-10 4-11 8-20 2-7 4-12 4-19 0-15-11-28-29-28-33 0-46 51-46 54s3 2 4 3c4 0 4-1 6-6 9-33 23-44 35-44 3 0 9 0 9 12 0 7-2 14-4 18-3 9-18 50-24 64-4 9-8 20-8 28 0 16 12 28 29 28 33 0 46-50 46-54 0-3-3-3-5-3-3 0-3 1-5 6-6 22-18 44-36 44-6 0-8-4-8-12 0-9 2-14 10-35 5-12 9-24 14-36z">
              <text:p/>
            </draw:path>
            <draw:path draw:style-name="gr10" draw:text-style-name="P7" draw:layer="layout" svg:width="0.174cm" svg:height="0.201cm" svg:x="13.391cm" svg:y="1.901cm" svg:viewBox="0 0 175 202" svg:d="M163 109c6 0 12 0 12-7s-6-7-12-7c-50 0-99 0-149 0 5-47 45-80 94-80 18 0 36 0 55 0 6 0 12-1 12-8s-6-7-12-7c-19 0-37 0-55 0-60 0-108 46-108 102s48 100 108 100c18 0 36 0 55 0 6 0 12 0 12-7s-6-6-12-6c-19 0-37 0-55 0-49 0-89-33-94-80 50 0 99 0 149 0z">
              <text:p/>
            </draw:path>
            <draw:path draw:style-name="gr10" draw:text-style-name="P7" draw:layer="layout" svg:width="0.047cm" svg:height="0.348cm" svg:x="13.675cm" svg:y="1.828cm" svg:viewBox="0 0 48 349" svg:d="M48 349c0-5 0-9 0-14-11 0-23 0-34 0 0-107 0-214 0-321 11 0 23 0 34 0 0-5 0-9 0-14-16 0-32 0-48 0 0 116 0 233 0 349 16 0 32 0 48 0z">
              <text:p/>
            </draw:path>
            <draw:path draw:style-name="gr10" draw:text-style-name="P7" draw:layer="layout" svg:width="0.189cm" svg:height="0.157cm" svg:x="13.742cm" svg:y="1.936cm" svg:viewBox="0 0 190 158" svg:d="M20 134c-1 5-3 13-3 15 0 6 5 9 10 9s11-2 13-9c1-1 5-18 7-26 3-11 5-22 8-32 2-8 4-15 6-23 1-6 4-16 4-18 6-11 24-43 57-43 16 0 19 13 19 25 0 22-17 66-22 82-4 8-4 12-4 16 0 16 12 28 29 28 33 0 46-51 46-54s-3-3-4-3c-4 0-4 1-6 6-7 24-18 44-35 44-6 0-9-4-9-12 0-9 3-17 7-25 6-18 21-57 21-77 0-23-15-37-40-37-32 0-49 22-55 30-2-19-17-30-33-30-17 0-22 13-26 20-5 12-10 32-10 34 0 3 3 3 4 3 3 0 4 0 6-8 6-25 13-42 25-42 7 0 11 5 11 17 0 7-1 11-5 29-7 27-14 54-21 81z">
              <text:p/>
            </draw:path>
            <draw:path draw:style-name="gr10" draw:text-style-name="P7" draw:layer="layout" svg:width="0.047cm" svg:height="0.348cm" svg:x="13.95cm" svg:y="1.828cm" svg:viewBox="0 0 48 349" svg:d="M48 0c-16 0-32 0-48 0 0 5 0 9 0 14 11 0 23 0 34 0 0 107 0 214 0 321-11 0-23 0-34 0 0 5 0 9 0 14 16 0 32 0 48 0 0-116 0-233 0-349z">
              <text:p/>
            </draw:path>
          </draw:g>
        </draw:g>
        <draw:custom-shape draw:style-name="gr26" draw:text-style-name="P12" draw:layer="layout" svg:width="2cm" svg:height="0.8cm" draw:transform="rotate (-1.5707963267949) translate (13cm 1.8cm)">
          <text:p text:style-name="P11"><text:span text:style-name="T1">IDS</text:span></text:p>
          <text:p text:style-name="P11"><text:span text:style-name="T1">channel</text:span></text:p>
          <draw:enhanced-geometry svg:viewBox="0 0 21600 21600" draw:type="rectangle" draw:enhanced-path="M 0 0 L 21600 0 21600 21600 0 21600 0 0 Z N"/>
        </draw:custom-shape>
        <draw:g draw:style-name="gr9">
          <svg:title>TexMaths</svg:title>
          <svg:desc>10§display§N \!=\! \nu n§svg§600§TRUE§</svg:desc>
          <draw:g>
            <draw:path draw:style-name="gr10" draw:text-style-name="P7" draw:layer="layout" svg:width="0.295cm" svg:height="0.237cm" svg:x="13.211cm" svg:y="2.667cm" svg:viewBox="0 0 296 238" svg:d="M252 37c3-14 10-25 38-26 1 0 6 0 6-7-2-1 0-4-5-4-12 0-24 1-35 1-12 0-25-1-36-1-2 0-7 0-7 7 0 4 4 4 7 4 20 0 24 8 24 15 0 1-1 7-1 8-14 51-27 103-40 154-26-60-51-121-77-181-3-7-3-7-12-7-16 0-31 0-47 0-7 0-10 0-10 7 0 4 3 4 10 4 2 0 24 0 24 3-16 62-31 125-47 187-4 14-10 25-38 26-2 0-6 1-6 7 0 3 2 4 5 4 11 0 23-1 35-1s24 1 36 1c2 0 6 0 6-7 0-3-3-4-7-4-20 0-23-8-23-15 0-3 0-4 1-8 16-61 31-123 47-184 1 2 1 3 3 6 29 68 58 137 87 205 3 6 4 7 7 7 4 0 4-1 6-7 16-65 32-129 49-194z">
              <text:p/>
            </draw:path>
            <draw:path draw:style-name="gr10" draw:text-style-name="P7" draw:layer="layout" svg:width="0.233cm" svg:height="0.081cm" svg:x="13.576cm" svg:y="2.778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0" draw:text-style-name="P7" draw:layer="layout" svg:width="0.165cm" svg:height="0.153cm" svg:x="13.886cm" svg:y="2.751cm" svg:viewBox="0 0 166 154" svg:d="M60 4c-1-1 0-4-4-4-8 0-34 3-43 4-3 0-7 1-7 7 0 4 3 4 9 4 17 0 17 3 17 6 0 2-4 19-6 28-7 28-15 57-22 85-1 5-4 15-4 16 0 4 4 4 6 4s3 0 5 0c24-4 63-18 99-50 46-43 56-91 56-94 0-6-4-10-10-10-3 0-11 2-14 12-23 79-76 118-116 131 11-46 23-93 34-139z">
              <text:p/>
            </draw:path>
            <draw:path draw:style-name="gr10" draw:text-style-name="P7" draw:layer="layout" svg:width="0.189cm" svg:height="0.157cm" svg:x="14.074cm" svg:y="2.751cm" svg:viewBox="0 0 190 158" svg:d="M20 133c-1 6-3 14-3 16 0 6 5 9 10 9s11-3 13-10c1-1 5-17 7-26 3-10 5-20 8-30 2-8 4-16 6-24 1-6 4-16 4-17 6-11 24-43 58-43 15 0 19 13 19 25 0 21-18 66-23 81-3 7-4 11-4 15 0 17 13 29 29 29 33 0 46-50 46-53s-3-3-4-3c-4 0-4 1-5 6-8 23-19 42-36 42-6 0-9-3-9-11 0-9 3-17 7-24 6-19 21-57 21-77 0-24-15-38-40-38-32 0-49 23-55 31-2-20-16-31-32-31-17 0-23 14-27 20-5 12-10 33-10 34 0 4 3 4 4 4 3 0 4-1 6-8 6-25 13-42 26-42 7 0 10 5 10 16 0 8-1 11-5 30-7 26-14 53-21 79z">
              <text:p/>
            </draw:path>
          </draw:g>
        </draw:g>
        <draw:line draw:style-name="gr25" draw:text-style-name="P1" draw:layer="layout" svg:x1="12.2cm" svg:y1="3.4cm" svg:x2="10.6cm" svg:y2="3.4cm">
          <text:p/>
        </draw:line>
        <draw:g draw:style-name="gr9">
          <svg:title>TexMaths</svg:title>
          <svg:desc>10§display§\bm{y}_j \!\in\! \Sigma^{N_j}§svg§600§TRUE§</svg:desc>
          <draw:g>
            <draw:path draw:style-name="gr10" draw:text-style-name="P7" draw:layer="layout" svg:width="0.192cm" svg:height="0.228cm" svg:x="10.772cm" svg:y="3.122cm" svg:viewBox="0 0 193 229" svg:d="M192 27c1-7 1-7 1-8 0-8-5-16-16-16-18 0-23 17-25 26-3 12-6 25-9 37-4 16-11 44-15 58-2 8-13 16-14 17-4 2-12 8-24 8-20 0-21-17-21-25 0-22 11-49 21-75 4-9 5-11 5-17 0-20-21-32-40-32-37 0-55 48-55 55 0 5 5 5 9 5s6 0 8-5c11-39 31-42 36-42 2 0 6 0 6 7 0 8-4 18-6 23-14 35-21 55-21 73 0 40 35 46 56 46 8 0 20-2 33-11-9 43-36 66-60 66-5 0-14 0-21-5 11-4 16-14 16-23 0-13-10-16-17-16-13 0-25 11-25 26 0 18 19 30 47 30 40 0 87-26 98-70s22-88 33-132z">
              <text:p/>
            </draw:path>
            <draw:path draw:style-name="gr10" draw:text-style-name="P7" draw:layer="layout" svg:width="0.107cm" svg:height="0.212cm" svg:x="10.968cm" svg:y="3.171cm" svg:viewBox="0 0 108 213" svg:d="M108 9c0-4-3-9-10-9s-13 7-13 13c0 4 2 10 9 10s14-7 14-14zM56 175c-4 17-17 31-32 31-3 0-6-1-9-2 7-3 9-8 9-12 0-6-5-9-10-9-7 0-14 6-14 14 0 10 10 16 25 16 14 0 43-9 51-39 7-30 15-59 22-88 1-3 1-5 1-9 0-13-12-23-26-23-28 0-43 34-43 38 0 3 3 3 4 3 3 0 3-1 5-4 6-15 19-30 33-30 6 0 8 4 8 12 0 3 0 6 0 8-8 31-16 62-24 94z">
              <text:p/>
            </draw:path>
            <draw:path draw:style-name="gr10" draw:text-style-name="P7" draw:layer="layout" svg:width="0.175cm" svg:height="0.203cm" svg:x="11.184cm" svg:y="3.091cm" svg:viewBox="0 0 176 204" svg:d="M164 109c6 0 12 0 12-7s-6-7-12-7c-50 0-99 0-149 0 4-47 44-81 94-81 18 0 37 0 55 0 6 0 12 0 12-7s-6-7-12-7c-19 0-37 0-56 0-60 0-108 46-108 102s48 102 108 102c19 0 37 0 56 0 6 0 12 0 12-7s-6-7-12-7c-18 0-37 0-55 0-50 0-90-34-94-81 50 0 99 0 149 0z">
              <text:p/>
            </draw:path>
            <draw:path draw:style-name="gr10" draw:text-style-name="P7" draw:layer="layout" svg:width="0.213cm" svg:height="0.238cm" svg:x="11.447cm" svg:y="3.041cm" svg:viewBox="0 0 214 239" svg:d="M111 126c3-4 3-5 3-6 0-2-1-4-2-5-24-35-48-69-72-104 27 0 54 0 81 0 59 0 77 13 84 68 3 0 6 0 9 0-4-26-7-53-10-79-65 0-130 0-195 0-8 0-9 0-9 8 29 42 58 84 87 127-28 32-55 64-83 95-4 3-4 4-4 5 0 4 4 4 9 4 65 0 130 0 195 0 3-27 6-55 10-82-3 0-6 0-9 0-6 59-30 67-85 67-32 0-65 0-97 0 29-32 59-65 88-98z">
              <text:p/>
            </draw:path>
            <draw:path draw:style-name="gr10" draw:text-style-name="P7" draw:layer="layout" svg:width="0.218cm" svg:height="0.167cm" svg:x="11.698cm" svg:y="2.968cm" svg:viewBox="0 0 219 168" svg:d="M188 27c2-9 6-17 26-18 1 0 5 0 5-5 0-2-1-4-4-4-8 0-17 1-25 1-6 0-21-1-26-1-2 0-5 0-5 6 0 3 3 3 5 3 12 0 16 4 16 10 0 2-1 3-1 6-9 36-18 71-27 107-21-43-41-85-62-128-2-4-3-4-9-4-11 0-23 0-34 0-4 0-7 0-7 6 0 3 3 3 8 3s10 0 15 1c-11 44-21 88-32 132-3 9-7 16-26 17-2 0-5 0-5 5 0 3 2 4 3 4 9 0 18-1 26-1 6 0 20 1 26 1 3 0 5-1 5-5s-3-4-6-4c-15 0-15-7-15-10 0-1 0-2 1-6 10-42 21-84 31-126 24 49 48 98 72 147 2 4 3 4 6 4s3-1 5-5c11-46 23-91 34-136z">
              <text:p/>
            </draw:path>
            <draw:path draw:style-name="gr10" draw:text-style-name="P7" draw:layer="layout" svg:width="0.082cm" svg:height="0.152cm" svg:x="11.91cm" svg:y="3.054cm" svg:viewBox="0 0 83 153" svg:d="M83 8c0-4-3-8-8-8s-11 5-11 11c0 4 4 7 8 7 6 0 11-5 11-10zM45 125c-4 13-15 22-26 22-3 0-5 0-6-1 4-2 6-7 6-9 0-3-3-7-8-7-6 0-11 5-11 11 0 8 8 12 20 12s34-6 40-28c5-21 11-42 16-63 0-1 0-3 0-5 0-10-9-17-21-17-21 0-34 23-34 27 0 2 2 2 3 2 3 0 3 0 4-2 8-17 20-21 26-21 7 0 8 6 8 9 0 2-1 3-1 4-5 22-11 44-16 66z">
              <text:p/>
            </draw:path>
          </draw:g>
        </draw:g>
        <draw:custom-shape draw:style-name="gr23" draw:text-style-name="P12" draw:layer="layout" svg:width="1.6cm" svg:height="0.8cm" svg:x="9cm" svg:y="3cm">
          <text:p text:style-name="P11"><text:span text:style-name="T1">alignment</text:span></text:p>
          <text:p text:style-name="P11"><text:span text:style-name="T1">(?)</text:span></text:p>
          <draw:enhanced-geometry svg:viewBox="0 0 21600 21600" draw:type="rectangle" draw:enhanced-path="M 0 0 L 21600 0 21600 21600 0 21600 0 0 Z N"/>
        </draw:custom-shape>
        <draw:line draw:style-name="gr25" draw:text-style-name="P1" draw:layer="layout" svg:x1="9cm" svg:y1="3.3cm" svg:x2="7.4cm" svg:y2="3.3cm">
          <text:p/>
        </draw:line>
        <draw:line draw:style-name="gr25" draw:text-style-name="P1" draw:layer="layout" svg:x1="7.4cm" svg:y1="3.5cm" svg:x2="9cm" svg:y2="3.5cm">
          <text:p/>
        </draw:line>
        <draw:custom-shape draw:style-name="gr26" draw:text-style-name="P12" draw:layer="layout" svg:width="2cm" svg:height="0.8cm" svg:x="5.4cm" svg:y="3cm">
          <text:p text:style-name="P11"><text:span text:style-name="T1">LLR calc</text:span></text:p>
          <text:p text:style-name="P11"><text:span text:style-name="T1">(?)</text:span></text:p>
          <draw:enhanced-geometry svg:viewBox="0 0 21600 21600" draw:type="rectangle" draw:enhanced-path="M 0 0 L 21600 0 21600 21600 0 21600 0 0 Z N"/>
        </draw:custom-shape>
        <draw:custom-shape draw:style-name="gr23" draw:text-style-name="P12" draw:layer="layout" svg:width="1.6cm" svg:height="0.8cm" svg:x="2.2cm" svg:y="3cm">
          <text:p text:style-name="P11"><text:span text:style-name="T1">outer</text:span></text:p>
          <text:p text:style-name="P11"><text:span text:style-name="T1">decode</text:span></text:p>
          <draw:enhanced-geometry svg:viewBox="0 0 21600 21600" draw:type="rectangle" draw:enhanced-path="M 0 0 L 21600 0 21600 21600 0 21600 0 0 Z N"/>
        </draw:custom-shape>
        <draw:line draw:style-name="gr25" draw:text-style-name="P1" draw:layer="layout" svg:x1="5.401cm" svg:y1="3.4cm" svg:x2="3.801cm" svg:y2="3.4cm">
          <text:p/>
        </draw:line>
        <draw:line draw:style-name="gr25" draw:text-style-name="P1" draw:layer="layout" svg:x1="2.2cm" svg:y1="3.4cm" svg:x2="1.8cm" svg:y2="3.4cm">
          <text:p/>
        </draw:line>
        <draw:g draw:style-name="gr9">
          <svg:title>TexMaths</svg:title>
          <svg:desc>9§display§\bm{c}^{\rm a}_0§svg§600§TRUE§</svg:desc>
          <draw:g>
            <draw:path draw:style-name="gr10" draw:text-style-name="P7" draw:layer="layout" svg:width="0.145cm" svg:height="0.144cm" svg:x="2.73cm" svg:y="4.724cm" svg:viewBox="0 0 146 145" svg:d="M121 17c-17 5-11 14-17 22 0 5 3 14 16 14s23-11 23-24c0-16-17-29-44-29-64 0-99 49-99 90 0 29 18 55 66 55 8 0 31 0 50-7 18-8 30-21 30-25 0-2-4-8-8-8-2 0-2 1-4 4-17 18-43 25-67 25-20 0-31-11-31-30 0-11 8-49 18-65 12-22 31-28 45-28 4 0 14 1 22 6z">
              <text:p/>
            </draw:path>
            <draw:path draw:style-name="gr10" draw:text-style-name="P7" draw:layer="layout" svg:width="0.109cm" svg:height="0.1cm" svg:x="2.889cm" svg:y="4.638cm" svg:viewBox="0 0 110 101" svg:d="M86 40c0-12 0-21-10-29-9-7-20-11-32-11-21 0-36 8-36 22 0 7 5 10 11 10 5 0 10-4 10-10 0-4-2-9-7-10 8-6 20-6 21-6 13 0 26 8 26 27 0 2 0 4 0 7-12 0-27 0-43 7-20 7-26 20-26 29 0 19 23 25 39 25 17 0 28-10 33-19 1 9 6 18 17 18 7-7 21 0 21-22 0-4 0-8 0-11-2 0-4 0-7 0 0 3 0 7 0 11 0 3 1 13-8 13-8 0-9-10-9-13 0-13 0-26 0-38zM69 67c0 21-19 27-29 27s-21-7-21-18c0-12 11-29 50-30 0 7 0 14 0 21z">
              <text:p/>
            </draw:path>
            <draw:path draw:style-name="gr10" draw:text-style-name="P7" draw:layer="layout" svg:width="0.101cm" svg:height="0.15cm" svg:x="2.889cm" svg:y="4.798cm" svg:viewBox="0 0 102 151" svg:d="M102 76c0-24-3-42-13-57-7-10-21-19-38-19-51 0-51 61-51 76 0 16 0 75 51 75s51-59 51-75zM51 145c-11 0-24-7-28-25-3-12-3-30-3-46s0-34 3-46c5-17 19-22 28-22 12 0 23 7 27 20s4 28 4 48c0 16 0 32-3 46-5 20-19 25-28 25z">
              <text:p/>
            </draw:path>
          </draw:g>
        </draw:g>
        <draw:custom-shape draw:style-name="gr73" draw:text-style-name="P1" draw:layer="layout" svg:width="3.2cm" svg:height="0.8cm" svg:x="2.6cm" svg:y="4.6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.6cm" svg:y1="5cm" svg:x2="5.8cm" svg:y2="5cm">
          <text:p/>
        </draw:line>
        <draw:g draw:style-name="gr9">
          <svg:title>TexMaths</svg:title>
          <svg:desc>9§display§\bm{c}^{\rm b}_0§svg§600§TRUE§</svg:desc>
          <draw:g>
            <draw:path draw:style-name="gr10" draw:text-style-name="P7" draw:layer="layout" svg:width="0.145cm" svg:height="0.143cm" svg:x="2.732cm" svg:y="5.155cm" svg:viewBox="0 0 146 144" svg:d="M121 17c-17 5-11 14-17 22 0 5 3 14 15 14 14 0 23-11 23-24 0-16-17-29-43-29-64 0-99 48-99 90 0 28 18 54 66 54 8 0 31 0 50-7 17-7 30-20 30-24 0-3-5-8-8-8-2 0-3 1-5 4-17 17-42 25-66 25-20 0-31-11-31-30 0-11 8-49 18-65 12-22 31-28 45-28 4 0 14 1 22 6z">
              <text:p/>
            </draw:path>
            <draw:path draw:style-name="gr10" draw:text-style-name="P7" draw:layer="layout" svg:width="0.116cm" svg:height="0.154cm" svg:x="2.89cm" svg:y="5.014cm" svg:viewBox="0 0 117 155" svg:d="M33 0c-11 1-22 2-33 3 0 2 0 5 0 8 14 0 16 2 16 12 0 43 0 86 0 129 3 0 5 0 8 0 3-4 5-9 7-13 8 12 21 16 33 16 28 0 53-21 53-50 0-27-22-49-51-49-13 0-26 5-33 13 0-23 0-46 0-69zM34 79c5-10 18-17 30-17 13 0 22 7 26 13 5 7 8 16 8 30 0 5 0 21-9 32-9 10-20 12-26 12-18 0-27-14-29-19 0-17 0-34 0-51z">
              <text:p/>
            </draw:path>
            <draw:path draw:style-name="gr10" draw:text-style-name="P7" draw:layer="layout" svg:width="0.1cm" svg:height="0.15cm" svg:x="2.891cm" svg:y="5.228cm" svg:viewBox="0 0 101 151" svg:d="M101 76c0-24-2-42-12-57-7-10-21-19-39-19-50 0-50 61-50 76 0 16 0 75 50 75 51 0 51-60 51-75zM50 144c-10 0-23-6-28-24-2-12-2-30-2-46 0-17 0-34 3-46 5-17 18-22 27-22 13 0 23 7 28 20 4 12 4 28 4 48 0 16 0 32-3 45-5 21-20 25-29 25z">
              <text:p/>
            </draw:path>
          </draw:g>
        </draw:g>
        <draw:line draw:style-name="gr1" draw:text-style-name="P1" draw:layer="layout" svg:x1="3.4cm" svg:y1="4.6cm" svg:x2="3.4cm" svg:y2="5.4cm">
          <text:p/>
        </draw:line>
        <draw:g draw:style-name="gr9">
          <svg:title>TexMaths</svg:title>
          <svg:desc>9§display§\bm{c}^{\rm a}_{n-1}§svg§600§TRUE§</svg:desc>
          <draw:g>
            <draw:path draw:style-name="gr10" draw:text-style-name="P7" draw:layer="layout" svg:width="0.146cm" svg:height="0.144cm" svg:x="5.031cm" svg:y="4.726cm" svg:viewBox="0 0 147 145" svg:d="M121 18c-16 4-17 21-17 22 0 4 4 14 16 14 14 0 23-12 23-24 0-17-16-30-44-30-63 0-99 49-99 91 0 28 18 54 67 54 9 0 30 0 49-8 18-7 31-19 31-24 0-2-5-8-8-8-1 0-2 1-5 4-16 18-41 25-67 25-20 0-30-11-30-30 0-11 8-49 17-65 13-22 32-27 45-27 4 0 14 0 22 6z">
              <text:p/>
            </draw:path>
            <draw:path draw:style-name="gr10" draw:text-style-name="P7" draw:layer="layout" svg:width="0.11cm" svg:height="0.1cm" svg:x="5.191cm" svg:y="4.64cm" svg:viewBox="0 0 111 101" svg:d="M86 40c0-12 0-20-10-29-9-7-19-11-33-11-21 0-35 8-35 22 0 7 5 10 10 10 6 0 11-4 11-10 0-4-2-9-8-10 8-6 20-6 22-6 13 0 26 8 26 27 0 2 0 4 0 7-12 0-27 1-43 7-20 7-26 19-26 29 0 19 22 25 39 25 18 0 28-10 32-18 1 9 7 17 17 17 1 0 23 0 23-21 0-4 0-8 0-13-3 0-6 0-8 0 0 4 0 8 0 12 0 3 0 14-9 14-8 0-8-11-8-14 0-13 0-26 0-38zM69 67c0 22-19 27-29 27-11 0-21-7-21-18 0-12 10-28 50-30 0 7 0 14 0 21z">
              <text:p/>
            </draw:path>
            <draw:path draw:style-name="gr10" draw:text-style-name="P7" draw:layer="layout" svg:width="0.134cm" svg:height="0.099cm" svg:x="5.189cm" svg:y="4.849cm" svg:viewBox="0 0 135 100" svg:d="M16 84c-1 2-2 8-2 9 0 4 4 7 8 7s8-3 9-6c0-2 2-9 3-13 2-5 4-15 6-20 0-4 2-10 3-14 3-9 3-11 9-20s17-21 33-21c13 0 14 11 14 16 0 13-10 37-14 46-2 7-3 8-3 13 0 12 10 19 21 19 22 0 32-31 32-34s-3-3-4-3c-2 0-2 1-3 3-6 18-16 27-25 27-4 0-5-3-5-8 0-4 2-8 5-18 3-6 12-29 12-42 0-21-17-25-29-25-18 0-30 12-37 20-1-16-15-20-24-20s-14 7-17 12c-5 8-8 20-8 22 0 3 3 3 4 3 3 0 3-1 5-7 3-13 7-24 15-24 7 0 8 5 8 11 0 5-2 12-3 18-2 6-5 15-6 20-2 9-4 19-7 29z">
              <text:p/>
            </draw:path>
            <draw:path draw:style-name="gr10" draw:text-style-name="P7" draw:layer="layout" svg:width="0.148cm" svg:height="0.01cm" svg:x="5.359cm" svg:y="4.886cm" svg:viewBox="0 0 149 11" svg:d="M140 11c4 0 9 0 9-6 0-5-5-5-9-5-44 0-88 0-132 0-4 0-8 0-8 5 0 6 4 6 8 6 44 0 88 0 132 0z">
              <text:p/>
            </draw:path>
            <draw:path draw:style-name="gr10" draw:text-style-name="P7" draw:layer="layout" svg:width="0.08cm" svg:height="0.145cm" svg:x="5.556cm" svg:y="4.8cm" svg:viewBox="0 0 81 146" svg:d="M50 6c0-5-1-6-7-6-13 14-34 14-43 14 0 3 0 6 0 8 5 0 20 0 32-6 0 38 0 75 0 112 0 8 0 10-22 10-3 0-6 0-8 0 0 3 0 6 0 8 3 0 31 0 39 0 7 0 35 0 40 0 0-2 0-5 0-8-3 0-6 0-9 0-22 0-22-2-22-10 0-40 0-81 0-122z">
              <text:p/>
            </draw:path>
          </draw:g>
        </draw:g>
        <draw:g draw:style-name="gr9">
          <svg:title>TexMaths</svg:title>
          <svg:desc>9§display§\bm{c}^{\rm b}_{n-1}§svg§600§TRUE§</svg:desc>
          <draw:g>
            <draw:path draw:style-name="gr10" draw:text-style-name="P7" draw:layer="layout" svg:width="0.146cm" svg:height="0.144cm" svg:x="5.034cm" svg:y="5.157cm" svg:viewBox="0 0 147 145" svg:d="M121 17c-16 5-17 21-17 22 0 4 3 14 16 14s23-12 23-24c0-16-16-29-44-29-64 0-99 49-99 90 0 29 18 55 67 55 9 0 30-1 49-8 18-8 31-20 31-24 0-2-5-8-9-8-1 0-1 1-4 3-17 18-42 25-67 25-20 0-31-10-31-29 0-11 8-49 18-66 13-22 31-27 45-27 4 0 14 0 22 6z">
              <text:p/>
            </draw:path>
            <draw:path draw:style-name="gr10" draw:text-style-name="P7" draw:layer="layout" svg:width="0.117cm" svg:height="0.154cm" svg:x="5.192cm" svg:y="5.016cm" svg:viewBox="0 0 118 155" svg:d="M33 0c-11 1-22 2-33 3 0 2 0 5 0 8 15 0 16 1 16 12 0 43 0 87 0 130 3 0 6 0 8 0 3-5 5-9 7-14 9 12 21 16 33 16 29 0 54-22 54-50 0-27-23-49-51-49-14 0-26 5-34 13 0-23 0-46 0-69zM34 79c6-10 18-17 32-17 12 0 20 7 25 13 4 7 7 16 7 30 0 6 0 22-9 32s-20 12-26 12c-18 0-26-14-29-19 0-17 0-34 0-51z">
              <text:p/>
            </draw:path>
            <draw:path draw:style-name="gr10" draw:text-style-name="P7" draw:layer="layout" svg:width="0.134cm" svg:height="0.099cm" svg:x="5.192cm" svg:y="5.279cm" svg:viewBox="0 0 135 100" svg:d="M16 84c-1 2-2 8-2 9 0 5 4 7 8 7 3 0 6-3 8-5 1-2 3-9 4-14 1-4 4-15 5-20 1-4 2-9 3-14 3-9 4-11 10-20s16-21 33-21c13 0 13 12 13 16 0 13-9 37-13 47-2 6-3 8-3 12 0 12 10 19 20 19 23 0 33-31 33-34s-3-2-4-3c-3 0-3 2-4 3-6 18-15 27-24 27-4 0-5-2-5-7s1-8 5-18c2-7 12-30 12-43 0-21-17-25-29-25-19 0-31 12-37 21-2-16-15-21-24-21-10 0-14 7-18 13-4 8-7 20-7 21 0 3 3 3 4 3 2 0 2-1 4-6 4-14 8-25 16-25 6 0 7 6 7 11s-2 13-3 19-4 14-5 20c-2 9-4 18-7 28z">
              <text:p/>
            </draw:path>
            <draw:path draw:style-name="gr10" draw:text-style-name="P7" draw:layer="layout" svg:width="0.148cm" svg:height="0.01cm" svg:x="5.361cm" svg:y="5.316cm" svg:viewBox="0 0 149 11" svg:d="M140 11c4 0 9 0 9-6 0-5-5-5-9-5-44 0-87 0-131 0-4 0-9 0-9 5 0 6 5 6 9 6 44 0 87 0 131 0z">
              <text:p/>
            </draw:path>
            <draw:path draw:style-name="gr10" draw:text-style-name="P7" draw:layer="layout" svg:width="0.079cm" svg:height="0.145cm" svg:x="5.559cm" svg:y="5.231cm" svg:viewBox="0 0 80 146" svg:d="M49 6c0-6 0-6-6-6-14 13-34 13-43 13 0 3 0 6 0 9 4 0 20 0 31-7 0 38 0 75 0 113 0 8 0 10-21 10-3 0-6 0-9 0 0 3 0 6 0 8 4 0 31 0 39 0s36 0 40 0c0-2 0-5 0-8-3 0-5 0-8 0-23 0-23-2-23-10 0-41 0-81 0-122z">
              <text:p/>
            </draw:path>
          </draw:g>
        </draw:g>
        <draw:line draw:style-name="gr1" draw:text-style-name="P1" draw:layer="layout" svg:x1="5.001cm" svg:y1="4.601cm" svg:x2="5.001cm" svg:y2="5.401cm">
          <text:p/>
        </draw:line>
        <draw:g draw:style-name="gr9">
          <svg:title>TexMaths</svg:title>
          <svg:desc>9§display§\bm{c}^{\rm a}_1§svg§600§TRUE§</svg:desc>
          <draw:g>
            <draw:path draw:style-name="gr10" draw:text-style-name="P7" draw:layer="layout" svg:width="0.145cm" svg:height="0.143cm" svg:x="3.532cm" svg:y="4.725cm" svg:viewBox="0 0 146 144" svg:d="M121 17c-17 5-11 14-17 22 0 5 3 14 16 14s23-11 23-24c0-16-17-29-44-29-64 0-99 48-99 90 0 28 18 54 66 54 8 0 31 0 50-7 18-7 30-20 30-24 0-3-4-8-8-8-2 0-2 1-4 4-17 18-43 24-67 24-20 0-31-10-31-29 0-11 8-49 18-65 12-22 31-28 45-28 4 0 14 1 22 6z">
              <text:p/>
            </draw:path>
            <draw:path draw:style-name="gr10" draw:text-style-name="P7" draw:layer="layout" svg:width="0.109cm" svg:height="0.1cm" svg:x="3.691cm" svg:y="4.639cm" svg:viewBox="0 0 110 101" svg:d="M86 39c0-11 0-20-10-28-9-7-20-11-32-11-21 0-36 8-36 22 0 7 5 10 11 10 5 0 10-4 10-10 0-4-2-9-7-10 8-6 20-6 21-6 13 0 26 8 26 27 0 2 0 4 0 6-12 1-27 1-43 8-20 7-26 19-26 29 0 19 23 25 39 25 17 0 28-10 33-19 1 9 6 18 17 18 7-8 21 0 21-22 0-4 0-8 0-12-2 0-4 0-7 0 0 4 0 8 0 12 0 3 1 13-8 13-8 0-9-10-9-13 0-13 0-26 0-39zM69 67c0 21-19 27-29 27s-21-7-21-18c0-12 11-29 50-30 0 7 0 14 0 21z">
              <text:p/>
            </draw:path>
            <draw:path draw:style-name="gr10" draw:text-style-name="P7" draw:layer="layout" svg:width="0.079cm" svg:height="0.145cm" svg:x="3.703cm" svg:y="4.799cm" svg:viewBox="0 0 80 146" svg:d="M49 6c0-6 0-6-6-6-14 13-34 14-43 14 0 3 0 6 0 8 5 0 20 0 31-6 0 38 0 75 0 112 0 8 0 10-21 10-3 0-6 0-9 0 0 3 0 6 0 8 4 0 31-1 39-1s35 1 40 1c0-2 0-5 0-8-3 0-6 0-8 0-23 0-23-2-23-10 0-40 0-81 0-122z">
              <text:p/>
            </draw:path>
          </draw:g>
        </draw:g>
        <draw:g draw:style-name="gr9">
          <svg:title>TexMaths</svg:title>
          <svg:desc>9§display§\bm{c}^{\rm b}_1§svg§600§TRUE§</svg:desc>
          <draw:g>
            <draw:path draw:style-name="gr10" draw:text-style-name="P7" draw:layer="layout" svg:width="0.145cm" svg:height="0.144cm" svg:x="3.534cm" svg:y="5.156cm" svg:viewBox="0 0 146 145" svg:d="M121 17c-17 5-11 14-17 22 0 4 3 14 15 14 14 0 23-11 23-24 0-16-17-29-43-29-64 0-99 48-99 90 0 29 18 55 66 55 8 0 31 0 50-8 17-7 30-20 30-24 0-3-5-8-8-8-2 0-3 1-5 4-17 18-42 24-66 24-20 0-31-10-31-29 0-11 8-49 18-65 12-22 31-28 45-28 4 0 14 1 22 6z">
              <text:p/>
            </draw:path>
            <draw:path draw:style-name="gr10" draw:text-style-name="P7" draw:layer="layout" svg:width="0.116cm" svg:height="0.154cm" svg:x="3.692cm" svg:y="5.015cm" svg:viewBox="0 0 117 155" svg:d="M33 0c-11 1-22 2-33 3 0 2 0 5 0 8 14 0 16 2 16 12 0 43 0 87 0 130 3 0 5 0 8 0 3-5 5-9 7-14 8 12 21 16 33 16 28 0 53-21 53-50 0-27-22-49-51-49-13 0-26 5-33 13 0-23 0-46 0-69zM34 79c5-10 18-17 30-17 13 0 22 7 26 13 5 7 8 16 8 30 0 5 0 22-9 32s-20 12-26 12c-18 0-27-13-29-19 0-17 0-34 0-51z">
              <text:p/>
            </draw:path>
            <draw:path draw:style-name="gr10" draw:text-style-name="P7" draw:layer="layout" svg:width="0.079cm" svg:height="0.145cm" svg:x="3.705cm" svg:y="5.23cm" svg:viewBox="0 0 80 146" svg:d="M49 6c0-6-1-6-6-6-14 13-34 14-43 14 0 3 0 5 0 8 4 0 20 0 31-6 0 38 0 75 0 112 0 8 0 10-21 10-3 0-6 0-9 0 0 3 0 6 0 8 4 0 31-1 39-1 7 0 34 1 40 1 0-2 0-5 0-8-3 0-6 0-9 0-22 0-22-2-22-10 0-40 0-81 0-122z">
              <text:p/>
            </draw:path>
          </draw:g>
        </draw:g>
        <draw:line draw:style-name="gr1" draw:text-style-name="P1" draw:layer="layout" svg:x1="4.201cm" svg:y1="4.6cm" svg:x2="4.201cm" svg:y2="5.4cm">
          <text:p/>
        </draw:line>
        <draw:line draw:style-name="gr28" draw:text-style-name="P1" draw:layer="layout" svg:x1="2.6cm" svg:y1="4.5cm" svg:x2="3.1cm" svg:y2="4.5cm">
          <text:p/>
        </draw:line>
        <draw:g draw:style-name="gr9">
          <svg:title>TexMaths</svg:title>
          <svg:desc>10§display§k_{\rm a}§svg§600§TRUE§</svg:desc>
          <draw:g>
            <draw:path draw:style-name="gr10" draw:text-style-name="P7" draw:layer="layout" svg:width="0.157cm" svg:height="0.245cm" svg:x="2.704cm" svg:y="4.161cm" svg:viewBox="0 0 158 246" svg:d="M81 4c-2-1 0-4-4-4-8 0-34 3-43 4-3 0-7 0-7 7 0 4 3 4 9 4 17 0 17 2 17 6-1 2-1 5-1 7-17 67-34 133-51 200-1 5-1 6-1 8 0 8 7 10 10 10 5 0 10-3 12-7s18-68 20-77c12 1 40 6 40 30 0 2 0 3-1 7 0 4-1 8-1 12 0 21 14 35 32 35 11 0 20-6 28-19 9-15 11-34 11-35 0-4-2-4-3-4-3 0-4 2-5 7-7 25-15 43-30 43-7 0-11-4-11-16 0-6 1-14 2-20 2-6 2-7 2-11 0-23-22-33-52-37 11-5 22-16 30-24 17-19 33-34 50-34 2 0 2 0 3 0 5 1 5 1 8 3 0 0 0 1 1 2-17 1-20 14-20 18 0 6 4 13 13 13 10 0 19-8 19-22 0-10-8-22-23-22-10 0-26 3-51 31-12 13-26 27-39 32 12-49 24-98 36-147z">
              <text:p/>
            </draw:path>
            <draw:path draw:style-name="gr10" draw:text-style-name="P7" draw:layer="layout" svg:width="0.121cm" svg:height="0.111cm" svg:x="2.88cm" svg:y="4.346cm" svg:viewBox="0 0 122 112" svg:d="M96 44c0-13 0-22-12-32-10-8-22-12-36-12-23 0-40 9-40 24 0 8 6 12 12 12 7 0 12-5 12-12 0-4-2-9-9-11 9-6 23-6 24-6 14 0 29 9 29 30 0 2 0 5 0 7-13 1-30 2-47 8-23 8-29 22-29 33 0 21 25 27 43 27 19 0 31-11 36-21 1 10 7 20 19 20 8-8 24 0 24-24 0-5 0-9 0-13-3 0-6 0-8 0 0 4 0 8 0 13 0 3 0 14-9 14s-9-11-9-14c0-15 0-29 0-43zM76 75c0 24-20 30-31 30-13 0-25-8-25-20 0-14 12-33 56-34 0 8 0 16 0 24z">
              <text:p/>
            </draw:path>
          </draw:g>
        </draw:g>
        <draw:line draw:style-name="gr28" draw:text-style-name="P1" draw:layer="layout" svg:x1="2.6cm" svg:y1="5.5cm" svg:x2="3.4cm" svg:y2="5.5cm">
          <text:p/>
        </draw:line>
        <draw:g draw:style-name="gr9">
          <svg:title>TexMaths</svg:title>
          <svg:desc>10§display§k_{\rm b} \nu §svg§600§TRUE§</svg:desc>
          <draw:g>
            <draw:path draw:style-name="gr10" draw:text-style-name="P7" draw:layer="layout" svg:width="0.158cm" svg:height="0.246cm" svg:x="2.707cm" svg:y="5.563cm" svg:viewBox="0 0 159 247" svg:d="M82 4c-2-1 0-4-5-4-8 0-34 3-43 4-3 0-6 0-6 7 0 4 3 4 8 4 17 0 18 2 18 6-1 2-1 5-2 7-17 67-33 134-50 201-2 5-2 6-2 8 0 8 7 10 10 10 5 0 10-4 12-8 2-3 18-68 20-76 12 0 41 6 41 29 0 3 0 4-1 8s-2 8-2 12c0 21 14 35 32 35 11 0 20-6 28-19 9-15 8-23 13-35 0-4-3-4-4-4-4 0-4 1-5 6-7 26-15 44-31 44-7 0-11-4-11-17 0-6 1-14 3-19 1-6 1-8 1-11 0-23-22-32-52-36 11-6 22-18 30-26 17-19 33-34 51-34 2 0 2 0 3 1 4 0 4 0 7 3 1 0 1 0 1 1-16 1-20 15-20 19 0 5 4 12 14 12 9 0 19-8 19-21 0-11-8-22-24-22-10 0-26 2-51 31-12 13-26 27-39 32 12-50 25-99 37-148z">
              <text:p/>
            </draw:path>
            <draw:path draw:style-name="gr10" draw:text-style-name="P7" draw:layer="layout" svg:width="0.13cm" svg:height="0.171cm" svg:x="2.883cm" svg:y="5.689cm" svg:viewBox="0 0 131 172" svg:d="M36 0c-12 1-24 2-36 3 0 3 0 5 0 8 16 0 18 2 18 15 0 48 0 96 0 143 3 0 5 0 8 0 3-5 6-9 9-14 9 12 23 17 36 17 32 0 60-24 60-55 0-30-25-55-58-55-14 0-28 6-37 15 0-26 0-51 0-77zM37 88c7-11 21-19 35-19s24 8 29 15 8 17 8 33c0 6 0 24-10 36-10 10-22 12-29 12-20 0-30-15-33-20 0-19 0-38 0-57z">
              <text:p/>
            </draw:path>
            <draw:path draw:style-name="gr10" draw:text-style-name="P7" draw:layer="layout" svg:width="0.164cm" svg:height="0.154cm" svg:x="3.061cm" svg:y="5.652cm" svg:viewBox="0 0 165 155" svg:d="M60 3c-2-1 0-3-5-3-8 0-34 2-43 3-3 0-6 1-6 7 0 4 3 4 8 4 17 0 18 3 18 6s-5 19-7 29c-7 28-15 57-22 86-1 5-2 10-3 15 0 4 3 5 5 5s3 0 5 0c25-5 63-18 99-52 46-43 56-91 56-94 0-6-4-9-10-9-3 0-11 1-14 11-23 80-76 119-116 132 12-47 23-93 35-140z">
              <text:p/>
            </draw:path>
          </draw:g>
        </draw:g>
        <draw:custom-shape draw:style-name="gr27" draw:text-style-name="P1" draw:layer="layout" svg:width="3.2cm" svg:height="0.4cm" svg:x="6.2cm" svg:y="4.6cm">
          <text:p/>
          <draw:enhanced-geometry svg:viewBox="0 0 21600 21600" draw:type="rectangle" draw:enhanced-path="M 0 0 L 21600 0 21600 21600 0 21600 0 0 Z N"/>
        </draw:custom-shape>
        <draw:g draw:style-name="gr9">
          <svg:title>TexMaths</svg:title>
          <svg:desc>10§display§\dots§svg§600§TRUE§</svg:desc>
          <draw:g>
            <draw:path draw:style-name="gr10" draw:text-style-name="P7" draw:layer="layout" svg:width="0.036cm" svg:height="0.035cm" svg:x="4.378cm" svg:y="4.843cm" svg:viewBox="0 0 37 36" svg:d="M37 19c0-11-8-19-18-19s-19 8-19 19c0 10 9 17 19 17s18-7 18-17z">
              <text:p/>
            </draw:path>
            <draw:path draw:style-name="gr10" draw:text-style-name="P7" draw:layer="layout" svg:width="0.036cm" svg:height="0.035cm" svg:x="4.534cm" svg:y="4.843cm" svg:viewBox="0 0 37 36" svg:d="M37 19c0-11-8-19-18-19-11 0-19 8-19 19 0 10 8 17 19 17 10 0 18-7 18-17z">
              <text:p/>
            </draw:path>
            <draw:path draw:style-name="gr10" draw:text-style-name="P7" draw:layer="layout" svg:width="0.036cm" svg:height="0.035cm" svg:x="4.689cm" svg:y="4.843cm" svg:viewBox="0 0 37 36" svg:d="M37 19c0-11-9-19-19-19s-18 8-18 19c0 10 8 17 18 17s19-7 19-17z">
              <text:p/>
            </draw:path>
          </draw:g>
        </draw:g>
        <draw:g draw:style-name="gr9">
          <svg:title>TexMaths</svg:title>
          <svg:desc>10§display§\dots§svg§600§TRUE§</svg:desc>
          <draw:g>
            <draw:path draw:style-name="gr10" draw:text-style-name="P7" draw:layer="layout" svg:width="0.036cm" svg:height="0.035cm" svg:x="4.378cm" svg:y="5.243cm" svg:viewBox="0 0 37 36" svg:d="M37 19c0-11-8-19-18-19s-19 8-19 19c0 10 9 17 19 17s18-7 18-17z">
              <text:p/>
            </draw:path>
            <draw:path draw:style-name="gr10" draw:text-style-name="P7" draw:layer="layout" svg:width="0.036cm" svg:height="0.035cm" svg:x="4.534cm" svg:y="5.243cm" svg:viewBox="0 0 37 36" svg:d="M37 19c0-11-8-19-18-19-11 0-19 8-19 19 0 10 8 17 19 17 10 0 18-7 18-17z">
              <text:p/>
            </draw:path>
            <draw:path draw:style-name="gr10" draw:text-style-name="P7" draw:layer="layout" svg:width="0.036cm" svg:height="0.035cm" svg:x="4.689cm" svg:y="5.243cm" svg:viewBox="0 0 37 36" svg:d="M37 19c0-11-9-19-19-19s-18 8-18 19c0 10 8 17 18 17s19-7 19-17z">
              <text:p/>
            </draw:path>
          </draw:g>
        </draw:g>
        <draw:line draw:style-name="gr1" draw:text-style-name="P1" draw:layer="layout" svg:x1="7cm" svg:y1="4.6cm" svg:x2="7cm" svg:y2="5cm">
          <text:p/>
        </draw:line>
        <draw:line draw:style-name="gr1" draw:text-style-name="P1" draw:layer="layout" svg:x1="7.8cm" svg:y1="4.6cm" svg:x2="7.8cm" svg:y2="5cm">
          <text:p/>
        </draw:line>
        <draw:line draw:style-name="gr1" draw:text-style-name="P1" draw:layer="layout" svg:x1="8.6cm" svg:y1="4.6cm" svg:x2="8.6cm" svg:y2="5cm">
          <text:p/>
        </draw:line>
        <draw:g draw:style-name="gr9">
          <svg:title>TexMaths</svg:title>
          <svg:desc>10§display§\dots§svg§600§TRUE§</svg:desc>
          <draw:g>
            <draw:path draw:style-name="gr10" draw:text-style-name="P7" draw:layer="layout" svg:width="0.036cm" svg:height="0.035cm" svg:x="8.078cm" svg:y="4.843cm" svg:viewBox="0 0 37 36" svg:d="M37 19c0-11-8-19-18-19s-19 8-19 19c0 10 9 17 19 17s18-7 18-17z">
              <text:p/>
            </draw:path>
            <draw:path draw:style-name="gr10" draw:text-style-name="P7" draw:layer="layout" svg:width="0.036cm" svg:height="0.035cm" svg:x="8.234cm" svg:y="4.843cm" svg:viewBox="0 0 37 36" svg:d="M37 19c0-11-8-19-18-19-11 0-19 8-19 19 0 10 8 17 19 17 10 0 18-7 18-17z">
              <text:p/>
            </draw:path>
            <draw:path draw:style-name="gr10" draw:text-style-name="P7" draw:layer="layout" svg:width="0.036cm" svg:height="0.035cm" svg:x="8.389cm" svg:y="4.843cm" svg:viewBox="0 0 37 36" svg:d="M37 19c0-11-9-19-19-19s-18 8-18 19c0 10 8 17 18 17s19-7 19-17z">
              <text:p/>
            </draw:path>
          </draw:g>
        </draw:g>
        <draw:g draw:style-name="gr9">
          <svg:title>TexMaths</svg:title>
          <svg:desc>9§display§\bm{s}_0§svg§600§TRUE§</svg:desc>
          <draw:g>
            <draw:path draw:style-name="gr10" draw:text-style-name="P7" draw:layer="layout" svg:width="0.131cm" svg:height="0.144cm" svg:x="6.42cm" svg:y="4.764cm" svg:viewBox="0 0 132 145" svg:d="M113 18c-10 5-14 14-14 18 0 8 7 13 15 13 7 0 18-7 18-21 0-17-17-28-45-28-9 0-27 1-41 12s-20 29-20 37c0 9 5 18 12 23 9 7 14 8 36 13 9 1 28 4 28 19 0 1 0 30-47 30-15 0-27-4-34-9 11-3 17-12 17-21 0-12-9-15-15-15-11 0-23 9-23 25 0 20 23 31 54 31 72 0 48-36 72-54 0-11-5-20-12-26-10-8-22-11-33-13-18-2-30-5-30-17 12-8 0-23 35-23 7 0 19 0 27 6z">
              <text:p/>
            </draw:path>
            <draw:path draw:style-name="gr10" draw:text-style-name="P7" draw:layer="layout" svg:width="0.102cm" svg:height="0.15cm" svg:x="6.581cm" svg:y="4.807cm" svg:viewBox="0 0 103 151" svg:d="M103 76c0-25-3-42-13-57-7-10-21-19-39-19-51 0-51 60-51 76s0 75 51 75c52 0 52-59 52-75zM51 144c-10 0-23-5-28-23-3-14-3-32-3-48s0-32 3-45c5-17 19-22 28-22 12 0 24 8 27 20 4 12 5 28 5 47 0 16 0 33-4 47-3 20-19 24-28 24z">
              <text:p/>
            </draw:path>
          </draw:g>
        </draw:g>
        <draw:g draw:style-name="gr9">
          <svg:title>TexMaths</svg:title>
          <svg:desc>9§display§\bm{s}_1§svg§600§TRUE§</svg:desc>
          <draw:g>
            <draw:path draw:style-name="gr10" draw:text-style-name="P7" draw:layer="layout" svg:width="0.131cm" svg:height="0.143cm" svg:x="7.221cm" svg:y="4.765cm" svg:viewBox="0 0 132 144" svg:d="M112 18c-11 4-13 13-13 18 0 8 7 13 13 13 8 0 20-6 20-21 0-17-17-28-45-28-10 0-27 1-41 12-15 10-20 28-20 36 0 9 5 18 12 25 9 6 14 7 36 11 9 2 27 6 27 19 0 2 0 30-46 30-16 0-27-3-34-8 10-3 17-12 17-22 0-11-9-14-16-14-10 0-22 9-22 25 0 19 22 30 54 30 72 0 48-36 72-54 0-10-6-18-13-25-10-9-21-10-32-12-18-4-30-6-30-17 0-1 0-24 35-24 6 0 18 0 26 6z">
              <text:p/>
            </draw:path>
            <draw:path draw:style-name="gr10" draw:text-style-name="P7" draw:layer="layout" svg:width="0.079cm" svg:height="0.145cm" svg:x="7.394cm" svg:y="4.808cm" svg:viewBox="0 0 80 146" svg:d="M49 6c0-6 0-6-6-6-14 14-34 14-43 14 0 3 0 6 0 8 5 0 20 0 31-6 0 37 0 75 0 112 0 7 0 10-21 10-3 0-6 0-9 0 0 3 0 5 0 8 4 0 31-1 39-1s35 1 40 1c0-3 0-5 0-8-3 0-6 0-8 0-23 0-23-3-23-10 0-41 0-81 0-122z">
              <text:p/>
            </draw:path>
          </draw:g>
        </draw:g>
        <draw:g draw:style-name="gr9">
          <svg:title>TexMaths</svg:title>
          <svg:desc>9§display§\bm{s}_{n-1}§svg§600§TRUE§</svg:desc>
          <draw:g>
            <draw:path draw:style-name="gr10" draw:text-style-name="P7" draw:layer="layout" svg:width="0.131cm" svg:height="0.143cm" svg:x="8.723cm" svg:y="4.767cm" svg:viewBox="0 0 132 144" svg:d="M112 18c-9 4-13 13-13 18 0 8 7 13 14 13 8 0 19-6 19-21 0-17-17-28-45-28-9 0-27 1-41 12-15 10-20 28-20 36 0 9 5 18 12 24 9 7 14 8 36 12 9 1 28 5 28 19 0 1 0 30-47 30-15 0-27-3-34-8 10-3 17-12 17-22 0-12-9-14-16-14-10 0-22 9-22 24 0 21 22 31 54 31 72 0 48-35 72-53 0-11-5-20-13-26-10-9-21-10-32-13-18-3-30-5-30-16 0-1 0-24 35-24 7 0 18 0 26 6z">
              <text:p/>
            </draw:path>
            <draw:path draw:style-name="gr10" draw:text-style-name="P7" draw:layer="layout" svg:width="0.134cm" svg:height="0.098cm" svg:x="8.883cm" svg:y="4.859cm" svg:viewBox="0 0 135 99" svg:d="M16 82c-1 3-2 9-2 9 0 6 4 8 8 8s8-3 9-5c0-2 2-9 3-14 1-4 4-14 6-20 0-4 2-9 3-14 2-9 3-11 9-20s16-21 33-21c13 0 13 12 13 17 0 12-9 36-13 46-2 6-3 8-3 12 0 11 10 19 21 19 22 0 32-31 32-34s-3-3-4-3c-3 0-3 2-4 4-5 17-15 26-24 26-4 0-5-2-5-7s1-8 5-18c3-7 12-30 12-43 0-20-17-24-29-24-19 0-30 11-37 20-1-16-15-20-24-20s-14 6-17 12c-5 8-8 20-8 21 0 3 3 3 4 3 2 0 3-1 4-6 4-14 8-25 16-25 7 0 7 6 7 11s-1 13-2 19c-2 6-5 14-6 20-2 9-4 18-7 27z">
              <text:p/>
            </draw:path>
            <draw:path draw:style-name="gr10" draw:text-style-name="P7" draw:layer="layout" svg:width="0.148cm" svg:height="0.01cm" svg:x="9.052cm" svg:y="4.895cm" svg:viewBox="0 0 149 11" svg:d="M140 11c4 0 9 0 9-6 0-5-4-5-9-5-43 0-87 0-131 0-4 0-9 0-9 5 0 6 5 6 9 6 44 0 88 0 131 0z">
              <text:p/>
            </draw:path>
            <draw:path draw:style-name="gr10" draw:text-style-name="P7" draw:layer="layout" svg:width="0.079cm" svg:height="0.145cm" svg:x="9.25cm" svg:y="4.81cm" svg:viewBox="0 0 80 146" svg:d="M49 6c0-6 0-6-6-6-14 13-34 14-43 14 0 3 0 5 0 8 5 0 20 0 31-6 0 37 0 74 0 111 0 8 0 11-21 11-3 0-6 0-9 0 0 3 0 5 0 8 4-1 31-1 39-1s36 0 40 1c0-3 0-5 0-8-3 0-5 0-8 0-23 0-23-3-23-11 0-40 0-80 0-121z">
              <text:p/>
            </draw:path>
          </draw:g>
        </draw:g>
        <draw:line draw:style-name="gr28" draw:text-style-name="P1" draw:layer="layout" svg:x1="6.2cm" svg:y1="4.5cm" svg:x2="7cm" svg:y2="4.5cm">
          <text:p/>
        </draw:line>
        <draw:g draw:style-name="gr9">
          <svg:title>TexMaths</svg:title>
          <svg:desc>10§display§\nu§svg§600§TRUE§</svg:desc>
          <draw:g>
            <draw:path draw:style-name="gr10" draw:text-style-name="P7" draw:layer="layout" svg:width="0.163cm" svg:height="0.152cm" svg:x="6.571cm" svg:y="4.285cm" svg:viewBox="0 0 164 153" svg:d="M60 4c0-1 0-4-5-4-8 0-33 3-42 3-3 1-7 1-7 7 0 5 3 5 8 5 17 0 18 2 18 6 0 2-4 18-7 28-7 28-14 56-21 84-2 5-4 15-4 16 0 4 4 4 6 4s3 0 5 0c24-4 62-18 97-51 47-42 56-89 56-93 0-6-4-9-10-9-3 0-11 1-14 11-22 79-74 118-114 131 11-46 22-92 34-138z">
              <text:p/>
            </draw:path>
          </draw:g>
        </draw:g>
        <draw:line draw:style-name="gr28" draw:text-style-name="P1" draw:layer="layout" svg:x1="6.2cm" svg:y1="5.1cm" svg:x2="9.4cm" svg:y2="5.1cm">
          <text:p/>
        </draw:line>
        <draw:g draw:style-name="gr9">
          <svg:title>TexMaths</svg:title>
          <svg:desc>10§display§N \!=\! \nu n§svg§600§TRUE§</svg:desc>
          <draw:g>
            <draw:path draw:style-name="gr10" draw:text-style-name="P7" draw:layer="layout" svg:width="0.295cm" svg:height="0.237cm" svg:x="7.412cm" svg:y="5.142cm" svg:viewBox="0 0 296 238" svg:d="M252 37c3-14 10-25 38-26 1 0 6 0 6-7-2-1 0-4-5-4-12 0-24 1-35 1-12 0-25-1-36-1-2 0-7 0-7 7 0 4 4 4 7 4 20 0 24 8 24 15 0 1-1 7-1 8-14 51-27 103-40 154-26-60-51-121-77-181-3-7-3-7-12-7-16 0-31 0-47 0-7 0-10 0-10 7 0 4 3 4 10 4 2 0 24 0 24 3-16 62-31 125-47 187-4 14-10 25-38 26-2 0-6 1-6 7 0 3 2 4 5 4 11 0 23-1 35-1s24 1 36 1c2 0 6 0 6-7 0-3-3-4-7-4-20 0-23-8-23-15 0-3 0-4 1-8 16-61 31-123 47-184 1 2 1 3 3 6 29 68 58 137 87 205 3 6 4 7 7 7 4 0 4-1 6-7 16-65 32-129 49-194z">
              <text:p/>
            </draw:path>
            <draw:path draw:style-name="gr10" draw:text-style-name="P7" draw:layer="layout" svg:width="0.233cm" svg:height="0.081cm" svg:x="7.777cm" svg:y="5.253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0" draw:text-style-name="P7" draw:layer="layout" svg:width="0.165cm" svg:height="0.153cm" svg:x="8.087cm" svg:y="5.226cm" svg:viewBox="0 0 166 154" svg:d="M60 4c-1-1 0-4-4-4-8 0-34 3-43 4-3 0-7 1-7 7 0 4 3 4 9 4 17 0 17 3 17 6 0 2-4 19-6 28-7 28-15 57-22 85-1 5-4 15-4 16 0 4 4 4 6 4s3 0 5 0c24-4 63-18 99-50 46-43 56-91 56-94 0-6-4-10-10-10-3 0-11 2-14 12-23 79-76 118-116 131 11-46 23-93 34-139z">
              <text:p/>
            </draw:path>
            <draw:path draw:style-name="gr10" draw:text-style-name="P7" draw:layer="layout" svg:width="0.189cm" svg:height="0.157cm" svg:x="8.275cm" svg:y="5.226cm" svg:viewBox="0 0 190 158" svg:d="M20 133c-1 6-3 14-3 16 0 6 5 9 10 9s11-3 13-10c1-1 5-17 7-26 3-10 5-20 8-30 2-8 4-16 6-24 1-6 4-16 4-17 6-11 24-43 58-43 15 0 19 13 19 25 0 21-18 66-23 81-3 7-4 11-4 15 0 17 13 29 29 29 33 0 46-50 46-53s-3-3-4-3c-4 0-4 1-5 6-8 23-19 42-36 42-6 0-9-3-9-11 0-9 3-17 7-24 6-19 21-57 21-77 0-24-15-38-40-38-32 0-49 23-55 31-2-20-16-31-32-31-17 0-23 14-27 20-5 12-10 33-10 34 0 4 3 4 4 4 3 0 4-1 6-8 6-25 13-42 26-42 7 0 10 5 10 16 0 8-1 11-5 30-7 26-14 53-21 79z">
              <text:p/>
            </draw:path>
          </draw:g>
        </draw:g>
        <draw:custom-shape draw:style-name="gr27" draw:text-style-name="P1" draw:layer="layout" svg:width="3.2cm" svg:height="0.4cm" svg:x="9.8cm" svg:y="4.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2cm" svg:height="0.4cm" svg:x="9.8cm" svg:y="5.4cm">
          <text:p/>
          <draw:enhanced-geometry svg:viewBox="0 0 21600 21600" draw:type="rectangle" draw:enhanced-path="M 0 0 L 21600 0 21600 21600 0 21600 0 0 Z N"/>
        </draw:custom-shape>
        <draw:g draw:style-name="gr9">
          <svg:title>TexMaths</svg:title>
          <svg:desc>10§display§\bm{x}_0§svg§600§TRUE§</svg:desc>
          <draw:g>
            <draw:path draw:style-name="gr10" draw:text-style-name="P7" draw:layer="layout" svg:width="0.196cm" svg:height="0.159cm" svg:x="11.07cm" svg:y="4.755cm" svg:viewBox="0 0 197 160" svg:d="M173 18c-11 3-18 15-18 24 0 8 6 16 17 16 12 0 25-10 25-27 0-19-18-31-39-31-20 0-33 15-37 21-9-14-29-21-49-21-44 0-67 43-67 54 0 5 5 5 8 5 4 0 7 0 8-4 10-32 35-42 50-42 13 0 19 6 19 17 0 7-5 26-8 38-4 16-8 32-12 47-5 22-17 32-29 32-2 0-10 0-17-5 12-4 19-16 19-24s-6-15-18-15-25 9-25 26c0 18 19 31 40 31 20 0 33-15 37-22 9 15 29 22 49 22 44 0 67-43 67-54 0-5-6-5-9-5-4 0-6 0-8 5-9 31-34 41-49 41-13 0-19-6-19-17 0-8 4-25 8-38 2-9 10-42 12-48 5-21 17-31 30-31 1 0 9 0 15 5z">
              <text:p/>
            </draw:path>
            <draw:path draw:style-name="gr10" draw:text-style-name="P7" draw:layer="layout" svg:width="0.113cm" svg:height="0.165cm" svg:x="11.299cm" svg:y="4.803cm" svg:viewBox="0 0 114 166" svg:d="M114 84c0-27-3-46-14-63-8-11-23-21-43-21-57 0-57 66-57 84 0 17 0 82 57 82s57-64 57-82zM57 159c-11 0-26-6-31-26-3-15-3-34-3-52s0-36 3-50c5-19 21-24 31-24 13 0 26 8 31 22 3 13 4 31 4 52 0 18 0 35-3 51-5 22-22 27-32 27z">
              <text:p/>
            </draw:path>
          </draw:g>
        </draw:g>
        <draw:g draw:style-name="gr9">
          <svg:title>TexMaths</svg:title>
          <svg:desc>10§display§\bm{x}_{r-1}§svg§600§TRUE§</svg:desc>
          <draw:g>
            <draw:path draw:style-name="gr10" draw:text-style-name="P7" draw:layer="layout" svg:width="0.198cm" svg:height="0.159cm" svg:x="11.07cm" svg:y="5.557cm" svg:viewBox="0 0 199 160" svg:d="M175 18c-13 3-19 15-19 24 0 8 6 16 17 16 13 0 26-10 26-27 0-19-19-31-40-31-20 0-33 15-38 21-9-14-28-21-48-21-45 0-68 43-68 55 0 4 5 4 8 4 4 0 7 0 8-4 10-32 35-42 50-42 13 0 19 6 19 17 0 7-4 26-8 39-4 15-7 31-11 46-6 22-18 32-30 32-2 0-10 0-17-5 12-3 19-15 19-24 0-8-6-15-18-15s-25 9-25 26c0 19 19 31 40 31 20 0 33-15 38-21 8 14 28 21 48 21 44 0 68-43 68-54 0-5-5-5-8-5-5 0-7 0-9 5-10 31-35 41-49 41s-20-6-20-17c0-8 5-25 8-38 2-9 10-42 12-48 5-21 18-31 30-31 2 0 10 0 17 5z">
              <text:p/>
            </draw:path>
            <draw:path draw:style-name="gr10" draw:text-style-name="P7" draw:layer="layout" svg:width="0.114cm" svg:height="0.108cm" svg:x="11.299cm" svg:y="5.66cm" svg:viewBox="0 0 115 109" svg:d="M47 58c0-1 5-23 6-25 0-2 8-14 15-20 3-2 10-7 20-7 3 0 9 1 14 4-8 2-11 9-11 13 0 6 4 9 10 9 5 0 14-4 14-15 0-12-14-17-26-17-13 0-24 5-35 17-5-15-19-17-25-17-9 0-16 5-20 12-5 10-9 24-9 25 0 3 4 3 5 3 3 0 3-1 5-7 4-15 8-27 18-27 6 0 8 6 8 12 0 5-2 14-4 21-2 6-4 16-5 22-3 10-5 20-8 31-1 3-3 9-3 10 0 5 5 7 9 7 3 0 8-2 10-6 1-2 3-12 5-18 2-9 5-18 7-27z">
              <text:p/>
            </draw:path>
            <draw:path draw:style-name="gr10" draw:text-style-name="P7" draw:layer="layout" svg:width="0.165cm" svg:height="0.011cm" svg:x="11.451cm" svg:y="5.699cm" svg:viewBox="0 0 166 12" svg:d="M156 12c4 0 10 0 10-6s-6-6-10-6c-49 0-97 0-146 0-4 0-10 0-10 6s6 6 10 6c49 0 97 0 146 0z">
              <text:p/>
            </draw:path>
            <draw:path draw:style-name="gr10" draw:text-style-name="P7" draw:layer="layout" svg:width="0.088cm" svg:height="0.161cm" svg:x="11.671cm" svg:y="5.605cm" svg:viewBox="0 0 89 162" svg:d="M55 7c0-7 0-7-7-7-16 15-38 16-48 16 0 3 0 5 0 8 6 0 22 0 35-6 0 41 0 82 0 123 0 9 0 12-24 12-3 0-7 0-10 0 0 3 0 6 0 9 5-1 35-1 44-1 8 0 39 0 44 1 0-3 0-6 0-9-3 0-6 0-9 0-25 0-25-3-25-12 0-44 0-89 0-134z">
              <text:p/>
            </draw:path>
          </draw:g>
        </draw:g>
        <draw:line draw:style-name="gr30" draw:text-style-name="P1" draw:layer="layout" svg:x1="10.6cm" svg:y1="4.6cm" svg:x2="10.6cm" svg:y2="5cm">
          <text:p/>
        </draw:line>
        <draw:line draw:style-name="gr30" draw:text-style-name="P1" draw:layer="layout" svg:x1="12.2cm" svg:y1="4.6cm" svg:x2="12.2cm" svg:y2="5cm">
          <text:p/>
        </draw:line>
        <draw:line draw:style-name="gr30" draw:text-style-name="P1" draw:layer="layout" svg:x1="10.6cm" svg:y1="5.4cm" svg:x2="10.6cm" svg:y2="5.8cm">
          <text:p/>
        </draw:line>
        <draw:line draw:style-name="gr30" draw:text-style-name="P1" draw:layer="layout" svg:x1="12.2cm" svg:y1="5.4cm" svg:x2="12.2cm" svg:y2="5.8cm">
          <text:p/>
        </draw:line>
        <draw:g draw:style-name="gr9">
          <svg:title>TexMaths</svg:title>
          <svg:desc>8§display§\vdots§svg§600§TRUE§</svg:desc>
          <draw:g>
            <draw:path draw:style-name="gr10" draw:text-style-name="P7" draw:layer="layout" svg:width="0.027cm" svg:height="0.029cm" svg:x="11.138cm" svg:y="5.072cm" svg:viewBox="0 0 28 30" svg:d="M28 15c0-9-6-15-14-15s-14 7-14 15c0 9 6 15 14 15s14-7 14-15z">
              <text:p/>
            </draw:path>
            <draw:path draw:style-name="gr10" draw:text-style-name="P7" draw:layer="layout" svg:width="0.027cm" svg:height="0.029cm" svg:x="11.138cm" svg:y="5.184cm" svg:viewBox="0 0 28 30" svg:d="M28 15c0-9-6-15-14-15s-14 7-14 15c0 9 6 15 14 15s14-7 14-15z">
              <text:p/>
            </draw:path>
            <draw:path draw:style-name="gr10" draw:text-style-name="P7" draw:layer="layout" svg:width="0.027cm" svg:height="0.029cm" svg:x="11.138cm" svg:y="5.295cm" svg:viewBox="0 0 28 30" svg:d="M28 14c0-8-6-14-14-14s-14 6-14 14c0 9 6 16 14 16s14-7 14-16z">
              <text:p/>
            </draw:path>
          </draw:g>
        </draw:g>
        <draw:line draw:style-name="gr28" draw:text-style-name="P1" draw:layer="layout" svg:x1="9.8cm" svg:y1="4.5cm" svg:x2="13cm" svg:y2="4.5cm">
          <text:p/>
        </draw:line>
        <draw:g draw:style-name="gr9">
          <svg:title>TexMaths</svg:title>
          <svg:desc>10§display§N§svg§600§TRUE§</svg:desc>
          <draw:g>
            <draw:path draw:style-name="gr10" draw:text-style-name="P7" draw:layer="layout" svg:width="0.293cm" svg:height="0.237cm" svg:x="11.206cm" svg:y="4.243cm" svg:viewBox="0 0 294 238" svg:d="M250 37c4-14 10-25 38-26 2 0 6-1 6-7 0-1 0-4-5-4-11 0-23 1-35 1s-24-1-36-1c-2 0-6 0-6 7 0 4 4 4 6 4 20 0 24 8 24 15 0 1-1 7-1 8-13 51-26 103-39 154-26-60-52-121-77-181-2-7-3-7-11-7-16 0-32 0-47 0-7 0-10 0-10 7 0 4 3 4 10 4 2 0 24 0 24 3-16 62-32 125-47 187-4 14-10 25-38 26-2 0-6 1-6 7 0 3 2 4 5 4 11 0 23-1 35-1s24 1 36 1c1 0 6 0 6-7 0-3-3-4-7-4-20-1-23-8-23-15 0-3 0-4 1-8 15-61 31-123 47-184 1 2 1 3 3 6 29 68 57 137 86 205 2 6 3 7 7 7 3 0 3-1 5-7 17-65 33-129 49-194z">
              <text:p/>
            </draw:path>
          </draw:g>
        </draw:g>
        <draw:custom-shape draw:style-name="gr74" draw:text-style-name="P1" draw:layer="layout" svg:width="3.4cm" svg:height="1.8cm" svg:x="2.5cm" svg:y="4.1cm">
          <text:p/>
          <draw:enhanced-geometry svg:viewBox="0 0 21600 21600" draw:path-stretchpoint-x="10800" draw:path-stretchpoint-y="10800" draw:text-areas="?f3 ?f4 ?f5 ?f6" draw:type="round-rectangle" draw:modifiers="2314.71404775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1" draw:layer="layout" svg:width="3.4cm" svg:height="1.8cm" svg:x="6.1cm" svg:y="4.101cm">
          <text:p/>
          <draw:enhanced-geometry svg:viewBox="0 0 21600 21600" draw:path-stretchpoint-x="10800" draw:path-stretchpoint-y="10800" draw:text-areas="?f3 ?f4 ?f5 ?f6" draw:type="round-rectangle" draw:modifiers="2314.71404775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1" draw:layer="layout" svg:width="3.4cm" svg:height="1.8cm" svg:x="9.7cm" svg:y="4.102cm">
          <text:p/>
          <draw:enhanced-geometry svg:viewBox="0 0 21600 21600" draw:path-stretchpoint-x="10800" draw:path-stretchpoint-y="10800" draw:text-areas="?f3 ?f4 ?f5 ?f6" draw:type="round-rectangle" draw:modifiers="2314.71404775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4" draw:text-style-name="P1" draw:layer="layout" svg:x1="5.2cm" svg:y1="2cm" svg:x2="5.2cm" svg:y2="4.1cm">
          <text:p/>
        </draw:line>
        <draw:line draw:style-name="gr34" draw:text-style-name="P1" draw:layer="layout" svg:x1="8.8cm" svg:y1="2.2cm" svg:x2="8.801cm" svg:y2="4.1cm">
          <text:p/>
        </draw:line>
        <draw:line draw:style-name="gr34" draw:text-style-name="P1" draw:layer="layout" svg:x1="12.001cm" svg:y1="2.2cm" svg:x2="12.002cm" svg:y2="4.1cm">
          <text:p/>
        </draw:line>
        <draw:g draw:style-name="gr9">
          <svg:title>TexMaths</svg:title>
          <svg:desc>10§display§j \!\in\! [r]§svg§600§TRUE§</svg:desc>
          <draw:g>
            <draw:path draw:style-name="gr10" draw:text-style-name="P7" draw:layer="layout" svg:width="0.143cm" svg:height="0.301cm" svg:x="13.213cm" svg:y="2.259cm" svg:viewBox="0 0 144 302" svg:d="M144 13c0-7-5-13-13-13s-19 8-19 19c0 7 5 12 13 12 9 0 19-9 19-18zM73 248c-6 27-23 47-43 47-2 0-7 0-13-4 10-2 15-11 15-18 0-6-4-12-13-12s-19 7-19 20c0 14 14 21 31 21 24 0 57-18 66-53 11-42 21-85 32-127 2-7 2-12 2-13 0-20-15-32-32-32-36 0-56 51-56 54s3 3 4 3c3 0 4 0 6-7 9-21 25-43 45-43 5 0 11 2 11 17 0 8-1 11-3 17-11 43-22 87-33 130z">
              <text:p/>
            </draw:path>
            <draw:path draw:style-name="gr10" draw:text-style-name="P7" draw:layer="layout" svg:width="0.175cm" svg:height="0.201cm" svg:x="13.45cm" svg:y="2.301cm" svg:viewBox="0 0 176 202" svg:d="M164 109c6 0 12 0 12-7s-6-7-12-7c-50 0-99 0-149 0 4-47 44-80 94-80 18 0 36 0 55 0 6 0 12-1 12-8s-6-7-12-7c-19 0-37 0-56 0-60 0-108 46-108 102s48 100 108 100c19 0 37 0 56 0 6 0 12 0 12-7s-6-6-12-6c-19 0-37 0-55 0-50 0-90-33-94-80 50 0 99 0 149 0z">
              <text:p/>
            </draw:path>
            <draw:path draw:style-name="gr10" draw:text-style-name="P7" draw:layer="layout" svg:width="0.047cm" svg:height="0.348cm" svg:x="13.735cm" svg:y="2.228cm" svg:viewBox="0 0 48 349" svg:d="M48 349c0-5 0-9 0-14-11 0-23 0-34 0 0-107 0-214 0-321 11 0 23 0 34 0 0-5 0-9 0-14-16 0-32 0-48 0 0 116 0 233 0 349 16 0 32 0 48 0z">
              <text:p/>
            </draw:path>
            <draw:path draw:style-name="gr10" draw:text-style-name="P7" draw:layer="layout" svg:width="0.142cm" svg:height="0.157cm" svg:x="13.801cm" svg:y="2.336cm" svg:viewBox="0 0 143 158" svg:d="M21 134c-1 5-3 13-3 15 0 6 5 9 10 9 4 0 10-2 13-9 1-2 13-49 14-56 3-11 9-36 11-45 2-5 11-21 20-29 3-2 13-12 28-12 9 0 14 5 15 5-11 1-19 10-19 19 0 6 4 12 14 12 9 0 19-8 19-20 0-13-11-23-29-23-23 0-38 17-45 27-3-16-15-27-32-27-16 0-23 13-26 20-6 12-11 33-11 34 0 3 3 2 4 3 4 0 4 0 6-8 6-25 13-42 26-42 6 0 11 3 11 17 0 7-1 11-6 29-7 27-13 54-20 81z">
              <text:p/>
            </draw:path>
            <draw:path draw:style-name="gr10" draw:text-style-name="P7" draw:layer="layout" svg:width="0.047cm" svg:height="0.348cm" svg:x="13.967cm" svg:y="2.228cm" svg:viewBox="0 0 48 349" svg:d="M48 0c-16 0-32 0-48 0 0 5 0 9 0 14 11 0 23 0 34 0 0 107 0 214 0 321-11 0-23 0-34 0 0 5 0 9 0 14 16 0 32 0 48 0 0-116 0-233 0-349z">
              <text:p/>
            </draw:path>
          </draw:g>
        </draw:g>
        <draw:g draw:style-name="gr9">
          <svg:title>TexMaths</svg:title>
          <svg:desc>10§display§f_{\rm e}^{\rm a}: \mathbb{B}^{k_{\rm a}} \to \mathcal{B}§svg§600§TRUE§</svg:desc>
          <draw:g>
            <draw:path draw:style-name="gr10" draw:text-style-name="P7" draw:layer="layout" svg:width="0.174cm" svg:height="0.318cm" svg:x="1.687cm" svg:y="11.007cm" svg:viewBox="0 0 175 319" svg:d="M111 107c10 0 20 0 30 0 7 0 10 0 10-7 0-4-3-4-9-4-10 0-19 0-29 0 2-14 5-27 7-40 1-7 6-32 8-36 4-7 10-12 17-12 1 0 10 0 17 6-15 2-19 14-19 19 0 8 7 12 13 12 9 0 19-7 19-21 0-16-16-24-30-24-12 0-34 6-45 41-2 8-3 11-11 55-8 0-16 0-24 0-7 0-11 0-11 7 0 4 3 4 10 4 8 0 15 0 23 0-9 46-17 92-26 138-7 34-13 66-31 66-1 0-10 0-17-7 16-1 20-13 20-18 0-9-7-13-13-13-10 0-20 8-20 21 0 16 16 25 30 25 19 0 33-21 40-35 11-22 19-64 19-67 7-36 15-73 22-110z">
              <text:p/>
            </draw:path>
            <draw:path draw:style-name="gr10" draw:text-style-name="P7" draw:layer="layout" svg:width="0.122cm" svg:height="0.111cm" svg:x="1.892cm" svg:y="11cm" svg:viewBox="0 0 123 112" svg:d="M96 44c0-13 0-22-11-32-10-8-22-12-37-12-23 0-39 9-39 24 0 8 5 12 11 12 7 0 12-5 12-12 0-4-2-9-9-11 9-6 23-6 25-6 14 0 29 9 29 30 0 2 0 5 0 7-14 1-30 2-48 8-22 8-29 22-29 33 0 21 25 27 43 27 20 0 31-11 36-20 1 10 8 19 19 19 1 0 25 0 25-23 0-5 0-10 0-14-3 0-6 0-9 0 0 4 0 8 0 13 0 3 0 15-9 15s-9-12-9-15c0-15 0-29 0-43zM77 75c0 24-21 30-32 30-13 0-24-8-24-20 0-14 11-33 56-34 0 8 0 16 0 24z">
              <text:p/>
            </draw:path>
            <draw:path draw:style-name="gr10" draw:text-style-name="P7" draw:layer="layout" svg:width="0.105cm" svg:height="0.111cm" svg:x="1.85cm" svg:y="11.231cm" svg:viewBox="0 0 106 112" svg:d="M99 53c5 0 7 0 7-5 0-22-12-48-49-48-32 0-57 25-57 56s27 56 60 56 46-27 46-32c0-1-1-4-5-4-3 0-3 2-4 4-8 20-26 24-35 24-12 0-23-5-30-15-9-11-9-26-9-36 25 0 51 0 76 0zM23 47c2-35 25-40 34-40 30 0 31 34 31 40-22 0-43 0-65 0z">
              <text:p/>
            </draw:path>
            <draw:path draw:style-name="gr10" draw:text-style-name="P7" draw:layer="layout" svg:width="0.036cm" svg:height="0.151cm" svg:x="2.164cm" svg:y="11.103cm" svg:viewBox="0 0 37 152" svg:d="M37 19c0-10-9-19-19-19-11 0-18 9-18 19s7 19 18 19c10 0 19-9 19-19zM37 133c0-10-9-19-19-19-11 0-18 9-18 19s7 19 18 19c10 0 19-9 19-19z">
              <text:p/>
            </draw:path>
            <draw:path draw:style-name="gr10" draw:text-style-name="P7" draw:layer="layout" svg:width="0.214cm" svg:height="0.239cm" svg:x="2.332cm" svg:y="11.014cm" svg:viewBox="0 0 215 240" svg:d="M46 32c0-4 0-13-3-20 13 0 25 0 38 0-5 6-5 13-5 18 0 60 0 120 0 180 0 6 0 12 5 17-13 0-25 0-38 0 3-6 3-14 3-18 0-59 0-118 0-177zM141 106c12-11 15-29 15-44 0-25-8-40-16-48 24 3 49 11 49 46 0 23-24 41-48 46zM89 31c0-7 0-10 5-14 1-1 6-5 15-5 15 0 34 13 34 50 0 39-20 47-54 48 0-27 0-53 0-79zM162 112c20-10 39-28 39-52 0-49-40-60-83-60-35 0-71 0-106 0-7 0-12 0-12 7 0 5 6 5 11 5 21 0 23 4 23 21 0 58 0 116 0 175 0 16-2 19-24 19-4 0-10 0-10 6 0 7 5 7 12 7 35 0 69 0 104 0 43 0 99-17 99-65 0-37-27-56-53-63zM89 209c0-29 0-58 0-87 28 0 40 0 51 8 13 11 14 34 14 45 0 14-1 52-45 52-20 0-20-11-20-18zM151 223c13-14 16-32 16-48 0-24-6-43-20-54 33 5 55 23 55 54 0 27-21 41-51 48z">
              <text:p/>
            </draw:path>
            <draw:path draw:style-name="gr10" draw:text-style-name="P7" draw:layer="layout" svg:width="0.12cm" svg:height="0.172cm" svg:x="2.581cm" svg:y="10.939cm" svg:viewBox="0 0 121 173" svg:d="M59 8c0-1 1-3 1-4 0-2-1-4-4-4-5 0-25 2-32 3-2 0-5 0-5 5 0 4 3 4 6 4 12 0 12 1 12 3s0 4-1 6c-11 46-23 92-34 139-2 4-1 3-2 5 0 4 3 8 9 8s9-5 11-10c0-1 11-44 12-48 17 2 31 8 31 20 0 2 0 3 0 5-1 4-1 5-1 8 0 17 14 25 26 25 24 0 21-25 31-37 0-4-3-4-4-4-3 0-3 2-5 6-3 11-9 28-21 28-7 0-9-6-9-13 0-4 0-4 2-11 0-3 1-4 1-7 0-22-30-25-40-26 7-5 16-13 20-16 13-12 25-24 39-24 3 0 6 1 8 3-10 2-13 11-13 14 0 6 5 9 10 9 7 0 14-5 14-15 0-9-6-18-19-18-14 0-26 10-39 22-10 10-18 17-29 22 8-33 17-65 25-98z">
              <text:p/>
            </draw:path>
            <draw:path draw:style-name="gr10" draw:text-style-name="P7" draw:layer="layout" svg:width="0.097cm" svg:height="0.08cm" svg:x="2.726cm" svg:y="11.066cm" svg:viewBox="0 0 98 81" svg:d="M77 27c0-17-18-27-40-27-10 0-31 1-31 16 0 6 5 9 10 9 4 0 9-3 9-9 0-4-2-7-4-8 6-2 14-2 16-2 15 0 24 8 24 21 0 1 0 3 0 4-17 1-26 2-40 7-11 4-21 11-21 22 0 17 20 21 34 21s24-6 29-15c1 6 5 14 14 14 1 0 21 0 21-17 0-3 0-7 0-10-2 0-5 0-7 0 0 3 0 7 0 10 0 1 0 9-7 9s-7-8-7-9c0-12 0-24 0-36zM61 54c0 19-21 21-25 21-10 0-20-6-20-15 0-5 3-22 45-23 0 6 0 11 0 17z">
              <text:p/>
            </draw:path>
            <draw:path draw:style-name="gr10" draw:text-style-name="P7" draw:layer="layout" svg:width="0.311cm" svg:height="0.182cm" svg:x="2.983cm" svg:y="11.075cm" svg:viewBox="0 0 312 183" svg:d="M273 99c-19 15-28 29-31 34-16 24-13 30-19 46 0 4 4 4 7 4 6 0 6 0 8-7 8-34 29-63 68-80 5-1 6-2 6-4 0-3-2-3-3-4-16-6-58-24-72-82-1-5-1-6-7-6-3 0-7 0-7 4 0 1 3 23 18 47 7 10 17 23 32 34-87 0-174 0-261 0-6 0-12 0-12 7s6 7 12 7c87 0 174 0 261 0z">
              <text:p/>
            </draw:path>
            <draw:path draw:style-name="gr10" draw:text-style-name="P7" draw:layer="layout" svg:width="0.222cm" svg:height="0.253cm" svg:x="3.423cm" svg:y="11.007cm" svg:viewBox="0 0 223 254" svg:d="M88 9c0-4 0-4 0-5 0-3 0-4-4-4-3 0-14 5-21 9-16 8-30 15-30 21 0 2 3 2 4 2 5 0 14-5 20-8-4 34-12 79-19 110-13 59-19 81-37 114-1 3-1 3-1 4 0 2 2 2 3 2 6 0 21-6 26-16 5-8 18-33 29-73 7-30 21-76 46-113 16-22 31-33 53-33 19 0 36 12 36 31 0 31-33 42-70 54-4 2-28 10-28 19 0 2 2 2 3 2s10-1 17-1c35 0 64 21 64 54 0 43-37 57-69 57-27 0-40-15-45-19-1-1-1-2-4-2-8 0-26 10-26 16 0 1 14 24 52 24 49 0 122-35 122-90 0-30-20-52-55-59 28-11 69-37 69-70 0-20-17-35-43-35-12 0-57 3-99 56 2-16 5-31 7-47z">
              <text:p/>
            </draw:path>
          </draw:g>
        </draw:g>
        <draw:g draw:style-name="gr9">
          <svg:title>TexMaths</svg:title>
          <svg:desc>10§display§f_{\rm e}^i: \mathbb{B}^{k_{\rm b}} \to \Phi_i
\ 
(i \!\in\! \mathbb{B})§svg§600§TRUE§</svg:desc>
          <draw:g>
            <draw:path draw:style-name="gr10" draw:text-style-name="P7" draw:layer="layout" svg:width="0.175cm" svg:height="0.318cm" svg:x="1.687cm" svg:y="11.507cm" svg:viewBox="0 0 176 319" svg:d="M111 107c10 0 20 0 30 0 7 0 10 0 10-7 0-4-3-4-9-4-10 0-19 0-29 0 2-14 5-27 7-40 1-7 6-32 8-36 4-7 10-12 17-12 1 0 11 0 17 6-15 2-19 14-19 19 0 8 7 12 13 12 9 0 20-7 20-21 0-16-17-24-31-24-12 0-34 6-45 41-2 8-3 11-11 55-8 0-16 0-24 0-7 0-11 0-11 7 0 4 3 4 10 4 8 0 15 0 23 0-9 46-17 92-26 138-7 34-13 66-31 66-1 0-10 0-17-7 16-1 20-13 20-18 0-9-7-13-13-13-10 0-20 8-20 21 0 16 16 25 30 25 19 0 33-21 40-35 11-22 19-64 19-67 7-36 15-73 22-110z">
              <text:p/>
            </draw:path>
            <draw:path draw:style-name="gr10" draw:text-style-name="P7" draw:layer="layout" svg:width="0.074cm" svg:height="0.164cm" svg:x="1.89cm" svg:y="11.447cm" svg:viewBox="0 0 75 165" svg:d="M68 9c0-4-3-9-10-9-6 0-13 6-13 13 0 5 3 10 9 10 7 0 14-7 14-14zM18 134c-1 3-2 6-2 10 0 12 10 21 23 21 25 0 36-34 36-37 0-4-3-3-4-4-4 0-4 2-5 5-6 19-17 29-26 29-5 0-6-3-6-8 0-6 1-11 4-16 2-7 5-13 7-20 3-6 12-28 13-31 0-2 1-5 1-8 0-11-10-21-23-21-25 0-36 34-36 38 0 3 3 3 4 3 4 0 4-1 5-4 6-21 17-30 26-30 4 0 6 2 6 9 0 5-1 9-8 24-5 13-10 26-15 40z">
              <text:p/>
            </draw:path>
            <draw:path draw:style-name="gr10" draw:text-style-name="P7" draw:layer="layout" svg:width="0.105cm" svg:height="0.111cm" svg:x="1.85cm" svg:y="11.731cm" svg:viewBox="0 0 106 112" svg:d="M99 53c5 0 7 0 7-5 0-22-12-48-49-48-32 0-57 25-57 56s28 56 60 56c33 0 46-27 46-32 0-1-1-4-4-4-4 0-4 2-5 4-8 20-26 24-35 24-12 0-23-5-30-15-9-11-9-26-9-36 25 0 51 0 76 0zM23 47c3-35 25-40 34-40 30 0 31 34 31 40-22 0-43 0-65 0z">
              <text:p/>
            </draw:path>
            <draw:path draw:style-name="gr10" draw:text-style-name="P7" draw:layer="layout" svg:width="0.036cm" svg:height="0.151cm" svg:x="2.123cm" svg:y="11.603cm" svg:viewBox="0 0 37 152" svg:d="M37 19c0-10-8-19-18-19s-19 9-19 19 9 19 19 19 18-9 18-19zM37 133c0-10-8-19-18-19s-19 9-19 19 9 19 19 19 18-9 18-19z">
              <text:p/>
            </draw:path>
            <draw:path draw:style-name="gr10" draw:text-style-name="P7" draw:layer="layout" svg:width="0.214cm" svg:height="0.239cm" svg:x="2.291cm" svg:y="11.514cm" svg:viewBox="0 0 215 240" svg:d="M46 32c0-4 0-13-3-20 13 0 26 0 39 0-5 6-5 13-5 18 0 60 0 120 0 180 0 6 0 12 5 17-13 0-26 0-39 0 3-6 3-14 3-18 0-59 0-118 0-177zM142 106c12-11 14-29 14-44 0-25-7-40-15-48 24 3 49 11 49 46 0 23-25 41-48 46zM89 31c0-7 0-10 5-14 2-1 7-5 15-5 16 0 35 13 35 50 0 39-20 47-55 48 0-27 0-53 0-79zM163 112c20-10 39-28 39-52 0-49-40-60-83-60-36 0-71 0-107 0-6 0-12 0-12 7 0 5 6 5 12 5 21 0 22 4 22 21 0 58 0 116 0 175 0 16-1 19-23 19-4 0-11 0-11 6 0 7 6 7 12 7 35 0 70 0 105 0 43 0 98-17 98-65 0-37-26-56-52-63zM89 209c0-29 0-58 0-87 28 0 40 0 51 8 14 11 15 34 15 45 0 14-1 52-45 52-21 0-21-11-21-18zM152 223c13-14 15-32 15-48 0-24-5-43-19-54 32 5 55 23 55 54 0 27-21 41-51 48z">
              <text:p/>
            </draw:path>
            <draw:path draw:style-name="gr10" draw:text-style-name="P7" draw:layer="layout" svg:width="0.12cm" svg:height="0.172cm" svg:x="2.541cm" svg:y="11.439cm" svg:viewBox="0 0 121 173" svg:d="M58 8c1-1 1-3 1-4 0-2-1-4-4-4-4 0-25 2-31 3-2 0-5 0-5 5 0 4 3 4 6 4 12 0 12 1 12 3s-1 4-1 6c-12 46-23 92-35 139-1 4-1 3-1 5 0 4 3 8 8 8 7 0 10-5 12-10 0-1 11-44 12-48 17 2 31 8 31 20 0 2 0 3 0 5-1 4-1 5-1 8 0 17 14 25 26 25 24 0 21-25 31-37 0-4-3-4-4-4-3 0-4 2-5 6-3 11-10 28-22 28-6 0-8-6-8-13 0-4 0-4 1-11 1 0 1-4 1-7 0-22-29-25-39-26 7-5 16-13 20-16 13-12 25-24 39-24 3 0 6 1 8 3-11 2-13 11-13 14 0 6 4 9 10 9s14-5 14-15c0-9-6-18-19-18-14 0-27 10-39 22-11 10-19 17-29 22 8-33 16-65 24-98z">
              <text:p/>
            </draw:path>
            <draw:path draw:style-name="gr10" draw:text-style-name="P7" draw:layer="layout" svg:width="0.105cm" svg:height="0.123cm" svg:x="2.685cm" svg:y="11.525cm" svg:viewBox="0 0 106 124" svg:d="M30 0c-10 1-20 1-30 2 0 3 0 5 0 8 13 0 15 1 15 10 0 34 0 68 0 102 2 0 5 0 7 0 1-2 3-5 4-7 1-1 1-2 2-3 8 8 18 12 29 12 27 0 49-18 49-40 0-21-20-40-46-40-10 0-21 3-30 10 0-18 0-36 0-54zM30 63c6-8 18-13 28-13 21 0 30 15 30 34 0 10-2 19-9 26-6 5-14 8-23 8-12 0-21-7-26-15 0-14 0-27 0-40z">
              <text:p/>
            </draw:path>
            <draw:path draw:style-name="gr10" draw:text-style-name="P7" draw:layer="layout" svg:width="0.311cm" svg:height="0.182cm" svg:x="2.956cm" svg:y="11.575cm" svg:viewBox="0 0 312 183" svg:d="M273 99c-19 15-29 29-31 34-16 24-13 30-19 46 0 4 4 4 7 4 6 0 6 0 8-7 8-34 29-63 68-80 5-1 6-2 6-4 0-3-2-3-3-4-16-6-58-24-72-82-1-5-1-6-7-6-3 0-7 0-7 4 0 1 3 23 18 47 7 10 17 23 32 34-87 0-174 0-261 0-6 0-12 0-12 7s6 7 12 7c87 0 174 0 261 0z">
              <text:p/>
            </draw:path>
            <draw:path draw:style-name="gr10" draw:text-style-name="P7" draw:layer="layout" svg:width="0.213cm" svg:height="0.238cm" svg:x="3.404cm" svg:y="11.515cm" svg:viewBox="0 0 214 239" svg:d="M120 192c55-4 94-37 94-72 0-37-40-69-94-73 0-6 0-13 0-19 0-12 0-17 34-17 4 0 7 0 11 0 0-4 0-7 0-11-12 1-45 1-59 1s-47 0-60-1c0 4 0 7 0 11 4 0 8 0 12 0 33 0 33 4 33 17 0 6 0 13 0 19-54 6-91 38-91 73 0 36 39 67 91 72 0 6 0 13 0 20 0 11 0 16-33 16-4 0-8 0-12 0 0 4 0 8 0 11 13-1 45-1 60-1 14 0 47 0 59 1 0-3 0-7 0-11-4 0-7 0-11 0-34 0-34-5-34-16 0-7 0-14 0-20zM91 184c-50-7-56-42-56-64 0-18 4-58 56-65 0 43 0 86 0 129zM120 55c49 6 59 38 59 65 0 21-6 58-59 64 0-43 0-86 0-129z">
              <text:p/>
            </draw:path>
            <draw:path draw:style-name="gr10" draw:text-style-name="P7" draw:layer="layout" svg:width="0.073cm" svg:height="0.165cm" svg:x="3.65cm" svg:y="11.643cm" svg:viewBox="0 0 74 166" svg:d="M68 10c0-4-3-10-10-10s-14 7-14 14c0 4 3 9 10 9s14-7 14-13zM17 134c-1 4-2 7-2 11 0 11 10 21 24 21 24 0 35-34 35-38 0-3-3-3-4-3-3 0-4 1-5 4-5 20-16 30-26 30-5 0-6-3-6-9 0-5 2-10 4-16 3-6 5-13 8-19 2-6 11-28 12-31s2-6 2-8c0-12-10-21-24-21-24 0-35 33-35 37s3 4 4 4c3 0 3-2 4-4 7-21 17-30 26-30 4 0 7 2 7 8s-2 10-8 25c-5 13-11 26-16 39z">
              <text:p/>
            </draw:path>
            <draw:path draw:style-name="gr10" draw:text-style-name="P7" draw:layer="layout" svg:width="0.08cm" svg:height="0.349cm" svg:x="3.907cm" svg:y="11.491cm" svg:viewBox="0 0 81 350" svg:d="M81 347c0-1 0-2-6-8-44-44-55-110-55-163 0-61 14-122 57-166 4-4 4-5 4-6 0-3-1-4-3-4-4 0-35 24-56 69-18 38-22 77-22 107 0 27 4 69 23 108 21 44 51 66 55 66 2 0 3-1 3-3z">
              <text:p/>
            </draw:path>
            <draw:path draw:style-name="gr10" draw:text-style-name="P7" draw:layer="layout" svg:width="0.092cm" svg:height="0.233cm" svg:x="4.019cm" svg:y="11.523cm" svg:viewBox="0 0 93 234" svg:d="M89 12c0-7-4-12-13-12s-19 9-19 18c0 7 5 13 14 13 8 0 18-8 18-19zM63 144c4-10 4-11 7-20 3-7 5-12 5-19 0-16-11-29-29-29-33 0-46 51-46 55 0 3 3 3 4 3 4 0 4-1 6-6 9-33 23-44 35-44 3 0 9 0 9 11 0 8-3 15-4 19-3 9-19 50-24 65-4 9-8 20-8 28 0 15 12 27 29 27 33 0 46-49 46-53 0-3-4-3-5-3-3 0-3 1-5 6-6 22-18 43-36 43-6 0-8-4-8-11 0-9 2-14 10-35 5-13 9-25 14-37z">
              <text:p/>
            </draw:path>
            <draw:path draw:style-name="gr10" draw:text-style-name="P7" draw:layer="layout" svg:width="0.175cm" svg:height="0.203cm" svg:x="4.198cm" svg:y="11.565cm" svg:viewBox="0 0 176 204" svg:d="M163 109c6 0 13 0 13-7s-7-7-13-7c-50 0-99 0-149 0 5-47 45-81 94-81 18 0 37 0 55 0 6 0 13 0 13-7s-7-7-13-7c-18 0-37 0-55 0-60 0-108 46-108 102s48 102 108 102c18 0 37 0 55 0 6 0 13 0 13-7s-7-7-13-7c-18 0-37 0-55 0-49 0-89-34-94-81 50 0 99 0 149 0z">
              <text:p/>
            </draw:path>
            <draw:path draw:style-name="gr10" draw:text-style-name="P7" draw:layer="layout" svg:width="0.214cm" svg:height="0.239cm" svg:x="4.445cm" svg:y="11.514cm" svg:viewBox="0 0 215 240" svg:d="M46 32c0-4 0-13-3-20 13 0 25 0 38 0-4 6-4 13-4 18 0 60 0 120 0 180 0 6 0 12 4 17-13 0-25 0-38 0 3-6 3-14 3-18 0-59 0-118 0-177zM142 106c11-11 14-29 14-44 0-25-8-40-16-48 25 3 50 11 50 46 0 23-25 41-48 46zM89 31c0-7 0-10 5-14 1-1 7-5 15-5 16 0 35 13 35 50 0 39-20 47-55 48 0-27 0-53 0-79zM163 112c20-10 39-28 39-52 0-49-41-60-83-60-36 0-71 0-107 0-6 0-12 0-12 7 0 5 6 5 12 5 21 0 22 4 22 21 0 58 0 116 0 175 0 16-2 19-24 19-4 0-10 0-10 6 0 7 6 7 12 7 35 0 69 0 104 0 44 0 99-17 99-65 0-37-27-56-52-63zM89 209c0-29 0-58 0-87 28 0 40 0 51 8 14 11 15 34 15 45 0 14-1 52-45 52-21 0-21-11-21-18zM152 223c13-14 15-32 15-48 0-24-5-43-19-54 32 5 55 23 55 54 0 27-21 41-51 48z">
              <text:p/>
            </draw:path>
            <draw:path draw:style-name="gr10" draw:text-style-name="P7" draw:layer="layout" svg:width="0.081cm" svg:height="0.349cm" svg:x="4.696cm" svg:y="11.491cm" svg:viewBox="0 0 82 350" svg:d="M82 176c0-28-4-70-23-110-21-43-52-66-55-66-2 0-4 2-4 4 0 1 0 2 7 8 34 35 54 91 54 164 0 59-13 121-56 165-5 4-5 5-5 6 0 2 2 3 4 3 3 0 35-24 56-68 18-39 22-77 22-106z">
              <text:p/>
            </draw:path>
          </draw:g>
        </draw:g>
        <draw:frame draw:style-name="gr35" draw:text-style-name="P4" draw:layer="layout" svg:width="1.522cm" svg:height="0.395cm" svg:x="5.105cm" svg:y="11.408cm">
          <draw:text-box>
            <text:p><text:span text:style-name="T1">(bijection)</text:span></text:p>
          </draw:text-box>
        </draw:frame>
        <draw:g draw:style-name="gr9">
          <svg:title>TexMaths</svg:title>
          <svg:desc>10§display§f_{\rm e}( \bm{c}^{\rm a}_i, \bm{c}^{\rm b}_i )
\!=\!
\bm{s}_i
\!=\!
(s_{i,0}, \dots, s_{i,\nu-1}): 
\mathbb{B}^{k_{\rm a}}
\!\times\!
\mathbb{B}^{k_{\rm b} \nu }
\to 
\Phi^{\nu}
§svg§600§TRUE§</svg:desc>
          <draw:g>
            <draw:path draw:style-name="gr10" draw:text-style-name="P7" draw:layer="layout" svg:width="0.175cm" svg:height="0.318cm" svg:x="1.688cm" svg:y="12.008cm" svg:viewBox="0 0 176 319" svg:d="M111 107c10 0 20 0 30 0 7 0 10 0 10-7 0-4-3-4-9-4-10 0-19 0-29 0 2-14 5-27 7-40 1-7 6-32 8-36 4-7 10-12 17-12 1 0 11 0 17 6-15 2-19 14-19 19 0 8 7 12 13 12 9 0 20-7 20-21 0-16-17-24-31-24-12 0-34 7-45 41-2 8-3 11-11 55-8 0-16 0-24 0-7 0-11 0-11 7 0 4 3 4 10 4 8 0 15 0 23 0-9 46-17 92-26 138-7 34-13 66-31 66-1 0-10 0-17-6 16-1 20-14 20-19 0-8-7-13-13-13-10 0-20 8-20 21 0 16 16 25 30 25 19 0 33-21 40-34 11-23 19-64 19-66 7-38 15-75 22-112z">
              <text:p/>
            </draw:path>
            <draw:path draw:style-name="gr10" draw:text-style-name="P7" draw:layer="layout" svg:width="0.105cm" svg:height="0.111cm" svg:x="1.851cm" svg:y="12.198cm" svg:viewBox="0 0 106 112" svg:d="M99 53c5 0 7 0 7-5 0-22-12-48-49-48-32 0-57 25-57 56s28 56 60 56c33 0 46-27 46-32 0-1-1-4-4-4-4 0-4 2-5 4-7 20-26 24-35 24-12 0-23-5-30-15-9-11-9-26-9-36 25 0 51 0 76 0zM23 47c3-35 25-40 34-40 30 0 31 34 32 40-22 0-44 0-66 0z">
              <text:p/>
            </draw:path>
            <draw:path draw:style-name="gr10" draw:text-style-name="P7" draw:layer="layout" svg:width="0.081cm" svg:height="0.349cm" svg:x="2.019cm" svg:y="11.992cm" svg:viewBox="0 0 82 350" svg:d="M82 347c0-1 0-2-6-8-44-44-56-110-56-163 0-61 14-122 57-166 5-4 5-5 5-6 0-3-2-4-4-4-4 0-35 24-56 69-18 38-22 77-22 107 0 27 4 69 23 108 21 44 51 66 55 66 2 0 4-1 4-3z">
              <text:p/>
            </draw:path>
            <draw:path draw:style-name="gr10" draw:text-style-name="P7" draw:layer="layout" svg:width="0.162cm" svg:height="0.161cm" svg:x="2.137cm" svg:y="12.097cm" svg:viewBox="0 0 163 162" svg:d="M135 20c-18 5-19 23-19 24 0 5 4 16 18 16 15 0 25-13 25-27 0-19-18-33-49-33-71 0-110 55-110 101 0 31 20 61 75 61 9 0 33-1 54-9 20-8 34-22 34-27 0-2-5-9-8-9-2 0-3 1-6 4-19 20-46 28-74 28-23 0-35-12-35-33 0-12 10-55 20-73 14-24 36-30 50-30 5 0 16 0 25 7z">
              <text:p/>
            </draw:path>
            <draw:path draw:style-name="gr10" draw:text-style-name="P7" draw:layer="layout" svg:width="0.122cm" svg:height="0.111cm" svg:x="2.315cm" svg:y="12.001cm" svg:viewBox="0 0 123 112" svg:d="M96 44c0-13 0-22-11-32-10-8-22-12-37-12-23 0-40 9-40 24 0 8 6 12 12 12 7 0 12-5 12-12 0-4-2-9-9-11 9-6 23-6 25-6 14 0 29 9 29 30 0 2 0 5 0 7-14 1-30 2-48 8-22 8-29 22-29 33 0 21 25 27 43 27 20 0 31-11 36-20 1 10 8 19 19 19 1 0 25 0 25-23 0-5 0-10 0-14-3 0-6 0-9 0 0 4 0 8 0 13 0 3 0 15-9 15s-9-12-9-15c0-14 0-29 0-43zM77 75c0 24-21 30-32 30-13 0-25-8-25-20 0-14 12-33 57-34 0 8 0 16 0 24z">
              <text:p/>
            </draw:path>
            <draw:path draw:style-name="gr10" draw:text-style-name="P7" draw:layer="layout" svg:width="0.073cm" svg:height="0.164cm" svg:x="2.313cm" svg:y="12.179cm" svg:viewBox="0 0 74 165" svg:d="M68 9c0-4-3-9-10-9-6 0-14 6-14 13 0 4 4 9 10 9 7 0 14-6 14-13zM18 134c-1 3-2 6-2 10 0 12 9 21 23 21 25 0 35-34 35-38 0-3-3-3-4-3-3 0-3 2-4 4-6 20-17 30-26 30-5 0-6-3-6-9 0-5 1-10 3-15 3-7 6-14 8-20 3-6 11-28 12-31s2-6 2-8c0-12-10-21-23-21-25 0-36 34-36 38 0 3 3 3 4 3 3 0 4-1 4-4 7-21 18-30 27-30 4 0 6 2 6 9 0 5-2 9-8 24-5 13-10 26-15 40z">
              <text:p/>
            </draw:path>
            <draw:path draw:style-name="gr10" draw:text-style-name="P7" draw:layer="layout" svg:width="0.04cm" svg:height="0.104cm" svg:x="2.489cm" svg:y="12.217cm" svg:viewBox="0 0 41 105" svg:d="M41 37c0-23-9-37-22-37-12 0-19 9-19 19s7 19 19 19c4 0 9-2 12-5 1-1 1-1 2-1 0 2 1 0 1 5 0 26-13 47-24 59-4 4-4 5-4 6 0 2 2 3 3 3 4 0 32-27 32-68z">
              <text:p/>
            </draw:path>
            <draw:path draw:style-name="gr10" draw:text-style-name="P7" draw:layer="layout" svg:width="0.163cm" svg:height="0.161cm" svg:x="2.631cm" svg:y="12.097cm" svg:viewBox="0 0 164 162" svg:d="M136 20c-19 5-19 23-19 24 0 5 3 16 17 16 15 0 25-13 25-27 0-19-18-33-49-33-70 0-110 55-110 101 0 31 20 61 75 61 9 0 33-1 54-9s35-22 35-27c0-2-6-9-9-9-2 0-3 1-5 4-19 20-47 28-75 28-23 0-34-12-34-33 0-12 9-55 19-73 14-24 36-30 51-30 4 0 15 0 25 7z">
              <text:p/>
            </draw:path>
            <draw:path draw:style-name="gr10" draw:text-style-name="P7" draw:layer="layout" svg:width="0.13cm" svg:height="0.172cm" svg:x="2.808cm" svg:y="11.94cm" svg:viewBox="0 0 131 173" svg:d="M37 0c-12 1-25 2-37 3 0 3 0 6 0 9 16 0 18 2 18 14 0 48 0 96 0 145 3 0 5 0 8 0 3-5 6-10 9-15 9 12 23 17 36 17 32 0 60-24 60-55 0-30-25-56-57-56-15 0-29 6-37 15 0-26 0-51 0-77zM37 88c7-11 21-19 35-19s24 8 29 16c5 7 8 16 8 32 0 6 0 25-10 36s-22 13-29 13c-20 0-30-15-33-20 0-20 0-39 0-58z">
              <text:p/>
            </draw:path>
            <draw:path draw:style-name="gr10" draw:text-style-name="P7" draw:layer="layout" svg:width="0.074cm" svg:height="0.164cm" svg:x="2.807cm" svg:y="12.179cm" svg:viewBox="0 0 75 165" svg:d="M68 9c0-4-3-9-10-9-6 0-13 6-13 13 0 4 3 9 9 9 8 0 14-6 14-13zM18 134c-1 3-2 6-2 10 0 12 10 21 23 21 25 0 36-34 36-38 0-3-3-2-4-3-4 0-4 2-5 4-6 20-16 30-26 30-5 0-6-3-6-9 0-5 2-10 4-15 2-7 5-14 8-20 2-6 11-28 12-31 0-3 1-6 1-8 0-12-10-21-23-21-25 0-36 34-36 38 0 3 3 2 4 3 4 0 4-1 5-4 6-21 17-30 26-30 4 0 6 2 6 9 0 5-1 9-7 24-5 13-11 26-16 40z">
              <text:p/>
            </draw:path>
            <draw:path draw:style-name="gr10" draw:text-style-name="P7" draw:layer="layout" svg:width="0.081cm" svg:height="0.349cm" svg:x="2.988cm" svg:y="11.992cm" svg:viewBox="0 0 82 350" svg:d="M82 176c0-27-4-70-23-110-21-43-52-66-55-66-2 0-4 2-4 4 0 1 0 2 7 8 34 35 55 91 55 164 0 59-13 121-57 165-5 4-5 5-5 6 0 2 2 3 4 3 3 0 35-23 56-68 18-39 22-77 22-106z">
              <text:p/>
            </draw:path>
            <draw:path draw:style-name="gr10" draw:text-style-name="P7" draw:layer="layout" svg:width="0.232cm" svg:height="0.081cm" svg:x="3.164cm" svg:y="12.127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10" draw:text-style-name="P7" draw:layer="layout" svg:width="0.147cm" svg:height="0.161cm" svg:x="3.476cm" svg:y="12.097cm" svg:viewBox="0 0 148 162" svg:d="M126 20c-12 5-15 15-15 20 0 10 8 15 15 15 9 0 22-7 22-24 0-19-19-31-51-31-10 0-29 1-46 13-15 12-21 32-21 41 0 11 5 20 13 27 9 7 15 9 39 13 11 2 32 6 32 22 0 1 0 33-52 33-18 0-31-4-38-9 12-4 19-14 19-24 0-13-10-17-17-17-12 0-26 10-26 28 0 23 25 35 61 35 80 0 53-41 80-61 0-12-6-21-14-28-11-10-24-12-37-14-19-4-33-6-33-19 0-1 0-27 40-27 7 0 19 0 29 7z">
              <text:p/>
            </draw:path>
            <draw:path draw:style-name="gr10" draw:text-style-name="P7" draw:layer="layout" svg:width="0.073cm" svg:height="0.165cm" svg:x="3.655cm" svg:y="12.145cm" svg:viewBox="0 0 74 166" svg:d="M68 10c0-4-3-10-10-10s-14 7-14 14c0 4 3 9 10 9s14-7 14-13zM18 135c-1 3-3 6-3 10 0 11 10 21 24 21 24 0 35-34 35-38 0-3-3-3-4-3-3 0-3 1-4 4-6 20-17 30-26 30-5 0-7-3-7-9 0-5 2-10 4-15 3-7 6-14 8-20s11-28 12-31 2-6 2-8c0-12-10-21-24-21-24 0-35 33-35 38 0 3 3 3 4 3 3 0 4-1 4-4 7-21 18-30 27-30 4 0 6 2 6 8s-2 10-8 25c-5 13-10 26-15 40z">
              <text:p/>
            </draw:path>
            <draw:path draw:style-name="gr10" draw:text-style-name="P7" draw:layer="layout" svg:width="0.233cm" svg:height="0.081cm" svg:x="3.819cm" svg:y="12.127cm" svg:viewBox="0 0 234 82" svg:d="M222 14c5 0 12 0 12-7s-7-7-12-7c-70 0-141 0-211 0-4 0-11 0-11 7s7 7 12 7c70 0 140 0 210 0zM222 82c5 0 12 0 12-7s-7-7-12-7c-70 0-140 0-210 0-5 0-12 0-12 7s7 7 11 7c70 0 141 0 211 0z">
              <text:p/>
            </draw:path>
            <draw:path draw:style-name="gr10" draw:text-style-name="P7" draw:layer="layout" svg:width="0.081cm" svg:height="0.349cm" svg:x="4.146cm" svg:y="11.992cm" svg:viewBox="0 0 82 350" svg:d="M82 347c0-1 0-2-6-8-44-44-55-110-55-163 0-61 13-122 56-166 5-4 5-5 5-6 0-3-2-4-4-4-3 0-35 24-56 69-17 38-22 77-22 107 0 27 4 69 24 108 21 44 51 66 54 66 2 0 4-1 4-3z">
              <text:p/>
            </draw:path>
            <draw:path draw:style-name="gr10" draw:text-style-name="P7" draw:layer="layout" svg:width="0.128cm" svg:height="0.158cm" svg:x="4.267cm" svg:y="12.101cm" svg:viewBox="0 0 129 159" svg:d="M119 23c-10 1-17 8-17 16 0 5 3 10 11 10 7 0 16-6 16-19 0-16-15-30-42-30-46 0-59 35-59 51 0 27 26 32 36 35 18 3 36 7 36 26 0 9-8 39-50 39-5 0-32 0-40-19 13 2 22-9 22-18 0-8-5-13-13-13-9 0-19 8-19 24 0 20 20 34 50 34 57 0 70-43 70-59 0-12-6-21-10-25-10-10-20-12-36-15-12-3-26-5-26-21 0-10 8-32 39-32 9 0 26 3 32 16z">
              <text:p/>
            </draw:path>
            <draw:path draw:style-name="gr10" draw:text-style-name="P7" draw:layer="layout" svg:width="0.073cm" svg:height="0.165cm" svg:x="4.425cm" svg:y="12.145cm" svg:viewBox="0 0 74 166" svg:d="M68 10c0-4-3-10-10-10s-14 7-14 14c0 4 3 9 10 9s14-7 14-13zM17 135c-1 3-2 6-2 10 0 11 10 21 24 21 24 0 35-34 35-38 0-3-3-3-4-3-3 0-4 1-5 4-5 20-16 30-26 30-5 0-6-3-6-9 0-5 2-10 4-15 3-7 5-14 8-20 2-6 11-28 12-31s2-6 2-8c0-12-10-21-24-21-24 0-35 33-35 38 0 3 3 3 4 3 3 0 3-1 4-4 7-21 17-30 26-30 4 0 7 2 7 8s-2 10-8 25c-5 13-11 26-16 40z">
              <text:p/>
            </draw:path>
            <draw:path draw:style-name="gr10" draw:text-style-name="P7" draw:layer="layout" svg:width="0.03cm" svg:height="0.075cm" svg:x="4.54cm" svg:y="12.279cm" svg:viewBox="0 0 31 76" svg:d="M24 24c0 14-2 30-19 45-1 1-2 2-2 3 0 2 2 4 4 4 3 0 24-20 24-49 0-15-6-27-17-27-8 0-14 6-14 14s6 14 14 14c6 0 7-3 10-4z">
              <text:p/>
            </draw:path>
            <draw:path draw:style-name="gr10" draw:text-style-name="P7" draw:layer="layout" svg:width="0.113cm" svg:height="0.167cm" svg:x="4.609cm" svg:y="12.145cm" svg:viewBox="0 0 114 168" svg:d="M114 85c0-27-3-46-15-64-7-11-23-21-42-21-57 0-57 67-57 85s0 83 57 83 57-65 57-83zM57 161c-12 0-27-6-32-26-3-15-3-35-3-53s0-37 4-50c5-20 21-25 31-25 13 0 26 8 30 22s4 31 4 53c0 18 0 36-3 52-5 22-21 27-31 27z">
              <text:p/>
            </draw:path>
            <draw:path draw:style-name="gr10" draw:text-style-name="P7" draw:layer="layout" svg:width="0.04cm" svg:height="0.104cm" svg:x="4.784cm" svg:y="12.217cm" svg:viewBox="0 0 41 105" svg:d="M41 37c0-23-9-37-23-37-11 0-18 9-18 19s7 19 18 19c5 0 9-2 13-5 1-1 1-1 1-1 1 0 1 0 1 5 0 26-12 47-24 59-4 4-4 5-4 6 0 2 2 3 4 3 4 0 32-27 32-68z">
              <text:p/>
            </draw:path>
            <draw:path draw:style-name="gr10" draw:text-style-name="P7" draw:layer="layout" svg:width="0.036cm" svg:height="0.037cm" svg:x="4.94cm" svg:y="12.217cm" svg:viewBox="0 0 37 38" svg:d="M37 19c0-10-8-19-18-19-11 0-19 9-19 19s8 19 19 19c10 0 18-9 18-19z">
              <text:p/>
            </draw:path>
            <draw:path draw:style-name="gr10" draw:text-style-name="P7" draw:layer="layout" svg:width="0.036cm" svg:height="0.037cm" svg:x="5.096cm" svg:y="12.217cm" svg:viewBox="0 0 37 38" svg:d="M37 19c0-10-8-19-18-19s-19 9-19 19 9 19 19 19 18-9 18-19z">
              <text:p/>
            </draw:path>
            <draw:path draw:style-name="gr10" draw:text-style-name="P7" draw:layer="layout" svg:width="0.037cm" svg:height="0.037cm" svg:x="5.252cm" svg:y="12.217cm" svg:viewBox="0 0 38 38" svg:d="M38 19c0-10-9-19-19-19s-19 9-19 19 9 19 19 19 19-9 19-19z">
              <text:p/>
            </draw:path>
            <draw:path draw:style-name="gr10" draw:text-style-name="P7" draw:layer="layout" svg:width="0.041cm" svg:height="0.104cm" svg:x="5.408cm" svg:y="12.217cm" svg:viewBox="0 0 42 105" svg:d="M42 37c0-23-9-37-23-37-11 0-19 9-19 19s8 19 19 19c4 0 9-2 12-5 1-1 1-1 2-1s1 0 1 5c0 26-12 47-24 59-4 4-4 5-4 6 0 2 2 3 4 3 3 0 32-27 32-68z">
              <text:p/>
            </draw:path>
            <draw:path draw:style-name="gr10" draw:text-style-name="P7" draw:layer="layout" svg:width="0.128cm" svg:height="0.158cm" svg:x="5.552cm" svg:y="12.101cm" svg:viewBox="0 0 129 159" svg:d="M119 23c-10 1-17 8-17 16 0 5 3 10 11 10s16-6 16-19c0-16-15-30-42-30-46 0-59 35-59 51 0 27 26 32 36 35 18 3 37 7 37 26 0 9-8 39-51 39-5 0-32 0-40-19 14 2 22-9 22-18 0-8-5-13-13-13-9 0-19 8-19 24 0 20 20 34 50 34 57 0 71-43 71-59 0-12-7-21-11-25-10-10-20-12-35-15-13-3-27-5-27-21 0-10 8-32 39-32 9 0 27 3 32 16z">
              <text:p/>
            </draw:path>
            <draw:path draw:style-name="gr10" draw:text-style-name="P7" draw:layer="layout" svg:width="0.073cm" svg:height="0.165cm" svg:x="5.71cm" svg:y="12.145cm" svg:viewBox="0 0 74 166" svg:d="M68 10c0-4-3-10-10-10s-14 7-14 14c0 4 3 9 10 9s14-7 14-13zM18 135c-1 3-3 6-3 10 0 11 10 21 24 21 24 0 35-34 35-38 0-3-3-3-4-3-3 0-3 1-4 4-6 20-17 30-26 30-5 0-7-3-7-9 0-5 2-10 4-15 3-7 6-14 8-20s11-28 12-31 2-6 2-8c0-12-10-21-24-21-24 0-35 33-35 38 0 3 3 3 4 3 3 0 4-1 4-4 7-21 18-30 27-30 4 0 6 2 6 8s-2 10-8 25c-5 13-10 26-15 40z">
              <text:p/>
            </draw:path>
            <draw:path draw:style-name="gr10" draw:text-style-name="P7" draw:layer="layout" svg:width="0.03cm" svg:height="0.075cm" svg:x="5.825cm" svg:y="12.279cm" svg:viewBox="0 0 31 76" svg:d="M25 24c0 14-3 30-20 45-1 1-1 2-1 3 0 2 2 4 3 4 4 0 24-20 24-49 0-15-5-27-17-27-8 0-14 6-14 14s6 14 14 14c6 0 10-4 11-4z">
              <text:p/>
            </draw:path>
            <draw:path draw:style-name="gr10" draw:text-style-name="P7" draw:layer="layout" svg:width="0.125cm" svg:height="0.107cm" svg:x="5.899cm" svg:y="12.199cm" svg:viewBox="0 0 126 108" svg:d="M44 7c0-1 0-2 0-4-1-1 0-3-4-3-5 0-14 1-16 1-4 1-9 1-13 1-4 1-7 1-7 6 0 4 3 4 6 4 12 0 12 1 12 3s-1 7-2 10c-4 16-9 33-13 49-6 25-7 30-7 31 0 3 4 3 5 3s3 0 4 0c22-3 53-15 79-38 34-30 25-41 38-62 0-5-3-8-8-8-8 0-10 7-12 14-10 35-43 72-85 85 8-31 15-61 23-92z">
              <text:p/>
            </draw:path>
            <draw:path draw:style-name="gr10" draw:text-style-name="P7" draw:layer="layout" svg:width="0.165cm" svg:height="0.011cm" svg:x="6.065cm" svg:y="12.24cm" svg:viewBox="0 0 166 12" svg:d="M156 12c4 0 10 0 10-6s-5-6-10-6c-49 0-97 0-146 0-4 0-10 0-10 6s6 6 10 6c49 0 97 0 146 0z">
              <text:p/>
            </draw:path>
            <draw:path draw:style-name="gr10" draw:text-style-name="P7" draw:layer="layout" svg:width="0.088cm" svg:height="0.162cm" svg:x="6.285cm" svg:y="12.145cm" svg:viewBox="0 0 89 163" svg:d="M55 7c0-7 0-7-7-7-16 16-38 16-48 16 0 3 0 6 0 9 6 0 22 0 36-7 0 42 0 83 0 125 0 8 0 12-25 12-3 0-6 0-9 0 0 2 0 5 0 8 4 0 34-1 43-1 8 0 39 1 44 1 0-3 0-6 0-8-3 0-6 0-9 0-25 0-25-4-25-12 0-46 0-91 0-136z">
              <text:p/>
            </draw:path>
            <draw:path draw:style-name="gr10" draw:text-style-name="P7" draw:layer="layout" svg:width="0.08cm" svg:height="0.349cm" svg:x="6.436cm" svg:y="11.992cm" svg:viewBox="0 0 81 350" svg:d="M81 176c0-27-4-70-23-110-21-43-51-66-55-66-2 0-3 2-3 4 0 1 0 2 6 8 35 35 55 91 55 164 0 59-13 121-57 165-4 4-4 5-4 6 0 2 1 3 3 3 4 0 35-23 56-68 18-39 22-77 22-106z">
              <text:p/>
            </draw:path>
            <draw:path draw:style-name="gr10" draw:text-style-name="P7" draw:layer="layout" svg:width="0.036cm" svg:height="0.151cm" svg:x="6.68cm" svg:y="12.104cm" svg:viewBox="0 0 37 152" svg:d="M37 19c0-10-8-19-18-19s-19 9-19 19 9 19 19 19 18-9 18-19zM37 133c0-10-8-19-18-19s-19 9-19 19 9 19 19 19 18-9 18-19z">
              <text:p/>
            </draw:path>
            <draw:path draw:style-name="gr10" draw:text-style-name="P7" draw:layer="layout" svg:width="0.214cm" svg:height="0.239cm" svg:x="6.848cm" svg:y="12.015cm" svg:viewBox="0 0 215 240" svg:d="M46 32c0-4 0-13-3-19 13 0 26 0 39 0-5 5-5 12-5 17 0 60 0 120 0 181 0 5 0 11 5 16-13 0-26 0-39 0 3-6 3-14 3-18 0-59 0-118 0-177zM142 106c12-11 14-29 14-44 0-25-7-40-15-48 24 3 49 12 49 46 0 23-25 41-48 46zM89 31c0-7 0-10 5-14 2-1 7-4 15-4 16 0 35 12 35 49 0 39-20 47-55 48 0-27 0-53 0-79zM163 112c20-10 39-28 39-52 0-49-40-60-83-60-36 0-71 0-107 0-6 0-12 0-12 7 0 6 6 6 12 6 21 0 22 3 22 20 0 58 0 116 0 175 0 17-1 19-23 19-4 0-11 0-11 6 0 7 6 7 12 7 35 0 70 0 105 0 43 0 98-17 98-65 0-36-26-56-52-63zM89 209c0-29 0-58 0-87 28 0 40 0 51 8 14 11 15 34 15 45 0 14-1 52-45 52-21 0-21-11-21-18zM152 223c13-14 15-32 15-48 0-24-5-42-19-54 32 5 55 24 55 54 0 27-21 42-51 48z">
              <text:p/>
            </draw:path>
            <draw:path draw:style-name="gr10" draw:text-style-name="P7" draw:layer="layout" svg:width="0.12cm" svg:height="0.172cm" svg:x="7.098cm" svg:y="11.94cm" svg:viewBox="0 0 121 173" svg:d="M58 8c1-1 1-3 1-4 0-2-1-4-3-4-5 0-26 2-32 3-2 0-5 0-5 5 0 4 3 4 6 4 12 0 12 1 12 3s-1 4-1 6c-12 46-23 92-35 139-1 4-1 3-1 5 0 4 3 8 8 8 7 0 10-5 12-10 0-1 11-44 12-48 17 2 31 8 31 20 0 2 0 3 0 5-1 4-1 5-1 8 0 17 14 25 26 25 24 0 21-25 31-37 0-4-3-4-4-4-3 0-4 2-5 6-3 11-9 28-22 28-6 0-8-6-8-12 0-5 0-5 1-12 1 0 2-4 2-7 0-22-30-25-40-26 7-5 16-13 20-16 13-12 25-24 39-24 3 0 6 1 8 3-11 2-13 11-13 14 0 6 4 9 10 9 7 0 14-5 14-15 0-9-6-18-19-18-14 0-27 10-39 22-11 10-19 17-29 22 8-33 16-65 24-98z">
              <text:p/>
            </draw:path>
            <draw:path draw:style-name="gr10" draw:text-style-name="P7" draw:layer="layout" svg:width="0.098cm" svg:height="0.08cm" svg:x="7.243cm" svg:y="12.067cm" svg:viewBox="0 0 99 81" svg:d="M78 27c0-17-18-27-40-27-10 0-31 1-31 16 0 6 5 9 9 9 5 0 10-3 10-9 0-4-3-7-4-8 6-2 14-2 16-2 15 0 24 8 24 21 0 1 0 3 0 4-17 1-26 2-40 7-12 4-22 11-22 22 0 17 21 21 35 21 13 0 24-6 29-15 1 7 5 14 14 14 1 0 21 0 21-17 0-3 0-7 0-10-2 0-5 0-7 0 0 3 0 7 0 10 0 1 0 9-7 9s-7-8-7-9c0-12 0-24 0-36zM62 54c0 19-21 21-25 21-11 0-21-5-21-15 0-5 4-22 46-23 0 6 0 11 0 17z">
              <text:p/>
            </draw:path>
            <draw:path draw:style-name="gr10" draw:text-style-name="P7" draw:layer="layout" svg:width="0.169cm" svg:height="0.169cm" svg:x="7.455cm" svg:y="12.083cm" svg:viewBox="0 0 170 170" svg:d="M85 75c-23-23-47-47-70-70-5-4-5-5-8-5-4 0-7 3-7 7 0 3 0 4 4 7 24 24 47 47 71 71-24 23-47 47-71 71-4 3-4 4-4 7s3 7 7 7c3 0 3-1 8-5 23-24 46-47 69-70 24 24 49 48 73 72 1 1 3 3 6 3 4 0 7-4 7-7 0-1 0-3-2-4 0-1-56-56-73-74 21-21 43-43 64-64 2-2 7-7 9-9 0-1 2-2 2-5 0-4-3-7-7-7-3 0-5 2-9 6-23 23-46 46-69 69z">
              <text:p/>
            </draw:path>
            <draw:path draw:style-name="gr10" draw:text-style-name="P7" draw:layer="layout" svg:width="0.214cm" svg:height="0.239cm" svg:x="7.699cm" svg:y="12.015cm" svg:viewBox="0 0 215 240" svg:d="M46 32c0-4 0-13-3-19 13 0 25 0 38 0-4 5-4 12-4 17 0 60 0 120 0 181 0 5 0 11 4 16-13 0-25 0-38 0 3-6 3-14 3-18 0-59 0-118 0-177zM142 106c11-11 14-29 14-44 0-25-8-40-16-48 25 3 50 12 50 46 0 23-25 41-48 46zM89 31c0-7 0-10 5-14 1-1 7-4 15-4 16 0 35 12 35 49 0 39-20 47-55 48 0-27 0-53 0-79zM163 112c20-10 39-28 39-52 0-49-41-60-83-60-36 0-71 0-107 0-6 0-12 0-12 7 0 6 6 6 12 6 21 0 22 3 22 20 0 58 0 116 0 175 0 17-2 19-24 19-4 0-10 0-10 6 0 7 6 7 12 7 35 0 69 0 104 0 44 0 99-17 99-65 0-36-26-56-52-63zM89 209c0-29 0-58 0-87 28 0 40 0 51 8 14 11 15 34 15 45 0 14-1 52-45 52-21 0-21-11-21-18zM152 223c13-14 15-32 15-48 0-24-5-42-19-54 32 5 55 24 55 54 0 27-21 42-51 48z">
              <text:p/>
            </draw:path>
            <draw:path draw:style-name="gr10" draw:text-style-name="P7" draw:layer="layout" svg:width="0.12cm" svg:height="0.172cm" svg:x="7.949cm" svg:y="11.94cm" svg:viewBox="0 0 121 173" svg:d="M58 8c1-1 1-3 1-4 0-2-1-4-4-4-5 0-25 2-31 3-2 0-6 0-6 5 0 4 4 4 7 4 12 0 12 1 12 3s-1 4-1 6c-12 46-23 92-35 139-1 4-1 3-1 5 0 4 3 8 8 8 7 0 10-5 11-10 1-1 11-44 12-48 18 2 32 8 32 20 0 2 0 3-1 5-1 4-1 5-1 8 0 17 15 25 27 25 23 0 21-25 31-37 0-4-3-4-4-4-4 0-4 2-5 6-3 11-10 28-22 28-6 0-8-6-8-12 0-5 0-5 1-12 0-3 1-4 1-7 0-22-29-25-39-26 7-5 16-13 20-16 12-12 25-24 39-24 3 0 6 1 8 3-11 2-13 11-13 14 0 6 4 9 10 9s14-5 14-15c0-9-6-18-19-18-14 0-27 10-40 22-10 10-18 17-28 22 8-33 16-65 24-98z">
              <text:p/>
            </draw:path>
            <draw:path draw:style-name="gr10" draw:text-style-name="P7" draw:layer="layout" svg:width="0.105cm" svg:height="0.123cm" svg:x="8.093cm" svg:y="12.026cm" svg:viewBox="0 0 106 124" svg:d="M30 0c-10 1-20 1-30 2 0 3 0 5 0 8 13 0 15 1 15 10 0 34 0 68 0 102 2 0 5 0 7 0 1-2 3-5 4-7 1-1 1-2 2-3 8 8 18 12 29 12 27 0 49-18 49-40 0-21-20-40-46-40-10 0-21 3-30 10 0-18 0-36 0-54zM30 63c6-8 18-13 28-13 21 0 30 15 30 34 0 10-2 19-9 26-6 5-14 8-23 8-12 0-21-7-26-15 0-14 0-27 0-40z">
              <text:p/>
            </draw:path>
            <draw:path draw:style-name="gr10" draw:text-style-name="P7" draw:layer="layout" svg:width="0.125cm" svg:height="0.108cm" svg:x="8.247cm" svg:y="12.002cm" svg:viewBox="0 0 126 109" svg:d="M44 8c0-1 0-3 0-4-1-1 0-4-4-4-5 1-14 2-16 2-4 0-9 0-13 1-4 0-7 0-7 5 0 4 3 4 6 4 12 0 12 1 12 4 0 1-1 6-2 9-4 17-9 33-13 50-6 24-7 29-7 30 0 4 4 4 5 4s3 0 4 0c21-4 53-15 79-39 34-29 38-61 38-62 0-4-3-8-8-8-9 0-10 7-12 14-10 35-43 73-85 85 8-30 15-61 23-91z">
              <text:p/>
            </draw:path>
            <draw:path draw:style-name="gr10" draw:text-style-name="P7" draw:layer="layout" svg:width="0.311cm" svg:height="0.183cm" svg:x="8.521cm" svg:y="12.076cm" svg:viewBox="0 0 312 184" svg:d="M274 99c-20 15-29 29-32 34-16 24-13 30-19 46 0 5 5 5 7 5 6 0 7-1 8-7 8-35 29-64 69-80 4-2 5-3 5-5 0-3-2-4-3-4-15-6-58-23-71-82-1-5-2-6-8-6-2 0-7 0-7 5 6 15 4 22 18 46 7 10 17 23 33 34-87 0-175 0-262 0-6 0-12 0-12 7s6 7 12 7c87 0 175 0 262 0z">
              <text:p/>
            </draw:path>
            <draw:path draw:style-name="gr10" draw:text-style-name="P7" draw:layer="layout" svg:width="0.213cm" svg:height="0.238cm" svg:x="8.97cm" svg:y="12.016cm" svg:viewBox="0 0 214 239" svg:d="M121 192c54-4 93-37 93-72 0-37-40-68-93-73 0-6 0-13 0-19 0-12 0-17 33-17 4 0 8 0 12 0 0-4 0-7 0-11-13 1-46 1-60 1-15 0-47 0-59-1 0 4 0 7 0 11 4 0 7 0 11 0 34 0 34 4 34 17 0 6 0 13 0 19-54 6-92 38-92 73 0 36 39 67 92 72 0 6 0 13 0 20 0 11 0 16-34 16-4 0-7 0-11 0 0 4 0 8 0 11 12-1 45-1 59-1s47 0 60 1c0-3 0-7 0-11-4 0-8 0-12 0-33 0-33-5-33-16 0-7 0-14 0-20zM92 184c-50-6-57-42-57-64 0-18 4-58 57-65 0 43 0 86 0 129zM121 55c48 6 58 38 58 65 0 21-5 58-58 65 0-44 0-87 0-130z">
              <text:p/>
            </draw:path>
            <draw:path draw:style-name="gr10" draw:text-style-name="P7" draw:layer="layout" svg:width="0.126cm" svg:height="0.108cm" svg:x="9.222cm" svg:y="12.002cm" svg:viewBox="0 0 127 109" svg:d="M44 8c0-1 1-3 1-4-1-1 0-4-4-4-1 0-15 2-16 2-5 0-9 0-14 1-4 0-7 0-7 5 0 4 3 4 6 4 12 0 12 1 12 4 0 1-1 6-2 9-4 17-8 33-12 50-6 24-8 29-8 30 0 4 4 4 5 4s3 0 4 0c22-4 53-15 79-39 34-29 39-61 39-62 0-4-4-8-9-8-8 0-10 7-12 14-10 35-43 73-85 85 8-30 15-61 23-91z">
              <text:p/>
            </draw:path>
          </draw:g>
        </draw:g>
        <draw:g draw:style-name="gr9">
          <svg:title>TexMaths</svg:title>
          <svg:desc>10§display§s_{i,j} \!=\!
f_{\rm e}^{b_i}(\bm{c}^{\rm b}_{i,j}) 
§svg§600§TRUE§</svg:desc>
          <draw:g>
            <draw:path draw:style-name="gr10" draw:text-style-name="P7" draw:layer="layout" svg:width="0.128cm" svg:height="0.158cm" svg:x="2.048cm" svg:y="12.599cm" svg:viewBox="0 0 129 159" svg:d="M119 24c-10 0-17 8-17 16 0 5 3 10 11 10s16-6 16-20c0-15-15-30-42-30-46 0-59 36-59 51 0 28 26 33 36 35 19 4 37 7 37 27 0 9-8 38-50 38-5 0-32 0-40-18 13 2 22-9 22-19 0-8-6-12-13-12-9 0-20 7-20 23 0 20 20 34 50 34 57 0 71-42 71-58 0-13-7-22-11-26-10-10-20-11-35-14-13-3-27-6-27-22 0-10 9-31 39-31 9 0 27 2 32 16z">
              <text:p/>
            </draw:path>
            <draw:path draw:style-name="gr10" draw:text-style-name="P7" draw:layer="layout" svg:width="0.073cm" svg:height="0.164cm" svg:x="2.206cm" svg:y="12.644cm" svg:viewBox="0 0 74 165" svg:d="M68 9c0-4-3-9-10-9-6 0-14 6-14 14 0 4 4 9 10 9 7 0 14-7 14-14zM18 134c-1 3-2 6-2 10 0 12 10 21 23 21 25 0 35-34 35-37s-2-2-3-3c-4 0-4 1-5 4-6 19-17 29-26 29-5 0-6-3-6-8 0-6 1-11 4-16 2-7 5-13 7-20 3-5 12-28 12-31 1-2 2-5 2-8 0-11-10-20-23-20-25 0-36 33-36 37 0 3 3 3 4 3 4 0 4-1 5-4 6-21 17-30 26-30 4 0 6 2 6 9 0 6-1 9-8 25-5 13-10 26-15 39z">
              <text:p/>
            </draw:path>
            <draw:path draw:style-name="gr10" draw:text-style-name="P7" draw:layer="layout" svg:width="0.031cm" svg:height="0.074cm" svg:x="2.321cm" svg:y="12.778cm" svg:viewBox="0 0 32 75" svg:d="M25 24c0 13-3 29-20 45 0 1-1 2-1 3s2 3 3 3c4 0 25-19 25-49 0-15-6-26-18-26-8 0-14 6-14 14 0 7 6 14 15 14 5 0 9-4 10-4z">
              <text:p/>
            </draw:path>
            <draw:path draw:style-name="gr10" draw:text-style-name="P7" draw:layer="layout" svg:width="0.107cm" svg:height="0.212cm" svg:x="2.377cm" svg:y="12.644cm" svg:viewBox="0 0 108 213" svg:d="M108 9c0-4-3-9-10-9s-13 7-13 14c0 3 3 9 9 9 7 0 14-7 14-14zM56 175c-4 17-17 31-32 31-3 0-6 0-9-1 7-3 9-9 9-13 0-6-5-9-10-9-7 0-14 7-14 14 0 10 10 16 25 16 14 0 43-9 51-39 7-30 15-59 22-88 1-2 1-5 1-8 0-14-11-23-26-23-28 0-43 34-43 37s3 3 4 3c3 0 3 0 5-4 6-14 19-30 33-30 6 0 8 5 8 12 0 3 0 7 0 8-8 31-16 62-24 94z">
              <text:p/>
            </draw:path>
            <draw:path draw:style-name="gr10" draw:text-style-name="P7" draw:layer="layout" svg:width="0.233cm" svg:height="0.082cm" svg:x="2.584cm" svg:y="12.625cm" svg:viewBox="0 0 234 83" svg:d="M222 15c5 0 12-1 12-8s-7-7-12-7c-70 0-140 0-210 0-5 0-12 0-12 7s7 8 12 8c70 0 140 0 210 0zM222 83c5 0 12 0 12-7s-7-7-12-7c-70 0-140 0-210 0-5 0-12 0-12 7s7 7 12 7c70 0 140 0 210 0z">
              <text:p/>
            </draw:path>
            <draw:path draw:style-name="gr10" draw:text-style-name="P7" draw:layer="layout" svg:width="0.174cm" svg:height="0.317cm" svg:x="2.895cm" svg:y="12.507cm" svg:viewBox="0 0 175 318" svg:d="M110 107c10 0 21 0 31 0 7 0 10 0 10-7 0-4-3-4-9-4-10 0-19 0-29 0 2-14 5-27 7-40 1-7 6-32 8-36 4-7 9-12 17-12 1 0 10 0 17 6-15 1-19 14-19 19 0 8 6 12 13 12 9 0 19-8 19-21 0-16-16-24-30-24-12 0-34 6-45 41-2 7-3 11-11 55-8 0-17 0-25 0-6 0-10 0-10 7 0 4 3 4 10 4 8 0 15 0 23 0-9 46-17 92-26 137-7 34-13 66-31 66-1 0-10 0-17-6 16-1 19-14 19-19 0-8-6-12-13-12-9 0-19 8-19 21 0 16 16 24 30 24 19 0 33-21 40-34 11-22 19-63 19-66 7-37 14-74 21-111z">
              <text:p/>
            </draw:path>
            <draw:path draw:style-name="gr10" draw:text-style-name="P7" draw:layer="layout" svg:width="0.098cm" svg:height="0.172cm" svg:x="3.102cm" svg:y="12.439cm" svg:viewBox="0 0 99 173" svg:d="M48 7c0-1 1-3 1-4s-1-3-4-3c-5 0-25 2-31 2-2 1-6 1-6 6 0 4 4 4 7 4 12 0 12 1 12 3s-3 12-4 17c-2 8-4 15-6 23s-16 62-16 65c-1 6-1 9-1 12 0 25 15 41 36 41 30 0 63-34 63-70 0-29-20-41-37-41-13 0-23 7-31 14 6-23 11-46 17-69zM36 166c-12 0-19-11-19-25 0-9 2-18 9-45 2-5 2-5 6-11 10-11 21-16 29-16 10 0 18 7 18 24 0 10-5 35-12 49-6 12-19 24-31 24z">
              <text:p/>
            </draw:path>
            <draw:path draw:style-name="gr10" draw:text-style-name="P7" draw:layer="layout" svg:width="0.061cm" svg:height="0.118cm" svg:x="3.225cm" svg:y="12.527cm" svg:viewBox="0 0 62 119" svg:d="M53 8c0-4-3-8-7-8-5 0-11 5-11 11 0 5 4 8 8 8 5 0 10-6 10-11zM62 92c0-2-3-2-4-2-3 0-3 0-4 4-3 9-11 19-20 19-4 0-5-2-5-6s1-6 2-9c1-4 3-7 4-10 0-1 7-18 10-24 1-3 2-6 2-9 0-8-8-15-19-15-18 0-28 22-28 27 0 3 3 3 4 3 2 0 3-1 4-4 3-12 12-20 19-20 4 0 6 2 6 7 0 2 0 3-1 6-2 3-10 22-12 28-1 3-1 3-4 9-1 3-2 5-2 8 0 9 9 15 19 15 19 0 29-22 29-27z">
              <text:p/>
            </draw:path>
            <draw:path draw:style-name="gr10" draw:text-style-name="P7" draw:layer="layout" svg:width="0.105cm" svg:height="0.111cm" svg:x="3.058cm" svg:y="12.73cm" svg:viewBox="0 0 106 112" svg:d="M99 54c5 0 7 0 7-5 0-22-12-49-49-49-32 0-57 26-57 56 0 31 27 56 60 56s46-26 46-32c0-1-1-3-5-3-3 0-3 1-4 4-8 20-26 24-35 24-12 0-23-6-30-15-9-12-10-26-10-36 26 0 51 0 77 0zM23 48c2-35 25-41 34-41 30 0 31 34 31 41-22 0-43 0-65 0z">
              <text:p/>
            </draw:path>
            <draw:path draw:style-name="gr10" draw:text-style-name="P7" draw:layer="layout" svg:width="0.081cm" svg:height="0.349cm" svg:x="3.372cm" svg:y="12.491cm" svg:viewBox="0 0 82 350" svg:d="M82 346c0-1 0-1-6-7-44-45-55-111-55-163 0-62 13-123 56-166 5-5 5-5 5-6 0-3-1-4-4-4s-35 24-55 69c-18 38-23 77-23 107 0 27 4 68 24 108 21 43 51 66 54 66s4-1 4-4z">
              <text:p/>
            </draw:path>
            <draw:path draw:style-name="gr10" draw:text-style-name="P7" draw:layer="layout" svg:width="0.163cm" svg:height="0.16cm" svg:x="3.49cm" svg:y="12.596cm" svg:viewBox="0 0 164 161" svg:d="M136 19c-19 6-19 23-19 24 0 5 3 16 17 16 15 0 26-12 26-27 0-18-19-32-50-32-70 0-110 54-110 100 0 32 20 61 75 61 9 0 33 0 54-8s35-23 35-27c0-3-6-9-9-9-2 0-3 1-5 4-19 20-47 27-74 27-24 0-35-11-35-32 0-13 9-55 20-74 14-23 35-30 50-30 4 0 16 1 25 7z">
              <text:p/>
            </draw:path>
            <draw:path draw:style-name="gr10" draw:text-style-name="P7" draw:layer="layout" svg:width="0.13cm" svg:height="0.172cm" svg:x="3.667cm" svg:y="12.439cm" svg:viewBox="0 0 131 173" svg:d="M37 0c-12 1-25 2-37 3 0 3 0 6 0 9 16 0 18 2 18 14 0 48 0 96 0 144 3 0 5 0 8 0 3-5 6-10 9-15 9 13 23 18 36 18 32 0 60-24 60-56 0-30-25-55-57-55-15 0-29 6-37 15 0-26 0-51 0-77zM38 88c6-11 20-19 34-19s24 8 29 15 8 17 8 33c0 6 0 24-10 36-10 11-22 13-29 13-20 0-30-15-32-21 0-19 0-38 0-57z">
              <text:p/>
            </draw:path>
            <draw:path draw:style-name="gr10" draw:text-style-name="P7" draw:layer="layout" svg:width="0.074cm" svg:height="0.164cm" svg:x="3.666cm" svg:y="12.677cm" svg:viewBox="0 0 75 165" svg:d="M68 9c0-3-3-9-10-9-6 0-13 7-13 14 0 4 3 9 10 9s13-7 13-14zM18 134c-1 3-2 6-2 11 0 11 10 20 23 20 25 0 36-34 36-37s-3-3-4-3c-4 0-4 1-5 4-6 19-16 29-26 29-5 0-6-3-6-8 0-6 2-10 4-16s5-13 8-19c2-6 11-29 12-32 0-2 1-5 1-7 0-12-10-21-23-21-24 0-36 33-36 37 0 3 3 2 4 3 4 0 4-1 5-4 6-21 17-29 26-29 4 0 6 1 6 8 0 6-1 9-7 25-5 13-11 26-16 39z">
              <text:p/>
            </draw:path>
            <draw:path draw:style-name="gr10" draw:text-style-name="P7" draw:layer="layout" svg:width="0.03cm" svg:height="0.074cm" svg:x="3.782cm" svg:y="12.812cm" svg:viewBox="0 0 31 75" svg:d="M24 24c0 13-3 29-19 45-1 1-2 2-2 3 0 2 2 3 3 3 4 0 25-19 25-49 0-15-6-26-17-26-9 0-14 6-14 14s5 14 14 14c6 0 7-3 10-4z">
              <text:p/>
            </draw:path>
            <draw:path draw:style-name="gr10" draw:text-style-name="P7" draw:layer="layout" svg:width="0.107cm" svg:height="0.212cm" svg:x="3.837cm" svg:y="12.677cm" svg:viewBox="0 0 108 213" svg:d="M108 9c0-4-3-9-9-9-8 0-14 7-14 14 0 4 3 9 10 9 6 0 13-6 13-14zM56 175c-4 17-17 31-31 31-4 0-7 0-9-1 6-3 8-9 8-13 0-6-5-9-10-9-7 0-14 7-14 15 0 9 10 15 25 15s43-9 51-39c7-30 15-59 22-88 1-2 1-5 1-8 0-14-11-23-26-23-27 0-43 34-43 37s3 3 4 3c3 0 3 0 5-4 6-14 19-29 33-29 6 0 9 4 9 12 0 2-1 6-1 7-8 31-16 62-24 94z">
              <text:p/>
            </draw:path>
            <draw:path draw:style-name="gr10" draw:text-style-name="P7" draw:layer="layout" svg:width="0.08cm" svg:height="0.349cm" svg:x="4.006cm" svg:y="12.491cm" svg:viewBox="0 0 81 350" svg:d="M81 176c0-28-4-70-23-110-21-43-51-66-55-66-2 0-3 2-3 4 0 1 0 1 6 8 35 34 55 90 55 164 0 58-13 120-57 164-4 5-4 5-4 6 0 2 1 4 3 4 4 0 35-24 56-69 18-38 22-76 22-105z">
              <text:p/>
            </draw:path>
          </draw:g>
        </draw:g>
        <draw:g draw:style-name="gr9">
          <svg:title>TexMaths</svg:title>
          <svg:desc>10§display§(b_0, \dots, b_{\nu-1})
\!=\! 
f_{\rm e}^{\rm a}(\bm{c}^{\rm a}_i) 
§svg§600§TRUE§</svg:desc>
          <draw:g>
            <draw:path draw:style-name="gr10" draw:text-style-name="P7" draw:layer="layout" svg:width="0.081cm" svg:height="0.348cm" svg:x="4.804cm" svg:y="12.472cm" svg:viewBox="0 0 82 349" svg:d="M82 346c0-1 0-2-6-8-44-44-55-110-55-163 0-61 13-122 56-165 5-5 5-5 5-6 0-3-2-4-4-4-3 0-35 24-56 68-18 39-22 78-22 107 0 27 4 69 23 109 21 43 52 65 55 65 2 0 4-1 4-3z">
              <text:p/>
            </draw:path>
            <draw:path draw:style-name="gr10" draw:text-style-name="P7" draw:layer="layout" svg:width="0.128cm" svg:height="0.245cm" svg:x="4.923cm" svg:y="12.492cm" svg:viewBox="0 0 129 246" svg:d="M67 4c0-1 0-4-5-4-8 0-33 3-42 3-3 1-7 1-7 7 0 4 3 4 8 4 17 0 18 3 18 6s-3 15-5 22c-10 38-19 76-29 114-4 18-5 23-5 35 0 33 18 55 44 55 42 0 85-53 85-102 0-32-19-56-47-56-16 0-30 10-41 21 9-35 17-70 26-105zM34 136c2-8 2-8 5-12 17-23 33-28 42-28 13 0 23 10 23 33 0 20-12 60-18 73-12 23-28 36-42 36-12 0-23-10-23-35 0-7 0-14 5-35 3-11 5-22 8-32z">
              <text:p/>
            </draw:path>
            <draw:path draw:style-name="gr10" draw:text-style-name="P7" draw:layer="layout" svg:width="0.113cm" svg:height="0.166cm" svg:x="5.07cm" svg:y="12.625cm" svg:viewBox="0 0 114 167" svg:d="M114 84c0-27-3-46-15-63-7-12-23-21-42-21-57 0-57 66-57 84s0 83 57 83 57-65 57-83zM57 160c-12 0-27-6-32-26-3-15-3-35-3-53s0-37 4-50c5-19 21-25 31-25 13 0 26 9 30 23 4 13 4 31 4 52 0 18 0 36-3 52-5 22-21 27-31 27z">
              <text:p/>
            </draw:path>
            <draw:path draw:style-name="gr10" draw:text-style-name="P7" draw:layer="layout" svg:width="0.04cm" svg:height="0.103cm" svg:x="5.245cm" svg:y="12.697cm" svg:viewBox="0 0 41 104" svg:d="M41 36c0-23-9-36-23-36-11 0-18 8-18 18s7 19 18 19c4 0 9-2 13-5 1 0 1-1 1-1 1 0 1 1 1 5 0 26-12 47-24 59-4 4-4 4-4 6s2 3 4 3c4 0 32-27 32-68z">
              <text:p/>
            </draw:path>
            <draw:path draw:style-name="gr10" draw:text-style-name="P7" draw:layer="layout" svg:width="0.036cm" svg:height="0.036cm" svg:x="5.401cm" svg:y="12.697cm" svg:viewBox="0 0 37 37" svg:d="M37 18c0-10-9-18-19-18-11 0-18 8-18 18s7 19 18 19c10 0 19-9 19-19z">
              <text:p/>
            </draw:path>
            <draw:path draw:style-name="gr10" draw:text-style-name="P7" draw:layer="layout" svg:width="0.036cm" svg:height="0.036cm" svg:x="5.557cm" svg:y="12.697cm" svg:viewBox="0 0 37 37" svg:d="M37 18c0-10-8-18-18-18-11 0-19 8-19 18s8 19 19 19c10 0 18-9 18-19z">
              <text:p/>
            </draw:path>
            <draw:path draw:style-name="gr10" draw:text-style-name="P7" draw:layer="layout" svg:width="0.036cm" svg:height="0.036cm" svg:x="5.713cm" svg:y="12.697cm" svg:viewBox="0 0 37 37" svg:d="M37 18c0-10-8-18-18-18-11 0-19 8-19 18s8 19 19 19c10 0 18-9 18-19z">
              <text:p/>
            </draw:path>
            <draw:path draw:style-name="gr10" draw:text-style-name="P7" draw:layer="layout" svg:width="0.04cm" svg:height="0.103cm" svg:x="5.869cm" svg:y="12.697cm" svg:viewBox="0 0 41 104" svg:d="M41 36c0-23-8-36-22-36-12 0-19 8-19 18s7 19 19 19c4 0 9-2 12-5 1 0 1-1 2-1 0 2 1 1 1 5 0 26-13 47-24 59-4 4-4 4-4 6s2 3 3 3c4 0 32-27 32-68z">
              <text:p/>
            </draw:path>
            <draw:path draw:style-name="gr10" draw:text-style-name="P7" draw:layer="layout" svg:width="0.128cm" svg:height="0.245cm" svg:x="6.012cm" svg:y="12.492cm" svg:viewBox="0 0 129 246" svg:d="M67 4c0-1 0-4-4-4-9 0-34 3-43 3-3 1-7 1-7 7 0 4 3 4 8 4 17 0 18 3 18 6s-3 15-5 22c-10 38-19 76-29 114-4 18-5 23-5 35 0 33 18 55 44 55 42 0 85-53 85-102 0-32-19-56-47-56-16 0-30 10-41 21 9-35 17-70 26-105zM34 136c2-8 2-8 5-12 18-23 33-28 42-28 13 0 23 10 23 33 0 20-12 60-18 73-12 23-28 36-42 36-12 0-23-10-23-35 0-7 0-14 5-35 3-11 5-22 8-32z">
              <text:p/>
            </draw:path>
            <draw:path draw:style-name="gr10" draw:text-style-name="P7" draw:layer="layout" svg:width="0.125cm" svg:height="0.107cm" svg:x="6.164cm" svg:y="12.678cm" svg:viewBox="0 0 126 108" svg:d="M44 7c0-1 0-2 0-3s0-4-4-4c-5 0-14 1-16 1-4 1-9 1-14 2-4 0-6 0-6 5 0 4 3 4 6 4 12 0 12 1 12 3s-1 7-2 10c-4 17-9 33-13 50-6 24-7 29-7 30 0 3 4 3 5 3s2 0 3 0c22-3 54-15 80-38 33-30 38-61 38-62 0-4-3-8-8-8-9 0-10 7-13 14-9 35-42 72-84 85 8-31 15-61 23-92z">
              <text:p/>
            </draw:path>
            <draw:path draw:style-name="gr10" draw:text-style-name="P7" draw:layer="layout" svg:width="0.165cm" svg:height="0.011cm" svg:x="6.33cm" svg:y="12.719cm" svg:viewBox="0 0 166 12" svg:d="M156 12c4 0 10 0 10-6s-6-6-10-6c-49 0-97 0-146 0-4 0-10 0-10 6s5 6 10 6c49 0 97 0 146 0z">
              <text:p/>
            </draw:path>
            <draw:path draw:style-name="gr10" draw:text-style-name="P7" draw:layer="layout" svg:width="0.088cm" svg:height="0.161cm" svg:x="6.549cm" svg:y="12.625cm" svg:viewBox="0 0 89 162" svg:d="M55 6c0-6 0-6-7-6-16 15-38 15-48 15 0 3 0 6 0 9 5 0 22 0 35-7 0 42 0 83 0 125 0 8 0 12-24 12-3 0-7 0-10 0 0 2 0 5 0 8 5 0 35-1 44-1 8 0 39 1 44 1 0-3 0-6 0-8-3 0-6 0-9 0-25 0-25-4-25-12 0-46 0-91 0-136z">
              <text:p/>
            </draw:path>
            <draw:path draw:style-name="gr10" draw:text-style-name="P7" draw:layer="layout" svg:width="0.081cm" svg:height="0.348cm" svg:x="6.699cm" svg:y="12.472cm" svg:viewBox="0 0 82 349" svg:d="M82 175c0-27-4-69-23-109-21-43-52-66-55-66-2 0-4 2-4 4 0 1 0 1 7 8 34 34 54 90 54 163 0 59-13 121-56 165-5 4-5 5-5 6 0 2 2 3 4 3 3 0 35-23 56-68 18-38 22-77 22-106z">
              <text:p/>
            </draw:path>
            <draw:path draw:style-name="gr10" draw:text-style-name="P7" draw:layer="layout" svg:width="0.232cm" svg:height="0.081cm" svg:x="6.875cm" svg:y="12.606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10" draw:text-style-name="P7" draw:layer="layout" svg:width="0.174cm" svg:height="0.317cm" svg:x="7.186cm" svg:y="12.488cm" svg:viewBox="0 0 175 318" svg:d="M110 107c10 0 20 0 30 0 7 0 11 0 11-7 0-4-4-4-10-4-10 0-19 0-29 0 3-14 5-27 8-40 1-7 6-32 8-36 3-7 9-12 17-12 1 0 10 0 17 6-16 1-19 14-19 19 0 8 6 12 13 12 9 0 19-8 19-21 0-16-16-24-30-24-12 0-34 6-45 41-2 7-3 11-12 55-8 0-16 0-24 0-7 0-10 0-10 7 0 4 3 4 9 4 8 0 16 0 24 0-9 46-18 91-27 137-6 34-12 66-30 66-2 0-10 0-17-6 16-1 19-14 19-19 0-8-6-13-13-13-9 0-19 8-19 21 0 16 15 25 30 25 19 0 33-21 39-34 12-22 20-65 20-67 7-36 14-73 21-110z">
              <text:p/>
            </draw:path>
            <draw:path draw:style-name="gr10" draw:text-style-name="P7" draw:layer="layout" svg:width="0.121cm" svg:height="0.111cm" svg:x="7.391cm" svg:y="12.481cm" svg:viewBox="0 0 122 112" svg:d="M96 44c0-13 0-23-12-32-10-8-21-12-36-12-23 0-40 9-40 24 0 8 6 12 12 12 7 0 12-5 12-12 0-4-2-9-9-11 9-6 23-6 25-6 13 0 28 9 28 29 0 3 0 5 0 8-13 1-29 1-47 8-23 8-29 21-29 32 0 22 25 28 43 28 19 0 31-11 36-21 1 10 8 19 19 19 8-8 24 0 24-23 0-5 0-9 0-13-3 0-5 0-8 0 0 4 0 8 0 13 0 2 0 14-9 14s-9-11-9-15c0-14 0-28 0-42zM76 75c0 23-20 30-31 30-13 0-25-9-25-21 0-13 12-32 56-34 0 8 0 16 0 25z">
              <text:p/>
            </draw:path>
            <draw:path draw:style-name="gr10" draw:text-style-name="P7" draw:layer="layout" svg:width="0.104cm" svg:height="0.111cm" svg:x="7.349cm" svg:y="12.711cm" svg:viewBox="0 0 105 112" svg:d="M98 53c6 0 7 0 7-5 0-21-12-48-48-48-33 0-57 26-57 56 0 31 27 56 60 56s45-27 45-32c0-1 0-3-4-3-3 0-4 1-4 3-8 20-27 24-35 24-12 0-23-5-30-14-10-12-10-27-10-37 25 0 51 0 76 0zM22 47c3-34 25-40 35-40 30 0 31 34 31 40-22 0-44 0-66 0z">
              <text:p/>
            </draw:path>
            <draw:path draw:style-name="gr10" draw:text-style-name="P7" draw:layer="layout" svg:width="0.081cm" svg:height="0.348cm" svg:x="7.569cm" svg:y="12.472cm" svg:viewBox="0 0 82 349" svg:d="M82 346c0-1 0-2-6-8-44-44-55-110-55-163 0-61 13-122 56-165 5-5 5-5 5-6 0-3-1-4-4-4s-35 24-55 68c-18 39-23 78-23 107 0 27 4 69 24 109 21 43 51 65 54 65s4-1 4-3z">
              <text:p/>
            </draw:path>
            <draw:path draw:style-name="gr10" draw:text-style-name="P7" draw:layer="layout" svg:width="0.163cm" svg:height="0.16cm" svg:x="7.687cm" svg:y="12.577cm" svg:viewBox="0 0 164 161" svg:d="M136 19c-19 6-19 23-19 24 0 5 3 16 17 16 15 0 26-13 26-27 0-18-19-32-50-32-70 0-110 54-110 100 0 32 20 61 75 61 9 0 33-1 54-9s35-22 35-26c0-3-6-10-9-10-2 0-3 2-5 4-19 20-47 28-74 28-24 0-35-12-35-33 0-12 9-55 20-73 14-24 35-30 50-30 4 0 16 0 25 7z">
              <text:p/>
            </draw:path>
            <draw:path draw:style-name="gr10" draw:text-style-name="P7" draw:layer="layout" svg:width="0.122cm" svg:height="0.111cm" svg:x="7.865cm" svg:y="12.481cm" svg:viewBox="0 0 123 112" svg:d="M96 44c0-13 0-23-11-32-10-8-22-12-36-12-24 0-40 9-40 24 0 8 5 12 12 12 6 0 11-5 11-12 0-4-2-9-8-11 8-6 23-6 24-6 14 0 29 9 29 29 0 3 0 5 0 8-14 1-30 1-48 8-22 8-29 21-29 32 0 22 26 28 43 28 20 0 31-11 37-21 1 10 7 19 19 19 8-8 24 0 24-23 0-5 0-9 0-13-3 0-5 0-8 0 0 4 0 8 0 13 0 2-1 14-10 14-10 0-9-11-9-15 0-14 0-28 0-42zM77 75c0 23-21 30-32 30-12 0-24-9-24-21 0-13 12-32 56-34 0 8 0 16 0 25z">
              <text:p/>
            </draw:path>
            <draw:path draw:style-name="gr10" draw:text-style-name="P7" draw:layer="layout" svg:width="0.074cm" svg:height="0.164cm" svg:x="7.863cm" svg:y="12.658cm" svg:viewBox="0 0 75 165" svg:d="M68 9c0-4-3-9-10-9-6 0-13 6-13 13 0 5 3 10 10 10s13-7 13-14zM18 134c-1 3-2 6-2 10 0 12 10 21 23 21 25 0 36-34 36-38 0-3-3-3-4-3-4 0-4 2-5 4-6 20-16 30-26 30-5 0-6-3-6-9 0-5 2-10 4-15 2-7 5-14 8-20 2-6 11-28 12-31 0-2 1-5 1-8 0-11-10-21-23-21-24 0-36 34-36 38 0 3 3 2 4 3 4 0 4-1 5-4 6-21 17-30 26-30 4 0 6 2 6 9 0 5-1 9-7 24-5 13-11 26-16 40z">
              <text:p/>
            </draw:path>
            <draw:path draw:style-name="gr10" draw:text-style-name="P7" draw:layer="layout" svg:width="0.081cm" svg:height="0.348cm" svg:x="8.029cm" svg:y="12.472cm" svg:viewBox="0 0 82 349" svg:d="M82 175c0-27-4-69-23-109-21-43-52-66-55-66-2 0-4 2-4 4 0 1 0 1 7 8 34 34 54 90 54 163 0 59-13 121-56 165-5 4-5 5-5 6 0 2 2 3 4 3 3 0 35-23 56-68 18-38 22-77 22-106z">
              <text:p/>
            </draw:path>
          </draw:g>
        </draw:g>
        <draw:g draw:style-name="gr9">
          <svg:title>TexMaths</svg:title>
          <svg:desc>10§display§\bm{c}^{\rm b}_{i,j}
\!=\!
[ \bm{c}^{\rm b}_i ]_{j\nu}^{j\nu+\nu-1}§svg§600§TRUE§</svg:desc>
          <draw:g>
            <draw:path draw:style-name="gr10" draw:text-style-name="P7" draw:layer="layout" svg:width="0.162cm" svg:height="0.16cm" svg:x="4.804cm" svg:y="13.08cm" svg:viewBox="0 0 163 161" svg:d="M135 20c-18 5-13 15-19 23 0 6 3 16 18 16s25-12 25-27c0-18-18-32-49-32-71 0-110 55-110 100 0 32 20 61 74 61 10 0 34 0 55-8 20-8 34-23 34-27 0-3-5-9-8-9s-3 1-6 4c-19 20-46 27-74 27-23 0-35-11-35-32 0-12 10-55 20-73 14-24 36-30 50-30 5 0 16 0 25 7z">
              <text:p/>
            </draw:path>
            <draw:path draw:style-name="gr10" draw:text-style-name="P7" draw:layer="layout" svg:width="0.131cm" svg:height="0.172cm" svg:x="4.98cm" svg:y="12.923cm" svg:viewBox="0 0 132 173" svg:d="M37 0c-12 1-25 2-37 3 0 3 0 6 0 9 17 0 19 2 19 14 0 48 0 96 0 145 3 0 5 0 8 0 3-5 6-10 9-15 9 12 23 17 36 17 32 0 60-24 60-55 0-30-26-56-58-56-14 0-28 6-37 15 0-26 0-51 0-77zM38 88c7-11 20-19 35-19 14 0 24 8 29 15 4 8 7 17 7 33 0 6 0 24-10 36-9 11-22 13-29 13-19 0-29-15-32-20 0-20 0-39 0-58z">
              <text:p/>
            </draw:path>
            <draw:path draw:style-name="gr10" draw:text-style-name="P7" draw:layer="layout" svg:width="0.073cm" svg:height="0.164cm" svg:x="4.98cm" svg:y="13.161cm" svg:viewBox="0 0 74 165" svg:d="M68 10c0-4-3-10-10-10s-14 7-14 14c0 4 3 9 10 9s14-7 14-13zM18 134c-1 3-3 6-3 11 0 11 10 20 24 20 24 0 35-33 35-37 0-3-3-3-4-3-3 0-3 1-4 4-6 19-17 29-26 29-5 0-7-3-7-8 0-6 2-10 4-16 3-6 6-13 8-19s11-29 12-32c1-2 2-5 2-7 0-12-10-21-24-21-24 0-35 33-35 37 0 3 3 3 4 3 3 0 4-1 4-3 7-22 18-30 27-30 4 0 6 2 6 8s-2 10-8 25c-5 13-10 26-15 39z">
              <text:p/>
            </draw:path>
            <draw:path draw:style-name="gr10" draw:text-style-name="P7" draw:layer="layout" svg:width="0.03cm" svg:height="0.074cm" svg:x="5.095cm" svg:y="13.296cm" svg:viewBox="0 0 31 75" svg:d="M24 24c0 13-2 29-19 45-1 1-1 2-1 3 0 2 2 3 3 3 3 0 24-19 24-49 0-15-6-26-17-26-8 0-14 6-14 14s6 14 14 14c6 0 7-3 10-4z">
              <text:p/>
            </draw:path>
            <draw:path draw:style-name="gr10" draw:text-style-name="P7" draw:layer="layout" svg:width="0.107cm" svg:height="0.212cm" svg:x="5.151cm" svg:y="13.161cm" svg:viewBox="0 0 108 213" svg:d="M108 10c0-5-3-10-10-10s-14 7-14 14c0 4 3 9 10 9s14-6 14-13zM56 175c-4 17-17 31-32 31-3 0-6 0-9-1 7-3 9-9 9-13 0-6-5-9-10-9-8 0-14 7-14 14 0 10 9 16 24 16 14 0 44-9 52-39 7-30 15-59 22-88 0-2 1-5 1-8 0-14-12-23-26-23-28 0-43 34-43 37s3 3 4 3c3 0 3 0 5-4 6-14 19-29 33-29 6 0 8 4 8 12 0 2 0 6-1 7-8 31-15 62-23 94z">
              <text:p/>
            </draw:path>
            <draw:path draw:style-name="gr10" draw:text-style-name="P7" draw:layer="layout" svg:width="0.232cm" svg:height="0.081cm" svg:x="5.358cm" svg:y="13.11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10" draw:text-style-name="P7" draw:layer="layout" svg:width="0.047cm" svg:height="0.349cm" svg:x="5.692cm" svg:y="12.975cm" svg:viewBox="0 0 48 350" svg:d="M48 350c0-4 0-9 0-14-11 0-23 0-34 0 0-107 0-215 0-322 11 0 23 0 34 0 0-5 0-9 0-14-16 0-32 0-48 0 0 117 0 234 0 350 16 0 32 0 48 0z">
              <text:p/>
            </draw:path>
            <draw:path draw:style-name="gr10" draw:text-style-name="P7" draw:layer="layout" svg:width="0.162cm" svg:height="0.16cm" svg:x="5.764cm" svg:y="13.08cm" svg:viewBox="0 0 163 161" svg:d="M135 20c-18 5-13 15-19 23 0 6 4 16 18 16 15 0 25-12 25-27 0-18-18-32-49-32-71 0-110 55-110 100 0 32 20 61 75 61 9 0 33 0 54-8 20-8 34-23 34-27 0-3-5-9-8-9-2 0-3 1-6 4-19 20-46 27-74 27-23 0-35-11-35-32 0-12 10-55 20-73 14-24 36-30 50-30 5 0 16 0 25 7z">
              <text:p/>
            </draw:path>
            <draw:path draw:style-name="gr10" draw:text-style-name="P7" draw:layer="layout" svg:width="0.131cm" svg:height="0.172cm" svg:x="5.94cm" svg:y="12.923cm" svg:viewBox="0 0 132 173" svg:d="M37 0c-12 1-25 2-37 3 0 3 0 6 0 9 17 0 19 2 19 14 0 48 0 96 0 145 3 0 5 0 8 0 3-5 6-10 9-15 9 12 23 17 36 17 32 0 60-24 60-55 0-30-25-56-58-56-14 0-28 6-37 15 0-26 0-51 0-77zM38 88c7-11 20-19 35-19 14 0 24 8 29 15 5 8 7 17 7 33 0 6 0 24-10 36-9 11-21 13-29 13-19 0-29-15-32-20 0-20 0-39 0-58z">
              <text:p/>
            </draw:path>
            <draw:path draw:style-name="gr10" draw:text-style-name="P7" draw:layer="layout" svg:width="0.073cm" svg:height="0.164cm" svg:x="5.94cm" svg:y="13.161cm" svg:viewBox="0 0 74 165" svg:d="M68 10c0-4-3-10-10-10s-14 7-14 14c0 4 4 9 10 9 7 0 14-7 14-13zM18 134c-1 3-2 6-2 11 0 11 9 20 23 20 25 0 35-33 35-37 0-3-3-3-4-3-3 0-3 1-4 4-6 19-17 29-26 29-5 0-6-3-6-8 0-6 1-10 3-16 3-6 6-13 8-19 3-6 11-29 12-32 1-2 2-5 2-7 0-12-10-21-24-21-24 0-35 33-35 37 0 3 3 3 4 3 3 0 4-1 4-3 7-22 18-30 27-30 4 0 6 2 6 8s-2 10-8 25c-5 13-10 26-15 39z">
              <text:p/>
            </draw:path>
            <draw:path draw:style-name="gr10" draw:text-style-name="P7" draw:layer="layout" svg:width="0.047cm" svg:height="0.349cm" svg:x="6.108cm" svg:y="12.975cm" svg:viewBox="0 0 48 350" svg:d="M48 0c-16 0-32 0-48 0 0 5 0 9 0 14 11 0 23 0 34 0 0 107 0 215 0 322-11 0-23 0-34 0 0 5 0 10 0 14 16 0 32 0 48 0 0-116 0-233 0-350z">
              <text:p/>
            </draw:path>
            <draw:path draw:style-name="gr10" draw:text-style-name="P7" draw:layer="layout" svg:width="0.107cm" svg:height="0.212cm" svg:x="6.198cm" svg:y="12.907cm" svg:viewBox="0 0 108 213" svg:d="M108 10c0-5-4-10-10-10-7 0-14 7-14 14 0 4 3 9 10 9 6 0 14-6 14-13zM55 175c-4 17-17 31-31 31-4 0-6 0-9-1 6-3 8-9 8-13 0-6-4-9-9-9-8 0-14 7-14 14 0 10 9 16 24 16s43-9 51-39c7-30 15-59 22-88 1-2 1-5 1-8 0-14-11-23-26-23-27 0-43 34-43 37s3 2 4 3c3 0 3 0 5-4 6-14 19-29 33-29 7 0 9 4 9 12 0 2-1 6-1 7-8 31-16 62-24 94z">
              <text:p/>
            </draw:path>
            <draw:path draw:style-name="gr10" draw:text-style-name="P7" draw:layer="layout" svg:width="0.125cm" svg:height="0.107cm" svg:x="6.346cm" svg:y="12.962cm" svg:viewBox="0 0 126 108" svg:d="M44 7c0-1 0-3 0-4-1-1 0-3-4-3-5 0-14 1-16 1-4 0-9 1-13 1s-7 1-7 6c0 3 3 3 6 3 12 0 12 2 12 4 0 1-1 6-2 9-4 17-9 33-13 50-6 25-7 29-7 30 0 4 4 4 5 4s3 0 4 0c21-4 53-15 79-38 33-30 25-41 38-62 0-5-3-8-8-8-9 0-10 7-13 13-9 35-42 73-84 85 8-30 15-61 23-91z">
              <text:p/>
            </draw:path>
            <draw:path draw:style-name="gr10" draw:text-style-name="P7" draw:layer="layout" svg:width="0.18cm" svg:height="0.18cm" svg:x="6.502cm" svg:y="12.918cm" svg:viewBox="0 0 181 181" svg:d="M97 96c25 0 50 0 75 0 4 0 9 0 9-5 0-7-5-7-9-7-25 0-50 0-75 0 0-25 0-50 0-75 0-3 0-9-6-9s-6 6-6 9c0 25 0 50 0 75-25 0-50 0-75 0-4 0-10 0-10 6s6 6 10 6c25 0 50 0 75 0 0 25 0 50 0 76 0 3 0 9 6 9s6-6 6-9c0-26 0-51 0-76z">
              <text:p/>
            </draw:path>
            <draw:path draw:style-name="gr10" draw:text-style-name="P7" draw:layer="layout" svg:width="0.125cm" svg:height="0.107cm" svg:x="6.719cm" svg:y="12.962cm" svg:viewBox="0 0 126 108" svg:d="M44 7c0-1 0-3 0-4-1-1 0-3-4-3-5 0-14 1-16 1-4 0-9 1-14 1-4 0-6 1-6 6 0 3 3 3 6 3 12 0 12 2 12 4 0 1-1 6-2 9-4 17-9 33-13 50-6 25-7 29-7 30 0 4 4 4 5 4s2 0 3 0c22-4 54-15 80-38 33-30 25-41 38-62 0-5-3-8-8-8-9 0-10 7-13 13-9 35-42 73-84 85 8-30 15-61 23-91z">
              <text:p/>
            </draw:path>
            <draw:path draw:style-name="gr10" draw:text-style-name="P7" draw:layer="layout" svg:width="0.165cm" svg:height="0.011cm" svg:x="6.885cm" svg:y="13.002cm" svg:viewBox="0 0 166 12" svg:d="M156 12c4 0 10 0 10-5 0-7-6-7-10-7-49 0-97 0-146 0-4 0-10 0-10 6s5 6 10 6c49 0 97 0 146 0z">
              <text:p/>
            </draw:path>
            <draw:path draw:style-name="gr10" draw:text-style-name="P7" draw:layer="layout" svg:width="0.089cm" svg:height="0.162cm" svg:x="7.104cm" svg:y="12.907cm" svg:viewBox="0 0 90 163" svg:d="M56 7c0-7 0-7-7-7-16 15-38 16-49 16 0 3 0 6 0 9 6 0 23 0 36-7 0 42 0 83 0 125 0 8 0 11-24 11-3 0-7 0-10 0 0 3 0 6 0 9 5 0 35-1 44-1 8 0 39 1 44 1 0-3 0-6 0-9-3 0-6 0-9 0-25 0-25-3-25-11 0-46 0-91 0-136z">
              <text:p/>
            </draw:path>
            <draw:path draw:style-name="gr10" draw:text-style-name="P7" draw:layer="layout" svg:width="0.107cm" svg:height="0.212cm" svg:x="6.198cm" svg:y="13.172cm" svg:viewBox="0 0 108 213" svg:d="M108 10c0-5-4-10-10-10-7 0-14 7-14 14 0 4 3 9 10 9 6 0 14-6 14-13zM55 175c-4 17-17 31-31 31-4 0-6 0-9-1 6-3 8-9 8-13 0-6-4-9-9-9-8 0-14 7-14 15 0 9 9 15 24 15s43-9 51-39c7-30 15-59 22-88 1-2 1-4 1-8 0-14-11-23-26-23-27 0-43 34-43 37 0 4 3 2 4 4 3 0 3-1 5-5 6-14 19-29 33-29 7 0 9 4 9 12 0 2-1 6-1 7-8 31-16 62-24 94z">
              <text:p/>
            </draw:path>
            <draw:path draw:style-name="gr10" draw:text-style-name="P7" draw:layer="layout" svg:width="0.125cm" svg:height="0.107cm" svg:x="6.346cm" svg:y="13.227cm" svg:viewBox="0 0 126 108" svg:d="M44 7c0-1 0-3 0-4-1-1 0-3-4-3-5 0-14 1-16 1-4 0-9 1-13 1s-7 1-7 6c0 3 3 3 6 3 12 0 12 2 12 4 0 1-1 6-2 10-4 16-9 33-13 49-6 25-7 30-7 31 0 3 4 3 5 3s3 0 4 0c21-3 53-15 79-38 33-30 25-41 38-62 0-5-3-8-8-8-9 0-10 7-13 14-9 34-42 72-84 84 8-30 15-61 23-91z">
              <text:p/>
            </draw:path>
          </draw:g>
        </draw:g>
        <draw:g draw:style-name="gr9">
          <svg:title>TexMaths</svg:title>
          <svg:desc>10§display§\Phi \!=\!
\Phi_0 \!\cup\! \Phi_1§svg§600§TRUE§</svg:desc>
          <draw:g>
            <draw:path draw:style-name="gr10" draw:text-style-name="P7" draw:layer="layout" svg:width="0.213cm" svg:height="0.237cm" svg:x="6.247cm" svg:y="8.998cm" svg:viewBox="0 0 214 238" svg:d="M121 191c54-4 93-37 93-71 0-37-40-68-93-73 0-6 0-13 0-19 0-12 0-17 33-17 4 0 7 0 11 0 0-4 0-7 0-11-12 1-45 1-59 1-15 0-47 0-60-1 0 4 0 7 0 11 4 0 8 0 12 0 33 0 33 4 33 17 0 6 0 13 0 19-53 6-91 38-91 73s39 66 91 71c0 7 0 14 0 20 0 12 0 17-33 17-4 0-8 0-12 0 0 4 0 7 0 10 13-1 45-1 60-1 14 0 47 0 59 1 0-3 0-6 0-10-4 0-7 0-11 0-33 0-33-5-33-17 0-6 0-13 0-20zM91 183c-50-7-56-41-56-63 0-18 4-58 56-65 0 43 0 86 0 128zM121 55c48 6 58 38 58 65 0 21-5 57-58 63 0-42 0-85 0-128z">
              <text:p/>
            </draw:path>
            <draw:path draw:style-name="gr10" draw:text-style-name="P7" draw:layer="layout" svg:width="0.232cm" svg:height="0.081cm" svg:x="6.54cm" svg:y="9.109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10" draw:text-style-name="P7" draw:layer="layout" svg:width="0.213cm" svg:height="0.237cm" svg:x="6.852cm" svg:y="8.998cm" svg:viewBox="0 0 214 238" svg:d="M121 191c54-4 93-37 93-71 0-37-40-68-93-73 0-6 0-13 0-19 0-12 0-17 33-17 4 0 8 0 12 0 0-4 0-7 0-11-13 1-46 1-60 1-15 0-47 0-60-1 0 4 0 7 0 11 4 0 8 0 12 0 33 0 33 4 33 17 0 6 0 13 0 19-53 6-91 38-91 73s39 66 91 71c0 7 0 14 0 20 0 12 0 17-33 17-4 0-8 0-12 0 0 4 0 7 0 10 13-1 45-1 60-1 14 0 47 0 60 1 0-3 0-6 0-10-4 0-8 0-12 0-33 0-33-5-33-17 0-6 0-13 0-20zM91 183c-50-7-56-41-56-63 0-18 4-58 56-65 0 43 0 86 0 128zM121 55c48 6 58 38 58 65 0 21-5 57-58 63 0-42 0-85 0-128z">
              <text:p/>
            </draw:path>
            <draw:path draw:style-name="gr10" draw:text-style-name="P7" draw:layer="layout" svg:width="0.113cm" svg:height="0.166cm" svg:x="7.098cm" svg:y="9.127cm" svg:viewBox="0 0 114 167" svg:d="M114 85c0-27-3-47-15-64-7-11-22-21-42-21-57 0-57 67-57 85 0 17 0 82 57 82s57-65 57-82zM57 160c-11 0-26-7-31-26-4-14-4-34-4-52s0-37 4-50c5-20 21-25 31-25 13 0 26 8 30 22s5 31 5 53c0 18 0 36-4 51-4 22-21 27-31 27z">
              <text:p/>
            </draw:path>
            <draw:path draw:style-name="gr10" draw:text-style-name="P7" draw:layer="layout" svg:width="0.194cm" svg:height="0.215cm" svg:x="7.282cm" svg:y="9.028cm" svg:viewBox="0 0 195 216" svg:d="M195 12c0-6 0-12-7-12s-7 6-7 12c0 42 0 84 0 127 0 52-57 63-84 63-16 0-38-3-56-15-27-17-27-39-27-48 0-43 0-85 0-127 0-6 0-12-7-12s-7 6-7 12c0 43 0 86 0 129 0 52 53 75 97 75 46 0 98-24 98-75 0-43 0-86 0-129z">
              <text:p/>
            </draw:path>
            <draw:path draw:style-name="gr10" draw:text-style-name="P7" draw:layer="layout" svg:width="0.213cm" svg:height="0.237cm" svg:x="7.536cm" svg:y="8.998cm" svg:viewBox="0 0 214 238" svg:d="M120 191c55-4 94-37 94-71 0-37-40-68-94-73 0-6 0-13 0-19 0-12 0-17 34-17 4 0 7 0 11 0 0-4 0-7 0-11-13 1-45 1-59 1-15 0-47 0-60-1 0 4 0 7 0 11 4 0 8 0 12 0 33 0 33 4 33 17 0 6 0 13 0 19-54 6-91 38-91 73s39 66 91 71c0 7 0 14 0 20 0 12 0 17-33 17-4 0-8 0-12 0 0 4 0 7 0 10 13-1 44-1 59-1 14 0 47 0 60 1 0-3 0-6 0-10-4 0-7 0-11 0-34 0-34-5-34-17 0-6 0-13 0-20zM91 183c-50-7-56-41-56-63 0-18 3-58 56-65 0 43 0 86 0 128zM120 55c49 6 58 38 58 65 0 21-5 57-58 63 0-42 0-85 0-128z">
              <text:p/>
            </draw:path>
            <draw:path draw:style-name="gr10" draw:text-style-name="P7" draw:layer="layout" svg:width="0.089cm" svg:height="0.161cm" svg:x="7.796cm" svg:y="9.127cm" svg:viewBox="0 0 90 162" svg:d="M56 7c0-7 0-7-7-7-16 16-38 16-49 16 0 3 0 6 0 9 6 0 23 0 36-7 0 41 0 83 0 125 0 7 0 10-24 10-3 0-7 0-10 0 0 3 0 6 0 9 5 0 35-1 44-1 8 0 39 1 44 1 0-3 0-6 0-9-3 0-6 0-9 0-25 0-25-3-25-10 0-46 0-91 0-136z">
              <text:p/>
            </draw:path>
          </draw:g>
        </draw:g>
        <draw:custom-shape draw:style-name="gr24" draw:text-style-name="P12" draw:layer="layout" svg:width="1.4cm" svg:height="0.4cm" svg:x="6cm" svg:y="2.3cm">
          <text:p text:style-name="P11"><text:span text:style-name="T1">inner-B</text:span></text:p>
          <draw:enhanced-geometry svg:viewBox="0 0 21600 21600" draw:type="rectangle" draw:enhanced-path="M 0 0 L 21600 0 21600 21600 0 21600 0 0 Z N"/>
        </draw:custom-shape>
        <draw:polyline draw:style-name="gr36" draw:text-style-name="P1" draw:layer="layout" svg:width="1.599cm" svg:height="0.299cm" svg:x="7.4cm" svg:y="2.2cm" svg:viewBox="0 0 1600 300" draw:points="0,300 200,300 200,0 1600,0">
          <text:p/>
        </draw:polyline>
        <draw:polyline draw:style-name="gr36" draw:text-style-name="P1" draw:layer="layout" svg:width="0.299cm" svg:height="0.299cm" svg:x="6.8cm" svg:y="2cm" svg:viewBox="0 0 300 300" draw:points="0,0 300,0 300,300">
          <text:p/>
        </draw:polyline>
        <draw:g draw:style-name="gr9">
          <svg:title>TexMaths</svg:title>
          <svg:desc>10§display§\bm{b}_i \!\in\! \mathcal{B}§svg§600§TRUE§</svg:desc>
          <draw:g>
            <draw:path draw:style-name="gr10" draw:text-style-name="P7" draw:layer="layout" svg:width="0.158cm" svg:height="0.244cm" svg:x="6.852cm" svg:y="1.671cm" svg:viewBox="0 0 159 245" svg:d="M80 12c2-4 2-5 2-6 0-4-4-6-8-6-1 0-2 0-2 1-15 1-31 1-46 2-5 0-11 0-11 10 0 6 7 6 9 6 4 0 10 0 15 1-3 12-6 27-10 40-8 32-16 64-24 96-5 20-5 24-5 32 0 45 33 57 60 57 63 0 99-57 99-102 0-43-32-58-61-58-17 0-31 7-38 11 7-28 13-56 20-84zM60 232c-13 0-25-7-25-29 0-11 4-24 6-35 4-13 10-36 12-47 2-6 22-24 43-24 22 0 24 19 24 27 0 18-12 60-18 74-12 28-31 34-42 34z">
              <text:p/>
            </draw:path>
            <draw:path draw:style-name="gr10" draw:text-style-name="P7" draw:layer="layout" svg:width="0.074cm" svg:height="0.163cm" svg:x="7.028cm" svg:y="1.804cm" svg:viewBox="0 0 75 164" svg:d="M68 9c0-3-3-9-10-9-6 0-13 7-13 14 0 4 3 9 9 9 8 0 14-7 14-14zM18 134c-1 3-2 6-2 10 0 11 10 20 23 20 25 0 36-33 36-36 0-4-3-3-4-4-4 0-4 2-5 5-6 19-16 28-26 28-5 0-6-3-6-7 0-6 2-11 4-16 2-7 5-13 8-20 2-6 11-28 12-31 0-2 1-5 1-8 0-11-10-20-23-20-25 0-36 33-36 37 0 3 3 2 4 3 4 0 4-1 5-4 6-21 17-30 26-30 4 0 6 2 6 9 0 6-1 9-7 24-5 13-11 26-16 40z">
              <text:p/>
            </draw:path>
            <draw:path draw:style-name="gr10" draw:text-style-name="P7" draw:layer="layout" svg:width="0.174cm" svg:height="0.201cm" svg:x="7.202cm" svg:y="1.725cm" svg:viewBox="0 0 175 202" svg:d="M163 109c6 0 12 0 12-7s-6-7-12-7c-50 0-99 0-149 0 4-47 45-81 94-81 18 0 36 0 55 0 6 0 12 0 12-7s-6-7-12-7c-19 0-37 0-56 0-60 0-107 46-107 102 0 55 47 100 107 100 19 0 37 0 56 0 6 0 12 0 12-7s-6-7-12-7c-19 0-37 0-55 0-49 0-90-34-94-79 50 0 99 0 149 0z">
              <text:p/>
            </draw:path>
            <draw:path draw:style-name="gr10" draw:text-style-name="P7" draw:layer="layout" svg:width="0.222cm" svg:height="0.253cm" svg:x="7.455cm" svg:y="1.667cm" svg:viewBox="0 0 223 254" svg:d="M88 9c1-3 1-4 1-5 0-3-1-4-4-4-4 0-15 6-22 9-16 8-29 15-29 21 0 2 2 2 4 2 4 0 13-5 20-8-5 34-13 79-19 109-13 59-20 80-37 114-2 3-1 3-2 4 0 3 3 3 4 3 5 0 20-7 26-16 4-8 17-34 28-75 8-29 21-74 46-111 16-22 31-33 53-33 19 0 36 12 36 31 0 31-33 42-70 54-4 2-28 10-28 19 0 2 2 2 3 2 2 0 10-1 17-1 36 0 64 21 64 53 0 44-37 58-69 58-27 0-40-15-44-20-2-2-2-3-5-3-8 0-25 11-25 18 0 1 13 24 51 24 50 0 122-35 122-92 0-28-19-50-55-57 28-12 69-37 69-70 0-20-17-35-43-35-12 0-57 3-99 56 2-16 5-31 7-47z">
              <text:p/>
            </draw:path>
          </draw:g>
        </draw:g>
        <draw:frame draw:style-name="gr75" draw:text-style-name="P4" draw:layer="layout" svg:width="1.285cm" svg:height="0.395cm" svg:x="5.105cm" svg:y="10.909cm">
          <draw:text-box>
            <text:p><text:span text:style-name="T1">(lossy)</text:span></text:p>
          </draw:text-box>
        </draw:frame>
      </draw:page>
      <draw:page draw:name="page4" draw:style-name="dp1" draw:master-page-name="Default">
        <draw:custom-shape draw:style-name="gr4" draw:text-style-name="P3" draw:layer="layout" svg:width="0.3cm" svg:height="0.4cm" svg:x="3.1cm" svg:y="4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301cm" svg:height="0.4cm" svg:x="5.5cm" svg:y="4.6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301cm" svg:height="0.4cm" svg:x="3.9cm" svg:y="4.6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391cm" svg:height="0.395cm" svg:x="19.5cm" svg:y="0.5cm">
          <draw:text-box>
            <text:p><text:span text:style-name="T1">10</text:span></text:p>
          </draw:text-box>
        </draw:frame>
        <draw:frame draw:style-name="gr6" draw:text-style-name="P5" draw:layer="layout" svg:width="0.159cm" svg:height="0.319cm" svg:x="19.101cm" svg:y="0.501cm">
          <draw:text-box>
            <text:p><text:span text:style-name="T2">8</text:span></text:p>
          </draw:text-box>
        </draw:frame>
        <draw:frame draw:style-name="gr63" draw:text-style-name="P17" draw:layer="layout" svg:width="1.907cm" svg:height="0.823cm" svg:x="18.102cm" svg:y="1.002cm">
          <draw:text-box>
            <text:p><text:span text:style-name="T6">(A,T,G,C)</text:span></text:p>
            <text:p><text:span text:style-name="T6">(0,1,2,3)</text:span></text:p>
          </draw:text-box>
        </draw:frame>
        <draw:frame draw:style-name="gr64" draw:text-style-name="P4" draw:layer="layout" svg:width="3.554cm" svg:height="0.395cm" svg:x="1.402cm" svg:y="7.404cm">
          <draw:text-box>
            <text:p><text:span text:style-name="T1">Composite symbol set:</text:span></text:p>
          </draw:text-box>
        </draw:frame>
        <draw:g draw:style-name="gr9">
          <svg:title>TexMaths</svg:title>
          <svg:desc>10§display§\Phi_0 
\subseteq
\left\{
(\sigma_0, \sigma_1, \sigma_2, \sigma_3)
\in
\mathbb{Z}_{k+1}^4
\,\middle|\,
\sigma_0 \!+\! \sigma_1 \!=\! k, 
\sigma_2 \!=\! \sigma_3 \!=\! 0
\right\}§svg§600§TRUE§</svg:desc>
          <draw:g>
            <draw:path draw:style-name="gr10" draw:text-style-name="P7" draw:layer="layout" svg:width="0.213cm" svg:height="0.238cm" svg:x="1.63cm" svg:y="7.942cm" svg:viewBox="0 0 214 239" svg:d="M121 192c54-4 93-37 93-72 0-37-40-68-93-73 0-6 0-13 0-19 0-12 0-17 33-17 4 0 8 0 12 0 0-4 0-7 0-11-13 1-46 1-60 1-15 0-47 0-59-1 0 4 0 7 0 11 4 0 7 0 11 0 34 0 34 4 34 17 0 6 0 13 0 19-54 6-92 38-92 73 0 36 39 67 92 72 0 6 0 13 0 20 0 12 0 17-34 17-4 0-7 0-11 0 0 3 0 7 0 10 12-1 45-1 59-1s47 0 60 1c0-3 0-7 0-10-4 0-8 0-12 0-33 0-33-5-33-17 0-7 0-14 0-20zM92 184c-50-6-57-42-57-64 0-18 4-58 57-65 0 43 0 86 0 129zM121 55c48 6 58 38 58 65 0 21-5 58-58 65 0-44 0-87 0-130z">
              <text:p/>
            </draw:path>
            <draw:path draw:style-name="gr10" draw:text-style-name="P7" draw:layer="layout" svg:width="0.113cm" svg:height="0.167cm" svg:x="1.877cm" svg:y="8.071cm" svg:viewBox="0 0 114 168" svg:d="M114 85c0-27-3-47-14-64-8-11-23-21-43-21-57 0-57 67-57 85s0 83 57 83 57-65 57-83zM57 161c-11 0-26-6-31-26-3-15-3-35-3-53s0-37 3-50c5-20 21-25 31-25 13 0 26 8 31 22 4 14 4 31 4 53 0 18 0 36-3 52-5 22-22 27-32 27z">
              <text:p/>
            </draw:path>
            <draw:path draw:style-name="gr10" draw:text-style-name="P7" draw:layer="layout" svg:width="0.213cm" svg:height="0.27cm" svg:x="2.149cm" svg:y="7.958cm" svg:viewBox="0 0 214 271" svg:d="M202 15c6 0 12-1 12-8s-6-7-12-7c-31 0-63 0-94 0-61 0-108 46-108 102s48 102 108 102c31 0 63 0 94 0 6 0 12 0 12-7s-6-7-12-7c-31 0-63 0-94 0-55 0-94-41-94-88s40-87 94-87c31 0 63 0 94 0zM19 257c-6 0-12 0-12 7s6 7 12 7c61 0 122 0 183 0 6 0 12 0 12-7s-6-7-12-7c-61 0-122 0-183 0z">
              <text:p/>
            </draw:path>
            <draw:path draw:style-name="gr10" draw:text-style-name="P7" draw:layer="layout" svg:width="0.124cm" svg:height="0.419cm" svg:x="2.53cm" svg:y="7.883cm" svg:viewBox="0 0 125 420" svg:d="M51 154c0 25-12 38-48 52-2 1-3 2-3 5 0 2 1 3 4 4 47 19 47 37 47 56 0 33 0 65 0 97 0 10 5 23 21 33 17 12 46 19 49 19s4 0 4-4c0-3 0-4-6-6-10-4-37-14-43-36-1-4-1-5-1-18 0-28 0-57 0-86 0-18 0-43-57-59 57-18 57-42 57-61 0-29 0-58 0-86 0-19 0-38 48-55 2-1 2-3 2-4 0-3-1-5-4-5s-52 12-65 35c-5 10-5 13-5 29 0 30 0 60 0 90z">
              <text:p/>
            </draw:path>
            <draw:path draw:style-name="gr10" draw:text-style-name="P7" draw:layer="layout" svg:width="0.081cm" svg:height="0.349cm" svg:x="2.73cm" svg:y="7.918cm" svg:viewBox="0 0 82 350" svg:d="M82 347c0-1 0-2-6-8-44-44-55-109-55-163 0-61 13-122 56-166 5-4 5-5 5-6 0-2-2-4-4-4-3 0-35 24-56 69-18 38-22 77-22 107 0 27 4 69 23 108 22 44 52 66 55 66 2 0 4-1 4-3z">
              <text:p/>
            </draw:path>
            <draw:path draw:style-name="gr10" draw:text-style-name="P7" draw:layer="layout" svg:width="0.184cm" svg:height="0.154cm" svg:x="2.846cm" svg:y="8.03cm" svg:viewBox="0 0 185 155" svg:d="M168 21c5 0 17 0 17-12 0-9-7-9-13-9-27 0-53 0-80 0-53 0-92 58-92 100 0 31 20 55 52 55 42 0 88-42 88-96 0-6 0-23-10-38 13 0 25 0 38 0zM53 148c-18 0-32-13-32-38 0-11 5-39 17-60 15-24 36-29 48-29 29 0 32 23 32 34 0 16-7 45-19 63-14 21-33 30-46 30z">
              <text:p/>
            </draw:path>
            <draw:path draw:style-name="gr10" draw:text-style-name="P7" draw:layer="layout" svg:width="0.113cm" svg:height="0.167cm" svg:x="3.046cm" svg:y="8.071cm" svg:viewBox="0 0 114 168" svg:d="M114 85c0-27-3-47-15-64-7-11-23-21-42-21-57 0-57 67-57 85s0 83 57 83 57-65 57-83zM57 161c-12 0-27-6-31-26-4-15-4-35-4-53s0-37 4-50c5-20 21-25 31-25 13 0 26 8 30 22s4 31 4 53c0 18 0 36-3 52-5 22-21 27-31 27z">
              <text:p/>
            </draw:path>
            <draw:path draw:style-name="gr10" draw:text-style-name="P7" draw:layer="layout" svg:width="0.04cm" svg:height="0.104cm" svg:x="3.221cm" svg:y="8.143cm" svg:viewBox="0 0 41 105" svg:d="M41 37c0-23-9-37-23-37-11 0-18 9-18 19 0 9 7 19 18 19 5 0 9-2 13-5 1-1 1-1 1-1 1 0 1 0 1 5 0 26-12 47-24 59-4 4-4 4-4 5 0 3 2 4 4 4 4 0 32-27 32-68z">
              <text:p/>
            </draw:path>
            <draw:path draw:style-name="gr10" draw:text-style-name="P7" draw:layer="layout" svg:width="0.185cm" svg:height="0.154cm" svg:x="3.36cm" svg:y="8.03cm" svg:viewBox="0 0 186 155" svg:d="M169 21c4 0 17 0 17-12 0-9-7-9-14-9-27 0-53 0-80 0-53 0-92 58-92 100 0 31 21 55 53 55 41 0 88-42 88-96 0-6 0-23-11-38 13 0 26 0 39 0zM53 148c-17 0-31-13-31-38 0-11 4-39 16-60 15-24 36-29 48-29 30 0 33 23 33 34 0 16-7 45-19 63-14 21-33 30-47 30z">
              <text:p/>
            </draw:path>
            <draw:path draw:style-name="gr10" draw:text-style-name="P7" draw:layer="layout" svg:width="0.089cm" svg:height="0.162cm" svg:x="3.574cm" svg:y="8.071cm" svg:viewBox="0 0 90 163" svg:d="M56 7c0-7-1-7-7-7-16 16-39 16-49 16 0 3 0 6 0 9 6 0 23 0 36-7 0 42 0 83 0 125 0 8 0 11-25 11-3 0-6 0-9 0 0 3 0 6 0 9 5 0 35-1 44-1 8 0 38 1 44 1 0-3 0-6 0-9-3 0-6 0-9 0-25 0-25-3-25-11 0-46 0-91 0-136z">
              <text:p/>
            </draw:path>
            <draw:path draw:style-name="gr10" draw:text-style-name="P7" draw:layer="layout" svg:width="0.041cm" svg:height="0.104cm" svg:x="3.735cm" svg:y="8.143cm" svg:viewBox="0 0 42 105" svg:d="M42 37c0-23-9-37-23-37-12 0-19 9-19 19 0 9 7 19 19 19 4 0 9-2 12-5 1-1 1-1 2-1 0 2 1 0 1 5 0 26-12 47-24 59-4 4-4 4-4 5 0 3 2 4 4 4 3 0 32-27 32-68z">
              <text:p/>
            </draw:path>
            <draw:path draw:style-name="gr10" draw:text-style-name="P7" draw:layer="layout" svg:width="0.185cm" svg:height="0.154cm" svg:x="3.875cm" svg:y="8.03cm" svg:viewBox="0 0 186 155" svg:d="M168 21c5 0 18 0 18-12 0-9-8-9-14-9-27 0-53 0-80 0-53 0-92 58-92 100 0 31 20 55 52 55 42 0 89-42 89-96 0-6 0-23-11-38 13 0 25 0 38 0zM53 148c-17 0-31-13-31-38 0-11 4-39 16-60 15-24 36-29 48-29 29 0 32 23 32 34 0 16-7 45-19 63-14 21-33 30-46 30z">
              <text:p/>
            </draw:path>
            <draw:path draw:style-name="gr10" draw:text-style-name="P7" draw:layer="layout" svg:width="0.107cm" svg:height="0.162cm" svg:x="4.078cm" svg:y="8.071cm" svg:viewBox="0 0 108 163" svg:d="M108 119c-3 0-5 0-8 0-1 5-3 19-6 22-2 1-21 1-25 1-15 0-30 0-45 0 26-22 34-29 49-41 18-14 35-30 35-53 0-30-26-48-57-48s-51 22-51 44c0 13 10 14 13 14 6 0 13-4 13-13 0-5-2-13-15-13 8-18 25-23 36-23 25 0 38 19 38 39 0 21-16 38-24 47-20 19-39 39-59 59-2 2-2 2-2 9 34 0 67 0 101 0 2-15 5-30 7-44z">
              <text:p/>
            </draw:path>
            <draw:path draw:style-name="gr10" draw:text-style-name="P7" draw:layer="layout" svg:width="0.04cm" svg:height="0.104cm" svg:x="4.25cm" svg:y="8.143cm" svg:viewBox="0 0 41 105" svg:d="M41 37c0-23-9-37-22-37-12 0-19 9-19 19 0 9 7 19 19 19 4 0 8-2 12-5 1-1 1-1 2-1 0 2 0 0 0 5 0 26-12 47-23 59-4 4-4 4-4 5 0 3 1 4 3 4 4 0 32-27 32-68z">
              <text:p/>
            </draw:path>
            <draw:path draw:style-name="gr10" draw:text-style-name="P7" draw:layer="layout" svg:width="0.185cm" svg:height="0.154cm" svg:x="4.389cm" svg:y="8.03cm" svg:viewBox="0 0 186 155" svg:d="M169 21c5 0 17 0 17-12 0-9-7-9-13-9-27 0-54 0-81 0-53 0-92 58-92 100 0 31 21 55 53 55 42 0 88-42 88-96 0-6 0-23-11-38 13 0 26 0 39 0zM53 148c-17 0-31-13-31-38 0-11 4-39 17-60 14-24 35-29 47-29 30 0 33 23 33 34 0 16-7 45-19 63-14 21-33 30-47 30z">
              <text:p/>
            </draw:path>
            <draw:path draw:style-name="gr10" draw:text-style-name="P7" draw:layer="layout" svg:width="0.112cm" svg:height="0.167cm" svg:x="4.59cm" svg:y="8.071cm" svg:viewBox="0 0 113 168" svg:d="M54 81c19 0 33 13 33 40 0 30-18 39-32 39-10 0-32-2-42-17 12 0 14-8 14-14 0-8-6-13-13-13s-14 4-14 14c0 23 26 38 55 38 35 0 58-23 58-47 0-19-16-39-43-44 26-10 36-28 36-43 0-19-23-34-50-34s-48 13-48 33c0 8 5 13 12 13 8 0 13-6 13-12 0-8-5-13-13-13 9-11 26-14 35-14 11 0 27 6 27 27 0 10-4 22-10 29-8 10-15 10-27 11-7 0-7 0-8 1-1 0-3 0-3 3s2 3 7 3c4 0 9 0 13 0z">
              <text:p/>
            </draw:path>
            <draw:path draw:style-name="gr10" draw:text-style-name="P7" draw:layer="layout" svg:width="0.081cm" svg:height="0.349cm" svg:x="4.754cm" svg:y="7.918cm" svg:viewBox="0 0 82 350" svg:d="M82 176c0-27-4-70-23-110-21-43-52-66-55-66-2 0-4 2-4 4 0 1 0 2 7 8 35 35 55 91 55 164 0 59-13 121-57 165-5 4-5 5-5 6 0 2 2 3 4 3 3 0 35-24 56-68 18-39 22-77 22-106z">
              <text:p/>
            </draw:path>
            <draw:path draw:style-name="gr10" draw:text-style-name="P7" draw:layer="layout" svg:width="0.175cm" svg:height="0.203cm" svg:x="4.998cm" svg:y="7.992cm" svg:viewBox="0 0 176 204" svg:d="M163 109c6 0 13 0 13-7s-7-7-13-7c-50 0-99 0-149 0 4-47 45-81 94-81 18 0 37 0 55 0 6 0 13 0 13-7s-7-7-13-7c-18 0-37 0-55 0-60 0-108 46-108 102s48 102 108 102c18 0 37 0 55 0 6 0 13 0 13-7s-7-7-13-7c-18 0-37 0-55 0-49 0-90-34-94-81 50 0 99 0 149 0z">
              <text:p/>
            </draw:path>
            <draw:path draw:style-name="gr10" draw:text-style-name="P7" draw:layer="layout" svg:width="0.213cm" svg:height="0.239cm" svg:x="5.31cm" svg:y="7.941cm" svg:viewBox="0 0 214 240" svg:d="M200 13c3-5 3-5 3-6 0-7-5-7-11-7-54 0-107 0-161 0-12 0-12 1-13 10-2 16-3 32-5 48 0 1-1 3-1 4 0 5 4 7 7 7s5-2 6-5c1-9 4-24 26-37 20-13 44-14 56-14 10 0 19 0 29 0-44 71-88 143-132 215-4 5-4 5-4 6 0 6 6 6 12 6 60 0 121 0 181 0 10 0 10-1 12-9 3-23 6-46 9-69 0-4-3-7-6-7-5 0-6 4-7 11-6 29-33 62-83 62-17 0-33 0-50 0 44-72 88-144 132-215zM30 13c6 0 13 0 19 0-10 5-16 11-20 15 0-5 1-10 1-15zM150 13c12 0 24 0 36 0-44 71-89 143-133 215-12 0-23 0-35 0 44-72 88-144 132-215zM169 228c10-6 19-13 27-23-1 7-2 11-3 23-8 0-16 0-24 0z">
              <text:p/>
            </draw:path>
            <draw:path draw:style-name="gr10" draw:text-style-name="P7" draw:layer="layout" svg:width="0.12cm" svg:height="0.165cm" svg:x="5.544cm" svg:y="7.871cm" svg:viewBox="0 0 121 166" svg:d="M121 125c0-3 0-6 0-8-9 0-18 0-27 0 0-37 0-73 0-110 0-5 0-7-6-7-3 0-4 0-6 4-27 38-55 75-82 113 0 2 0 5 0 8 24 0 49 0 73 0 0 7 0 14 0 21 0 8 0 11-20 11-2 0-5 0-7 0 0 3 0 6 0 9 12-1 28-1 37-1s25 0 37 1c0-3 0-6 0-9-2 0-4 0-6 0-20 0-20-3-20-11 0-7 0-14 0-21 9 0 18 0 27 0zM74 27c0 30 0 60 0 90-21 0-43 0-64 0 21-30 43-60 64-90z">
              <text:p/>
            </draw:path>
            <draw:path draw:style-name="gr10" draw:text-style-name="P7" draw:layer="layout" svg:width="0.12cm" svg:height="0.172cm" svg:x="5.553cm" svg:y="8.097cm" svg:viewBox="0 0 121 173" svg:d="M59 7c0-1 1-3 1-4s-1-3-4-3c-5 0-25 2-32 2-2 1-5 1-5 6 0 3 3 3 6 3 12 0 12 2 12 4s0 3-1 6c-11 46-23 92-34 139-2 4-2 4-2 5 0 4 3 8 9 8s9-5 11-10c0-1 11-45 12-48 17 2 32 7 32 20 0 1 0 2-1 5-1 4-1 5-1 8 0 17 14 25 26 25 24 0 21-26 31-38 0-3-3-3-4-3-3 0-3 1-5 6-2 11-9 28-21 28-7 0-9-6-9-13 0-4 0-4 2-11 0-1 1-5 1-7 0-22-30-26-40-27 7-4 16-12 21-16 12-12 24-23 38-23 3 0 6 1 8 3-10 2-13 10-13 14 0 5 5 9 10 9 7 0 14-5 14-16 0-8-6-17-19-17-14 0-26 10-39 22-10 9-18 17-29 21 8-33 17-65 25-98z">
              <text:p/>
            </draw:path>
            <draw:path draw:style-name="gr10" draw:text-style-name="P7" draw:layer="layout" svg:width="0.18cm" svg:height="0.18cm" svg:x="5.707cm" svg:y="8.115cm" svg:viewBox="0 0 181 181" svg:d="M97 97c25 0 50 0 75 0 4 0 9 0 9-6s-5-6-9-6c-25 0-50 0-75 0 0-25 0-51 0-76 0-3 0-9-6-9s-6 6-6 9c0 25 0 51 0 76-25 0-51 0-76 0-3 0-9 0-9 6s6 6 9 6c25 0 51 0 76 0 0 25 0 50 0 75 0 3 0 9 6 9s6-5 6-9c0-25 0-50 0-75z">
              <text:p/>
            </draw:path>
            <draw:path draw:style-name="gr10" draw:text-style-name="P7" draw:layer="layout" svg:width="0.088cm" svg:height="0.162cm" svg:x="5.932cm" svg:y="8.104cm" svg:viewBox="0 0 89 163" svg:d="M55 7c0-6 0-7-7-7-16 16-38 16-48 16 0 3 0 6 0 9 6 0 22 0 35-7 0 42 0 83 0 125 0 8 0 12-24 12-3 0-7 0-10 0 0 2 0 5 0 8 5 0 35-1 44-1 8 0 39 1 44 1 0-3 0-6 0-8-3 0-6 0-9 0-25 0-25-4-25-12 0-46 0-91 0-136z">
              <text:p/>
            </draw:path>
            <draw:path draw:style-name="gr10" draw:text-style-name="P7" draw:layer="layout" svg:width="0.014cm" svg:height="0.224cm" svg:x="6.172cm" svg:y="7.876cm" svg:viewBox="0 0 15 225" svg:d="M0 212c0 6 0 13 7 13 8 0 8-7 8-13 0-67 0-133 0-199 0-6 0-13-7-13-8 0-8 7-8 13 0 66 0 132 0 199z">
              <text:p/>
            </draw:path>
            <draw:path draw:style-name="gr10" draw:text-style-name="P7" draw:layer="layout" svg:width="0.014cm" svg:height="0.224cm" svg:x="6.172cm" svg:y="8.087cm" svg:viewBox="0 0 15 225" svg:d="M0 212c0 5 0 13 7 13 8 0 8-7 8-13 0-67 0-133 0-199 0-6 0-13-7-13-8 0-8 7-8 13 0 66 0 132 0 199z">
              <text:p/>
            </draw:path>
            <draw:path draw:style-name="gr10" draw:text-style-name="P7" draw:layer="layout" svg:width="0.185cm" svg:height="0.154cm" svg:x="6.31cm" svg:y="8.03cm" svg:viewBox="0 0 186 155" svg:d="M169 21c4 0 17 0 17-12 0-9-7-9-14-9-27 0-53 0-80 0-53 0-92 58-92 100 0 31 21 55 53 55 41 0 88-42 88-96 0-6 0-23-11-38 13 0 26 0 39 0zM53 148c-17 0-31-13-31-38 0-11 4-39 16-60 15-24 36-29 48-29 30 0 33 23 33 34 0 16-7 45-19 63-14 21-33 30-47 30z">
              <text:p/>
            </draw:path>
            <draw:path draw:style-name="gr10" draw:text-style-name="P7" draw:layer="layout" svg:width="0.114cm" svg:height="0.167cm" svg:x="6.51cm" svg:y="8.071cm" svg:viewBox="0 0 115 168" svg:d="M115 85c0-27-4-47-15-64-8-11-23-21-43-21-57 0-57 67-57 85s0 83 57 83 58-65 58-83zM57 161c-11 0-26-6-31-26-3-15-3-35-3-53s0-37 3-50c6-20 21-25 31-25 14 0 27 8 31 22s4 31 4 53c0 18 0 36-3 52-5 22-22 27-32 27z">
              <text:p/>
            </draw:path>
            <draw:path draw:style-name="gr10" draw:text-style-name="P7" draw:layer="layout" svg:width="0.233cm" svg:height="0.233cm" svg:x="6.694cm" svg:y="7.977cm" svg:viewBox="0 0 234 234" svg:d="M124 124c33 0 66 0 99 0 4 0 11 0 11-7s-7-7-11-7c-33 0-66 0-99 0 0-33 0-65 0-98 0-5 0-12-7-12s-7 7-7 12c0 33 0 65 0 98-33 0-65 0-98 0-5 0-12 0-12 7s7 7 12 7c33 0 65 0 98 0 0 32 0 65 0 98 0 5 0 12 7 12s7-7 7-12c0-33 0-66 0-98z">
              <text:p/>
            </draw:path>
            <draw:path draw:style-name="gr10" draw:text-style-name="P7" draw:layer="layout" svg:width="0.185cm" svg:height="0.154cm" svg:x="6.981cm" svg:y="8.03cm" svg:viewBox="0 0 186 155" svg:d="M169 21c4 0 17 0 17-12 0-9-8-9-14-9-27 0-53 0-80 0-53 0-92 58-92 100 0 31 21 55 53 55 41 0 88-42 88-96 0-6 0-23-11-38 13 0 26 0 39 0zM53 148c-17 0-31-13-31-38 0-11 4-39 16-60 15-24 36-29 48-29 30 0 32 23 32 34 0 16-7 45-19 63-13 21-32 30-46 30z">
              <text:p/>
            </draw:path>
            <draw:path draw:style-name="gr10" draw:text-style-name="P7" draw:layer="layout" svg:width="0.089cm" svg:height="0.162cm" svg:x="7.195cm" svg:y="8.071cm" svg:viewBox="0 0 90 163" svg:d="M56 7c0-7-1-7-8-7-15 16-38 16-48 16 0 3 0 6 0 9 6 0 22 0 36-7 0 42 0 83 0 125 0 8 0 11-25 11-3 0-6 0-9 0 0 3 0 6 0 9 4 0 35-1 44-1 7 0 38 1 44 1 0-3 0-6 0-9-3 0-7 0-10 0-24 0-24-3-24-11 0-46 0-91 0-136z">
              <text:p/>
            </draw:path>
            <draw:path draw:style-name="gr10" draw:text-style-name="P7" draw:layer="layout" svg:width="0.232cm" svg:height="0.081cm" svg:x="7.385cm" svg:y="8.053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10" draw:text-style-name="P7" draw:layer="layout" svg:width="0.158cm" svg:height="0.245cm" svg:x="7.697cm" svg:y="7.938cm" svg:viewBox="0 0 159 246" svg:d="M81 4c-1-1 0-4-4-4-8 0-34 3-43 4-3 0-7 0-7 7 0 4 3 4 9 4 16 0 17 2 17 6 0 2-1 5-1 7-17 67-34 134-51 202-1 4-1 5-1 7 0 8 7 9 10 9 5 0 10-3 12-7 2-3 17-67 20-76 12 1 40 7 40 30 0 3 0 4-1 7 0 5-1 9-1 13 0 20 14 33 32 33 11 0 20-5 28-17 9-16 13-35 13-36 0-3-4-3-5-3-3 0-3 1-5 6-7 26-15 43-30 43-7 0-11-4-11-16 0-6 1-14 2-19 2-6 2-8 2-11 0-23-22-33-52-37 11-6 22-18 30-26 17-19 33-34 50-34 2 0 3 0 3 1 5 0 5 0 8 2 1 1 1 1 1 2-17 1-20 15-20 19 0 5 4 12 14 12 9 0 19-8 19-21 0-11-8-22-24-22-10 0-26 2-51 30-12 14-26 28-39 33 12-50 24-99 36-148z">
              <text:p/>
            </draw:path>
            <draw:path draw:style-name="gr10" draw:text-style-name="P7" draw:layer="layout" svg:width="0.04cm" svg:height="0.104cm" svg:x="7.902cm" svg:y="8.143cm" svg:viewBox="0 0 41 105" svg:d="M41 37c0-23-9-37-23-37-11 0-18 9-18 19 0 9 7 19 18 19 4 0 9-2 13-5 1-1 1-1 1-1 1 0 1 0 1 5 0 26-12 47-24 59-4 4-4 4-4 5 0 3 2 4 4 4 4 0 32-27 32-68z">
              <text:p/>
            </draw:path>
            <draw:path draw:style-name="gr10" draw:text-style-name="P7" draw:layer="layout" svg:width="0.185cm" svg:height="0.154cm" svg:x="8.041cm" svg:y="8.03cm" svg:viewBox="0 0 186 155" svg:d="M169 21c4 0 17 0 17-12 0-9-8-9-14-9-27 0-53 0-80 0-53 0-92 58-92 100 0 31 21 55 53 55 41 0 88-42 88-96 0-6 0-23-11-38 13 0 26 0 39 0zM53 148c-17 0-31-13-31-38 0-11 4-39 16-60 15-24 36-29 48-29 30 0 32 23 32 34 0 16-7 45-19 63-13 21-32 30-46 30z">
              <text:p/>
            </draw:path>
            <draw:path draw:style-name="gr10" draw:text-style-name="P7" draw:layer="layout" svg:width="0.108cm" svg:height="0.162cm" svg:x="8.244cm" svg:y="8.071cm" svg:viewBox="0 0 109 163" svg:d="M109 119c-3 0-6 0-9 0 0 5-3 19-6 22-2 1-21 1-25 1-15 0-30 0-45 0 26-22 35-29 49-41 19-14 36-30 36-53 0-30-26-48-58-48-30 0-51 22-51 44 0 13 10 14 13 14 6 0 13-4 13-13 0-5-2-13-15-13 8-18 25-23 36-23 25 0 38 19 38 39 0 21-16 38-23 47-20 19-40 39-60 59-2 2-2 2-2 9 34 0 67 0 101 0 3-15 5-30 8-44z">
              <text:p/>
            </draw:path>
            <draw:path draw:style-name="gr10" draw:text-style-name="P7" draw:layer="layout" svg:width="0.232cm" svg:height="0.081cm" svg:x="8.445cm" svg:y="8.053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10" draw:text-style-name="P7" draw:layer="layout" svg:width="0.185cm" svg:height="0.154cm" svg:x="8.751cm" svg:y="8.03cm" svg:viewBox="0 0 186 155" svg:d="M168 21c5 0 18 0 18-12 0-9-8-9-14-9-27 0-53 0-80 0-53 0-92 58-92 100 0 31 21 55 52 55 42 0 89-42 89-96 0-6 0-23-11-38 13 0 25 0 38 0zM53 148c-17 0-31-13-31-38 0-11 4-39 16-60 15-24 36-29 48-29 29 0 32 23 32 34 0 16-7 45-19 63-13 21-32 30-46 30z">
              <text:p/>
            </draw:path>
            <draw:path draw:style-name="gr10" draw:text-style-name="P7" draw:layer="layout" svg:width="0.112cm" svg:height="0.167cm" svg:x="8.952cm" svg:y="8.071cm" svg:viewBox="0 0 113 168" svg:d="M53 81c20 0 33 13 33 40 0 30-17 39-32 39-9 0-31-2-41-17 11 0 14-8 14-14 0-8-6-13-14-13-7 0-13 4-13 14 0 23 25 38 55 38 34 0 58-23 58-47 0-19-16-39-43-44 26-10 35-28 35-43 0-19-23-34-50-34-28 0-48 13-48 33 0 8 6 13 13 13 8 0 12-6 12-12 0-8-4-13-12-13 9-11 26-14 35-14 11 0 26 6 26 27 0 10-3 22-10 29-8 10-15 10-27 11-6 0-7 0-8 1s-2 0-2 3 2 3 6 3 9 0 13 0z">
              <text:p/>
            </draw:path>
            <draw:path draw:style-name="gr10" draw:text-style-name="P7" draw:layer="layout" svg:width="0.232cm" svg:height="0.081cm" svg:x="9.155cm" svg:y="8.053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10" draw:text-style-name="P7" draw:layer="layout" svg:width="0.147cm" svg:height="0.239cm" svg:x="9.461cm" svg:y="7.948cm" svg:viewBox="0 0 148 240" svg:d="M148 121c0-28-2-56-14-82-16-33-45-39-60-39-21 0-47 9-61 42-11 24-13 51-13 79 0 27 1 58 16 85 15 28 41 34 58 34 19 0 45-7 61-39 11-25 13-52 13-80zM74 234c-14 0-35-9-41-43-4-21-4-53-4-74 0-22 0-45 3-64 7-42 33-45 42-45 11 0 35 6 41 41 4 19 4 46 4 68 0 26 0 50-4 73-5 33-25 44-41 44z">
              <text:p/>
            </draw:path>
            <draw:path draw:style-name="gr10" draw:text-style-name="P7" draw:layer="layout" svg:width="0.124cm" svg:height="0.419cm" svg:x="9.663cm" svg:y="7.883cm" svg:viewBox="0 0 125 420" svg:d="M75 266c0-12 0-32 45-50 4-2 5-2 5-5 0-1 0-4-3-4-47-19-47-38-47-58 0-33 0-65 0-97-1-19-17-30-22-33-15-11-45-19-49-19-3 0-4 2-4 5s1 4 4 4c46 18 46 36 46 55 0 28 0 57 0 86 0 19 0 43 57 61-57 18-57 38-57 60 0 29 0 58 0 86 0 18 0 36-45 53-4 2-5 2-5 6 0 2 1 4 4 4 1 0 47-9 63-32 8-10 8-18 8-31 0-30 0-60 0-91z">
              <text:p/>
            </draw:path>
          </draw:g>
        </draw:g>
        <draw:g draw:style-name="gr9">
          <svg:title>TexMaths</svg:title>
          <svg:desc>10§display§\Phi_1
\subseteq
\left\{
(\sigma_0, \sigma_1, \sigma_2, \sigma_3)
\in
\mathbb{Z}_{k+1}^4
\,\middle|\,
\sigma_0 \!=\! \sigma_1 \!=\! 0, 
\sigma_2 \!+\! \sigma_3 \!=\! k
\right\}§svg§600§TRUE§</svg:desc>
          <draw:g>
            <draw:path draw:style-name="gr10" draw:text-style-name="P7" draw:layer="layout" svg:width="0.213cm" svg:height="0.238cm" svg:x="1.63cm" svg:y="8.443cm" svg:viewBox="0 0 214 239" svg:d="M121 192c54-4 93-37 93-72 0-37-40-68-93-73 0-6 0-13 0-19 0-12 0-17 33-17 4 0 8 0 12 0 0-4 0-7 0-11-13 1-46 1-60 1-15 0-47 0-59-1 0 4 0 7 0 11 4 0 7 0 11 0 34 0 34 4 34 17 0 6 0 13 0 19-54 6-92 38-92 73 0 36 39 67 92 72 0 6 0 13 0 20 0 12 0 17-34 17-4 0-7 0-11 0 0 3 0 7 0 10 12-1 45-1 59-1s47 0 60 1c0-3 0-7 0-10-4 0-8 0-12 0-33 0-33-5-33-17 0-7 0-14 0-20zM92 184c-50-6-57-42-57-64 0-18 4-58 57-65 0 43 0 86 0 129zM121 55c48 6 58 38 58 65 0 21-5 58-58 65 0-44 0-87 0-130z">
              <text:p/>
            </draw:path>
            <draw:path draw:style-name="gr10" draw:text-style-name="P7" draw:layer="layout" svg:width="0.089cm" svg:height="0.162cm" svg:x="1.891cm" svg:y="8.572cm" svg:viewBox="0 0 90 163" svg:d="M56 7c0-7-1-7-8-7-15 16-38 16-48 16 0 3 0 6 0 9 6 0 22 0 36-7 0 42 0 83 0 125 0 8 0 11-25 11-3 0-6 0-9 0 0 3 0 6 0 9 4 0 35-1 44-1 7 0 38 1 44 1 0-3 0-6 0-9-3 0-7 0-10 0-24 0-24-3-24-11 0-46 0-91 0-136z">
              <text:p/>
            </draw:path>
            <draw:path draw:style-name="gr10" draw:text-style-name="P7" draw:layer="layout" svg:width="0.213cm" svg:height="0.27cm" svg:x="2.149cm" svg:y="8.459cm" svg:viewBox="0 0 214 271" svg:d="M202 15c6 0 12-1 12-8s-6-7-12-7c-31 0-63 0-94 0-61 0-108 46-108 102s48 102 108 102c31 0 63 0 94 0 6 0 12 0 12-7s-6-7-12-7c-31 0-63 0-94 0-55 0-94-41-94-88s40-87 94-87c31 0 63 0 94 0zM19 257c-6 0-12 0-12 7s6 7 12 7c61 0 122 0 183 0 6 0 12 0 12-7s-6-7-12-7c-61 0-122 0-183 0z">
              <text:p/>
            </draw:path>
            <draw:path draw:style-name="gr10" draw:text-style-name="P7" draw:layer="layout" svg:width="0.124cm" svg:height="0.419cm" svg:x="2.53cm" svg:y="8.384cm" svg:viewBox="0 0 125 420" svg:d="M51 154c0 25-12 38-48 52-2 1-3 2-3 5 0 2 1 3 4 4 47 19 47 37 47 56 0 33 0 65 0 97 0 10 5 23 21 33 17 12 46 19 49 19s4 0 4-4c0-3 0-4-6-6-10-4-37-14-43-36-1-4-1-5-1-18 0-28 0-57 0-86 0-18 0-43-57-59 57-18 57-42 57-61 0-29 0-58 0-86 0-19 0-38 48-55 2-1 2-3 2-4 0-3-1-5-4-5s-52 12-65 35c-5 10-5 13-5 29 0 30 0 60 0 90z">
              <text:p/>
            </draw:path>
            <draw:path draw:style-name="gr10" draw:text-style-name="P7" draw:layer="layout" svg:width="0.081cm" svg:height="0.349cm" svg:x="2.73cm" svg:y="8.419cm" svg:viewBox="0 0 82 350" svg:d="M82 347c0-1 0-2-6-8-44-44-55-109-55-163 0-61 13-122 56-166 5-4 5-5 5-6 0-2-2-4-4-4-3 0-35 24-56 69-18 38-22 77-22 107 0 27 4 69 23 108 22 44 52 66 55 66 2 0 4-1 4-3z">
              <text:p/>
            </draw:path>
            <draw:path draw:style-name="gr10" draw:text-style-name="P7" draw:layer="layout" svg:width="0.184cm" svg:height="0.154cm" svg:x="2.846cm" svg:y="8.531cm" svg:viewBox="0 0 185 155" svg:d="M168 21c5 0 17 0 17-12 0-9-7-9-13-9-27 0-53 0-80 0-53 0-92 58-92 100 0 31 20 55 52 55 42 0 88-42 88-96 0-6 0-23-10-38 13 0 25 0 38 0zM53 148c-18 0-32-13-32-38 0-11 5-39 17-60 15-24 36-29 48-29 29 0 32 23 32 34 0 16-7 45-19 63-14 21-33 30-46 30z">
              <text:p/>
            </draw:path>
            <draw:path draw:style-name="gr10" draw:text-style-name="P7" draw:layer="layout" svg:width="0.113cm" svg:height="0.167cm" svg:x="3.046cm" svg:y="8.572cm" svg:viewBox="0 0 114 168" svg:d="M114 85c0-27-3-47-15-64-7-11-23-21-42-21-57 0-57 67-57 85s0 83 57 83 57-65 57-83zM57 161c-12 0-27-6-31-26-4-15-4-35-4-53s0-37 4-50c5-20 21-25 31-25 13 0 26 8 30 22s4 31 4 53c0 18 0 36-3 52-5 22-21 27-31 27z">
              <text:p/>
            </draw:path>
            <draw:path draw:style-name="gr10" draw:text-style-name="P7" draw:layer="layout" svg:width="0.04cm" svg:height="0.104cm" svg:x="3.221cm" svg:y="8.644cm" svg:viewBox="0 0 41 105" svg:d="M41 37c0-23-9-37-23-37-11 0-18 9-18 19 0 9 7 19 18 19 5 0 9-2 13-5 1-1 1-1 1-1 1 0 1 0 1 5 0 26-12 47-24 59-4 4-4 4-4 5 0 3 2 4 4 4 4 0 32-27 32-68z">
              <text:p/>
            </draw:path>
            <draw:path draw:style-name="gr10" draw:text-style-name="P7" draw:layer="layout" svg:width="0.185cm" svg:height="0.154cm" svg:x="3.36cm" svg:y="8.531cm" svg:viewBox="0 0 186 155" svg:d="M169 21c4 0 17 0 17-12 0-9-7-9-14-9-27 0-53 0-80 0-53 0-92 58-92 100 0 31 21 55 53 55 41 0 88-42 88-96 0-6 0-23-11-38 13 0 26 0 39 0zM53 148c-17 0-31-13-31-38 0-11 4-39 16-60 15-24 36-29 48-29 30 0 33 23 33 34 0 16-7 45-19 63-14 21-33 30-47 30z">
              <text:p/>
            </draw:path>
            <draw:path draw:style-name="gr10" draw:text-style-name="P7" draw:layer="layout" svg:width="0.089cm" svg:height="0.162cm" svg:x="3.574cm" svg:y="8.572cm" svg:viewBox="0 0 90 163" svg:d="M56 7c0-7-1-7-7-7-16 16-39 16-49 16 0 3 0 6 0 9 6 0 23 0 36-7 0 42 0 83 0 125 0 8 0 11-25 11-3 0-6 0-9 0 0 3 0 6 0 9 5 0 35-1 44-1 8 0 38 1 44 1 0-3 0-6 0-9-3 0-6 0-9 0-25 0-25-3-25-11 0-46 0-91 0-136z">
              <text:p/>
            </draw:path>
            <draw:path draw:style-name="gr10" draw:text-style-name="P7" draw:layer="layout" svg:width="0.041cm" svg:height="0.104cm" svg:x="3.735cm" svg:y="8.644cm" svg:viewBox="0 0 42 105" svg:d="M42 37c0-23-9-37-23-37-12 0-19 9-19 19 0 9 7 19 19 19 4 0 9-2 12-5 1-1 1-1 2-1 0 2 1 0 1 5 0 26-12 47-24 59-4 4-4 4-4 5 0 3 2 4 4 4 3 0 32-27 32-68z">
              <text:p/>
            </draw:path>
            <draw:path draw:style-name="gr10" draw:text-style-name="P7" draw:layer="layout" svg:width="0.185cm" svg:height="0.154cm" svg:x="3.875cm" svg:y="8.531cm" svg:viewBox="0 0 186 155" svg:d="M168 21c5 0 18 0 18-12 0-9-8-9-14-9-27 0-53 0-80 0-53 0-92 58-92 100 0 31 20 55 52 55 42 0 89-42 89-96 0-6 0-23-11-38 13 0 25 0 38 0zM53 148c-17 0-31-13-31-38 0-11 4-39 16-60 15-24 36-29 48-29 29 0 32 23 32 34 0 16-7 45-19 63-14 21-33 30-46 30z">
              <text:p/>
            </draw:path>
            <draw:path draw:style-name="gr10" draw:text-style-name="P7" draw:layer="layout" svg:width="0.107cm" svg:height="0.162cm" svg:x="4.078cm" svg:y="8.572cm" svg:viewBox="0 0 108 163" svg:d="M108 119c-3 0-5 0-8 0-1 5-3 19-6 22-2 1-21 1-25 1-15 0-30 0-45 0 26-22 34-29 49-41 18-14 35-30 35-53 0-30-26-48-57-48s-51 22-51 44c0 13 10 14 13 14 6 0 13-4 13-13 0-5-2-13-15-13 8-18 25-23 36-23 25 0 38 19 38 39 0 21-16 38-24 47-20 19-39 39-59 59-2 2-2 2-2 9 34 0 67 0 101 0 2-15 5-30 7-44z">
              <text:p/>
            </draw:path>
            <draw:path draw:style-name="gr10" draw:text-style-name="P7" draw:layer="layout" svg:width="0.04cm" svg:height="0.104cm" svg:x="4.25cm" svg:y="8.644cm" svg:viewBox="0 0 41 105" svg:d="M41 37c0-23-9-37-22-37-12 0-19 9-19 19 0 9 7 19 19 19 4 0 8-2 12-5 1-1 1-1 2-1 0 2 0 0 0 5 0 26-12 47-23 59-4 4-4 4-4 5 0 3 1 4 3 4 4 0 32-27 32-68z">
              <text:p/>
            </draw:path>
            <draw:path draw:style-name="gr10" draw:text-style-name="P7" draw:layer="layout" svg:width="0.185cm" svg:height="0.154cm" svg:x="4.389cm" svg:y="8.531cm" svg:viewBox="0 0 186 155" svg:d="M169 21c5 0 17 0 17-12 0-9-7-9-13-9-27 0-54 0-81 0-53 0-92 58-92 100 0 31 21 55 53 55 42 0 88-42 88-96 0-6 0-23-11-38 13 0 26 0 39 0zM53 148c-17 0-31-13-31-38 0-11 4-39 17-60 14-24 35-29 47-29 30 0 33 23 33 34 0 16-7 45-19 63-14 21-33 30-47 30z">
              <text:p/>
            </draw:path>
            <draw:path draw:style-name="gr10" draw:text-style-name="P7" draw:layer="layout" svg:width="0.112cm" svg:height="0.167cm" svg:x="4.59cm" svg:y="8.572cm" svg:viewBox="0 0 113 168" svg:d="M54 81c19 0 33 13 33 40 0 30-18 39-32 39-10 0-32-2-42-17 12 0 14-8 14-14 0-8-6-13-13-13s-14 4-14 14c0 23 26 38 55 38 35 0 58-23 58-47 0-19-16-39-43-44 26-10 36-28 36-43 0-19-23-34-50-34s-48 13-48 33c0 8 5 13 12 13 8 0 13-6 13-12 0-8-5-13-13-13 9-11 26-14 35-14 11 0 27 6 27 27 0 10-4 22-10 29-8 10-15 10-27 11-7 0-7 0-8 1-1 0-3 0-3 3s2 3 7 3c4 0 9 0 13 0z">
              <text:p/>
            </draw:path>
            <draw:path draw:style-name="gr10" draw:text-style-name="P7" draw:layer="layout" svg:width="0.081cm" svg:height="0.349cm" svg:x="4.754cm" svg:y="8.419cm" svg:viewBox="0 0 82 350" svg:d="M82 176c0-27-4-70-23-110-21-43-52-66-55-66-2 0-4 2-4 4 0 1 0 2 7 8 35 35 55 91 55 164 0 59-13 121-57 165-5 4-5 5-5 6 0 2 2 3 4 3 3 0 35-24 56-68 18-39 22-77 22-106z">
              <text:p/>
            </draw:path>
            <draw:path draw:style-name="gr10" draw:text-style-name="P7" draw:layer="layout" svg:width="0.175cm" svg:height="0.203cm" svg:x="4.998cm" svg:y="8.493cm" svg:viewBox="0 0 176 204" svg:d="M163 109c6 0 13 0 13-7s-7-7-13-7c-50 0-99 0-149 0 4-47 45-81 94-81 18 0 37 0 55 0 6 0 13 0 13-7s-7-7-13-7c-18 0-37 0-55 0-60 0-108 46-108 102s48 102 108 102c18 0 37 0 55 0 6 0 13 0 13-7s-7-7-13-7c-18 0-37 0-55 0-49 0-90-34-94-81 50 0 99 0 149 0z">
              <text:p/>
            </draw:path>
            <draw:path draw:style-name="gr10" draw:text-style-name="P7" draw:layer="layout" svg:width="0.213cm" svg:height="0.239cm" svg:x="5.31cm" svg:y="8.442cm" svg:viewBox="0 0 214 240" svg:d="M200 13c3-5 3-5 3-6 0-7-5-7-11-7-54 0-107 0-161 0-12 0-12 1-13 10-2 16-3 32-5 48 0 1-1 3-1 4 0 5 4 7 7 7s5-2 6-5c1-9 4-24 26-37 20-13 44-14 56-14 10 0 19 0 29 0-44 71-88 143-132 215-4 5-4 5-4 6 0 6 6 6 12 6 60 0 121 0 181 0 10 0 10-1 12-9 3-23 6-46 9-69 0-4-3-7-6-7-5 0-6 4-7 11-6 29-33 62-83 62-17 0-33 0-50 0 44-72 88-144 132-215zM30 13c6 0 13 0 19 0-10 5-16 11-20 15 0-5 1-10 1-15zM150 13c12 0 24 0 36 0-44 71-89 143-133 215-12 0-23 0-35 0 44-72 88-144 132-215zM169 228c10-6 19-13 27-23-1 7-2 11-3 23-8 0-16 0-24 0z">
              <text:p/>
            </draw:path>
            <draw:path draw:style-name="gr10" draw:text-style-name="P7" draw:layer="layout" svg:width="0.12cm" svg:height="0.165cm" svg:x="5.544cm" svg:y="8.372cm" svg:viewBox="0 0 121 166" svg:d="M121 125c0-3 0-6 0-8-9 0-18 0-27 0 0-37 0-73 0-110 0-5 0-7-6-7-3 0-4 0-6 4-27 38-55 75-82 113 0 2 0 5 0 8 24 0 49 0 73 0 0 7 0 14 0 21 0 8 0 11-20 11-2 0-5 0-7 0 0 3 0 6 0 9 12-1 28-1 37-1s25 0 37 1c0-3 0-6 0-9-2 0-4 0-6 0-20 0-20-3-20-11 0-7 0-14 0-21 9 0 18 0 27 0zM74 27c0 30 0 60 0 90-21 0-43 0-64 0 21-30 43-60 64-90z">
              <text:p/>
            </draw:path>
            <draw:path draw:style-name="gr10" draw:text-style-name="P7" draw:layer="layout" svg:width="0.12cm" svg:height="0.172cm" svg:x="5.553cm" svg:y="8.598cm" svg:viewBox="0 0 121 173" svg:d="M59 7c0-1 1-3 1-4s-1-3-4-3c-5 0-25 2-32 2-2 1-5 1-5 6 0 3 3 3 6 3 12 0 12 2 12 4s0 3-1 6c-11 46-23 92-34 139-2 4-2 4-2 5 0 4 3 8 9 8s9-5 11-10c0-1 11-45 12-48 17 2 32 7 32 20 0 1 0 2-1 5-1 4-1 5-1 8 0 17 14 25 26 25 24 0 21-26 31-38 0-3-3-3-4-3-3 0-3 1-5 6-2 11-9 28-21 28-7 0-9-6-9-13 0-4 0-4 2-11 0-1 1-5 1-7 0-22-30-26-40-27 7-4 16-12 21-16 12-12 24-23 38-23 3 0 6 1 8 3-10 2-13 10-13 14 0 5 5 9 10 9 7 0 14-5 14-16 0-8-6-17-19-17-14 0-26 10-39 22-10 9-18 17-29 21 8-33 17-65 25-98z">
              <text:p/>
            </draw:path>
            <draw:path draw:style-name="gr10" draw:text-style-name="P7" draw:layer="layout" svg:width="0.18cm" svg:height="0.18cm" svg:x="5.707cm" svg:y="8.616cm" svg:viewBox="0 0 181 181" svg:d="M97 97c25 0 50 0 75 0 4 0 9 0 9-6s-5-6-9-6c-25 0-50 0-75 0 0-25 0-51 0-76 0-3 0-9-6-9s-6 6-6 9c0 25 0 51 0 76-25 0-51 0-76 0-3 0-9 0-9 6s6 6 9 6c25 0 51 0 76 0 0 25 0 50 0 75 0 3 0 9 6 9s6-5 6-9c0-25 0-50 0-75z">
              <text:p/>
            </draw:path>
            <draw:path draw:style-name="gr10" draw:text-style-name="P7" draw:layer="layout" svg:width="0.088cm" svg:height="0.162cm" svg:x="5.932cm" svg:y="8.605cm" svg:viewBox="0 0 89 163" svg:d="M55 7c0-6 0-7-7-7-16 16-38 16-48 16 0 3 0 6 0 9 6 0 22 0 35-7 0 42 0 83 0 125 0 8 0 12-24 12-3 0-7 0-10 0 0 2 0 5 0 8 5 0 35-1 44-1 8 0 39 1 44 1 0-3 0-6 0-8-3 0-6 0-9 0-25 0-25-4-25-12 0-46 0-91 0-136z">
              <text:p/>
            </draw:path>
            <draw:path draw:style-name="gr10" draw:text-style-name="P7" draw:layer="layout" svg:width="0.014cm" svg:height="0.224cm" svg:x="6.172cm" svg:y="8.377cm" svg:viewBox="0 0 15 225" svg:d="M0 212c0 6 0 13 7 13 8 0 8-7 8-13 0-67 0-133 0-199 0-6 0-13-7-13-8 0-8 7-8 13 0 66 0 132 0 199z">
              <text:p/>
            </draw:path>
            <draw:path draw:style-name="gr10" draw:text-style-name="P7" draw:layer="layout" svg:width="0.014cm" svg:height="0.224cm" svg:x="6.172cm" svg:y="8.588cm" svg:viewBox="0 0 15 225" svg:d="M0 212c0 5 0 13 7 13 8 0 8-7 8-13 0-67 0-133 0-199 0-6 0-13-7-13-8 0-8 7-8 13 0 66 0 132 0 199z">
              <text:p/>
            </draw:path>
            <draw:path draw:style-name="gr10" draw:text-style-name="P7" draw:layer="layout" svg:width="0.185cm" svg:height="0.154cm" svg:x="6.31cm" svg:y="8.531cm" svg:viewBox="0 0 186 155" svg:d="M169 21c4 0 17 0 17-12 0-9-7-9-14-9-27 0-53 0-80 0-53 0-92 58-92 100 0 31 21 55 53 55 41 0 88-42 88-96 0-6 0-23-11-38 13 0 26 0 39 0zM53 148c-17 0-31-13-31-38 0-11 4-39 16-60 15-24 36-29 48-29 30 0 33 23 33 34 0 16-7 45-19 63-14 21-33 30-47 30z">
              <text:p/>
            </draw:path>
            <draw:path draw:style-name="gr10" draw:text-style-name="P7" draw:layer="layout" svg:width="0.114cm" svg:height="0.167cm" svg:x="6.51cm" svg:y="8.572cm" svg:viewBox="0 0 115 168" svg:d="M115 85c0-27-4-47-15-64-8-11-23-21-43-21-57 0-57 67-57 85s0 83 57 83 58-65 58-83zM57 161c-11 0-26-6-31-26-3-15-3-35-3-53s0-37 3-50c6-20 21-25 31-25 14 0 27 8 31 22s4 31 4 53c0 18 0 36-3 52-5 22-22 27-32 27z">
              <text:p/>
            </draw:path>
            <draw:path draw:style-name="gr10" draw:text-style-name="P7" draw:layer="layout" svg:width="0.233cm" svg:height="0.081cm" svg:x="6.714cm" svg:y="8.554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0" draw:text-style-name="P7" draw:layer="layout" svg:width="0.185cm" svg:height="0.154cm" svg:x="7.02cm" svg:y="8.531cm" svg:viewBox="0 0 186 155" svg:d="M169 21c4 0 17 0 17-12 0-9-8-9-14-9-27 0-53 0-80 0-53 0-92 58-92 100 0 31 21 55 53 55 41 0 88-42 88-96 0-6 0-23-11-38 13 0 26 0 39 0zM53 148c-17 0-31-13-31-38 0-11 4-39 16-60 15-24 36-29 48-29 30 0 32 23 32 34 0 16-7 45-19 63-13 21-32 30-46 30z">
              <text:p/>
            </draw:path>
            <draw:path draw:style-name="gr10" draw:text-style-name="P7" draw:layer="layout" svg:width="0.089cm" svg:height="0.162cm" svg:x="7.234cm" svg:y="8.572cm" svg:viewBox="0 0 90 163" svg:d="M56 7c0-7-1-7-8-7-15 16-38 16-48 16 0 3 0 6 0 9 6 0 22 0 36-7 0 42 0 83 0 125 0 8 0 11-25 11-3 0-6 0-9 0 0 3 0 6 0 9 4 0 35-1 44-1 7 0 38 1 44 1 0-3 0-6 0-9-3 0-7 0-10 0-24 0-24-3-24-11 0-46 0-91 0-136z">
              <text:p/>
            </draw:path>
            <draw:path draw:style-name="gr10" draw:text-style-name="P7" draw:layer="layout" svg:width="0.232cm" svg:height="0.081cm" svg:x="7.424cm" svg:y="8.554cm" svg:viewBox="0 0 233 82" svg:d="M222 14c5 0 11 0 11-7s-6-7-11-7c-70 0-141 0-211 0-5 0-11 0-11 7s6 7 12 7c70 0 140 0 210 0zM222 82c5 0 11 0 11-7s-6-7-11-7c-70 0-140 0-210 0-6 0-12 0-12 7s6 7 11 7c70 0 141 0 211 0z">
              <text:p/>
            </draw:path>
            <draw:path draw:style-name="gr10" draw:text-style-name="P7" draw:layer="layout" svg:width="0.147cm" svg:height="0.239cm" svg:x="7.73cm" svg:y="8.449cm" svg:viewBox="0 0 148 240" svg:d="M148 121c0-28-2-56-14-82-16-33-45-39-60-39-21 0-46 9-61 42-11 24-13 51-13 79 0 27 2 58 16 85 15 28 41 34 58 34 19 0 46-7 61-39 11-25 13-52 13-80zM74 234c-14 0-34-9-41-43-4-21-4-53-4-74 0-22 0-45 3-64 7-42 33-45 42-45 12 0 35 6 41 41 4 19 4 46 4 68 0 26 0 50-4 73-5 33-25 44-41 44z">
              <text:p/>
            </draw:path>
            <draw:path draw:style-name="gr10" draw:text-style-name="P7" draw:layer="layout" svg:width="0.04cm" svg:height="0.104cm" svg:x="7.922cm" svg:y="8.644cm" svg:viewBox="0 0 41 105" svg:d="M41 37c0-23-8-37-22-37-12 0-19 9-19 19 0 9 7 19 19 19 4 0 9-2 12-5 1-1 1-1 2-1 0 2 1 0 1 5 0 26-13 47-24 59-4 4-4 4-4 5 0 3 2 4 4 4 3 0 31-27 31-68z">
              <text:p/>
            </draw:path>
            <draw:path draw:style-name="gr10" draw:text-style-name="P7" draw:layer="layout" svg:width="0.185cm" svg:height="0.154cm" svg:x="8.062cm" svg:y="8.531cm" svg:viewBox="0 0 186 155" svg:d="M168 21c5 0 18 0 18-12 0-9-8-9-14-9-27 0-53 0-80 0-53 0-92 58-92 100 0 31 20 55 52 55 42 0 89-42 89-96 0-6 0-23-11-38 13 0 25 0 38 0zM53 148c-17 0-32-13-32-38 0-11 5-39 17-60 15-24 36-29 48-29 29 0 32 23 32 34 0 16-7 45-19 63-14 21-33 30-46 30z">
              <text:p/>
            </draw:path>
            <draw:path draw:style-name="gr10" draw:text-style-name="P7" draw:layer="layout" svg:width="0.107cm" svg:height="0.162cm" svg:x="8.265cm" svg:y="8.572cm" svg:viewBox="0 0 108 163" svg:d="M108 119c-3 0-5 0-8 0-1 5-3 19-6 22-2 1-21 1-25 1-15 0-30 0-45 0 26-22 34-29 49-41 18-14 35-30 35-53 0-30-26-48-57-48s-51 22-51 44c0 13 10 14 13 14 6 0 13-4 13-13 0-5-2-13-15-13 8-18 25-23 36-23 25 0 37 19 37 39 0 21-15 38-23 47-20 19-39 39-59 59-2 2-2 2-2 9 34 0 67 0 101 0 2-15 5-30 7-44z">
              <text:p/>
            </draw:path>
            <draw:path draw:style-name="gr10" draw:text-style-name="P7" draw:layer="layout" svg:width="0.233cm" svg:height="0.233cm" svg:x="8.446cm" svg:y="8.478cm" svg:viewBox="0 0 234 234" svg:d="M124 124c33 0 65 0 98 0 5 0 12 0 12-7s-7-7-12-7c-33 0-65 0-98 0 0-33 0-65 0-98 0-5 0-12-7-12s-7 7-7 12c0 33 0 65 0 98-33 0-65 0-98 0-5 0-12 0-12 7s7 7 12 7c33 0 65 0 98 0 0 32 0 65 0 98 0 5 0 12 7 12s7-7 7-12c0-33 0-66 0-98z">
              <text:p/>
            </draw:path>
            <draw:path draw:style-name="gr10" draw:text-style-name="P7" draw:layer="layout" svg:width="0.185cm" svg:height="0.154cm" svg:x="8.732cm" svg:y="8.531cm" svg:viewBox="0 0 186 155" svg:d="M169 21c5 0 17 0 17-12 0-9-7-9-13-9-27 0-53 0-80 0-54 0-93 58-93 100 0 31 21 55 53 55 42 0 88-42 88-96 0-6 0-23-11-38 13 0 26 0 39 0zM54 148c-18 0-32-13-32-38 0-11 4-39 17-60 15-24 36-29 48-29 29 0 32 23 32 34 0 16-7 45-19 63-14 21-33 30-46 30z">
              <text:p/>
            </draw:path>
            <draw:path draw:style-name="gr10" draw:text-style-name="P7" draw:layer="layout" svg:width="0.112cm" svg:height="0.167cm" svg:x="8.933cm" svg:y="8.572cm" svg:viewBox="0 0 113 168" svg:d="M54 81c19 0 33 13 33 40 0 30-18 39-32 39-10 0-31-2-42-17 12 0 15-8 15-14 0-8-6-13-14-13-7 0-14 4-14 14 0 23 26 38 56 38 34 0 57-23 57-47 0-19-15-39-42-44 25-10 35-28 35-43 0-19-23-34-50-34s-48 13-48 33c0 8 5 13 13 13 7 0 12-6 12-12 0-8-5-13-12-13 8-11 25-14 34-14 11 0 27 6 27 27 0 10-4 22-10 29-8 10-15 10-27 11-6 0-7 0-8 1-1 0-3 0-3 3s3 3 7 3 9 0 13 0z">
              <text:p/>
            </draw:path>
            <draw:path draw:style-name="gr10" draw:text-style-name="P7" draw:layer="layout" svg:width="0.233cm" svg:height="0.081cm" svg:x="9.136cm" svg:y="8.554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0" draw:text-style-name="P7" draw:layer="layout" svg:width="0.158cm" svg:height="0.245cm" svg:x="9.448cm" svg:y="8.439cm" svg:viewBox="0 0 159 246" svg:d="M82 4c-2-1 0-4-5-4-8 0-33 3-43 4-2 0-6 0-6 7 0 4 3 4 8 4 17 0 18 2 18 6 0 2-1 5-1 7-17 67-34 134-51 202-2 4-2 5-2 7 0 8 7 9 10 9 5 0 10-3 12-7 2-3 18-67 20-76 12 1 41 7 41 30 0 3 0 4-1 7-1 5-2 9-2 13 0 20 14 33 33 33 10 0 20-5 27-17 9-16 13-35 13-36 0-3-3-3-4-3-4 0-4 1-5 6-7 26-15 43-31 43-6 0-11-4-11-16 0-6 2-14 3-19 1-6 1-8 1-11 0-23-22-33-52-37 11-6 23-18 31-26 16-19 33-34 50-34 2 0 2 0 3 1 4 0 5 0 7 2 1 1 1 1 2 2-17 1-20 15-20 19 0 5 4 12 13 12s19-8 19-21c0-11-8-22-23-22-10 0-26 2-52 30-12 14-25 28-39 33 12-50 25-99 37-148z">
              <text:p/>
            </draw:path>
            <draw:path draw:style-name="gr10" draw:text-style-name="P7" draw:layer="layout" svg:width="0.124cm" svg:height="0.419cm" svg:x="9.663cm" svg:y="8.384cm" svg:viewBox="0 0 125 420" svg:d="M75 266c0-12 0-32 45-50 4-2 5-2 5-5 0-1 0-4-3-4-47-19-47-38-47-58 0-33 0-65 0-97-1-19-17-30-22-33-15-11-45-19-49-19-3 0-4 2-4 5s1 4 4 4c46 18 46 36 46 55 0 28 0 57 0 86 0 19 0 43 57 61-57 18-57 38-57 60 0 29 0 58 0 86 0 18 0 36-45 53-4 2-5 2-5 6 0 2 1 4 4 4 1 0 47-9 63-32 8-10 8-18 8-31 0-30 0-60 0-91z">
              <text:p/>
            </draw:path>
          </draw:g>
        </draw:g>
        <draw:g draw:style-name="gr9">
          <svg:title>TexMaths</svg:title>
          <svg:desc>10§display§| \Phi_0 | \!=\! 
| \Phi_1 | \!=\!
2^{k_{\rm b}}
\!\leq\!
k \!+\! 1§svg§600§TRUE§</svg:desc>
          <draw:g>
            <draw:path draw:style-name="gr10" draw:text-style-name="P7" draw:layer="layout" svg:width="0.013cm" svg:height="0.349cm" svg:x="2.109cm" svg:y="8.97cm" svg:viewBox="0 0 14 350" svg:d="M14 13c0-7 0-13-7-13s-7 6-7 13c0 108 0 216 0 324 0 7 0 13 7 13s7-6 7-13c0-108 0-216 0-324z">
              <text:p/>
            </draw:path>
            <draw:path draw:style-name="gr10" draw:text-style-name="P7" draw:layer="layout" svg:width="0.213cm" svg:height="0.237cm" svg:x="2.184cm" svg:y="8.994cm" svg:viewBox="0 0 214 238" svg:d="M121 192c54-4 93-37 93-72 0-37-40-69-93-73 0-7 0-13 0-20 0-12 0-16 33-16 4 0 8 0 12 0 0-4 0-7 0-11-13 1-45 1-59 1-15 0-48 0-60-1 0 4 0 7 0 11 4 0 7 0 11 0 34 0 34 4 34 16 0 7 0 13 0 20-54 5-92 38-92 72 0 36 39 68 92 73 0 6 0 13 0 19 0 12 0 16-34 16-4 0-7 0-11 0 0 4 0 8 0 11 12-1 44-1 59-1 14 0 47 0 60 1 0-3 0-7 0-11-4 0-8 0-12 0-33 0-33-4-33-16 0-6 0-13 0-19zM92 184c-50-7-56-43-56-64 0-19 3-58 56-65 0 43 0 86 0 129zM121 55c48 5 58 38 58 64 0 21-5 59-58 65 0-43 0-86 0-129z">
              <text:p/>
            </draw:path>
            <draw:path draw:style-name="gr10" draw:text-style-name="P7" draw:layer="layout" svg:width="0.113cm" svg:height="0.167cm" svg:x="2.431cm" svg:y="9.122cm" svg:viewBox="0 0 114 168" svg:d="M114 85c0-27-3-47-14-64-8-11-23-21-43-21-57 0-57 67-57 85 0 17 0 83 57 83s57-66 57-83zM57 161c-11 0-26-7-31-27-3-14-3-34-3-53 0-18 0-36 3-50 6-19 21-24 31-24 14 0 26 8 31 22 4 13 4 31 4 52 0 19 0 37-3 52-5 23-22 28-32 28z">
              <text:p/>
            </draw:path>
            <draw:path draw:style-name="gr10" draw:text-style-name="P7" draw:layer="layout" svg:width="0.013cm" svg:height="0.349cm" svg:x="2.618cm" svg:y="8.97cm" svg:viewBox="0 0 14 350" svg:d="M14 13c0-7 0-13-7-13s-7 6-7 13c0 108 0 216 0 324 0 7 0 13 7 13s7-6 7-13c0-108 0-216 0-324z">
              <text:p/>
            </draw:path>
            <draw:path draw:style-name="gr10" draw:text-style-name="P7" draw:layer="layout" svg:width="0.232cm" svg:height="0.081cm" svg:x="2.733cm" svg:y="9.105cm" svg:viewBox="0 0 233 82" svg:d="M221 14c5 0 12 0 12-7s-7-7-11-7c-70 0-141 0-211 0-5 0-11 0-11 7s6 7 11 7c70 0 140 0 210 0zM222 82c4 0 11 0 11-7s-7-7-12-7c-70 0-140 0-210 0-5 0-11 0-11 7s6 7 11 7c70 0 141 0 211 0z">
              <text:p/>
            </draw:path>
            <draw:path draw:style-name="gr10" draw:text-style-name="P7" draw:layer="layout" svg:width="0.013cm" svg:height="0.349cm" svg:x="3.067cm" svg:y="8.97cm" svg:viewBox="0 0 14 350" svg:d="M14 13c0-7 0-13-7-13s-7 6-7 13c0 108 0 216 0 324 0 7 0 13 7 13s7-6 7-13c0-108 0-216 0-324z">
              <text:p/>
            </draw:path>
            <draw:path draw:style-name="gr10" draw:text-style-name="P7" draw:layer="layout" svg:width="0.213cm" svg:height="0.237cm" svg:x="3.142cm" svg:y="8.994cm" svg:viewBox="0 0 214 238" svg:d="M121 192c54-4 93-37 93-72 0-37-40-69-93-73 0-7 0-13 0-20 0-12 0-16 33-16 4 0 8 0 12 0 0-4 0-7 0-11-13 1-45 1-59 1-15 0-48 0-60-1 0 4 0 7 0 11 4 0 7 0 11 0 34 0 34 4 34 16 0 7 0 13 0 20-54 5-92 38-92 72 0 36 39 68 92 73 0 6 0 13 0 19 0 12 0 16-34 16-4 0-7 0-11 0 0 4 0 8 0 11 12-1 44-1 59-1 14 0 47 0 60 1 0-3 0-7 0-11-4 0-8 0-12 0-33 0-33-4-33-16 0-6 0-13 0-19zM92 184c-50-7-56-43-56-64 0-19 3-58 56-65 0 43 0 86 0 129zM121 55c48 5 58 38 58 64 0 21-5 59-58 65 0-43 0-86 0-129z">
              <text:p/>
            </draw:path>
            <draw:path draw:style-name="gr10" draw:text-style-name="P7" draw:layer="layout" svg:width="0.089cm" svg:height="0.162cm" svg:x="3.403cm" svg:y="9.122cm" svg:viewBox="0 0 90 163" svg:d="M56 7c0-7-1-7-7-7-16 15-39 16-49 16 0 3 0 5 0 8 6 0 22 0 36-6 0 42 0 83 0 125 0 8 0 11-25 11-3 0-6 0-9 0 0 3 0 6 0 9 4 0 35-1 44-1 7 0 38 1 44 1 0-3 0-6 0-9-3 0-6 0-9 0-25 0-25-3-25-11 0-46 0-91 0-136z">
              <text:p/>
            </draw:path>
            <draw:path draw:style-name="gr10" draw:text-style-name="P7" draw:layer="layout" svg:width="0.013cm" svg:height="0.349cm" svg:x="3.576cm" svg:y="8.97cm" svg:viewBox="0 0 14 350" svg:d="M14 13c0-7 0-13-7-13s-7 6-7 13c0 108 0 216 0 324 0 7 0 13 7 13s7-6 7-13c0-108 0-216 0-324z">
              <text:p/>
            </draw:path>
            <draw:path draw:style-name="gr10" draw:text-style-name="P7" draw:layer="layout" svg:width="0.233cm" svg:height="0.081cm" svg:x="3.69cm" svg:y="9.105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10" draw:text-style-name="P7" draw:layer="layout" svg:width="0.139cm" svg:height="0.231cm" svg:x="4cm" svg:y="9cm" svg:viewBox="0 0 140 232" svg:d="M27 205c12-11 25-23 37-35 55-48 76-67 76-102 0-40-32-68-75-68-39 0-65 32-65 63 0 20 17 20 18 20 6 0 19-4 19-19 0-9-7-18-19-18-3 0-4 0-5 0 8-23 27-35 48-35 32 0 47 28 47 57 0 28-18 55-37 77-22 25-45 50-67 74-4 4-4 5-4 13 43 0 87 0 130 0 3-20 7-40 10-60-3 0-6 0-9 0-2 11-4 26-8 30-2 3-25 3-33 3-21 0-42 0-63 0z">
              <text:p/>
            </draw:path>
            <draw:path draw:style-name="gr10" draw:text-style-name="P7" draw:layer="layout" svg:width="0.12cm" svg:height="0.172cm" svg:x="4.176cm" svg:y="8.918cm" svg:viewBox="0 0 121 173" svg:d="M59 7c0-1 1-3 1-4s-1-3-4-3c-5 0-25 2-32 2-2 1-5 1-5 6 0 4 3 4 6 4 12 0 12 1 12 3s0 3-1 6c-12 46-23 92-35 139-1 4-1 3-1 5 0 4 3 8 9 8s9-5 11-10c0-1 11-45 12-48 17 2 31 7 31 20 0 1 0 3 0 5-1 4-1 5-1 8 0 17 14 25 26 25 24 0 31-37 31-38 0-3-3-3-4-3-3 0-3 1-5 6-2 11-9 28-21 28-7 0-9-6-9-13 0-4 0-4 2-11 0-1 1-5 1-7 0-22-30-26-40-26 7-5 16-13 20-17 13-11 25-23 39-23 3 0 6 1 8 3-10 2-13 10-13 14 0 5 5 9 10 9 7 0 14-5 14-16 0-8-6-17-19-17-14 0-26 10-39 22-10 10-18 17-29 21 8-33 17-65 25-98z">
              <text:p/>
            </draw:path>
            <draw:path draw:style-name="gr10" draw:text-style-name="P7" draw:layer="layout" svg:width="0.104cm" svg:height="0.123cm" svg:x="4.321cm" svg:y="9.004cm" svg:viewBox="0 0 105 124" svg:d="M29 0c-10 1-19 1-29 2 0 3 0 5 0 8 13 0 14 1 14 9 0 34 0 68 0 103 3 0 5 0 8 0 1-3 2-5 4-7 0-1 1-3 1-4 8 8 19 13 30 13 27 0 48-18 48-40 0-21-19-40-46-40-9 0-20 3-30 10 0-18 0-36 0-54zM30 63c6-9 17-13 28-13 21 0 30 15 30 34 0 10-3 19-10 25-5 6-14 9-22 9-12 0-21-7-26-15 0-14 0-27 0-40z">
              <text:p/>
            </draw:path>
            <draw:path draw:style-name="gr10" draw:text-style-name="P7" draw:layer="layout" svg:width="0.214cm" svg:height="0.269cm" svg:x="4.542cm" svg:y="9.01cm" svg:viewBox="0 0 215 270" svg:d="M208 15c4-2 7-4 7-8s-3-7-7-7c-2 0-5 2-6 2-65 31-130 61-195 92-6 3-7 5-7 8s2 6 7 8c65 30 130 60 195 91 4 1 5 1 6 1 4 0 7-2 7-6 0-3-1-5-7-8-61-29-123-58-184-86 61-29 123-58 184-87zM203 270c6 0 12 0 12-7s-7-7-13-7c-63 0-126 0-189 0-5 0-13 0-13 7s7 7 13 7c63 0 127 0 190 0z">
              <text:p/>
            </draw:path>
            <draw:path draw:style-name="gr10" draw:text-style-name="P7" draw:layer="layout" svg:width="0.158cm" svg:height="0.245cm" svg:x="4.845cm" svg:y="8.99cm" svg:viewBox="0 0 159 246" svg:d="M81 4c0-1 0-4-4-4-8 0-34 3-43 3-3 1-7 1-7 7 0 5 3 5 9 5 16 0 17 2 17 6 0 2-1 5-1 7-17 67-34 134-51 201-1 5-1 5-1 7 0 8 7 10 10 10 5 0 10-3 12-7 2-3 17-67 20-76 12 1 40 7 40 30 0 2 0 4-1 7 0 3-1 8-1 11 0 21 14 35 32 35 11 0 20-5 28-18 9-16 13-34 13-35 0-3-4-3-5-3-3 0-3 1-5 6-7 25-15 42-30 42-7 0-11-3-11-16 0-6 1-14 2-20 2-5 2-6 2-10 0-22-22-33-52-36 11-7 22-18 30-26 17-19 33-34 50-34 2 0 3 0 4 0 4 1 4 1 7 3 1 0 1 1 1 2-17 1-20 14-20 18 0 6 4 13 14 13 9 0 19-8 19-22 0-10-8-22-24-22-10 0-26 3-51 31-12 13-26 27-39 33 12-50 24-99 36-148z">
              <text:p/>
            </draw:path>
            <draw:path draw:style-name="gr10" draw:text-style-name="P7" draw:layer="layout" svg:width="0.232cm" svg:height="0.231cm" svg:x="5.059cm" svg:y="9.029cm" svg:viewBox="0 0 233 232" svg:d="M124 124c33 0 65 0 98 0 5 0 11 0 11-7s-6-7-11-7c-33 0-65 0-98 0 0-33 0-66 0-99 0-5 0-11-7-11s-7 6-7 11c0 33 0 66 0 99-33 0-66 0-99 0-5 0-11 0-11 7s6 7 11 7c33 0 66 0 99 0 0 32 0 65 0 97 0 5 0 11 7 11s7-6 7-11c0-32 0-65 0-97z">
              <text:p/>
            </draw:path>
            <draw:path draw:style-name="gr10" draw:text-style-name="P7" draw:layer="layout" svg:width="0.115cm" svg:height="0.231cm" svg:x="5.363cm" svg:y="9cm" svg:viewBox="0 0 116 232" svg:d="M72 9c0-9 0-9-8-9-22 22-53 22-64 22 0 4 0 7 0 11 7 0 28 0 46-9 0 60 0 121 0 181 0 12-1 16-33 16-4 0-7 0-11 0 0 4 0 8 0 11 12-1 43-1 57-1s45 0 57 1c0-3 0-7 0-11-4 0-7 0-11 0-32 0-33-3-33-16 0-65 0-131 0-196z">
              <text:p/>
            </draw:path>
          </draw:g>
        </draw:g>
        <draw:frame draw:style-name="gr65" draw:text-style-name="P4" draw:layer="layout" svg:width="4.341cm" svg:height="0.395cm" svg:x="1.402cm" svg:y="7.005cm">
          <draw:text-box>
            <text:p><text:span text:style-name="T1">Binary constraint vector set:</text:span></text:p>
          </draw:text-box>
        </draw:frame>
        <draw:g draw:style-name="gr9">
          <svg:title>TexMaths</svg:title>
          <svg:desc>10§display§\mathcal{B} \!\subset\! \mathbb{B}^{\nu}
\quad
(|\mathcal{B}| \!\geq\! 2^{k_{\rm a}})§svg§600§TRUE§</svg:desc>
          <draw:g>
            <draw:path draw:style-name="gr10" draw:text-style-name="P7" draw:layer="layout" svg:width="0.222cm" svg:height="0.253cm" svg:x="5.956cm" svg:y="7.103cm" svg:viewBox="0 0 223 254" svg:d="M88 9c1-4 1-4 1-6s-1-3-4-3c-4 0-15 5-22 9-16 8-29 14-29 21 0 2 2 2 4 2 4 0 13-5 20-8-5 34-13 79-19 109-13 60-20 80-37 114-2 4-2 4-2 5 0 2 3 2 4 2 5 0 20-6 26-16 4-8 17-34 28-74 8-30 21-76 46-112 16-23 31-33 53-33 19 0 36 12 36 31 0 31-33 42-70 54-4 2-28 10-28 19 0 2 2 2 3 2 2 0 10-1 17-1 36 0 65 21 65 54 0 43-38 57-70 57-27 0-40-15-44-20-2-2-2-2-5-2-8 0-26 10-26 17 0 1 14 24 52 24 50 0 122-35 122-91 0-29-19-51-55-58 28-12 69-37 69-70 0-20-17-35-43-35-12 0-57 3-99 55 2-15 5-31 7-46z">
              <text:p/>
            </draw:path>
            <draw:path draw:style-name="gr10" draw:text-style-name="P7" draw:layer="layout" svg:width="0.214cm" svg:height="0.201cm" svg:x="6.255cm" svg:y="7.161cm" svg:viewBox="0 0 215 202" svg:d="M202 14c6 0 13 0 13-7s-7-7-13-7c-31 0-63 0-94 0-60 0-108 45-108 102 0 56 48 100 108 100 31 0 63 0 94 0 6 0 13 0 13-6 0-7-7-7-13-7-31 0-62 0-93 0-55 0-95-40-95-87s40-88 95-88c31 0 62 0 93 0z">
              <text:p/>
            </draw:path>
            <draw:path draw:style-name="gr10" draw:text-style-name="P7" draw:layer="layout" svg:width="0.214cm" svg:height="0.238cm" svg:x="6.541cm" svg:y="7.11cm" svg:viewBox="0 0 215 239" svg:d="M46 32c0-5 0-13-3-20 13 0 25 0 38 0-4 6-4 13-4 18 0 60 0 120 0 179 0 5 0 12 4 18-13 0-25 0-38 0 3-6 3-15 3-20 0-58 0-117 0-175zM142 106c11-12 14-30 14-45 0-24-7-39-16-47 25 2 50 11 50 46 0 22-25 41-48 46zM89 31c0-7 0-11 5-15 2 0 7-4 15-4 16 0 35 13 35 49 0 40-20 48-55 49 0-27 0-53 0-79zM163 112c20-11 39-28 39-52 0-49-40-60-83-60-36 0-71 0-107 0-6 0-12 0-12 6s6 6 12 6c21 0 22 4 22 21 0 58 0 116 0 174 0 17-1 20-24 20-3 0-10 0-10 6s6 6 12 6c35 0 70 0 105 0 43 0 98-17 98-64 0-37-26-56-52-63zM89 208c0-28 0-57 0-86 28 0 40 0 51 8 14 11 15 33 15 45 0 13-1 52-45 52-21 0-21-12-21-19zM152 223c13-15 15-33 15-48 0-25-5-43-19-54 32 5 55 23 55 54 0 26-21 41-51 48z">
              <text:p/>
            </draw:path>
            <draw:path draw:style-name="gr10" draw:text-style-name="P7" draw:layer="layout" svg:width="0.126cm" svg:height="0.107cm" svg:x="6.79cm" svg:y="7.097cm" svg:viewBox="0 0 127 108" svg:d="M44 7c0-1 1-2 1-3s0-4-4-4c-1 0-15 1-16 1-5 1-9 1-14 2-4 0-7 0-7 5 0 4 3 4 6 4 12 0 12 1 12 3s-1 7-2 10c-4 17-8 33-12 50-6 24-8 29-8 30 0 3 4 3 5 3s3 0 4 0c22-3 53-15 79-38 34-30 26-41 39-62 0-4-4-8-9-8-8 0-10 7-12 14-10 35-43 72-85 85 8-31 15-61 23-92z">
              <text:p/>
            </draw:path>
            <draw:path draw:style-name="gr10" draw:text-style-name="P7" draw:layer="layout" svg:width="0.081cm" svg:height="0.349cm" svg:x="7.333cm" svg:y="7.087cm" svg:viewBox="0 0 82 350" svg:d="M82 346c0-1 0-1-6-7-44-44-55-111-55-163 0-61 13-123 56-166 5-5 5-5 5-6 0-3-2-4-4-4-3 0-35 24-56 69-18 38-22 77-22 107 0 26 4 68 23 108 21 43 52 66 55 66 2 0 4-1 4-4z">
              <text:p/>
            </draw:path>
            <draw:path draw:style-name="gr10" draw:text-style-name="P7" draw:layer="layout" svg:width="0.013cm" svg:height="0.349cm" svg:x="7.476cm" svg:y="7.087cm" svg:viewBox="0 0 14 350" svg:d="M14 13c0-7 0-13-7-13s-7 6-7 13c0 108 0 216 0 324 0 7 0 13 7 13s7-6 7-13c0-108 0-216 0-324z">
              <text:p/>
            </draw:path>
            <draw:path draw:style-name="gr10" draw:text-style-name="P7" draw:layer="layout" svg:width="0.222cm" svg:height="0.253cm" svg:x="7.542cm" svg:y="7.103cm" svg:viewBox="0 0 223 254" svg:d="M88 9c1-4 1-4 1-6s-1-3-4-3c-4 0-15 5-22 9-16 8-29 14-29 21 0 2 2 2 4 2 4 0 13-5 20-8-4 34-13 79-19 109-13 60-20 80-37 114-2 4-2 4-2 5 0 2 3 2 4 2 5 0 20-6 26-16 4-8 18-34 28-74 8-30 21-76 46-112 16-23 31-33 53-33 19 0 36 12 36 31 0 31-33 42-70 54-4 2-28 10-28 19 0 2 2 2 3 2 2 0 10-1 17-1 36 0 65 21 65 54 0 43-38 57-70 57-27 0-40-15-44-20-2-2-2-2-5-2-7 0-25 10-25 17 0 1 13 24 51 24 50 0 122-35 122-91 0-29-19-51-55-58 28-12 69-37 69-70 0-20-17-35-43-35-12 0-57 3-99 55 2-15 5-31 7-46z">
              <text:p/>
            </draw:path>
            <draw:path draw:style-name="gr10" draw:text-style-name="P7" draw:layer="layout" svg:width="0.013cm" svg:height="0.349cm" svg:x="7.815cm" svg:y="7.087cm" svg:viewBox="0 0 14 350" svg:d="M14 13c0-7 0-13-7-13s-7 6-7 13c0 108 0 216 0 324 0 7 0 13 7 13s7-6 7-13c0-108 0-216 0-324z">
              <text:p/>
            </draw:path>
            <draw:path draw:style-name="gr10" draw:text-style-name="P7" draw:layer="layout" svg:width="0.213cm" svg:height="0.269cm" svg:x="7.939cm" svg:y="7.127cm" svg:viewBox="0 0 214 270" svg:d="M207 110c5-2 7-5 7-8 0-4-1-6-7-8-64-30-129-61-193-91-5-3-5-2-7-3-4 0-7 3-7 7s3 6 6 8c62 29 123 58 185 87-61 28-123 57-184 86-7 3-7 6-7 8 0 4 3 6 7 6 1 0 2 0 6-1 65-31 129-61 194-91zM202 270c6 0 12 0 12-7s-7-7-12-7c-63 0-127 0-190 0-5 0-12 0-12 7s6 7 12 7c63 0 127 0 190 0z">
              <text:p/>
            </draw:path>
            <draw:path draw:style-name="gr10" draw:text-style-name="P7" draw:layer="layout" svg:width="0.14cm" svg:height="0.231cm" svg:x="8.239cm" svg:y="7.117cm" svg:viewBox="0 0 141 232" svg:d="M27 205c13-11 25-23 38-35 54-48 76-67 76-102 0-40-32-68-75-68-40 0-66 32-66 63 0 20 18 20 19 20 6 0 18-4 18-19 0-9-6-18-18-18-3 0-4 0-5 0 8-23 27-35 48-35 31 0 47 28 47 57 0 28-18 55-37 77-23 25-45 50-68 74-4 4-4 5-4 13 44 0 87 0 131 0 3-20 7-40 10-60-3 0-6 0-9 0-2 11-4 26-8 30-2 3-26 3-33 3-21 0-43 0-64 0z">
              <text:p/>
            </draw:path>
            <draw:path draw:style-name="gr10" draw:text-style-name="P7" draw:layer="layout" svg:width="0.12cm" svg:height="0.172cm" svg:x="8.416cm" svg:y="7.035cm" svg:viewBox="0 0 121 173" svg:d="M58 7c1 0 1-3 1-4s-1-3-4-3c-4 0-25 2-31 2-2 1-5 1-5 6 0 4 3 4 6 4 12 0 12 1 12 3s-1 3-1 6c-12 46-23 92-35 139-1 4-1 3-1 5 0 4 3 8 8 8 7 0 10-5 12-10 0-1 11-45 12-48 17 2 31 7 31 20 0 1 0 3 0 5-1 4-1 5-1 8 0 17 14 25 26 25 24 0 31-37 31-38 0-3-3-3-4-3-3 0-4 1-5 6-3 11-10 28-22 28-6 0-8-6-8-13 0-4 0-4 1-11 1-1 2-5 2-7 0-22-30-26-40-26 7-5 16-13 20-17 13-11 25-23 39-23 3 0 6 1 8 3-11 2-13 10-13 14 0 5 4 9 10 9 7 0 14-5 14-16 0-8-6-17-19-17-14 0-27 10-39 22-11 10-19 17-29 21 8-33 16-65 24-98z">
              <text:p/>
            </draw:path>
            <draw:path draw:style-name="gr10" draw:text-style-name="P7" draw:layer="layout" svg:width="0.098cm" svg:height="0.079cm" svg:x="8.561cm" svg:y="7.162cm" svg:viewBox="0 0 99 80" svg:d="M78 26c0-16-18-26-40-26-11 0-31 0-31 15 0 7 5 10 9 10 5 0 10-3 10-9 0-5-3-7-4-8 5-2 14-2 16-2 15 0 24 8 24 21 0 1 0 3 0 4-17 1-26 2-40 6-12 4-22 12-22 23 0 17 21 20 35 20 13 0 24-5 29-14 1 6 5 14 14 14 1 0 21 0 21-17 0-3 0-7 0-10-2 0-5 0-7 0 0 3 0 6 0 9 0 2 0 10-7 10s-7-8-7-10c0-12 0-24 0-36zM62 54c0 19-21 21-25 21-11 0-21-6-21-15 0-6 4-22 46-24 0 6 0 12 0 18z">
              <text:p/>
            </draw:path>
            <draw:path draw:style-name="gr10" draw:text-style-name="P7" draw:layer="layout" svg:width="0.08cm" svg:height="0.349cm" svg:x="8.722cm" svg:y="7.087cm" svg:viewBox="0 0 81 350" svg:d="M81 176c0-28-4-70-23-110-21-43-51-66-55-66-2 0-3 2-3 4 0 1 0 1 6 8 35 34 55 90 55 164 0 59-13 120-57 165-4 4-4 4-4 5 0 3 1 4 3 4 4 0 35-24 56-68 18-39 22-78 22-106z">
              <text:p/>
            </draw:path>
          </draw:g>
        </draw:g>
        <draw:frame draw:style-name="gr66" draw:text-style-name="P4" draw:layer="layout" svg:width="2.521cm" svg:height="0.395cm" svg:x="1.403cm" svg:y="9.406cm">
          <draw:text-box>
            <text:p><text:span text:style-name="T1">Inner codebook:</text:span></text:p>
          </draw:text-box>
        </draw:frame>
        <draw:g draw:style-name="gr9">
          <svg:title>TexMaths</svg:title>
          <svg:desc>10§display§\mathcal{C}
\subseteq
\left\{
(c_0, \dots, c_{\nu-1})
\,\middle|\,
c_j \!\in\! \Phi_{b_j}, 
(b_0, \dots, b_{\nu-1}) \!\in\! \mathcal{B}
\right\}§svg§600§TRUE§</svg:desc>
          <draw:g>
            <draw:path draw:style-name="gr10" draw:text-style-name="P7" draw:layer="layout" svg:width="0.182cm" svg:height="0.254cm" svg:x="1.692cm" svg:y="9.927cm" svg:viewBox="0 0 183 255" svg:d="M170 193c0-2-2-3-3-3-6 0-10 3-15 5-7 5-9 7-13 13-11 16-26 28-49 28-32 0-60-22-60-75 0-31 13-73 31-101 16-22 35-40 71-40 13 0 22 4 22 17s-13 38-18 45c-2 4-2 4-2 5 0 2 2 2 4 2 7 0 20-7 24-13 1-1 21-36 21-54 0-19-15-22-28-22-51 0-93 34-109 53-42 51-46 105-46 124 0 50 26 78 67 78 56 0 103-54 103-62z">
              <text:p/>
            </draw:path>
            <draw:path draw:style-name="gr10" draw:text-style-name="P7" draw:layer="layout" svg:width="0.214cm" svg:height="0.27cm" svg:x="2.02cm" svg:y="9.951cm" svg:viewBox="0 0 215 271" svg:d="M202 15c6 0 13 0 13-7 0-8-7-8-13-8-31 0-63 0-94 0-60 0-108 46-108 102s49 102 108 102c31 0 63 0 94 0 6 0 13 0 13-7s-7-7-13-7c-31 0-62 0-93 0-56 0-95-41-95-88s40-87 95-87c31 0 62 0 93 0zM19 257c-6 0-12 0-12 7s6 7 12 7c61 0 122 0 183 0 6 0 13 0 13-7s-7-7-13-7c-61 0-122 0-183 0z">
              <text:p/>
            </draw:path>
            <draw:path draw:style-name="gr10" draw:text-style-name="P7" draw:layer="layout" svg:width="0.124cm" svg:height="0.419cm" svg:x="2.402cm" svg:y="9.876cm" svg:viewBox="0 0 125 420" svg:d="M50 154c0 25-12 38-48 52-1 1-2 3-2 5s0 4 3 5c47 17 47 36 47 55 0 33 0 65 0 97 0 10 6 23 21 33 17 12 46 19 49 19 4 0 5-1 5-4s-1-4-6-6c-11-3-38-14-44-36-1-4-1-5-1-18 0-28 0-57 0-86 0-18 0-44-57-59 57-18 57-41 57-61 0-29 0-58 0-86 0-19 0-38 48-55 3-1 3-3 3-4 0-3-1-5-5-5-2 0-52 12-64 35-6 10-6 13-6 29 0 30 0 60 0 90z">
              <text:p/>
            </draw:path>
            <draw:path draw:style-name="gr10" draw:text-style-name="P7" draw:layer="layout" svg:width="0.08cm" svg:height="0.35cm" svg:x="2.602cm" svg:y="9.911cm" svg:viewBox="0 0 81 351" svg:d="M81 347c0-1 0-2-6-8-44-44-55-110-55-163 0-61 13-122 57-166 4-4 4-5 4-6 0-2-1-4-3-4-4 0-36 24-56 69-18 39-22 78-22 107 0 27 3 69 23 109 21 43 51 66 55 66 2 0 3-2 3-4z">
              <text:p/>
            </draw:path>
            <draw:path draw:style-name="gr10" draw:text-style-name="P7" draw:layer="layout" svg:width="0.136cm" svg:height="0.158cm" svg:x="2.718cm" svg:y="10.02cm" svg:viewBox="0 0 137 159" svg:d="M125 21c-6 0-11 0-16 5-5 6-6 12-6 14 0 8 6 12 13 12 10 0 20-8 20-22 0-17-17-30-42-30-47 0-94 50-94 99 0 32 20 60 57 60 50 0 80-38 80-42 0-2-3-4-5-4-1 0-2 0-4 3-28 35-66 35-71 35-22 0-31-17-31-38 0-15 7-49 19-71 11-20 30-35 49-35 12 0 26 5 31 14z">
              <text:p/>
            </draw:path>
            <draw:path draw:style-name="gr10" draw:text-style-name="P7" draw:layer="layout" svg:width="0.113cm" svg:height="0.167cm" svg:x="2.868cm" svg:y="10.064cm" svg:viewBox="0 0 114 168" svg:d="M114 85c0-27-3-46-14-64-8-11-23-21-43-21-57 0-57 67-57 85s0 83 57 83 57-65 57-83zM57 161c-11 0-26-6-31-26-3-15-3-35-3-53s0-37 3-50c6-20 21-25 31-25 14 0 26 8 31 22 4 14 4 31 4 53 0 18 0 36-3 52-5 22-22 27-32 27z">
              <text:p/>
            </draw:path>
            <draw:path draw:style-name="gr10" draw:text-style-name="P7" draw:layer="layout" svg:width="0.04cm" svg:height="0.104cm" svg:x="3.043cm" svg:y="10.137cm" svg:viewBox="0 0 41 105" svg:d="M41 36c0-23-8-36-22-36-12 0-19 8-19 18s7 19 19 19c4 0 9-2 12-5 1-1 1-1 2-1 0 2 1 0 1 5 0 26-13 47-24 59-4 4-4 5-4 6 0 2 2 4 4 4 3 0 31-28 31-69z">
              <text:p/>
            </draw:path>
            <draw:path draw:style-name="gr10" draw:text-style-name="P7" draw:layer="layout" svg:width="0.036cm" svg:height="0.036cm" svg:x="3.2cm" svg:y="10.137cm" svg:viewBox="0 0 37 37" svg:d="M37 18c0-10-9-18-19-18s-18 8-18 18 8 19 18 19 19-9 19-19z">
              <text:p/>
            </draw:path>
            <draw:path draw:style-name="gr10" draw:text-style-name="P7" draw:layer="layout" svg:width="0.036cm" svg:height="0.036cm" svg:x="3.356cm" svg:y="10.137cm" svg:viewBox="0 0 37 37" svg:d="M37 18c0-10-9-18-19-18-11 0-18 8-18 18s7 19 18 19c10 0 19-9 19-19z">
              <text:p/>
            </draw:path>
            <draw:path draw:style-name="gr10" draw:text-style-name="P7" draw:layer="layout" svg:width="0.036cm" svg:height="0.036cm" svg:x="3.512cm" svg:y="10.137cm" svg:viewBox="0 0 37 37" svg:d="M37 18c0-10-8-18-18-18-11 0-19 8-19 18s8 19 19 19c10 0 18-9 18-19z">
              <text:p/>
            </draw:path>
            <draw:path draw:style-name="gr10" draw:text-style-name="P7" draw:layer="layout" svg:width="0.04cm" svg:height="0.104cm" svg:x="3.668cm" svg:y="10.137cm" svg:viewBox="0 0 41 105" svg:d="M41 36c0-23-9-36-22-36-12 0-19 8-19 18s7 19 19 19c4 0 8-2 12-5 1-1 1-1 2-1 0 2 0 0 0 5 0 26-12 47-23 59-4 4-4 5-4 6 0 2 1 4 3 4 4 0 32-28 32-69z">
              <text:p/>
            </draw:path>
            <draw:path draw:style-name="gr10" draw:text-style-name="P7" draw:layer="layout" svg:width="0.136cm" svg:height="0.158cm" svg:x="3.808cm" svg:y="10.02cm" svg:viewBox="0 0 137 159" svg:d="M125 21c-5 0-10 0-15 5-6 6-7 12-7 14 0 8 7 12 13 12 11 0 20-8 20-22 0-17-16-30-41-30-48 0-95 50-95 99 0 32 21 60 57 60 51 0 80-38 80-42 0-2-2-4-4-4s-3 0-5 3c-27 35-66 35-70 35-22 0-32-17-32-38 0-15 7-49 19-71 11-20 31-35 50-35 12 0 25 5 30 14z">
              <text:p/>
            </draw:path>
            <draw:path draw:style-name="gr10" draw:text-style-name="P7" draw:layer="layout" svg:width="0.125cm" svg:height="0.107cm" svg:x="3.964cm" svg:y="10.118cm" svg:viewBox="0 0 126 108" svg:d="M44 7c0-1 0-2 0-4-1-1 0-3-4-3-5 0-14 1-16 1-4 1-9 1-13 2-4 0-7 0-7 5 0 4 3 4 6 4 12 0 12 1 12 3s-1 7-2 10c-4 17-9 33-13 50-6 24-7 29-7 30 0 3 4 3 5 3s3 0 4 0c22-3 53-15 79-38 34-30 25-41 38-62 0-5-3-8-8-8-8 0-10 7-12 14-10 35-43 72-85 85 8-31 15-61 23-92z">
              <text:p/>
            </draw:path>
            <draw:path draw:style-name="gr10" draw:text-style-name="P7" draw:layer="layout" svg:width="0.165cm" svg:height="0.011cm" svg:x="4.13cm" svg:y="10.159cm" svg:viewBox="0 0 166 12" svg:d="M156 12c4 0 10 0 10-6s-5-6-10-6c-49 0-97 0-146 0-4 0-10 0-10 6s6 6 10 6c49 0 97 0 146 0z">
              <text:p/>
            </draw:path>
            <draw:path draw:style-name="gr10" draw:text-style-name="P7" draw:layer="layout" svg:width="0.088cm" svg:height="0.162cm" svg:x="4.35cm" svg:y="10.064cm" svg:viewBox="0 0 89 163" svg:d="M55 7c0-7 0-7-7-7-16 16-38 16-48 16 0 3 0 6 0 9 6 0 22 0 35-7 0 42 0 83 0 125 0 8 0 12-24 12-3 0-6 0-9 0 0 2 0 5 0 8 4 0 34-1 43-1 8 0 39 1 44 1 0-3 0-6 0-8-3 0-6 0-9 0-25 0-25-4-25-12 0-46 0-91 0-136z">
              <text:p/>
            </draw:path>
            <draw:path draw:style-name="gr10" draw:text-style-name="P7" draw:layer="layout" svg:width="0.08cm" svg:height="0.35cm" svg:x="4.501cm" svg:y="9.911cm" svg:viewBox="0 0 81 351" svg:d="M81 176c0-27-4-70-23-110-21-43-51-66-55-66-2 0-3 2-3 4 0 1 0 2 6 8 35 35 55 91 55 164 0 59-13 121-57 165-4 4-4 5-4 6 0 2 1 4 3 4 4 0 35-24 56-69 18-39 22-77 22-106z">
              <text:p/>
            </draw:path>
            <draw:path draw:style-name="gr10" draw:text-style-name="P7" draw:layer="layout" svg:width="0.014cm" svg:height="0.223cm" svg:x="4.727cm" svg:y="9.869cm" svg:viewBox="0 0 15 224" svg:d="M0 212c0 6 0 12 7 12 8 0 8-6 8-12 0-67 0-133 0-199 0-6 0-13-7-13-8 0-8 7-8 13 0 66 0 132 0 199z">
              <text:p/>
            </draw:path>
            <draw:path draw:style-name="gr10" draw:text-style-name="P7" draw:layer="layout" svg:width="0.014cm" svg:height="0.223cm" svg:x="4.727cm" svg:y="10.08cm" svg:viewBox="0 0 15 224" svg:d="M0 212c0 6 0 12 7 12 8 0 8-6 8-12 0-67 0-133 0-199 0-6 0-13-7-13-8 0-8 7-8 13 0 66 0 132 0 199z">
              <text:p/>
            </draw:path>
            <draw:path draw:style-name="gr10" draw:text-style-name="P7" draw:layer="layout" svg:width="0.136cm" svg:height="0.158cm" svg:x="4.866cm" svg:y="10.02cm" svg:viewBox="0 0 137 159" svg:d="M125 21c-6 0-11 0-16 5-5 6-6 12-6 14 0 8 6 12 13 12 10 0 20-8 20-22 0-17-17-30-42-30-47 0-94 50-94 99 0 32 20 60 57 60 50 0 80-38 80-42 0-2-2-4-5-4-1 0-2 0-4 3-28 35-66 35-70 35-23 0-32-17-32-38 0-15 7-49 19-71 11-20 30-35 49-35 12 0 26 5 31 14z">
              <text:p/>
            </draw:path>
            <draw:path draw:style-name="gr10" draw:text-style-name="P7" draw:layer="layout" svg:width="0.107cm" svg:height="0.213cm" svg:x="5.004cm" svg:y="10.064cm" svg:viewBox="0 0 108 214" svg:d="M108 10c0-4-4-10-10-10-7 0-14 7-14 14 0 4 3 9 10 9 6 0 14-6 14-13zM55 175c-4 17-17 32-31 32-3 0-6-1-9-2 6-3 8-9 8-12 0-6-4-9-9-9-8 0-14 6-14 14 0 9 9 16 24 16s44-9 51-39 15-59 22-88c1-3 1-5 1-9 0-13-11-23-26-23-27 0-43 34-43 38 0 3 3 2 4 3 3 0 4-1 5-5 6-14 19-29 33-29 7 0 9 4 9 12 0 3-1 6-1 7-8 31-16 62-24 94z">
              <text:p/>
            </draw:path>
            <draw:path draw:style-name="gr10" draw:text-style-name="P7" draw:layer="layout" svg:width="0.175cm" svg:height="0.203cm" svg:x="5.22cm" svg:y="9.985cm" svg:viewBox="0 0 176 204" svg:d="M163 109c6 0 13 0 13-7s-7-7-13-7c-50 0-99 0-149 0 5-47 45-81 94-81 18 0 37 0 55 0 6 0 13 0 13-7s-7-7-13-7c-18 0-37 0-55 0-60 0-108 46-108 102s48 102 108 102c18 0 37 0 55 0 6 0 13 0 13-7s-7-7-13-7c-18 0-37 0-55 0-49 0-89-34-94-81 50 0 99 0 149 0z">
              <text:p/>
            </draw:path>
            <draw:path draw:style-name="gr10" draw:text-style-name="P7" draw:layer="layout" svg:width="0.213cm" svg:height="0.238cm" svg:x="5.483cm" svg:y="9.935cm" svg:viewBox="0 0 214 239" svg:d="M120 192c55-4 94-36 94-72s-40-68-94-73c0-6 0-13 0-19 0-12 0-17 34-17 4 0 7 0 11 0 0-4 0-7 0-11-12 1-45 1-59 1-15 0-47 0-60-1 0 4 0 7 0 11 4 0 8 0 12 0 33 0 33 4 33 17 0 6 0 13 0 19-54 6-91 38-91 73 0 36 39 67 91 72 0 6 0 13 0 20 0 11 0 16-33 16-4 0-8 0-12 0 0 4 0 8 0 11 13-1 44-1 59-1 14 0 48 0 60 1 0-3 0-7 0-11-4 0-7 0-11 0-34 0-34-5-34-16 0-7 0-14 0-20zM91 184c-50-6-56-42-56-64 0-18 3-58 56-65 0 43 0 86 0 129zM120 55c49 6 59 38 59 65 0 21-6 58-59 65 0-44 0-87 0-130z">
              <text:p/>
            </draw:path>
            <draw:path draw:style-name="gr10" draw:text-style-name="P7" draw:layer="layout" svg:width="0.099cm" svg:height="0.172cm" svg:x="5.733cm" svg:y="10.057cm" svg:viewBox="0 0 100 173" svg:d="M49 7c0-1 1-3 1-4s-1-3-4-3c-5 0-26 2-32 2-2 1-5 1-5 6 0 3 3 3 6 3 12 0 12 2 12 4s-2 12-4 17c-2 8-3 15-5 23-3 8-16 62-17 65-1 6-1 9-1 12 0 25 16 41 36 41 31 0 64-34 64-70 0-29-20-41-37-41-13 0-24 7-31 14 6-23 11-46 17-69zM36 166c-12 0-18-11-18-25 0-9 2-18 9-45 1-5 1-5 6-11 9-11 20-16 29-16 10 0 18 7 18 24 0 10-5 35-13 49-6 12-18 24-31 24z">
              <text:p/>
            </draw:path>
            <draw:path draw:style-name="gr10" draw:text-style-name="P7" draw:layer="layout" svg:width="0.082cm" svg:height="0.153cm" svg:x="5.847cm" svg:y="10.144cm" svg:viewBox="0 0 83 154" svg:d="M83 8c0-4-3-8-8-8s-11 6-11 11c0 4 4 8 8 8 6 0 11-6 11-11zM45 125c-4 14-15 23-25 23-3 0-5-1-7-1 4-3 6-7 6-10s-2-7-8-7-11 6-11 11c0 8 8 13 20 13s35-7 40-28 11-42 16-63c0-2 1-4 1-6 0-10-10-17-22-17-21 0-34 24-34 27s2 2 3 3c3 0 3-1 4-3 8-17 20-21 26-21 7 0 8 6 8 9s0 3-1 5c-5 21-11 43-16 65z">
              <text:p/>
            </draw:path>
            <draw:path draw:style-name="gr10" draw:text-style-name="P7" draw:layer="layout" svg:width="0.041cm" svg:height="0.104cm" svg:x="6.019cm" svg:y="10.137cm" svg:viewBox="0 0 42 105" svg:d="M42 36c0-23-9-36-23-36-12 0-19 8-19 18s7 19 19 19c4 0 9-2 12-5 1-1 1-1 2-1 0 2 1 0 1 5 0 26-12 47-24 59-4 4-4 5-4 6 0 2 2 4 4 4 3 0 32-28 32-69z">
              <text:p/>
            </draw:path>
            <draw:path draw:style-name="gr10" draw:text-style-name="P7" draw:layer="layout" svg:width="0.081cm" svg:height="0.35cm" svg:x="6.18cm" svg:y="9.911cm" svg:viewBox="0 0 82 351" svg:d="M82 347c0-1 0-2-6-8-44-44-55-110-55-163 0-61 13-122 56-166 5-4 5-5 5-6 0-2-2-4-4-4-3 0-35 24-56 69-18 39-22 78-22 107 0 27 4 69 23 109 21 43 52 66 55 66 2 0 4-2 4-4z">
              <text:p/>
            </draw:path>
            <draw:path draw:style-name="gr10" draw:text-style-name="P7" draw:layer="layout" svg:width="0.128cm" svg:height="0.246cm" svg:x="6.299cm" svg:y="9.931cm" svg:viewBox="0 0 129 247" svg:d="M67 4c-2-1 0-4-5-4-8 0-33 3-42 4-3 0-7 0-7 7 0 4 3 4 8 4 17 0 18 2 18 6 0 2-3 14-5 22-10 38-19 76-29 114-4 18-5 23-5 36 0 32 18 54 44 54 42 0 85-52 85-102 0-32-19-56-47-56-16 0-30 10-41 21 9-36 17-71 26-106zM34 137c2-8 2-9 5-13 17-22 33-28 42-28 13 0 23 11 23 33 0 21-12 61-18 75-12 22-28 35-42 35-12 0-23-10-23-35 0-6 0-13 5-35 3-11 5-22 8-32z">
              <text:p/>
            </draw:path>
            <draw:path draw:style-name="gr10" draw:text-style-name="P7" draw:layer="layout" svg:width="0.113cm" svg:height="0.167cm" svg:x="6.446cm" svg:y="10.064cm" svg:viewBox="0 0 114 168" svg:d="M114 85c0-27-3-46-15-64-7-11-23-21-42-21-57 0-57 67-57 85s0 83 57 83 57-65 57-83zM57 161c-12 0-27-6-32-26-3-15-3-35-3-53s0-37 4-50c5-20 21-25 31-25 13 0 26 8 30 22s4 31 4 53c0 18 0 36-3 52-5 22-21 27-31 27z">
              <text:p/>
            </draw:path>
            <draw:path draw:style-name="gr10" draw:text-style-name="P7" draw:layer="layout" svg:width="0.04cm" svg:height="0.104cm" svg:x="6.621cm" svg:y="10.137cm" svg:viewBox="0 0 41 105" svg:d="M41 36c0-23-9-36-23-36-11 0-18 8-18 18s7 19 18 19c5 0 9-2 13-5 1-1 1-1 1-1 1 0 1 0 1 5 0 26-12 47-24 59-4 4-4 5-4 6 0 2 2 4 4 4 4 0 32-28 32-69z">
              <text:p/>
            </draw:path>
            <draw:path draw:style-name="gr10" draw:text-style-name="P7" draw:layer="layout" svg:width="0.036cm" svg:height="0.036cm" svg:x="6.777cm" svg:y="10.137cm" svg:viewBox="0 0 37 37" svg:d="M37 18c0-10-8-18-18-18-11 0-19 8-19 18s8 19 19 19c10 0 18-9 18-19z">
              <text:p/>
            </draw:path>
            <draw:path draw:style-name="gr10" draw:text-style-name="P7" draw:layer="layout" svg:width="0.036cm" svg:height="0.036cm" svg:x="6.933cm" svg:y="10.137cm" svg:viewBox="0 0 37 37" svg:d="M37 18c0-10-8-18-18-18s-19 8-19 18 9 19 19 19 18-9 18-19z">
              <text:p/>
            </draw:path>
            <draw:path draw:style-name="gr10" draw:text-style-name="P7" draw:layer="layout" svg:width="0.036cm" svg:height="0.036cm" svg:x="7.089cm" svg:y="10.137cm" svg:viewBox="0 0 37 37" svg:d="M37 18c0-10-8-18-18-18s-19 8-19 18 9 19 19 19 18-9 18-19z">
              <text:p/>
            </draw:path>
            <draw:path draw:style-name="gr10" draw:text-style-name="P7" draw:layer="layout" svg:width="0.041cm" svg:height="0.104cm" svg:x="7.245cm" svg:y="10.137cm" svg:viewBox="0 0 42 105" svg:d="M42 36c0-23-9-36-23-36-12 0-19 8-19 18s7 19 19 19c4 0 9-2 12-5 1-1 1-1 2-1 0 2 1 0 1 5 0 26-13 47-24 59-4 4-4 5-4 6 0 2 2 4 4 4 3 0 32-28 32-69z">
              <text:p/>
            </draw:path>
            <draw:path draw:style-name="gr10" draw:text-style-name="P7" draw:layer="layout" svg:width="0.128cm" svg:height="0.246cm" svg:x="7.388cm" svg:y="9.931cm" svg:viewBox="0 0 129 247" svg:d="M67 4c-1-1 0-4-4-4-8 0-34 3-43 4-3 0-7 0-7 7 0 4 3 4 9 4 17 0 17 2 17 6 0 2-3 14-5 22-9 38-19 76-28 114-5 18-6 23-6 36 0 32 19 54 45 54 41 0 84-52 84-102 0-32-18-56-47-56-16 0-30 10-41 21 9-36 17-71 26-106zM34 137c2-8 2-9 6-13 17-22 33-28 42-28 12 0 22 11 22 33 0 21-12 61-18 75-12 22-28 35-41 35-12 0-24-10-24-35 0-6 0-13 6-35 2-11 5-22 7-32z">
              <text:p/>
            </draw:path>
            <draw:path draw:style-name="gr10" draw:text-style-name="P7" draw:layer="layout" svg:width="0.126cm" svg:height="0.107cm" svg:x="7.54cm" svg:y="10.118cm" svg:viewBox="0 0 127 108" svg:d="M44 7c0-1 0-2 0-4-1-1 0-3-4-3-5 0-14 1-16 1-4 1-9 1-13 2-4 0-7 0-7 5 0 4 3 4 6 4 12 0 12 1 12 3s-1 7-2 10c-4 17-8 33-12 50-7 24-8 29-8 30 0 3 4 3 5 3s3 0 4 0c22-3 53-15 79-38 34-30 26-41 39-62 0-5-4-8-9-8-8 0-10 7-12 14-10 35-43 72-85 85 8-31 15-61 23-92z">
              <text:p/>
            </draw:path>
            <draw:path draw:style-name="gr10" draw:text-style-name="P7" draw:layer="layout" svg:width="0.165cm" svg:height="0.011cm" svg:x="7.706cm" svg:y="10.159cm" svg:viewBox="0 0 166 12" svg:d="M156 12c4 0 10 0 10-6s-5-6-10-6c-49 0-97 0-146 0-4 0-10 0-10 6s6 6 10 6c49 0 97 0 146 0z">
              <text:p/>
            </draw:path>
            <draw:path draw:style-name="gr10" draw:text-style-name="P7" draw:layer="layout" svg:width="0.088cm" svg:height="0.162cm" svg:x="7.926cm" svg:y="10.064cm" svg:viewBox="0 0 89 163" svg:d="M55 7c0-7 0-7-7-7-16 16-38 16-48 16 0 3 0 6 0 9 6 0 22 0 36-7 0 42 0 83 0 125 0 8 0 12-25 12-3 0-6 0-9 0 0 2 0 5 0 8 4 0 34-1 43-1 8 0 39 1 44 1 0-3 0-6 0-8-3 0-6 0-9 0-25 0-25-4-25-12 0-46 0-91 0-136z">
              <text:p/>
            </draw:path>
            <draw:path draw:style-name="gr10" draw:text-style-name="P7" draw:layer="layout" svg:width="0.08cm" svg:height="0.35cm" svg:x="8.077cm" svg:y="9.911cm" svg:viewBox="0 0 81 351" svg:d="M81 176c0-27-4-70-23-110-21-43-51-66-55-66-2 0-3 2-3 4 0 1 0 2 6 8 35 35 55 91 55 164 0 59-13 121-57 165-4 4-4 5-4 6 0 2 1 4 3 4 4 0 35-24 56-69 18-39 22-77 22-106z">
              <text:p/>
            </draw:path>
            <draw:path draw:style-name="gr10" draw:text-style-name="P7" draw:layer="layout" svg:width="0.174cm" svg:height="0.203cm" svg:x="8.262cm" svg:y="9.985cm" svg:viewBox="0 0 175 204" svg:d="M163 109c6 0 12 0 12-7s-6-7-12-7c-50 0-99 0-149 0 4-47 45-81 94-81 18 0 37 0 55 0 6 0 12 0 12-7s-6-7-12-7c-19 0-37 0-56 0-60 0-107 46-107 102s47 102 107 102c19 0 37 0 56 0 6 0 12 0 12-7s-6-7-12-7c-18 0-37 0-55 0-49 0-90-34-94-81 50 0 99 0 149 0z">
              <text:p/>
            </draw:path>
            <draw:path draw:style-name="gr10" draw:text-style-name="P7" draw:layer="layout" svg:width="0.222cm" svg:height="0.253cm" svg:x="8.516cm" svg:y="9.927cm" svg:viewBox="0 0 223 254" svg:d="M88 9c1-3 1-4 1-5 0-3-1-4-4-4-4 0-14 6-21 9-17 8-30 15-30 21 0 2 2 2 4 2 4 0 13-5 20-8-4 35-13 79-19 110-13 59-20 81-37 114-2 3-1 3-2 4 0 2 3 2 4 2 5 0 20-6 26-16 4-8 18-32 28-73 8-30 21-76 46-112 16-23 31-34 53-34 19 0 37 13 37 31 0 31-34 42-70 55-5 1-29 9-29 18 0 2 3 3 4 3s9-2 17-2c35 0 64 21 64 55 0 42-37 56-69 56-27 0-40-15-45-18-1-2-2-3-5-3-7 0-25 10-25 16 0 1 13 24 51 24 50 0 123-35 123-90 0-30-20-52-56-58 28-12 69-38 69-71 0-20-16-35-42-35-12 0-57 3-100 56 2-16 5-31 7-47z">
              <text:p/>
            </draw:path>
            <draw:path draw:style-name="gr10" draw:text-style-name="P7" draw:layer="layout" svg:width="0.124cm" svg:height="0.419cm" svg:x="8.787cm" svg:y="9.876cm" svg:viewBox="0 0 125 420" svg:d="M75 266c0-11 0-33 45-50 4-2 5-2 5-5 0-1 0-4-2-4-48-19-48-38-48-58 0-33 0-65 0-97-1-19-16-30-22-33-15-11-45-19-49-19-3 0-4 2-4 5s2 4 4 4c47 18 47 36 47 55 0 28 0 57 0 86 0 20 0 43 56 61-56 18-56 38-56 60 0 29 0 58 0 86 0 18 0 37-45 53-5 2-6 3-6 6s1 4 4 4c1 0 47-9 64-32 7-10 7-18 7-31 0-30 0-60 0-91z">
              <text:p/>
            </draw:path>
          </draw:g>
        </draw:g>
        <draw:frame draw:style-name="gr13" draw:text-style-name="P5" draw:layer="layout" svg:width="0.345cm" svg:height="0.319cm" svg:x="9.902cm" svg:y="7.902cm">
          <draw:text-box>
            <text:p><text:span text:style-name="T2">AT</text:span></text:p>
          </draw:text-box>
        </draw:frame>
        <draw:frame draw:style-name="gr14" draw:text-style-name="P5" draw:layer="layout" svg:width="0.425cm" svg:height="0.319cm" svg:x="9.903cm" svg:y="8.403cm">
          <draw:text-box>
            <text:p><text:span text:style-name="T2">GC</text:span></text:p>
          </draw:text-box>
        </draw:frame>
        <draw:frame draw:style-name="gr15" draw:text-style-name="P4" draw:layer="layout" svg:width="1.987cm" svg:height="0.395cm" svg:x="1.403cm" svg:y="6.606cm">
          <draw:text-box>
            <text:p><text:span text:style-name="T1">Code length:</text:span></text:p>
          </draw:text-box>
        </draw:frame>
        <draw:g draw:style-name="gr9">
          <svg:title>TexMaths</svg:title>
          <svg:desc>10§display§\nu§svg§600§TRUE§</svg:desc>
          <draw:g>
            <draw:path draw:style-name="gr10" draw:text-style-name="P7" draw:layer="layout" svg:width="0.163cm" svg:height="0.152cm" svg:x="3.619cm" svg:y="6.74cm" svg:viewBox="0 0 164 153" svg:d="M60 4c0-1 0-4-5-4-8 0-33 3-42 3-3 1-7 1-7 7 0 5 3 5 8 5 17 0 18 2 18 6 0 2-4 18-7 28-7 28-14 56-21 84-2 5-4 15-4 16 0 4 4 4 6 4s3 0 5 0c24-4 62-18 97-51 47-42 56-89 56-93 0-6-4-9-10-9-3 0-11 1-14 11-22 79-74 118-114 131 11-46 22-92 34-138z">
              <text:p/>
            </draw:path>
          </draw:g>
        </draw:g>
        <draw:frame draw:style-name="gr16" draw:text-style-name="P4" draw:layer="layout" svg:width="1.001cm" svg:height="0.395cm" svg:x="4.004cm" svg:y="6.607cm">
          <draw:text-box>
            <text:p><text:span text:style-name="T1">(even)</text:span></text:p>
          </draw:text-box>
        </draw:frame>
        <draw:frame draw:style-name="gr67" draw:text-style-name="P4" draw:layer="layout" svg:width="1.564cm" svg:height="0.395cm" svg:x="11.002cm" svg:y="6.605cm">
          <draw:text-box>
            <text:p><text:span text:style-name="T1">(example)</text:span></text:p>
          </draw:text-box>
        </draw:frame>
        <draw:g draw:style-name="gr9">
          <svg:title>TexMaths</svg:title>
          <svg:desc>10§display§\nu \!=\! 6,
| \mathcal{B} | \!=\! 16,  
k \!=\! 7, 
k_{\rm a} \!=\! 4, 
k_{\rm b} \!=\! 3,§svg§600§TRUE§</svg:desc>
          <draw:g>
            <draw:path draw:style-name="gr10" draw:text-style-name="P7" draw:layer="layout" svg:width="0.164cm" svg:height="0.154cm" svg:x="12.723cm" svg:y="6.799cm" svg:viewBox="0 0 165 155" svg:d="M60 4c0-1 0-4-4-4-9 0-34 3-43 3-3 1-7 1-7 7 0 5 3 5 8 5 17 0 18 2 18 5s-4 19-7 29c-7 28-14 57-21 86-2 5-3 10-4 15 0 4 4 5 6 5s3 0 5 0c24-5 62-18 99-52 46-43 55-91 55-94 0-6-4-9-10-9-3 0-11 1-13 11-23 80-76 119-116 132 11-47 23-93 34-139z">
              <text:p/>
            </draw:path>
            <draw:path draw:style-name="gr10" draw:text-style-name="P7" draw:layer="layout" svg:width="0.233cm" svg:height="0.081cm" svg:x="12.959cm" svg:y="6.825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0" draw:text-style-name="P7" draw:layer="layout" svg:width="0.145cm" svg:height="0.239cm" svg:x="13.266cm" svg:y="6.72cm" svg:viewBox="0 0 146 240" svg:d="M32 119c0-3 0-6 0-9 0-88 44-101 62-101 8 0 23 2 30 14-5 0-19 0-19 16 0 11 9 16 16 16 6 0 16-3 16-17 0-21-15-38-44-38-45 0-93 46-93 123 0 92 41 117 74 117 39 0 72-33 72-78 0-44-31-78-70-78-24 0-37 18-44 35zM74 230c-22 0-33-21-35-26-6-16-6-43-6-50 0-27 11-62 43-62 5 0 21 0 32 22 7 13 7 31 7 48 0 16 0 33-6 46-11 21-27 22-35 22z">
              <text:p/>
            </draw:path>
            <draw:path draw:style-name="gr10" draw:text-style-name="P7" draw:layer="layout" svg:width="0.04cm" svg:height="0.104cm" svg:x="13.458cm" svg:y="6.915cm" svg:viewBox="0 0 41 105" svg:d="M41 37c0-23-9-37-23-37-11 0-18 9-18 19 0 9 7 19 18 19 4 0 9-2 12-5 2-1 1-1 2-1s1 0 1 5c0 26-12 47-24 59-4 3-4 4-4 5 0 3 2 4 4 4 4 0 32-27 32-68z">
              <text:p/>
            </draw:path>
            <draw:path draw:style-name="gr10" draw:text-style-name="P7" draw:layer="layout" svg:width="0.013cm" svg:height="0.348cm" svg:x="13.625cm" svg:y="6.691cm" svg:viewBox="0 0 14 349" svg:d="M14 13c0-7 0-13-7-13s-7 6-7 13c0 108 0 215 0 323 0 7 0 13 7 13s7-6 7-13c0-108 0-215 0-323z">
              <text:p/>
            </draw:path>
            <draw:path draw:style-name="gr10" draw:text-style-name="P7" draw:layer="layout" svg:width="0.222cm" svg:height="0.253cm" svg:x="13.692cm" svg:y="6.706cm" svg:viewBox="0 0 223 254" svg:d="M87 10c1-4 1-5 1-6 0-2-1-3-4-3-4 0-14 4-21 8-16 8-30 15-30 21 0 3 3 3 4 3 4 0 14-5 20-8-4 34-12 79-19 109-13 58-19 80-37 114-1 3-1 3-1 4 0 2 2 2 3 2 6 0 21-6 26-16 5-8 18-34 29-73 7-30 21-76 46-112 16-23 31-33 53-33 19 0 36 12 36 30 0 31-33 42-70 55-4 1-28 9-28 18 0 2 2 3 3 3s10-2 17-2c35 0 64 21 64 54 0 43-37 57-69 57-27 0-40-15-45-20-1-1-1-2-4-2-8 0-26 11-26 17 0 1 14 24 52 24 49 0 122-35 122-90 0-30-20-52-55-58 28-12 69-37 69-70 0-21-17-36-43-36-12 0-57 4-100 56 2-15 5-31 7-46z">
              <text:p/>
            </draw:path>
            <draw:path draw:style-name="gr10" draw:text-style-name="P7" draw:layer="layout" svg:width="0.013cm" svg:height="0.348cm" svg:x="13.964cm" svg:y="6.691cm" svg:viewBox="0 0 14 349" svg:d="M14 13c0-7 0-13-7-13s-7 6-7 13c0 108 0 215 0 323 0 7 0 13 7 13s7-6 7-13c0-108 0-215 0-323z">
              <text:p/>
            </draw:path>
            <draw:path draw:style-name="gr10" draw:text-style-name="P7" draw:layer="layout" svg:width="0.233cm" svg:height="0.081cm" svg:x="14.079cm" svg:y="6.825cm" svg:viewBox="0 0 234 82" svg:d="M222 14c5 0 12 0 12-7s-7-7-12-7c-70 0-141 0-211 0-4 0-11 0-11 7s7 7 12 7c70 0 140 0 210 0zM222 82c5 0 12 0 12-7s-7-7-12-7c-70 0-140 0-210 0-5 0-12 0-12 7s7 7 11 7c70 0 141 0 211 0z">
              <text:p/>
            </draw:path>
            <draw:path draw:style-name="gr10" draw:text-style-name="P7" draw:layer="layout" svg:width="0.115cm" svg:height="0.232cm" svg:x="14.403cm" svg:y="6.72cm" svg:viewBox="0 0 116 233" svg:d="M72 9c0-8 0-9-8-9-22 23-53 23-64 23 0 4 0 7 0 11 7 0 28 0 46-9 0 60 0 120 0 180 0 12-1 17-33 17-4 0-7 0-11 0 0 4 0 8 0 11 12-2 43-2 57-2s44 0 57 2c0-3 0-7 0-11-4 0-7 0-11 0-32 0-33-4-33-17 0-65 0-131 0-196z">
              <text:p/>
            </draw:path>
            <draw:path draw:style-name="gr10" draw:text-style-name="P7" draw:layer="layout" svg:width="0.145cm" svg:height="0.239cm" svg:x="14.562cm" svg:y="6.72cm" svg:viewBox="0 0 146 240" svg:d="M32 119c0-3 0-6 0-9 0-88 43-101 61-101 9 0 23 2 31 14-5 0-19 0-19 16 0 11 8 16 16 16 5 0 16-3 16-17 0-21-15-38-45-38-45 0-92 46-92 123 0 92 41 117 73 117 39 0 73-33 73-78 0-44-31-78-70-78-24 0-37 18-44 35zM73 230c-22 0-32-21-34-26-7-16-7-43-7-50 0-27 12-62 43-62 6 0 22 0 33 22 6 13 6 31 6 48 0 16 0 33-6 46-10 21-27 22-35 22z">
              <text:p/>
            </draw:path>
            <draw:path draw:style-name="gr10" draw:text-style-name="P7" draw:layer="layout" svg:width="0.04cm" svg:height="0.104cm" svg:x="14.753cm" svg:y="6.915cm" svg:viewBox="0 0 41 105" svg:d="M41 37c0-23-9-37-22-37-12 0-19 9-19 19 0 9 7 19 19 19 4 0 9-2 12-5 1-1 1-1 2-1 0 2 0 0 0 5 0 26-11 47-23 59-4 3-4 4-4 5 0 3 1 4 3 4 4 0 32-27 32-68z">
              <text:p/>
            </draw:path>
            <draw:path draw:style-name="gr10" draw:text-style-name="P7" draw:layer="layout" svg:width="0.159cm" svg:height="0.244cm" svg:x="14.898cm" svg:y="6.711cm" svg:viewBox="0 0 160 245" svg:d="M82 3c-2-1 0-3-5-3-8 0-33 2-43 3-2 0-6 1-6 7 0 4 3 4 8 4 17 0 18 3 18 6 0 2-1 5-1 7-17 67-34 134-51 201-2 5-2 5-2 8 0 8 7 9 11 9s9-3 12-7c1-3 17-67 19-76 12 1 41 7 41 29 0 3 0 4-1 7-1 5-2 9-2 13 0 20 15 34 33 34 10 0 20-5 28-18 8-16 12-35 12-36 0-3-3-3-4-3-4 0-4 1-5 6-7 26-15 44-30 44-7 0-12-4-12-17 0-6 2-14 3-19 1-6 1-8 1-11 0-22-22-32-52-36 11-6 23-17 31-26 17-18 33-34 50-34 2 0 2 0 3 1 4 1 5 1 7 3 1 0 1 0 2 1-17 1-20 15-20 19 0 6 4 12 13 12s20-8 20-21c0-11-9-22-24-22-10 0-26 3-52 31-12 13-25 27-39 32 12-50 25-99 37-148z">
              <text:p/>
            </draw:path>
            <draw:path draw:style-name="gr10" draw:text-style-name="P7" draw:layer="layout" svg:width="0.232cm" svg:height="0.081cm" svg:x="15.132cm" svg:y="6.825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10" draw:text-style-name="P7" draw:layer="layout" svg:width="0.15cm" svg:height="0.242cm" svg:x="15.443cm" svg:y="6.717cm" svg:viewBox="0 0 151 243" svg:d="M148 23c3-4 3-5 3-12-29 0-57 0-86 0-42 0-43-4-45-11-3 0-5 0-8 0-4 24-8 48-12 72 3 0 6 0 9 0 1-6 4-28 9-32 2-2 29-2 34-2 24 0 49 0 73 0-4 6-32 44-40 55-31 48-43 95-43 131 0 3-1 19 16 19 16 0 17-16 17-19 0-6 0-12 0-18 0-19 1-37 3-56 2-8 7-38 22-60 16-23 32-45 48-67z">
              <text:p/>
            </draw:path>
            <draw:path draw:style-name="gr10" draw:text-style-name="P7" draw:layer="layout" svg:width="0.04cm" svg:height="0.104cm" svg:x="15.629cm" svg:y="6.915cm" svg:viewBox="0 0 41 105" svg:d="M41 37c0-23-8-37-22-37-12 0-19 9-19 19 0 9 7 19 19 19 4 0 9-2 12-5 1-1 1-1 2-1 0 2 1 0 1 5 0 26-12 47-24 59-4 3-4 4-4 5 0 3 2 4 3 4 4 0 32-27 32-68z">
              <text:p/>
            </draw:path>
            <draw:path draw:style-name="gr10" draw:text-style-name="P7" draw:layer="layout" svg:width="0.158cm" svg:height="0.244cm" svg:x="15.775cm" svg:y="6.711cm" svg:viewBox="0 0 159 245" svg:d="M81 3c-2-1 0-3-5-3-8 0-33 2-42 3-3 0-7 1-7 7 0 4 3 4 8 4 17 0 18 3 18 6 0 2-1 5-1 7-17 67-34 134-51 201-1 5-1 5-1 8 0 8 7 9 10 9 4 0 10-3 12-7 1-3 17-67 19-76 12 1 41 7 41 29 0 3 0 4-1 7-1 5-1 9-1 13 0 20 14 34 32 34 11 0 20-5 28-18 9-16 12-35 12-36 0-3-3-3-4-3-3 0-4 1-5 6-7 26-15 44-30 44-7 0-12-4-12-17 0-6 2-14 3-19 2-6 2-8 2-11 0-22-22-32-52-36 11-6 22-17 30-26 17-18 33-34 50-34 2 0 3 0 3 1 4 1 5 1 8 3l1 1c-17 1-20 15-20 19 0 6 4 12 13 12 10 0 20-8 20-21 0-11-8-22-24-22-10 0-26 3-51 31-12 13-26 27-39 32 12-50 24-99 36-148z">
              <text:p/>
            </draw:path>
            <draw:path draw:style-name="gr10" draw:text-style-name="P7" draw:layer="layout" svg:width="0.121cm" svg:height="0.11cm" svg:x="15.952cm" svg:y="6.896cm" svg:viewBox="0 0 122 111" svg:d="M96 43c0-13 0-22-11-31-11-8-22-12-37-12-23 0-40 9-40 23 0 8 6 12 12 12 7 0 12-4 12-11 0-4-2-9-9-11 9-6 23-6 25-6 13 0 28 9 28 29 0 3 0 5 0 8-13 0-29 1-47 8-22 8-29 21-29 32 0 21 25 27 43 27 19 0 31-11 36-20 1 10 8 19 19 19 1 0 24 0 24-23 0-5 0-10 0-14-3 0-5 0-8 0 0 4 0 9 0 14 0 2 0 14-9 14s-9-12-9-15c0-15 0-29 0-43zM76 74c0 24-20 31-31 31-13 0-25-9-25-21 0-13 12-32 56-34 0 8 0 16 0 24z">
              <text:p/>
            </draw:path>
            <draw:path draw:style-name="gr10" draw:text-style-name="P7" draw:layer="layout" svg:width="0.233cm" svg:height="0.081cm" svg:x="16.154cm" svg:y="6.825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10" draw:text-style-name="P7" draw:layer="layout" svg:width="0.155cm" svg:height="0.235cm" svg:x="16.457cm" svg:y="6.717cm" svg:viewBox="0 0 156 236" svg:d="M93 178c0 10 0 20 0 30 0 13 0 17-26 17-3 0-5 0-8 0 0 4 0 8 0 11 15-2 33-2 48-2s33 0 48 2c0-3 0-7 0-11-3 0-5 0-8 0-26 0-27-4-27-17 0-10 0-20 0-30 12 0 24 0 36 0 0-3 0-7 0-10-12 0-24 0-36 0 0-53 0-106 0-159 0-7 0-9-5-9-3 0-4 0-7 4-36 54-72 109-108 164 0 3 0 7 0 10 31 0 62 0 93 0zM96 168c-29 0-57 0-86 0 29-44 57-88 86-131 0 43 0 87 0 131z">
              <text:p/>
            </draw:path>
            <draw:path draw:style-name="gr10" draw:text-style-name="P7" draw:layer="layout" svg:width="0.04cm" svg:height="0.104cm" svg:x="16.653cm" svg:y="6.915cm" svg:viewBox="0 0 41 105" svg:d="M41 37c0-23-9-37-22-37-12 0-19 9-19 19 0 9 7 19 19 19 4 0 8-2 12-5 1-1 1-1 2-1 0 2 0 0 0 5 0 26-11 47-23 59-4 3-4 4-4 5 0 3 1 4 3 4 4 0 32-27 32-68z">
              <text:p/>
            </draw:path>
            <draw:path draw:style-name="gr10" draw:text-style-name="P7" draw:layer="layout" svg:width="0.158cm" svg:height="0.244cm" svg:x="16.798cm" svg:y="6.711cm" svg:viewBox="0 0 159 245" svg:d="M82 3c-2-1 0-3-5-3-8 0-33 2-43 3-2 0-6 1-6 7 0 4 3 4 8 4 17 0 18 3 18 6 0 2-1 5-1 7-17 67-34 134-51 201-2 5-2 5-2 8 0 8 7 9 10 9 5 0 10-3 12-7 2-3 18-67 20-76 12 1 41 7 41 29 0 3 0 4-1 7-1 5-2 9-2 13 0 20 14 34 33 34 10 0 20-5 27-18 9-16 13-35 13-36 0-3-3-3-4-3-4 0-4 1-5 6-7 26-15 44-31 44-6 0-11-4-11-17 0-6 2-14 3-19 1-6 1-8 1-11 0-22-22-32-52-36 11-6 23-17 31-26 16-18 33-34 50-34 2 0 2 0 3 1 4 1 5 1 7 3 1 0 1 0 2 1-17 1-20 15-20 19 0 6 4 12 13 12s19-8 19-21c0-11-8-22-23-22-10 0-26 3-52 31-12 13-25 27-39 32 12-50 25-99 37-148z">
              <text:p/>
            </draw:path>
            <draw:path draw:style-name="gr10" draw:text-style-name="P7" draw:layer="layout" svg:width="0.131cm" svg:height="0.171cm" svg:x="16.974cm" svg:y="6.836cm" svg:viewBox="0 0 132 172" svg:d="M37 0c-12 1-25 2-37 3 0 3 0 5 0 8 17 0 18 2 18 15 0 48 0 96 0 144 3 0 6 0 9 0 3-5 5-10 8-15 10 12 23 17 36 17 33 0 61-24 61-55 0-30-26-55-58-55-15 0-28 6-37 15 0-26 0-51 0-77zM38 88c7-11 20-19 35-19 14 0 23 8 28 15s8 17 8 33c0 5 0 24-10 35s-22 14-29 14c-20 0-29-16-32-21 0-19 0-38 0-57z">
              <text:p/>
            </draw:path>
            <draw:path draw:style-name="gr10" draw:text-style-name="P7" draw:layer="layout" svg:width="0.233cm" svg:height="0.081cm" svg:x="17.193cm" svg:y="6.825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0" draw:text-style-name="P7" draw:layer="layout" svg:width="0.145cm" svg:height="0.239cm" svg:x="17.501cm" svg:y="6.72cm" svg:viewBox="0 0 146 240" svg:d="M87 110c29-9 49-34 49-61 0-29-31-49-65-49-35 0-62 21-62 48 0 12 8 18 18 18 11 0 18-7 18-18 0-17-16-17-22-17 11-17 34-22 47-22 14 0 34 8 34 39 0 5-1 25-10 40-11 17-23 18-31 18-3 1-12 1-14 1-3 1-5 1-5 5s2 4 8 4c5 0 11 0 16 0 28 0 41 23 41 58 0 46-24 56-39 56s-42-6-54-26c12 2 23-6 23-19 0-12-9-19-20-19-8 0-19 5-19 19 0 32 32 55 71 55 43 0 75-32 75-66 0-29-23-56-59-64z">
              <text:p/>
            </draw:path>
            <draw:path draw:style-name="gr10" draw:text-style-name="P7" draw:layer="layout" svg:width="0.04cm" svg:height="0.104cm" svg:x="17.692cm" svg:y="6.915cm" svg:viewBox="0 0 41 105" svg:d="M41 37c0-23-9-37-22-37-12 0-19 9-19 19 0 9 7 19 19 19 4 0 8-2 12-5 1-1 1-1 2-1 0 2 0 0 0 5 0 26-12 47-24 59-3 3-3 4-3 5 0 3 1 4 3 4 4 0 32-27 32-68z">
              <text:p/>
            </draw:path>
          </draw:g>
        </draw:g>
        <draw:frame draw:style-name="gr76" draw:text-style-name="P6" draw:layer="layout" svg:width="1.018cm" svg:height="2.971cm" svg:x="11.701cm" svg:y="7.102cm">
          <draw:text-box>
            <text:p><text:span text:style-name="T3">001011</text:span></text:p>
            <text:p><text:span text:style-name="T3">001101</text:span></text:p>
            <text:p><text:span text:style-name="T3">001110</text:span></text:p>
            <text:p><text:span text:style-name="T3">010011</text:span></text:p>
            <text:p><text:span text:style-name="T3">010101</text:span></text:p>
            <text:p><text:span text:style-name="T3">010110</text:span></text:p>
            <text:p><text:span text:style-name="T3">011001</text:span></text:p>
            <text:p><text:span text:style-name="T3">011010</text:span></text:p>
            <text:p><text:span text:style-name="T7">011100</text:span></text:p>
          </draw:text-box>
        </draw:frame>
        <draw:g draw:style-name="gr9">
          <svg:title>TexMaths</svg:title>
          <svg:desc>10§display§\mathcal{B}:§svg§600§TRUE§</svg:desc>
          <draw:g>
            <draw:path draw:style-name="gr10" draw:text-style-name="P7" draw:layer="layout" svg:width="0.221cm" svg:height="0.253cm" svg:x="11.104cm" svg:y="7.116cm" svg:viewBox="0 0 222 254" svg:d="M88 9c0-3 0-4 0-5 0-3 0-4-4-4-3 0-14 6-21 9-16 8-29 15-29 21 0 2 2 2 4 2 4 0 13-5 19-8-4 34-12 79-18 108-13 60-20 81-37 115-2 3-2 4-2 5 0 2 3 2 4 2 5 0 20-6 25-16 5-8 18-34 29-74 8-30 21-75 46-111 16-23 31-34 53-34 19 0 36 13 36 31 0 31-34 42-70 54-4 2-28 10-28 19 0 2 2 2 3 2 2 0 10-1 17-1 35 0 64 20 64 53 0 44-37 58-69 58-27 0-40-15-44-20-2-2-2-2-5-2-8 0-26 11-26 17 0 1 14 24 52 24 49 0 121-35 121-91 0-30-19-51-54-58 28-11 68-37 68-70 0-20-17-35-42-35-12 0-57 3-99 56 2-16 4-31 7-47z">
              <text:p/>
            </draw:path>
            <draw:path draw:style-name="gr10" draw:text-style-name="P7" draw:layer="layout" svg:width="0.036cm" svg:height="0.149cm" svg:x="11.461cm" svg:y="7.212cm" svg:viewBox="0 0 37 150" svg:d="M37 19c0-10-9-19-19-19-11 0-18 9-18 19s7 18 18 18c10 0 19-8 19-18zM37 132c0-9-9-18-19-18-11 0-18 9-18 18 0 10 7 18 18 18 10 0 19-8 19-18z">
              <text:p/>
            </draw:path>
          </draw:g>
        </draw:g>
        <draw:frame draw:style-name="gr76" draw:text-style-name="P6" draw:layer="layout" svg:width="1.018cm" svg:height="2.971cm" svg:x="13.001cm" svg:y="7.103cm">
          <draw:text-box>
            <text:p><text:span text:style-name="T3">110100</text:span></text:p>
            <text:p><text:span text:style-name="T3">110010</text:span></text:p>
            <text:p><text:span text:style-name="T3">110001</text:span></text:p>
            <text:p><text:span text:style-name="T3">101100</text:span></text:p>
            <text:p><text:span text:style-name="T3">101010</text:span></text:p>
            <text:p><text:span text:style-name="T3">101001</text:span></text:p>
            <text:p><text:span text:style-name="T3">100110</text:span></text:p>
            <text:p><text:span text:style-name="T3">100101</text:span></text:p>
            <text:p><text:span text:style-name="T7">100011</text:span></text:p>
          </draw:text-box>
        </draw:frame>
        <draw:g draw:style-name="gr9">
          <svg:title>TexMaths</svg:title>
          <svg:desc>10§display§\Phi_0:§svg§600§TRUE§</svg:desc>
          <draw:g>
            <draw:path draw:style-name="gr10" draw:text-style-name="P7" draw:layer="layout" svg:width="0.213cm" svg:height="0.237cm" svg:x="14.306cm" svg:y="7.118cm" svg:viewBox="0 0 214 238" svg:d="M120 191c55-4 94-37 94-71 0-37-40-68-94-73 0-6 0-13 0-19 0-12 0-17 34-17 3 0 7 0 11 0 0-4 0-7 0-11-12 1-45 1-59 1s-47 0-60-1c0 4 0 7 0 11 4 0 8 0 12 0 33 0 33 4 33 17 0 6 0 13 0 19-53 6-91 38-91 73s39 66 91 71c0 7 0 14 0 20 0 12 0 17-33 17-4 0-8 0-12 0 0 4 0 7 0 10 13-1 45-1 60-1 14 0 47 0 59 1 0-3 0-6 0-10-4 0-8 0-11 0-34 0-34-5-34-17 0-6 0-13 0-20zM91 183c-50-7-56-41-56-63 0-18 4-58 56-65 0 43 0 86 0 128zM120 55c49 6 59 38 59 65 0 21-6 57-59 63 0-42 0-85 0-128z">
              <text:p/>
            </draw:path>
            <draw:path draw:style-name="gr10" draw:text-style-name="P7" draw:layer="layout" svg:width="0.112cm" svg:height="0.166cm" svg:x="14.553cm" svg:y="7.247cm" svg:viewBox="0 0 113 167" svg:d="M113 85c0-27-3-47-14-64-8-11-23-21-42-21-57 0-57 67-57 85 0 17 0 82 57 82 56 0 56-65 56-82zM57 160c-12 0-27-7-32-26-3-14-3-34-3-52s0-37 4-50c5-20 20-25 31-25 13 0 26 8 30 22s4 31 4 53c0 18 0 36-3 51-5 22-22 27-31 27z">
              <text:p/>
            </draw:path>
            <draw:path draw:style-name="gr10" draw:text-style-name="P7" draw:layer="layout" svg:width="0.036cm" svg:height="0.149cm" svg:x="14.824cm" svg:y="7.206cm" svg:viewBox="0 0 37 150" svg:d="M37 19c0-10-9-19-19-19-11 0-18 9-18 19s7 19 18 19c10 0 19-9 19-19zM37 133c0-10-9-19-19-19-11 0-18 9-18 19s7 17 18 17c10 0 19-7 19-17z">
              <text:p/>
            </draw:path>
          </draw:g>
        </draw:g>
        <draw:frame draw:style-name="gr77" draw:text-style-name="P6" draw:layer="layout" svg:width="0.679cm" svg:height="2.641cm" svg:x="15.003cm" svg:y="7.105cm">
          <draw:text-box>
            <text:p><text:span text:style-name="T3">0700</text:span></text:p>
            <text:p><text:span text:style-name="T3">1600</text:span></text:p>
            <text:p><text:span text:style-name="T3">2500</text:span></text:p>
            <text:p><text:span text:style-name="T3">3400</text:span></text:p>
            <text:p><text:span text:style-name="T3">4300</text:span></text:p>
            <text:p><text:span text:style-name="T3">5200</text:span></text:p>
            <text:p><text:span text:style-name="T3">6100</text:span></text:p>
            <text:p><text:span text:style-name="T3">7000</text:span></text:p>
          </draw:text-box>
        </draw:frame>
        <draw:g draw:style-name="gr9">
          <svg:title>TexMaths</svg:title>
          <svg:desc>10§display§\Phi_1:§svg§600§TRUE§</svg:desc>
          <draw:g>
            <draw:path draw:style-name="gr10" draw:text-style-name="P7" draw:layer="layout" svg:width="0.213cm" svg:height="0.237cm" svg:x="15.908cm" svg:y="7.12cm" svg:viewBox="0 0 214 238" svg:d="M120 191c55-4 94-37 94-71 0-37-40-68-94-73 0-6 0-13 0-19 0-12 0-17 34-17 3 0 7 0 11 0 0-4 0-7 0-11-12 1-45 1-59 1s-47 0-60-1c0 4 0 7 0 11 4 0 8 0 12 0 33 0 33 4 33 17 0 6 0 13 0 19-53 6-91 38-91 73s39 66 91 71c0 7 0 14 0 20 0 12 0 17-33 17-4 0-8 0-12 0 0 4 0 7 0 10 13-1 45-1 60-1 14 0 47 0 59 1 0-3 0-6 0-10-4 0-8 0-11 0-34 0-34-5-34-17 0-6 0-13 0-20zM91 183c-50-7-56-41-56-63 0-18 4-58 56-65 0 43 0 86 0 128zM120 55c49 6 59 38 59 65 0 21-6 57-59 63 0-42 0-85 0-128z">
              <text:p/>
            </draw:path>
            <draw:path draw:style-name="gr10" draw:text-style-name="P7" draw:layer="layout" svg:width="0.088cm" svg:height="0.161cm" svg:x="16.169cm" svg:y="7.249cm" svg:viewBox="0 0 89 162" svg:d="M55 7c0-7 0-7-7-7-16 16-38 16-48 16 0 3 0 6 0 9 5 0 22 0 35-7 0 41 0 83 0 125 0 7 0 10-24 10-3 0-7 0-10 0 0 3 0 6 0 9 5 0 35-1 44-1 8 0 39 1 44 1 0-3 0-6 0-9-3 0-6 0-9 0-25 0-25-3-25-10 0-46 0-91 0-136z">
              <text:p/>
            </draw:path>
            <draw:path draw:style-name="gr10" draw:text-style-name="P7" draw:layer="layout" svg:width="0.036cm" svg:height="0.149cm" svg:x="16.426cm" svg:y="7.208cm" svg:viewBox="0 0 37 150" svg:d="M37 19c0-10-9-19-19-19-11 0-18 9-18 19s7 18 18 18c10 0 19-8 19-18zM37 133c0-10-9-19-19-19-11 0-18 9-18 19s7 17 18 17c10 0 19-7 19-17z">
              <text:p/>
            </draw:path>
          </draw:g>
        </draw:g>
        <draw:frame draw:style-name="gr77" draw:text-style-name="P6" draw:layer="layout" svg:width="0.679cm" svg:height="2.641cm" svg:x="16.604cm" svg:y="7.106cm">
          <draw:text-box>
            <text:p><text:span text:style-name="T3">0007</text:span></text:p>
            <text:p><text:span text:style-name="T3">0016</text:span></text:p>
            <text:p><text:span text:style-name="T3">0025</text:span></text:p>
            <text:p><text:span text:style-name="T3">0034</text:span></text:p>
            <text:p><text:span text:style-name="T3">0043</text:span></text:p>
            <text:p><text:span text:style-name="T3">0052</text:span></text:p>
            <text:p><text:span text:style-name="T3">0061</text:span></text:p>
            <text:p><text:span text:style-name="T3">0070</text:span></text:p>
          </draw:text-box>
        </draw:frame>
        <draw:frame draw:style-name="gr70" draw:text-style-name="P4" draw:layer="layout" svg:width="1.289cm" svg:height="0.395cm" svg:x="1.404cm" svg:y="10.507cm">
          <draw:text-box>
            <text:p><text:span text:style-name="T1">Encode:</text:span></text:p>
          </draw:text-box>
        </draw:frame>
        <draw:frame draw:style-name="gr71" draw:text-style-name="P4" draw:layer="layout" svg:width="1.31cm" svg:height="0.395cm" svg:x="1.405cm" svg:y="16.408cm">
          <draw:text-box>
            <text:p><text:span text:style-name="T1">Decode:</text:span></text:p>
          </draw:text-box>
        </draw:frame>
        <draw:frame draw:style-name="gr72" draw:text-style-name="P4" draw:layer="layout" svg:width="1.424cm" svg:height="0.395cm" svg:x="18.202cm" svg:y="7.006cm">
          <draw:text-box>
            <text:p><text:span text:style-name="T1">Lee dist?</text:span></text:p>
          </draw:text-box>
        </draw:frame>
        <draw:frame draw:style-name="gr78" draw:text-style-name="P4" draw:layer="layout" svg:width="1.852cm" svg:height="0.395cm" svg:x="1.707cm" svg:y="13.41cm">
          <draw:text-box>
            <text:p><text:span text:style-name="T1">flip (RL, LB)</text:span></text:p>
          </draw:text-box>
        </draw:frame>
        <draw:custom-shape draw:style-name="gr23" draw:text-style-name="P12" draw:layer="layout" svg:width="1.6cm" svg:height="0.8cm" svg:x="2.6cm" svg:y="1.8cm">
          <text:p text:style-name="P11"><text:span text:style-name="T1">outer</text:span></text:p>
          <text:p text:style-name="P11"><text:span text:style-name="T1">encode</text:span></text:p>
          <draw:enhanced-geometry svg:viewBox="0 0 21600 21600" draw:type="rectangle" draw:enhanced-path="M 0 0 L 21600 0 21600 21600 0 21600 0 0 Z N"/>
        </draw:custom-shape>
        <draw:custom-shape draw:style-name="gr23" draw:text-style-name="P12" draw:layer="layout" svg:width="1.6cm" svg:height="0.8cm" svg:x="5.8cm" svg:y="1.8cm">
          <text:p text:style-name="P11"><text:span text:style-name="T1">inner</text:span></text:p>
          <text:p text:style-name="P11"><text:span text:style-name="T1">encode</text:span></text:p>
          <draw:enhanced-geometry svg:viewBox="0 0 21600 21600" draw:type="rectangle" draw:enhanced-path="M 0 0 L 21600 0 21600 21600 0 21600 0 0 Z N"/>
        </draw:custom-shape>
        <draw:line draw:style-name="gr25" draw:text-style-name="P1" draw:layer="layout" svg:x1="1.8cm" svg:y1="2.2cm" svg:x2="2.6cm" svg:y2="2.2cm">
          <text:p/>
        </draw:line>
        <draw:g draw:style-name="gr9">
          <svg:title>TexMaths</svg:title>
          <svg:desc>10§display§\bm{c}^{\rm a}_i \!\in\! \mathbb{B}^{k_{\rm a}}§svg§600§TRUE§</svg:desc>
          <draw:g>
            <draw:path draw:style-name="gr10" draw:text-style-name="P7" draw:layer="layout" svg:width="0.162cm" svg:height="0.16cm" svg:x="4.238cm" svg:y="1.819cm" svg:viewBox="0 0 163 161" svg:d="M135 19c-18 6-19 23-19 24 0 5 3 16 18 16 14 0 25-13 25-27 0-18-18-32-49-32-71 0-110 54-110 100 0 32 20 61 74 61 10 0 34-1 55-9 20-8 34-22 34-26 0-3-5-9-9-9-2 0-2 1-5 3-19 20-47 28-74 28-23 0-35-11-35-32 0-13 9-55 20-74 14-24 35-30 50-30 5 0 16 0 25 7z">
              <text:p/>
            </draw:path>
            <draw:path draw:style-name="gr10" draw:text-style-name="P7" draw:layer="layout" svg:width="0.121cm" svg:height="0.111cm" svg:x="4.416cm" svg:y="1.723cm" svg:viewBox="0 0 122 112" svg:d="M96 43c0-13 0-22-12-31-10-8-22-12-36-12-23 0-40 9-40 24 0 7 6 12 12 12 7 0 12-5 12-12 0-4-2-9-9-11 9-6 23-6 25-6 13 0 28 9 28 29 0 3 0 5 0 8-13 0-29 1-47 8-23 8-29 21-29 32 0 22 25 28 43 28 19 0 31-11 36-21 1 10 8 19 19 19 8-8 24 0 24-23 0-5 0-9 0-13-3 0-5 0-8 0 0 4 0 8 0 13 0 2 0 14-9 14s-9-11-9-15c0-15 0-29 0-43zM76 75c0 23-20 30-31 30-13 0-25-9-25-21 0-13 12-32 56-34 0 8 0 17 0 25z">
              <text:p/>
            </draw:path>
            <draw:path draw:style-name="gr10" draw:text-style-name="P7" draw:layer="layout" svg:width="0.073cm" svg:height="0.164cm" svg:x="4.414cm" svg:y="1.9cm" svg:viewBox="0 0 74 165" svg:d="M68 9c0-4-3-9-10-9s-14 6-14 13c0 5 3 10 10 10s14-7 14-14zM18 134c-1 3-3 6-3 10 0 12 10 21 24 21 24 0 35-34 35-38 0-3-3-3-4-3-3 0-4 2-5 4-5 20-16 30-26 30-4 0-6-3-6-8 0-6 2-11 4-16 3-7 5-13 8-20 2-6 11-28 12-31 1-2 2-5 2-8 0-11-10-21-24-21-24 0-35 34-35 38 0 3 3 3 4 3 3 0 3-1 4-4 7-21 17-30 27-30 3 0 6 2 6 9 0 5-2 9-8 24-5 13-10 26-15 40z">
              <text:p/>
            </draw:path>
            <draw:path draw:style-name="gr10" draw:text-style-name="P7" draw:layer="layout" svg:width="0.174cm" svg:height="0.201cm" svg:x="4.628cm" svg:y="1.788cm" svg:viewBox="0 0 175 202" svg:d="M163 108c6 0 12 0 12-7s-6-7-12-7c-50 0-99 0-149 0 4-47 45-80 94-80 18 0 37 0 55 0 6 0 12 0 12-7s-6-7-12-7c-19 0-37 0-56 0-60 0-107 45-107 101s47 101 107 101c19 0 37 0 56 0 6 0 12 0 12-6 0-7-6-7-12-7-18 0-37 0-55 0-49 0-90-34-94-81 50 0 99 0 149 0z">
              <text:p/>
            </draw:path>
            <draw:path draw:style-name="gr10" draw:text-style-name="P7" draw:layer="layout" svg:width="0.214cm" svg:height="0.238cm" svg:x="4.874cm" svg:y="1.737cm" svg:viewBox="0 0 215 239" svg:d="M46 32c0-5 0-14-3-20 13 0 25 0 38 0-5 6-5 13-5 18 0 60 0 120 0 179 0 5 0 12 5 18-13 0-25 0-38 0 3-7 3-15 3-20 0-58 0-117 0-175zM141 105c12-11 15-29 15-44 0-24-8-39-16-47 24 2 49 11 49 46 0 22-25 40-48 45zM89 31c0-7 0-11 4-15 2 0 7-4 16-4 15 0 34 12 34 49 0 39-20 48-54 49 0-27 0-53 0-79zM162 111c20-10 39-27 39-51 0-49-40-60-83-60-35 0-71 0-106 0-7 0-12 0-12 6s6 6 11 6c21 0 22 4 22 20 0 58 0 116 0 174 0 18-1 21-23 21-4 0-10 0-10 6s5 6 12 6c35 0 69 0 104 0 43 0 99-17 99-65 0-36-27-56-53-63zM89 208c0-28 0-57 0-86 28 0 40 0 50 8 14 10 15 33 15 44 0 14-1 53-45 53-20 0-20-13-20-19zM151 222c13-14 15-32 15-48 0-24-5-42-19-54 32 6 55 24 55 54 0 27-21 41-51 48z">
              <text:p/>
            </draw:path>
            <draw:path draw:style-name="gr10" draw:text-style-name="P7" draw:layer="layout" svg:width="0.12cm" svg:height="0.172cm" svg:x="5.123cm" svg:y="1.662cm" svg:viewBox="0 0 121 173" svg:d="M58 7c1 0 1-3 1-4s-1-3-3-3c-5 0-26 2-32 2-2 1-5 1-5 6 0 4 3 4 6 4 12 0 12 1 12 3s-1 3-1 6c-12 46-23 92-35 138-1 5-1 5-1 6 0 4 3 8 8 8 7 0 10-5 12-11 0-1 11-44 12-47 17 2 31 7 31 20 0 1 0 2 0 5-1 3-1 5-1 7 0 18 14 26 26 26 24 0 21-26 31-38 0-3-3-3-4-3-3 0-4 1-5 6-3 10-10 28-22 28-6 0-8-6-8-13 0-4 0-5 1-11 1-1 2-5 2-8 0-21-30-25-40-26 7-4 16-12 20-16 13-12 25-23 39-23 3 0 6 1 8 3-11 2-13 10-13 14 0 5 4 9 10 9 7 0 14-5 14-16 0-8-6-17-19-17-14 0-27 10-39 22-11 9-19 17-29 21 8-33 16-65 24-98z">
              <text:p/>
            </draw:path>
            <draw:path draw:style-name="gr10" draw:text-style-name="P7" draw:layer="layout" svg:width="0.098cm" svg:height="0.079cm" svg:x="5.268cm" svg:y="1.789cm" svg:viewBox="0 0 99 80" svg:d="M78 26c0-17-18-26-40-26-11 0-31 0-31 15 0 7 5 10 9 10 5 0 10-4 10-10 0-4-3-6-4-8 5-1 14-1 16-1 15 0 24 8 24 20 0 2 0 3 0 5-17 1-27 1-40 6-12 4-22 11-22 23 0 16 21 20 35 20 13 0 24-5 29-14 1 6 5 13 14 13 1 0 21 0 21-16 0-3 0-7 0-10-2 0-5 0-7 0 0 3 0 6 0 9 0 2 0 10-7 10s-7-8-7-10c0-12 0-24 0-36zM62 53c0 20-21 21-25 21-11 0-21-5-21-14 0-6 4-22 46-24 0 6 0 11 0 17z">
              <text:p/>
            </draw:path>
          </draw:g>
        </draw:g>
        <draw:g draw:style-name="gr9">
          <svg:title>TexMaths</svg:title>
          <svg:desc>10§display§\bm{c}^{\rm b}_i \!\in\! \mathbb{B}^{k_{\rm b} \nu} §svg§600§TRUE§</svg:desc>
          <draw:g>
            <draw:path draw:style-name="gr10" draw:text-style-name="P7" draw:layer="layout" svg:width="0.162cm" svg:height="0.16cm" svg:x="4.242cm" svg:y="2.492cm" svg:viewBox="0 0 163 161" svg:d="M135 20c-18 5-13 15-19 23 0 6 4 17 18 17 15 0 25-13 25-27 0-19-18-33-49-33-70 0-110 55-110 101 0 31 20 60 75 60 9 0 33 0 54-8 20-8 34-22 34-27 0-3-5-9-8-9-2 0-3 1-6 4-19 20-46 28-74 28-23 0-34-12-34-33 0-12 9-55 19-73 14-24 36-30 50-30 5 0 16 0 25 7z">
              <text:p/>
            </draw:path>
            <draw:path draw:style-name="gr10" draw:text-style-name="P7" draw:layer="layout" svg:width="0.131cm" svg:height="0.172cm" svg:x="4.418cm" svg:y="2.335cm" svg:viewBox="0 0 132 173" svg:d="M37 0c-12 1-25 2-37 3 0 3 0 6 0 9 17 0 19 2 19 14 0 48 0 96 0 145 3 0 5 0 8 0 3-5 6-10 9-15 9 12 23 17 36 17 32 0 60-24 60-55 0-30-25-56-58-56-14 0-28 6-37 15 0-26 0-51 0-77zM38 88c7-11 20-19 35-19 14 0 24 8 29 15 5 8 7 17 7 33 0 6 0 24-10 36-9 11-21 13-29 13-19 0-29-15-32-20 0-20 0-39 0-58z">
              <text:p/>
            </draw:path>
            <draw:path draw:style-name="gr10" draw:text-style-name="P7" draw:layer="layout" svg:width="0.073cm" svg:height="0.165cm" svg:x="4.418cm" svg:y="2.573cm" svg:viewBox="0 0 74 166" svg:d="M68 10c0-4-3-10-10-10s-14 7-14 14c0 4 4 9 10 9 7 0 14-7 14-13zM18 135c-1 3-2 6-2 10 0 11 9 21 23 21 25 0 35-34 35-38 0-3-3-3-4-3-3 0-3 1-4 4-6 20-17 30-26 30-5 0-6-3-6-9 0-5 1-10 3-15 3-7 6-14 8-20 3-6 11-28 12-31s2-6 2-8c0-12-10-21-23-21-25 0-36 33-36 38 0 3 3 3 4 3 3 0 4-1 4-4 7-21 18-30 27-30 4 0 6 2 6 8s-2 10-8 25c-5 13-10 26-15 40z">
              <text:p/>
            </draw:path>
            <draw:path draw:style-name="gr10" draw:text-style-name="P7" draw:layer="layout" svg:width="0.175cm" svg:height="0.203cm" svg:x="4.647cm" svg:y="2.461cm" svg:viewBox="0 0 176 204" svg:d="M163 109c6 0 13 0 13-7s-7-7-13-7c-50 0-99 0-149 0 5-47 45-81 95-81 18 0 36 0 54 0 6 0 13 0 13-7s-7-7-13-7c-18 0-37 0-55 0-60 0-108 46-108 102s48 102 108 102c18 0 37 0 55 0 6 0 13 0 13-7s-7-7-13-7c-18 0-36 0-54 0-50 0-90-34-95-81 50 0 99 0 149 0z">
              <text:p/>
            </draw:path>
            <draw:path draw:style-name="gr10" draw:text-style-name="P7" draw:layer="layout" svg:width="0.214cm" svg:height="0.239cm" svg:x="4.894cm" svg:y="2.41cm" svg:viewBox="0 0 215 240" svg:d="M46 32c0-4 0-13-3-20 13 0 25 0 38 0-4 6-4 13-4 18 0 60 0 120 0 180 0 5 0 12 4 17-13 0-25 0-38 0 3-6 3-14 3-18 0-59 0-118 0-177zM142 106c11-11 14-29 14-44 0-25-8-40-16-48 24 3 49 11 49 46 0 23-24 41-47 46zM89 31c0-7 0-10 5-14 1-1 7-5 15-5 15 0 35 13 35 50 0 39-20 47-55 48 0-27 0-53 0-79zM163 112c19-10 39-28 39-52 0-49-41-60-84-60-35 0-71 0-106 0-6 0-12 0-12 7 0 5 6 5 12 5 21 0 22 4 22 21 0 58 0 116 0 175 0 16-2 19-24 19-4 0-10 0-10 6 0 7 6 7 12 7 35 0 69 0 104 0 44 0 99-17 99-65 0-37-27-56-52-63zM89 209c0-29 0-58 0-87 28 0 40 0 51 8 14 11 15 34 15 45 0 14-1 52-45 52-21 0-21-12-21-18zM151 223c13-14 16-32 16-48 0-24-5-43-19-54 32 5 55 23 55 54 0 27-21 41-52 48z">
              <text:p/>
            </draw:path>
            <draw:path draw:style-name="gr10" draw:text-style-name="P7" draw:layer="layout" svg:width="0.12cm" svg:height="0.172cm" svg:x="5.142cm" svg:y="2.335cm" svg:viewBox="0 0 121 173" svg:d="M59 8c0-1 1-3 1-4 0-2-1-4-4-4-5 0-25 2-31 3-2 0-6 0-6 5 0 4 4 4 7 4 11 0 11 1 11 3s0 4-1 6c-11 46-23 92-34 139-2 4-1 3-2 5 0 4 3 8 9 8s10-5 11-10c1-1 11-44 12-48 18 2 32 8 32 20 0 2 0 3-1 5-1 4-1 5-1 8 0 17 14 25 26 25 24 0 21-25 31-37 0-4-2-3-3-4-4 0-4 2-5 6-3 11-10 28-22 28-7 0-9-6-9-13 0-4 0-4 2-11 0-3 1-4 1-7 0-22-29-25-40-26 7-5 16-13 21-16 12-12 24-24 38-24 3 0 6 1 8 3-10 2-12 11-12 14 0 6 4 9 9 9 7 0 14-5 14-15 0-9-5-18-19-18s-26 10-39 22c-10 10-18 17-28 22 8-33 16-65 24-98z">
              <text:p/>
            </draw:path>
            <draw:path draw:style-name="gr10" draw:text-style-name="P7" draw:layer="layout" svg:width="0.104cm" svg:height="0.123cm" svg:x="5.287cm" svg:y="2.421cm" svg:viewBox="0 0 105 124" svg:d="M29 0c-10 1-19 1-29 2 0 3 0 5 0 8 13 0 14 1 14 10 0 34 0 68 0 102 3 0 5 0 8 0 1-2 2-5 4-7 0-1 1-2 2-3 7 8 18 12 29 12 27 0 48-18 48-40 0-21-19-40-46-40-9 0-20 3-30 10 0-18 0-36 0-54zM30 63c6-8 17-13 28-13 21 0 30 15 30 34 0 10-3 19-10 26-5 5-14 8-22 8-12 0-21-7-26-15 0-14 0-27 0-40z">
              <text:p/>
            </draw:path>
            <draw:path draw:style-name="gr10" draw:text-style-name="P7" draw:layer="layout" svg:width="0.126cm" svg:height="0.108cm" svg:x="5.44cm" svg:y="2.397cm" svg:viewBox="0 0 127 109" svg:d="M44 7c0-1 1-2 1-3-1-1 0-4-4-4-5 1-14 2-16 2-5 0-9 0-14 1-4 0-7 0-7 5 0 4 4 4 7 4 11 0 11 1 11 4 0 1-1 6-2 9-4 17-8 33-12 50-6 24-8 29-8 30 0 4 4 4 5 4s3 0 4 0c22-4 53-15 79-39 34-29 39-61 39-62 0-4-4-8-9-8-8 0-10 7-12 14-10 35-43 73-85 85 8-31 15-61 23-92z">
              <text:p/>
            </draw:path>
          </draw:g>
        </draw:g>
        <draw:line draw:style-name="gr25" draw:text-style-name="P1" draw:layer="layout" svg:x1="4.2cm" svg:y1="2.1cm" svg:x2="5.8cm" svg:y2="2.1cm">
          <text:p/>
        </draw:line>
        <draw:line draw:style-name="gr25" draw:text-style-name="P1" draw:layer="layout" svg:x1="4.2cm" svg:y1="2.3cm" svg:x2="5.8cm" svg:y2="2.3cm">
          <text:p/>
        </draw:line>
        <draw:line draw:style-name="gr25" draw:text-style-name="P1" draw:layer="layout" svg:x1="7.4cm" svg:y1="2.2cm" svg:x2="9cm" svg:y2="2.2cm">
          <text:p/>
        </draw:line>
        <draw:g draw:style-name="gr9">
          <svg:title>TexMaths</svg:title>
          <svg:desc>10§display§\bm{s}_i \!\in\! \Phi^{\nu}§svg§600§TRUE§</svg:desc>
          <draw:g>
            <draw:path draw:style-name="gr10" draw:text-style-name="P7" draw:layer="layout" svg:width="0.146cm" svg:height="0.16cm" svg:x="7.646cm" svg:y="1.934cm" svg:viewBox="0 0 147 161" svg:d="M126 20c-12 4-15 15-15 20 0 9 7 14 15 14s21-7 21-24c0-18-18-30-50-30-10 0-30 0-46 13-16 11-21 32-21 41 0 10 5 20 12 26 10 8 16 9 40 13 11 2 32 6 32 22 0 1 0 33-53 33-17 0-30-3-38-9 12-4 20-14 20-24 0-13-10-16-17-16-12 0-26 9-26 27 0 23 25 35 61 35 80 0 80-60 80-61 0-11-6-21-14-28-11-9-25-12-37-14-19-3-33-6-33-19 0-1 0-27 39-27 7 0 20 1 30 8z">
              <text:p/>
            </draw:path>
            <draw:path draw:style-name="gr10" draw:text-style-name="P7" draw:layer="layout" svg:width="0.074cm" svg:height="0.164cm" svg:x="7.824cm" svg:y="1.982cm" svg:viewBox="0 0 75 165" svg:d="M68 9c0-4-3-9-9-9-7 0-14 6-14 13 0 5 3 10 10 10s13-7 13-14zM18 134c-1 3-2 6-2 10 0 12 10 21 23 21 25 0 36-34 36-38 0-3-3-3-4-3-4 0-4 2-5 4-5 20-16 30-26 30-5 0-6-3-6-9 0-5 2-10 4-15 2-7 5-14 8-20 2-6 11-28 12-31 1-2 1-5 1-8 0-11-10-21-23-21-24 0-36 34-36 38 0 3 4 3 5 3 3 0 3-1 4-4 6-21 17-30 26-30 4 0 6 2 6 9 0 5-1 9-7 24-5 13-11 26-16 40z">
              <text:p/>
            </draw:path>
            <draw:path draw:style-name="gr10" draw:text-style-name="P7" draw:layer="layout" svg:width="0.174cm" svg:height="0.201cm" svg:x="7.998cm" svg:y="1.903cm" svg:viewBox="0 0 175 202" svg:d="M163 108c6 0 12 0 12-7s-6-7-12-7c-50 0-99 0-149 0 4-47 45-80 94-80 18 0 37 0 55 0 6 0 12 0 12-7s-6-7-12-7c-18 0-37 0-55 0-60 0-108 45-108 101s48 101 108 101c18 0 37 0 55 0 6 0 12 0 12-7s-6-7-12-7c-18 0-37 0-55 0-49 0-90-33-94-80 50 0 99 0 149 0z">
              <text:p/>
            </draw:path>
            <draw:path draw:style-name="gr10" draw:text-style-name="P7" draw:layer="layout" svg:width="0.212cm" svg:height="0.237cm" svg:x="8.261cm" svg:y="1.853cm" svg:viewBox="0 0 213 238" svg:d="M120 191c54-5 93-36 93-72s-40-68-93-72c0-7 0-13 0-20 0-12 0-16 33-16 4 0 8 0 12 0 0-4 0-7 0-11-13 1-45 1-59 1-15 0-47 0-60-1 0 4 0 7 0 11 4 0 7 0 11 0 34 0 34 4 34 16 0 7 0 13 0 20-54 5-91 37-91 72 0 36 38 66 91 72 0 7 0 13 0 19 0 12 0 17-34 17-4 0-7 0-11 0 0 4 0 8 0 11 13-1 44-1 59-1 14 0 47 0 60 1 0-3 0-7 0-11-4 0-8 0-12 0-33 0-33-5-33-17 0-6 0-12 0-19zM91 183c-50-7-56-42-56-64 0-18 3-57 56-64 0 43 0 86 0 128zM120 55c48 5 58 37 58 64 0 21-5 58-58 64 0-42 0-85 0-128z">
              <text:p/>
            </draw:path>
            <draw:path draw:style-name="gr10" draw:text-style-name="P7" draw:layer="layout" svg:width="0.126cm" svg:height="0.107cm" svg:x="8.512cm" svg:y="1.839cm" svg:viewBox="0 0 127 108" svg:d="M44 7c0-1 1-2 1-3s0-4-4-4c-1 0-15 1-16 1-5 1-9 1-14 2-4 0-7 0-7 5 0 4 4 4 7 4 11 0 11 1 11 3s-1 7-2 10c-4 16-8 32-12 49-6 25-8 30-8 31 0 3 4 3 5 3s3 0 4 0c22-3 53-15 79-38 34-30 39-61 39-62 0-4-4-8-9-8-8 0-10 7-12 14-10 35-43 72-85 84 8-31 15-61 23-91z">
              <text:p/>
            </draw:path>
          </draw:g>
        </draw:g>
        <draw:custom-shape draw:style-name="gr23" draw:text-style-name="P12" draw:layer="layout" svg:width="1.6cm" svg:height="0.8cm" svg:x="9cm" svg:y="1.8cm">
          <text:p text:style-name="P11"><text:span text:style-name="T1">synthesis</text:span></text:p>
          <draw:enhanced-geometry svg:viewBox="0 0 21600 21600" draw:type="rectangle" draw:enhanced-path="M 0 0 L 21600 0 21600 21600 0 21600 0 0 Z N"/>
        </draw:custom-shape>
        <draw:line draw:style-name="gr25" draw:text-style-name="P1" draw:layer="layout" svg:x1="10.6cm" svg:y1="2.2cm" svg:x2="12.2cm" svg:y2="2.2cm">
          <text:p/>
        </draw:line>
        <draw:g draw:style-name="gr9">
          <svg:title>TexMaths</svg:title>
          <svg:desc>10§display§\bm{x}_j \!\in\! \Sigma^{N}§svg§600§TRUE§</svg:desc>
          <draw:g>
            <draw:path draw:style-name="gr10" draw:text-style-name="P7" draw:layer="layout" svg:width="0.198cm" svg:height="0.16cm" svg:x="10.77cm" svg:y="1.921cm" svg:viewBox="0 0 199 161" svg:d="M175 18c-13 3-19 15-19 24 0 8 6 16 18 16s25-10 25-27c0-19-19-31-40-31-20 0-33 15-38 21-9-14-28-21-48-21-45 0-68 43-68 55 0 4 5 4 8 4 4 0 7 0 8-4 10-32 36-42 50-42 13 0 20 6 20 17 0 7-5 26-8 39-4 16-8 32-12 48-6 21-18 32-30 32-2 0-10 0-17-6 13-3 19-15 19-24 0-8-6-16-18-16s-25 10-25 27c0 19 19 31 40 31 20 0 33-15 38-21 8 14 28 21 48 21 44 0 68-43 68-55 0-4-5-4-8-4-4 0-7 0-8 4-10 32-36 43-50 43s-20-7-20-18c0-7 5-26 8-39 2-9 10-42 12-48 5-21 18-31 30-31 2 0 10 0 17 5z">
              <text:p/>
            </draw:path>
            <draw:path draw:style-name="gr10" draw:text-style-name="P7" draw:layer="layout" svg:width="0.107cm" svg:height="0.211cm" svg:x="10.988cm" svg:y="1.969cm" svg:viewBox="0 0 108 212" svg:d="M108 10c0-5-3-10-10-10s-14 7-14 14c0 4 3 9 10 9s14-6 14-13zM56 175c-4 17-17 31-32 31-3 0-6 0-9-1 7-3 9-9 9-13 0-6-5-9-10-9-7 0-14 7-14 15 0 9 9 14 24 14 14 0 44-8 52-38 7-30 15-59 22-88 0-2 1-5 1-8 0-14-12-23-26-23-28 0-43 34-43 37s3 3 4 3c3 0 3 0 5-4 6-14 19-29 33-29 6 0 8 4 8 12 0 2 0 6 0 7-8 31-16 62-24 94z">
              <text:p/>
            </draw:path>
            <draw:path draw:style-name="gr10" draw:text-style-name="P7" draw:layer="layout" svg:width="0.175cm" svg:height="0.202cm" svg:x="11.204cm" svg:y="1.89cm" svg:viewBox="0 0 176 203" svg:d="M164 109c6 0 12 0 12-7s-6-7-12-7c-50 0-99 0-149 0 4-47 44-81 94-81 18 0 37 0 55 0 6 0 12 0 12-7s-6-7-12-7c-19 0-37 0-56 0-60 0-108 46-108 102s48 101 108 101c19 0 37 0 56 0 6 0 12 0 12-7s-6-7-12-7c-18 0-37 0-55 0-50 0-90-33-94-80 50 0 99 0 149 0z">
              <text:p/>
            </draw:path>
            <draw:path draw:style-name="gr10" draw:text-style-name="P7" draw:layer="layout" svg:width="0.213cm" svg:height="0.237cm" svg:x="11.467cm" svg:y="1.84cm" svg:viewBox="0 0 214 238" svg:d="M111 125c3-3 3-5 3-6s-1-3-2-4c-24-35-48-69-72-104 27 0 54 0 81 0 59 0 77 12 84 68 3 0 6 0 9 0-4-26-7-53-10-79-65 0-130 0-195 0-8 0-9 0-9 8 29 42 58 84 87 127-28 31-55 63-83 94-4 4-4 4-4 5 0 4 4 4 9 4 65 0 130 0 195 0 3-27 6-54 10-81-3 0-6 0-9 0-6 57-30 67-85 67-32 0-65 0-97 0 29-33 59-66 88-99z">
              <text:p/>
            </draw:path>
            <draw:path draw:style-name="gr10" draw:text-style-name="P7" draw:layer="layout" svg:width="0.218cm" svg:height="0.167cm" svg:x="11.718cm" svg:y="1.767cm" svg:viewBox="0 0 219 168" svg:d="M188 27c2-10 6-18 26-18 1 0 5 0 5-6 0-1-1-3-4-3-8 0-17 1-25 1-6 0-20-1-26-1-2 0-5 0-5 5 0 4 3 4 5 4 12 0 16 4 16 10 0 2 0 3-1 6-9 36-18 71-27 107-21-43-41-85-62-128-2-4-3-4-9-4-11 0-22 0-33 0-5 0-8 0-8 5 0 4 3 4 8 4s10 0 16 1c-11 44-22 87-33 131-3 10-7 17-26 18-2 0-5 0-5 5 0 3 2 4 4 4 8 0 17-1 25-1 6 0 20 1 26 1 3 0 5-2 5-6 0-3-3-3-5-3-16-1-16-7-16-11 0-1 0-2 1-6 10-42 21-83 31-125 24 49 48 97 72 146 2 4 3 5 6 5 4 0 4-1 5-6 11-45 23-90 34-135z">
              <text:p/>
            </draw:path>
          </draw:g>
        </draw:g>
        <draw:g draw:style-name="gr9">
          <svg:title>TexMaths</svg:title>
          <svg:desc>10§display§i \!\in\! [n]§svg§600§TRUE§</svg:desc>
          <draw:g>
            <draw:path draw:style-name="gr10" draw:text-style-name="P7" draw:layer="layout" svg:width="0.092cm" svg:height="0.233cm" svg:x="13.212cm" svg:y="1.859cm" svg:viewBox="0 0 93 234" svg:d="M90 13c0-7-5-13-13-13-10 0-19 9-19 19 0 6 4 12 13 12 8 0 19-8 19-18zM63 144c4-10 4-11 8-20 2-7 4-12 4-19 0-15-11-28-29-28-33 0-46 51-46 54s3 2 4 3c4 0 4-1 6-6 9-33 23-44 35-44 3 0 9 0 9 12 0 7-2 14-4 18-3 9-18 50-24 64-4 9-8 20-8 28 0 16 12 28 29 28 33 0 46-50 46-54 0-3-3-3-5-3-3 0-3 1-5 6-6 22-18 44-36 44-6 0-8-4-8-12 0-9 2-14 10-35 5-12 9-24 14-36z">
              <text:p/>
            </draw:path>
            <draw:path draw:style-name="gr10" draw:text-style-name="P7" draw:layer="layout" svg:width="0.174cm" svg:height="0.201cm" svg:x="13.391cm" svg:y="1.901cm" svg:viewBox="0 0 175 202" svg:d="M163 109c6 0 12 0 12-7s-6-7-12-7c-50 0-99 0-149 0 5-47 45-80 94-80 18 0 36 0 55 0 6 0 12-1 12-8s-6-7-12-7c-19 0-37 0-55 0-60 0-108 46-108 102s48 100 108 100c18 0 36 0 55 0 6 0 12 0 12-7s-6-6-12-6c-19 0-37 0-55 0-49 0-89-33-94-80 50 0 99 0 149 0z">
              <text:p/>
            </draw:path>
            <draw:path draw:style-name="gr10" draw:text-style-name="P7" draw:layer="layout" svg:width="0.047cm" svg:height="0.348cm" svg:x="13.675cm" svg:y="1.828cm" svg:viewBox="0 0 48 349" svg:d="M48 349c0-5 0-9 0-14-11 0-23 0-34 0 0-107 0-214 0-321 11 0 23 0 34 0 0-5 0-9 0-14-16 0-32 0-48 0 0 116 0 233 0 349 16 0 32 0 48 0z">
              <text:p/>
            </draw:path>
            <draw:path draw:style-name="gr10" draw:text-style-name="P7" draw:layer="layout" svg:width="0.189cm" svg:height="0.157cm" svg:x="13.742cm" svg:y="1.936cm" svg:viewBox="0 0 190 158" svg:d="M20 134c-1 5-3 13-3 15 0 6 5 9 10 9s11-2 13-9c1-1 5-18 7-26 3-11 5-22 8-32 2-8 4-15 6-23 1-6 4-16 4-18 6-11 24-43 57-43 16 0 19 13 19 25 0 22-17 66-22 82-4 8-4 12-4 16 0 16 12 28 29 28 33 0 46-51 46-54s-3-3-4-3c-4 0-4 1-6 6-7 24-18 44-35 44-6 0-9-4-9-12 0-9 3-17 7-25 6-18 21-57 21-77 0-23-15-37-40-37-32 0-49 22-55 30-2-19-17-30-33-30-17 0-22 13-26 20-5 12-10 32-10 34 0 3 3 3 4 3 3 0 4 0 6-8 6-25 13-42 25-42 7 0 11 5 11 17 0 7-1 11-5 29-7 27-14 54-21 81z">
              <text:p/>
            </draw:path>
            <draw:path draw:style-name="gr10" draw:text-style-name="P7" draw:layer="layout" svg:width="0.047cm" svg:height="0.348cm" svg:x="13.95cm" svg:y="1.828cm" svg:viewBox="0 0 48 349" svg:d="M48 0c-16 0-32 0-48 0 0 5 0 9 0 14 11 0 23 0 34 0 0 107 0 214 0 321-11 0-23 0-34 0 0 5 0 9 0 14 16 0 32 0 48 0 0-116 0-233 0-349z">
              <text:p/>
            </draw:path>
          </draw:g>
        </draw:g>
        <draw:custom-shape draw:style-name="gr26" draw:text-style-name="P12" draw:layer="layout" svg:width="2cm" svg:height="0.8cm" draw:transform="rotate (-1.5707963267949) translate (13cm 1.8cm)">
          <text:p text:style-name="P11"><text:span text:style-name="T1">IDS</text:span></text:p>
          <text:p text:style-name="P11"><text:span text:style-name="T1">channel</text:span></text:p>
          <draw:enhanced-geometry svg:viewBox="0 0 21600 21600" draw:type="rectangle" draw:enhanced-path="M 0 0 L 21600 0 21600 21600 0 21600 0 0 Z N"/>
        </draw:custom-shape>
        <draw:g draw:style-name="gr9">
          <svg:title>TexMaths</svg:title>
          <svg:desc>10§display§N \!=\! \nu n§svg§600§TRUE§</svg:desc>
          <draw:g>
            <draw:path draw:style-name="gr10" draw:text-style-name="P7" draw:layer="layout" svg:width="0.295cm" svg:height="0.237cm" svg:x="13.211cm" svg:y="2.667cm" svg:viewBox="0 0 296 238" svg:d="M252 37c3-14 10-25 38-26 1 0 6 0 6-7-2-1 0-4-5-4-12 0-24 1-35 1-12 0-25-1-36-1-2 0-7 0-7 7 0 4 4 4 7 4 20 0 24 8 24 15 0 1-1 7-1 8-14 51-27 103-40 154-26-60-51-121-77-181-3-7-3-7-12-7-16 0-31 0-47 0-7 0-10 0-10 7 0 4 3 4 10 4 2 0 24 0 24 3-16 62-31 125-47 187-4 14-10 25-38 26-2 0-6 1-6 7 0 3 2 4 5 4 11 0 23-1 35-1s24 1 36 1c2 0 6 0 6-7 0-3-3-4-7-4-20 0-23-8-23-15 0-3 0-4 1-8 16-61 31-123 47-184 1 2 1 3 3 6 29 68 58 137 87 205 3 6 4 7 7 7 4 0 4-1 6-7 16-65 32-129 49-194z">
              <text:p/>
            </draw:path>
            <draw:path draw:style-name="gr10" draw:text-style-name="P7" draw:layer="layout" svg:width="0.233cm" svg:height="0.081cm" svg:x="13.576cm" svg:y="2.778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0" draw:text-style-name="P7" draw:layer="layout" svg:width="0.165cm" svg:height="0.153cm" svg:x="13.886cm" svg:y="2.751cm" svg:viewBox="0 0 166 154" svg:d="M60 4c-1-1 0-4-4-4-8 0-34 3-43 4-3 0-7 1-7 7 0 4 3 4 9 4 17 0 17 3 17 6 0 2-4 19-6 28-7 28-15 57-22 85-1 5-4 15-4 16 0 4 4 4 6 4s3 0 5 0c24-4 63-18 99-50 46-43 56-91 56-94 0-6-4-10-10-10-3 0-11 2-14 12-23 79-76 118-116 131 11-46 23-93 34-139z">
              <text:p/>
            </draw:path>
            <draw:path draw:style-name="gr10" draw:text-style-name="P7" draw:layer="layout" svg:width="0.189cm" svg:height="0.157cm" svg:x="14.074cm" svg:y="2.751cm" svg:viewBox="0 0 190 158" svg:d="M20 133c-1 6-3 14-3 16 0 6 5 9 10 9s11-3 13-10c1-1 5-17 7-26 3-10 5-20 8-30 2-8 4-16 6-24 1-6 4-16 4-17 6-11 24-43 58-43 15 0 19 13 19 25 0 21-18 66-23 81-3 7-4 11-4 15 0 17 13 29 29 29 33 0 46-50 46-53s-3-3-4-3c-4 0-4 1-5 6-8 23-19 42-36 42-6 0-9-3-9-11 0-9 3-17 7-24 6-19 21-57 21-77 0-24-15-38-40-38-32 0-49 23-55 31-2-20-16-31-32-31-17 0-23 14-27 20-5 12-10 33-10 34 0 4 3 4 4 4 3 0 4-1 6-8 6-25 13-42 26-42 7 0 10 5 10 16 0 8-1 11-5 30-7 26-14 53-21 79z">
              <text:p/>
            </draw:path>
          </draw:g>
        </draw:g>
        <draw:line draw:style-name="gr25" draw:text-style-name="P1" draw:layer="layout" svg:x1="12.2cm" svg:y1="3.4cm" svg:x2="10.6cm" svg:y2="3.4cm">
          <text:p/>
        </draw:line>
        <draw:g draw:style-name="gr9">
          <svg:title>TexMaths</svg:title>
          <svg:desc>10§display§\bm{y}_j \!\in\! \Sigma^{N_j}§svg§600§TRUE§</svg:desc>
          <draw:g>
            <draw:path draw:style-name="gr10" draw:text-style-name="P7" draw:layer="layout" svg:width="0.192cm" svg:height="0.228cm" svg:x="10.772cm" svg:y="3.122cm" svg:viewBox="0 0 193 229" svg:d="M192 27c1-7 1-7 1-8 0-8-5-16-16-16-18 0-23 17-25 26-3 12-6 25-9 37-4 16-11 44-15 58-2 8-13 16-14 17-4 2-12 8-24 8-20 0-21-17-21-25 0-22 11-49 21-75 4-9 5-11 5-17 0-20-21-32-40-32-37 0-55 48-55 55 0 5 5 5 9 5s6 0 8-5c11-39 31-42 36-42 2 0 6 0 6 7 0 8-4 18-6 23-14 35-21 55-21 73 0 40 35 46 56 46 8 0 20-2 33-11-9 43-36 66-60 66-5 0-14 0-21-5 11-4 16-14 16-23 0-13-10-16-17-16-13 0-25 11-25 26 0 18 19 30 47 30 40 0 87-26 98-70s22-88 33-132z">
              <text:p/>
            </draw:path>
            <draw:path draw:style-name="gr10" draw:text-style-name="P7" draw:layer="layout" svg:width="0.107cm" svg:height="0.212cm" svg:x="10.968cm" svg:y="3.171cm" svg:viewBox="0 0 108 213" svg:d="M108 9c0-4-3-9-10-9s-13 7-13 13c0 4 2 10 9 10s14-7 14-14zM56 175c-4 17-17 31-32 31-3 0-6-1-9-2 7-3 9-8 9-12 0-6-5-9-10-9-7 0-14 6-14 14 0 10 10 16 25 16 14 0 43-9 51-39 7-30 15-59 22-88 1-3 1-5 1-9 0-13-12-23-26-23-28 0-43 34-43 38 0 3 3 3 4 3 3 0 3-1 5-4 6-15 19-30 33-30 6 0 8 4 8 12 0 3 0 6 0 8-8 31-16 62-24 94z">
              <text:p/>
            </draw:path>
            <draw:path draw:style-name="gr10" draw:text-style-name="P7" draw:layer="layout" svg:width="0.175cm" svg:height="0.203cm" svg:x="11.184cm" svg:y="3.091cm" svg:viewBox="0 0 176 204" svg:d="M164 109c6 0 12 0 12-7s-6-7-12-7c-50 0-99 0-149 0 4-47 44-81 94-81 18 0 37 0 55 0 6 0 12 0 12-7s-6-7-12-7c-19 0-37 0-56 0-60 0-108 46-108 102s48 102 108 102c19 0 37 0 56 0 6 0 12 0 12-7s-6-7-12-7c-18 0-37 0-55 0-50 0-90-34-94-81 50 0 99 0 149 0z">
              <text:p/>
            </draw:path>
            <draw:path draw:style-name="gr10" draw:text-style-name="P7" draw:layer="layout" svg:width="0.213cm" svg:height="0.238cm" svg:x="11.447cm" svg:y="3.041cm" svg:viewBox="0 0 214 239" svg:d="M111 126c3-4 3-5 3-6 0-2-1-4-2-5-24-35-48-69-72-104 27 0 54 0 81 0 59 0 77 13 84 68 3 0 6 0 9 0-4-26-7-53-10-79-65 0-130 0-195 0-8 0-9 0-9 8 29 42 58 84 87 127-28 32-55 64-83 95-4 3-4 4-4 5 0 4 4 4 9 4 65 0 130 0 195 0 3-27 6-55 10-82-3 0-6 0-9 0-6 59-30 67-85 67-32 0-65 0-97 0 29-32 59-65 88-98z">
              <text:p/>
            </draw:path>
            <draw:path draw:style-name="gr10" draw:text-style-name="P7" draw:layer="layout" svg:width="0.218cm" svg:height="0.167cm" svg:x="11.698cm" svg:y="2.968cm" svg:viewBox="0 0 219 168" svg:d="M188 27c2-9 6-17 26-18 1 0 5 0 5-5 0-2-1-4-4-4-8 0-17 1-25 1-6 0-21-1-26-1-2 0-5 0-5 6 0 3 3 3 5 3 12 0 16 4 16 10 0 2-1 3-1 6-9 36-18 71-27 107-21-43-41-85-62-128-2-4-3-4-9-4-11 0-23 0-34 0-4 0-7 0-7 6 0 3 3 3 8 3s10 0 15 1c-11 44-21 88-32 132-3 9-7 16-26 17-2 0-5 0-5 5 0 3 2 4 3 4 9 0 18-1 26-1 6 0 20 1 26 1 3 0 5-1 5-5s-3-4-6-4c-15 0-15-7-15-10 0-1 0-2 1-6 10-42 21-84 31-126 24 49 48 98 72 147 2 4 3 4 6 4s3-1 5-5c11-46 23-91 34-136z">
              <text:p/>
            </draw:path>
            <draw:path draw:style-name="gr10" draw:text-style-name="P7" draw:layer="layout" svg:width="0.082cm" svg:height="0.152cm" svg:x="11.91cm" svg:y="3.054cm" svg:viewBox="0 0 83 153" svg:d="M83 8c0-4-3-8-8-8s-11 5-11 11c0 4 4 7 8 7 6 0 11-5 11-10zM45 125c-4 13-15 22-26 22-3 0-5 0-6-1 4-2 6-7 6-9 0-3-3-7-8-7-6 0-11 5-11 11 0 8 8 12 20 12s34-6 40-28c5-21 11-42 16-63 0-1 0-3 0-5 0-10-9-17-21-17-21 0-34 23-34 27 0 2 2 2 3 2 3 0 3 0 4-2 8-17 20-21 26-21 7 0 8 6 8 9 0 2-1 3-1 4-5 22-11 44-16 66z">
              <text:p/>
            </draw:path>
          </draw:g>
        </draw:g>
        <draw:custom-shape draw:style-name="gr23" draw:text-style-name="P12" draw:layer="layout" svg:width="1.6cm" svg:height="0.8cm" svg:x="9cm" svg:y="3cm">
          <text:p text:style-name="P11"><text:span text:style-name="T1">alignment</text:span></text:p>
          <text:p text:style-name="P11"><text:span text:style-name="T1">(?)</text:span></text:p>
          <draw:enhanced-geometry svg:viewBox="0 0 21600 21600" draw:type="rectangle" draw:enhanced-path="M 0 0 L 21600 0 21600 21600 0 21600 0 0 Z N"/>
        </draw:custom-shape>
        <draw:line draw:style-name="gr25" draw:text-style-name="P1" draw:layer="layout" svg:x1="9cm" svg:y1="3.3cm" svg:x2="7.4cm" svg:y2="3.3cm">
          <text:p/>
        </draw:line>
        <draw:line draw:style-name="gr25" draw:text-style-name="P1" draw:layer="layout" svg:x1="7.4cm" svg:y1="3.5cm" svg:x2="9cm" svg:y2="3.5cm">
          <text:p/>
        </draw:line>
        <draw:custom-shape draw:style-name="gr23" draw:text-style-name="P12" draw:layer="layout" svg:width="1.6cm" svg:height="0.8cm" svg:x="5.8cm" svg:y="3cm">
          <text:p text:style-name="P11"><text:span text:style-name="T1">LLR calc</text:span></text:p>
          <text:p text:style-name="P11"><text:span text:style-name="T1">(?)</text:span></text:p>
          <draw:enhanced-geometry svg:viewBox="0 0 21600 21600" draw:type="rectangle" draw:enhanced-path="M 0 0 L 21600 0 21600 21600 0 21600 0 0 Z N"/>
        </draw:custom-shape>
        <draw:custom-shape draw:style-name="gr23" draw:text-style-name="P12" draw:layer="layout" svg:width="1.6cm" svg:height="0.8cm" svg:x="2.6cm" svg:y="3cm">
          <text:p text:style-name="P11"><text:span text:style-name="T1">outer</text:span></text:p>
          <text:p text:style-name="P11"><text:span text:style-name="T1">decode</text:span></text:p>
          <draw:enhanced-geometry svg:viewBox="0 0 21600 21600" draw:type="rectangle" draw:enhanced-path="M 0 0 L 21600 0 21600 21600 0 21600 0 0 Z N"/>
        </draw:custom-shape>
        <draw:line draw:style-name="gr25" draw:text-style-name="P1" draw:layer="layout" svg:x1="5.801cm" svg:y1="3.4cm" svg:x2="4.201cm" svg:y2="3.4cm">
          <text:p/>
        </draw:line>
        <draw:line draw:style-name="gr25" draw:text-style-name="P1" draw:layer="layout" svg:x1="2.6cm" svg:y1="3.4cm" svg:x2="1.802cm" svg:y2="3.4cm">
          <text:p/>
        </draw:line>
        <draw:g draw:style-name="gr9">
          <svg:title>TexMaths</svg:title>
          <svg:desc>9§display§\bm{c}^{\rm a}_0§svg§600§TRUE§</svg:desc>
          <draw:g>
            <draw:path draw:style-name="gr10" draw:text-style-name="P7" draw:layer="layout" svg:width="0.145cm" svg:height="0.144cm" svg:x="2.73cm" svg:y="4.724cm" svg:viewBox="0 0 146 145" svg:d="M121 17c-17 5-11 14-17 22 0 5 3 14 16 14s23-11 23-24c0-16-17-29-44-29-64 0-99 49-99 90 0 29 18 55 66 55 8 0 31 0 50-7 18-8 30-21 30-25 0-2-4-8-8-8-2 0-2 1-4 4-17 18-43 25-67 25-20 0-31-11-31-30 0-11 8-49 18-65 12-22 31-28 45-28 4 0 14 1 22 6z">
              <text:p/>
            </draw:path>
            <draw:path draw:style-name="gr10" draw:text-style-name="P7" draw:layer="layout" svg:width="0.109cm" svg:height="0.1cm" svg:x="2.889cm" svg:y="4.638cm" svg:viewBox="0 0 110 101" svg:d="M86 40c0-12 0-21-10-29-9-7-20-11-32-11-21 0-36 8-36 22 0 7 5 10 11 10 5 0 10-4 10-10 0-4-2-9-7-10 8-6 20-6 21-6 13 0 26 8 26 27 0 2 0 4 0 7-12 0-27 0-43 7-20 7-26 20-26 29 0 19 23 25 39 25 17 0 28-10 33-19 1 9 6 18 17 18 7-7 21 0 21-22 0-4 0-8 0-11-2 0-4 0-7 0 0 3 0 7 0 11 0 3 1 13-8 13-8 0-9-10-9-13 0-13 0-26 0-38zM69 67c0 21-19 27-29 27s-21-7-21-18c0-12 11-29 50-30 0 7 0 14 0 21z">
              <text:p/>
            </draw:path>
            <draw:path draw:style-name="gr10" draw:text-style-name="P7" draw:layer="layout" svg:width="0.101cm" svg:height="0.15cm" svg:x="2.889cm" svg:y="4.798cm" svg:viewBox="0 0 102 151" svg:d="M102 76c0-24-3-42-13-57-7-10-21-19-38-19-51 0-51 61-51 76 0 16 0 75 51 75s51-59 51-75zM51 145c-11 0-24-7-28-25-3-12-3-30-3-46s0-34 3-46c5-17 19-22 28-22 12 0 23 7 27 20s4 28 4 48c0 16 0 32-3 46-5 20-19 25-28 25z">
              <text:p/>
            </draw:path>
          </draw:g>
        </draw:g>
        <draw:custom-shape draw:style-name="gr73" draw:text-style-name="P1" draw:layer="layout" svg:width="3.2cm" svg:height="0.8cm" svg:x="2.6cm" svg:y="4.6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.6cm" svg:y1="5cm" svg:x2="5.8cm" svg:y2="5cm">
          <text:p/>
        </draw:line>
        <draw:g draw:style-name="gr9">
          <svg:title>TexMaths</svg:title>
          <svg:desc>9§display§\bm{c}^{\rm b}_0§svg§600§TRUE§</svg:desc>
          <draw:g>
            <draw:path draw:style-name="gr10" draw:text-style-name="P7" draw:layer="layout" svg:width="0.145cm" svg:height="0.143cm" svg:x="2.732cm" svg:y="5.155cm" svg:viewBox="0 0 146 144" svg:d="M121 17c-17 5-11 14-17 22 0 5 3 14 15 14 14 0 23-11 23-24 0-16-17-29-43-29-64 0-99 48-99 90 0 28 18 54 66 54 8 0 31 0 50-7 17-7 30-20 30-24 0-3-5-8-8-8-2 0-3 1-5 4-17 17-42 25-66 25-20 0-31-11-31-30 0-11 8-49 18-65 12-22 31-28 45-28 4 0 14 1 22 6z">
              <text:p/>
            </draw:path>
            <draw:path draw:style-name="gr10" draw:text-style-name="P7" draw:layer="layout" svg:width="0.116cm" svg:height="0.154cm" svg:x="2.89cm" svg:y="5.014cm" svg:viewBox="0 0 117 155" svg:d="M33 0c-11 1-22 2-33 3 0 2 0 5 0 8 14 0 16 2 16 12 0 43 0 86 0 129 3 0 5 0 8 0 3-4 5-9 7-13 8 12 21 16 33 16 28 0 53-21 53-50 0-27-22-49-51-49-13 0-26 5-33 13 0-23 0-46 0-69zM34 79c5-10 18-17 30-17 13 0 22 7 26 13 5 7 8 16 8 30 0 5 0 21-9 32-9 10-20 12-26 12-18 0-27-14-29-19 0-17 0-34 0-51z">
              <text:p/>
            </draw:path>
            <draw:path draw:style-name="gr10" draw:text-style-name="P7" draw:layer="layout" svg:width="0.1cm" svg:height="0.15cm" svg:x="2.891cm" svg:y="5.228cm" svg:viewBox="0 0 101 151" svg:d="M101 76c0-24-2-42-12-57-7-10-21-19-39-19-50 0-50 61-50 76 0 16 0 75 50 75 51 0 51-60 51-75zM50 144c-10 0-23-6-28-24-2-12-2-30-2-46 0-17 0-34 3-46 5-17 18-22 27-22 13 0 23 7 28 20 4 12 4 28 4 48 0 16 0 32-3 45-5 21-20 25-29 25z">
              <text:p/>
            </draw:path>
          </draw:g>
        </draw:g>
        <draw:line draw:style-name="gr1" draw:text-style-name="P1" draw:layer="layout" svg:x1="3.4cm" svg:y1="4.6cm" svg:x2="3.4cm" svg:y2="5.4cm">
          <text:p/>
        </draw:line>
        <draw:g draw:style-name="gr9">
          <svg:title>TexMaths</svg:title>
          <svg:desc>9§display§\bm{c}^{\rm a}_{n-1}§svg§600§TRUE§</svg:desc>
          <draw:g>
            <draw:path draw:style-name="gr10" draw:text-style-name="P7" draw:layer="layout" svg:width="0.146cm" svg:height="0.144cm" svg:x="5.031cm" svg:y="4.726cm" svg:viewBox="0 0 147 145" svg:d="M121 18c-16 4-17 21-17 22 0 4 4 14 16 14 14 0 23-12 23-24 0-17-16-30-44-30-63 0-99 49-99 91 0 28 18 54 67 54 9 0 30 0 49-8 18-7 31-19 31-24 0-2-5-8-8-8-1 0-2 1-5 4-16 18-41 25-67 25-20 0-30-11-30-30 0-11 8-49 17-65 13-22 32-27 45-27 4 0 14 0 22 6z">
              <text:p/>
            </draw:path>
            <draw:path draw:style-name="gr10" draw:text-style-name="P7" draw:layer="layout" svg:width="0.11cm" svg:height="0.1cm" svg:x="5.191cm" svg:y="4.64cm" svg:viewBox="0 0 111 101" svg:d="M86 40c0-12 0-20-10-29-9-7-19-11-33-11-21 0-35 8-35 22 0 7 5 10 10 10 6 0 11-4 11-10 0-4-2-9-8-10 8-6 20-6 22-6 13 0 26 8 26 27 0 2 0 4 0 7-12 0-27 1-43 7-20 7-26 19-26 29 0 19 22 25 39 25 18 0 28-10 32-18 1 9 7 17 17 17 1 0 23 0 23-21 0-4 0-8 0-13-3 0-6 0-8 0 0 4 0 8 0 12 0 3 0 14-9 14-8 0-8-11-8-14 0-13 0-26 0-38zM69 67c0 22-19 27-29 27-11 0-21-7-21-18 0-12 10-28 50-30 0 7 0 14 0 21z">
              <text:p/>
            </draw:path>
            <draw:path draw:style-name="gr10" draw:text-style-name="P7" draw:layer="layout" svg:width="0.134cm" svg:height="0.099cm" svg:x="5.189cm" svg:y="4.849cm" svg:viewBox="0 0 135 100" svg:d="M16 84c-1 2-2 8-2 9 0 4 4 7 8 7s8-3 9-6c0-2 2-9 3-13 2-5 4-15 6-20 0-4 2-10 3-14 3-9 3-11 9-20s17-21 33-21c13 0 14 11 14 16 0 13-10 37-14 46-2 7-3 8-3 13 0 12 10 19 21 19 22 0 32-31 32-34s-3-3-4-3c-2 0-2 1-3 3-6 18-16 27-25 27-4 0-5-3-5-8 0-4 2-8 5-18 3-6 12-29 12-42 0-21-17-25-29-25-18 0-30 12-37 20-1-16-15-20-24-20s-14 7-17 12c-5 8-8 20-8 22 0 3 3 3 4 3 3 0 3-1 5-7 3-13 7-24 15-24 7 0 8 5 8 11 0 5-2 12-3 18-2 6-5 15-6 20-2 9-4 19-7 29z">
              <text:p/>
            </draw:path>
            <draw:path draw:style-name="gr10" draw:text-style-name="P7" draw:layer="layout" svg:width="0.148cm" svg:height="0.01cm" svg:x="5.359cm" svg:y="4.886cm" svg:viewBox="0 0 149 11" svg:d="M140 11c4 0 9 0 9-6 0-5-5-5-9-5-44 0-88 0-132 0-4 0-8 0-8 5 0 6 4 6 8 6 44 0 88 0 132 0z">
              <text:p/>
            </draw:path>
            <draw:path draw:style-name="gr10" draw:text-style-name="P7" draw:layer="layout" svg:width="0.08cm" svg:height="0.145cm" svg:x="5.556cm" svg:y="4.8cm" svg:viewBox="0 0 81 146" svg:d="M50 6c0-5-1-6-7-6-13 14-34 14-43 14 0 3 0 6 0 8 5 0 20 0 32-6 0 38 0 75 0 112 0 8 0 10-22 10-3 0-6 0-8 0 0 3 0 6 0 8 3 0 31 0 39 0 7 0 35 0 40 0 0-2 0-5 0-8-3 0-6 0-9 0-22 0-22-2-22-10 0-40 0-81 0-122z">
              <text:p/>
            </draw:path>
          </draw:g>
        </draw:g>
        <draw:g draw:style-name="gr9">
          <svg:title>TexMaths</svg:title>
          <svg:desc>9§display§\bm{c}^{\rm b}_{n-1}§svg§600§TRUE§</svg:desc>
          <draw:g>
            <draw:path draw:style-name="gr10" draw:text-style-name="P7" draw:layer="layout" svg:width="0.146cm" svg:height="0.144cm" svg:x="5.034cm" svg:y="5.157cm" svg:viewBox="0 0 147 145" svg:d="M121 17c-16 5-17 21-17 22 0 4 3 14 16 14s23-12 23-24c0-16-16-29-44-29-64 0-99 49-99 90 0 29 18 55 67 55 9 0 30-1 49-8 18-8 31-20 31-24 0-2-5-8-9-8-1 0-1 1-4 3-17 18-42 25-67 25-20 0-31-10-31-29 0-11 8-49 18-66 13-22 31-27 45-27 4 0 14 0 22 6z">
              <text:p/>
            </draw:path>
            <draw:path draw:style-name="gr10" draw:text-style-name="P7" draw:layer="layout" svg:width="0.117cm" svg:height="0.154cm" svg:x="5.192cm" svg:y="5.016cm" svg:viewBox="0 0 118 155" svg:d="M33 0c-11 1-22 2-33 3 0 2 0 5 0 8 15 0 16 1 16 12 0 43 0 87 0 130 3 0 6 0 8 0 3-5 5-9 7-14 9 12 21 16 33 16 29 0 54-22 54-50 0-27-23-49-51-49-14 0-26 5-34 13 0-23 0-46 0-69zM34 79c6-10 18-17 32-17 12 0 20 7 25 13 4 7 7 16 7 30 0 6 0 22-9 32s-20 12-26 12c-18 0-26-14-29-19 0-17 0-34 0-51z">
              <text:p/>
            </draw:path>
            <draw:path draw:style-name="gr10" draw:text-style-name="P7" draw:layer="layout" svg:width="0.134cm" svg:height="0.099cm" svg:x="5.192cm" svg:y="5.279cm" svg:viewBox="0 0 135 100" svg:d="M16 84c-1 2-2 8-2 9 0 5 4 7 8 7 3 0 6-3 8-5 1-2 3-9 4-14 1-4 4-15 5-20 1-4 2-9 3-14 3-9 4-11 10-20s16-21 33-21c13 0 13 12 13 16 0 13-9 37-13 47-2 6-3 8-3 12 0 12 10 19 20 19 23 0 33-31 33-34s-3-2-4-3c-3 0-3 2-4 3-6 18-15 27-24 27-4 0-5-2-5-7s1-8 5-18c2-7 12-30 12-43 0-21-17-25-29-25-19 0-31 12-37 21-2-16-15-21-24-21-10 0-14 7-18 13-4 8-7 20-7 21 0 3 3 3 4 3 2 0 2-1 4-6 4-14 8-25 16-25 6 0 7 6 7 11s-2 13-3 19-4 14-5 20c-2 9-4 18-7 28z">
              <text:p/>
            </draw:path>
            <draw:path draw:style-name="gr10" draw:text-style-name="P7" draw:layer="layout" svg:width="0.148cm" svg:height="0.01cm" svg:x="5.361cm" svg:y="5.316cm" svg:viewBox="0 0 149 11" svg:d="M140 11c4 0 9 0 9-6 0-5-5-5-9-5-44 0-87 0-131 0-4 0-9 0-9 5 0 6 5 6 9 6 44 0 87 0 131 0z">
              <text:p/>
            </draw:path>
            <draw:path draw:style-name="gr10" draw:text-style-name="P7" draw:layer="layout" svg:width="0.079cm" svg:height="0.145cm" svg:x="5.559cm" svg:y="5.231cm" svg:viewBox="0 0 80 146" svg:d="M49 6c0-6 0-6-6-6-14 13-34 13-43 13 0 3 0 6 0 9 4 0 20 0 31-7 0 38 0 75 0 113 0 8 0 10-21 10-3 0-6 0-9 0 0 3 0 6 0 8 4 0 31 0 39 0s36 0 40 0c0-2 0-5 0-8-3 0-5 0-8 0-23 0-23-2-23-10 0-41 0-81 0-122z">
              <text:p/>
            </draw:path>
          </draw:g>
        </draw:g>
        <draw:line draw:style-name="gr1" draw:text-style-name="P1" draw:layer="layout" svg:x1="5.001cm" svg:y1="4.601cm" svg:x2="5.001cm" svg:y2="5.401cm">
          <text:p/>
        </draw:line>
        <draw:g draw:style-name="gr9">
          <svg:title>TexMaths</svg:title>
          <svg:desc>9§display§\bm{c}^{\rm a}_1§svg§600§TRUE§</svg:desc>
          <draw:g>
            <draw:path draw:style-name="gr10" draw:text-style-name="P7" draw:layer="layout" svg:width="0.145cm" svg:height="0.143cm" svg:x="3.532cm" svg:y="4.725cm" svg:viewBox="0 0 146 144" svg:d="M121 17c-17 5-11 14-17 22 0 5 3 14 16 14s23-11 23-24c0-16-17-29-44-29-64 0-99 48-99 90 0 28 18 54 66 54 8 0 31 0 50-7 18-7 30-20 30-24 0-3-4-8-8-8-2 0-2 1-4 4-17 18-43 24-67 24-20 0-31-10-31-29 0-11 8-49 18-65 12-22 31-28 45-28 4 0 14 1 22 6z">
              <text:p/>
            </draw:path>
            <draw:path draw:style-name="gr10" draw:text-style-name="P7" draw:layer="layout" svg:width="0.109cm" svg:height="0.1cm" svg:x="3.691cm" svg:y="4.639cm" svg:viewBox="0 0 110 101" svg:d="M86 39c0-11 0-20-10-28-9-7-20-11-32-11-21 0-36 8-36 22 0 7 5 10 11 10 5 0 10-4 10-10 0-4-2-9-7-10 8-6 20-6 21-6 13 0 26 8 26 27 0 2 0 4 0 6-12 1-27 1-43 8-20 7-26 19-26 29 0 19 23 25 39 25 17 0 28-10 33-19 1 9 6 18 17 18 7-8 21 0 21-22 0-4 0-8 0-12-2 0-4 0-7 0 0 4 0 8 0 12 0 3 1 13-8 13-8 0-9-10-9-13 0-13 0-26 0-39zM69 67c0 21-19 27-29 27s-21-7-21-18c0-12 11-29 50-30 0 7 0 14 0 21z">
              <text:p/>
            </draw:path>
            <draw:path draw:style-name="gr10" draw:text-style-name="P7" draw:layer="layout" svg:width="0.079cm" svg:height="0.145cm" svg:x="3.703cm" svg:y="4.799cm" svg:viewBox="0 0 80 146" svg:d="M49 6c0-6 0-6-6-6-14 13-34 14-43 14 0 3 0 6 0 8 5 0 20 0 31-6 0 38 0 75 0 112 0 8 0 10-21 10-3 0-6 0-9 0 0 3 0 6 0 8 4 0 31-1 39-1s35 1 40 1c0-2 0-5 0-8-3 0-6 0-8 0-23 0-23-2-23-10 0-40 0-81 0-122z">
              <text:p/>
            </draw:path>
          </draw:g>
        </draw:g>
        <draw:g draw:style-name="gr9">
          <svg:title>TexMaths</svg:title>
          <svg:desc>9§display§\bm{c}^{\rm b}_1§svg§600§TRUE§</svg:desc>
          <draw:g>
            <draw:path draw:style-name="gr10" draw:text-style-name="P7" draw:layer="layout" svg:width="0.145cm" svg:height="0.144cm" svg:x="3.534cm" svg:y="5.156cm" svg:viewBox="0 0 146 145" svg:d="M121 17c-17 5-11 14-17 22 0 4 3 14 15 14 14 0 23-11 23-24 0-16-17-29-43-29-64 0-99 48-99 90 0 29 18 55 66 55 8 0 31 0 50-8 17-7 30-20 30-24 0-3-5-8-8-8-2 0-3 1-5 4-17 18-42 24-66 24-20 0-31-10-31-29 0-11 8-49 18-65 12-22 31-28 45-28 4 0 14 1 22 6z">
              <text:p/>
            </draw:path>
            <draw:path draw:style-name="gr10" draw:text-style-name="P7" draw:layer="layout" svg:width="0.116cm" svg:height="0.154cm" svg:x="3.692cm" svg:y="5.015cm" svg:viewBox="0 0 117 155" svg:d="M33 0c-11 1-22 2-33 3 0 2 0 5 0 8 14 0 16 2 16 12 0 43 0 87 0 130 3 0 5 0 8 0 3-5 5-9 7-14 8 12 21 16 33 16 28 0 53-21 53-50 0-27-22-49-51-49-13 0-26 5-33 13 0-23 0-46 0-69zM34 79c5-10 18-17 30-17 13 0 22 7 26 13 5 7 8 16 8 30 0 5 0 22-9 32s-20 12-26 12c-18 0-27-13-29-19 0-17 0-34 0-51z">
              <text:p/>
            </draw:path>
            <draw:path draw:style-name="gr10" draw:text-style-name="P7" draw:layer="layout" svg:width="0.079cm" svg:height="0.145cm" svg:x="3.705cm" svg:y="5.23cm" svg:viewBox="0 0 80 146" svg:d="M49 6c0-6-1-6-6-6-14 13-34 14-43 14 0 3 0 5 0 8 4 0 20 0 31-6 0 38 0 75 0 112 0 8 0 10-21 10-3 0-6 0-9 0 0 3 0 6 0 8 4 0 31-1 39-1 7 0 34 1 40 1 0-2 0-5 0-8-3 0-6 0-9 0-22 0-22-2-22-10 0-40 0-81 0-122z">
              <text:p/>
            </draw:path>
          </draw:g>
        </draw:g>
        <draw:line draw:style-name="gr1" draw:text-style-name="P1" draw:layer="layout" svg:x1="4.201cm" svg:y1="4.6cm" svg:x2="4.201cm" svg:y2="5.4cm">
          <text:p/>
        </draw:line>
        <draw:line draw:style-name="gr28" draw:text-style-name="P1" draw:layer="layout" svg:x1="2.6cm" svg:y1="4.5cm" svg:x2="3.1cm" svg:y2="4.5cm">
          <text:p/>
        </draw:line>
        <draw:g draw:style-name="gr9">
          <svg:title>TexMaths</svg:title>
          <svg:desc>10§display§k_{\rm a}§svg§600§TRUE§</svg:desc>
          <draw:g>
            <draw:path draw:style-name="gr10" draw:text-style-name="P7" draw:layer="layout" svg:width="0.157cm" svg:height="0.245cm" svg:x="2.704cm" svg:y="4.161cm" svg:viewBox="0 0 158 246" svg:d="M81 4c-2-1 0-4-4-4-8 0-34 3-43 4-3 0-7 0-7 7 0 4 3 4 9 4 17 0 17 2 17 6-1 2-1 5-1 7-17 67-34 133-51 200-1 5-1 6-1 8 0 8 7 10 10 10 5 0 10-3 12-7s18-68 20-77c12 1 40 6 40 30 0 2 0 3-1 7 0 4-1 8-1 12 0 21 14 35 32 35 11 0 20-6 28-19 9-15 11-34 11-35 0-4-2-4-3-4-3 0-4 2-5 7-7 25-15 43-30 43-7 0-11-4-11-16 0-6 1-14 2-20 2-6 2-7 2-11 0-23-22-33-52-37 11-5 22-16 30-24 17-19 33-34 50-34 2 0 2 0 3 0 5 1 5 1 8 3 0 0 0 1 1 2-17 1-20 14-20 18 0 6 4 13 13 13 10 0 19-8 19-22 0-10-8-22-23-22-10 0-26 3-51 31-12 13-26 27-39 32 12-49 24-98 36-147z">
              <text:p/>
            </draw:path>
            <draw:path draw:style-name="gr10" draw:text-style-name="P7" draw:layer="layout" svg:width="0.121cm" svg:height="0.111cm" svg:x="2.88cm" svg:y="4.346cm" svg:viewBox="0 0 122 112" svg:d="M96 44c0-13 0-22-12-32-10-8-22-12-36-12-23 0-40 9-40 24 0 8 6 12 12 12 7 0 12-5 12-12 0-4-2-9-9-11 9-6 23-6 24-6 14 0 29 9 29 30 0 2 0 5 0 7-13 1-30 2-47 8-23 8-29 22-29 33 0 21 25 27 43 27 19 0 31-11 36-21 1 10 7 20 19 20 8-8 24 0 24-24 0-5 0-9 0-13-3 0-6 0-8 0 0 4 0 8 0 13 0 3 0 14-9 14s-9-11-9-14c0-15 0-29 0-43zM76 75c0 24-20 30-31 30-13 0-25-8-25-20 0-14 12-33 56-34 0 8 0 16 0 24z">
              <text:p/>
            </draw:path>
          </draw:g>
        </draw:g>
        <draw:line draw:style-name="gr28" draw:text-style-name="P1" draw:layer="layout" svg:x1="2.6cm" svg:y1="5.5cm" svg:x2="3.4cm" svg:y2="5.5cm">
          <text:p/>
        </draw:line>
        <draw:g draw:style-name="gr9">
          <svg:title>TexMaths</svg:title>
          <svg:desc>10§display§k_{\rm b} \nu §svg§600§TRUE§</svg:desc>
          <draw:g>
            <draw:path draw:style-name="gr10" draw:text-style-name="P7" draw:layer="layout" svg:width="0.158cm" svg:height="0.246cm" svg:x="2.707cm" svg:y="5.563cm" svg:viewBox="0 0 159 247" svg:d="M82 4c-2-1 0-4-5-4-8 0-34 3-43 4-3 0-6 0-6 7 0 4 3 4 8 4 17 0 18 2 18 6-1 2-1 5-2 7-17 67-33 134-50 201-2 5-2 6-2 8 0 8 7 10 10 10 5 0 10-4 12-8 2-3 18-68 20-76 12 0 41 6 41 29 0 3 0 4-1 8s-2 8-2 12c0 21 14 35 32 35 11 0 20-6 28-19 9-15 8-23 13-35 0-4-3-4-4-4-4 0-4 1-5 6-7 26-15 44-31 44-7 0-11-4-11-17 0-6 1-14 3-19 1-6 1-8 1-11 0-23-22-32-52-36 11-6 22-18 30-26 17-19 33-34 51-34 2 0 2 0 3 1 4 0 4 0 7 3 1 0 1 0 1 1-16 1-20 15-20 19 0 5 4 12 14 12 9 0 19-8 19-21 0-11-8-22-24-22-10 0-26 2-51 31-12 13-26 27-39 32 12-50 25-99 37-148z">
              <text:p/>
            </draw:path>
            <draw:path draw:style-name="gr10" draw:text-style-name="P7" draw:layer="layout" svg:width="0.13cm" svg:height="0.171cm" svg:x="2.883cm" svg:y="5.689cm" svg:viewBox="0 0 131 172" svg:d="M36 0c-12 1-24 2-36 3 0 3 0 5 0 8 16 0 18 2 18 15 0 48 0 96 0 143 3 0 5 0 8 0 3-5 6-9 9-14 9 12 23 17 36 17 32 0 60-24 60-55 0-30-25-55-58-55-14 0-28 6-37 15 0-26 0-51 0-77zM37 88c7-11 21-19 35-19s24 8 29 15 8 17 8 33c0 6 0 24-10 36-10 10-22 12-29 12-20 0-30-15-33-20 0-19 0-38 0-57z">
              <text:p/>
            </draw:path>
            <draw:path draw:style-name="gr10" draw:text-style-name="P7" draw:layer="layout" svg:width="0.164cm" svg:height="0.154cm" svg:x="3.061cm" svg:y="5.652cm" svg:viewBox="0 0 165 155" svg:d="M60 3c-2-1 0-3-5-3-8 0-34 2-43 3-3 0-6 1-6 7 0 4 3 4 8 4 17 0 18 3 18 6s-5 19-7 29c-7 28-15 57-22 86-1 5-2 10-3 15 0 4 3 5 5 5s3 0 5 0c25-5 63-18 99-52 46-43 56-91 56-94 0-6-4-9-10-9-3 0-11 1-14 11-23 80-76 119-116 132 12-47 23-93 35-140z">
              <text:p/>
            </draw:path>
          </draw:g>
        </draw:g>
        <draw:custom-shape draw:style-name="gr27" draw:text-style-name="P1" draw:layer="layout" svg:width="3.2cm" svg:height="0.4cm" svg:x="6.2cm" svg:y="4.6cm">
          <text:p/>
          <draw:enhanced-geometry svg:viewBox="0 0 21600 21600" draw:type="rectangle" draw:enhanced-path="M 0 0 L 21600 0 21600 21600 0 21600 0 0 Z N"/>
        </draw:custom-shape>
        <draw:g draw:style-name="gr9">
          <svg:title>TexMaths</svg:title>
          <svg:desc>10§display§\dots§svg§600§TRUE§</svg:desc>
          <draw:g>
            <draw:path draw:style-name="gr10" draw:text-style-name="P7" draw:layer="layout" svg:width="0.036cm" svg:height="0.035cm" svg:x="4.378cm" svg:y="4.843cm" svg:viewBox="0 0 37 36" svg:d="M37 19c0-11-8-19-18-19s-19 8-19 19c0 10 9 17 19 17s18-7 18-17z">
              <text:p/>
            </draw:path>
            <draw:path draw:style-name="gr10" draw:text-style-name="P7" draw:layer="layout" svg:width="0.036cm" svg:height="0.035cm" svg:x="4.534cm" svg:y="4.843cm" svg:viewBox="0 0 37 36" svg:d="M37 19c0-11-8-19-18-19-11 0-19 8-19 19 0 10 8 17 19 17 10 0 18-7 18-17z">
              <text:p/>
            </draw:path>
            <draw:path draw:style-name="gr10" draw:text-style-name="P7" draw:layer="layout" svg:width="0.036cm" svg:height="0.035cm" svg:x="4.689cm" svg:y="4.843cm" svg:viewBox="0 0 37 36" svg:d="M37 19c0-11-9-19-19-19s-18 8-18 19c0 10 8 17 18 17s19-7 19-17z">
              <text:p/>
            </draw:path>
          </draw:g>
        </draw:g>
        <draw:g draw:style-name="gr9">
          <svg:title>TexMaths</svg:title>
          <svg:desc>10§display§\dots§svg§600§TRUE§</svg:desc>
          <draw:g>
            <draw:path draw:style-name="gr10" draw:text-style-name="P7" draw:layer="layout" svg:width="0.036cm" svg:height="0.035cm" svg:x="4.378cm" svg:y="5.243cm" svg:viewBox="0 0 37 36" svg:d="M37 19c0-11-8-19-18-19s-19 8-19 19c0 10 9 17 19 17s18-7 18-17z">
              <text:p/>
            </draw:path>
            <draw:path draw:style-name="gr10" draw:text-style-name="P7" draw:layer="layout" svg:width="0.036cm" svg:height="0.035cm" svg:x="4.534cm" svg:y="5.243cm" svg:viewBox="0 0 37 36" svg:d="M37 19c0-11-8-19-18-19-11 0-19 8-19 19 0 10 8 17 19 17 10 0 18-7 18-17z">
              <text:p/>
            </draw:path>
            <draw:path draw:style-name="gr10" draw:text-style-name="P7" draw:layer="layout" svg:width="0.036cm" svg:height="0.035cm" svg:x="4.689cm" svg:y="5.243cm" svg:viewBox="0 0 37 36" svg:d="M37 19c0-11-9-19-19-19s-18 8-18 19c0 10 8 17 18 17s19-7 19-17z">
              <text:p/>
            </draw:path>
          </draw:g>
        </draw:g>
        <draw:line draw:style-name="gr1" draw:text-style-name="P1" draw:layer="layout" svg:x1="7cm" svg:y1="4.6cm" svg:x2="7cm" svg:y2="5cm">
          <text:p/>
        </draw:line>
        <draw:line draw:style-name="gr1" draw:text-style-name="P1" draw:layer="layout" svg:x1="7.8cm" svg:y1="4.6cm" svg:x2="7.8cm" svg:y2="5cm">
          <text:p/>
        </draw:line>
        <draw:line draw:style-name="gr1" draw:text-style-name="P1" draw:layer="layout" svg:x1="8.6cm" svg:y1="4.6cm" svg:x2="8.6cm" svg:y2="5cm">
          <text:p/>
        </draw:line>
        <draw:g draw:style-name="gr9">
          <svg:title>TexMaths</svg:title>
          <svg:desc>10§display§\dots§svg§600§TRUE§</svg:desc>
          <draw:g>
            <draw:path draw:style-name="gr10" draw:text-style-name="P7" draw:layer="layout" svg:width="0.036cm" svg:height="0.035cm" svg:x="8.078cm" svg:y="4.843cm" svg:viewBox="0 0 37 36" svg:d="M37 19c0-11-8-19-18-19s-19 8-19 19c0 10 9 17 19 17s18-7 18-17z">
              <text:p/>
            </draw:path>
            <draw:path draw:style-name="gr10" draw:text-style-name="P7" draw:layer="layout" svg:width="0.036cm" svg:height="0.035cm" svg:x="8.234cm" svg:y="4.843cm" svg:viewBox="0 0 37 36" svg:d="M37 19c0-11-8-19-18-19-11 0-19 8-19 19 0 10 8 17 19 17 10 0 18-7 18-17z">
              <text:p/>
            </draw:path>
            <draw:path draw:style-name="gr10" draw:text-style-name="P7" draw:layer="layout" svg:width="0.036cm" svg:height="0.035cm" svg:x="8.389cm" svg:y="4.843cm" svg:viewBox="0 0 37 36" svg:d="M37 19c0-11-9-19-19-19s-18 8-18 19c0 10 8 17 18 17s19-7 19-17z">
              <text:p/>
            </draw:path>
          </draw:g>
        </draw:g>
        <draw:g draw:style-name="gr9">
          <svg:title>TexMaths</svg:title>
          <svg:desc>9§display§\bm{s}_0§svg§600§TRUE§</svg:desc>
          <draw:g>
            <draw:path draw:style-name="gr10" draw:text-style-name="P7" draw:layer="layout" svg:width="0.131cm" svg:height="0.144cm" svg:x="6.42cm" svg:y="4.764cm" svg:viewBox="0 0 132 145" svg:d="M113 18c-10 5-14 14-14 18 0 8 7 13 15 13 7 0 18-7 18-21 0-17-17-28-45-28-9 0-27 1-41 12s-20 29-20 37c0 9 5 18 12 23 9 7 14 8 36 13 9 1 28 4 28 19 0 1 0 30-47 30-15 0-27-4-34-9 11-3 17-12 17-21 0-12-9-15-15-15-11 0-23 9-23 25 0 20 23 31 54 31 72 0 48-36 72-54 0-11-5-20-12-26-10-8-22-11-33-13-18-2-30-5-30-17 12-8 0-23 35-23 7 0 19 0 27 6z">
              <text:p/>
            </draw:path>
            <draw:path draw:style-name="gr10" draw:text-style-name="P7" draw:layer="layout" svg:width="0.102cm" svg:height="0.15cm" svg:x="6.581cm" svg:y="4.807cm" svg:viewBox="0 0 103 151" svg:d="M103 76c0-25-3-42-13-57-7-10-21-19-39-19-51 0-51 60-51 76s0 75 51 75c52 0 52-59 52-75zM51 144c-10 0-23-5-28-23-3-14-3-32-3-48s0-32 3-45c5-17 19-22 28-22 12 0 24 8 27 20 4 12 5 28 5 47 0 16 0 33-4 47-3 20-19 24-28 24z">
              <text:p/>
            </draw:path>
          </draw:g>
        </draw:g>
        <draw:g draw:style-name="gr9">
          <svg:title>TexMaths</svg:title>
          <svg:desc>9§display§\bm{s}_1§svg§600§TRUE§</svg:desc>
          <draw:g>
            <draw:path draw:style-name="gr10" draw:text-style-name="P7" draw:layer="layout" svg:width="0.131cm" svg:height="0.143cm" svg:x="7.221cm" svg:y="4.765cm" svg:viewBox="0 0 132 144" svg:d="M112 18c-11 4-13 13-13 18 0 8 7 13 13 13 8 0 20-6 20-21 0-17-17-28-45-28-10 0-27 1-41 12-15 10-20 28-20 36 0 9 5 18 12 25 9 6 14 7 36 11 9 2 27 6 27 19 0 2 0 30-46 30-16 0-27-3-34-8 10-3 17-12 17-22 0-11-9-14-16-14-10 0-22 9-22 25 0 19 22 30 54 30 72 0 48-36 72-54 0-10-6-18-13-25-10-9-21-10-32-12-18-4-30-6-30-17 0-1 0-24 35-24 6 0 18 0 26 6z">
              <text:p/>
            </draw:path>
            <draw:path draw:style-name="gr10" draw:text-style-name="P7" draw:layer="layout" svg:width="0.079cm" svg:height="0.145cm" svg:x="7.394cm" svg:y="4.808cm" svg:viewBox="0 0 80 146" svg:d="M49 6c0-6 0-6-6-6-14 14-34 14-43 14 0 3 0 6 0 8 5 0 20 0 31-6 0 37 0 75 0 112 0 7 0 10-21 10-3 0-6 0-9 0 0 3 0 5 0 8 4 0 31-1 39-1s35 1 40 1c0-3 0-5 0-8-3 0-6 0-8 0-23 0-23-3-23-10 0-41 0-81 0-122z">
              <text:p/>
            </draw:path>
          </draw:g>
        </draw:g>
        <draw:g draw:style-name="gr9">
          <svg:title>TexMaths</svg:title>
          <svg:desc>9§display§\bm{s}_{n-1}§svg§600§TRUE§</svg:desc>
          <draw:g>
            <draw:path draw:style-name="gr10" draw:text-style-name="P7" draw:layer="layout" svg:width="0.131cm" svg:height="0.143cm" svg:x="8.723cm" svg:y="4.767cm" svg:viewBox="0 0 132 144" svg:d="M112 18c-9 4-13 13-13 18 0 8 7 13 14 13 8 0 19-6 19-21 0-17-17-28-45-28-9 0-27 1-41 12-15 10-20 28-20 36 0 9 5 18 12 24 9 7 14 8 36 12 9 1 28 5 28 19 0 1 0 30-47 30-15 0-27-3-34-8 10-3 17-12 17-22 0-12-9-14-16-14-10 0-22 9-22 24 0 21 22 31 54 31 72 0 48-35 72-53 0-11-5-20-13-26-10-9-21-10-32-13-18-3-30-5-30-16 0-1 0-24 35-24 7 0 18 0 26 6z">
              <text:p/>
            </draw:path>
            <draw:path draw:style-name="gr10" draw:text-style-name="P7" draw:layer="layout" svg:width="0.134cm" svg:height="0.098cm" svg:x="8.883cm" svg:y="4.859cm" svg:viewBox="0 0 135 99" svg:d="M16 82c-1 3-2 9-2 9 0 6 4 8 8 8s8-3 9-5c0-2 2-9 3-14 1-4 4-14 6-20 0-4 2-9 3-14 2-9 3-11 9-20s16-21 33-21c13 0 13 12 13 17 0 12-9 36-13 46-2 6-3 8-3 12 0 11 10 19 21 19 22 0 32-31 32-34s-3-3-4-3c-3 0-3 2-4 4-5 17-15 26-24 26-4 0-5-2-5-7s1-8 5-18c3-7 12-30 12-43 0-20-17-24-29-24-19 0-30 11-37 20-1-16-15-20-24-20s-14 6-17 12c-5 8-8 20-8 21 0 3 3 3 4 3 2 0 3-1 4-6 4-14 8-25 16-25 7 0 7 6 7 11s-1 13-2 19c-2 6-5 14-6 20-2 9-4 18-7 27z">
              <text:p/>
            </draw:path>
            <draw:path draw:style-name="gr10" draw:text-style-name="P7" draw:layer="layout" svg:width="0.148cm" svg:height="0.01cm" svg:x="9.052cm" svg:y="4.895cm" svg:viewBox="0 0 149 11" svg:d="M140 11c4 0 9 0 9-6 0-5-4-5-9-5-43 0-87 0-131 0-4 0-9 0-9 5 0 6 5 6 9 6 44 0 88 0 131 0z">
              <text:p/>
            </draw:path>
            <draw:path draw:style-name="gr10" draw:text-style-name="P7" draw:layer="layout" svg:width="0.079cm" svg:height="0.145cm" svg:x="9.25cm" svg:y="4.81cm" svg:viewBox="0 0 80 146" svg:d="M49 6c0-6 0-6-6-6-14 13-34 14-43 14 0 3 0 5 0 8 5 0 20 0 31-6 0 37 0 74 0 111 0 8 0 11-21 11-3 0-6 0-9 0 0 3 0 5 0 8 4-1 31-1 39-1s36 0 40 1c0-3 0-5 0-8-3 0-5 0-8 0-23 0-23-3-23-11 0-40 0-80 0-121z">
              <text:p/>
            </draw:path>
          </draw:g>
        </draw:g>
        <draw:line draw:style-name="gr28" draw:text-style-name="P1" draw:layer="layout" svg:x1="6.2cm" svg:y1="4.5cm" svg:x2="7cm" svg:y2="4.5cm">
          <text:p/>
        </draw:line>
        <draw:g draw:style-name="gr9">
          <svg:title>TexMaths</svg:title>
          <svg:desc>10§display§\nu§svg§600§TRUE§</svg:desc>
          <draw:g>
            <draw:path draw:style-name="gr10" draw:text-style-name="P7" draw:layer="layout" svg:width="0.163cm" svg:height="0.152cm" svg:x="6.571cm" svg:y="4.285cm" svg:viewBox="0 0 164 153" svg:d="M60 4c0-1 0-4-5-4-8 0-33 3-42 3-3 1-7 1-7 7 0 5 3 5 8 5 17 0 18 2 18 6 0 2-4 18-7 28-7 28-14 56-21 84-2 5-4 15-4 16 0 4 4 4 6 4s3 0 5 0c24-4 62-18 97-51 47-42 56-89 56-93 0-6-4-9-10-9-3 0-11 1-14 11-22 79-74 118-114 131 11-46 22-92 34-138z">
              <text:p/>
            </draw:path>
          </draw:g>
        </draw:g>
        <draw:line draw:style-name="gr28" draw:text-style-name="P1" draw:layer="layout" svg:x1="6.2cm" svg:y1="5.1cm" svg:x2="9.4cm" svg:y2="5.1cm">
          <text:p/>
        </draw:line>
        <draw:g draw:style-name="gr9">
          <svg:title>TexMaths</svg:title>
          <svg:desc>10§display§N \!=\! \nu n§svg§600§TRUE§</svg:desc>
          <draw:g>
            <draw:path draw:style-name="gr10" draw:text-style-name="P7" draw:layer="layout" svg:width="0.295cm" svg:height="0.237cm" svg:x="7.412cm" svg:y="5.142cm" svg:viewBox="0 0 296 238" svg:d="M252 37c3-14 10-25 38-26 1 0 6 0 6-7-2-1 0-4-5-4-12 0-24 1-35 1-12 0-25-1-36-1-2 0-7 0-7 7 0 4 4 4 7 4 20 0 24 8 24 15 0 1-1 7-1 8-14 51-27 103-40 154-26-60-51-121-77-181-3-7-3-7-12-7-16 0-31 0-47 0-7 0-10 0-10 7 0 4 3 4 10 4 2 0 24 0 24 3-16 62-31 125-47 187-4 14-10 25-38 26-2 0-6 1-6 7 0 3 2 4 5 4 11 0 23-1 35-1s24 1 36 1c2 0 6 0 6-7 0-3-3-4-7-4-20 0-23-8-23-15 0-3 0-4 1-8 16-61 31-123 47-184 1 2 1 3 3 6 29 68 58 137 87 205 3 6 4 7 7 7 4 0 4-1 6-7 16-65 32-129 49-194z">
              <text:p/>
            </draw:path>
            <draw:path draw:style-name="gr10" draw:text-style-name="P7" draw:layer="layout" svg:width="0.233cm" svg:height="0.081cm" svg:x="7.777cm" svg:y="5.253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0" draw:text-style-name="P7" draw:layer="layout" svg:width="0.165cm" svg:height="0.153cm" svg:x="8.087cm" svg:y="5.226cm" svg:viewBox="0 0 166 154" svg:d="M60 4c-1-1 0-4-4-4-8 0-34 3-43 4-3 0-7 1-7 7 0 4 3 4 9 4 17 0 17 3 17 6 0 2-4 19-6 28-7 28-15 57-22 85-1 5-4 15-4 16 0 4 4 4 6 4s3 0 5 0c24-4 63-18 99-50 46-43 56-91 56-94 0-6-4-10-10-10-3 0-11 2-14 12-23 79-76 118-116 131 11-46 23-93 34-139z">
              <text:p/>
            </draw:path>
            <draw:path draw:style-name="gr10" draw:text-style-name="P7" draw:layer="layout" svg:width="0.189cm" svg:height="0.157cm" svg:x="8.275cm" svg:y="5.226cm" svg:viewBox="0 0 190 158" svg:d="M20 133c-1 6-3 14-3 16 0 6 5 9 10 9s11-3 13-10c1-1 5-17 7-26 3-10 5-20 8-30 2-8 4-16 6-24 1-6 4-16 4-17 6-11 24-43 58-43 15 0 19 13 19 25 0 21-18 66-23 81-3 7-4 11-4 15 0 17 13 29 29 29 33 0 46-50 46-53s-3-3-4-3c-4 0-4 1-5 6-8 23-19 42-36 42-6 0-9-3-9-11 0-9 3-17 7-24 6-19 21-57 21-77 0-24-15-38-40-38-32 0-49 23-55 31-2-20-16-31-32-31-17 0-23 14-27 20-5 12-10 33-10 34 0 4 3 4 4 4 3 0 4-1 6-8 6-25 13-42 26-42 7 0 10 5 10 16 0 8-1 11-5 30-7 26-14 53-21 79z">
              <text:p/>
            </draw:path>
          </draw:g>
        </draw:g>
        <draw:custom-shape draw:style-name="gr27" draw:text-style-name="P1" draw:layer="layout" svg:width="3.2cm" svg:height="0.4cm" svg:x="9.8cm" svg:y="4.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2cm" svg:height="0.4cm" svg:x="9.8cm" svg:y="5.4cm">
          <text:p/>
          <draw:enhanced-geometry svg:viewBox="0 0 21600 21600" draw:type="rectangle" draw:enhanced-path="M 0 0 L 21600 0 21600 21600 0 21600 0 0 Z N"/>
        </draw:custom-shape>
        <draw:g draw:style-name="gr9">
          <svg:title>TexMaths</svg:title>
          <svg:desc>10§display§\bm{x}_0§svg§600§TRUE§</svg:desc>
          <draw:g>
            <draw:path draw:style-name="gr10" draw:text-style-name="P7" draw:layer="layout" svg:width="0.196cm" svg:height="0.159cm" svg:x="11.07cm" svg:y="4.755cm" svg:viewBox="0 0 197 160" svg:d="M173 18c-11 3-18 15-18 24 0 8 6 16 17 16 12 0 25-10 25-27 0-19-18-31-39-31-20 0-33 15-37 21-9-14-29-21-49-21-44 0-67 43-67 54 0 5 5 5 8 5 4 0 7 0 8-4 10-32 35-42 50-42 13 0 19 6 19 17 0 7-5 26-8 38-4 16-8 32-12 47-5 22-17 32-29 32-2 0-10 0-17-5 12-4 19-16 19-24s-6-15-18-15-25 9-25 26c0 18 19 31 40 31 20 0 33-15 37-22 9 15 29 22 49 22 44 0 67-43 67-54 0-5-6-5-9-5-4 0-6 0-8 5-9 31-34 41-49 41-13 0-19-6-19-17 0-8 4-25 8-38 2-9 10-42 12-48 5-21 17-31 30-31 1 0 9 0 15 5z">
              <text:p/>
            </draw:path>
            <draw:path draw:style-name="gr10" draw:text-style-name="P7" draw:layer="layout" svg:width="0.113cm" svg:height="0.165cm" svg:x="11.299cm" svg:y="4.803cm" svg:viewBox="0 0 114 166" svg:d="M114 84c0-27-3-46-14-63-8-11-23-21-43-21-57 0-57 66-57 84 0 17 0 82 57 82s57-64 57-82zM57 159c-11 0-26-6-31-26-3-15-3-34-3-52s0-36 3-50c5-19 21-24 31-24 13 0 26 8 31 22 3 13 4 31 4 52 0 18 0 35-3 51-5 22-22 27-32 27z">
              <text:p/>
            </draw:path>
          </draw:g>
        </draw:g>
        <draw:g draw:style-name="gr9">
          <svg:title>TexMaths</svg:title>
          <svg:desc>10§display§\bm{x}_{r-1}§svg§600§TRUE§</svg:desc>
          <draw:g>
            <draw:path draw:style-name="gr10" draw:text-style-name="P7" draw:layer="layout" svg:width="0.198cm" svg:height="0.159cm" svg:x="11.07cm" svg:y="5.557cm" svg:viewBox="0 0 199 160" svg:d="M175 18c-13 3-19 15-19 24 0 8 6 16 17 16 13 0 26-10 26-27 0-19-19-31-40-31-20 0-33 15-38 21-9-14-28-21-48-21-45 0-68 43-68 55 0 4 5 4 8 4 4 0 7 0 8-4 10-32 35-42 50-42 13 0 19 6 19 17 0 7-4 26-8 39-4 15-7 31-11 46-6 22-18 32-30 32-2 0-10 0-17-5 12-3 19-15 19-24 0-8-6-15-18-15s-25 9-25 26c0 19 19 31 40 31 20 0 33-15 38-21 8 14 28 21 48 21 44 0 68-43 68-54 0-5-5-5-8-5-5 0-7 0-9 5-10 31-35 41-49 41s-20-6-20-17c0-8 5-25 8-38 2-9 10-42 12-48 5-21 18-31 30-31 2 0 10 0 17 5z">
              <text:p/>
            </draw:path>
            <draw:path draw:style-name="gr10" draw:text-style-name="P7" draw:layer="layout" svg:width="0.114cm" svg:height="0.108cm" svg:x="11.299cm" svg:y="5.66cm" svg:viewBox="0 0 115 109" svg:d="M47 58c0-1 5-23 6-25 0-2 8-14 15-20 3-2 10-7 20-7 3 0 9 1 14 4-8 2-11 9-11 13 0 6 4 9 10 9 5 0 14-4 14-15 0-12-14-17-26-17-13 0-24 5-35 17-5-15-19-17-25-17-9 0-16 5-20 12-5 10-9 24-9 25 0 3 4 3 5 3 3 0 3-1 5-7 4-15 8-27 18-27 6 0 8 6 8 12 0 5-2 14-4 21-2 6-4 16-5 22-3 10-5 20-8 31-1 3-3 9-3 10 0 5 5 7 9 7 3 0 8-2 10-6 1-2 3-12 5-18 2-9 5-18 7-27z">
              <text:p/>
            </draw:path>
            <draw:path draw:style-name="gr10" draw:text-style-name="P7" draw:layer="layout" svg:width="0.165cm" svg:height="0.011cm" svg:x="11.451cm" svg:y="5.699cm" svg:viewBox="0 0 166 12" svg:d="M156 12c4 0 10 0 10-6s-6-6-10-6c-49 0-97 0-146 0-4 0-10 0-10 6s6 6 10 6c49 0 97 0 146 0z">
              <text:p/>
            </draw:path>
            <draw:path draw:style-name="gr10" draw:text-style-name="P7" draw:layer="layout" svg:width="0.088cm" svg:height="0.161cm" svg:x="11.671cm" svg:y="5.605cm" svg:viewBox="0 0 89 162" svg:d="M55 7c0-7 0-7-7-7-16 15-38 16-48 16 0 3 0 5 0 8 6 0 22 0 35-6 0 41 0 82 0 123 0 9 0 12-24 12-3 0-7 0-10 0 0 3 0 6 0 9 5-1 35-1 44-1 8 0 39 0 44 1 0-3 0-6 0-9-3 0-6 0-9 0-25 0-25-3-25-12 0-44 0-89 0-134z">
              <text:p/>
            </draw:path>
          </draw:g>
        </draw:g>
        <draw:line draw:style-name="gr30" draw:text-style-name="P1" draw:layer="layout" svg:x1="10.6cm" svg:y1="4.6cm" svg:x2="10.6cm" svg:y2="5cm">
          <text:p/>
        </draw:line>
        <draw:line draw:style-name="gr30" draw:text-style-name="P1" draw:layer="layout" svg:x1="12.2cm" svg:y1="4.6cm" svg:x2="12.2cm" svg:y2="5cm">
          <text:p/>
        </draw:line>
        <draw:line draw:style-name="gr30" draw:text-style-name="P1" draw:layer="layout" svg:x1="10.6cm" svg:y1="5.4cm" svg:x2="10.6cm" svg:y2="5.8cm">
          <text:p/>
        </draw:line>
        <draw:line draw:style-name="gr30" draw:text-style-name="P1" draw:layer="layout" svg:x1="12.2cm" svg:y1="5.4cm" svg:x2="12.2cm" svg:y2="5.8cm">
          <text:p/>
        </draw:line>
        <draw:g draw:style-name="gr9">
          <svg:title>TexMaths</svg:title>
          <svg:desc>8§display§\vdots§svg§600§TRUE§</svg:desc>
          <draw:g>
            <draw:path draw:style-name="gr10" draw:text-style-name="P7" draw:layer="layout" svg:width="0.027cm" svg:height="0.029cm" svg:x="11.138cm" svg:y="5.072cm" svg:viewBox="0 0 28 30" svg:d="M28 15c0-9-6-15-14-15s-14 7-14 15c0 9 6 15 14 15s14-7 14-15z">
              <text:p/>
            </draw:path>
            <draw:path draw:style-name="gr10" draw:text-style-name="P7" draw:layer="layout" svg:width="0.027cm" svg:height="0.029cm" svg:x="11.138cm" svg:y="5.184cm" svg:viewBox="0 0 28 30" svg:d="M28 15c0-9-6-15-14-15s-14 7-14 15c0 9 6 15 14 15s14-7 14-15z">
              <text:p/>
            </draw:path>
            <draw:path draw:style-name="gr10" draw:text-style-name="P7" draw:layer="layout" svg:width="0.027cm" svg:height="0.029cm" svg:x="11.138cm" svg:y="5.295cm" svg:viewBox="0 0 28 30" svg:d="M28 14c0-8-6-14-14-14s-14 6-14 14c0 9 6 16 14 16s14-7 14-16z">
              <text:p/>
            </draw:path>
          </draw:g>
        </draw:g>
        <draw:line draw:style-name="gr28" draw:text-style-name="P1" draw:layer="layout" svg:x1="9.8cm" svg:y1="4.5cm" svg:x2="13cm" svg:y2="4.5cm">
          <text:p/>
        </draw:line>
        <draw:g draw:style-name="gr9">
          <svg:title>TexMaths</svg:title>
          <svg:desc>10§display§N§svg§600§TRUE§</svg:desc>
          <draw:g>
            <draw:path draw:style-name="gr10" draw:text-style-name="P7" draw:layer="layout" svg:width="0.293cm" svg:height="0.237cm" svg:x="11.206cm" svg:y="4.243cm" svg:viewBox="0 0 294 238" svg:d="M250 37c4-14 10-25 38-26 2 0 6-1 6-7 0-1 0-4-5-4-11 0-23 1-35 1s-24-1-36-1c-2 0-6 0-6 7 0 4 4 4 6 4 20 0 24 8 24 15 0 1-1 7-1 8-13 51-26 103-39 154-26-60-52-121-77-181-2-7-3-7-11-7-16 0-32 0-47 0-7 0-10 0-10 7 0 4 3 4 10 4 2 0 24 0 24 3-16 62-32 125-47 187-4 14-10 25-38 26-2 0-6 1-6 7 0 3 2 4 5 4 11 0 23-1 35-1s24 1 36 1c1 0 6 0 6-7 0-3-3-4-7-4-20-1-23-8-23-15 0-3 0-4 1-8 15-61 31-123 47-184 1 2 1 3 3 6 29 68 57 137 86 205 2 6 3 7 7 7 3 0 3-1 5-7 17-65 33-129 49-194z">
              <text:p/>
            </draw:path>
          </draw:g>
        </draw:g>
        <draw:custom-shape draw:style-name="gr74" draw:text-style-name="P1" draw:layer="layout" svg:width="3.4cm" svg:height="1.8cm" svg:x="2.5cm" svg:y="4.1cm">
          <text:p/>
          <draw:enhanced-geometry svg:viewBox="0 0 21600 21600" draw:path-stretchpoint-x="10800" draw:path-stretchpoint-y="10800" draw:text-areas="?f3 ?f4 ?f5 ?f6" draw:type="round-rectangle" draw:modifiers="2314.71404775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1" draw:layer="layout" svg:width="3.4cm" svg:height="1.8cm" svg:x="6.1cm" svg:y="4.101cm">
          <text:p/>
          <draw:enhanced-geometry svg:viewBox="0 0 21600 21600" draw:path-stretchpoint-x="10800" draw:path-stretchpoint-y="10800" draw:text-areas="?f3 ?f4 ?f5 ?f6" draw:type="round-rectangle" draw:modifiers="2314.71404775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1" draw:layer="layout" svg:width="3.4cm" svg:height="1.8cm" svg:x="9.7cm" svg:y="4.102cm">
          <text:p/>
          <draw:enhanced-geometry svg:viewBox="0 0 21600 21600" draw:path-stretchpoint-x="10800" draw:path-stretchpoint-y="10800" draw:text-areas="?f3 ?f4 ?f5 ?f6" draw:type="round-rectangle" draw:modifiers="2314.71404775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4" draw:text-style-name="P1" draw:layer="layout" svg:x1="5.6cm" svg:y1="2.1cm" svg:x2="5.6cm" svg:y2="4.1cm">
          <text:p/>
        </draw:line>
        <draw:line draw:style-name="gr34" draw:text-style-name="P1" draw:layer="layout" svg:x1="8.8cm" svg:y1="2.2cm" svg:x2="8.801cm" svg:y2="4.1cm">
          <text:p/>
        </draw:line>
        <draw:line draw:style-name="gr34" draw:text-style-name="P1" draw:layer="layout" svg:x1="12.001cm" svg:y1="2.2cm" svg:x2="12.002cm" svg:y2="4.1cm">
          <text:p/>
        </draw:line>
        <draw:g draw:style-name="gr9">
          <svg:title>TexMaths</svg:title>
          <svg:desc>10§display§j \!\in\! [r]§svg§600§TRUE§</svg:desc>
          <draw:g>
            <draw:path draw:style-name="gr10" draw:text-style-name="P7" draw:layer="layout" svg:width="0.143cm" svg:height="0.301cm" svg:x="13.213cm" svg:y="2.259cm" svg:viewBox="0 0 144 302" svg:d="M144 13c0-7-5-13-13-13s-19 8-19 19c0 7 5 12 13 12 9 0 19-9 19-18zM73 248c-6 27-23 47-43 47-2 0-7 0-13-4 10-2 15-11 15-18 0-6-4-12-13-12s-19 7-19 20c0 14 14 21 31 21 24 0 57-18 66-53 11-42 21-85 32-127 2-7 2-12 2-13 0-20-15-32-32-32-36 0-56 51-56 54s3 3 4 3c3 0 4 0 6-7 9-21 25-43 45-43 5 0 11 2 11 17 0 8-1 11-3 17-11 43-22 87-33 130z">
              <text:p/>
            </draw:path>
            <draw:path draw:style-name="gr10" draw:text-style-name="P7" draw:layer="layout" svg:width="0.175cm" svg:height="0.201cm" svg:x="13.45cm" svg:y="2.301cm" svg:viewBox="0 0 176 202" svg:d="M164 109c6 0 12 0 12-7s-6-7-12-7c-50 0-99 0-149 0 4-47 44-80 94-80 18 0 36 0 55 0 6 0 12-1 12-8s-6-7-12-7c-19 0-37 0-56 0-60 0-108 46-108 102s48 100 108 100c19 0 37 0 56 0 6 0 12 0 12-7s-6-6-12-6c-19 0-37 0-55 0-50 0-90-33-94-80 50 0 99 0 149 0z">
              <text:p/>
            </draw:path>
            <draw:path draw:style-name="gr10" draw:text-style-name="P7" draw:layer="layout" svg:width="0.047cm" svg:height="0.348cm" svg:x="13.735cm" svg:y="2.228cm" svg:viewBox="0 0 48 349" svg:d="M48 349c0-5 0-9 0-14-11 0-23 0-34 0 0-107 0-214 0-321 11 0 23 0 34 0 0-5 0-9 0-14-16 0-32 0-48 0 0 116 0 233 0 349 16 0 32 0 48 0z">
              <text:p/>
            </draw:path>
            <draw:path draw:style-name="gr10" draw:text-style-name="P7" draw:layer="layout" svg:width="0.142cm" svg:height="0.157cm" svg:x="13.801cm" svg:y="2.336cm" svg:viewBox="0 0 143 158" svg:d="M21 134c-1 5-3 13-3 15 0 6 5 9 10 9 4 0 10-2 13-9 1-2 13-49 14-56 3-11 9-36 11-45 2-5 11-21 20-29 3-2 13-12 28-12 9 0 14 5 15 5-11 1-19 10-19 19 0 6 4 12 14 12 9 0 19-8 19-20 0-13-11-23-29-23-23 0-38 17-45 27-3-16-15-27-32-27-16 0-23 13-26 20-6 12-11 33-11 34 0 3 3 2 4 3 4 0 4 0 6-8 6-25 13-42 26-42 6 0 11 3 11 17 0 7-1 11-6 29-7 27-13 54-20 81z">
              <text:p/>
            </draw:path>
            <draw:path draw:style-name="gr10" draw:text-style-name="P7" draw:layer="layout" svg:width="0.047cm" svg:height="0.348cm" svg:x="13.967cm" svg:y="2.228cm" svg:viewBox="0 0 48 349" svg:d="M48 0c-16 0-32 0-48 0 0 5 0 9 0 14 11 0 23 0 34 0 0 107 0 214 0 321-11 0-23 0-34 0 0 5 0 9 0 14 16 0 32 0 48 0 0-116 0-233 0-349z">
              <text:p/>
            </draw:path>
          </draw:g>
        </draw:g>
        <draw:g draw:style-name="gr9">
          <svg:title>TexMaths</svg:title>
          <svg:desc>10§display§f_{\rm e}^{\rm a}: \mathbb{B}^{k_{\rm a}} \to \mathcal{B}§svg§600§TRUE§</svg:desc>
          <draw:g>
            <draw:path draw:style-name="gr10" draw:text-style-name="P7" draw:layer="layout" svg:width="0.174cm" svg:height="0.318cm" svg:x="1.687cm" svg:y="11.033cm" svg:viewBox="0 0 175 319" svg:d="M111 107c10 0 20 0 30 0 7 0 10 0 10-7 0-4-3-4-9-4-10 0-19 0-29 0 2-14 5-27 7-40 1-7 6-32 8-36 4-7 10-12 17-12 1 0 10 0 17 6-15 2-19 14-19 19 0 8 7 12 13 12 9 0 19-7 19-21 0-16-16-24-30-24-12 0-34 6-45 41-2 8-3 11-11 55-8 0-16 0-24 0-7 0-11 0-11 7 0 4 3 4 10 4 8 0 15 0 23 0-9 46-17 92-26 138-7 34-13 66-31 66-1 0-10 0-17-7 16-1 20-13 20-18 0-9-7-13-13-13-10 0-20 8-20 21 0 16 16 25 30 25 19 0 33-21 40-35 11-22 19-64 19-67 7-36 15-73 22-110z">
              <text:p/>
            </draw:path>
            <draw:path draw:style-name="gr10" draw:text-style-name="P7" draw:layer="layout" svg:width="0.122cm" svg:height="0.111cm" svg:x="1.892cm" svg:y="11.026cm" svg:viewBox="0 0 123 112" svg:d="M96 44c0-13 0-22-11-32-10-8-22-12-37-12-23 0-39 9-39 24 0 8 5 12 11 12 7 0 12-5 12-12 0-4-2-9-9-11 9-6 23-6 25-6 14 0 29 9 29 30 0 2 0 5 0 7-14 1-30 2-48 8-22 8-29 22-29 33 0 21 25 27 43 27 20 0 31-11 36-20 1 10 8 19 19 19 1 0 25 0 25-23 0-5 0-10 0-14-3 0-6 0-9 0 0 4 0 8 0 13 0 3 0 15-9 15s-9-12-9-15c0-15 0-29 0-43zM77 75c0 24-21 30-32 30-13 0-24-8-24-20 0-14 11-33 56-34 0 8 0 16 0 24z">
              <text:p/>
            </draw:path>
            <draw:path draw:style-name="gr10" draw:text-style-name="P7" draw:layer="layout" svg:width="0.105cm" svg:height="0.111cm" svg:x="1.85cm" svg:y="11.257cm" svg:viewBox="0 0 106 112" svg:d="M99 53c5 0 7 0 7-5 0-22-12-48-49-48-32 0-57 25-57 56s27 56 60 56 46-27 46-32c0-1-1-4-5-4-3 0-3 2-4 4-8 20-26 24-35 24-12 0-23-5-30-15-9-11-9-26-9-36 25 0 51 0 76 0zM23 47c2-35 25-40 34-40 30 0 31 34 31 40-22 0-43 0-65 0z">
              <text:p/>
            </draw:path>
            <draw:path draw:style-name="gr10" draw:text-style-name="P7" draw:layer="layout" svg:width="0.036cm" svg:height="0.151cm" svg:x="2.164cm" svg:y="11.129cm" svg:viewBox="0 0 37 152" svg:d="M37 19c0-10-9-19-19-19-11 0-18 9-18 19s7 19 18 19c10 0 19-9 19-19zM37 133c0-10-9-19-19-19-11 0-18 9-18 19s7 19 18 19c10 0 19-9 19-19z">
              <text:p/>
            </draw:path>
            <draw:path draw:style-name="gr10" draw:text-style-name="P7" draw:layer="layout" svg:width="0.214cm" svg:height="0.239cm" svg:x="2.332cm" svg:y="11.04cm" svg:viewBox="0 0 215 240" svg:d="M46 32c0-4 0-13-3-20 13 0 25 0 38 0-5 6-5 13-5 18 0 60 0 120 0 180 0 6 0 12 5 17-13 0-25 0-38 0 3-6 3-14 3-18 0-59 0-118 0-177zM141 106c12-11 15-29 15-44 0-25-8-40-16-48 24 3 49 11 49 46 0 23-24 41-48 46zM89 31c0-7 0-10 5-14 1-1 6-5 15-5 15 0 34 13 34 50 0 39-20 47-54 48 0-27 0-53 0-79zM162 112c20-10 39-28 39-52 0-49-40-60-83-60-35 0-71 0-106 0-7 0-12 0-12 7 0 5 6 5 11 5 21 0 23 4 23 21 0 58 0 116 0 175 0 16-2 19-24 19-4 0-10 0-10 6 0 7 5 7 12 7 35 0 69 0 104 0 43 0 99-17 99-65 0-37-27-56-53-63zM89 209c0-29 0-58 0-87 28 0 40 0 51 8 13 11 14 34 14 45 0 14-1 52-45 52-20 0-20-11-20-18zM151 223c13-14 16-32 16-48 0-24-6-43-20-54 33 5 55 23 55 54 0 27-21 41-51 48z">
              <text:p/>
            </draw:path>
            <draw:path draw:style-name="gr10" draw:text-style-name="P7" draw:layer="layout" svg:width="0.12cm" svg:height="0.172cm" svg:x="2.581cm" svg:y="10.965cm" svg:viewBox="0 0 121 173" svg:d="M59 8c0-1 1-3 1-4 0-2-1-4-4-4-5 0-25 2-32 3-2 0-5 0-5 5 0 4 3 4 6 4 12 0 12 1 12 3s0 4-1 6c-11 46-23 92-34 139-2 4-1 3-2 5 0 4 3 8 9 8s9-5 11-10c0-1 11-44 12-48 17 2 31 8 31 20 0 2 0 3 0 5-1 4-1 5-1 8 0 17 14 25 26 25 24 0 21-25 31-37 0-4-3-4-4-4-3 0-3 2-5 6-3 11-9 28-21 28-7 0-9-6-9-13 0-4 0-4 2-11 0-3 1-4 1-7 0-22-30-25-40-26 7-5 16-13 20-16 13-12 25-24 39-24 3 0 6 1 8 3-10 2-13 11-13 14 0 6 5 9 10 9 7 0 14-5 14-15 0-9-6-18-19-18-14 0-26 10-39 22-10 10-18 17-29 22 8-33 17-65 25-98z">
              <text:p/>
            </draw:path>
            <draw:path draw:style-name="gr10" draw:text-style-name="P7" draw:layer="layout" svg:width="0.097cm" svg:height="0.08cm" svg:x="2.726cm" svg:y="11.092cm" svg:viewBox="0 0 98 81" svg:d="M77 27c0-17-18-27-40-27-10 0-31 1-31 16 0 6 5 9 10 9 4 0 9-3 9-9 0-4-2-7-4-8 6-2 14-2 16-2 15 0 24 8 24 21 0 1 0 3 0 4-17 1-26 2-40 7-11 4-21 11-21 22 0 17 20 21 34 21s24-6 29-15c1 6 5 14 14 14 1 0 21 0 21-17 0-3 0-7 0-10-2 0-5 0-7 0 0 3 0 7 0 10 0 1 0 9-7 9s-7-8-7-9c0-12 0-24 0-36zM61 54c0 19-21 21-25 21-10 0-20-6-20-15 0-5 3-22 45-23 0 6 0 11 0 17z">
              <text:p/>
            </draw:path>
            <draw:path draw:style-name="gr10" draw:text-style-name="P7" draw:layer="layout" svg:width="0.311cm" svg:height="0.182cm" svg:x="2.983cm" svg:y="11.101cm" svg:viewBox="0 0 312 183" svg:d="M273 99c-19 15-28 29-31 34-16 24-13 30-19 46 0 4 4 4 7 4 6 0 6 0 8-7 8-34 29-63 68-80 5-1 6-2 6-4 0-3-2-3-3-4-16-6-58-24-72-82-1-5-1-6-7-6-3 0-7 0-7 4 0 1 3 23 18 47 7 10 17 23 32 34-87 0-174 0-261 0-6 0-12 0-12 7s6 7 12 7c87 0 174 0 261 0z">
              <text:p/>
            </draw:path>
            <draw:path draw:style-name="gr10" draw:text-style-name="P7" draw:layer="layout" svg:width="0.222cm" svg:height="0.253cm" svg:x="3.423cm" svg:y="11.033cm" svg:viewBox="0 0 223 254" svg:d="M88 9c0-4 0-4 0-5 0-3 0-4-4-4-3 0-14 5-21 9-16 8-30 15-30 21 0 2 3 2 4 2 5 0 14-5 20-8-4 34-12 79-19 110-13 59-19 81-37 114-1 3-1 3-1 4 0 2 2 2 3 2 6 0 21-6 26-16 5-8 18-33 29-73 7-30 21-76 46-113 16-22 31-33 53-33 19 0 36 12 36 31 0 31-33 42-70 54-4 2-28 10-28 19 0 2 2 2 3 2s10-1 17-1c35 0 64 21 64 54 0 43-37 57-69 57-27 0-40-15-45-19-1-1-1-2-4-2-8 0-26 10-26 16 0 1 14 24 52 24 49 0 122-35 122-90 0-30-20-52-55-59 28-11 69-37 69-70 0-20-17-35-43-35-12 0-57 3-99 56 2-16 5-31 7-47z">
              <text:p/>
            </draw:path>
          </draw:g>
        </draw:g>
        <draw:g draw:style-name="gr9">
          <svg:title>TexMaths</svg:title>
          <svg:desc>10§display§f_{\rm e}^i: \mathbb{B}^{k_{\rm b}} \to \Phi_i
\ 
(i \!\in\! \mathbb{B})§svg§600§TRUE§</svg:desc>
          <draw:g>
            <draw:path draw:style-name="gr10" draw:text-style-name="P7" draw:layer="layout" svg:width="0.175cm" svg:height="0.318cm" svg:x="1.687cm" svg:y="11.533cm" svg:viewBox="0 0 176 319" svg:d="M111 107c10 0 20 0 30 0 7 0 10 0 10-7 0-4-3-4-9-4-10 0-19 0-29 0 2-14 5-27 7-40 1-7 6-32 8-36 4-7 10-12 17-12 1 0 11 0 17 6-15 2-19 14-19 19 0 8 7 12 13 12 9 0 20-7 20-21 0-16-17-24-31-24-12 0-34 6-45 41-2 8-3 11-11 55-8 0-16 0-24 0-7 0-11 0-11 7 0 4 3 4 10 4 8 0 15 0 23 0-9 46-17 92-26 138-7 34-13 66-31 66-1 0-10 0-17-7 16-1 20-13 20-18 0-9-7-13-13-13-10 0-20 8-20 21 0 16 16 25 30 25 19 0 33-21 40-35 11-22 19-64 19-67 7-36 15-73 22-110z">
              <text:p/>
            </draw:path>
            <draw:path draw:style-name="gr10" draw:text-style-name="P7" draw:layer="layout" svg:width="0.074cm" svg:height="0.164cm" svg:x="1.89cm" svg:y="11.473cm" svg:viewBox="0 0 75 165" svg:d="M68 9c0-4-3-9-10-9-6 0-13 6-13 13 0 5 3 10 9 10 7 0 14-7 14-14zM18 134c-1 3-2 6-2 10 0 12 10 21 23 21 25 0 36-34 36-37 0-4-3-3-4-4-4 0-4 2-5 5-6 19-17 29-26 29-5 0-6-3-6-8 0-6 1-11 4-16 2-7 5-13 7-20 3-6 12-28 13-31 0-2 1-5 1-8 0-11-10-21-23-21-25 0-36 34-36 38 0 3 3 3 4 3 4 0 4-1 5-4 6-21 17-30 26-30 4 0 6 2 6 9 0 5-1 9-8 24-5 13-10 26-15 40z">
              <text:p/>
            </draw:path>
            <draw:path draw:style-name="gr10" draw:text-style-name="P7" draw:layer="layout" svg:width="0.105cm" svg:height="0.111cm" svg:x="1.85cm" svg:y="11.757cm" svg:viewBox="0 0 106 112" svg:d="M99 53c5 0 7 0 7-5 0-22-12-48-49-48-32 0-57 25-57 56s28 56 60 56c33 0 46-27 46-32 0-1-1-4-4-4-4 0-4 2-5 4-8 20-26 24-35 24-12 0-23-5-30-15-9-11-9-26-9-36 25 0 51 0 76 0zM23 47c3-35 25-40 34-40 30 0 31 34 31 40-22 0-43 0-65 0z">
              <text:p/>
            </draw:path>
            <draw:path draw:style-name="gr10" draw:text-style-name="P7" draw:layer="layout" svg:width="0.036cm" svg:height="0.151cm" svg:x="2.123cm" svg:y="11.629cm" svg:viewBox="0 0 37 152" svg:d="M37 19c0-10-8-19-18-19s-19 9-19 19 9 19 19 19 18-9 18-19zM37 133c0-10-8-19-18-19s-19 9-19 19 9 19 19 19 18-9 18-19z">
              <text:p/>
            </draw:path>
            <draw:path draw:style-name="gr10" draw:text-style-name="P7" draw:layer="layout" svg:width="0.214cm" svg:height="0.239cm" svg:x="2.291cm" svg:y="11.54cm" svg:viewBox="0 0 215 240" svg:d="M46 32c0-4 0-13-3-20 13 0 26 0 39 0-5 6-5 13-5 18 0 60 0 120 0 180 0 6 0 12 5 17-13 0-26 0-39 0 3-6 3-14 3-18 0-59 0-118 0-177zM142 106c12-11 14-29 14-44 0-25-7-40-15-48 24 3 49 11 49 46 0 23-25 41-48 46zM89 31c0-7 0-10 5-14 2-1 7-5 15-5 16 0 35 13 35 50 0 39-20 47-55 48 0-27 0-53 0-79zM163 112c20-10 39-28 39-52 0-49-40-60-83-60-36 0-71 0-107 0-6 0-12 0-12 7 0 5 6 5 12 5 21 0 22 4 22 21 0 58 0 116 0 175 0 16-1 19-23 19-4 0-11 0-11 6 0 7 6 7 12 7 35 0 70 0 105 0 43 0 98-17 98-65 0-37-26-56-52-63zM89 209c0-29 0-58 0-87 28 0 40 0 51 8 14 11 15 34 15 45 0 14-1 52-45 52-21 0-21-11-21-18zM152 223c13-14 15-32 15-48 0-24-5-43-19-54 32 5 55 23 55 54 0 27-21 41-51 48z">
              <text:p/>
            </draw:path>
            <draw:path draw:style-name="gr10" draw:text-style-name="P7" draw:layer="layout" svg:width="0.12cm" svg:height="0.172cm" svg:x="2.541cm" svg:y="11.465cm" svg:viewBox="0 0 121 173" svg:d="M58 8c1-1 1-3 1-4 0-2-1-4-4-4-4 0-25 2-31 3-2 0-5 0-5 5 0 4 3 4 6 4 12 0 12 1 12 3s-1 4-1 6c-12 46-23 92-35 139-1 4-1 3-1 5 0 4 3 8 8 8 7 0 10-5 12-10 0-1 11-44 12-48 17 2 31 8 31 20 0 2 0 3 0 5-1 4-1 5-1 8 0 17 14 25 26 25 24 0 21-25 31-37 0-4-3-4-4-4-3 0-4 2-5 6-3 11-10 28-22 28-6 0-8-6-8-13 0-4 0-4 1-11 1 0 1-4 1-7 0-22-29-25-39-26 7-5 16-13 20-16 13-12 25-24 39-24 3 0 6 1 8 3-11 2-13 11-13 14 0 6 4 9 10 9s14-5 14-15c0-9-6-18-19-18-14 0-27 10-39 22-11 10-19 17-29 22 8-33 16-65 24-98z">
              <text:p/>
            </draw:path>
            <draw:path draw:style-name="gr10" draw:text-style-name="P7" draw:layer="layout" svg:width="0.105cm" svg:height="0.123cm" svg:x="2.685cm" svg:y="11.551cm" svg:viewBox="0 0 106 124" svg:d="M30 0c-10 1-20 1-30 2 0 3 0 5 0 8 13 0 15 1 15 10 0 34 0 68 0 102 2 0 5 0 7 0 1-2 3-5 4-7 1-1 1-2 2-3 8 8 18 12 29 12 27 0 49-18 49-40 0-21-20-40-46-40-10 0-21 3-30 10 0-18 0-36 0-54zM30 63c6-8 18-13 28-13 21 0 30 15 30 34 0 10-2 19-9 26-6 5-14 8-23 8-12 0-21-7-26-15 0-14 0-27 0-40z">
              <text:p/>
            </draw:path>
            <draw:path draw:style-name="gr10" draw:text-style-name="P7" draw:layer="layout" svg:width="0.311cm" svg:height="0.182cm" svg:x="2.956cm" svg:y="11.601cm" svg:viewBox="0 0 312 183" svg:d="M273 99c-19 15-29 29-31 34-16 24-13 30-19 46 0 4 4 4 7 4 6 0 6 0 8-7 8-34 29-63 68-80 5-1 6-2 6-4 0-3-2-3-3-4-16-6-58-24-72-82-1-5-1-6-7-6-3 0-7 0-7 4 0 1 3 23 18 47 7 10 17 23 32 34-87 0-174 0-261 0-6 0-12 0-12 7s6 7 12 7c87 0 174 0 261 0z">
              <text:p/>
            </draw:path>
            <draw:path draw:style-name="gr10" draw:text-style-name="P7" draw:layer="layout" svg:width="0.213cm" svg:height="0.238cm" svg:x="3.404cm" svg:y="11.541cm" svg:viewBox="0 0 214 239" svg:d="M120 192c55-4 94-37 94-72 0-37-40-69-94-73 0-6 0-13 0-19 0-12 0-17 34-17 4 0 7 0 11 0 0-4 0-7 0-11-12 1-45 1-59 1s-47 0-60-1c0 4 0 7 0 11 4 0 8 0 12 0 33 0 33 4 33 17 0 6 0 13 0 19-54 6-91 38-91 73 0 36 39 67 91 72 0 6 0 13 0 20 0 11 0 16-33 16-4 0-8 0-12 0 0 4 0 8 0 11 13-1 45-1 60-1 14 0 47 0 59 1 0-3 0-7 0-11-4 0-7 0-11 0-34 0-34-5-34-16 0-7 0-14 0-20zM91 184c-50-7-56-42-56-64 0-18 4-58 56-65 0 43 0 86 0 129zM120 55c49 6 59 38 59 65 0 21-6 58-59 64 0-43 0-86 0-129z">
              <text:p/>
            </draw:path>
            <draw:path draw:style-name="gr10" draw:text-style-name="P7" draw:layer="layout" svg:width="0.073cm" svg:height="0.165cm" svg:x="3.65cm" svg:y="11.669cm" svg:viewBox="0 0 74 166" svg:d="M68 10c0-4-3-10-10-10s-14 7-14 14c0 4 3 9 10 9s14-7 14-13zM17 134c-1 4-2 7-2 11 0 11 10 21 24 21 24 0 35-34 35-38 0-3-3-3-4-3-3 0-4 1-5 4-5 20-16 30-26 30-5 0-6-3-6-9 0-5 2-10 4-16 3-6 5-13 8-19 2-6 11-28 12-31s2-6 2-8c0-12-10-21-24-21-24 0-35 33-35 37s3 4 4 4c3 0 3-2 4-4 7-21 17-30 26-30 4 0 7 2 7 8s-2 10-8 25c-5 13-11 26-16 39z">
              <text:p/>
            </draw:path>
            <draw:path draw:style-name="gr10" draw:text-style-name="P7" draw:layer="layout" svg:width="0.08cm" svg:height="0.349cm" svg:x="3.907cm" svg:y="11.517cm" svg:viewBox="0 0 81 350" svg:d="M81 347c0-1 0-2-6-8-44-44-55-110-55-163 0-61 14-122 57-166 4-4 4-5 4-6 0-3-1-4-3-4-4 0-35 24-56 69-18 38-22 77-22 107 0 27 4 69 23 108 21 44 51 66 55 66 2 0 3-1 3-3z">
              <text:p/>
            </draw:path>
            <draw:path draw:style-name="gr10" draw:text-style-name="P7" draw:layer="layout" svg:width="0.092cm" svg:height="0.233cm" svg:x="4.019cm" svg:y="11.549cm" svg:viewBox="0 0 93 234" svg:d="M89 12c0-7-4-12-13-12s-19 9-19 18c0 7 5 13 14 13 8 0 18-8 18-19zM63 144c4-10 4-11 7-20 3-7 5-12 5-19 0-16-11-29-29-29-33 0-46 51-46 55 0 3 3 3 4 3 4 0 4-1 6-6 9-33 23-44 35-44 3 0 9 0 9 11 0 8-3 15-4 19-3 9-19 50-24 65-4 9-8 20-8 28 0 15 12 27 29 27 33 0 46-49 46-53 0-3-4-3-5-3-3 0-3 1-5 6-6 22-18 43-36 43-6 0-8-4-8-11 0-9 2-14 10-35 5-13 9-25 14-37z">
              <text:p/>
            </draw:path>
            <draw:path draw:style-name="gr10" draw:text-style-name="P7" draw:layer="layout" svg:width="0.175cm" svg:height="0.203cm" svg:x="4.198cm" svg:y="11.591cm" svg:viewBox="0 0 176 204" svg:d="M163 109c6 0 13 0 13-7s-7-7-13-7c-50 0-99 0-149 0 5-47 45-81 94-81 18 0 37 0 55 0 6 0 13 0 13-7s-7-7-13-7c-18 0-37 0-55 0-60 0-108 46-108 102s48 102 108 102c18 0 37 0 55 0 6 0 13 0 13-7s-7-7-13-7c-18 0-37 0-55 0-49 0-89-34-94-81 50 0 99 0 149 0z">
              <text:p/>
            </draw:path>
            <draw:path draw:style-name="gr10" draw:text-style-name="P7" draw:layer="layout" svg:width="0.214cm" svg:height="0.239cm" svg:x="4.445cm" svg:y="11.54cm" svg:viewBox="0 0 215 240" svg:d="M46 32c0-4 0-13-3-20 13 0 25 0 38 0-4 6-4 13-4 18 0 60 0 120 0 180 0 6 0 12 4 17-13 0-25 0-38 0 3-6 3-14 3-18 0-59 0-118 0-177zM142 106c11-11 14-29 14-44 0-25-8-40-16-48 25 3 50 11 50 46 0 23-25 41-48 46zM89 31c0-7 0-10 5-14 1-1 7-5 15-5 16 0 35 13 35 50 0 39-20 47-55 48 0-27 0-53 0-79zM163 112c20-10 39-28 39-52 0-49-41-60-83-60-36 0-71 0-107 0-6 0-12 0-12 7 0 5 6 5 12 5 21 0 22 4 22 21 0 58 0 116 0 175 0 16-2 19-24 19-4 0-10 0-10 6 0 7 6 7 12 7 35 0 69 0 104 0 44 0 99-17 99-65 0-37-27-56-52-63zM89 209c0-29 0-58 0-87 28 0 40 0 51 8 14 11 15 34 15 45 0 14-1 52-45 52-21 0-21-11-21-18zM152 223c13-14 15-32 15-48 0-24-5-43-19-54 32 5 55 23 55 54 0 27-21 41-51 48z">
              <text:p/>
            </draw:path>
            <draw:path draw:style-name="gr10" draw:text-style-name="P7" draw:layer="layout" svg:width="0.081cm" svg:height="0.349cm" svg:x="4.696cm" svg:y="11.517cm" svg:viewBox="0 0 82 350" svg:d="M82 176c0-28-4-70-23-110-21-43-52-66-55-66-2 0-4 2-4 4 0 1 0 2 7 8 34 35 54 91 54 164 0 59-13 121-56 165-5 4-5 5-5 6 0 2 2 3 4 3 3 0 35-24 56-68 18-39 22-77 22-106z">
              <text:p/>
            </draw:path>
          </draw:g>
        </draw:g>
        <draw:polyline draw:style-name="gr1" draw:text-style-name="P1" draw:layer="layout" svg:width="0.099cm" svg:height="0.799cm" svg:x="4.9cm" svg:y="11cm" svg:viewBox="0 0 100 800" draw:points="0,0 100,0 100,800 0,800">
          <text:p/>
        </draw:polyline>
        <draw:frame draw:style-name="gr75" draw:text-style-name="P4" draw:layer="layout" svg:width="1.285cm" svg:height="0.395cm" svg:x="5.105cm" svg:y="11.208cm">
          <draw:text-box>
            <text:p><text:span text:style-name="T1">bijection</text:span></text:p>
          </draw:text-box>
        </draw:frame>
        <draw:g draw:style-name="gr9">
          <svg:title>TexMaths</svg:title>
          <svg:desc>10§display§f_{\rm e}( \bm{c}^{\rm a}_i, \bm{c}^{\rm b}_i )
\!=\!
\bm{s}_i
\!=\!
(s_{i,0}, \dots, s_{i,\nu-1}): 
\mathbb{B}^{k_{\rm a}}
\!\times\!
\mathbb{B}^{k_{\rm b} \nu }
\to 
\Phi^{\nu}
§svg§600§TRUE§</svg:desc>
          <draw:g>
            <draw:path draw:style-name="gr10" draw:text-style-name="P7" draw:layer="layout" svg:width="0.175cm" svg:height="0.318cm" svg:x="1.688cm" svg:y="12.008cm" svg:viewBox="0 0 176 319" svg:d="M111 107c10 0 20 0 30 0 7 0 10 0 10-7 0-4-3-4-9-4-10 0-19 0-29 0 2-14 5-27 7-40 1-7 6-32 8-36 4-7 10-12 17-12 1 0 11 0 17 6-15 2-19 14-19 19 0 8 7 12 13 12 9 0 20-7 20-21 0-16-17-24-31-24-12 0-34 7-45 41-2 8-3 11-11 55-8 0-16 0-24 0-7 0-11 0-11 7 0 4 3 4 10 4 8 0 15 0 23 0-9 46-17 92-26 138-7 34-13 66-31 66-1 0-10 0-17-6 16-1 20-14 20-19 0-8-7-13-13-13-10 0-20 8-20 21 0 16 16 25 30 25 19 0 33-21 40-34 11-23 19-64 19-66 7-38 15-75 22-112z">
              <text:p/>
            </draw:path>
            <draw:path draw:style-name="gr10" draw:text-style-name="P7" draw:layer="layout" svg:width="0.105cm" svg:height="0.111cm" svg:x="1.851cm" svg:y="12.198cm" svg:viewBox="0 0 106 112" svg:d="M99 53c5 0 7 0 7-5 0-22-12-48-49-48-32 0-57 25-57 56s28 56 60 56c33 0 46-27 46-32 0-1-1-4-4-4-4 0-4 2-5 4-7 20-26 24-35 24-12 0-23-5-30-15-9-11-9-26-9-36 25 0 51 0 76 0zM23 47c3-35 25-40 34-40 30 0 31 34 32 40-22 0-44 0-66 0z">
              <text:p/>
            </draw:path>
            <draw:path draw:style-name="gr10" draw:text-style-name="P7" draw:layer="layout" svg:width="0.081cm" svg:height="0.349cm" svg:x="2.019cm" svg:y="11.992cm" svg:viewBox="0 0 82 350" svg:d="M82 347c0-1 0-2-6-8-44-44-56-110-56-163 0-61 14-122 57-166 5-4 5-5 5-6 0-3-2-4-4-4-4 0-35 24-56 69-18 38-22 77-22 107 0 27 4 69 23 108 21 44 51 66 55 66 2 0 4-1 4-3z">
              <text:p/>
            </draw:path>
            <draw:path draw:style-name="gr10" draw:text-style-name="P7" draw:layer="layout" svg:width="0.162cm" svg:height="0.161cm" svg:x="2.137cm" svg:y="12.097cm" svg:viewBox="0 0 163 162" svg:d="M135 20c-18 5-19 23-19 24 0 5 4 16 18 16 15 0 25-13 25-27 0-19-18-33-49-33-71 0-110 55-110 101 0 31 20 61 75 61 9 0 33-1 54-9 20-8 34-22 34-27 0-2-5-9-8-9-2 0-3 1-6 4-19 20-46 28-74 28-23 0-35-12-35-33 0-12 10-55 20-73 14-24 36-30 50-30 5 0 16 0 25 7z">
              <text:p/>
            </draw:path>
            <draw:path draw:style-name="gr10" draw:text-style-name="P7" draw:layer="layout" svg:width="0.122cm" svg:height="0.111cm" svg:x="2.315cm" svg:y="12.001cm" svg:viewBox="0 0 123 112" svg:d="M96 44c0-13 0-22-11-32-10-8-22-12-37-12-23 0-40 9-40 24 0 8 6 12 12 12 7 0 12-5 12-12 0-4-2-9-9-11 9-6 23-6 25-6 14 0 29 9 29 30 0 2 0 5 0 7-14 1-30 2-48 8-22 8-29 22-29 33 0 21 25 27 43 27 20 0 31-11 36-20 1 10 8 19 19 19 1 0 25 0 25-23 0-5 0-10 0-14-3 0-6 0-9 0 0 4 0 8 0 13 0 3 0 15-9 15s-9-12-9-15c0-14 0-29 0-43zM77 75c0 24-21 30-32 30-13 0-25-8-25-20 0-14 12-33 57-34 0 8 0 16 0 24z">
              <text:p/>
            </draw:path>
            <draw:path draw:style-name="gr10" draw:text-style-name="P7" draw:layer="layout" svg:width="0.073cm" svg:height="0.164cm" svg:x="2.313cm" svg:y="12.179cm" svg:viewBox="0 0 74 165" svg:d="M68 9c0-4-3-9-10-9-6 0-14 6-14 13 0 4 4 9 10 9 7 0 14-6 14-13zM18 134c-1 3-2 6-2 10 0 12 9 21 23 21 25 0 35-34 35-38 0-3-3-3-4-3-3 0-3 2-4 4-6 20-17 30-26 30-5 0-6-3-6-9 0-5 1-10 3-15 3-7 6-14 8-20 3-6 11-28 12-31s2-6 2-8c0-12-10-21-23-21-25 0-36 34-36 38 0 3 3 3 4 3 3 0 4-1 4-4 7-21 18-30 27-30 4 0 6 2 6 9 0 5-2 9-8 24-5 13-10 26-15 40z">
              <text:p/>
            </draw:path>
            <draw:path draw:style-name="gr10" draw:text-style-name="P7" draw:layer="layout" svg:width="0.04cm" svg:height="0.104cm" svg:x="2.489cm" svg:y="12.217cm" svg:viewBox="0 0 41 105" svg:d="M41 37c0-23-9-37-22-37-12 0-19 9-19 19s7 19 19 19c4 0 9-2 12-5 1-1 1-1 2-1 0 2 1 0 1 5 0 26-13 47-24 59-4 4-4 5-4 6 0 2 2 3 3 3 4 0 32-27 32-68z">
              <text:p/>
            </draw:path>
            <draw:path draw:style-name="gr10" draw:text-style-name="P7" draw:layer="layout" svg:width="0.163cm" svg:height="0.161cm" svg:x="2.631cm" svg:y="12.097cm" svg:viewBox="0 0 164 162" svg:d="M136 20c-19 5-19 23-19 24 0 5 3 16 17 16 15 0 25-13 25-27 0-19-18-33-49-33-70 0-110 55-110 101 0 31 20 61 75 61 9 0 33-1 54-9s35-22 35-27c0-2-6-9-9-9-2 0-3 1-5 4-19 20-47 28-75 28-23 0-34-12-34-33 0-12 9-55 19-73 14-24 36-30 51-30 4 0 15 0 25 7z">
              <text:p/>
            </draw:path>
            <draw:path draw:style-name="gr10" draw:text-style-name="P7" draw:layer="layout" svg:width="0.13cm" svg:height="0.172cm" svg:x="2.808cm" svg:y="11.94cm" svg:viewBox="0 0 131 173" svg:d="M37 0c-12 1-25 2-37 3 0 3 0 6 0 9 16 0 18 2 18 14 0 48 0 96 0 145 3 0 5 0 8 0 3-5 6-10 9-15 9 12 23 17 36 17 32 0 60-24 60-55 0-30-25-56-57-56-15 0-29 6-37 15 0-26 0-51 0-77zM37 88c7-11 21-19 35-19s24 8 29 16c5 7 8 16 8 32 0 6 0 25-10 36s-22 13-29 13c-20 0-30-15-33-20 0-20 0-39 0-58z">
              <text:p/>
            </draw:path>
            <draw:path draw:style-name="gr10" draw:text-style-name="P7" draw:layer="layout" svg:width="0.074cm" svg:height="0.164cm" svg:x="2.807cm" svg:y="12.179cm" svg:viewBox="0 0 75 165" svg:d="M68 9c0-4-3-9-10-9-6 0-13 6-13 13 0 4 3 9 9 9 8 0 14-6 14-13zM18 134c-1 3-2 6-2 10 0 12 10 21 23 21 25 0 36-34 36-38 0-3-3-2-4-3-4 0-4 2-5 4-6 20-16 30-26 30-5 0-6-3-6-9 0-5 2-10 4-15 2-7 5-14 8-20 2-6 11-28 12-31 0-3 1-6 1-8 0-12-10-21-23-21-25 0-36 34-36 38 0 3 3 2 4 3 4 0 4-1 5-4 6-21 17-30 26-30 4 0 6 2 6 9 0 5-1 9-7 24-5 13-11 26-16 40z">
              <text:p/>
            </draw:path>
            <draw:path draw:style-name="gr10" draw:text-style-name="P7" draw:layer="layout" svg:width="0.081cm" svg:height="0.349cm" svg:x="2.988cm" svg:y="11.992cm" svg:viewBox="0 0 82 350" svg:d="M82 176c0-27-4-70-23-110-21-43-52-66-55-66-2 0-4 2-4 4 0 1 0 2 7 8 34 35 55 91 55 164 0 59-13 121-57 165-5 4-5 5-5 6 0 2 2 3 4 3 3 0 35-23 56-68 18-39 22-77 22-106z">
              <text:p/>
            </draw:path>
            <draw:path draw:style-name="gr10" draw:text-style-name="P7" draw:layer="layout" svg:width="0.232cm" svg:height="0.081cm" svg:x="3.164cm" svg:y="12.127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10" draw:text-style-name="P7" draw:layer="layout" svg:width="0.147cm" svg:height="0.161cm" svg:x="3.476cm" svg:y="12.097cm" svg:viewBox="0 0 148 162" svg:d="M126 20c-12 5-15 15-15 20 0 10 8 15 15 15 9 0 22-7 22-24 0-19-19-31-51-31-10 0-29 1-46 13-15 12-21 32-21 41 0 11 5 20 13 27 9 7 15 9 39 13 11 2 32 6 32 22 0 1 0 33-52 33-18 0-31-4-38-9 12-4 19-14 19-24 0-13-10-17-17-17-12 0-26 10-26 28 0 23 25 35 61 35 80 0 53-41 80-61 0-12-6-21-14-28-11-10-24-12-37-14-19-4-33-6-33-19 0-1 0-27 40-27 7 0 19 0 29 7z">
              <text:p/>
            </draw:path>
            <draw:path draw:style-name="gr10" draw:text-style-name="P7" draw:layer="layout" svg:width="0.073cm" svg:height="0.165cm" svg:x="3.655cm" svg:y="12.145cm" svg:viewBox="0 0 74 166" svg:d="M68 10c0-4-3-10-10-10s-14 7-14 14c0 4 3 9 10 9s14-7 14-13zM18 135c-1 3-3 6-3 10 0 11 10 21 24 21 24 0 35-34 35-38 0-3-3-3-4-3-3 0-3 1-4 4-6 20-17 30-26 30-5 0-7-3-7-9 0-5 2-10 4-15 3-7 6-14 8-20s11-28 12-31 2-6 2-8c0-12-10-21-24-21-24 0-35 33-35 38 0 3 3 3 4 3 3 0 4-1 4-4 7-21 18-30 27-30 4 0 6 2 6 8s-2 10-8 25c-5 13-10 26-15 40z">
              <text:p/>
            </draw:path>
            <draw:path draw:style-name="gr10" draw:text-style-name="P7" draw:layer="layout" svg:width="0.233cm" svg:height="0.081cm" svg:x="3.819cm" svg:y="12.127cm" svg:viewBox="0 0 234 82" svg:d="M222 14c5 0 12 0 12-7s-7-7-12-7c-70 0-141 0-211 0-4 0-11 0-11 7s7 7 12 7c70 0 140 0 210 0zM222 82c5 0 12 0 12-7s-7-7-12-7c-70 0-140 0-210 0-5 0-12 0-12 7s7 7 11 7c70 0 141 0 211 0z">
              <text:p/>
            </draw:path>
            <draw:path draw:style-name="gr10" draw:text-style-name="P7" draw:layer="layout" svg:width="0.081cm" svg:height="0.349cm" svg:x="4.146cm" svg:y="11.992cm" svg:viewBox="0 0 82 350" svg:d="M82 347c0-1 0-2-6-8-44-44-55-110-55-163 0-61 13-122 56-166 5-4 5-5 5-6 0-3-2-4-4-4-3 0-35 24-56 69-17 38-22 77-22 107 0 27 4 69 24 108 21 44 51 66 54 66 2 0 4-1 4-3z">
              <text:p/>
            </draw:path>
            <draw:path draw:style-name="gr10" draw:text-style-name="P7" draw:layer="layout" svg:width="0.128cm" svg:height="0.158cm" svg:x="4.267cm" svg:y="12.101cm" svg:viewBox="0 0 129 159" svg:d="M119 23c-10 1-17 8-17 16 0 5 3 10 11 10 7 0 16-6 16-19 0-16-15-30-42-30-46 0-59 35-59 51 0 27 26 32 36 35 18 3 36 7 36 26 0 9-8 39-50 39-5 0-32 0-40-19 13 2 22-9 22-18 0-8-5-13-13-13-9 0-19 8-19 24 0 20 20 34 50 34 57 0 70-43 70-59 0-12-6-21-10-25-10-10-20-12-36-15-12-3-26-5-26-21 0-10 8-32 39-32 9 0 26 3 32 16z">
              <text:p/>
            </draw:path>
            <draw:path draw:style-name="gr10" draw:text-style-name="P7" draw:layer="layout" svg:width="0.073cm" svg:height="0.165cm" svg:x="4.425cm" svg:y="12.145cm" svg:viewBox="0 0 74 166" svg:d="M68 10c0-4-3-10-10-10s-14 7-14 14c0 4 3 9 10 9s14-7 14-13zM17 135c-1 3-2 6-2 10 0 11 10 21 24 21 24 0 35-34 35-38 0-3-3-3-4-3-3 0-4 1-5 4-5 20-16 30-26 30-5 0-6-3-6-9 0-5 2-10 4-15 3-7 5-14 8-20 2-6 11-28 12-31s2-6 2-8c0-12-10-21-24-21-24 0-35 33-35 38 0 3 3 3 4 3 3 0 3-1 4-4 7-21 17-30 26-30 4 0 7 2 7 8s-2 10-8 25c-5 13-11 26-16 40z">
              <text:p/>
            </draw:path>
            <draw:path draw:style-name="gr10" draw:text-style-name="P7" draw:layer="layout" svg:width="0.03cm" svg:height="0.075cm" svg:x="4.54cm" svg:y="12.279cm" svg:viewBox="0 0 31 76" svg:d="M24 24c0 14-2 30-19 45-1 1-2 2-2 3 0 2 2 4 4 4 3 0 24-20 24-49 0-15-6-27-17-27-8 0-14 6-14 14s6 14 14 14c6 0 7-3 10-4z">
              <text:p/>
            </draw:path>
            <draw:path draw:style-name="gr10" draw:text-style-name="P7" draw:layer="layout" svg:width="0.113cm" svg:height="0.167cm" svg:x="4.609cm" svg:y="12.145cm" svg:viewBox="0 0 114 168" svg:d="M114 85c0-27-3-46-15-64-7-11-23-21-42-21-57 0-57 67-57 85s0 83 57 83 57-65 57-83zM57 161c-12 0-27-6-32-26-3-15-3-35-3-53s0-37 4-50c5-20 21-25 31-25 13 0 26 8 30 22s4 31 4 53c0 18 0 36-3 52-5 22-21 27-31 27z">
              <text:p/>
            </draw:path>
            <draw:path draw:style-name="gr10" draw:text-style-name="P7" draw:layer="layout" svg:width="0.04cm" svg:height="0.104cm" svg:x="4.784cm" svg:y="12.217cm" svg:viewBox="0 0 41 105" svg:d="M41 37c0-23-9-37-23-37-11 0-18 9-18 19s7 19 18 19c5 0 9-2 13-5 1-1 1-1 1-1 1 0 1 0 1 5 0 26-12 47-24 59-4 4-4 5-4 6 0 2 2 3 4 3 4 0 32-27 32-68z">
              <text:p/>
            </draw:path>
            <draw:path draw:style-name="gr10" draw:text-style-name="P7" draw:layer="layout" svg:width="0.036cm" svg:height="0.037cm" svg:x="4.94cm" svg:y="12.217cm" svg:viewBox="0 0 37 38" svg:d="M37 19c0-10-8-19-18-19-11 0-19 9-19 19s8 19 19 19c10 0 18-9 18-19z">
              <text:p/>
            </draw:path>
            <draw:path draw:style-name="gr10" draw:text-style-name="P7" draw:layer="layout" svg:width="0.036cm" svg:height="0.037cm" svg:x="5.096cm" svg:y="12.217cm" svg:viewBox="0 0 37 38" svg:d="M37 19c0-10-8-19-18-19s-19 9-19 19 9 19 19 19 18-9 18-19z">
              <text:p/>
            </draw:path>
            <draw:path draw:style-name="gr10" draw:text-style-name="P7" draw:layer="layout" svg:width="0.037cm" svg:height="0.037cm" svg:x="5.252cm" svg:y="12.217cm" svg:viewBox="0 0 38 38" svg:d="M38 19c0-10-9-19-19-19s-19 9-19 19 9 19 19 19 19-9 19-19z">
              <text:p/>
            </draw:path>
            <draw:path draw:style-name="gr10" draw:text-style-name="P7" draw:layer="layout" svg:width="0.041cm" svg:height="0.104cm" svg:x="5.408cm" svg:y="12.217cm" svg:viewBox="0 0 42 105" svg:d="M42 37c0-23-9-37-23-37-11 0-19 9-19 19s8 19 19 19c4 0 9-2 12-5 1-1 1-1 2-1s1 0 1 5c0 26-12 47-24 59-4 4-4 5-4 6 0 2 2 3 4 3 3 0 32-27 32-68z">
              <text:p/>
            </draw:path>
            <draw:path draw:style-name="gr10" draw:text-style-name="P7" draw:layer="layout" svg:width="0.128cm" svg:height="0.158cm" svg:x="5.552cm" svg:y="12.101cm" svg:viewBox="0 0 129 159" svg:d="M119 23c-10 1-17 8-17 16 0 5 3 10 11 10s16-6 16-19c0-16-15-30-42-30-46 0-59 35-59 51 0 27 26 32 36 35 18 3 37 7 37 26 0 9-8 39-51 39-5 0-32 0-40-19 14 2 22-9 22-18 0-8-5-13-13-13-9 0-19 8-19 24 0 20 20 34 50 34 57 0 71-43 71-59 0-12-7-21-11-25-10-10-20-12-35-15-13-3-27-5-27-21 0-10 8-32 39-32 9 0 27 3 32 16z">
              <text:p/>
            </draw:path>
            <draw:path draw:style-name="gr10" draw:text-style-name="P7" draw:layer="layout" svg:width="0.073cm" svg:height="0.165cm" svg:x="5.71cm" svg:y="12.145cm" svg:viewBox="0 0 74 166" svg:d="M68 10c0-4-3-10-10-10s-14 7-14 14c0 4 3 9 10 9s14-7 14-13zM18 135c-1 3-3 6-3 10 0 11 10 21 24 21 24 0 35-34 35-38 0-3-3-3-4-3-3 0-3 1-4 4-6 20-17 30-26 30-5 0-7-3-7-9 0-5 2-10 4-15 3-7 6-14 8-20s11-28 12-31 2-6 2-8c0-12-10-21-24-21-24 0-35 33-35 38 0 3 3 3 4 3 3 0 4-1 4-4 7-21 18-30 27-30 4 0 6 2 6 8s-2 10-8 25c-5 13-10 26-15 40z">
              <text:p/>
            </draw:path>
            <draw:path draw:style-name="gr10" draw:text-style-name="P7" draw:layer="layout" svg:width="0.03cm" svg:height="0.075cm" svg:x="5.825cm" svg:y="12.279cm" svg:viewBox="0 0 31 76" svg:d="M25 24c0 14-3 30-20 45-1 1-1 2-1 3 0 2 2 4 3 4 4 0 24-20 24-49 0-15-5-27-17-27-8 0-14 6-14 14s6 14 14 14c6 0 10-4 11-4z">
              <text:p/>
            </draw:path>
            <draw:path draw:style-name="gr10" draw:text-style-name="P7" draw:layer="layout" svg:width="0.125cm" svg:height="0.107cm" svg:x="5.899cm" svg:y="12.199cm" svg:viewBox="0 0 126 108" svg:d="M44 7c0-1 0-2 0-4-1-1 0-3-4-3-5 0-14 1-16 1-4 1-9 1-13 1-4 1-7 1-7 6 0 4 3 4 6 4 12 0 12 1 12 3s-1 7-2 10c-4 16-9 33-13 49-6 25-7 30-7 31 0 3 4 3 5 3s3 0 4 0c22-3 53-15 79-38 34-30 25-41 38-62 0-5-3-8-8-8-8 0-10 7-12 14-10 35-43 72-85 85 8-31 15-61 23-92z">
              <text:p/>
            </draw:path>
            <draw:path draw:style-name="gr10" draw:text-style-name="P7" draw:layer="layout" svg:width="0.165cm" svg:height="0.011cm" svg:x="6.065cm" svg:y="12.24cm" svg:viewBox="0 0 166 12" svg:d="M156 12c4 0 10 0 10-6s-5-6-10-6c-49 0-97 0-146 0-4 0-10 0-10 6s6 6 10 6c49 0 97 0 146 0z">
              <text:p/>
            </draw:path>
            <draw:path draw:style-name="gr10" draw:text-style-name="P7" draw:layer="layout" svg:width="0.088cm" svg:height="0.162cm" svg:x="6.285cm" svg:y="12.145cm" svg:viewBox="0 0 89 163" svg:d="M55 7c0-7 0-7-7-7-16 16-38 16-48 16 0 3 0 6 0 9 6 0 22 0 36-7 0 42 0 83 0 125 0 8 0 12-25 12-3 0-6 0-9 0 0 2 0 5 0 8 4 0 34-1 43-1 8 0 39 1 44 1 0-3 0-6 0-8-3 0-6 0-9 0-25 0-25-4-25-12 0-46 0-91 0-136z">
              <text:p/>
            </draw:path>
            <draw:path draw:style-name="gr10" draw:text-style-name="P7" draw:layer="layout" svg:width="0.08cm" svg:height="0.349cm" svg:x="6.436cm" svg:y="11.992cm" svg:viewBox="0 0 81 350" svg:d="M81 176c0-27-4-70-23-110-21-43-51-66-55-66-2 0-3 2-3 4 0 1 0 2 6 8 35 35 55 91 55 164 0 59-13 121-57 165-4 4-4 5-4 6 0 2 1 3 3 3 4 0 35-23 56-68 18-39 22-77 22-106z">
              <text:p/>
            </draw:path>
            <draw:path draw:style-name="gr10" draw:text-style-name="P7" draw:layer="layout" svg:width="0.036cm" svg:height="0.151cm" svg:x="6.68cm" svg:y="12.104cm" svg:viewBox="0 0 37 152" svg:d="M37 19c0-10-8-19-18-19s-19 9-19 19 9 19 19 19 18-9 18-19zM37 133c0-10-8-19-18-19s-19 9-19 19 9 19 19 19 18-9 18-19z">
              <text:p/>
            </draw:path>
            <draw:path draw:style-name="gr10" draw:text-style-name="P7" draw:layer="layout" svg:width="0.214cm" svg:height="0.239cm" svg:x="6.848cm" svg:y="12.015cm" svg:viewBox="0 0 215 240" svg:d="M46 32c0-4 0-13-3-19 13 0 26 0 39 0-5 5-5 12-5 17 0 60 0 120 0 181 0 5 0 11 5 16-13 0-26 0-39 0 3-6 3-14 3-18 0-59 0-118 0-177zM142 106c12-11 14-29 14-44 0-25-7-40-15-48 24 3 49 12 49 46 0 23-25 41-48 46zM89 31c0-7 0-10 5-14 2-1 7-4 15-4 16 0 35 12 35 49 0 39-20 47-55 48 0-27 0-53 0-79zM163 112c20-10 39-28 39-52 0-49-40-60-83-60-36 0-71 0-107 0-6 0-12 0-12 7 0 6 6 6 12 6 21 0 22 3 22 20 0 58 0 116 0 175 0 17-1 19-23 19-4 0-11 0-11 6 0 7 6 7 12 7 35 0 70 0 105 0 43 0 98-17 98-65 0-36-26-56-52-63zM89 209c0-29 0-58 0-87 28 0 40 0 51 8 14 11 15 34 15 45 0 14-1 52-45 52-21 0-21-11-21-18zM152 223c13-14 15-32 15-48 0-24-5-42-19-54 32 5 55 24 55 54 0 27-21 42-51 48z">
              <text:p/>
            </draw:path>
            <draw:path draw:style-name="gr10" draw:text-style-name="P7" draw:layer="layout" svg:width="0.12cm" svg:height="0.172cm" svg:x="7.098cm" svg:y="11.94cm" svg:viewBox="0 0 121 173" svg:d="M58 8c1-1 1-3 1-4 0-2-1-4-3-4-5 0-26 2-32 3-2 0-5 0-5 5 0 4 3 4 6 4 12 0 12 1 12 3s-1 4-1 6c-12 46-23 92-35 139-1 4-1 3-1 5 0 4 3 8 8 8 7 0 10-5 12-10 0-1 11-44 12-48 17 2 31 8 31 20 0 2 0 3 0 5-1 4-1 5-1 8 0 17 14 25 26 25 24 0 21-25 31-37 0-4-3-4-4-4-3 0-4 2-5 6-3 11-9 28-22 28-6 0-8-6-8-12 0-5 0-5 1-12 1 0 2-4 2-7 0-22-30-25-40-26 7-5 16-13 20-16 13-12 25-24 39-24 3 0 6 1 8 3-11 2-13 11-13 14 0 6 4 9 10 9 7 0 14-5 14-15 0-9-6-18-19-18-14 0-27 10-39 22-11 10-19 17-29 22 8-33 16-65 24-98z">
              <text:p/>
            </draw:path>
            <draw:path draw:style-name="gr10" draw:text-style-name="P7" draw:layer="layout" svg:width="0.098cm" svg:height="0.08cm" svg:x="7.243cm" svg:y="12.067cm" svg:viewBox="0 0 99 81" svg:d="M78 27c0-17-18-27-40-27-10 0-31 1-31 16 0 6 5 9 9 9 5 0 10-3 10-9 0-4-3-7-4-8 6-2 14-2 16-2 15 0 24 8 24 21 0 1 0 3 0 4-17 1-26 2-40 7-12 4-22 11-22 22 0 17 21 21 35 21 13 0 24-6 29-15 1 7 5 14 14 14 1 0 21 0 21-17 0-3 0-7 0-10-2 0-5 0-7 0 0 3 0 7 0 10 0 1 0 9-7 9s-7-8-7-9c0-12 0-24 0-36zM62 54c0 19-21 21-25 21-11 0-21-5-21-15 0-5 4-22 46-23 0 6 0 11 0 17z">
              <text:p/>
            </draw:path>
            <draw:path draw:style-name="gr10" draw:text-style-name="P7" draw:layer="layout" svg:width="0.169cm" svg:height="0.169cm" svg:x="7.455cm" svg:y="12.083cm" svg:viewBox="0 0 170 170" svg:d="M85 75c-23-23-47-47-70-70-5-4-5-5-8-5-4 0-7 3-7 7 0 3 0 4 4 7 24 24 47 47 71 71-24 23-47 47-71 71-4 3-4 4-4 7s3 7 7 7c3 0 3-1 8-5 23-24 46-47 69-70 24 24 49 48 73 72 1 1 3 3 6 3 4 0 7-4 7-7 0-1 0-3-2-4 0-1-56-56-73-74 21-21 43-43 64-64 2-2 7-7 9-9 0-1 2-2 2-5 0-4-3-7-7-7-3 0-5 2-9 6-23 23-46 46-69 69z">
              <text:p/>
            </draw:path>
            <draw:path draw:style-name="gr10" draw:text-style-name="P7" draw:layer="layout" svg:width="0.214cm" svg:height="0.239cm" svg:x="7.699cm" svg:y="12.015cm" svg:viewBox="0 0 215 240" svg:d="M46 32c0-4 0-13-3-19 13 0 25 0 38 0-4 5-4 12-4 17 0 60 0 120 0 181 0 5 0 11 4 16-13 0-25 0-38 0 3-6 3-14 3-18 0-59 0-118 0-177zM142 106c11-11 14-29 14-44 0-25-8-40-16-48 25 3 50 12 50 46 0 23-25 41-48 46zM89 31c0-7 0-10 5-14 1-1 7-4 15-4 16 0 35 12 35 49 0 39-20 47-55 48 0-27 0-53 0-79zM163 112c20-10 39-28 39-52 0-49-41-60-83-60-36 0-71 0-107 0-6 0-12 0-12 7 0 6 6 6 12 6 21 0 22 3 22 20 0 58 0 116 0 175 0 17-2 19-24 19-4 0-10 0-10 6 0 7 6 7 12 7 35 0 69 0 104 0 44 0 99-17 99-65 0-36-26-56-52-63zM89 209c0-29 0-58 0-87 28 0 40 0 51 8 14 11 15 34 15 45 0 14-1 52-45 52-21 0-21-11-21-18zM152 223c13-14 15-32 15-48 0-24-5-42-19-54 32 5 55 24 55 54 0 27-21 42-51 48z">
              <text:p/>
            </draw:path>
            <draw:path draw:style-name="gr10" draw:text-style-name="P7" draw:layer="layout" svg:width="0.12cm" svg:height="0.172cm" svg:x="7.949cm" svg:y="11.94cm" svg:viewBox="0 0 121 173" svg:d="M58 8c1-1 1-3 1-4 0-2-1-4-4-4-5 0-25 2-31 3-2 0-6 0-6 5 0 4 4 4 7 4 12 0 12 1 12 3s-1 4-1 6c-12 46-23 92-35 139-1 4-1 3-1 5 0 4 3 8 8 8 7 0 10-5 11-10 1-1 11-44 12-48 18 2 32 8 32 20 0 2 0 3-1 5-1 4-1 5-1 8 0 17 15 25 27 25 23 0 21-25 31-37 0-4-3-4-4-4-4 0-4 2-5 6-3 11-10 28-22 28-6 0-8-6-8-12 0-5 0-5 1-12 0-3 1-4 1-7 0-22-29-25-39-26 7-5 16-13 20-16 12-12 25-24 39-24 3 0 6 1 8 3-11 2-13 11-13 14 0 6 4 9 10 9s14-5 14-15c0-9-6-18-19-18-14 0-27 10-40 22-10 10-18 17-28 22 8-33 16-65 24-98z">
              <text:p/>
            </draw:path>
            <draw:path draw:style-name="gr10" draw:text-style-name="P7" draw:layer="layout" svg:width="0.105cm" svg:height="0.123cm" svg:x="8.093cm" svg:y="12.026cm" svg:viewBox="0 0 106 124" svg:d="M30 0c-10 1-20 1-30 2 0 3 0 5 0 8 13 0 15 1 15 10 0 34 0 68 0 102 2 0 5 0 7 0 1-2 3-5 4-7 1-1 1-2 2-3 8 8 18 12 29 12 27 0 49-18 49-40 0-21-20-40-46-40-10 0-21 3-30 10 0-18 0-36 0-54zM30 63c6-8 18-13 28-13 21 0 30 15 30 34 0 10-2 19-9 26-6 5-14 8-23 8-12 0-21-7-26-15 0-14 0-27 0-40z">
              <text:p/>
            </draw:path>
            <draw:path draw:style-name="gr10" draw:text-style-name="P7" draw:layer="layout" svg:width="0.125cm" svg:height="0.108cm" svg:x="8.247cm" svg:y="12.002cm" svg:viewBox="0 0 126 109" svg:d="M44 8c0-1 0-3 0-4-1-1 0-4-4-4-5 1-14 2-16 2-4 0-9 0-13 1-4 0-7 0-7 5 0 4 3 4 6 4 12 0 12 1 12 4 0 1-1 6-2 9-4 17-9 33-13 50-6 24-7 29-7 30 0 4 4 4 5 4s3 0 4 0c21-4 53-15 79-39 34-29 38-61 38-62 0-4-3-8-8-8-9 0-10 7-12 14-10 35-43 73-85 85 8-30 15-61 23-91z">
              <text:p/>
            </draw:path>
            <draw:path draw:style-name="gr10" draw:text-style-name="P7" draw:layer="layout" svg:width="0.311cm" svg:height="0.183cm" svg:x="8.521cm" svg:y="12.076cm" svg:viewBox="0 0 312 184" svg:d="M274 99c-20 15-29 29-32 34-16 24-13 30-19 46 0 5 5 5 7 5 6 0 7-1 8-7 8-35 29-64 69-80 4-2 5-3 5-5 0-3-2-4-3-4-15-6-58-23-71-82-1-5-2-6-8-6-2 0-7 0-7 5 6 15 4 22 18 46 7 10 17 23 33 34-87 0-175 0-262 0-6 0-12 0-12 7s6 7 12 7c87 0 175 0 262 0z">
              <text:p/>
            </draw:path>
            <draw:path draw:style-name="gr10" draw:text-style-name="P7" draw:layer="layout" svg:width="0.213cm" svg:height="0.238cm" svg:x="8.97cm" svg:y="12.016cm" svg:viewBox="0 0 214 239" svg:d="M121 192c54-4 93-37 93-72 0-37-40-68-93-73 0-6 0-13 0-19 0-12 0-17 33-17 4 0 8 0 12 0 0-4 0-7 0-11-13 1-46 1-60 1-15 0-47 0-59-1 0 4 0 7 0 11 4 0 7 0 11 0 34 0 34 4 34 17 0 6 0 13 0 19-54 6-92 38-92 73 0 36 39 67 92 72 0 6 0 13 0 20 0 11 0 16-34 16-4 0-7 0-11 0 0 4 0 8 0 11 12-1 45-1 59-1s47 0 60 1c0-3 0-7 0-11-4 0-8 0-12 0-33 0-33-5-33-16 0-7 0-14 0-20zM92 184c-50-6-57-42-57-64 0-18 4-58 57-65 0 43 0 86 0 129zM121 55c48 6 58 38 58 65 0 21-5 58-58 65 0-44 0-87 0-130z">
              <text:p/>
            </draw:path>
            <draw:path draw:style-name="gr10" draw:text-style-name="P7" draw:layer="layout" svg:width="0.126cm" svg:height="0.108cm" svg:x="9.222cm" svg:y="12.002cm" svg:viewBox="0 0 127 109" svg:d="M44 8c0-1 1-3 1-4-1-1 0-4-4-4-1 0-15 2-16 2-5 0-9 0-14 1-4 0-7 0-7 5 0 4 3 4 6 4 12 0 12 1 12 4 0 1-1 6-2 9-4 17-8 33-12 50-6 24-8 29-8 30 0 4 4 4 5 4s3 0 4 0c22-4 53-15 79-39 34-29 39-61 39-62 0-4-4-8-9-8-8 0-10 7-12 14-10 35-43 73-85 85 8-30 15-61 23-91z">
              <text:p/>
            </draw:path>
          </draw:g>
        </draw:g>
        <draw:g draw:style-name="gr9">
          <svg:title>TexMaths</svg:title>
          <svg:desc>10§display§s_{i,j} \!=\!
f_{\rm e}^{b_i}(\bm{c}^{\rm b}_{i,j}) 
§svg§600§TRUE§</svg:desc>
          <draw:g>
            <draw:path draw:style-name="gr10" draw:text-style-name="P7" draw:layer="layout" svg:width="0.128cm" svg:height="0.158cm" svg:x="2.048cm" svg:y="12.599cm" svg:viewBox="0 0 129 159" svg:d="M119 24c-10 0-17 8-17 16 0 5 3 10 11 10s16-6 16-20c0-15-15-30-42-30-46 0-59 36-59 51 0 28 26 33 36 35 19 4 37 7 37 27 0 9-8 38-50 38-5 0-32 0-40-18 13 2 22-9 22-19 0-8-6-12-13-12-9 0-20 7-20 23 0 20 20 34 50 34 57 0 71-42 71-58 0-13-7-22-11-26-10-10-20-11-35-14-13-3-27-6-27-22 0-10 9-31 39-31 9 0 27 2 32 16z">
              <text:p/>
            </draw:path>
            <draw:path draw:style-name="gr10" draw:text-style-name="P7" draw:layer="layout" svg:width="0.073cm" svg:height="0.164cm" svg:x="2.206cm" svg:y="12.644cm" svg:viewBox="0 0 74 165" svg:d="M68 9c0-4-3-9-10-9-6 0-14 6-14 14 0 4 4 9 10 9 7 0 14-7 14-14zM18 134c-1 3-2 6-2 10 0 12 10 21 23 21 25 0 35-34 35-37s-2-2-3-3c-4 0-4 1-5 4-6 19-17 29-26 29-5 0-6-3-6-8 0-6 1-11 4-16 2-7 5-13 7-20 3-5 12-28 12-31 1-2 2-5 2-8 0-11-10-20-23-20-25 0-36 33-36 37 0 3 3 3 4 3 4 0 4-1 5-4 6-21 17-30 26-30 4 0 6 2 6 9 0 6-1 9-8 25-5 13-10 26-15 39z">
              <text:p/>
            </draw:path>
            <draw:path draw:style-name="gr10" draw:text-style-name="P7" draw:layer="layout" svg:width="0.031cm" svg:height="0.074cm" svg:x="2.321cm" svg:y="12.778cm" svg:viewBox="0 0 32 75" svg:d="M25 24c0 13-3 29-20 45 0 1-1 2-1 3s2 3 3 3c4 0 25-19 25-49 0-15-6-26-18-26-8 0-14 6-14 14 0 7 6 14 15 14 5 0 9-4 10-4z">
              <text:p/>
            </draw:path>
            <draw:path draw:style-name="gr10" draw:text-style-name="P7" draw:layer="layout" svg:width="0.107cm" svg:height="0.212cm" svg:x="2.377cm" svg:y="12.644cm" svg:viewBox="0 0 108 213" svg:d="M108 9c0-4-3-9-10-9s-13 7-13 14c0 3 3 9 9 9 7 0 14-7 14-14zM56 175c-4 17-17 31-32 31-3 0-6 0-9-1 7-3 9-9 9-13 0-6-5-9-10-9-7 0-14 7-14 14 0 10 10 16 25 16 14 0 43-9 51-39 7-30 15-59 22-88 1-2 1-5 1-8 0-14-11-23-26-23-28 0-43 34-43 37s3 3 4 3c3 0 3 0 5-4 6-14 19-30 33-30 6 0 8 5 8 12 0 3 0 7 0 8-8 31-16 62-24 94z">
              <text:p/>
            </draw:path>
            <draw:path draw:style-name="gr10" draw:text-style-name="P7" draw:layer="layout" svg:width="0.233cm" svg:height="0.082cm" svg:x="2.584cm" svg:y="12.625cm" svg:viewBox="0 0 234 83" svg:d="M222 15c5 0 12-1 12-8s-7-7-12-7c-70 0-140 0-210 0-5 0-12 0-12 7s7 8 12 8c70 0 140 0 210 0zM222 83c5 0 12 0 12-7s-7-7-12-7c-70 0-140 0-210 0-5 0-12 0-12 7s7 7 12 7c70 0 140 0 210 0z">
              <text:p/>
            </draw:path>
            <draw:path draw:style-name="gr10" draw:text-style-name="P7" draw:layer="layout" svg:width="0.174cm" svg:height="0.317cm" svg:x="2.895cm" svg:y="12.507cm" svg:viewBox="0 0 175 318" svg:d="M110 107c10 0 21 0 31 0 7 0 10 0 10-7 0-4-3-4-9-4-10 0-19 0-29 0 2-14 5-27 7-40 1-7 6-32 8-36 4-7 9-12 17-12 1 0 10 0 17 6-15 1-19 14-19 19 0 8 6 12 13 12 9 0 19-8 19-21 0-16-16-24-30-24-12 0-34 6-45 41-2 7-3 11-11 55-8 0-17 0-25 0-6 0-10 0-10 7 0 4 3 4 10 4 8 0 15 0 23 0-9 46-17 92-26 137-7 34-13 66-31 66-1 0-10 0-17-6 16-1 19-14 19-19 0-8-6-12-13-12-9 0-19 8-19 21 0 16 16 24 30 24 19 0 33-21 40-34 11-22 19-63 19-66 7-37 14-74 21-111z">
              <text:p/>
            </draw:path>
            <draw:path draw:style-name="gr10" draw:text-style-name="P7" draw:layer="layout" svg:width="0.098cm" svg:height="0.172cm" svg:x="3.102cm" svg:y="12.439cm" svg:viewBox="0 0 99 173" svg:d="M48 7c0-1 1-3 1-4s-1-3-4-3c-5 0-25 2-31 2-2 1-6 1-6 6 0 4 4 4 7 4 12 0 12 1 12 3s-3 12-4 17c-2 8-4 15-6 23s-16 62-16 65c-1 6-1 9-1 12 0 25 15 41 36 41 30 0 63-34 63-70 0-29-20-41-37-41-13 0-23 7-31 14 6-23 11-46 17-69zM36 166c-12 0-19-11-19-25 0-9 2-18 9-45 2-5 2-5 6-11 10-11 21-16 29-16 10 0 18 7 18 24 0 10-5 35-12 49-6 12-19 24-31 24z">
              <text:p/>
            </draw:path>
            <draw:path draw:style-name="gr10" draw:text-style-name="P7" draw:layer="layout" svg:width="0.061cm" svg:height="0.118cm" svg:x="3.225cm" svg:y="12.527cm" svg:viewBox="0 0 62 119" svg:d="M53 8c0-4-3-8-7-8-5 0-11 5-11 11 0 5 4 8 8 8 5 0 10-6 10-11zM62 92c0-2-3-2-4-2-3 0-3 0-4 4-3 9-11 19-20 19-4 0-5-2-5-6s1-6 2-9c1-4 3-7 4-10 0-1 7-18 10-24 1-3 2-6 2-9 0-8-8-15-19-15-18 0-28 22-28 27 0 3 3 3 4 3 2 0 3-1 4-4 3-12 12-20 19-20 4 0 6 2 6 7 0 2 0 3-1 6-2 3-10 22-12 28-1 3-1 3-4 9-1 3-2 5-2 8 0 9 9 15 19 15 19 0 29-22 29-27z">
              <text:p/>
            </draw:path>
            <draw:path draw:style-name="gr10" draw:text-style-name="P7" draw:layer="layout" svg:width="0.105cm" svg:height="0.111cm" svg:x="3.058cm" svg:y="12.73cm" svg:viewBox="0 0 106 112" svg:d="M99 54c5 0 7 0 7-5 0-22-12-49-49-49-32 0-57 26-57 56 0 31 27 56 60 56s46-26 46-32c0-1-1-3-5-3-3 0-3 1-4 4-8 20-26 24-35 24-12 0-23-6-30-15-9-12-10-26-10-36 26 0 51 0 77 0zM23 48c2-35 25-41 34-41 30 0 31 34 31 41-22 0-43 0-65 0z">
              <text:p/>
            </draw:path>
            <draw:path draw:style-name="gr10" draw:text-style-name="P7" draw:layer="layout" svg:width="0.081cm" svg:height="0.349cm" svg:x="3.372cm" svg:y="12.491cm" svg:viewBox="0 0 82 350" svg:d="M82 346c0-1 0-1-6-7-44-45-55-111-55-163 0-62 13-123 56-166 5-5 5-5 5-6 0-3-1-4-4-4s-35 24-55 69c-18 38-23 77-23 107 0 27 4 68 24 108 21 43 51 66 54 66s4-1 4-4z">
              <text:p/>
            </draw:path>
            <draw:path draw:style-name="gr10" draw:text-style-name="P7" draw:layer="layout" svg:width="0.163cm" svg:height="0.16cm" svg:x="3.49cm" svg:y="12.596cm" svg:viewBox="0 0 164 161" svg:d="M136 19c-19 6-19 23-19 24 0 5 3 16 17 16 15 0 26-12 26-27 0-18-19-32-50-32-70 0-110 54-110 100 0 32 20 61 75 61 9 0 33 0 54-8s35-23 35-27c0-3-6-9-9-9-2 0-3 1-5 4-19 20-47 27-74 27-24 0-35-11-35-32 0-13 9-55 20-74 14-23 35-30 50-30 4 0 16 1 25 7z">
              <text:p/>
            </draw:path>
            <draw:path draw:style-name="gr10" draw:text-style-name="P7" draw:layer="layout" svg:width="0.13cm" svg:height="0.172cm" svg:x="3.667cm" svg:y="12.439cm" svg:viewBox="0 0 131 173" svg:d="M37 0c-12 1-25 2-37 3 0 3 0 6 0 9 16 0 18 2 18 14 0 48 0 96 0 144 3 0 5 0 8 0 3-5 6-10 9-15 9 13 23 18 36 18 32 0 60-24 60-56 0-30-25-55-57-55-15 0-29 6-37 15 0-26 0-51 0-77zM38 88c6-11 20-19 34-19s24 8 29 15 8 17 8 33c0 6 0 24-10 36-10 11-22 13-29 13-20 0-30-15-32-21 0-19 0-38 0-57z">
              <text:p/>
            </draw:path>
            <draw:path draw:style-name="gr10" draw:text-style-name="P7" draw:layer="layout" svg:width="0.074cm" svg:height="0.164cm" svg:x="3.666cm" svg:y="12.677cm" svg:viewBox="0 0 75 165" svg:d="M68 9c0-3-3-9-10-9-6 0-13 7-13 14 0 4 3 9 10 9s13-7 13-14zM18 134c-1 3-2 6-2 11 0 11 10 20 23 20 25 0 36-34 36-37s-3-3-4-3c-4 0-4 1-5 4-6 19-16 29-26 29-5 0-6-3-6-8 0-6 2-10 4-16s5-13 8-19c2-6 11-29 12-32 0-2 1-5 1-7 0-12-10-21-23-21-24 0-36 33-36 37 0 3 3 2 4 3 4 0 4-1 5-4 6-21 17-29 26-29 4 0 6 1 6 8 0 6-1 9-7 25-5 13-11 26-16 39z">
              <text:p/>
            </draw:path>
            <draw:path draw:style-name="gr10" draw:text-style-name="P7" draw:layer="layout" svg:width="0.03cm" svg:height="0.074cm" svg:x="3.782cm" svg:y="12.812cm" svg:viewBox="0 0 31 75" svg:d="M24 24c0 13-3 29-19 45-1 1-2 2-2 3 0 2 2 3 3 3 4 0 25-19 25-49 0-15-6-26-17-26-9 0-14 6-14 14s5 14 14 14c6 0 7-3 10-4z">
              <text:p/>
            </draw:path>
            <draw:path draw:style-name="gr10" draw:text-style-name="P7" draw:layer="layout" svg:width="0.107cm" svg:height="0.212cm" svg:x="3.837cm" svg:y="12.677cm" svg:viewBox="0 0 108 213" svg:d="M108 9c0-4-3-9-9-9-8 0-14 7-14 14 0 4 3 9 10 9 6 0 13-6 13-14zM56 175c-4 17-17 31-31 31-4 0-7 0-9-1 6-3 8-9 8-13 0-6-5-9-10-9-7 0-14 7-14 15 0 9 10 15 25 15s43-9 51-39c7-30 15-59 22-88 1-2 1-5 1-8 0-14-11-23-26-23-27 0-43 34-43 37s3 3 4 3c3 0 3 0 5-4 6-14 19-29 33-29 6 0 9 4 9 12 0 2-1 6-1 7-8 31-16 62-24 94z">
              <text:p/>
            </draw:path>
            <draw:path draw:style-name="gr10" draw:text-style-name="P7" draw:layer="layout" svg:width="0.08cm" svg:height="0.349cm" svg:x="4.006cm" svg:y="12.491cm" svg:viewBox="0 0 81 350" svg:d="M81 176c0-28-4-70-23-110-21-43-51-66-55-66-2 0-3 2-3 4 0 1 0 1 6 8 35 34 55 90 55 164 0 58-13 120-57 164-4 5-4 5-4 6 0 2 1 4 3 4 4 0 35-24 56-69 18-38 22-76 22-105z">
              <text:p/>
            </draw:path>
          </draw:g>
        </draw:g>
        <draw:g draw:style-name="gr9">
          <svg:title>TexMaths</svg:title>
          <svg:desc>10§display§(b_0, \dots, b_{\nu-1})
\!=\! 
f_{\rm e}^{\rm a}(\bm{c}^{\rm a}_i) 
§svg§600§TRUE§</svg:desc>
          <draw:g>
            <draw:path draw:style-name="gr10" draw:text-style-name="P7" draw:layer="layout" svg:width="0.081cm" svg:height="0.348cm" svg:x="4.804cm" svg:y="12.472cm" svg:viewBox="0 0 82 349" svg:d="M82 346c0-1 0-2-6-8-44-44-55-110-55-163 0-61 13-122 56-165 5-5 5-5 5-6 0-3-2-4-4-4-3 0-35 24-56 68-18 39-22 78-22 107 0 27 4 69 23 109 21 43 52 65 55 65 2 0 4-1 4-3z">
              <text:p/>
            </draw:path>
            <draw:path draw:style-name="gr10" draw:text-style-name="P7" draw:layer="layout" svg:width="0.128cm" svg:height="0.245cm" svg:x="4.923cm" svg:y="12.492cm" svg:viewBox="0 0 129 246" svg:d="M67 4c0-1 0-4-5-4-8 0-33 3-42 3-3 1-7 1-7 7 0 4 3 4 8 4 17 0 18 3 18 6s-3 15-5 22c-10 38-19 76-29 114-4 18-5 23-5 35 0 33 18 55 44 55 42 0 85-53 85-102 0-32-19-56-47-56-16 0-30 10-41 21 9-35 17-70 26-105zM34 136c2-8 2-8 5-12 17-23 33-28 42-28 13 0 23 10 23 33 0 20-12 60-18 73-12 23-28 36-42 36-12 0-23-10-23-35 0-7 0-14 5-35 3-11 5-22 8-32z">
              <text:p/>
            </draw:path>
            <draw:path draw:style-name="gr10" draw:text-style-name="P7" draw:layer="layout" svg:width="0.113cm" svg:height="0.166cm" svg:x="5.07cm" svg:y="12.625cm" svg:viewBox="0 0 114 167" svg:d="M114 84c0-27-3-46-15-63-7-12-23-21-42-21-57 0-57 66-57 84s0 83 57 83 57-65 57-83zM57 160c-12 0-27-6-32-26-3-15-3-35-3-53s0-37 4-50c5-19 21-25 31-25 13 0 26 9 30 23 4 13 4 31 4 52 0 18 0 36-3 52-5 22-21 27-31 27z">
              <text:p/>
            </draw:path>
            <draw:path draw:style-name="gr10" draw:text-style-name="P7" draw:layer="layout" svg:width="0.04cm" svg:height="0.103cm" svg:x="5.245cm" svg:y="12.697cm" svg:viewBox="0 0 41 104" svg:d="M41 36c0-23-9-36-23-36-11 0-18 8-18 18s7 19 18 19c4 0 9-2 13-5 1 0 1-1 1-1 1 0 1 1 1 5 0 26-12 47-24 59-4 4-4 4-4 6s2 3 4 3c4 0 32-27 32-68z">
              <text:p/>
            </draw:path>
            <draw:path draw:style-name="gr10" draw:text-style-name="P7" draw:layer="layout" svg:width="0.036cm" svg:height="0.036cm" svg:x="5.401cm" svg:y="12.697cm" svg:viewBox="0 0 37 37" svg:d="M37 18c0-10-9-18-19-18-11 0-18 8-18 18s7 19 18 19c10 0 19-9 19-19z">
              <text:p/>
            </draw:path>
            <draw:path draw:style-name="gr10" draw:text-style-name="P7" draw:layer="layout" svg:width="0.036cm" svg:height="0.036cm" svg:x="5.557cm" svg:y="12.697cm" svg:viewBox="0 0 37 37" svg:d="M37 18c0-10-8-18-18-18-11 0-19 8-19 18s8 19 19 19c10 0 18-9 18-19z">
              <text:p/>
            </draw:path>
            <draw:path draw:style-name="gr10" draw:text-style-name="P7" draw:layer="layout" svg:width="0.036cm" svg:height="0.036cm" svg:x="5.713cm" svg:y="12.697cm" svg:viewBox="0 0 37 37" svg:d="M37 18c0-10-8-18-18-18-11 0-19 8-19 18s8 19 19 19c10 0 18-9 18-19z">
              <text:p/>
            </draw:path>
            <draw:path draw:style-name="gr10" draw:text-style-name="P7" draw:layer="layout" svg:width="0.04cm" svg:height="0.103cm" svg:x="5.869cm" svg:y="12.697cm" svg:viewBox="0 0 41 104" svg:d="M41 36c0-23-8-36-22-36-12 0-19 8-19 18s7 19 19 19c4 0 9-2 12-5 1 0 1-1 2-1 0 2 1 1 1 5 0 26-13 47-24 59-4 4-4 4-4 6s2 3 3 3c4 0 32-27 32-68z">
              <text:p/>
            </draw:path>
            <draw:path draw:style-name="gr10" draw:text-style-name="P7" draw:layer="layout" svg:width="0.128cm" svg:height="0.245cm" svg:x="6.012cm" svg:y="12.492cm" svg:viewBox="0 0 129 246" svg:d="M67 4c0-1 0-4-4-4-9 0-34 3-43 3-3 1-7 1-7 7 0 4 3 4 8 4 17 0 18 3 18 6s-3 15-5 22c-10 38-19 76-29 114-4 18-5 23-5 35 0 33 18 55 44 55 42 0 85-53 85-102 0-32-19-56-47-56-16 0-30 10-41 21 9-35 17-70 26-105zM34 136c2-8 2-8 5-12 18-23 33-28 42-28 13 0 23 10 23 33 0 20-12 60-18 73-12 23-28 36-42 36-12 0-23-10-23-35 0-7 0-14 5-35 3-11 5-22 8-32z">
              <text:p/>
            </draw:path>
            <draw:path draw:style-name="gr10" draw:text-style-name="P7" draw:layer="layout" svg:width="0.125cm" svg:height="0.107cm" svg:x="6.164cm" svg:y="12.678cm" svg:viewBox="0 0 126 108" svg:d="M44 7c0-1 0-2 0-3s0-4-4-4c-5 0-14 1-16 1-4 1-9 1-14 2-4 0-6 0-6 5 0 4 3 4 6 4 12 0 12 1 12 3s-1 7-2 10c-4 17-9 33-13 50-6 24-7 29-7 30 0 3 4 3 5 3s2 0 3 0c22-3 54-15 80-38 33-30 38-61 38-62 0-4-3-8-8-8-9 0-10 7-13 14-9 35-42 72-84 85 8-31 15-61 23-92z">
              <text:p/>
            </draw:path>
            <draw:path draw:style-name="gr10" draw:text-style-name="P7" draw:layer="layout" svg:width="0.165cm" svg:height="0.011cm" svg:x="6.33cm" svg:y="12.719cm" svg:viewBox="0 0 166 12" svg:d="M156 12c4 0 10 0 10-6s-6-6-10-6c-49 0-97 0-146 0-4 0-10 0-10 6s5 6 10 6c49 0 97 0 146 0z">
              <text:p/>
            </draw:path>
            <draw:path draw:style-name="gr10" draw:text-style-name="P7" draw:layer="layout" svg:width="0.088cm" svg:height="0.161cm" svg:x="6.549cm" svg:y="12.625cm" svg:viewBox="0 0 89 162" svg:d="M55 6c0-6 0-6-7-6-16 15-38 15-48 15 0 3 0 6 0 9 5 0 22 0 35-7 0 42 0 83 0 125 0 8 0 12-24 12-3 0-7 0-10 0 0 2 0 5 0 8 5 0 35-1 44-1 8 0 39 1 44 1 0-3 0-6 0-8-3 0-6 0-9 0-25 0-25-4-25-12 0-46 0-91 0-136z">
              <text:p/>
            </draw:path>
            <draw:path draw:style-name="gr10" draw:text-style-name="P7" draw:layer="layout" svg:width="0.081cm" svg:height="0.348cm" svg:x="6.699cm" svg:y="12.472cm" svg:viewBox="0 0 82 349" svg:d="M82 175c0-27-4-69-23-109-21-43-52-66-55-66-2 0-4 2-4 4 0 1 0 1 7 8 34 34 54 90 54 163 0 59-13 121-56 165-5 4-5 5-5 6 0 2 2 3 4 3 3 0 35-23 56-68 18-38 22-77 22-106z">
              <text:p/>
            </draw:path>
            <draw:path draw:style-name="gr10" draw:text-style-name="P7" draw:layer="layout" svg:width="0.232cm" svg:height="0.081cm" svg:x="6.875cm" svg:y="12.606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10" draw:text-style-name="P7" draw:layer="layout" svg:width="0.174cm" svg:height="0.317cm" svg:x="7.186cm" svg:y="12.488cm" svg:viewBox="0 0 175 318" svg:d="M110 107c10 0 20 0 30 0 7 0 11 0 11-7 0-4-4-4-10-4-10 0-19 0-29 0 3-14 5-27 8-40 1-7 6-32 8-36 3-7 9-12 17-12 1 0 10 0 17 6-16 1-19 14-19 19 0 8 6 12 13 12 9 0 19-8 19-21 0-16-16-24-30-24-12 0-34 6-45 41-2 7-3 11-12 55-8 0-16 0-24 0-7 0-10 0-10 7 0 4 3 4 9 4 8 0 16 0 24 0-9 46-18 91-27 137-6 34-12 66-30 66-2 0-10 0-17-6 16-1 19-14 19-19 0-8-6-13-13-13-9 0-19 8-19 21 0 16 15 25 30 25 19 0 33-21 39-34 12-22 20-65 20-67 7-36 14-73 21-110z">
              <text:p/>
            </draw:path>
            <draw:path draw:style-name="gr10" draw:text-style-name="P7" draw:layer="layout" svg:width="0.121cm" svg:height="0.111cm" svg:x="7.391cm" svg:y="12.481cm" svg:viewBox="0 0 122 112" svg:d="M96 44c0-13 0-23-12-32-10-8-21-12-36-12-23 0-40 9-40 24 0 8 6 12 12 12 7 0 12-5 12-12 0-4-2-9-9-11 9-6 23-6 25-6 13 0 28 9 28 29 0 3 0 5 0 8-13 1-29 1-47 8-23 8-29 21-29 32 0 22 25 28 43 28 19 0 31-11 36-21 1 10 8 19 19 19 8-8 24 0 24-23 0-5 0-9 0-13-3 0-5 0-8 0 0 4 0 8 0 13 0 2 0 14-9 14s-9-11-9-15c0-14 0-28 0-42zM76 75c0 23-20 30-31 30-13 0-25-9-25-21 0-13 12-32 56-34 0 8 0 16 0 25z">
              <text:p/>
            </draw:path>
            <draw:path draw:style-name="gr10" draw:text-style-name="P7" draw:layer="layout" svg:width="0.104cm" svg:height="0.111cm" svg:x="7.349cm" svg:y="12.711cm" svg:viewBox="0 0 105 112" svg:d="M98 53c6 0 7 0 7-5 0-21-12-48-48-48-33 0-57 26-57 56 0 31 27 56 60 56s45-27 45-32c0-1 0-3-4-3-3 0-4 1-4 3-8 20-27 24-35 24-12 0-23-5-30-14-10-12-10-27-10-37 25 0 51 0 76 0zM22 47c3-34 25-40 35-40 30 0 31 34 31 40-22 0-44 0-66 0z">
              <text:p/>
            </draw:path>
            <draw:path draw:style-name="gr10" draw:text-style-name="P7" draw:layer="layout" svg:width="0.081cm" svg:height="0.348cm" svg:x="7.569cm" svg:y="12.472cm" svg:viewBox="0 0 82 349" svg:d="M82 346c0-1 0-2-6-8-44-44-55-110-55-163 0-61 13-122 56-165 5-5 5-5 5-6 0-3-1-4-4-4s-35 24-55 68c-18 39-23 78-23 107 0 27 4 69 24 109 21 43 51 65 54 65s4-1 4-3z">
              <text:p/>
            </draw:path>
            <draw:path draw:style-name="gr10" draw:text-style-name="P7" draw:layer="layout" svg:width="0.163cm" svg:height="0.16cm" svg:x="7.687cm" svg:y="12.577cm" svg:viewBox="0 0 164 161" svg:d="M136 19c-19 6-19 23-19 24 0 5 3 16 17 16 15 0 26-13 26-27 0-18-19-32-50-32-70 0-110 54-110 100 0 32 20 61 75 61 9 0 33-1 54-9s35-22 35-26c0-3-6-10-9-10-2 0-3 2-5 4-19 20-47 28-74 28-24 0-35-12-35-33 0-12 9-55 20-73 14-24 35-30 50-30 4 0 16 0 25 7z">
              <text:p/>
            </draw:path>
            <draw:path draw:style-name="gr10" draw:text-style-name="P7" draw:layer="layout" svg:width="0.122cm" svg:height="0.111cm" svg:x="7.865cm" svg:y="12.481cm" svg:viewBox="0 0 123 112" svg:d="M96 44c0-13 0-23-11-32-10-8-22-12-36-12-24 0-40 9-40 24 0 8 5 12 12 12 6 0 11-5 11-12 0-4-2-9-8-11 8-6 23-6 24-6 14 0 29 9 29 29 0 3 0 5 0 8-14 1-30 1-48 8-22 8-29 21-29 32 0 22 26 28 43 28 20 0 31-11 37-21 1 10 7 19 19 19 8-8 24 0 24-23 0-5 0-9 0-13-3 0-5 0-8 0 0 4 0 8 0 13 0 2-1 14-10 14-10 0-9-11-9-15 0-14 0-28 0-42zM77 75c0 23-21 30-32 30-12 0-24-9-24-21 0-13 12-32 56-34 0 8 0 16 0 25z">
              <text:p/>
            </draw:path>
            <draw:path draw:style-name="gr10" draw:text-style-name="P7" draw:layer="layout" svg:width="0.074cm" svg:height="0.164cm" svg:x="7.863cm" svg:y="12.658cm" svg:viewBox="0 0 75 165" svg:d="M68 9c0-4-3-9-10-9-6 0-13 6-13 13 0 5 3 10 10 10s13-7 13-14zM18 134c-1 3-2 6-2 10 0 12 10 21 23 21 25 0 36-34 36-38 0-3-3-3-4-3-4 0-4 2-5 4-6 20-16 30-26 30-5 0-6-3-6-9 0-5 2-10 4-15 2-7 5-14 8-20 2-6 11-28 12-31 0-2 1-5 1-8 0-11-10-21-23-21-24 0-36 34-36 38 0 3 3 2 4 3 4 0 4-1 5-4 6-21 17-30 26-30 4 0 6 2 6 9 0 5-1 9-7 24-5 13-11 26-16 40z">
              <text:p/>
            </draw:path>
            <draw:path draw:style-name="gr10" draw:text-style-name="P7" draw:layer="layout" svg:width="0.081cm" svg:height="0.348cm" svg:x="8.029cm" svg:y="12.472cm" svg:viewBox="0 0 82 349" svg:d="M82 175c0-27-4-69-23-109-21-43-52-66-55-66-2 0-4 2-4 4 0 1 0 1 7 8 34 34 54 90 54 163 0 59-13 121-56 165-5 4-5 5-5 6 0 2 2 3 4 3 3 0 35-23 56-68 18-38 22-77 22-106z">
              <text:p/>
            </draw:path>
          </draw:g>
        </draw:g>
        <draw:g draw:style-name="gr9">
          <svg:title>TexMaths</svg:title>
          <svg:desc>10§display§\bm{c}^{\rm b}_{i,j}
\!=\!
[ \bm{c}^{\rm b}_i ]_{j\nu}^{j\nu+\nu-1}§svg§600§TRUE§</svg:desc>
          <draw:g>
            <draw:path draw:style-name="gr10" draw:text-style-name="P7" draw:layer="layout" svg:width="0.162cm" svg:height="0.16cm" svg:x="4.804cm" svg:y="13.08cm" svg:viewBox="0 0 163 161" svg:d="M135 20c-18 5-13 15-19 23 0 6 3 16 18 16s25-12 25-27c0-18-18-32-49-32-71 0-110 55-110 100 0 32 20 61 74 61 10 0 34 0 55-8 20-8 34-23 34-27 0-3-5-9-8-9s-3 1-6 4c-19 20-46 27-74 27-23 0-35-11-35-32 0-12 10-55 20-73 14-24 36-30 50-30 5 0 16 0 25 7z">
              <text:p/>
            </draw:path>
            <draw:path draw:style-name="gr10" draw:text-style-name="P7" draw:layer="layout" svg:width="0.131cm" svg:height="0.172cm" svg:x="4.98cm" svg:y="12.923cm" svg:viewBox="0 0 132 173" svg:d="M37 0c-12 1-25 2-37 3 0 3 0 6 0 9 17 0 19 2 19 14 0 48 0 96 0 145 3 0 5 0 8 0 3-5 6-10 9-15 9 12 23 17 36 17 32 0 60-24 60-55 0-30-26-56-58-56-14 0-28 6-37 15 0-26 0-51 0-77zM38 88c7-11 20-19 35-19 14 0 24 8 29 15 4 8 7 17 7 33 0 6 0 24-10 36-9 11-22 13-29 13-19 0-29-15-32-20 0-20 0-39 0-58z">
              <text:p/>
            </draw:path>
            <draw:path draw:style-name="gr10" draw:text-style-name="P7" draw:layer="layout" svg:width="0.073cm" svg:height="0.164cm" svg:x="4.98cm" svg:y="13.161cm" svg:viewBox="0 0 74 165" svg:d="M68 10c0-4-3-10-10-10s-14 7-14 14c0 4 3 9 10 9s14-7 14-13zM18 134c-1 3-3 6-3 11 0 11 10 20 24 20 24 0 35-33 35-37 0-3-3-3-4-3-3 0-3 1-4 4-6 19-17 29-26 29-5 0-7-3-7-8 0-6 2-10 4-16 3-6 6-13 8-19s11-29 12-32c1-2 2-5 2-7 0-12-10-21-24-21-24 0-35 33-35 37 0 3 3 3 4 3 3 0 4-1 4-3 7-22 18-30 27-30 4 0 6 2 6 8s-2 10-8 25c-5 13-10 26-15 39z">
              <text:p/>
            </draw:path>
            <draw:path draw:style-name="gr10" draw:text-style-name="P7" draw:layer="layout" svg:width="0.03cm" svg:height="0.074cm" svg:x="5.095cm" svg:y="13.296cm" svg:viewBox="0 0 31 75" svg:d="M24 24c0 13-2 29-19 45-1 1-1 2-1 3 0 2 2 3 3 3 3 0 24-19 24-49 0-15-6-26-17-26-8 0-14 6-14 14s6 14 14 14c6 0 7-3 10-4z">
              <text:p/>
            </draw:path>
            <draw:path draw:style-name="gr10" draw:text-style-name="P7" draw:layer="layout" svg:width="0.107cm" svg:height="0.212cm" svg:x="5.151cm" svg:y="13.161cm" svg:viewBox="0 0 108 213" svg:d="M108 10c0-5-3-10-10-10s-14 7-14 14c0 4 3 9 10 9s14-6 14-13zM56 175c-4 17-17 31-32 31-3 0-6 0-9-1 7-3 9-9 9-13 0-6-5-9-10-9-8 0-14 7-14 14 0 10 9 16 24 16 14 0 44-9 52-39 7-30 15-59 22-88 0-2 1-5 1-8 0-14-12-23-26-23-28 0-43 34-43 37s3 3 4 3c3 0 3 0 5-4 6-14 19-29 33-29 6 0 8 4 8 12 0 2 0 6-1 7-8 31-15 62-23 94z">
              <text:p/>
            </draw:path>
            <draw:path draw:style-name="gr10" draw:text-style-name="P7" draw:layer="layout" svg:width="0.232cm" svg:height="0.081cm" svg:x="5.358cm" svg:y="13.11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10" draw:text-style-name="P7" draw:layer="layout" svg:width="0.047cm" svg:height="0.349cm" svg:x="5.692cm" svg:y="12.975cm" svg:viewBox="0 0 48 350" svg:d="M48 350c0-4 0-9 0-14-11 0-23 0-34 0 0-107 0-215 0-322 11 0 23 0 34 0 0-5 0-9 0-14-16 0-32 0-48 0 0 117 0 234 0 350 16 0 32 0 48 0z">
              <text:p/>
            </draw:path>
            <draw:path draw:style-name="gr10" draw:text-style-name="P7" draw:layer="layout" svg:width="0.162cm" svg:height="0.16cm" svg:x="5.764cm" svg:y="13.08cm" svg:viewBox="0 0 163 161" svg:d="M135 20c-18 5-13 15-19 23 0 6 4 16 18 16 15 0 25-12 25-27 0-18-18-32-49-32-71 0-110 55-110 100 0 32 20 61 75 61 9 0 33 0 54-8 20-8 34-23 34-27 0-3-5-9-8-9-2 0-3 1-6 4-19 20-46 27-74 27-23 0-35-11-35-32 0-12 10-55 20-73 14-24 36-30 50-30 5 0 16 0 25 7z">
              <text:p/>
            </draw:path>
            <draw:path draw:style-name="gr10" draw:text-style-name="P7" draw:layer="layout" svg:width="0.131cm" svg:height="0.172cm" svg:x="5.94cm" svg:y="12.923cm" svg:viewBox="0 0 132 173" svg:d="M37 0c-12 1-25 2-37 3 0 3 0 6 0 9 17 0 19 2 19 14 0 48 0 96 0 145 3 0 5 0 8 0 3-5 6-10 9-15 9 12 23 17 36 17 32 0 60-24 60-55 0-30-25-56-58-56-14 0-28 6-37 15 0-26 0-51 0-77zM38 88c7-11 20-19 35-19 14 0 24 8 29 15 5 8 7 17 7 33 0 6 0 24-10 36-9 11-21 13-29 13-19 0-29-15-32-20 0-20 0-39 0-58z">
              <text:p/>
            </draw:path>
            <draw:path draw:style-name="gr10" draw:text-style-name="P7" draw:layer="layout" svg:width="0.073cm" svg:height="0.164cm" svg:x="5.94cm" svg:y="13.161cm" svg:viewBox="0 0 74 165" svg:d="M68 10c0-4-3-10-10-10s-14 7-14 14c0 4 4 9 10 9 7 0 14-7 14-13zM18 134c-1 3-2 6-2 11 0 11 9 20 23 20 25 0 35-33 35-37 0-3-3-3-4-3-3 0-3 1-4 4-6 19-17 29-26 29-5 0-6-3-6-8 0-6 1-10 3-16 3-6 6-13 8-19 3-6 11-29 12-32 1-2 2-5 2-7 0-12-10-21-24-21-24 0-35 33-35 37 0 3 3 3 4 3 3 0 4-1 4-3 7-22 18-30 27-30 4 0 6 2 6 8s-2 10-8 25c-5 13-10 26-15 39z">
              <text:p/>
            </draw:path>
            <draw:path draw:style-name="gr10" draw:text-style-name="P7" draw:layer="layout" svg:width="0.047cm" svg:height="0.349cm" svg:x="6.108cm" svg:y="12.975cm" svg:viewBox="0 0 48 350" svg:d="M48 0c-16 0-32 0-48 0 0 5 0 9 0 14 11 0 23 0 34 0 0 107 0 215 0 322-11 0-23 0-34 0 0 5 0 10 0 14 16 0 32 0 48 0 0-116 0-233 0-350z">
              <text:p/>
            </draw:path>
            <draw:path draw:style-name="gr10" draw:text-style-name="P7" draw:layer="layout" svg:width="0.107cm" svg:height="0.212cm" svg:x="6.198cm" svg:y="12.907cm" svg:viewBox="0 0 108 213" svg:d="M108 10c0-5-4-10-10-10-7 0-14 7-14 14 0 4 3 9 10 9 6 0 14-6 14-13zM55 175c-4 17-17 31-31 31-4 0-6 0-9-1 6-3 8-9 8-13 0-6-4-9-9-9-8 0-14 7-14 14 0 10 9 16 24 16s43-9 51-39c7-30 15-59 22-88 1-2 1-5 1-8 0-14-11-23-26-23-27 0-43 34-43 37s3 2 4 3c3 0 3 0 5-4 6-14 19-29 33-29 7 0 9 4 9 12 0 2-1 6-1 7-8 31-16 62-24 94z">
              <text:p/>
            </draw:path>
            <draw:path draw:style-name="gr10" draw:text-style-name="P7" draw:layer="layout" svg:width="0.125cm" svg:height="0.107cm" svg:x="6.346cm" svg:y="12.962cm" svg:viewBox="0 0 126 108" svg:d="M44 7c0-1 0-3 0-4-1-1 0-3-4-3-5 0-14 1-16 1-4 0-9 1-13 1s-7 1-7 6c0 3 3 3 6 3 12 0 12 2 12 4 0 1-1 6-2 9-4 17-9 33-13 50-6 25-7 29-7 30 0 4 4 4 5 4s3 0 4 0c21-4 53-15 79-38 33-30 25-41 38-62 0-5-3-8-8-8-9 0-10 7-13 13-9 35-42 73-84 85 8-30 15-61 23-91z">
              <text:p/>
            </draw:path>
            <draw:path draw:style-name="gr10" draw:text-style-name="P7" draw:layer="layout" svg:width="0.18cm" svg:height="0.18cm" svg:x="6.502cm" svg:y="12.918cm" svg:viewBox="0 0 181 181" svg:d="M97 96c25 0 50 0 75 0 4 0 9 0 9-5 0-7-5-7-9-7-25 0-50 0-75 0 0-25 0-50 0-75 0-3 0-9-6-9s-6 6-6 9c0 25 0 50 0 75-25 0-50 0-75 0-4 0-10 0-10 6s6 6 10 6c25 0 50 0 75 0 0 25 0 50 0 76 0 3 0 9 6 9s6-6 6-9c0-26 0-51 0-76z">
              <text:p/>
            </draw:path>
            <draw:path draw:style-name="gr10" draw:text-style-name="P7" draw:layer="layout" svg:width="0.125cm" svg:height="0.107cm" svg:x="6.719cm" svg:y="12.962cm" svg:viewBox="0 0 126 108" svg:d="M44 7c0-1 0-3 0-4-1-1 0-3-4-3-5 0-14 1-16 1-4 0-9 1-14 1-4 0-6 1-6 6 0 3 3 3 6 3 12 0 12 2 12 4 0 1-1 6-2 9-4 17-9 33-13 50-6 25-7 29-7 30 0 4 4 4 5 4s2 0 3 0c22-4 54-15 80-38 33-30 25-41 38-62 0-5-3-8-8-8-9 0-10 7-13 13-9 35-42 73-84 85 8-30 15-61 23-91z">
              <text:p/>
            </draw:path>
            <draw:path draw:style-name="gr10" draw:text-style-name="P7" draw:layer="layout" svg:width="0.165cm" svg:height="0.011cm" svg:x="6.885cm" svg:y="13.002cm" svg:viewBox="0 0 166 12" svg:d="M156 12c4 0 10 0 10-5 0-7-6-7-10-7-49 0-97 0-146 0-4 0-10 0-10 6s5 6 10 6c49 0 97 0 146 0z">
              <text:p/>
            </draw:path>
            <draw:path draw:style-name="gr10" draw:text-style-name="P7" draw:layer="layout" svg:width="0.089cm" svg:height="0.162cm" svg:x="7.104cm" svg:y="12.907cm" svg:viewBox="0 0 90 163" svg:d="M56 7c0-7 0-7-7-7-16 15-38 16-49 16 0 3 0 6 0 9 6 0 23 0 36-7 0 42 0 83 0 125 0 8 0 11-24 11-3 0-7 0-10 0 0 3 0 6 0 9 5 0 35-1 44-1 8 0 39 1 44 1 0-3 0-6 0-9-3 0-6 0-9 0-25 0-25-3-25-11 0-46 0-91 0-136z">
              <text:p/>
            </draw:path>
            <draw:path draw:style-name="gr10" draw:text-style-name="P7" draw:layer="layout" svg:width="0.107cm" svg:height="0.212cm" svg:x="6.198cm" svg:y="13.172cm" svg:viewBox="0 0 108 213" svg:d="M108 10c0-5-4-10-10-10-7 0-14 7-14 14 0 4 3 9 10 9 6 0 14-6 14-13zM55 175c-4 17-17 31-31 31-4 0-6 0-9-1 6-3 8-9 8-13 0-6-4-9-9-9-8 0-14 7-14 15 0 9 9 15 24 15s43-9 51-39c7-30 15-59 22-88 1-2 1-4 1-8 0-14-11-23-26-23-27 0-43 34-43 37 0 4 3 2 4 4 3 0 3-1 5-5 6-14 19-29 33-29 7 0 9 4 9 12 0 2-1 6-1 7-8 31-16 62-24 94z">
              <text:p/>
            </draw:path>
            <draw:path draw:style-name="gr10" draw:text-style-name="P7" draw:layer="layout" svg:width="0.125cm" svg:height="0.107cm" svg:x="6.346cm" svg:y="13.227cm" svg:viewBox="0 0 126 108" svg:d="M44 7c0-1 0-3 0-4-1-1 0-3-4-3-5 0-14 1-16 1-4 0-9 1-13 1s-7 1-7 6c0 3 3 3 6 3 12 0 12 2 12 4 0 1-1 6-2 10-4 16-9 33-13 49-6 25-7 30-7 31 0 3 4 3 5 3s3 0 4 0c21-3 53-15 79-38 33-30 25-41 38-62 0-5-3-8-8-8-9 0-10 7-13 14-9 34-42 72-84 84 8-30 15-61 23-91z">
              <text:p/>
            </draw:path>
          </draw:g>
        </draw:g>
        <draw:g draw:style-name="gr9">
          <svg:title>TexMaths</svg:title>
          <svg:desc>10§display§\Phi \!=\!
\Phi_0 \!\cup\! \Phi_1§svg§600§TRUE§</svg:desc>
          <draw:g>
            <draw:path draw:style-name="gr10" draw:text-style-name="P7" draw:layer="layout" svg:width="0.213cm" svg:height="0.237cm" svg:x="6.247cm" svg:y="8.998cm" svg:viewBox="0 0 214 238" svg:d="M121 191c54-4 93-37 93-71 0-37-40-68-93-73 0-6 0-13 0-19 0-12 0-17 33-17 4 0 7 0 11 0 0-4 0-7 0-11-12 1-45 1-59 1-15 0-47 0-60-1 0 4 0 7 0 11 4 0 8 0 12 0 33 0 33 4 33 17 0 6 0 13 0 19-53 6-91 38-91 73s39 66 91 71c0 7 0 14 0 20 0 12 0 17-33 17-4 0-8 0-12 0 0 4 0 7 0 10 13-1 45-1 60-1 14 0 47 0 59 1 0-3 0-6 0-10-4 0-7 0-11 0-33 0-33-5-33-17 0-6 0-13 0-20zM91 183c-50-7-56-41-56-63 0-18 4-58 56-65 0 43 0 86 0 128zM121 55c48 6 58 38 58 65 0 21-5 57-58 63 0-42 0-85 0-128z">
              <text:p/>
            </draw:path>
            <draw:path draw:style-name="gr10" draw:text-style-name="P7" draw:layer="layout" svg:width="0.232cm" svg:height="0.081cm" svg:x="6.54cm" svg:y="9.109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10" draw:text-style-name="P7" draw:layer="layout" svg:width="0.213cm" svg:height="0.237cm" svg:x="6.852cm" svg:y="8.998cm" svg:viewBox="0 0 214 238" svg:d="M121 191c54-4 93-37 93-71 0-37-40-68-93-73 0-6 0-13 0-19 0-12 0-17 33-17 4 0 8 0 12 0 0-4 0-7 0-11-13 1-46 1-60 1-15 0-47 0-60-1 0 4 0 7 0 11 4 0 8 0 12 0 33 0 33 4 33 17 0 6 0 13 0 19-53 6-91 38-91 73s39 66 91 71c0 7 0 14 0 20 0 12 0 17-33 17-4 0-8 0-12 0 0 4 0 7 0 10 13-1 45-1 60-1 14 0 47 0 60 1 0-3 0-6 0-10-4 0-8 0-12 0-33 0-33-5-33-17 0-6 0-13 0-20zM91 183c-50-7-56-41-56-63 0-18 4-58 56-65 0 43 0 86 0 128zM121 55c48 6 58 38 58 65 0 21-5 57-58 63 0-42 0-85 0-128z">
              <text:p/>
            </draw:path>
            <draw:path draw:style-name="gr10" draw:text-style-name="P7" draw:layer="layout" svg:width="0.113cm" svg:height="0.166cm" svg:x="7.098cm" svg:y="9.127cm" svg:viewBox="0 0 114 167" svg:d="M114 85c0-27-3-47-15-64-7-11-22-21-42-21-57 0-57 67-57 85 0 17 0 82 57 82s57-65 57-82zM57 160c-11 0-26-7-31-26-4-14-4-34-4-52s0-37 4-50c5-20 21-25 31-25 13 0 26 8 30 22s5 31 5 53c0 18 0 36-4 51-4 22-21 27-31 27z">
              <text:p/>
            </draw:path>
            <draw:path draw:style-name="gr10" draw:text-style-name="P7" draw:layer="layout" svg:width="0.194cm" svg:height="0.215cm" svg:x="7.282cm" svg:y="9.028cm" svg:viewBox="0 0 195 216" svg:d="M195 12c0-6 0-12-7-12s-7 6-7 12c0 42 0 84 0 127 0 52-57 63-84 63-16 0-38-3-56-15-27-17-27-39-27-48 0-43 0-85 0-127 0-6 0-12-7-12s-7 6-7 12c0 43 0 86 0 129 0 52 53 75 97 75 46 0 98-24 98-75 0-43 0-86 0-129z">
              <text:p/>
            </draw:path>
            <draw:path draw:style-name="gr10" draw:text-style-name="P7" draw:layer="layout" svg:width="0.213cm" svg:height="0.237cm" svg:x="7.536cm" svg:y="8.998cm" svg:viewBox="0 0 214 238" svg:d="M120 191c55-4 94-37 94-71 0-37-40-68-94-73 0-6 0-13 0-19 0-12 0-17 34-17 4 0 7 0 11 0 0-4 0-7 0-11-13 1-45 1-59 1-15 0-47 0-60-1 0 4 0 7 0 11 4 0 8 0 12 0 33 0 33 4 33 17 0 6 0 13 0 19-54 6-91 38-91 73s39 66 91 71c0 7 0 14 0 20 0 12 0 17-33 17-4 0-8 0-12 0 0 4 0 7 0 10 13-1 44-1 59-1 14 0 47 0 60 1 0-3 0-6 0-10-4 0-7 0-11 0-34 0-34-5-34-17 0-6 0-13 0-20zM91 183c-50-7-56-41-56-63 0-18 3-58 56-65 0 43 0 86 0 128zM120 55c49 6 58 38 58 65 0 21-5 57-58 63 0-42 0-85 0-128z">
              <text:p/>
            </draw:path>
            <draw:path draw:style-name="gr10" draw:text-style-name="P7" draw:layer="layout" svg:width="0.089cm" svg:height="0.161cm" svg:x="7.796cm" svg:y="9.127cm" svg:viewBox="0 0 90 162" svg:d="M56 7c0-7 0-7-7-7-16 16-38 16-49 16 0 3 0 6 0 9 6 0 23 0 36-7 0 41 0 83 0 125 0 7 0 10-24 10-3 0-7 0-10 0 0 3 0 6 0 9 5 0 35-1 44-1 8 0 39 1 44 1 0-3 0-6 0-9-3 0-6 0-9 0-25 0-25-3-25-10 0-46 0-91 0-136z">
              <text:p/>
            </draw:path>
          </draw:g>
        </draw:g>
      </draw:page>
      <draw:page draw:name="page5" draw:style-name="dp1" draw:master-page-name="Default">
        <draw:frame draw:style-name="gr5" draw:text-style-name="P4" draw:layer="layout" svg:width="0.391cm" svg:height="0.395cm" svg:x="19.5cm" svg:y="0.5cm">
          <draw:text-box>
            <text:p><text:span text:style-name="T1">10</text:span></text:p>
          </draw:text-box>
        </draw:frame>
        <draw:frame draw:style-name="gr6" draw:text-style-name="P5" draw:layer="layout" svg:width="0.159cm" svg:height="0.319cm" svg:x="19.101cm" svg:y="0.501cm">
          <draw:text-box>
            <text:p><text:span text:style-name="T2">8</text:span></text:p>
          </draw:text-box>
        </draw:frame>
        <draw:frame draw:style-name="gr79" draw:text-style-name="P4" draw:layer="layout" svg:width="3.317cm" svg:height="0.395cm" svg:x="1.401cm" svg:y="6.201cm">
          <draw:text-box>
            <text:p><text:span text:style-name="T1">multi-base composite</text:span></text:p>
          </draw:text-box>
        </draw:frame>
        <draw:frame draw:style-name="gr80" draw:text-style-name="P4" draw:layer="layout" svg:width="1.509cm" svg:height="0.395cm" svg:x="2.602cm" svg:y="6.802cm">
          <draw:text-box>
            <text:p><text:span text:style-name="T1">(A,C,G,T)</text:span></text:p>
          </draw:text-box>
        </draw:frame>
        <draw:g draw:style-name="gr9">
          <svg:title>TexMaths</svg:title>
          <svg:desc>10§display§\nu \!=\! 1:§svg§600§TRUE§</svg:desc>
          <draw:g>
            <draw:path draw:style-name="gr10" draw:text-style-name="P7" draw:layer="layout" svg:width="0.164cm" svg:height="0.153cm" svg:x="1.499cm" svg:y="6.957cm" svg:viewBox="0 0 165 154" svg:d="M60 4c-2-1 0-4-5-4-8 0-33 3-42 4-3 0-7 1-7 7 0 4 3 4 8 4 17 0 18 3 18 6 0 2-4 19-7 28-7 28-14 57-21 85-2 5-4 15-4 16 0 4 4 4 6 4s3 0 5 0c24-4 62-18 99-50 46-43 55-91 55-94 0-6-4-10-10-10-3 0-11 2-13 12-23 79-76 118-116 130 11-46 23-92 34-138z">
              <text:p/>
            </draw:path>
            <draw:path draw:style-name="gr10" draw:text-style-name="P7" draw:layer="layout" svg:width="0.232cm" svg:height="0.08cm" svg:x="1.735cm" svg:y="6.984cm" svg:viewBox="0 0 233 81" svg:d="M222 14c5 0 11 0 11-7s-6-7-11-7c-70 0-140 0-210 0-5 0-12 0-12 7s7 7 12 7c70 0 140 0 210 0zM222 81c5 0 11 0 11-7s-6-7-11-7c-70 0-140 0-210 0-5 0-12 0-12 7s7 7 12 7c70 0 140 0 210 0z">
              <text:p/>
            </draw:path>
            <draw:path draw:style-name="gr10" draw:text-style-name="P7" draw:layer="layout" svg:width="0.115cm" svg:height="0.231cm" svg:x="2.058cm" svg:y="6.879cm" svg:viewBox="0 0 116 232" svg:d="M72 9c0-8 0-9-8-9-22 22-53 22-64 22 0 4 0 7 0 11 7 0 27 0 46-9 0 60 0 120 0 180 0 13-1 17-33 17-4 0-7 0-11 0 0 4 0 7 0 11 12-1 43-1 57-1s44 0 57 1c0-4 0-7 0-11-4 0-8 0-12 0-31 0-32-4-32-17 0-65 0-130 0-195z">
              <text:p/>
            </draw:path>
            <draw:path draw:style-name="gr10" draw:text-style-name="P7" draw:layer="layout" svg:width="0.036cm" svg:height="0.149cm" svg:x="2.33cm" svg:y="6.961cm" svg:viewBox="0 0 37 150" svg:d="M37 19c0-10-9-19-19-19-11 0-18 9-18 19s7 18 18 18c10 0 19-8 19-18zM37 131c0-10-9-17-19-17-11 0-18 7-18 17 0 11 7 19 18 19 10 0 19-8 19-19z">
              <text:p/>
            </draw:path>
          </draw:g>
        </draw:g>
        <draw:g draw:style-name="gr9">
          <svg:title>TexMaths</svg:title>
          <svg:desc>10§display§\nu \!=\! 2:§svg§600§TRUE§</svg:desc>
          <draw:g>
            <draw:path draw:style-name="gr10" draw:text-style-name="P7" draw:layer="layout" svg:width="0.164cm" svg:height="0.153cm" svg:x="1.501cm" svg:y="7.359cm" svg:viewBox="0 0 165 154" svg:d="M60 4c-2-1 0-4-5-4-8 0-33 3-42 4-3 0-7 1-7 7 0 4 3 4 8 4 17 0 18 3 18 6 0 2-4 19-7 28-7 28-14 57-21 85-2 5-4 15-4 16 0 4 4 4 6 4s3 0 5 0c24-4 62-18 99-50 46-43 55-91 55-94 0-6-4-10-10-10-3 0-11 2-13 12-23 79-76 118-116 130 11-46 23-92 34-138z">
              <text:p/>
            </draw:path>
            <draw:path draw:style-name="gr10" draw:text-style-name="P7" draw:layer="layout" svg:width="0.232cm" svg:height="0.08cm" svg:x="1.737cm" svg:y="7.386cm" svg:viewBox="0 0 233 81" svg:d="M222 14c5 0 11 0 11-7s-6-7-11-7c-70 0-140 0-210 0-5 0-12 0-12 7s7 7 12 7c70 0 140 0 210 0zM222 81c5 0 11 0 11-7s-6-7-11-7c-70 0-140 0-210 0-5 0-12 0-12 7s7 7 12 7c70 0 140 0 210 0z">
              <text:p/>
            </draw:path>
            <draw:path draw:style-name="gr10" draw:text-style-name="P7" draw:layer="layout" svg:width="0.139cm" svg:height="0.231cm" svg:x="2.046cm" svg:y="7.281cm" svg:viewBox="0 0 140 232" svg:d="M27 205c12-12 25-24 37-36 55-48 76-66 76-101 0-40-32-68-74-68-40 0-66 32-66 63 0 20 18 20 19 20 6 0 18-4 18-19 0-9-6-18-19-18-3 0-3 0-4 1 8-23 27-36 47-36 32 0 47 28 47 57 0 28-17 54-37 76-22 25-45 50-67 75-4 4-4 5-4 13 43 0 87 0 130 0 3-20 7-40 10-61-3 0-6 0-9 0-1 11-4 26-7 31-3 3-26 3-34 3-21 0-42 0-63 0z">
              <text:p/>
            </draw:path>
            <draw:path draw:style-name="gr10" draw:text-style-name="P7" draw:layer="layout" svg:width="0.036cm" svg:height="0.149cm" svg:x="2.332cm" svg:y="7.363cm" svg:viewBox="0 0 37 150" svg:d="M37 19c0-10-9-19-19-19-11 0-18 9-18 19s7 18 18 18c10 0 19-8 19-18zM37 131c0-10-9-17-19-17-11 0-18 7-18 17 0 11 7 19 18 19 10 0 19-8 19-19z">
              <text:p/>
            </draw:path>
          </draw:g>
        </draw:g>
        <draw:frame draw:style-name="gr81" draw:text-style-name="P4" draw:layer="layout" svg:width="9.646cm" svg:height="0.395cm" svg:x="2.603cm" svg:y="7.203cm">
          <draw:text-box>
            <text:p><text:span text:style-name="T1">(AA,AC,AG,AT, CA,CC,CG,CT, GA,GC,GG,GT, TA,TC,TG,TT)</text:span></text:p>
          </draw:text-box>
        </draw:frame>
        <draw:g draw:style-name="gr9">
          <svg:title>TexMaths</svg:title>
          <svg:desc>10§display§\nu \!=\! 3:§svg§600§TRUE§</svg:desc>
          <draw:g>
            <draw:path draw:style-name="gr10" draw:text-style-name="P7" draw:layer="layout" svg:width="0.164cm" svg:height="0.153cm" svg:x="1.503cm" svg:y="7.761cm" svg:viewBox="0 0 165 154" svg:d="M60 4c-2-1 0-4-5-4-8 0-33 3-42 4-3 0-7 1-7 7 0 4 3 4 8 4 17 0 18 3 18 6s-4 19-7 29c-7 28-14 56-21 84-2 6-4 15-4 16 0 4 4 4 6 4s3 0 5 0c24-4 62-18 99-50 46-43 55-91 55-94 0-6-4-10-10-10-3 0-11 2-13 12-23 80-76 118-116 131 11-46 23-93 34-139z">
              <text:p/>
            </draw:path>
            <draw:path draw:style-name="gr10" draw:text-style-name="P7" draw:layer="layout" svg:width="0.232cm" svg:height="0.081cm" svg:x="1.739cm" svg:y="7.788cm" svg:viewBox="0 0 233 82" svg:d="M222 14c5 0 11 0 11-7s-6-7-11-7c-70 0-140 0-210 0-5 0-12 0-12 7s7 7 12 7c70 0 140 0 210 0zM222 82c5 0 11 0 11-7s-6-7-11-7c-70 0-140 0-210 0-5 0-12 0-12 7s7 7 12 7c70 0 140 0 210 0z">
              <text:p/>
            </draw:path>
            <draw:path draw:style-name="gr10" draw:text-style-name="P7" draw:layer="layout" svg:width="0.145cm" svg:height="0.239cm" svg:x="2.045cm" svg:y="7.683cm" svg:viewBox="0 0 146 240" svg:d="M87 110c29-9 49-34 49-62s-30-48-64-48c-36 0-62 21-62 48 0 11 7 18 18 18 10 0 17-8 17-18 0-18-16-18-21-18 11-17 34-21 46-21 15 0 34 7 34 39 0 4-1 25-10 40-10 17-22 18-31 18-3 0-11 1-14 1-2 1-5 1-5 4 0 4 3 4 8 4s11 0 16 0c29 0 42 23 42 57 0 48-24 58-40 58-15 0-41-6-54-26 13 1 24-6 24-20 0-12-10-19-20-19-9 0-20 5-20 20 0 32 33 55 71 55 43 0 75-32 75-68 0-28-22-55-59-62z">
              <text:p/>
            </draw:path>
            <draw:path draw:style-name="gr10" draw:text-style-name="P7" draw:layer="layout" svg:width="0.036cm" svg:height="0.149cm" svg:x="2.334cm" svg:y="7.765cm" svg:viewBox="0 0 37 150" svg:d="M37 19c0-10-9-19-19-19-11 0-18 9-18 19s7 18 18 18c10 0 19-8 19-18zM37 132c0-10-9-18-19-18-11 0-18 8-18 18s7 18 18 18c10 0 19-8 19-18z">
              <text:p/>
            </draw:path>
          </draw:g>
        </draw:g>
        <draw:frame draw:style-name="gr82" draw:text-style-name="P4" draw:layer="layout" svg:width="3.156cm" svg:height="0.395cm" svg:x="2.603cm" svg:y="7.603cm">
          <draw:text-box>
            <text:p><text:span text:style-name="T1">(AAA, AAC, ..., TTT)</text:span></text:p>
          </draw:text-box>
        </draw:frame>
        <draw:frame draw:style-name="gr83" draw:text-style-name="P4" draw:layer="layout" svg:width="3.207cm" svg:height="0.395cm" svg:x="16.502cm" svg:y="6.202cm">
          <draw:text-box>
            <text:p><text:span text:style-name="T1">(Manchester coding)</text:span></text:p>
          </draw:text-box>
        </draw:frame>
        <draw:frame draw:style-name="gr84" draw:text-style-name="P6" draw:layer="layout" svg:width="1.018cm" svg:height="0.395cm" svg:x="3.401cm" svg:y="9.401cm">
          <draw:text-box>
            <text:p><text:span text:style-name="T3">001011</text:span></text:p>
          </draw:text-box>
        </draw:frame>
        <draw:frame draw:style-name="gr84" draw:text-style-name="P6" draw:layer="layout" svg:width="1.018cm" svg:height="0.395cm" svg:x="4.602cm" svg:y="9.402cm">
          <draw:text-box>
            <text:p><text:span text:style-name="T3">001101</text:span></text:p>
          </draw:text-box>
        </draw:frame>
        <draw:frame draw:style-name="gr84" draw:text-style-name="P6" draw:layer="layout" svg:width="1.018cm" svg:height="0.395cm" svg:x="5.803cm" svg:y="9.403cm">
          <draw:text-box>
            <text:p><text:span text:style-name="T3">001110</text:span></text:p>
          </draw:text-box>
        </draw:frame>
        <draw:frame draw:style-name="gr84" draw:text-style-name="P6" draw:layer="layout" svg:width="1.018cm" svg:height="0.395cm" svg:x="7.403cm" svg:y="9.404cm">
          <draw:text-box>
            <text:p><text:span text:style-name="T3">110100</text:span></text:p>
          </draw:text-box>
        </draw:frame>
        <draw:frame draw:style-name="gr85" draw:text-style-name="P6" draw:layer="layout" svg:width="0.51cm" svg:height="0.395cm" svg:x="6.904cm" svg:y="9.405cm">
          <draw:text-box>
            <text:p><text:span text:style-name="T3">...</text:span></text:p>
          </draw:text-box>
        </draw:frame>
        <draw:frame draw:style-name="gr86" draw:text-style-name="P6" draw:layer="layout" svg:width="1.018cm" svg:height="1.651cm" svg:x="3.402cm" svg:y="9.902cm">
          <draw:text-box>
            <text:p><text:span text:style-name="T3">AAGAGG</text:span></text:p>
            <text:p><text:span text:style-name="T3">AAGAGC</text:span></text:p>
            <text:p><text:span text:style-name="T3">AAGACG</text:span></text:p>
            <text:p><text:span text:style-name="T3">...</text:span></text:p>
            <text:p><text:span text:style-name="T3">CCTCTT</text:span></text:p>
          </draw:text-box>
        </draw:frame>
        <draw:frame draw:style-name="gr87" draw:text-style-name="P4" draw:layer="layout" svg:width="0.764cm" svg:height="0.395cm" svg:x="1.402cm" svg:y="9.902cm">
          <draw:text-box>
            <text:p><text:span text:style-name="T1">base</text:span></text:p>
          </draw:text-box>
        </draw:frame>
        <draw:frame draw:style-name="gr88" draw:text-style-name="P4" draw:layer="layout" svg:width="1.602cm" svg:height="0.395cm" svg:x="1.402cm" svg:y="11.803cm">
          <draw:text-box>
            <text:p><text:span text:style-name="T1">composite</text:span></text:p>
          </draw:text-box>
        </draw:frame>
        <draw:line draw:style-name="gr89" draw:text-style-name="P1" draw:layer="layout" svg:x1="8.6cm" svg:y1="10cm" svg:x2="8.6cm" svg:y2="11.5cm">
          <text:p/>
        </draw:line>
        <draw:frame draw:style-name="gr90" draw:text-style-name="P4" draw:layer="layout" svg:width="0.398cm" svg:height="0.395cm" svg:x="8.702cm" svg:y="10.503cm">
          <draw:text-box>
            <text:p><text:span text:style-name="T1">64</text:span></text:p>
          </draw:text-box>
        </draw:frame>
        <draw:frame draw:style-name="gr86" draw:text-style-name="P6" draw:layer="layout" svg:width="1.018cm" svg:height="1.651cm" svg:x="4.602cm" svg:y="9.903cm">
          <draw:text-box>
            <text:p><text:span text:style-name="T3">AAGGAG</text:span></text:p>
            <text:p><text:span text:style-name="T3">AAGGAC</text:span></text:p>
            <text:p><text:span text:style-name="T3">AAGGTG</text:span></text:p>
            <text:p><text:span text:style-name="T3">...</text:span></text:p>
            <text:p><text:span text:style-name="T3">CCTTCT</text:span></text:p>
          </draw:text-box>
        </draw:frame>
        <draw:frame draw:style-name="gr86" draw:text-style-name="P6" draw:layer="layout" svg:width="1.018cm" svg:height="1.651cm" svg:x="5.802cm" svg:y="9.904cm">
          <draw:text-box>
            <text:p><text:span text:style-name="T3">AAGGGA</text:span></text:p>
            <text:p><text:span text:style-name="T3">AAGGGT</text:span></text:p>
            <text:p><text:span text:style-name="T3">AAGGCA</text:span></text:p>
            <text:p><text:span text:style-name="T3">...</text:span></text:p>
            <text:p><text:span text:style-name="T3">CCTTTC</text:span></text:p>
          </draw:text-box>
        </draw:frame>
        <draw:frame draw:style-name="gr91" draw:text-style-name="P6" draw:layer="layout" svg:width="1.018cm" svg:height="1.605cm" svg:x="7.402cm" svg:y="9.905cm">
          <draw:text-box>
            <text:p><text:span text:style-name="T3">GGAGAA</text:span></text:p>
            <text:p><text:span text:style-name="T3">GGAGAC</text:span></text:p>
            <text:p><text:span text:style-name="T3">GGAGCA</text:span></text:p>
            <text:p><text:span text:style-name="T3">...</text:span></text:p>
            <text:p><text:span text:style-name="T3"/></text:p>
          </draw:text-box>
        </draw:frame>
        <draw:frame draw:style-name="gr84" draw:text-style-name="P6" draw:layer="layout" svg:width="1.018cm" svg:height="0.395cm" svg:x="3.401cm" svg:y="1.402cm">
          <draw:text-box>
            <text:p><text:span text:style-name="T3">001011</text:span></text:p>
          </draw:text-box>
        </draw:frame>
        <draw:frame draw:style-name="gr84" draw:text-style-name="P6" draw:layer="layout" svg:width="1.018cm" svg:height="0.395cm" svg:x="4.602cm" svg:y="1.403cm">
          <draw:text-box>
            <text:p><text:span text:style-name="T3">001101</text:span></text:p>
          </draw:text-box>
        </draw:frame>
        <draw:frame draw:style-name="gr84" draw:text-style-name="P6" draw:layer="layout" svg:width="1.018cm" svg:height="0.395cm" svg:x="5.803cm" svg:y="1.404cm">
          <draw:text-box>
            <text:p><text:span text:style-name="T3">001110</text:span></text:p>
          </draw:text-box>
        </draw:frame>
        <draw:frame draw:style-name="gr84" draw:text-style-name="P6" draw:layer="layout" svg:width="1.018cm" svg:height="0.395cm" svg:x="7.403cm" svg:y="1.405cm">
          <draw:text-box>
            <text:p><text:span text:style-name="T3">110100</text:span></text:p>
          </draw:text-box>
        </draw:frame>
        <draw:frame draw:style-name="gr85" draw:text-style-name="P6" draw:layer="layout" svg:width="0.51cm" svg:height="0.395cm" svg:x="6.904cm" svg:y="1.406cm">
          <draw:text-box>
            <text:p><text:span text:style-name="T3">...</text:span></text:p>
          </draw:text-box>
        </draw:frame>
        <draw:frame draw:style-name="gr86" draw:text-style-name="P6" draw:layer="layout" svg:width="1.018cm" svg:height="1.651cm" svg:x="3.402cm" svg:y="1.903cm">
          <draw:text-box>
            <text:p><text:span text:style-name="T3">AAGAGG</text:span></text:p>
            <text:p><text:span text:style-name="T3">AAGAGC</text:span></text:p>
            <text:p><text:span text:style-name="T3">AAGACG</text:span></text:p>
            <text:p><text:span text:style-name="T3">...</text:span></text:p>
            <text:p><text:span text:style-name="T3">TTCTCC</text:span></text:p>
          </draw:text-box>
        </draw:frame>
        <draw:frame draw:style-name="gr87" draw:text-style-name="P4" draw:layer="layout" svg:width="0.764cm" svg:height="0.395cm" svg:x="1.402cm" svg:y="1.903cm">
          <draw:text-box>
            <text:p><text:span text:style-name="T1">base</text:span></text:p>
          </draw:text-box>
        </draw:frame>
        <draw:frame draw:style-name="gr88" draw:text-style-name="P4" draw:layer="layout" svg:width="1.602cm" svg:height="0.395cm" svg:x="1.402cm" svg:y="3.804cm">
          <draw:text-box>
            <text:p><text:span text:style-name="T1">composite</text:span></text:p>
          </draw:text-box>
        </draw:frame>
        <draw:line draw:style-name="gr89" draw:text-style-name="P1" draw:layer="layout" svg:x1="8.6cm" svg:y1="2.001cm" svg:x2="8.6cm" svg:y2="3.501cm">
          <text:p/>
        </draw:line>
        <draw:frame draw:style-name="gr90" draw:text-style-name="P4" draw:layer="layout" svg:width="0.398cm" svg:height="0.395cm" svg:x="8.702cm" svg:y="2.504cm">
          <draw:text-box>
            <text:p><text:span text:style-name="T1">64</text:span></text:p>
          </draw:text-box>
        </draw:frame>
        <draw:frame draw:style-name="gr86" draw:text-style-name="P6" draw:layer="layout" svg:width="1.018cm" svg:height="1.651cm" svg:x="4.602cm" svg:y="1.904cm">
          <draw:text-box>
            <text:p><text:span text:style-name="T3">AAGGAG</text:span></text:p>
            <text:p><text:span text:style-name="T3">AAGGAC</text:span></text:p>
            <text:p><text:span text:style-name="T3">AAGGTG</text:span></text:p>
            <text:p><text:span text:style-name="T3">...</text:span></text:p>
            <text:p><text:span text:style-name="T3">TTCCTC</text:span></text:p>
          </draw:text-box>
        </draw:frame>
        <draw:frame draw:style-name="gr86" draw:text-style-name="P6" draw:layer="layout" svg:width="1.018cm" svg:height="1.651cm" svg:x="5.802cm" svg:y="1.905cm">
          <draw:text-box>
            <text:p><text:span text:style-name="T3">AAGGGA</text:span></text:p>
            <text:p><text:span text:style-name="T3">AAGGGT</text:span></text:p>
            <text:p><text:span text:style-name="T3">AAGGCA</text:span></text:p>
            <text:p><text:span text:style-name="T3">...</text:span></text:p>
            <text:p><text:span text:style-name="T3">TTCCCT</text:span></text:p>
          </draw:text-box>
        </draw:frame>
        <draw:frame draw:style-name="gr86" draw:text-style-name="P6" draw:layer="layout" svg:width="1.018cm" svg:height="1.651cm" svg:x="7.402cm" svg:y="1.906cm">
          <draw:text-box>
            <text:p><text:span text:style-name="T3">GGAGAA</text:span></text:p>
            <text:p><text:span text:style-name="T3">GGAGAT</text:span></text:p>
            <text:p><text:span text:style-name="T3">GGAGTA</text:span></text:p>
            <text:p><text:span text:style-name="T3">...</text:span></text:p>
            <text:p><text:span text:style-name="T3">CCTCTT</text:span></text:p>
          </draw:text-box>
        </draw:frame>
        <draw:line draw:style-name="gr48" draw:text-style-name="P1" draw:layer="layout" svg:x1="1.4cm" svg:y1="1.801cm" svg:x2="8.5cm" svg:y2="1.801cm">
          <text:p/>
        </draw:line>
        <draw:line draw:style-name="gr48" draw:text-style-name="P1" draw:layer="layout" svg:x1="1.4cm" svg:y1="3.701cm" svg:x2="8.5cm" svg:y2="3.701cm">
          <text:p/>
        </draw:line>
        <draw:line draw:style-name="gr89" draw:text-style-name="P1" draw:layer="layout" svg:x1="8.6cm" svg:y1="3.901cm" svg:x2="8.6cm" svg:y2="5.401cm">
          <text:p/>
        </draw:line>
        <draw:frame draw:style-name="gr90" draw:text-style-name="P4" draw:layer="layout" svg:width="0.398cm" svg:height="0.395cm" svg:x="8.702cm" svg:y="4.505cm">
          <draw:text-box>
            <text:p><text:span text:style-name="T1">??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ヒラギノ角ゴシック" svg:font-family="ヒラギノ角ゴシック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draw:marker draw:name="Arrowheads_20_2" draw:display-name="Arrowheads 2" svg:viewBox="0 0 20 13" svg:d="M0 13l10-13 10 13z"/>
    <draw:marker draw:name="Arrowheads_20_3" draw:display-name="Arrowheads 3" svg:viewBox="0 0 836 110" svg:d="M0 0h278 278 280v36 36 38h-278-278-280v-36-36z"/>
    <draw:marker draw:name="Arrowheads_20_4" draw:display-name="Arrowheads 4" svg:viewBox="0 0 20 13" svg:d="M0 13l10-13 10 13z"/>
    <draw:marker draw:name="Arrowheads_20_5" draw:display-name="Arrowheads 5" svg:viewBox="0 0 20 13" svg:d="M0 13l10-13 10 13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ヒラギノ明朝 ProN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角ゴシック" style:font-family-asian="ヒラギノ角ゴシック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4T08:05:38.554427782</meta:creation-date>
    <dc:date>2024-12-23T15:42:41.839565356</dc:date>
    <meta:editing-duration>PT21H31M42S</meta:editing-duration>
    <meta:editing-cycles>104</meta:editing-cycles>
    <meta:generator>LibreOffice/7.5.3.2$MacOSX_X86_64 LibreOffice_project/9f56dff12ba03b9acd7730a5a481eea045e468f3</meta:generator>
    <meta:document-statistic meta:object-count="2607"/>
  </office:meta>
</office:document-meta>
</file>